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5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979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Noto Sans CJK SC Thin" style:font-name-complex="DejaVu Sans Condensed"/>
    </style:style>
    <style:style style:name="ce2" style:family="table-cell" style:parent-style-name="Default" style:data-style-name="N11"/>
    <style:style style:name="ce3" style:family="table-cell" style:parent-style-name="Default" style:data-style-name="N107"/>
    <style:style style:name="ce4" style:family="table-cell" style:parent-style-name="Default" style:data-style-name="N0"/>
    <style:style style:name="ce5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zas</text:p>
          </table:table-cell>
          <table:table-cell table:style-name="Default" office:value-type="string">
            <text:p>poziom cieczy</text:p>
          </table:table-cell>
          <table:table-cell table:style-name="Default" office:value-type="string">
            <text:p>stężenie</text:p>
          </table:table-cell>
          <table:table-cell office:value-type="string">
            <text:p>substancja x</text:p>
          </table:table-cell>
          <table:table-cell office:value-type="string">
            <text:p>woda</text:p>
          </table:table-cell>
          <table:table-cell/>
          <table:table-cell office:value-type="string">
            <text:p>dolano</text:p>
          </table:table-cell>
          <table:table-cell office:value-type="string">
            <text:p>odlano</text:p>
          </table:table-cell>
          <table:table-cell/>
          <table:table-cell office:value-type="string">
            <text:p>dozowanie [ml]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style-name="Default" office:value-type="float" office:value="5000">
            <text:p>5000</text:p>
          </table:table-cell>
          <table:table-cell office:value-type="percentage" office:value="0.8">
            <text:p>80,00%</text:p>
          </table:table-cell>
          <table:table-cell office:value-type="float" office:value="4000">
            <text:p>4000</text:p>
          </table:table-cell>
          <table:table-cell office:value-type="float" office:value="1000">
            <text:p>100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style-name="ce4"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formula="of:=IF([.G3]=1;5000;IF([.H3]=1;[.B2]-[.$J$2];[.B2]))" office:value-type="float" office:value="5000">
            <text:p>5000</text:p>
          </table:table-cell>
          <table:table-cell table:formula="of:=[.D3]/[.B3]" office:value-type="percentage" office:value="0.8">
            <text:p>80,00%</text:p>
          </table:table-cell>
          <table:table-cell table:formula="of:=IF([.H3]=1;[.D2]-([.$J$2]*[.C2]);[.D2])" office:value-type="float" office:value="4000">
            <text:p>4000</text:p>
          </table:table-cell>
          <table:table-cell table:formula="of:=IF([.G3]=1;5000-[.D2];IF([.H3]=1;[.E2]-([.$J$2]*(1-[.C2]));[.E2]))" office:value-type="float" office:value="1000">
            <text:p>100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formula="of:=IF([.G4]=1;5000;IF([.H4]=1;[.B3]-[.$J$2];[.B3]))" office:value-type="float" office:value="4980">
            <text:p>4980</text:p>
          </table:table-cell>
          <table:table-cell table:formula="of:=[.D4]/[.B4]" office:value-type="percentage" office:value="0.8">
            <text:p>80,00%</text:p>
          </table:table-cell>
          <table:table-cell table:formula="of:=IF([.H4]=1;[.D3]-([.$J$2]*[.C3]);[.D3])" office:value-type="float" office:value="3984">
            <text:p>3984</text:p>
          </table:table-cell>
          <table:table-cell table:formula="of:=IF([.G4]=1;5000-[.D3];IF([.H4]=1;[.E3]-([.$J$2]*(1-[.C3]));[.E3]))" office:value-type="float" office:value="996">
            <text:p>996</text:p>
          </table:table-cell>
          <table:table-cell/>
          <table:table-cell table:formula="of:=IF(MOD([.A4]-1;50)=0;1;0)" office:value-type="float" office:value="0">
            <text:p>0</text:p>
          </table:table-cell>
          <table:table-cell table:formula="of:=IF(MOD([.A4];2)=0;1;0)" office:value-type="float" office:value="1">
            <text:p>1</text:p>
          </table:table-cell>
          <table:table-cell/>
          <table:table-cell office:value-type="string">
            <text:p>minimalne stężenie: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formula="of:=IF([.G5]=1;5000;IF([.H5]=1;[.B4]-[.$J$2];[.B4]))" office:value-type="float" office:value="4980">
            <text:p>4980</text:p>
          </table:table-cell>
          <table:table-cell table:formula="of:=[.D5]/[.B5]" office:value-type="percentage" office:value="0.8">
            <text:p>80,00%</text:p>
          </table:table-cell>
          <table:table-cell table:formula="of:=IF([.H5]=1;[.D4]-([.$J$2]*[.C4]);[.D4])" office:value-type="float" office:value="3984">
            <text:p>3984</text:p>
          </table:table-cell>
          <table:table-cell table:formula="of:=IF([.G5]=1;5000-[.D4];IF([.H5]=1;[.E4]-([.$J$2]*(1-[.C4]));[.E4]))" office:value-type="float" office:value="996">
            <text:p>996</text:p>
          </table:table-cell>
          <table:table-cell/>
          <table:table-cell table:formula="of:=IF(MOD([.A5]-1;50)=0;1;0)" office:value-type="float" office:value="0">
            <text:p>0</text:p>
          </table:table-cell>
          <table:table-cell table:formula="of:=IF(MOD([.A5];2)=0;1;0)" office:value-type="float" office:value="0">
            <text:p>0</text:p>
          </table:table-cell>
          <table:table-cell/>
          <table:table-cell table:style-name="ce5" table:formula="of:=[.C1502]" office:value-type="percentage" office:value="0.0376810295779698">
            <text:p>3,768102957796980%</text:p>
          </table:table-cell>
          <table:table-cell/>
          <table:table-cell office:value-type="string">
            <text:p>aby nie spadło poniżej 1% to: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[.G6]=1;5000;IF([.H6]=1;[.B5]-[.$J$2];[.B5]))" office:value-type="float" office:value="4960">
            <text:p>4960</text:p>
          </table:table-cell>
          <table:table-cell table:formula="of:=[.D6]/[.B6]" office:value-type="percentage" office:value="0.8">
            <text:p>80,00%</text:p>
          </table:table-cell>
          <table:table-cell table:formula="of:=IF([.H6]=1;[.D5]-([.$J$2]*[.C5]);[.D5])" office:value-type="float" office:value="3968">
            <text:p>3968</text:p>
          </table:table-cell>
          <table:table-cell table:formula="of:=IF([.G6]=1;5000-[.D5];IF([.H6]=1;[.E5]-([.$J$2]*(1-[.C5]));[.E5]))" office:value-type="float" office:value="992">
            <text:p>992</text:p>
          </table:table-cell>
          <table:table-cell/>
          <table:table-cell table:formula="of:=IF(MOD([.A6]-1;50)=0;1;0)" office:value-type="float" office:value="0">
            <text:p>0</text:p>
          </table:table-cell>
          <table:table-cell table:formula="of:=IF(MOD([.A6];2)=0;1;0)" office:value-type="float" office:value="1">
            <text:p>1</text:p>
          </table:table-cell>
          <table:table-cell/>
          <table:table-cell office:value-type="string">
            <text:p>dolano litrów:</text:p>
          </table:table-cell>
          <table:table-cell/>
          <table:table-cell table:style-name="ce4" office:value-type="float" office:value="28.04">
            <text:p>28,04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[.G7]=1;5000;IF([.H7]=1;[.B6]-[.$J$2];[.B6]))" office:value-type="float" office:value="4960">
            <text:p>4960</text:p>
          </table:table-cell>
          <table:table-cell table:formula="of:=[.D7]/[.B7]" office:value-type="percentage" office:value="0.8">
            <text:p>80,00%</text:p>
          </table:table-cell>
          <table:table-cell table:formula="of:=IF([.H7]=1;[.D6]-([.$J$2]*[.C6]);[.D6])" office:value-type="float" office:value="3968">
            <text:p>3968</text:p>
          </table:table-cell>
          <table:table-cell table:formula="of:=IF([.G7]=1;5000-[.D6];IF([.H7]=1;[.E6]-([.$J$2]*(1-[.C6]));[.E6]))" office:value-type="float" office:value="992">
            <text:p>992</text:p>
          </table:table-cell>
          <table:table-cell/>
          <table:table-cell table:formula="of:=IF(MOD([.A7]-1;50)=0;1;0)" office:value-type="float" office:value="0">
            <text:p>0</text:p>
          </table:table-cell>
          <table:table-cell table:formula="of:=IF(MOD([.A7];2)=0;1;0)" office:value-type="float" office:value="0">
            <text:p>0</text:p>
          </table:table-cell>
          <table:table-cell/>
          <table:table-cell table:formula="of:=SUM([.G2:.G1502])*500" office:value-type="float" office:value="14500">
            <text:p>1450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IF([.G8]=1;5000;IF([.H8]=1;[.B7]-[.$J$2];[.B7]))" office:value-type="float" office:value="4940">
            <text:p>4940</text:p>
          </table:table-cell>
          <table:table-cell table:formula="of:=[.D8]/[.B8]" office:value-type="percentage" office:value="0.8">
            <text:p>80,00%</text:p>
          </table:table-cell>
          <table:table-cell table:formula="of:=IF([.H8]=1;[.D7]-([.$J$2]*[.C7]);[.D7])" office:value-type="float" office:value="3952">
            <text:p>3952</text:p>
          </table:table-cell>
          <table:table-cell table:formula="of:=IF([.G8]=1;5000-[.D7];IF([.H8]=1;[.E7]-([.$J$2]*(1-[.C7]));[.E7]))" office:value-type="float" office:value="988">
            <text:p>988</text:p>
          </table:table-cell>
          <table:table-cell/>
          <table:table-cell table:formula="of:=IF(MOD([.A8]-1;50)=0;1;0)" office:value-type="float" office:value="0">
            <text:p>0</text:p>
          </table:table-cell>
          <table:table-cell table:formula="of:=IF(MOD([.A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formula="of:=IF([.G9]=1;5000;IF([.H9]=1;[.B8]-[.$J$2];[.B8]))" office:value-type="float" office:value="4940">
            <text:p>4940</text:p>
          </table:table-cell>
          <table:table-cell table:formula="of:=[.D9]/[.B9]" office:value-type="percentage" office:value="0.8">
            <text:p>80,00%</text:p>
          </table:table-cell>
          <table:table-cell table:formula="of:=IF([.H9]=1;[.D8]-([.$J$2]*[.C8]);[.D8])" office:value-type="float" office:value="3952">
            <text:p>3952</text:p>
          </table:table-cell>
          <table:table-cell table:formula="of:=IF([.G9]=1;5000-[.D8];IF([.H9]=1;[.E8]-([.$J$2]*(1-[.C8]));[.E8]))" office:value-type="float" office:value="988">
            <text:p>988</text:p>
          </table:table-cell>
          <table:table-cell/>
          <table:table-cell table:formula="of:=IF(MOD([.A9]-1;50)=0;1;0)" office:value-type="float" office:value="0">
            <text:p>0</text:p>
          </table:table-cell>
          <table:table-cell table:formula="of:=IF(MOD([.A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formula="of:=IF([.G10]=1;5000;IF([.H10]=1;[.B9]-[.$J$2];[.B9]))" office:value-type="float" office:value="4920">
            <text:p>4920</text:p>
          </table:table-cell>
          <table:table-cell table:formula="of:=[.D10]/[.B10]" office:value-type="percentage" office:value="0.8">
            <text:p>80,00%</text:p>
          </table:table-cell>
          <table:table-cell table:formula="of:=IF([.H10]=1;[.D9]-([.$J$2]*[.C9]);[.D9])" office:value-type="float" office:value="3936">
            <text:p>3936</text:p>
          </table:table-cell>
          <table:table-cell table:formula="of:=IF([.G10]=1;5000-[.D9];IF([.H10]=1;[.E9]-([.$J$2]*(1-[.C9]));[.E9]))" office:value-type="float" office:value="984">
            <text:p>984</text:p>
          </table:table-cell>
          <table:table-cell/>
          <table:table-cell table:formula="of:=IF(MOD([.A10]-1;50)=0;1;0)" office:value-type="float" office:value="0">
            <text:p>0</text:p>
          </table:table-cell>
          <table:table-cell table:formula="of:=IF(MOD([.A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formula="of:=IF([.G11]=1;5000;IF([.H11]=1;[.B10]-[.$J$2];[.B10]))" office:value-type="float" office:value="4920">
            <text:p>4920</text:p>
          </table:table-cell>
          <table:table-cell table:formula="of:=[.D11]/[.B11]" office:value-type="percentage" office:value="0.8">
            <text:p>80,00%</text:p>
          </table:table-cell>
          <table:table-cell table:formula="of:=IF([.H11]=1;[.D10]-([.$J$2]*[.C10]);[.D10])" office:value-type="float" office:value="3936">
            <text:p>3936</text:p>
          </table:table-cell>
          <table:table-cell table:formula="of:=IF([.G11]=1;5000-[.D10];IF([.H11]=1;[.E10]-([.$J$2]*(1-[.C10]));[.E10]))" office:value-type="float" office:value="984">
            <text:p>984</text:p>
          </table:table-cell>
          <table:table-cell/>
          <table:table-cell table:formula="of:=IF(MOD([.A11]-1;50)=0;1;0)" office:value-type="float" office:value="0">
            <text:p>0</text:p>
          </table:table-cell>
          <table:table-cell table:formula="of:=IF(MOD([.A11];2)=0;1;0)" office:value-type="float" office:value="0">
            <text:p>0</text:p>
          </table:table-cell>
          <table:table-cell>
            <draw:frame table:end-cell-address="Arkusz1.V52" table:end-x="1.367cm" table:end-y="0.356cm" draw:z-index="0" draw:style-name="gr1" draw:text-style-name="P1" svg:width="31.438cm" svg:height="17.474cm" svg:x="0.991cm" svg:y="0.318cm">
              <draw:object draw:notify-on-update-of-ranges="Arkusz1.A2:Arkusz1.A1502 Arkusz1.D1:Arkusz1.D1 Arkusz1.D2:Arkusz1.D1502 Arkusz1.E1:Arkusz1.E1 Arkusz1.E2:Arkusz1.E15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[.G12]=1;5000;IF([.H12]=1;[.B11]-[.$J$2];[.B11]))" office:value-type="float" office:value="4900">
            <text:p>4900</text:p>
          </table:table-cell>
          <table:table-cell table:formula="of:=[.D12]/[.B12]" office:value-type="percentage" office:value="0.8">
            <text:p>80,00%</text:p>
          </table:table-cell>
          <table:table-cell table:formula="of:=IF([.H12]=1;[.D11]-([.$J$2]*[.C11]);[.D11])" office:value-type="float" office:value="3920">
            <text:p>3920</text:p>
          </table:table-cell>
          <table:table-cell table:formula="of:=IF([.G12]=1;5000-[.D11];IF([.H12]=1;[.E11]-([.$J$2]*(1-[.C11]));[.E11]))" office:value-type="float" office:value="980">
            <text:p>980</text:p>
          </table:table-cell>
          <table:table-cell/>
          <table:table-cell table:formula="of:=IF(MOD([.A12]-1;50)=0;1;0)" office:value-type="float" office:value="0">
            <text:p>0</text:p>
          </table:table-cell>
          <table:table-cell table:formula="of:=IF(MOD([.A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formula="of:=IF([.G13]=1;5000;IF([.H13]=1;[.B12]-[.$J$2];[.B12]))" office:value-type="float" office:value="4900">
            <text:p>4900</text:p>
          </table:table-cell>
          <table:table-cell table:formula="of:=[.D13]/[.B13]" office:value-type="percentage" office:value="0.8">
            <text:p>80,00%</text:p>
          </table:table-cell>
          <table:table-cell table:formula="of:=IF([.H13]=1;[.D12]-([.$J$2]*[.C12]);[.D12])" office:value-type="float" office:value="3920">
            <text:p>3920</text:p>
          </table:table-cell>
          <table:table-cell table:formula="of:=IF([.G13]=1;5000-[.D12];IF([.H13]=1;[.E12]-([.$J$2]*(1-[.C12]));[.E12]))" office:value-type="float" office:value="980">
            <text:p>980</text:p>
          </table:table-cell>
          <table:table-cell/>
          <table:table-cell table:formula="of:=IF(MOD([.A13]-1;50)=0;1;0)" office:value-type="float" office:value="0">
            <text:p>0</text:p>
          </table:table-cell>
          <table:table-cell table:formula="of:=IF(MOD([.A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formula="of:=IF([.G14]=1;5000;IF([.H14]=1;[.B13]-[.$J$2];[.B13]))" office:value-type="float" office:value="4880">
            <text:p>4880</text:p>
          </table:table-cell>
          <table:table-cell table:formula="of:=[.D14]/[.B14]" office:value-type="percentage" office:value="0.8">
            <text:p>80,00%</text:p>
          </table:table-cell>
          <table:table-cell table:formula="of:=IF([.H14]=1;[.D13]-([.$J$2]*[.C13]);[.D13])" office:value-type="float" office:value="3904">
            <text:p>3904</text:p>
          </table:table-cell>
          <table:table-cell table:formula="of:=IF([.G14]=1;5000-[.D13];IF([.H14]=1;[.E13]-([.$J$2]*(1-[.C13]));[.E13]))" office:value-type="float" office:value="976">
            <text:p>976</text:p>
          </table:table-cell>
          <table:table-cell/>
          <table:table-cell table:formula="of:=IF(MOD([.A14]-1;50)=0;1;0)" office:value-type="float" office:value="0">
            <text:p>0</text:p>
          </table:table-cell>
          <table:table-cell table:formula="of:=IF(MOD([.A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formula="of:=IF([.G15]=1;5000;IF([.H15]=1;[.B14]-[.$J$2];[.B14]))" office:value-type="float" office:value="4880">
            <text:p>4880</text:p>
          </table:table-cell>
          <table:table-cell table:formula="of:=[.D15]/[.B15]" office:value-type="percentage" office:value="0.8">
            <text:p>80,00%</text:p>
          </table:table-cell>
          <table:table-cell table:formula="of:=IF([.H15]=1;[.D14]-([.$J$2]*[.C14]);[.D14])" office:value-type="float" office:value="3904">
            <text:p>3904</text:p>
          </table:table-cell>
          <table:table-cell table:formula="of:=IF([.G15]=1;5000-[.D14];IF([.H15]=1;[.E14]-([.$J$2]*(1-[.C14]));[.E14]))" office:value-type="float" office:value="976">
            <text:p>976</text:p>
          </table:table-cell>
          <table:table-cell/>
          <table:table-cell table:formula="of:=IF(MOD([.A15]-1;50)=0;1;0)" office:value-type="float" office:value="0">
            <text:p>0</text:p>
          </table:table-cell>
          <table:table-cell table:formula="of:=IF(MOD([.A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formula="of:=IF([.G16]=1;5000;IF([.H16]=1;[.B15]-[.$J$2];[.B15]))" office:value-type="float" office:value="4860">
            <text:p>4860</text:p>
          </table:table-cell>
          <table:table-cell table:formula="of:=[.D16]/[.B16]" office:value-type="percentage" office:value="0.8">
            <text:p>80,00%</text:p>
          </table:table-cell>
          <table:table-cell table:formula="of:=IF([.H16]=1;[.D15]-([.$J$2]*[.C15]);[.D15])" office:value-type="float" office:value="3888">
            <text:p>3888</text:p>
          </table:table-cell>
          <table:table-cell table:formula="of:=IF([.G16]=1;5000-[.D15];IF([.H16]=1;[.E15]-([.$J$2]*(1-[.C15]));[.E15]))" office:value-type="float" office:value="972">
            <text:p>972</text:p>
          </table:table-cell>
          <table:table-cell/>
          <table:table-cell table:formula="of:=IF(MOD([.A16]-1;50)=0;1;0)" office:value-type="float" office:value="0">
            <text:p>0</text:p>
          </table:table-cell>
          <table:table-cell table:formula="of:=IF(MOD([.A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formula="of:=IF([.G17]=1;5000;IF([.H17]=1;[.B16]-[.$J$2];[.B16]))" office:value-type="float" office:value="4860">
            <text:p>4860</text:p>
          </table:table-cell>
          <table:table-cell table:formula="of:=[.D17]/[.B17]" office:value-type="percentage" office:value="0.8">
            <text:p>80,00%</text:p>
          </table:table-cell>
          <table:table-cell table:formula="of:=IF([.H17]=1;[.D16]-([.$J$2]*[.C16]);[.D16])" office:value-type="float" office:value="3888">
            <text:p>3888</text:p>
          </table:table-cell>
          <table:table-cell table:formula="of:=IF([.G17]=1;5000-[.D16];IF([.H17]=1;[.E16]-([.$J$2]*(1-[.C16]));[.E16]))" office:value-type="float" office:value="972">
            <text:p>972</text:p>
          </table:table-cell>
          <table:table-cell/>
          <table:table-cell table:formula="of:=IF(MOD([.A17]-1;50)=0;1;0)" office:value-type="float" office:value="0">
            <text:p>0</text:p>
          </table:table-cell>
          <table:table-cell table:formula="of:=IF(MOD([.A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formula="of:=IF([.G18]=1;5000;IF([.H18]=1;[.B17]-[.$J$2];[.B17]))" office:value-type="float" office:value="4840">
            <text:p>4840</text:p>
          </table:table-cell>
          <table:table-cell table:formula="of:=[.D18]/[.B18]" office:value-type="percentage" office:value="0.8">
            <text:p>80,00%</text:p>
          </table:table-cell>
          <table:table-cell table:formula="of:=IF([.H18]=1;[.D17]-([.$J$2]*[.C17]);[.D17])" office:value-type="float" office:value="3872">
            <text:p>3872</text:p>
          </table:table-cell>
          <table:table-cell table:formula="of:=IF([.G18]=1;5000-[.D17];IF([.H18]=1;[.E17]-([.$J$2]*(1-[.C17]));[.E17]))" office:value-type="float" office:value="968">
            <text:p>968</text:p>
          </table:table-cell>
          <table:table-cell/>
          <table:table-cell table:formula="of:=IF(MOD([.A18]-1;50)=0;1;0)" office:value-type="float" office:value="0">
            <text:p>0</text:p>
          </table:table-cell>
          <table:table-cell table:formula="of:=IF(MOD([.A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formula="of:=IF([.G19]=1;5000;IF([.H19]=1;[.B18]-[.$J$2];[.B18]))" office:value-type="float" office:value="4840">
            <text:p>4840</text:p>
          </table:table-cell>
          <table:table-cell table:formula="of:=[.D19]/[.B19]" office:value-type="percentage" office:value="0.8">
            <text:p>80,00%</text:p>
          </table:table-cell>
          <table:table-cell table:formula="of:=IF([.H19]=1;[.D18]-([.$J$2]*[.C18]);[.D18])" office:value-type="float" office:value="3872">
            <text:p>3872</text:p>
          </table:table-cell>
          <table:table-cell table:formula="of:=IF([.G19]=1;5000-[.D18];IF([.H19]=1;[.E18]-([.$J$2]*(1-[.C18]));[.E18]))" office:value-type="float" office:value="968">
            <text:p>968</text:p>
          </table:table-cell>
          <table:table-cell/>
          <table:table-cell table:formula="of:=IF(MOD([.A19]-1;50)=0;1;0)" office:value-type="float" office:value="0">
            <text:p>0</text:p>
          </table:table-cell>
          <table:table-cell table:formula="of:=IF(MOD([.A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formula="of:=IF([.G20]=1;5000;IF([.H20]=1;[.B19]-[.$J$2];[.B19]))" office:value-type="float" office:value="4820">
            <text:p>4820</text:p>
          </table:table-cell>
          <table:table-cell table:formula="of:=[.D20]/[.B20]" office:value-type="percentage" office:value="0.8">
            <text:p>80,00%</text:p>
          </table:table-cell>
          <table:table-cell table:formula="of:=IF([.H20]=1;[.D19]-([.$J$2]*[.C19]);[.D19])" office:value-type="float" office:value="3856">
            <text:p>3856</text:p>
          </table:table-cell>
          <table:table-cell table:formula="of:=IF([.G20]=1;5000-[.D19];IF([.H20]=1;[.E19]-([.$J$2]*(1-[.C19]));[.E19]))" office:value-type="float" office:value="964">
            <text:p>964</text:p>
          </table:table-cell>
          <table:table-cell/>
          <table:table-cell table:formula="of:=IF(MOD([.A20]-1;50)=0;1;0)" office:value-type="float" office:value="0">
            <text:p>0</text:p>
          </table:table-cell>
          <table:table-cell table:formula="of:=IF(MOD([.A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formula="of:=IF([.G21]=1;5000;IF([.H21]=1;[.B20]-[.$J$2];[.B20]))" office:value-type="float" office:value="4820">
            <text:p>4820</text:p>
          </table:table-cell>
          <table:table-cell table:formula="of:=[.D21]/[.B21]" office:value-type="percentage" office:value="0.8">
            <text:p>80,00%</text:p>
          </table:table-cell>
          <table:table-cell table:formula="of:=IF([.H21]=1;[.D20]-([.$J$2]*[.C20]);[.D20])" office:value-type="float" office:value="3856">
            <text:p>3856</text:p>
          </table:table-cell>
          <table:table-cell table:formula="of:=IF([.G21]=1;5000-[.D20];IF([.H21]=1;[.E20]-([.$J$2]*(1-[.C20]));[.E20]))" office:value-type="float" office:value="964">
            <text:p>964</text:p>
          </table:table-cell>
          <table:table-cell/>
          <table:table-cell table:formula="of:=IF(MOD([.A21]-1;50)=0;1;0)" office:value-type="float" office:value="0">
            <text:p>0</text:p>
          </table:table-cell>
          <table:table-cell table:formula="of:=IF(MOD([.A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formula="of:=IF([.G22]=1;5000;IF([.H22]=1;[.B21]-[.$J$2];[.B21]))" office:value-type="float" office:value="4800">
            <text:p>4800</text:p>
          </table:table-cell>
          <table:table-cell table:formula="of:=[.D22]/[.B22]" office:value-type="percentage" office:value="0.8">
            <text:p>80,00%</text:p>
          </table:table-cell>
          <table:table-cell table:formula="of:=IF([.H22]=1;[.D21]-([.$J$2]*[.C21]);[.D21])" office:value-type="float" office:value="3840">
            <text:p>3840</text:p>
          </table:table-cell>
          <table:table-cell table:formula="of:=IF([.G22]=1;5000-[.D21];IF([.H22]=1;[.E21]-([.$J$2]*(1-[.C21]));[.E21]))" office:value-type="float" office:value="960">
            <text:p>960</text:p>
          </table:table-cell>
          <table:table-cell/>
          <table:table-cell table:formula="of:=IF(MOD([.A22]-1;50)=0;1;0)" office:value-type="float" office:value="0">
            <text:p>0</text:p>
          </table:table-cell>
          <table:table-cell table:formula="of:=IF(MOD([.A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table:formula="of:=IF([.G23]=1;5000;IF([.H23]=1;[.B22]-[.$J$2];[.B22]))" office:value-type="float" office:value="4800">
            <text:p>4800</text:p>
          </table:table-cell>
          <table:table-cell table:formula="of:=[.D23]/[.B23]" office:value-type="percentage" office:value="0.8">
            <text:p>80,00%</text:p>
          </table:table-cell>
          <table:table-cell table:formula="of:=IF([.H23]=1;[.D22]-([.$J$2]*[.C22]);[.D22])" office:value-type="float" office:value="3840">
            <text:p>3840</text:p>
          </table:table-cell>
          <table:table-cell table:formula="of:=IF([.G23]=1;5000-[.D22];IF([.H23]=1;[.E22]-([.$J$2]*(1-[.C22]));[.E22]))" office:value-type="float" office:value="960">
            <text:p>960</text:p>
          </table:table-cell>
          <table:table-cell/>
          <table:table-cell table:formula="of:=IF(MOD([.A23]-1;50)=0;1;0)" office:value-type="float" office:value="0">
            <text:p>0</text:p>
          </table:table-cell>
          <table:table-cell table:formula="of:=IF(MOD([.A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table:formula="of:=IF([.G24]=1;5000;IF([.H24]=1;[.B23]-[.$J$2];[.B23]))" office:value-type="float" office:value="4780">
            <text:p>4780</text:p>
          </table:table-cell>
          <table:table-cell table:formula="of:=[.D24]/[.B24]" office:value-type="percentage" office:value="0.8">
            <text:p>80,00%</text:p>
          </table:table-cell>
          <table:table-cell table:formula="of:=IF([.H24]=1;[.D23]-([.$J$2]*[.C23]);[.D23])" office:value-type="float" office:value="3824">
            <text:p>3824</text:p>
          </table:table-cell>
          <table:table-cell table:formula="of:=IF([.G24]=1;5000-[.D23];IF([.H24]=1;[.E23]-([.$J$2]*(1-[.C23]));[.E23]))" office:value-type="float" office:value="956">
            <text:p>956</text:p>
          </table:table-cell>
          <table:table-cell/>
          <table:table-cell table:formula="of:=IF(MOD([.A24]-1;50)=0;1;0)" office:value-type="float" office:value="0">
            <text:p>0</text:p>
          </table:table-cell>
          <table:table-cell table:formula="of:=IF(MOD([.A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table:formula="of:=IF([.G25]=1;5000;IF([.H25]=1;[.B24]-[.$J$2];[.B24]))" office:value-type="float" office:value="4780">
            <text:p>4780</text:p>
          </table:table-cell>
          <table:table-cell table:formula="of:=[.D25]/[.B25]" office:value-type="percentage" office:value="0.8">
            <text:p>80,00%</text:p>
          </table:table-cell>
          <table:table-cell table:formula="of:=IF([.H25]=1;[.D24]-([.$J$2]*[.C24]);[.D24])" office:value-type="float" office:value="3824">
            <text:p>3824</text:p>
          </table:table-cell>
          <table:table-cell table:formula="of:=IF([.G25]=1;5000-[.D24];IF([.H25]=1;[.E24]-([.$J$2]*(1-[.C24]));[.E24]))" office:value-type="float" office:value="956">
            <text:p>956</text:p>
          </table:table-cell>
          <table:table-cell/>
          <table:table-cell table:formula="of:=IF(MOD([.A25]-1;50)=0;1;0)" office:value-type="float" office:value="0">
            <text:p>0</text:p>
          </table:table-cell>
          <table:table-cell table:formula="of:=IF(MOD([.A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table:formula="of:=IF([.G26]=1;5000;IF([.H26]=1;[.B25]-[.$J$2];[.B25]))" office:value-type="float" office:value="4760">
            <text:p>4760</text:p>
          </table:table-cell>
          <table:table-cell table:formula="of:=[.D26]/[.B26]" office:value-type="percentage" office:value="0.8">
            <text:p>80,00%</text:p>
          </table:table-cell>
          <table:table-cell table:formula="of:=IF([.H26]=1;[.D25]-([.$J$2]*[.C25]);[.D25])" office:value-type="float" office:value="3808">
            <text:p>3808</text:p>
          </table:table-cell>
          <table:table-cell table:formula="of:=IF([.G26]=1;5000-[.D25];IF([.H26]=1;[.E25]-([.$J$2]*(1-[.C25]));[.E25]))" office:value-type="float" office:value="952">
            <text:p>952</text:p>
          </table:table-cell>
          <table:table-cell/>
          <table:table-cell table:formula="of:=IF(MOD([.A26]-1;50)=0;1;0)" office:value-type="float" office:value="0">
            <text:p>0</text:p>
          </table:table-cell>
          <table:table-cell table:formula="of:=IF(MOD([.A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table:formula="of:=IF([.G27]=1;5000;IF([.H27]=1;[.B26]-[.$J$2];[.B26]))" office:value-type="float" office:value="4760">
            <text:p>4760</text:p>
          </table:table-cell>
          <table:table-cell table:formula="of:=[.D27]/[.B27]" office:value-type="percentage" office:value="0.8">
            <text:p>80,00%</text:p>
          </table:table-cell>
          <table:table-cell table:formula="of:=IF([.H27]=1;[.D26]-([.$J$2]*[.C26]);[.D26])" office:value-type="float" office:value="3808">
            <text:p>3808</text:p>
          </table:table-cell>
          <table:table-cell table:formula="of:=IF([.G27]=1;5000-[.D26];IF([.H27]=1;[.E26]-([.$J$2]*(1-[.C26]));[.E26]))" office:value-type="float" office:value="952">
            <text:p>952</text:p>
          </table:table-cell>
          <table:table-cell/>
          <table:table-cell table:formula="of:=IF(MOD([.A27]-1;50)=0;1;0)" office:value-type="float" office:value="0">
            <text:p>0</text:p>
          </table:table-cell>
          <table:table-cell table:formula="of:=IF(MOD([.A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table:formula="of:=IF([.G28]=1;5000;IF([.H28]=1;[.B27]-[.$J$2];[.B27]))" office:value-type="float" office:value="4740">
            <text:p>4740</text:p>
          </table:table-cell>
          <table:table-cell table:formula="of:=[.D28]/[.B28]" office:value-type="percentage" office:value="0.8">
            <text:p>80,00%</text:p>
          </table:table-cell>
          <table:table-cell table:formula="of:=IF([.H28]=1;[.D27]-([.$J$2]*[.C27]);[.D27])" office:value-type="float" office:value="3792">
            <text:p>3792</text:p>
          </table:table-cell>
          <table:table-cell table:formula="of:=IF([.G28]=1;5000-[.D27];IF([.H28]=1;[.E27]-([.$J$2]*(1-[.C27]));[.E27]))" office:value-type="float" office:value="948">
            <text:p>948</text:p>
          </table:table-cell>
          <table:table-cell/>
          <table:table-cell table:formula="of:=IF(MOD([.A28]-1;50)=0;1;0)" office:value-type="float" office:value="0">
            <text:p>0</text:p>
          </table:table-cell>
          <table:table-cell table:formula="of:=IF(MOD([.A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table:formula="of:=IF([.G29]=1;5000;IF([.H29]=1;[.B28]-[.$J$2];[.B28]))" office:value-type="float" office:value="4740">
            <text:p>4740</text:p>
          </table:table-cell>
          <table:table-cell table:formula="of:=[.D29]/[.B29]" office:value-type="percentage" office:value="0.8">
            <text:p>80,00%</text:p>
          </table:table-cell>
          <table:table-cell table:formula="of:=IF([.H29]=1;[.D28]-([.$J$2]*[.C28]);[.D28])" office:value-type="float" office:value="3792">
            <text:p>3792</text:p>
          </table:table-cell>
          <table:table-cell table:formula="of:=IF([.G29]=1;5000-[.D28];IF([.H29]=1;[.E28]-([.$J$2]*(1-[.C28]));[.E28]))" office:value-type="float" office:value="948">
            <text:p>948</text:p>
          </table:table-cell>
          <table:table-cell/>
          <table:table-cell table:formula="of:=IF(MOD([.A29]-1;50)=0;1;0)" office:value-type="float" office:value="0">
            <text:p>0</text:p>
          </table:table-cell>
          <table:table-cell table:formula="of:=IF(MOD([.A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table:formula="of:=IF([.G30]=1;5000;IF([.H30]=1;[.B29]-[.$J$2];[.B29]))" office:value-type="float" office:value="4720">
            <text:p>4720</text:p>
          </table:table-cell>
          <table:table-cell table:formula="of:=[.D30]/[.B30]" office:value-type="percentage" office:value="0.8">
            <text:p>80,00%</text:p>
          </table:table-cell>
          <table:table-cell table:formula="of:=IF([.H30]=1;[.D29]-([.$J$2]*[.C29]);[.D29])" office:value-type="float" office:value="3776">
            <text:p>3776</text:p>
          </table:table-cell>
          <table:table-cell table:formula="of:=IF([.G30]=1;5000-[.D29];IF([.H30]=1;[.E29]-([.$J$2]*(1-[.C29]));[.E29]))" office:value-type="float" office:value="944">
            <text:p>944</text:p>
          </table:table-cell>
          <table:table-cell/>
          <table:table-cell table:formula="of:=IF(MOD([.A30]-1;50)=0;1;0)" office:value-type="float" office:value="0">
            <text:p>0</text:p>
          </table:table-cell>
          <table:table-cell table:formula="of:=IF(MOD([.A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table:formula="of:=IF([.G31]=1;5000;IF([.H31]=1;[.B30]-[.$J$2];[.B30]))" office:value-type="float" office:value="4720">
            <text:p>4720</text:p>
          </table:table-cell>
          <table:table-cell table:formula="of:=[.D31]/[.B31]" office:value-type="percentage" office:value="0.8">
            <text:p>80,00%</text:p>
          </table:table-cell>
          <table:table-cell table:formula="of:=IF([.H31]=1;[.D30]-([.$J$2]*[.C30]);[.D30])" office:value-type="float" office:value="3776">
            <text:p>3776</text:p>
          </table:table-cell>
          <table:table-cell table:formula="of:=IF([.G31]=1;5000-[.D30];IF([.H31]=1;[.E30]-([.$J$2]*(1-[.C30]));[.E30]))" office:value-type="float" office:value="944">
            <text:p>944</text:p>
          </table:table-cell>
          <table:table-cell/>
          <table:table-cell table:formula="of:=IF(MOD([.A31]-1;50)=0;1;0)" office:value-type="float" office:value="0">
            <text:p>0</text:p>
          </table:table-cell>
          <table:table-cell table:formula="of:=IF(MOD([.A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table:formula="of:=IF([.G32]=1;5000;IF([.H32]=1;[.B31]-[.$J$2];[.B31]))" office:value-type="float" office:value="4700">
            <text:p>4700</text:p>
          </table:table-cell>
          <table:table-cell table:formula="of:=[.D32]/[.B32]" office:value-type="percentage" office:value="0.8">
            <text:p>80,00%</text:p>
          </table:table-cell>
          <table:table-cell table:formula="of:=IF([.H32]=1;[.D31]-([.$J$2]*[.C31]);[.D31])" office:value-type="float" office:value="3760">
            <text:p>3760</text:p>
          </table:table-cell>
          <table:table-cell table:formula="of:=IF([.G32]=1;5000-[.D31];IF([.H32]=1;[.E31]-([.$J$2]*(1-[.C31]));[.E31]))" office:value-type="float" office:value="940">
            <text:p>940</text:p>
          </table:table-cell>
          <table:table-cell/>
          <table:table-cell table:formula="of:=IF(MOD([.A32]-1;50)=0;1;0)" office:value-type="float" office:value="0">
            <text:p>0</text:p>
          </table:table-cell>
          <table:table-cell table:formula="of:=IF(MOD([.A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table:formula="of:=IF([.G33]=1;5000;IF([.H33]=1;[.B32]-[.$J$2];[.B32]))" office:value-type="float" office:value="4700">
            <text:p>4700</text:p>
          </table:table-cell>
          <table:table-cell table:formula="of:=[.D33]/[.B33]" office:value-type="percentage" office:value="0.8">
            <text:p>80,00%</text:p>
          </table:table-cell>
          <table:table-cell table:formula="of:=IF([.H33]=1;[.D32]-([.$J$2]*[.C32]);[.D32])" office:value-type="float" office:value="3760">
            <text:p>3760</text:p>
          </table:table-cell>
          <table:table-cell table:formula="of:=IF([.G33]=1;5000-[.D32];IF([.H33]=1;[.E32]-([.$J$2]*(1-[.C32]));[.E32]))" office:value-type="float" office:value="940">
            <text:p>940</text:p>
          </table:table-cell>
          <table:table-cell/>
          <table:table-cell table:formula="of:=IF(MOD([.A33]-1;50)=0;1;0)" office:value-type="float" office:value="0">
            <text:p>0</text:p>
          </table:table-cell>
          <table:table-cell table:formula="of:=IF(MOD([.A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table:formula="of:=IF([.G34]=1;5000;IF([.H34]=1;[.B33]-[.$J$2];[.B33]))" office:value-type="float" office:value="4680">
            <text:p>4680</text:p>
          </table:table-cell>
          <table:table-cell table:formula="of:=[.D34]/[.B34]" office:value-type="percentage" office:value="0.8">
            <text:p>80,00%</text:p>
          </table:table-cell>
          <table:table-cell table:formula="of:=IF([.H34]=1;[.D33]-([.$J$2]*[.C33]);[.D33])" office:value-type="float" office:value="3744">
            <text:p>3744</text:p>
          </table:table-cell>
          <table:table-cell table:formula="of:=IF([.G34]=1;5000-[.D33];IF([.H34]=1;[.E33]-([.$J$2]*(1-[.C33]));[.E33]))" office:value-type="float" office:value="936">
            <text:p>936</text:p>
          </table:table-cell>
          <table:table-cell/>
          <table:table-cell table:formula="of:=IF(MOD([.A34]-1;50)=0;1;0)" office:value-type="float" office:value="0">
            <text:p>0</text:p>
          </table:table-cell>
          <table:table-cell table:formula="of:=IF(MOD([.A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table:formula="of:=IF([.G35]=1;5000;IF([.H35]=1;[.B34]-[.$J$2];[.B34]))" office:value-type="float" office:value="4680">
            <text:p>4680</text:p>
          </table:table-cell>
          <table:table-cell table:formula="of:=[.D35]/[.B35]" office:value-type="percentage" office:value="0.8">
            <text:p>80,00%</text:p>
          </table:table-cell>
          <table:table-cell table:formula="of:=IF([.H35]=1;[.D34]-([.$J$2]*[.C34]);[.D34])" office:value-type="float" office:value="3744">
            <text:p>3744</text:p>
          </table:table-cell>
          <table:table-cell table:formula="of:=IF([.G35]=1;5000-[.D34];IF([.H35]=1;[.E34]-([.$J$2]*(1-[.C34]));[.E34]))" office:value-type="float" office:value="936">
            <text:p>936</text:p>
          </table:table-cell>
          <table:table-cell/>
          <table:table-cell table:formula="of:=IF(MOD([.A35]-1;50)=0;1;0)" office:value-type="float" office:value="0">
            <text:p>0</text:p>
          </table:table-cell>
          <table:table-cell table:formula="of:=IF(MOD([.A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table:formula="of:=IF([.G36]=1;5000;IF([.H36]=1;[.B35]-[.$J$2];[.B35]))" office:value-type="float" office:value="4660">
            <text:p>4660</text:p>
          </table:table-cell>
          <table:table-cell table:formula="of:=[.D36]/[.B36]" office:value-type="percentage" office:value="0.8">
            <text:p>80,00%</text:p>
          </table:table-cell>
          <table:table-cell table:formula="of:=IF([.H36]=1;[.D35]-([.$J$2]*[.C35]);[.D35])" office:value-type="float" office:value="3728">
            <text:p>3728</text:p>
          </table:table-cell>
          <table:table-cell table:formula="of:=IF([.G36]=1;5000-[.D35];IF([.H36]=1;[.E35]-([.$J$2]*(1-[.C35]));[.E35]))" office:value-type="float" office:value="932">
            <text:p>932</text:p>
          </table:table-cell>
          <table:table-cell/>
          <table:table-cell table:formula="of:=IF(MOD([.A36]-1;50)=0;1;0)" office:value-type="float" office:value="0">
            <text:p>0</text:p>
          </table:table-cell>
          <table:table-cell table:formula="of:=IF(MOD([.A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table:formula="of:=IF([.G37]=1;5000;IF([.H37]=1;[.B36]-[.$J$2];[.B36]))" office:value-type="float" office:value="4660">
            <text:p>4660</text:p>
          </table:table-cell>
          <table:table-cell table:formula="of:=[.D37]/[.B37]" office:value-type="percentage" office:value="0.8">
            <text:p>80,00%</text:p>
          </table:table-cell>
          <table:table-cell table:formula="of:=IF([.H37]=1;[.D36]-([.$J$2]*[.C36]);[.D36])" office:value-type="float" office:value="3728">
            <text:p>3728</text:p>
          </table:table-cell>
          <table:table-cell table:formula="of:=IF([.G37]=1;5000-[.D36];IF([.H37]=1;[.E36]-([.$J$2]*(1-[.C36]));[.E36]))" office:value-type="float" office:value="932">
            <text:p>932</text:p>
          </table:table-cell>
          <table:table-cell/>
          <table:table-cell table:formula="of:=IF(MOD([.A37]-1;50)=0;1;0)" office:value-type="float" office:value="0">
            <text:p>0</text:p>
          </table:table-cell>
          <table:table-cell table:formula="of:=IF(MOD([.A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table:formula="of:=IF([.G38]=1;5000;IF([.H38]=1;[.B37]-[.$J$2];[.B37]))" office:value-type="float" office:value="4640">
            <text:p>4640</text:p>
          </table:table-cell>
          <table:table-cell table:formula="of:=[.D38]/[.B38]" office:value-type="percentage" office:value="0.8">
            <text:p>80,00%</text:p>
          </table:table-cell>
          <table:table-cell table:formula="of:=IF([.H38]=1;[.D37]-([.$J$2]*[.C37]);[.D37])" office:value-type="float" office:value="3712">
            <text:p>3712</text:p>
          </table:table-cell>
          <table:table-cell table:formula="of:=IF([.G38]=1;5000-[.D37];IF([.H38]=1;[.E37]-([.$J$2]*(1-[.C37]));[.E37]))" office:value-type="float" office:value="928">
            <text:p>928</text:p>
          </table:table-cell>
          <table:table-cell/>
          <table:table-cell table:formula="of:=IF(MOD([.A38]-1;50)=0;1;0)" office:value-type="float" office:value="0">
            <text:p>0</text:p>
          </table:table-cell>
          <table:table-cell table:formula="of:=IF(MOD([.A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table:formula="of:=IF([.G39]=1;5000;IF([.H39]=1;[.B38]-[.$J$2];[.B38]))" office:value-type="float" office:value="4640">
            <text:p>4640</text:p>
          </table:table-cell>
          <table:table-cell table:formula="of:=[.D39]/[.B39]" office:value-type="percentage" office:value="0.8">
            <text:p>80,00%</text:p>
          </table:table-cell>
          <table:table-cell table:formula="of:=IF([.H39]=1;[.D38]-([.$J$2]*[.C38]);[.D38])" office:value-type="float" office:value="3712">
            <text:p>3712</text:p>
          </table:table-cell>
          <table:table-cell table:formula="of:=IF([.G39]=1;5000-[.D38];IF([.H39]=1;[.E38]-([.$J$2]*(1-[.C38]));[.E38]))" office:value-type="float" office:value="928">
            <text:p>928</text:p>
          </table:table-cell>
          <table:table-cell/>
          <table:table-cell table:formula="of:=IF(MOD([.A39]-1;50)=0;1;0)" office:value-type="float" office:value="0">
            <text:p>0</text:p>
          </table:table-cell>
          <table:table-cell table:formula="of:=IF(MOD([.A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table:formula="of:=IF([.G40]=1;5000;IF([.H40]=1;[.B39]-[.$J$2];[.B39]))" office:value-type="float" office:value="4620">
            <text:p>4620</text:p>
          </table:table-cell>
          <table:table-cell table:formula="of:=[.D40]/[.B40]" office:value-type="percentage" office:value="0.8">
            <text:p>80,00%</text:p>
          </table:table-cell>
          <table:table-cell table:formula="of:=IF([.H40]=1;[.D39]-([.$J$2]*[.C39]);[.D39])" office:value-type="float" office:value="3696">
            <text:p>3696</text:p>
          </table:table-cell>
          <table:table-cell table:formula="of:=IF([.G40]=1;5000-[.D39];IF([.H40]=1;[.E39]-([.$J$2]*(1-[.C39]));[.E39]))" office:value-type="float" office:value="924">
            <text:p>924</text:p>
          </table:table-cell>
          <table:table-cell/>
          <table:table-cell table:formula="of:=IF(MOD([.A40]-1;50)=0;1;0)" office:value-type="float" office:value="0">
            <text:p>0</text:p>
          </table:table-cell>
          <table:table-cell table:formula="of:=IF(MOD([.A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table:formula="of:=IF([.G41]=1;5000;IF([.H41]=1;[.B40]-[.$J$2];[.B40]))" office:value-type="float" office:value="4620">
            <text:p>4620</text:p>
          </table:table-cell>
          <table:table-cell table:formula="of:=[.D41]/[.B41]" office:value-type="percentage" office:value="0.8">
            <text:p>80,00%</text:p>
          </table:table-cell>
          <table:table-cell table:formula="of:=IF([.H41]=1;[.D40]-([.$J$2]*[.C40]);[.D40])" office:value-type="float" office:value="3696">
            <text:p>3696</text:p>
          </table:table-cell>
          <table:table-cell table:formula="of:=IF([.G41]=1;5000-[.D40];IF([.H41]=1;[.E40]-([.$J$2]*(1-[.C40]));[.E40]))" office:value-type="float" office:value="924">
            <text:p>924</text:p>
          </table:table-cell>
          <table:table-cell/>
          <table:table-cell table:formula="of:=IF(MOD([.A41]-1;50)=0;1;0)" office:value-type="float" office:value="0">
            <text:p>0</text:p>
          </table:table-cell>
          <table:table-cell table:formula="of:=IF(MOD([.A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table:formula="of:=IF([.G42]=1;5000;IF([.H42]=1;[.B41]-[.$J$2];[.B41]))" office:value-type="float" office:value="4600">
            <text:p>4600</text:p>
          </table:table-cell>
          <table:table-cell table:formula="of:=[.D42]/[.B42]" office:value-type="percentage" office:value="0.8">
            <text:p>80,00%</text:p>
          </table:table-cell>
          <table:table-cell table:formula="of:=IF([.H42]=1;[.D41]-([.$J$2]*[.C41]);[.D41])" office:value-type="float" office:value="3680">
            <text:p>3680</text:p>
          </table:table-cell>
          <table:table-cell table:formula="of:=IF([.G42]=1;5000-[.D41];IF([.H42]=1;[.E41]-([.$J$2]*(1-[.C41]));[.E41]))" office:value-type="float" office:value="920">
            <text:p>920</text:p>
          </table:table-cell>
          <table:table-cell/>
          <table:table-cell table:formula="of:=IF(MOD([.A42]-1;50)=0;1;0)" office:value-type="float" office:value="0">
            <text:p>0</text:p>
          </table:table-cell>
          <table:table-cell table:formula="of:=IF(MOD([.A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table:formula="of:=IF([.G43]=1;5000;IF([.H43]=1;[.B42]-[.$J$2];[.B42]))" office:value-type="float" office:value="4600">
            <text:p>4600</text:p>
          </table:table-cell>
          <table:table-cell table:formula="of:=[.D43]/[.B43]" office:value-type="percentage" office:value="0.8">
            <text:p>80,00%</text:p>
          </table:table-cell>
          <table:table-cell table:formula="of:=IF([.H43]=1;[.D42]-([.$J$2]*[.C42]);[.D42])" office:value-type="float" office:value="3680">
            <text:p>3680</text:p>
          </table:table-cell>
          <table:table-cell table:formula="of:=IF([.G43]=1;5000-[.D42];IF([.H43]=1;[.E42]-([.$J$2]*(1-[.C42]));[.E42]))" office:value-type="float" office:value="920">
            <text:p>920</text:p>
          </table:table-cell>
          <table:table-cell/>
          <table:table-cell table:formula="of:=IF(MOD([.A43]-1;50)=0;1;0)" office:value-type="float" office:value="0">
            <text:p>0</text:p>
          </table:table-cell>
          <table:table-cell table:formula="of:=IF(MOD([.A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table:formula="of:=IF([.G44]=1;5000;IF([.H44]=1;[.B43]-[.$J$2];[.B43]))" office:value-type="float" office:value="4580">
            <text:p>4580</text:p>
          </table:table-cell>
          <table:table-cell table:formula="of:=[.D44]/[.B44]" office:value-type="percentage" office:value="0.8">
            <text:p>80,00%</text:p>
          </table:table-cell>
          <table:table-cell table:formula="of:=IF([.H44]=1;[.D43]-([.$J$2]*[.C43]);[.D43])" office:value-type="float" office:value="3664">
            <text:p>3664</text:p>
          </table:table-cell>
          <table:table-cell table:formula="of:=IF([.G44]=1;5000-[.D43];IF([.H44]=1;[.E43]-([.$J$2]*(1-[.C43]));[.E43]))" office:value-type="float" office:value="916">
            <text:p>916</text:p>
          </table:table-cell>
          <table:table-cell/>
          <table:table-cell table:formula="of:=IF(MOD([.A44]-1;50)=0;1;0)" office:value-type="float" office:value="0">
            <text:p>0</text:p>
          </table:table-cell>
          <table:table-cell table:formula="of:=IF(MOD([.A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table:formula="of:=IF([.G45]=1;5000;IF([.H45]=1;[.B44]-[.$J$2];[.B44]))" office:value-type="float" office:value="4580">
            <text:p>4580</text:p>
          </table:table-cell>
          <table:table-cell table:formula="of:=[.D45]/[.B45]" office:value-type="percentage" office:value="0.8">
            <text:p>80,00%</text:p>
          </table:table-cell>
          <table:table-cell table:formula="of:=IF([.H45]=1;[.D44]-([.$J$2]*[.C44]);[.D44])" office:value-type="float" office:value="3664">
            <text:p>3664</text:p>
          </table:table-cell>
          <table:table-cell table:formula="of:=IF([.G45]=1;5000-[.D44];IF([.H45]=1;[.E44]-([.$J$2]*(1-[.C44]));[.E44]))" office:value-type="float" office:value="916">
            <text:p>916</text:p>
          </table:table-cell>
          <table:table-cell/>
          <table:table-cell table:formula="of:=IF(MOD([.A45]-1;50)=0;1;0)" office:value-type="float" office:value="0">
            <text:p>0</text:p>
          </table:table-cell>
          <table:table-cell table:formula="of:=IF(MOD([.A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table:formula="of:=IF([.G46]=1;5000;IF([.H46]=1;[.B45]-[.$J$2];[.B45]))" office:value-type="float" office:value="4560">
            <text:p>4560</text:p>
          </table:table-cell>
          <table:table-cell table:formula="of:=[.D46]/[.B46]" office:value-type="percentage" office:value="0.8">
            <text:p>80,00%</text:p>
          </table:table-cell>
          <table:table-cell table:formula="of:=IF([.H46]=1;[.D45]-([.$J$2]*[.C45]);[.D45])" office:value-type="float" office:value="3648">
            <text:p>3648</text:p>
          </table:table-cell>
          <table:table-cell table:formula="of:=IF([.G46]=1;5000-[.D45];IF([.H46]=1;[.E45]-([.$J$2]*(1-[.C45]));[.E45]))" office:value-type="float" office:value="912">
            <text:p>912</text:p>
          </table:table-cell>
          <table:table-cell/>
          <table:table-cell table:formula="of:=IF(MOD([.A46]-1;50)=0;1;0)" office:value-type="float" office:value="0">
            <text:p>0</text:p>
          </table:table-cell>
          <table:table-cell table:formula="of:=IF(MOD([.A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table:formula="of:=IF([.G47]=1;5000;IF([.H47]=1;[.B46]-[.$J$2];[.B46]))" office:value-type="float" office:value="4560">
            <text:p>4560</text:p>
          </table:table-cell>
          <table:table-cell table:formula="of:=[.D47]/[.B47]" office:value-type="percentage" office:value="0.8">
            <text:p>80,00%</text:p>
          </table:table-cell>
          <table:table-cell table:formula="of:=IF([.H47]=1;[.D46]-([.$J$2]*[.C46]);[.D46])" office:value-type="float" office:value="3648">
            <text:p>3648</text:p>
          </table:table-cell>
          <table:table-cell table:formula="of:=IF([.G47]=1;5000-[.D46];IF([.H47]=1;[.E46]-([.$J$2]*(1-[.C46]));[.E46]))" office:value-type="float" office:value="912">
            <text:p>912</text:p>
          </table:table-cell>
          <table:table-cell/>
          <table:table-cell table:formula="of:=IF(MOD([.A47]-1;50)=0;1;0)" office:value-type="float" office:value="0">
            <text:p>0</text:p>
          </table:table-cell>
          <table:table-cell table:formula="of:=IF(MOD([.A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table:formula="of:=IF([.G48]=1;5000;IF([.H48]=1;[.B47]-[.$J$2];[.B47]))" office:value-type="float" office:value="4540">
            <text:p>4540</text:p>
          </table:table-cell>
          <table:table-cell table:formula="of:=[.D48]/[.B48]" office:value-type="percentage" office:value="0.8">
            <text:p>80,00%</text:p>
          </table:table-cell>
          <table:table-cell table:formula="of:=IF([.H48]=1;[.D47]-([.$J$2]*[.C47]);[.D47])" office:value-type="float" office:value="3632">
            <text:p>3632</text:p>
          </table:table-cell>
          <table:table-cell table:formula="of:=IF([.G48]=1;5000-[.D47];IF([.H48]=1;[.E47]-([.$J$2]*(1-[.C47]));[.E47]))" office:value-type="float" office:value="908">
            <text:p>908</text:p>
          </table:table-cell>
          <table:table-cell/>
          <table:table-cell table:formula="of:=IF(MOD([.A48]-1;50)=0;1;0)" office:value-type="float" office:value="0">
            <text:p>0</text:p>
          </table:table-cell>
          <table:table-cell table:formula="of:=IF(MOD([.A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table:formula="of:=IF([.G49]=1;5000;IF([.H49]=1;[.B48]-[.$J$2];[.B48]))" office:value-type="float" office:value="4540">
            <text:p>4540</text:p>
          </table:table-cell>
          <table:table-cell table:formula="of:=[.D49]/[.B49]" office:value-type="percentage" office:value="0.8">
            <text:p>80,00%</text:p>
          </table:table-cell>
          <table:table-cell table:formula="of:=IF([.H49]=1;[.D48]-([.$J$2]*[.C48]);[.D48])" office:value-type="float" office:value="3632">
            <text:p>3632</text:p>
          </table:table-cell>
          <table:table-cell table:formula="of:=IF([.G49]=1;5000-[.D48];IF([.H49]=1;[.E48]-([.$J$2]*(1-[.C48]));[.E48]))" office:value-type="float" office:value="908">
            <text:p>908</text:p>
          </table:table-cell>
          <table:table-cell/>
          <table:table-cell table:formula="of:=IF(MOD([.A49]-1;50)=0;1;0)" office:value-type="float" office:value="0">
            <text:p>0</text:p>
          </table:table-cell>
          <table:table-cell table:formula="of:=IF(MOD([.A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table:formula="of:=IF([.G50]=1;5000;IF([.H50]=1;[.B49]-[.$J$2];[.B49]))" office:value-type="float" office:value="4520">
            <text:p>4520</text:p>
          </table:table-cell>
          <table:table-cell table:formula="of:=[.D50]/[.B50]" office:value-type="percentage" office:value="0.8">
            <text:p>80,00%</text:p>
          </table:table-cell>
          <table:table-cell table:formula="of:=IF([.H50]=1;[.D49]-([.$J$2]*[.C49]);[.D49])" office:value-type="float" office:value="3616">
            <text:p>3616</text:p>
          </table:table-cell>
          <table:table-cell table:formula="of:=IF([.G50]=1;5000-[.D49];IF([.H50]=1;[.E49]-([.$J$2]*(1-[.C49]));[.E49]))" office:value-type="float" office:value="904">
            <text:p>904</text:p>
          </table:table-cell>
          <table:table-cell/>
          <table:table-cell table:formula="of:=IF(MOD([.A50]-1;50)=0;1;0)" office:value-type="float" office:value="0">
            <text:p>0</text:p>
          </table:table-cell>
          <table:table-cell table:formula="of:=IF(MOD([.A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table:formula="of:=IF([.G51]=1;5000;IF([.H51]=1;[.B50]-[.$J$2];[.B50]))" office:value-type="float" office:value="4520">
            <text:p>4520</text:p>
          </table:table-cell>
          <table:table-cell table:formula="of:=[.D51]/[.B51]" office:value-type="percentage" office:value="0.8">
            <text:p>80,00%</text:p>
          </table:table-cell>
          <table:table-cell table:formula="of:=IF([.H51]=1;[.D50]-([.$J$2]*[.C50]);[.D50])" office:value-type="float" office:value="3616">
            <text:p>3616</text:p>
          </table:table-cell>
          <table:table-cell table:formula="of:=IF([.G51]=1;5000-[.D50];IF([.H51]=1;[.E50]-([.$J$2]*(1-[.C50]));[.E50]))" office:value-type="float" office:value="904">
            <text:p>904</text:p>
          </table:table-cell>
          <table:table-cell/>
          <table:table-cell table:formula="of:=IF(MOD([.A51]-1;50)=0;1;0)" office:value-type="float" office:value="0">
            <text:p>0</text:p>
          </table:table-cell>
          <table:table-cell table:formula="of:=IF(MOD([.A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table:formula="of:=IF([.G52]=1;5000;IF([.H52]=1;[.B51]-[.$J$2];[.B51]))" office:value-type="float" office:value="4500">
            <text:p>4500</text:p>
          </table:table-cell>
          <table:table-cell table:formula="of:=[.D52]/[.B52]" office:value-type="percentage" office:value="0.8">
            <text:p>80,00%</text:p>
          </table:table-cell>
          <table:table-cell table:formula="of:=IF([.H52]=1;[.D51]-([.$J$2]*[.C51]);[.D51])" office:value-type="float" office:value="3600">
            <text:p>3600</text:p>
          </table:table-cell>
          <table:table-cell table:formula="of:=IF([.G52]=1;5000-[.D51];IF([.H52]=1;[.E51]-([.$J$2]*(1-[.C51]));[.E51]))" office:value-type="float" office:value="900">
            <text:p>900</text:p>
          </table:table-cell>
          <table:table-cell/>
          <table:table-cell table:formula="of:=IF(MOD([.A52]-1;50)=0;1;0)" office:value-type="float" office:value="0">
            <text:p>0</text:p>
          </table:table-cell>
          <table:table-cell table:formula="of:=IF(MOD([.A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table:formula="of:=IF([.G53]=1;5000;IF([.H53]=1;[.B52]-[.$J$2];[.B52]))" office:value-type="float" office:value="5000">
            <text:p>5000</text:p>
          </table:table-cell>
          <table:table-cell table:formula="of:=[.D53]/[.B53]" office:value-type="percentage" office:value="0.72">
            <text:p>72,00%</text:p>
          </table:table-cell>
          <table:table-cell table:formula="of:=IF([.H53]=1;[.D52]-([.$J$2]*[.C52]);[.D52])" office:value-type="float" office:value="3600">
            <text:p>3600</text:p>
          </table:table-cell>
          <table:table-cell table:formula="of:=IF([.G53]=1;5000-[.D52];IF([.H53]=1;[.E52]-([.$J$2]*(1-[.C52]));[.E52]))" office:value-type="float" office:value="1400">
            <text:p>1400</text:p>
          </table:table-cell>
          <table:table-cell/>
          <table:table-cell table:formula="of:=IF(MOD([.A53]-1;50)=0;1;0)" office:value-type="float" office:value="1">
            <text:p>1</text:p>
          </table:table-cell>
          <table:table-cell table:formula="of:=IF(MOD([.A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table:formula="of:=IF([.G54]=1;5000;IF([.H54]=1;[.B53]-[.$J$2];[.B53]))" office:value-type="float" office:value="4980">
            <text:p>4980</text:p>
          </table:table-cell>
          <table:table-cell table:formula="of:=[.D54]/[.B54]" office:value-type="percentage" office:value="0.72">
            <text:p>72,00%</text:p>
          </table:table-cell>
          <table:table-cell table:formula="of:=IF([.H54]=1;[.D53]-([.$J$2]*[.C53]);[.D53])" office:value-type="float" office:value="3585.6">
            <text:p>3585,6</text:p>
          </table:table-cell>
          <table:table-cell table:formula="of:=IF([.G54]=1;5000-[.D53];IF([.H54]=1;[.E53]-([.$J$2]*(1-[.C53]));[.E53]))" office:value-type="float" office:value="1394.4">
            <text:p>1394,4</text:p>
          </table:table-cell>
          <table:table-cell/>
          <table:table-cell table:formula="of:=IF(MOD([.A54]-1;50)=0;1;0)" office:value-type="float" office:value="0">
            <text:p>0</text:p>
          </table:table-cell>
          <table:table-cell table:formula="of:=IF(MOD([.A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table:formula="of:=IF([.G55]=1;5000;IF([.H55]=1;[.B54]-[.$J$2];[.B54]))" office:value-type="float" office:value="4980">
            <text:p>4980</text:p>
          </table:table-cell>
          <table:table-cell table:formula="of:=[.D55]/[.B55]" office:value-type="percentage" office:value="0.72">
            <text:p>72,00%</text:p>
          </table:table-cell>
          <table:table-cell table:formula="of:=IF([.H55]=1;[.D54]-([.$J$2]*[.C54]);[.D54])" office:value-type="float" office:value="3585.6">
            <text:p>3585,6</text:p>
          </table:table-cell>
          <table:table-cell table:formula="of:=IF([.G55]=1;5000-[.D54];IF([.H55]=1;[.E54]-([.$J$2]*(1-[.C54]));[.E54]))" office:value-type="float" office:value="1394.4">
            <text:p>1394,4</text:p>
          </table:table-cell>
          <table:table-cell/>
          <table:table-cell table:formula="of:=IF(MOD([.A55]-1;50)=0;1;0)" office:value-type="float" office:value="0">
            <text:p>0</text:p>
          </table:table-cell>
          <table:table-cell table:formula="of:=IF(MOD([.A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table:formula="of:=IF([.G56]=1;5000;IF([.H56]=1;[.B55]-[.$J$2];[.B55]))" office:value-type="float" office:value="4960">
            <text:p>4960</text:p>
          </table:table-cell>
          <table:table-cell table:formula="of:=[.D56]/[.B56]" office:value-type="percentage" office:value="0.72">
            <text:p>72,00%</text:p>
          </table:table-cell>
          <table:table-cell table:formula="of:=IF([.H56]=1;[.D55]-([.$J$2]*[.C55]);[.D55])" office:value-type="float" office:value="3571.2">
            <text:p>3571,2</text:p>
          </table:table-cell>
          <table:table-cell table:formula="of:=IF([.G56]=1;5000-[.D55];IF([.H56]=1;[.E55]-([.$J$2]*(1-[.C55]));[.E55]))" office:value-type="float" office:value="1388.8">
            <text:p>1388,8</text:p>
          </table:table-cell>
          <table:table-cell/>
          <table:table-cell table:formula="of:=IF(MOD([.A56]-1;50)=0;1;0)" office:value-type="float" office:value="0">
            <text:p>0</text:p>
          </table:table-cell>
          <table:table-cell table:formula="of:=IF(MOD([.A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table:formula="of:=IF([.G57]=1;5000;IF([.H57]=1;[.B56]-[.$J$2];[.B56]))" office:value-type="float" office:value="4960">
            <text:p>4960</text:p>
          </table:table-cell>
          <table:table-cell table:formula="of:=[.D57]/[.B57]" office:value-type="percentage" office:value="0.72">
            <text:p>72,00%</text:p>
          </table:table-cell>
          <table:table-cell table:formula="of:=IF([.H57]=1;[.D56]-([.$J$2]*[.C56]);[.D56])" office:value-type="float" office:value="3571.2">
            <text:p>3571,2</text:p>
          </table:table-cell>
          <table:table-cell table:formula="of:=IF([.G57]=1;5000-[.D56];IF([.H57]=1;[.E56]-([.$J$2]*(1-[.C56]));[.E56]))" office:value-type="float" office:value="1388.8">
            <text:p>1388,8</text:p>
          </table:table-cell>
          <table:table-cell/>
          <table:table-cell table:formula="of:=IF(MOD([.A57]-1;50)=0;1;0)" office:value-type="float" office:value="0">
            <text:p>0</text:p>
          </table:table-cell>
          <table:table-cell table:formula="of:=IF(MOD([.A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table:formula="of:=IF([.G58]=1;5000;IF([.H58]=1;[.B57]-[.$J$2];[.B57]))" office:value-type="float" office:value="4940">
            <text:p>4940</text:p>
          </table:table-cell>
          <table:table-cell table:formula="of:=[.D58]/[.B58]" office:value-type="percentage" office:value="0.72">
            <text:p>72,00%</text:p>
          </table:table-cell>
          <table:table-cell table:formula="of:=IF([.H58]=1;[.D57]-([.$J$2]*[.C57]);[.D57])" office:value-type="float" office:value="3556.8">
            <text:p>3556,8</text:p>
          </table:table-cell>
          <table:table-cell table:formula="of:=IF([.G58]=1;5000-[.D57];IF([.H58]=1;[.E57]-([.$J$2]*(1-[.C57]));[.E57]))" office:value-type="float" office:value="1383.2">
            <text:p>1383,2</text:p>
          </table:table-cell>
          <table:table-cell/>
          <table:table-cell table:formula="of:=IF(MOD([.A58]-1;50)=0;1;0)" office:value-type="float" office:value="0">
            <text:p>0</text:p>
          </table:table-cell>
          <table:table-cell table:formula="of:=IF(MOD([.A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table:formula="of:=IF([.G59]=1;5000;IF([.H59]=1;[.B58]-[.$J$2];[.B58]))" office:value-type="float" office:value="4940">
            <text:p>4940</text:p>
          </table:table-cell>
          <table:table-cell table:formula="of:=[.D59]/[.B59]" office:value-type="percentage" office:value="0.72">
            <text:p>72,00%</text:p>
          </table:table-cell>
          <table:table-cell table:formula="of:=IF([.H59]=1;[.D58]-([.$J$2]*[.C58]);[.D58])" office:value-type="float" office:value="3556.8">
            <text:p>3556,8</text:p>
          </table:table-cell>
          <table:table-cell table:formula="of:=IF([.G59]=1;5000-[.D58];IF([.H59]=1;[.E58]-([.$J$2]*(1-[.C58]));[.E58]))" office:value-type="float" office:value="1383.2">
            <text:p>1383,2</text:p>
          </table:table-cell>
          <table:table-cell/>
          <table:table-cell table:formula="of:=IF(MOD([.A59]-1;50)=0;1;0)" office:value-type="float" office:value="0">
            <text:p>0</text:p>
          </table:table-cell>
          <table:table-cell table:formula="of:=IF(MOD([.A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table:formula="of:=IF([.G60]=1;5000;IF([.H60]=1;[.B59]-[.$J$2];[.B59]))" office:value-type="float" office:value="4920">
            <text:p>4920</text:p>
          </table:table-cell>
          <table:table-cell table:formula="of:=[.D60]/[.B60]" office:value-type="percentage" office:value="0.72">
            <text:p>72,00%</text:p>
          </table:table-cell>
          <table:table-cell table:formula="of:=IF([.H60]=1;[.D59]-([.$J$2]*[.C59]);[.D59])" office:value-type="float" office:value="3542.4">
            <text:p>3542,4</text:p>
          </table:table-cell>
          <table:table-cell table:formula="of:=IF([.G60]=1;5000-[.D59];IF([.H60]=1;[.E59]-([.$J$2]*(1-[.C59]));[.E59]))" office:value-type="float" office:value="1377.6">
            <text:p>1377,6</text:p>
          </table:table-cell>
          <table:table-cell/>
          <table:table-cell table:formula="of:=IF(MOD([.A60]-1;50)=0;1;0)" office:value-type="float" office:value="0">
            <text:p>0</text:p>
          </table:table-cell>
          <table:table-cell table:formula="of:=IF(MOD([.A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table:formula="of:=IF([.G61]=1;5000;IF([.H61]=1;[.B60]-[.$J$2];[.B60]))" office:value-type="float" office:value="4920">
            <text:p>4920</text:p>
          </table:table-cell>
          <table:table-cell table:formula="of:=[.D61]/[.B61]" office:value-type="percentage" office:value="0.72">
            <text:p>72,00%</text:p>
          </table:table-cell>
          <table:table-cell table:formula="of:=IF([.H61]=1;[.D60]-([.$J$2]*[.C60]);[.D60])" office:value-type="float" office:value="3542.4">
            <text:p>3542,4</text:p>
          </table:table-cell>
          <table:table-cell table:formula="of:=IF([.G61]=1;5000-[.D60];IF([.H61]=1;[.E60]-([.$J$2]*(1-[.C60]));[.E60]))" office:value-type="float" office:value="1377.6">
            <text:p>1377,6</text:p>
          </table:table-cell>
          <table:table-cell/>
          <table:table-cell table:formula="of:=IF(MOD([.A61]-1;50)=0;1;0)" office:value-type="float" office:value="0">
            <text:p>0</text:p>
          </table:table-cell>
          <table:table-cell table:formula="of:=IF(MOD([.A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table:formula="of:=IF([.G62]=1;5000;IF([.H62]=1;[.B61]-[.$J$2];[.B61]))" office:value-type="float" office:value="4900">
            <text:p>4900</text:p>
          </table:table-cell>
          <table:table-cell table:formula="of:=[.D62]/[.B62]" office:value-type="percentage" office:value="0.72">
            <text:p>72,00%</text:p>
          </table:table-cell>
          <table:table-cell table:formula="of:=IF([.H62]=1;[.D61]-([.$J$2]*[.C61]);[.D61])" office:value-type="float" office:value="3528">
            <text:p>3528</text:p>
          </table:table-cell>
          <table:table-cell table:formula="of:=IF([.G62]=1;5000-[.D61];IF([.H62]=1;[.E61]-([.$J$2]*(1-[.C61]));[.E61]))" office:value-type="float" office:value="1372">
            <text:p>1372</text:p>
          </table:table-cell>
          <table:table-cell/>
          <table:table-cell table:formula="of:=IF(MOD([.A62]-1;50)=0;1;0)" office:value-type="float" office:value="0">
            <text:p>0</text:p>
          </table:table-cell>
          <table:table-cell table:formula="of:=IF(MOD([.A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table:formula="of:=IF([.G63]=1;5000;IF([.H63]=1;[.B62]-[.$J$2];[.B62]))" office:value-type="float" office:value="4900">
            <text:p>4900</text:p>
          </table:table-cell>
          <table:table-cell table:formula="of:=[.D63]/[.B63]" office:value-type="percentage" office:value="0.72">
            <text:p>72,00%</text:p>
          </table:table-cell>
          <table:table-cell table:formula="of:=IF([.H63]=1;[.D62]-([.$J$2]*[.C62]);[.D62])" office:value-type="float" office:value="3528">
            <text:p>3528</text:p>
          </table:table-cell>
          <table:table-cell table:formula="of:=IF([.G63]=1;5000-[.D62];IF([.H63]=1;[.E62]-([.$J$2]*(1-[.C62]));[.E62]))" office:value-type="float" office:value="1372">
            <text:p>1372</text:p>
          </table:table-cell>
          <table:table-cell/>
          <table:table-cell table:formula="of:=IF(MOD([.A63]-1;50)=0;1;0)" office:value-type="float" office:value="0">
            <text:p>0</text:p>
          </table:table-cell>
          <table:table-cell table:formula="of:=IF(MOD([.A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table:formula="of:=IF([.G64]=1;5000;IF([.H64]=1;[.B63]-[.$J$2];[.B63]))" office:value-type="float" office:value="4880">
            <text:p>4880</text:p>
          </table:table-cell>
          <table:table-cell table:formula="of:=[.D64]/[.B64]" office:value-type="percentage" office:value="0.72">
            <text:p>72,00%</text:p>
          </table:table-cell>
          <table:table-cell table:formula="of:=IF([.H64]=1;[.D63]-([.$J$2]*[.C63]);[.D63])" office:value-type="float" office:value="3513.6">
            <text:p>3513,6</text:p>
          </table:table-cell>
          <table:table-cell table:formula="of:=IF([.G64]=1;5000-[.D63];IF([.H64]=1;[.E63]-([.$J$2]*(1-[.C63]));[.E63]))" office:value-type="float" office:value="1366.4">
            <text:p>1366,4</text:p>
          </table:table-cell>
          <table:table-cell/>
          <table:table-cell table:formula="of:=IF(MOD([.A64]-1;50)=0;1;0)" office:value-type="float" office:value="0">
            <text:p>0</text:p>
          </table:table-cell>
          <table:table-cell table:formula="of:=IF(MOD([.A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table:formula="of:=IF([.G65]=1;5000;IF([.H65]=1;[.B64]-[.$J$2];[.B64]))" office:value-type="float" office:value="4880">
            <text:p>4880</text:p>
          </table:table-cell>
          <table:table-cell table:formula="of:=[.D65]/[.B65]" office:value-type="percentage" office:value="0.72">
            <text:p>72,00%</text:p>
          </table:table-cell>
          <table:table-cell table:formula="of:=IF([.H65]=1;[.D64]-([.$J$2]*[.C64]);[.D64])" office:value-type="float" office:value="3513.6">
            <text:p>3513,6</text:p>
          </table:table-cell>
          <table:table-cell table:formula="of:=IF([.G65]=1;5000-[.D64];IF([.H65]=1;[.E64]-([.$J$2]*(1-[.C64]));[.E64]))" office:value-type="float" office:value="1366.4">
            <text:p>1366,4</text:p>
          </table:table-cell>
          <table:table-cell/>
          <table:table-cell table:formula="of:=IF(MOD([.A65]-1;50)=0;1;0)" office:value-type="float" office:value="0">
            <text:p>0</text:p>
          </table:table-cell>
          <table:table-cell table:formula="of:=IF(MOD([.A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table:formula="of:=IF([.G66]=1;5000;IF([.H66]=1;[.B65]-[.$J$2];[.B65]))" office:value-type="float" office:value="4860">
            <text:p>4860</text:p>
          </table:table-cell>
          <table:table-cell table:formula="of:=[.D66]/[.B66]" office:value-type="percentage" office:value="0.72">
            <text:p>72,00%</text:p>
          </table:table-cell>
          <table:table-cell table:formula="of:=IF([.H66]=1;[.D65]-([.$J$2]*[.C65]);[.D65])" office:value-type="float" office:value="3499.2">
            <text:p>3499,2</text:p>
          </table:table-cell>
          <table:table-cell table:formula="of:=IF([.G66]=1;5000-[.D65];IF([.H66]=1;[.E65]-([.$J$2]*(1-[.C65]));[.E65]))" office:value-type="float" office:value="1360.8">
            <text:p>1360,8</text:p>
          </table:table-cell>
          <table:table-cell/>
          <table:table-cell table:formula="of:=IF(MOD([.A66]-1;50)=0;1;0)" office:value-type="float" office:value="0">
            <text:p>0</text:p>
          </table:table-cell>
          <table:table-cell table:formula="of:=IF(MOD([.A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table:formula="of:=IF([.G67]=1;5000;IF([.H67]=1;[.B66]-[.$J$2];[.B66]))" office:value-type="float" office:value="4860">
            <text:p>4860</text:p>
          </table:table-cell>
          <table:table-cell table:formula="of:=[.D67]/[.B67]" office:value-type="percentage" office:value="0.72">
            <text:p>72,00%</text:p>
          </table:table-cell>
          <table:table-cell table:formula="of:=IF([.H67]=1;[.D66]-([.$J$2]*[.C66]);[.D66])" office:value-type="float" office:value="3499.2">
            <text:p>3499,2</text:p>
          </table:table-cell>
          <table:table-cell table:formula="of:=IF([.G67]=1;5000-[.D66];IF([.H67]=1;[.E66]-([.$J$2]*(1-[.C66]));[.E66]))" office:value-type="float" office:value="1360.8">
            <text:p>1360,8</text:p>
          </table:table-cell>
          <table:table-cell/>
          <table:table-cell table:formula="of:=IF(MOD([.A67]-1;50)=0;1;0)" office:value-type="float" office:value="0">
            <text:p>0</text:p>
          </table:table-cell>
          <table:table-cell table:formula="of:=IF(MOD([.A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table:formula="of:=IF([.G68]=1;5000;IF([.H68]=1;[.B67]-[.$J$2];[.B67]))" office:value-type="float" office:value="4840">
            <text:p>4840</text:p>
          </table:table-cell>
          <table:table-cell table:formula="of:=[.D68]/[.B68]" office:value-type="percentage" office:value="0.72">
            <text:p>72,00%</text:p>
          </table:table-cell>
          <table:table-cell table:formula="of:=IF([.H68]=1;[.D67]-([.$J$2]*[.C67]);[.D67])" office:value-type="float" office:value="3484.8">
            <text:p>3484,8</text:p>
          </table:table-cell>
          <table:table-cell table:formula="of:=IF([.G68]=1;5000-[.D67];IF([.H68]=1;[.E67]-([.$J$2]*(1-[.C67]));[.E67]))" office:value-type="float" office:value="1355.2">
            <text:p>1355,2</text:p>
          </table:table-cell>
          <table:table-cell/>
          <table:table-cell table:formula="of:=IF(MOD([.A68]-1;50)=0;1;0)" office:value-type="float" office:value="0">
            <text:p>0</text:p>
          </table:table-cell>
          <table:table-cell table:formula="of:=IF(MOD([.A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table:formula="of:=IF([.G69]=1;5000;IF([.H69]=1;[.B68]-[.$J$2];[.B68]))" office:value-type="float" office:value="4840">
            <text:p>4840</text:p>
          </table:table-cell>
          <table:table-cell table:formula="of:=[.D69]/[.B69]" office:value-type="percentage" office:value="0.72">
            <text:p>72,00%</text:p>
          </table:table-cell>
          <table:table-cell table:formula="of:=IF([.H69]=1;[.D68]-([.$J$2]*[.C68]);[.D68])" office:value-type="float" office:value="3484.8">
            <text:p>3484,8</text:p>
          </table:table-cell>
          <table:table-cell table:formula="of:=IF([.G69]=1;5000-[.D68];IF([.H69]=1;[.E68]-([.$J$2]*(1-[.C68]));[.E68]))" office:value-type="float" office:value="1355.2">
            <text:p>1355,2</text:p>
          </table:table-cell>
          <table:table-cell/>
          <table:table-cell table:formula="of:=IF(MOD([.A69]-1;50)=0;1;0)" office:value-type="float" office:value="0">
            <text:p>0</text:p>
          </table:table-cell>
          <table:table-cell table:formula="of:=IF(MOD([.A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table:formula="of:=IF([.G70]=1;5000;IF([.H70]=1;[.B69]-[.$J$2];[.B69]))" office:value-type="float" office:value="4820">
            <text:p>4820</text:p>
          </table:table-cell>
          <table:table-cell table:formula="of:=[.D70]/[.B70]" office:value-type="percentage" office:value="0.72">
            <text:p>72,00%</text:p>
          </table:table-cell>
          <table:table-cell table:formula="of:=IF([.H70]=1;[.D69]-([.$J$2]*[.C69]);[.D69])" office:value-type="float" office:value="3470.4">
            <text:p>3470,4</text:p>
          </table:table-cell>
          <table:table-cell table:formula="of:=IF([.G70]=1;5000-[.D69];IF([.H70]=1;[.E69]-([.$J$2]*(1-[.C69]));[.E69]))" office:value-type="float" office:value="1349.6">
            <text:p>1349,6</text:p>
          </table:table-cell>
          <table:table-cell/>
          <table:table-cell table:formula="of:=IF(MOD([.A70]-1;50)=0;1;0)" office:value-type="float" office:value="0">
            <text:p>0</text:p>
          </table:table-cell>
          <table:table-cell table:formula="of:=IF(MOD([.A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table:formula="of:=IF([.G71]=1;5000;IF([.H71]=1;[.B70]-[.$J$2];[.B70]))" office:value-type="float" office:value="4820">
            <text:p>4820</text:p>
          </table:table-cell>
          <table:table-cell table:formula="of:=[.D71]/[.B71]" office:value-type="percentage" office:value="0.72">
            <text:p>72,00%</text:p>
          </table:table-cell>
          <table:table-cell table:formula="of:=IF([.H71]=1;[.D70]-([.$J$2]*[.C70]);[.D70])" office:value-type="float" office:value="3470.4">
            <text:p>3470,4</text:p>
          </table:table-cell>
          <table:table-cell table:formula="of:=IF([.G71]=1;5000-[.D70];IF([.H71]=1;[.E70]-([.$J$2]*(1-[.C70]));[.E70]))" office:value-type="float" office:value="1349.6">
            <text:p>1349,6</text:p>
          </table:table-cell>
          <table:table-cell/>
          <table:table-cell table:formula="of:=IF(MOD([.A71]-1;50)=0;1;0)" office:value-type="float" office:value="0">
            <text:p>0</text:p>
          </table:table-cell>
          <table:table-cell table:formula="of:=IF(MOD([.A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table:formula="of:=IF([.G72]=1;5000;IF([.H72]=1;[.B71]-[.$J$2];[.B71]))" office:value-type="float" office:value="4800">
            <text:p>4800</text:p>
          </table:table-cell>
          <table:table-cell table:formula="of:=[.D72]/[.B72]" office:value-type="percentage" office:value="0.72">
            <text:p>72,00%</text:p>
          </table:table-cell>
          <table:table-cell table:formula="of:=IF([.H72]=1;[.D71]-([.$J$2]*[.C71]);[.D71])" office:value-type="float" office:value="3456">
            <text:p>3456</text:p>
          </table:table-cell>
          <table:table-cell table:formula="of:=IF([.G72]=1;5000-[.D71];IF([.H72]=1;[.E71]-([.$J$2]*(1-[.C71]));[.E71]))" office:value-type="float" office:value="1344">
            <text:p>1344</text:p>
          </table:table-cell>
          <table:table-cell/>
          <table:table-cell table:formula="of:=IF(MOD([.A72]-1;50)=0;1;0)" office:value-type="float" office:value="0">
            <text:p>0</text:p>
          </table:table-cell>
          <table:table-cell table:formula="of:=IF(MOD([.A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table:formula="of:=IF([.G73]=1;5000;IF([.H73]=1;[.B72]-[.$J$2];[.B72]))" office:value-type="float" office:value="4800">
            <text:p>4800</text:p>
          </table:table-cell>
          <table:table-cell table:formula="of:=[.D73]/[.B73]" office:value-type="percentage" office:value="0.72">
            <text:p>72,00%</text:p>
          </table:table-cell>
          <table:table-cell table:formula="of:=IF([.H73]=1;[.D72]-([.$J$2]*[.C72]);[.D72])" office:value-type="float" office:value="3456">
            <text:p>3456</text:p>
          </table:table-cell>
          <table:table-cell table:formula="of:=IF([.G73]=1;5000-[.D72];IF([.H73]=1;[.E72]-([.$J$2]*(1-[.C72]));[.E72]))" office:value-type="float" office:value="1344">
            <text:p>1344</text:p>
          </table:table-cell>
          <table:table-cell/>
          <table:table-cell table:formula="of:=IF(MOD([.A73]-1;50)=0;1;0)" office:value-type="float" office:value="0">
            <text:p>0</text:p>
          </table:table-cell>
          <table:table-cell table:formula="of:=IF(MOD([.A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table:formula="of:=IF([.G74]=1;5000;IF([.H74]=1;[.B73]-[.$J$2];[.B73]))" office:value-type="float" office:value="4780">
            <text:p>4780</text:p>
          </table:table-cell>
          <table:table-cell table:formula="of:=[.D74]/[.B74]" office:value-type="percentage" office:value="0.72">
            <text:p>72,00%</text:p>
          </table:table-cell>
          <table:table-cell table:formula="of:=IF([.H74]=1;[.D73]-([.$J$2]*[.C73]);[.D73])" office:value-type="float" office:value="3441.6">
            <text:p>3441,6</text:p>
          </table:table-cell>
          <table:table-cell table:formula="of:=IF([.G74]=1;5000-[.D73];IF([.H74]=1;[.E73]-([.$J$2]*(1-[.C73]));[.E73]))" office:value-type="float" office:value="1338.4">
            <text:p>1338,4</text:p>
          </table:table-cell>
          <table:table-cell/>
          <table:table-cell table:formula="of:=IF(MOD([.A74]-1;50)=0;1;0)" office:value-type="float" office:value="0">
            <text:p>0</text:p>
          </table:table-cell>
          <table:table-cell table:formula="of:=IF(MOD([.A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table:formula="of:=IF([.G75]=1;5000;IF([.H75]=1;[.B74]-[.$J$2];[.B74]))" office:value-type="float" office:value="4780">
            <text:p>4780</text:p>
          </table:table-cell>
          <table:table-cell table:formula="of:=[.D75]/[.B75]" office:value-type="percentage" office:value="0.72">
            <text:p>72,00%</text:p>
          </table:table-cell>
          <table:table-cell table:formula="of:=IF([.H75]=1;[.D74]-([.$J$2]*[.C74]);[.D74])" office:value-type="float" office:value="3441.6">
            <text:p>3441,6</text:p>
          </table:table-cell>
          <table:table-cell table:formula="of:=IF([.G75]=1;5000-[.D74];IF([.H75]=1;[.E74]-([.$J$2]*(1-[.C74]));[.E74]))" office:value-type="float" office:value="1338.4">
            <text:p>1338,4</text:p>
          </table:table-cell>
          <table:table-cell/>
          <table:table-cell table:formula="of:=IF(MOD([.A75]-1;50)=0;1;0)" office:value-type="float" office:value="0">
            <text:p>0</text:p>
          </table:table-cell>
          <table:table-cell table:formula="of:=IF(MOD([.A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table:formula="of:=IF([.G76]=1;5000;IF([.H76]=1;[.B75]-[.$J$2];[.B75]))" office:value-type="float" office:value="4760">
            <text:p>4760</text:p>
          </table:table-cell>
          <table:table-cell table:formula="of:=[.D76]/[.B76]" office:value-type="percentage" office:value="0.72">
            <text:p>72,00%</text:p>
          </table:table-cell>
          <table:table-cell table:formula="of:=IF([.H76]=1;[.D75]-([.$J$2]*[.C75]);[.D75])" office:value-type="float" office:value="3427.2">
            <text:p>3427,2</text:p>
          </table:table-cell>
          <table:table-cell table:formula="of:=IF([.G76]=1;5000-[.D75];IF([.H76]=1;[.E75]-([.$J$2]*(1-[.C75]));[.E75]))" office:value-type="float" office:value="1332.8">
            <text:p>1332,8</text:p>
          </table:table-cell>
          <table:table-cell/>
          <table:table-cell table:formula="of:=IF(MOD([.A76]-1;50)=0;1;0)" office:value-type="float" office:value="0">
            <text:p>0</text:p>
          </table:table-cell>
          <table:table-cell table:formula="of:=IF(MOD([.A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table:formula="of:=IF([.G77]=1;5000;IF([.H77]=1;[.B76]-[.$J$2];[.B76]))" office:value-type="float" office:value="4760">
            <text:p>4760</text:p>
          </table:table-cell>
          <table:table-cell table:formula="of:=[.D77]/[.B77]" office:value-type="percentage" office:value="0.72">
            <text:p>72,00%</text:p>
          </table:table-cell>
          <table:table-cell table:formula="of:=IF([.H77]=1;[.D76]-([.$J$2]*[.C76]);[.D76])" office:value-type="float" office:value="3427.2">
            <text:p>3427,2</text:p>
          </table:table-cell>
          <table:table-cell table:formula="of:=IF([.G77]=1;5000-[.D76];IF([.H77]=1;[.E76]-([.$J$2]*(1-[.C76]));[.E76]))" office:value-type="float" office:value="1332.8">
            <text:p>1332,8</text:p>
          </table:table-cell>
          <table:table-cell/>
          <table:table-cell table:formula="of:=IF(MOD([.A77]-1;50)=0;1;0)" office:value-type="float" office:value="0">
            <text:p>0</text:p>
          </table:table-cell>
          <table:table-cell table:formula="of:=IF(MOD([.A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table:formula="of:=IF([.G78]=1;5000;IF([.H78]=1;[.B77]-[.$J$2];[.B77]))" office:value-type="float" office:value="4740">
            <text:p>4740</text:p>
          </table:table-cell>
          <table:table-cell table:formula="of:=[.D78]/[.B78]" office:value-type="percentage" office:value="0.72">
            <text:p>72,00%</text:p>
          </table:table-cell>
          <table:table-cell table:formula="of:=IF([.H78]=1;[.D77]-([.$J$2]*[.C77]);[.D77])" office:value-type="float" office:value="3412.8">
            <text:p>3412,8</text:p>
          </table:table-cell>
          <table:table-cell table:formula="of:=IF([.G78]=1;5000-[.D77];IF([.H78]=1;[.E77]-([.$J$2]*(1-[.C77]));[.E77]))" office:value-type="float" office:value="1327.2">
            <text:p>1327,2</text:p>
          </table:table-cell>
          <table:table-cell/>
          <table:table-cell table:formula="of:=IF(MOD([.A78]-1;50)=0;1;0)" office:value-type="float" office:value="0">
            <text:p>0</text:p>
          </table:table-cell>
          <table:table-cell table:formula="of:=IF(MOD([.A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table:formula="of:=IF([.G79]=1;5000;IF([.H79]=1;[.B78]-[.$J$2];[.B78]))" office:value-type="float" office:value="4740">
            <text:p>4740</text:p>
          </table:table-cell>
          <table:table-cell table:formula="of:=[.D79]/[.B79]" office:value-type="percentage" office:value="0.72">
            <text:p>72,00%</text:p>
          </table:table-cell>
          <table:table-cell table:formula="of:=IF([.H79]=1;[.D78]-([.$J$2]*[.C78]);[.D78])" office:value-type="float" office:value="3412.8">
            <text:p>3412,8</text:p>
          </table:table-cell>
          <table:table-cell table:formula="of:=IF([.G79]=1;5000-[.D78];IF([.H79]=1;[.E78]-([.$J$2]*(1-[.C78]));[.E78]))" office:value-type="float" office:value="1327.2">
            <text:p>1327,2</text:p>
          </table:table-cell>
          <table:table-cell/>
          <table:table-cell table:formula="of:=IF(MOD([.A79]-1;50)=0;1;0)" office:value-type="float" office:value="0">
            <text:p>0</text:p>
          </table:table-cell>
          <table:table-cell table:formula="of:=IF(MOD([.A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table:formula="of:=IF([.G80]=1;5000;IF([.H80]=1;[.B79]-[.$J$2];[.B79]))" office:value-type="float" office:value="4720">
            <text:p>4720</text:p>
          </table:table-cell>
          <table:table-cell table:formula="of:=[.D80]/[.B80]" office:value-type="percentage" office:value="0.72">
            <text:p>72,00%</text:p>
          </table:table-cell>
          <table:table-cell table:formula="of:=IF([.H80]=1;[.D79]-([.$J$2]*[.C79]);[.D79])" office:value-type="float" office:value="3398.4">
            <text:p>3398,4</text:p>
          </table:table-cell>
          <table:table-cell table:formula="of:=IF([.G80]=1;5000-[.D79];IF([.H80]=1;[.E79]-([.$J$2]*(1-[.C79]));[.E79]))" office:value-type="float" office:value="1321.6">
            <text:p>1321,6</text:p>
          </table:table-cell>
          <table:table-cell/>
          <table:table-cell table:formula="of:=IF(MOD([.A80]-1;50)=0;1;0)" office:value-type="float" office:value="0">
            <text:p>0</text:p>
          </table:table-cell>
          <table:table-cell table:formula="of:=IF(MOD([.A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table:formula="of:=IF([.G81]=1;5000;IF([.H81]=1;[.B80]-[.$J$2];[.B80]))" office:value-type="float" office:value="4720">
            <text:p>4720</text:p>
          </table:table-cell>
          <table:table-cell table:formula="of:=[.D81]/[.B81]" office:value-type="percentage" office:value="0.72">
            <text:p>72,00%</text:p>
          </table:table-cell>
          <table:table-cell table:formula="of:=IF([.H81]=1;[.D80]-([.$J$2]*[.C80]);[.D80])" office:value-type="float" office:value="3398.4">
            <text:p>3398,4</text:p>
          </table:table-cell>
          <table:table-cell table:formula="of:=IF([.G81]=1;5000-[.D80];IF([.H81]=1;[.E80]-([.$J$2]*(1-[.C80]));[.E80]))" office:value-type="float" office:value="1321.6">
            <text:p>1321,6</text:p>
          </table:table-cell>
          <table:table-cell/>
          <table:table-cell table:formula="of:=IF(MOD([.A81]-1;50)=0;1;0)" office:value-type="float" office:value="0">
            <text:p>0</text:p>
          </table:table-cell>
          <table:table-cell table:formula="of:=IF(MOD([.A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table:formula="of:=IF([.G82]=1;5000;IF([.H82]=1;[.B81]-[.$J$2];[.B81]))" office:value-type="float" office:value="4700">
            <text:p>4700</text:p>
          </table:table-cell>
          <table:table-cell table:formula="of:=[.D82]/[.B82]" office:value-type="percentage" office:value="0.72">
            <text:p>72,00%</text:p>
          </table:table-cell>
          <table:table-cell table:formula="of:=IF([.H82]=1;[.D81]-([.$J$2]*[.C81]);[.D81])" office:value-type="float" office:value="3384">
            <text:p>3384</text:p>
          </table:table-cell>
          <table:table-cell table:formula="of:=IF([.G82]=1;5000-[.D81];IF([.H82]=1;[.E81]-([.$J$2]*(1-[.C81]));[.E81]))" office:value-type="float" office:value="1316">
            <text:p>1316</text:p>
          </table:table-cell>
          <table:table-cell/>
          <table:table-cell table:formula="of:=IF(MOD([.A82]-1;50)=0;1;0)" office:value-type="float" office:value="0">
            <text:p>0</text:p>
          </table:table-cell>
          <table:table-cell table:formula="of:=IF(MOD([.A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table:formula="of:=IF([.G83]=1;5000;IF([.H83]=1;[.B82]-[.$J$2];[.B82]))" office:value-type="float" office:value="4700">
            <text:p>4700</text:p>
          </table:table-cell>
          <table:table-cell table:formula="of:=[.D83]/[.B83]" office:value-type="percentage" office:value="0.72">
            <text:p>72,00%</text:p>
          </table:table-cell>
          <table:table-cell table:formula="of:=IF([.H83]=1;[.D82]-([.$J$2]*[.C82]);[.D82])" office:value-type="float" office:value="3384">
            <text:p>3384</text:p>
          </table:table-cell>
          <table:table-cell table:formula="of:=IF([.G83]=1;5000-[.D82];IF([.H83]=1;[.E82]-([.$J$2]*(1-[.C82]));[.E82]))" office:value-type="float" office:value="1316">
            <text:p>1316</text:p>
          </table:table-cell>
          <table:table-cell/>
          <table:table-cell table:formula="of:=IF(MOD([.A83]-1;50)=0;1;0)" office:value-type="float" office:value="0">
            <text:p>0</text:p>
          </table:table-cell>
          <table:table-cell table:formula="of:=IF(MOD([.A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table:formula="of:=IF([.G84]=1;5000;IF([.H84]=1;[.B83]-[.$J$2];[.B83]))" office:value-type="float" office:value="4680">
            <text:p>4680</text:p>
          </table:table-cell>
          <table:table-cell table:formula="of:=[.D84]/[.B84]" office:value-type="percentage" office:value="0.72">
            <text:p>72,00%</text:p>
          </table:table-cell>
          <table:table-cell table:formula="of:=IF([.H84]=1;[.D83]-([.$J$2]*[.C83]);[.D83])" office:value-type="float" office:value="3369.6">
            <text:p>3369,6</text:p>
          </table:table-cell>
          <table:table-cell table:formula="of:=IF([.G84]=1;5000-[.D83];IF([.H84]=1;[.E83]-([.$J$2]*(1-[.C83]));[.E83]))" office:value-type="float" office:value="1310.4">
            <text:p>1310,4</text:p>
          </table:table-cell>
          <table:table-cell/>
          <table:table-cell table:formula="of:=IF(MOD([.A84]-1;50)=0;1;0)" office:value-type="float" office:value="0">
            <text:p>0</text:p>
          </table:table-cell>
          <table:table-cell table:formula="of:=IF(MOD([.A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table:formula="of:=IF([.G85]=1;5000;IF([.H85]=1;[.B84]-[.$J$2];[.B84]))" office:value-type="float" office:value="4680">
            <text:p>4680</text:p>
          </table:table-cell>
          <table:table-cell table:formula="of:=[.D85]/[.B85]" office:value-type="percentage" office:value="0.72">
            <text:p>72,00%</text:p>
          </table:table-cell>
          <table:table-cell table:formula="of:=IF([.H85]=1;[.D84]-([.$J$2]*[.C84]);[.D84])" office:value-type="float" office:value="3369.6">
            <text:p>3369,6</text:p>
          </table:table-cell>
          <table:table-cell table:formula="of:=IF([.G85]=1;5000-[.D84];IF([.H85]=1;[.E84]-([.$J$2]*(1-[.C84]));[.E84]))" office:value-type="float" office:value="1310.4">
            <text:p>1310,4</text:p>
          </table:table-cell>
          <table:table-cell/>
          <table:table-cell table:formula="of:=IF(MOD([.A85]-1;50)=0;1;0)" office:value-type="float" office:value="0">
            <text:p>0</text:p>
          </table:table-cell>
          <table:table-cell table:formula="of:=IF(MOD([.A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table:formula="of:=IF([.G86]=1;5000;IF([.H86]=1;[.B85]-[.$J$2];[.B85]))" office:value-type="float" office:value="4660">
            <text:p>4660</text:p>
          </table:table-cell>
          <table:table-cell table:formula="of:=[.D86]/[.B86]" office:value-type="percentage" office:value="0.72">
            <text:p>72,00%</text:p>
          </table:table-cell>
          <table:table-cell table:formula="of:=IF([.H86]=1;[.D85]-([.$J$2]*[.C85]);[.D85])" office:value-type="float" office:value="3355.2">
            <text:p>3355,2</text:p>
          </table:table-cell>
          <table:table-cell table:formula="of:=IF([.G86]=1;5000-[.D85];IF([.H86]=1;[.E85]-([.$J$2]*(1-[.C85]));[.E85]))" office:value-type="float" office:value="1304.8">
            <text:p>1304,8</text:p>
          </table:table-cell>
          <table:table-cell/>
          <table:table-cell table:formula="of:=IF(MOD([.A86]-1;50)=0;1;0)" office:value-type="float" office:value="0">
            <text:p>0</text:p>
          </table:table-cell>
          <table:table-cell table:formula="of:=IF(MOD([.A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table:formula="of:=IF([.G87]=1;5000;IF([.H87]=1;[.B86]-[.$J$2];[.B86]))" office:value-type="float" office:value="4660">
            <text:p>4660</text:p>
          </table:table-cell>
          <table:table-cell table:formula="of:=[.D87]/[.B87]" office:value-type="percentage" office:value="0.72">
            <text:p>72,00%</text:p>
          </table:table-cell>
          <table:table-cell table:formula="of:=IF([.H87]=1;[.D86]-([.$J$2]*[.C86]);[.D86])" office:value-type="float" office:value="3355.2">
            <text:p>3355,2</text:p>
          </table:table-cell>
          <table:table-cell table:formula="of:=IF([.G87]=1;5000-[.D86];IF([.H87]=1;[.E86]-([.$J$2]*(1-[.C86]));[.E86]))" office:value-type="float" office:value="1304.8">
            <text:p>1304,8</text:p>
          </table:table-cell>
          <table:table-cell/>
          <table:table-cell table:formula="of:=IF(MOD([.A87]-1;50)=0;1;0)" office:value-type="float" office:value="0">
            <text:p>0</text:p>
          </table:table-cell>
          <table:table-cell table:formula="of:=IF(MOD([.A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table:formula="of:=IF([.G88]=1;5000;IF([.H88]=1;[.B87]-[.$J$2];[.B87]))" office:value-type="float" office:value="4640">
            <text:p>4640</text:p>
          </table:table-cell>
          <table:table-cell table:formula="of:=[.D88]/[.B88]" office:value-type="percentage" office:value="0.72">
            <text:p>72,00%</text:p>
          </table:table-cell>
          <table:table-cell table:formula="of:=IF([.H88]=1;[.D87]-([.$J$2]*[.C87]);[.D87])" office:value-type="float" office:value="3340.8">
            <text:p>3340,8</text:p>
          </table:table-cell>
          <table:table-cell table:formula="of:=IF([.G88]=1;5000-[.D87];IF([.H88]=1;[.E87]-([.$J$2]*(1-[.C87]));[.E87]))" office:value-type="float" office:value="1299.2">
            <text:p>1299,2</text:p>
          </table:table-cell>
          <table:table-cell/>
          <table:table-cell table:formula="of:=IF(MOD([.A88]-1;50)=0;1;0)" office:value-type="float" office:value="0">
            <text:p>0</text:p>
          </table:table-cell>
          <table:table-cell table:formula="of:=IF(MOD([.A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table:formula="of:=IF([.G89]=1;5000;IF([.H89]=1;[.B88]-[.$J$2];[.B88]))" office:value-type="float" office:value="4640">
            <text:p>4640</text:p>
          </table:table-cell>
          <table:table-cell table:formula="of:=[.D89]/[.B89]" office:value-type="percentage" office:value="0.72">
            <text:p>72,00%</text:p>
          </table:table-cell>
          <table:table-cell table:formula="of:=IF([.H89]=1;[.D88]-([.$J$2]*[.C88]);[.D88])" office:value-type="float" office:value="3340.8">
            <text:p>3340,8</text:p>
          </table:table-cell>
          <table:table-cell table:formula="of:=IF([.G89]=1;5000-[.D88];IF([.H89]=1;[.E88]-([.$J$2]*(1-[.C88]));[.E88]))" office:value-type="float" office:value="1299.2">
            <text:p>1299,2</text:p>
          </table:table-cell>
          <table:table-cell/>
          <table:table-cell table:formula="of:=IF(MOD([.A89]-1;50)=0;1;0)" office:value-type="float" office:value="0">
            <text:p>0</text:p>
          </table:table-cell>
          <table:table-cell table:formula="of:=IF(MOD([.A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table:formula="of:=IF([.G90]=1;5000;IF([.H90]=1;[.B89]-[.$J$2];[.B89]))" office:value-type="float" office:value="4620">
            <text:p>4620</text:p>
          </table:table-cell>
          <table:table-cell table:formula="of:=[.D90]/[.B90]" office:value-type="percentage" office:value="0.72">
            <text:p>72,00%</text:p>
          </table:table-cell>
          <table:table-cell table:formula="of:=IF([.H90]=1;[.D89]-([.$J$2]*[.C89]);[.D89])" office:value-type="float" office:value="3326.4">
            <text:p>3326,4</text:p>
          </table:table-cell>
          <table:table-cell table:formula="of:=IF([.G90]=1;5000-[.D89];IF([.H90]=1;[.E89]-([.$J$2]*(1-[.C89]));[.E89]))" office:value-type="float" office:value="1293.6">
            <text:p>1293,6</text:p>
          </table:table-cell>
          <table:table-cell/>
          <table:table-cell table:formula="of:=IF(MOD([.A90]-1;50)=0;1;0)" office:value-type="float" office:value="0">
            <text:p>0</text:p>
          </table:table-cell>
          <table:table-cell table:formula="of:=IF(MOD([.A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table:formula="of:=IF([.G91]=1;5000;IF([.H91]=1;[.B90]-[.$J$2];[.B90]))" office:value-type="float" office:value="4620">
            <text:p>4620</text:p>
          </table:table-cell>
          <table:table-cell table:formula="of:=[.D91]/[.B91]" office:value-type="percentage" office:value="0.72">
            <text:p>72,00%</text:p>
          </table:table-cell>
          <table:table-cell table:formula="of:=IF([.H91]=1;[.D90]-([.$J$2]*[.C90]);[.D90])" office:value-type="float" office:value="3326.4">
            <text:p>3326,4</text:p>
          </table:table-cell>
          <table:table-cell table:formula="of:=IF([.G91]=1;5000-[.D90];IF([.H91]=1;[.E90]-([.$J$2]*(1-[.C90]));[.E90]))" office:value-type="float" office:value="1293.6">
            <text:p>1293,6</text:p>
          </table:table-cell>
          <table:table-cell/>
          <table:table-cell table:formula="of:=IF(MOD([.A91]-1;50)=0;1;0)" office:value-type="float" office:value="0">
            <text:p>0</text:p>
          </table:table-cell>
          <table:table-cell table:formula="of:=IF(MOD([.A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table:formula="of:=IF([.G92]=1;5000;IF([.H92]=1;[.B91]-[.$J$2];[.B91]))" office:value-type="float" office:value="4600">
            <text:p>4600</text:p>
          </table:table-cell>
          <table:table-cell table:formula="of:=[.D92]/[.B92]" office:value-type="percentage" office:value="0.72">
            <text:p>72,00%</text:p>
          </table:table-cell>
          <table:table-cell table:formula="of:=IF([.H92]=1;[.D91]-([.$J$2]*[.C91]);[.D91])" office:value-type="float" office:value="3312">
            <text:p>3312</text:p>
          </table:table-cell>
          <table:table-cell table:formula="of:=IF([.G92]=1;5000-[.D91];IF([.H92]=1;[.E91]-([.$J$2]*(1-[.C91]));[.E91]))" office:value-type="float" office:value="1288">
            <text:p>1288</text:p>
          </table:table-cell>
          <table:table-cell/>
          <table:table-cell table:formula="of:=IF(MOD([.A92]-1;50)=0;1;0)" office:value-type="float" office:value="0">
            <text:p>0</text:p>
          </table:table-cell>
          <table:table-cell table:formula="of:=IF(MOD([.A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table:formula="of:=IF([.G93]=1;5000;IF([.H93]=1;[.B92]-[.$J$2];[.B92]))" office:value-type="float" office:value="4600">
            <text:p>4600</text:p>
          </table:table-cell>
          <table:table-cell table:formula="of:=[.D93]/[.B93]" office:value-type="percentage" office:value="0.72">
            <text:p>72,00%</text:p>
          </table:table-cell>
          <table:table-cell table:formula="of:=IF([.H93]=1;[.D92]-([.$J$2]*[.C92]);[.D92])" office:value-type="float" office:value="3312">
            <text:p>3312</text:p>
          </table:table-cell>
          <table:table-cell table:formula="of:=IF([.G93]=1;5000-[.D92];IF([.H93]=1;[.E92]-([.$J$2]*(1-[.C92]));[.E92]))" office:value-type="float" office:value="1288">
            <text:p>1288</text:p>
          </table:table-cell>
          <table:table-cell/>
          <table:table-cell table:formula="of:=IF(MOD([.A93]-1;50)=0;1;0)" office:value-type="float" office:value="0">
            <text:p>0</text:p>
          </table:table-cell>
          <table:table-cell table:formula="of:=IF(MOD([.A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table:formula="of:=IF([.G94]=1;5000;IF([.H94]=1;[.B93]-[.$J$2];[.B93]))" office:value-type="float" office:value="4580">
            <text:p>4580</text:p>
          </table:table-cell>
          <table:table-cell table:formula="of:=[.D94]/[.B94]" office:value-type="percentage" office:value="0.72">
            <text:p>72,00%</text:p>
          </table:table-cell>
          <table:table-cell table:formula="of:=IF([.H94]=1;[.D93]-([.$J$2]*[.C93]);[.D93])" office:value-type="float" office:value="3297.6">
            <text:p>3297,6</text:p>
          </table:table-cell>
          <table:table-cell table:formula="of:=IF([.G94]=1;5000-[.D93];IF([.H94]=1;[.E93]-([.$J$2]*(1-[.C93]));[.E93]))" office:value-type="float" office:value="1282.4">
            <text:p>1282,4</text:p>
          </table:table-cell>
          <table:table-cell/>
          <table:table-cell table:formula="of:=IF(MOD([.A94]-1;50)=0;1;0)" office:value-type="float" office:value="0">
            <text:p>0</text:p>
          </table:table-cell>
          <table:table-cell table:formula="of:=IF(MOD([.A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table:formula="of:=IF([.G95]=1;5000;IF([.H95]=1;[.B94]-[.$J$2];[.B94]))" office:value-type="float" office:value="4580">
            <text:p>4580</text:p>
          </table:table-cell>
          <table:table-cell table:formula="of:=[.D95]/[.B95]" office:value-type="percentage" office:value="0.72">
            <text:p>72,00%</text:p>
          </table:table-cell>
          <table:table-cell table:formula="of:=IF([.H95]=1;[.D94]-([.$J$2]*[.C94]);[.D94])" office:value-type="float" office:value="3297.6">
            <text:p>3297,6</text:p>
          </table:table-cell>
          <table:table-cell table:formula="of:=IF([.G95]=1;5000-[.D94];IF([.H95]=1;[.E94]-([.$J$2]*(1-[.C94]));[.E94]))" office:value-type="float" office:value="1282.4">
            <text:p>1282,4</text:p>
          </table:table-cell>
          <table:table-cell/>
          <table:table-cell table:formula="of:=IF(MOD([.A95]-1;50)=0;1;0)" office:value-type="float" office:value="0">
            <text:p>0</text:p>
          </table:table-cell>
          <table:table-cell table:formula="of:=IF(MOD([.A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table:formula="of:=IF([.G96]=1;5000;IF([.H96]=1;[.B95]-[.$J$2];[.B95]))" office:value-type="float" office:value="4560">
            <text:p>4560</text:p>
          </table:table-cell>
          <table:table-cell table:formula="of:=[.D96]/[.B96]" office:value-type="percentage" office:value="0.72">
            <text:p>72,00%</text:p>
          </table:table-cell>
          <table:table-cell table:formula="of:=IF([.H96]=1;[.D95]-([.$J$2]*[.C95]);[.D95])" office:value-type="float" office:value="3283.2">
            <text:p>3283,2</text:p>
          </table:table-cell>
          <table:table-cell table:formula="of:=IF([.G96]=1;5000-[.D95];IF([.H96]=1;[.E95]-([.$J$2]*(1-[.C95]));[.E95]))" office:value-type="float" office:value="1276.8">
            <text:p>1276,8</text:p>
          </table:table-cell>
          <table:table-cell/>
          <table:table-cell table:formula="of:=IF(MOD([.A96]-1;50)=0;1;0)" office:value-type="float" office:value="0">
            <text:p>0</text:p>
          </table:table-cell>
          <table:table-cell table:formula="of:=IF(MOD([.A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table:formula="of:=IF([.G97]=1;5000;IF([.H97]=1;[.B96]-[.$J$2];[.B96]))" office:value-type="float" office:value="4560">
            <text:p>4560</text:p>
          </table:table-cell>
          <table:table-cell table:formula="of:=[.D97]/[.B97]" office:value-type="percentage" office:value="0.72">
            <text:p>72,00%</text:p>
          </table:table-cell>
          <table:table-cell table:formula="of:=IF([.H97]=1;[.D96]-([.$J$2]*[.C96]);[.D96])" office:value-type="float" office:value="3283.2">
            <text:p>3283,2</text:p>
          </table:table-cell>
          <table:table-cell table:formula="of:=IF([.G97]=1;5000-[.D96];IF([.H97]=1;[.E96]-([.$J$2]*(1-[.C96]));[.E96]))" office:value-type="float" office:value="1276.8">
            <text:p>1276,8</text:p>
          </table:table-cell>
          <table:table-cell/>
          <table:table-cell table:formula="of:=IF(MOD([.A97]-1;50)=0;1;0)" office:value-type="float" office:value="0">
            <text:p>0</text:p>
          </table:table-cell>
          <table:table-cell table:formula="of:=IF(MOD([.A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table:formula="of:=IF([.G98]=1;5000;IF([.H98]=1;[.B97]-[.$J$2];[.B97]))" office:value-type="float" office:value="4540">
            <text:p>4540</text:p>
          </table:table-cell>
          <table:table-cell table:formula="of:=[.D98]/[.B98]" office:value-type="percentage" office:value="0.72">
            <text:p>72,00%</text:p>
          </table:table-cell>
          <table:table-cell table:formula="of:=IF([.H98]=1;[.D97]-([.$J$2]*[.C97]);[.D97])" office:value-type="float" office:value="3268.8">
            <text:p>3268,8</text:p>
          </table:table-cell>
          <table:table-cell table:formula="of:=IF([.G98]=1;5000-[.D97];IF([.H98]=1;[.E97]-([.$J$2]*(1-[.C97]));[.E97]))" office:value-type="float" office:value="1271.2">
            <text:p>1271,2</text:p>
          </table:table-cell>
          <table:table-cell/>
          <table:table-cell table:formula="of:=IF(MOD([.A98]-1;50)=0;1;0)" office:value-type="float" office:value="0">
            <text:p>0</text:p>
          </table:table-cell>
          <table:table-cell table:formula="of:=IF(MOD([.A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table:formula="of:=IF([.G99]=1;5000;IF([.H99]=1;[.B98]-[.$J$2];[.B98]))" office:value-type="float" office:value="4540">
            <text:p>4540</text:p>
          </table:table-cell>
          <table:table-cell table:formula="of:=[.D99]/[.B99]" office:value-type="percentage" office:value="0.72">
            <text:p>72,00%</text:p>
          </table:table-cell>
          <table:table-cell table:formula="of:=IF([.H99]=1;[.D98]-([.$J$2]*[.C98]);[.D98])" office:value-type="float" office:value="3268.8">
            <text:p>3268,8</text:p>
          </table:table-cell>
          <table:table-cell table:formula="of:=IF([.G99]=1;5000-[.D98];IF([.H99]=1;[.E98]-([.$J$2]*(1-[.C98]));[.E98]))" office:value-type="float" office:value="1271.2">
            <text:p>1271,2</text:p>
          </table:table-cell>
          <table:table-cell/>
          <table:table-cell table:formula="of:=IF(MOD([.A99]-1;50)=0;1;0)" office:value-type="float" office:value="0">
            <text:p>0</text:p>
          </table:table-cell>
          <table:table-cell table:formula="of:=IF(MOD([.A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table:formula="of:=IF([.G100]=1;5000;IF([.H100]=1;[.B99]-[.$J$2];[.B99]))" office:value-type="float" office:value="4520">
            <text:p>4520</text:p>
          </table:table-cell>
          <table:table-cell table:formula="of:=[.D100]/[.B100]" office:value-type="percentage" office:value="0.72">
            <text:p>72,00%</text:p>
          </table:table-cell>
          <table:table-cell table:formula="of:=IF([.H100]=1;[.D99]-([.$J$2]*[.C99]);[.D99])" office:value-type="float" office:value="3254.4">
            <text:p>3254,4</text:p>
          </table:table-cell>
          <table:table-cell table:formula="of:=IF([.G100]=1;5000-[.D99];IF([.H100]=1;[.E99]-([.$J$2]*(1-[.C99]));[.E99]))" office:value-type="float" office:value="1265.6">
            <text:p>1265,6</text:p>
          </table:table-cell>
          <table:table-cell/>
          <table:table-cell table:formula="of:=IF(MOD([.A100]-1;50)=0;1;0)" office:value-type="float" office:value="0">
            <text:p>0</text:p>
          </table:table-cell>
          <table:table-cell table:formula="of:=IF(MOD([.A1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table:formula="of:=IF([.G101]=1;5000;IF([.H101]=1;[.B100]-[.$J$2];[.B100]))" office:value-type="float" office:value="4520">
            <text:p>4520</text:p>
          </table:table-cell>
          <table:table-cell table:formula="of:=[.D101]/[.B101]" office:value-type="percentage" office:value="0.72">
            <text:p>72,00%</text:p>
          </table:table-cell>
          <table:table-cell table:formula="of:=IF([.H101]=1;[.D100]-([.$J$2]*[.C100]);[.D100])" office:value-type="float" office:value="3254.4">
            <text:p>3254,4</text:p>
          </table:table-cell>
          <table:table-cell table:formula="of:=IF([.G101]=1;5000-[.D100];IF([.H101]=1;[.E100]-([.$J$2]*(1-[.C100]));[.E100]))" office:value-type="float" office:value="1265.6">
            <text:p>1265,6</text:p>
          </table:table-cell>
          <table:table-cell/>
          <table:table-cell table:formula="of:=IF(MOD([.A101]-1;50)=0;1;0)" office:value-type="float" office:value="0">
            <text:p>0</text:p>
          </table:table-cell>
          <table:table-cell table:formula="of:=IF(MOD([.A1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table:formula="of:=IF([.G102]=1;5000;IF([.H102]=1;[.B101]-[.$J$2];[.B101]))" office:value-type="float" office:value="4500">
            <text:p>4500</text:p>
          </table:table-cell>
          <table:table-cell table:formula="of:=[.D102]/[.B102]" office:value-type="percentage" office:value="0.72">
            <text:p>72,00%</text:p>
          </table:table-cell>
          <table:table-cell table:formula="of:=IF([.H102]=1;[.D101]-([.$J$2]*[.C101]);[.D101])" office:value-type="float" office:value="3240">
            <text:p>3240</text:p>
          </table:table-cell>
          <table:table-cell table:formula="of:=IF([.G102]=1;5000-[.D101];IF([.H102]=1;[.E101]-([.$J$2]*(1-[.C101]));[.E101]))" office:value-type="float" office:value="1260">
            <text:p>1260</text:p>
          </table:table-cell>
          <table:table-cell/>
          <table:table-cell table:formula="of:=IF(MOD([.A102]-1;50)=0;1;0)" office:value-type="float" office:value="0">
            <text:p>0</text:p>
          </table:table-cell>
          <table:table-cell table:formula="of:=IF(MOD([.A1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1">
            <text:p>101</text:p>
          </table:table-cell>
          <table:table-cell table:formula="of:=IF([.G103]=1;5000;IF([.H103]=1;[.B102]-[.$J$2];[.B102]))" office:value-type="float" office:value="5000">
            <text:p>5000</text:p>
          </table:table-cell>
          <table:table-cell table:formula="of:=[.D103]/[.B103]" office:value-type="percentage" office:value="0.648">
            <text:p>64,80%</text:p>
          </table:table-cell>
          <table:table-cell table:formula="of:=IF([.H103]=1;[.D102]-([.$J$2]*[.C102]);[.D102])" office:value-type="float" office:value="3240">
            <text:p>3240</text:p>
          </table:table-cell>
          <table:table-cell table:formula="of:=IF([.G103]=1;5000-[.D102];IF([.H103]=1;[.E102]-([.$J$2]*(1-[.C102]));[.E102]))" office:value-type="float" office:value="1760">
            <text:p>1760</text:p>
          </table:table-cell>
          <table:table-cell/>
          <table:table-cell table:formula="of:=IF(MOD([.A103]-1;50)=0;1;0)" office:value-type="float" office:value="1">
            <text:p>1</text:p>
          </table:table-cell>
          <table:table-cell table:formula="of:=IF(MOD([.A1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2">
            <text:p>102</text:p>
          </table:table-cell>
          <table:table-cell table:formula="of:=IF([.G104]=1;5000;IF([.H104]=1;[.B103]-[.$J$2];[.B103]))" office:value-type="float" office:value="4980">
            <text:p>4980</text:p>
          </table:table-cell>
          <table:table-cell table:formula="of:=[.D104]/[.B104]" office:value-type="percentage" office:value="0.648">
            <text:p>64,80%</text:p>
          </table:table-cell>
          <table:table-cell table:formula="of:=IF([.H104]=1;[.D103]-([.$J$2]*[.C103]);[.D103])" office:value-type="float" office:value="3227.04">
            <text:p>3227,04</text:p>
          </table:table-cell>
          <table:table-cell table:formula="of:=IF([.G104]=1;5000-[.D103];IF([.H104]=1;[.E103]-([.$J$2]*(1-[.C103]));[.E103]))" office:value-type="float" office:value="1752.96">
            <text:p>1752,96</text:p>
          </table:table-cell>
          <table:table-cell/>
          <table:table-cell table:formula="of:=IF(MOD([.A104]-1;50)=0;1;0)" office:value-type="float" office:value="0">
            <text:p>0</text:p>
          </table:table-cell>
          <table:table-cell table:formula="of:=IF(MOD([.A1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3">
            <text:p>103</text:p>
          </table:table-cell>
          <table:table-cell table:formula="of:=IF([.G105]=1;5000;IF([.H105]=1;[.B104]-[.$J$2];[.B104]))" office:value-type="float" office:value="4980">
            <text:p>4980</text:p>
          </table:table-cell>
          <table:table-cell table:formula="of:=[.D105]/[.B105]" office:value-type="percentage" office:value="0.648">
            <text:p>64,80%</text:p>
          </table:table-cell>
          <table:table-cell table:formula="of:=IF([.H105]=1;[.D104]-([.$J$2]*[.C104]);[.D104])" office:value-type="float" office:value="3227.04">
            <text:p>3227,04</text:p>
          </table:table-cell>
          <table:table-cell table:formula="of:=IF([.G105]=1;5000-[.D104];IF([.H105]=1;[.E104]-([.$J$2]*(1-[.C104]));[.E104]))" office:value-type="float" office:value="1752.96">
            <text:p>1752,96</text:p>
          </table:table-cell>
          <table:table-cell/>
          <table:table-cell table:formula="of:=IF(MOD([.A105]-1;50)=0;1;0)" office:value-type="float" office:value="0">
            <text:p>0</text:p>
          </table:table-cell>
          <table:table-cell table:formula="of:=IF(MOD([.A1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4">
            <text:p>104</text:p>
          </table:table-cell>
          <table:table-cell table:formula="of:=IF([.G106]=1;5000;IF([.H106]=1;[.B105]-[.$J$2];[.B105]))" office:value-type="float" office:value="4960">
            <text:p>4960</text:p>
          </table:table-cell>
          <table:table-cell table:formula="of:=[.D106]/[.B106]" office:value-type="percentage" office:value="0.648">
            <text:p>64,80%</text:p>
          </table:table-cell>
          <table:table-cell table:formula="of:=IF([.H106]=1;[.D105]-([.$J$2]*[.C105]);[.D105])" office:value-type="float" office:value="3214.08">
            <text:p>3214,08</text:p>
          </table:table-cell>
          <table:table-cell table:formula="of:=IF([.G106]=1;5000-[.D105];IF([.H106]=1;[.E105]-([.$J$2]*(1-[.C105]));[.E105]))" office:value-type="float" office:value="1745.92">
            <text:p>1745,92</text:p>
          </table:table-cell>
          <table:table-cell/>
          <table:table-cell table:formula="of:=IF(MOD([.A106]-1;50)=0;1;0)" office:value-type="float" office:value="0">
            <text:p>0</text:p>
          </table:table-cell>
          <table:table-cell table:formula="of:=IF(MOD([.A1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5">
            <text:p>105</text:p>
          </table:table-cell>
          <table:table-cell table:formula="of:=IF([.G107]=1;5000;IF([.H107]=1;[.B106]-[.$J$2];[.B106]))" office:value-type="float" office:value="4960">
            <text:p>4960</text:p>
          </table:table-cell>
          <table:table-cell table:formula="of:=[.D107]/[.B107]" office:value-type="percentage" office:value="0.648">
            <text:p>64,80%</text:p>
          </table:table-cell>
          <table:table-cell table:formula="of:=IF([.H107]=1;[.D106]-([.$J$2]*[.C106]);[.D106])" office:value-type="float" office:value="3214.08">
            <text:p>3214,08</text:p>
          </table:table-cell>
          <table:table-cell table:formula="of:=IF([.G107]=1;5000-[.D106];IF([.H107]=1;[.E106]-([.$J$2]*(1-[.C106]));[.E106]))" office:value-type="float" office:value="1745.92">
            <text:p>1745,92</text:p>
          </table:table-cell>
          <table:table-cell/>
          <table:table-cell table:formula="of:=IF(MOD([.A107]-1;50)=0;1;0)" office:value-type="float" office:value="0">
            <text:p>0</text:p>
          </table:table-cell>
          <table:table-cell table:formula="of:=IF(MOD([.A1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6">
            <text:p>106</text:p>
          </table:table-cell>
          <table:table-cell table:formula="of:=IF([.G108]=1;5000;IF([.H108]=1;[.B107]-[.$J$2];[.B107]))" office:value-type="float" office:value="4940">
            <text:p>4940</text:p>
          </table:table-cell>
          <table:table-cell table:formula="of:=[.D108]/[.B108]" office:value-type="percentage" office:value="0.647999999999999">
            <text:p>64,80%</text:p>
          </table:table-cell>
          <table:table-cell table:formula="of:=IF([.H108]=1;[.D107]-([.$J$2]*[.C107]);[.D107])" office:value-type="float" office:value="3201.12">
            <text:p>3201,12</text:p>
          </table:table-cell>
          <table:table-cell table:formula="of:=IF([.G108]=1;5000-[.D107];IF([.H108]=1;[.E107]-([.$J$2]*(1-[.C107]));[.E107]))" office:value-type="float" office:value="1738.88">
            <text:p>1738,88</text:p>
          </table:table-cell>
          <table:table-cell/>
          <table:table-cell table:formula="of:=IF(MOD([.A108]-1;50)=0;1;0)" office:value-type="float" office:value="0">
            <text:p>0</text:p>
          </table:table-cell>
          <table:table-cell table:formula="of:=IF(MOD([.A1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7">
            <text:p>107</text:p>
          </table:table-cell>
          <table:table-cell table:formula="of:=IF([.G109]=1;5000;IF([.H109]=1;[.B108]-[.$J$2];[.B108]))" office:value-type="float" office:value="4940">
            <text:p>4940</text:p>
          </table:table-cell>
          <table:table-cell table:formula="of:=[.D109]/[.B109]" office:value-type="percentage" office:value="0.647999999999999">
            <text:p>64,80%</text:p>
          </table:table-cell>
          <table:table-cell table:formula="of:=IF([.H109]=1;[.D108]-([.$J$2]*[.C108]);[.D108])" office:value-type="float" office:value="3201.12">
            <text:p>3201,12</text:p>
          </table:table-cell>
          <table:table-cell table:formula="of:=IF([.G109]=1;5000-[.D108];IF([.H109]=1;[.E108]-([.$J$2]*(1-[.C108]));[.E108]))" office:value-type="float" office:value="1738.88">
            <text:p>1738,88</text:p>
          </table:table-cell>
          <table:table-cell/>
          <table:table-cell table:formula="of:=IF(MOD([.A109]-1;50)=0;1;0)" office:value-type="float" office:value="0">
            <text:p>0</text:p>
          </table:table-cell>
          <table:table-cell table:formula="of:=IF(MOD([.A1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8">
            <text:p>108</text:p>
          </table:table-cell>
          <table:table-cell table:formula="of:=IF([.G110]=1;5000;IF([.H110]=1;[.B109]-[.$J$2];[.B109]))" office:value-type="float" office:value="4920">
            <text:p>4920</text:p>
          </table:table-cell>
          <table:table-cell table:formula="of:=[.D110]/[.B110]" office:value-type="percentage" office:value="0.647999999999999">
            <text:p>64,80%</text:p>
          </table:table-cell>
          <table:table-cell table:formula="of:=IF([.H110]=1;[.D109]-([.$J$2]*[.C109]);[.D109])" office:value-type="float" office:value="3188.16">
            <text:p>3188,16</text:p>
          </table:table-cell>
          <table:table-cell table:formula="of:=IF([.G110]=1;5000-[.D109];IF([.H110]=1;[.E109]-([.$J$2]*(1-[.C109]));[.E109]))" office:value-type="float" office:value="1731.84">
            <text:p>1731,84</text:p>
          </table:table-cell>
          <table:table-cell/>
          <table:table-cell table:formula="of:=IF(MOD([.A110]-1;50)=0;1;0)" office:value-type="float" office:value="0">
            <text:p>0</text:p>
          </table:table-cell>
          <table:table-cell table:formula="of:=IF(MOD([.A1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9">
            <text:p>109</text:p>
          </table:table-cell>
          <table:table-cell table:formula="of:=IF([.G111]=1;5000;IF([.H111]=1;[.B110]-[.$J$2];[.B110]))" office:value-type="float" office:value="4920">
            <text:p>4920</text:p>
          </table:table-cell>
          <table:table-cell table:formula="of:=[.D111]/[.B111]" office:value-type="percentage" office:value="0.647999999999999">
            <text:p>64,80%</text:p>
          </table:table-cell>
          <table:table-cell table:formula="of:=IF([.H111]=1;[.D110]-([.$J$2]*[.C110]);[.D110])" office:value-type="float" office:value="3188.16">
            <text:p>3188,16</text:p>
          </table:table-cell>
          <table:table-cell table:formula="of:=IF([.G111]=1;5000-[.D110];IF([.H111]=1;[.E110]-([.$J$2]*(1-[.C110]));[.E110]))" office:value-type="float" office:value="1731.84">
            <text:p>1731,84</text:p>
          </table:table-cell>
          <table:table-cell/>
          <table:table-cell table:formula="of:=IF(MOD([.A111]-1;50)=0;1;0)" office:value-type="float" office:value="0">
            <text:p>0</text:p>
          </table:table-cell>
          <table:table-cell table:formula="of:=IF(MOD([.A1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0">
            <text:p>110</text:p>
          </table:table-cell>
          <table:table-cell table:formula="of:=IF([.G112]=1;5000;IF([.H112]=1;[.B111]-[.$J$2];[.B111]))" office:value-type="float" office:value="4900">
            <text:p>4900</text:p>
          </table:table-cell>
          <table:table-cell table:formula="of:=[.D112]/[.B112]" office:value-type="percentage" office:value="0.647999999999999">
            <text:p>64,80%</text:p>
          </table:table-cell>
          <table:table-cell table:formula="of:=IF([.H112]=1;[.D111]-([.$J$2]*[.C111]);[.D111])" office:value-type="float" office:value="3175.2">
            <text:p>3175,2</text:p>
          </table:table-cell>
          <table:table-cell table:formula="of:=IF([.G112]=1;5000-[.D111];IF([.H112]=1;[.E111]-([.$J$2]*(1-[.C111]));[.E111]))" office:value-type="float" office:value="1724.8">
            <text:p>1724,8</text:p>
          </table:table-cell>
          <table:table-cell/>
          <table:table-cell table:formula="of:=IF(MOD([.A112]-1;50)=0;1;0)" office:value-type="float" office:value="0">
            <text:p>0</text:p>
          </table:table-cell>
          <table:table-cell table:formula="of:=IF(MOD([.A1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1">
            <text:p>111</text:p>
          </table:table-cell>
          <table:table-cell table:formula="of:=IF([.G113]=1;5000;IF([.H113]=1;[.B112]-[.$J$2];[.B112]))" office:value-type="float" office:value="4900">
            <text:p>4900</text:p>
          </table:table-cell>
          <table:table-cell table:formula="of:=[.D113]/[.B113]" office:value-type="percentage" office:value="0.647999999999999">
            <text:p>64,80%</text:p>
          </table:table-cell>
          <table:table-cell table:formula="of:=IF([.H113]=1;[.D112]-([.$J$2]*[.C112]);[.D112])" office:value-type="float" office:value="3175.2">
            <text:p>3175,2</text:p>
          </table:table-cell>
          <table:table-cell table:formula="of:=IF([.G113]=1;5000-[.D112];IF([.H113]=1;[.E112]-([.$J$2]*(1-[.C112]));[.E112]))" office:value-type="float" office:value="1724.8">
            <text:p>1724,8</text:p>
          </table:table-cell>
          <table:table-cell/>
          <table:table-cell table:formula="of:=IF(MOD([.A113]-1;50)=0;1;0)" office:value-type="float" office:value="0">
            <text:p>0</text:p>
          </table:table-cell>
          <table:table-cell table:formula="of:=IF(MOD([.A1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2">
            <text:p>112</text:p>
          </table:table-cell>
          <table:table-cell table:formula="of:=IF([.G114]=1;5000;IF([.H114]=1;[.B113]-[.$J$2];[.B113]))" office:value-type="float" office:value="4880">
            <text:p>4880</text:p>
          </table:table-cell>
          <table:table-cell table:formula="of:=[.D114]/[.B114]" office:value-type="percentage" office:value="0.647999999999999">
            <text:p>64,80%</text:p>
          </table:table-cell>
          <table:table-cell table:formula="of:=IF([.H114]=1;[.D113]-([.$J$2]*[.C113]);[.D113])" office:value-type="float" office:value="3162.24">
            <text:p>3162,24</text:p>
          </table:table-cell>
          <table:table-cell table:formula="of:=IF([.G114]=1;5000-[.D113];IF([.H114]=1;[.E113]-([.$J$2]*(1-[.C113]));[.E113]))" office:value-type="float" office:value="1717.76">
            <text:p>1717,76</text:p>
          </table:table-cell>
          <table:table-cell/>
          <table:table-cell table:formula="of:=IF(MOD([.A114]-1;50)=0;1;0)" office:value-type="float" office:value="0">
            <text:p>0</text:p>
          </table:table-cell>
          <table:table-cell table:formula="of:=IF(MOD([.A1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3">
            <text:p>113</text:p>
          </table:table-cell>
          <table:table-cell table:formula="of:=IF([.G115]=1;5000;IF([.H115]=1;[.B114]-[.$J$2];[.B114]))" office:value-type="float" office:value="4880">
            <text:p>4880</text:p>
          </table:table-cell>
          <table:table-cell table:formula="of:=[.D115]/[.B115]" office:value-type="percentage" office:value="0.647999999999999">
            <text:p>64,80%</text:p>
          </table:table-cell>
          <table:table-cell table:formula="of:=IF([.H115]=1;[.D114]-([.$J$2]*[.C114]);[.D114])" office:value-type="float" office:value="3162.24">
            <text:p>3162,24</text:p>
          </table:table-cell>
          <table:table-cell table:formula="of:=IF([.G115]=1;5000-[.D114];IF([.H115]=1;[.E114]-([.$J$2]*(1-[.C114]));[.E114]))" office:value-type="float" office:value="1717.76">
            <text:p>1717,76</text:p>
          </table:table-cell>
          <table:table-cell/>
          <table:table-cell table:formula="of:=IF(MOD([.A115]-1;50)=0;1;0)" office:value-type="float" office:value="0">
            <text:p>0</text:p>
          </table:table-cell>
          <table:table-cell table:formula="of:=IF(MOD([.A1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4">
            <text:p>114</text:p>
          </table:table-cell>
          <table:table-cell table:formula="of:=IF([.G116]=1;5000;IF([.H116]=1;[.B115]-[.$J$2];[.B115]))" office:value-type="float" office:value="4860">
            <text:p>4860</text:p>
          </table:table-cell>
          <table:table-cell table:formula="of:=[.D116]/[.B116]" office:value-type="percentage" office:value="0.647999999999999">
            <text:p>64,80%</text:p>
          </table:table-cell>
          <table:table-cell table:formula="of:=IF([.H116]=1;[.D115]-([.$J$2]*[.C115]);[.D115])" office:value-type="float" office:value="3149.28">
            <text:p>3149,28</text:p>
          </table:table-cell>
          <table:table-cell table:formula="of:=IF([.G116]=1;5000-[.D115];IF([.H116]=1;[.E115]-([.$J$2]*(1-[.C115]));[.E115]))" office:value-type="float" office:value="1710.72">
            <text:p>1710,72</text:p>
          </table:table-cell>
          <table:table-cell/>
          <table:table-cell table:formula="of:=IF(MOD([.A116]-1;50)=0;1;0)" office:value-type="float" office:value="0">
            <text:p>0</text:p>
          </table:table-cell>
          <table:table-cell table:formula="of:=IF(MOD([.A1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5">
            <text:p>115</text:p>
          </table:table-cell>
          <table:table-cell table:formula="of:=IF([.G117]=1;5000;IF([.H117]=1;[.B116]-[.$J$2];[.B116]))" office:value-type="float" office:value="4860">
            <text:p>4860</text:p>
          </table:table-cell>
          <table:table-cell table:formula="of:=[.D117]/[.B117]" office:value-type="percentage" office:value="0.647999999999999">
            <text:p>64,80%</text:p>
          </table:table-cell>
          <table:table-cell table:formula="of:=IF([.H117]=1;[.D116]-([.$J$2]*[.C116]);[.D116])" office:value-type="float" office:value="3149.28">
            <text:p>3149,28</text:p>
          </table:table-cell>
          <table:table-cell table:formula="of:=IF([.G117]=1;5000-[.D116];IF([.H117]=1;[.E116]-([.$J$2]*(1-[.C116]));[.E116]))" office:value-type="float" office:value="1710.72">
            <text:p>1710,72</text:p>
          </table:table-cell>
          <table:table-cell/>
          <table:table-cell table:formula="of:=IF(MOD([.A117]-1;50)=0;1;0)" office:value-type="float" office:value="0">
            <text:p>0</text:p>
          </table:table-cell>
          <table:table-cell table:formula="of:=IF(MOD([.A1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6">
            <text:p>116</text:p>
          </table:table-cell>
          <table:table-cell table:formula="of:=IF([.G118]=1;5000;IF([.H118]=1;[.B117]-[.$J$2];[.B117]))" office:value-type="float" office:value="4840">
            <text:p>4840</text:p>
          </table:table-cell>
          <table:table-cell table:formula="of:=[.D118]/[.B118]" office:value-type="percentage" office:value="0.647999999999999">
            <text:p>64,80%</text:p>
          </table:table-cell>
          <table:table-cell table:formula="of:=IF([.H118]=1;[.D117]-([.$J$2]*[.C117]);[.D117])" office:value-type="float" office:value="3136.32">
            <text:p>3136,32</text:p>
          </table:table-cell>
          <table:table-cell table:formula="of:=IF([.G118]=1;5000-[.D117];IF([.H118]=1;[.E117]-([.$J$2]*(1-[.C117]));[.E117]))" office:value-type="float" office:value="1703.68">
            <text:p>1703,68</text:p>
          </table:table-cell>
          <table:table-cell/>
          <table:table-cell table:formula="of:=IF(MOD([.A118]-1;50)=0;1;0)" office:value-type="float" office:value="0">
            <text:p>0</text:p>
          </table:table-cell>
          <table:table-cell table:formula="of:=IF(MOD([.A1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7">
            <text:p>117</text:p>
          </table:table-cell>
          <table:table-cell table:formula="of:=IF([.G119]=1;5000;IF([.H119]=1;[.B118]-[.$J$2];[.B118]))" office:value-type="float" office:value="4840">
            <text:p>4840</text:p>
          </table:table-cell>
          <table:table-cell table:formula="of:=[.D119]/[.B119]" office:value-type="percentage" office:value="0.647999999999999">
            <text:p>64,80%</text:p>
          </table:table-cell>
          <table:table-cell table:formula="of:=IF([.H119]=1;[.D118]-([.$J$2]*[.C118]);[.D118])" office:value-type="float" office:value="3136.32">
            <text:p>3136,32</text:p>
          </table:table-cell>
          <table:table-cell table:formula="of:=IF([.G119]=1;5000-[.D118];IF([.H119]=1;[.E118]-([.$J$2]*(1-[.C118]));[.E118]))" office:value-type="float" office:value="1703.68">
            <text:p>1703,68</text:p>
          </table:table-cell>
          <table:table-cell/>
          <table:table-cell table:formula="of:=IF(MOD([.A119]-1;50)=0;1;0)" office:value-type="float" office:value="0">
            <text:p>0</text:p>
          </table:table-cell>
          <table:table-cell table:formula="of:=IF(MOD([.A1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8">
            <text:p>118</text:p>
          </table:table-cell>
          <table:table-cell table:formula="of:=IF([.G120]=1;5000;IF([.H120]=1;[.B119]-[.$J$2];[.B119]))" office:value-type="float" office:value="4820">
            <text:p>4820</text:p>
          </table:table-cell>
          <table:table-cell table:formula="of:=[.D120]/[.B120]" office:value-type="percentage" office:value="0.647999999999999">
            <text:p>64,80%</text:p>
          </table:table-cell>
          <table:table-cell table:formula="of:=IF([.H120]=1;[.D119]-([.$J$2]*[.C119]);[.D119])" office:value-type="float" office:value="3123.36">
            <text:p>3123,36</text:p>
          </table:table-cell>
          <table:table-cell table:formula="of:=IF([.G120]=1;5000-[.D119];IF([.H120]=1;[.E119]-([.$J$2]*(1-[.C119]));[.E119]))" office:value-type="float" office:value="1696.64">
            <text:p>1696,64</text:p>
          </table:table-cell>
          <table:table-cell/>
          <table:table-cell table:formula="of:=IF(MOD([.A120]-1;50)=0;1;0)" office:value-type="float" office:value="0">
            <text:p>0</text:p>
          </table:table-cell>
          <table:table-cell table:formula="of:=IF(MOD([.A1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9">
            <text:p>119</text:p>
          </table:table-cell>
          <table:table-cell table:formula="of:=IF([.G121]=1;5000;IF([.H121]=1;[.B120]-[.$J$2];[.B120]))" office:value-type="float" office:value="4820">
            <text:p>4820</text:p>
          </table:table-cell>
          <table:table-cell table:formula="of:=[.D121]/[.B121]" office:value-type="percentage" office:value="0.647999999999999">
            <text:p>64,80%</text:p>
          </table:table-cell>
          <table:table-cell table:formula="of:=IF([.H121]=1;[.D120]-([.$J$2]*[.C120]);[.D120])" office:value-type="float" office:value="3123.36">
            <text:p>3123,36</text:p>
          </table:table-cell>
          <table:table-cell table:formula="of:=IF([.G121]=1;5000-[.D120];IF([.H121]=1;[.E120]-([.$J$2]*(1-[.C120]));[.E120]))" office:value-type="float" office:value="1696.64">
            <text:p>1696,64</text:p>
          </table:table-cell>
          <table:table-cell/>
          <table:table-cell table:formula="of:=IF(MOD([.A121]-1;50)=0;1;0)" office:value-type="float" office:value="0">
            <text:p>0</text:p>
          </table:table-cell>
          <table:table-cell table:formula="of:=IF(MOD([.A1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0">
            <text:p>120</text:p>
          </table:table-cell>
          <table:table-cell table:formula="of:=IF([.G122]=1;5000;IF([.H122]=1;[.B121]-[.$J$2];[.B121]))" office:value-type="float" office:value="4800">
            <text:p>4800</text:p>
          </table:table-cell>
          <table:table-cell table:formula="of:=[.D122]/[.B122]" office:value-type="percentage" office:value="0.647999999999999">
            <text:p>64,80%</text:p>
          </table:table-cell>
          <table:table-cell table:formula="of:=IF([.H122]=1;[.D121]-([.$J$2]*[.C121]);[.D121])" office:value-type="float" office:value="3110.4">
            <text:p>3110,4</text:p>
          </table:table-cell>
          <table:table-cell table:formula="of:=IF([.G122]=1;5000-[.D121];IF([.H122]=1;[.E121]-([.$J$2]*(1-[.C121]));[.E121]))" office:value-type="float" office:value="1689.6">
            <text:p>1689,6</text:p>
          </table:table-cell>
          <table:table-cell/>
          <table:table-cell table:formula="of:=IF(MOD([.A122]-1;50)=0;1;0)" office:value-type="float" office:value="0">
            <text:p>0</text:p>
          </table:table-cell>
          <table:table-cell table:formula="of:=IF(MOD([.A1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1">
            <text:p>121</text:p>
          </table:table-cell>
          <table:table-cell table:formula="of:=IF([.G123]=1;5000;IF([.H123]=1;[.B122]-[.$J$2];[.B122]))" office:value-type="float" office:value="4800">
            <text:p>4800</text:p>
          </table:table-cell>
          <table:table-cell table:formula="of:=[.D123]/[.B123]" office:value-type="percentage" office:value="0.647999999999999">
            <text:p>64,80%</text:p>
          </table:table-cell>
          <table:table-cell table:formula="of:=IF([.H123]=1;[.D122]-([.$J$2]*[.C122]);[.D122])" office:value-type="float" office:value="3110.4">
            <text:p>3110,4</text:p>
          </table:table-cell>
          <table:table-cell table:formula="of:=IF([.G123]=1;5000-[.D122];IF([.H123]=1;[.E122]-([.$J$2]*(1-[.C122]));[.E122]))" office:value-type="float" office:value="1689.6">
            <text:p>1689,6</text:p>
          </table:table-cell>
          <table:table-cell/>
          <table:table-cell table:formula="of:=IF(MOD([.A123]-1;50)=0;1;0)" office:value-type="float" office:value="0">
            <text:p>0</text:p>
          </table:table-cell>
          <table:table-cell table:formula="of:=IF(MOD([.A1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2">
            <text:p>122</text:p>
          </table:table-cell>
          <table:table-cell table:formula="of:=IF([.G124]=1;5000;IF([.H124]=1;[.B123]-[.$J$2];[.B123]))" office:value-type="float" office:value="4780">
            <text:p>4780</text:p>
          </table:table-cell>
          <table:table-cell table:formula="of:=[.D124]/[.B124]" office:value-type="percentage" office:value="0.647999999999999">
            <text:p>64,80%</text:p>
          </table:table-cell>
          <table:table-cell table:formula="of:=IF([.H124]=1;[.D123]-([.$J$2]*[.C123]);[.D123])" office:value-type="float" office:value="3097.44">
            <text:p>3097,44</text:p>
          </table:table-cell>
          <table:table-cell table:formula="of:=IF([.G124]=1;5000-[.D123];IF([.H124]=1;[.E123]-([.$J$2]*(1-[.C123]));[.E123]))" office:value-type="float" office:value="1682.56">
            <text:p>1682,56</text:p>
          </table:table-cell>
          <table:table-cell/>
          <table:table-cell table:formula="of:=IF(MOD([.A124]-1;50)=0;1;0)" office:value-type="float" office:value="0">
            <text:p>0</text:p>
          </table:table-cell>
          <table:table-cell table:formula="of:=IF(MOD([.A1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3">
            <text:p>123</text:p>
          </table:table-cell>
          <table:table-cell table:formula="of:=IF([.G125]=1;5000;IF([.H125]=1;[.B124]-[.$J$2];[.B124]))" office:value-type="float" office:value="4780">
            <text:p>4780</text:p>
          </table:table-cell>
          <table:table-cell table:formula="of:=[.D125]/[.B125]" office:value-type="percentage" office:value="0.647999999999999">
            <text:p>64,80%</text:p>
          </table:table-cell>
          <table:table-cell table:formula="of:=IF([.H125]=1;[.D124]-([.$J$2]*[.C124]);[.D124])" office:value-type="float" office:value="3097.44">
            <text:p>3097,44</text:p>
          </table:table-cell>
          <table:table-cell table:formula="of:=IF([.G125]=1;5000-[.D124];IF([.H125]=1;[.E124]-([.$J$2]*(1-[.C124]));[.E124]))" office:value-type="float" office:value="1682.56">
            <text:p>1682,56</text:p>
          </table:table-cell>
          <table:table-cell/>
          <table:table-cell table:formula="of:=IF(MOD([.A125]-1;50)=0;1;0)" office:value-type="float" office:value="0">
            <text:p>0</text:p>
          </table:table-cell>
          <table:table-cell table:formula="of:=IF(MOD([.A1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4">
            <text:p>124</text:p>
          </table:table-cell>
          <table:table-cell table:formula="of:=IF([.G126]=1;5000;IF([.H126]=1;[.B125]-[.$J$2];[.B125]))" office:value-type="float" office:value="4760">
            <text:p>4760</text:p>
          </table:table-cell>
          <table:table-cell table:formula="of:=[.D126]/[.B126]" office:value-type="percentage" office:value="0.647999999999999">
            <text:p>64,80%</text:p>
          </table:table-cell>
          <table:table-cell table:formula="of:=IF([.H126]=1;[.D125]-([.$J$2]*[.C125]);[.D125])" office:value-type="float" office:value="3084.48">
            <text:p>3084,48</text:p>
          </table:table-cell>
          <table:table-cell table:formula="of:=IF([.G126]=1;5000-[.D125];IF([.H126]=1;[.E125]-([.$J$2]*(1-[.C125]));[.E125]))" office:value-type="float" office:value="1675.52">
            <text:p>1675,52</text:p>
          </table:table-cell>
          <table:table-cell/>
          <table:table-cell table:formula="of:=IF(MOD([.A126]-1;50)=0;1;0)" office:value-type="float" office:value="0">
            <text:p>0</text:p>
          </table:table-cell>
          <table:table-cell table:formula="of:=IF(MOD([.A1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5">
            <text:p>125</text:p>
          </table:table-cell>
          <table:table-cell table:formula="of:=IF([.G127]=1;5000;IF([.H127]=1;[.B126]-[.$J$2];[.B126]))" office:value-type="float" office:value="4760">
            <text:p>4760</text:p>
          </table:table-cell>
          <table:table-cell table:formula="of:=[.D127]/[.B127]" office:value-type="percentage" office:value="0.647999999999999">
            <text:p>64,80%</text:p>
          </table:table-cell>
          <table:table-cell table:formula="of:=IF([.H127]=1;[.D126]-([.$J$2]*[.C126]);[.D126])" office:value-type="float" office:value="3084.48">
            <text:p>3084,48</text:p>
          </table:table-cell>
          <table:table-cell table:formula="of:=IF([.G127]=1;5000-[.D126];IF([.H127]=1;[.E126]-([.$J$2]*(1-[.C126]));[.E126]))" office:value-type="float" office:value="1675.52">
            <text:p>1675,52</text:p>
          </table:table-cell>
          <table:table-cell/>
          <table:table-cell table:formula="of:=IF(MOD([.A127]-1;50)=0;1;0)" office:value-type="float" office:value="0">
            <text:p>0</text:p>
          </table:table-cell>
          <table:table-cell table:formula="of:=IF(MOD([.A1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6">
            <text:p>126</text:p>
          </table:table-cell>
          <table:table-cell table:formula="of:=IF([.G128]=1;5000;IF([.H128]=1;[.B127]-[.$J$2];[.B127]))" office:value-type="float" office:value="4740">
            <text:p>4740</text:p>
          </table:table-cell>
          <table:table-cell table:formula="of:=[.D128]/[.B128]" office:value-type="percentage" office:value="0.647999999999999">
            <text:p>64,80%</text:p>
          </table:table-cell>
          <table:table-cell table:formula="of:=IF([.H128]=1;[.D127]-([.$J$2]*[.C127]);[.D127])" office:value-type="float" office:value="3071.52">
            <text:p>3071,52</text:p>
          </table:table-cell>
          <table:table-cell table:formula="of:=IF([.G128]=1;5000-[.D127];IF([.H128]=1;[.E127]-([.$J$2]*(1-[.C127]));[.E127]))" office:value-type="float" office:value="1668.48">
            <text:p>1668,48</text:p>
          </table:table-cell>
          <table:table-cell/>
          <table:table-cell table:formula="of:=IF(MOD([.A128]-1;50)=0;1;0)" office:value-type="float" office:value="0">
            <text:p>0</text:p>
          </table:table-cell>
          <table:table-cell table:formula="of:=IF(MOD([.A1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7">
            <text:p>127</text:p>
          </table:table-cell>
          <table:table-cell table:formula="of:=IF([.G129]=1;5000;IF([.H129]=1;[.B128]-[.$J$2];[.B128]))" office:value-type="float" office:value="4740">
            <text:p>4740</text:p>
          </table:table-cell>
          <table:table-cell table:formula="of:=[.D129]/[.B129]" office:value-type="percentage" office:value="0.647999999999999">
            <text:p>64,80%</text:p>
          </table:table-cell>
          <table:table-cell table:formula="of:=IF([.H129]=1;[.D128]-([.$J$2]*[.C128]);[.D128])" office:value-type="float" office:value="3071.52">
            <text:p>3071,52</text:p>
          </table:table-cell>
          <table:table-cell table:formula="of:=IF([.G129]=1;5000-[.D128];IF([.H129]=1;[.E128]-([.$J$2]*(1-[.C128]));[.E128]))" office:value-type="float" office:value="1668.48">
            <text:p>1668,48</text:p>
          </table:table-cell>
          <table:table-cell/>
          <table:table-cell table:formula="of:=IF(MOD([.A129]-1;50)=0;1;0)" office:value-type="float" office:value="0">
            <text:p>0</text:p>
          </table:table-cell>
          <table:table-cell table:formula="of:=IF(MOD([.A1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8">
            <text:p>128</text:p>
          </table:table-cell>
          <table:table-cell table:formula="of:=IF([.G130]=1;5000;IF([.H130]=1;[.B129]-[.$J$2];[.B129]))" office:value-type="float" office:value="4720">
            <text:p>4720</text:p>
          </table:table-cell>
          <table:table-cell table:formula="of:=[.D130]/[.B130]" office:value-type="percentage" office:value="0.647999999999999">
            <text:p>64,80%</text:p>
          </table:table-cell>
          <table:table-cell table:formula="of:=IF([.H130]=1;[.D129]-([.$J$2]*[.C129]);[.D129])" office:value-type="float" office:value="3058.56">
            <text:p>3058,56</text:p>
          </table:table-cell>
          <table:table-cell table:formula="of:=IF([.G130]=1;5000-[.D129];IF([.H130]=1;[.E129]-([.$J$2]*(1-[.C129]));[.E129]))" office:value-type="float" office:value="1661.44">
            <text:p>1661,44</text:p>
          </table:table-cell>
          <table:table-cell/>
          <table:table-cell table:formula="of:=IF(MOD([.A130]-1;50)=0;1;0)" office:value-type="float" office:value="0">
            <text:p>0</text:p>
          </table:table-cell>
          <table:table-cell table:formula="of:=IF(MOD([.A1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9">
            <text:p>129</text:p>
          </table:table-cell>
          <table:table-cell table:formula="of:=IF([.G131]=1;5000;IF([.H131]=1;[.B130]-[.$J$2];[.B130]))" office:value-type="float" office:value="4720">
            <text:p>4720</text:p>
          </table:table-cell>
          <table:table-cell table:formula="of:=[.D131]/[.B131]" office:value-type="percentage" office:value="0.647999999999999">
            <text:p>64,80%</text:p>
          </table:table-cell>
          <table:table-cell table:formula="of:=IF([.H131]=1;[.D130]-([.$J$2]*[.C130]);[.D130])" office:value-type="float" office:value="3058.56">
            <text:p>3058,56</text:p>
          </table:table-cell>
          <table:table-cell table:formula="of:=IF([.G131]=1;5000-[.D130];IF([.H131]=1;[.E130]-([.$J$2]*(1-[.C130]));[.E130]))" office:value-type="float" office:value="1661.44">
            <text:p>1661,44</text:p>
          </table:table-cell>
          <table:table-cell/>
          <table:table-cell table:formula="of:=IF(MOD([.A131]-1;50)=0;1;0)" office:value-type="float" office:value="0">
            <text:p>0</text:p>
          </table:table-cell>
          <table:table-cell table:formula="of:=IF(MOD([.A1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0">
            <text:p>130</text:p>
          </table:table-cell>
          <table:table-cell table:formula="of:=IF([.G132]=1;5000;IF([.H132]=1;[.B131]-[.$J$2];[.B131]))" office:value-type="float" office:value="4700">
            <text:p>4700</text:p>
          </table:table-cell>
          <table:table-cell table:formula="of:=[.D132]/[.B132]" office:value-type="percentage" office:value="0.647999999999999">
            <text:p>64,80%</text:p>
          </table:table-cell>
          <table:table-cell table:formula="of:=IF([.H132]=1;[.D131]-([.$J$2]*[.C131]);[.D131])" office:value-type="float" office:value="3045.6">
            <text:p>3045,6</text:p>
          </table:table-cell>
          <table:table-cell table:formula="of:=IF([.G132]=1;5000-[.D131];IF([.H132]=1;[.E131]-([.$J$2]*(1-[.C131]));[.E131]))" office:value-type="float" office:value="1654.4">
            <text:p>1654,4</text:p>
          </table:table-cell>
          <table:table-cell/>
          <table:table-cell table:formula="of:=IF(MOD([.A132]-1;50)=0;1;0)" office:value-type="float" office:value="0">
            <text:p>0</text:p>
          </table:table-cell>
          <table:table-cell table:formula="of:=IF(MOD([.A1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1">
            <text:p>131</text:p>
          </table:table-cell>
          <table:table-cell table:formula="of:=IF([.G133]=1;5000;IF([.H133]=1;[.B132]-[.$J$2];[.B132]))" office:value-type="float" office:value="4700">
            <text:p>4700</text:p>
          </table:table-cell>
          <table:table-cell table:formula="of:=[.D133]/[.B133]" office:value-type="percentage" office:value="0.647999999999999">
            <text:p>64,80%</text:p>
          </table:table-cell>
          <table:table-cell table:formula="of:=IF([.H133]=1;[.D132]-([.$J$2]*[.C132]);[.D132])" office:value-type="float" office:value="3045.6">
            <text:p>3045,6</text:p>
          </table:table-cell>
          <table:table-cell table:formula="of:=IF([.G133]=1;5000-[.D132];IF([.H133]=1;[.E132]-([.$J$2]*(1-[.C132]));[.E132]))" office:value-type="float" office:value="1654.4">
            <text:p>1654,4</text:p>
          </table:table-cell>
          <table:table-cell/>
          <table:table-cell table:formula="of:=IF(MOD([.A133]-1;50)=0;1;0)" office:value-type="float" office:value="0">
            <text:p>0</text:p>
          </table:table-cell>
          <table:table-cell table:formula="of:=IF(MOD([.A1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2">
            <text:p>132</text:p>
          </table:table-cell>
          <table:table-cell table:formula="of:=IF([.G134]=1;5000;IF([.H134]=1;[.B133]-[.$J$2];[.B133]))" office:value-type="float" office:value="4680">
            <text:p>4680</text:p>
          </table:table-cell>
          <table:table-cell table:formula="of:=[.D134]/[.B134]" office:value-type="percentage" office:value="0.647999999999999">
            <text:p>64,80%</text:p>
          </table:table-cell>
          <table:table-cell table:formula="of:=IF([.H134]=1;[.D133]-([.$J$2]*[.C133]);[.D133])" office:value-type="float" office:value="3032.64">
            <text:p>3032,64</text:p>
          </table:table-cell>
          <table:table-cell table:formula="of:=IF([.G134]=1;5000-[.D133];IF([.H134]=1;[.E133]-([.$J$2]*(1-[.C133]));[.E133]))" office:value-type="float" office:value="1647.36">
            <text:p>1647,36</text:p>
          </table:table-cell>
          <table:table-cell/>
          <table:table-cell table:formula="of:=IF(MOD([.A134]-1;50)=0;1;0)" office:value-type="float" office:value="0">
            <text:p>0</text:p>
          </table:table-cell>
          <table:table-cell table:formula="of:=IF(MOD([.A1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3">
            <text:p>133</text:p>
          </table:table-cell>
          <table:table-cell table:formula="of:=IF([.G135]=1;5000;IF([.H135]=1;[.B134]-[.$J$2];[.B134]))" office:value-type="float" office:value="4680">
            <text:p>4680</text:p>
          </table:table-cell>
          <table:table-cell table:formula="of:=[.D135]/[.B135]" office:value-type="percentage" office:value="0.647999999999999">
            <text:p>64,80%</text:p>
          </table:table-cell>
          <table:table-cell table:formula="of:=IF([.H135]=1;[.D134]-([.$J$2]*[.C134]);[.D134])" office:value-type="float" office:value="3032.64">
            <text:p>3032,64</text:p>
          </table:table-cell>
          <table:table-cell table:formula="of:=IF([.G135]=1;5000-[.D134];IF([.H135]=1;[.E134]-([.$J$2]*(1-[.C134]));[.E134]))" office:value-type="float" office:value="1647.36">
            <text:p>1647,36</text:p>
          </table:table-cell>
          <table:table-cell/>
          <table:table-cell table:formula="of:=IF(MOD([.A135]-1;50)=0;1;0)" office:value-type="float" office:value="0">
            <text:p>0</text:p>
          </table:table-cell>
          <table:table-cell table:formula="of:=IF(MOD([.A1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4">
            <text:p>134</text:p>
          </table:table-cell>
          <table:table-cell table:formula="of:=IF([.G136]=1;5000;IF([.H136]=1;[.B135]-[.$J$2];[.B135]))" office:value-type="float" office:value="4660">
            <text:p>4660</text:p>
          </table:table-cell>
          <table:table-cell table:formula="of:=[.D136]/[.B136]" office:value-type="percentage" office:value="0.647999999999999">
            <text:p>64,80%</text:p>
          </table:table-cell>
          <table:table-cell table:formula="of:=IF([.H136]=1;[.D135]-([.$J$2]*[.C135]);[.D135])" office:value-type="float" office:value="3019.68">
            <text:p>3019,68</text:p>
          </table:table-cell>
          <table:table-cell table:formula="of:=IF([.G136]=1;5000-[.D135];IF([.H136]=1;[.E135]-([.$J$2]*(1-[.C135]));[.E135]))" office:value-type="float" office:value="1640.32">
            <text:p>1640,32</text:p>
          </table:table-cell>
          <table:table-cell/>
          <table:table-cell table:formula="of:=IF(MOD([.A136]-1;50)=0;1;0)" office:value-type="float" office:value="0">
            <text:p>0</text:p>
          </table:table-cell>
          <table:table-cell table:formula="of:=IF(MOD([.A1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5">
            <text:p>135</text:p>
          </table:table-cell>
          <table:table-cell table:formula="of:=IF([.G137]=1;5000;IF([.H137]=1;[.B136]-[.$J$2];[.B136]))" office:value-type="float" office:value="4660">
            <text:p>4660</text:p>
          </table:table-cell>
          <table:table-cell table:formula="of:=[.D137]/[.B137]" office:value-type="percentage" office:value="0.647999999999999">
            <text:p>64,80%</text:p>
          </table:table-cell>
          <table:table-cell table:formula="of:=IF([.H137]=1;[.D136]-([.$J$2]*[.C136]);[.D136])" office:value-type="float" office:value="3019.68">
            <text:p>3019,68</text:p>
          </table:table-cell>
          <table:table-cell table:formula="of:=IF([.G137]=1;5000-[.D136];IF([.H137]=1;[.E136]-([.$J$2]*(1-[.C136]));[.E136]))" office:value-type="float" office:value="1640.32">
            <text:p>1640,32</text:p>
          </table:table-cell>
          <table:table-cell/>
          <table:table-cell table:formula="of:=IF(MOD([.A137]-1;50)=0;1;0)" office:value-type="float" office:value="0">
            <text:p>0</text:p>
          </table:table-cell>
          <table:table-cell table:formula="of:=IF(MOD([.A1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6">
            <text:p>136</text:p>
          </table:table-cell>
          <table:table-cell table:formula="of:=IF([.G138]=1;5000;IF([.H138]=1;[.B137]-[.$J$2];[.B137]))" office:value-type="float" office:value="4640">
            <text:p>4640</text:p>
          </table:table-cell>
          <table:table-cell table:formula="of:=[.D138]/[.B138]" office:value-type="percentage" office:value="0.647999999999999">
            <text:p>64,80%</text:p>
          </table:table-cell>
          <table:table-cell table:formula="of:=IF([.H138]=1;[.D137]-([.$J$2]*[.C137]);[.D137])" office:value-type="float" office:value="3006.72">
            <text:p>3006,72</text:p>
          </table:table-cell>
          <table:table-cell table:formula="of:=IF([.G138]=1;5000-[.D137];IF([.H138]=1;[.E137]-([.$J$2]*(1-[.C137]));[.E137]))" office:value-type="float" office:value="1633.28">
            <text:p>1633,28</text:p>
          </table:table-cell>
          <table:table-cell/>
          <table:table-cell table:formula="of:=IF(MOD([.A138]-1;50)=0;1;0)" office:value-type="float" office:value="0">
            <text:p>0</text:p>
          </table:table-cell>
          <table:table-cell table:formula="of:=IF(MOD([.A1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7">
            <text:p>137</text:p>
          </table:table-cell>
          <table:table-cell table:formula="of:=IF([.G139]=1;5000;IF([.H139]=1;[.B138]-[.$J$2];[.B138]))" office:value-type="float" office:value="4640">
            <text:p>4640</text:p>
          </table:table-cell>
          <table:table-cell table:formula="of:=[.D139]/[.B139]" office:value-type="percentage" office:value="0.647999999999999">
            <text:p>64,80%</text:p>
          </table:table-cell>
          <table:table-cell table:formula="of:=IF([.H139]=1;[.D138]-([.$J$2]*[.C138]);[.D138])" office:value-type="float" office:value="3006.72">
            <text:p>3006,72</text:p>
          </table:table-cell>
          <table:table-cell table:formula="of:=IF([.G139]=1;5000-[.D138];IF([.H139]=1;[.E138]-([.$J$2]*(1-[.C138]));[.E138]))" office:value-type="float" office:value="1633.28">
            <text:p>1633,28</text:p>
          </table:table-cell>
          <table:table-cell/>
          <table:table-cell table:formula="of:=IF(MOD([.A139]-1;50)=0;1;0)" office:value-type="float" office:value="0">
            <text:p>0</text:p>
          </table:table-cell>
          <table:table-cell table:formula="of:=IF(MOD([.A1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8">
            <text:p>138</text:p>
          </table:table-cell>
          <table:table-cell table:formula="of:=IF([.G140]=1;5000;IF([.H140]=1;[.B139]-[.$J$2];[.B139]))" office:value-type="float" office:value="4620">
            <text:p>4620</text:p>
          </table:table-cell>
          <table:table-cell table:formula="of:=[.D140]/[.B140]" office:value-type="percentage" office:value="0.647999999999999">
            <text:p>64,80%</text:p>
          </table:table-cell>
          <table:table-cell table:formula="of:=IF([.H140]=1;[.D139]-([.$J$2]*[.C139]);[.D139])" office:value-type="float" office:value="2993.76">
            <text:p>2993,76</text:p>
          </table:table-cell>
          <table:table-cell table:formula="of:=IF([.G140]=1;5000-[.D139];IF([.H140]=1;[.E139]-([.$J$2]*(1-[.C139]));[.E139]))" office:value-type="float" office:value="1626.24">
            <text:p>1626,24</text:p>
          </table:table-cell>
          <table:table-cell/>
          <table:table-cell table:formula="of:=IF(MOD([.A140]-1;50)=0;1;0)" office:value-type="float" office:value="0">
            <text:p>0</text:p>
          </table:table-cell>
          <table:table-cell table:formula="of:=IF(MOD([.A1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9">
            <text:p>139</text:p>
          </table:table-cell>
          <table:table-cell table:formula="of:=IF([.G141]=1;5000;IF([.H141]=1;[.B140]-[.$J$2];[.B140]))" office:value-type="float" office:value="4620">
            <text:p>4620</text:p>
          </table:table-cell>
          <table:table-cell table:formula="of:=[.D141]/[.B141]" office:value-type="percentage" office:value="0.647999999999999">
            <text:p>64,80%</text:p>
          </table:table-cell>
          <table:table-cell table:formula="of:=IF([.H141]=1;[.D140]-([.$J$2]*[.C140]);[.D140])" office:value-type="float" office:value="2993.76">
            <text:p>2993,76</text:p>
          </table:table-cell>
          <table:table-cell table:formula="of:=IF([.G141]=1;5000-[.D140];IF([.H141]=1;[.E140]-([.$J$2]*(1-[.C140]));[.E140]))" office:value-type="float" office:value="1626.24">
            <text:p>1626,24</text:p>
          </table:table-cell>
          <table:table-cell/>
          <table:table-cell table:formula="of:=IF(MOD([.A141]-1;50)=0;1;0)" office:value-type="float" office:value="0">
            <text:p>0</text:p>
          </table:table-cell>
          <table:table-cell table:formula="of:=IF(MOD([.A1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0">
            <text:p>140</text:p>
          </table:table-cell>
          <table:table-cell table:formula="of:=IF([.G142]=1;5000;IF([.H142]=1;[.B141]-[.$J$2];[.B141]))" office:value-type="float" office:value="4600">
            <text:p>4600</text:p>
          </table:table-cell>
          <table:table-cell table:formula="of:=[.D142]/[.B142]" office:value-type="percentage" office:value="0.647999999999999">
            <text:p>64,80%</text:p>
          </table:table-cell>
          <table:table-cell table:formula="of:=IF([.H142]=1;[.D141]-([.$J$2]*[.C141]);[.D141])" office:value-type="float" office:value="2980.8">
            <text:p>2980,8</text:p>
          </table:table-cell>
          <table:table-cell table:formula="of:=IF([.G142]=1;5000-[.D141];IF([.H142]=1;[.E141]-([.$J$2]*(1-[.C141]));[.E141]))" office:value-type="float" office:value="1619.2">
            <text:p>1619,2</text:p>
          </table:table-cell>
          <table:table-cell/>
          <table:table-cell table:formula="of:=IF(MOD([.A142]-1;50)=0;1;0)" office:value-type="float" office:value="0">
            <text:p>0</text:p>
          </table:table-cell>
          <table:table-cell table:formula="of:=IF(MOD([.A1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1">
            <text:p>141</text:p>
          </table:table-cell>
          <table:table-cell table:formula="of:=IF([.G143]=1;5000;IF([.H143]=1;[.B142]-[.$J$2];[.B142]))" office:value-type="float" office:value="4600">
            <text:p>4600</text:p>
          </table:table-cell>
          <table:table-cell table:formula="of:=[.D143]/[.B143]" office:value-type="percentage" office:value="0.647999999999999">
            <text:p>64,80%</text:p>
          </table:table-cell>
          <table:table-cell table:formula="of:=IF([.H143]=1;[.D142]-([.$J$2]*[.C142]);[.D142])" office:value-type="float" office:value="2980.8">
            <text:p>2980,8</text:p>
          </table:table-cell>
          <table:table-cell table:formula="of:=IF([.G143]=1;5000-[.D142];IF([.H143]=1;[.E142]-([.$J$2]*(1-[.C142]));[.E142]))" office:value-type="float" office:value="1619.2">
            <text:p>1619,2</text:p>
          </table:table-cell>
          <table:table-cell/>
          <table:table-cell table:formula="of:=IF(MOD([.A143]-1;50)=0;1;0)" office:value-type="float" office:value="0">
            <text:p>0</text:p>
          </table:table-cell>
          <table:table-cell table:formula="of:=IF(MOD([.A1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2">
            <text:p>142</text:p>
          </table:table-cell>
          <table:table-cell table:formula="of:=IF([.G144]=1;5000;IF([.H144]=1;[.B143]-[.$J$2];[.B143]))" office:value-type="float" office:value="4580">
            <text:p>4580</text:p>
          </table:table-cell>
          <table:table-cell table:formula="of:=[.D144]/[.B144]" office:value-type="percentage" office:value="0.647999999999999">
            <text:p>64,80%</text:p>
          </table:table-cell>
          <table:table-cell table:formula="of:=IF([.H144]=1;[.D143]-([.$J$2]*[.C143]);[.D143])" office:value-type="float" office:value="2967.84">
            <text:p>2967,84</text:p>
          </table:table-cell>
          <table:table-cell table:formula="of:=IF([.G144]=1;5000-[.D143];IF([.H144]=1;[.E143]-([.$J$2]*(1-[.C143]));[.E143]))" office:value-type="float" office:value="1612.16">
            <text:p>1612,16</text:p>
          </table:table-cell>
          <table:table-cell/>
          <table:table-cell table:formula="of:=IF(MOD([.A144]-1;50)=0;1;0)" office:value-type="float" office:value="0">
            <text:p>0</text:p>
          </table:table-cell>
          <table:table-cell table:formula="of:=IF(MOD([.A1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3">
            <text:p>143</text:p>
          </table:table-cell>
          <table:table-cell table:formula="of:=IF([.G145]=1;5000;IF([.H145]=1;[.B144]-[.$J$2];[.B144]))" office:value-type="float" office:value="4580">
            <text:p>4580</text:p>
          </table:table-cell>
          <table:table-cell table:formula="of:=[.D145]/[.B145]" office:value-type="percentage" office:value="0.647999999999999">
            <text:p>64,80%</text:p>
          </table:table-cell>
          <table:table-cell table:formula="of:=IF([.H145]=1;[.D144]-([.$J$2]*[.C144]);[.D144])" office:value-type="float" office:value="2967.84">
            <text:p>2967,84</text:p>
          </table:table-cell>
          <table:table-cell table:formula="of:=IF([.G145]=1;5000-[.D144];IF([.H145]=1;[.E144]-([.$J$2]*(1-[.C144]));[.E144]))" office:value-type="float" office:value="1612.16">
            <text:p>1612,16</text:p>
          </table:table-cell>
          <table:table-cell/>
          <table:table-cell table:formula="of:=IF(MOD([.A145]-1;50)=0;1;0)" office:value-type="float" office:value="0">
            <text:p>0</text:p>
          </table:table-cell>
          <table:table-cell table:formula="of:=IF(MOD([.A1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4">
            <text:p>144</text:p>
          </table:table-cell>
          <table:table-cell table:formula="of:=IF([.G146]=1;5000;IF([.H146]=1;[.B145]-[.$J$2];[.B145]))" office:value-type="float" office:value="4560">
            <text:p>4560</text:p>
          </table:table-cell>
          <table:table-cell table:formula="of:=[.D146]/[.B146]" office:value-type="percentage" office:value="0.647999999999999">
            <text:p>64,80%</text:p>
          </table:table-cell>
          <table:table-cell table:formula="of:=IF([.H146]=1;[.D145]-([.$J$2]*[.C145]);[.D145])" office:value-type="float" office:value="2954.88">
            <text:p>2954,88</text:p>
          </table:table-cell>
          <table:table-cell table:formula="of:=IF([.G146]=1;5000-[.D145];IF([.H146]=1;[.E145]-([.$J$2]*(1-[.C145]));[.E145]))" office:value-type="float" office:value="1605.12">
            <text:p>1605,12</text:p>
          </table:table-cell>
          <table:table-cell/>
          <table:table-cell table:formula="of:=IF(MOD([.A146]-1;50)=0;1;0)" office:value-type="float" office:value="0">
            <text:p>0</text:p>
          </table:table-cell>
          <table:table-cell table:formula="of:=IF(MOD([.A1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5">
            <text:p>145</text:p>
          </table:table-cell>
          <table:table-cell table:formula="of:=IF([.G147]=1;5000;IF([.H147]=1;[.B146]-[.$J$2];[.B146]))" office:value-type="float" office:value="4560">
            <text:p>4560</text:p>
          </table:table-cell>
          <table:table-cell table:formula="of:=[.D147]/[.B147]" office:value-type="percentage" office:value="0.647999999999999">
            <text:p>64,80%</text:p>
          </table:table-cell>
          <table:table-cell table:formula="of:=IF([.H147]=1;[.D146]-([.$J$2]*[.C146]);[.D146])" office:value-type="float" office:value="2954.88">
            <text:p>2954,88</text:p>
          </table:table-cell>
          <table:table-cell table:formula="of:=IF([.G147]=1;5000-[.D146];IF([.H147]=1;[.E146]-([.$J$2]*(1-[.C146]));[.E146]))" office:value-type="float" office:value="1605.12">
            <text:p>1605,12</text:p>
          </table:table-cell>
          <table:table-cell/>
          <table:table-cell table:formula="of:=IF(MOD([.A147]-1;50)=0;1;0)" office:value-type="float" office:value="0">
            <text:p>0</text:p>
          </table:table-cell>
          <table:table-cell table:formula="of:=IF(MOD([.A1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6">
            <text:p>146</text:p>
          </table:table-cell>
          <table:table-cell table:formula="of:=IF([.G148]=1;5000;IF([.H148]=1;[.B147]-[.$J$2];[.B147]))" office:value-type="float" office:value="4540">
            <text:p>4540</text:p>
          </table:table-cell>
          <table:table-cell table:formula="of:=[.D148]/[.B148]" office:value-type="percentage" office:value="0.647999999999999">
            <text:p>64,80%</text:p>
          </table:table-cell>
          <table:table-cell table:formula="of:=IF([.H148]=1;[.D147]-([.$J$2]*[.C147]);[.D147])" office:value-type="float" office:value="2941.92">
            <text:p>2941,92</text:p>
          </table:table-cell>
          <table:table-cell table:formula="of:=IF([.G148]=1;5000-[.D147];IF([.H148]=1;[.E147]-([.$J$2]*(1-[.C147]));[.E147]))" office:value-type="float" office:value="1598.08">
            <text:p>1598,08</text:p>
          </table:table-cell>
          <table:table-cell/>
          <table:table-cell table:formula="of:=IF(MOD([.A148]-1;50)=0;1;0)" office:value-type="float" office:value="0">
            <text:p>0</text:p>
          </table:table-cell>
          <table:table-cell table:formula="of:=IF(MOD([.A1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7">
            <text:p>147</text:p>
          </table:table-cell>
          <table:table-cell table:formula="of:=IF([.G149]=1;5000;IF([.H149]=1;[.B148]-[.$J$2];[.B148]))" office:value-type="float" office:value="4540">
            <text:p>4540</text:p>
          </table:table-cell>
          <table:table-cell table:formula="of:=[.D149]/[.B149]" office:value-type="percentage" office:value="0.647999999999999">
            <text:p>64,80%</text:p>
          </table:table-cell>
          <table:table-cell table:formula="of:=IF([.H149]=1;[.D148]-([.$J$2]*[.C148]);[.D148])" office:value-type="float" office:value="2941.92">
            <text:p>2941,92</text:p>
          </table:table-cell>
          <table:table-cell table:formula="of:=IF([.G149]=1;5000-[.D148];IF([.H149]=1;[.E148]-([.$J$2]*(1-[.C148]));[.E148]))" office:value-type="float" office:value="1598.08">
            <text:p>1598,08</text:p>
          </table:table-cell>
          <table:table-cell/>
          <table:table-cell table:formula="of:=IF(MOD([.A149]-1;50)=0;1;0)" office:value-type="float" office:value="0">
            <text:p>0</text:p>
          </table:table-cell>
          <table:table-cell table:formula="of:=IF(MOD([.A1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8">
            <text:p>148</text:p>
          </table:table-cell>
          <table:table-cell table:formula="of:=IF([.G150]=1;5000;IF([.H150]=1;[.B149]-[.$J$2];[.B149]))" office:value-type="float" office:value="4520">
            <text:p>4520</text:p>
          </table:table-cell>
          <table:table-cell table:formula="of:=[.D150]/[.B150]" office:value-type="percentage" office:value="0.647999999999999">
            <text:p>64,80%</text:p>
          </table:table-cell>
          <table:table-cell table:formula="of:=IF([.H150]=1;[.D149]-([.$J$2]*[.C149]);[.D149])" office:value-type="float" office:value="2928.96">
            <text:p>2928,96</text:p>
          </table:table-cell>
          <table:table-cell table:formula="of:=IF([.G150]=1;5000-[.D149];IF([.H150]=1;[.E149]-([.$J$2]*(1-[.C149]));[.E149]))" office:value-type="float" office:value="1591.04">
            <text:p>1591,04</text:p>
          </table:table-cell>
          <table:table-cell/>
          <table:table-cell table:formula="of:=IF(MOD([.A150]-1;50)=0;1;0)" office:value-type="float" office:value="0">
            <text:p>0</text:p>
          </table:table-cell>
          <table:table-cell table:formula="of:=IF(MOD([.A1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9">
            <text:p>149</text:p>
          </table:table-cell>
          <table:table-cell table:formula="of:=IF([.G151]=1;5000;IF([.H151]=1;[.B150]-[.$J$2];[.B150]))" office:value-type="float" office:value="4520">
            <text:p>4520</text:p>
          </table:table-cell>
          <table:table-cell table:formula="of:=[.D151]/[.B151]" office:value-type="percentage" office:value="0.647999999999999">
            <text:p>64,80%</text:p>
          </table:table-cell>
          <table:table-cell table:formula="of:=IF([.H151]=1;[.D150]-([.$J$2]*[.C150]);[.D150])" office:value-type="float" office:value="2928.96">
            <text:p>2928,96</text:p>
          </table:table-cell>
          <table:table-cell table:formula="of:=IF([.G151]=1;5000-[.D150];IF([.H151]=1;[.E150]-([.$J$2]*(1-[.C150]));[.E150]))" office:value-type="float" office:value="1591.04">
            <text:p>1591,04</text:p>
          </table:table-cell>
          <table:table-cell/>
          <table:table-cell table:formula="of:=IF(MOD([.A151]-1;50)=0;1;0)" office:value-type="float" office:value="0">
            <text:p>0</text:p>
          </table:table-cell>
          <table:table-cell table:formula="of:=IF(MOD([.A1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50">
            <text:p>150</text:p>
          </table:table-cell>
          <table:table-cell table:formula="of:=IF([.G152]=1;5000;IF([.H152]=1;[.B151]-[.$J$2];[.B151]))" office:value-type="float" office:value="4500">
            <text:p>4500</text:p>
          </table:table-cell>
          <table:table-cell table:formula="of:=[.D152]/[.B152]" office:value-type="percentage" office:value="0.647999999999999">
            <text:p>64,80%</text:p>
          </table:table-cell>
          <table:table-cell table:formula="of:=IF([.H152]=1;[.D151]-([.$J$2]*[.C151]);[.D151])" office:value-type="float" office:value="2916">
            <text:p>2916</text:p>
          </table:table-cell>
          <table:table-cell table:formula="of:=IF([.G152]=1;5000-[.D151];IF([.H152]=1;[.E151]-([.$J$2]*(1-[.C151]));[.E151]))" office:value-type="float" office:value="1584">
            <text:p>1584</text:p>
          </table:table-cell>
          <table:table-cell/>
          <table:table-cell table:formula="of:=IF(MOD([.A152]-1;50)=0;1;0)" office:value-type="float" office:value="0">
            <text:p>0</text:p>
          </table:table-cell>
          <table:table-cell table:formula="of:=IF(MOD([.A1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51">
            <text:p>151</text:p>
          </table:table-cell>
          <table:table-cell table:formula="of:=IF([.G153]=1;5000;IF([.H153]=1;[.B152]-[.$J$2];[.B152]))" office:value-type="float" office:value="5000">
            <text:p>5000</text:p>
          </table:table-cell>
          <table:table-cell table:formula="of:=[.D153]/[.B153]" office:value-type="percentage" office:value="0.583199999999999">
            <text:p>58,32%</text:p>
          </table:table-cell>
          <table:table-cell table:formula="of:=IF([.H153]=1;[.D152]-([.$J$2]*[.C152]);[.D152])" office:value-type="float" office:value="2916">
            <text:p>2916</text:p>
          </table:table-cell>
          <table:table-cell table:formula="of:=IF([.G153]=1;5000-[.D152];IF([.H153]=1;[.E152]-([.$J$2]*(1-[.C152]));[.E152]))" office:value-type="float" office:value="2084">
            <text:p>2084</text:p>
          </table:table-cell>
          <table:table-cell/>
          <table:table-cell table:formula="of:=IF(MOD([.A153]-1;50)=0;1;0)" office:value-type="float" office:value="1">
            <text:p>1</text:p>
          </table:table-cell>
          <table:table-cell table:formula="of:=IF(MOD([.A1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52">
            <text:p>152</text:p>
          </table:table-cell>
          <table:table-cell table:formula="of:=IF([.G154]=1;5000;IF([.H154]=1;[.B153]-[.$J$2];[.B153]))" office:value-type="float" office:value="4980">
            <text:p>4980</text:p>
          </table:table-cell>
          <table:table-cell table:formula="of:=[.D154]/[.B154]" office:value-type="percentage" office:value="0.583199999999999">
            <text:p>58,32%</text:p>
          </table:table-cell>
          <table:table-cell table:formula="of:=IF([.H154]=1;[.D153]-([.$J$2]*[.C153]);[.D153])" office:value-type="float" office:value="2904.336">
            <text:p>2904,336</text:p>
          </table:table-cell>
          <table:table-cell table:formula="of:=IF([.G154]=1;5000-[.D153];IF([.H154]=1;[.E153]-([.$J$2]*(1-[.C153]));[.E153]))" office:value-type="float" office:value="2075.664">
            <text:p>2075,664</text:p>
          </table:table-cell>
          <table:table-cell/>
          <table:table-cell table:formula="of:=IF(MOD([.A154]-1;50)=0;1;0)" office:value-type="float" office:value="0">
            <text:p>0</text:p>
          </table:table-cell>
          <table:table-cell table:formula="of:=IF(MOD([.A1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53">
            <text:p>153</text:p>
          </table:table-cell>
          <table:table-cell table:formula="of:=IF([.G155]=1;5000;IF([.H155]=1;[.B154]-[.$J$2];[.B154]))" office:value-type="float" office:value="4980">
            <text:p>4980</text:p>
          </table:table-cell>
          <table:table-cell table:formula="of:=[.D155]/[.B155]" office:value-type="percentage" office:value="0.583199999999999">
            <text:p>58,32%</text:p>
          </table:table-cell>
          <table:table-cell table:formula="of:=IF([.H155]=1;[.D154]-([.$J$2]*[.C154]);[.D154])" office:value-type="float" office:value="2904.336">
            <text:p>2904,336</text:p>
          </table:table-cell>
          <table:table-cell table:formula="of:=IF([.G155]=1;5000-[.D154];IF([.H155]=1;[.E154]-([.$J$2]*(1-[.C154]));[.E154]))" office:value-type="float" office:value="2075.664">
            <text:p>2075,664</text:p>
          </table:table-cell>
          <table:table-cell/>
          <table:table-cell table:formula="of:=IF(MOD([.A155]-1;50)=0;1;0)" office:value-type="float" office:value="0">
            <text:p>0</text:p>
          </table:table-cell>
          <table:table-cell table:formula="of:=IF(MOD([.A1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54">
            <text:p>154</text:p>
          </table:table-cell>
          <table:table-cell table:formula="of:=IF([.G156]=1;5000;IF([.H156]=1;[.B155]-[.$J$2];[.B155]))" office:value-type="float" office:value="4960">
            <text:p>4960</text:p>
          </table:table-cell>
          <table:table-cell table:formula="of:=[.D156]/[.B156]" office:value-type="percentage" office:value="0.583199999999999">
            <text:p>58,32%</text:p>
          </table:table-cell>
          <table:table-cell table:formula="of:=IF([.H156]=1;[.D155]-([.$J$2]*[.C155]);[.D155])" office:value-type="float" office:value="2892.672">
            <text:p>2892,672</text:p>
          </table:table-cell>
          <table:table-cell table:formula="of:=IF([.G156]=1;5000-[.D155];IF([.H156]=1;[.E155]-([.$J$2]*(1-[.C155]));[.E155]))" office:value-type="float" office:value="2067.328">
            <text:p>2067,328</text:p>
          </table:table-cell>
          <table:table-cell/>
          <table:table-cell table:formula="of:=IF(MOD([.A156]-1;50)=0;1;0)" office:value-type="float" office:value="0">
            <text:p>0</text:p>
          </table:table-cell>
          <table:table-cell table:formula="of:=IF(MOD([.A1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55">
            <text:p>155</text:p>
          </table:table-cell>
          <table:table-cell table:formula="of:=IF([.G157]=1;5000;IF([.H157]=1;[.B156]-[.$J$2];[.B156]))" office:value-type="float" office:value="4960">
            <text:p>4960</text:p>
          </table:table-cell>
          <table:table-cell table:formula="of:=[.D157]/[.B157]" office:value-type="percentage" office:value="0.583199999999999">
            <text:p>58,32%</text:p>
          </table:table-cell>
          <table:table-cell table:formula="of:=IF([.H157]=1;[.D156]-([.$J$2]*[.C156]);[.D156])" office:value-type="float" office:value="2892.672">
            <text:p>2892,672</text:p>
          </table:table-cell>
          <table:table-cell table:formula="of:=IF([.G157]=1;5000-[.D156];IF([.H157]=1;[.E156]-([.$J$2]*(1-[.C156]));[.E156]))" office:value-type="float" office:value="2067.328">
            <text:p>2067,328</text:p>
          </table:table-cell>
          <table:table-cell/>
          <table:table-cell table:formula="of:=IF(MOD([.A157]-1;50)=0;1;0)" office:value-type="float" office:value="0">
            <text:p>0</text:p>
          </table:table-cell>
          <table:table-cell table:formula="of:=IF(MOD([.A1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56">
            <text:p>156</text:p>
          </table:table-cell>
          <table:table-cell table:formula="of:=IF([.G158]=1;5000;IF([.H158]=1;[.B157]-[.$J$2];[.B157]))" office:value-type="float" office:value="4940">
            <text:p>4940</text:p>
          </table:table-cell>
          <table:table-cell table:formula="of:=[.D158]/[.B158]" office:value-type="percentage" office:value="0.583199999999999">
            <text:p>58,32%</text:p>
          </table:table-cell>
          <table:table-cell table:formula="of:=IF([.H158]=1;[.D157]-([.$J$2]*[.C157]);[.D157])" office:value-type="float" office:value="2881.008">
            <text:p>2881,008</text:p>
          </table:table-cell>
          <table:table-cell table:formula="of:=IF([.G158]=1;5000-[.D157];IF([.H158]=1;[.E157]-([.$J$2]*(1-[.C157]));[.E157]))" office:value-type="float" office:value="2058.992">
            <text:p>2058,992</text:p>
          </table:table-cell>
          <table:table-cell/>
          <table:table-cell table:formula="of:=IF(MOD([.A158]-1;50)=0;1;0)" office:value-type="float" office:value="0">
            <text:p>0</text:p>
          </table:table-cell>
          <table:table-cell table:formula="of:=IF(MOD([.A1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57">
            <text:p>157</text:p>
          </table:table-cell>
          <table:table-cell table:formula="of:=IF([.G159]=1;5000;IF([.H159]=1;[.B158]-[.$J$2];[.B158]))" office:value-type="float" office:value="4940">
            <text:p>4940</text:p>
          </table:table-cell>
          <table:table-cell table:formula="of:=[.D159]/[.B159]" office:value-type="percentage" office:value="0.583199999999999">
            <text:p>58,32%</text:p>
          </table:table-cell>
          <table:table-cell table:formula="of:=IF([.H159]=1;[.D158]-([.$J$2]*[.C158]);[.D158])" office:value-type="float" office:value="2881.008">
            <text:p>2881,008</text:p>
          </table:table-cell>
          <table:table-cell table:formula="of:=IF([.G159]=1;5000-[.D158];IF([.H159]=1;[.E158]-([.$J$2]*(1-[.C158]));[.E158]))" office:value-type="float" office:value="2058.992">
            <text:p>2058,992</text:p>
          </table:table-cell>
          <table:table-cell/>
          <table:table-cell table:formula="of:=IF(MOD([.A159]-1;50)=0;1;0)" office:value-type="float" office:value="0">
            <text:p>0</text:p>
          </table:table-cell>
          <table:table-cell table:formula="of:=IF(MOD([.A1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58">
            <text:p>158</text:p>
          </table:table-cell>
          <table:table-cell table:formula="of:=IF([.G160]=1;5000;IF([.H160]=1;[.B159]-[.$J$2];[.B159]))" office:value-type="float" office:value="4920">
            <text:p>4920</text:p>
          </table:table-cell>
          <table:table-cell table:formula="of:=[.D160]/[.B160]" office:value-type="percentage" office:value="0.583199999999999">
            <text:p>58,32%</text:p>
          </table:table-cell>
          <table:table-cell table:formula="of:=IF([.H160]=1;[.D159]-([.$J$2]*[.C159]);[.D159])" office:value-type="float" office:value="2869.344">
            <text:p>2869,344</text:p>
          </table:table-cell>
          <table:table-cell table:formula="of:=IF([.G160]=1;5000-[.D159];IF([.H160]=1;[.E159]-([.$J$2]*(1-[.C159]));[.E159]))" office:value-type="float" office:value="2050.656">
            <text:p>2050,656</text:p>
          </table:table-cell>
          <table:table-cell/>
          <table:table-cell table:formula="of:=IF(MOD([.A160]-1;50)=0;1;0)" office:value-type="float" office:value="0">
            <text:p>0</text:p>
          </table:table-cell>
          <table:table-cell table:formula="of:=IF(MOD([.A1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59">
            <text:p>159</text:p>
          </table:table-cell>
          <table:table-cell table:formula="of:=IF([.G161]=1;5000;IF([.H161]=1;[.B160]-[.$J$2];[.B160]))" office:value-type="float" office:value="4920">
            <text:p>4920</text:p>
          </table:table-cell>
          <table:table-cell table:formula="of:=[.D161]/[.B161]" office:value-type="percentage" office:value="0.583199999999999">
            <text:p>58,32%</text:p>
          </table:table-cell>
          <table:table-cell table:formula="of:=IF([.H161]=1;[.D160]-([.$J$2]*[.C160]);[.D160])" office:value-type="float" office:value="2869.344">
            <text:p>2869,344</text:p>
          </table:table-cell>
          <table:table-cell table:formula="of:=IF([.G161]=1;5000-[.D160];IF([.H161]=1;[.E160]-([.$J$2]*(1-[.C160]));[.E160]))" office:value-type="float" office:value="2050.656">
            <text:p>2050,656</text:p>
          </table:table-cell>
          <table:table-cell/>
          <table:table-cell table:formula="of:=IF(MOD([.A161]-1;50)=0;1;0)" office:value-type="float" office:value="0">
            <text:p>0</text:p>
          </table:table-cell>
          <table:table-cell table:formula="of:=IF(MOD([.A1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60">
            <text:p>160</text:p>
          </table:table-cell>
          <table:table-cell table:formula="of:=IF([.G162]=1;5000;IF([.H162]=1;[.B161]-[.$J$2];[.B161]))" office:value-type="float" office:value="4900">
            <text:p>4900</text:p>
          </table:table-cell>
          <table:table-cell table:formula="of:=[.D162]/[.B162]" office:value-type="percentage" office:value="0.583199999999999">
            <text:p>58,32%</text:p>
          </table:table-cell>
          <table:table-cell table:formula="of:=IF([.H162]=1;[.D161]-([.$J$2]*[.C161]);[.D161])" office:value-type="float" office:value="2857.68">
            <text:p>2857,68</text:p>
          </table:table-cell>
          <table:table-cell table:formula="of:=IF([.G162]=1;5000-[.D161];IF([.H162]=1;[.E161]-([.$J$2]*(1-[.C161]));[.E161]))" office:value-type="float" office:value="2042.32">
            <text:p>2042,32</text:p>
          </table:table-cell>
          <table:table-cell/>
          <table:table-cell table:formula="of:=IF(MOD([.A162]-1;50)=0;1;0)" office:value-type="float" office:value="0">
            <text:p>0</text:p>
          </table:table-cell>
          <table:table-cell table:formula="of:=IF(MOD([.A1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61">
            <text:p>161</text:p>
          </table:table-cell>
          <table:table-cell table:formula="of:=IF([.G163]=1;5000;IF([.H163]=1;[.B162]-[.$J$2];[.B162]))" office:value-type="float" office:value="4900">
            <text:p>4900</text:p>
          </table:table-cell>
          <table:table-cell table:formula="of:=[.D163]/[.B163]" office:value-type="percentage" office:value="0.583199999999999">
            <text:p>58,32%</text:p>
          </table:table-cell>
          <table:table-cell table:formula="of:=IF([.H163]=1;[.D162]-([.$J$2]*[.C162]);[.D162])" office:value-type="float" office:value="2857.68">
            <text:p>2857,68</text:p>
          </table:table-cell>
          <table:table-cell table:formula="of:=IF([.G163]=1;5000-[.D162];IF([.H163]=1;[.E162]-([.$J$2]*(1-[.C162]));[.E162]))" office:value-type="float" office:value="2042.32">
            <text:p>2042,32</text:p>
          </table:table-cell>
          <table:table-cell/>
          <table:table-cell table:formula="of:=IF(MOD([.A163]-1;50)=0;1;0)" office:value-type="float" office:value="0">
            <text:p>0</text:p>
          </table:table-cell>
          <table:table-cell table:formula="of:=IF(MOD([.A1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62">
            <text:p>162</text:p>
          </table:table-cell>
          <table:table-cell table:formula="of:=IF([.G164]=1;5000;IF([.H164]=1;[.B163]-[.$J$2];[.B163]))" office:value-type="float" office:value="4880">
            <text:p>4880</text:p>
          </table:table-cell>
          <table:table-cell table:formula="of:=[.D164]/[.B164]" office:value-type="percentage" office:value="0.583199999999999">
            <text:p>58,32%</text:p>
          </table:table-cell>
          <table:table-cell table:formula="of:=IF([.H164]=1;[.D163]-([.$J$2]*[.C163]);[.D163])" office:value-type="float" office:value="2846.016">
            <text:p>2846,016</text:p>
          </table:table-cell>
          <table:table-cell table:formula="of:=IF([.G164]=1;5000-[.D163];IF([.H164]=1;[.E163]-([.$J$2]*(1-[.C163]));[.E163]))" office:value-type="float" office:value="2033.984">
            <text:p>2033,984</text:p>
          </table:table-cell>
          <table:table-cell/>
          <table:table-cell table:formula="of:=IF(MOD([.A164]-1;50)=0;1;0)" office:value-type="float" office:value="0">
            <text:p>0</text:p>
          </table:table-cell>
          <table:table-cell table:formula="of:=IF(MOD([.A1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63">
            <text:p>163</text:p>
          </table:table-cell>
          <table:table-cell table:formula="of:=IF([.G165]=1;5000;IF([.H165]=1;[.B164]-[.$J$2];[.B164]))" office:value-type="float" office:value="4880">
            <text:p>4880</text:p>
          </table:table-cell>
          <table:table-cell table:formula="of:=[.D165]/[.B165]" office:value-type="percentage" office:value="0.583199999999999">
            <text:p>58,32%</text:p>
          </table:table-cell>
          <table:table-cell table:formula="of:=IF([.H165]=1;[.D164]-([.$J$2]*[.C164]);[.D164])" office:value-type="float" office:value="2846.016">
            <text:p>2846,016</text:p>
          </table:table-cell>
          <table:table-cell table:formula="of:=IF([.G165]=1;5000-[.D164];IF([.H165]=1;[.E164]-([.$J$2]*(1-[.C164]));[.E164]))" office:value-type="float" office:value="2033.984">
            <text:p>2033,984</text:p>
          </table:table-cell>
          <table:table-cell/>
          <table:table-cell table:formula="of:=IF(MOD([.A165]-1;50)=0;1;0)" office:value-type="float" office:value="0">
            <text:p>0</text:p>
          </table:table-cell>
          <table:table-cell table:formula="of:=IF(MOD([.A1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64">
            <text:p>164</text:p>
          </table:table-cell>
          <table:table-cell table:formula="of:=IF([.G166]=1;5000;IF([.H166]=1;[.B165]-[.$J$2];[.B165]))" office:value-type="float" office:value="4860">
            <text:p>4860</text:p>
          </table:table-cell>
          <table:table-cell table:formula="of:=[.D166]/[.B166]" office:value-type="percentage" office:value="0.583199999999999">
            <text:p>58,32%</text:p>
          </table:table-cell>
          <table:table-cell table:formula="of:=IF([.H166]=1;[.D165]-([.$J$2]*[.C165]);[.D165])" office:value-type="float" office:value="2834.352">
            <text:p>2834,352</text:p>
          </table:table-cell>
          <table:table-cell table:formula="of:=IF([.G166]=1;5000-[.D165];IF([.H166]=1;[.E165]-([.$J$2]*(1-[.C165]));[.E165]))" office:value-type="float" office:value="2025.648">
            <text:p>2025,648</text:p>
          </table:table-cell>
          <table:table-cell/>
          <table:table-cell table:formula="of:=IF(MOD([.A166]-1;50)=0;1;0)" office:value-type="float" office:value="0">
            <text:p>0</text:p>
          </table:table-cell>
          <table:table-cell table:formula="of:=IF(MOD([.A1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65">
            <text:p>165</text:p>
          </table:table-cell>
          <table:table-cell table:formula="of:=IF([.G167]=1;5000;IF([.H167]=1;[.B166]-[.$J$2];[.B166]))" office:value-type="float" office:value="4860">
            <text:p>4860</text:p>
          </table:table-cell>
          <table:table-cell table:formula="of:=[.D167]/[.B167]" office:value-type="percentage" office:value="0.583199999999999">
            <text:p>58,32%</text:p>
          </table:table-cell>
          <table:table-cell table:formula="of:=IF([.H167]=1;[.D166]-([.$J$2]*[.C166]);[.D166])" office:value-type="float" office:value="2834.352">
            <text:p>2834,352</text:p>
          </table:table-cell>
          <table:table-cell table:formula="of:=IF([.G167]=1;5000-[.D166];IF([.H167]=1;[.E166]-([.$J$2]*(1-[.C166]));[.E166]))" office:value-type="float" office:value="2025.648">
            <text:p>2025,648</text:p>
          </table:table-cell>
          <table:table-cell/>
          <table:table-cell table:formula="of:=IF(MOD([.A167]-1;50)=0;1;0)" office:value-type="float" office:value="0">
            <text:p>0</text:p>
          </table:table-cell>
          <table:table-cell table:formula="of:=IF(MOD([.A1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66">
            <text:p>166</text:p>
          </table:table-cell>
          <table:table-cell table:formula="of:=IF([.G168]=1;5000;IF([.H168]=1;[.B167]-[.$J$2];[.B167]))" office:value-type="float" office:value="4840">
            <text:p>4840</text:p>
          </table:table-cell>
          <table:table-cell table:formula="of:=[.D168]/[.B168]" office:value-type="percentage" office:value="0.583199999999999">
            <text:p>58,32%</text:p>
          </table:table-cell>
          <table:table-cell table:formula="of:=IF([.H168]=1;[.D167]-([.$J$2]*[.C167]);[.D167])" office:value-type="float" office:value="2822.688">
            <text:p>2822,688</text:p>
          </table:table-cell>
          <table:table-cell table:formula="of:=IF([.G168]=1;5000-[.D167];IF([.H168]=1;[.E167]-([.$J$2]*(1-[.C167]));[.E167]))" office:value-type="float" office:value="2017.312">
            <text:p>2017,312</text:p>
          </table:table-cell>
          <table:table-cell/>
          <table:table-cell table:formula="of:=IF(MOD([.A168]-1;50)=0;1;0)" office:value-type="float" office:value="0">
            <text:p>0</text:p>
          </table:table-cell>
          <table:table-cell table:formula="of:=IF(MOD([.A1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67">
            <text:p>167</text:p>
          </table:table-cell>
          <table:table-cell table:formula="of:=IF([.G169]=1;5000;IF([.H169]=1;[.B168]-[.$J$2];[.B168]))" office:value-type="float" office:value="4840">
            <text:p>4840</text:p>
          </table:table-cell>
          <table:table-cell table:formula="of:=[.D169]/[.B169]" office:value-type="percentage" office:value="0.583199999999999">
            <text:p>58,32%</text:p>
          </table:table-cell>
          <table:table-cell table:formula="of:=IF([.H169]=1;[.D168]-([.$J$2]*[.C168]);[.D168])" office:value-type="float" office:value="2822.688">
            <text:p>2822,688</text:p>
          </table:table-cell>
          <table:table-cell table:formula="of:=IF([.G169]=1;5000-[.D168];IF([.H169]=1;[.E168]-([.$J$2]*(1-[.C168]));[.E168]))" office:value-type="float" office:value="2017.312">
            <text:p>2017,312</text:p>
          </table:table-cell>
          <table:table-cell/>
          <table:table-cell table:formula="of:=IF(MOD([.A169]-1;50)=0;1;0)" office:value-type="float" office:value="0">
            <text:p>0</text:p>
          </table:table-cell>
          <table:table-cell table:formula="of:=IF(MOD([.A1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68">
            <text:p>168</text:p>
          </table:table-cell>
          <table:table-cell table:formula="of:=IF([.G170]=1;5000;IF([.H170]=1;[.B169]-[.$J$2];[.B169]))" office:value-type="float" office:value="4820">
            <text:p>4820</text:p>
          </table:table-cell>
          <table:table-cell table:formula="of:=[.D170]/[.B170]" office:value-type="percentage" office:value="0.583199999999999">
            <text:p>58,32%</text:p>
          </table:table-cell>
          <table:table-cell table:formula="of:=IF([.H170]=1;[.D169]-([.$J$2]*[.C169]);[.D169])" office:value-type="float" office:value="2811.024">
            <text:p>2811,024</text:p>
          </table:table-cell>
          <table:table-cell table:formula="of:=IF([.G170]=1;5000-[.D169];IF([.H170]=1;[.E169]-([.$J$2]*(1-[.C169]));[.E169]))" office:value-type="float" office:value="2008.976">
            <text:p>2008,976</text:p>
          </table:table-cell>
          <table:table-cell/>
          <table:table-cell table:formula="of:=IF(MOD([.A170]-1;50)=0;1;0)" office:value-type="float" office:value="0">
            <text:p>0</text:p>
          </table:table-cell>
          <table:table-cell table:formula="of:=IF(MOD([.A1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69">
            <text:p>169</text:p>
          </table:table-cell>
          <table:table-cell table:formula="of:=IF([.G171]=1;5000;IF([.H171]=1;[.B170]-[.$J$2];[.B170]))" office:value-type="float" office:value="4820">
            <text:p>4820</text:p>
          </table:table-cell>
          <table:table-cell table:formula="of:=[.D171]/[.B171]" office:value-type="percentage" office:value="0.583199999999999">
            <text:p>58,32%</text:p>
          </table:table-cell>
          <table:table-cell table:formula="of:=IF([.H171]=1;[.D170]-([.$J$2]*[.C170]);[.D170])" office:value-type="float" office:value="2811.024">
            <text:p>2811,024</text:p>
          </table:table-cell>
          <table:table-cell table:formula="of:=IF([.G171]=1;5000-[.D170];IF([.H171]=1;[.E170]-([.$J$2]*(1-[.C170]));[.E170]))" office:value-type="float" office:value="2008.976">
            <text:p>2008,976</text:p>
          </table:table-cell>
          <table:table-cell/>
          <table:table-cell table:formula="of:=IF(MOD([.A171]-1;50)=0;1;0)" office:value-type="float" office:value="0">
            <text:p>0</text:p>
          </table:table-cell>
          <table:table-cell table:formula="of:=IF(MOD([.A1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70">
            <text:p>170</text:p>
          </table:table-cell>
          <table:table-cell table:formula="of:=IF([.G172]=1;5000;IF([.H172]=1;[.B171]-[.$J$2];[.B171]))" office:value-type="float" office:value="4800">
            <text:p>4800</text:p>
          </table:table-cell>
          <table:table-cell table:formula="of:=[.D172]/[.B172]" office:value-type="percentage" office:value="0.583199999999999">
            <text:p>58,32%</text:p>
          </table:table-cell>
          <table:table-cell table:formula="of:=IF([.H172]=1;[.D171]-([.$J$2]*[.C171]);[.D171])" office:value-type="float" office:value="2799.36">
            <text:p>2799,36</text:p>
          </table:table-cell>
          <table:table-cell table:formula="of:=IF([.G172]=1;5000-[.D171];IF([.H172]=1;[.E171]-([.$J$2]*(1-[.C171]));[.E171]))" office:value-type="float" office:value="2000.64">
            <text:p>2000,64</text:p>
          </table:table-cell>
          <table:table-cell/>
          <table:table-cell table:formula="of:=IF(MOD([.A172]-1;50)=0;1;0)" office:value-type="float" office:value="0">
            <text:p>0</text:p>
          </table:table-cell>
          <table:table-cell table:formula="of:=IF(MOD([.A1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71">
            <text:p>171</text:p>
          </table:table-cell>
          <table:table-cell table:formula="of:=IF([.G173]=1;5000;IF([.H173]=1;[.B172]-[.$J$2];[.B172]))" office:value-type="float" office:value="4800">
            <text:p>4800</text:p>
          </table:table-cell>
          <table:table-cell table:formula="of:=[.D173]/[.B173]" office:value-type="percentage" office:value="0.583199999999999">
            <text:p>58,32%</text:p>
          </table:table-cell>
          <table:table-cell table:formula="of:=IF([.H173]=1;[.D172]-([.$J$2]*[.C172]);[.D172])" office:value-type="float" office:value="2799.36">
            <text:p>2799,36</text:p>
          </table:table-cell>
          <table:table-cell table:formula="of:=IF([.G173]=1;5000-[.D172];IF([.H173]=1;[.E172]-([.$J$2]*(1-[.C172]));[.E172]))" office:value-type="float" office:value="2000.64">
            <text:p>2000,64</text:p>
          </table:table-cell>
          <table:table-cell/>
          <table:table-cell table:formula="of:=IF(MOD([.A173]-1;50)=0;1;0)" office:value-type="float" office:value="0">
            <text:p>0</text:p>
          </table:table-cell>
          <table:table-cell table:formula="of:=IF(MOD([.A1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72">
            <text:p>172</text:p>
          </table:table-cell>
          <table:table-cell table:formula="of:=IF([.G174]=1;5000;IF([.H174]=1;[.B173]-[.$J$2];[.B173]))" office:value-type="float" office:value="4780">
            <text:p>4780</text:p>
          </table:table-cell>
          <table:table-cell table:formula="of:=[.D174]/[.B174]" office:value-type="percentage" office:value="0.583199999999999">
            <text:p>58,32%</text:p>
          </table:table-cell>
          <table:table-cell table:formula="of:=IF([.H174]=1;[.D173]-([.$J$2]*[.C173]);[.D173])" office:value-type="float" office:value="2787.696">
            <text:p>2787,696</text:p>
          </table:table-cell>
          <table:table-cell table:formula="of:=IF([.G174]=1;5000-[.D173];IF([.H174]=1;[.E173]-([.$J$2]*(1-[.C173]));[.E173]))" office:value-type="float" office:value="1992.304">
            <text:p>1992,304</text:p>
          </table:table-cell>
          <table:table-cell/>
          <table:table-cell table:formula="of:=IF(MOD([.A174]-1;50)=0;1;0)" office:value-type="float" office:value="0">
            <text:p>0</text:p>
          </table:table-cell>
          <table:table-cell table:formula="of:=IF(MOD([.A1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73">
            <text:p>173</text:p>
          </table:table-cell>
          <table:table-cell table:formula="of:=IF([.G175]=1;5000;IF([.H175]=1;[.B174]-[.$J$2];[.B174]))" office:value-type="float" office:value="4780">
            <text:p>4780</text:p>
          </table:table-cell>
          <table:table-cell table:formula="of:=[.D175]/[.B175]" office:value-type="percentage" office:value="0.583199999999999">
            <text:p>58,32%</text:p>
          </table:table-cell>
          <table:table-cell table:formula="of:=IF([.H175]=1;[.D174]-([.$J$2]*[.C174]);[.D174])" office:value-type="float" office:value="2787.696">
            <text:p>2787,696</text:p>
          </table:table-cell>
          <table:table-cell table:formula="of:=IF([.G175]=1;5000-[.D174];IF([.H175]=1;[.E174]-([.$J$2]*(1-[.C174]));[.E174]))" office:value-type="float" office:value="1992.304">
            <text:p>1992,304</text:p>
          </table:table-cell>
          <table:table-cell/>
          <table:table-cell table:formula="of:=IF(MOD([.A175]-1;50)=0;1;0)" office:value-type="float" office:value="0">
            <text:p>0</text:p>
          </table:table-cell>
          <table:table-cell table:formula="of:=IF(MOD([.A1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74">
            <text:p>174</text:p>
          </table:table-cell>
          <table:table-cell table:formula="of:=IF([.G176]=1;5000;IF([.H176]=1;[.B175]-[.$J$2];[.B175]))" office:value-type="float" office:value="4760">
            <text:p>4760</text:p>
          </table:table-cell>
          <table:table-cell table:formula="of:=[.D176]/[.B176]" office:value-type="percentage" office:value="0.583199999999999">
            <text:p>58,32%</text:p>
          </table:table-cell>
          <table:table-cell table:formula="of:=IF([.H176]=1;[.D175]-([.$J$2]*[.C175]);[.D175])" office:value-type="float" office:value="2776.032">
            <text:p>2776,032</text:p>
          </table:table-cell>
          <table:table-cell table:formula="of:=IF([.G176]=1;5000-[.D175];IF([.H176]=1;[.E175]-([.$J$2]*(1-[.C175]));[.E175]))" office:value-type="float" office:value="1983.968">
            <text:p>1983,968</text:p>
          </table:table-cell>
          <table:table-cell/>
          <table:table-cell table:formula="of:=IF(MOD([.A176]-1;50)=0;1;0)" office:value-type="float" office:value="0">
            <text:p>0</text:p>
          </table:table-cell>
          <table:table-cell table:formula="of:=IF(MOD([.A1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75">
            <text:p>175</text:p>
          </table:table-cell>
          <table:table-cell table:formula="of:=IF([.G177]=1;5000;IF([.H177]=1;[.B176]-[.$J$2];[.B176]))" office:value-type="float" office:value="4760">
            <text:p>4760</text:p>
          </table:table-cell>
          <table:table-cell table:formula="of:=[.D177]/[.B177]" office:value-type="percentage" office:value="0.583199999999999">
            <text:p>58,32%</text:p>
          </table:table-cell>
          <table:table-cell table:formula="of:=IF([.H177]=1;[.D176]-([.$J$2]*[.C176]);[.D176])" office:value-type="float" office:value="2776.032">
            <text:p>2776,032</text:p>
          </table:table-cell>
          <table:table-cell table:formula="of:=IF([.G177]=1;5000-[.D176];IF([.H177]=1;[.E176]-([.$J$2]*(1-[.C176]));[.E176]))" office:value-type="float" office:value="1983.968">
            <text:p>1983,968</text:p>
          </table:table-cell>
          <table:table-cell/>
          <table:table-cell table:formula="of:=IF(MOD([.A177]-1;50)=0;1;0)" office:value-type="float" office:value="0">
            <text:p>0</text:p>
          </table:table-cell>
          <table:table-cell table:formula="of:=IF(MOD([.A1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76">
            <text:p>176</text:p>
          </table:table-cell>
          <table:table-cell table:formula="of:=IF([.G178]=1;5000;IF([.H178]=1;[.B177]-[.$J$2];[.B177]))" office:value-type="float" office:value="4740">
            <text:p>4740</text:p>
          </table:table-cell>
          <table:table-cell table:formula="of:=[.D178]/[.B178]" office:value-type="percentage" office:value="0.583199999999999">
            <text:p>58,32%</text:p>
          </table:table-cell>
          <table:table-cell table:formula="of:=IF([.H178]=1;[.D177]-([.$J$2]*[.C177]);[.D177])" office:value-type="float" office:value="2764.368">
            <text:p>2764,368</text:p>
          </table:table-cell>
          <table:table-cell table:formula="of:=IF([.G178]=1;5000-[.D177];IF([.H178]=1;[.E177]-([.$J$2]*(1-[.C177]));[.E177]))" office:value-type="float" office:value="1975.632">
            <text:p>1975,632</text:p>
          </table:table-cell>
          <table:table-cell/>
          <table:table-cell table:formula="of:=IF(MOD([.A178]-1;50)=0;1;0)" office:value-type="float" office:value="0">
            <text:p>0</text:p>
          </table:table-cell>
          <table:table-cell table:formula="of:=IF(MOD([.A1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77">
            <text:p>177</text:p>
          </table:table-cell>
          <table:table-cell table:formula="of:=IF([.G179]=1;5000;IF([.H179]=1;[.B178]-[.$J$2];[.B178]))" office:value-type="float" office:value="4740">
            <text:p>4740</text:p>
          </table:table-cell>
          <table:table-cell table:formula="of:=[.D179]/[.B179]" office:value-type="percentage" office:value="0.583199999999999">
            <text:p>58,32%</text:p>
          </table:table-cell>
          <table:table-cell table:formula="of:=IF([.H179]=1;[.D178]-([.$J$2]*[.C178]);[.D178])" office:value-type="float" office:value="2764.368">
            <text:p>2764,368</text:p>
          </table:table-cell>
          <table:table-cell table:formula="of:=IF([.G179]=1;5000-[.D178];IF([.H179]=1;[.E178]-([.$J$2]*(1-[.C178]));[.E178]))" office:value-type="float" office:value="1975.632">
            <text:p>1975,632</text:p>
          </table:table-cell>
          <table:table-cell/>
          <table:table-cell table:formula="of:=IF(MOD([.A179]-1;50)=0;1;0)" office:value-type="float" office:value="0">
            <text:p>0</text:p>
          </table:table-cell>
          <table:table-cell table:formula="of:=IF(MOD([.A1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78">
            <text:p>178</text:p>
          </table:table-cell>
          <table:table-cell table:formula="of:=IF([.G180]=1;5000;IF([.H180]=1;[.B179]-[.$J$2];[.B179]))" office:value-type="float" office:value="4720">
            <text:p>4720</text:p>
          </table:table-cell>
          <table:table-cell table:formula="of:=[.D180]/[.B180]" office:value-type="percentage" office:value="0.583199999999999">
            <text:p>58,32%</text:p>
          </table:table-cell>
          <table:table-cell table:formula="of:=IF([.H180]=1;[.D179]-([.$J$2]*[.C179]);[.D179])" office:value-type="float" office:value="2752.704">
            <text:p>2752,704</text:p>
          </table:table-cell>
          <table:table-cell table:formula="of:=IF([.G180]=1;5000-[.D179];IF([.H180]=1;[.E179]-([.$J$2]*(1-[.C179]));[.E179]))" office:value-type="float" office:value="1967.296">
            <text:p>1967,296</text:p>
          </table:table-cell>
          <table:table-cell/>
          <table:table-cell table:formula="of:=IF(MOD([.A180]-1;50)=0;1;0)" office:value-type="float" office:value="0">
            <text:p>0</text:p>
          </table:table-cell>
          <table:table-cell table:formula="of:=IF(MOD([.A1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79">
            <text:p>179</text:p>
          </table:table-cell>
          <table:table-cell table:formula="of:=IF([.G181]=1;5000;IF([.H181]=1;[.B180]-[.$J$2];[.B180]))" office:value-type="float" office:value="4720">
            <text:p>4720</text:p>
          </table:table-cell>
          <table:table-cell table:formula="of:=[.D181]/[.B181]" office:value-type="percentage" office:value="0.583199999999999">
            <text:p>58,32%</text:p>
          </table:table-cell>
          <table:table-cell table:formula="of:=IF([.H181]=1;[.D180]-([.$J$2]*[.C180]);[.D180])" office:value-type="float" office:value="2752.704">
            <text:p>2752,704</text:p>
          </table:table-cell>
          <table:table-cell table:formula="of:=IF([.G181]=1;5000-[.D180];IF([.H181]=1;[.E180]-([.$J$2]*(1-[.C180]));[.E180]))" office:value-type="float" office:value="1967.296">
            <text:p>1967,296</text:p>
          </table:table-cell>
          <table:table-cell/>
          <table:table-cell table:formula="of:=IF(MOD([.A181]-1;50)=0;1;0)" office:value-type="float" office:value="0">
            <text:p>0</text:p>
          </table:table-cell>
          <table:table-cell table:formula="of:=IF(MOD([.A1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80">
            <text:p>180</text:p>
          </table:table-cell>
          <table:table-cell table:formula="of:=IF([.G182]=1;5000;IF([.H182]=1;[.B181]-[.$J$2];[.B181]))" office:value-type="float" office:value="4700">
            <text:p>4700</text:p>
          </table:table-cell>
          <table:table-cell table:formula="of:=[.D182]/[.B182]" office:value-type="percentage" office:value="0.583199999999999">
            <text:p>58,32%</text:p>
          </table:table-cell>
          <table:table-cell table:formula="of:=IF([.H182]=1;[.D181]-([.$J$2]*[.C181]);[.D181])" office:value-type="float" office:value="2741.04">
            <text:p>2741,04</text:p>
          </table:table-cell>
          <table:table-cell table:formula="of:=IF([.G182]=1;5000-[.D181];IF([.H182]=1;[.E181]-([.$J$2]*(1-[.C181]));[.E181]))" office:value-type="float" office:value="1958.96">
            <text:p>1958,96</text:p>
          </table:table-cell>
          <table:table-cell/>
          <table:table-cell table:formula="of:=IF(MOD([.A182]-1;50)=0;1;0)" office:value-type="float" office:value="0">
            <text:p>0</text:p>
          </table:table-cell>
          <table:table-cell table:formula="of:=IF(MOD([.A1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81">
            <text:p>181</text:p>
          </table:table-cell>
          <table:table-cell table:formula="of:=IF([.G183]=1;5000;IF([.H183]=1;[.B182]-[.$J$2];[.B182]))" office:value-type="float" office:value="4700">
            <text:p>4700</text:p>
          </table:table-cell>
          <table:table-cell table:formula="of:=[.D183]/[.B183]" office:value-type="percentage" office:value="0.583199999999999">
            <text:p>58,32%</text:p>
          </table:table-cell>
          <table:table-cell table:formula="of:=IF([.H183]=1;[.D182]-([.$J$2]*[.C182]);[.D182])" office:value-type="float" office:value="2741.04">
            <text:p>2741,04</text:p>
          </table:table-cell>
          <table:table-cell table:formula="of:=IF([.G183]=1;5000-[.D182];IF([.H183]=1;[.E182]-([.$J$2]*(1-[.C182]));[.E182]))" office:value-type="float" office:value="1958.96">
            <text:p>1958,96</text:p>
          </table:table-cell>
          <table:table-cell/>
          <table:table-cell table:formula="of:=IF(MOD([.A183]-1;50)=0;1;0)" office:value-type="float" office:value="0">
            <text:p>0</text:p>
          </table:table-cell>
          <table:table-cell table:formula="of:=IF(MOD([.A1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82">
            <text:p>182</text:p>
          </table:table-cell>
          <table:table-cell table:formula="of:=IF([.G184]=1;5000;IF([.H184]=1;[.B183]-[.$J$2];[.B183]))" office:value-type="float" office:value="4680">
            <text:p>4680</text:p>
          </table:table-cell>
          <table:table-cell table:formula="of:=[.D184]/[.B184]" office:value-type="percentage" office:value="0.583199999999999">
            <text:p>58,32%</text:p>
          </table:table-cell>
          <table:table-cell table:formula="of:=IF([.H184]=1;[.D183]-([.$J$2]*[.C183]);[.D183])" office:value-type="float" office:value="2729.376">
            <text:p>2729,376</text:p>
          </table:table-cell>
          <table:table-cell table:formula="of:=IF([.G184]=1;5000-[.D183];IF([.H184]=1;[.E183]-([.$J$2]*(1-[.C183]));[.E183]))" office:value-type="float" office:value="1950.624">
            <text:p>1950,624</text:p>
          </table:table-cell>
          <table:table-cell/>
          <table:table-cell table:formula="of:=IF(MOD([.A184]-1;50)=0;1;0)" office:value-type="float" office:value="0">
            <text:p>0</text:p>
          </table:table-cell>
          <table:table-cell table:formula="of:=IF(MOD([.A1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83">
            <text:p>183</text:p>
          </table:table-cell>
          <table:table-cell table:formula="of:=IF([.G185]=1;5000;IF([.H185]=1;[.B184]-[.$J$2];[.B184]))" office:value-type="float" office:value="4680">
            <text:p>4680</text:p>
          </table:table-cell>
          <table:table-cell table:formula="of:=[.D185]/[.B185]" office:value-type="percentage" office:value="0.583199999999999">
            <text:p>58,32%</text:p>
          </table:table-cell>
          <table:table-cell table:formula="of:=IF([.H185]=1;[.D184]-([.$J$2]*[.C184]);[.D184])" office:value-type="float" office:value="2729.376">
            <text:p>2729,376</text:p>
          </table:table-cell>
          <table:table-cell table:formula="of:=IF([.G185]=1;5000-[.D184];IF([.H185]=1;[.E184]-([.$J$2]*(1-[.C184]));[.E184]))" office:value-type="float" office:value="1950.624">
            <text:p>1950,624</text:p>
          </table:table-cell>
          <table:table-cell/>
          <table:table-cell table:formula="of:=IF(MOD([.A185]-1;50)=0;1;0)" office:value-type="float" office:value="0">
            <text:p>0</text:p>
          </table:table-cell>
          <table:table-cell table:formula="of:=IF(MOD([.A1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84">
            <text:p>184</text:p>
          </table:table-cell>
          <table:table-cell table:formula="of:=IF([.G186]=1;5000;IF([.H186]=1;[.B185]-[.$J$2];[.B185]))" office:value-type="float" office:value="4660">
            <text:p>4660</text:p>
          </table:table-cell>
          <table:table-cell table:formula="of:=[.D186]/[.B186]" office:value-type="percentage" office:value="0.583199999999999">
            <text:p>58,32%</text:p>
          </table:table-cell>
          <table:table-cell table:formula="of:=IF([.H186]=1;[.D185]-([.$J$2]*[.C185]);[.D185])" office:value-type="float" office:value="2717.712">
            <text:p>2717,712</text:p>
          </table:table-cell>
          <table:table-cell table:formula="of:=IF([.G186]=1;5000-[.D185];IF([.H186]=1;[.E185]-([.$J$2]*(1-[.C185]));[.E185]))" office:value-type="float" office:value="1942.288">
            <text:p>1942,288</text:p>
          </table:table-cell>
          <table:table-cell/>
          <table:table-cell table:formula="of:=IF(MOD([.A186]-1;50)=0;1;0)" office:value-type="float" office:value="0">
            <text:p>0</text:p>
          </table:table-cell>
          <table:table-cell table:formula="of:=IF(MOD([.A1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85">
            <text:p>185</text:p>
          </table:table-cell>
          <table:table-cell table:formula="of:=IF([.G187]=1;5000;IF([.H187]=1;[.B186]-[.$J$2];[.B186]))" office:value-type="float" office:value="4660">
            <text:p>4660</text:p>
          </table:table-cell>
          <table:table-cell table:formula="of:=[.D187]/[.B187]" office:value-type="percentage" office:value="0.583199999999999">
            <text:p>58,32%</text:p>
          </table:table-cell>
          <table:table-cell table:formula="of:=IF([.H187]=1;[.D186]-([.$J$2]*[.C186]);[.D186])" office:value-type="float" office:value="2717.712">
            <text:p>2717,712</text:p>
          </table:table-cell>
          <table:table-cell table:formula="of:=IF([.G187]=1;5000-[.D186];IF([.H187]=1;[.E186]-([.$J$2]*(1-[.C186]));[.E186]))" office:value-type="float" office:value="1942.288">
            <text:p>1942,288</text:p>
          </table:table-cell>
          <table:table-cell/>
          <table:table-cell table:formula="of:=IF(MOD([.A187]-1;50)=0;1;0)" office:value-type="float" office:value="0">
            <text:p>0</text:p>
          </table:table-cell>
          <table:table-cell table:formula="of:=IF(MOD([.A1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86">
            <text:p>186</text:p>
          </table:table-cell>
          <table:table-cell table:formula="of:=IF([.G188]=1;5000;IF([.H188]=1;[.B187]-[.$J$2];[.B187]))" office:value-type="float" office:value="4640">
            <text:p>4640</text:p>
          </table:table-cell>
          <table:table-cell table:formula="of:=[.D188]/[.B188]" office:value-type="percentage" office:value="0.583199999999999">
            <text:p>58,32%</text:p>
          </table:table-cell>
          <table:table-cell table:formula="of:=IF([.H188]=1;[.D187]-([.$J$2]*[.C187]);[.D187])" office:value-type="float" office:value="2706.048">
            <text:p>2706,048</text:p>
          </table:table-cell>
          <table:table-cell table:formula="of:=IF([.G188]=1;5000-[.D187];IF([.H188]=1;[.E187]-([.$J$2]*(1-[.C187]));[.E187]))" office:value-type="float" office:value="1933.952">
            <text:p>1933,952</text:p>
          </table:table-cell>
          <table:table-cell/>
          <table:table-cell table:formula="of:=IF(MOD([.A188]-1;50)=0;1;0)" office:value-type="float" office:value="0">
            <text:p>0</text:p>
          </table:table-cell>
          <table:table-cell table:formula="of:=IF(MOD([.A1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87">
            <text:p>187</text:p>
          </table:table-cell>
          <table:table-cell table:formula="of:=IF([.G189]=1;5000;IF([.H189]=1;[.B188]-[.$J$2];[.B188]))" office:value-type="float" office:value="4640">
            <text:p>4640</text:p>
          </table:table-cell>
          <table:table-cell table:formula="of:=[.D189]/[.B189]" office:value-type="percentage" office:value="0.583199999999999">
            <text:p>58,32%</text:p>
          </table:table-cell>
          <table:table-cell table:formula="of:=IF([.H189]=1;[.D188]-([.$J$2]*[.C188]);[.D188])" office:value-type="float" office:value="2706.048">
            <text:p>2706,048</text:p>
          </table:table-cell>
          <table:table-cell table:formula="of:=IF([.G189]=1;5000-[.D188];IF([.H189]=1;[.E188]-([.$J$2]*(1-[.C188]));[.E188]))" office:value-type="float" office:value="1933.952">
            <text:p>1933,952</text:p>
          </table:table-cell>
          <table:table-cell/>
          <table:table-cell table:formula="of:=IF(MOD([.A189]-1;50)=0;1;0)" office:value-type="float" office:value="0">
            <text:p>0</text:p>
          </table:table-cell>
          <table:table-cell table:formula="of:=IF(MOD([.A1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88">
            <text:p>188</text:p>
          </table:table-cell>
          <table:table-cell table:formula="of:=IF([.G190]=1;5000;IF([.H190]=1;[.B189]-[.$J$2];[.B189]))" office:value-type="float" office:value="4620">
            <text:p>4620</text:p>
          </table:table-cell>
          <table:table-cell table:formula="of:=[.D190]/[.B190]" office:value-type="percentage" office:value="0.583199999999999">
            <text:p>58,32%</text:p>
          </table:table-cell>
          <table:table-cell table:formula="of:=IF([.H190]=1;[.D189]-([.$J$2]*[.C189]);[.D189])" office:value-type="float" office:value="2694.384">
            <text:p>2694,384</text:p>
          </table:table-cell>
          <table:table-cell table:formula="of:=IF([.G190]=1;5000-[.D189];IF([.H190]=1;[.E189]-([.$J$2]*(1-[.C189]));[.E189]))" office:value-type="float" office:value="1925.616">
            <text:p>1925,616</text:p>
          </table:table-cell>
          <table:table-cell/>
          <table:table-cell table:formula="of:=IF(MOD([.A190]-1;50)=0;1;0)" office:value-type="float" office:value="0">
            <text:p>0</text:p>
          </table:table-cell>
          <table:table-cell table:formula="of:=IF(MOD([.A1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89">
            <text:p>189</text:p>
          </table:table-cell>
          <table:table-cell table:formula="of:=IF([.G191]=1;5000;IF([.H191]=1;[.B190]-[.$J$2];[.B190]))" office:value-type="float" office:value="4620">
            <text:p>4620</text:p>
          </table:table-cell>
          <table:table-cell table:formula="of:=[.D191]/[.B191]" office:value-type="percentage" office:value="0.583199999999999">
            <text:p>58,32%</text:p>
          </table:table-cell>
          <table:table-cell table:formula="of:=IF([.H191]=1;[.D190]-([.$J$2]*[.C190]);[.D190])" office:value-type="float" office:value="2694.384">
            <text:p>2694,384</text:p>
          </table:table-cell>
          <table:table-cell table:formula="of:=IF([.G191]=1;5000-[.D190];IF([.H191]=1;[.E190]-([.$J$2]*(1-[.C190]));[.E190]))" office:value-type="float" office:value="1925.616">
            <text:p>1925,616</text:p>
          </table:table-cell>
          <table:table-cell/>
          <table:table-cell table:formula="of:=IF(MOD([.A191]-1;50)=0;1;0)" office:value-type="float" office:value="0">
            <text:p>0</text:p>
          </table:table-cell>
          <table:table-cell table:formula="of:=IF(MOD([.A1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90">
            <text:p>190</text:p>
          </table:table-cell>
          <table:table-cell table:formula="of:=IF([.G192]=1;5000;IF([.H192]=1;[.B191]-[.$J$2];[.B191]))" office:value-type="float" office:value="4600">
            <text:p>4600</text:p>
          </table:table-cell>
          <table:table-cell table:formula="of:=[.D192]/[.B192]" office:value-type="percentage" office:value="0.583199999999999">
            <text:p>58,32%</text:p>
          </table:table-cell>
          <table:table-cell table:formula="of:=IF([.H192]=1;[.D191]-([.$J$2]*[.C191]);[.D191])" office:value-type="float" office:value="2682.72">
            <text:p>2682,72</text:p>
          </table:table-cell>
          <table:table-cell table:formula="of:=IF([.G192]=1;5000-[.D191];IF([.H192]=1;[.E191]-([.$J$2]*(1-[.C191]));[.E191]))" office:value-type="float" office:value="1917.28">
            <text:p>1917,28</text:p>
          </table:table-cell>
          <table:table-cell/>
          <table:table-cell table:formula="of:=IF(MOD([.A192]-1;50)=0;1;0)" office:value-type="float" office:value="0">
            <text:p>0</text:p>
          </table:table-cell>
          <table:table-cell table:formula="of:=IF(MOD([.A1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91">
            <text:p>191</text:p>
          </table:table-cell>
          <table:table-cell table:formula="of:=IF([.G193]=1;5000;IF([.H193]=1;[.B192]-[.$J$2];[.B192]))" office:value-type="float" office:value="4600">
            <text:p>4600</text:p>
          </table:table-cell>
          <table:table-cell table:formula="of:=[.D193]/[.B193]" office:value-type="percentage" office:value="0.583199999999999">
            <text:p>58,32%</text:p>
          </table:table-cell>
          <table:table-cell table:formula="of:=IF([.H193]=1;[.D192]-([.$J$2]*[.C192]);[.D192])" office:value-type="float" office:value="2682.72">
            <text:p>2682,72</text:p>
          </table:table-cell>
          <table:table-cell table:formula="of:=IF([.G193]=1;5000-[.D192];IF([.H193]=1;[.E192]-([.$J$2]*(1-[.C192]));[.E192]))" office:value-type="float" office:value="1917.28">
            <text:p>1917,28</text:p>
          </table:table-cell>
          <table:table-cell/>
          <table:table-cell table:formula="of:=IF(MOD([.A193]-1;50)=0;1;0)" office:value-type="float" office:value="0">
            <text:p>0</text:p>
          </table:table-cell>
          <table:table-cell table:formula="of:=IF(MOD([.A1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92">
            <text:p>192</text:p>
          </table:table-cell>
          <table:table-cell table:formula="of:=IF([.G194]=1;5000;IF([.H194]=1;[.B193]-[.$J$2];[.B193]))" office:value-type="float" office:value="4580">
            <text:p>4580</text:p>
          </table:table-cell>
          <table:table-cell table:formula="of:=[.D194]/[.B194]" office:value-type="percentage" office:value="0.583199999999999">
            <text:p>58,32%</text:p>
          </table:table-cell>
          <table:table-cell table:formula="of:=IF([.H194]=1;[.D193]-([.$J$2]*[.C193]);[.D193])" office:value-type="float" office:value="2671.056">
            <text:p>2671,056</text:p>
          </table:table-cell>
          <table:table-cell table:formula="of:=IF([.G194]=1;5000-[.D193];IF([.H194]=1;[.E193]-([.$J$2]*(1-[.C193]));[.E193]))" office:value-type="float" office:value="1908.944">
            <text:p>1908,944</text:p>
          </table:table-cell>
          <table:table-cell/>
          <table:table-cell table:formula="of:=IF(MOD([.A194]-1;50)=0;1;0)" office:value-type="float" office:value="0">
            <text:p>0</text:p>
          </table:table-cell>
          <table:table-cell table:formula="of:=IF(MOD([.A1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93">
            <text:p>193</text:p>
          </table:table-cell>
          <table:table-cell table:formula="of:=IF([.G195]=1;5000;IF([.H195]=1;[.B194]-[.$J$2];[.B194]))" office:value-type="float" office:value="4580">
            <text:p>4580</text:p>
          </table:table-cell>
          <table:table-cell table:formula="of:=[.D195]/[.B195]" office:value-type="percentage" office:value="0.583199999999999">
            <text:p>58,32%</text:p>
          </table:table-cell>
          <table:table-cell table:formula="of:=IF([.H195]=1;[.D194]-([.$J$2]*[.C194]);[.D194])" office:value-type="float" office:value="2671.056">
            <text:p>2671,056</text:p>
          </table:table-cell>
          <table:table-cell table:formula="of:=IF([.G195]=1;5000-[.D194];IF([.H195]=1;[.E194]-([.$J$2]*(1-[.C194]));[.E194]))" office:value-type="float" office:value="1908.944">
            <text:p>1908,944</text:p>
          </table:table-cell>
          <table:table-cell/>
          <table:table-cell table:formula="of:=IF(MOD([.A195]-1;50)=0;1;0)" office:value-type="float" office:value="0">
            <text:p>0</text:p>
          </table:table-cell>
          <table:table-cell table:formula="of:=IF(MOD([.A1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94">
            <text:p>194</text:p>
          </table:table-cell>
          <table:table-cell table:formula="of:=IF([.G196]=1;5000;IF([.H196]=1;[.B195]-[.$J$2];[.B195]))" office:value-type="float" office:value="4560">
            <text:p>4560</text:p>
          </table:table-cell>
          <table:table-cell table:formula="of:=[.D196]/[.B196]" office:value-type="percentage" office:value="0.583199999999999">
            <text:p>58,32%</text:p>
          </table:table-cell>
          <table:table-cell table:formula="of:=IF([.H196]=1;[.D195]-([.$J$2]*[.C195]);[.D195])" office:value-type="float" office:value="2659.392">
            <text:p>2659,392</text:p>
          </table:table-cell>
          <table:table-cell table:formula="of:=IF([.G196]=1;5000-[.D195];IF([.H196]=1;[.E195]-([.$J$2]*(1-[.C195]));[.E195]))" office:value-type="float" office:value="1900.608">
            <text:p>1900,608</text:p>
          </table:table-cell>
          <table:table-cell/>
          <table:table-cell table:formula="of:=IF(MOD([.A196]-1;50)=0;1;0)" office:value-type="float" office:value="0">
            <text:p>0</text:p>
          </table:table-cell>
          <table:table-cell table:formula="of:=IF(MOD([.A1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95">
            <text:p>195</text:p>
          </table:table-cell>
          <table:table-cell table:formula="of:=IF([.G197]=1;5000;IF([.H197]=1;[.B196]-[.$J$2];[.B196]))" office:value-type="float" office:value="4560">
            <text:p>4560</text:p>
          </table:table-cell>
          <table:table-cell table:formula="of:=[.D197]/[.B197]" office:value-type="percentage" office:value="0.583199999999999">
            <text:p>58,32%</text:p>
          </table:table-cell>
          <table:table-cell table:formula="of:=IF([.H197]=1;[.D196]-([.$J$2]*[.C196]);[.D196])" office:value-type="float" office:value="2659.392">
            <text:p>2659,392</text:p>
          </table:table-cell>
          <table:table-cell table:formula="of:=IF([.G197]=1;5000-[.D196];IF([.H197]=1;[.E196]-([.$J$2]*(1-[.C196]));[.E196]))" office:value-type="float" office:value="1900.608">
            <text:p>1900,608</text:p>
          </table:table-cell>
          <table:table-cell/>
          <table:table-cell table:formula="of:=IF(MOD([.A197]-1;50)=0;1;0)" office:value-type="float" office:value="0">
            <text:p>0</text:p>
          </table:table-cell>
          <table:table-cell table:formula="of:=IF(MOD([.A1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96">
            <text:p>196</text:p>
          </table:table-cell>
          <table:table-cell table:formula="of:=IF([.G198]=1;5000;IF([.H198]=1;[.B197]-[.$J$2];[.B197]))" office:value-type="float" office:value="4540">
            <text:p>4540</text:p>
          </table:table-cell>
          <table:table-cell table:formula="of:=[.D198]/[.B198]" office:value-type="percentage" office:value="0.583199999999999">
            <text:p>58,32%</text:p>
          </table:table-cell>
          <table:table-cell table:formula="of:=IF([.H198]=1;[.D197]-([.$J$2]*[.C197]);[.D197])" office:value-type="float" office:value="2647.728">
            <text:p>2647,728</text:p>
          </table:table-cell>
          <table:table-cell table:formula="of:=IF([.G198]=1;5000-[.D197];IF([.H198]=1;[.E197]-([.$J$2]*(1-[.C197]));[.E197]))" office:value-type="float" office:value="1892.272">
            <text:p>1892,272</text:p>
          </table:table-cell>
          <table:table-cell/>
          <table:table-cell table:formula="of:=IF(MOD([.A198]-1;50)=0;1;0)" office:value-type="float" office:value="0">
            <text:p>0</text:p>
          </table:table-cell>
          <table:table-cell table:formula="of:=IF(MOD([.A1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97">
            <text:p>197</text:p>
          </table:table-cell>
          <table:table-cell table:formula="of:=IF([.G199]=1;5000;IF([.H199]=1;[.B198]-[.$J$2];[.B198]))" office:value-type="float" office:value="4540">
            <text:p>4540</text:p>
          </table:table-cell>
          <table:table-cell table:formula="of:=[.D199]/[.B199]" office:value-type="percentage" office:value="0.583199999999999">
            <text:p>58,32%</text:p>
          </table:table-cell>
          <table:table-cell table:formula="of:=IF([.H199]=1;[.D198]-([.$J$2]*[.C198]);[.D198])" office:value-type="float" office:value="2647.728">
            <text:p>2647,728</text:p>
          </table:table-cell>
          <table:table-cell table:formula="of:=IF([.G199]=1;5000-[.D198];IF([.H199]=1;[.E198]-([.$J$2]*(1-[.C198]));[.E198]))" office:value-type="float" office:value="1892.272">
            <text:p>1892,272</text:p>
          </table:table-cell>
          <table:table-cell/>
          <table:table-cell table:formula="of:=IF(MOD([.A199]-1;50)=0;1;0)" office:value-type="float" office:value="0">
            <text:p>0</text:p>
          </table:table-cell>
          <table:table-cell table:formula="of:=IF(MOD([.A1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98">
            <text:p>198</text:p>
          </table:table-cell>
          <table:table-cell table:formula="of:=IF([.G200]=1;5000;IF([.H200]=1;[.B199]-[.$J$2];[.B199]))" office:value-type="float" office:value="4520">
            <text:p>4520</text:p>
          </table:table-cell>
          <table:table-cell table:formula="of:=[.D200]/[.B200]" office:value-type="percentage" office:value="0.583199999999999">
            <text:p>58,32%</text:p>
          </table:table-cell>
          <table:table-cell table:formula="of:=IF([.H200]=1;[.D199]-([.$J$2]*[.C199]);[.D199])" office:value-type="float" office:value="2636.064">
            <text:p>2636,064</text:p>
          </table:table-cell>
          <table:table-cell table:formula="of:=IF([.G200]=1;5000-[.D199];IF([.H200]=1;[.E199]-([.$J$2]*(1-[.C199]));[.E199]))" office:value-type="float" office:value="1883.936">
            <text:p>1883,936</text:p>
          </table:table-cell>
          <table:table-cell/>
          <table:table-cell table:formula="of:=IF(MOD([.A200]-1;50)=0;1;0)" office:value-type="float" office:value="0">
            <text:p>0</text:p>
          </table:table-cell>
          <table:table-cell table:formula="of:=IF(MOD([.A2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99">
            <text:p>199</text:p>
          </table:table-cell>
          <table:table-cell table:formula="of:=IF([.G201]=1;5000;IF([.H201]=1;[.B200]-[.$J$2];[.B200]))" office:value-type="float" office:value="4520">
            <text:p>4520</text:p>
          </table:table-cell>
          <table:table-cell table:formula="of:=[.D201]/[.B201]" office:value-type="percentage" office:value="0.583199999999999">
            <text:p>58,32%</text:p>
          </table:table-cell>
          <table:table-cell table:formula="of:=IF([.H201]=1;[.D200]-([.$J$2]*[.C200]);[.D200])" office:value-type="float" office:value="2636.064">
            <text:p>2636,064</text:p>
          </table:table-cell>
          <table:table-cell table:formula="of:=IF([.G201]=1;5000-[.D200];IF([.H201]=1;[.E200]-([.$J$2]*(1-[.C200]));[.E200]))" office:value-type="float" office:value="1883.936">
            <text:p>1883,936</text:p>
          </table:table-cell>
          <table:table-cell/>
          <table:table-cell table:formula="of:=IF(MOD([.A201]-1;50)=0;1;0)" office:value-type="float" office:value="0">
            <text:p>0</text:p>
          </table:table-cell>
          <table:table-cell table:formula="of:=IF(MOD([.A2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00">
            <text:p>200</text:p>
          </table:table-cell>
          <table:table-cell table:formula="of:=IF([.G202]=1;5000;IF([.H202]=1;[.B201]-[.$J$2];[.B201]))" office:value-type="float" office:value="4500">
            <text:p>4500</text:p>
          </table:table-cell>
          <table:table-cell table:formula="of:=[.D202]/[.B202]" office:value-type="percentage" office:value="0.583199999999999">
            <text:p>58,32%</text:p>
          </table:table-cell>
          <table:table-cell table:formula="of:=IF([.H202]=1;[.D201]-([.$J$2]*[.C201]);[.D201])" office:value-type="float" office:value="2624.4">
            <text:p>2624,4</text:p>
          </table:table-cell>
          <table:table-cell table:formula="of:=IF([.G202]=1;5000-[.D201];IF([.H202]=1;[.E201]-([.$J$2]*(1-[.C201]));[.E201]))" office:value-type="float" office:value="1875.6">
            <text:p>1875,6</text:p>
          </table:table-cell>
          <table:table-cell/>
          <table:table-cell table:formula="of:=IF(MOD([.A202]-1;50)=0;1;0)" office:value-type="float" office:value="0">
            <text:p>0</text:p>
          </table:table-cell>
          <table:table-cell table:formula="of:=IF(MOD([.A2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01">
            <text:p>201</text:p>
          </table:table-cell>
          <table:table-cell table:formula="of:=IF([.G203]=1;5000;IF([.H203]=1;[.B202]-[.$J$2];[.B202]))" office:value-type="float" office:value="5000">
            <text:p>5000</text:p>
          </table:table-cell>
          <table:table-cell table:formula="of:=[.D203]/[.B203]" office:value-type="percentage" office:value="0.524879999999999">
            <text:p>52,49%</text:p>
          </table:table-cell>
          <table:table-cell table:formula="of:=IF([.H203]=1;[.D202]-([.$J$2]*[.C202]);[.D202])" office:value-type="float" office:value="2624.4">
            <text:p>2624,4</text:p>
          </table:table-cell>
          <table:table-cell table:formula="of:=IF([.G203]=1;5000-[.D202];IF([.H203]=1;[.E202]-([.$J$2]*(1-[.C202]));[.E202]))" office:value-type="float" office:value="2375.6">
            <text:p>2375,6</text:p>
          </table:table-cell>
          <table:table-cell/>
          <table:table-cell table:formula="of:=IF(MOD([.A203]-1;50)=0;1;0)" office:value-type="float" office:value="1">
            <text:p>1</text:p>
          </table:table-cell>
          <table:table-cell table:formula="of:=IF(MOD([.A2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02">
            <text:p>202</text:p>
          </table:table-cell>
          <table:table-cell table:formula="of:=IF([.G204]=1;5000;IF([.H204]=1;[.B203]-[.$J$2];[.B203]))" office:value-type="float" office:value="4980">
            <text:p>4980</text:p>
          </table:table-cell>
          <table:table-cell table:formula="of:=[.D204]/[.B204]" office:value-type="percentage" office:value="0.524879999999999">
            <text:p>52,49%</text:p>
          </table:table-cell>
          <table:table-cell table:formula="of:=IF([.H204]=1;[.D203]-([.$J$2]*[.C203]);[.D203])" office:value-type="float" office:value="2613.9024">
            <text:p>2613,9024</text:p>
          </table:table-cell>
          <table:table-cell table:formula="of:=IF([.G204]=1;5000-[.D203];IF([.H204]=1;[.E203]-([.$J$2]*(1-[.C203]));[.E203]))" office:value-type="float" office:value="2366.0976">
            <text:p>2366,0976</text:p>
          </table:table-cell>
          <table:table-cell/>
          <table:table-cell table:formula="of:=IF(MOD([.A204]-1;50)=0;1;0)" office:value-type="float" office:value="0">
            <text:p>0</text:p>
          </table:table-cell>
          <table:table-cell table:formula="of:=IF(MOD([.A2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03">
            <text:p>203</text:p>
          </table:table-cell>
          <table:table-cell table:formula="of:=IF([.G205]=1;5000;IF([.H205]=1;[.B204]-[.$J$2];[.B204]))" office:value-type="float" office:value="4980">
            <text:p>4980</text:p>
          </table:table-cell>
          <table:table-cell table:formula="of:=[.D205]/[.B205]" office:value-type="percentage" office:value="0.524879999999999">
            <text:p>52,49%</text:p>
          </table:table-cell>
          <table:table-cell table:formula="of:=IF([.H205]=1;[.D204]-([.$J$2]*[.C204]);[.D204])" office:value-type="float" office:value="2613.9024">
            <text:p>2613,9024</text:p>
          </table:table-cell>
          <table:table-cell table:formula="of:=IF([.G205]=1;5000-[.D204];IF([.H205]=1;[.E204]-([.$J$2]*(1-[.C204]));[.E204]))" office:value-type="float" office:value="2366.0976">
            <text:p>2366,0976</text:p>
          </table:table-cell>
          <table:table-cell/>
          <table:table-cell table:formula="of:=IF(MOD([.A205]-1;50)=0;1;0)" office:value-type="float" office:value="0">
            <text:p>0</text:p>
          </table:table-cell>
          <table:table-cell table:formula="of:=IF(MOD([.A2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04">
            <text:p>204</text:p>
          </table:table-cell>
          <table:table-cell table:formula="of:=IF([.G206]=1;5000;IF([.H206]=1;[.B205]-[.$J$2];[.B205]))" office:value-type="float" office:value="4960">
            <text:p>4960</text:p>
          </table:table-cell>
          <table:table-cell table:formula="of:=[.D206]/[.B206]" office:value-type="percentage" office:value="0.524879999999999">
            <text:p>52,49%</text:p>
          </table:table-cell>
          <table:table-cell table:formula="of:=IF([.H206]=1;[.D205]-([.$J$2]*[.C205]);[.D205])" office:value-type="float" office:value="2603.4048">
            <text:p>2603,4048</text:p>
          </table:table-cell>
          <table:table-cell table:formula="of:=IF([.G206]=1;5000-[.D205];IF([.H206]=1;[.E205]-([.$J$2]*(1-[.C205]));[.E205]))" office:value-type="float" office:value="2356.5952">
            <text:p>2356,5952</text:p>
          </table:table-cell>
          <table:table-cell/>
          <table:table-cell table:formula="of:=IF(MOD([.A206]-1;50)=0;1;0)" office:value-type="float" office:value="0">
            <text:p>0</text:p>
          </table:table-cell>
          <table:table-cell table:formula="of:=IF(MOD([.A2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05">
            <text:p>205</text:p>
          </table:table-cell>
          <table:table-cell table:formula="of:=IF([.G207]=1;5000;IF([.H207]=1;[.B206]-[.$J$2];[.B206]))" office:value-type="float" office:value="4960">
            <text:p>4960</text:p>
          </table:table-cell>
          <table:table-cell table:formula="of:=[.D207]/[.B207]" office:value-type="percentage" office:value="0.524879999999999">
            <text:p>52,49%</text:p>
          </table:table-cell>
          <table:table-cell table:formula="of:=IF([.H207]=1;[.D206]-([.$J$2]*[.C206]);[.D206])" office:value-type="float" office:value="2603.4048">
            <text:p>2603,4048</text:p>
          </table:table-cell>
          <table:table-cell table:formula="of:=IF([.G207]=1;5000-[.D206];IF([.H207]=1;[.E206]-([.$J$2]*(1-[.C206]));[.E206]))" office:value-type="float" office:value="2356.5952">
            <text:p>2356,5952</text:p>
          </table:table-cell>
          <table:table-cell/>
          <table:table-cell table:formula="of:=IF(MOD([.A207]-1;50)=0;1;0)" office:value-type="float" office:value="0">
            <text:p>0</text:p>
          </table:table-cell>
          <table:table-cell table:formula="of:=IF(MOD([.A2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06">
            <text:p>206</text:p>
          </table:table-cell>
          <table:table-cell table:formula="of:=IF([.G208]=1;5000;IF([.H208]=1;[.B207]-[.$J$2];[.B207]))" office:value-type="float" office:value="4940">
            <text:p>4940</text:p>
          </table:table-cell>
          <table:table-cell table:formula="of:=[.D208]/[.B208]" office:value-type="percentage" office:value="0.524879999999999">
            <text:p>52,49%</text:p>
          </table:table-cell>
          <table:table-cell table:formula="of:=IF([.H208]=1;[.D207]-([.$J$2]*[.C207]);[.D207])" office:value-type="float" office:value="2592.9072">
            <text:p>2592,9072</text:p>
          </table:table-cell>
          <table:table-cell table:formula="of:=IF([.G208]=1;5000-[.D207];IF([.H208]=1;[.E207]-([.$J$2]*(1-[.C207]));[.E207]))" office:value-type="float" office:value="2347.0928">
            <text:p>2347,0928</text:p>
          </table:table-cell>
          <table:table-cell/>
          <table:table-cell table:formula="of:=IF(MOD([.A208]-1;50)=0;1;0)" office:value-type="float" office:value="0">
            <text:p>0</text:p>
          </table:table-cell>
          <table:table-cell table:formula="of:=IF(MOD([.A2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07">
            <text:p>207</text:p>
          </table:table-cell>
          <table:table-cell table:formula="of:=IF([.G209]=1;5000;IF([.H209]=1;[.B208]-[.$J$2];[.B208]))" office:value-type="float" office:value="4940">
            <text:p>4940</text:p>
          </table:table-cell>
          <table:table-cell table:formula="of:=[.D209]/[.B209]" office:value-type="percentage" office:value="0.524879999999999">
            <text:p>52,49%</text:p>
          </table:table-cell>
          <table:table-cell table:formula="of:=IF([.H209]=1;[.D208]-([.$J$2]*[.C208]);[.D208])" office:value-type="float" office:value="2592.9072">
            <text:p>2592,9072</text:p>
          </table:table-cell>
          <table:table-cell table:formula="of:=IF([.G209]=1;5000-[.D208];IF([.H209]=1;[.E208]-([.$J$2]*(1-[.C208]));[.E208]))" office:value-type="float" office:value="2347.0928">
            <text:p>2347,0928</text:p>
          </table:table-cell>
          <table:table-cell/>
          <table:table-cell table:formula="of:=IF(MOD([.A209]-1;50)=0;1;0)" office:value-type="float" office:value="0">
            <text:p>0</text:p>
          </table:table-cell>
          <table:table-cell table:formula="of:=IF(MOD([.A2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08">
            <text:p>208</text:p>
          </table:table-cell>
          <table:table-cell table:formula="of:=IF([.G210]=1;5000;IF([.H210]=1;[.B209]-[.$J$2];[.B209]))" office:value-type="float" office:value="4920">
            <text:p>4920</text:p>
          </table:table-cell>
          <table:table-cell table:formula="of:=[.D210]/[.B210]" office:value-type="percentage" office:value="0.524879999999999">
            <text:p>52,49%</text:p>
          </table:table-cell>
          <table:table-cell table:formula="of:=IF([.H210]=1;[.D209]-([.$J$2]*[.C209]);[.D209])" office:value-type="float" office:value="2582.4096">
            <text:p>2582,4096</text:p>
          </table:table-cell>
          <table:table-cell table:formula="of:=IF([.G210]=1;5000-[.D209];IF([.H210]=1;[.E209]-([.$J$2]*(1-[.C209]));[.E209]))" office:value-type="float" office:value="2337.5904">
            <text:p>2337,5904</text:p>
          </table:table-cell>
          <table:table-cell/>
          <table:table-cell table:formula="of:=IF(MOD([.A210]-1;50)=0;1;0)" office:value-type="float" office:value="0">
            <text:p>0</text:p>
          </table:table-cell>
          <table:table-cell table:formula="of:=IF(MOD([.A2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09">
            <text:p>209</text:p>
          </table:table-cell>
          <table:table-cell table:formula="of:=IF([.G211]=1;5000;IF([.H211]=1;[.B210]-[.$J$2];[.B210]))" office:value-type="float" office:value="4920">
            <text:p>4920</text:p>
          </table:table-cell>
          <table:table-cell table:formula="of:=[.D211]/[.B211]" office:value-type="percentage" office:value="0.524879999999999">
            <text:p>52,49%</text:p>
          </table:table-cell>
          <table:table-cell table:formula="of:=IF([.H211]=1;[.D210]-([.$J$2]*[.C210]);[.D210])" office:value-type="float" office:value="2582.4096">
            <text:p>2582,4096</text:p>
          </table:table-cell>
          <table:table-cell table:formula="of:=IF([.G211]=1;5000-[.D210];IF([.H211]=1;[.E210]-([.$J$2]*(1-[.C210]));[.E210]))" office:value-type="float" office:value="2337.5904">
            <text:p>2337,5904</text:p>
          </table:table-cell>
          <table:table-cell/>
          <table:table-cell table:formula="of:=IF(MOD([.A211]-1;50)=0;1;0)" office:value-type="float" office:value="0">
            <text:p>0</text:p>
          </table:table-cell>
          <table:table-cell table:formula="of:=IF(MOD([.A2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10">
            <text:p>210</text:p>
          </table:table-cell>
          <table:table-cell table:formula="of:=IF([.G212]=1;5000;IF([.H212]=1;[.B211]-[.$J$2];[.B211]))" office:value-type="float" office:value="4900">
            <text:p>4900</text:p>
          </table:table-cell>
          <table:table-cell table:formula="of:=[.D212]/[.B212]" office:value-type="percentage" office:value="0.524879999999999">
            <text:p>52,49%</text:p>
          </table:table-cell>
          <table:table-cell table:formula="of:=IF([.H212]=1;[.D211]-([.$J$2]*[.C211]);[.D211])" office:value-type="float" office:value="2571.912">
            <text:p>2571,912</text:p>
          </table:table-cell>
          <table:table-cell table:formula="of:=IF([.G212]=1;5000-[.D211];IF([.H212]=1;[.E211]-([.$J$2]*(1-[.C211]));[.E211]))" office:value-type="float" office:value="2328.088">
            <text:p>2328,088</text:p>
          </table:table-cell>
          <table:table-cell/>
          <table:table-cell table:formula="of:=IF(MOD([.A212]-1;50)=0;1;0)" office:value-type="float" office:value="0">
            <text:p>0</text:p>
          </table:table-cell>
          <table:table-cell table:formula="of:=IF(MOD([.A2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11">
            <text:p>211</text:p>
          </table:table-cell>
          <table:table-cell table:formula="of:=IF([.G213]=1;5000;IF([.H213]=1;[.B212]-[.$J$2];[.B212]))" office:value-type="float" office:value="4900">
            <text:p>4900</text:p>
          </table:table-cell>
          <table:table-cell table:formula="of:=[.D213]/[.B213]" office:value-type="percentage" office:value="0.524879999999999">
            <text:p>52,49%</text:p>
          </table:table-cell>
          <table:table-cell table:formula="of:=IF([.H213]=1;[.D212]-([.$J$2]*[.C212]);[.D212])" office:value-type="float" office:value="2571.912">
            <text:p>2571,912</text:p>
          </table:table-cell>
          <table:table-cell table:formula="of:=IF([.G213]=1;5000-[.D212];IF([.H213]=1;[.E212]-([.$J$2]*(1-[.C212]));[.E212]))" office:value-type="float" office:value="2328.088">
            <text:p>2328,088</text:p>
          </table:table-cell>
          <table:table-cell/>
          <table:table-cell table:formula="of:=IF(MOD([.A213]-1;50)=0;1;0)" office:value-type="float" office:value="0">
            <text:p>0</text:p>
          </table:table-cell>
          <table:table-cell table:formula="of:=IF(MOD([.A2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12">
            <text:p>212</text:p>
          </table:table-cell>
          <table:table-cell table:formula="of:=IF([.G214]=1;5000;IF([.H214]=1;[.B213]-[.$J$2];[.B213]))" office:value-type="float" office:value="4880">
            <text:p>4880</text:p>
          </table:table-cell>
          <table:table-cell table:formula="of:=[.D214]/[.B214]" office:value-type="percentage" office:value="0.524879999999999">
            <text:p>52,49%</text:p>
          </table:table-cell>
          <table:table-cell table:formula="of:=IF([.H214]=1;[.D213]-([.$J$2]*[.C213]);[.D213])" office:value-type="float" office:value="2561.4144">
            <text:p>2561,4144</text:p>
          </table:table-cell>
          <table:table-cell table:formula="of:=IF([.G214]=1;5000-[.D213];IF([.H214]=1;[.E213]-([.$J$2]*(1-[.C213]));[.E213]))" office:value-type="float" office:value="2318.5856">
            <text:p>2318,5856</text:p>
          </table:table-cell>
          <table:table-cell/>
          <table:table-cell table:formula="of:=IF(MOD([.A214]-1;50)=0;1;0)" office:value-type="float" office:value="0">
            <text:p>0</text:p>
          </table:table-cell>
          <table:table-cell table:formula="of:=IF(MOD([.A2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13">
            <text:p>213</text:p>
          </table:table-cell>
          <table:table-cell table:formula="of:=IF([.G215]=1;5000;IF([.H215]=1;[.B214]-[.$J$2];[.B214]))" office:value-type="float" office:value="4880">
            <text:p>4880</text:p>
          </table:table-cell>
          <table:table-cell table:formula="of:=[.D215]/[.B215]" office:value-type="percentage" office:value="0.524879999999999">
            <text:p>52,49%</text:p>
          </table:table-cell>
          <table:table-cell table:formula="of:=IF([.H215]=1;[.D214]-([.$J$2]*[.C214]);[.D214])" office:value-type="float" office:value="2561.4144">
            <text:p>2561,4144</text:p>
          </table:table-cell>
          <table:table-cell table:formula="of:=IF([.G215]=1;5000-[.D214];IF([.H215]=1;[.E214]-([.$J$2]*(1-[.C214]));[.E214]))" office:value-type="float" office:value="2318.5856">
            <text:p>2318,5856</text:p>
          </table:table-cell>
          <table:table-cell/>
          <table:table-cell table:formula="of:=IF(MOD([.A215]-1;50)=0;1;0)" office:value-type="float" office:value="0">
            <text:p>0</text:p>
          </table:table-cell>
          <table:table-cell table:formula="of:=IF(MOD([.A2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14">
            <text:p>214</text:p>
          </table:table-cell>
          <table:table-cell table:formula="of:=IF([.G216]=1;5000;IF([.H216]=1;[.B215]-[.$J$2];[.B215]))" office:value-type="float" office:value="4860">
            <text:p>4860</text:p>
          </table:table-cell>
          <table:table-cell table:formula="of:=[.D216]/[.B216]" office:value-type="percentage" office:value="0.524879999999999">
            <text:p>52,49%</text:p>
          </table:table-cell>
          <table:table-cell table:formula="of:=IF([.H216]=1;[.D215]-([.$J$2]*[.C215]);[.D215])" office:value-type="float" office:value="2550.9168">
            <text:p>2550,9168</text:p>
          </table:table-cell>
          <table:table-cell table:formula="of:=IF([.G216]=1;5000-[.D215];IF([.H216]=1;[.E215]-([.$J$2]*(1-[.C215]));[.E215]))" office:value-type="float" office:value="2309.0832">
            <text:p>2309,0832</text:p>
          </table:table-cell>
          <table:table-cell/>
          <table:table-cell table:formula="of:=IF(MOD([.A216]-1;50)=0;1;0)" office:value-type="float" office:value="0">
            <text:p>0</text:p>
          </table:table-cell>
          <table:table-cell table:formula="of:=IF(MOD([.A2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15">
            <text:p>215</text:p>
          </table:table-cell>
          <table:table-cell table:formula="of:=IF([.G217]=1;5000;IF([.H217]=1;[.B216]-[.$J$2];[.B216]))" office:value-type="float" office:value="4860">
            <text:p>4860</text:p>
          </table:table-cell>
          <table:table-cell table:formula="of:=[.D217]/[.B217]" office:value-type="percentage" office:value="0.524879999999999">
            <text:p>52,49%</text:p>
          </table:table-cell>
          <table:table-cell table:formula="of:=IF([.H217]=1;[.D216]-([.$J$2]*[.C216]);[.D216])" office:value-type="float" office:value="2550.9168">
            <text:p>2550,9168</text:p>
          </table:table-cell>
          <table:table-cell table:formula="of:=IF([.G217]=1;5000-[.D216];IF([.H217]=1;[.E216]-([.$J$2]*(1-[.C216]));[.E216]))" office:value-type="float" office:value="2309.0832">
            <text:p>2309,0832</text:p>
          </table:table-cell>
          <table:table-cell/>
          <table:table-cell table:formula="of:=IF(MOD([.A217]-1;50)=0;1;0)" office:value-type="float" office:value="0">
            <text:p>0</text:p>
          </table:table-cell>
          <table:table-cell table:formula="of:=IF(MOD([.A2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16">
            <text:p>216</text:p>
          </table:table-cell>
          <table:table-cell table:formula="of:=IF([.G218]=1;5000;IF([.H218]=1;[.B217]-[.$J$2];[.B217]))" office:value-type="float" office:value="4840">
            <text:p>4840</text:p>
          </table:table-cell>
          <table:table-cell table:formula="of:=[.D218]/[.B218]" office:value-type="percentage" office:value="0.524879999999999">
            <text:p>52,49%</text:p>
          </table:table-cell>
          <table:table-cell table:formula="of:=IF([.H218]=1;[.D217]-([.$J$2]*[.C217]);[.D217])" office:value-type="float" office:value="2540.4192">
            <text:p>2540,4192</text:p>
          </table:table-cell>
          <table:table-cell table:formula="of:=IF([.G218]=1;5000-[.D217];IF([.H218]=1;[.E217]-([.$J$2]*(1-[.C217]));[.E217]))" office:value-type="float" office:value="2299.5808">
            <text:p>2299,5808</text:p>
          </table:table-cell>
          <table:table-cell/>
          <table:table-cell table:formula="of:=IF(MOD([.A218]-1;50)=0;1;0)" office:value-type="float" office:value="0">
            <text:p>0</text:p>
          </table:table-cell>
          <table:table-cell table:formula="of:=IF(MOD([.A2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17">
            <text:p>217</text:p>
          </table:table-cell>
          <table:table-cell table:formula="of:=IF([.G219]=1;5000;IF([.H219]=1;[.B218]-[.$J$2];[.B218]))" office:value-type="float" office:value="4840">
            <text:p>4840</text:p>
          </table:table-cell>
          <table:table-cell table:formula="of:=[.D219]/[.B219]" office:value-type="percentage" office:value="0.524879999999999">
            <text:p>52,49%</text:p>
          </table:table-cell>
          <table:table-cell table:formula="of:=IF([.H219]=1;[.D218]-([.$J$2]*[.C218]);[.D218])" office:value-type="float" office:value="2540.4192">
            <text:p>2540,4192</text:p>
          </table:table-cell>
          <table:table-cell table:formula="of:=IF([.G219]=1;5000-[.D218];IF([.H219]=1;[.E218]-([.$J$2]*(1-[.C218]));[.E218]))" office:value-type="float" office:value="2299.5808">
            <text:p>2299,5808</text:p>
          </table:table-cell>
          <table:table-cell/>
          <table:table-cell table:formula="of:=IF(MOD([.A219]-1;50)=0;1;0)" office:value-type="float" office:value="0">
            <text:p>0</text:p>
          </table:table-cell>
          <table:table-cell table:formula="of:=IF(MOD([.A2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18">
            <text:p>218</text:p>
          </table:table-cell>
          <table:table-cell table:formula="of:=IF([.G220]=1;5000;IF([.H220]=1;[.B219]-[.$J$2];[.B219]))" office:value-type="float" office:value="4820">
            <text:p>4820</text:p>
          </table:table-cell>
          <table:table-cell table:formula="of:=[.D220]/[.B220]" office:value-type="percentage" office:value="0.524879999999999">
            <text:p>52,49%</text:p>
          </table:table-cell>
          <table:table-cell table:formula="of:=IF([.H220]=1;[.D219]-([.$J$2]*[.C219]);[.D219])" office:value-type="float" office:value="2529.9216">
            <text:p>2529,9216</text:p>
          </table:table-cell>
          <table:table-cell table:formula="of:=IF([.G220]=1;5000-[.D219];IF([.H220]=1;[.E219]-([.$J$2]*(1-[.C219]));[.E219]))" office:value-type="float" office:value="2290.0784">
            <text:p>2290,0784</text:p>
          </table:table-cell>
          <table:table-cell/>
          <table:table-cell table:formula="of:=IF(MOD([.A220]-1;50)=0;1;0)" office:value-type="float" office:value="0">
            <text:p>0</text:p>
          </table:table-cell>
          <table:table-cell table:formula="of:=IF(MOD([.A2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19">
            <text:p>219</text:p>
          </table:table-cell>
          <table:table-cell table:formula="of:=IF([.G221]=1;5000;IF([.H221]=1;[.B220]-[.$J$2];[.B220]))" office:value-type="float" office:value="4820">
            <text:p>4820</text:p>
          </table:table-cell>
          <table:table-cell table:formula="of:=[.D221]/[.B221]" office:value-type="percentage" office:value="0.524879999999999">
            <text:p>52,49%</text:p>
          </table:table-cell>
          <table:table-cell table:formula="of:=IF([.H221]=1;[.D220]-([.$J$2]*[.C220]);[.D220])" office:value-type="float" office:value="2529.9216">
            <text:p>2529,9216</text:p>
          </table:table-cell>
          <table:table-cell table:formula="of:=IF([.G221]=1;5000-[.D220];IF([.H221]=1;[.E220]-([.$J$2]*(1-[.C220]));[.E220]))" office:value-type="float" office:value="2290.0784">
            <text:p>2290,0784</text:p>
          </table:table-cell>
          <table:table-cell/>
          <table:table-cell table:formula="of:=IF(MOD([.A221]-1;50)=0;1;0)" office:value-type="float" office:value="0">
            <text:p>0</text:p>
          </table:table-cell>
          <table:table-cell table:formula="of:=IF(MOD([.A2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20">
            <text:p>220</text:p>
          </table:table-cell>
          <table:table-cell table:formula="of:=IF([.G222]=1;5000;IF([.H222]=1;[.B221]-[.$J$2];[.B221]))" office:value-type="float" office:value="4800">
            <text:p>4800</text:p>
          </table:table-cell>
          <table:table-cell table:formula="of:=[.D222]/[.B222]" office:value-type="percentage" office:value="0.524879999999999">
            <text:p>52,49%</text:p>
          </table:table-cell>
          <table:table-cell table:formula="of:=IF([.H222]=1;[.D221]-([.$J$2]*[.C221]);[.D221])" office:value-type="float" office:value="2519.424">
            <text:p>2519,424</text:p>
          </table:table-cell>
          <table:table-cell table:formula="of:=IF([.G222]=1;5000-[.D221];IF([.H222]=1;[.E221]-([.$J$2]*(1-[.C221]));[.E221]))" office:value-type="float" office:value="2280.576">
            <text:p>2280,576</text:p>
          </table:table-cell>
          <table:table-cell/>
          <table:table-cell table:formula="of:=IF(MOD([.A222]-1;50)=0;1;0)" office:value-type="float" office:value="0">
            <text:p>0</text:p>
          </table:table-cell>
          <table:table-cell table:formula="of:=IF(MOD([.A2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21">
            <text:p>221</text:p>
          </table:table-cell>
          <table:table-cell table:formula="of:=IF([.G223]=1;5000;IF([.H223]=1;[.B222]-[.$J$2];[.B222]))" office:value-type="float" office:value="4800">
            <text:p>4800</text:p>
          </table:table-cell>
          <table:table-cell table:formula="of:=[.D223]/[.B223]" office:value-type="percentage" office:value="0.524879999999999">
            <text:p>52,49%</text:p>
          </table:table-cell>
          <table:table-cell table:formula="of:=IF([.H223]=1;[.D222]-([.$J$2]*[.C222]);[.D222])" office:value-type="float" office:value="2519.424">
            <text:p>2519,424</text:p>
          </table:table-cell>
          <table:table-cell table:formula="of:=IF([.G223]=1;5000-[.D222];IF([.H223]=1;[.E222]-([.$J$2]*(1-[.C222]));[.E222]))" office:value-type="float" office:value="2280.576">
            <text:p>2280,576</text:p>
          </table:table-cell>
          <table:table-cell/>
          <table:table-cell table:formula="of:=IF(MOD([.A223]-1;50)=0;1;0)" office:value-type="float" office:value="0">
            <text:p>0</text:p>
          </table:table-cell>
          <table:table-cell table:formula="of:=IF(MOD([.A2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22">
            <text:p>222</text:p>
          </table:table-cell>
          <table:table-cell table:formula="of:=IF([.G224]=1;5000;IF([.H224]=1;[.B223]-[.$J$2];[.B223]))" office:value-type="float" office:value="4780">
            <text:p>4780</text:p>
          </table:table-cell>
          <table:table-cell table:formula="of:=[.D224]/[.B224]" office:value-type="percentage" office:value="0.524879999999999">
            <text:p>52,49%</text:p>
          </table:table-cell>
          <table:table-cell table:formula="of:=IF([.H224]=1;[.D223]-([.$J$2]*[.C223]);[.D223])" office:value-type="float" office:value="2508.9264">
            <text:p>2508,9264</text:p>
          </table:table-cell>
          <table:table-cell table:formula="of:=IF([.G224]=1;5000-[.D223];IF([.H224]=1;[.E223]-([.$J$2]*(1-[.C223]));[.E223]))" office:value-type="float" office:value="2271.0736">
            <text:p>2271,0736</text:p>
          </table:table-cell>
          <table:table-cell/>
          <table:table-cell table:formula="of:=IF(MOD([.A224]-1;50)=0;1;0)" office:value-type="float" office:value="0">
            <text:p>0</text:p>
          </table:table-cell>
          <table:table-cell table:formula="of:=IF(MOD([.A2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23">
            <text:p>223</text:p>
          </table:table-cell>
          <table:table-cell table:formula="of:=IF([.G225]=1;5000;IF([.H225]=1;[.B224]-[.$J$2];[.B224]))" office:value-type="float" office:value="4780">
            <text:p>4780</text:p>
          </table:table-cell>
          <table:table-cell table:formula="of:=[.D225]/[.B225]" office:value-type="percentage" office:value="0.524879999999999">
            <text:p>52,49%</text:p>
          </table:table-cell>
          <table:table-cell table:formula="of:=IF([.H225]=1;[.D224]-([.$J$2]*[.C224]);[.D224])" office:value-type="float" office:value="2508.9264">
            <text:p>2508,9264</text:p>
          </table:table-cell>
          <table:table-cell table:formula="of:=IF([.G225]=1;5000-[.D224];IF([.H225]=1;[.E224]-([.$J$2]*(1-[.C224]));[.E224]))" office:value-type="float" office:value="2271.0736">
            <text:p>2271,0736</text:p>
          </table:table-cell>
          <table:table-cell/>
          <table:table-cell table:formula="of:=IF(MOD([.A225]-1;50)=0;1;0)" office:value-type="float" office:value="0">
            <text:p>0</text:p>
          </table:table-cell>
          <table:table-cell table:formula="of:=IF(MOD([.A2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24">
            <text:p>224</text:p>
          </table:table-cell>
          <table:table-cell table:formula="of:=IF([.G226]=1;5000;IF([.H226]=1;[.B225]-[.$J$2];[.B225]))" office:value-type="float" office:value="4760">
            <text:p>4760</text:p>
          </table:table-cell>
          <table:table-cell table:formula="of:=[.D226]/[.B226]" office:value-type="percentage" office:value="0.524879999999999">
            <text:p>52,49%</text:p>
          </table:table-cell>
          <table:table-cell table:formula="of:=IF([.H226]=1;[.D225]-([.$J$2]*[.C225]);[.D225])" office:value-type="float" office:value="2498.4288">
            <text:p>2498,4288</text:p>
          </table:table-cell>
          <table:table-cell table:formula="of:=IF([.G226]=1;5000-[.D225];IF([.H226]=1;[.E225]-([.$J$2]*(1-[.C225]));[.E225]))" office:value-type="float" office:value="2261.5712">
            <text:p>2261,5712</text:p>
          </table:table-cell>
          <table:table-cell/>
          <table:table-cell table:formula="of:=IF(MOD([.A226]-1;50)=0;1;0)" office:value-type="float" office:value="0">
            <text:p>0</text:p>
          </table:table-cell>
          <table:table-cell table:formula="of:=IF(MOD([.A2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25">
            <text:p>225</text:p>
          </table:table-cell>
          <table:table-cell table:formula="of:=IF([.G227]=1;5000;IF([.H227]=1;[.B226]-[.$J$2];[.B226]))" office:value-type="float" office:value="4760">
            <text:p>4760</text:p>
          </table:table-cell>
          <table:table-cell table:formula="of:=[.D227]/[.B227]" office:value-type="percentage" office:value="0.524879999999999">
            <text:p>52,49%</text:p>
          </table:table-cell>
          <table:table-cell table:formula="of:=IF([.H227]=1;[.D226]-([.$J$2]*[.C226]);[.D226])" office:value-type="float" office:value="2498.4288">
            <text:p>2498,4288</text:p>
          </table:table-cell>
          <table:table-cell table:formula="of:=IF([.G227]=1;5000-[.D226];IF([.H227]=1;[.E226]-([.$J$2]*(1-[.C226]));[.E226]))" office:value-type="float" office:value="2261.5712">
            <text:p>2261,5712</text:p>
          </table:table-cell>
          <table:table-cell/>
          <table:table-cell table:formula="of:=IF(MOD([.A227]-1;50)=0;1;0)" office:value-type="float" office:value="0">
            <text:p>0</text:p>
          </table:table-cell>
          <table:table-cell table:formula="of:=IF(MOD([.A2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26">
            <text:p>226</text:p>
          </table:table-cell>
          <table:table-cell table:formula="of:=IF([.G228]=1;5000;IF([.H228]=1;[.B227]-[.$J$2];[.B227]))" office:value-type="float" office:value="4740">
            <text:p>4740</text:p>
          </table:table-cell>
          <table:table-cell table:formula="of:=[.D228]/[.B228]" office:value-type="percentage" office:value="0.524879999999999">
            <text:p>52,49%</text:p>
          </table:table-cell>
          <table:table-cell table:formula="of:=IF([.H228]=1;[.D227]-([.$J$2]*[.C227]);[.D227])" office:value-type="float" office:value="2487.9312">
            <text:p>2487,9312</text:p>
          </table:table-cell>
          <table:table-cell table:formula="of:=IF([.G228]=1;5000-[.D227];IF([.H228]=1;[.E227]-([.$J$2]*(1-[.C227]));[.E227]))" office:value-type="float" office:value="2252.0688">
            <text:p>2252,0688</text:p>
          </table:table-cell>
          <table:table-cell/>
          <table:table-cell table:formula="of:=IF(MOD([.A228]-1;50)=0;1;0)" office:value-type="float" office:value="0">
            <text:p>0</text:p>
          </table:table-cell>
          <table:table-cell table:formula="of:=IF(MOD([.A2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27">
            <text:p>227</text:p>
          </table:table-cell>
          <table:table-cell table:formula="of:=IF([.G229]=1;5000;IF([.H229]=1;[.B228]-[.$J$2];[.B228]))" office:value-type="float" office:value="4740">
            <text:p>4740</text:p>
          </table:table-cell>
          <table:table-cell table:formula="of:=[.D229]/[.B229]" office:value-type="percentage" office:value="0.524879999999999">
            <text:p>52,49%</text:p>
          </table:table-cell>
          <table:table-cell table:formula="of:=IF([.H229]=1;[.D228]-([.$J$2]*[.C228]);[.D228])" office:value-type="float" office:value="2487.9312">
            <text:p>2487,9312</text:p>
          </table:table-cell>
          <table:table-cell table:formula="of:=IF([.G229]=1;5000-[.D228];IF([.H229]=1;[.E228]-([.$J$2]*(1-[.C228]));[.E228]))" office:value-type="float" office:value="2252.0688">
            <text:p>2252,0688</text:p>
          </table:table-cell>
          <table:table-cell/>
          <table:table-cell table:formula="of:=IF(MOD([.A229]-1;50)=0;1;0)" office:value-type="float" office:value="0">
            <text:p>0</text:p>
          </table:table-cell>
          <table:table-cell table:formula="of:=IF(MOD([.A2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28">
            <text:p>228</text:p>
          </table:table-cell>
          <table:table-cell table:formula="of:=IF([.G230]=1;5000;IF([.H230]=1;[.B229]-[.$J$2];[.B229]))" office:value-type="float" office:value="4720">
            <text:p>4720</text:p>
          </table:table-cell>
          <table:table-cell table:formula="of:=[.D230]/[.B230]" office:value-type="percentage" office:value="0.524879999999999">
            <text:p>52,49%</text:p>
          </table:table-cell>
          <table:table-cell table:formula="of:=IF([.H230]=1;[.D229]-([.$J$2]*[.C229]);[.D229])" office:value-type="float" office:value="2477.4336">
            <text:p>2477,4336</text:p>
          </table:table-cell>
          <table:table-cell table:formula="of:=IF([.G230]=1;5000-[.D229];IF([.H230]=1;[.E229]-([.$J$2]*(1-[.C229]));[.E229]))" office:value-type="float" office:value="2242.5664">
            <text:p>2242,5664</text:p>
          </table:table-cell>
          <table:table-cell/>
          <table:table-cell table:formula="of:=IF(MOD([.A230]-1;50)=0;1;0)" office:value-type="float" office:value="0">
            <text:p>0</text:p>
          </table:table-cell>
          <table:table-cell table:formula="of:=IF(MOD([.A2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29">
            <text:p>229</text:p>
          </table:table-cell>
          <table:table-cell table:formula="of:=IF([.G231]=1;5000;IF([.H231]=1;[.B230]-[.$J$2];[.B230]))" office:value-type="float" office:value="4720">
            <text:p>4720</text:p>
          </table:table-cell>
          <table:table-cell table:formula="of:=[.D231]/[.B231]" office:value-type="percentage" office:value="0.524879999999999">
            <text:p>52,49%</text:p>
          </table:table-cell>
          <table:table-cell table:formula="of:=IF([.H231]=1;[.D230]-([.$J$2]*[.C230]);[.D230])" office:value-type="float" office:value="2477.4336">
            <text:p>2477,4336</text:p>
          </table:table-cell>
          <table:table-cell table:formula="of:=IF([.G231]=1;5000-[.D230];IF([.H231]=1;[.E230]-([.$J$2]*(1-[.C230]));[.E230]))" office:value-type="float" office:value="2242.5664">
            <text:p>2242,5664</text:p>
          </table:table-cell>
          <table:table-cell/>
          <table:table-cell table:formula="of:=IF(MOD([.A231]-1;50)=0;1;0)" office:value-type="float" office:value="0">
            <text:p>0</text:p>
          </table:table-cell>
          <table:table-cell table:formula="of:=IF(MOD([.A2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30">
            <text:p>230</text:p>
          </table:table-cell>
          <table:table-cell table:formula="of:=IF([.G232]=1;5000;IF([.H232]=1;[.B231]-[.$J$2];[.B231]))" office:value-type="float" office:value="4700">
            <text:p>4700</text:p>
          </table:table-cell>
          <table:table-cell table:formula="of:=[.D232]/[.B232]" office:value-type="percentage" office:value="0.524879999999999">
            <text:p>52,49%</text:p>
          </table:table-cell>
          <table:table-cell table:formula="of:=IF([.H232]=1;[.D231]-([.$J$2]*[.C231]);[.D231])" office:value-type="float" office:value="2466.936">
            <text:p>2466,936</text:p>
          </table:table-cell>
          <table:table-cell table:formula="of:=IF([.G232]=1;5000-[.D231];IF([.H232]=1;[.E231]-([.$J$2]*(1-[.C231]));[.E231]))" office:value-type="float" office:value="2233.064">
            <text:p>2233,064</text:p>
          </table:table-cell>
          <table:table-cell/>
          <table:table-cell table:formula="of:=IF(MOD([.A232]-1;50)=0;1;0)" office:value-type="float" office:value="0">
            <text:p>0</text:p>
          </table:table-cell>
          <table:table-cell table:formula="of:=IF(MOD([.A2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31">
            <text:p>231</text:p>
          </table:table-cell>
          <table:table-cell table:formula="of:=IF([.G233]=1;5000;IF([.H233]=1;[.B232]-[.$J$2];[.B232]))" office:value-type="float" office:value="4700">
            <text:p>4700</text:p>
          </table:table-cell>
          <table:table-cell table:formula="of:=[.D233]/[.B233]" office:value-type="percentage" office:value="0.524879999999999">
            <text:p>52,49%</text:p>
          </table:table-cell>
          <table:table-cell table:formula="of:=IF([.H233]=1;[.D232]-([.$J$2]*[.C232]);[.D232])" office:value-type="float" office:value="2466.936">
            <text:p>2466,936</text:p>
          </table:table-cell>
          <table:table-cell table:formula="of:=IF([.G233]=1;5000-[.D232];IF([.H233]=1;[.E232]-([.$J$2]*(1-[.C232]));[.E232]))" office:value-type="float" office:value="2233.064">
            <text:p>2233,064</text:p>
          </table:table-cell>
          <table:table-cell/>
          <table:table-cell table:formula="of:=IF(MOD([.A233]-1;50)=0;1;0)" office:value-type="float" office:value="0">
            <text:p>0</text:p>
          </table:table-cell>
          <table:table-cell table:formula="of:=IF(MOD([.A2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32">
            <text:p>232</text:p>
          </table:table-cell>
          <table:table-cell table:formula="of:=IF([.G234]=1;5000;IF([.H234]=1;[.B233]-[.$J$2];[.B233]))" office:value-type="float" office:value="4680">
            <text:p>4680</text:p>
          </table:table-cell>
          <table:table-cell table:formula="of:=[.D234]/[.B234]" office:value-type="percentage" office:value="0.524879999999999">
            <text:p>52,49%</text:p>
          </table:table-cell>
          <table:table-cell table:formula="of:=IF([.H234]=1;[.D233]-([.$J$2]*[.C233]);[.D233])" office:value-type="float" office:value="2456.43839999999">
            <text:p>2456,4384</text:p>
          </table:table-cell>
          <table:table-cell table:formula="of:=IF([.G234]=1;5000-[.D233];IF([.H234]=1;[.E233]-([.$J$2]*(1-[.C233]));[.E233]))" office:value-type="float" office:value="2223.5616">
            <text:p>2223,5616</text:p>
          </table:table-cell>
          <table:table-cell/>
          <table:table-cell table:formula="of:=IF(MOD([.A234]-1;50)=0;1;0)" office:value-type="float" office:value="0">
            <text:p>0</text:p>
          </table:table-cell>
          <table:table-cell table:formula="of:=IF(MOD([.A2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33">
            <text:p>233</text:p>
          </table:table-cell>
          <table:table-cell table:formula="of:=IF([.G235]=1;5000;IF([.H235]=1;[.B234]-[.$J$2];[.B234]))" office:value-type="float" office:value="4680">
            <text:p>4680</text:p>
          </table:table-cell>
          <table:table-cell table:formula="of:=[.D235]/[.B235]" office:value-type="percentage" office:value="0.524879999999999">
            <text:p>52,49%</text:p>
          </table:table-cell>
          <table:table-cell table:formula="of:=IF([.H235]=1;[.D234]-([.$J$2]*[.C234]);[.D234])" office:value-type="float" office:value="2456.43839999999">
            <text:p>2456,4384</text:p>
          </table:table-cell>
          <table:table-cell table:formula="of:=IF([.G235]=1;5000-[.D234];IF([.H235]=1;[.E234]-([.$J$2]*(1-[.C234]));[.E234]))" office:value-type="float" office:value="2223.5616">
            <text:p>2223,5616</text:p>
          </table:table-cell>
          <table:table-cell/>
          <table:table-cell table:formula="of:=IF(MOD([.A235]-1;50)=0;1;0)" office:value-type="float" office:value="0">
            <text:p>0</text:p>
          </table:table-cell>
          <table:table-cell table:formula="of:=IF(MOD([.A2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34">
            <text:p>234</text:p>
          </table:table-cell>
          <table:table-cell table:formula="of:=IF([.G236]=1;5000;IF([.H236]=1;[.B235]-[.$J$2];[.B235]))" office:value-type="float" office:value="4660">
            <text:p>4660</text:p>
          </table:table-cell>
          <table:table-cell table:formula="of:=[.D236]/[.B236]" office:value-type="percentage" office:value="0.524879999999999">
            <text:p>52,49%</text:p>
          </table:table-cell>
          <table:table-cell table:formula="of:=IF([.H236]=1;[.D235]-([.$J$2]*[.C235]);[.D235])" office:value-type="float" office:value="2445.94079999999">
            <text:p>2445,9408</text:p>
          </table:table-cell>
          <table:table-cell table:formula="of:=IF([.G236]=1;5000-[.D235];IF([.H236]=1;[.E235]-([.$J$2]*(1-[.C235]));[.E235]))" office:value-type="float" office:value="2214.05920000001">
            <text:p>2214,0592</text:p>
          </table:table-cell>
          <table:table-cell/>
          <table:table-cell table:formula="of:=IF(MOD([.A236]-1;50)=0;1;0)" office:value-type="float" office:value="0">
            <text:p>0</text:p>
          </table:table-cell>
          <table:table-cell table:formula="of:=IF(MOD([.A2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35">
            <text:p>235</text:p>
          </table:table-cell>
          <table:table-cell table:formula="of:=IF([.G237]=1;5000;IF([.H237]=1;[.B236]-[.$J$2];[.B236]))" office:value-type="float" office:value="4660">
            <text:p>4660</text:p>
          </table:table-cell>
          <table:table-cell table:formula="of:=[.D237]/[.B237]" office:value-type="percentage" office:value="0.524879999999999">
            <text:p>52,49%</text:p>
          </table:table-cell>
          <table:table-cell table:formula="of:=IF([.H237]=1;[.D236]-([.$J$2]*[.C236]);[.D236])" office:value-type="float" office:value="2445.94079999999">
            <text:p>2445,9408</text:p>
          </table:table-cell>
          <table:table-cell table:formula="of:=IF([.G237]=1;5000-[.D236];IF([.H237]=1;[.E236]-([.$J$2]*(1-[.C236]));[.E236]))" office:value-type="float" office:value="2214.05920000001">
            <text:p>2214,0592</text:p>
          </table:table-cell>
          <table:table-cell/>
          <table:table-cell table:formula="of:=IF(MOD([.A237]-1;50)=0;1;0)" office:value-type="float" office:value="0">
            <text:p>0</text:p>
          </table:table-cell>
          <table:table-cell table:formula="of:=IF(MOD([.A2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36">
            <text:p>236</text:p>
          </table:table-cell>
          <table:table-cell table:formula="of:=IF([.G238]=1;5000;IF([.H238]=1;[.B237]-[.$J$2];[.B237]))" office:value-type="float" office:value="4640">
            <text:p>4640</text:p>
          </table:table-cell>
          <table:table-cell table:formula="of:=[.D238]/[.B238]" office:value-type="percentage" office:value="0.524879999999999">
            <text:p>52,49%</text:p>
          </table:table-cell>
          <table:table-cell table:formula="of:=IF([.H238]=1;[.D237]-([.$J$2]*[.C237]);[.D237])" office:value-type="float" office:value="2435.44319999999">
            <text:p>2435,4432</text:p>
          </table:table-cell>
          <table:table-cell table:formula="of:=IF([.G238]=1;5000-[.D237];IF([.H238]=1;[.E237]-([.$J$2]*(1-[.C237]));[.E237]))" office:value-type="float" office:value="2204.5568">
            <text:p>2204,5568</text:p>
          </table:table-cell>
          <table:table-cell/>
          <table:table-cell table:formula="of:=IF(MOD([.A238]-1;50)=0;1;0)" office:value-type="float" office:value="0">
            <text:p>0</text:p>
          </table:table-cell>
          <table:table-cell table:formula="of:=IF(MOD([.A2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37">
            <text:p>237</text:p>
          </table:table-cell>
          <table:table-cell table:formula="of:=IF([.G239]=1;5000;IF([.H239]=1;[.B238]-[.$J$2];[.B238]))" office:value-type="float" office:value="4640">
            <text:p>4640</text:p>
          </table:table-cell>
          <table:table-cell table:formula="of:=[.D239]/[.B239]" office:value-type="percentage" office:value="0.524879999999999">
            <text:p>52,49%</text:p>
          </table:table-cell>
          <table:table-cell table:formula="of:=IF([.H239]=1;[.D238]-([.$J$2]*[.C238]);[.D238])" office:value-type="float" office:value="2435.44319999999">
            <text:p>2435,4432</text:p>
          </table:table-cell>
          <table:table-cell table:formula="of:=IF([.G239]=1;5000-[.D238];IF([.H239]=1;[.E238]-([.$J$2]*(1-[.C238]));[.E238]))" office:value-type="float" office:value="2204.5568">
            <text:p>2204,5568</text:p>
          </table:table-cell>
          <table:table-cell/>
          <table:table-cell table:formula="of:=IF(MOD([.A239]-1;50)=0;1;0)" office:value-type="float" office:value="0">
            <text:p>0</text:p>
          </table:table-cell>
          <table:table-cell table:formula="of:=IF(MOD([.A2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38">
            <text:p>238</text:p>
          </table:table-cell>
          <table:table-cell table:formula="of:=IF([.G240]=1;5000;IF([.H240]=1;[.B239]-[.$J$2];[.B239]))" office:value-type="float" office:value="4620">
            <text:p>4620</text:p>
          </table:table-cell>
          <table:table-cell table:formula="of:=[.D240]/[.B240]" office:value-type="percentage" office:value="0.524879999999999">
            <text:p>52,49%</text:p>
          </table:table-cell>
          <table:table-cell table:formula="of:=IF([.H240]=1;[.D239]-([.$J$2]*[.C239]);[.D239])" office:value-type="float" office:value="2424.94559999999">
            <text:p>2424,9456</text:p>
          </table:table-cell>
          <table:table-cell table:formula="of:=IF([.G240]=1;5000-[.D239];IF([.H240]=1;[.E239]-([.$J$2]*(1-[.C239]));[.E239]))" office:value-type="float" office:value="2195.05440000001">
            <text:p>2195,0544</text:p>
          </table:table-cell>
          <table:table-cell/>
          <table:table-cell table:formula="of:=IF(MOD([.A240]-1;50)=0;1;0)" office:value-type="float" office:value="0">
            <text:p>0</text:p>
          </table:table-cell>
          <table:table-cell table:formula="of:=IF(MOD([.A2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39">
            <text:p>239</text:p>
          </table:table-cell>
          <table:table-cell table:formula="of:=IF([.G241]=1;5000;IF([.H241]=1;[.B240]-[.$J$2];[.B240]))" office:value-type="float" office:value="4620">
            <text:p>4620</text:p>
          </table:table-cell>
          <table:table-cell table:formula="of:=[.D241]/[.B241]" office:value-type="percentage" office:value="0.524879999999999">
            <text:p>52,49%</text:p>
          </table:table-cell>
          <table:table-cell table:formula="of:=IF([.H241]=1;[.D240]-([.$J$2]*[.C240]);[.D240])" office:value-type="float" office:value="2424.94559999999">
            <text:p>2424,9456</text:p>
          </table:table-cell>
          <table:table-cell table:formula="of:=IF([.G241]=1;5000-[.D240];IF([.H241]=1;[.E240]-([.$J$2]*(1-[.C240]));[.E240]))" office:value-type="float" office:value="2195.05440000001">
            <text:p>2195,0544</text:p>
          </table:table-cell>
          <table:table-cell/>
          <table:table-cell table:formula="of:=IF(MOD([.A241]-1;50)=0;1;0)" office:value-type="float" office:value="0">
            <text:p>0</text:p>
          </table:table-cell>
          <table:table-cell table:formula="of:=IF(MOD([.A2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40">
            <text:p>240</text:p>
          </table:table-cell>
          <table:table-cell table:formula="of:=IF([.G242]=1;5000;IF([.H242]=1;[.B241]-[.$J$2];[.B241]))" office:value-type="float" office:value="4600">
            <text:p>4600</text:p>
          </table:table-cell>
          <table:table-cell table:formula="of:=[.D242]/[.B242]" office:value-type="percentage" office:value="0.524879999999999">
            <text:p>52,49%</text:p>
          </table:table-cell>
          <table:table-cell table:formula="of:=IF([.H242]=1;[.D241]-([.$J$2]*[.C241]);[.D241])" office:value-type="float" office:value="2414.44799999999">
            <text:p>2414,448</text:p>
          </table:table-cell>
          <table:table-cell table:formula="of:=IF([.G242]=1;5000-[.D241];IF([.H242]=1;[.E241]-([.$J$2]*(1-[.C241]));[.E241]))" office:value-type="float" office:value="2185.55200000001">
            <text:p>2185,552</text:p>
          </table:table-cell>
          <table:table-cell/>
          <table:table-cell table:formula="of:=IF(MOD([.A242]-1;50)=0;1;0)" office:value-type="float" office:value="0">
            <text:p>0</text:p>
          </table:table-cell>
          <table:table-cell table:formula="of:=IF(MOD([.A2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41">
            <text:p>241</text:p>
          </table:table-cell>
          <table:table-cell table:formula="of:=IF([.G243]=1;5000;IF([.H243]=1;[.B242]-[.$J$2];[.B242]))" office:value-type="float" office:value="4600">
            <text:p>4600</text:p>
          </table:table-cell>
          <table:table-cell table:formula="of:=[.D243]/[.B243]" office:value-type="percentage" office:value="0.524879999999999">
            <text:p>52,49%</text:p>
          </table:table-cell>
          <table:table-cell table:formula="of:=IF([.H243]=1;[.D242]-([.$J$2]*[.C242]);[.D242])" office:value-type="float" office:value="2414.44799999999">
            <text:p>2414,448</text:p>
          </table:table-cell>
          <table:table-cell table:formula="of:=IF([.G243]=1;5000-[.D242];IF([.H243]=1;[.E242]-([.$J$2]*(1-[.C242]));[.E242]))" office:value-type="float" office:value="2185.55200000001">
            <text:p>2185,552</text:p>
          </table:table-cell>
          <table:table-cell/>
          <table:table-cell table:formula="of:=IF(MOD([.A243]-1;50)=0;1;0)" office:value-type="float" office:value="0">
            <text:p>0</text:p>
          </table:table-cell>
          <table:table-cell table:formula="of:=IF(MOD([.A2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42">
            <text:p>242</text:p>
          </table:table-cell>
          <table:table-cell table:formula="of:=IF([.G244]=1;5000;IF([.H244]=1;[.B243]-[.$J$2];[.B243]))" office:value-type="float" office:value="4580">
            <text:p>4580</text:p>
          </table:table-cell>
          <table:table-cell table:formula="of:=[.D244]/[.B244]" office:value-type="percentage" office:value="0.524879999999999">
            <text:p>52,49%</text:p>
          </table:table-cell>
          <table:table-cell table:formula="of:=IF([.H244]=1;[.D243]-([.$J$2]*[.C243]);[.D243])" office:value-type="float" office:value="2403.95039999999">
            <text:p>2403,9504</text:p>
          </table:table-cell>
          <table:table-cell table:formula="of:=IF([.G244]=1;5000-[.D243];IF([.H244]=1;[.E243]-([.$J$2]*(1-[.C243]));[.E243]))" office:value-type="float" office:value="2176.04960000001">
            <text:p>2176,0496</text:p>
          </table:table-cell>
          <table:table-cell/>
          <table:table-cell table:formula="of:=IF(MOD([.A244]-1;50)=0;1;0)" office:value-type="float" office:value="0">
            <text:p>0</text:p>
          </table:table-cell>
          <table:table-cell table:formula="of:=IF(MOD([.A2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43">
            <text:p>243</text:p>
          </table:table-cell>
          <table:table-cell table:formula="of:=IF([.G245]=1;5000;IF([.H245]=1;[.B244]-[.$J$2];[.B244]))" office:value-type="float" office:value="4580">
            <text:p>4580</text:p>
          </table:table-cell>
          <table:table-cell table:formula="of:=[.D245]/[.B245]" office:value-type="percentage" office:value="0.524879999999999">
            <text:p>52,49%</text:p>
          </table:table-cell>
          <table:table-cell table:formula="of:=IF([.H245]=1;[.D244]-([.$J$2]*[.C244]);[.D244])" office:value-type="float" office:value="2403.95039999999">
            <text:p>2403,9504</text:p>
          </table:table-cell>
          <table:table-cell table:formula="of:=IF([.G245]=1;5000-[.D244];IF([.H245]=1;[.E244]-([.$J$2]*(1-[.C244]));[.E244]))" office:value-type="float" office:value="2176.04960000001">
            <text:p>2176,0496</text:p>
          </table:table-cell>
          <table:table-cell/>
          <table:table-cell table:formula="of:=IF(MOD([.A245]-1;50)=0;1;0)" office:value-type="float" office:value="0">
            <text:p>0</text:p>
          </table:table-cell>
          <table:table-cell table:formula="of:=IF(MOD([.A2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44">
            <text:p>244</text:p>
          </table:table-cell>
          <table:table-cell table:formula="of:=IF([.G246]=1;5000;IF([.H246]=1;[.B245]-[.$J$2];[.B245]))" office:value-type="float" office:value="4560">
            <text:p>4560</text:p>
          </table:table-cell>
          <table:table-cell table:formula="of:=[.D246]/[.B246]" office:value-type="percentage" office:value="0.524879999999999">
            <text:p>52,49%</text:p>
          </table:table-cell>
          <table:table-cell table:formula="of:=IF([.H246]=1;[.D245]-([.$J$2]*[.C245]);[.D245])" office:value-type="float" office:value="2393.45279999999">
            <text:p>2393,4528</text:p>
          </table:table-cell>
          <table:table-cell table:formula="of:=IF([.G246]=1;5000-[.D245];IF([.H246]=1;[.E245]-([.$J$2]*(1-[.C245]));[.E245]))" office:value-type="float" office:value="2166.54720000001">
            <text:p>2166,5472</text:p>
          </table:table-cell>
          <table:table-cell/>
          <table:table-cell table:formula="of:=IF(MOD([.A246]-1;50)=0;1;0)" office:value-type="float" office:value="0">
            <text:p>0</text:p>
          </table:table-cell>
          <table:table-cell table:formula="of:=IF(MOD([.A2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45">
            <text:p>245</text:p>
          </table:table-cell>
          <table:table-cell table:formula="of:=IF([.G247]=1;5000;IF([.H247]=1;[.B246]-[.$J$2];[.B246]))" office:value-type="float" office:value="4560">
            <text:p>4560</text:p>
          </table:table-cell>
          <table:table-cell table:formula="of:=[.D247]/[.B247]" office:value-type="percentage" office:value="0.524879999999999">
            <text:p>52,49%</text:p>
          </table:table-cell>
          <table:table-cell table:formula="of:=IF([.H247]=1;[.D246]-([.$J$2]*[.C246]);[.D246])" office:value-type="float" office:value="2393.45279999999">
            <text:p>2393,4528</text:p>
          </table:table-cell>
          <table:table-cell table:formula="of:=IF([.G247]=1;5000-[.D246];IF([.H247]=1;[.E246]-([.$J$2]*(1-[.C246]));[.E246]))" office:value-type="float" office:value="2166.54720000001">
            <text:p>2166,5472</text:p>
          </table:table-cell>
          <table:table-cell/>
          <table:table-cell table:formula="of:=IF(MOD([.A247]-1;50)=0;1;0)" office:value-type="float" office:value="0">
            <text:p>0</text:p>
          </table:table-cell>
          <table:table-cell table:formula="of:=IF(MOD([.A2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46">
            <text:p>246</text:p>
          </table:table-cell>
          <table:table-cell table:formula="of:=IF([.G248]=1;5000;IF([.H248]=1;[.B247]-[.$J$2];[.B247]))" office:value-type="float" office:value="4540">
            <text:p>4540</text:p>
          </table:table-cell>
          <table:table-cell table:formula="of:=[.D248]/[.B248]" office:value-type="percentage" office:value="0.524879999999999">
            <text:p>52,49%</text:p>
          </table:table-cell>
          <table:table-cell table:formula="of:=IF([.H248]=1;[.D247]-([.$J$2]*[.C247]);[.D247])" office:value-type="float" office:value="2382.95519999999">
            <text:p>2382,9552</text:p>
          </table:table-cell>
          <table:table-cell table:formula="of:=IF([.G248]=1;5000-[.D247];IF([.H248]=1;[.E247]-([.$J$2]*(1-[.C247]));[.E247]))" office:value-type="float" office:value="2157.04480000001">
            <text:p>2157,0448</text:p>
          </table:table-cell>
          <table:table-cell/>
          <table:table-cell table:formula="of:=IF(MOD([.A248]-1;50)=0;1;0)" office:value-type="float" office:value="0">
            <text:p>0</text:p>
          </table:table-cell>
          <table:table-cell table:formula="of:=IF(MOD([.A2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47">
            <text:p>247</text:p>
          </table:table-cell>
          <table:table-cell table:formula="of:=IF([.G249]=1;5000;IF([.H249]=1;[.B248]-[.$J$2];[.B248]))" office:value-type="float" office:value="4540">
            <text:p>4540</text:p>
          </table:table-cell>
          <table:table-cell table:formula="of:=[.D249]/[.B249]" office:value-type="percentage" office:value="0.524879999999999">
            <text:p>52,49%</text:p>
          </table:table-cell>
          <table:table-cell table:formula="of:=IF([.H249]=1;[.D248]-([.$J$2]*[.C248]);[.D248])" office:value-type="float" office:value="2382.95519999999">
            <text:p>2382,9552</text:p>
          </table:table-cell>
          <table:table-cell table:formula="of:=IF([.G249]=1;5000-[.D248];IF([.H249]=1;[.E248]-([.$J$2]*(1-[.C248]));[.E248]))" office:value-type="float" office:value="2157.04480000001">
            <text:p>2157,0448</text:p>
          </table:table-cell>
          <table:table-cell/>
          <table:table-cell table:formula="of:=IF(MOD([.A249]-1;50)=0;1;0)" office:value-type="float" office:value="0">
            <text:p>0</text:p>
          </table:table-cell>
          <table:table-cell table:formula="of:=IF(MOD([.A2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48">
            <text:p>248</text:p>
          </table:table-cell>
          <table:table-cell table:formula="of:=IF([.G250]=1;5000;IF([.H250]=1;[.B249]-[.$J$2];[.B249]))" office:value-type="float" office:value="4520">
            <text:p>4520</text:p>
          </table:table-cell>
          <table:table-cell table:formula="of:=[.D250]/[.B250]" office:value-type="percentage" office:value="0.524879999999999">
            <text:p>52,49%</text:p>
          </table:table-cell>
          <table:table-cell table:formula="of:=IF([.H250]=1;[.D249]-([.$J$2]*[.C249]);[.D249])" office:value-type="float" office:value="2372.45759999999">
            <text:p>2372,4576</text:p>
          </table:table-cell>
          <table:table-cell table:formula="of:=IF([.G250]=1;5000-[.D249];IF([.H250]=1;[.E249]-([.$J$2]*(1-[.C249]));[.E249]))" office:value-type="float" office:value="2147.54240000001">
            <text:p>2147,5424</text:p>
          </table:table-cell>
          <table:table-cell/>
          <table:table-cell table:formula="of:=IF(MOD([.A250]-1;50)=0;1;0)" office:value-type="float" office:value="0">
            <text:p>0</text:p>
          </table:table-cell>
          <table:table-cell table:formula="of:=IF(MOD([.A2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49">
            <text:p>249</text:p>
          </table:table-cell>
          <table:table-cell table:formula="of:=IF([.G251]=1;5000;IF([.H251]=1;[.B250]-[.$J$2];[.B250]))" office:value-type="float" office:value="4520">
            <text:p>4520</text:p>
          </table:table-cell>
          <table:table-cell table:formula="of:=[.D251]/[.B251]" office:value-type="percentage" office:value="0.524879999999999">
            <text:p>52,49%</text:p>
          </table:table-cell>
          <table:table-cell table:formula="of:=IF([.H251]=1;[.D250]-([.$J$2]*[.C250]);[.D250])" office:value-type="float" office:value="2372.45759999999">
            <text:p>2372,4576</text:p>
          </table:table-cell>
          <table:table-cell table:formula="of:=IF([.G251]=1;5000-[.D250];IF([.H251]=1;[.E250]-([.$J$2]*(1-[.C250]));[.E250]))" office:value-type="float" office:value="2147.54240000001">
            <text:p>2147,5424</text:p>
          </table:table-cell>
          <table:table-cell/>
          <table:table-cell table:formula="of:=IF(MOD([.A251]-1;50)=0;1;0)" office:value-type="float" office:value="0">
            <text:p>0</text:p>
          </table:table-cell>
          <table:table-cell table:formula="of:=IF(MOD([.A2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50">
            <text:p>250</text:p>
          </table:table-cell>
          <table:table-cell table:formula="of:=IF([.G252]=1;5000;IF([.H252]=1;[.B251]-[.$J$2];[.B251]))" office:value-type="float" office:value="4500">
            <text:p>4500</text:p>
          </table:table-cell>
          <table:table-cell table:formula="of:=[.D252]/[.B252]" office:value-type="percentage" office:value="0.524879999999999">
            <text:p>52,49%</text:p>
          </table:table-cell>
          <table:table-cell table:formula="of:=IF([.H252]=1;[.D251]-([.$J$2]*[.C251]);[.D251])" office:value-type="float" office:value="2361.95999999999">
            <text:p>2361,96</text:p>
          </table:table-cell>
          <table:table-cell table:formula="of:=IF([.G252]=1;5000-[.D251];IF([.H252]=1;[.E251]-([.$J$2]*(1-[.C251]));[.E251]))" office:value-type="float" office:value="2138.04000000001">
            <text:p>2138,04</text:p>
          </table:table-cell>
          <table:table-cell/>
          <table:table-cell table:formula="of:=IF(MOD([.A252]-1;50)=0;1;0)" office:value-type="float" office:value="0">
            <text:p>0</text:p>
          </table:table-cell>
          <table:table-cell table:formula="of:=IF(MOD([.A2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51">
            <text:p>251</text:p>
          </table:table-cell>
          <table:table-cell table:formula="of:=IF([.G253]=1;5000;IF([.H253]=1;[.B252]-[.$J$2];[.B252]))" office:value-type="float" office:value="5000">
            <text:p>5000</text:p>
          </table:table-cell>
          <table:table-cell table:formula="of:=[.D253]/[.B253]" office:value-type="percentage" office:value="0.472391999999999">
            <text:p>47,24%</text:p>
          </table:table-cell>
          <table:table-cell table:formula="of:=IF([.H253]=1;[.D252]-([.$J$2]*[.C252]);[.D252])" office:value-type="float" office:value="2361.95999999999">
            <text:p>2361,96</text:p>
          </table:table-cell>
          <table:table-cell table:formula="of:=IF([.G253]=1;5000-[.D252];IF([.H253]=1;[.E252]-([.$J$2]*(1-[.C252]));[.E252]))" office:value-type="float" office:value="2638.04000000001">
            <text:p>2638,04</text:p>
          </table:table-cell>
          <table:table-cell/>
          <table:table-cell table:formula="of:=IF(MOD([.A253]-1;50)=0;1;0)" office:value-type="float" office:value="1">
            <text:p>1</text:p>
          </table:table-cell>
          <table:table-cell table:formula="of:=IF(MOD([.A2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52">
            <text:p>252</text:p>
          </table:table-cell>
          <table:table-cell table:formula="of:=IF([.G254]=1;5000;IF([.H254]=1;[.B253]-[.$J$2];[.B253]))" office:value-type="float" office:value="4980">
            <text:p>4980</text:p>
          </table:table-cell>
          <table:table-cell table:formula="of:=[.D254]/[.B254]" office:value-type="percentage" office:value="0.472391999999999">
            <text:p>47,24%</text:p>
          </table:table-cell>
          <table:table-cell table:formula="of:=IF([.H254]=1;[.D253]-([.$J$2]*[.C253]);[.D253])" office:value-type="float" office:value="2352.51215999999">
            <text:p>2352,51216</text:p>
          </table:table-cell>
          <table:table-cell table:formula="of:=IF([.G254]=1;5000-[.D253];IF([.H254]=1;[.E253]-([.$J$2]*(1-[.C253]));[.E253]))" office:value-type="float" office:value="2627.48784000001">
            <text:p>2627,48784</text:p>
          </table:table-cell>
          <table:table-cell/>
          <table:table-cell table:formula="of:=IF(MOD([.A254]-1;50)=0;1;0)" office:value-type="float" office:value="0">
            <text:p>0</text:p>
          </table:table-cell>
          <table:table-cell table:formula="of:=IF(MOD([.A2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53">
            <text:p>253</text:p>
          </table:table-cell>
          <table:table-cell table:formula="of:=IF([.G255]=1;5000;IF([.H255]=1;[.B254]-[.$J$2];[.B254]))" office:value-type="float" office:value="4980">
            <text:p>4980</text:p>
          </table:table-cell>
          <table:table-cell table:formula="of:=[.D255]/[.B255]" office:value-type="percentage" office:value="0.472391999999999">
            <text:p>47,24%</text:p>
          </table:table-cell>
          <table:table-cell table:formula="of:=IF([.H255]=1;[.D254]-([.$J$2]*[.C254]);[.D254])" office:value-type="float" office:value="2352.51215999999">
            <text:p>2352,51216</text:p>
          </table:table-cell>
          <table:table-cell table:formula="of:=IF([.G255]=1;5000-[.D254];IF([.H255]=1;[.E254]-([.$J$2]*(1-[.C254]));[.E254]))" office:value-type="float" office:value="2627.48784000001">
            <text:p>2627,48784</text:p>
          </table:table-cell>
          <table:table-cell/>
          <table:table-cell table:formula="of:=IF(MOD([.A255]-1;50)=0;1;0)" office:value-type="float" office:value="0">
            <text:p>0</text:p>
          </table:table-cell>
          <table:table-cell table:formula="of:=IF(MOD([.A2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54">
            <text:p>254</text:p>
          </table:table-cell>
          <table:table-cell table:formula="of:=IF([.G256]=1;5000;IF([.H256]=1;[.B255]-[.$J$2];[.B255]))" office:value-type="float" office:value="4960">
            <text:p>4960</text:p>
          </table:table-cell>
          <table:table-cell table:formula="of:=[.D256]/[.B256]" office:value-type="percentage" office:value="0.472391999999999">
            <text:p>47,24%</text:p>
          </table:table-cell>
          <table:table-cell table:formula="of:=IF([.H256]=1;[.D255]-([.$J$2]*[.C255]);[.D255])" office:value-type="float" office:value="2343.06431999999">
            <text:p>2343,06432</text:p>
          </table:table-cell>
          <table:table-cell table:formula="of:=IF([.G256]=1;5000-[.D255];IF([.H256]=1;[.E255]-([.$J$2]*(1-[.C255]));[.E255]))" office:value-type="float" office:value="2616.93568000001">
            <text:p>2616,93568</text:p>
          </table:table-cell>
          <table:table-cell/>
          <table:table-cell table:formula="of:=IF(MOD([.A256]-1;50)=0;1;0)" office:value-type="float" office:value="0">
            <text:p>0</text:p>
          </table:table-cell>
          <table:table-cell table:formula="of:=IF(MOD([.A2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55">
            <text:p>255</text:p>
          </table:table-cell>
          <table:table-cell table:formula="of:=IF([.G257]=1;5000;IF([.H257]=1;[.B256]-[.$J$2];[.B256]))" office:value-type="float" office:value="4960">
            <text:p>4960</text:p>
          </table:table-cell>
          <table:table-cell table:formula="of:=[.D257]/[.B257]" office:value-type="percentage" office:value="0.472391999999999">
            <text:p>47,24%</text:p>
          </table:table-cell>
          <table:table-cell table:formula="of:=IF([.H257]=1;[.D256]-([.$J$2]*[.C256]);[.D256])" office:value-type="float" office:value="2343.06431999999">
            <text:p>2343,06432</text:p>
          </table:table-cell>
          <table:table-cell table:formula="of:=IF([.G257]=1;5000-[.D256];IF([.H257]=1;[.E256]-([.$J$2]*(1-[.C256]));[.E256]))" office:value-type="float" office:value="2616.93568000001">
            <text:p>2616,93568</text:p>
          </table:table-cell>
          <table:table-cell/>
          <table:table-cell table:formula="of:=IF(MOD([.A257]-1;50)=0;1;0)" office:value-type="float" office:value="0">
            <text:p>0</text:p>
          </table:table-cell>
          <table:table-cell table:formula="of:=IF(MOD([.A2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56">
            <text:p>256</text:p>
          </table:table-cell>
          <table:table-cell table:formula="of:=IF([.G258]=1;5000;IF([.H258]=1;[.B257]-[.$J$2];[.B257]))" office:value-type="float" office:value="4940">
            <text:p>4940</text:p>
          </table:table-cell>
          <table:table-cell table:formula="of:=[.D258]/[.B258]" office:value-type="percentage" office:value="0.472391999999999">
            <text:p>47,24%</text:p>
          </table:table-cell>
          <table:table-cell table:formula="of:=IF([.H258]=1;[.D257]-([.$J$2]*[.C257]);[.D257])" office:value-type="float" office:value="2333.61647999999">
            <text:p>2333,61648</text:p>
          </table:table-cell>
          <table:table-cell table:formula="of:=IF([.G258]=1;5000-[.D257];IF([.H258]=1;[.E257]-([.$J$2]*(1-[.C257]));[.E257]))" office:value-type="float" office:value="2606.38352000001">
            <text:p>2606,38352</text:p>
          </table:table-cell>
          <table:table-cell/>
          <table:table-cell table:formula="of:=IF(MOD([.A258]-1;50)=0;1;0)" office:value-type="float" office:value="0">
            <text:p>0</text:p>
          </table:table-cell>
          <table:table-cell table:formula="of:=IF(MOD([.A2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57">
            <text:p>257</text:p>
          </table:table-cell>
          <table:table-cell table:formula="of:=IF([.G259]=1;5000;IF([.H259]=1;[.B258]-[.$J$2];[.B258]))" office:value-type="float" office:value="4940">
            <text:p>4940</text:p>
          </table:table-cell>
          <table:table-cell table:formula="of:=[.D259]/[.B259]" office:value-type="percentage" office:value="0.472391999999999">
            <text:p>47,24%</text:p>
          </table:table-cell>
          <table:table-cell table:formula="of:=IF([.H259]=1;[.D258]-([.$J$2]*[.C258]);[.D258])" office:value-type="float" office:value="2333.61647999999">
            <text:p>2333,61648</text:p>
          </table:table-cell>
          <table:table-cell table:formula="of:=IF([.G259]=1;5000-[.D258];IF([.H259]=1;[.E258]-([.$J$2]*(1-[.C258]));[.E258]))" office:value-type="float" office:value="2606.38352000001">
            <text:p>2606,38352</text:p>
          </table:table-cell>
          <table:table-cell/>
          <table:table-cell table:formula="of:=IF(MOD([.A259]-1;50)=0;1;0)" office:value-type="float" office:value="0">
            <text:p>0</text:p>
          </table:table-cell>
          <table:table-cell table:formula="of:=IF(MOD([.A2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58">
            <text:p>258</text:p>
          </table:table-cell>
          <table:table-cell table:formula="of:=IF([.G260]=1;5000;IF([.H260]=1;[.B259]-[.$J$2];[.B259]))" office:value-type="float" office:value="4920">
            <text:p>4920</text:p>
          </table:table-cell>
          <table:table-cell table:formula="of:=[.D260]/[.B260]" office:value-type="percentage" office:value="0.472391999999999">
            <text:p>47,24%</text:p>
          </table:table-cell>
          <table:table-cell table:formula="of:=IF([.H260]=1;[.D259]-([.$J$2]*[.C259]);[.D259])" office:value-type="float" office:value="2324.16863999999">
            <text:p>2324,16864</text:p>
          </table:table-cell>
          <table:table-cell table:formula="of:=IF([.G260]=1;5000-[.D259];IF([.H260]=1;[.E259]-([.$J$2]*(1-[.C259]));[.E259]))" office:value-type="float" office:value="2595.83136000001">
            <text:p>2595,83136</text:p>
          </table:table-cell>
          <table:table-cell/>
          <table:table-cell table:formula="of:=IF(MOD([.A260]-1;50)=0;1;0)" office:value-type="float" office:value="0">
            <text:p>0</text:p>
          </table:table-cell>
          <table:table-cell table:formula="of:=IF(MOD([.A2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59">
            <text:p>259</text:p>
          </table:table-cell>
          <table:table-cell table:formula="of:=IF([.G261]=1;5000;IF([.H261]=1;[.B260]-[.$J$2];[.B260]))" office:value-type="float" office:value="4920">
            <text:p>4920</text:p>
          </table:table-cell>
          <table:table-cell table:formula="of:=[.D261]/[.B261]" office:value-type="percentage" office:value="0.472391999999999">
            <text:p>47,24%</text:p>
          </table:table-cell>
          <table:table-cell table:formula="of:=IF([.H261]=1;[.D260]-([.$J$2]*[.C260]);[.D260])" office:value-type="float" office:value="2324.16863999999">
            <text:p>2324,16864</text:p>
          </table:table-cell>
          <table:table-cell table:formula="of:=IF([.G261]=1;5000-[.D260];IF([.H261]=1;[.E260]-([.$J$2]*(1-[.C260]));[.E260]))" office:value-type="float" office:value="2595.83136000001">
            <text:p>2595,83136</text:p>
          </table:table-cell>
          <table:table-cell/>
          <table:table-cell table:formula="of:=IF(MOD([.A261]-1;50)=0;1;0)" office:value-type="float" office:value="0">
            <text:p>0</text:p>
          </table:table-cell>
          <table:table-cell table:formula="of:=IF(MOD([.A2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60">
            <text:p>260</text:p>
          </table:table-cell>
          <table:table-cell table:formula="of:=IF([.G262]=1;5000;IF([.H262]=1;[.B261]-[.$J$2];[.B261]))" office:value-type="float" office:value="4900">
            <text:p>4900</text:p>
          </table:table-cell>
          <table:table-cell table:formula="of:=[.D262]/[.B262]" office:value-type="percentage" office:value="0.472391999999999">
            <text:p>47,24%</text:p>
          </table:table-cell>
          <table:table-cell table:formula="of:=IF([.H262]=1;[.D261]-([.$J$2]*[.C261]);[.D261])" office:value-type="float" office:value="2314.72079999999">
            <text:p>2314,7208</text:p>
          </table:table-cell>
          <table:table-cell table:formula="of:=IF([.G262]=1;5000-[.D261];IF([.H262]=1;[.E261]-([.$J$2]*(1-[.C261]));[.E261]))" office:value-type="float" office:value="2585.27920000001">
            <text:p>2585,2792</text:p>
          </table:table-cell>
          <table:table-cell/>
          <table:table-cell table:formula="of:=IF(MOD([.A262]-1;50)=0;1;0)" office:value-type="float" office:value="0">
            <text:p>0</text:p>
          </table:table-cell>
          <table:table-cell table:formula="of:=IF(MOD([.A2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61">
            <text:p>261</text:p>
          </table:table-cell>
          <table:table-cell table:formula="of:=IF([.G263]=1;5000;IF([.H263]=1;[.B262]-[.$J$2];[.B262]))" office:value-type="float" office:value="4900">
            <text:p>4900</text:p>
          </table:table-cell>
          <table:table-cell table:formula="of:=[.D263]/[.B263]" office:value-type="percentage" office:value="0.472391999999999">
            <text:p>47,24%</text:p>
          </table:table-cell>
          <table:table-cell table:formula="of:=IF([.H263]=1;[.D262]-([.$J$2]*[.C262]);[.D262])" office:value-type="float" office:value="2314.72079999999">
            <text:p>2314,7208</text:p>
          </table:table-cell>
          <table:table-cell table:formula="of:=IF([.G263]=1;5000-[.D262];IF([.H263]=1;[.E262]-([.$J$2]*(1-[.C262]));[.E262]))" office:value-type="float" office:value="2585.27920000001">
            <text:p>2585,2792</text:p>
          </table:table-cell>
          <table:table-cell/>
          <table:table-cell table:formula="of:=IF(MOD([.A263]-1;50)=0;1;0)" office:value-type="float" office:value="0">
            <text:p>0</text:p>
          </table:table-cell>
          <table:table-cell table:formula="of:=IF(MOD([.A2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62">
            <text:p>262</text:p>
          </table:table-cell>
          <table:table-cell table:formula="of:=IF([.G264]=1;5000;IF([.H264]=1;[.B263]-[.$J$2];[.B263]))" office:value-type="float" office:value="4880">
            <text:p>4880</text:p>
          </table:table-cell>
          <table:table-cell table:formula="of:=[.D264]/[.B264]" office:value-type="percentage" office:value="0.472391999999999">
            <text:p>47,24%</text:p>
          </table:table-cell>
          <table:table-cell table:formula="of:=IF([.H264]=1;[.D263]-([.$J$2]*[.C263]);[.D263])" office:value-type="float" office:value="2305.27295999999">
            <text:p>2305,27296</text:p>
          </table:table-cell>
          <table:table-cell table:formula="of:=IF([.G264]=1;5000-[.D263];IF([.H264]=1;[.E263]-([.$J$2]*(1-[.C263]));[.E263]))" office:value-type="float" office:value="2574.72704000001">
            <text:p>2574,72704</text:p>
          </table:table-cell>
          <table:table-cell/>
          <table:table-cell table:formula="of:=IF(MOD([.A264]-1;50)=0;1;0)" office:value-type="float" office:value="0">
            <text:p>0</text:p>
          </table:table-cell>
          <table:table-cell table:formula="of:=IF(MOD([.A2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63">
            <text:p>263</text:p>
          </table:table-cell>
          <table:table-cell table:formula="of:=IF([.G265]=1;5000;IF([.H265]=1;[.B264]-[.$J$2];[.B264]))" office:value-type="float" office:value="4880">
            <text:p>4880</text:p>
          </table:table-cell>
          <table:table-cell table:formula="of:=[.D265]/[.B265]" office:value-type="percentage" office:value="0.472391999999999">
            <text:p>47,24%</text:p>
          </table:table-cell>
          <table:table-cell table:formula="of:=IF([.H265]=1;[.D264]-([.$J$2]*[.C264]);[.D264])" office:value-type="float" office:value="2305.27295999999">
            <text:p>2305,27296</text:p>
          </table:table-cell>
          <table:table-cell table:formula="of:=IF([.G265]=1;5000-[.D264];IF([.H265]=1;[.E264]-([.$J$2]*(1-[.C264]));[.E264]))" office:value-type="float" office:value="2574.72704000001">
            <text:p>2574,72704</text:p>
          </table:table-cell>
          <table:table-cell/>
          <table:table-cell table:formula="of:=IF(MOD([.A265]-1;50)=0;1;0)" office:value-type="float" office:value="0">
            <text:p>0</text:p>
          </table:table-cell>
          <table:table-cell table:formula="of:=IF(MOD([.A2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64">
            <text:p>264</text:p>
          </table:table-cell>
          <table:table-cell table:formula="of:=IF([.G266]=1;5000;IF([.H266]=1;[.B265]-[.$J$2];[.B265]))" office:value-type="float" office:value="4860">
            <text:p>4860</text:p>
          </table:table-cell>
          <table:table-cell table:formula="of:=[.D266]/[.B266]" office:value-type="percentage" office:value="0.472391999999999">
            <text:p>47,24%</text:p>
          </table:table-cell>
          <table:table-cell table:formula="of:=IF([.H266]=1;[.D265]-([.$J$2]*[.C265]);[.D265])" office:value-type="float" office:value="2295.82511999999">
            <text:p>2295,82512</text:p>
          </table:table-cell>
          <table:table-cell table:formula="of:=IF([.G266]=1;5000-[.D265];IF([.H266]=1;[.E265]-([.$J$2]*(1-[.C265]));[.E265]))" office:value-type="float" office:value="2564.17488">
            <text:p>2564,17488</text:p>
          </table:table-cell>
          <table:table-cell/>
          <table:table-cell table:formula="of:=IF(MOD([.A266]-1;50)=0;1;0)" office:value-type="float" office:value="0">
            <text:p>0</text:p>
          </table:table-cell>
          <table:table-cell table:formula="of:=IF(MOD([.A2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65">
            <text:p>265</text:p>
          </table:table-cell>
          <table:table-cell table:formula="of:=IF([.G267]=1;5000;IF([.H267]=1;[.B266]-[.$J$2];[.B266]))" office:value-type="float" office:value="4860">
            <text:p>4860</text:p>
          </table:table-cell>
          <table:table-cell table:formula="of:=[.D267]/[.B267]" office:value-type="percentage" office:value="0.472391999999999">
            <text:p>47,24%</text:p>
          </table:table-cell>
          <table:table-cell table:formula="of:=IF([.H267]=1;[.D266]-([.$J$2]*[.C266]);[.D266])" office:value-type="float" office:value="2295.82511999999">
            <text:p>2295,82512</text:p>
          </table:table-cell>
          <table:table-cell table:formula="of:=IF([.G267]=1;5000-[.D266];IF([.H267]=1;[.E266]-([.$J$2]*(1-[.C266]));[.E266]))" office:value-type="float" office:value="2564.17488">
            <text:p>2564,17488</text:p>
          </table:table-cell>
          <table:table-cell/>
          <table:table-cell table:formula="of:=IF(MOD([.A267]-1;50)=0;1;0)" office:value-type="float" office:value="0">
            <text:p>0</text:p>
          </table:table-cell>
          <table:table-cell table:formula="of:=IF(MOD([.A2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66">
            <text:p>266</text:p>
          </table:table-cell>
          <table:table-cell table:formula="of:=IF([.G268]=1;5000;IF([.H268]=1;[.B267]-[.$J$2];[.B267]))" office:value-type="float" office:value="4840">
            <text:p>4840</text:p>
          </table:table-cell>
          <table:table-cell table:formula="of:=[.D268]/[.B268]" office:value-type="percentage" office:value="0.472391999999999">
            <text:p>47,24%</text:p>
          </table:table-cell>
          <table:table-cell table:formula="of:=IF([.H268]=1;[.D267]-([.$J$2]*[.C267]);[.D267])" office:value-type="float" office:value="2286.37727999999">
            <text:p>2286,37728</text:p>
          </table:table-cell>
          <table:table-cell table:formula="of:=IF([.G268]=1;5000-[.D267];IF([.H268]=1;[.E267]-([.$J$2]*(1-[.C267]));[.E267]))" office:value-type="float" office:value="2553.62272">
            <text:p>2553,62272</text:p>
          </table:table-cell>
          <table:table-cell/>
          <table:table-cell table:formula="of:=IF(MOD([.A268]-1;50)=0;1;0)" office:value-type="float" office:value="0">
            <text:p>0</text:p>
          </table:table-cell>
          <table:table-cell table:formula="of:=IF(MOD([.A2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67">
            <text:p>267</text:p>
          </table:table-cell>
          <table:table-cell table:formula="of:=IF([.G269]=1;5000;IF([.H269]=1;[.B268]-[.$J$2];[.B268]))" office:value-type="float" office:value="4840">
            <text:p>4840</text:p>
          </table:table-cell>
          <table:table-cell table:formula="of:=[.D269]/[.B269]" office:value-type="percentage" office:value="0.472391999999999">
            <text:p>47,24%</text:p>
          </table:table-cell>
          <table:table-cell table:formula="of:=IF([.H269]=1;[.D268]-([.$J$2]*[.C268]);[.D268])" office:value-type="float" office:value="2286.37727999999">
            <text:p>2286,37728</text:p>
          </table:table-cell>
          <table:table-cell table:formula="of:=IF([.G269]=1;5000-[.D268];IF([.H269]=1;[.E268]-([.$J$2]*(1-[.C268]));[.E268]))" office:value-type="float" office:value="2553.62272">
            <text:p>2553,62272</text:p>
          </table:table-cell>
          <table:table-cell/>
          <table:table-cell table:formula="of:=IF(MOD([.A269]-1;50)=0;1;0)" office:value-type="float" office:value="0">
            <text:p>0</text:p>
          </table:table-cell>
          <table:table-cell table:formula="of:=IF(MOD([.A2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68">
            <text:p>268</text:p>
          </table:table-cell>
          <table:table-cell table:formula="of:=IF([.G270]=1;5000;IF([.H270]=1;[.B269]-[.$J$2];[.B269]))" office:value-type="float" office:value="4820">
            <text:p>4820</text:p>
          </table:table-cell>
          <table:table-cell table:formula="of:=[.D270]/[.B270]" office:value-type="percentage" office:value="0.472391999999999">
            <text:p>47,24%</text:p>
          </table:table-cell>
          <table:table-cell table:formula="of:=IF([.H270]=1;[.D269]-([.$J$2]*[.C269]);[.D269])" office:value-type="float" office:value="2276.92944">
            <text:p>2276,92944</text:p>
          </table:table-cell>
          <table:table-cell table:formula="of:=IF([.G270]=1;5000-[.D269];IF([.H270]=1;[.E269]-([.$J$2]*(1-[.C269]));[.E269]))" office:value-type="float" office:value="2543.07056">
            <text:p>2543,07056</text:p>
          </table:table-cell>
          <table:table-cell/>
          <table:table-cell table:formula="of:=IF(MOD([.A270]-1;50)=0;1;0)" office:value-type="float" office:value="0">
            <text:p>0</text:p>
          </table:table-cell>
          <table:table-cell table:formula="of:=IF(MOD([.A2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69">
            <text:p>269</text:p>
          </table:table-cell>
          <table:table-cell table:formula="of:=IF([.G271]=1;5000;IF([.H271]=1;[.B270]-[.$J$2];[.B270]))" office:value-type="float" office:value="4820">
            <text:p>4820</text:p>
          </table:table-cell>
          <table:table-cell table:formula="of:=[.D271]/[.B271]" office:value-type="percentage" office:value="0.472391999999999">
            <text:p>47,24%</text:p>
          </table:table-cell>
          <table:table-cell table:formula="of:=IF([.H271]=1;[.D270]-([.$J$2]*[.C270]);[.D270])" office:value-type="float" office:value="2276.92944">
            <text:p>2276,92944</text:p>
          </table:table-cell>
          <table:table-cell table:formula="of:=IF([.G271]=1;5000-[.D270];IF([.H271]=1;[.E270]-([.$J$2]*(1-[.C270]));[.E270]))" office:value-type="float" office:value="2543.07056">
            <text:p>2543,07056</text:p>
          </table:table-cell>
          <table:table-cell/>
          <table:table-cell table:formula="of:=IF(MOD([.A271]-1;50)=0;1;0)" office:value-type="float" office:value="0">
            <text:p>0</text:p>
          </table:table-cell>
          <table:table-cell table:formula="of:=IF(MOD([.A2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70">
            <text:p>270</text:p>
          </table:table-cell>
          <table:table-cell table:formula="of:=IF([.G272]=1;5000;IF([.H272]=1;[.B271]-[.$J$2];[.B271]))" office:value-type="float" office:value="4800">
            <text:p>4800</text:p>
          </table:table-cell>
          <table:table-cell table:formula="of:=[.D272]/[.B272]" office:value-type="percentage" office:value="0.472391999999999">
            <text:p>47,24%</text:p>
          </table:table-cell>
          <table:table-cell table:formula="of:=IF([.H272]=1;[.D271]-([.$J$2]*[.C271]);[.D271])" office:value-type="float" office:value="2267.4816">
            <text:p>2267,4816</text:p>
          </table:table-cell>
          <table:table-cell table:formula="of:=IF([.G272]=1;5000-[.D271];IF([.H272]=1;[.E271]-([.$J$2]*(1-[.C271]));[.E271]))" office:value-type="float" office:value="2532.5184">
            <text:p>2532,5184</text:p>
          </table:table-cell>
          <table:table-cell/>
          <table:table-cell table:formula="of:=IF(MOD([.A272]-1;50)=0;1;0)" office:value-type="float" office:value="0">
            <text:p>0</text:p>
          </table:table-cell>
          <table:table-cell table:formula="of:=IF(MOD([.A2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71">
            <text:p>271</text:p>
          </table:table-cell>
          <table:table-cell table:formula="of:=IF([.G273]=1;5000;IF([.H273]=1;[.B272]-[.$J$2];[.B272]))" office:value-type="float" office:value="4800">
            <text:p>4800</text:p>
          </table:table-cell>
          <table:table-cell table:formula="of:=[.D273]/[.B273]" office:value-type="percentage" office:value="0.472391999999999">
            <text:p>47,24%</text:p>
          </table:table-cell>
          <table:table-cell table:formula="of:=IF([.H273]=1;[.D272]-([.$J$2]*[.C272]);[.D272])" office:value-type="float" office:value="2267.4816">
            <text:p>2267,4816</text:p>
          </table:table-cell>
          <table:table-cell table:formula="of:=IF([.G273]=1;5000-[.D272];IF([.H273]=1;[.E272]-([.$J$2]*(1-[.C272]));[.E272]))" office:value-type="float" office:value="2532.5184">
            <text:p>2532,5184</text:p>
          </table:table-cell>
          <table:table-cell/>
          <table:table-cell table:formula="of:=IF(MOD([.A273]-1;50)=0;1;0)" office:value-type="float" office:value="0">
            <text:p>0</text:p>
          </table:table-cell>
          <table:table-cell table:formula="of:=IF(MOD([.A2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72">
            <text:p>272</text:p>
          </table:table-cell>
          <table:table-cell table:formula="of:=IF([.G274]=1;5000;IF([.H274]=1;[.B273]-[.$J$2];[.B273]))" office:value-type="float" office:value="4780">
            <text:p>4780</text:p>
          </table:table-cell>
          <table:table-cell table:formula="of:=[.D274]/[.B274]" office:value-type="percentage" office:value="0.472391999999999">
            <text:p>47,24%</text:p>
          </table:table-cell>
          <table:table-cell table:formula="of:=IF([.H274]=1;[.D273]-([.$J$2]*[.C273]);[.D273])" office:value-type="float" office:value="2258.03376">
            <text:p>2258,03376</text:p>
          </table:table-cell>
          <table:table-cell table:formula="of:=IF([.G274]=1;5000-[.D273];IF([.H274]=1;[.E273]-([.$J$2]*(1-[.C273]));[.E273]))" office:value-type="float" office:value="2521.96624">
            <text:p>2521,96624</text:p>
          </table:table-cell>
          <table:table-cell/>
          <table:table-cell table:formula="of:=IF(MOD([.A274]-1;50)=0;1;0)" office:value-type="float" office:value="0">
            <text:p>0</text:p>
          </table:table-cell>
          <table:table-cell table:formula="of:=IF(MOD([.A2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73">
            <text:p>273</text:p>
          </table:table-cell>
          <table:table-cell table:formula="of:=IF([.G275]=1;5000;IF([.H275]=1;[.B274]-[.$J$2];[.B274]))" office:value-type="float" office:value="4780">
            <text:p>4780</text:p>
          </table:table-cell>
          <table:table-cell table:formula="of:=[.D275]/[.B275]" office:value-type="percentage" office:value="0.472391999999999">
            <text:p>47,24%</text:p>
          </table:table-cell>
          <table:table-cell table:formula="of:=IF([.H275]=1;[.D274]-([.$J$2]*[.C274]);[.D274])" office:value-type="float" office:value="2258.03376">
            <text:p>2258,03376</text:p>
          </table:table-cell>
          <table:table-cell table:formula="of:=IF([.G275]=1;5000-[.D274];IF([.H275]=1;[.E274]-([.$J$2]*(1-[.C274]));[.E274]))" office:value-type="float" office:value="2521.96624">
            <text:p>2521,96624</text:p>
          </table:table-cell>
          <table:table-cell/>
          <table:table-cell table:formula="of:=IF(MOD([.A275]-1;50)=0;1;0)" office:value-type="float" office:value="0">
            <text:p>0</text:p>
          </table:table-cell>
          <table:table-cell table:formula="of:=IF(MOD([.A2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74">
            <text:p>274</text:p>
          </table:table-cell>
          <table:table-cell table:formula="of:=IF([.G276]=1;5000;IF([.H276]=1;[.B275]-[.$J$2];[.B275]))" office:value-type="float" office:value="4760">
            <text:p>4760</text:p>
          </table:table-cell>
          <table:table-cell table:formula="of:=[.D276]/[.B276]" office:value-type="percentage" office:value="0.472391999999999">
            <text:p>47,24%</text:p>
          </table:table-cell>
          <table:table-cell table:formula="of:=IF([.H276]=1;[.D275]-([.$J$2]*[.C275]);[.D275])" office:value-type="float" office:value="2248.58592">
            <text:p>2248,58592</text:p>
          </table:table-cell>
          <table:table-cell table:formula="of:=IF([.G276]=1;5000-[.D275];IF([.H276]=1;[.E275]-([.$J$2]*(1-[.C275]));[.E275]))" office:value-type="float" office:value="2511.41408">
            <text:p>2511,41408</text:p>
          </table:table-cell>
          <table:table-cell/>
          <table:table-cell table:formula="of:=IF(MOD([.A276]-1;50)=0;1;0)" office:value-type="float" office:value="0">
            <text:p>0</text:p>
          </table:table-cell>
          <table:table-cell table:formula="of:=IF(MOD([.A2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75">
            <text:p>275</text:p>
          </table:table-cell>
          <table:table-cell table:formula="of:=IF([.G277]=1;5000;IF([.H277]=1;[.B276]-[.$J$2];[.B276]))" office:value-type="float" office:value="4760">
            <text:p>4760</text:p>
          </table:table-cell>
          <table:table-cell table:formula="of:=[.D277]/[.B277]" office:value-type="percentage" office:value="0.472391999999999">
            <text:p>47,24%</text:p>
          </table:table-cell>
          <table:table-cell table:formula="of:=IF([.H277]=1;[.D276]-([.$J$2]*[.C276]);[.D276])" office:value-type="float" office:value="2248.58592">
            <text:p>2248,58592</text:p>
          </table:table-cell>
          <table:table-cell table:formula="of:=IF([.G277]=1;5000-[.D276];IF([.H277]=1;[.E276]-([.$J$2]*(1-[.C276]));[.E276]))" office:value-type="float" office:value="2511.41408">
            <text:p>2511,41408</text:p>
          </table:table-cell>
          <table:table-cell/>
          <table:table-cell table:formula="of:=IF(MOD([.A277]-1;50)=0;1;0)" office:value-type="float" office:value="0">
            <text:p>0</text:p>
          </table:table-cell>
          <table:table-cell table:formula="of:=IF(MOD([.A2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76">
            <text:p>276</text:p>
          </table:table-cell>
          <table:table-cell table:formula="of:=IF([.G278]=1;5000;IF([.H278]=1;[.B277]-[.$J$2];[.B277]))" office:value-type="float" office:value="4740">
            <text:p>4740</text:p>
          </table:table-cell>
          <table:table-cell table:formula="of:=[.D278]/[.B278]" office:value-type="percentage" office:value="0.472391999999999">
            <text:p>47,24%</text:p>
          </table:table-cell>
          <table:table-cell table:formula="of:=IF([.H278]=1;[.D277]-([.$J$2]*[.C277]);[.D277])" office:value-type="float" office:value="2239.13808">
            <text:p>2239,13808</text:p>
          </table:table-cell>
          <table:table-cell table:formula="of:=IF([.G278]=1;5000-[.D277];IF([.H278]=1;[.E277]-([.$J$2]*(1-[.C277]));[.E277]))" office:value-type="float" office:value="2500.86192">
            <text:p>2500,86192</text:p>
          </table:table-cell>
          <table:table-cell/>
          <table:table-cell table:formula="of:=IF(MOD([.A278]-1;50)=0;1;0)" office:value-type="float" office:value="0">
            <text:p>0</text:p>
          </table:table-cell>
          <table:table-cell table:formula="of:=IF(MOD([.A2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77">
            <text:p>277</text:p>
          </table:table-cell>
          <table:table-cell table:formula="of:=IF([.G279]=1;5000;IF([.H279]=1;[.B278]-[.$J$2];[.B278]))" office:value-type="float" office:value="4740">
            <text:p>4740</text:p>
          </table:table-cell>
          <table:table-cell table:formula="of:=[.D279]/[.B279]" office:value-type="percentage" office:value="0.472391999999999">
            <text:p>47,24%</text:p>
          </table:table-cell>
          <table:table-cell table:formula="of:=IF([.H279]=1;[.D278]-([.$J$2]*[.C278]);[.D278])" office:value-type="float" office:value="2239.13808">
            <text:p>2239,13808</text:p>
          </table:table-cell>
          <table:table-cell table:formula="of:=IF([.G279]=1;5000-[.D278];IF([.H279]=1;[.E278]-([.$J$2]*(1-[.C278]));[.E278]))" office:value-type="float" office:value="2500.86192">
            <text:p>2500,86192</text:p>
          </table:table-cell>
          <table:table-cell/>
          <table:table-cell table:formula="of:=IF(MOD([.A279]-1;50)=0;1;0)" office:value-type="float" office:value="0">
            <text:p>0</text:p>
          </table:table-cell>
          <table:table-cell table:formula="of:=IF(MOD([.A2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78">
            <text:p>278</text:p>
          </table:table-cell>
          <table:table-cell table:formula="of:=IF([.G280]=1;5000;IF([.H280]=1;[.B279]-[.$J$2];[.B279]))" office:value-type="float" office:value="4720">
            <text:p>4720</text:p>
          </table:table-cell>
          <table:table-cell table:formula="of:=[.D280]/[.B280]" office:value-type="percentage" office:value="0.472391999999999">
            <text:p>47,24%</text:p>
          </table:table-cell>
          <table:table-cell table:formula="of:=IF([.H280]=1;[.D279]-([.$J$2]*[.C279]);[.D279])" office:value-type="float" office:value="2229.69024">
            <text:p>2229,69024</text:p>
          </table:table-cell>
          <table:table-cell table:formula="of:=IF([.G280]=1;5000-[.D279];IF([.H280]=1;[.E279]-([.$J$2]*(1-[.C279]));[.E279]))" office:value-type="float" office:value="2490.30976">
            <text:p>2490,30976</text:p>
          </table:table-cell>
          <table:table-cell/>
          <table:table-cell table:formula="of:=IF(MOD([.A280]-1;50)=0;1;0)" office:value-type="float" office:value="0">
            <text:p>0</text:p>
          </table:table-cell>
          <table:table-cell table:formula="of:=IF(MOD([.A2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79">
            <text:p>279</text:p>
          </table:table-cell>
          <table:table-cell table:formula="of:=IF([.G281]=1;5000;IF([.H281]=1;[.B280]-[.$J$2];[.B280]))" office:value-type="float" office:value="4720">
            <text:p>4720</text:p>
          </table:table-cell>
          <table:table-cell table:formula="of:=[.D281]/[.B281]" office:value-type="percentage" office:value="0.472391999999999">
            <text:p>47,24%</text:p>
          </table:table-cell>
          <table:table-cell table:formula="of:=IF([.H281]=1;[.D280]-([.$J$2]*[.C280]);[.D280])" office:value-type="float" office:value="2229.69024">
            <text:p>2229,69024</text:p>
          </table:table-cell>
          <table:table-cell table:formula="of:=IF([.G281]=1;5000-[.D280];IF([.H281]=1;[.E280]-([.$J$2]*(1-[.C280]));[.E280]))" office:value-type="float" office:value="2490.30976">
            <text:p>2490,30976</text:p>
          </table:table-cell>
          <table:table-cell/>
          <table:table-cell table:formula="of:=IF(MOD([.A281]-1;50)=0;1;0)" office:value-type="float" office:value="0">
            <text:p>0</text:p>
          </table:table-cell>
          <table:table-cell table:formula="of:=IF(MOD([.A2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80">
            <text:p>280</text:p>
          </table:table-cell>
          <table:table-cell table:formula="of:=IF([.G282]=1;5000;IF([.H282]=1;[.B281]-[.$J$2];[.B281]))" office:value-type="float" office:value="4700">
            <text:p>4700</text:p>
          </table:table-cell>
          <table:table-cell table:formula="of:=[.D282]/[.B282]" office:value-type="percentage" office:value="0.472391999999999">
            <text:p>47,24%</text:p>
          </table:table-cell>
          <table:table-cell table:formula="of:=IF([.H282]=1;[.D281]-([.$J$2]*[.C281]);[.D281])" office:value-type="float" office:value="2220.2424">
            <text:p>2220,2424</text:p>
          </table:table-cell>
          <table:table-cell table:formula="of:=IF([.G282]=1;5000-[.D281];IF([.H282]=1;[.E281]-([.$J$2]*(1-[.C281]));[.E281]))" office:value-type="float" office:value="2479.7576">
            <text:p>2479,7576</text:p>
          </table:table-cell>
          <table:table-cell/>
          <table:table-cell table:formula="of:=IF(MOD([.A282]-1;50)=0;1;0)" office:value-type="float" office:value="0">
            <text:p>0</text:p>
          </table:table-cell>
          <table:table-cell table:formula="of:=IF(MOD([.A2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81">
            <text:p>281</text:p>
          </table:table-cell>
          <table:table-cell table:formula="of:=IF([.G283]=1;5000;IF([.H283]=1;[.B282]-[.$J$2];[.B282]))" office:value-type="float" office:value="4700">
            <text:p>4700</text:p>
          </table:table-cell>
          <table:table-cell table:formula="of:=[.D283]/[.B283]" office:value-type="percentage" office:value="0.472391999999999">
            <text:p>47,24%</text:p>
          </table:table-cell>
          <table:table-cell table:formula="of:=IF([.H283]=1;[.D282]-([.$J$2]*[.C282]);[.D282])" office:value-type="float" office:value="2220.2424">
            <text:p>2220,2424</text:p>
          </table:table-cell>
          <table:table-cell table:formula="of:=IF([.G283]=1;5000-[.D282];IF([.H283]=1;[.E282]-([.$J$2]*(1-[.C282]));[.E282]))" office:value-type="float" office:value="2479.7576">
            <text:p>2479,7576</text:p>
          </table:table-cell>
          <table:table-cell/>
          <table:table-cell table:formula="of:=IF(MOD([.A283]-1;50)=0;1;0)" office:value-type="float" office:value="0">
            <text:p>0</text:p>
          </table:table-cell>
          <table:table-cell table:formula="of:=IF(MOD([.A2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82">
            <text:p>282</text:p>
          </table:table-cell>
          <table:table-cell table:formula="of:=IF([.G284]=1;5000;IF([.H284]=1;[.B283]-[.$J$2];[.B283]))" office:value-type="float" office:value="4680">
            <text:p>4680</text:p>
          </table:table-cell>
          <table:table-cell table:formula="of:=[.D284]/[.B284]" office:value-type="percentage" office:value="0.472391999999999">
            <text:p>47,24%</text:p>
          </table:table-cell>
          <table:table-cell table:formula="of:=IF([.H284]=1;[.D283]-([.$J$2]*[.C283]);[.D283])" office:value-type="float" office:value="2210.79456">
            <text:p>2210,79456</text:p>
          </table:table-cell>
          <table:table-cell table:formula="of:=IF([.G284]=1;5000-[.D283];IF([.H284]=1;[.E283]-([.$J$2]*(1-[.C283]));[.E283]))" office:value-type="float" office:value="2469.20544">
            <text:p>2469,20544</text:p>
          </table:table-cell>
          <table:table-cell/>
          <table:table-cell table:formula="of:=IF(MOD([.A284]-1;50)=0;1;0)" office:value-type="float" office:value="0">
            <text:p>0</text:p>
          </table:table-cell>
          <table:table-cell table:formula="of:=IF(MOD([.A2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83">
            <text:p>283</text:p>
          </table:table-cell>
          <table:table-cell table:formula="of:=IF([.G285]=1;5000;IF([.H285]=1;[.B284]-[.$J$2];[.B284]))" office:value-type="float" office:value="4680">
            <text:p>4680</text:p>
          </table:table-cell>
          <table:table-cell table:formula="of:=[.D285]/[.B285]" office:value-type="percentage" office:value="0.472391999999999">
            <text:p>47,24%</text:p>
          </table:table-cell>
          <table:table-cell table:formula="of:=IF([.H285]=1;[.D284]-([.$J$2]*[.C284]);[.D284])" office:value-type="float" office:value="2210.79456">
            <text:p>2210,79456</text:p>
          </table:table-cell>
          <table:table-cell table:formula="of:=IF([.G285]=1;5000-[.D284];IF([.H285]=1;[.E284]-([.$J$2]*(1-[.C284]));[.E284]))" office:value-type="float" office:value="2469.20544">
            <text:p>2469,20544</text:p>
          </table:table-cell>
          <table:table-cell/>
          <table:table-cell table:formula="of:=IF(MOD([.A285]-1;50)=0;1;0)" office:value-type="float" office:value="0">
            <text:p>0</text:p>
          </table:table-cell>
          <table:table-cell table:formula="of:=IF(MOD([.A2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84">
            <text:p>284</text:p>
          </table:table-cell>
          <table:table-cell table:formula="of:=IF([.G286]=1;5000;IF([.H286]=1;[.B285]-[.$J$2];[.B285]))" office:value-type="float" office:value="4660">
            <text:p>4660</text:p>
          </table:table-cell>
          <table:table-cell table:formula="of:=[.D286]/[.B286]" office:value-type="percentage" office:value="0.472391999999999">
            <text:p>47,24%</text:p>
          </table:table-cell>
          <table:table-cell table:formula="of:=IF([.H286]=1;[.D285]-([.$J$2]*[.C285]);[.D285])" office:value-type="float" office:value="2201.34672">
            <text:p>2201,34672</text:p>
          </table:table-cell>
          <table:table-cell table:formula="of:=IF([.G286]=1;5000-[.D285];IF([.H286]=1;[.E285]-([.$J$2]*(1-[.C285]));[.E285]))" office:value-type="float" office:value="2458.65328">
            <text:p>2458,65328</text:p>
          </table:table-cell>
          <table:table-cell/>
          <table:table-cell table:formula="of:=IF(MOD([.A286]-1;50)=0;1;0)" office:value-type="float" office:value="0">
            <text:p>0</text:p>
          </table:table-cell>
          <table:table-cell table:formula="of:=IF(MOD([.A2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85">
            <text:p>285</text:p>
          </table:table-cell>
          <table:table-cell table:formula="of:=IF([.G287]=1;5000;IF([.H287]=1;[.B286]-[.$J$2];[.B286]))" office:value-type="float" office:value="4660">
            <text:p>4660</text:p>
          </table:table-cell>
          <table:table-cell table:formula="of:=[.D287]/[.B287]" office:value-type="percentage" office:value="0.472391999999999">
            <text:p>47,24%</text:p>
          </table:table-cell>
          <table:table-cell table:formula="of:=IF([.H287]=1;[.D286]-([.$J$2]*[.C286]);[.D286])" office:value-type="float" office:value="2201.34672">
            <text:p>2201,34672</text:p>
          </table:table-cell>
          <table:table-cell table:formula="of:=IF([.G287]=1;5000-[.D286];IF([.H287]=1;[.E286]-([.$J$2]*(1-[.C286]));[.E286]))" office:value-type="float" office:value="2458.65328">
            <text:p>2458,65328</text:p>
          </table:table-cell>
          <table:table-cell/>
          <table:table-cell table:formula="of:=IF(MOD([.A287]-1;50)=0;1;0)" office:value-type="float" office:value="0">
            <text:p>0</text:p>
          </table:table-cell>
          <table:table-cell table:formula="of:=IF(MOD([.A2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86">
            <text:p>286</text:p>
          </table:table-cell>
          <table:table-cell table:formula="of:=IF([.G288]=1;5000;IF([.H288]=1;[.B287]-[.$J$2];[.B287]))" office:value-type="float" office:value="4640">
            <text:p>4640</text:p>
          </table:table-cell>
          <table:table-cell table:formula="of:=[.D288]/[.B288]" office:value-type="percentage" office:value="0.472391999999999">
            <text:p>47,24%</text:p>
          </table:table-cell>
          <table:table-cell table:formula="of:=IF([.H288]=1;[.D287]-([.$J$2]*[.C287]);[.D287])" office:value-type="float" office:value="2191.89888">
            <text:p>2191,89888</text:p>
          </table:table-cell>
          <table:table-cell table:formula="of:=IF([.G288]=1;5000-[.D287];IF([.H288]=1;[.E287]-([.$J$2]*(1-[.C287]));[.E287]))" office:value-type="float" office:value="2448.10112">
            <text:p>2448,10112</text:p>
          </table:table-cell>
          <table:table-cell/>
          <table:table-cell table:formula="of:=IF(MOD([.A288]-1;50)=0;1;0)" office:value-type="float" office:value="0">
            <text:p>0</text:p>
          </table:table-cell>
          <table:table-cell table:formula="of:=IF(MOD([.A2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87">
            <text:p>287</text:p>
          </table:table-cell>
          <table:table-cell table:formula="of:=IF([.G289]=1;5000;IF([.H289]=1;[.B288]-[.$J$2];[.B288]))" office:value-type="float" office:value="4640">
            <text:p>4640</text:p>
          </table:table-cell>
          <table:table-cell table:formula="of:=[.D289]/[.B289]" office:value-type="percentage" office:value="0.472391999999999">
            <text:p>47,24%</text:p>
          </table:table-cell>
          <table:table-cell table:formula="of:=IF([.H289]=1;[.D288]-([.$J$2]*[.C288]);[.D288])" office:value-type="float" office:value="2191.89888">
            <text:p>2191,89888</text:p>
          </table:table-cell>
          <table:table-cell table:formula="of:=IF([.G289]=1;5000-[.D288];IF([.H289]=1;[.E288]-([.$J$2]*(1-[.C288]));[.E288]))" office:value-type="float" office:value="2448.10112">
            <text:p>2448,10112</text:p>
          </table:table-cell>
          <table:table-cell/>
          <table:table-cell table:formula="of:=IF(MOD([.A289]-1;50)=0;1;0)" office:value-type="float" office:value="0">
            <text:p>0</text:p>
          </table:table-cell>
          <table:table-cell table:formula="of:=IF(MOD([.A2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88">
            <text:p>288</text:p>
          </table:table-cell>
          <table:table-cell table:formula="of:=IF([.G290]=1;5000;IF([.H290]=1;[.B289]-[.$J$2];[.B289]))" office:value-type="float" office:value="4620">
            <text:p>4620</text:p>
          </table:table-cell>
          <table:table-cell table:formula="of:=[.D290]/[.B290]" office:value-type="percentage" office:value="0.472391999999999">
            <text:p>47,24%</text:p>
          </table:table-cell>
          <table:table-cell table:formula="of:=IF([.H290]=1;[.D289]-([.$J$2]*[.C289]);[.D289])" office:value-type="float" office:value="2182.45104">
            <text:p>2182,45104</text:p>
          </table:table-cell>
          <table:table-cell table:formula="of:=IF([.G290]=1;5000-[.D289];IF([.H290]=1;[.E289]-([.$J$2]*(1-[.C289]));[.E289]))" office:value-type="float" office:value="2437.54896">
            <text:p>2437,54896</text:p>
          </table:table-cell>
          <table:table-cell/>
          <table:table-cell table:formula="of:=IF(MOD([.A290]-1;50)=0;1;0)" office:value-type="float" office:value="0">
            <text:p>0</text:p>
          </table:table-cell>
          <table:table-cell table:formula="of:=IF(MOD([.A2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89">
            <text:p>289</text:p>
          </table:table-cell>
          <table:table-cell table:formula="of:=IF([.G291]=1;5000;IF([.H291]=1;[.B290]-[.$J$2];[.B290]))" office:value-type="float" office:value="4620">
            <text:p>4620</text:p>
          </table:table-cell>
          <table:table-cell table:formula="of:=[.D291]/[.B291]" office:value-type="percentage" office:value="0.472391999999999">
            <text:p>47,24%</text:p>
          </table:table-cell>
          <table:table-cell table:formula="of:=IF([.H291]=1;[.D290]-([.$J$2]*[.C290]);[.D290])" office:value-type="float" office:value="2182.45104">
            <text:p>2182,45104</text:p>
          </table:table-cell>
          <table:table-cell table:formula="of:=IF([.G291]=1;5000-[.D290];IF([.H291]=1;[.E290]-([.$J$2]*(1-[.C290]));[.E290]))" office:value-type="float" office:value="2437.54896">
            <text:p>2437,54896</text:p>
          </table:table-cell>
          <table:table-cell/>
          <table:table-cell table:formula="of:=IF(MOD([.A291]-1;50)=0;1;0)" office:value-type="float" office:value="0">
            <text:p>0</text:p>
          </table:table-cell>
          <table:table-cell table:formula="of:=IF(MOD([.A2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90">
            <text:p>290</text:p>
          </table:table-cell>
          <table:table-cell table:formula="of:=IF([.G292]=1;5000;IF([.H292]=1;[.B291]-[.$J$2];[.B291]))" office:value-type="float" office:value="4600">
            <text:p>4600</text:p>
          </table:table-cell>
          <table:table-cell table:formula="of:=[.D292]/[.B292]" office:value-type="percentage" office:value="0.472391999999999">
            <text:p>47,24%</text:p>
          </table:table-cell>
          <table:table-cell table:formula="of:=IF([.H292]=1;[.D291]-([.$J$2]*[.C291]);[.D291])" office:value-type="float" office:value="2173.0032">
            <text:p>2173,0032</text:p>
          </table:table-cell>
          <table:table-cell table:formula="of:=IF([.G292]=1;5000-[.D291];IF([.H292]=1;[.E291]-([.$J$2]*(1-[.C291]));[.E291]))" office:value-type="float" office:value="2426.9968">
            <text:p>2426,9968</text:p>
          </table:table-cell>
          <table:table-cell/>
          <table:table-cell table:formula="of:=IF(MOD([.A292]-1;50)=0;1;0)" office:value-type="float" office:value="0">
            <text:p>0</text:p>
          </table:table-cell>
          <table:table-cell table:formula="of:=IF(MOD([.A2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91">
            <text:p>291</text:p>
          </table:table-cell>
          <table:table-cell table:formula="of:=IF([.G293]=1;5000;IF([.H293]=1;[.B292]-[.$J$2];[.B292]))" office:value-type="float" office:value="4600">
            <text:p>4600</text:p>
          </table:table-cell>
          <table:table-cell table:formula="of:=[.D293]/[.B293]" office:value-type="percentage" office:value="0.472391999999999">
            <text:p>47,24%</text:p>
          </table:table-cell>
          <table:table-cell table:formula="of:=IF([.H293]=1;[.D292]-([.$J$2]*[.C292]);[.D292])" office:value-type="float" office:value="2173.0032">
            <text:p>2173,0032</text:p>
          </table:table-cell>
          <table:table-cell table:formula="of:=IF([.G293]=1;5000-[.D292];IF([.H293]=1;[.E292]-([.$J$2]*(1-[.C292]));[.E292]))" office:value-type="float" office:value="2426.9968">
            <text:p>2426,9968</text:p>
          </table:table-cell>
          <table:table-cell/>
          <table:table-cell table:formula="of:=IF(MOD([.A293]-1;50)=0;1;0)" office:value-type="float" office:value="0">
            <text:p>0</text:p>
          </table:table-cell>
          <table:table-cell table:formula="of:=IF(MOD([.A2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92">
            <text:p>292</text:p>
          </table:table-cell>
          <table:table-cell table:formula="of:=IF([.G294]=1;5000;IF([.H294]=1;[.B293]-[.$J$2];[.B293]))" office:value-type="float" office:value="4580">
            <text:p>4580</text:p>
          </table:table-cell>
          <table:table-cell table:formula="of:=[.D294]/[.B294]" office:value-type="percentage" office:value="0.472391999999999">
            <text:p>47,24%</text:p>
          </table:table-cell>
          <table:table-cell table:formula="of:=IF([.H294]=1;[.D293]-([.$J$2]*[.C293]);[.D293])" office:value-type="float" office:value="2163.55536">
            <text:p>2163,55536</text:p>
          </table:table-cell>
          <table:table-cell table:formula="of:=IF([.G294]=1;5000-[.D293];IF([.H294]=1;[.E293]-([.$J$2]*(1-[.C293]));[.E293]))" office:value-type="float" office:value="2416.44464">
            <text:p>2416,44464</text:p>
          </table:table-cell>
          <table:table-cell/>
          <table:table-cell table:formula="of:=IF(MOD([.A294]-1;50)=0;1;0)" office:value-type="float" office:value="0">
            <text:p>0</text:p>
          </table:table-cell>
          <table:table-cell table:formula="of:=IF(MOD([.A2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93">
            <text:p>293</text:p>
          </table:table-cell>
          <table:table-cell table:formula="of:=IF([.G295]=1;5000;IF([.H295]=1;[.B294]-[.$J$2];[.B294]))" office:value-type="float" office:value="4580">
            <text:p>4580</text:p>
          </table:table-cell>
          <table:table-cell table:formula="of:=[.D295]/[.B295]" office:value-type="percentage" office:value="0.472391999999999">
            <text:p>47,24%</text:p>
          </table:table-cell>
          <table:table-cell table:formula="of:=IF([.H295]=1;[.D294]-([.$J$2]*[.C294]);[.D294])" office:value-type="float" office:value="2163.55536">
            <text:p>2163,55536</text:p>
          </table:table-cell>
          <table:table-cell table:formula="of:=IF([.G295]=1;5000-[.D294];IF([.H295]=1;[.E294]-([.$J$2]*(1-[.C294]));[.E294]))" office:value-type="float" office:value="2416.44464">
            <text:p>2416,44464</text:p>
          </table:table-cell>
          <table:table-cell/>
          <table:table-cell table:formula="of:=IF(MOD([.A295]-1;50)=0;1;0)" office:value-type="float" office:value="0">
            <text:p>0</text:p>
          </table:table-cell>
          <table:table-cell table:formula="of:=IF(MOD([.A2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94">
            <text:p>294</text:p>
          </table:table-cell>
          <table:table-cell table:formula="of:=IF([.G296]=1;5000;IF([.H296]=1;[.B295]-[.$J$2];[.B295]))" office:value-type="float" office:value="4560">
            <text:p>4560</text:p>
          </table:table-cell>
          <table:table-cell table:formula="of:=[.D296]/[.B296]" office:value-type="percentage" office:value="0.472391999999999">
            <text:p>47,24%</text:p>
          </table:table-cell>
          <table:table-cell table:formula="of:=IF([.H296]=1;[.D295]-([.$J$2]*[.C295]);[.D295])" office:value-type="float" office:value="2154.10752">
            <text:p>2154,10752</text:p>
          </table:table-cell>
          <table:table-cell table:formula="of:=IF([.G296]=1;5000-[.D295];IF([.H296]=1;[.E295]-([.$J$2]*(1-[.C295]));[.E295]))" office:value-type="float" office:value="2405.89248">
            <text:p>2405,89248</text:p>
          </table:table-cell>
          <table:table-cell/>
          <table:table-cell table:formula="of:=IF(MOD([.A296]-1;50)=0;1;0)" office:value-type="float" office:value="0">
            <text:p>0</text:p>
          </table:table-cell>
          <table:table-cell table:formula="of:=IF(MOD([.A2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95">
            <text:p>295</text:p>
          </table:table-cell>
          <table:table-cell table:formula="of:=IF([.G297]=1;5000;IF([.H297]=1;[.B296]-[.$J$2];[.B296]))" office:value-type="float" office:value="4560">
            <text:p>4560</text:p>
          </table:table-cell>
          <table:table-cell table:formula="of:=[.D297]/[.B297]" office:value-type="percentage" office:value="0.472391999999999">
            <text:p>47,24%</text:p>
          </table:table-cell>
          <table:table-cell table:formula="of:=IF([.H297]=1;[.D296]-([.$J$2]*[.C296]);[.D296])" office:value-type="float" office:value="2154.10752">
            <text:p>2154,10752</text:p>
          </table:table-cell>
          <table:table-cell table:formula="of:=IF([.G297]=1;5000-[.D296];IF([.H297]=1;[.E296]-([.$J$2]*(1-[.C296]));[.E296]))" office:value-type="float" office:value="2405.89248">
            <text:p>2405,89248</text:p>
          </table:table-cell>
          <table:table-cell/>
          <table:table-cell table:formula="of:=IF(MOD([.A297]-1;50)=0;1;0)" office:value-type="float" office:value="0">
            <text:p>0</text:p>
          </table:table-cell>
          <table:table-cell table:formula="of:=IF(MOD([.A2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96">
            <text:p>296</text:p>
          </table:table-cell>
          <table:table-cell table:formula="of:=IF([.G298]=1;5000;IF([.H298]=1;[.B297]-[.$J$2];[.B297]))" office:value-type="float" office:value="4540">
            <text:p>4540</text:p>
          </table:table-cell>
          <table:table-cell table:formula="of:=[.D298]/[.B298]" office:value-type="percentage" office:value="0.472392">
            <text:p>47,24%</text:p>
          </table:table-cell>
          <table:table-cell table:formula="of:=IF([.H298]=1;[.D297]-([.$J$2]*[.C297]);[.D297])" office:value-type="float" office:value="2144.65968">
            <text:p>2144,65968</text:p>
          </table:table-cell>
          <table:table-cell table:formula="of:=IF([.G298]=1;5000-[.D297];IF([.H298]=1;[.E297]-([.$J$2]*(1-[.C297]));[.E297]))" office:value-type="float" office:value="2395.34032">
            <text:p>2395,34032</text:p>
          </table:table-cell>
          <table:table-cell/>
          <table:table-cell table:formula="of:=IF(MOD([.A298]-1;50)=0;1;0)" office:value-type="float" office:value="0">
            <text:p>0</text:p>
          </table:table-cell>
          <table:table-cell table:formula="of:=IF(MOD([.A2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97">
            <text:p>297</text:p>
          </table:table-cell>
          <table:table-cell table:formula="of:=IF([.G299]=1;5000;IF([.H299]=1;[.B298]-[.$J$2];[.B298]))" office:value-type="float" office:value="4540">
            <text:p>4540</text:p>
          </table:table-cell>
          <table:table-cell table:formula="of:=[.D299]/[.B299]" office:value-type="percentage" office:value="0.472392">
            <text:p>47,24%</text:p>
          </table:table-cell>
          <table:table-cell table:formula="of:=IF([.H299]=1;[.D298]-([.$J$2]*[.C298]);[.D298])" office:value-type="float" office:value="2144.65968">
            <text:p>2144,65968</text:p>
          </table:table-cell>
          <table:table-cell table:formula="of:=IF([.G299]=1;5000-[.D298];IF([.H299]=1;[.E298]-([.$J$2]*(1-[.C298]));[.E298]))" office:value-type="float" office:value="2395.34032">
            <text:p>2395,34032</text:p>
          </table:table-cell>
          <table:table-cell/>
          <table:table-cell table:formula="of:=IF(MOD([.A299]-1;50)=0;1;0)" office:value-type="float" office:value="0">
            <text:p>0</text:p>
          </table:table-cell>
          <table:table-cell table:formula="of:=IF(MOD([.A2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98">
            <text:p>298</text:p>
          </table:table-cell>
          <table:table-cell table:formula="of:=IF([.G300]=1;5000;IF([.H300]=1;[.B299]-[.$J$2];[.B299]))" office:value-type="float" office:value="4520">
            <text:p>4520</text:p>
          </table:table-cell>
          <table:table-cell table:formula="of:=[.D300]/[.B300]" office:value-type="percentage" office:value="0.472392">
            <text:p>47,24%</text:p>
          </table:table-cell>
          <table:table-cell table:formula="of:=IF([.H300]=1;[.D299]-([.$J$2]*[.C299]);[.D299])" office:value-type="float" office:value="2135.21184">
            <text:p>2135,21184</text:p>
          </table:table-cell>
          <table:table-cell table:formula="of:=IF([.G300]=1;5000-[.D299];IF([.H300]=1;[.E299]-([.$J$2]*(1-[.C299]));[.E299]))" office:value-type="float" office:value="2384.78816">
            <text:p>2384,78816</text:p>
          </table:table-cell>
          <table:table-cell/>
          <table:table-cell table:formula="of:=IF(MOD([.A300]-1;50)=0;1;0)" office:value-type="float" office:value="0">
            <text:p>0</text:p>
          </table:table-cell>
          <table:table-cell table:formula="of:=IF(MOD([.A3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99">
            <text:p>299</text:p>
          </table:table-cell>
          <table:table-cell table:formula="of:=IF([.G301]=1;5000;IF([.H301]=1;[.B300]-[.$J$2];[.B300]))" office:value-type="float" office:value="4520">
            <text:p>4520</text:p>
          </table:table-cell>
          <table:table-cell table:formula="of:=[.D301]/[.B301]" office:value-type="percentage" office:value="0.472392">
            <text:p>47,24%</text:p>
          </table:table-cell>
          <table:table-cell table:formula="of:=IF([.H301]=1;[.D300]-([.$J$2]*[.C300]);[.D300])" office:value-type="float" office:value="2135.21184">
            <text:p>2135,21184</text:p>
          </table:table-cell>
          <table:table-cell table:formula="of:=IF([.G301]=1;5000-[.D300];IF([.H301]=1;[.E300]-([.$J$2]*(1-[.C300]));[.E300]))" office:value-type="float" office:value="2384.78816">
            <text:p>2384,78816</text:p>
          </table:table-cell>
          <table:table-cell/>
          <table:table-cell table:formula="of:=IF(MOD([.A301]-1;50)=0;1;0)" office:value-type="float" office:value="0">
            <text:p>0</text:p>
          </table:table-cell>
          <table:table-cell table:formula="of:=IF(MOD([.A3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00">
            <text:p>300</text:p>
          </table:table-cell>
          <table:table-cell table:formula="of:=IF([.G302]=1;5000;IF([.H302]=1;[.B301]-[.$J$2];[.B301]))" office:value-type="float" office:value="4500">
            <text:p>4500</text:p>
          </table:table-cell>
          <table:table-cell table:formula="of:=[.D302]/[.B302]" office:value-type="percentage" office:value="0.472392">
            <text:p>47,24%</text:p>
          </table:table-cell>
          <table:table-cell table:formula="of:=IF([.H302]=1;[.D301]-([.$J$2]*[.C301]);[.D301])" office:value-type="float" office:value="2125.764">
            <text:p>2125,764</text:p>
          </table:table-cell>
          <table:table-cell table:formula="of:=IF([.G302]=1;5000-[.D301];IF([.H302]=1;[.E301]-([.$J$2]*(1-[.C301]));[.E301]))" office:value-type="float" office:value="2374.236">
            <text:p>2374,236</text:p>
          </table:table-cell>
          <table:table-cell/>
          <table:table-cell table:formula="of:=IF(MOD([.A302]-1;50)=0;1;0)" office:value-type="float" office:value="0">
            <text:p>0</text:p>
          </table:table-cell>
          <table:table-cell table:formula="of:=IF(MOD([.A3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01">
            <text:p>301</text:p>
          </table:table-cell>
          <table:table-cell table:formula="of:=IF([.G303]=1;5000;IF([.H303]=1;[.B302]-[.$J$2];[.B302]))" office:value-type="float" office:value="5000">
            <text:p>5000</text:p>
          </table:table-cell>
          <table:table-cell table:formula="of:=[.D303]/[.B303]" office:value-type="percentage" office:value="0.4251528">
            <text:p>42,52%</text:p>
          </table:table-cell>
          <table:table-cell table:formula="of:=IF([.H303]=1;[.D302]-([.$J$2]*[.C302]);[.D302])" office:value-type="float" office:value="2125.764">
            <text:p>2125,764</text:p>
          </table:table-cell>
          <table:table-cell table:formula="of:=IF([.G303]=1;5000-[.D302];IF([.H303]=1;[.E302]-([.$J$2]*(1-[.C302]));[.E302]))" office:value-type="float" office:value="2874.236">
            <text:p>2874,236</text:p>
          </table:table-cell>
          <table:table-cell/>
          <table:table-cell table:formula="of:=IF(MOD([.A303]-1;50)=0;1;0)" office:value-type="float" office:value="1">
            <text:p>1</text:p>
          </table:table-cell>
          <table:table-cell table:formula="of:=IF(MOD([.A3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02">
            <text:p>302</text:p>
          </table:table-cell>
          <table:table-cell table:formula="of:=IF([.G304]=1;5000;IF([.H304]=1;[.B303]-[.$J$2];[.B303]))" office:value-type="float" office:value="4980">
            <text:p>4980</text:p>
          </table:table-cell>
          <table:table-cell table:formula="of:=[.D304]/[.B304]" office:value-type="percentage" office:value="0.4251528">
            <text:p>42,52%</text:p>
          </table:table-cell>
          <table:table-cell table:formula="of:=IF([.H304]=1;[.D303]-([.$J$2]*[.C303]);[.D303])" office:value-type="float" office:value="2117.260944">
            <text:p>2117,260944</text:p>
          </table:table-cell>
          <table:table-cell table:formula="of:=IF([.G304]=1;5000-[.D303];IF([.H304]=1;[.E303]-([.$J$2]*(1-[.C303]));[.E303]))" office:value-type="float" office:value="2862.739056">
            <text:p>2862,739056</text:p>
          </table:table-cell>
          <table:table-cell/>
          <table:table-cell table:formula="of:=IF(MOD([.A304]-1;50)=0;1;0)" office:value-type="float" office:value="0">
            <text:p>0</text:p>
          </table:table-cell>
          <table:table-cell table:formula="of:=IF(MOD([.A3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03">
            <text:p>303</text:p>
          </table:table-cell>
          <table:table-cell table:formula="of:=IF([.G305]=1;5000;IF([.H305]=1;[.B304]-[.$J$2];[.B304]))" office:value-type="float" office:value="4980">
            <text:p>4980</text:p>
          </table:table-cell>
          <table:table-cell table:formula="of:=[.D305]/[.B305]" office:value-type="percentage" office:value="0.4251528">
            <text:p>42,52%</text:p>
          </table:table-cell>
          <table:table-cell table:formula="of:=IF([.H305]=1;[.D304]-([.$J$2]*[.C304]);[.D304])" office:value-type="float" office:value="2117.260944">
            <text:p>2117,260944</text:p>
          </table:table-cell>
          <table:table-cell table:formula="of:=IF([.G305]=1;5000-[.D304];IF([.H305]=1;[.E304]-([.$J$2]*(1-[.C304]));[.E304]))" office:value-type="float" office:value="2862.739056">
            <text:p>2862,739056</text:p>
          </table:table-cell>
          <table:table-cell/>
          <table:table-cell table:formula="of:=IF(MOD([.A305]-1;50)=0;1;0)" office:value-type="float" office:value="0">
            <text:p>0</text:p>
          </table:table-cell>
          <table:table-cell table:formula="of:=IF(MOD([.A3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04">
            <text:p>304</text:p>
          </table:table-cell>
          <table:table-cell table:formula="of:=IF([.G306]=1;5000;IF([.H306]=1;[.B305]-[.$J$2];[.B305]))" office:value-type="float" office:value="4960">
            <text:p>4960</text:p>
          </table:table-cell>
          <table:table-cell table:formula="of:=[.D306]/[.B306]" office:value-type="percentage" office:value="0.4251528">
            <text:p>42,52%</text:p>
          </table:table-cell>
          <table:table-cell table:formula="of:=IF([.H306]=1;[.D305]-([.$J$2]*[.C305]);[.D305])" office:value-type="float" office:value="2108.757888">
            <text:p>2108,757888</text:p>
          </table:table-cell>
          <table:table-cell table:formula="of:=IF([.G306]=1;5000-[.D305];IF([.H306]=1;[.E305]-([.$J$2]*(1-[.C305]));[.E305]))" office:value-type="float" office:value="2851.242112">
            <text:p>2851,242112</text:p>
          </table:table-cell>
          <table:table-cell/>
          <table:table-cell table:formula="of:=IF(MOD([.A306]-1;50)=0;1;0)" office:value-type="float" office:value="0">
            <text:p>0</text:p>
          </table:table-cell>
          <table:table-cell table:formula="of:=IF(MOD([.A3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05">
            <text:p>305</text:p>
          </table:table-cell>
          <table:table-cell table:formula="of:=IF([.G307]=1;5000;IF([.H307]=1;[.B306]-[.$J$2];[.B306]))" office:value-type="float" office:value="4960">
            <text:p>4960</text:p>
          </table:table-cell>
          <table:table-cell table:formula="of:=[.D307]/[.B307]" office:value-type="percentage" office:value="0.4251528">
            <text:p>42,52%</text:p>
          </table:table-cell>
          <table:table-cell table:formula="of:=IF([.H307]=1;[.D306]-([.$J$2]*[.C306]);[.D306])" office:value-type="float" office:value="2108.757888">
            <text:p>2108,757888</text:p>
          </table:table-cell>
          <table:table-cell table:formula="of:=IF([.G307]=1;5000-[.D306];IF([.H307]=1;[.E306]-([.$J$2]*(1-[.C306]));[.E306]))" office:value-type="float" office:value="2851.242112">
            <text:p>2851,242112</text:p>
          </table:table-cell>
          <table:table-cell/>
          <table:table-cell table:formula="of:=IF(MOD([.A307]-1;50)=0;1;0)" office:value-type="float" office:value="0">
            <text:p>0</text:p>
          </table:table-cell>
          <table:table-cell table:formula="of:=IF(MOD([.A3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06">
            <text:p>306</text:p>
          </table:table-cell>
          <table:table-cell table:formula="of:=IF([.G308]=1;5000;IF([.H308]=1;[.B307]-[.$J$2];[.B307]))" office:value-type="float" office:value="4940">
            <text:p>4940</text:p>
          </table:table-cell>
          <table:table-cell table:formula="of:=[.D308]/[.B308]" office:value-type="percentage" office:value="0.4251528">
            <text:p>42,52%</text:p>
          </table:table-cell>
          <table:table-cell table:formula="of:=IF([.H308]=1;[.D307]-([.$J$2]*[.C307]);[.D307])" office:value-type="float" office:value="2100.254832">
            <text:p>2100,254832</text:p>
          </table:table-cell>
          <table:table-cell table:formula="of:=IF([.G308]=1;5000-[.D307];IF([.H308]=1;[.E307]-([.$J$2]*(1-[.C307]));[.E307]))" office:value-type="float" office:value="2839.745168">
            <text:p>2839,745168</text:p>
          </table:table-cell>
          <table:table-cell/>
          <table:table-cell table:formula="of:=IF(MOD([.A308]-1;50)=0;1;0)" office:value-type="float" office:value="0">
            <text:p>0</text:p>
          </table:table-cell>
          <table:table-cell table:formula="of:=IF(MOD([.A3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07">
            <text:p>307</text:p>
          </table:table-cell>
          <table:table-cell table:formula="of:=IF([.G309]=1;5000;IF([.H309]=1;[.B308]-[.$J$2];[.B308]))" office:value-type="float" office:value="4940">
            <text:p>4940</text:p>
          </table:table-cell>
          <table:table-cell table:formula="of:=[.D309]/[.B309]" office:value-type="percentage" office:value="0.4251528">
            <text:p>42,52%</text:p>
          </table:table-cell>
          <table:table-cell table:formula="of:=IF([.H309]=1;[.D308]-([.$J$2]*[.C308]);[.D308])" office:value-type="float" office:value="2100.254832">
            <text:p>2100,254832</text:p>
          </table:table-cell>
          <table:table-cell table:formula="of:=IF([.G309]=1;5000-[.D308];IF([.H309]=1;[.E308]-([.$J$2]*(1-[.C308]));[.E308]))" office:value-type="float" office:value="2839.745168">
            <text:p>2839,745168</text:p>
          </table:table-cell>
          <table:table-cell/>
          <table:table-cell table:formula="of:=IF(MOD([.A309]-1;50)=0;1;0)" office:value-type="float" office:value="0">
            <text:p>0</text:p>
          </table:table-cell>
          <table:table-cell table:formula="of:=IF(MOD([.A3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08">
            <text:p>308</text:p>
          </table:table-cell>
          <table:table-cell table:formula="of:=IF([.G310]=1;5000;IF([.H310]=1;[.B309]-[.$J$2];[.B309]))" office:value-type="float" office:value="4920">
            <text:p>4920</text:p>
          </table:table-cell>
          <table:table-cell table:formula="of:=[.D310]/[.B310]" office:value-type="percentage" office:value="0.4251528">
            <text:p>42,52%</text:p>
          </table:table-cell>
          <table:table-cell table:formula="of:=IF([.H310]=1;[.D309]-([.$J$2]*[.C309]);[.D309])" office:value-type="float" office:value="2091.751776">
            <text:p>2091,751776</text:p>
          </table:table-cell>
          <table:table-cell table:formula="of:=IF([.G310]=1;5000-[.D309];IF([.H310]=1;[.E309]-([.$J$2]*(1-[.C309]));[.E309]))" office:value-type="float" office:value="2828.248224">
            <text:p>2828,248224</text:p>
          </table:table-cell>
          <table:table-cell/>
          <table:table-cell table:formula="of:=IF(MOD([.A310]-1;50)=0;1;0)" office:value-type="float" office:value="0">
            <text:p>0</text:p>
          </table:table-cell>
          <table:table-cell table:formula="of:=IF(MOD([.A3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09">
            <text:p>309</text:p>
          </table:table-cell>
          <table:table-cell table:formula="of:=IF([.G311]=1;5000;IF([.H311]=1;[.B310]-[.$J$2];[.B310]))" office:value-type="float" office:value="4920">
            <text:p>4920</text:p>
          </table:table-cell>
          <table:table-cell table:formula="of:=[.D311]/[.B311]" office:value-type="percentage" office:value="0.4251528">
            <text:p>42,52%</text:p>
          </table:table-cell>
          <table:table-cell table:formula="of:=IF([.H311]=1;[.D310]-([.$J$2]*[.C310]);[.D310])" office:value-type="float" office:value="2091.751776">
            <text:p>2091,751776</text:p>
          </table:table-cell>
          <table:table-cell table:formula="of:=IF([.G311]=1;5000-[.D310];IF([.H311]=1;[.E310]-([.$J$2]*(1-[.C310]));[.E310]))" office:value-type="float" office:value="2828.248224">
            <text:p>2828,248224</text:p>
          </table:table-cell>
          <table:table-cell/>
          <table:table-cell table:formula="of:=IF(MOD([.A311]-1;50)=0;1;0)" office:value-type="float" office:value="0">
            <text:p>0</text:p>
          </table:table-cell>
          <table:table-cell table:formula="of:=IF(MOD([.A3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10">
            <text:p>310</text:p>
          </table:table-cell>
          <table:table-cell table:formula="of:=IF([.G312]=1;5000;IF([.H312]=1;[.B311]-[.$J$2];[.B311]))" office:value-type="float" office:value="4900">
            <text:p>4900</text:p>
          </table:table-cell>
          <table:table-cell table:formula="of:=[.D312]/[.B312]" office:value-type="percentage" office:value="0.4251528">
            <text:p>42,52%</text:p>
          </table:table-cell>
          <table:table-cell table:formula="of:=IF([.H312]=1;[.D311]-([.$J$2]*[.C311]);[.D311])" office:value-type="float" office:value="2083.24872">
            <text:p>2083,24872</text:p>
          </table:table-cell>
          <table:table-cell table:formula="of:=IF([.G312]=1;5000-[.D311];IF([.H312]=1;[.E311]-([.$J$2]*(1-[.C311]));[.E311]))" office:value-type="float" office:value="2816.75128">
            <text:p>2816,75128</text:p>
          </table:table-cell>
          <table:table-cell/>
          <table:table-cell table:formula="of:=IF(MOD([.A312]-1;50)=0;1;0)" office:value-type="float" office:value="0">
            <text:p>0</text:p>
          </table:table-cell>
          <table:table-cell table:formula="of:=IF(MOD([.A3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11">
            <text:p>311</text:p>
          </table:table-cell>
          <table:table-cell table:formula="of:=IF([.G313]=1;5000;IF([.H313]=1;[.B312]-[.$J$2];[.B312]))" office:value-type="float" office:value="4900">
            <text:p>4900</text:p>
          </table:table-cell>
          <table:table-cell table:formula="of:=[.D313]/[.B313]" office:value-type="percentage" office:value="0.4251528">
            <text:p>42,52%</text:p>
          </table:table-cell>
          <table:table-cell table:formula="of:=IF([.H313]=1;[.D312]-([.$J$2]*[.C312]);[.D312])" office:value-type="float" office:value="2083.24872">
            <text:p>2083,24872</text:p>
          </table:table-cell>
          <table:table-cell table:formula="of:=IF([.G313]=1;5000-[.D312];IF([.H313]=1;[.E312]-([.$J$2]*(1-[.C312]));[.E312]))" office:value-type="float" office:value="2816.75128">
            <text:p>2816,75128</text:p>
          </table:table-cell>
          <table:table-cell/>
          <table:table-cell table:formula="of:=IF(MOD([.A313]-1;50)=0;1;0)" office:value-type="float" office:value="0">
            <text:p>0</text:p>
          </table:table-cell>
          <table:table-cell table:formula="of:=IF(MOD([.A3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12">
            <text:p>312</text:p>
          </table:table-cell>
          <table:table-cell table:formula="of:=IF([.G314]=1;5000;IF([.H314]=1;[.B313]-[.$J$2];[.B313]))" office:value-type="float" office:value="4880">
            <text:p>4880</text:p>
          </table:table-cell>
          <table:table-cell table:formula="of:=[.D314]/[.B314]" office:value-type="percentage" office:value="0.4251528">
            <text:p>42,52%</text:p>
          </table:table-cell>
          <table:table-cell table:formula="of:=IF([.H314]=1;[.D313]-([.$J$2]*[.C313]);[.D313])" office:value-type="float" office:value="2074.745664">
            <text:p>2074,745664</text:p>
          </table:table-cell>
          <table:table-cell table:formula="of:=IF([.G314]=1;5000-[.D313];IF([.H314]=1;[.E313]-([.$J$2]*(1-[.C313]));[.E313]))" office:value-type="float" office:value="2805.254336">
            <text:p>2805,254336</text:p>
          </table:table-cell>
          <table:table-cell/>
          <table:table-cell table:formula="of:=IF(MOD([.A314]-1;50)=0;1;0)" office:value-type="float" office:value="0">
            <text:p>0</text:p>
          </table:table-cell>
          <table:table-cell table:formula="of:=IF(MOD([.A3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13">
            <text:p>313</text:p>
          </table:table-cell>
          <table:table-cell table:formula="of:=IF([.G315]=1;5000;IF([.H315]=1;[.B314]-[.$J$2];[.B314]))" office:value-type="float" office:value="4880">
            <text:p>4880</text:p>
          </table:table-cell>
          <table:table-cell table:formula="of:=[.D315]/[.B315]" office:value-type="percentage" office:value="0.4251528">
            <text:p>42,52%</text:p>
          </table:table-cell>
          <table:table-cell table:formula="of:=IF([.H315]=1;[.D314]-([.$J$2]*[.C314]);[.D314])" office:value-type="float" office:value="2074.745664">
            <text:p>2074,745664</text:p>
          </table:table-cell>
          <table:table-cell table:formula="of:=IF([.G315]=1;5000-[.D314];IF([.H315]=1;[.E314]-([.$J$2]*(1-[.C314]));[.E314]))" office:value-type="float" office:value="2805.254336">
            <text:p>2805,254336</text:p>
          </table:table-cell>
          <table:table-cell/>
          <table:table-cell table:formula="of:=IF(MOD([.A315]-1;50)=0;1;0)" office:value-type="float" office:value="0">
            <text:p>0</text:p>
          </table:table-cell>
          <table:table-cell table:formula="of:=IF(MOD([.A3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14">
            <text:p>314</text:p>
          </table:table-cell>
          <table:table-cell table:formula="of:=IF([.G316]=1;5000;IF([.H316]=1;[.B315]-[.$J$2];[.B315]))" office:value-type="float" office:value="4860">
            <text:p>4860</text:p>
          </table:table-cell>
          <table:table-cell table:formula="of:=[.D316]/[.B316]" office:value-type="percentage" office:value="0.4251528">
            <text:p>42,52%</text:p>
          </table:table-cell>
          <table:table-cell table:formula="of:=IF([.H316]=1;[.D315]-([.$J$2]*[.C315]);[.D315])" office:value-type="float" office:value="2066.242608">
            <text:p>2066,242608</text:p>
          </table:table-cell>
          <table:table-cell table:formula="of:=IF([.G316]=1;5000-[.D315];IF([.H316]=1;[.E315]-([.$J$2]*(1-[.C315]));[.E315]))" office:value-type="float" office:value="2793.757392">
            <text:p>2793,757392</text:p>
          </table:table-cell>
          <table:table-cell/>
          <table:table-cell table:formula="of:=IF(MOD([.A316]-1;50)=0;1;0)" office:value-type="float" office:value="0">
            <text:p>0</text:p>
          </table:table-cell>
          <table:table-cell table:formula="of:=IF(MOD([.A3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15">
            <text:p>315</text:p>
          </table:table-cell>
          <table:table-cell table:formula="of:=IF([.G317]=1;5000;IF([.H317]=1;[.B316]-[.$J$2];[.B316]))" office:value-type="float" office:value="4860">
            <text:p>4860</text:p>
          </table:table-cell>
          <table:table-cell table:formula="of:=[.D317]/[.B317]" office:value-type="percentage" office:value="0.4251528">
            <text:p>42,52%</text:p>
          </table:table-cell>
          <table:table-cell table:formula="of:=IF([.H317]=1;[.D316]-([.$J$2]*[.C316]);[.D316])" office:value-type="float" office:value="2066.242608">
            <text:p>2066,242608</text:p>
          </table:table-cell>
          <table:table-cell table:formula="of:=IF([.G317]=1;5000-[.D316];IF([.H317]=1;[.E316]-([.$J$2]*(1-[.C316]));[.E316]))" office:value-type="float" office:value="2793.757392">
            <text:p>2793,757392</text:p>
          </table:table-cell>
          <table:table-cell/>
          <table:table-cell table:formula="of:=IF(MOD([.A317]-1;50)=0;1;0)" office:value-type="float" office:value="0">
            <text:p>0</text:p>
          </table:table-cell>
          <table:table-cell table:formula="of:=IF(MOD([.A3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16">
            <text:p>316</text:p>
          </table:table-cell>
          <table:table-cell table:formula="of:=IF([.G318]=1;5000;IF([.H318]=1;[.B317]-[.$J$2];[.B317]))" office:value-type="float" office:value="4840">
            <text:p>4840</text:p>
          </table:table-cell>
          <table:table-cell table:formula="of:=[.D318]/[.B318]" office:value-type="percentage" office:value="0.4251528">
            <text:p>42,52%</text:p>
          </table:table-cell>
          <table:table-cell table:formula="of:=IF([.H318]=1;[.D317]-([.$J$2]*[.C317]);[.D317])" office:value-type="float" office:value="2057.739552">
            <text:p>2057,739552</text:p>
          </table:table-cell>
          <table:table-cell table:formula="of:=IF([.G318]=1;5000-[.D317];IF([.H318]=1;[.E317]-([.$J$2]*(1-[.C317]));[.E317]))" office:value-type="float" office:value="2782.260448">
            <text:p>2782,260448</text:p>
          </table:table-cell>
          <table:table-cell/>
          <table:table-cell table:formula="of:=IF(MOD([.A318]-1;50)=0;1;0)" office:value-type="float" office:value="0">
            <text:p>0</text:p>
          </table:table-cell>
          <table:table-cell table:formula="of:=IF(MOD([.A3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17">
            <text:p>317</text:p>
          </table:table-cell>
          <table:table-cell table:formula="of:=IF([.G319]=1;5000;IF([.H319]=1;[.B318]-[.$J$2];[.B318]))" office:value-type="float" office:value="4840">
            <text:p>4840</text:p>
          </table:table-cell>
          <table:table-cell table:formula="of:=[.D319]/[.B319]" office:value-type="percentage" office:value="0.4251528">
            <text:p>42,52%</text:p>
          </table:table-cell>
          <table:table-cell table:formula="of:=IF([.H319]=1;[.D318]-([.$J$2]*[.C318]);[.D318])" office:value-type="float" office:value="2057.739552">
            <text:p>2057,739552</text:p>
          </table:table-cell>
          <table:table-cell table:formula="of:=IF([.G319]=1;5000-[.D318];IF([.H319]=1;[.E318]-([.$J$2]*(1-[.C318]));[.E318]))" office:value-type="float" office:value="2782.260448">
            <text:p>2782,260448</text:p>
          </table:table-cell>
          <table:table-cell/>
          <table:table-cell table:formula="of:=IF(MOD([.A319]-1;50)=0;1;0)" office:value-type="float" office:value="0">
            <text:p>0</text:p>
          </table:table-cell>
          <table:table-cell table:formula="of:=IF(MOD([.A3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18">
            <text:p>318</text:p>
          </table:table-cell>
          <table:table-cell table:formula="of:=IF([.G320]=1;5000;IF([.H320]=1;[.B319]-[.$J$2];[.B319]))" office:value-type="float" office:value="4820">
            <text:p>4820</text:p>
          </table:table-cell>
          <table:table-cell table:formula="of:=[.D320]/[.B320]" office:value-type="percentage" office:value="0.4251528">
            <text:p>42,52%</text:p>
          </table:table-cell>
          <table:table-cell table:formula="of:=IF([.H320]=1;[.D319]-([.$J$2]*[.C319]);[.D319])" office:value-type="float" office:value="2049.236496">
            <text:p>2049,236496</text:p>
          </table:table-cell>
          <table:table-cell table:formula="of:=IF([.G320]=1;5000-[.D319];IF([.H320]=1;[.E319]-([.$J$2]*(1-[.C319]));[.E319]))" office:value-type="float" office:value="2770.763504">
            <text:p>2770,763504</text:p>
          </table:table-cell>
          <table:table-cell/>
          <table:table-cell table:formula="of:=IF(MOD([.A320]-1;50)=0;1;0)" office:value-type="float" office:value="0">
            <text:p>0</text:p>
          </table:table-cell>
          <table:table-cell table:formula="of:=IF(MOD([.A3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19">
            <text:p>319</text:p>
          </table:table-cell>
          <table:table-cell table:formula="of:=IF([.G321]=1;5000;IF([.H321]=1;[.B320]-[.$J$2];[.B320]))" office:value-type="float" office:value="4820">
            <text:p>4820</text:p>
          </table:table-cell>
          <table:table-cell table:formula="of:=[.D321]/[.B321]" office:value-type="percentage" office:value="0.4251528">
            <text:p>42,52%</text:p>
          </table:table-cell>
          <table:table-cell table:formula="of:=IF([.H321]=1;[.D320]-([.$J$2]*[.C320]);[.D320])" office:value-type="float" office:value="2049.236496">
            <text:p>2049,236496</text:p>
          </table:table-cell>
          <table:table-cell table:formula="of:=IF([.G321]=1;5000-[.D320];IF([.H321]=1;[.E320]-([.$J$2]*(1-[.C320]));[.E320]))" office:value-type="float" office:value="2770.763504">
            <text:p>2770,763504</text:p>
          </table:table-cell>
          <table:table-cell/>
          <table:table-cell table:formula="of:=IF(MOD([.A321]-1;50)=0;1;0)" office:value-type="float" office:value="0">
            <text:p>0</text:p>
          </table:table-cell>
          <table:table-cell table:formula="of:=IF(MOD([.A3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20">
            <text:p>320</text:p>
          </table:table-cell>
          <table:table-cell table:formula="of:=IF([.G322]=1;5000;IF([.H322]=1;[.B321]-[.$J$2];[.B321]))" office:value-type="float" office:value="4800">
            <text:p>4800</text:p>
          </table:table-cell>
          <table:table-cell table:formula="of:=[.D322]/[.B322]" office:value-type="percentage" office:value="0.4251528">
            <text:p>42,52%</text:p>
          </table:table-cell>
          <table:table-cell table:formula="of:=IF([.H322]=1;[.D321]-([.$J$2]*[.C321]);[.D321])" office:value-type="float" office:value="2040.73344">
            <text:p>2040,73344</text:p>
          </table:table-cell>
          <table:table-cell table:formula="of:=IF([.G322]=1;5000-[.D321];IF([.H322]=1;[.E321]-([.$J$2]*(1-[.C321]));[.E321]))" office:value-type="float" office:value="2759.26656">
            <text:p>2759,26656</text:p>
          </table:table-cell>
          <table:table-cell/>
          <table:table-cell table:formula="of:=IF(MOD([.A322]-1;50)=0;1;0)" office:value-type="float" office:value="0">
            <text:p>0</text:p>
          </table:table-cell>
          <table:table-cell table:formula="of:=IF(MOD([.A3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21">
            <text:p>321</text:p>
          </table:table-cell>
          <table:table-cell table:formula="of:=IF([.G323]=1;5000;IF([.H323]=1;[.B322]-[.$J$2];[.B322]))" office:value-type="float" office:value="4800">
            <text:p>4800</text:p>
          </table:table-cell>
          <table:table-cell table:formula="of:=[.D323]/[.B323]" office:value-type="percentage" office:value="0.4251528">
            <text:p>42,52%</text:p>
          </table:table-cell>
          <table:table-cell table:formula="of:=IF([.H323]=1;[.D322]-([.$J$2]*[.C322]);[.D322])" office:value-type="float" office:value="2040.73344">
            <text:p>2040,73344</text:p>
          </table:table-cell>
          <table:table-cell table:formula="of:=IF([.G323]=1;5000-[.D322];IF([.H323]=1;[.E322]-([.$J$2]*(1-[.C322]));[.E322]))" office:value-type="float" office:value="2759.26656">
            <text:p>2759,26656</text:p>
          </table:table-cell>
          <table:table-cell/>
          <table:table-cell table:formula="of:=IF(MOD([.A323]-1;50)=0;1;0)" office:value-type="float" office:value="0">
            <text:p>0</text:p>
          </table:table-cell>
          <table:table-cell table:formula="of:=IF(MOD([.A3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22">
            <text:p>322</text:p>
          </table:table-cell>
          <table:table-cell table:formula="of:=IF([.G324]=1;5000;IF([.H324]=1;[.B323]-[.$J$2];[.B323]))" office:value-type="float" office:value="4780">
            <text:p>4780</text:p>
          </table:table-cell>
          <table:table-cell table:formula="of:=[.D324]/[.B324]" office:value-type="percentage" office:value="0.4251528">
            <text:p>42,52%</text:p>
          </table:table-cell>
          <table:table-cell table:formula="of:=IF([.H324]=1;[.D323]-([.$J$2]*[.C323]);[.D323])" office:value-type="float" office:value="2032.230384">
            <text:p>2032,230384</text:p>
          </table:table-cell>
          <table:table-cell table:formula="of:=IF([.G324]=1;5000-[.D323];IF([.H324]=1;[.E323]-([.$J$2]*(1-[.C323]));[.E323]))" office:value-type="float" office:value="2747.769616">
            <text:p>2747,769616</text:p>
          </table:table-cell>
          <table:table-cell/>
          <table:table-cell table:formula="of:=IF(MOD([.A324]-1;50)=0;1;0)" office:value-type="float" office:value="0">
            <text:p>0</text:p>
          </table:table-cell>
          <table:table-cell table:formula="of:=IF(MOD([.A3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23">
            <text:p>323</text:p>
          </table:table-cell>
          <table:table-cell table:formula="of:=IF([.G325]=1;5000;IF([.H325]=1;[.B324]-[.$J$2];[.B324]))" office:value-type="float" office:value="4780">
            <text:p>4780</text:p>
          </table:table-cell>
          <table:table-cell table:formula="of:=[.D325]/[.B325]" office:value-type="percentage" office:value="0.4251528">
            <text:p>42,52%</text:p>
          </table:table-cell>
          <table:table-cell table:formula="of:=IF([.H325]=1;[.D324]-([.$J$2]*[.C324]);[.D324])" office:value-type="float" office:value="2032.230384">
            <text:p>2032,230384</text:p>
          </table:table-cell>
          <table:table-cell table:formula="of:=IF([.G325]=1;5000-[.D324];IF([.H325]=1;[.E324]-([.$J$2]*(1-[.C324]));[.E324]))" office:value-type="float" office:value="2747.769616">
            <text:p>2747,769616</text:p>
          </table:table-cell>
          <table:table-cell/>
          <table:table-cell table:formula="of:=IF(MOD([.A325]-1;50)=0;1;0)" office:value-type="float" office:value="0">
            <text:p>0</text:p>
          </table:table-cell>
          <table:table-cell table:formula="of:=IF(MOD([.A3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24">
            <text:p>324</text:p>
          </table:table-cell>
          <table:table-cell table:formula="of:=IF([.G326]=1;5000;IF([.H326]=1;[.B325]-[.$J$2];[.B325]))" office:value-type="float" office:value="4760">
            <text:p>4760</text:p>
          </table:table-cell>
          <table:table-cell table:formula="of:=[.D326]/[.B326]" office:value-type="percentage" office:value="0.4251528">
            <text:p>42,52%</text:p>
          </table:table-cell>
          <table:table-cell table:formula="of:=IF([.H326]=1;[.D325]-([.$J$2]*[.C325]);[.D325])" office:value-type="float" office:value="2023.727328">
            <text:p>2023,727328</text:p>
          </table:table-cell>
          <table:table-cell table:formula="of:=IF([.G326]=1;5000-[.D325];IF([.H326]=1;[.E325]-([.$J$2]*(1-[.C325]));[.E325]))" office:value-type="float" office:value="2736.272672">
            <text:p>2736,272672</text:p>
          </table:table-cell>
          <table:table-cell/>
          <table:table-cell table:formula="of:=IF(MOD([.A326]-1;50)=0;1;0)" office:value-type="float" office:value="0">
            <text:p>0</text:p>
          </table:table-cell>
          <table:table-cell table:formula="of:=IF(MOD([.A3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25">
            <text:p>325</text:p>
          </table:table-cell>
          <table:table-cell table:formula="of:=IF([.G327]=1;5000;IF([.H327]=1;[.B326]-[.$J$2];[.B326]))" office:value-type="float" office:value="4760">
            <text:p>4760</text:p>
          </table:table-cell>
          <table:table-cell table:formula="of:=[.D327]/[.B327]" office:value-type="percentage" office:value="0.4251528">
            <text:p>42,52%</text:p>
          </table:table-cell>
          <table:table-cell table:formula="of:=IF([.H327]=1;[.D326]-([.$J$2]*[.C326]);[.D326])" office:value-type="float" office:value="2023.727328">
            <text:p>2023,727328</text:p>
          </table:table-cell>
          <table:table-cell table:formula="of:=IF([.G327]=1;5000-[.D326];IF([.H327]=1;[.E326]-([.$J$2]*(1-[.C326]));[.E326]))" office:value-type="float" office:value="2736.272672">
            <text:p>2736,272672</text:p>
          </table:table-cell>
          <table:table-cell/>
          <table:table-cell table:formula="of:=IF(MOD([.A327]-1;50)=0;1;0)" office:value-type="float" office:value="0">
            <text:p>0</text:p>
          </table:table-cell>
          <table:table-cell table:formula="of:=IF(MOD([.A3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26">
            <text:p>326</text:p>
          </table:table-cell>
          <table:table-cell table:formula="of:=IF([.G328]=1;5000;IF([.H328]=1;[.B327]-[.$J$2];[.B327]))" office:value-type="float" office:value="4740">
            <text:p>4740</text:p>
          </table:table-cell>
          <table:table-cell table:formula="of:=[.D328]/[.B328]" office:value-type="percentage" office:value="0.4251528">
            <text:p>42,52%</text:p>
          </table:table-cell>
          <table:table-cell table:formula="of:=IF([.H328]=1;[.D327]-([.$J$2]*[.C327]);[.D327])" office:value-type="float" office:value="2015.224272">
            <text:p>2015,224272</text:p>
          </table:table-cell>
          <table:table-cell table:formula="of:=IF([.G328]=1;5000-[.D327];IF([.H328]=1;[.E327]-([.$J$2]*(1-[.C327]));[.E327]))" office:value-type="float" office:value="2724.775728">
            <text:p>2724,775728</text:p>
          </table:table-cell>
          <table:table-cell/>
          <table:table-cell table:formula="of:=IF(MOD([.A328]-1;50)=0;1;0)" office:value-type="float" office:value="0">
            <text:p>0</text:p>
          </table:table-cell>
          <table:table-cell table:formula="of:=IF(MOD([.A3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27">
            <text:p>327</text:p>
          </table:table-cell>
          <table:table-cell table:formula="of:=IF([.G329]=1;5000;IF([.H329]=1;[.B328]-[.$J$2];[.B328]))" office:value-type="float" office:value="4740">
            <text:p>4740</text:p>
          </table:table-cell>
          <table:table-cell table:formula="of:=[.D329]/[.B329]" office:value-type="percentage" office:value="0.4251528">
            <text:p>42,52%</text:p>
          </table:table-cell>
          <table:table-cell table:formula="of:=IF([.H329]=1;[.D328]-([.$J$2]*[.C328]);[.D328])" office:value-type="float" office:value="2015.224272">
            <text:p>2015,224272</text:p>
          </table:table-cell>
          <table:table-cell table:formula="of:=IF([.G329]=1;5000-[.D328];IF([.H329]=1;[.E328]-([.$J$2]*(1-[.C328]));[.E328]))" office:value-type="float" office:value="2724.775728">
            <text:p>2724,775728</text:p>
          </table:table-cell>
          <table:table-cell/>
          <table:table-cell table:formula="of:=IF(MOD([.A329]-1;50)=0;1;0)" office:value-type="float" office:value="0">
            <text:p>0</text:p>
          </table:table-cell>
          <table:table-cell table:formula="of:=IF(MOD([.A3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28">
            <text:p>328</text:p>
          </table:table-cell>
          <table:table-cell table:formula="of:=IF([.G330]=1;5000;IF([.H330]=1;[.B329]-[.$J$2];[.B329]))" office:value-type="float" office:value="4720">
            <text:p>4720</text:p>
          </table:table-cell>
          <table:table-cell table:formula="of:=[.D330]/[.B330]" office:value-type="percentage" office:value="0.4251528">
            <text:p>42,52%</text:p>
          </table:table-cell>
          <table:table-cell table:formula="of:=IF([.H330]=1;[.D329]-([.$J$2]*[.C329]);[.D329])" office:value-type="float" office:value="2006.721216">
            <text:p>2006,721216</text:p>
          </table:table-cell>
          <table:table-cell table:formula="of:=IF([.G330]=1;5000-[.D329];IF([.H330]=1;[.E329]-([.$J$2]*(1-[.C329]));[.E329]))" office:value-type="float" office:value="2713.278784">
            <text:p>2713,278784</text:p>
          </table:table-cell>
          <table:table-cell/>
          <table:table-cell table:formula="of:=IF(MOD([.A330]-1;50)=0;1;0)" office:value-type="float" office:value="0">
            <text:p>0</text:p>
          </table:table-cell>
          <table:table-cell table:formula="of:=IF(MOD([.A3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29">
            <text:p>329</text:p>
          </table:table-cell>
          <table:table-cell table:formula="of:=IF([.G331]=1;5000;IF([.H331]=1;[.B330]-[.$J$2];[.B330]))" office:value-type="float" office:value="4720">
            <text:p>4720</text:p>
          </table:table-cell>
          <table:table-cell table:formula="of:=[.D331]/[.B331]" office:value-type="percentage" office:value="0.4251528">
            <text:p>42,52%</text:p>
          </table:table-cell>
          <table:table-cell table:formula="of:=IF([.H331]=1;[.D330]-([.$J$2]*[.C330]);[.D330])" office:value-type="float" office:value="2006.721216">
            <text:p>2006,721216</text:p>
          </table:table-cell>
          <table:table-cell table:formula="of:=IF([.G331]=1;5000-[.D330];IF([.H331]=1;[.E330]-([.$J$2]*(1-[.C330]));[.E330]))" office:value-type="float" office:value="2713.278784">
            <text:p>2713,278784</text:p>
          </table:table-cell>
          <table:table-cell/>
          <table:table-cell table:formula="of:=IF(MOD([.A331]-1;50)=0;1;0)" office:value-type="float" office:value="0">
            <text:p>0</text:p>
          </table:table-cell>
          <table:table-cell table:formula="of:=IF(MOD([.A3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30">
            <text:p>330</text:p>
          </table:table-cell>
          <table:table-cell table:formula="of:=IF([.G332]=1;5000;IF([.H332]=1;[.B331]-[.$J$2];[.B331]))" office:value-type="float" office:value="4700">
            <text:p>4700</text:p>
          </table:table-cell>
          <table:table-cell table:formula="of:=[.D332]/[.B332]" office:value-type="percentage" office:value="0.4251528">
            <text:p>42,52%</text:p>
          </table:table-cell>
          <table:table-cell table:formula="of:=IF([.H332]=1;[.D331]-([.$J$2]*[.C331]);[.D331])" office:value-type="float" office:value="1998.21816">
            <text:p>1998,21816</text:p>
          </table:table-cell>
          <table:table-cell table:formula="of:=IF([.G332]=1;5000-[.D331];IF([.H332]=1;[.E331]-([.$J$2]*(1-[.C331]));[.E331]))" office:value-type="float" office:value="2701.78184">
            <text:p>2701,78184</text:p>
          </table:table-cell>
          <table:table-cell/>
          <table:table-cell table:formula="of:=IF(MOD([.A332]-1;50)=0;1;0)" office:value-type="float" office:value="0">
            <text:p>0</text:p>
          </table:table-cell>
          <table:table-cell table:formula="of:=IF(MOD([.A3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31">
            <text:p>331</text:p>
          </table:table-cell>
          <table:table-cell table:formula="of:=IF([.G333]=1;5000;IF([.H333]=1;[.B332]-[.$J$2];[.B332]))" office:value-type="float" office:value="4700">
            <text:p>4700</text:p>
          </table:table-cell>
          <table:table-cell table:formula="of:=[.D333]/[.B333]" office:value-type="percentage" office:value="0.4251528">
            <text:p>42,52%</text:p>
          </table:table-cell>
          <table:table-cell table:formula="of:=IF([.H333]=1;[.D332]-([.$J$2]*[.C332]);[.D332])" office:value-type="float" office:value="1998.21816">
            <text:p>1998,21816</text:p>
          </table:table-cell>
          <table:table-cell table:formula="of:=IF([.G333]=1;5000-[.D332];IF([.H333]=1;[.E332]-([.$J$2]*(1-[.C332]));[.E332]))" office:value-type="float" office:value="2701.78184">
            <text:p>2701,78184</text:p>
          </table:table-cell>
          <table:table-cell/>
          <table:table-cell table:formula="of:=IF(MOD([.A333]-1;50)=0;1;0)" office:value-type="float" office:value="0">
            <text:p>0</text:p>
          </table:table-cell>
          <table:table-cell table:formula="of:=IF(MOD([.A3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32">
            <text:p>332</text:p>
          </table:table-cell>
          <table:table-cell table:formula="of:=IF([.G334]=1;5000;IF([.H334]=1;[.B333]-[.$J$2];[.B333]))" office:value-type="float" office:value="4680">
            <text:p>4680</text:p>
          </table:table-cell>
          <table:table-cell table:formula="of:=[.D334]/[.B334]" office:value-type="percentage" office:value="0.4251528">
            <text:p>42,52%</text:p>
          </table:table-cell>
          <table:table-cell table:formula="of:=IF([.H334]=1;[.D333]-([.$J$2]*[.C333]);[.D333])" office:value-type="float" office:value="1989.715104">
            <text:p>1989,715104</text:p>
          </table:table-cell>
          <table:table-cell table:formula="of:=IF([.G334]=1;5000-[.D333];IF([.H334]=1;[.E333]-([.$J$2]*(1-[.C333]));[.E333]))" office:value-type="float" office:value="2690.284896">
            <text:p>2690,284896</text:p>
          </table:table-cell>
          <table:table-cell/>
          <table:table-cell table:formula="of:=IF(MOD([.A334]-1;50)=0;1;0)" office:value-type="float" office:value="0">
            <text:p>0</text:p>
          </table:table-cell>
          <table:table-cell table:formula="of:=IF(MOD([.A3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33">
            <text:p>333</text:p>
          </table:table-cell>
          <table:table-cell table:formula="of:=IF([.G335]=1;5000;IF([.H335]=1;[.B334]-[.$J$2];[.B334]))" office:value-type="float" office:value="4680">
            <text:p>4680</text:p>
          </table:table-cell>
          <table:table-cell table:formula="of:=[.D335]/[.B335]" office:value-type="percentage" office:value="0.4251528">
            <text:p>42,52%</text:p>
          </table:table-cell>
          <table:table-cell table:formula="of:=IF([.H335]=1;[.D334]-([.$J$2]*[.C334]);[.D334])" office:value-type="float" office:value="1989.715104">
            <text:p>1989,715104</text:p>
          </table:table-cell>
          <table:table-cell table:formula="of:=IF([.G335]=1;5000-[.D334];IF([.H335]=1;[.E334]-([.$J$2]*(1-[.C334]));[.E334]))" office:value-type="float" office:value="2690.284896">
            <text:p>2690,284896</text:p>
          </table:table-cell>
          <table:table-cell/>
          <table:table-cell table:formula="of:=IF(MOD([.A335]-1;50)=0;1;0)" office:value-type="float" office:value="0">
            <text:p>0</text:p>
          </table:table-cell>
          <table:table-cell table:formula="of:=IF(MOD([.A3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34">
            <text:p>334</text:p>
          </table:table-cell>
          <table:table-cell table:formula="of:=IF([.G336]=1;5000;IF([.H336]=1;[.B335]-[.$J$2];[.B335]))" office:value-type="float" office:value="4660">
            <text:p>4660</text:p>
          </table:table-cell>
          <table:table-cell table:formula="of:=[.D336]/[.B336]" office:value-type="percentage" office:value="0.4251528">
            <text:p>42,52%</text:p>
          </table:table-cell>
          <table:table-cell table:formula="of:=IF([.H336]=1;[.D335]-([.$J$2]*[.C335]);[.D335])" office:value-type="float" office:value="1981.212048">
            <text:p>1981,212048</text:p>
          </table:table-cell>
          <table:table-cell table:formula="of:=IF([.G336]=1;5000-[.D335];IF([.H336]=1;[.E335]-([.$J$2]*(1-[.C335]));[.E335]))" office:value-type="float" office:value="2678.787952">
            <text:p>2678,787952</text:p>
          </table:table-cell>
          <table:table-cell/>
          <table:table-cell table:formula="of:=IF(MOD([.A336]-1;50)=0;1;0)" office:value-type="float" office:value="0">
            <text:p>0</text:p>
          </table:table-cell>
          <table:table-cell table:formula="of:=IF(MOD([.A3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35">
            <text:p>335</text:p>
          </table:table-cell>
          <table:table-cell table:formula="of:=IF([.G337]=1;5000;IF([.H337]=1;[.B336]-[.$J$2];[.B336]))" office:value-type="float" office:value="4660">
            <text:p>4660</text:p>
          </table:table-cell>
          <table:table-cell table:formula="of:=[.D337]/[.B337]" office:value-type="percentage" office:value="0.4251528">
            <text:p>42,52%</text:p>
          </table:table-cell>
          <table:table-cell table:formula="of:=IF([.H337]=1;[.D336]-([.$J$2]*[.C336]);[.D336])" office:value-type="float" office:value="1981.212048">
            <text:p>1981,212048</text:p>
          </table:table-cell>
          <table:table-cell table:formula="of:=IF([.G337]=1;5000-[.D336];IF([.H337]=1;[.E336]-([.$J$2]*(1-[.C336]));[.E336]))" office:value-type="float" office:value="2678.787952">
            <text:p>2678,787952</text:p>
          </table:table-cell>
          <table:table-cell/>
          <table:table-cell table:formula="of:=IF(MOD([.A337]-1;50)=0;1;0)" office:value-type="float" office:value="0">
            <text:p>0</text:p>
          </table:table-cell>
          <table:table-cell table:formula="of:=IF(MOD([.A3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36">
            <text:p>336</text:p>
          </table:table-cell>
          <table:table-cell table:formula="of:=IF([.G338]=1;5000;IF([.H338]=1;[.B337]-[.$J$2];[.B337]))" office:value-type="float" office:value="4640">
            <text:p>4640</text:p>
          </table:table-cell>
          <table:table-cell table:formula="of:=[.D338]/[.B338]" office:value-type="percentage" office:value="0.4251528">
            <text:p>42,52%</text:p>
          </table:table-cell>
          <table:table-cell table:formula="of:=IF([.H338]=1;[.D337]-([.$J$2]*[.C337]);[.D337])" office:value-type="float" office:value="1972.708992">
            <text:p>1972,708992</text:p>
          </table:table-cell>
          <table:table-cell table:formula="of:=IF([.G338]=1;5000-[.D337];IF([.H338]=1;[.E337]-([.$J$2]*(1-[.C337]));[.E337]))" office:value-type="float" office:value="2667.291008">
            <text:p>2667,291008</text:p>
          </table:table-cell>
          <table:table-cell/>
          <table:table-cell table:formula="of:=IF(MOD([.A338]-1;50)=0;1;0)" office:value-type="float" office:value="0">
            <text:p>0</text:p>
          </table:table-cell>
          <table:table-cell table:formula="of:=IF(MOD([.A3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37">
            <text:p>337</text:p>
          </table:table-cell>
          <table:table-cell table:formula="of:=IF([.G339]=1;5000;IF([.H339]=1;[.B338]-[.$J$2];[.B338]))" office:value-type="float" office:value="4640">
            <text:p>4640</text:p>
          </table:table-cell>
          <table:table-cell table:formula="of:=[.D339]/[.B339]" office:value-type="percentage" office:value="0.4251528">
            <text:p>42,52%</text:p>
          </table:table-cell>
          <table:table-cell table:formula="of:=IF([.H339]=1;[.D338]-([.$J$2]*[.C338]);[.D338])" office:value-type="float" office:value="1972.708992">
            <text:p>1972,708992</text:p>
          </table:table-cell>
          <table:table-cell table:formula="of:=IF([.G339]=1;5000-[.D338];IF([.H339]=1;[.E338]-([.$J$2]*(1-[.C338]));[.E338]))" office:value-type="float" office:value="2667.291008">
            <text:p>2667,291008</text:p>
          </table:table-cell>
          <table:table-cell/>
          <table:table-cell table:formula="of:=IF(MOD([.A339]-1;50)=0;1;0)" office:value-type="float" office:value="0">
            <text:p>0</text:p>
          </table:table-cell>
          <table:table-cell table:formula="of:=IF(MOD([.A3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38">
            <text:p>338</text:p>
          </table:table-cell>
          <table:table-cell table:formula="of:=IF([.G340]=1;5000;IF([.H340]=1;[.B339]-[.$J$2];[.B339]))" office:value-type="float" office:value="4620">
            <text:p>4620</text:p>
          </table:table-cell>
          <table:table-cell table:formula="of:=[.D340]/[.B340]" office:value-type="percentage" office:value="0.4251528">
            <text:p>42,52%</text:p>
          </table:table-cell>
          <table:table-cell table:formula="of:=IF([.H340]=1;[.D339]-([.$J$2]*[.C339]);[.D339])" office:value-type="float" office:value="1964.205936">
            <text:p>1964,205936</text:p>
          </table:table-cell>
          <table:table-cell table:formula="of:=IF([.G340]=1;5000-[.D339];IF([.H340]=1;[.E339]-([.$J$2]*(1-[.C339]));[.E339]))" office:value-type="float" office:value="2655.794064">
            <text:p>2655,794064</text:p>
          </table:table-cell>
          <table:table-cell/>
          <table:table-cell table:formula="of:=IF(MOD([.A340]-1;50)=0;1;0)" office:value-type="float" office:value="0">
            <text:p>0</text:p>
          </table:table-cell>
          <table:table-cell table:formula="of:=IF(MOD([.A3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39">
            <text:p>339</text:p>
          </table:table-cell>
          <table:table-cell table:formula="of:=IF([.G341]=1;5000;IF([.H341]=1;[.B340]-[.$J$2];[.B340]))" office:value-type="float" office:value="4620">
            <text:p>4620</text:p>
          </table:table-cell>
          <table:table-cell table:formula="of:=[.D341]/[.B341]" office:value-type="percentage" office:value="0.4251528">
            <text:p>42,52%</text:p>
          </table:table-cell>
          <table:table-cell table:formula="of:=IF([.H341]=1;[.D340]-([.$J$2]*[.C340]);[.D340])" office:value-type="float" office:value="1964.205936">
            <text:p>1964,205936</text:p>
          </table:table-cell>
          <table:table-cell table:formula="of:=IF([.G341]=1;5000-[.D340];IF([.H341]=1;[.E340]-([.$J$2]*(1-[.C340]));[.E340]))" office:value-type="float" office:value="2655.794064">
            <text:p>2655,794064</text:p>
          </table:table-cell>
          <table:table-cell/>
          <table:table-cell table:formula="of:=IF(MOD([.A341]-1;50)=0;1;0)" office:value-type="float" office:value="0">
            <text:p>0</text:p>
          </table:table-cell>
          <table:table-cell table:formula="of:=IF(MOD([.A3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40">
            <text:p>340</text:p>
          </table:table-cell>
          <table:table-cell table:formula="of:=IF([.G342]=1;5000;IF([.H342]=1;[.B341]-[.$J$2];[.B341]))" office:value-type="float" office:value="4600">
            <text:p>4600</text:p>
          </table:table-cell>
          <table:table-cell table:formula="of:=[.D342]/[.B342]" office:value-type="percentage" office:value="0.4251528">
            <text:p>42,52%</text:p>
          </table:table-cell>
          <table:table-cell table:formula="of:=IF([.H342]=1;[.D341]-([.$J$2]*[.C341]);[.D341])" office:value-type="float" office:value="1955.70288">
            <text:p>1955,70288</text:p>
          </table:table-cell>
          <table:table-cell table:formula="of:=IF([.G342]=1;5000-[.D341];IF([.H342]=1;[.E341]-([.$J$2]*(1-[.C341]));[.E341]))" office:value-type="float" office:value="2644.29712">
            <text:p>2644,29712</text:p>
          </table:table-cell>
          <table:table-cell/>
          <table:table-cell table:formula="of:=IF(MOD([.A342]-1;50)=0;1;0)" office:value-type="float" office:value="0">
            <text:p>0</text:p>
          </table:table-cell>
          <table:table-cell table:formula="of:=IF(MOD([.A3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41">
            <text:p>341</text:p>
          </table:table-cell>
          <table:table-cell table:formula="of:=IF([.G343]=1;5000;IF([.H343]=1;[.B342]-[.$J$2];[.B342]))" office:value-type="float" office:value="4600">
            <text:p>4600</text:p>
          </table:table-cell>
          <table:table-cell table:formula="of:=[.D343]/[.B343]" office:value-type="percentage" office:value="0.4251528">
            <text:p>42,52%</text:p>
          </table:table-cell>
          <table:table-cell table:formula="of:=IF([.H343]=1;[.D342]-([.$J$2]*[.C342]);[.D342])" office:value-type="float" office:value="1955.70288">
            <text:p>1955,70288</text:p>
          </table:table-cell>
          <table:table-cell table:formula="of:=IF([.G343]=1;5000-[.D342];IF([.H343]=1;[.E342]-([.$J$2]*(1-[.C342]));[.E342]))" office:value-type="float" office:value="2644.29712">
            <text:p>2644,29712</text:p>
          </table:table-cell>
          <table:table-cell/>
          <table:table-cell table:formula="of:=IF(MOD([.A343]-1;50)=0;1;0)" office:value-type="float" office:value="0">
            <text:p>0</text:p>
          </table:table-cell>
          <table:table-cell table:formula="of:=IF(MOD([.A3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42">
            <text:p>342</text:p>
          </table:table-cell>
          <table:table-cell table:formula="of:=IF([.G344]=1;5000;IF([.H344]=1;[.B343]-[.$J$2];[.B343]))" office:value-type="float" office:value="4580">
            <text:p>4580</text:p>
          </table:table-cell>
          <table:table-cell table:formula="of:=[.D344]/[.B344]" office:value-type="percentage" office:value="0.4251528">
            <text:p>42,52%</text:p>
          </table:table-cell>
          <table:table-cell table:formula="of:=IF([.H344]=1;[.D343]-([.$J$2]*[.C343]);[.D343])" office:value-type="float" office:value="1947.199824">
            <text:p>1947,199824</text:p>
          </table:table-cell>
          <table:table-cell table:formula="of:=IF([.G344]=1;5000-[.D343];IF([.H344]=1;[.E343]-([.$J$2]*(1-[.C343]));[.E343]))" office:value-type="float" office:value="2632.800176">
            <text:p>2632,800176</text:p>
          </table:table-cell>
          <table:table-cell/>
          <table:table-cell table:formula="of:=IF(MOD([.A344]-1;50)=0;1;0)" office:value-type="float" office:value="0">
            <text:p>0</text:p>
          </table:table-cell>
          <table:table-cell table:formula="of:=IF(MOD([.A3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43">
            <text:p>343</text:p>
          </table:table-cell>
          <table:table-cell table:formula="of:=IF([.G345]=1;5000;IF([.H345]=1;[.B344]-[.$J$2];[.B344]))" office:value-type="float" office:value="4580">
            <text:p>4580</text:p>
          </table:table-cell>
          <table:table-cell table:formula="of:=[.D345]/[.B345]" office:value-type="percentage" office:value="0.4251528">
            <text:p>42,52%</text:p>
          </table:table-cell>
          <table:table-cell table:formula="of:=IF([.H345]=1;[.D344]-([.$J$2]*[.C344]);[.D344])" office:value-type="float" office:value="1947.199824">
            <text:p>1947,199824</text:p>
          </table:table-cell>
          <table:table-cell table:formula="of:=IF([.G345]=1;5000-[.D344];IF([.H345]=1;[.E344]-([.$J$2]*(1-[.C344]));[.E344]))" office:value-type="float" office:value="2632.800176">
            <text:p>2632,800176</text:p>
          </table:table-cell>
          <table:table-cell/>
          <table:table-cell table:formula="of:=IF(MOD([.A345]-1;50)=0;1;0)" office:value-type="float" office:value="0">
            <text:p>0</text:p>
          </table:table-cell>
          <table:table-cell table:formula="of:=IF(MOD([.A3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44">
            <text:p>344</text:p>
          </table:table-cell>
          <table:table-cell table:formula="of:=IF([.G346]=1;5000;IF([.H346]=1;[.B345]-[.$J$2];[.B345]))" office:value-type="float" office:value="4560">
            <text:p>4560</text:p>
          </table:table-cell>
          <table:table-cell table:formula="of:=[.D346]/[.B346]" office:value-type="percentage" office:value="0.4251528">
            <text:p>42,52%</text:p>
          </table:table-cell>
          <table:table-cell table:formula="of:=IF([.H346]=1;[.D345]-([.$J$2]*[.C345]);[.D345])" office:value-type="float" office:value="1938.696768">
            <text:p>1938,696768</text:p>
          </table:table-cell>
          <table:table-cell table:formula="of:=IF([.G346]=1;5000-[.D345];IF([.H346]=1;[.E345]-([.$J$2]*(1-[.C345]));[.E345]))" office:value-type="float" office:value="2621.303232">
            <text:p>2621,303232</text:p>
          </table:table-cell>
          <table:table-cell/>
          <table:table-cell table:formula="of:=IF(MOD([.A346]-1;50)=0;1;0)" office:value-type="float" office:value="0">
            <text:p>0</text:p>
          </table:table-cell>
          <table:table-cell table:formula="of:=IF(MOD([.A3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45">
            <text:p>345</text:p>
          </table:table-cell>
          <table:table-cell table:formula="of:=IF([.G347]=1;5000;IF([.H347]=1;[.B346]-[.$J$2];[.B346]))" office:value-type="float" office:value="4560">
            <text:p>4560</text:p>
          </table:table-cell>
          <table:table-cell table:formula="of:=[.D347]/[.B347]" office:value-type="percentage" office:value="0.4251528">
            <text:p>42,52%</text:p>
          </table:table-cell>
          <table:table-cell table:formula="of:=IF([.H347]=1;[.D346]-([.$J$2]*[.C346]);[.D346])" office:value-type="float" office:value="1938.696768">
            <text:p>1938,696768</text:p>
          </table:table-cell>
          <table:table-cell table:formula="of:=IF([.G347]=1;5000-[.D346];IF([.H347]=1;[.E346]-([.$J$2]*(1-[.C346]));[.E346]))" office:value-type="float" office:value="2621.303232">
            <text:p>2621,303232</text:p>
          </table:table-cell>
          <table:table-cell/>
          <table:table-cell table:formula="of:=IF(MOD([.A347]-1;50)=0;1;0)" office:value-type="float" office:value="0">
            <text:p>0</text:p>
          </table:table-cell>
          <table:table-cell table:formula="of:=IF(MOD([.A3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46">
            <text:p>346</text:p>
          </table:table-cell>
          <table:table-cell table:formula="of:=IF([.G348]=1;5000;IF([.H348]=1;[.B347]-[.$J$2];[.B347]))" office:value-type="float" office:value="4540">
            <text:p>4540</text:p>
          </table:table-cell>
          <table:table-cell table:formula="of:=[.D348]/[.B348]" office:value-type="percentage" office:value="0.4251528">
            <text:p>42,52%</text:p>
          </table:table-cell>
          <table:table-cell table:formula="of:=IF([.H348]=1;[.D347]-([.$J$2]*[.C347]);[.D347])" office:value-type="float" office:value="1930.193712">
            <text:p>1930,193712</text:p>
          </table:table-cell>
          <table:table-cell table:formula="of:=IF([.G348]=1;5000-[.D347];IF([.H348]=1;[.E347]-([.$J$2]*(1-[.C347]));[.E347]))" office:value-type="float" office:value="2609.806288">
            <text:p>2609,806288</text:p>
          </table:table-cell>
          <table:table-cell/>
          <table:table-cell table:formula="of:=IF(MOD([.A348]-1;50)=0;1;0)" office:value-type="float" office:value="0">
            <text:p>0</text:p>
          </table:table-cell>
          <table:table-cell table:formula="of:=IF(MOD([.A3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47">
            <text:p>347</text:p>
          </table:table-cell>
          <table:table-cell table:formula="of:=IF([.G349]=1;5000;IF([.H349]=1;[.B348]-[.$J$2];[.B348]))" office:value-type="float" office:value="4540">
            <text:p>4540</text:p>
          </table:table-cell>
          <table:table-cell table:formula="of:=[.D349]/[.B349]" office:value-type="percentage" office:value="0.4251528">
            <text:p>42,52%</text:p>
          </table:table-cell>
          <table:table-cell table:formula="of:=IF([.H349]=1;[.D348]-([.$J$2]*[.C348]);[.D348])" office:value-type="float" office:value="1930.193712">
            <text:p>1930,193712</text:p>
          </table:table-cell>
          <table:table-cell table:formula="of:=IF([.G349]=1;5000-[.D348];IF([.H349]=1;[.E348]-([.$J$2]*(1-[.C348]));[.E348]))" office:value-type="float" office:value="2609.806288">
            <text:p>2609,806288</text:p>
          </table:table-cell>
          <table:table-cell/>
          <table:table-cell table:formula="of:=IF(MOD([.A349]-1;50)=0;1;0)" office:value-type="float" office:value="0">
            <text:p>0</text:p>
          </table:table-cell>
          <table:table-cell table:formula="of:=IF(MOD([.A3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48">
            <text:p>348</text:p>
          </table:table-cell>
          <table:table-cell table:formula="of:=IF([.G350]=1;5000;IF([.H350]=1;[.B349]-[.$J$2];[.B349]))" office:value-type="float" office:value="4520">
            <text:p>4520</text:p>
          </table:table-cell>
          <table:table-cell table:formula="of:=[.D350]/[.B350]" office:value-type="percentage" office:value="0.4251528">
            <text:p>42,52%</text:p>
          </table:table-cell>
          <table:table-cell table:formula="of:=IF([.H350]=1;[.D349]-([.$J$2]*[.C349]);[.D349])" office:value-type="float" office:value="1921.690656">
            <text:p>1921,690656</text:p>
          </table:table-cell>
          <table:table-cell table:formula="of:=IF([.G350]=1;5000-[.D349];IF([.H350]=1;[.E349]-([.$J$2]*(1-[.C349]));[.E349]))" office:value-type="float" office:value="2598.309344">
            <text:p>2598,309344</text:p>
          </table:table-cell>
          <table:table-cell/>
          <table:table-cell table:formula="of:=IF(MOD([.A350]-1;50)=0;1;0)" office:value-type="float" office:value="0">
            <text:p>0</text:p>
          </table:table-cell>
          <table:table-cell table:formula="of:=IF(MOD([.A3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49">
            <text:p>349</text:p>
          </table:table-cell>
          <table:table-cell table:formula="of:=IF([.G351]=1;5000;IF([.H351]=1;[.B350]-[.$J$2];[.B350]))" office:value-type="float" office:value="4520">
            <text:p>4520</text:p>
          </table:table-cell>
          <table:table-cell table:formula="of:=[.D351]/[.B351]" office:value-type="percentage" office:value="0.4251528">
            <text:p>42,52%</text:p>
          </table:table-cell>
          <table:table-cell table:formula="of:=IF([.H351]=1;[.D350]-([.$J$2]*[.C350]);[.D350])" office:value-type="float" office:value="1921.690656">
            <text:p>1921,690656</text:p>
          </table:table-cell>
          <table:table-cell table:formula="of:=IF([.G351]=1;5000-[.D350];IF([.H351]=1;[.E350]-([.$J$2]*(1-[.C350]));[.E350]))" office:value-type="float" office:value="2598.309344">
            <text:p>2598,309344</text:p>
          </table:table-cell>
          <table:table-cell/>
          <table:table-cell table:formula="of:=IF(MOD([.A351]-1;50)=0;1;0)" office:value-type="float" office:value="0">
            <text:p>0</text:p>
          </table:table-cell>
          <table:table-cell table:formula="of:=IF(MOD([.A3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50">
            <text:p>350</text:p>
          </table:table-cell>
          <table:table-cell table:formula="of:=IF([.G352]=1;5000;IF([.H352]=1;[.B351]-[.$J$2];[.B351]))" office:value-type="float" office:value="4500">
            <text:p>4500</text:p>
          </table:table-cell>
          <table:table-cell table:formula="of:=[.D352]/[.B352]" office:value-type="percentage" office:value="0.4251528">
            <text:p>42,52%</text:p>
          </table:table-cell>
          <table:table-cell table:formula="of:=IF([.H352]=1;[.D351]-([.$J$2]*[.C351]);[.D351])" office:value-type="float" office:value="1913.1876">
            <text:p>1913,1876</text:p>
          </table:table-cell>
          <table:table-cell table:formula="of:=IF([.G352]=1;5000-[.D351];IF([.H352]=1;[.E351]-([.$J$2]*(1-[.C351]));[.E351]))" office:value-type="float" office:value="2586.8124">
            <text:p>2586,8124</text:p>
          </table:table-cell>
          <table:table-cell/>
          <table:table-cell table:formula="of:=IF(MOD([.A352]-1;50)=0;1;0)" office:value-type="float" office:value="0">
            <text:p>0</text:p>
          </table:table-cell>
          <table:table-cell table:formula="of:=IF(MOD([.A3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51">
            <text:p>351</text:p>
          </table:table-cell>
          <table:table-cell table:formula="of:=IF([.G353]=1;5000;IF([.H353]=1;[.B352]-[.$J$2];[.B352]))" office:value-type="float" office:value="5000">
            <text:p>5000</text:p>
          </table:table-cell>
          <table:table-cell table:formula="of:=[.D353]/[.B353]" office:value-type="percentage" office:value="0.38263752">
            <text:p>38,26%</text:p>
          </table:table-cell>
          <table:table-cell table:formula="of:=IF([.H353]=1;[.D352]-([.$J$2]*[.C352]);[.D352])" office:value-type="float" office:value="1913.1876">
            <text:p>1913,1876</text:p>
          </table:table-cell>
          <table:table-cell table:formula="of:=IF([.G353]=1;5000-[.D352];IF([.H353]=1;[.E352]-([.$J$2]*(1-[.C352]));[.E352]))" office:value-type="float" office:value="3086.8124">
            <text:p>3086,8124</text:p>
          </table:table-cell>
          <table:table-cell/>
          <table:table-cell table:formula="of:=IF(MOD([.A353]-1;50)=0;1;0)" office:value-type="float" office:value="1">
            <text:p>1</text:p>
          </table:table-cell>
          <table:table-cell table:formula="of:=IF(MOD([.A3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52">
            <text:p>352</text:p>
          </table:table-cell>
          <table:table-cell table:formula="of:=IF([.G354]=1;5000;IF([.H354]=1;[.B353]-[.$J$2];[.B353]))" office:value-type="float" office:value="4980">
            <text:p>4980</text:p>
          </table:table-cell>
          <table:table-cell table:formula="of:=[.D354]/[.B354]" office:value-type="percentage" office:value="0.38263752">
            <text:p>38,26%</text:p>
          </table:table-cell>
          <table:table-cell table:formula="of:=IF([.H354]=1;[.D353]-([.$J$2]*[.C353]);[.D353])" office:value-type="float" office:value="1905.5348496">
            <text:p>1905,5348496</text:p>
          </table:table-cell>
          <table:table-cell table:formula="of:=IF([.G354]=1;5000-[.D353];IF([.H354]=1;[.E353]-([.$J$2]*(1-[.C353]));[.E353]))" office:value-type="float" office:value="3074.4651504">
            <text:p>3074,4651504</text:p>
          </table:table-cell>
          <table:table-cell/>
          <table:table-cell table:formula="of:=IF(MOD([.A354]-1;50)=0;1;0)" office:value-type="float" office:value="0">
            <text:p>0</text:p>
          </table:table-cell>
          <table:table-cell table:formula="of:=IF(MOD([.A3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53">
            <text:p>353</text:p>
          </table:table-cell>
          <table:table-cell table:formula="of:=IF([.G355]=1;5000;IF([.H355]=1;[.B354]-[.$J$2];[.B354]))" office:value-type="float" office:value="4980">
            <text:p>4980</text:p>
          </table:table-cell>
          <table:table-cell table:formula="of:=[.D355]/[.B355]" office:value-type="percentage" office:value="0.38263752">
            <text:p>38,26%</text:p>
          </table:table-cell>
          <table:table-cell table:formula="of:=IF([.H355]=1;[.D354]-([.$J$2]*[.C354]);[.D354])" office:value-type="float" office:value="1905.5348496">
            <text:p>1905,5348496</text:p>
          </table:table-cell>
          <table:table-cell table:formula="of:=IF([.G355]=1;5000-[.D354];IF([.H355]=1;[.E354]-([.$J$2]*(1-[.C354]));[.E354]))" office:value-type="float" office:value="3074.4651504">
            <text:p>3074,4651504</text:p>
          </table:table-cell>
          <table:table-cell/>
          <table:table-cell table:formula="of:=IF(MOD([.A355]-1;50)=0;1;0)" office:value-type="float" office:value="0">
            <text:p>0</text:p>
          </table:table-cell>
          <table:table-cell table:formula="of:=IF(MOD([.A3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54">
            <text:p>354</text:p>
          </table:table-cell>
          <table:table-cell table:formula="of:=IF([.G356]=1;5000;IF([.H356]=1;[.B355]-[.$J$2];[.B355]))" office:value-type="float" office:value="4960">
            <text:p>4960</text:p>
          </table:table-cell>
          <table:table-cell table:formula="of:=[.D356]/[.B356]" office:value-type="percentage" office:value="0.38263752">
            <text:p>38,26%</text:p>
          </table:table-cell>
          <table:table-cell table:formula="of:=IF([.H356]=1;[.D355]-([.$J$2]*[.C355]);[.D355])" office:value-type="float" office:value="1897.8820992">
            <text:p>1897,8820992</text:p>
          </table:table-cell>
          <table:table-cell table:formula="of:=IF([.G356]=1;5000-[.D355];IF([.H356]=1;[.E355]-([.$J$2]*(1-[.C355]));[.E355]))" office:value-type="float" office:value="3062.1179008">
            <text:p>3062,1179008</text:p>
          </table:table-cell>
          <table:table-cell/>
          <table:table-cell table:formula="of:=IF(MOD([.A356]-1;50)=0;1;0)" office:value-type="float" office:value="0">
            <text:p>0</text:p>
          </table:table-cell>
          <table:table-cell table:formula="of:=IF(MOD([.A3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55">
            <text:p>355</text:p>
          </table:table-cell>
          <table:table-cell table:formula="of:=IF([.G357]=1;5000;IF([.H357]=1;[.B356]-[.$J$2];[.B356]))" office:value-type="float" office:value="4960">
            <text:p>4960</text:p>
          </table:table-cell>
          <table:table-cell table:formula="of:=[.D357]/[.B357]" office:value-type="percentage" office:value="0.38263752">
            <text:p>38,26%</text:p>
          </table:table-cell>
          <table:table-cell table:formula="of:=IF([.H357]=1;[.D356]-([.$J$2]*[.C356]);[.D356])" office:value-type="float" office:value="1897.8820992">
            <text:p>1897,8820992</text:p>
          </table:table-cell>
          <table:table-cell table:formula="of:=IF([.G357]=1;5000-[.D356];IF([.H357]=1;[.E356]-([.$J$2]*(1-[.C356]));[.E356]))" office:value-type="float" office:value="3062.1179008">
            <text:p>3062,1179008</text:p>
          </table:table-cell>
          <table:table-cell/>
          <table:table-cell table:formula="of:=IF(MOD([.A357]-1;50)=0;1;0)" office:value-type="float" office:value="0">
            <text:p>0</text:p>
          </table:table-cell>
          <table:table-cell table:formula="of:=IF(MOD([.A3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56">
            <text:p>356</text:p>
          </table:table-cell>
          <table:table-cell table:formula="of:=IF([.G358]=1;5000;IF([.H358]=1;[.B357]-[.$J$2];[.B357]))" office:value-type="float" office:value="4940">
            <text:p>4940</text:p>
          </table:table-cell>
          <table:table-cell table:formula="of:=[.D358]/[.B358]" office:value-type="percentage" office:value="0.38263752">
            <text:p>38,26%</text:p>
          </table:table-cell>
          <table:table-cell table:formula="of:=IF([.H358]=1;[.D357]-([.$J$2]*[.C357]);[.D357])" office:value-type="float" office:value="1890.2293488">
            <text:p>1890,2293488</text:p>
          </table:table-cell>
          <table:table-cell table:formula="of:=IF([.G358]=1;5000-[.D357];IF([.H358]=1;[.E357]-([.$J$2]*(1-[.C357]));[.E357]))" office:value-type="float" office:value="3049.7706512">
            <text:p>3049,7706512</text:p>
          </table:table-cell>
          <table:table-cell/>
          <table:table-cell table:formula="of:=IF(MOD([.A358]-1;50)=0;1;0)" office:value-type="float" office:value="0">
            <text:p>0</text:p>
          </table:table-cell>
          <table:table-cell table:formula="of:=IF(MOD([.A3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57">
            <text:p>357</text:p>
          </table:table-cell>
          <table:table-cell table:formula="of:=IF([.G359]=1;5000;IF([.H359]=1;[.B358]-[.$J$2];[.B358]))" office:value-type="float" office:value="4940">
            <text:p>4940</text:p>
          </table:table-cell>
          <table:table-cell table:formula="of:=[.D359]/[.B359]" office:value-type="percentage" office:value="0.38263752">
            <text:p>38,26%</text:p>
          </table:table-cell>
          <table:table-cell table:formula="of:=IF([.H359]=1;[.D358]-([.$J$2]*[.C358]);[.D358])" office:value-type="float" office:value="1890.2293488">
            <text:p>1890,2293488</text:p>
          </table:table-cell>
          <table:table-cell table:formula="of:=IF([.G359]=1;5000-[.D358];IF([.H359]=1;[.E358]-([.$J$2]*(1-[.C358]));[.E358]))" office:value-type="float" office:value="3049.7706512">
            <text:p>3049,7706512</text:p>
          </table:table-cell>
          <table:table-cell/>
          <table:table-cell table:formula="of:=IF(MOD([.A359]-1;50)=0;1;0)" office:value-type="float" office:value="0">
            <text:p>0</text:p>
          </table:table-cell>
          <table:table-cell table:formula="of:=IF(MOD([.A3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58">
            <text:p>358</text:p>
          </table:table-cell>
          <table:table-cell table:formula="of:=IF([.G360]=1;5000;IF([.H360]=1;[.B359]-[.$J$2];[.B359]))" office:value-type="float" office:value="4920">
            <text:p>4920</text:p>
          </table:table-cell>
          <table:table-cell table:formula="of:=[.D360]/[.B360]" office:value-type="percentage" office:value="0.382637519999999">
            <text:p>38,26%</text:p>
          </table:table-cell>
          <table:table-cell table:formula="of:=IF([.H360]=1;[.D359]-([.$J$2]*[.C359]);[.D359])" office:value-type="float" office:value="1882.5765984">
            <text:p>1882,5765984</text:p>
          </table:table-cell>
          <table:table-cell table:formula="of:=IF([.G360]=1;5000-[.D359];IF([.H360]=1;[.E359]-([.$J$2]*(1-[.C359]));[.E359]))" office:value-type="float" office:value="3037.4234016">
            <text:p>3037,4234016</text:p>
          </table:table-cell>
          <table:table-cell/>
          <table:table-cell table:formula="of:=IF(MOD([.A360]-1;50)=0;1;0)" office:value-type="float" office:value="0">
            <text:p>0</text:p>
          </table:table-cell>
          <table:table-cell table:formula="of:=IF(MOD([.A3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59">
            <text:p>359</text:p>
          </table:table-cell>
          <table:table-cell table:formula="of:=IF([.G361]=1;5000;IF([.H361]=1;[.B360]-[.$J$2];[.B360]))" office:value-type="float" office:value="4920">
            <text:p>4920</text:p>
          </table:table-cell>
          <table:table-cell table:formula="of:=[.D361]/[.B361]" office:value-type="percentage" office:value="0.382637519999999">
            <text:p>38,26%</text:p>
          </table:table-cell>
          <table:table-cell table:formula="of:=IF([.H361]=1;[.D360]-([.$J$2]*[.C360]);[.D360])" office:value-type="float" office:value="1882.5765984">
            <text:p>1882,5765984</text:p>
          </table:table-cell>
          <table:table-cell table:formula="of:=IF([.G361]=1;5000-[.D360];IF([.H361]=1;[.E360]-([.$J$2]*(1-[.C360]));[.E360]))" office:value-type="float" office:value="3037.4234016">
            <text:p>3037,4234016</text:p>
          </table:table-cell>
          <table:table-cell/>
          <table:table-cell table:formula="of:=IF(MOD([.A361]-1;50)=0;1;0)" office:value-type="float" office:value="0">
            <text:p>0</text:p>
          </table:table-cell>
          <table:table-cell table:formula="of:=IF(MOD([.A3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60">
            <text:p>360</text:p>
          </table:table-cell>
          <table:table-cell table:formula="of:=IF([.G362]=1;5000;IF([.H362]=1;[.B361]-[.$J$2];[.B361]))" office:value-type="float" office:value="4900">
            <text:p>4900</text:p>
          </table:table-cell>
          <table:table-cell table:formula="of:=[.D362]/[.B362]" office:value-type="percentage" office:value="0.382637519999999">
            <text:p>38,26%</text:p>
          </table:table-cell>
          <table:table-cell table:formula="of:=IF([.H362]=1;[.D361]-([.$J$2]*[.C361]);[.D361])" office:value-type="float" office:value="1874.923848">
            <text:p>1874,923848</text:p>
          </table:table-cell>
          <table:table-cell table:formula="of:=IF([.G362]=1;5000-[.D361];IF([.H362]=1;[.E361]-([.$J$2]*(1-[.C361]));[.E361]))" office:value-type="float" office:value="3025.076152">
            <text:p>3025,076152</text:p>
          </table:table-cell>
          <table:table-cell/>
          <table:table-cell table:formula="of:=IF(MOD([.A362]-1;50)=0;1;0)" office:value-type="float" office:value="0">
            <text:p>0</text:p>
          </table:table-cell>
          <table:table-cell table:formula="of:=IF(MOD([.A3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61">
            <text:p>361</text:p>
          </table:table-cell>
          <table:table-cell table:formula="of:=IF([.G363]=1;5000;IF([.H363]=1;[.B362]-[.$J$2];[.B362]))" office:value-type="float" office:value="4900">
            <text:p>4900</text:p>
          </table:table-cell>
          <table:table-cell table:formula="of:=[.D363]/[.B363]" office:value-type="percentage" office:value="0.382637519999999">
            <text:p>38,26%</text:p>
          </table:table-cell>
          <table:table-cell table:formula="of:=IF([.H363]=1;[.D362]-([.$J$2]*[.C362]);[.D362])" office:value-type="float" office:value="1874.923848">
            <text:p>1874,923848</text:p>
          </table:table-cell>
          <table:table-cell table:formula="of:=IF([.G363]=1;5000-[.D362];IF([.H363]=1;[.E362]-([.$J$2]*(1-[.C362]));[.E362]))" office:value-type="float" office:value="3025.076152">
            <text:p>3025,076152</text:p>
          </table:table-cell>
          <table:table-cell/>
          <table:table-cell table:formula="of:=IF(MOD([.A363]-1;50)=0;1;0)" office:value-type="float" office:value="0">
            <text:p>0</text:p>
          </table:table-cell>
          <table:table-cell table:formula="of:=IF(MOD([.A3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62">
            <text:p>362</text:p>
          </table:table-cell>
          <table:table-cell table:formula="of:=IF([.G364]=1;5000;IF([.H364]=1;[.B363]-[.$J$2];[.B363]))" office:value-type="float" office:value="4880">
            <text:p>4880</text:p>
          </table:table-cell>
          <table:table-cell table:formula="of:=[.D364]/[.B364]" office:value-type="percentage" office:value="0.382637519999999">
            <text:p>38,26%</text:p>
          </table:table-cell>
          <table:table-cell table:formula="of:=IF([.H364]=1;[.D363]-([.$J$2]*[.C363]);[.D363])" office:value-type="float" office:value="1867.2710976">
            <text:p>1867,2710976</text:p>
          </table:table-cell>
          <table:table-cell table:formula="of:=IF([.G364]=1;5000-[.D363];IF([.H364]=1;[.E363]-([.$J$2]*(1-[.C363]));[.E363]))" office:value-type="float" office:value="3012.7289024">
            <text:p>3012,7289024</text:p>
          </table:table-cell>
          <table:table-cell/>
          <table:table-cell table:formula="of:=IF(MOD([.A364]-1;50)=0;1;0)" office:value-type="float" office:value="0">
            <text:p>0</text:p>
          </table:table-cell>
          <table:table-cell table:formula="of:=IF(MOD([.A3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63">
            <text:p>363</text:p>
          </table:table-cell>
          <table:table-cell table:formula="of:=IF([.G365]=1;5000;IF([.H365]=1;[.B364]-[.$J$2];[.B364]))" office:value-type="float" office:value="4880">
            <text:p>4880</text:p>
          </table:table-cell>
          <table:table-cell table:formula="of:=[.D365]/[.B365]" office:value-type="percentage" office:value="0.382637519999999">
            <text:p>38,26%</text:p>
          </table:table-cell>
          <table:table-cell table:formula="of:=IF([.H365]=1;[.D364]-([.$J$2]*[.C364]);[.D364])" office:value-type="float" office:value="1867.2710976">
            <text:p>1867,2710976</text:p>
          </table:table-cell>
          <table:table-cell table:formula="of:=IF([.G365]=1;5000-[.D364];IF([.H365]=1;[.E364]-([.$J$2]*(1-[.C364]));[.E364]))" office:value-type="float" office:value="3012.7289024">
            <text:p>3012,7289024</text:p>
          </table:table-cell>
          <table:table-cell/>
          <table:table-cell table:formula="of:=IF(MOD([.A365]-1;50)=0;1;0)" office:value-type="float" office:value="0">
            <text:p>0</text:p>
          </table:table-cell>
          <table:table-cell table:formula="of:=IF(MOD([.A3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64">
            <text:p>364</text:p>
          </table:table-cell>
          <table:table-cell table:formula="of:=IF([.G366]=1;5000;IF([.H366]=1;[.B365]-[.$J$2];[.B365]))" office:value-type="float" office:value="4860">
            <text:p>4860</text:p>
          </table:table-cell>
          <table:table-cell table:formula="of:=[.D366]/[.B366]" office:value-type="percentage" office:value="0.382637519999999">
            <text:p>38,26%</text:p>
          </table:table-cell>
          <table:table-cell table:formula="of:=IF([.H366]=1;[.D365]-([.$J$2]*[.C365]);[.D365])" office:value-type="float" office:value="1859.6183472">
            <text:p>1859,6183472</text:p>
          </table:table-cell>
          <table:table-cell table:formula="of:=IF([.G366]=1;5000-[.D365];IF([.H366]=1;[.E365]-([.$J$2]*(1-[.C365]));[.E365]))" office:value-type="float" office:value="3000.3816528">
            <text:p>3000,3816528</text:p>
          </table:table-cell>
          <table:table-cell/>
          <table:table-cell table:formula="of:=IF(MOD([.A366]-1;50)=0;1;0)" office:value-type="float" office:value="0">
            <text:p>0</text:p>
          </table:table-cell>
          <table:table-cell table:formula="of:=IF(MOD([.A3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65">
            <text:p>365</text:p>
          </table:table-cell>
          <table:table-cell table:formula="of:=IF([.G367]=1;5000;IF([.H367]=1;[.B366]-[.$J$2];[.B366]))" office:value-type="float" office:value="4860">
            <text:p>4860</text:p>
          </table:table-cell>
          <table:table-cell table:formula="of:=[.D367]/[.B367]" office:value-type="percentage" office:value="0.382637519999999">
            <text:p>38,26%</text:p>
          </table:table-cell>
          <table:table-cell table:formula="of:=IF([.H367]=1;[.D366]-([.$J$2]*[.C366]);[.D366])" office:value-type="float" office:value="1859.6183472">
            <text:p>1859,6183472</text:p>
          </table:table-cell>
          <table:table-cell table:formula="of:=IF([.G367]=1;5000-[.D366];IF([.H367]=1;[.E366]-([.$J$2]*(1-[.C366]));[.E366]))" office:value-type="float" office:value="3000.3816528">
            <text:p>3000,3816528</text:p>
          </table:table-cell>
          <table:table-cell/>
          <table:table-cell table:formula="of:=IF(MOD([.A367]-1;50)=0;1;0)" office:value-type="float" office:value="0">
            <text:p>0</text:p>
          </table:table-cell>
          <table:table-cell table:formula="of:=IF(MOD([.A3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66">
            <text:p>366</text:p>
          </table:table-cell>
          <table:table-cell table:formula="of:=IF([.G368]=1;5000;IF([.H368]=1;[.B367]-[.$J$2];[.B367]))" office:value-type="float" office:value="4840">
            <text:p>4840</text:p>
          </table:table-cell>
          <table:table-cell table:formula="of:=[.D368]/[.B368]" office:value-type="percentage" office:value="0.382637519999999">
            <text:p>38,26%</text:p>
          </table:table-cell>
          <table:table-cell table:formula="of:=IF([.H368]=1;[.D367]-([.$J$2]*[.C367]);[.D367])" office:value-type="float" office:value="1851.9655968">
            <text:p>1851,9655968</text:p>
          </table:table-cell>
          <table:table-cell table:formula="of:=IF([.G368]=1;5000-[.D367];IF([.H368]=1;[.E367]-([.$J$2]*(1-[.C367]));[.E367]))" office:value-type="float" office:value="2988.0344032">
            <text:p>2988,0344032</text:p>
          </table:table-cell>
          <table:table-cell/>
          <table:table-cell table:formula="of:=IF(MOD([.A368]-1;50)=0;1;0)" office:value-type="float" office:value="0">
            <text:p>0</text:p>
          </table:table-cell>
          <table:table-cell table:formula="of:=IF(MOD([.A3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67">
            <text:p>367</text:p>
          </table:table-cell>
          <table:table-cell table:formula="of:=IF([.G369]=1;5000;IF([.H369]=1;[.B368]-[.$J$2];[.B368]))" office:value-type="float" office:value="4840">
            <text:p>4840</text:p>
          </table:table-cell>
          <table:table-cell table:formula="of:=[.D369]/[.B369]" office:value-type="percentage" office:value="0.382637519999999">
            <text:p>38,26%</text:p>
          </table:table-cell>
          <table:table-cell table:formula="of:=IF([.H369]=1;[.D368]-([.$J$2]*[.C368]);[.D368])" office:value-type="float" office:value="1851.9655968">
            <text:p>1851,9655968</text:p>
          </table:table-cell>
          <table:table-cell table:formula="of:=IF([.G369]=1;5000-[.D368];IF([.H369]=1;[.E368]-([.$J$2]*(1-[.C368]));[.E368]))" office:value-type="float" office:value="2988.0344032">
            <text:p>2988,0344032</text:p>
          </table:table-cell>
          <table:table-cell/>
          <table:table-cell table:formula="of:=IF(MOD([.A369]-1;50)=0;1;0)" office:value-type="float" office:value="0">
            <text:p>0</text:p>
          </table:table-cell>
          <table:table-cell table:formula="of:=IF(MOD([.A3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68">
            <text:p>368</text:p>
          </table:table-cell>
          <table:table-cell table:formula="of:=IF([.G370]=1;5000;IF([.H370]=1;[.B369]-[.$J$2];[.B369]))" office:value-type="float" office:value="4820">
            <text:p>4820</text:p>
          </table:table-cell>
          <table:table-cell table:formula="of:=[.D370]/[.B370]" office:value-type="percentage" office:value="0.382637519999999">
            <text:p>38,26%</text:p>
          </table:table-cell>
          <table:table-cell table:formula="of:=IF([.H370]=1;[.D369]-([.$J$2]*[.C369]);[.D369])" office:value-type="float" office:value="1844.3128464">
            <text:p>1844,3128464</text:p>
          </table:table-cell>
          <table:table-cell table:formula="of:=IF([.G370]=1;5000-[.D369];IF([.H370]=1;[.E369]-([.$J$2]*(1-[.C369]));[.E369]))" office:value-type="float" office:value="2975.6871536">
            <text:p>2975,6871536</text:p>
          </table:table-cell>
          <table:table-cell/>
          <table:table-cell table:formula="of:=IF(MOD([.A370]-1;50)=0;1;0)" office:value-type="float" office:value="0">
            <text:p>0</text:p>
          </table:table-cell>
          <table:table-cell table:formula="of:=IF(MOD([.A3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69">
            <text:p>369</text:p>
          </table:table-cell>
          <table:table-cell table:formula="of:=IF([.G371]=1;5000;IF([.H371]=1;[.B370]-[.$J$2];[.B370]))" office:value-type="float" office:value="4820">
            <text:p>4820</text:p>
          </table:table-cell>
          <table:table-cell table:formula="of:=[.D371]/[.B371]" office:value-type="percentage" office:value="0.382637519999999">
            <text:p>38,26%</text:p>
          </table:table-cell>
          <table:table-cell table:formula="of:=IF([.H371]=1;[.D370]-([.$J$2]*[.C370]);[.D370])" office:value-type="float" office:value="1844.3128464">
            <text:p>1844,3128464</text:p>
          </table:table-cell>
          <table:table-cell table:formula="of:=IF([.G371]=1;5000-[.D370];IF([.H371]=1;[.E370]-([.$J$2]*(1-[.C370]));[.E370]))" office:value-type="float" office:value="2975.6871536">
            <text:p>2975,6871536</text:p>
          </table:table-cell>
          <table:table-cell/>
          <table:table-cell table:formula="of:=IF(MOD([.A371]-1;50)=0;1;0)" office:value-type="float" office:value="0">
            <text:p>0</text:p>
          </table:table-cell>
          <table:table-cell table:formula="of:=IF(MOD([.A3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70">
            <text:p>370</text:p>
          </table:table-cell>
          <table:table-cell table:formula="of:=IF([.G372]=1;5000;IF([.H372]=1;[.B371]-[.$J$2];[.B371]))" office:value-type="float" office:value="4800">
            <text:p>4800</text:p>
          </table:table-cell>
          <table:table-cell table:formula="of:=[.D372]/[.B372]" office:value-type="percentage" office:value="0.382637519999999">
            <text:p>38,26%</text:p>
          </table:table-cell>
          <table:table-cell table:formula="of:=IF([.H372]=1;[.D371]-([.$J$2]*[.C371]);[.D371])" office:value-type="float" office:value="1836.660096">
            <text:p>1836,660096</text:p>
          </table:table-cell>
          <table:table-cell table:formula="of:=IF([.G372]=1;5000-[.D371];IF([.H372]=1;[.E371]-([.$J$2]*(1-[.C371]));[.E371]))" office:value-type="float" office:value="2963.339904">
            <text:p>2963,339904</text:p>
          </table:table-cell>
          <table:table-cell/>
          <table:table-cell table:formula="of:=IF(MOD([.A372]-1;50)=0;1;0)" office:value-type="float" office:value="0">
            <text:p>0</text:p>
          </table:table-cell>
          <table:table-cell table:formula="of:=IF(MOD([.A3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71">
            <text:p>371</text:p>
          </table:table-cell>
          <table:table-cell table:formula="of:=IF([.G373]=1;5000;IF([.H373]=1;[.B372]-[.$J$2];[.B372]))" office:value-type="float" office:value="4800">
            <text:p>4800</text:p>
          </table:table-cell>
          <table:table-cell table:formula="of:=[.D373]/[.B373]" office:value-type="percentage" office:value="0.382637519999999">
            <text:p>38,26%</text:p>
          </table:table-cell>
          <table:table-cell table:formula="of:=IF([.H373]=1;[.D372]-([.$J$2]*[.C372]);[.D372])" office:value-type="float" office:value="1836.660096">
            <text:p>1836,660096</text:p>
          </table:table-cell>
          <table:table-cell table:formula="of:=IF([.G373]=1;5000-[.D372];IF([.H373]=1;[.E372]-([.$J$2]*(1-[.C372]));[.E372]))" office:value-type="float" office:value="2963.339904">
            <text:p>2963,339904</text:p>
          </table:table-cell>
          <table:table-cell/>
          <table:table-cell table:formula="of:=IF(MOD([.A373]-1;50)=0;1;0)" office:value-type="float" office:value="0">
            <text:p>0</text:p>
          </table:table-cell>
          <table:table-cell table:formula="of:=IF(MOD([.A3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72">
            <text:p>372</text:p>
          </table:table-cell>
          <table:table-cell table:formula="of:=IF([.G374]=1;5000;IF([.H374]=1;[.B373]-[.$J$2];[.B373]))" office:value-type="float" office:value="4780">
            <text:p>4780</text:p>
          </table:table-cell>
          <table:table-cell table:formula="of:=[.D374]/[.B374]" office:value-type="percentage" office:value="0.382637519999999">
            <text:p>38,26%</text:p>
          </table:table-cell>
          <table:table-cell table:formula="of:=IF([.H374]=1;[.D373]-([.$J$2]*[.C373]);[.D373])" office:value-type="float" office:value="1829.0073456">
            <text:p>1829,0073456</text:p>
          </table:table-cell>
          <table:table-cell table:formula="of:=IF([.G374]=1;5000-[.D373];IF([.H374]=1;[.E373]-([.$J$2]*(1-[.C373]));[.E373]))" office:value-type="float" office:value="2950.9926544">
            <text:p>2950,9926544</text:p>
          </table:table-cell>
          <table:table-cell/>
          <table:table-cell table:formula="of:=IF(MOD([.A374]-1;50)=0;1;0)" office:value-type="float" office:value="0">
            <text:p>0</text:p>
          </table:table-cell>
          <table:table-cell table:formula="of:=IF(MOD([.A3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73">
            <text:p>373</text:p>
          </table:table-cell>
          <table:table-cell table:formula="of:=IF([.G375]=1;5000;IF([.H375]=1;[.B374]-[.$J$2];[.B374]))" office:value-type="float" office:value="4780">
            <text:p>4780</text:p>
          </table:table-cell>
          <table:table-cell table:formula="of:=[.D375]/[.B375]" office:value-type="percentage" office:value="0.382637519999999">
            <text:p>38,26%</text:p>
          </table:table-cell>
          <table:table-cell table:formula="of:=IF([.H375]=1;[.D374]-([.$J$2]*[.C374]);[.D374])" office:value-type="float" office:value="1829.0073456">
            <text:p>1829,0073456</text:p>
          </table:table-cell>
          <table:table-cell table:formula="of:=IF([.G375]=1;5000-[.D374];IF([.H375]=1;[.E374]-([.$J$2]*(1-[.C374]));[.E374]))" office:value-type="float" office:value="2950.9926544">
            <text:p>2950,9926544</text:p>
          </table:table-cell>
          <table:table-cell/>
          <table:table-cell table:formula="of:=IF(MOD([.A375]-1;50)=0;1;0)" office:value-type="float" office:value="0">
            <text:p>0</text:p>
          </table:table-cell>
          <table:table-cell table:formula="of:=IF(MOD([.A3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74">
            <text:p>374</text:p>
          </table:table-cell>
          <table:table-cell table:formula="of:=IF([.G376]=1;5000;IF([.H376]=1;[.B375]-[.$J$2];[.B375]))" office:value-type="float" office:value="4760">
            <text:p>4760</text:p>
          </table:table-cell>
          <table:table-cell table:formula="of:=[.D376]/[.B376]" office:value-type="percentage" office:value="0.382637519999999">
            <text:p>38,26%</text:p>
          </table:table-cell>
          <table:table-cell table:formula="of:=IF([.H376]=1;[.D375]-([.$J$2]*[.C375]);[.D375])" office:value-type="float" office:value="1821.3545952">
            <text:p>1821,3545952</text:p>
          </table:table-cell>
          <table:table-cell table:formula="of:=IF([.G376]=1;5000-[.D375];IF([.H376]=1;[.E375]-([.$J$2]*(1-[.C375]));[.E375]))" office:value-type="float" office:value="2938.6454048">
            <text:p>2938,6454048</text:p>
          </table:table-cell>
          <table:table-cell/>
          <table:table-cell table:formula="of:=IF(MOD([.A376]-1;50)=0;1;0)" office:value-type="float" office:value="0">
            <text:p>0</text:p>
          </table:table-cell>
          <table:table-cell table:formula="of:=IF(MOD([.A3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75">
            <text:p>375</text:p>
          </table:table-cell>
          <table:table-cell table:formula="of:=IF([.G377]=1;5000;IF([.H377]=1;[.B376]-[.$J$2];[.B376]))" office:value-type="float" office:value="4760">
            <text:p>4760</text:p>
          </table:table-cell>
          <table:table-cell table:formula="of:=[.D377]/[.B377]" office:value-type="percentage" office:value="0.382637519999999">
            <text:p>38,26%</text:p>
          </table:table-cell>
          <table:table-cell table:formula="of:=IF([.H377]=1;[.D376]-([.$J$2]*[.C376]);[.D376])" office:value-type="float" office:value="1821.3545952">
            <text:p>1821,3545952</text:p>
          </table:table-cell>
          <table:table-cell table:formula="of:=IF([.G377]=1;5000-[.D376];IF([.H377]=1;[.E376]-([.$J$2]*(1-[.C376]));[.E376]))" office:value-type="float" office:value="2938.6454048">
            <text:p>2938,6454048</text:p>
          </table:table-cell>
          <table:table-cell/>
          <table:table-cell table:formula="of:=IF(MOD([.A377]-1;50)=0;1;0)" office:value-type="float" office:value="0">
            <text:p>0</text:p>
          </table:table-cell>
          <table:table-cell table:formula="of:=IF(MOD([.A3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76">
            <text:p>376</text:p>
          </table:table-cell>
          <table:table-cell table:formula="of:=IF([.G378]=1;5000;IF([.H378]=1;[.B377]-[.$J$2];[.B377]))" office:value-type="float" office:value="4740">
            <text:p>4740</text:p>
          </table:table-cell>
          <table:table-cell table:formula="of:=[.D378]/[.B378]" office:value-type="percentage" office:value="0.382637519999999">
            <text:p>38,26%</text:p>
          </table:table-cell>
          <table:table-cell table:formula="of:=IF([.H378]=1;[.D377]-([.$J$2]*[.C377]);[.D377])" office:value-type="float" office:value="1813.7018448">
            <text:p>1813,7018448</text:p>
          </table:table-cell>
          <table:table-cell table:formula="of:=IF([.G378]=1;5000-[.D377];IF([.H378]=1;[.E377]-([.$J$2]*(1-[.C377]));[.E377]))" office:value-type="float" office:value="2926.2981552">
            <text:p>2926,2981552</text:p>
          </table:table-cell>
          <table:table-cell/>
          <table:table-cell table:formula="of:=IF(MOD([.A378]-1;50)=0;1;0)" office:value-type="float" office:value="0">
            <text:p>0</text:p>
          </table:table-cell>
          <table:table-cell table:formula="of:=IF(MOD([.A3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77">
            <text:p>377</text:p>
          </table:table-cell>
          <table:table-cell table:formula="of:=IF([.G379]=1;5000;IF([.H379]=1;[.B378]-[.$J$2];[.B378]))" office:value-type="float" office:value="4740">
            <text:p>4740</text:p>
          </table:table-cell>
          <table:table-cell table:formula="of:=[.D379]/[.B379]" office:value-type="percentage" office:value="0.382637519999999">
            <text:p>38,26%</text:p>
          </table:table-cell>
          <table:table-cell table:formula="of:=IF([.H379]=1;[.D378]-([.$J$2]*[.C378]);[.D378])" office:value-type="float" office:value="1813.7018448">
            <text:p>1813,7018448</text:p>
          </table:table-cell>
          <table:table-cell table:formula="of:=IF([.G379]=1;5000-[.D378];IF([.H379]=1;[.E378]-([.$J$2]*(1-[.C378]));[.E378]))" office:value-type="float" office:value="2926.2981552">
            <text:p>2926,2981552</text:p>
          </table:table-cell>
          <table:table-cell/>
          <table:table-cell table:formula="of:=IF(MOD([.A379]-1;50)=0;1;0)" office:value-type="float" office:value="0">
            <text:p>0</text:p>
          </table:table-cell>
          <table:table-cell table:formula="of:=IF(MOD([.A3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78">
            <text:p>378</text:p>
          </table:table-cell>
          <table:table-cell table:formula="of:=IF([.G380]=1;5000;IF([.H380]=1;[.B379]-[.$J$2];[.B379]))" office:value-type="float" office:value="4720">
            <text:p>4720</text:p>
          </table:table-cell>
          <table:table-cell table:formula="of:=[.D380]/[.B380]" office:value-type="percentage" office:value="0.382637519999999">
            <text:p>38,26%</text:p>
          </table:table-cell>
          <table:table-cell table:formula="of:=IF([.H380]=1;[.D379]-([.$J$2]*[.C379]);[.D379])" office:value-type="float" office:value="1806.0490944">
            <text:p>1806,0490944</text:p>
          </table:table-cell>
          <table:table-cell table:formula="of:=IF([.G380]=1;5000-[.D379];IF([.H380]=1;[.E379]-([.$J$2]*(1-[.C379]));[.E379]))" office:value-type="float" office:value="2913.9509056">
            <text:p>2913,9509056</text:p>
          </table:table-cell>
          <table:table-cell/>
          <table:table-cell table:formula="of:=IF(MOD([.A380]-1;50)=0;1;0)" office:value-type="float" office:value="0">
            <text:p>0</text:p>
          </table:table-cell>
          <table:table-cell table:formula="of:=IF(MOD([.A3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79">
            <text:p>379</text:p>
          </table:table-cell>
          <table:table-cell table:formula="of:=IF([.G381]=1;5000;IF([.H381]=1;[.B380]-[.$J$2];[.B380]))" office:value-type="float" office:value="4720">
            <text:p>4720</text:p>
          </table:table-cell>
          <table:table-cell table:formula="of:=[.D381]/[.B381]" office:value-type="percentage" office:value="0.382637519999999">
            <text:p>38,26%</text:p>
          </table:table-cell>
          <table:table-cell table:formula="of:=IF([.H381]=1;[.D380]-([.$J$2]*[.C380]);[.D380])" office:value-type="float" office:value="1806.0490944">
            <text:p>1806,0490944</text:p>
          </table:table-cell>
          <table:table-cell table:formula="of:=IF([.G381]=1;5000-[.D380];IF([.H381]=1;[.E380]-([.$J$2]*(1-[.C380]));[.E380]))" office:value-type="float" office:value="2913.9509056">
            <text:p>2913,9509056</text:p>
          </table:table-cell>
          <table:table-cell/>
          <table:table-cell table:formula="of:=IF(MOD([.A381]-1;50)=0;1;0)" office:value-type="float" office:value="0">
            <text:p>0</text:p>
          </table:table-cell>
          <table:table-cell table:formula="of:=IF(MOD([.A3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80">
            <text:p>380</text:p>
          </table:table-cell>
          <table:table-cell table:formula="of:=IF([.G382]=1;5000;IF([.H382]=1;[.B381]-[.$J$2];[.B381]))" office:value-type="float" office:value="4700">
            <text:p>4700</text:p>
          </table:table-cell>
          <table:table-cell table:formula="of:=[.D382]/[.B382]" office:value-type="percentage" office:value="0.382637519999999">
            <text:p>38,26%</text:p>
          </table:table-cell>
          <table:table-cell table:formula="of:=IF([.H382]=1;[.D381]-([.$J$2]*[.C381]);[.D381])" office:value-type="float" office:value="1798.396344">
            <text:p>1798,396344</text:p>
          </table:table-cell>
          <table:table-cell table:formula="of:=IF([.G382]=1;5000-[.D381];IF([.H382]=1;[.E381]-([.$J$2]*(1-[.C381]));[.E381]))" office:value-type="float" office:value="2901.603656">
            <text:p>2901,603656</text:p>
          </table:table-cell>
          <table:table-cell/>
          <table:table-cell table:formula="of:=IF(MOD([.A382]-1;50)=0;1;0)" office:value-type="float" office:value="0">
            <text:p>0</text:p>
          </table:table-cell>
          <table:table-cell table:formula="of:=IF(MOD([.A3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81">
            <text:p>381</text:p>
          </table:table-cell>
          <table:table-cell table:formula="of:=IF([.G383]=1;5000;IF([.H383]=1;[.B382]-[.$J$2];[.B382]))" office:value-type="float" office:value="4700">
            <text:p>4700</text:p>
          </table:table-cell>
          <table:table-cell table:formula="of:=[.D383]/[.B383]" office:value-type="percentage" office:value="0.382637519999999">
            <text:p>38,26%</text:p>
          </table:table-cell>
          <table:table-cell table:formula="of:=IF([.H383]=1;[.D382]-([.$J$2]*[.C382]);[.D382])" office:value-type="float" office:value="1798.396344">
            <text:p>1798,396344</text:p>
          </table:table-cell>
          <table:table-cell table:formula="of:=IF([.G383]=1;5000-[.D382];IF([.H383]=1;[.E382]-([.$J$2]*(1-[.C382]));[.E382]))" office:value-type="float" office:value="2901.603656">
            <text:p>2901,603656</text:p>
          </table:table-cell>
          <table:table-cell/>
          <table:table-cell table:formula="of:=IF(MOD([.A383]-1;50)=0;1;0)" office:value-type="float" office:value="0">
            <text:p>0</text:p>
          </table:table-cell>
          <table:table-cell table:formula="of:=IF(MOD([.A3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82">
            <text:p>382</text:p>
          </table:table-cell>
          <table:table-cell table:formula="of:=IF([.G384]=1;5000;IF([.H384]=1;[.B383]-[.$J$2];[.B383]))" office:value-type="float" office:value="4680">
            <text:p>4680</text:p>
          </table:table-cell>
          <table:table-cell table:formula="of:=[.D384]/[.B384]" office:value-type="percentage" office:value="0.382637519999999">
            <text:p>38,26%</text:p>
          </table:table-cell>
          <table:table-cell table:formula="of:=IF([.H384]=1;[.D383]-([.$J$2]*[.C383]);[.D383])" office:value-type="float" office:value="1790.7435936">
            <text:p>1790,7435936</text:p>
          </table:table-cell>
          <table:table-cell table:formula="of:=IF([.G384]=1;5000-[.D383];IF([.H384]=1;[.E383]-([.$J$2]*(1-[.C383]));[.E383]))" office:value-type="float" office:value="2889.2564064">
            <text:p>2889,2564064</text:p>
          </table:table-cell>
          <table:table-cell/>
          <table:table-cell table:formula="of:=IF(MOD([.A384]-1;50)=0;1;0)" office:value-type="float" office:value="0">
            <text:p>0</text:p>
          </table:table-cell>
          <table:table-cell table:formula="of:=IF(MOD([.A3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83">
            <text:p>383</text:p>
          </table:table-cell>
          <table:table-cell table:formula="of:=IF([.G385]=1;5000;IF([.H385]=1;[.B384]-[.$J$2];[.B384]))" office:value-type="float" office:value="4680">
            <text:p>4680</text:p>
          </table:table-cell>
          <table:table-cell table:formula="of:=[.D385]/[.B385]" office:value-type="percentage" office:value="0.382637519999999">
            <text:p>38,26%</text:p>
          </table:table-cell>
          <table:table-cell table:formula="of:=IF([.H385]=1;[.D384]-([.$J$2]*[.C384]);[.D384])" office:value-type="float" office:value="1790.7435936">
            <text:p>1790,7435936</text:p>
          </table:table-cell>
          <table:table-cell table:formula="of:=IF([.G385]=1;5000-[.D384];IF([.H385]=1;[.E384]-([.$J$2]*(1-[.C384]));[.E384]))" office:value-type="float" office:value="2889.2564064">
            <text:p>2889,2564064</text:p>
          </table:table-cell>
          <table:table-cell/>
          <table:table-cell table:formula="of:=IF(MOD([.A385]-1;50)=0;1;0)" office:value-type="float" office:value="0">
            <text:p>0</text:p>
          </table:table-cell>
          <table:table-cell table:formula="of:=IF(MOD([.A3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84">
            <text:p>384</text:p>
          </table:table-cell>
          <table:table-cell table:formula="of:=IF([.G386]=1;5000;IF([.H386]=1;[.B385]-[.$J$2];[.B385]))" office:value-type="float" office:value="4660">
            <text:p>4660</text:p>
          </table:table-cell>
          <table:table-cell table:formula="of:=[.D386]/[.B386]" office:value-type="percentage" office:value="0.382637519999999">
            <text:p>38,26%</text:p>
          </table:table-cell>
          <table:table-cell table:formula="of:=IF([.H386]=1;[.D385]-([.$J$2]*[.C385]);[.D385])" office:value-type="float" office:value="1783.0908432">
            <text:p>1783,0908432</text:p>
          </table:table-cell>
          <table:table-cell table:formula="of:=IF([.G386]=1;5000-[.D385];IF([.H386]=1;[.E385]-([.$J$2]*(1-[.C385]));[.E385]))" office:value-type="float" office:value="2876.9091568">
            <text:p>2876,9091568</text:p>
          </table:table-cell>
          <table:table-cell/>
          <table:table-cell table:formula="of:=IF(MOD([.A386]-1;50)=0;1;0)" office:value-type="float" office:value="0">
            <text:p>0</text:p>
          </table:table-cell>
          <table:table-cell table:formula="of:=IF(MOD([.A3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85">
            <text:p>385</text:p>
          </table:table-cell>
          <table:table-cell table:formula="of:=IF([.G387]=1;5000;IF([.H387]=1;[.B386]-[.$J$2];[.B386]))" office:value-type="float" office:value="4660">
            <text:p>4660</text:p>
          </table:table-cell>
          <table:table-cell table:formula="of:=[.D387]/[.B387]" office:value-type="percentage" office:value="0.382637519999999">
            <text:p>38,26%</text:p>
          </table:table-cell>
          <table:table-cell table:formula="of:=IF([.H387]=1;[.D386]-([.$J$2]*[.C386]);[.D386])" office:value-type="float" office:value="1783.0908432">
            <text:p>1783,0908432</text:p>
          </table:table-cell>
          <table:table-cell table:formula="of:=IF([.G387]=1;5000-[.D386];IF([.H387]=1;[.E386]-([.$J$2]*(1-[.C386]));[.E386]))" office:value-type="float" office:value="2876.9091568">
            <text:p>2876,9091568</text:p>
          </table:table-cell>
          <table:table-cell/>
          <table:table-cell table:formula="of:=IF(MOD([.A387]-1;50)=0;1;0)" office:value-type="float" office:value="0">
            <text:p>0</text:p>
          </table:table-cell>
          <table:table-cell table:formula="of:=IF(MOD([.A3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86">
            <text:p>386</text:p>
          </table:table-cell>
          <table:table-cell table:formula="of:=IF([.G388]=1;5000;IF([.H388]=1;[.B387]-[.$J$2];[.B387]))" office:value-type="float" office:value="4640">
            <text:p>4640</text:p>
          </table:table-cell>
          <table:table-cell table:formula="of:=[.D388]/[.B388]" office:value-type="percentage" office:value="0.382637519999999">
            <text:p>38,26%</text:p>
          </table:table-cell>
          <table:table-cell table:formula="of:=IF([.H388]=1;[.D387]-([.$J$2]*[.C387]);[.D387])" office:value-type="float" office:value="1775.4380928">
            <text:p>1775,4380928</text:p>
          </table:table-cell>
          <table:table-cell table:formula="of:=IF([.G388]=1;5000-[.D387];IF([.H388]=1;[.E387]-([.$J$2]*(1-[.C387]));[.E387]))" office:value-type="float" office:value="2864.5619072">
            <text:p>2864,5619072</text:p>
          </table:table-cell>
          <table:table-cell/>
          <table:table-cell table:formula="of:=IF(MOD([.A388]-1;50)=0;1;0)" office:value-type="float" office:value="0">
            <text:p>0</text:p>
          </table:table-cell>
          <table:table-cell table:formula="of:=IF(MOD([.A3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87">
            <text:p>387</text:p>
          </table:table-cell>
          <table:table-cell table:formula="of:=IF([.G389]=1;5000;IF([.H389]=1;[.B388]-[.$J$2];[.B388]))" office:value-type="float" office:value="4640">
            <text:p>4640</text:p>
          </table:table-cell>
          <table:table-cell table:formula="of:=[.D389]/[.B389]" office:value-type="percentage" office:value="0.382637519999999">
            <text:p>38,26%</text:p>
          </table:table-cell>
          <table:table-cell table:formula="of:=IF([.H389]=1;[.D388]-([.$J$2]*[.C388]);[.D388])" office:value-type="float" office:value="1775.4380928">
            <text:p>1775,4380928</text:p>
          </table:table-cell>
          <table:table-cell table:formula="of:=IF([.G389]=1;5000-[.D388];IF([.H389]=1;[.E388]-([.$J$2]*(1-[.C388]));[.E388]))" office:value-type="float" office:value="2864.5619072">
            <text:p>2864,5619072</text:p>
          </table:table-cell>
          <table:table-cell/>
          <table:table-cell table:formula="of:=IF(MOD([.A389]-1;50)=0;1;0)" office:value-type="float" office:value="0">
            <text:p>0</text:p>
          </table:table-cell>
          <table:table-cell table:formula="of:=IF(MOD([.A3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88">
            <text:p>388</text:p>
          </table:table-cell>
          <table:table-cell table:formula="of:=IF([.G390]=1;5000;IF([.H390]=1;[.B389]-[.$J$2];[.B389]))" office:value-type="float" office:value="4620">
            <text:p>4620</text:p>
          </table:table-cell>
          <table:table-cell table:formula="of:=[.D390]/[.B390]" office:value-type="percentage" office:value="0.382637519999999">
            <text:p>38,26%</text:p>
          </table:table-cell>
          <table:table-cell table:formula="of:=IF([.H390]=1;[.D389]-([.$J$2]*[.C389]);[.D389])" office:value-type="float" office:value="1767.7853424">
            <text:p>1767,7853424</text:p>
          </table:table-cell>
          <table:table-cell table:formula="of:=IF([.G390]=1;5000-[.D389];IF([.H390]=1;[.E389]-([.$J$2]*(1-[.C389]));[.E389]))" office:value-type="float" office:value="2852.2146576">
            <text:p>2852,2146576</text:p>
          </table:table-cell>
          <table:table-cell/>
          <table:table-cell table:formula="of:=IF(MOD([.A390]-1;50)=0;1;0)" office:value-type="float" office:value="0">
            <text:p>0</text:p>
          </table:table-cell>
          <table:table-cell table:formula="of:=IF(MOD([.A3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89">
            <text:p>389</text:p>
          </table:table-cell>
          <table:table-cell table:formula="of:=IF([.G391]=1;5000;IF([.H391]=1;[.B390]-[.$J$2];[.B390]))" office:value-type="float" office:value="4620">
            <text:p>4620</text:p>
          </table:table-cell>
          <table:table-cell table:formula="of:=[.D391]/[.B391]" office:value-type="percentage" office:value="0.382637519999999">
            <text:p>38,26%</text:p>
          </table:table-cell>
          <table:table-cell table:formula="of:=IF([.H391]=1;[.D390]-([.$J$2]*[.C390]);[.D390])" office:value-type="float" office:value="1767.7853424">
            <text:p>1767,7853424</text:p>
          </table:table-cell>
          <table:table-cell table:formula="of:=IF([.G391]=1;5000-[.D390];IF([.H391]=1;[.E390]-([.$J$2]*(1-[.C390]));[.E390]))" office:value-type="float" office:value="2852.2146576">
            <text:p>2852,2146576</text:p>
          </table:table-cell>
          <table:table-cell/>
          <table:table-cell table:formula="of:=IF(MOD([.A391]-1;50)=0;1;0)" office:value-type="float" office:value="0">
            <text:p>0</text:p>
          </table:table-cell>
          <table:table-cell table:formula="of:=IF(MOD([.A3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90">
            <text:p>390</text:p>
          </table:table-cell>
          <table:table-cell table:formula="of:=IF([.G392]=1;5000;IF([.H392]=1;[.B391]-[.$J$2];[.B391]))" office:value-type="float" office:value="4600">
            <text:p>4600</text:p>
          </table:table-cell>
          <table:table-cell table:formula="of:=[.D392]/[.B392]" office:value-type="percentage" office:value="0.382637519999999">
            <text:p>38,26%</text:p>
          </table:table-cell>
          <table:table-cell table:formula="of:=IF([.H392]=1;[.D391]-([.$J$2]*[.C391]);[.D391])" office:value-type="float" office:value="1760.132592">
            <text:p>1760,132592</text:p>
          </table:table-cell>
          <table:table-cell table:formula="of:=IF([.G392]=1;5000-[.D391];IF([.H392]=1;[.E391]-([.$J$2]*(1-[.C391]));[.E391]))" office:value-type="float" office:value="2839.867408">
            <text:p>2839,867408</text:p>
          </table:table-cell>
          <table:table-cell/>
          <table:table-cell table:formula="of:=IF(MOD([.A392]-1;50)=0;1;0)" office:value-type="float" office:value="0">
            <text:p>0</text:p>
          </table:table-cell>
          <table:table-cell table:formula="of:=IF(MOD([.A3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91">
            <text:p>391</text:p>
          </table:table-cell>
          <table:table-cell table:formula="of:=IF([.G393]=1;5000;IF([.H393]=1;[.B392]-[.$J$2];[.B392]))" office:value-type="float" office:value="4600">
            <text:p>4600</text:p>
          </table:table-cell>
          <table:table-cell table:formula="of:=[.D393]/[.B393]" office:value-type="percentage" office:value="0.382637519999999">
            <text:p>38,26%</text:p>
          </table:table-cell>
          <table:table-cell table:formula="of:=IF([.H393]=1;[.D392]-([.$J$2]*[.C392]);[.D392])" office:value-type="float" office:value="1760.132592">
            <text:p>1760,132592</text:p>
          </table:table-cell>
          <table:table-cell table:formula="of:=IF([.G393]=1;5000-[.D392];IF([.H393]=1;[.E392]-([.$J$2]*(1-[.C392]));[.E392]))" office:value-type="float" office:value="2839.867408">
            <text:p>2839,867408</text:p>
          </table:table-cell>
          <table:table-cell/>
          <table:table-cell table:formula="of:=IF(MOD([.A393]-1;50)=0;1;0)" office:value-type="float" office:value="0">
            <text:p>0</text:p>
          </table:table-cell>
          <table:table-cell table:formula="of:=IF(MOD([.A3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92">
            <text:p>392</text:p>
          </table:table-cell>
          <table:table-cell table:formula="of:=IF([.G394]=1;5000;IF([.H394]=1;[.B393]-[.$J$2];[.B393]))" office:value-type="float" office:value="4580">
            <text:p>4580</text:p>
          </table:table-cell>
          <table:table-cell table:formula="of:=[.D394]/[.B394]" office:value-type="percentage" office:value="0.382637519999999">
            <text:p>38,26%</text:p>
          </table:table-cell>
          <table:table-cell table:formula="of:=IF([.H394]=1;[.D393]-([.$J$2]*[.C393]);[.D393])" office:value-type="float" office:value="1752.4798416">
            <text:p>1752,4798416</text:p>
          </table:table-cell>
          <table:table-cell table:formula="of:=IF([.G394]=1;5000-[.D393];IF([.H394]=1;[.E393]-([.$J$2]*(1-[.C393]));[.E393]))" office:value-type="float" office:value="2827.5201584">
            <text:p>2827,5201584</text:p>
          </table:table-cell>
          <table:table-cell/>
          <table:table-cell table:formula="of:=IF(MOD([.A394]-1;50)=0;1;0)" office:value-type="float" office:value="0">
            <text:p>0</text:p>
          </table:table-cell>
          <table:table-cell table:formula="of:=IF(MOD([.A3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93">
            <text:p>393</text:p>
          </table:table-cell>
          <table:table-cell table:formula="of:=IF([.G395]=1;5000;IF([.H395]=1;[.B394]-[.$J$2];[.B394]))" office:value-type="float" office:value="4580">
            <text:p>4580</text:p>
          </table:table-cell>
          <table:table-cell table:formula="of:=[.D395]/[.B395]" office:value-type="percentage" office:value="0.382637519999999">
            <text:p>38,26%</text:p>
          </table:table-cell>
          <table:table-cell table:formula="of:=IF([.H395]=1;[.D394]-([.$J$2]*[.C394]);[.D394])" office:value-type="float" office:value="1752.4798416">
            <text:p>1752,4798416</text:p>
          </table:table-cell>
          <table:table-cell table:formula="of:=IF([.G395]=1;5000-[.D394];IF([.H395]=1;[.E394]-([.$J$2]*(1-[.C394]));[.E394]))" office:value-type="float" office:value="2827.5201584">
            <text:p>2827,5201584</text:p>
          </table:table-cell>
          <table:table-cell/>
          <table:table-cell table:formula="of:=IF(MOD([.A395]-1;50)=0;1;0)" office:value-type="float" office:value="0">
            <text:p>0</text:p>
          </table:table-cell>
          <table:table-cell table:formula="of:=IF(MOD([.A3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94">
            <text:p>394</text:p>
          </table:table-cell>
          <table:table-cell table:formula="of:=IF([.G396]=1;5000;IF([.H396]=1;[.B395]-[.$J$2];[.B395]))" office:value-type="float" office:value="4560">
            <text:p>4560</text:p>
          </table:table-cell>
          <table:table-cell table:formula="of:=[.D396]/[.B396]" office:value-type="percentage" office:value="0.382637519999999">
            <text:p>38,26%</text:p>
          </table:table-cell>
          <table:table-cell table:formula="of:=IF([.H396]=1;[.D395]-([.$J$2]*[.C395]);[.D395])" office:value-type="float" office:value="1744.8270912">
            <text:p>1744,8270912</text:p>
          </table:table-cell>
          <table:table-cell table:formula="of:=IF([.G396]=1;5000-[.D395];IF([.H396]=1;[.E395]-([.$J$2]*(1-[.C395]));[.E395]))" office:value-type="float" office:value="2815.1729088">
            <text:p>2815,1729088</text:p>
          </table:table-cell>
          <table:table-cell/>
          <table:table-cell table:formula="of:=IF(MOD([.A396]-1;50)=0;1;0)" office:value-type="float" office:value="0">
            <text:p>0</text:p>
          </table:table-cell>
          <table:table-cell table:formula="of:=IF(MOD([.A3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95">
            <text:p>395</text:p>
          </table:table-cell>
          <table:table-cell table:formula="of:=IF([.G397]=1;5000;IF([.H397]=1;[.B396]-[.$J$2];[.B396]))" office:value-type="float" office:value="4560">
            <text:p>4560</text:p>
          </table:table-cell>
          <table:table-cell table:formula="of:=[.D397]/[.B397]" office:value-type="percentage" office:value="0.382637519999999">
            <text:p>38,26%</text:p>
          </table:table-cell>
          <table:table-cell table:formula="of:=IF([.H397]=1;[.D396]-([.$J$2]*[.C396]);[.D396])" office:value-type="float" office:value="1744.8270912">
            <text:p>1744,8270912</text:p>
          </table:table-cell>
          <table:table-cell table:formula="of:=IF([.G397]=1;5000-[.D396];IF([.H397]=1;[.E396]-([.$J$2]*(1-[.C396]));[.E396]))" office:value-type="float" office:value="2815.1729088">
            <text:p>2815,1729088</text:p>
          </table:table-cell>
          <table:table-cell/>
          <table:table-cell table:formula="of:=IF(MOD([.A397]-1;50)=0;1;0)" office:value-type="float" office:value="0">
            <text:p>0</text:p>
          </table:table-cell>
          <table:table-cell table:formula="of:=IF(MOD([.A3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96">
            <text:p>396</text:p>
          </table:table-cell>
          <table:table-cell table:formula="of:=IF([.G398]=1;5000;IF([.H398]=1;[.B397]-[.$J$2];[.B397]))" office:value-type="float" office:value="4540">
            <text:p>4540</text:p>
          </table:table-cell>
          <table:table-cell table:formula="of:=[.D398]/[.B398]" office:value-type="percentage" office:value="0.382637519999999">
            <text:p>38,26%</text:p>
          </table:table-cell>
          <table:table-cell table:formula="of:=IF([.H398]=1;[.D397]-([.$J$2]*[.C397]);[.D397])" office:value-type="float" office:value="1737.1743408">
            <text:p>1737,1743408</text:p>
          </table:table-cell>
          <table:table-cell table:formula="of:=IF([.G398]=1;5000-[.D397];IF([.H398]=1;[.E397]-([.$J$2]*(1-[.C397]));[.E397]))" office:value-type="float" office:value="2802.8256592">
            <text:p>2802,8256592</text:p>
          </table:table-cell>
          <table:table-cell/>
          <table:table-cell table:formula="of:=IF(MOD([.A398]-1;50)=0;1;0)" office:value-type="float" office:value="0">
            <text:p>0</text:p>
          </table:table-cell>
          <table:table-cell table:formula="of:=IF(MOD([.A3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97">
            <text:p>397</text:p>
          </table:table-cell>
          <table:table-cell table:formula="of:=IF([.G399]=1;5000;IF([.H399]=1;[.B398]-[.$J$2];[.B398]))" office:value-type="float" office:value="4540">
            <text:p>4540</text:p>
          </table:table-cell>
          <table:table-cell table:formula="of:=[.D399]/[.B399]" office:value-type="percentage" office:value="0.382637519999999">
            <text:p>38,26%</text:p>
          </table:table-cell>
          <table:table-cell table:formula="of:=IF([.H399]=1;[.D398]-([.$J$2]*[.C398]);[.D398])" office:value-type="float" office:value="1737.1743408">
            <text:p>1737,1743408</text:p>
          </table:table-cell>
          <table:table-cell table:formula="of:=IF([.G399]=1;5000-[.D398];IF([.H399]=1;[.E398]-([.$J$2]*(1-[.C398]));[.E398]))" office:value-type="float" office:value="2802.8256592">
            <text:p>2802,8256592</text:p>
          </table:table-cell>
          <table:table-cell/>
          <table:table-cell table:formula="of:=IF(MOD([.A399]-1;50)=0;1;0)" office:value-type="float" office:value="0">
            <text:p>0</text:p>
          </table:table-cell>
          <table:table-cell table:formula="of:=IF(MOD([.A3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98">
            <text:p>398</text:p>
          </table:table-cell>
          <table:table-cell table:formula="of:=IF([.G400]=1;5000;IF([.H400]=1;[.B399]-[.$J$2];[.B399]))" office:value-type="float" office:value="4520">
            <text:p>4520</text:p>
          </table:table-cell>
          <table:table-cell table:formula="of:=[.D400]/[.B400]" office:value-type="percentage" office:value="0.382637519999999">
            <text:p>38,26%</text:p>
          </table:table-cell>
          <table:table-cell table:formula="of:=IF([.H400]=1;[.D399]-([.$J$2]*[.C399]);[.D399])" office:value-type="float" office:value="1729.5215904">
            <text:p>1729,5215904</text:p>
          </table:table-cell>
          <table:table-cell table:formula="of:=IF([.G400]=1;5000-[.D399];IF([.H400]=1;[.E399]-([.$J$2]*(1-[.C399]));[.E399]))" office:value-type="float" office:value="2790.4784096">
            <text:p>2790,4784096</text:p>
          </table:table-cell>
          <table:table-cell/>
          <table:table-cell table:formula="of:=IF(MOD([.A400]-1;50)=0;1;0)" office:value-type="float" office:value="0">
            <text:p>0</text:p>
          </table:table-cell>
          <table:table-cell table:formula="of:=IF(MOD([.A4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99">
            <text:p>399</text:p>
          </table:table-cell>
          <table:table-cell table:formula="of:=IF([.G401]=1;5000;IF([.H401]=1;[.B400]-[.$J$2];[.B400]))" office:value-type="float" office:value="4520">
            <text:p>4520</text:p>
          </table:table-cell>
          <table:table-cell table:formula="of:=[.D401]/[.B401]" office:value-type="percentage" office:value="0.382637519999999">
            <text:p>38,26%</text:p>
          </table:table-cell>
          <table:table-cell table:formula="of:=IF([.H401]=1;[.D400]-([.$J$2]*[.C400]);[.D400])" office:value-type="float" office:value="1729.5215904">
            <text:p>1729,5215904</text:p>
          </table:table-cell>
          <table:table-cell table:formula="of:=IF([.G401]=1;5000-[.D400];IF([.H401]=1;[.E400]-([.$J$2]*(1-[.C400]));[.E400]))" office:value-type="float" office:value="2790.4784096">
            <text:p>2790,4784096</text:p>
          </table:table-cell>
          <table:table-cell/>
          <table:table-cell table:formula="of:=IF(MOD([.A401]-1;50)=0;1;0)" office:value-type="float" office:value="0">
            <text:p>0</text:p>
          </table:table-cell>
          <table:table-cell table:formula="of:=IF(MOD([.A4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00">
            <text:p>400</text:p>
          </table:table-cell>
          <table:table-cell table:formula="of:=IF([.G402]=1;5000;IF([.H402]=1;[.B401]-[.$J$2];[.B401]))" office:value-type="float" office:value="4500">
            <text:p>4500</text:p>
          </table:table-cell>
          <table:table-cell table:formula="of:=[.D402]/[.B402]" office:value-type="percentage" office:value="0.382637519999999">
            <text:p>38,26%</text:p>
          </table:table-cell>
          <table:table-cell table:formula="of:=IF([.H402]=1;[.D401]-([.$J$2]*[.C401]);[.D401])" office:value-type="float" office:value="1721.86884">
            <text:p>1721,86884</text:p>
          </table:table-cell>
          <table:table-cell table:formula="of:=IF([.G402]=1;5000-[.D401];IF([.H402]=1;[.E401]-([.$J$2]*(1-[.C401]));[.E401]))" office:value-type="float" office:value="2778.13116">
            <text:p>2778,13116</text:p>
          </table:table-cell>
          <table:table-cell/>
          <table:table-cell table:formula="of:=IF(MOD([.A402]-1;50)=0;1;0)" office:value-type="float" office:value="0">
            <text:p>0</text:p>
          </table:table-cell>
          <table:table-cell table:formula="of:=IF(MOD([.A4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01">
            <text:p>401</text:p>
          </table:table-cell>
          <table:table-cell table:formula="of:=IF([.G403]=1;5000;IF([.H403]=1;[.B402]-[.$J$2];[.B402]))" office:value-type="float" office:value="5000">
            <text:p>5000</text:p>
          </table:table-cell>
          <table:table-cell table:formula="of:=[.D403]/[.B403]" office:value-type="percentage" office:value="0.344373767999999">
            <text:p>34,44%</text:p>
          </table:table-cell>
          <table:table-cell table:formula="of:=IF([.H403]=1;[.D402]-([.$J$2]*[.C402]);[.D402])" office:value-type="float" office:value="1721.86884">
            <text:p>1721,86884</text:p>
          </table:table-cell>
          <table:table-cell table:formula="of:=IF([.G403]=1;5000-[.D402];IF([.H403]=1;[.E402]-([.$J$2]*(1-[.C402]));[.E402]))" office:value-type="float" office:value="3278.13116">
            <text:p>3278,13116</text:p>
          </table:table-cell>
          <table:table-cell/>
          <table:table-cell table:formula="of:=IF(MOD([.A403]-1;50)=0;1;0)" office:value-type="float" office:value="1">
            <text:p>1</text:p>
          </table:table-cell>
          <table:table-cell table:formula="of:=IF(MOD([.A4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02">
            <text:p>402</text:p>
          </table:table-cell>
          <table:table-cell table:formula="of:=IF([.G404]=1;5000;IF([.H404]=1;[.B403]-[.$J$2];[.B403]))" office:value-type="float" office:value="4980">
            <text:p>4980</text:p>
          </table:table-cell>
          <table:table-cell table:formula="of:=[.D404]/[.B404]" office:value-type="percentage" office:value="0.344373767999999">
            <text:p>34,44%</text:p>
          </table:table-cell>
          <table:table-cell table:formula="of:=IF([.H404]=1;[.D403]-([.$J$2]*[.C403]);[.D403])" office:value-type="float" office:value="1714.98136464">
            <text:p>1714,98136464</text:p>
          </table:table-cell>
          <table:table-cell table:formula="of:=IF([.G404]=1;5000-[.D403];IF([.H404]=1;[.E403]-([.$J$2]*(1-[.C403]));[.E403]))" office:value-type="float" office:value="3265.01863536">
            <text:p>3265,01863536</text:p>
          </table:table-cell>
          <table:table-cell/>
          <table:table-cell table:formula="of:=IF(MOD([.A404]-1;50)=0;1;0)" office:value-type="float" office:value="0">
            <text:p>0</text:p>
          </table:table-cell>
          <table:table-cell table:formula="of:=IF(MOD([.A4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03">
            <text:p>403</text:p>
          </table:table-cell>
          <table:table-cell table:formula="of:=IF([.G405]=1;5000;IF([.H405]=1;[.B404]-[.$J$2];[.B404]))" office:value-type="float" office:value="4980">
            <text:p>4980</text:p>
          </table:table-cell>
          <table:table-cell table:formula="of:=[.D405]/[.B405]" office:value-type="percentage" office:value="0.344373767999999">
            <text:p>34,44%</text:p>
          </table:table-cell>
          <table:table-cell table:formula="of:=IF([.H405]=1;[.D404]-([.$J$2]*[.C404]);[.D404])" office:value-type="float" office:value="1714.98136464">
            <text:p>1714,98136464</text:p>
          </table:table-cell>
          <table:table-cell table:formula="of:=IF([.G405]=1;5000-[.D404];IF([.H405]=1;[.E404]-([.$J$2]*(1-[.C404]));[.E404]))" office:value-type="float" office:value="3265.01863536">
            <text:p>3265,01863536</text:p>
          </table:table-cell>
          <table:table-cell/>
          <table:table-cell table:formula="of:=IF(MOD([.A405]-1;50)=0;1;0)" office:value-type="float" office:value="0">
            <text:p>0</text:p>
          </table:table-cell>
          <table:table-cell table:formula="of:=IF(MOD([.A4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04">
            <text:p>404</text:p>
          </table:table-cell>
          <table:table-cell table:formula="of:=IF([.G406]=1;5000;IF([.H406]=1;[.B405]-[.$J$2];[.B405]))" office:value-type="float" office:value="4960">
            <text:p>4960</text:p>
          </table:table-cell>
          <table:table-cell table:formula="of:=[.D406]/[.B406]" office:value-type="percentage" office:value="0.344373767999999">
            <text:p>34,44%</text:p>
          </table:table-cell>
          <table:table-cell table:formula="of:=IF([.H406]=1;[.D405]-([.$J$2]*[.C405]);[.D405])" office:value-type="float" office:value="1708.09388928">
            <text:p>1708,09388928</text:p>
          </table:table-cell>
          <table:table-cell table:formula="of:=IF([.G406]=1;5000-[.D405];IF([.H406]=1;[.E405]-([.$J$2]*(1-[.C405]));[.E405]))" office:value-type="float" office:value="3251.90611072">
            <text:p>3251,90611072</text:p>
          </table:table-cell>
          <table:table-cell/>
          <table:table-cell table:formula="of:=IF(MOD([.A406]-1;50)=0;1;0)" office:value-type="float" office:value="0">
            <text:p>0</text:p>
          </table:table-cell>
          <table:table-cell table:formula="of:=IF(MOD([.A4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05">
            <text:p>405</text:p>
          </table:table-cell>
          <table:table-cell table:formula="of:=IF([.G407]=1;5000;IF([.H407]=1;[.B406]-[.$J$2];[.B406]))" office:value-type="float" office:value="4960">
            <text:p>4960</text:p>
          </table:table-cell>
          <table:table-cell table:formula="of:=[.D407]/[.B407]" office:value-type="percentage" office:value="0.344373767999999">
            <text:p>34,44%</text:p>
          </table:table-cell>
          <table:table-cell table:formula="of:=IF([.H407]=1;[.D406]-([.$J$2]*[.C406]);[.D406])" office:value-type="float" office:value="1708.09388928">
            <text:p>1708,09388928</text:p>
          </table:table-cell>
          <table:table-cell table:formula="of:=IF([.G407]=1;5000-[.D406];IF([.H407]=1;[.E406]-([.$J$2]*(1-[.C406]));[.E406]))" office:value-type="float" office:value="3251.90611072">
            <text:p>3251,90611072</text:p>
          </table:table-cell>
          <table:table-cell/>
          <table:table-cell table:formula="of:=IF(MOD([.A407]-1;50)=0;1;0)" office:value-type="float" office:value="0">
            <text:p>0</text:p>
          </table:table-cell>
          <table:table-cell table:formula="of:=IF(MOD([.A4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06">
            <text:p>406</text:p>
          </table:table-cell>
          <table:table-cell table:formula="of:=IF([.G408]=1;5000;IF([.H408]=1;[.B407]-[.$J$2];[.B407]))" office:value-type="float" office:value="4940">
            <text:p>4940</text:p>
          </table:table-cell>
          <table:table-cell table:formula="of:=[.D408]/[.B408]" office:value-type="percentage" office:value="0.344373767999999">
            <text:p>34,44%</text:p>
          </table:table-cell>
          <table:table-cell table:formula="of:=IF([.H408]=1;[.D407]-([.$J$2]*[.C407]);[.D407])" office:value-type="float" office:value="1701.20641392">
            <text:p>1701,20641392</text:p>
          </table:table-cell>
          <table:table-cell table:formula="of:=IF([.G408]=1;5000-[.D407];IF([.H408]=1;[.E407]-([.$J$2]*(1-[.C407]));[.E407]))" office:value-type="float" office:value="3238.79358608">
            <text:p>3238,79358608</text:p>
          </table:table-cell>
          <table:table-cell/>
          <table:table-cell table:formula="of:=IF(MOD([.A408]-1;50)=0;1;0)" office:value-type="float" office:value="0">
            <text:p>0</text:p>
          </table:table-cell>
          <table:table-cell table:formula="of:=IF(MOD([.A4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07">
            <text:p>407</text:p>
          </table:table-cell>
          <table:table-cell table:formula="of:=IF([.G409]=1;5000;IF([.H409]=1;[.B408]-[.$J$2];[.B408]))" office:value-type="float" office:value="4940">
            <text:p>4940</text:p>
          </table:table-cell>
          <table:table-cell table:formula="of:=[.D409]/[.B409]" office:value-type="percentage" office:value="0.344373767999999">
            <text:p>34,44%</text:p>
          </table:table-cell>
          <table:table-cell table:formula="of:=IF([.H409]=1;[.D408]-([.$J$2]*[.C408]);[.D408])" office:value-type="float" office:value="1701.20641392">
            <text:p>1701,20641392</text:p>
          </table:table-cell>
          <table:table-cell table:formula="of:=IF([.G409]=1;5000-[.D408];IF([.H409]=1;[.E408]-([.$J$2]*(1-[.C408]));[.E408]))" office:value-type="float" office:value="3238.79358608">
            <text:p>3238,79358608</text:p>
          </table:table-cell>
          <table:table-cell/>
          <table:table-cell table:formula="of:=IF(MOD([.A409]-1;50)=0;1;0)" office:value-type="float" office:value="0">
            <text:p>0</text:p>
          </table:table-cell>
          <table:table-cell table:formula="of:=IF(MOD([.A4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08">
            <text:p>408</text:p>
          </table:table-cell>
          <table:table-cell table:formula="of:=IF([.G410]=1;5000;IF([.H410]=1;[.B409]-[.$J$2];[.B409]))" office:value-type="float" office:value="4920">
            <text:p>4920</text:p>
          </table:table-cell>
          <table:table-cell table:formula="of:=[.D410]/[.B410]" office:value-type="percentage" office:value="0.344373767999999">
            <text:p>34,44%</text:p>
          </table:table-cell>
          <table:table-cell table:formula="of:=IF([.H410]=1;[.D409]-([.$J$2]*[.C409]);[.D409])" office:value-type="float" office:value="1694.31893856">
            <text:p>1694,31893856</text:p>
          </table:table-cell>
          <table:table-cell table:formula="of:=IF([.G410]=1;5000-[.D409];IF([.H410]=1;[.E409]-([.$J$2]*(1-[.C409]));[.E409]))" office:value-type="float" office:value="3225.68106144">
            <text:p>3225,68106144</text:p>
          </table:table-cell>
          <table:table-cell/>
          <table:table-cell table:formula="of:=IF(MOD([.A410]-1;50)=0;1;0)" office:value-type="float" office:value="0">
            <text:p>0</text:p>
          </table:table-cell>
          <table:table-cell table:formula="of:=IF(MOD([.A4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09">
            <text:p>409</text:p>
          </table:table-cell>
          <table:table-cell table:formula="of:=IF([.G411]=1;5000;IF([.H411]=1;[.B410]-[.$J$2];[.B410]))" office:value-type="float" office:value="4920">
            <text:p>4920</text:p>
          </table:table-cell>
          <table:table-cell table:formula="of:=[.D411]/[.B411]" office:value-type="percentage" office:value="0.344373767999999">
            <text:p>34,44%</text:p>
          </table:table-cell>
          <table:table-cell table:formula="of:=IF([.H411]=1;[.D410]-([.$J$2]*[.C410]);[.D410])" office:value-type="float" office:value="1694.31893856">
            <text:p>1694,31893856</text:p>
          </table:table-cell>
          <table:table-cell table:formula="of:=IF([.G411]=1;5000-[.D410];IF([.H411]=1;[.E410]-([.$J$2]*(1-[.C410]));[.E410]))" office:value-type="float" office:value="3225.68106144">
            <text:p>3225,68106144</text:p>
          </table:table-cell>
          <table:table-cell/>
          <table:table-cell table:formula="of:=IF(MOD([.A411]-1;50)=0;1;0)" office:value-type="float" office:value="0">
            <text:p>0</text:p>
          </table:table-cell>
          <table:table-cell table:formula="of:=IF(MOD([.A4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10">
            <text:p>410</text:p>
          </table:table-cell>
          <table:table-cell table:formula="of:=IF([.G412]=1;5000;IF([.H412]=1;[.B411]-[.$J$2];[.B411]))" office:value-type="float" office:value="4900">
            <text:p>4900</text:p>
          </table:table-cell>
          <table:table-cell table:formula="of:=[.D412]/[.B412]" office:value-type="percentage" office:value="0.344373767999999">
            <text:p>34,44%</text:p>
          </table:table-cell>
          <table:table-cell table:formula="of:=IF([.H412]=1;[.D411]-([.$J$2]*[.C411]);[.D411])" office:value-type="float" office:value="1687.4314632">
            <text:p>1687,4314632</text:p>
          </table:table-cell>
          <table:table-cell table:formula="of:=IF([.G412]=1;5000-[.D411];IF([.H412]=1;[.E411]-([.$J$2]*(1-[.C411]));[.E411]))" office:value-type="float" office:value="3212.5685368">
            <text:p>3212,5685368</text:p>
          </table:table-cell>
          <table:table-cell/>
          <table:table-cell table:formula="of:=IF(MOD([.A412]-1;50)=0;1;0)" office:value-type="float" office:value="0">
            <text:p>0</text:p>
          </table:table-cell>
          <table:table-cell table:formula="of:=IF(MOD([.A4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11">
            <text:p>411</text:p>
          </table:table-cell>
          <table:table-cell table:formula="of:=IF([.G413]=1;5000;IF([.H413]=1;[.B412]-[.$J$2];[.B412]))" office:value-type="float" office:value="4900">
            <text:p>4900</text:p>
          </table:table-cell>
          <table:table-cell table:formula="of:=[.D413]/[.B413]" office:value-type="percentage" office:value="0.344373767999999">
            <text:p>34,44%</text:p>
          </table:table-cell>
          <table:table-cell table:formula="of:=IF([.H413]=1;[.D412]-([.$J$2]*[.C412]);[.D412])" office:value-type="float" office:value="1687.4314632">
            <text:p>1687,4314632</text:p>
          </table:table-cell>
          <table:table-cell table:formula="of:=IF([.G413]=1;5000-[.D412];IF([.H413]=1;[.E412]-([.$J$2]*(1-[.C412]));[.E412]))" office:value-type="float" office:value="3212.5685368">
            <text:p>3212,5685368</text:p>
          </table:table-cell>
          <table:table-cell/>
          <table:table-cell table:formula="of:=IF(MOD([.A413]-1;50)=0;1;0)" office:value-type="float" office:value="0">
            <text:p>0</text:p>
          </table:table-cell>
          <table:table-cell table:formula="of:=IF(MOD([.A4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12">
            <text:p>412</text:p>
          </table:table-cell>
          <table:table-cell table:formula="of:=IF([.G414]=1;5000;IF([.H414]=1;[.B413]-[.$J$2];[.B413]))" office:value-type="float" office:value="4880">
            <text:p>4880</text:p>
          </table:table-cell>
          <table:table-cell table:formula="of:=[.D414]/[.B414]" office:value-type="percentage" office:value="0.344373767999999">
            <text:p>34,44%</text:p>
          </table:table-cell>
          <table:table-cell table:formula="of:=IF([.H414]=1;[.D413]-([.$J$2]*[.C413]);[.D413])" office:value-type="float" office:value="1680.54398784">
            <text:p>1680,54398784</text:p>
          </table:table-cell>
          <table:table-cell table:formula="of:=IF([.G414]=1;5000-[.D413];IF([.H414]=1;[.E413]-([.$J$2]*(1-[.C413]));[.E413]))" office:value-type="float" office:value="3199.45601216">
            <text:p>3199,45601216</text:p>
          </table:table-cell>
          <table:table-cell/>
          <table:table-cell table:formula="of:=IF(MOD([.A414]-1;50)=0;1;0)" office:value-type="float" office:value="0">
            <text:p>0</text:p>
          </table:table-cell>
          <table:table-cell table:formula="of:=IF(MOD([.A4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13">
            <text:p>413</text:p>
          </table:table-cell>
          <table:table-cell table:formula="of:=IF([.G415]=1;5000;IF([.H415]=1;[.B414]-[.$J$2];[.B414]))" office:value-type="float" office:value="4880">
            <text:p>4880</text:p>
          </table:table-cell>
          <table:table-cell table:formula="of:=[.D415]/[.B415]" office:value-type="percentage" office:value="0.344373767999999">
            <text:p>34,44%</text:p>
          </table:table-cell>
          <table:table-cell table:formula="of:=IF([.H415]=1;[.D414]-([.$J$2]*[.C414]);[.D414])" office:value-type="float" office:value="1680.54398784">
            <text:p>1680,54398784</text:p>
          </table:table-cell>
          <table:table-cell table:formula="of:=IF([.G415]=1;5000-[.D414];IF([.H415]=1;[.E414]-([.$J$2]*(1-[.C414]));[.E414]))" office:value-type="float" office:value="3199.45601216">
            <text:p>3199,45601216</text:p>
          </table:table-cell>
          <table:table-cell/>
          <table:table-cell table:formula="of:=IF(MOD([.A415]-1;50)=0;1;0)" office:value-type="float" office:value="0">
            <text:p>0</text:p>
          </table:table-cell>
          <table:table-cell table:formula="of:=IF(MOD([.A4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14">
            <text:p>414</text:p>
          </table:table-cell>
          <table:table-cell table:formula="of:=IF([.G416]=1;5000;IF([.H416]=1;[.B415]-[.$J$2];[.B415]))" office:value-type="float" office:value="4860">
            <text:p>4860</text:p>
          </table:table-cell>
          <table:table-cell table:formula="of:=[.D416]/[.B416]" office:value-type="percentage" office:value="0.344373767999999">
            <text:p>34,44%</text:p>
          </table:table-cell>
          <table:table-cell table:formula="of:=IF([.H416]=1;[.D415]-([.$J$2]*[.C415]);[.D415])" office:value-type="float" office:value="1673.65651248">
            <text:p>1673,65651248</text:p>
          </table:table-cell>
          <table:table-cell table:formula="of:=IF([.G416]=1;5000-[.D415];IF([.H416]=1;[.E415]-([.$J$2]*(1-[.C415]));[.E415]))" office:value-type="float" office:value="3186.34348752">
            <text:p>3186,34348752</text:p>
          </table:table-cell>
          <table:table-cell/>
          <table:table-cell table:formula="of:=IF(MOD([.A416]-1;50)=0;1;0)" office:value-type="float" office:value="0">
            <text:p>0</text:p>
          </table:table-cell>
          <table:table-cell table:formula="of:=IF(MOD([.A4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15">
            <text:p>415</text:p>
          </table:table-cell>
          <table:table-cell table:formula="of:=IF([.G417]=1;5000;IF([.H417]=1;[.B416]-[.$J$2];[.B416]))" office:value-type="float" office:value="4860">
            <text:p>4860</text:p>
          </table:table-cell>
          <table:table-cell table:formula="of:=[.D417]/[.B417]" office:value-type="percentage" office:value="0.344373767999999">
            <text:p>34,44%</text:p>
          </table:table-cell>
          <table:table-cell table:formula="of:=IF([.H417]=1;[.D416]-([.$J$2]*[.C416]);[.D416])" office:value-type="float" office:value="1673.65651248">
            <text:p>1673,65651248</text:p>
          </table:table-cell>
          <table:table-cell table:formula="of:=IF([.G417]=1;5000-[.D416];IF([.H417]=1;[.E416]-([.$J$2]*(1-[.C416]));[.E416]))" office:value-type="float" office:value="3186.34348752">
            <text:p>3186,34348752</text:p>
          </table:table-cell>
          <table:table-cell/>
          <table:table-cell table:formula="of:=IF(MOD([.A417]-1;50)=0;1;0)" office:value-type="float" office:value="0">
            <text:p>0</text:p>
          </table:table-cell>
          <table:table-cell table:formula="of:=IF(MOD([.A4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16">
            <text:p>416</text:p>
          </table:table-cell>
          <table:table-cell table:formula="of:=IF([.G418]=1;5000;IF([.H418]=1;[.B417]-[.$J$2];[.B417]))" office:value-type="float" office:value="4840">
            <text:p>4840</text:p>
          </table:table-cell>
          <table:table-cell table:formula="of:=[.D418]/[.B418]" office:value-type="percentage" office:value="0.344373767999999">
            <text:p>34,44%</text:p>
          </table:table-cell>
          <table:table-cell table:formula="of:=IF([.H418]=1;[.D417]-([.$J$2]*[.C417]);[.D417])" office:value-type="float" office:value="1666.76903712">
            <text:p>1666,76903712</text:p>
          </table:table-cell>
          <table:table-cell table:formula="of:=IF([.G418]=1;5000-[.D417];IF([.H418]=1;[.E417]-([.$J$2]*(1-[.C417]));[.E417]))" office:value-type="float" office:value="3173.23096288">
            <text:p>3173,23096288</text:p>
          </table:table-cell>
          <table:table-cell/>
          <table:table-cell table:formula="of:=IF(MOD([.A418]-1;50)=0;1;0)" office:value-type="float" office:value="0">
            <text:p>0</text:p>
          </table:table-cell>
          <table:table-cell table:formula="of:=IF(MOD([.A4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17">
            <text:p>417</text:p>
          </table:table-cell>
          <table:table-cell table:formula="of:=IF([.G419]=1;5000;IF([.H419]=1;[.B418]-[.$J$2];[.B418]))" office:value-type="float" office:value="4840">
            <text:p>4840</text:p>
          </table:table-cell>
          <table:table-cell table:formula="of:=[.D419]/[.B419]" office:value-type="percentage" office:value="0.344373767999999">
            <text:p>34,44%</text:p>
          </table:table-cell>
          <table:table-cell table:formula="of:=IF([.H419]=1;[.D418]-([.$J$2]*[.C418]);[.D418])" office:value-type="float" office:value="1666.76903712">
            <text:p>1666,76903712</text:p>
          </table:table-cell>
          <table:table-cell table:formula="of:=IF([.G419]=1;5000-[.D418];IF([.H419]=1;[.E418]-([.$J$2]*(1-[.C418]));[.E418]))" office:value-type="float" office:value="3173.23096288">
            <text:p>3173,23096288</text:p>
          </table:table-cell>
          <table:table-cell/>
          <table:table-cell table:formula="of:=IF(MOD([.A419]-1;50)=0;1;0)" office:value-type="float" office:value="0">
            <text:p>0</text:p>
          </table:table-cell>
          <table:table-cell table:formula="of:=IF(MOD([.A4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18">
            <text:p>418</text:p>
          </table:table-cell>
          <table:table-cell table:formula="of:=IF([.G420]=1;5000;IF([.H420]=1;[.B419]-[.$J$2];[.B419]))" office:value-type="float" office:value="4820">
            <text:p>4820</text:p>
          </table:table-cell>
          <table:table-cell table:formula="of:=[.D420]/[.B420]" office:value-type="percentage" office:value="0.344373767999999">
            <text:p>34,44%</text:p>
          </table:table-cell>
          <table:table-cell table:formula="of:=IF([.H420]=1;[.D419]-([.$J$2]*[.C419]);[.D419])" office:value-type="float" office:value="1659.88156176">
            <text:p>1659,88156176</text:p>
          </table:table-cell>
          <table:table-cell table:formula="of:=IF([.G420]=1;5000-[.D419];IF([.H420]=1;[.E419]-([.$J$2]*(1-[.C419]));[.E419]))" office:value-type="float" office:value="3160.11843824">
            <text:p>3160,11843824</text:p>
          </table:table-cell>
          <table:table-cell/>
          <table:table-cell table:formula="of:=IF(MOD([.A420]-1;50)=0;1;0)" office:value-type="float" office:value="0">
            <text:p>0</text:p>
          </table:table-cell>
          <table:table-cell table:formula="of:=IF(MOD([.A4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19">
            <text:p>419</text:p>
          </table:table-cell>
          <table:table-cell table:formula="of:=IF([.G421]=1;5000;IF([.H421]=1;[.B420]-[.$J$2];[.B420]))" office:value-type="float" office:value="4820">
            <text:p>4820</text:p>
          </table:table-cell>
          <table:table-cell table:formula="of:=[.D421]/[.B421]" office:value-type="percentage" office:value="0.344373767999999">
            <text:p>34,44%</text:p>
          </table:table-cell>
          <table:table-cell table:formula="of:=IF([.H421]=1;[.D420]-([.$J$2]*[.C420]);[.D420])" office:value-type="float" office:value="1659.88156176">
            <text:p>1659,88156176</text:p>
          </table:table-cell>
          <table:table-cell table:formula="of:=IF([.G421]=1;5000-[.D420];IF([.H421]=1;[.E420]-([.$J$2]*(1-[.C420]));[.E420]))" office:value-type="float" office:value="3160.11843824">
            <text:p>3160,11843824</text:p>
          </table:table-cell>
          <table:table-cell/>
          <table:table-cell table:formula="of:=IF(MOD([.A421]-1;50)=0;1;0)" office:value-type="float" office:value="0">
            <text:p>0</text:p>
          </table:table-cell>
          <table:table-cell table:formula="of:=IF(MOD([.A4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20">
            <text:p>420</text:p>
          </table:table-cell>
          <table:table-cell table:formula="of:=IF([.G422]=1;5000;IF([.H422]=1;[.B421]-[.$J$2];[.B421]))" office:value-type="float" office:value="4800">
            <text:p>4800</text:p>
          </table:table-cell>
          <table:table-cell table:formula="of:=[.D422]/[.B422]" office:value-type="percentage" office:value="0.344373767999999">
            <text:p>34,44%</text:p>
          </table:table-cell>
          <table:table-cell table:formula="of:=IF([.H422]=1;[.D421]-([.$J$2]*[.C421]);[.D421])" office:value-type="float" office:value="1652.9940864">
            <text:p>1652,9940864</text:p>
          </table:table-cell>
          <table:table-cell table:formula="of:=IF([.G422]=1;5000-[.D421];IF([.H422]=1;[.E421]-([.$J$2]*(1-[.C421]));[.E421]))" office:value-type="float" office:value="3147.0059136">
            <text:p>3147,0059136</text:p>
          </table:table-cell>
          <table:table-cell/>
          <table:table-cell table:formula="of:=IF(MOD([.A422]-1;50)=0;1;0)" office:value-type="float" office:value="0">
            <text:p>0</text:p>
          </table:table-cell>
          <table:table-cell table:formula="of:=IF(MOD([.A4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21">
            <text:p>421</text:p>
          </table:table-cell>
          <table:table-cell table:formula="of:=IF([.G423]=1;5000;IF([.H423]=1;[.B422]-[.$J$2];[.B422]))" office:value-type="float" office:value="4800">
            <text:p>4800</text:p>
          </table:table-cell>
          <table:table-cell table:formula="of:=[.D423]/[.B423]" office:value-type="percentage" office:value="0.344373767999999">
            <text:p>34,44%</text:p>
          </table:table-cell>
          <table:table-cell table:formula="of:=IF([.H423]=1;[.D422]-([.$J$2]*[.C422]);[.D422])" office:value-type="float" office:value="1652.9940864">
            <text:p>1652,9940864</text:p>
          </table:table-cell>
          <table:table-cell table:formula="of:=IF([.G423]=1;5000-[.D422];IF([.H423]=1;[.E422]-([.$J$2]*(1-[.C422]));[.E422]))" office:value-type="float" office:value="3147.0059136">
            <text:p>3147,0059136</text:p>
          </table:table-cell>
          <table:table-cell/>
          <table:table-cell table:formula="of:=IF(MOD([.A423]-1;50)=0;1;0)" office:value-type="float" office:value="0">
            <text:p>0</text:p>
          </table:table-cell>
          <table:table-cell table:formula="of:=IF(MOD([.A4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22">
            <text:p>422</text:p>
          </table:table-cell>
          <table:table-cell table:formula="of:=IF([.G424]=1;5000;IF([.H424]=1;[.B423]-[.$J$2];[.B423]))" office:value-type="float" office:value="4780">
            <text:p>4780</text:p>
          </table:table-cell>
          <table:table-cell table:formula="of:=[.D424]/[.B424]" office:value-type="percentage" office:value="0.344373767999999">
            <text:p>34,44%</text:p>
          </table:table-cell>
          <table:table-cell table:formula="of:=IF([.H424]=1;[.D423]-([.$J$2]*[.C423]);[.D423])" office:value-type="float" office:value="1646.10661104">
            <text:p>1646,10661104</text:p>
          </table:table-cell>
          <table:table-cell table:formula="of:=IF([.G424]=1;5000-[.D423];IF([.H424]=1;[.E423]-([.$J$2]*(1-[.C423]));[.E423]))" office:value-type="float" office:value="3133.89338896">
            <text:p>3133,89338896</text:p>
          </table:table-cell>
          <table:table-cell/>
          <table:table-cell table:formula="of:=IF(MOD([.A424]-1;50)=0;1;0)" office:value-type="float" office:value="0">
            <text:p>0</text:p>
          </table:table-cell>
          <table:table-cell table:formula="of:=IF(MOD([.A4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23">
            <text:p>423</text:p>
          </table:table-cell>
          <table:table-cell table:formula="of:=IF([.G425]=1;5000;IF([.H425]=1;[.B424]-[.$J$2];[.B424]))" office:value-type="float" office:value="4780">
            <text:p>4780</text:p>
          </table:table-cell>
          <table:table-cell table:formula="of:=[.D425]/[.B425]" office:value-type="percentage" office:value="0.344373767999999">
            <text:p>34,44%</text:p>
          </table:table-cell>
          <table:table-cell table:formula="of:=IF([.H425]=1;[.D424]-([.$J$2]*[.C424]);[.D424])" office:value-type="float" office:value="1646.10661104">
            <text:p>1646,10661104</text:p>
          </table:table-cell>
          <table:table-cell table:formula="of:=IF([.G425]=1;5000-[.D424];IF([.H425]=1;[.E424]-([.$J$2]*(1-[.C424]));[.E424]))" office:value-type="float" office:value="3133.89338896">
            <text:p>3133,89338896</text:p>
          </table:table-cell>
          <table:table-cell/>
          <table:table-cell table:formula="of:=IF(MOD([.A425]-1;50)=0;1;0)" office:value-type="float" office:value="0">
            <text:p>0</text:p>
          </table:table-cell>
          <table:table-cell table:formula="of:=IF(MOD([.A4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24">
            <text:p>424</text:p>
          </table:table-cell>
          <table:table-cell table:formula="of:=IF([.G426]=1;5000;IF([.H426]=1;[.B425]-[.$J$2];[.B425]))" office:value-type="float" office:value="4760">
            <text:p>4760</text:p>
          </table:table-cell>
          <table:table-cell table:formula="of:=[.D426]/[.B426]" office:value-type="percentage" office:value="0.344373767999999">
            <text:p>34,44%</text:p>
          </table:table-cell>
          <table:table-cell table:formula="of:=IF([.H426]=1;[.D425]-([.$J$2]*[.C425]);[.D425])" office:value-type="float" office:value="1639.21913568">
            <text:p>1639,21913568</text:p>
          </table:table-cell>
          <table:table-cell table:formula="of:=IF([.G426]=1;5000-[.D425];IF([.H426]=1;[.E425]-([.$J$2]*(1-[.C425]));[.E425]))" office:value-type="float" office:value="3120.78086432">
            <text:p>3120,78086432</text:p>
          </table:table-cell>
          <table:table-cell/>
          <table:table-cell table:formula="of:=IF(MOD([.A426]-1;50)=0;1;0)" office:value-type="float" office:value="0">
            <text:p>0</text:p>
          </table:table-cell>
          <table:table-cell table:formula="of:=IF(MOD([.A4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25">
            <text:p>425</text:p>
          </table:table-cell>
          <table:table-cell table:formula="of:=IF([.G427]=1;5000;IF([.H427]=1;[.B426]-[.$J$2];[.B426]))" office:value-type="float" office:value="4760">
            <text:p>4760</text:p>
          </table:table-cell>
          <table:table-cell table:formula="of:=[.D427]/[.B427]" office:value-type="percentage" office:value="0.344373767999999">
            <text:p>34,44%</text:p>
          </table:table-cell>
          <table:table-cell table:formula="of:=IF([.H427]=1;[.D426]-([.$J$2]*[.C426]);[.D426])" office:value-type="float" office:value="1639.21913568">
            <text:p>1639,21913568</text:p>
          </table:table-cell>
          <table:table-cell table:formula="of:=IF([.G427]=1;5000-[.D426];IF([.H427]=1;[.E426]-([.$J$2]*(1-[.C426]));[.E426]))" office:value-type="float" office:value="3120.78086432">
            <text:p>3120,78086432</text:p>
          </table:table-cell>
          <table:table-cell/>
          <table:table-cell table:formula="of:=IF(MOD([.A427]-1;50)=0;1;0)" office:value-type="float" office:value="0">
            <text:p>0</text:p>
          </table:table-cell>
          <table:table-cell table:formula="of:=IF(MOD([.A4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26">
            <text:p>426</text:p>
          </table:table-cell>
          <table:table-cell table:formula="of:=IF([.G428]=1;5000;IF([.H428]=1;[.B427]-[.$J$2];[.B427]))" office:value-type="float" office:value="4740">
            <text:p>4740</text:p>
          </table:table-cell>
          <table:table-cell table:formula="of:=[.D428]/[.B428]" office:value-type="percentage" office:value="0.344373767999999">
            <text:p>34,44%</text:p>
          </table:table-cell>
          <table:table-cell table:formula="of:=IF([.H428]=1;[.D427]-([.$J$2]*[.C427]);[.D427])" office:value-type="float" office:value="1632.33166032">
            <text:p>1632,33166032</text:p>
          </table:table-cell>
          <table:table-cell table:formula="of:=IF([.G428]=1;5000-[.D427];IF([.H428]=1;[.E427]-([.$J$2]*(1-[.C427]));[.E427]))" office:value-type="float" office:value="3107.66833968">
            <text:p>3107,66833968</text:p>
          </table:table-cell>
          <table:table-cell/>
          <table:table-cell table:formula="of:=IF(MOD([.A428]-1;50)=0;1;0)" office:value-type="float" office:value="0">
            <text:p>0</text:p>
          </table:table-cell>
          <table:table-cell table:formula="of:=IF(MOD([.A4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27">
            <text:p>427</text:p>
          </table:table-cell>
          <table:table-cell table:formula="of:=IF([.G429]=1;5000;IF([.H429]=1;[.B428]-[.$J$2];[.B428]))" office:value-type="float" office:value="4740">
            <text:p>4740</text:p>
          </table:table-cell>
          <table:table-cell table:formula="of:=[.D429]/[.B429]" office:value-type="percentage" office:value="0.344373767999999">
            <text:p>34,44%</text:p>
          </table:table-cell>
          <table:table-cell table:formula="of:=IF([.H429]=1;[.D428]-([.$J$2]*[.C428]);[.D428])" office:value-type="float" office:value="1632.33166032">
            <text:p>1632,33166032</text:p>
          </table:table-cell>
          <table:table-cell table:formula="of:=IF([.G429]=1;5000-[.D428];IF([.H429]=1;[.E428]-([.$J$2]*(1-[.C428]));[.E428]))" office:value-type="float" office:value="3107.66833968">
            <text:p>3107,66833968</text:p>
          </table:table-cell>
          <table:table-cell/>
          <table:table-cell table:formula="of:=IF(MOD([.A429]-1;50)=0;1;0)" office:value-type="float" office:value="0">
            <text:p>0</text:p>
          </table:table-cell>
          <table:table-cell table:formula="of:=IF(MOD([.A4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28">
            <text:p>428</text:p>
          </table:table-cell>
          <table:table-cell table:formula="of:=IF([.G430]=1;5000;IF([.H430]=1;[.B429]-[.$J$2];[.B429]))" office:value-type="float" office:value="4720">
            <text:p>4720</text:p>
          </table:table-cell>
          <table:table-cell table:formula="of:=[.D430]/[.B430]" office:value-type="percentage" office:value="0.344373767999999">
            <text:p>34,44%</text:p>
          </table:table-cell>
          <table:table-cell table:formula="of:=IF([.H430]=1;[.D429]-([.$J$2]*[.C429]);[.D429])" office:value-type="float" office:value="1625.44418496">
            <text:p>1625,44418496</text:p>
          </table:table-cell>
          <table:table-cell table:formula="of:=IF([.G430]=1;5000-[.D429];IF([.H430]=1;[.E429]-([.$J$2]*(1-[.C429]));[.E429]))" office:value-type="float" office:value="3094.55581504">
            <text:p>3094,55581504</text:p>
          </table:table-cell>
          <table:table-cell/>
          <table:table-cell table:formula="of:=IF(MOD([.A430]-1;50)=0;1;0)" office:value-type="float" office:value="0">
            <text:p>0</text:p>
          </table:table-cell>
          <table:table-cell table:formula="of:=IF(MOD([.A4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29">
            <text:p>429</text:p>
          </table:table-cell>
          <table:table-cell table:formula="of:=IF([.G431]=1;5000;IF([.H431]=1;[.B430]-[.$J$2];[.B430]))" office:value-type="float" office:value="4720">
            <text:p>4720</text:p>
          </table:table-cell>
          <table:table-cell table:formula="of:=[.D431]/[.B431]" office:value-type="percentage" office:value="0.344373767999999">
            <text:p>34,44%</text:p>
          </table:table-cell>
          <table:table-cell table:formula="of:=IF([.H431]=1;[.D430]-([.$J$2]*[.C430]);[.D430])" office:value-type="float" office:value="1625.44418496">
            <text:p>1625,44418496</text:p>
          </table:table-cell>
          <table:table-cell table:formula="of:=IF([.G431]=1;5000-[.D430];IF([.H431]=1;[.E430]-([.$J$2]*(1-[.C430]));[.E430]))" office:value-type="float" office:value="3094.55581504">
            <text:p>3094,55581504</text:p>
          </table:table-cell>
          <table:table-cell/>
          <table:table-cell table:formula="of:=IF(MOD([.A431]-1;50)=0;1;0)" office:value-type="float" office:value="0">
            <text:p>0</text:p>
          </table:table-cell>
          <table:table-cell table:formula="of:=IF(MOD([.A4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30">
            <text:p>430</text:p>
          </table:table-cell>
          <table:table-cell table:formula="of:=IF([.G432]=1;5000;IF([.H432]=1;[.B431]-[.$J$2];[.B431]))" office:value-type="float" office:value="4700">
            <text:p>4700</text:p>
          </table:table-cell>
          <table:table-cell table:formula="of:=[.D432]/[.B432]" office:value-type="percentage" office:value="0.344373767999999">
            <text:p>34,44%</text:p>
          </table:table-cell>
          <table:table-cell table:formula="of:=IF([.H432]=1;[.D431]-([.$J$2]*[.C431]);[.D431])" office:value-type="float" office:value="1618.5567096">
            <text:p>1618,5567096</text:p>
          </table:table-cell>
          <table:table-cell table:formula="of:=IF([.G432]=1;5000-[.D431];IF([.H432]=1;[.E431]-([.$J$2]*(1-[.C431]));[.E431]))" office:value-type="float" office:value="3081.4432904">
            <text:p>3081,4432904</text:p>
          </table:table-cell>
          <table:table-cell/>
          <table:table-cell table:formula="of:=IF(MOD([.A432]-1;50)=0;1;0)" office:value-type="float" office:value="0">
            <text:p>0</text:p>
          </table:table-cell>
          <table:table-cell table:formula="of:=IF(MOD([.A4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31">
            <text:p>431</text:p>
          </table:table-cell>
          <table:table-cell table:formula="of:=IF([.G433]=1;5000;IF([.H433]=1;[.B432]-[.$J$2];[.B432]))" office:value-type="float" office:value="4700">
            <text:p>4700</text:p>
          </table:table-cell>
          <table:table-cell table:formula="of:=[.D433]/[.B433]" office:value-type="percentage" office:value="0.344373767999999">
            <text:p>34,44%</text:p>
          </table:table-cell>
          <table:table-cell table:formula="of:=IF([.H433]=1;[.D432]-([.$J$2]*[.C432]);[.D432])" office:value-type="float" office:value="1618.5567096">
            <text:p>1618,5567096</text:p>
          </table:table-cell>
          <table:table-cell table:formula="of:=IF([.G433]=1;5000-[.D432];IF([.H433]=1;[.E432]-([.$J$2]*(1-[.C432]));[.E432]))" office:value-type="float" office:value="3081.4432904">
            <text:p>3081,4432904</text:p>
          </table:table-cell>
          <table:table-cell/>
          <table:table-cell table:formula="of:=IF(MOD([.A433]-1;50)=0;1;0)" office:value-type="float" office:value="0">
            <text:p>0</text:p>
          </table:table-cell>
          <table:table-cell table:formula="of:=IF(MOD([.A4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32">
            <text:p>432</text:p>
          </table:table-cell>
          <table:table-cell table:formula="of:=IF([.G434]=1;5000;IF([.H434]=1;[.B433]-[.$J$2];[.B433]))" office:value-type="float" office:value="4680">
            <text:p>4680</text:p>
          </table:table-cell>
          <table:table-cell table:formula="of:=[.D434]/[.B434]" office:value-type="percentage" office:value="0.344373767999999">
            <text:p>34,44%</text:p>
          </table:table-cell>
          <table:table-cell table:formula="of:=IF([.H434]=1;[.D433]-([.$J$2]*[.C433]);[.D433])" office:value-type="float" office:value="1611.66923424">
            <text:p>1611,66923424</text:p>
          </table:table-cell>
          <table:table-cell table:formula="of:=IF([.G434]=1;5000-[.D433];IF([.H434]=1;[.E433]-([.$J$2]*(1-[.C433]));[.E433]))" office:value-type="float" office:value="3068.33076576">
            <text:p>3068,33076576</text:p>
          </table:table-cell>
          <table:table-cell/>
          <table:table-cell table:formula="of:=IF(MOD([.A434]-1;50)=0;1;0)" office:value-type="float" office:value="0">
            <text:p>0</text:p>
          </table:table-cell>
          <table:table-cell table:formula="of:=IF(MOD([.A4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33">
            <text:p>433</text:p>
          </table:table-cell>
          <table:table-cell table:formula="of:=IF([.G435]=1;5000;IF([.H435]=1;[.B434]-[.$J$2];[.B434]))" office:value-type="float" office:value="4680">
            <text:p>4680</text:p>
          </table:table-cell>
          <table:table-cell table:formula="of:=[.D435]/[.B435]" office:value-type="percentage" office:value="0.344373767999999">
            <text:p>34,44%</text:p>
          </table:table-cell>
          <table:table-cell table:formula="of:=IF([.H435]=1;[.D434]-([.$J$2]*[.C434]);[.D434])" office:value-type="float" office:value="1611.66923424">
            <text:p>1611,66923424</text:p>
          </table:table-cell>
          <table:table-cell table:formula="of:=IF([.G435]=1;5000-[.D434];IF([.H435]=1;[.E434]-([.$J$2]*(1-[.C434]));[.E434]))" office:value-type="float" office:value="3068.33076576">
            <text:p>3068,33076576</text:p>
          </table:table-cell>
          <table:table-cell/>
          <table:table-cell table:formula="of:=IF(MOD([.A435]-1;50)=0;1;0)" office:value-type="float" office:value="0">
            <text:p>0</text:p>
          </table:table-cell>
          <table:table-cell table:formula="of:=IF(MOD([.A4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34">
            <text:p>434</text:p>
          </table:table-cell>
          <table:table-cell table:formula="of:=IF([.G436]=1;5000;IF([.H436]=1;[.B435]-[.$J$2];[.B435]))" office:value-type="float" office:value="4660">
            <text:p>4660</text:p>
          </table:table-cell>
          <table:table-cell table:formula="of:=[.D436]/[.B436]" office:value-type="percentage" office:value="0.344373767999999">
            <text:p>34,44%</text:p>
          </table:table-cell>
          <table:table-cell table:formula="of:=IF([.H436]=1;[.D435]-([.$J$2]*[.C435]);[.D435])" office:value-type="float" office:value="1604.78175888">
            <text:p>1604,78175888</text:p>
          </table:table-cell>
          <table:table-cell table:formula="of:=IF([.G436]=1;5000-[.D435];IF([.H436]=1;[.E435]-([.$J$2]*(1-[.C435]));[.E435]))" office:value-type="float" office:value="3055.21824112">
            <text:p>3055,21824112</text:p>
          </table:table-cell>
          <table:table-cell/>
          <table:table-cell table:formula="of:=IF(MOD([.A436]-1;50)=0;1;0)" office:value-type="float" office:value="0">
            <text:p>0</text:p>
          </table:table-cell>
          <table:table-cell table:formula="of:=IF(MOD([.A4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35">
            <text:p>435</text:p>
          </table:table-cell>
          <table:table-cell table:formula="of:=IF([.G437]=1;5000;IF([.H437]=1;[.B436]-[.$J$2];[.B436]))" office:value-type="float" office:value="4660">
            <text:p>4660</text:p>
          </table:table-cell>
          <table:table-cell table:formula="of:=[.D437]/[.B437]" office:value-type="percentage" office:value="0.344373767999999">
            <text:p>34,44%</text:p>
          </table:table-cell>
          <table:table-cell table:formula="of:=IF([.H437]=1;[.D436]-([.$J$2]*[.C436]);[.D436])" office:value-type="float" office:value="1604.78175888">
            <text:p>1604,78175888</text:p>
          </table:table-cell>
          <table:table-cell table:formula="of:=IF([.G437]=1;5000-[.D436];IF([.H437]=1;[.E436]-([.$J$2]*(1-[.C436]));[.E436]))" office:value-type="float" office:value="3055.21824112">
            <text:p>3055,21824112</text:p>
          </table:table-cell>
          <table:table-cell/>
          <table:table-cell table:formula="of:=IF(MOD([.A437]-1;50)=0;1;0)" office:value-type="float" office:value="0">
            <text:p>0</text:p>
          </table:table-cell>
          <table:table-cell table:formula="of:=IF(MOD([.A4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36">
            <text:p>436</text:p>
          </table:table-cell>
          <table:table-cell table:formula="of:=IF([.G438]=1;5000;IF([.H438]=1;[.B437]-[.$J$2];[.B437]))" office:value-type="float" office:value="4640">
            <text:p>4640</text:p>
          </table:table-cell>
          <table:table-cell table:formula="of:=[.D438]/[.B438]" office:value-type="percentage" office:value="0.344373767999999">
            <text:p>34,44%</text:p>
          </table:table-cell>
          <table:table-cell table:formula="of:=IF([.H438]=1;[.D437]-([.$J$2]*[.C437]);[.D437])" office:value-type="float" office:value="1597.89428352">
            <text:p>1597,89428352</text:p>
          </table:table-cell>
          <table:table-cell table:formula="of:=IF([.G438]=1;5000-[.D437];IF([.H438]=1;[.E437]-([.$J$2]*(1-[.C437]));[.E437]))" office:value-type="float" office:value="3042.10571648">
            <text:p>3042,10571648</text:p>
          </table:table-cell>
          <table:table-cell/>
          <table:table-cell table:formula="of:=IF(MOD([.A438]-1;50)=0;1;0)" office:value-type="float" office:value="0">
            <text:p>0</text:p>
          </table:table-cell>
          <table:table-cell table:formula="of:=IF(MOD([.A4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37">
            <text:p>437</text:p>
          </table:table-cell>
          <table:table-cell table:formula="of:=IF([.G439]=1;5000;IF([.H439]=1;[.B438]-[.$J$2];[.B438]))" office:value-type="float" office:value="4640">
            <text:p>4640</text:p>
          </table:table-cell>
          <table:table-cell table:formula="of:=[.D439]/[.B439]" office:value-type="percentage" office:value="0.344373767999999">
            <text:p>34,44%</text:p>
          </table:table-cell>
          <table:table-cell table:formula="of:=IF([.H439]=1;[.D438]-([.$J$2]*[.C438]);[.D438])" office:value-type="float" office:value="1597.89428352">
            <text:p>1597,89428352</text:p>
          </table:table-cell>
          <table:table-cell table:formula="of:=IF([.G439]=1;5000-[.D438];IF([.H439]=1;[.E438]-([.$J$2]*(1-[.C438]));[.E438]))" office:value-type="float" office:value="3042.10571648">
            <text:p>3042,10571648</text:p>
          </table:table-cell>
          <table:table-cell/>
          <table:table-cell table:formula="of:=IF(MOD([.A439]-1;50)=0;1;0)" office:value-type="float" office:value="0">
            <text:p>0</text:p>
          </table:table-cell>
          <table:table-cell table:formula="of:=IF(MOD([.A4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38">
            <text:p>438</text:p>
          </table:table-cell>
          <table:table-cell table:formula="of:=IF([.G440]=1;5000;IF([.H440]=1;[.B439]-[.$J$2];[.B439]))" office:value-type="float" office:value="4620">
            <text:p>4620</text:p>
          </table:table-cell>
          <table:table-cell table:formula="of:=[.D440]/[.B440]" office:value-type="percentage" office:value="0.344373767999999">
            <text:p>34,44%</text:p>
          </table:table-cell>
          <table:table-cell table:formula="of:=IF([.H440]=1;[.D439]-([.$J$2]*[.C439]);[.D439])" office:value-type="float" office:value="1591.00680816">
            <text:p>1591,00680816</text:p>
          </table:table-cell>
          <table:table-cell table:formula="of:=IF([.G440]=1;5000-[.D439];IF([.H440]=1;[.E439]-([.$J$2]*(1-[.C439]));[.E439]))" office:value-type="float" office:value="3028.99319184">
            <text:p>3028,99319184</text:p>
          </table:table-cell>
          <table:table-cell/>
          <table:table-cell table:formula="of:=IF(MOD([.A440]-1;50)=0;1;0)" office:value-type="float" office:value="0">
            <text:p>0</text:p>
          </table:table-cell>
          <table:table-cell table:formula="of:=IF(MOD([.A4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39">
            <text:p>439</text:p>
          </table:table-cell>
          <table:table-cell table:formula="of:=IF([.G441]=1;5000;IF([.H441]=1;[.B440]-[.$J$2];[.B440]))" office:value-type="float" office:value="4620">
            <text:p>4620</text:p>
          </table:table-cell>
          <table:table-cell table:formula="of:=[.D441]/[.B441]" office:value-type="percentage" office:value="0.344373767999999">
            <text:p>34,44%</text:p>
          </table:table-cell>
          <table:table-cell table:formula="of:=IF([.H441]=1;[.D440]-([.$J$2]*[.C440]);[.D440])" office:value-type="float" office:value="1591.00680816">
            <text:p>1591,00680816</text:p>
          </table:table-cell>
          <table:table-cell table:formula="of:=IF([.G441]=1;5000-[.D440];IF([.H441]=1;[.E440]-([.$J$2]*(1-[.C440]));[.E440]))" office:value-type="float" office:value="3028.99319184">
            <text:p>3028,99319184</text:p>
          </table:table-cell>
          <table:table-cell/>
          <table:table-cell table:formula="of:=IF(MOD([.A441]-1;50)=0;1;0)" office:value-type="float" office:value="0">
            <text:p>0</text:p>
          </table:table-cell>
          <table:table-cell table:formula="of:=IF(MOD([.A4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40">
            <text:p>440</text:p>
          </table:table-cell>
          <table:table-cell table:formula="of:=IF([.G442]=1;5000;IF([.H442]=1;[.B441]-[.$J$2];[.B441]))" office:value-type="float" office:value="4600">
            <text:p>4600</text:p>
          </table:table-cell>
          <table:table-cell table:formula="of:=[.D442]/[.B442]" office:value-type="percentage" office:value="0.344373767999999">
            <text:p>34,44%</text:p>
          </table:table-cell>
          <table:table-cell table:formula="of:=IF([.H442]=1;[.D441]-([.$J$2]*[.C441]);[.D441])" office:value-type="float" office:value="1584.1193328">
            <text:p>1584,1193328</text:p>
          </table:table-cell>
          <table:table-cell table:formula="of:=IF([.G442]=1;5000-[.D441];IF([.H442]=1;[.E441]-([.$J$2]*(1-[.C441]));[.E441]))" office:value-type="float" office:value="3015.8806672">
            <text:p>3015,8806672</text:p>
          </table:table-cell>
          <table:table-cell/>
          <table:table-cell table:formula="of:=IF(MOD([.A442]-1;50)=0;1;0)" office:value-type="float" office:value="0">
            <text:p>0</text:p>
          </table:table-cell>
          <table:table-cell table:formula="of:=IF(MOD([.A4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41">
            <text:p>441</text:p>
          </table:table-cell>
          <table:table-cell table:formula="of:=IF([.G443]=1;5000;IF([.H443]=1;[.B442]-[.$J$2];[.B442]))" office:value-type="float" office:value="4600">
            <text:p>4600</text:p>
          </table:table-cell>
          <table:table-cell table:formula="of:=[.D443]/[.B443]" office:value-type="percentage" office:value="0.344373767999999">
            <text:p>34,44%</text:p>
          </table:table-cell>
          <table:table-cell table:formula="of:=IF([.H443]=1;[.D442]-([.$J$2]*[.C442]);[.D442])" office:value-type="float" office:value="1584.1193328">
            <text:p>1584,1193328</text:p>
          </table:table-cell>
          <table:table-cell table:formula="of:=IF([.G443]=1;5000-[.D442];IF([.H443]=1;[.E442]-([.$J$2]*(1-[.C442]));[.E442]))" office:value-type="float" office:value="3015.8806672">
            <text:p>3015,8806672</text:p>
          </table:table-cell>
          <table:table-cell/>
          <table:table-cell table:formula="of:=IF(MOD([.A443]-1;50)=0;1;0)" office:value-type="float" office:value="0">
            <text:p>0</text:p>
          </table:table-cell>
          <table:table-cell table:formula="of:=IF(MOD([.A4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42">
            <text:p>442</text:p>
          </table:table-cell>
          <table:table-cell table:formula="of:=IF([.G444]=1;5000;IF([.H444]=1;[.B443]-[.$J$2];[.B443]))" office:value-type="float" office:value="4580">
            <text:p>4580</text:p>
          </table:table-cell>
          <table:table-cell table:formula="of:=[.D444]/[.B444]" office:value-type="percentage" office:value="0.344373767999999">
            <text:p>34,44%</text:p>
          </table:table-cell>
          <table:table-cell table:formula="of:=IF([.H444]=1;[.D443]-([.$J$2]*[.C443]);[.D443])" office:value-type="float" office:value="1577.23185744">
            <text:p>1577,23185744</text:p>
          </table:table-cell>
          <table:table-cell table:formula="of:=IF([.G444]=1;5000-[.D443];IF([.H444]=1;[.E443]-([.$J$2]*(1-[.C443]));[.E443]))" office:value-type="float" office:value="3002.76814256">
            <text:p>3002,76814256</text:p>
          </table:table-cell>
          <table:table-cell/>
          <table:table-cell table:formula="of:=IF(MOD([.A444]-1;50)=0;1;0)" office:value-type="float" office:value="0">
            <text:p>0</text:p>
          </table:table-cell>
          <table:table-cell table:formula="of:=IF(MOD([.A4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43">
            <text:p>443</text:p>
          </table:table-cell>
          <table:table-cell table:formula="of:=IF([.G445]=1;5000;IF([.H445]=1;[.B444]-[.$J$2];[.B444]))" office:value-type="float" office:value="4580">
            <text:p>4580</text:p>
          </table:table-cell>
          <table:table-cell table:formula="of:=[.D445]/[.B445]" office:value-type="percentage" office:value="0.344373767999999">
            <text:p>34,44%</text:p>
          </table:table-cell>
          <table:table-cell table:formula="of:=IF([.H445]=1;[.D444]-([.$J$2]*[.C444]);[.D444])" office:value-type="float" office:value="1577.23185744">
            <text:p>1577,23185744</text:p>
          </table:table-cell>
          <table:table-cell table:formula="of:=IF([.G445]=1;5000-[.D444];IF([.H445]=1;[.E444]-([.$J$2]*(1-[.C444]));[.E444]))" office:value-type="float" office:value="3002.76814256">
            <text:p>3002,76814256</text:p>
          </table:table-cell>
          <table:table-cell/>
          <table:table-cell table:formula="of:=IF(MOD([.A445]-1;50)=0;1;0)" office:value-type="float" office:value="0">
            <text:p>0</text:p>
          </table:table-cell>
          <table:table-cell table:formula="of:=IF(MOD([.A4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44">
            <text:p>444</text:p>
          </table:table-cell>
          <table:table-cell table:formula="of:=IF([.G446]=1;5000;IF([.H446]=1;[.B445]-[.$J$2];[.B445]))" office:value-type="float" office:value="4560">
            <text:p>4560</text:p>
          </table:table-cell>
          <table:table-cell table:formula="of:=[.D446]/[.B446]" office:value-type="percentage" office:value="0.344373767999999">
            <text:p>34,44%</text:p>
          </table:table-cell>
          <table:table-cell table:formula="of:=IF([.H446]=1;[.D445]-([.$J$2]*[.C445]);[.D445])" office:value-type="float" office:value="1570.34438208">
            <text:p>1570,34438208</text:p>
          </table:table-cell>
          <table:table-cell table:formula="of:=IF([.G446]=1;5000-[.D445];IF([.H446]=1;[.E445]-([.$J$2]*(1-[.C445]));[.E445]))" office:value-type="float" office:value="2989.65561792">
            <text:p>2989,65561792</text:p>
          </table:table-cell>
          <table:table-cell/>
          <table:table-cell table:formula="of:=IF(MOD([.A446]-1;50)=0;1;0)" office:value-type="float" office:value="0">
            <text:p>0</text:p>
          </table:table-cell>
          <table:table-cell table:formula="of:=IF(MOD([.A4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45">
            <text:p>445</text:p>
          </table:table-cell>
          <table:table-cell table:formula="of:=IF([.G447]=1;5000;IF([.H447]=1;[.B446]-[.$J$2];[.B446]))" office:value-type="float" office:value="4560">
            <text:p>4560</text:p>
          </table:table-cell>
          <table:table-cell table:formula="of:=[.D447]/[.B447]" office:value-type="percentage" office:value="0.344373767999999">
            <text:p>34,44%</text:p>
          </table:table-cell>
          <table:table-cell table:formula="of:=IF([.H447]=1;[.D446]-([.$J$2]*[.C446]);[.D446])" office:value-type="float" office:value="1570.34438208">
            <text:p>1570,34438208</text:p>
          </table:table-cell>
          <table:table-cell table:formula="of:=IF([.G447]=1;5000-[.D446];IF([.H447]=1;[.E446]-([.$J$2]*(1-[.C446]));[.E446]))" office:value-type="float" office:value="2989.65561792">
            <text:p>2989,65561792</text:p>
          </table:table-cell>
          <table:table-cell/>
          <table:table-cell table:formula="of:=IF(MOD([.A447]-1;50)=0;1;0)" office:value-type="float" office:value="0">
            <text:p>0</text:p>
          </table:table-cell>
          <table:table-cell table:formula="of:=IF(MOD([.A4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46">
            <text:p>446</text:p>
          </table:table-cell>
          <table:table-cell table:formula="of:=IF([.G448]=1;5000;IF([.H448]=1;[.B447]-[.$J$2];[.B447]))" office:value-type="float" office:value="4540">
            <text:p>4540</text:p>
          </table:table-cell>
          <table:table-cell table:formula="of:=[.D448]/[.B448]" office:value-type="percentage" office:value="0.344373767999999">
            <text:p>34,44%</text:p>
          </table:table-cell>
          <table:table-cell table:formula="of:=IF([.H448]=1;[.D447]-([.$J$2]*[.C447]);[.D447])" office:value-type="float" office:value="1563.45690672">
            <text:p>1563,45690672</text:p>
          </table:table-cell>
          <table:table-cell table:formula="of:=IF([.G448]=1;5000-[.D447];IF([.H448]=1;[.E447]-([.$J$2]*(1-[.C447]));[.E447]))" office:value-type="float" office:value="2976.54309328">
            <text:p>2976,54309328</text:p>
          </table:table-cell>
          <table:table-cell/>
          <table:table-cell table:formula="of:=IF(MOD([.A448]-1;50)=0;1;0)" office:value-type="float" office:value="0">
            <text:p>0</text:p>
          </table:table-cell>
          <table:table-cell table:formula="of:=IF(MOD([.A4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47">
            <text:p>447</text:p>
          </table:table-cell>
          <table:table-cell table:formula="of:=IF([.G449]=1;5000;IF([.H449]=1;[.B448]-[.$J$2];[.B448]))" office:value-type="float" office:value="4540">
            <text:p>4540</text:p>
          </table:table-cell>
          <table:table-cell table:formula="of:=[.D449]/[.B449]" office:value-type="percentage" office:value="0.344373767999999">
            <text:p>34,44%</text:p>
          </table:table-cell>
          <table:table-cell table:formula="of:=IF([.H449]=1;[.D448]-([.$J$2]*[.C448]);[.D448])" office:value-type="float" office:value="1563.45690672">
            <text:p>1563,45690672</text:p>
          </table:table-cell>
          <table:table-cell table:formula="of:=IF([.G449]=1;5000-[.D448];IF([.H449]=1;[.E448]-([.$J$2]*(1-[.C448]));[.E448]))" office:value-type="float" office:value="2976.54309328">
            <text:p>2976,54309328</text:p>
          </table:table-cell>
          <table:table-cell/>
          <table:table-cell table:formula="of:=IF(MOD([.A449]-1;50)=0;1;0)" office:value-type="float" office:value="0">
            <text:p>0</text:p>
          </table:table-cell>
          <table:table-cell table:formula="of:=IF(MOD([.A4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48">
            <text:p>448</text:p>
          </table:table-cell>
          <table:table-cell table:formula="of:=IF([.G450]=1;5000;IF([.H450]=1;[.B449]-[.$J$2];[.B449]))" office:value-type="float" office:value="4520">
            <text:p>4520</text:p>
          </table:table-cell>
          <table:table-cell table:formula="of:=[.D450]/[.B450]" office:value-type="percentage" office:value="0.344373767999999">
            <text:p>34,44%</text:p>
          </table:table-cell>
          <table:table-cell table:formula="of:=IF([.H450]=1;[.D449]-([.$J$2]*[.C449]);[.D449])" office:value-type="float" office:value="1556.56943136">
            <text:p>1556,56943136</text:p>
          </table:table-cell>
          <table:table-cell table:formula="of:=IF([.G450]=1;5000-[.D449];IF([.H450]=1;[.E449]-([.$J$2]*(1-[.C449]));[.E449]))" office:value-type="float" office:value="2963.43056864">
            <text:p>2963,43056864</text:p>
          </table:table-cell>
          <table:table-cell/>
          <table:table-cell table:formula="of:=IF(MOD([.A450]-1;50)=0;1;0)" office:value-type="float" office:value="0">
            <text:p>0</text:p>
          </table:table-cell>
          <table:table-cell table:formula="of:=IF(MOD([.A4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49">
            <text:p>449</text:p>
          </table:table-cell>
          <table:table-cell table:formula="of:=IF([.G451]=1;5000;IF([.H451]=1;[.B450]-[.$J$2];[.B450]))" office:value-type="float" office:value="4520">
            <text:p>4520</text:p>
          </table:table-cell>
          <table:table-cell table:formula="of:=[.D451]/[.B451]" office:value-type="percentage" office:value="0.344373767999999">
            <text:p>34,44%</text:p>
          </table:table-cell>
          <table:table-cell table:formula="of:=IF([.H451]=1;[.D450]-([.$J$2]*[.C450]);[.D450])" office:value-type="float" office:value="1556.56943136">
            <text:p>1556,56943136</text:p>
          </table:table-cell>
          <table:table-cell table:formula="of:=IF([.G451]=1;5000-[.D450];IF([.H451]=1;[.E450]-([.$J$2]*(1-[.C450]));[.E450]))" office:value-type="float" office:value="2963.43056864">
            <text:p>2963,43056864</text:p>
          </table:table-cell>
          <table:table-cell/>
          <table:table-cell table:formula="of:=IF(MOD([.A451]-1;50)=0;1;0)" office:value-type="float" office:value="0">
            <text:p>0</text:p>
          </table:table-cell>
          <table:table-cell table:formula="of:=IF(MOD([.A4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50">
            <text:p>450</text:p>
          </table:table-cell>
          <table:table-cell table:formula="of:=IF([.G452]=1;5000;IF([.H452]=1;[.B451]-[.$J$2];[.B451]))" office:value-type="float" office:value="4500">
            <text:p>4500</text:p>
          </table:table-cell>
          <table:table-cell table:formula="of:=[.D452]/[.B452]" office:value-type="percentage" office:value="0.344373767999999">
            <text:p>34,44%</text:p>
          </table:table-cell>
          <table:table-cell table:formula="of:=IF([.H452]=1;[.D451]-([.$J$2]*[.C451]);[.D451])" office:value-type="float" office:value="1549.681956">
            <text:p>1549,681956</text:p>
          </table:table-cell>
          <table:table-cell table:formula="of:=IF([.G452]=1;5000-[.D451];IF([.H452]=1;[.E451]-([.$J$2]*(1-[.C451]));[.E451]))" office:value-type="float" office:value="2950.318044">
            <text:p>2950,318044</text:p>
          </table:table-cell>
          <table:table-cell/>
          <table:table-cell table:formula="of:=IF(MOD([.A452]-1;50)=0;1;0)" office:value-type="float" office:value="0">
            <text:p>0</text:p>
          </table:table-cell>
          <table:table-cell table:formula="of:=IF(MOD([.A4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51">
            <text:p>451</text:p>
          </table:table-cell>
          <table:table-cell table:formula="of:=IF([.G453]=1;5000;IF([.H453]=1;[.B452]-[.$J$2];[.B452]))" office:value-type="float" office:value="5000">
            <text:p>5000</text:p>
          </table:table-cell>
          <table:table-cell table:formula="of:=[.D453]/[.B453]" office:value-type="percentage" office:value="0.309936391199999">
            <text:p>30,99%</text:p>
          </table:table-cell>
          <table:table-cell table:formula="of:=IF([.H453]=1;[.D452]-([.$J$2]*[.C452]);[.D452])" office:value-type="float" office:value="1549.681956">
            <text:p>1549,681956</text:p>
          </table:table-cell>
          <table:table-cell table:formula="of:=IF([.G453]=1;5000-[.D452];IF([.H453]=1;[.E452]-([.$J$2]*(1-[.C452]));[.E452]))" office:value-type="float" office:value="3450.31804400001">
            <text:p>3450,318044</text:p>
          </table:table-cell>
          <table:table-cell/>
          <table:table-cell table:formula="of:=IF(MOD([.A453]-1;50)=0;1;0)" office:value-type="float" office:value="1">
            <text:p>1</text:p>
          </table:table-cell>
          <table:table-cell table:formula="of:=IF(MOD([.A4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52">
            <text:p>452</text:p>
          </table:table-cell>
          <table:table-cell table:formula="of:=IF([.G454]=1;5000;IF([.H454]=1;[.B453]-[.$J$2];[.B453]))" office:value-type="float" office:value="4980">
            <text:p>4980</text:p>
          </table:table-cell>
          <table:table-cell table:formula="of:=[.D454]/[.B454]" office:value-type="percentage" office:value="0.309936391199999">
            <text:p>30,99%</text:p>
          </table:table-cell>
          <table:table-cell table:formula="of:=IF([.H454]=1;[.D453]-([.$J$2]*[.C453]);[.D453])" office:value-type="float" office:value="1543.483228176">
            <text:p>1543,483228176</text:p>
          </table:table-cell>
          <table:table-cell table:formula="of:=IF([.G454]=1;5000-[.D453];IF([.H454]=1;[.E453]-([.$J$2]*(1-[.C453]));[.E453]))" office:value-type="float" office:value="3436.516771824">
            <text:p>3436,516771824</text:p>
          </table:table-cell>
          <table:table-cell/>
          <table:table-cell table:formula="of:=IF(MOD([.A454]-1;50)=0;1;0)" office:value-type="float" office:value="0">
            <text:p>0</text:p>
          </table:table-cell>
          <table:table-cell table:formula="of:=IF(MOD([.A4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53">
            <text:p>453</text:p>
          </table:table-cell>
          <table:table-cell table:formula="of:=IF([.G455]=1;5000;IF([.H455]=1;[.B454]-[.$J$2];[.B454]))" office:value-type="float" office:value="4980">
            <text:p>4980</text:p>
          </table:table-cell>
          <table:table-cell table:formula="of:=[.D455]/[.B455]" office:value-type="percentage" office:value="0.309936391199999">
            <text:p>30,99%</text:p>
          </table:table-cell>
          <table:table-cell table:formula="of:=IF([.H455]=1;[.D454]-([.$J$2]*[.C454]);[.D454])" office:value-type="float" office:value="1543.483228176">
            <text:p>1543,483228176</text:p>
          </table:table-cell>
          <table:table-cell table:formula="of:=IF([.G455]=1;5000-[.D454];IF([.H455]=1;[.E454]-([.$J$2]*(1-[.C454]));[.E454]))" office:value-type="float" office:value="3436.516771824">
            <text:p>3436,516771824</text:p>
          </table:table-cell>
          <table:table-cell/>
          <table:table-cell table:formula="of:=IF(MOD([.A455]-1;50)=0;1;0)" office:value-type="float" office:value="0">
            <text:p>0</text:p>
          </table:table-cell>
          <table:table-cell table:formula="of:=IF(MOD([.A4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54">
            <text:p>454</text:p>
          </table:table-cell>
          <table:table-cell table:formula="of:=IF([.G456]=1;5000;IF([.H456]=1;[.B455]-[.$J$2];[.B455]))" office:value-type="float" office:value="4960">
            <text:p>4960</text:p>
          </table:table-cell>
          <table:table-cell table:formula="of:=[.D456]/[.B456]" office:value-type="percentage" office:value="0.309936391199999">
            <text:p>30,99%</text:p>
          </table:table-cell>
          <table:table-cell table:formula="of:=IF([.H456]=1;[.D455]-([.$J$2]*[.C455]);[.D455])" office:value-type="float" office:value="1537.284500352">
            <text:p>1537,284500352</text:p>
          </table:table-cell>
          <table:table-cell table:formula="of:=IF([.G456]=1;5000-[.D455];IF([.H456]=1;[.E455]-([.$J$2]*(1-[.C455]));[.E455]))" office:value-type="float" office:value="3422.715499648">
            <text:p>3422,715499648</text:p>
          </table:table-cell>
          <table:table-cell/>
          <table:table-cell table:formula="of:=IF(MOD([.A456]-1;50)=0;1;0)" office:value-type="float" office:value="0">
            <text:p>0</text:p>
          </table:table-cell>
          <table:table-cell table:formula="of:=IF(MOD([.A4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55">
            <text:p>455</text:p>
          </table:table-cell>
          <table:table-cell table:formula="of:=IF([.G457]=1;5000;IF([.H457]=1;[.B456]-[.$J$2];[.B456]))" office:value-type="float" office:value="4960">
            <text:p>4960</text:p>
          </table:table-cell>
          <table:table-cell table:formula="of:=[.D457]/[.B457]" office:value-type="percentage" office:value="0.309936391199999">
            <text:p>30,99%</text:p>
          </table:table-cell>
          <table:table-cell table:formula="of:=IF([.H457]=1;[.D456]-([.$J$2]*[.C456]);[.D456])" office:value-type="float" office:value="1537.284500352">
            <text:p>1537,284500352</text:p>
          </table:table-cell>
          <table:table-cell table:formula="of:=IF([.G457]=1;5000-[.D456];IF([.H457]=1;[.E456]-([.$J$2]*(1-[.C456]));[.E456]))" office:value-type="float" office:value="3422.715499648">
            <text:p>3422,715499648</text:p>
          </table:table-cell>
          <table:table-cell/>
          <table:table-cell table:formula="of:=IF(MOD([.A457]-1;50)=0;1;0)" office:value-type="float" office:value="0">
            <text:p>0</text:p>
          </table:table-cell>
          <table:table-cell table:formula="of:=IF(MOD([.A4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56">
            <text:p>456</text:p>
          </table:table-cell>
          <table:table-cell table:formula="of:=IF([.G458]=1;5000;IF([.H458]=1;[.B457]-[.$J$2];[.B457]))" office:value-type="float" office:value="4940">
            <text:p>4940</text:p>
          </table:table-cell>
          <table:table-cell table:formula="of:=[.D458]/[.B458]" office:value-type="percentage" office:value="0.309936391199999">
            <text:p>30,99%</text:p>
          </table:table-cell>
          <table:table-cell table:formula="of:=IF([.H458]=1;[.D457]-([.$J$2]*[.C457]);[.D457])" office:value-type="float" office:value="1531.085772528">
            <text:p>1531,085772528</text:p>
          </table:table-cell>
          <table:table-cell table:formula="of:=IF([.G458]=1;5000-[.D457];IF([.H458]=1;[.E457]-([.$J$2]*(1-[.C457]));[.E457]))" office:value-type="float" office:value="3408.914227472">
            <text:p>3408,914227472</text:p>
          </table:table-cell>
          <table:table-cell/>
          <table:table-cell table:formula="of:=IF(MOD([.A458]-1;50)=0;1;0)" office:value-type="float" office:value="0">
            <text:p>0</text:p>
          </table:table-cell>
          <table:table-cell table:formula="of:=IF(MOD([.A4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57">
            <text:p>457</text:p>
          </table:table-cell>
          <table:table-cell table:formula="of:=IF([.G459]=1;5000;IF([.H459]=1;[.B458]-[.$J$2];[.B458]))" office:value-type="float" office:value="4940">
            <text:p>4940</text:p>
          </table:table-cell>
          <table:table-cell table:formula="of:=[.D459]/[.B459]" office:value-type="percentage" office:value="0.309936391199999">
            <text:p>30,99%</text:p>
          </table:table-cell>
          <table:table-cell table:formula="of:=IF([.H459]=1;[.D458]-([.$J$2]*[.C458]);[.D458])" office:value-type="float" office:value="1531.085772528">
            <text:p>1531,085772528</text:p>
          </table:table-cell>
          <table:table-cell table:formula="of:=IF([.G459]=1;5000-[.D458];IF([.H459]=1;[.E458]-([.$J$2]*(1-[.C458]));[.E458]))" office:value-type="float" office:value="3408.914227472">
            <text:p>3408,914227472</text:p>
          </table:table-cell>
          <table:table-cell/>
          <table:table-cell table:formula="of:=IF(MOD([.A459]-1;50)=0;1;0)" office:value-type="float" office:value="0">
            <text:p>0</text:p>
          </table:table-cell>
          <table:table-cell table:formula="of:=IF(MOD([.A4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58">
            <text:p>458</text:p>
          </table:table-cell>
          <table:table-cell table:formula="of:=IF([.G460]=1;5000;IF([.H460]=1;[.B459]-[.$J$2];[.B459]))" office:value-type="float" office:value="4920">
            <text:p>4920</text:p>
          </table:table-cell>
          <table:table-cell table:formula="of:=[.D460]/[.B460]" office:value-type="percentage" office:value="0.309936391199999">
            <text:p>30,99%</text:p>
          </table:table-cell>
          <table:table-cell table:formula="of:=IF([.H460]=1;[.D459]-([.$J$2]*[.C459]);[.D459])" office:value-type="float" office:value="1524.887044704">
            <text:p>1524,887044704</text:p>
          </table:table-cell>
          <table:table-cell table:formula="of:=IF([.G460]=1;5000-[.D459];IF([.H460]=1;[.E459]-([.$J$2]*(1-[.C459]));[.E459]))" office:value-type="float" office:value="3395.112955296">
            <text:p>3395,112955296</text:p>
          </table:table-cell>
          <table:table-cell/>
          <table:table-cell table:formula="of:=IF(MOD([.A460]-1;50)=0;1;0)" office:value-type="float" office:value="0">
            <text:p>0</text:p>
          </table:table-cell>
          <table:table-cell table:formula="of:=IF(MOD([.A4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59">
            <text:p>459</text:p>
          </table:table-cell>
          <table:table-cell table:formula="of:=IF([.G461]=1;5000;IF([.H461]=1;[.B460]-[.$J$2];[.B460]))" office:value-type="float" office:value="4920">
            <text:p>4920</text:p>
          </table:table-cell>
          <table:table-cell table:formula="of:=[.D461]/[.B461]" office:value-type="percentage" office:value="0.309936391199999">
            <text:p>30,99%</text:p>
          </table:table-cell>
          <table:table-cell table:formula="of:=IF([.H461]=1;[.D460]-([.$J$2]*[.C460]);[.D460])" office:value-type="float" office:value="1524.887044704">
            <text:p>1524,887044704</text:p>
          </table:table-cell>
          <table:table-cell table:formula="of:=IF([.G461]=1;5000-[.D460];IF([.H461]=1;[.E460]-([.$J$2]*(1-[.C460]));[.E460]))" office:value-type="float" office:value="3395.112955296">
            <text:p>3395,112955296</text:p>
          </table:table-cell>
          <table:table-cell/>
          <table:table-cell table:formula="of:=IF(MOD([.A461]-1;50)=0;1;0)" office:value-type="float" office:value="0">
            <text:p>0</text:p>
          </table:table-cell>
          <table:table-cell table:formula="of:=IF(MOD([.A4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60">
            <text:p>460</text:p>
          </table:table-cell>
          <table:table-cell table:formula="of:=IF([.G462]=1;5000;IF([.H462]=1;[.B461]-[.$J$2];[.B461]))" office:value-type="float" office:value="4900">
            <text:p>4900</text:p>
          </table:table-cell>
          <table:table-cell table:formula="of:=[.D462]/[.B462]" office:value-type="percentage" office:value="0.309936391199999">
            <text:p>30,99%</text:p>
          </table:table-cell>
          <table:table-cell table:formula="of:=IF([.H462]=1;[.D461]-([.$J$2]*[.C461]);[.D461])" office:value-type="float" office:value="1518.68831688">
            <text:p>1518,68831688</text:p>
          </table:table-cell>
          <table:table-cell table:formula="of:=IF([.G462]=1;5000-[.D461];IF([.H462]=1;[.E461]-([.$J$2]*(1-[.C461]));[.E461]))" office:value-type="float" office:value="3381.31168312">
            <text:p>3381,31168312</text:p>
          </table:table-cell>
          <table:table-cell/>
          <table:table-cell table:formula="of:=IF(MOD([.A462]-1;50)=0;1;0)" office:value-type="float" office:value="0">
            <text:p>0</text:p>
          </table:table-cell>
          <table:table-cell table:formula="of:=IF(MOD([.A4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61">
            <text:p>461</text:p>
          </table:table-cell>
          <table:table-cell table:formula="of:=IF([.G463]=1;5000;IF([.H463]=1;[.B462]-[.$J$2];[.B462]))" office:value-type="float" office:value="4900">
            <text:p>4900</text:p>
          </table:table-cell>
          <table:table-cell table:formula="of:=[.D463]/[.B463]" office:value-type="percentage" office:value="0.309936391199999">
            <text:p>30,99%</text:p>
          </table:table-cell>
          <table:table-cell table:formula="of:=IF([.H463]=1;[.D462]-([.$J$2]*[.C462]);[.D462])" office:value-type="float" office:value="1518.68831688">
            <text:p>1518,68831688</text:p>
          </table:table-cell>
          <table:table-cell table:formula="of:=IF([.G463]=1;5000-[.D462];IF([.H463]=1;[.E462]-([.$J$2]*(1-[.C462]));[.E462]))" office:value-type="float" office:value="3381.31168312">
            <text:p>3381,31168312</text:p>
          </table:table-cell>
          <table:table-cell/>
          <table:table-cell table:formula="of:=IF(MOD([.A463]-1;50)=0;1;0)" office:value-type="float" office:value="0">
            <text:p>0</text:p>
          </table:table-cell>
          <table:table-cell table:formula="of:=IF(MOD([.A4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62">
            <text:p>462</text:p>
          </table:table-cell>
          <table:table-cell table:formula="of:=IF([.G464]=1;5000;IF([.H464]=1;[.B463]-[.$J$2];[.B463]))" office:value-type="float" office:value="4880">
            <text:p>4880</text:p>
          </table:table-cell>
          <table:table-cell table:formula="of:=[.D464]/[.B464]" office:value-type="percentage" office:value="0.309936391199999">
            <text:p>30,99%</text:p>
          </table:table-cell>
          <table:table-cell table:formula="of:=IF([.H464]=1;[.D463]-([.$J$2]*[.C463]);[.D463])" office:value-type="float" office:value="1512.489589056">
            <text:p>1512,489589056</text:p>
          </table:table-cell>
          <table:table-cell table:formula="of:=IF([.G464]=1;5000-[.D463];IF([.H464]=1;[.E463]-([.$J$2]*(1-[.C463]));[.E463]))" office:value-type="float" office:value="3367.510410944">
            <text:p>3367,510410944</text:p>
          </table:table-cell>
          <table:table-cell/>
          <table:table-cell table:formula="of:=IF(MOD([.A464]-1;50)=0;1;0)" office:value-type="float" office:value="0">
            <text:p>0</text:p>
          </table:table-cell>
          <table:table-cell table:formula="of:=IF(MOD([.A4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63">
            <text:p>463</text:p>
          </table:table-cell>
          <table:table-cell table:formula="of:=IF([.G465]=1;5000;IF([.H465]=1;[.B464]-[.$J$2];[.B464]))" office:value-type="float" office:value="4880">
            <text:p>4880</text:p>
          </table:table-cell>
          <table:table-cell table:formula="of:=[.D465]/[.B465]" office:value-type="percentage" office:value="0.309936391199999">
            <text:p>30,99%</text:p>
          </table:table-cell>
          <table:table-cell table:formula="of:=IF([.H465]=1;[.D464]-([.$J$2]*[.C464]);[.D464])" office:value-type="float" office:value="1512.489589056">
            <text:p>1512,489589056</text:p>
          </table:table-cell>
          <table:table-cell table:formula="of:=IF([.G465]=1;5000-[.D464];IF([.H465]=1;[.E464]-([.$J$2]*(1-[.C464]));[.E464]))" office:value-type="float" office:value="3367.510410944">
            <text:p>3367,510410944</text:p>
          </table:table-cell>
          <table:table-cell/>
          <table:table-cell table:formula="of:=IF(MOD([.A465]-1;50)=0;1;0)" office:value-type="float" office:value="0">
            <text:p>0</text:p>
          </table:table-cell>
          <table:table-cell table:formula="of:=IF(MOD([.A4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64">
            <text:p>464</text:p>
          </table:table-cell>
          <table:table-cell table:formula="of:=IF([.G466]=1;5000;IF([.H466]=1;[.B465]-[.$J$2];[.B465]))" office:value-type="float" office:value="4860">
            <text:p>4860</text:p>
          </table:table-cell>
          <table:table-cell table:formula="of:=[.D466]/[.B466]" office:value-type="percentage" office:value="0.309936391199999">
            <text:p>30,99%</text:p>
          </table:table-cell>
          <table:table-cell table:formula="of:=IF([.H466]=1;[.D465]-([.$J$2]*[.C465]);[.D465])" office:value-type="float" office:value="1506.290861232">
            <text:p>1506,290861232</text:p>
          </table:table-cell>
          <table:table-cell table:formula="of:=IF([.G466]=1;5000-[.D465];IF([.H466]=1;[.E465]-([.$J$2]*(1-[.C465]));[.E465]))" office:value-type="float" office:value="3353.709138768">
            <text:p>3353,709138768</text:p>
          </table:table-cell>
          <table:table-cell/>
          <table:table-cell table:formula="of:=IF(MOD([.A466]-1;50)=0;1;0)" office:value-type="float" office:value="0">
            <text:p>0</text:p>
          </table:table-cell>
          <table:table-cell table:formula="of:=IF(MOD([.A4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65">
            <text:p>465</text:p>
          </table:table-cell>
          <table:table-cell table:formula="of:=IF([.G467]=1;5000;IF([.H467]=1;[.B466]-[.$J$2];[.B466]))" office:value-type="float" office:value="4860">
            <text:p>4860</text:p>
          </table:table-cell>
          <table:table-cell table:formula="of:=[.D467]/[.B467]" office:value-type="percentage" office:value="0.309936391199999">
            <text:p>30,99%</text:p>
          </table:table-cell>
          <table:table-cell table:formula="of:=IF([.H467]=1;[.D466]-([.$J$2]*[.C466]);[.D466])" office:value-type="float" office:value="1506.290861232">
            <text:p>1506,290861232</text:p>
          </table:table-cell>
          <table:table-cell table:formula="of:=IF([.G467]=1;5000-[.D466];IF([.H467]=1;[.E466]-([.$J$2]*(1-[.C466]));[.E466]))" office:value-type="float" office:value="3353.709138768">
            <text:p>3353,709138768</text:p>
          </table:table-cell>
          <table:table-cell/>
          <table:table-cell table:formula="of:=IF(MOD([.A467]-1;50)=0;1;0)" office:value-type="float" office:value="0">
            <text:p>0</text:p>
          </table:table-cell>
          <table:table-cell table:formula="of:=IF(MOD([.A4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66">
            <text:p>466</text:p>
          </table:table-cell>
          <table:table-cell table:formula="of:=IF([.G468]=1;5000;IF([.H468]=1;[.B467]-[.$J$2];[.B467]))" office:value-type="float" office:value="4840">
            <text:p>4840</text:p>
          </table:table-cell>
          <table:table-cell table:formula="of:=[.D468]/[.B468]" office:value-type="percentage" office:value="0.309936391199999">
            <text:p>30,99%</text:p>
          </table:table-cell>
          <table:table-cell table:formula="of:=IF([.H468]=1;[.D467]-([.$J$2]*[.C467]);[.D467])" office:value-type="float" office:value="1500.092133408">
            <text:p>1500,092133408</text:p>
          </table:table-cell>
          <table:table-cell table:formula="of:=IF([.G468]=1;5000-[.D467];IF([.H468]=1;[.E467]-([.$J$2]*(1-[.C467]));[.E467]))" office:value-type="float" office:value="3339.907866592">
            <text:p>3339,907866592</text:p>
          </table:table-cell>
          <table:table-cell/>
          <table:table-cell table:formula="of:=IF(MOD([.A468]-1;50)=0;1;0)" office:value-type="float" office:value="0">
            <text:p>0</text:p>
          </table:table-cell>
          <table:table-cell table:formula="of:=IF(MOD([.A4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67">
            <text:p>467</text:p>
          </table:table-cell>
          <table:table-cell table:formula="of:=IF([.G469]=1;5000;IF([.H469]=1;[.B468]-[.$J$2];[.B468]))" office:value-type="float" office:value="4840">
            <text:p>4840</text:p>
          </table:table-cell>
          <table:table-cell table:formula="of:=[.D469]/[.B469]" office:value-type="percentage" office:value="0.309936391199999">
            <text:p>30,99%</text:p>
          </table:table-cell>
          <table:table-cell table:formula="of:=IF([.H469]=1;[.D468]-([.$J$2]*[.C468]);[.D468])" office:value-type="float" office:value="1500.092133408">
            <text:p>1500,092133408</text:p>
          </table:table-cell>
          <table:table-cell table:formula="of:=IF([.G469]=1;5000-[.D468];IF([.H469]=1;[.E468]-([.$J$2]*(1-[.C468]));[.E468]))" office:value-type="float" office:value="3339.907866592">
            <text:p>3339,907866592</text:p>
          </table:table-cell>
          <table:table-cell/>
          <table:table-cell table:formula="of:=IF(MOD([.A469]-1;50)=0;1;0)" office:value-type="float" office:value="0">
            <text:p>0</text:p>
          </table:table-cell>
          <table:table-cell table:formula="of:=IF(MOD([.A4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68">
            <text:p>468</text:p>
          </table:table-cell>
          <table:table-cell table:formula="of:=IF([.G470]=1;5000;IF([.H470]=1;[.B469]-[.$J$2];[.B469]))" office:value-type="float" office:value="4820">
            <text:p>4820</text:p>
          </table:table-cell>
          <table:table-cell table:formula="of:=[.D470]/[.B470]" office:value-type="percentage" office:value="0.309936391199999">
            <text:p>30,99%</text:p>
          </table:table-cell>
          <table:table-cell table:formula="of:=IF([.H470]=1;[.D469]-([.$J$2]*[.C469]);[.D469])" office:value-type="float" office:value="1493.893405584">
            <text:p>1493,893405584</text:p>
          </table:table-cell>
          <table:table-cell table:formula="of:=IF([.G470]=1;5000-[.D469];IF([.H470]=1;[.E469]-([.$J$2]*(1-[.C469]));[.E469]))" office:value-type="float" office:value="3326.106594416">
            <text:p>3326,106594416</text:p>
          </table:table-cell>
          <table:table-cell/>
          <table:table-cell table:formula="of:=IF(MOD([.A470]-1;50)=0;1;0)" office:value-type="float" office:value="0">
            <text:p>0</text:p>
          </table:table-cell>
          <table:table-cell table:formula="of:=IF(MOD([.A4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69">
            <text:p>469</text:p>
          </table:table-cell>
          <table:table-cell table:formula="of:=IF([.G471]=1;5000;IF([.H471]=1;[.B470]-[.$J$2];[.B470]))" office:value-type="float" office:value="4820">
            <text:p>4820</text:p>
          </table:table-cell>
          <table:table-cell table:formula="of:=[.D471]/[.B471]" office:value-type="percentage" office:value="0.309936391199999">
            <text:p>30,99%</text:p>
          </table:table-cell>
          <table:table-cell table:formula="of:=IF([.H471]=1;[.D470]-([.$J$2]*[.C470]);[.D470])" office:value-type="float" office:value="1493.893405584">
            <text:p>1493,893405584</text:p>
          </table:table-cell>
          <table:table-cell table:formula="of:=IF([.G471]=1;5000-[.D470];IF([.H471]=1;[.E470]-([.$J$2]*(1-[.C470]));[.E470]))" office:value-type="float" office:value="3326.106594416">
            <text:p>3326,106594416</text:p>
          </table:table-cell>
          <table:table-cell/>
          <table:table-cell table:formula="of:=IF(MOD([.A471]-1;50)=0;1;0)" office:value-type="float" office:value="0">
            <text:p>0</text:p>
          </table:table-cell>
          <table:table-cell table:formula="of:=IF(MOD([.A4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70">
            <text:p>470</text:p>
          </table:table-cell>
          <table:table-cell table:formula="of:=IF([.G472]=1;5000;IF([.H472]=1;[.B471]-[.$J$2];[.B471]))" office:value-type="float" office:value="4800">
            <text:p>4800</text:p>
          </table:table-cell>
          <table:table-cell table:formula="of:=[.D472]/[.B472]" office:value-type="percentage" office:value="0.309936391199999">
            <text:p>30,99%</text:p>
          </table:table-cell>
          <table:table-cell table:formula="of:=IF([.H472]=1;[.D471]-([.$J$2]*[.C471]);[.D471])" office:value-type="float" office:value="1487.69467776">
            <text:p>1487,69467776</text:p>
          </table:table-cell>
          <table:table-cell table:formula="of:=IF([.G472]=1;5000-[.D471];IF([.H472]=1;[.E471]-([.$J$2]*(1-[.C471]));[.E471]))" office:value-type="float" office:value="3312.30532224">
            <text:p>3312,30532224</text:p>
          </table:table-cell>
          <table:table-cell/>
          <table:table-cell table:formula="of:=IF(MOD([.A472]-1;50)=0;1;0)" office:value-type="float" office:value="0">
            <text:p>0</text:p>
          </table:table-cell>
          <table:table-cell table:formula="of:=IF(MOD([.A4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71">
            <text:p>471</text:p>
          </table:table-cell>
          <table:table-cell table:formula="of:=IF([.G473]=1;5000;IF([.H473]=1;[.B472]-[.$J$2];[.B472]))" office:value-type="float" office:value="4800">
            <text:p>4800</text:p>
          </table:table-cell>
          <table:table-cell table:formula="of:=[.D473]/[.B473]" office:value-type="percentage" office:value="0.309936391199999">
            <text:p>30,99%</text:p>
          </table:table-cell>
          <table:table-cell table:formula="of:=IF([.H473]=1;[.D472]-([.$J$2]*[.C472]);[.D472])" office:value-type="float" office:value="1487.69467776">
            <text:p>1487,69467776</text:p>
          </table:table-cell>
          <table:table-cell table:formula="of:=IF([.G473]=1;5000-[.D472];IF([.H473]=1;[.E472]-([.$J$2]*(1-[.C472]));[.E472]))" office:value-type="float" office:value="3312.30532224">
            <text:p>3312,30532224</text:p>
          </table:table-cell>
          <table:table-cell/>
          <table:table-cell table:formula="of:=IF(MOD([.A473]-1;50)=0;1;0)" office:value-type="float" office:value="0">
            <text:p>0</text:p>
          </table:table-cell>
          <table:table-cell table:formula="of:=IF(MOD([.A4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72">
            <text:p>472</text:p>
          </table:table-cell>
          <table:table-cell table:formula="of:=IF([.G474]=1;5000;IF([.H474]=1;[.B473]-[.$J$2];[.B473]))" office:value-type="float" office:value="4780">
            <text:p>4780</text:p>
          </table:table-cell>
          <table:table-cell table:formula="of:=[.D474]/[.B474]" office:value-type="percentage" office:value="0.309936391199999">
            <text:p>30,99%</text:p>
          </table:table-cell>
          <table:table-cell table:formula="of:=IF([.H474]=1;[.D473]-([.$J$2]*[.C473]);[.D473])" office:value-type="float" office:value="1481.495949936">
            <text:p>1481,495949936</text:p>
          </table:table-cell>
          <table:table-cell table:formula="of:=IF([.G474]=1;5000-[.D473];IF([.H474]=1;[.E473]-([.$J$2]*(1-[.C473]));[.E473]))" office:value-type="float" office:value="3298.504050064">
            <text:p>3298,504050064</text:p>
          </table:table-cell>
          <table:table-cell/>
          <table:table-cell table:formula="of:=IF(MOD([.A474]-1;50)=0;1;0)" office:value-type="float" office:value="0">
            <text:p>0</text:p>
          </table:table-cell>
          <table:table-cell table:formula="of:=IF(MOD([.A4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73">
            <text:p>473</text:p>
          </table:table-cell>
          <table:table-cell table:formula="of:=IF([.G475]=1;5000;IF([.H475]=1;[.B474]-[.$J$2];[.B474]))" office:value-type="float" office:value="4780">
            <text:p>4780</text:p>
          </table:table-cell>
          <table:table-cell table:formula="of:=[.D475]/[.B475]" office:value-type="percentage" office:value="0.309936391199999">
            <text:p>30,99%</text:p>
          </table:table-cell>
          <table:table-cell table:formula="of:=IF([.H475]=1;[.D474]-([.$J$2]*[.C474]);[.D474])" office:value-type="float" office:value="1481.495949936">
            <text:p>1481,495949936</text:p>
          </table:table-cell>
          <table:table-cell table:formula="of:=IF([.G475]=1;5000-[.D474];IF([.H475]=1;[.E474]-([.$J$2]*(1-[.C474]));[.E474]))" office:value-type="float" office:value="3298.504050064">
            <text:p>3298,504050064</text:p>
          </table:table-cell>
          <table:table-cell/>
          <table:table-cell table:formula="of:=IF(MOD([.A475]-1;50)=0;1;0)" office:value-type="float" office:value="0">
            <text:p>0</text:p>
          </table:table-cell>
          <table:table-cell table:formula="of:=IF(MOD([.A4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74">
            <text:p>474</text:p>
          </table:table-cell>
          <table:table-cell table:formula="of:=IF([.G476]=1;5000;IF([.H476]=1;[.B475]-[.$J$2];[.B475]))" office:value-type="float" office:value="4760">
            <text:p>4760</text:p>
          </table:table-cell>
          <table:table-cell table:formula="of:=[.D476]/[.B476]" office:value-type="percentage" office:value="0.309936391199999">
            <text:p>30,99%</text:p>
          </table:table-cell>
          <table:table-cell table:formula="of:=IF([.H476]=1;[.D475]-([.$J$2]*[.C475]);[.D475])" office:value-type="float" office:value="1475.297222112">
            <text:p>1475,297222112</text:p>
          </table:table-cell>
          <table:table-cell table:formula="of:=IF([.G476]=1;5000-[.D475];IF([.H476]=1;[.E475]-([.$J$2]*(1-[.C475]));[.E475]))" office:value-type="float" office:value="3284.702777888">
            <text:p>3284,702777888</text:p>
          </table:table-cell>
          <table:table-cell/>
          <table:table-cell table:formula="of:=IF(MOD([.A476]-1;50)=0;1;0)" office:value-type="float" office:value="0">
            <text:p>0</text:p>
          </table:table-cell>
          <table:table-cell table:formula="of:=IF(MOD([.A4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75">
            <text:p>475</text:p>
          </table:table-cell>
          <table:table-cell table:formula="of:=IF([.G477]=1;5000;IF([.H477]=1;[.B476]-[.$J$2];[.B476]))" office:value-type="float" office:value="4760">
            <text:p>4760</text:p>
          </table:table-cell>
          <table:table-cell table:formula="of:=[.D477]/[.B477]" office:value-type="percentage" office:value="0.309936391199999">
            <text:p>30,99%</text:p>
          </table:table-cell>
          <table:table-cell table:formula="of:=IF([.H477]=1;[.D476]-([.$J$2]*[.C476]);[.D476])" office:value-type="float" office:value="1475.297222112">
            <text:p>1475,297222112</text:p>
          </table:table-cell>
          <table:table-cell table:formula="of:=IF([.G477]=1;5000-[.D476];IF([.H477]=1;[.E476]-([.$J$2]*(1-[.C476]));[.E476]))" office:value-type="float" office:value="3284.702777888">
            <text:p>3284,702777888</text:p>
          </table:table-cell>
          <table:table-cell/>
          <table:table-cell table:formula="of:=IF(MOD([.A477]-1;50)=0;1;0)" office:value-type="float" office:value="0">
            <text:p>0</text:p>
          </table:table-cell>
          <table:table-cell table:formula="of:=IF(MOD([.A4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76">
            <text:p>476</text:p>
          </table:table-cell>
          <table:table-cell table:formula="of:=IF([.G478]=1;5000;IF([.H478]=1;[.B477]-[.$J$2];[.B477]))" office:value-type="float" office:value="4740">
            <text:p>4740</text:p>
          </table:table-cell>
          <table:table-cell table:formula="of:=[.D478]/[.B478]" office:value-type="percentage" office:value="0.309936391199999">
            <text:p>30,99%</text:p>
          </table:table-cell>
          <table:table-cell table:formula="of:=IF([.H478]=1;[.D477]-([.$J$2]*[.C477]);[.D477])" office:value-type="float" office:value="1469.098494288">
            <text:p>1469,098494288</text:p>
          </table:table-cell>
          <table:table-cell table:formula="of:=IF([.G478]=1;5000-[.D477];IF([.H478]=1;[.E477]-([.$J$2]*(1-[.C477]));[.E477]))" office:value-type="float" office:value="3270.901505712">
            <text:p>3270,901505712</text:p>
          </table:table-cell>
          <table:table-cell/>
          <table:table-cell table:formula="of:=IF(MOD([.A478]-1;50)=0;1;0)" office:value-type="float" office:value="0">
            <text:p>0</text:p>
          </table:table-cell>
          <table:table-cell table:formula="of:=IF(MOD([.A4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77">
            <text:p>477</text:p>
          </table:table-cell>
          <table:table-cell table:formula="of:=IF([.G479]=1;5000;IF([.H479]=1;[.B478]-[.$J$2];[.B478]))" office:value-type="float" office:value="4740">
            <text:p>4740</text:p>
          </table:table-cell>
          <table:table-cell table:formula="of:=[.D479]/[.B479]" office:value-type="percentage" office:value="0.309936391199999">
            <text:p>30,99%</text:p>
          </table:table-cell>
          <table:table-cell table:formula="of:=IF([.H479]=1;[.D478]-([.$J$2]*[.C478]);[.D478])" office:value-type="float" office:value="1469.098494288">
            <text:p>1469,098494288</text:p>
          </table:table-cell>
          <table:table-cell table:formula="of:=IF([.G479]=1;5000-[.D478];IF([.H479]=1;[.E478]-([.$J$2]*(1-[.C478]));[.E478]))" office:value-type="float" office:value="3270.901505712">
            <text:p>3270,901505712</text:p>
          </table:table-cell>
          <table:table-cell/>
          <table:table-cell table:formula="of:=IF(MOD([.A479]-1;50)=0;1;0)" office:value-type="float" office:value="0">
            <text:p>0</text:p>
          </table:table-cell>
          <table:table-cell table:formula="of:=IF(MOD([.A4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78">
            <text:p>478</text:p>
          </table:table-cell>
          <table:table-cell table:formula="of:=IF([.G480]=1;5000;IF([.H480]=1;[.B479]-[.$J$2];[.B479]))" office:value-type="float" office:value="4720">
            <text:p>4720</text:p>
          </table:table-cell>
          <table:table-cell table:formula="of:=[.D480]/[.B480]" office:value-type="percentage" office:value="0.309936391199999">
            <text:p>30,99%</text:p>
          </table:table-cell>
          <table:table-cell table:formula="of:=IF([.H480]=1;[.D479]-([.$J$2]*[.C479]);[.D479])" office:value-type="float" office:value="1462.899766464">
            <text:p>1462,899766464</text:p>
          </table:table-cell>
          <table:table-cell table:formula="of:=IF([.G480]=1;5000-[.D479];IF([.H480]=1;[.E479]-([.$J$2]*(1-[.C479]));[.E479]))" office:value-type="float" office:value="3257.100233536">
            <text:p>3257,100233536</text:p>
          </table:table-cell>
          <table:table-cell/>
          <table:table-cell table:formula="of:=IF(MOD([.A480]-1;50)=0;1;0)" office:value-type="float" office:value="0">
            <text:p>0</text:p>
          </table:table-cell>
          <table:table-cell table:formula="of:=IF(MOD([.A4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79">
            <text:p>479</text:p>
          </table:table-cell>
          <table:table-cell table:formula="of:=IF([.G481]=1;5000;IF([.H481]=1;[.B480]-[.$J$2];[.B480]))" office:value-type="float" office:value="4720">
            <text:p>4720</text:p>
          </table:table-cell>
          <table:table-cell table:formula="of:=[.D481]/[.B481]" office:value-type="percentage" office:value="0.309936391199999">
            <text:p>30,99%</text:p>
          </table:table-cell>
          <table:table-cell table:formula="of:=IF([.H481]=1;[.D480]-([.$J$2]*[.C480]);[.D480])" office:value-type="float" office:value="1462.899766464">
            <text:p>1462,899766464</text:p>
          </table:table-cell>
          <table:table-cell table:formula="of:=IF([.G481]=1;5000-[.D480];IF([.H481]=1;[.E480]-([.$J$2]*(1-[.C480]));[.E480]))" office:value-type="float" office:value="3257.100233536">
            <text:p>3257,100233536</text:p>
          </table:table-cell>
          <table:table-cell/>
          <table:table-cell table:formula="of:=IF(MOD([.A481]-1;50)=0;1;0)" office:value-type="float" office:value="0">
            <text:p>0</text:p>
          </table:table-cell>
          <table:table-cell table:formula="of:=IF(MOD([.A4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80">
            <text:p>480</text:p>
          </table:table-cell>
          <table:table-cell table:formula="of:=IF([.G482]=1;5000;IF([.H482]=1;[.B481]-[.$J$2];[.B481]))" office:value-type="float" office:value="4700">
            <text:p>4700</text:p>
          </table:table-cell>
          <table:table-cell table:formula="of:=[.D482]/[.B482]" office:value-type="percentage" office:value="0.309936391199999">
            <text:p>30,99%</text:p>
          </table:table-cell>
          <table:table-cell table:formula="of:=IF([.H482]=1;[.D481]-([.$J$2]*[.C481]);[.D481])" office:value-type="float" office:value="1456.70103864">
            <text:p>1456,70103864</text:p>
          </table:table-cell>
          <table:table-cell table:formula="of:=IF([.G482]=1;5000-[.D481];IF([.H482]=1;[.E481]-([.$J$2]*(1-[.C481]));[.E481]))" office:value-type="float" office:value="3243.29896136">
            <text:p>3243,29896136</text:p>
          </table:table-cell>
          <table:table-cell/>
          <table:table-cell table:formula="of:=IF(MOD([.A482]-1;50)=0;1;0)" office:value-type="float" office:value="0">
            <text:p>0</text:p>
          </table:table-cell>
          <table:table-cell table:formula="of:=IF(MOD([.A4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81">
            <text:p>481</text:p>
          </table:table-cell>
          <table:table-cell table:formula="of:=IF([.G483]=1;5000;IF([.H483]=1;[.B482]-[.$J$2];[.B482]))" office:value-type="float" office:value="4700">
            <text:p>4700</text:p>
          </table:table-cell>
          <table:table-cell table:formula="of:=[.D483]/[.B483]" office:value-type="percentage" office:value="0.309936391199999">
            <text:p>30,99%</text:p>
          </table:table-cell>
          <table:table-cell table:formula="of:=IF([.H483]=1;[.D482]-([.$J$2]*[.C482]);[.D482])" office:value-type="float" office:value="1456.70103864">
            <text:p>1456,70103864</text:p>
          </table:table-cell>
          <table:table-cell table:formula="of:=IF([.G483]=1;5000-[.D482];IF([.H483]=1;[.E482]-([.$J$2]*(1-[.C482]));[.E482]))" office:value-type="float" office:value="3243.29896136">
            <text:p>3243,29896136</text:p>
          </table:table-cell>
          <table:table-cell/>
          <table:table-cell table:formula="of:=IF(MOD([.A483]-1;50)=0;1;0)" office:value-type="float" office:value="0">
            <text:p>0</text:p>
          </table:table-cell>
          <table:table-cell table:formula="of:=IF(MOD([.A4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82">
            <text:p>482</text:p>
          </table:table-cell>
          <table:table-cell table:formula="of:=IF([.G484]=1;5000;IF([.H484]=1;[.B483]-[.$J$2];[.B483]))" office:value-type="float" office:value="4680">
            <text:p>4680</text:p>
          </table:table-cell>
          <table:table-cell table:formula="of:=[.D484]/[.B484]" office:value-type="percentage" office:value="0.309936391199999">
            <text:p>30,99%</text:p>
          </table:table-cell>
          <table:table-cell table:formula="of:=IF([.H484]=1;[.D483]-([.$J$2]*[.C483]);[.D483])" office:value-type="float" office:value="1450.502310816">
            <text:p>1450,502310816</text:p>
          </table:table-cell>
          <table:table-cell table:formula="of:=IF([.G484]=1;5000-[.D483];IF([.H484]=1;[.E483]-([.$J$2]*(1-[.C483]));[.E483]))" office:value-type="float" office:value="3229.497689184">
            <text:p>3229,497689184</text:p>
          </table:table-cell>
          <table:table-cell/>
          <table:table-cell table:formula="of:=IF(MOD([.A484]-1;50)=0;1;0)" office:value-type="float" office:value="0">
            <text:p>0</text:p>
          </table:table-cell>
          <table:table-cell table:formula="of:=IF(MOD([.A4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83">
            <text:p>483</text:p>
          </table:table-cell>
          <table:table-cell table:formula="of:=IF([.G485]=1;5000;IF([.H485]=1;[.B484]-[.$J$2];[.B484]))" office:value-type="float" office:value="4680">
            <text:p>4680</text:p>
          </table:table-cell>
          <table:table-cell table:formula="of:=[.D485]/[.B485]" office:value-type="percentage" office:value="0.309936391199999">
            <text:p>30,99%</text:p>
          </table:table-cell>
          <table:table-cell table:formula="of:=IF([.H485]=1;[.D484]-([.$J$2]*[.C484]);[.D484])" office:value-type="float" office:value="1450.502310816">
            <text:p>1450,502310816</text:p>
          </table:table-cell>
          <table:table-cell table:formula="of:=IF([.G485]=1;5000-[.D484];IF([.H485]=1;[.E484]-([.$J$2]*(1-[.C484]));[.E484]))" office:value-type="float" office:value="3229.497689184">
            <text:p>3229,497689184</text:p>
          </table:table-cell>
          <table:table-cell/>
          <table:table-cell table:formula="of:=IF(MOD([.A485]-1;50)=0;1;0)" office:value-type="float" office:value="0">
            <text:p>0</text:p>
          </table:table-cell>
          <table:table-cell table:formula="of:=IF(MOD([.A4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84">
            <text:p>484</text:p>
          </table:table-cell>
          <table:table-cell table:formula="of:=IF([.G486]=1;5000;IF([.H486]=1;[.B485]-[.$J$2];[.B485]))" office:value-type="float" office:value="4660">
            <text:p>4660</text:p>
          </table:table-cell>
          <table:table-cell table:formula="of:=[.D486]/[.B486]" office:value-type="percentage" office:value="0.309936391199999">
            <text:p>30,99%</text:p>
          </table:table-cell>
          <table:table-cell table:formula="of:=IF([.H486]=1;[.D485]-([.$J$2]*[.C485]);[.D485])" office:value-type="float" office:value="1444.303582992">
            <text:p>1444,303582992</text:p>
          </table:table-cell>
          <table:table-cell table:formula="of:=IF([.G486]=1;5000-[.D485];IF([.H486]=1;[.E485]-([.$J$2]*(1-[.C485]));[.E485]))" office:value-type="float" office:value="3215.696417008">
            <text:p>3215,696417008</text:p>
          </table:table-cell>
          <table:table-cell/>
          <table:table-cell table:formula="of:=IF(MOD([.A486]-1;50)=0;1;0)" office:value-type="float" office:value="0">
            <text:p>0</text:p>
          </table:table-cell>
          <table:table-cell table:formula="of:=IF(MOD([.A4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85">
            <text:p>485</text:p>
          </table:table-cell>
          <table:table-cell table:formula="of:=IF([.G487]=1;5000;IF([.H487]=1;[.B486]-[.$J$2];[.B486]))" office:value-type="float" office:value="4660">
            <text:p>4660</text:p>
          </table:table-cell>
          <table:table-cell table:formula="of:=[.D487]/[.B487]" office:value-type="percentage" office:value="0.309936391199999">
            <text:p>30,99%</text:p>
          </table:table-cell>
          <table:table-cell table:formula="of:=IF([.H487]=1;[.D486]-([.$J$2]*[.C486]);[.D486])" office:value-type="float" office:value="1444.303582992">
            <text:p>1444,303582992</text:p>
          </table:table-cell>
          <table:table-cell table:formula="of:=IF([.G487]=1;5000-[.D486];IF([.H487]=1;[.E486]-([.$J$2]*(1-[.C486]));[.E486]))" office:value-type="float" office:value="3215.696417008">
            <text:p>3215,696417008</text:p>
          </table:table-cell>
          <table:table-cell/>
          <table:table-cell table:formula="of:=IF(MOD([.A487]-1;50)=0;1;0)" office:value-type="float" office:value="0">
            <text:p>0</text:p>
          </table:table-cell>
          <table:table-cell table:formula="of:=IF(MOD([.A4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86">
            <text:p>486</text:p>
          </table:table-cell>
          <table:table-cell table:formula="of:=IF([.G488]=1;5000;IF([.H488]=1;[.B487]-[.$J$2];[.B487]))" office:value-type="float" office:value="4640">
            <text:p>4640</text:p>
          </table:table-cell>
          <table:table-cell table:formula="of:=[.D488]/[.B488]" office:value-type="percentage" office:value="0.309936391199999">
            <text:p>30,99%</text:p>
          </table:table-cell>
          <table:table-cell table:formula="of:=IF([.H488]=1;[.D487]-([.$J$2]*[.C487]);[.D487])" office:value-type="float" office:value="1438.104855168">
            <text:p>1438,104855168</text:p>
          </table:table-cell>
          <table:table-cell table:formula="of:=IF([.G488]=1;5000-[.D487];IF([.H488]=1;[.E487]-([.$J$2]*(1-[.C487]));[.E487]))" office:value-type="float" office:value="3201.895144832">
            <text:p>3201,895144832</text:p>
          </table:table-cell>
          <table:table-cell/>
          <table:table-cell table:formula="of:=IF(MOD([.A488]-1;50)=0;1;0)" office:value-type="float" office:value="0">
            <text:p>0</text:p>
          </table:table-cell>
          <table:table-cell table:formula="of:=IF(MOD([.A4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87">
            <text:p>487</text:p>
          </table:table-cell>
          <table:table-cell table:formula="of:=IF([.G489]=1;5000;IF([.H489]=1;[.B488]-[.$J$2];[.B488]))" office:value-type="float" office:value="4640">
            <text:p>4640</text:p>
          </table:table-cell>
          <table:table-cell table:formula="of:=[.D489]/[.B489]" office:value-type="percentage" office:value="0.309936391199999">
            <text:p>30,99%</text:p>
          </table:table-cell>
          <table:table-cell table:formula="of:=IF([.H489]=1;[.D488]-([.$J$2]*[.C488]);[.D488])" office:value-type="float" office:value="1438.104855168">
            <text:p>1438,104855168</text:p>
          </table:table-cell>
          <table:table-cell table:formula="of:=IF([.G489]=1;5000-[.D488];IF([.H489]=1;[.E488]-([.$J$2]*(1-[.C488]));[.E488]))" office:value-type="float" office:value="3201.895144832">
            <text:p>3201,895144832</text:p>
          </table:table-cell>
          <table:table-cell/>
          <table:table-cell table:formula="of:=IF(MOD([.A489]-1;50)=0;1;0)" office:value-type="float" office:value="0">
            <text:p>0</text:p>
          </table:table-cell>
          <table:table-cell table:formula="of:=IF(MOD([.A4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88">
            <text:p>488</text:p>
          </table:table-cell>
          <table:table-cell table:formula="of:=IF([.G490]=1;5000;IF([.H490]=1;[.B489]-[.$J$2];[.B489]))" office:value-type="float" office:value="4620">
            <text:p>4620</text:p>
          </table:table-cell>
          <table:table-cell table:formula="of:=[.D490]/[.B490]" office:value-type="percentage" office:value="0.309936391199999">
            <text:p>30,99%</text:p>
          </table:table-cell>
          <table:table-cell table:formula="of:=IF([.H490]=1;[.D489]-([.$J$2]*[.C489]);[.D489])" office:value-type="float" office:value="1431.906127344">
            <text:p>1431,906127344</text:p>
          </table:table-cell>
          <table:table-cell table:formula="of:=IF([.G490]=1;5000-[.D489];IF([.H490]=1;[.E489]-([.$J$2]*(1-[.C489]));[.E489]))" office:value-type="float" office:value="3188.093872656">
            <text:p>3188,093872656</text:p>
          </table:table-cell>
          <table:table-cell/>
          <table:table-cell table:formula="of:=IF(MOD([.A490]-1;50)=0;1;0)" office:value-type="float" office:value="0">
            <text:p>0</text:p>
          </table:table-cell>
          <table:table-cell table:formula="of:=IF(MOD([.A4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89">
            <text:p>489</text:p>
          </table:table-cell>
          <table:table-cell table:formula="of:=IF([.G491]=1;5000;IF([.H491]=1;[.B490]-[.$J$2];[.B490]))" office:value-type="float" office:value="4620">
            <text:p>4620</text:p>
          </table:table-cell>
          <table:table-cell table:formula="of:=[.D491]/[.B491]" office:value-type="percentage" office:value="0.309936391199999">
            <text:p>30,99%</text:p>
          </table:table-cell>
          <table:table-cell table:formula="of:=IF([.H491]=1;[.D490]-([.$J$2]*[.C490]);[.D490])" office:value-type="float" office:value="1431.906127344">
            <text:p>1431,906127344</text:p>
          </table:table-cell>
          <table:table-cell table:formula="of:=IF([.G491]=1;5000-[.D490];IF([.H491]=1;[.E490]-([.$J$2]*(1-[.C490]));[.E490]))" office:value-type="float" office:value="3188.093872656">
            <text:p>3188,093872656</text:p>
          </table:table-cell>
          <table:table-cell/>
          <table:table-cell table:formula="of:=IF(MOD([.A491]-1;50)=0;1;0)" office:value-type="float" office:value="0">
            <text:p>0</text:p>
          </table:table-cell>
          <table:table-cell table:formula="of:=IF(MOD([.A4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90">
            <text:p>490</text:p>
          </table:table-cell>
          <table:table-cell table:formula="of:=IF([.G492]=1;5000;IF([.H492]=1;[.B491]-[.$J$2];[.B491]))" office:value-type="float" office:value="4600">
            <text:p>4600</text:p>
          </table:table-cell>
          <table:table-cell table:formula="of:=[.D492]/[.B492]" office:value-type="percentage" office:value="0.309936391199999">
            <text:p>30,99%</text:p>
          </table:table-cell>
          <table:table-cell table:formula="of:=IF([.H492]=1;[.D491]-([.$J$2]*[.C491]);[.D491])" office:value-type="float" office:value="1425.70739952">
            <text:p>1425,70739952</text:p>
          </table:table-cell>
          <table:table-cell table:formula="of:=IF([.G492]=1;5000-[.D491];IF([.H492]=1;[.E491]-([.$J$2]*(1-[.C491]));[.E491]))" office:value-type="float" office:value="3174.29260048">
            <text:p>3174,29260048</text:p>
          </table:table-cell>
          <table:table-cell/>
          <table:table-cell table:formula="of:=IF(MOD([.A492]-1;50)=0;1;0)" office:value-type="float" office:value="0">
            <text:p>0</text:p>
          </table:table-cell>
          <table:table-cell table:formula="of:=IF(MOD([.A4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91">
            <text:p>491</text:p>
          </table:table-cell>
          <table:table-cell table:formula="of:=IF([.G493]=1;5000;IF([.H493]=1;[.B492]-[.$J$2];[.B492]))" office:value-type="float" office:value="4600">
            <text:p>4600</text:p>
          </table:table-cell>
          <table:table-cell table:formula="of:=[.D493]/[.B493]" office:value-type="percentage" office:value="0.309936391199999">
            <text:p>30,99%</text:p>
          </table:table-cell>
          <table:table-cell table:formula="of:=IF([.H493]=1;[.D492]-([.$J$2]*[.C492]);[.D492])" office:value-type="float" office:value="1425.70739952">
            <text:p>1425,70739952</text:p>
          </table:table-cell>
          <table:table-cell table:formula="of:=IF([.G493]=1;5000-[.D492];IF([.H493]=1;[.E492]-([.$J$2]*(1-[.C492]));[.E492]))" office:value-type="float" office:value="3174.29260048">
            <text:p>3174,29260048</text:p>
          </table:table-cell>
          <table:table-cell/>
          <table:table-cell table:formula="of:=IF(MOD([.A493]-1;50)=0;1;0)" office:value-type="float" office:value="0">
            <text:p>0</text:p>
          </table:table-cell>
          <table:table-cell table:formula="of:=IF(MOD([.A4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92">
            <text:p>492</text:p>
          </table:table-cell>
          <table:table-cell table:formula="of:=IF([.G494]=1;5000;IF([.H494]=1;[.B493]-[.$J$2];[.B493]))" office:value-type="float" office:value="4580">
            <text:p>4580</text:p>
          </table:table-cell>
          <table:table-cell table:formula="of:=[.D494]/[.B494]" office:value-type="percentage" office:value="0.309936391199999">
            <text:p>30,99%</text:p>
          </table:table-cell>
          <table:table-cell table:formula="of:=IF([.H494]=1;[.D493]-([.$J$2]*[.C493]);[.D493])" office:value-type="float" office:value="1419.508671696">
            <text:p>1419,508671696</text:p>
          </table:table-cell>
          <table:table-cell table:formula="of:=IF([.G494]=1;5000-[.D493];IF([.H494]=1;[.E493]-([.$J$2]*(1-[.C493]));[.E493]))" office:value-type="float" office:value="3160.491328304">
            <text:p>3160,491328304</text:p>
          </table:table-cell>
          <table:table-cell/>
          <table:table-cell table:formula="of:=IF(MOD([.A494]-1;50)=0;1;0)" office:value-type="float" office:value="0">
            <text:p>0</text:p>
          </table:table-cell>
          <table:table-cell table:formula="of:=IF(MOD([.A4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93">
            <text:p>493</text:p>
          </table:table-cell>
          <table:table-cell table:formula="of:=IF([.G495]=1;5000;IF([.H495]=1;[.B494]-[.$J$2];[.B494]))" office:value-type="float" office:value="4580">
            <text:p>4580</text:p>
          </table:table-cell>
          <table:table-cell table:formula="of:=[.D495]/[.B495]" office:value-type="percentage" office:value="0.309936391199999">
            <text:p>30,99%</text:p>
          </table:table-cell>
          <table:table-cell table:formula="of:=IF([.H495]=1;[.D494]-([.$J$2]*[.C494]);[.D494])" office:value-type="float" office:value="1419.508671696">
            <text:p>1419,508671696</text:p>
          </table:table-cell>
          <table:table-cell table:formula="of:=IF([.G495]=1;5000-[.D494];IF([.H495]=1;[.E494]-([.$J$2]*(1-[.C494]));[.E494]))" office:value-type="float" office:value="3160.491328304">
            <text:p>3160,491328304</text:p>
          </table:table-cell>
          <table:table-cell/>
          <table:table-cell table:formula="of:=IF(MOD([.A495]-1;50)=0;1;0)" office:value-type="float" office:value="0">
            <text:p>0</text:p>
          </table:table-cell>
          <table:table-cell table:formula="of:=IF(MOD([.A4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94">
            <text:p>494</text:p>
          </table:table-cell>
          <table:table-cell table:formula="of:=IF([.G496]=1;5000;IF([.H496]=1;[.B495]-[.$J$2];[.B495]))" office:value-type="float" office:value="4560">
            <text:p>4560</text:p>
          </table:table-cell>
          <table:table-cell table:formula="of:=[.D496]/[.B496]" office:value-type="percentage" office:value="0.309936391199999">
            <text:p>30,99%</text:p>
          </table:table-cell>
          <table:table-cell table:formula="of:=IF([.H496]=1;[.D495]-([.$J$2]*[.C495]);[.D495])" office:value-type="float" office:value="1413.309943872">
            <text:p>1413,309943872</text:p>
          </table:table-cell>
          <table:table-cell table:formula="of:=IF([.G496]=1;5000-[.D495];IF([.H496]=1;[.E495]-([.$J$2]*(1-[.C495]));[.E495]))" office:value-type="float" office:value="3146.690056128">
            <text:p>3146,690056128</text:p>
          </table:table-cell>
          <table:table-cell/>
          <table:table-cell table:formula="of:=IF(MOD([.A496]-1;50)=0;1;0)" office:value-type="float" office:value="0">
            <text:p>0</text:p>
          </table:table-cell>
          <table:table-cell table:formula="of:=IF(MOD([.A4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95">
            <text:p>495</text:p>
          </table:table-cell>
          <table:table-cell table:formula="of:=IF([.G497]=1;5000;IF([.H497]=1;[.B496]-[.$J$2];[.B496]))" office:value-type="float" office:value="4560">
            <text:p>4560</text:p>
          </table:table-cell>
          <table:table-cell table:formula="of:=[.D497]/[.B497]" office:value-type="percentage" office:value="0.309936391199999">
            <text:p>30,99%</text:p>
          </table:table-cell>
          <table:table-cell table:formula="of:=IF([.H497]=1;[.D496]-([.$J$2]*[.C496]);[.D496])" office:value-type="float" office:value="1413.309943872">
            <text:p>1413,309943872</text:p>
          </table:table-cell>
          <table:table-cell table:formula="of:=IF([.G497]=1;5000-[.D496];IF([.H497]=1;[.E496]-([.$J$2]*(1-[.C496]));[.E496]))" office:value-type="float" office:value="3146.690056128">
            <text:p>3146,690056128</text:p>
          </table:table-cell>
          <table:table-cell/>
          <table:table-cell table:formula="of:=IF(MOD([.A497]-1;50)=0;1;0)" office:value-type="float" office:value="0">
            <text:p>0</text:p>
          </table:table-cell>
          <table:table-cell table:formula="of:=IF(MOD([.A4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96">
            <text:p>496</text:p>
          </table:table-cell>
          <table:table-cell table:formula="of:=IF([.G498]=1;5000;IF([.H498]=1;[.B497]-[.$J$2];[.B497]))" office:value-type="float" office:value="4540">
            <text:p>4540</text:p>
          </table:table-cell>
          <table:table-cell table:formula="of:=[.D498]/[.B498]" office:value-type="percentage" office:value="0.309936391199999">
            <text:p>30,99%</text:p>
          </table:table-cell>
          <table:table-cell table:formula="of:=IF([.H498]=1;[.D497]-([.$J$2]*[.C497]);[.D497])" office:value-type="float" office:value="1407.111216048">
            <text:p>1407,111216048</text:p>
          </table:table-cell>
          <table:table-cell table:formula="of:=IF([.G498]=1;5000-[.D497];IF([.H498]=1;[.E497]-([.$J$2]*(1-[.C497]));[.E497]))" office:value-type="float" office:value="3132.888783952">
            <text:p>3132,888783952</text:p>
          </table:table-cell>
          <table:table-cell/>
          <table:table-cell table:formula="of:=IF(MOD([.A498]-1;50)=0;1;0)" office:value-type="float" office:value="0">
            <text:p>0</text:p>
          </table:table-cell>
          <table:table-cell table:formula="of:=IF(MOD([.A4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97">
            <text:p>497</text:p>
          </table:table-cell>
          <table:table-cell table:formula="of:=IF([.G499]=1;5000;IF([.H499]=1;[.B498]-[.$J$2];[.B498]))" office:value-type="float" office:value="4540">
            <text:p>4540</text:p>
          </table:table-cell>
          <table:table-cell table:formula="of:=[.D499]/[.B499]" office:value-type="percentage" office:value="0.309936391199999">
            <text:p>30,99%</text:p>
          </table:table-cell>
          <table:table-cell table:formula="of:=IF([.H499]=1;[.D498]-([.$J$2]*[.C498]);[.D498])" office:value-type="float" office:value="1407.111216048">
            <text:p>1407,111216048</text:p>
          </table:table-cell>
          <table:table-cell table:formula="of:=IF([.G499]=1;5000-[.D498];IF([.H499]=1;[.E498]-([.$J$2]*(1-[.C498]));[.E498]))" office:value-type="float" office:value="3132.888783952">
            <text:p>3132,888783952</text:p>
          </table:table-cell>
          <table:table-cell/>
          <table:table-cell table:formula="of:=IF(MOD([.A499]-1;50)=0;1;0)" office:value-type="float" office:value="0">
            <text:p>0</text:p>
          </table:table-cell>
          <table:table-cell table:formula="of:=IF(MOD([.A4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98">
            <text:p>498</text:p>
          </table:table-cell>
          <table:table-cell table:formula="of:=IF([.G500]=1;5000;IF([.H500]=1;[.B499]-[.$J$2];[.B499]))" office:value-type="float" office:value="4520">
            <text:p>4520</text:p>
          </table:table-cell>
          <table:table-cell table:formula="of:=[.D500]/[.B500]" office:value-type="percentage" office:value="0.309936391199999">
            <text:p>30,99%</text:p>
          </table:table-cell>
          <table:table-cell table:formula="of:=IF([.H500]=1;[.D499]-([.$J$2]*[.C499]);[.D499])" office:value-type="float" office:value="1400.912488224">
            <text:p>1400,912488224</text:p>
          </table:table-cell>
          <table:table-cell table:formula="of:=IF([.G500]=1;5000-[.D499];IF([.H500]=1;[.E499]-([.$J$2]*(1-[.C499]));[.E499]))" office:value-type="float" office:value="3119.087511776">
            <text:p>3119,087511776</text:p>
          </table:table-cell>
          <table:table-cell/>
          <table:table-cell table:formula="of:=IF(MOD([.A500]-1;50)=0;1;0)" office:value-type="float" office:value="0">
            <text:p>0</text:p>
          </table:table-cell>
          <table:table-cell table:formula="of:=IF(MOD([.A5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99">
            <text:p>499</text:p>
          </table:table-cell>
          <table:table-cell table:formula="of:=IF([.G501]=1;5000;IF([.H501]=1;[.B500]-[.$J$2];[.B500]))" office:value-type="float" office:value="4520">
            <text:p>4520</text:p>
          </table:table-cell>
          <table:table-cell table:formula="of:=[.D501]/[.B501]" office:value-type="percentage" office:value="0.309936391199999">
            <text:p>30,99%</text:p>
          </table:table-cell>
          <table:table-cell table:formula="of:=IF([.H501]=1;[.D500]-([.$J$2]*[.C500]);[.D500])" office:value-type="float" office:value="1400.912488224">
            <text:p>1400,912488224</text:p>
          </table:table-cell>
          <table:table-cell table:formula="of:=IF([.G501]=1;5000-[.D500];IF([.H501]=1;[.E500]-([.$J$2]*(1-[.C500]));[.E500]))" office:value-type="float" office:value="3119.087511776">
            <text:p>3119,087511776</text:p>
          </table:table-cell>
          <table:table-cell/>
          <table:table-cell table:formula="of:=IF(MOD([.A501]-1;50)=0;1;0)" office:value-type="float" office:value="0">
            <text:p>0</text:p>
          </table:table-cell>
          <table:table-cell table:formula="of:=IF(MOD([.A5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00">
            <text:p>500</text:p>
          </table:table-cell>
          <table:table-cell table:formula="of:=IF([.G502]=1;5000;IF([.H502]=1;[.B501]-[.$J$2];[.B501]))" office:value-type="float" office:value="4500">
            <text:p>4500</text:p>
          </table:table-cell>
          <table:table-cell table:formula="of:=[.D502]/[.B502]" office:value-type="percentage" office:value="0.3099363912">
            <text:p>30,99%</text:p>
          </table:table-cell>
          <table:table-cell table:formula="of:=IF([.H502]=1;[.D501]-([.$J$2]*[.C501]);[.D501])" office:value-type="float" office:value="1394.7137604">
            <text:p>1394,7137604</text:p>
          </table:table-cell>
          <table:table-cell table:formula="of:=IF([.G502]=1;5000-[.D501];IF([.H502]=1;[.E501]-([.$J$2]*(1-[.C501]));[.E501]))" office:value-type="float" office:value="3105.2862396">
            <text:p>3105,2862396</text:p>
          </table:table-cell>
          <table:table-cell/>
          <table:table-cell table:formula="of:=IF(MOD([.A502]-1;50)=0;1;0)" office:value-type="float" office:value="0">
            <text:p>0</text:p>
          </table:table-cell>
          <table:table-cell table:formula="of:=IF(MOD([.A5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01">
            <text:p>501</text:p>
          </table:table-cell>
          <table:table-cell table:formula="of:=IF([.G503]=1;5000;IF([.H503]=1;[.B502]-[.$J$2];[.B502]))" office:value-type="float" office:value="5000">
            <text:p>5000</text:p>
          </table:table-cell>
          <table:table-cell table:formula="of:=[.D503]/[.B503]" office:value-type="percentage" office:value="0.27894275208">
            <text:p>27,89%</text:p>
          </table:table-cell>
          <table:table-cell table:formula="of:=IF([.H503]=1;[.D502]-([.$J$2]*[.C502]);[.D502])" office:value-type="float" office:value="1394.7137604">
            <text:p>1394,7137604</text:p>
          </table:table-cell>
          <table:table-cell table:formula="of:=IF([.G503]=1;5000-[.D502];IF([.H503]=1;[.E502]-([.$J$2]*(1-[.C502]));[.E502]))" office:value-type="float" office:value="3605.2862396">
            <text:p>3605,2862396</text:p>
          </table:table-cell>
          <table:table-cell/>
          <table:table-cell table:formula="of:=IF(MOD([.A503]-1;50)=0;1;0)" office:value-type="float" office:value="1">
            <text:p>1</text:p>
          </table:table-cell>
          <table:table-cell table:formula="of:=IF(MOD([.A5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02">
            <text:p>502</text:p>
          </table:table-cell>
          <table:table-cell table:formula="of:=IF([.G504]=1;5000;IF([.H504]=1;[.B503]-[.$J$2];[.B503]))" office:value-type="float" office:value="4980">
            <text:p>4980</text:p>
          </table:table-cell>
          <table:table-cell table:formula="of:=[.D504]/[.B504]" office:value-type="percentage" office:value="0.27894275208">
            <text:p>27,89%</text:p>
          </table:table-cell>
          <table:table-cell table:formula="of:=IF([.H504]=1;[.D503]-([.$J$2]*[.C503]);[.D503])" office:value-type="float" office:value="1389.1349053584">
            <text:p>1389,1349053584</text:p>
          </table:table-cell>
          <table:table-cell table:formula="of:=IF([.G504]=1;5000-[.D503];IF([.H504]=1;[.E503]-([.$J$2]*(1-[.C503]));[.E503]))" office:value-type="float" office:value="3590.8650946416">
            <text:p>3590,8650946416</text:p>
          </table:table-cell>
          <table:table-cell/>
          <table:table-cell table:formula="of:=IF(MOD([.A504]-1;50)=0;1;0)" office:value-type="float" office:value="0">
            <text:p>0</text:p>
          </table:table-cell>
          <table:table-cell table:formula="of:=IF(MOD([.A5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03">
            <text:p>503</text:p>
          </table:table-cell>
          <table:table-cell table:formula="of:=IF([.G505]=1;5000;IF([.H505]=1;[.B504]-[.$J$2];[.B504]))" office:value-type="float" office:value="4980">
            <text:p>4980</text:p>
          </table:table-cell>
          <table:table-cell table:formula="of:=[.D505]/[.B505]" office:value-type="percentage" office:value="0.27894275208">
            <text:p>27,89%</text:p>
          </table:table-cell>
          <table:table-cell table:formula="of:=IF([.H505]=1;[.D504]-([.$J$2]*[.C504]);[.D504])" office:value-type="float" office:value="1389.1349053584">
            <text:p>1389,1349053584</text:p>
          </table:table-cell>
          <table:table-cell table:formula="of:=IF([.G505]=1;5000-[.D504];IF([.H505]=1;[.E504]-([.$J$2]*(1-[.C504]));[.E504]))" office:value-type="float" office:value="3590.8650946416">
            <text:p>3590,8650946416</text:p>
          </table:table-cell>
          <table:table-cell/>
          <table:table-cell table:formula="of:=IF(MOD([.A505]-1;50)=0;1;0)" office:value-type="float" office:value="0">
            <text:p>0</text:p>
          </table:table-cell>
          <table:table-cell table:formula="of:=IF(MOD([.A5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04">
            <text:p>504</text:p>
          </table:table-cell>
          <table:table-cell table:formula="of:=IF([.G506]=1;5000;IF([.H506]=1;[.B505]-[.$J$2];[.B505]))" office:value-type="float" office:value="4960">
            <text:p>4960</text:p>
          </table:table-cell>
          <table:table-cell table:formula="of:=[.D506]/[.B506]" office:value-type="percentage" office:value="0.27894275208">
            <text:p>27,89%</text:p>
          </table:table-cell>
          <table:table-cell table:formula="of:=IF([.H506]=1;[.D505]-([.$J$2]*[.C505]);[.D505])" office:value-type="float" office:value="1383.5560503168">
            <text:p>1383,5560503168</text:p>
          </table:table-cell>
          <table:table-cell table:formula="of:=IF([.G506]=1;5000-[.D505];IF([.H506]=1;[.E505]-([.$J$2]*(1-[.C505]));[.E505]))" office:value-type="float" office:value="3576.4439496832">
            <text:p>3576,4439496832</text:p>
          </table:table-cell>
          <table:table-cell/>
          <table:table-cell table:formula="of:=IF(MOD([.A506]-1;50)=0;1;0)" office:value-type="float" office:value="0">
            <text:p>0</text:p>
          </table:table-cell>
          <table:table-cell table:formula="of:=IF(MOD([.A5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05">
            <text:p>505</text:p>
          </table:table-cell>
          <table:table-cell table:formula="of:=IF([.G507]=1;5000;IF([.H507]=1;[.B506]-[.$J$2];[.B506]))" office:value-type="float" office:value="4960">
            <text:p>4960</text:p>
          </table:table-cell>
          <table:table-cell table:formula="of:=[.D507]/[.B507]" office:value-type="percentage" office:value="0.27894275208">
            <text:p>27,89%</text:p>
          </table:table-cell>
          <table:table-cell table:formula="of:=IF([.H507]=1;[.D506]-([.$J$2]*[.C506]);[.D506])" office:value-type="float" office:value="1383.5560503168">
            <text:p>1383,5560503168</text:p>
          </table:table-cell>
          <table:table-cell table:formula="of:=IF([.G507]=1;5000-[.D506];IF([.H507]=1;[.E506]-([.$J$2]*(1-[.C506]));[.E506]))" office:value-type="float" office:value="3576.4439496832">
            <text:p>3576,4439496832</text:p>
          </table:table-cell>
          <table:table-cell/>
          <table:table-cell table:formula="of:=IF(MOD([.A507]-1;50)=0;1;0)" office:value-type="float" office:value="0">
            <text:p>0</text:p>
          </table:table-cell>
          <table:table-cell table:formula="of:=IF(MOD([.A5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06">
            <text:p>506</text:p>
          </table:table-cell>
          <table:table-cell table:formula="of:=IF([.G508]=1;5000;IF([.H508]=1;[.B507]-[.$J$2];[.B507]))" office:value-type="float" office:value="4940">
            <text:p>4940</text:p>
          </table:table-cell>
          <table:table-cell table:formula="of:=[.D508]/[.B508]" office:value-type="percentage" office:value="0.27894275208">
            <text:p>27,89%</text:p>
          </table:table-cell>
          <table:table-cell table:formula="of:=IF([.H508]=1;[.D507]-([.$J$2]*[.C507]);[.D507])" office:value-type="float" office:value="1377.9771952752">
            <text:p>1377,9771952752</text:p>
          </table:table-cell>
          <table:table-cell table:formula="of:=IF([.G508]=1;5000-[.D507];IF([.H508]=1;[.E507]-([.$J$2]*(1-[.C507]));[.E507]))" office:value-type="float" office:value="3562.0228047248">
            <text:p>3562,0228047248</text:p>
          </table:table-cell>
          <table:table-cell/>
          <table:table-cell table:formula="of:=IF(MOD([.A508]-1;50)=0;1;0)" office:value-type="float" office:value="0">
            <text:p>0</text:p>
          </table:table-cell>
          <table:table-cell table:formula="of:=IF(MOD([.A5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07">
            <text:p>507</text:p>
          </table:table-cell>
          <table:table-cell table:formula="of:=IF([.G509]=1;5000;IF([.H509]=1;[.B508]-[.$J$2];[.B508]))" office:value-type="float" office:value="4940">
            <text:p>4940</text:p>
          </table:table-cell>
          <table:table-cell table:formula="of:=[.D509]/[.B509]" office:value-type="percentage" office:value="0.27894275208">
            <text:p>27,89%</text:p>
          </table:table-cell>
          <table:table-cell table:formula="of:=IF([.H509]=1;[.D508]-([.$J$2]*[.C508]);[.D508])" office:value-type="float" office:value="1377.9771952752">
            <text:p>1377,9771952752</text:p>
          </table:table-cell>
          <table:table-cell table:formula="of:=IF([.G509]=1;5000-[.D508];IF([.H509]=1;[.E508]-([.$J$2]*(1-[.C508]));[.E508]))" office:value-type="float" office:value="3562.0228047248">
            <text:p>3562,0228047248</text:p>
          </table:table-cell>
          <table:table-cell/>
          <table:table-cell table:formula="of:=IF(MOD([.A509]-1;50)=0;1;0)" office:value-type="float" office:value="0">
            <text:p>0</text:p>
          </table:table-cell>
          <table:table-cell table:formula="of:=IF(MOD([.A5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08">
            <text:p>508</text:p>
          </table:table-cell>
          <table:table-cell table:formula="of:=IF([.G510]=1;5000;IF([.H510]=1;[.B509]-[.$J$2];[.B509]))" office:value-type="float" office:value="4920">
            <text:p>4920</text:p>
          </table:table-cell>
          <table:table-cell table:formula="of:=[.D510]/[.B510]" office:value-type="percentage" office:value="0.278942752079999">
            <text:p>27,89%</text:p>
          </table:table-cell>
          <table:table-cell table:formula="of:=IF([.H510]=1;[.D509]-([.$J$2]*[.C509]);[.D509])" office:value-type="float" office:value="1372.3983402336">
            <text:p>1372,3983402336</text:p>
          </table:table-cell>
          <table:table-cell table:formula="of:=IF([.G510]=1;5000-[.D509];IF([.H510]=1;[.E509]-([.$J$2]*(1-[.C509]));[.E509]))" office:value-type="float" office:value="3547.6016597664">
            <text:p>3547,6016597664</text:p>
          </table:table-cell>
          <table:table-cell/>
          <table:table-cell table:formula="of:=IF(MOD([.A510]-1;50)=0;1;0)" office:value-type="float" office:value="0">
            <text:p>0</text:p>
          </table:table-cell>
          <table:table-cell table:formula="of:=IF(MOD([.A5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09">
            <text:p>509</text:p>
          </table:table-cell>
          <table:table-cell table:formula="of:=IF([.G511]=1;5000;IF([.H511]=1;[.B510]-[.$J$2];[.B510]))" office:value-type="float" office:value="4920">
            <text:p>4920</text:p>
          </table:table-cell>
          <table:table-cell table:formula="of:=[.D511]/[.B511]" office:value-type="percentage" office:value="0.278942752079999">
            <text:p>27,89%</text:p>
          </table:table-cell>
          <table:table-cell table:formula="of:=IF([.H511]=1;[.D510]-([.$J$2]*[.C510]);[.D510])" office:value-type="float" office:value="1372.3983402336">
            <text:p>1372,3983402336</text:p>
          </table:table-cell>
          <table:table-cell table:formula="of:=IF([.G511]=1;5000-[.D510];IF([.H511]=1;[.E510]-([.$J$2]*(1-[.C510]));[.E510]))" office:value-type="float" office:value="3547.6016597664">
            <text:p>3547,6016597664</text:p>
          </table:table-cell>
          <table:table-cell/>
          <table:table-cell table:formula="of:=IF(MOD([.A511]-1;50)=0;1;0)" office:value-type="float" office:value="0">
            <text:p>0</text:p>
          </table:table-cell>
          <table:table-cell table:formula="of:=IF(MOD([.A5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10">
            <text:p>510</text:p>
          </table:table-cell>
          <table:table-cell table:formula="of:=IF([.G512]=1;5000;IF([.H512]=1;[.B511]-[.$J$2];[.B511]))" office:value-type="float" office:value="4900">
            <text:p>4900</text:p>
          </table:table-cell>
          <table:table-cell table:formula="of:=[.D512]/[.B512]" office:value-type="percentage" office:value="0.278942752079999">
            <text:p>27,89%</text:p>
          </table:table-cell>
          <table:table-cell table:formula="of:=IF([.H512]=1;[.D511]-([.$J$2]*[.C511]);[.D511])" office:value-type="float" office:value="1366.819485192">
            <text:p>1366,819485192</text:p>
          </table:table-cell>
          <table:table-cell table:formula="of:=IF([.G512]=1;5000-[.D511];IF([.H512]=1;[.E511]-([.$J$2]*(1-[.C511]));[.E511]))" office:value-type="float" office:value="3533.180514808">
            <text:p>3533,180514808</text:p>
          </table:table-cell>
          <table:table-cell/>
          <table:table-cell table:formula="of:=IF(MOD([.A512]-1;50)=0;1;0)" office:value-type="float" office:value="0">
            <text:p>0</text:p>
          </table:table-cell>
          <table:table-cell table:formula="of:=IF(MOD([.A5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11">
            <text:p>511</text:p>
          </table:table-cell>
          <table:table-cell table:formula="of:=IF([.G513]=1;5000;IF([.H513]=1;[.B512]-[.$J$2];[.B512]))" office:value-type="float" office:value="4900">
            <text:p>4900</text:p>
          </table:table-cell>
          <table:table-cell table:formula="of:=[.D513]/[.B513]" office:value-type="percentage" office:value="0.278942752079999">
            <text:p>27,89%</text:p>
          </table:table-cell>
          <table:table-cell table:formula="of:=IF([.H513]=1;[.D512]-([.$J$2]*[.C512]);[.D512])" office:value-type="float" office:value="1366.819485192">
            <text:p>1366,819485192</text:p>
          </table:table-cell>
          <table:table-cell table:formula="of:=IF([.G513]=1;5000-[.D512];IF([.H513]=1;[.E512]-([.$J$2]*(1-[.C512]));[.E512]))" office:value-type="float" office:value="3533.180514808">
            <text:p>3533,180514808</text:p>
          </table:table-cell>
          <table:table-cell/>
          <table:table-cell table:formula="of:=IF(MOD([.A513]-1;50)=0;1;0)" office:value-type="float" office:value="0">
            <text:p>0</text:p>
          </table:table-cell>
          <table:table-cell table:formula="of:=IF(MOD([.A5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12">
            <text:p>512</text:p>
          </table:table-cell>
          <table:table-cell table:formula="of:=IF([.G514]=1;5000;IF([.H514]=1;[.B513]-[.$J$2];[.B513]))" office:value-type="float" office:value="4880">
            <text:p>4880</text:p>
          </table:table-cell>
          <table:table-cell table:formula="of:=[.D514]/[.B514]" office:value-type="percentage" office:value="0.278942752079999">
            <text:p>27,89%</text:p>
          </table:table-cell>
          <table:table-cell table:formula="of:=IF([.H514]=1;[.D513]-([.$J$2]*[.C513]);[.D513])" office:value-type="float" office:value="1361.2406301504">
            <text:p>1361,2406301504</text:p>
          </table:table-cell>
          <table:table-cell table:formula="of:=IF([.G514]=1;5000-[.D513];IF([.H514]=1;[.E513]-([.$J$2]*(1-[.C513]));[.E513]))" office:value-type="float" office:value="3518.7593698496">
            <text:p>3518,7593698496</text:p>
          </table:table-cell>
          <table:table-cell/>
          <table:table-cell table:formula="of:=IF(MOD([.A514]-1;50)=0;1;0)" office:value-type="float" office:value="0">
            <text:p>0</text:p>
          </table:table-cell>
          <table:table-cell table:formula="of:=IF(MOD([.A5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13">
            <text:p>513</text:p>
          </table:table-cell>
          <table:table-cell table:formula="of:=IF([.G515]=1;5000;IF([.H515]=1;[.B514]-[.$J$2];[.B514]))" office:value-type="float" office:value="4880">
            <text:p>4880</text:p>
          </table:table-cell>
          <table:table-cell table:formula="of:=[.D515]/[.B515]" office:value-type="percentage" office:value="0.278942752079999">
            <text:p>27,89%</text:p>
          </table:table-cell>
          <table:table-cell table:formula="of:=IF([.H515]=1;[.D514]-([.$J$2]*[.C514]);[.D514])" office:value-type="float" office:value="1361.2406301504">
            <text:p>1361,2406301504</text:p>
          </table:table-cell>
          <table:table-cell table:formula="of:=IF([.G515]=1;5000-[.D514];IF([.H515]=1;[.E514]-([.$J$2]*(1-[.C514]));[.E514]))" office:value-type="float" office:value="3518.7593698496">
            <text:p>3518,7593698496</text:p>
          </table:table-cell>
          <table:table-cell/>
          <table:table-cell table:formula="of:=IF(MOD([.A515]-1;50)=0;1;0)" office:value-type="float" office:value="0">
            <text:p>0</text:p>
          </table:table-cell>
          <table:table-cell table:formula="of:=IF(MOD([.A5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14">
            <text:p>514</text:p>
          </table:table-cell>
          <table:table-cell table:formula="of:=IF([.G516]=1;5000;IF([.H516]=1;[.B515]-[.$J$2];[.B515]))" office:value-type="float" office:value="4860">
            <text:p>4860</text:p>
          </table:table-cell>
          <table:table-cell table:formula="of:=[.D516]/[.B516]" office:value-type="percentage" office:value="0.278942752079999">
            <text:p>27,89%</text:p>
          </table:table-cell>
          <table:table-cell table:formula="of:=IF([.H516]=1;[.D515]-([.$J$2]*[.C515]);[.D515])" office:value-type="float" office:value="1355.6617751088">
            <text:p>1355,6617751088</text:p>
          </table:table-cell>
          <table:table-cell table:formula="of:=IF([.G516]=1;5000-[.D515];IF([.H516]=1;[.E515]-([.$J$2]*(1-[.C515]));[.E515]))" office:value-type="float" office:value="3504.3382248912">
            <text:p>3504,3382248912</text:p>
          </table:table-cell>
          <table:table-cell/>
          <table:table-cell table:formula="of:=IF(MOD([.A516]-1;50)=0;1;0)" office:value-type="float" office:value="0">
            <text:p>0</text:p>
          </table:table-cell>
          <table:table-cell table:formula="of:=IF(MOD([.A5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15">
            <text:p>515</text:p>
          </table:table-cell>
          <table:table-cell table:formula="of:=IF([.G517]=1;5000;IF([.H517]=1;[.B516]-[.$J$2];[.B516]))" office:value-type="float" office:value="4860">
            <text:p>4860</text:p>
          </table:table-cell>
          <table:table-cell table:formula="of:=[.D517]/[.B517]" office:value-type="percentage" office:value="0.278942752079999">
            <text:p>27,89%</text:p>
          </table:table-cell>
          <table:table-cell table:formula="of:=IF([.H517]=1;[.D516]-([.$J$2]*[.C516]);[.D516])" office:value-type="float" office:value="1355.6617751088">
            <text:p>1355,6617751088</text:p>
          </table:table-cell>
          <table:table-cell table:formula="of:=IF([.G517]=1;5000-[.D516];IF([.H517]=1;[.E516]-([.$J$2]*(1-[.C516]));[.E516]))" office:value-type="float" office:value="3504.3382248912">
            <text:p>3504,3382248912</text:p>
          </table:table-cell>
          <table:table-cell/>
          <table:table-cell table:formula="of:=IF(MOD([.A517]-1;50)=0;1;0)" office:value-type="float" office:value="0">
            <text:p>0</text:p>
          </table:table-cell>
          <table:table-cell table:formula="of:=IF(MOD([.A5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16">
            <text:p>516</text:p>
          </table:table-cell>
          <table:table-cell table:formula="of:=IF([.G518]=1;5000;IF([.H518]=1;[.B517]-[.$J$2];[.B517]))" office:value-type="float" office:value="4840">
            <text:p>4840</text:p>
          </table:table-cell>
          <table:table-cell table:formula="of:=[.D518]/[.B518]" office:value-type="percentage" office:value="0.278942752079999">
            <text:p>27,89%</text:p>
          </table:table-cell>
          <table:table-cell table:formula="of:=IF([.H518]=1;[.D517]-([.$J$2]*[.C517]);[.D517])" office:value-type="float" office:value="1350.0829200672">
            <text:p>1350,0829200672</text:p>
          </table:table-cell>
          <table:table-cell table:formula="of:=IF([.G518]=1;5000-[.D517];IF([.H518]=1;[.E517]-([.$J$2]*(1-[.C517]));[.E517]))" office:value-type="float" office:value="3489.9170799328">
            <text:p>3489,9170799328</text:p>
          </table:table-cell>
          <table:table-cell/>
          <table:table-cell table:formula="of:=IF(MOD([.A518]-1;50)=0;1;0)" office:value-type="float" office:value="0">
            <text:p>0</text:p>
          </table:table-cell>
          <table:table-cell table:formula="of:=IF(MOD([.A5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17">
            <text:p>517</text:p>
          </table:table-cell>
          <table:table-cell table:formula="of:=IF([.G519]=1;5000;IF([.H519]=1;[.B518]-[.$J$2];[.B518]))" office:value-type="float" office:value="4840">
            <text:p>4840</text:p>
          </table:table-cell>
          <table:table-cell table:formula="of:=[.D519]/[.B519]" office:value-type="percentage" office:value="0.278942752079999">
            <text:p>27,89%</text:p>
          </table:table-cell>
          <table:table-cell table:formula="of:=IF([.H519]=1;[.D518]-([.$J$2]*[.C518]);[.D518])" office:value-type="float" office:value="1350.0829200672">
            <text:p>1350,0829200672</text:p>
          </table:table-cell>
          <table:table-cell table:formula="of:=IF([.G519]=1;5000-[.D518];IF([.H519]=1;[.E518]-([.$J$2]*(1-[.C518]));[.E518]))" office:value-type="float" office:value="3489.9170799328">
            <text:p>3489,9170799328</text:p>
          </table:table-cell>
          <table:table-cell/>
          <table:table-cell table:formula="of:=IF(MOD([.A519]-1;50)=0;1;0)" office:value-type="float" office:value="0">
            <text:p>0</text:p>
          </table:table-cell>
          <table:table-cell table:formula="of:=IF(MOD([.A5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18">
            <text:p>518</text:p>
          </table:table-cell>
          <table:table-cell table:formula="of:=IF([.G520]=1;5000;IF([.H520]=1;[.B519]-[.$J$2];[.B519]))" office:value-type="float" office:value="4820">
            <text:p>4820</text:p>
          </table:table-cell>
          <table:table-cell table:formula="of:=[.D520]/[.B520]" office:value-type="percentage" office:value="0.278942752079999">
            <text:p>27,89%</text:p>
          </table:table-cell>
          <table:table-cell table:formula="of:=IF([.H520]=1;[.D519]-([.$J$2]*[.C519]);[.D519])" office:value-type="float" office:value="1344.5040650256">
            <text:p>1344,5040650256</text:p>
          </table:table-cell>
          <table:table-cell table:formula="of:=IF([.G520]=1;5000-[.D519];IF([.H520]=1;[.E519]-([.$J$2]*(1-[.C519]));[.E519]))" office:value-type="float" office:value="3475.4959349744">
            <text:p>3475,4959349744</text:p>
          </table:table-cell>
          <table:table-cell/>
          <table:table-cell table:formula="of:=IF(MOD([.A520]-1;50)=0;1;0)" office:value-type="float" office:value="0">
            <text:p>0</text:p>
          </table:table-cell>
          <table:table-cell table:formula="of:=IF(MOD([.A5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19">
            <text:p>519</text:p>
          </table:table-cell>
          <table:table-cell table:formula="of:=IF([.G521]=1;5000;IF([.H521]=1;[.B520]-[.$J$2];[.B520]))" office:value-type="float" office:value="4820">
            <text:p>4820</text:p>
          </table:table-cell>
          <table:table-cell table:formula="of:=[.D521]/[.B521]" office:value-type="percentage" office:value="0.278942752079999">
            <text:p>27,89%</text:p>
          </table:table-cell>
          <table:table-cell table:formula="of:=IF([.H521]=1;[.D520]-([.$J$2]*[.C520]);[.D520])" office:value-type="float" office:value="1344.5040650256">
            <text:p>1344,5040650256</text:p>
          </table:table-cell>
          <table:table-cell table:formula="of:=IF([.G521]=1;5000-[.D520];IF([.H521]=1;[.E520]-([.$J$2]*(1-[.C520]));[.E520]))" office:value-type="float" office:value="3475.4959349744">
            <text:p>3475,4959349744</text:p>
          </table:table-cell>
          <table:table-cell/>
          <table:table-cell table:formula="of:=IF(MOD([.A521]-1;50)=0;1;0)" office:value-type="float" office:value="0">
            <text:p>0</text:p>
          </table:table-cell>
          <table:table-cell table:formula="of:=IF(MOD([.A5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20">
            <text:p>520</text:p>
          </table:table-cell>
          <table:table-cell table:formula="of:=IF([.G522]=1;5000;IF([.H522]=1;[.B521]-[.$J$2];[.B521]))" office:value-type="float" office:value="4800">
            <text:p>4800</text:p>
          </table:table-cell>
          <table:table-cell table:formula="of:=[.D522]/[.B522]" office:value-type="percentage" office:value="0.278942752079999">
            <text:p>27,89%</text:p>
          </table:table-cell>
          <table:table-cell table:formula="of:=IF([.H522]=1;[.D521]-([.$J$2]*[.C521]);[.D521])" office:value-type="float" office:value="1338.925209984">
            <text:p>1338,925209984</text:p>
          </table:table-cell>
          <table:table-cell table:formula="of:=IF([.G522]=1;5000-[.D521];IF([.H522]=1;[.E521]-([.$J$2]*(1-[.C521]));[.E521]))" office:value-type="float" office:value="3461.074790016">
            <text:p>3461,074790016</text:p>
          </table:table-cell>
          <table:table-cell/>
          <table:table-cell table:formula="of:=IF(MOD([.A522]-1;50)=0;1;0)" office:value-type="float" office:value="0">
            <text:p>0</text:p>
          </table:table-cell>
          <table:table-cell table:formula="of:=IF(MOD([.A5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21">
            <text:p>521</text:p>
          </table:table-cell>
          <table:table-cell table:formula="of:=IF([.G523]=1;5000;IF([.H523]=1;[.B522]-[.$J$2];[.B522]))" office:value-type="float" office:value="4800">
            <text:p>4800</text:p>
          </table:table-cell>
          <table:table-cell table:formula="of:=[.D523]/[.B523]" office:value-type="percentage" office:value="0.278942752079999">
            <text:p>27,89%</text:p>
          </table:table-cell>
          <table:table-cell table:formula="of:=IF([.H523]=1;[.D522]-([.$J$2]*[.C522]);[.D522])" office:value-type="float" office:value="1338.925209984">
            <text:p>1338,925209984</text:p>
          </table:table-cell>
          <table:table-cell table:formula="of:=IF([.G523]=1;5000-[.D522];IF([.H523]=1;[.E522]-([.$J$2]*(1-[.C522]));[.E522]))" office:value-type="float" office:value="3461.074790016">
            <text:p>3461,074790016</text:p>
          </table:table-cell>
          <table:table-cell/>
          <table:table-cell table:formula="of:=IF(MOD([.A523]-1;50)=0;1;0)" office:value-type="float" office:value="0">
            <text:p>0</text:p>
          </table:table-cell>
          <table:table-cell table:formula="of:=IF(MOD([.A5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22">
            <text:p>522</text:p>
          </table:table-cell>
          <table:table-cell table:formula="of:=IF([.G524]=1;5000;IF([.H524]=1;[.B523]-[.$J$2];[.B523]))" office:value-type="float" office:value="4780">
            <text:p>4780</text:p>
          </table:table-cell>
          <table:table-cell table:formula="of:=[.D524]/[.B524]" office:value-type="percentage" office:value="0.278942752079999">
            <text:p>27,89%</text:p>
          </table:table-cell>
          <table:table-cell table:formula="of:=IF([.H524]=1;[.D523]-([.$J$2]*[.C523]);[.D523])" office:value-type="float" office:value="1333.3463549424">
            <text:p>1333,3463549424</text:p>
          </table:table-cell>
          <table:table-cell table:formula="of:=IF([.G524]=1;5000-[.D523];IF([.H524]=1;[.E523]-([.$J$2]*(1-[.C523]));[.E523]))" office:value-type="float" office:value="3446.6536450576">
            <text:p>3446,6536450576</text:p>
          </table:table-cell>
          <table:table-cell/>
          <table:table-cell table:formula="of:=IF(MOD([.A524]-1;50)=0;1;0)" office:value-type="float" office:value="0">
            <text:p>0</text:p>
          </table:table-cell>
          <table:table-cell table:formula="of:=IF(MOD([.A5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23">
            <text:p>523</text:p>
          </table:table-cell>
          <table:table-cell table:formula="of:=IF([.G525]=1;5000;IF([.H525]=1;[.B524]-[.$J$2];[.B524]))" office:value-type="float" office:value="4780">
            <text:p>4780</text:p>
          </table:table-cell>
          <table:table-cell table:formula="of:=[.D525]/[.B525]" office:value-type="percentage" office:value="0.278942752079999">
            <text:p>27,89%</text:p>
          </table:table-cell>
          <table:table-cell table:formula="of:=IF([.H525]=1;[.D524]-([.$J$2]*[.C524]);[.D524])" office:value-type="float" office:value="1333.3463549424">
            <text:p>1333,3463549424</text:p>
          </table:table-cell>
          <table:table-cell table:formula="of:=IF([.G525]=1;5000-[.D524];IF([.H525]=1;[.E524]-([.$J$2]*(1-[.C524]));[.E524]))" office:value-type="float" office:value="3446.6536450576">
            <text:p>3446,6536450576</text:p>
          </table:table-cell>
          <table:table-cell/>
          <table:table-cell table:formula="of:=IF(MOD([.A525]-1;50)=0;1;0)" office:value-type="float" office:value="0">
            <text:p>0</text:p>
          </table:table-cell>
          <table:table-cell table:formula="of:=IF(MOD([.A5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24">
            <text:p>524</text:p>
          </table:table-cell>
          <table:table-cell table:formula="of:=IF([.G526]=1;5000;IF([.H526]=1;[.B525]-[.$J$2];[.B525]))" office:value-type="float" office:value="4760">
            <text:p>4760</text:p>
          </table:table-cell>
          <table:table-cell table:formula="of:=[.D526]/[.B526]" office:value-type="percentage" office:value="0.278942752079999">
            <text:p>27,89%</text:p>
          </table:table-cell>
          <table:table-cell table:formula="of:=IF([.H526]=1;[.D525]-([.$J$2]*[.C525]);[.D525])" office:value-type="float" office:value="1327.7674999008">
            <text:p>1327,7674999008</text:p>
          </table:table-cell>
          <table:table-cell table:formula="of:=IF([.G526]=1;5000-[.D525];IF([.H526]=1;[.E525]-([.$J$2]*(1-[.C525]));[.E525]))" office:value-type="float" office:value="3432.2325000992">
            <text:p>3432,2325000992</text:p>
          </table:table-cell>
          <table:table-cell/>
          <table:table-cell table:formula="of:=IF(MOD([.A526]-1;50)=0;1;0)" office:value-type="float" office:value="0">
            <text:p>0</text:p>
          </table:table-cell>
          <table:table-cell table:formula="of:=IF(MOD([.A5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25">
            <text:p>525</text:p>
          </table:table-cell>
          <table:table-cell table:formula="of:=IF([.G527]=1;5000;IF([.H527]=1;[.B526]-[.$J$2];[.B526]))" office:value-type="float" office:value="4760">
            <text:p>4760</text:p>
          </table:table-cell>
          <table:table-cell table:formula="of:=[.D527]/[.B527]" office:value-type="percentage" office:value="0.278942752079999">
            <text:p>27,89%</text:p>
          </table:table-cell>
          <table:table-cell table:formula="of:=IF([.H527]=1;[.D526]-([.$J$2]*[.C526]);[.D526])" office:value-type="float" office:value="1327.7674999008">
            <text:p>1327,7674999008</text:p>
          </table:table-cell>
          <table:table-cell table:formula="of:=IF([.G527]=1;5000-[.D526];IF([.H527]=1;[.E526]-([.$J$2]*(1-[.C526]));[.E526]))" office:value-type="float" office:value="3432.2325000992">
            <text:p>3432,2325000992</text:p>
          </table:table-cell>
          <table:table-cell/>
          <table:table-cell table:formula="of:=IF(MOD([.A527]-1;50)=0;1;0)" office:value-type="float" office:value="0">
            <text:p>0</text:p>
          </table:table-cell>
          <table:table-cell table:formula="of:=IF(MOD([.A5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26">
            <text:p>526</text:p>
          </table:table-cell>
          <table:table-cell table:formula="of:=IF([.G528]=1;5000;IF([.H528]=1;[.B527]-[.$J$2];[.B527]))" office:value-type="float" office:value="4740">
            <text:p>4740</text:p>
          </table:table-cell>
          <table:table-cell table:formula="of:=[.D528]/[.B528]" office:value-type="percentage" office:value="0.278942752079999">
            <text:p>27,89%</text:p>
          </table:table-cell>
          <table:table-cell table:formula="of:=IF([.H528]=1;[.D527]-([.$J$2]*[.C527]);[.D527])" office:value-type="float" office:value="1322.1886448592">
            <text:p>1322,1886448592</text:p>
          </table:table-cell>
          <table:table-cell table:formula="of:=IF([.G528]=1;5000-[.D527];IF([.H528]=1;[.E527]-([.$J$2]*(1-[.C527]));[.E527]))" office:value-type="float" office:value="3417.8113551408">
            <text:p>3417,8113551408</text:p>
          </table:table-cell>
          <table:table-cell/>
          <table:table-cell table:formula="of:=IF(MOD([.A528]-1;50)=0;1;0)" office:value-type="float" office:value="0">
            <text:p>0</text:p>
          </table:table-cell>
          <table:table-cell table:formula="of:=IF(MOD([.A5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27">
            <text:p>527</text:p>
          </table:table-cell>
          <table:table-cell table:formula="of:=IF([.G529]=1;5000;IF([.H529]=1;[.B528]-[.$J$2];[.B528]))" office:value-type="float" office:value="4740">
            <text:p>4740</text:p>
          </table:table-cell>
          <table:table-cell table:formula="of:=[.D529]/[.B529]" office:value-type="percentage" office:value="0.278942752079999">
            <text:p>27,89%</text:p>
          </table:table-cell>
          <table:table-cell table:formula="of:=IF([.H529]=1;[.D528]-([.$J$2]*[.C528]);[.D528])" office:value-type="float" office:value="1322.1886448592">
            <text:p>1322,1886448592</text:p>
          </table:table-cell>
          <table:table-cell table:formula="of:=IF([.G529]=1;5000-[.D528];IF([.H529]=1;[.E528]-([.$J$2]*(1-[.C528]));[.E528]))" office:value-type="float" office:value="3417.8113551408">
            <text:p>3417,8113551408</text:p>
          </table:table-cell>
          <table:table-cell/>
          <table:table-cell table:formula="of:=IF(MOD([.A529]-1;50)=0;1;0)" office:value-type="float" office:value="0">
            <text:p>0</text:p>
          </table:table-cell>
          <table:table-cell table:formula="of:=IF(MOD([.A5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28">
            <text:p>528</text:p>
          </table:table-cell>
          <table:table-cell table:formula="of:=IF([.G530]=1;5000;IF([.H530]=1;[.B529]-[.$J$2];[.B529]))" office:value-type="float" office:value="4720">
            <text:p>4720</text:p>
          </table:table-cell>
          <table:table-cell table:formula="of:=[.D530]/[.B530]" office:value-type="percentage" office:value="0.278942752079999">
            <text:p>27,89%</text:p>
          </table:table-cell>
          <table:table-cell table:formula="of:=IF([.H530]=1;[.D529]-([.$J$2]*[.C529]);[.D529])" office:value-type="float" office:value="1316.6097898176">
            <text:p>1316,6097898176</text:p>
          </table:table-cell>
          <table:table-cell table:formula="of:=IF([.G530]=1;5000-[.D529];IF([.H530]=1;[.E529]-([.$J$2]*(1-[.C529]));[.E529]))" office:value-type="float" office:value="3403.3902101824">
            <text:p>3403,3902101824</text:p>
          </table:table-cell>
          <table:table-cell/>
          <table:table-cell table:formula="of:=IF(MOD([.A530]-1;50)=0;1;0)" office:value-type="float" office:value="0">
            <text:p>0</text:p>
          </table:table-cell>
          <table:table-cell table:formula="of:=IF(MOD([.A5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29">
            <text:p>529</text:p>
          </table:table-cell>
          <table:table-cell table:formula="of:=IF([.G531]=1;5000;IF([.H531]=1;[.B530]-[.$J$2];[.B530]))" office:value-type="float" office:value="4720">
            <text:p>4720</text:p>
          </table:table-cell>
          <table:table-cell table:formula="of:=[.D531]/[.B531]" office:value-type="percentage" office:value="0.278942752079999">
            <text:p>27,89%</text:p>
          </table:table-cell>
          <table:table-cell table:formula="of:=IF([.H531]=1;[.D530]-([.$J$2]*[.C530]);[.D530])" office:value-type="float" office:value="1316.6097898176">
            <text:p>1316,6097898176</text:p>
          </table:table-cell>
          <table:table-cell table:formula="of:=IF([.G531]=1;5000-[.D530];IF([.H531]=1;[.E530]-([.$J$2]*(1-[.C530]));[.E530]))" office:value-type="float" office:value="3403.3902101824">
            <text:p>3403,3902101824</text:p>
          </table:table-cell>
          <table:table-cell/>
          <table:table-cell table:formula="of:=IF(MOD([.A531]-1;50)=0;1;0)" office:value-type="float" office:value="0">
            <text:p>0</text:p>
          </table:table-cell>
          <table:table-cell table:formula="of:=IF(MOD([.A5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30">
            <text:p>530</text:p>
          </table:table-cell>
          <table:table-cell table:formula="of:=IF([.G532]=1;5000;IF([.H532]=1;[.B531]-[.$J$2];[.B531]))" office:value-type="float" office:value="4700">
            <text:p>4700</text:p>
          </table:table-cell>
          <table:table-cell table:formula="of:=[.D532]/[.B532]" office:value-type="percentage" office:value="0.278942752079999">
            <text:p>27,89%</text:p>
          </table:table-cell>
          <table:table-cell table:formula="of:=IF([.H532]=1;[.D531]-([.$J$2]*[.C531]);[.D531])" office:value-type="float" office:value="1311.030934776">
            <text:p>1311,030934776</text:p>
          </table:table-cell>
          <table:table-cell table:formula="of:=IF([.G532]=1;5000-[.D531];IF([.H532]=1;[.E531]-([.$J$2]*(1-[.C531]));[.E531]))" office:value-type="float" office:value="3388.969065224">
            <text:p>3388,969065224</text:p>
          </table:table-cell>
          <table:table-cell/>
          <table:table-cell table:formula="of:=IF(MOD([.A532]-1;50)=0;1;0)" office:value-type="float" office:value="0">
            <text:p>0</text:p>
          </table:table-cell>
          <table:table-cell table:formula="of:=IF(MOD([.A5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31">
            <text:p>531</text:p>
          </table:table-cell>
          <table:table-cell table:formula="of:=IF([.G533]=1;5000;IF([.H533]=1;[.B532]-[.$J$2];[.B532]))" office:value-type="float" office:value="4700">
            <text:p>4700</text:p>
          </table:table-cell>
          <table:table-cell table:formula="of:=[.D533]/[.B533]" office:value-type="percentage" office:value="0.278942752079999">
            <text:p>27,89%</text:p>
          </table:table-cell>
          <table:table-cell table:formula="of:=IF([.H533]=1;[.D532]-([.$J$2]*[.C532]);[.D532])" office:value-type="float" office:value="1311.030934776">
            <text:p>1311,030934776</text:p>
          </table:table-cell>
          <table:table-cell table:formula="of:=IF([.G533]=1;5000-[.D532];IF([.H533]=1;[.E532]-([.$J$2]*(1-[.C532]));[.E532]))" office:value-type="float" office:value="3388.969065224">
            <text:p>3388,969065224</text:p>
          </table:table-cell>
          <table:table-cell/>
          <table:table-cell table:formula="of:=IF(MOD([.A533]-1;50)=0;1;0)" office:value-type="float" office:value="0">
            <text:p>0</text:p>
          </table:table-cell>
          <table:table-cell table:formula="of:=IF(MOD([.A5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32">
            <text:p>532</text:p>
          </table:table-cell>
          <table:table-cell table:formula="of:=IF([.G534]=1;5000;IF([.H534]=1;[.B533]-[.$J$2];[.B533]))" office:value-type="float" office:value="4680">
            <text:p>4680</text:p>
          </table:table-cell>
          <table:table-cell table:formula="of:=[.D534]/[.B534]" office:value-type="percentage" office:value="0.278942752079999">
            <text:p>27,89%</text:p>
          </table:table-cell>
          <table:table-cell table:formula="of:=IF([.H534]=1;[.D533]-([.$J$2]*[.C533]);[.D533])" office:value-type="float" office:value="1305.4520797344">
            <text:p>1305,4520797344</text:p>
          </table:table-cell>
          <table:table-cell table:formula="of:=IF([.G534]=1;5000-[.D533];IF([.H534]=1;[.E533]-([.$J$2]*(1-[.C533]));[.E533]))" office:value-type="float" office:value="3374.5479202656">
            <text:p>3374,5479202656</text:p>
          </table:table-cell>
          <table:table-cell/>
          <table:table-cell table:formula="of:=IF(MOD([.A534]-1;50)=0;1;0)" office:value-type="float" office:value="0">
            <text:p>0</text:p>
          </table:table-cell>
          <table:table-cell table:formula="of:=IF(MOD([.A5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33">
            <text:p>533</text:p>
          </table:table-cell>
          <table:table-cell table:formula="of:=IF([.G535]=1;5000;IF([.H535]=1;[.B534]-[.$J$2];[.B534]))" office:value-type="float" office:value="4680">
            <text:p>4680</text:p>
          </table:table-cell>
          <table:table-cell table:formula="of:=[.D535]/[.B535]" office:value-type="percentage" office:value="0.278942752079999">
            <text:p>27,89%</text:p>
          </table:table-cell>
          <table:table-cell table:formula="of:=IF([.H535]=1;[.D534]-([.$J$2]*[.C534]);[.D534])" office:value-type="float" office:value="1305.4520797344">
            <text:p>1305,4520797344</text:p>
          </table:table-cell>
          <table:table-cell table:formula="of:=IF([.G535]=1;5000-[.D534];IF([.H535]=1;[.E534]-([.$J$2]*(1-[.C534]));[.E534]))" office:value-type="float" office:value="3374.5479202656">
            <text:p>3374,5479202656</text:p>
          </table:table-cell>
          <table:table-cell/>
          <table:table-cell table:formula="of:=IF(MOD([.A535]-1;50)=0;1;0)" office:value-type="float" office:value="0">
            <text:p>0</text:p>
          </table:table-cell>
          <table:table-cell table:formula="of:=IF(MOD([.A5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34">
            <text:p>534</text:p>
          </table:table-cell>
          <table:table-cell table:formula="of:=IF([.G536]=1;5000;IF([.H536]=1;[.B535]-[.$J$2];[.B535]))" office:value-type="float" office:value="4660">
            <text:p>4660</text:p>
          </table:table-cell>
          <table:table-cell table:formula="of:=[.D536]/[.B536]" office:value-type="percentage" office:value="0.278942752079999">
            <text:p>27,89%</text:p>
          </table:table-cell>
          <table:table-cell table:formula="of:=IF([.H536]=1;[.D535]-([.$J$2]*[.C535]);[.D535])" office:value-type="float" office:value="1299.8732246928">
            <text:p>1299,8732246928</text:p>
          </table:table-cell>
          <table:table-cell table:formula="of:=IF([.G536]=1;5000-[.D535];IF([.H536]=1;[.E535]-([.$J$2]*(1-[.C535]));[.E535]))" office:value-type="float" office:value="3360.1267753072">
            <text:p>3360,1267753072</text:p>
          </table:table-cell>
          <table:table-cell/>
          <table:table-cell table:formula="of:=IF(MOD([.A536]-1;50)=0;1;0)" office:value-type="float" office:value="0">
            <text:p>0</text:p>
          </table:table-cell>
          <table:table-cell table:formula="of:=IF(MOD([.A5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35">
            <text:p>535</text:p>
          </table:table-cell>
          <table:table-cell table:formula="of:=IF([.G537]=1;5000;IF([.H537]=1;[.B536]-[.$J$2];[.B536]))" office:value-type="float" office:value="4660">
            <text:p>4660</text:p>
          </table:table-cell>
          <table:table-cell table:formula="of:=[.D537]/[.B537]" office:value-type="percentage" office:value="0.278942752079999">
            <text:p>27,89%</text:p>
          </table:table-cell>
          <table:table-cell table:formula="of:=IF([.H537]=1;[.D536]-([.$J$2]*[.C536]);[.D536])" office:value-type="float" office:value="1299.8732246928">
            <text:p>1299,8732246928</text:p>
          </table:table-cell>
          <table:table-cell table:formula="of:=IF([.G537]=1;5000-[.D536];IF([.H537]=1;[.E536]-([.$J$2]*(1-[.C536]));[.E536]))" office:value-type="float" office:value="3360.1267753072">
            <text:p>3360,1267753072</text:p>
          </table:table-cell>
          <table:table-cell/>
          <table:table-cell table:formula="of:=IF(MOD([.A537]-1;50)=0;1;0)" office:value-type="float" office:value="0">
            <text:p>0</text:p>
          </table:table-cell>
          <table:table-cell table:formula="of:=IF(MOD([.A5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36">
            <text:p>536</text:p>
          </table:table-cell>
          <table:table-cell table:formula="of:=IF([.G538]=1;5000;IF([.H538]=1;[.B537]-[.$J$2];[.B537]))" office:value-type="float" office:value="4640">
            <text:p>4640</text:p>
          </table:table-cell>
          <table:table-cell table:formula="of:=[.D538]/[.B538]" office:value-type="percentage" office:value="0.278942752079999">
            <text:p>27,89%</text:p>
          </table:table-cell>
          <table:table-cell table:formula="of:=IF([.H538]=1;[.D537]-([.$J$2]*[.C537]);[.D537])" office:value-type="float" office:value="1294.2943696512">
            <text:p>1294,2943696512</text:p>
          </table:table-cell>
          <table:table-cell table:formula="of:=IF([.G538]=1;5000-[.D537];IF([.H538]=1;[.E537]-([.$J$2]*(1-[.C537]));[.E537]))" office:value-type="float" office:value="3345.7056303488">
            <text:p>3345,7056303488</text:p>
          </table:table-cell>
          <table:table-cell/>
          <table:table-cell table:formula="of:=IF(MOD([.A538]-1;50)=0;1;0)" office:value-type="float" office:value="0">
            <text:p>0</text:p>
          </table:table-cell>
          <table:table-cell table:formula="of:=IF(MOD([.A5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37">
            <text:p>537</text:p>
          </table:table-cell>
          <table:table-cell table:formula="of:=IF([.G539]=1;5000;IF([.H539]=1;[.B538]-[.$J$2];[.B538]))" office:value-type="float" office:value="4640">
            <text:p>4640</text:p>
          </table:table-cell>
          <table:table-cell table:formula="of:=[.D539]/[.B539]" office:value-type="percentage" office:value="0.278942752079999">
            <text:p>27,89%</text:p>
          </table:table-cell>
          <table:table-cell table:formula="of:=IF([.H539]=1;[.D538]-([.$J$2]*[.C538]);[.D538])" office:value-type="float" office:value="1294.2943696512">
            <text:p>1294,2943696512</text:p>
          </table:table-cell>
          <table:table-cell table:formula="of:=IF([.G539]=1;5000-[.D538];IF([.H539]=1;[.E538]-([.$J$2]*(1-[.C538]));[.E538]))" office:value-type="float" office:value="3345.7056303488">
            <text:p>3345,7056303488</text:p>
          </table:table-cell>
          <table:table-cell/>
          <table:table-cell table:formula="of:=IF(MOD([.A539]-1;50)=0;1;0)" office:value-type="float" office:value="0">
            <text:p>0</text:p>
          </table:table-cell>
          <table:table-cell table:formula="of:=IF(MOD([.A5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38">
            <text:p>538</text:p>
          </table:table-cell>
          <table:table-cell table:formula="of:=IF([.G540]=1;5000;IF([.H540]=1;[.B539]-[.$J$2];[.B539]))" office:value-type="float" office:value="4620">
            <text:p>4620</text:p>
          </table:table-cell>
          <table:table-cell table:formula="of:=[.D540]/[.B540]" office:value-type="percentage" office:value="0.278942752079999">
            <text:p>27,89%</text:p>
          </table:table-cell>
          <table:table-cell table:formula="of:=IF([.H540]=1;[.D539]-([.$J$2]*[.C539]);[.D539])" office:value-type="float" office:value="1288.7155146096">
            <text:p>1288,7155146096</text:p>
          </table:table-cell>
          <table:table-cell table:formula="of:=IF([.G540]=1;5000-[.D539];IF([.H540]=1;[.E539]-([.$J$2]*(1-[.C539]));[.E539]))" office:value-type="float" office:value="3331.2844853904">
            <text:p>3331,2844853904</text:p>
          </table:table-cell>
          <table:table-cell/>
          <table:table-cell table:formula="of:=IF(MOD([.A540]-1;50)=0;1;0)" office:value-type="float" office:value="0">
            <text:p>0</text:p>
          </table:table-cell>
          <table:table-cell table:formula="of:=IF(MOD([.A5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39">
            <text:p>539</text:p>
          </table:table-cell>
          <table:table-cell table:formula="of:=IF([.G541]=1;5000;IF([.H541]=1;[.B540]-[.$J$2];[.B540]))" office:value-type="float" office:value="4620">
            <text:p>4620</text:p>
          </table:table-cell>
          <table:table-cell table:formula="of:=[.D541]/[.B541]" office:value-type="percentage" office:value="0.278942752079999">
            <text:p>27,89%</text:p>
          </table:table-cell>
          <table:table-cell table:formula="of:=IF([.H541]=1;[.D540]-([.$J$2]*[.C540]);[.D540])" office:value-type="float" office:value="1288.7155146096">
            <text:p>1288,7155146096</text:p>
          </table:table-cell>
          <table:table-cell table:formula="of:=IF([.G541]=1;5000-[.D540];IF([.H541]=1;[.E540]-([.$J$2]*(1-[.C540]));[.E540]))" office:value-type="float" office:value="3331.2844853904">
            <text:p>3331,2844853904</text:p>
          </table:table-cell>
          <table:table-cell/>
          <table:table-cell table:formula="of:=IF(MOD([.A541]-1;50)=0;1;0)" office:value-type="float" office:value="0">
            <text:p>0</text:p>
          </table:table-cell>
          <table:table-cell table:formula="of:=IF(MOD([.A5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40">
            <text:p>540</text:p>
          </table:table-cell>
          <table:table-cell table:formula="of:=IF([.G542]=1;5000;IF([.H542]=1;[.B541]-[.$J$2];[.B541]))" office:value-type="float" office:value="4600">
            <text:p>4600</text:p>
          </table:table-cell>
          <table:table-cell table:formula="of:=[.D542]/[.B542]" office:value-type="percentage" office:value="0.278942752079999">
            <text:p>27,89%</text:p>
          </table:table-cell>
          <table:table-cell table:formula="of:=IF([.H542]=1;[.D541]-([.$J$2]*[.C541]);[.D541])" office:value-type="float" office:value="1283.136659568">
            <text:p>1283,136659568</text:p>
          </table:table-cell>
          <table:table-cell table:formula="of:=IF([.G542]=1;5000-[.D541];IF([.H542]=1;[.E541]-([.$J$2]*(1-[.C541]));[.E541]))" office:value-type="float" office:value="3316.863340432">
            <text:p>3316,863340432</text:p>
          </table:table-cell>
          <table:table-cell/>
          <table:table-cell table:formula="of:=IF(MOD([.A542]-1;50)=0;1;0)" office:value-type="float" office:value="0">
            <text:p>0</text:p>
          </table:table-cell>
          <table:table-cell table:formula="of:=IF(MOD([.A5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41">
            <text:p>541</text:p>
          </table:table-cell>
          <table:table-cell table:formula="of:=IF([.G543]=1;5000;IF([.H543]=1;[.B542]-[.$J$2];[.B542]))" office:value-type="float" office:value="4600">
            <text:p>4600</text:p>
          </table:table-cell>
          <table:table-cell table:formula="of:=[.D543]/[.B543]" office:value-type="percentage" office:value="0.278942752079999">
            <text:p>27,89%</text:p>
          </table:table-cell>
          <table:table-cell table:formula="of:=IF([.H543]=1;[.D542]-([.$J$2]*[.C542]);[.D542])" office:value-type="float" office:value="1283.136659568">
            <text:p>1283,136659568</text:p>
          </table:table-cell>
          <table:table-cell table:formula="of:=IF([.G543]=1;5000-[.D542];IF([.H543]=1;[.E542]-([.$J$2]*(1-[.C542]));[.E542]))" office:value-type="float" office:value="3316.863340432">
            <text:p>3316,863340432</text:p>
          </table:table-cell>
          <table:table-cell/>
          <table:table-cell table:formula="of:=IF(MOD([.A543]-1;50)=0;1;0)" office:value-type="float" office:value="0">
            <text:p>0</text:p>
          </table:table-cell>
          <table:table-cell table:formula="of:=IF(MOD([.A5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42">
            <text:p>542</text:p>
          </table:table-cell>
          <table:table-cell table:formula="of:=IF([.G544]=1;5000;IF([.H544]=1;[.B543]-[.$J$2];[.B543]))" office:value-type="float" office:value="4580">
            <text:p>4580</text:p>
          </table:table-cell>
          <table:table-cell table:formula="of:=[.D544]/[.B544]" office:value-type="percentage" office:value="0.278942752079999">
            <text:p>27,89%</text:p>
          </table:table-cell>
          <table:table-cell table:formula="of:=IF([.H544]=1;[.D543]-([.$J$2]*[.C543]);[.D543])" office:value-type="float" office:value="1277.5578045264">
            <text:p>1277,5578045264</text:p>
          </table:table-cell>
          <table:table-cell table:formula="of:=IF([.G544]=1;5000-[.D543];IF([.H544]=1;[.E543]-([.$J$2]*(1-[.C543]));[.E543]))" office:value-type="float" office:value="3302.4421954736">
            <text:p>3302,4421954736</text:p>
          </table:table-cell>
          <table:table-cell/>
          <table:table-cell table:formula="of:=IF(MOD([.A544]-1;50)=0;1;0)" office:value-type="float" office:value="0">
            <text:p>0</text:p>
          </table:table-cell>
          <table:table-cell table:formula="of:=IF(MOD([.A5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43">
            <text:p>543</text:p>
          </table:table-cell>
          <table:table-cell table:formula="of:=IF([.G545]=1;5000;IF([.H545]=1;[.B544]-[.$J$2];[.B544]))" office:value-type="float" office:value="4580">
            <text:p>4580</text:p>
          </table:table-cell>
          <table:table-cell table:formula="of:=[.D545]/[.B545]" office:value-type="percentage" office:value="0.278942752079999">
            <text:p>27,89%</text:p>
          </table:table-cell>
          <table:table-cell table:formula="of:=IF([.H545]=1;[.D544]-([.$J$2]*[.C544]);[.D544])" office:value-type="float" office:value="1277.5578045264">
            <text:p>1277,5578045264</text:p>
          </table:table-cell>
          <table:table-cell table:formula="of:=IF([.G545]=1;5000-[.D544];IF([.H545]=1;[.E544]-([.$J$2]*(1-[.C544]));[.E544]))" office:value-type="float" office:value="3302.4421954736">
            <text:p>3302,4421954736</text:p>
          </table:table-cell>
          <table:table-cell/>
          <table:table-cell table:formula="of:=IF(MOD([.A545]-1;50)=0;1;0)" office:value-type="float" office:value="0">
            <text:p>0</text:p>
          </table:table-cell>
          <table:table-cell table:formula="of:=IF(MOD([.A5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44">
            <text:p>544</text:p>
          </table:table-cell>
          <table:table-cell table:formula="of:=IF([.G546]=1;5000;IF([.H546]=1;[.B545]-[.$J$2];[.B545]))" office:value-type="float" office:value="4560">
            <text:p>4560</text:p>
          </table:table-cell>
          <table:table-cell table:formula="of:=[.D546]/[.B546]" office:value-type="percentage" office:value="0.278942752079999">
            <text:p>27,89%</text:p>
          </table:table-cell>
          <table:table-cell table:formula="of:=IF([.H546]=1;[.D545]-([.$J$2]*[.C545]);[.D545])" office:value-type="float" office:value="1271.9789494848">
            <text:p>1271,9789494848</text:p>
          </table:table-cell>
          <table:table-cell table:formula="of:=IF([.G546]=1;5000-[.D545];IF([.H546]=1;[.E545]-([.$J$2]*(1-[.C545]));[.E545]))" office:value-type="float" office:value="3288.0210505152">
            <text:p>3288,0210505152</text:p>
          </table:table-cell>
          <table:table-cell/>
          <table:table-cell table:formula="of:=IF(MOD([.A546]-1;50)=0;1;0)" office:value-type="float" office:value="0">
            <text:p>0</text:p>
          </table:table-cell>
          <table:table-cell table:formula="of:=IF(MOD([.A5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45">
            <text:p>545</text:p>
          </table:table-cell>
          <table:table-cell table:formula="of:=IF([.G547]=1;5000;IF([.H547]=1;[.B546]-[.$J$2];[.B546]))" office:value-type="float" office:value="4560">
            <text:p>4560</text:p>
          </table:table-cell>
          <table:table-cell table:formula="of:=[.D547]/[.B547]" office:value-type="percentage" office:value="0.278942752079999">
            <text:p>27,89%</text:p>
          </table:table-cell>
          <table:table-cell table:formula="of:=IF([.H547]=1;[.D546]-([.$J$2]*[.C546]);[.D546])" office:value-type="float" office:value="1271.9789494848">
            <text:p>1271,9789494848</text:p>
          </table:table-cell>
          <table:table-cell table:formula="of:=IF([.G547]=1;5000-[.D546];IF([.H547]=1;[.E546]-([.$J$2]*(1-[.C546]));[.E546]))" office:value-type="float" office:value="3288.0210505152">
            <text:p>3288,0210505152</text:p>
          </table:table-cell>
          <table:table-cell/>
          <table:table-cell table:formula="of:=IF(MOD([.A547]-1;50)=0;1;0)" office:value-type="float" office:value="0">
            <text:p>0</text:p>
          </table:table-cell>
          <table:table-cell table:formula="of:=IF(MOD([.A5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46">
            <text:p>546</text:p>
          </table:table-cell>
          <table:table-cell table:formula="of:=IF([.G548]=1;5000;IF([.H548]=1;[.B547]-[.$J$2];[.B547]))" office:value-type="float" office:value="4540">
            <text:p>4540</text:p>
          </table:table-cell>
          <table:table-cell table:formula="of:=[.D548]/[.B548]" office:value-type="percentage" office:value="0.278942752079999">
            <text:p>27,89%</text:p>
          </table:table-cell>
          <table:table-cell table:formula="of:=IF([.H548]=1;[.D547]-([.$J$2]*[.C547]);[.D547])" office:value-type="float" office:value="1266.4000944432">
            <text:p>1266,4000944432</text:p>
          </table:table-cell>
          <table:table-cell table:formula="of:=IF([.G548]=1;5000-[.D547];IF([.H548]=1;[.E547]-([.$J$2]*(1-[.C547]));[.E547]))" office:value-type="float" office:value="3273.5999055568">
            <text:p>3273,5999055568</text:p>
          </table:table-cell>
          <table:table-cell/>
          <table:table-cell table:formula="of:=IF(MOD([.A548]-1;50)=0;1;0)" office:value-type="float" office:value="0">
            <text:p>0</text:p>
          </table:table-cell>
          <table:table-cell table:formula="of:=IF(MOD([.A5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47">
            <text:p>547</text:p>
          </table:table-cell>
          <table:table-cell table:formula="of:=IF([.G549]=1;5000;IF([.H549]=1;[.B548]-[.$J$2];[.B548]))" office:value-type="float" office:value="4540">
            <text:p>4540</text:p>
          </table:table-cell>
          <table:table-cell table:formula="of:=[.D549]/[.B549]" office:value-type="percentage" office:value="0.278942752079999">
            <text:p>27,89%</text:p>
          </table:table-cell>
          <table:table-cell table:formula="of:=IF([.H549]=1;[.D548]-([.$J$2]*[.C548]);[.D548])" office:value-type="float" office:value="1266.4000944432">
            <text:p>1266,4000944432</text:p>
          </table:table-cell>
          <table:table-cell table:formula="of:=IF([.G549]=1;5000-[.D548];IF([.H549]=1;[.E548]-([.$J$2]*(1-[.C548]));[.E548]))" office:value-type="float" office:value="3273.5999055568">
            <text:p>3273,5999055568</text:p>
          </table:table-cell>
          <table:table-cell/>
          <table:table-cell table:formula="of:=IF(MOD([.A549]-1;50)=0;1;0)" office:value-type="float" office:value="0">
            <text:p>0</text:p>
          </table:table-cell>
          <table:table-cell table:formula="of:=IF(MOD([.A5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48">
            <text:p>548</text:p>
          </table:table-cell>
          <table:table-cell table:formula="of:=IF([.G550]=1;5000;IF([.H550]=1;[.B549]-[.$J$2];[.B549]))" office:value-type="float" office:value="4520">
            <text:p>4520</text:p>
          </table:table-cell>
          <table:table-cell table:formula="of:=[.D550]/[.B550]" office:value-type="percentage" office:value="0.278942752079999">
            <text:p>27,89%</text:p>
          </table:table-cell>
          <table:table-cell table:formula="of:=IF([.H550]=1;[.D549]-([.$J$2]*[.C549]);[.D549])" office:value-type="float" office:value="1260.8212394016">
            <text:p>1260,8212394016</text:p>
          </table:table-cell>
          <table:table-cell table:formula="of:=IF([.G550]=1;5000-[.D549];IF([.H550]=1;[.E549]-([.$J$2]*(1-[.C549]));[.E549]))" office:value-type="float" office:value="3259.1787605984">
            <text:p>3259,1787605984</text:p>
          </table:table-cell>
          <table:table-cell/>
          <table:table-cell table:formula="of:=IF(MOD([.A550]-1;50)=0;1;0)" office:value-type="float" office:value="0">
            <text:p>0</text:p>
          </table:table-cell>
          <table:table-cell table:formula="of:=IF(MOD([.A5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49">
            <text:p>549</text:p>
          </table:table-cell>
          <table:table-cell table:formula="of:=IF([.G551]=1;5000;IF([.H551]=1;[.B550]-[.$J$2];[.B550]))" office:value-type="float" office:value="4520">
            <text:p>4520</text:p>
          </table:table-cell>
          <table:table-cell table:formula="of:=[.D551]/[.B551]" office:value-type="percentage" office:value="0.278942752079999">
            <text:p>27,89%</text:p>
          </table:table-cell>
          <table:table-cell table:formula="of:=IF([.H551]=1;[.D550]-([.$J$2]*[.C550]);[.D550])" office:value-type="float" office:value="1260.8212394016">
            <text:p>1260,8212394016</text:p>
          </table:table-cell>
          <table:table-cell table:formula="of:=IF([.G551]=1;5000-[.D550];IF([.H551]=1;[.E550]-([.$J$2]*(1-[.C550]));[.E550]))" office:value-type="float" office:value="3259.1787605984">
            <text:p>3259,1787605984</text:p>
          </table:table-cell>
          <table:table-cell/>
          <table:table-cell table:formula="of:=IF(MOD([.A551]-1;50)=0;1;0)" office:value-type="float" office:value="0">
            <text:p>0</text:p>
          </table:table-cell>
          <table:table-cell table:formula="of:=IF(MOD([.A5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50">
            <text:p>550</text:p>
          </table:table-cell>
          <table:table-cell table:formula="of:=IF([.G552]=1;5000;IF([.H552]=1;[.B551]-[.$J$2];[.B551]))" office:value-type="float" office:value="4500">
            <text:p>4500</text:p>
          </table:table-cell>
          <table:table-cell table:formula="of:=[.D552]/[.B552]" office:value-type="percentage" office:value="0.278942752079999">
            <text:p>27,89%</text:p>
          </table:table-cell>
          <table:table-cell table:formula="of:=IF([.H552]=1;[.D551]-([.$J$2]*[.C551]);[.D551])" office:value-type="float" office:value="1255.24238436">
            <text:p>1255,24238436</text:p>
          </table:table-cell>
          <table:table-cell table:formula="of:=IF([.G552]=1;5000-[.D551];IF([.H552]=1;[.E551]-([.$J$2]*(1-[.C551]));[.E551]))" office:value-type="float" office:value="3244.75761564">
            <text:p>3244,75761564</text:p>
          </table:table-cell>
          <table:table-cell/>
          <table:table-cell table:formula="of:=IF(MOD([.A552]-1;50)=0;1;0)" office:value-type="float" office:value="0">
            <text:p>0</text:p>
          </table:table-cell>
          <table:table-cell table:formula="of:=IF(MOD([.A5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51">
            <text:p>551</text:p>
          </table:table-cell>
          <table:table-cell table:formula="of:=IF([.G553]=1;5000;IF([.H553]=1;[.B552]-[.$J$2];[.B552]))" office:value-type="float" office:value="5000">
            <text:p>5000</text:p>
          </table:table-cell>
          <table:table-cell table:formula="of:=[.D553]/[.B553]" office:value-type="percentage" office:value="0.251048476871999">
            <text:p>25,10%</text:p>
          </table:table-cell>
          <table:table-cell table:formula="of:=IF([.H553]=1;[.D552]-([.$J$2]*[.C552]);[.D552])" office:value-type="float" office:value="1255.24238436">
            <text:p>1255,24238436</text:p>
          </table:table-cell>
          <table:table-cell table:formula="of:=IF([.G553]=1;5000-[.D552];IF([.H553]=1;[.E552]-([.$J$2]*(1-[.C552]));[.E552]))" office:value-type="float" office:value="3744.75761564">
            <text:p>3744,75761564</text:p>
          </table:table-cell>
          <table:table-cell/>
          <table:table-cell table:formula="of:=IF(MOD([.A553]-1;50)=0;1;0)" office:value-type="float" office:value="1">
            <text:p>1</text:p>
          </table:table-cell>
          <table:table-cell table:formula="of:=IF(MOD([.A5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52">
            <text:p>552</text:p>
          </table:table-cell>
          <table:table-cell table:formula="of:=IF([.G554]=1;5000;IF([.H554]=1;[.B553]-[.$J$2];[.B553]))" office:value-type="float" office:value="4980">
            <text:p>4980</text:p>
          </table:table-cell>
          <table:table-cell table:formula="of:=[.D554]/[.B554]" office:value-type="percentage" office:value="0.251048476871999">
            <text:p>25,10%</text:p>
          </table:table-cell>
          <table:table-cell table:formula="of:=IF([.H554]=1;[.D553]-([.$J$2]*[.C553]);[.D553])" office:value-type="float" office:value="1250.22141482256">
            <text:p>1250,2214148226</text:p>
          </table:table-cell>
          <table:table-cell table:formula="of:=IF([.G554]=1;5000-[.D553];IF([.H554]=1;[.E553]-([.$J$2]*(1-[.C553]));[.E553]))" office:value-type="float" office:value="3729.77858517744">
            <text:p>3729,7785851775</text:p>
          </table:table-cell>
          <table:table-cell/>
          <table:table-cell table:formula="of:=IF(MOD([.A554]-1;50)=0;1;0)" office:value-type="float" office:value="0">
            <text:p>0</text:p>
          </table:table-cell>
          <table:table-cell table:formula="of:=IF(MOD([.A5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53">
            <text:p>553</text:p>
          </table:table-cell>
          <table:table-cell table:formula="of:=IF([.G555]=1;5000;IF([.H555]=1;[.B554]-[.$J$2];[.B554]))" office:value-type="float" office:value="4980">
            <text:p>4980</text:p>
          </table:table-cell>
          <table:table-cell table:formula="of:=[.D555]/[.B555]" office:value-type="percentage" office:value="0.251048476871999">
            <text:p>25,10%</text:p>
          </table:table-cell>
          <table:table-cell table:formula="of:=IF([.H555]=1;[.D554]-([.$J$2]*[.C554]);[.D554])" office:value-type="float" office:value="1250.22141482256">
            <text:p>1250,2214148226</text:p>
          </table:table-cell>
          <table:table-cell table:formula="of:=IF([.G555]=1;5000-[.D554];IF([.H555]=1;[.E554]-([.$J$2]*(1-[.C554]));[.E554]))" office:value-type="float" office:value="3729.77858517744">
            <text:p>3729,7785851775</text:p>
          </table:table-cell>
          <table:table-cell/>
          <table:table-cell table:formula="of:=IF(MOD([.A555]-1;50)=0;1;0)" office:value-type="float" office:value="0">
            <text:p>0</text:p>
          </table:table-cell>
          <table:table-cell table:formula="of:=IF(MOD([.A5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54">
            <text:p>554</text:p>
          </table:table-cell>
          <table:table-cell table:formula="of:=IF([.G556]=1;5000;IF([.H556]=1;[.B555]-[.$J$2];[.B555]))" office:value-type="float" office:value="4960">
            <text:p>4960</text:p>
          </table:table-cell>
          <table:table-cell table:formula="of:=[.D556]/[.B556]" office:value-type="percentage" office:value="0.251048476871999">
            <text:p>25,10%</text:p>
          </table:table-cell>
          <table:table-cell table:formula="of:=IF([.H556]=1;[.D555]-([.$J$2]*[.C555]);[.D555])" office:value-type="float" office:value="1245.20044528512">
            <text:p>1245,2004452851</text:p>
          </table:table-cell>
          <table:table-cell table:formula="of:=IF([.G556]=1;5000-[.D555];IF([.H556]=1;[.E555]-([.$J$2]*(1-[.C555]));[.E555]))" office:value-type="float" office:value="3714.79955471488">
            <text:p>3714,7995547149</text:p>
          </table:table-cell>
          <table:table-cell/>
          <table:table-cell table:formula="of:=IF(MOD([.A556]-1;50)=0;1;0)" office:value-type="float" office:value="0">
            <text:p>0</text:p>
          </table:table-cell>
          <table:table-cell table:formula="of:=IF(MOD([.A5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55">
            <text:p>555</text:p>
          </table:table-cell>
          <table:table-cell table:formula="of:=IF([.G557]=1;5000;IF([.H557]=1;[.B556]-[.$J$2];[.B556]))" office:value-type="float" office:value="4960">
            <text:p>4960</text:p>
          </table:table-cell>
          <table:table-cell table:formula="of:=[.D557]/[.B557]" office:value-type="percentage" office:value="0.251048476871999">
            <text:p>25,10%</text:p>
          </table:table-cell>
          <table:table-cell table:formula="of:=IF([.H557]=1;[.D556]-([.$J$2]*[.C556]);[.D556])" office:value-type="float" office:value="1245.20044528512">
            <text:p>1245,2004452851</text:p>
          </table:table-cell>
          <table:table-cell table:formula="of:=IF([.G557]=1;5000-[.D556];IF([.H557]=1;[.E556]-([.$J$2]*(1-[.C556]));[.E556]))" office:value-type="float" office:value="3714.79955471488">
            <text:p>3714,7995547149</text:p>
          </table:table-cell>
          <table:table-cell/>
          <table:table-cell table:formula="of:=IF(MOD([.A557]-1;50)=0;1;0)" office:value-type="float" office:value="0">
            <text:p>0</text:p>
          </table:table-cell>
          <table:table-cell table:formula="of:=IF(MOD([.A5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56">
            <text:p>556</text:p>
          </table:table-cell>
          <table:table-cell table:formula="of:=IF([.G558]=1;5000;IF([.H558]=1;[.B557]-[.$J$2];[.B557]))" office:value-type="float" office:value="4940">
            <text:p>4940</text:p>
          </table:table-cell>
          <table:table-cell table:formula="of:=[.D558]/[.B558]" office:value-type="percentage" office:value="0.251048476871999">
            <text:p>25,10%</text:p>
          </table:table-cell>
          <table:table-cell table:formula="of:=IF([.H558]=1;[.D557]-([.$J$2]*[.C557]);[.D557])" office:value-type="float" office:value="1240.17947574768">
            <text:p>1240,1794757477</text:p>
          </table:table-cell>
          <table:table-cell table:formula="of:=IF([.G558]=1;5000-[.D557];IF([.H558]=1;[.E557]-([.$J$2]*(1-[.C557]));[.E557]))" office:value-type="float" office:value="3699.82052425232">
            <text:p>3699,8205242523</text:p>
          </table:table-cell>
          <table:table-cell/>
          <table:table-cell table:formula="of:=IF(MOD([.A558]-1;50)=0;1;0)" office:value-type="float" office:value="0">
            <text:p>0</text:p>
          </table:table-cell>
          <table:table-cell table:formula="of:=IF(MOD([.A5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57">
            <text:p>557</text:p>
          </table:table-cell>
          <table:table-cell table:formula="of:=IF([.G559]=1;5000;IF([.H559]=1;[.B558]-[.$J$2];[.B558]))" office:value-type="float" office:value="4940">
            <text:p>4940</text:p>
          </table:table-cell>
          <table:table-cell table:formula="of:=[.D559]/[.B559]" office:value-type="percentage" office:value="0.251048476871999">
            <text:p>25,10%</text:p>
          </table:table-cell>
          <table:table-cell table:formula="of:=IF([.H559]=1;[.D558]-([.$J$2]*[.C558]);[.D558])" office:value-type="float" office:value="1240.17947574768">
            <text:p>1240,1794757477</text:p>
          </table:table-cell>
          <table:table-cell table:formula="of:=IF([.G559]=1;5000-[.D558];IF([.H559]=1;[.E558]-([.$J$2]*(1-[.C558]));[.E558]))" office:value-type="float" office:value="3699.82052425232">
            <text:p>3699,8205242523</text:p>
          </table:table-cell>
          <table:table-cell/>
          <table:table-cell table:formula="of:=IF(MOD([.A559]-1;50)=0;1;0)" office:value-type="float" office:value="0">
            <text:p>0</text:p>
          </table:table-cell>
          <table:table-cell table:formula="of:=IF(MOD([.A5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58">
            <text:p>558</text:p>
          </table:table-cell>
          <table:table-cell table:formula="of:=IF([.G560]=1;5000;IF([.H560]=1;[.B559]-[.$J$2];[.B559]))" office:value-type="float" office:value="4920">
            <text:p>4920</text:p>
          </table:table-cell>
          <table:table-cell table:formula="of:=[.D560]/[.B560]" office:value-type="percentage" office:value="0.251048476871999">
            <text:p>25,10%</text:p>
          </table:table-cell>
          <table:table-cell table:formula="of:=IF([.H560]=1;[.D559]-([.$J$2]*[.C559]);[.D559])" office:value-type="float" office:value="1235.15850621024">
            <text:p>1235,1585062102</text:p>
          </table:table-cell>
          <table:table-cell table:formula="of:=IF([.G560]=1;5000-[.D559];IF([.H560]=1;[.E559]-([.$J$2]*(1-[.C559]));[.E559]))" office:value-type="float" office:value="3684.84149378976">
            <text:p>3684,8414937898</text:p>
          </table:table-cell>
          <table:table-cell/>
          <table:table-cell table:formula="of:=IF(MOD([.A560]-1;50)=0;1;0)" office:value-type="float" office:value="0">
            <text:p>0</text:p>
          </table:table-cell>
          <table:table-cell table:formula="of:=IF(MOD([.A5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59">
            <text:p>559</text:p>
          </table:table-cell>
          <table:table-cell table:formula="of:=IF([.G561]=1;5000;IF([.H561]=1;[.B560]-[.$J$2];[.B560]))" office:value-type="float" office:value="4920">
            <text:p>4920</text:p>
          </table:table-cell>
          <table:table-cell table:formula="of:=[.D561]/[.B561]" office:value-type="percentage" office:value="0.251048476871999">
            <text:p>25,10%</text:p>
          </table:table-cell>
          <table:table-cell table:formula="of:=IF([.H561]=1;[.D560]-([.$J$2]*[.C560]);[.D560])" office:value-type="float" office:value="1235.15850621024">
            <text:p>1235,1585062102</text:p>
          </table:table-cell>
          <table:table-cell table:formula="of:=IF([.G561]=1;5000-[.D560];IF([.H561]=1;[.E560]-([.$J$2]*(1-[.C560]));[.E560]))" office:value-type="float" office:value="3684.84149378976">
            <text:p>3684,8414937898</text:p>
          </table:table-cell>
          <table:table-cell/>
          <table:table-cell table:formula="of:=IF(MOD([.A561]-1;50)=0;1;0)" office:value-type="float" office:value="0">
            <text:p>0</text:p>
          </table:table-cell>
          <table:table-cell table:formula="of:=IF(MOD([.A5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60">
            <text:p>560</text:p>
          </table:table-cell>
          <table:table-cell table:formula="of:=IF([.G562]=1;5000;IF([.H562]=1;[.B561]-[.$J$2];[.B561]))" office:value-type="float" office:value="4900">
            <text:p>4900</text:p>
          </table:table-cell>
          <table:table-cell table:formula="of:=[.D562]/[.B562]" office:value-type="percentage" office:value="0.251048476871999">
            <text:p>25,10%</text:p>
          </table:table-cell>
          <table:table-cell table:formula="of:=IF([.H562]=1;[.D561]-([.$J$2]*[.C561]);[.D561])" office:value-type="float" office:value="1230.1375366728">
            <text:p>1230,1375366728</text:p>
          </table:table-cell>
          <table:table-cell table:formula="of:=IF([.G562]=1;5000-[.D561];IF([.H562]=1;[.E561]-([.$J$2]*(1-[.C561]));[.E561]))" office:value-type="float" office:value="3669.8624633272">
            <text:p>3669,8624633272</text:p>
          </table:table-cell>
          <table:table-cell/>
          <table:table-cell table:formula="of:=IF(MOD([.A562]-1;50)=0;1;0)" office:value-type="float" office:value="0">
            <text:p>0</text:p>
          </table:table-cell>
          <table:table-cell table:formula="of:=IF(MOD([.A5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61">
            <text:p>561</text:p>
          </table:table-cell>
          <table:table-cell table:formula="of:=IF([.G563]=1;5000;IF([.H563]=1;[.B562]-[.$J$2];[.B562]))" office:value-type="float" office:value="4900">
            <text:p>4900</text:p>
          </table:table-cell>
          <table:table-cell table:formula="of:=[.D563]/[.B563]" office:value-type="percentage" office:value="0.251048476871999">
            <text:p>25,10%</text:p>
          </table:table-cell>
          <table:table-cell table:formula="of:=IF([.H563]=1;[.D562]-([.$J$2]*[.C562]);[.D562])" office:value-type="float" office:value="1230.1375366728">
            <text:p>1230,1375366728</text:p>
          </table:table-cell>
          <table:table-cell table:formula="of:=IF([.G563]=1;5000-[.D562];IF([.H563]=1;[.E562]-([.$J$2]*(1-[.C562]));[.E562]))" office:value-type="float" office:value="3669.8624633272">
            <text:p>3669,8624633272</text:p>
          </table:table-cell>
          <table:table-cell/>
          <table:table-cell table:formula="of:=IF(MOD([.A563]-1;50)=0;1;0)" office:value-type="float" office:value="0">
            <text:p>0</text:p>
          </table:table-cell>
          <table:table-cell table:formula="of:=IF(MOD([.A5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62">
            <text:p>562</text:p>
          </table:table-cell>
          <table:table-cell table:formula="of:=IF([.G564]=1;5000;IF([.H564]=1;[.B563]-[.$J$2];[.B563]))" office:value-type="float" office:value="4880">
            <text:p>4880</text:p>
          </table:table-cell>
          <table:table-cell table:formula="of:=[.D564]/[.B564]" office:value-type="percentage" office:value="0.251048476871999">
            <text:p>25,10%</text:p>
          </table:table-cell>
          <table:table-cell table:formula="of:=IF([.H564]=1;[.D563]-([.$J$2]*[.C563]);[.D563])" office:value-type="float" office:value="1225.11656713536">
            <text:p>1225,1165671354</text:p>
          </table:table-cell>
          <table:table-cell table:formula="of:=IF([.G564]=1;5000-[.D563];IF([.H564]=1;[.E563]-([.$J$2]*(1-[.C563]));[.E563]))" office:value-type="float" office:value="3654.88343286464">
            <text:p>3654,8834328647</text:p>
          </table:table-cell>
          <table:table-cell/>
          <table:table-cell table:formula="of:=IF(MOD([.A564]-1;50)=0;1;0)" office:value-type="float" office:value="0">
            <text:p>0</text:p>
          </table:table-cell>
          <table:table-cell table:formula="of:=IF(MOD([.A5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63">
            <text:p>563</text:p>
          </table:table-cell>
          <table:table-cell table:formula="of:=IF([.G565]=1;5000;IF([.H565]=1;[.B564]-[.$J$2];[.B564]))" office:value-type="float" office:value="4880">
            <text:p>4880</text:p>
          </table:table-cell>
          <table:table-cell table:formula="of:=[.D565]/[.B565]" office:value-type="percentage" office:value="0.251048476871999">
            <text:p>25,10%</text:p>
          </table:table-cell>
          <table:table-cell table:formula="of:=IF([.H565]=1;[.D564]-([.$J$2]*[.C564]);[.D564])" office:value-type="float" office:value="1225.11656713536">
            <text:p>1225,1165671354</text:p>
          </table:table-cell>
          <table:table-cell table:formula="of:=IF([.G565]=1;5000-[.D564];IF([.H565]=1;[.E564]-([.$J$2]*(1-[.C564]));[.E564]))" office:value-type="float" office:value="3654.88343286464">
            <text:p>3654,8834328647</text:p>
          </table:table-cell>
          <table:table-cell/>
          <table:table-cell table:formula="of:=IF(MOD([.A565]-1;50)=0;1;0)" office:value-type="float" office:value="0">
            <text:p>0</text:p>
          </table:table-cell>
          <table:table-cell table:formula="of:=IF(MOD([.A5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64">
            <text:p>564</text:p>
          </table:table-cell>
          <table:table-cell table:formula="of:=IF([.G566]=1;5000;IF([.H566]=1;[.B565]-[.$J$2];[.B565]))" office:value-type="float" office:value="4860">
            <text:p>4860</text:p>
          </table:table-cell>
          <table:table-cell table:formula="of:=[.D566]/[.B566]" office:value-type="percentage" office:value="0.251048476872">
            <text:p>25,10%</text:p>
          </table:table-cell>
          <table:table-cell table:formula="of:=IF([.H566]=1;[.D565]-([.$J$2]*[.C565]);[.D565])" office:value-type="float" office:value="1220.09559759792">
            <text:p>1220,0955975979</text:p>
          </table:table-cell>
          <table:table-cell table:formula="of:=IF([.G566]=1;5000-[.D565];IF([.H566]=1;[.E565]-([.$J$2]*(1-[.C565]));[.E565]))" office:value-type="float" office:value="3639.90440240208">
            <text:p>3639,9044024021</text:p>
          </table:table-cell>
          <table:table-cell/>
          <table:table-cell table:formula="of:=IF(MOD([.A566]-1;50)=0;1;0)" office:value-type="float" office:value="0">
            <text:p>0</text:p>
          </table:table-cell>
          <table:table-cell table:formula="of:=IF(MOD([.A5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65">
            <text:p>565</text:p>
          </table:table-cell>
          <table:table-cell table:formula="of:=IF([.G567]=1;5000;IF([.H567]=1;[.B566]-[.$J$2];[.B566]))" office:value-type="float" office:value="4860">
            <text:p>4860</text:p>
          </table:table-cell>
          <table:table-cell table:formula="of:=[.D567]/[.B567]" office:value-type="percentage" office:value="0.251048476872">
            <text:p>25,10%</text:p>
          </table:table-cell>
          <table:table-cell table:formula="of:=IF([.H567]=1;[.D566]-([.$J$2]*[.C566]);[.D566])" office:value-type="float" office:value="1220.09559759792">
            <text:p>1220,0955975979</text:p>
          </table:table-cell>
          <table:table-cell table:formula="of:=IF([.G567]=1;5000-[.D566];IF([.H567]=1;[.E566]-([.$J$2]*(1-[.C566]));[.E566]))" office:value-type="float" office:value="3639.90440240208">
            <text:p>3639,9044024021</text:p>
          </table:table-cell>
          <table:table-cell/>
          <table:table-cell table:formula="of:=IF(MOD([.A567]-1;50)=0;1;0)" office:value-type="float" office:value="0">
            <text:p>0</text:p>
          </table:table-cell>
          <table:table-cell table:formula="of:=IF(MOD([.A5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66">
            <text:p>566</text:p>
          </table:table-cell>
          <table:table-cell table:formula="of:=IF([.G568]=1;5000;IF([.H568]=1;[.B567]-[.$J$2];[.B567]))" office:value-type="float" office:value="4840">
            <text:p>4840</text:p>
          </table:table-cell>
          <table:table-cell table:formula="of:=[.D568]/[.B568]" office:value-type="percentage" office:value="0.251048476872">
            <text:p>25,10%</text:p>
          </table:table-cell>
          <table:table-cell table:formula="of:=IF([.H568]=1;[.D567]-([.$J$2]*[.C567]);[.D567])" office:value-type="float" office:value="1215.07462806048">
            <text:p>1215,0746280605</text:p>
          </table:table-cell>
          <table:table-cell table:formula="of:=IF([.G568]=1;5000-[.D567];IF([.H568]=1;[.E567]-([.$J$2]*(1-[.C567]));[.E567]))" office:value-type="float" office:value="3624.92537193952">
            <text:p>3624,9253719395</text:p>
          </table:table-cell>
          <table:table-cell/>
          <table:table-cell table:formula="of:=IF(MOD([.A568]-1;50)=0;1;0)" office:value-type="float" office:value="0">
            <text:p>0</text:p>
          </table:table-cell>
          <table:table-cell table:formula="of:=IF(MOD([.A5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67">
            <text:p>567</text:p>
          </table:table-cell>
          <table:table-cell table:formula="of:=IF([.G569]=1;5000;IF([.H569]=1;[.B568]-[.$J$2];[.B568]))" office:value-type="float" office:value="4840">
            <text:p>4840</text:p>
          </table:table-cell>
          <table:table-cell table:formula="of:=[.D569]/[.B569]" office:value-type="percentage" office:value="0.251048476872">
            <text:p>25,10%</text:p>
          </table:table-cell>
          <table:table-cell table:formula="of:=IF([.H569]=1;[.D568]-([.$J$2]*[.C568]);[.D568])" office:value-type="float" office:value="1215.07462806048">
            <text:p>1215,0746280605</text:p>
          </table:table-cell>
          <table:table-cell table:formula="of:=IF([.G569]=1;5000-[.D568];IF([.H569]=1;[.E568]-([.$J$2]*(1-[.C568]));[.E568]))" office:value-type="float" office:value="3624.92537193952">
            <text:p>3624,9253719395</text:p>
          </table:table-cell>
          <table:table-cell/>
          <table:table-cell table:formula="of:=IF(MOD([.A569]-1;50)=0;1;0)" office:value-type="float" office:value="0">
            <text:p>0</text:p>
          </table:table-cell>
          <table:table-cell table:formula="of:=IF(MOD([.A5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68">
            <text:p>568</text:p>
          </table:table-cell>
          <table:table-cell table:formula="of:=IF([.G570]=1;5000;IF([.H570]=1;[.B569]-[.$J$2];[.B569]))" office:value-type="float" office:value="4820">
            <text:p>4820</text:p>
          </table:table-cell>
          <table:table-cell table:formula="of:=[.D570]/[.B570]" office:value-type="percentage" office:value="0.251048476872">
            <text:p>25,10%</text:p>
          </table:table-cell>
          <table:table-cell table:formula="of:=IF([.H570]=1;[.D569]-([.$J$2]*[.C569]);[.D569])" office:value-type="float" office:value="1210.05365852304">
            <text:p>1210,053658523</text:p>
          </table:table-cell>
          <table:table-cell table:formula="of:=IF([.G570]=1;5000-[.D569];IF([.H570]=1;[.E569]-([.$J$2]*(1-[.C569]));[.E569]))" office:value-type="float" office:value="3609.94634147696">
            <text:p>3609,946341477</text:p>
          </table:table-cell>
          <table:table-cell/>
          <table:table-cell table:formula="of:=IF(MOD([.A570]-1;50)=0;1;0)" office:value-type="float" office:value="0">
            <text:p>0</text:p>
          </table:table-cell>
          <table:table-cell table:formula="of:=IF(MOD([.A5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69">
            <text:p>569</text:p>
          </table:table-cell>
          <table:table-cell table:formula="of:=IF([.G571]=1;5000;IF([.H571]=1;[.B570]-[.$J$2];[.B570]))" office:value-type="float" office:value="4820">
            <text:p>4820</text:p>
          </table:table-cell>
          <table:table-cell table:formula="of:=[.D571]/[.B571]" office:value-type="percentage" office:value="0.251048476872">
            <text:p>25,10%</text:p>
          </table:table-cell>
          <table:table-cell table:formula="of:=IF([.H571]=1;[.D570]-([.$J$2]*[.C570]);[.D570])" office:value-type="float" office:value="1210.05365852304">
            <text:p>1210,053658523</text:p>
          </table:table-cell>
          <table:table-cell table:formula="of:=IF([.G571]=1;5000-[.D570];IF([.H571]=1;[.E570]-([.$J$2]*(1-[.C570]));[.E570]))" office:value-type="float" office:value="3609.94634147696">
            <text:p>3609,946341477</text:p>
          </table:table-cell>
          <table:table-cell/>
          <table:table-cell table:formula="of:=IF(MOD([.A571]-1;50)=0;1;0)" office:value-type="float" office:value="0">
            <text:p>0</text:p>
          </table:table-cell>
          <table:table-cell table:formula="of:=IF(MOD([.A5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70">
            <text:p>570</text:p>
          </table:table-cell>
          <table:table-cell table:formula="of:=IF([.G572]=1;5000;IF([.H572]=1;[.B571]-[.$J$2];[.B571]))" office:value-type="float" office:value="4800">
            <text:p>4800</text:p>
          </table:table-cell>
          <table:table-cell table:formula="of:=[.D572]/[.B572]" office:value-type="percentage" office:value="0.251048476872">
            <text:p>25,10%</text:p>
          </table:table-cell>
          <table:table-cell table:formula="of:=IF([.H572]=1;[.D571]-([.$J$2]*[.C571]);[.D571])" office:value-type="float" office:value="1205.0326889856">
            <text:p>1205,0326889856</text:p>
          </table:table-cell>
          <table:table-cell table:formula="of:=IF([.G572]=1;5000-[.D571];IF([.H572]=1;[.E571]-([.$J$2]*(1-[.C571]));[.E571]))" office:value-type="float" office:value="3594.9673110144">
            <text:p>3594,9673110144</text:p>
          </table:table-cell>
          <table:table-cell/>
          <table:table-cell table:formula="of:=IF(MOD([.A572]-1;50)=0;1;0)" office:value-type="float" office:value="0">
            <text:p>0</text:p>
          </table:table-cell>
          <table:table-cell table:formula="of:=IF(MOD([.A5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71">
            <text:p>571</text:p>
          </table:table-cell>
          <table:table-cell table:formula="of:=IF([.G573]=1;5000;IF([.H573]=1;[.B572]-[.$J$2];[.B572]))" office:value-type="float" office:value="4800">
            <text:p>4800</text:p>
          </table:table-cell>
          <table:table-cell table:formula="of:=[.D573]/[.B573]" office:value-type="percentage" office:value="0.251048476872">
            <text:p>25,10%</text:p>
          </table:table-cell>
          <table:table-cell table:formula="of:=IF([.H573]=1;[.D572]-([.$J$2]*[.C572]);[.D572])" office:value-type="float" office:value="1205.0326889856">
            <text:p>1205,0326889856</text:p>
          </table:table-cell>
          <table:table-cell table:formula="of:=IF([.G573]=1;5000-[.D572];IF([.H573]=1;[.E572]-([.$J$2]*(1-[.C572]));[.E572]))" office:value-type="float" office:value="3594.9673110144">
            <text:p>3594,9673110144</text:p>
          </table:table-cell>
          <table:table-cell/>
          <table:table-cell table:formula="of:=IF(MOD([.A573]-1;50)=0;1;0)" office:value-type="float" office:value="0">
            <text:p>0</text:p>
          </table:table-cell>
          <table:table-cell table:formula="of:=IF(MOD([.A5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72">
            <text:p>572</text:p>
          </table:table-cell>
          <table:table-cell table:formula="of:=IF([.G574]=1;5000;IF([.H574]=1;[.B573]-[.$J$2];[.B573]))" office:value-type="float" office:value="4780">
            <text:p>4780</text:p>
          </table:table-cell>
          <table:table-cell table:formula="of:=[.D574]/[.B574]" office:value-type="percentage" office:value="0.251048476872">
            <text:p>25,10%</text:p>
          </table:table-cell>
          <table:table-cell table:formula="of:=IF([.H574]=1;[.D573]-([.$J$2]*[.C573]);[.D573])" office:value-type="float" office:value="1200.01171944816">
            <text:p>1200,0117194482</text:p>
          </table:table-cell>
          <table:table-cell table:formula="of:=IF([.G574]=1;5000-[.D573];IF([.H574]=1;[.E573]-([.$J$2]*(1-[.C573]));[.E573]))" office:value-type="float" office:value="3579.98828055184">
            <text:p>3579,9882805519</text:p>
          </table:table-cell>
          <table:table-cell/>
          <table:table-cell table:formula="of:=IF(MOD([.A574]-1;50)=0;1;0)" office:value-type="float" office:value="0">
            <text:p>0</text:p>
          </table:table-cell>
          <table:table-cell table:formula="of:=IF(MOD([.A5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73">
            <text:p>573</text:p>
          </table:table-cell>
          <table:table-cell table:formula="of:=IF([.G575]=1;5000;IF([.H575]=1;[.B574]-[.$J$2];[.B574]))" office:value-type="float" office:value="4780">
            <text:p>4780</text:p>
          </table:table-cell>
          <table:table-cell table:formula="of:=[.D575]/[.B575]" office:value-type="percentage" office:value="0.251048476872">
            <text:p>25,10%</text:p>
          </table:table-cell>
          <table:table-cell table:formula="of:=IF([.H575]=1;[.D574]-([.$J$2]*[.C574]);[.D574])" office:value-type="float" office:value="1200.01171944816">
            <text:p>1200,0117194482</text:p>
          </table:table-cell>
          <table:table-cell table:formula="of:=IF([.G575]=1;5000-[.D574];IF([.H575]=1;[.E574]-([.$J$2]*(1-[.C574]));[.E574]))" office:value-type="float" office:value="3579.98828055184">
            <text:p>3579,9882805519</text:p>
          </table:table-cell>
          <table:table-cell/>
          <table:table-cell table:formula="of:=IF(MOD([.A575]-1;50)=0;1;0)" office:value-type="float" office:value="0">
            <text:p>0</text:p>
          </table:table-cell>
          <table:table-cell table:formula="of:=IF(MOD([.A5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74">
            <text:p>574</text:p>
          </table:table-cell>
          <table:table-cell table:formula="of:=IF([.G576]=1;5000;IF([.H576]=1;[.B575]-[.$J$2];[.B575]))" office:value-type="float" office:value="4760">
            <text:p>4760</text:p>
          </table:table-cell>
          <table:table-cell table:formula="of:=[.D576]/[.B576]" office:value-type="percentage" office:value="0.251048476872">
            <text:p>25,10%</text:p>
          </table:table-cell>
          <table:table-cell table:formula="of:=IF([.H576]=1;[.D575]-([.$J$2]*[.C575]);[.D575])" office:value-type="float" office:value="1194.99074991072">
            <text:p>1194,9907499107</text:p>
          </table:table-cell>
          <table:table-cell table:formula="of:=IF([.G576]=1;5000-[.D575];IF([.H576]=1;[.E575]-([.$J$2]*(1-[.C575]));[.E575]))" office:value-type="float" office:value="3565.00925008928">
            <text:p>3565,0092500893</text:p>
          </table:table-cell>
          <table:table-cell/>
          <table:table-cell table:formula="of:=IF(MOD([.A576]-1;50)=0;1;0)" office:value-type="float" office:value="0">
            <text:p>0</text:p>
          </table:table-cell>
          <table:table-cell table:formula="of:=IF(MOD([.A5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75">
            <text:p>575</text:p>
          </table:table-cell>
          <table:table-cell table:formula="of:=IF([.G577]=1;5000;IF([.H577]=1;[.B576]-[.$J$2];[.B576]))" office:value-type="float" office:value="4760">
            <text:p>4760</text:p>
          </table:table-cell>
          <table:table-cell table:formula="of:=[.D577]/[.B577]" office:value-type="percentage" office:value="0.251048476872">
            <text:p>25,10%</text:p>
          </table:table-cell>
          <table:table-cell table:formula="of:=IF([.H577]=1;[.D576]-([.$J$2]*[.C576]);[.D576])" office:value-type="float" office:value="1194.99074991072">
            <text:p>1194,9907499107</text:p>
          </table:table-cell>
          <table:table-cell table:formula="of:=IF([.G577]=1;5000-[.D576];IF([.H577]=1;[.E576]-([.$J$2]*(1-[.C576]));[.E576]))" office:value-type="float" office:value="3565.00925008928">
            <text:p>3565,0092500893</text:p>
          </table:table-cell>
          <table:table-cell/>
          <table:table-cell table:formula="of:=IF(MOD([.A577]-1;50)=0;1;0)" office:value-type="float" office:value="0">
            <text:p>0</text:p>
          </table:table-cell>
          <table:table-cell table:formula="of:=IF(MOD([.A5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76">
            <text:p>576</text:p>
          </table:table-cell>
          <table:table-cell table:formula="of:=IF([.G578]=1;5000;IF([.H578]=1;[.B577]-[.$J$2];[.B577]))" office:value-type="float" office:value="4740">
            <text:p>4740</text:p>
          </table:table-cell>
          <table:table-cell table:formula="of:=[.D578]/[.B578]" office:value-type="percentage" office:value="0.251048476872">
            <text:p>25,10%</text:p>
          </table:table-cell>
          <table:table-cell table:formula="of:=IF([.H578]=1;[.D577]-([.$J$2]*[.C577]);[.D577])" office:value-type="float" office:value="1189.96978037328">
            <text:p>1189,9697803733</text:p>
          </table:table-cell>
          <table:table-cell table:formula="of:=IF([.G578]=1;5000-[.D577];IF([.H578]=1;[.E577]-([.$J$2]*(1-[.C577]));[.E577]))" office:value-type="float" office:value="3550.03021962672">
            <text:p>3550,0302196267</text:p>
          </table:table-cell>
          <table:table-cell/>
          <table:table-cell table:formula="of:=IF(MOD([.A578]-1;50)=0;1;0)" office:value-type="float" office:value="0">
            <text:p>0</text:p>
          </table:table-cell>
          <table:table-cell table:formula="of:=IF(MOD([.A5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77">
            <text:p>577</text:p>
          </table:table-cell>
          <table:table-cell table:formula="of:=IF([.G579]=1;5000;IF([.H579]=1;[.B578]-[.$J$2];[.B578]))" office:value-type="float" office:value="4740">
            <text:p>4740</text:p>
          </table:table-cell>
          <table:table-cell table:formula="of:=[.D579]/[.B579]" office:value-type="percentage" office:value="0.251048476872">
            <text:p>25,10%</text:p>
          </table:table-cell>
          <table:table-cell table:formula="of:=IF([.H579]=1;[.D578]-([.$J$2]*[.C578]);[.D578])" office:value-type="float" office:value="1189.96978037328">
            <text:p>1189,9697803733</text:p>
          </table:table-cell>
          <table:table-cell table:formula="of:=IF([.G579]=1;5000-[.D578];IF([.H579]=1;[.E578]-([.$J$2]*(1-[.C578]));[.E578]))" office:value-type="float" office:value="3550.03021962672">
            <text:p>3550,0302196267</text:p>
          </table:table-cell>
          <table:table-cell/>
          <table:table-cell table:formula="of:=IF(MOD([.A579]-1;50)=0;1;0)" office:value-type="float" office:value="0">
            <text:p>0</text:p>
          </table:table-cell>
          <table:table-cell table:formula="of:=IF(MOD([.A5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78">
            <text:p>578</text:p>
          </table:table-cell>
          <table:table-cell table:formula="of:=IF([.G580]=1;5000;IF([.H580]=1;[.B579]-[.$J$2];[.B579]))" office:value-type="float" office:value="4720">
            <text:p>4720</text:p>
          </table:table-cell>
          <table:table-cell table:formula="of:=[.D580]/[.B580]" office:value-type="percentage" office:value="0.251048476872">
            <text:p>25,10%</text:p>
          </table:table-cell>
          <table:table-cell table:formula="of:=IF([.H580]=1;[.D579]-([.$J$2]*[.C579]);[.D579])" office:value-type="float" office:value="1184.94881083584">
            <text:p>1184,9488108358</text:p>
          </table:table-cell>
          <table:table-cell table:formula="of:=IF([.G580]=1;5000-[.D579];IF([.H580]=1;[.E579]-([.$J$2]*(1-[.C579]));[.E579]))" office:value-type="float" office:value="3535.05118916416">
            <text:p>3535,0511891642</text:p>
          </table:table-cell>
          <table:table-cell/>
          <table:table-cell table:formula="of:=IF(MOD([.A580]-1;50)=0;1;0)" office:value-type="float" office:value="0">
            <text:p>0</text:p>
          </table:table-cell>
          <table:table-cell table:formula="of:=IF(MOD([.A5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79">
            <text:p>579</text:p>
          </table:table-cell>
          <table:table-cell table:formula="of:=IF([.G581]=1;5000;IF([.H581]=1;[.B580]-[.$J$2];[.B580]))" office:value-type="float" office:value="4720">
            <text:p>4720</text:p>
          </table:table-cell>
          <table:table-cell table:formula="of:=[.D581]/[.B581]" office:value-type="percentage" office:value="0.251048476872">
            <text:p>25,10%</text:p>
          </table:table-cell>
          <table:table-cell table:formula="of:=IF([.H581]=1;[.D580]-([.$J$2]*[.C580]);[.D580])" office:value-type="float" office:value="1184.94881083584">
            <text:p>1184,9488108358</text:p>
          </table:table-cell>
          <table:table-cell table:formula="of:=IF([.G581]=1;5000-[.D580];IF([.H581]=1;[.E580]-([.$J$2]*(1-[.C580]));[.E580]))" office:value-type="float" office:value="3535.05118916416">
            <text:p>3535,0511891642</text:p>
          </table:table-cell>
          <table:table-cell/>
          <table:table-cell table:formula="of:=IF(MOD([.A581]-1;50)=0;1;0)" office:value-type="float" office:value="0">
            <text:p>0</text:p>
          </table:table-cell>
          <table:table-cell table:formula="of:=IF(MOD([.A5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80">
            <text:p>580</text:p>
          </table:table-cell>
          <table:table-cell table:formula="of:=IF([.G582]=1;5000;IF([.H582]=1;[.B581]-[.$J$2];[.B581]))" office:value-type="float" office:value="4700">
            <text:p>4700</text:p>
          </table:table-cell>
          <table:table-cell table:formula="of:=[.D582]/[.B582]" office:value-type="percentage" office:value="0.251048476872">
            <text:p>25,10%</text:p>
          </table:table-cell>
          <table:table-cell table:formula="of:=IF([.H582]=1;[.D581]-([.$J$2]*[.C581]);[.D581])" office:value-type="float" office:value="1179.9278412984">
            <text:p>1179,9278412984</text:p>
          </table:table-cell>
          <table:table-cell table:formula="of:=IF([.G582]=1;5000-[.D581];IF([.H582]=1;[.E581]-([.$J$2]*(1-[.C581]));[.E581]))" office:value-type="float" office:value="3520.0721587016">
            <text:p>3520,0721587016</text:p>
          </table:table-cell>
          <table:table-cell/>
          <table:table-cell table:formula="of:=IF(MOD([.A582]-1;50)=0;1;0)" office:value-type="float" office:value="0">
            <text:p>0</text:p>
          </table:table-cell>
          <table:table-cell table:formula="of:=IF(MOD([.A5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81">
            <text:p>581</text:p>
          </table:table-cell>
          <table:table-cell table:formula="of:=IF([.G583]=1;5000;IF([.H583]=1;[.B582]-[.$J$2];[.B582]))" office:value-type="float" office:value="4700">
            <text:p>4700</text:p>
          </table:table-cell>
          <table:table-cell table:formula="of:=[.D583]/[.B583]" office:value-type="percentage" office:value="0.251048476872">
            <text:p>25,10%</text:p>
          </table:table-cell>
          <table:table-cell table:formula="of:=IF([.H583]=1;[.D582]-([.$J$2]*[.C582]);[.D582])" office:value-type="float" office:value="1179.9278412984">
            <text:p>1179,9278412984</text:p>
          </table:table-cell>
          <table:table-cell table:formula="of:=IF([.G583]=1;5000-[.D582];IF([.H583]=1;[.E582]-([.$J$2]*(1-[.C582]));[.E582]))" office:value-type="float" office:value="3520.0721587016">
            <text:p>3520,0721587016</text:p>
          </table:table-cell>
          <table:table-cell/>
          <table:table-cell table:formula="of:=IF(MOD([.A583]-1;50)=0;1;0)" office:value-type="float" office:value="0">
            <text:p>0</text:p>
          </table:table-cell>
          <table:table-cell table:formula="of:=IF(MOD([.A5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82">
            <text:p>582</text:p>
          </table:table-cell>
          <table:table-cell table:formula="of:=IF([.G584]=1;5000;IF([.H584]=1;[.B583]-[.$J$2];[.B583]))" office:value-type="float" office:value="4680">
            <text:p>4680</text:p>
          </table:table-cell>
          <table:table-cell table:formula="of:=[.D584]/[.B584]" office:value-type="percentage" office:value="0.251048476872">
            <text:p>25,10%</text:p>
          </table:table-cell>
          <table:table-cell table:formula="of:=IF([.H584]=1;[.D583]-([.$J$2]*[.C583]);[.D583])" office:value-type="float" office:value="1174.90687176096">
            <text:p>1174,906871761</text:p>
          </table:table-cell>
          <table:table-cell table:formula="of:=IF([.G584]=1;5000-[.D583];IF([.H584]=1;[.E583]-([.$J$2]*(1-[.C583]));[.E583]))" office:value-type="float" office:value="3505.09312823904">
            <text:p>3505,0931282391</text:p>
          </table:table-cell>
          <table:table-cell/>
          <table:table-cell table:formula="of:=IF(MOD([.A584]-1;50)=0;1;0)" office:value-type="float" office:value="0">
            <text:p>0</text:p>
          </table:table-cell>
          <table:table-cell table:formula="of:=IF(MOD([.A5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83">
            <text:p>583</text:p>
          </table:table-cell>
          <table:table-cell table:formula="of:=IF([.G585]=1;5000;IF([.H585]=1;[.B584]-[.$J$2];[.B584]))" office:value-type="float" office:value="4680">
            <text:p>4680</text:p>
          </table:table-cell>
          <table:table-cell table:formula="of:=[.D585]/[.B585]" office:value-type="percentage" office:value="0.251048476872">
            <text:p>25,10%</text:p>
          </table:table-cell>
          <table:table-cell table:formula="of:=IF([.H585]=1;[.D584]-([.$J$2]*[.C584]);[.D584])" office:value-type="float" office:value="1174.90687176096">
            <text:p>1174,906871761</text:p>
          </table:table-cell>
          <table:table-cell table:formula="of:=IF([.G585]=1;5000-[.D584];IF([.H585]=1;[.E584]-([.$J$2]*(1-[.C584]));[.E584]))" office:value-type="float" office:value="3505.09312823904">
            <text:p>3505,0931282391</text:p>
          </table:table-cell>
          <table:table-cell/>
          <table:table-cell table:formula="of:=IF(MOD([.A585]-1;50)=0;1;0)" office:value-type="float" office:value="0">
            <text:p>0</text:p>
          </table:table-cell>
          <table:table-cell table:formula="of:=IF(MOD([.A5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84">
            <text:p>584</text:p>
          </table:table-cell>
          <table:table-cell table:formula="of:=IF([.G586]=1;5000;IF([.H586]=1;[.B585]-[.$J$2];[.B585]))" office:value-type="float" office:value="4660">
            <text:p>4660</text:p>
          </table:table-cell>
          <table:table-cell table:formula="of:=[.D586]/[.B586]" office:value-type="percentage" office:value="0.251048476872">
            <text:p>25,10%</text:p>
          </table:table-cell>
          <table:table-cell table:formula="of:=IF([.H586]=1;[.D585]-([.$J$2]*[.C585]);[.D585])" office:value-type="float" office:value="1169.88590222352">
            <text:p>1169,8859022235</text:p>
          </table:table-cell>
          <table:table-cell table:formula="of:=IF([.G586]=1;5000-[.D585];IF([.H586]=1;[.E585]-([.$J$2]*(1-[.C585]));[.E585]))" office:value-type="float" office:value="3490.11409777648">
            <text:p>3490,1140977765</text:p>
          </table:table-cell>
          <table:table-cell/>
          <table:table-cell table:formula="of:=IF(MOD([.A586]-1;50)=0;1;0)" office:value-type="float" office:value="0">
            <text:p>0</text:p>
          </table:table-cell>
          <table:table-cell table:formula="of:=IF(MOD([.A5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85">
            <text:p>585</text:p>
          </table:table-cell>
          <table:table-cell table:formula="of:=IF([.G587]=1;5000;IF([.H587]=1;[.B586]-[.$J$2];[.B586]))" office:value-type="float" office:value="4660">
            <text:p>4660</text:p>
          </table:table-cell>
          <table:table-cell table:formula="of:=[.D587]/[.B587]" office:value-type="percentage" office:value="0.251048476872">
            <text:p>25,10%</text:p>
          </table:table-cell>
          <table:table-cell table:formula="of:=IF([.H587]=1;[.D586]-([.$J$2]*[.C586]);[.D586])" office:value-type="float" office:value="1169.88590222352">
            <text:p>1169,8859022235</text:p>
          </table:table-cell>
          <table:table-cell table:formula="of:=IF([.G587]=1;5000-[.D586];IF([.H587]=1;[.E586]-([.$J$2]*(1-[.C586]));[.E586]))" office:value-type="float" office:value="3490.11409777648">
            <text:p>3490,1140977765</text:p>
          </table:table-cell>
          <table:table-cell/>
          <table:table-cell table:formula="of:=IF(MOD([.A587]-1;50)=0;1;0)" office:value-type="float" office:value="0">
            <text:p>0</text:p>
          </table:table-cell>
          <table:table-cell table:formula="of:=IF(MOD([.A5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86">
            <text:p>586</text:p>
          </table:table-cell>
          <table:table-cell table:formula="of:=IF([.G588]=1;5000;IF([.H588]=1;[.B587]-[.$J$2];[.B587]))" office:value-type="float" office:value="4640">
            <text:p>4640</text:p>
          </table:table-cell>
          <table:table-cell table:formula="of:=[.D588]/[.B588]" office:value-type="percentage" office:value="0.251048476872">
            <text:p>25,10%</text:p>
          </table:table-cell>
          <table:table-cell table:formula="of:=IF([.H588]=1;[.D587]-([.$J$2]*[.C587]);[.D587])" office:value-type="float" office:value="1164.86493268608">
            <text:p>1164,8649326861</text:p>
          </table:table-cell>
          <table:table-cell table:formula="of:=IF([.G588]=1;5000-[.D587];IF([.H588]=1;[.E587]-([.$J$2]*(1-[.C587]));[.E587]))" office:value-type="float" office:value="3475.13506731392">
            <text:p>3475,1350673139</text:p>
          </table:table-cell>
          <table:table-cell/>
          <table:table-cell table:formula="of:=IF(MOD([.A588]-1;50)=0;1;0)" office:value-type="float" office:value="0">
            <text:p>0</text:p>
          </table:table-cell>
          <table:table-cell table:formula="of:=IF(MOD([.A5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87">
            <text:p>587</text:p>
          </table:table-cell>
          <table:table-cell table:formula="of:=IF([.G589]=1;5000;IF([.H589]=1;[.B588]-[.$J$2];[.B588]))" office:value-type="float" office:value="4640">
            <text:p>4640</text:p>
          </table:table-cell>
          <table:table-cell table:formula="of:=[.D589]/[.B589]" office:value-type="percentage" office:value="0.251048476872">
            <text:p>25,10%</text:p>
          </table:table-cell>
          <table:table-cell table:formula="of:=IF([.H589]=1;[.D588]-([.$J$2]*[.C588]);[.D588])" office:value-type="float" office:value="1164.86493268608">
            <text:p>1164,8649326861</text:p>
          </table:table-cell>
          <table:table-cell table:formula="of:=IF([.G589]=1;5000-[.D588];IF([.H589]=1;[.E588]-([.$J$2]*(1-[.C588]));[.E588]))" office:value-type="float" office:value="3475.13506731392">
            <text:p>3475,1350673139</text:p>
          </table:table-cell>
          <table:table-cell/>
          <table:table-cell table:formula="of:=IF(MOD([.A589]-1;50)=0;1;0)" office:value-type="float" office:value="0">
            <text:p>0</text:p>
          </table:table-cell>
          <table:table-cell table:formula="of:=IF(MOD([.A5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88">
            <text:p>588</text:p>
          </table:table-cell>
          <table:table-cell table:formula="of:=IF([.G590]=1;5000;IF([.H590]=1;[.B589]-[.$J$2];[.B589]))" office:value-type="float" office:value="4620">
            <text:p>4620</text:p>
          </table:table-cell>
          <table:table-cell table:formula="of:=[.D590]/[.B590]" office:value-type="percentage" office:value="0.251048476872">
            <text:p>25,10%</text:p>
          </table:table-cell>
          <table:table-cell table:formula="of:=IF([.H590]=1;[.D589]-([.$J$2]*[.C589]);[.D589])" office:value-type="float" office:value="1159.84396314864">
            <text:p>1159,8439631486</text:p>
          </table:table-cell>
          <table:table-cell table:formula="of:=IF([.G590]=1;5000-[.D589];IF([.H590]=1;[.E589]-([.$J$2]*(1-[.C589]));[.E589]))" office:value-type="float" office:value="3460.15603685136">
            <text:p>3460,1560368514</text:p>
          </table:table-cell>
          <table:table-cell/>
          <table:table-cell table:formula="of:=IF(MOD([.A590]-1;50)=0;1;0)" office:value-type="float" office:value="0">
            <text:p>0</text:p>
          </table:table-cell>
          <table:table-cell table:formula="of:=IF(MOD([.A5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89">
            <text:p>589</text:p>
          </table:table-cell>
          <table:table-cell table:formula="of:=IF([.G591]=1;5000;IF([.H591]=1;[.B590]-[.$J$2];[.B590]))" office:value-type="float" office:value="4620">
            <text:p>4620</text:p>
          </table:table-cell>
          <table:table-cell table:formula="of:=[.D591]/[.B591]" office:value-type="percentage" office:value="0.251048476872">
            <text:p>25,10%</text:p>
          </table:table-cell>
          <table:table-cell table:formula="of:=IF([.H591]=1;[.D590]-([.$J$2]*[.C590]);[.D590])" office:value-type="float" office:value="1159.84396314864">
            <text:p>1159,8439631486</text:p>
          </table:table-cell>
          <table:table-cell table:formula="of:=IF([.G591]=1;5000-[.D590];IF([.H591]=1;[.E590]-([.$J$2]*(1-[.C590]));[.E590]))" office:value-type="float" office:value="3460.15603685136">
            <text:p>3460,1560368514</text:p>
          </table:table-cell>
          <table:table-cell/>
          <table:table-cell table:formula="of:=IF(MOD([.A591]-1;50)=0;1;0)" office:value-type="float" office:value="0">
            <text:p>0</text:p>
          </table:table-cell>
          <table:table-cell table:formula="of:=IF(MOD([.A5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90">
            <text:p>590</text:p>
          </table:table-cell>
          <table:table-cell table:formula="of:=IF([.G592]=1;5000;IF([.H592]=1;[.B591]-[.$J$2];[.B591]))" office:value-type="float" office:value="4600">
            <text:p>4600</text:p>
          </table:table-cell>
          <table:table-cell table:formula="of:=[.D592]/[.B592]" office:value-type="percentage" office:value="0.251048476872">
            <text:p>25,10%</text:p>
          </table:table-cell>
          <table:table-cell table:formula="of:=IF([.H592]=1;[.D591]-([.$J$2]*[.C591]);[.D591])" office:value-type="float" office:value="1154.8229936112">
            <text:p>1154,8229936112</text:p>
          </table:table-cell>
          <table:table-cell table:formula="of:=IF([.G592]=1;5000-[.D591];IF([.H592]=1;[.E591]-([.$J$2]*(1-[.C591]));[.E591]))" office:value-type="float" office:value="3445.17700638881">
            <text:p>3445,1770063888</text:p>
          </table:table-cell>
          <table:table-cell/>
          <table:table-cell table:formula="of:=IF(MOD([.A592]-1;50)=0;1;0)" office:value-type="float" office:value="0">
            <text:p>0</text:p>
          </table:table-cell>
          <table:table-cell table:formula="of:=IF(MOD([.A5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91">
            <text:p>591</text:p>
          </table:table-cell>
          <table:table-cell table:formula="of:=IF([.G593]=1;5000;IF([.H593]=1;[.B592]-[.$J$2];[.B592]))" office:value-type="float" office:value="4600">
            <text:p>4600</text:p>
          </table:table-cell>
          <table:table-cell table:formula="of:=[.D593]/[.B593]" office:value-type="percentage" office:value="0.251048476872">
            <text:p>25,10%</text:p>
          </table:table-cell>
          <table:table-cell table:formula="of:=IF([.H593]=1;[.D592]-([.$J$2]*[.C592]);[.D592])" office:value-type="float" office:value="1154.8229936112">
            <text:p>1154,8229936112</text:p>
          </table:table-cell>
          <table:table-cell table:formula="of:=IF([.G593]=1;5000-[.D592];IF([.H593]=1;[.E592]-([.$J$2]*(1-[.C592]));[.E592]))" office:value-type="float" office:value="3445.17700638881">
            <text:p>3445,1770063888</text:p>
          </table:table-cell>
          <table:table-cell/>
          <table:table-cell table:formula="of:=IF(MOD([.A593]-1;50)=0;1;0)" office:value-type="float" office:value="0">
            <text:p>0</text:p>
          </table:table-cell>
          <table:table-cell table:formula="of:=IF(MOD([.A5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92">
            <text:p>592</text:p>
          </table:table-cell>
          <table:table-cell table:formula="of:=IF([.G594]=1;5000;IF([.H594]=1;[.B593]-[.$J$2];[.B593]))" office:value-type="float" office:value="4580">
            <text:p>4580</text:p>
          </table:table-cell>
          <table:table-cell table:formula="of:=[.D594]/[.B594]" office:value-type="percentage" office:value="0.251048476872">
            <text:p>25,10%</text:p>
          </table:table-cell>
          <table:table-cell table:formula="of:=IF([.H594]=1;[.D593]-([.$J$2]*[.C593]);[.D593])" office:value-type="float" office:value="1149.80202407376">
            <text:p>1149,8020240738</text:p>
          </table:table-cell>
          <table:table-cell table:formula="of:=IF([.G594]=1;5000-[.D593];IF([.H594]=1;[.E593]-([.$J$2]*(1-[.C593]));[.E593]))" office:value-type="float" office:value="3430.19797592625">
            <text:p>3430,1979759263</text:p>
          </table:table-cell>
          <table:table-cell/>
          <table:table-cell table:formula="of:=IF(MOD([.A594]-1;50)=0;1;0)" office:value-type="float" office:value="0">
            <text:p>0</text:p>
          </table:table-cell>
          <table:table-cell table:formula="of:=IF(MOD([.A5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93">
            <text:p>593</text:p>
          </table:table-cell>
          <table:table-cell table:formula="of:=IF([.G595]=1;5000;IF([.H595]=1;[.B594]-[.$J$2];[.B594]))" office:value-type="float" office:value="4580">
            <text:p>4580</text:p>
          </table:table-cell>
          <table:table-cell table:formula="of:=[.D595]/[.B595]" office:value-type="percentage" office:value="0.251048476872">
            <text:p>25,10%</text:p>
          </table:table-cell>
          <table:table-cell table:formula="of:=IF([.H595]=1;[.D594]-([.$J$2]*[.C594]);[.D594])" office:value-type="float" office:value="1149.80202407376">
            <text:p>1149,8020240738</text:p>
          </table:table-cell>
          <table:table-cell table:formula="of:=IF([.G595]=1;5000-[.D594];IF([.H595]=1;[.E594]-([.$J$2]*(1-[.C594]));[.E594]))" office:value-type="float" office:value="3430.19797592625">
            <text:p>3430,1979759263</text:p>
          </table:table-cell>
          <table:table-cell/>
          <table:table-cell table:formula="of:=IF(MOD([.A595]-1;50)=0;1;0)" office:value-type="float" office:value="0">
            <text:p>0</text:p>
          </table:table-cell>
          <table:table-cell table:formula="of:=IF(MOD([.A5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94">
            <text:p>594</text:p>
          </table:table-cell>
          <table:table-cell table:formula="of:=IF([.G596]=1;5000;IF([.H596]=1;[.B595]-[.$J$2];[.B595]))" office:value-type="float" office:value="4560">
            <text:p>4560</text:p>
          </table:table-cell>
          <table:table-cell table:formula="of:=[.D596]/[.B596]" office:value-type="percentage" office:value="0.251048476872">
            <text:p>25,10%</text:p>
          </table:table-cell>
          <table:table-cell table:formula="of:=IF([.H596]=1;[.D595]-([.$J$2]*[.C595]);[.D595])" office:value-type="float" office:value="1144.78105453632">
            <text:p>1144,7810545363</text:p>
          </table:table-cell>
          <table:table-cell table:formula="of:=IF([.G596]=1;5000-[.D595];IF([.H596]=1;[.E595]-([.$J$2]*(1-[.C595]));[.E595]))" office:value-type="float" office:value="3415.21894546369">
            <text:p>3415,2189454637</text:p>
          </table:table-cell>
          <table:table-cell/>
          <table:table-cell table:formula="of:=IF(MOD([.A596]-1;50)=0;1;0)" office:value-type="float" office:value="0">
            <text:p>0</text:p>
          </table:table-cell>
          <table:table-cell table:formula="of:=IF(MOD([.A5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95">
            <text:p>595</text:p>
          </table:table-cell>
          <table:table-cell table:formula="of:=IF([.G597]=1;5000;IF([.H597]=1;[.B596]-[.$J$2];[.B596]))" office:value-type="float" office:value="4560">
            <text:p>4560</text:p>
          </table:table-cell>
          <table:table-cell table:formula="of:=[.D597]/[.B597]" office:value-type="percentage" office:value="0.251048476872">
            <text:p>25,10%</text:p>
          </table:table-cell>
          <table:table-cell table:formula="of:=IF([.H597]=1;[.D596]-([.$J$2]*[.C596]);[.D596])" office:value-type="float" office:value="1144.78105453632">
            <text:p>1144,7810545363</text:p>
          </table:table-cell>
          <table:table-cell table:formula="of:=IF([.G597]=1;5000-[.D596];IF([.H597]=1;[.E596]-([.$J$2]*(1-[.C596]));[.E596]))" office:value-type="float" office:value="3415.21894546369">
            <text:p>3415,2189454637</text:p>
          </table:table-cell>
          <table:table-cell/>
          <table:table-cell table:formula="of:=IF(MOD([.A597]-1;50)=0;1;0)" office:value-type="float" office:value="0">
            <text:p>0</text:p>
          </table:table-cell>
          <table:table-cell table:formula="of:=IF(MOD([.A5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96">
            <text:p>596</text:p>
          </table:table-cell>
          <table:table-cell table:formula="of:=IF([.G598]=1;5000;IF([.H598]=1;[.B597]-[.$J$2];[.B597]))" office:value-type="float" office:value="4540">
            <text:p>4540</text:p>
          </table:table-cell>
          <table:table-cell table:formula="of:=[.D598]/[.B598]" office:value-type="percentage" office:value="0.251048476872">
            <text:p>25,10%</text:p>
          </table:table-cell>
          <table:table-cell table:formula="of:=IF([.H598]=1;[.D597]-([.$J$2]*[.C597]);[.D597])" office:value-type="float" office:value="1139.76008499888">
            <text:p>1139,7600849989</text:p>
          </table:table-cell>
          <table:table-cell table:formula="of:=IF([.G598]=1;5000-[.D597];IF([.H598]=1;[.E597]-([.$J$2]*(1-[.C597]));[.E597]))" office:value-type="float" office:value="3400.23991500113">
            <text:p>3400,2399150011</text:p>
          </table:table-cell>
          <table:table-cell/>
          <table:table-cell table:formula="of:=IF(MOD([.A598]-1;50)=0;1;0)" office:value-type="float" office:value="0">
            <text:p>0</text:p>
          </table:table-cell>
          <table:table-cell table:formula="of:=IF(MOD([.A5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97">
            <text:p>597</text:p>
          </table:table-cell>
          <table:table-cell table:formula="of:=IF([.G599]=1;5000;IF([.H599]=1;[.B598]-[.$J$2];[.B598]))" office:value-type="float" office:value="4540">
            <text:p>4540</text:p>
          </table:table-cell>
          <table:table-cell table:formula="of:=[.D599]/[.B599]" office:value-type="percentage" office:value="0.251048476872">
            <text:p>25,10%</text:p>
          </table:table-cell>
          <table:table-cell table:formula="of:=IF([.H599]=1;[.D598]-([.$J$2]*[.C598]);[.D598])" office:value-type="float" office:value="1139.76008499888">
            <text:p>1139,7600849989</text:p>
          </table:table-cell>
          <table:table-cell table:formula="of:=IF([.G599]=1;5000-[.D598];IF([.H599]=1;[.E598]-([.$J$2]*(1-[.C598]));[.E598]))" office:value-type="float" office:value="3400.23991500113">
            <text:p>3400,2399150011</text:p>
          </table:table-cell>
          <table:table-cell/>
          <table:table-cell table:formula="of:=IF(MOD([.A599]-1;50)=0;1;0)" office:value-type="float" office:value="0">
            <text:p>0</text:p>
          </table:table-cell>
          <table:table-cell table:formula="of:=IF(MOD([.A5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98">
            <text:p>598</text:p>
          </table:table-cell>
          <table:table-cell table:formula="of:=IF([.G600]=1;5000;IF([.H600]=1;[.B599]-[.$J$2];[.B599]))" office:value-type="float" office:value="4520">
            <text:p>4520</text:p>
          </table:table-cell>
          <table:table-cell table:formula="of:=[.D600]/[.B600]" office:value-type="percentage" office:value="0.251048476872">
            <text:p>25,10%</text:p>
          </table:table-cell>
          <table:table-cell table:formula="of:=IF([.H600]=1;[.D599]-([.$J$2]*[.C599]);[.D599])" office:value-type="float" office:value="1134.73911546144">
            <text:p>1134,7391154614</text:p>
          </table:table-cell>
          <table:table-cell table:formula="of:=IF([.G600]=1;5000-[.D599];IF([.H600]=1;[.E599]-([.$J$2]*(1-[.C599]));[.E599]))" office:value-type="float" office:value="3385.26088453857">
            <text:p>3385,2608845386</text:p>
          </table:table-cell>
          <table:table-cell/>
          <table:table-cell table:formula="of:=IF(MOD([.A600]-1;50)=0;1;0)" office:value-type="float" office:value="0">
            <text:p>0</text:p>
          </table:table-cell>
          <table:table-cell table:formula="of:=IF(MOD([.A6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99">
            <text:p>599</text:p>
          </table:table-cell>
          <table:table-cell table:formula="of:=IF([.G601]=1;5000;IF([.H601]=1;[.B600]-[.$J$2];[.B600]))" office:value-type="float" office:value="4520">
            <text:p>4520</text:p>
          </table:table-cell>
          <table:table-cell table:formula="of:=[.D601]/[.B601]" office:value-type="percentage" office:value="0.251048476872">
            <text:p>25,10%</text:p>
          </table:table-cell>
          <table:table-cell table:formula="of:=IF([.H601]=1;[.D600]-([.$J$2]*[.C600]);[.D600])" office:value-type="float" office:value="1134.73911546144">
            <text:p>1134,7391154614</text:p>
          </table:table-cell>
          <table:table-cell table:formula="of:=IF([.G601]=1;5000-[.D600];IF([.H601]=1;[.E600]-([.$J$2]*(1-[.C600]));[.E600]))" office:value-type="float" office:value="3385.26088453857">
            <text:p>3385,2608845386</text:p>
          </table:table-cell>
          <table:table-cell/>
          <table:table-cell table:formula="of:=IF(MOD([.A601]-1;50)=0;1;0)" office:value-type="float" office:value="0">
            <text:p>0</text:p>
          </table:table-cell>
          <table:table-cell table:formula="of:=IF(MOD([.A6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00">
            <text:p>600</text:p>
          </table:table-cell>
          <table:table-cell table:formula="of:=IF([.G602]=1;5000;IF([.H602]=1;[.B601]-[.$J$2];[.B601]))" office:value-type="float" office:value="4500">
            <text:p>4500</text:p>
          </table:table-cell>
          <table:table-cell table:formula="of:=[.D602]/[.B602]" office:value-type="percentage" office:value="0.251048476872">
            <text:p>25,10%</text:p>
          </table:table-cell>
          <table:table-cell table:formula="of:=IF([.H602]=1;[.D601]-([.$J$2]*[.C601]);[.D601])" office:value-type="float" office:value="1129.718145924">
            <text:p>1129,718145924</text:p>
          </table:table-cell>
          <table:table-cell table:formula="of:=IF([.G602]=1;5000-[.D601];IF([.H602]=1;[.E601]-([.$J$2]*(1-[.C601]));[.E601]))" office:value-type="float" office:value="3370.28185407601">
            <text:p>3370,281854076</text:p>
          </table:table-cell>
          <table:table-cell/>
          <table:table-cell table:formula="of:=IF(MOD([.A602]-1;50)=0;1;0)" office:value-type="float" office:value="0">
            <text:p>0</text:p>
          </table:table-cell>
          <table:table-cell table:formula="of:=IF(MOD([.A6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01">
            <text:p>601</text:p>
          </table:table-cell>
          <table:table-cell table:formula="of:=IF([.G603]=1;5000;IF([.H603]=1;[.B602]-[.$J$2];[.B602]))" office:value-type="float" office:value="5000">
            <text:p>5000</text:p>
          </table:table-cell>
          <table:table-cell table:formula="of:=[.D603]/[.B603]" office:value-type="percentage" office:value="0.2259436291848">
            <text:p>22,59%</text:p>
          </table:table-cell>
          <table:table-cell table:formula="of:=IF([.H603]=1;[.D602]-([.$J$2]*[.C602]);[.D602])" office:value-type="float" office:value="1129.718145924">
            <text:p>1129,718145924</text:p>
          </table:table-cell>
          <table:table-cell table:formula="of:=IF([.G603]=1;5000-[.D602];IF([.H603]=1;[.E602]-([.$J$2]*(1-[.C602]));[.E602]))" office:value-type="float" office:value="3870.281854076">
            <text:p>3870,281854076</text:p>
          </table:table-cell>
          <table:table-cell/>
          <table:table-cell table:formula="of:=IF(MOD([.A603]-1;50)=0;1;0)" office:value-type="float" office:value="1">
            <text:p>1</text:p>
          </table:table-cell>
          <table:table-cell table:formula="of:=IF(MOD([.A6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02">
            <text:p>602</text:p>
          </table:table-cell>
          <table:table-cell table:formula="of:=IF([.G604]=1;5000;IF([.H604]=1;[.B603]-[.$J$2];[.B603]))" office:value-type="float" office:value="4980">
            <text:p>4980</text:p>
          </table:table-cell>
          <table:table-cell table:formula="of:=[.D604]/[.B604]" office:value-type="percentage" office:value="0.2259436291848">
            <text:p>22,59%</text:p>
          </table:table-cell>
          <table:table-cell table:formula="of:=IF([.H604]=1;[.D603]-([.$J$2]*[.C603]);[.D603])" office:value-type="float" office:value="1125.1992733403">
            <text:p>1125,1992733403</text:p>
          </table:table-cell>
          <table:table-cell table:formula="of:=IF([.G604]=1;5000-[.D603];IF([.H604]=1;[.E603]-([.$J$2]*(1-[.C603]));[.E603]))" office:value-type="float" office:value="3854.8007266597">
            <text:p>3854,8007266597</text:p>
          </table:table-cell>
          <table:table-cell/>
          <table:table-cell table:formula="of:=IF(MOD([.A604]-1;50)=0;1;0)" office:value-type="float" office:value="0">
            <text:p>0</text:p>
          </table:table-cell>
          <table:table-cell table:formula="of:=IF(MOD([.A6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03">
            <text:p>603</text:p>
          </table:table-cell>
          <table:table-cell table:formula="of:=IF([.G605]=1;5000;IF([.H605]=1;[.B604]-[.$J$2];[.B604]))" office:value-type="float" office:value="4980">
            <text:p>4980</text:p>
          </table:table-cell>
          <table:table-cell table:formula="of:=[.D605]/[.B605]" office:value-type="percentage" office:value="0.2259436291848">
            <text:p>22,59%</text:p>
          </table:table-cell>
          <table:table-cell table:formula="of:=IF([.H605]=1;[.D604]-([.$J$2]*[.C604]);[.D604])" office:value-type="float" office:value="1125.1992733403">
            <text:p>1125,1992733403</text:p>
          </table:table-cell>
          <table:table-cell table:formula="of:=IF([.G605]=1;5000-[.D604];IF([.H605]=1;[.E604]-([.$J$2]*(1-[.C604]));[.E604]))" office:value-type="float" office:value="3854.8007266597">
            <text:p>3854,8007266597</text:p>
          </table:table-cell>
          <table:table-cell/>
          <table:table-cell table:formula="of:=IF(MOD([.A605]-1;50)=0;1;0)" office:value-type="float" office:value="0">
            <text:p>0</text:p>
          </table:table-cell>
          <table:table-cell table:formula="of:=IF(MOD([.A6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04">
            <text:p>604</text:p>
          </table:table-cell>
          <table:table-cell table:formula="of:=IF([.G606]=1;5000;IF([.H606]=1;[.B605]-[.$J$2];[.B605]))" office:value-type="float" office:value="4960">
            <text:p>4960</text:p>
          </table:table-cell>
          <table:table-cell table:formula="of:=[.D606]/[.B606]" office:value-type="percentage" office:value="0.2259436291848">
            <text:p>22,59%</text:p>
          </table:table-cell>
          <table:table-cell table:formula="of:=IF([.H606]=1;[.D605]-([.$J$2]*[.C605]);[.D605])" office:value-type="float" office:value="1120.68040075661">
            <text:p>1120,6804007566</text:p>
          </table:table-cell>
          <table:table-cell table:formula="of:=IF([.G606]=1;5000-[.D605];IF([.H606]=1;[.E605]-([.$J$2]*(1-[.C605]));[.E605]))" office:value-type="float" office:value="3839.31959924339">
            <text:p>3839,3195992434</text:p>
          </table:table-cell>
          <table:table-cell/>
          <table:table-cell table:formula="of:=IF(MOD([.A606]-1;50)=0;1;0)" office:value-type="float" office:value="0">
            <text:p>0</text:p>
          </table:table-cell>
          <table:table-cell table:formula="of:=IF(MOD([.A6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05">
            <text:p>605</text:p>
          </table:table-cell>
          <table:table-cell table:formula="of:=IF([.G607]=1;5000;IF([.H607]=1;[.B606]-[.$J$2];[.B606]))" office:value-type="float" office:value="4960">
            <text:p>4960</text:p>
          </table:table-cell>
          <table:table-cell table:formula="of:=[.D607]/[.B607]" office:value-type="percentage" office:value="0.2259436291848">
            <text:p>22,59%</text:p>
          </table:table-cell>
          <table:table-cell table:formula="of:=IF([.H607]=1;[.D606]-([.$J$2]*[.C606]);[.D606])" office:value-type="float" office:value="1120.68040075661">
            <text:p>1120,6804007566</text:p>
          </table:table-cell>
          <table:table-cell table:formula="of:=IF([.G607]=1;5000-[.D606];IF([.H607]=1;[.E606]-([.$J$2]*(1-[.C606]));[.E606]))" office:value-type="float" office:value="3839.31959924339">
            <text:p>3839,3195992434</text:p>
          </table:table-cell>
          <table:table-cell/>
          <table:table-cell table:formula="of:=IF(MOD([.A607]-1;50)=0;1;0)" office:value-type="float" office:value="0">
            <text:p>0</text:p>
          </table:table-cell>
          <table:table-cell table:formula="of:=IF(MOD([.A6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06">
            <text:p>606</text:p>
          </table:table-cell>
          <table:table-cell table:formula="of:=IF([.G608]=1;5000;IF([.H608]=1;[.B607]-[.$J$2];[.B607]))" office:value-type="float" office:value="4940">
            <text:p>4940</text:p>
          </table:table-cell>
          <table:table-cell table:formula="of:=[.D608]/[.B608]" office:value-type="percentage" office:value="0.2259436291848">
            <text:p>22,59%</text:p>
          </table:table-cell>
          <table:table-cell table:formula="of:=IF([.H608]=1;[.D607]-([.$J$2]*[.C607]);[.D607])" office:value-type="float" office:value="1116.16152817291">
            <text:p>1116,1615281729</text:p>
          </table:table-cell>
          <table:table-cell table:formula="of:=IF([.G608]=1;5000-[.D607];IF([.H608]=1;[.E607]-([.$J$2]*(1-[.C607]));[.E607]))" office:value-type="float" office:value="3823.83847182709">
            <text:p>3823,8384718271</text:p>
          </table:table-cell>
          <table:table-cell/>
          <table:table-cell table:formula="of:=IF(MOD([.A608]-1;50)=0;1;0)" office:value-type="float" office:value="0">
            <text:p>0</text:p>
          </table:table-cell>
          <table:table-cell table:formula="of:=IF(MOD([.A6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07">
            <text:p>607</text:p>
          </table:table-cell>
          <table:table-cell table:formula="of:=IF([.G609]=1;5000;IF([.H609]=1;[.B608]-[.$J$2];[.B608]))" office:value-type="float" office:value="4940">
            <text:p>4940</text:p>
          </table:table-cell>
          <table:table-cell table:formula="of:=[.D609]/[.B609]" office:value-type="percentage" office:value="0.2259436291848">
            <text:p>22,59%</text:p>
          </table:table-cell>
          <table:table-cell table:formula="of:=IF([.H609]=1;[.D608]-([.$J$2]*[.C608]);[.D608])" office:value-type="float" office:value="1116.16152817291">
            <text:p>1116,1615281729</text:p>
          </table:table-cell>
          <table:table-cell table:formula="of:=IF([.G609]=1;5000-[.D608];IF([.H609]=1;[.E608]-([.$J$2]*(1-[.C608]));[.E608]))" office:value-type="float" office:value="3823.83847182709">
            <text:p>3823,8384718271</text:p>
          </table:table-cell>
          <table:table-cell/>
          <table:table-cell table:formula="of:=IF(MOD([.A609]-1;50)=0;1;0)" office:value-type="float" office:value="0">
            <text:p>0</text:p>
          </table:table-cell>
          <table:table-cell table:formula="of:=IF(MOD([.A6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08">
            <text:p>608</text:p>
          </table:table-cell>
          <table:table-cell table:formula="of:=IF([.G610]=1;5000;IF([.H610]=1;[.B609]-[.$J$2];[.B609]))" office:value-type="float" office:value="4920">
            <text:p>4920</text:p>
          </table:table-cell>
          <table:table-cell table:formula="of:=[.D610]/[.B610]" office:value-type="percentage" office:value="0.2259436291848">
            <text:p>22,59%</text:p>
          </table:table-cell>
          <table:table-cell table:formula="of:=IF([.H610]=1;[.D609]-([.$J$2]*[.C609]);[.D609])" office:value-type="float" office:value="1111.64265558922">
            <text:p>1111,6426555892</text:p>
          </table:table-cell>
          <table:table-cell table:formula="of:=IF([.G610]=1;5000-[.D609];IF([.H610]=1;[.E609]-([.$J$2]*(1-[.C609]));[.E609]))" office:value-type="float" office:value="3808.35734441078">
            <text:p>3808,3573444108</text:p>
          </table:table-cell>
          <table:table-cell/>
          <table:table-cell table:formula="of:=IF(MOD([.A610]-1;50)=0;1;0)" office:value-type="float" office:value="0">
            <text:p>0</text:p>
          </table:table-cell>
          <table:table-cell table:formula="of:=IF(MOD([.A6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09">
            <text:p>609</text:p>
          </table:table-cell>
          <table:table-cell table:formula="of:=IF([.G611]=1;5000;IF([.H611]=1;[.B610]-[.$J$2];[.B610]))" office:value-type="float" office:value="4920">
            <text:p>4920</text:p>
          </table:table-cell>
          <table:table-cell table:formula="of:=[.D611]/[.B611]" office:value-type="percentage" office:value="0.2259436291848">
            <text:p>22,59%</text:p>
          </table:table-cell>
          <table:table-cell table:formula="of:=IF([.H611]=1;[.D610]-([.$J$2]*[.C610]);[.D610])" office:value-type="float" office:value="1111.64265558922">
            <text:p>1111,6426555892</text:p>
          </table:table-cell>
          <table:table-cell table:formula="of:=IF([.G611]=1;5000-[.D610];IF([.H611]=1;[.E610]-([.$J$2]*(1-[.C610]));[.E610]))" office:value-type="float" office:value="3808.35734441078">
            <text:p>3808,3573444108</text:p>
          </table:table-cell>
          <table:table-cell/>
          <table:table-cell table:formula="of:=IF(MOD([.A611]-1;50)=0;1;0)" office:value-type="float" office:value="0">
            <text:p>0</text:p>
          </table:table-cell>
          <table:table-cell table:formula="of:=IF(MOD([.A6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10">
            <text:p>610</text:p>
          </table:table-cell>
          <table:table-cell table:formula="of:=IF([.G612]=1;5000;IF([.H612]=1;[.B611]-[.$J$2];[.B611]))" office:value-type="float" office:value="4900">
            <text:p>4900</text:p>
          </table:table-cell>
          <table:table-cell table:formula="of:=[.D612]/[.B612]" office:value-type="percentage" office:value="0.2259436291848">
            <text:p>22,59%</text:p>
          </table:table-cell>
          <table:table-cell table:formula="of:=IF([.H612]=1;[.D611]-([.$J$2]*[.C611]);[.D611])" office:value-type="float" office:value="1107.12378300552">
            <text:p>1107,1237830055</text:p>
          </table:table-cell>
          <table:table-cell table:formula="of:=IF([.G612]=1;5000-[.D611];IF([.H612]=1;[.E611]-([.$J$2]*(1-[.C611]));[.E611]))" office:value-type="float" office:value="3792.87621699448">
            <text:p>3792,8762169945</text:p>
          </table:table-cell>
          <table:table-cell/>
          <table:table-cell table:formula="of:=IF(MOD([.A612]-1;50)=0;1;0)" office:value-type="float" office:value="0">
            <text:p>0</text:p>
          </table:table-cell>
          <table:table-cell table:formula="of:=IF(MOD([.A6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11">
            <text:p>611</text:p>
          </table:table-cell>
          <table:table-cell table:formula="of:=IF([.G613]=1;5000;IF([.H613]=1;[.B612]-[.$J$2];[.B612]))" office:value-type="float" office:value="4900">
            <text:p>4900</text:p>
          </table:table-cell>
          <table:table-cell table:formula="of:=[.D613]/[.B613]" office:value-type="percentage" office:value="0.2259436291848">
            <text:p>22,59%</text:p>
          </table:table-cell>
          <table:table-cell table:formula="of:=IF([.H613]=1;[.D612]-([.$J$2]*[.C612]);[.D612])" office:value-type="float" office:value="1107.12378300552">
            <text:p>1107,1237830055</text:p>
          </table:table-cell>
          <table:table-cell table:formula="of:=IF([.G613]=1;5000-[.D612];IF([.H613]=1;[.E612]-([.$J$2]*(1-[.C612]));[.E612]))" office:value-type="float" office:value="3792.87621699448">
            <text:p>3792,8762169945</text:p>
          </table:table-cell>
          <table:table-cell/>
          <table:table-cell table:formula="of:=IF(MOD([.A613]-1;50)=0;1;0)" office:value-type="float" office:value="0">
            <text:p>0</text:p>
          </table:table-cell>
          <table:table-cell table:formula="of:=IF(MOD([.A6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12">
            <text:p>612</text:p>
          </table:table-cell>
          <table:table-cell table:formula="of:=IF([.G614]=1;5000;IF([.H614]=1;[.B613]-[.$J$2];[.B613]))" office:value-type="float" office:value="4880">
            <text:p>4880</text:p>
          </table:table-cell>
          <table:table-cell table:formula="of:=[.D614]/[.B614]" office:value-type="percentage" office:value="0.2259436291848">
            <text:p>22,59%</text:p>
          </table:table-cell>
          <table:table-cell table:formula="of:=IF([.H614]=1;[.D613]-([.$J$2]*[.C613]);[.D613])" office:value-type="float" office:value="1102.60491042182">
            <text:p>1102,6049104218</text:p>
          </table:table-cell>
          <table:table-cell table:formula="of:=IF([.G614]=1;5000-[.D613];IF([.H614]=1;[.E613]-([.$J$2]*(1-[.C613]));[.E613]))" office:value-type="float" office:value="3777.39508957818">
            <text:p>3777,3950895782</text:p>
          </table:table-cell>
          <table:table-cell/>
          <table:table-cell table:formula="of:=IF(MOD([.A614]-1;50)=0;1;0)" office:value-type="float" office:value="0">
            <text:p>0</text:p>
          </table:table-cell>
          <table:table-cell table:formula="of:=IF(MOD([.A6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13">
            <text:p>613</text:p>
          </table:table-cell>
          <table:table-cell table:formula="of:=IF([.G615]=1;5000;IF([.H615]=1;[.B614]-[.$J$2];[.B614]))" office:value-type="float" office:value="4880">
            <text:p>4880</text:p>
          </table:table-cell>
          <table:table-cell table:formula="of:=[.D615]/[.B615]" office:value-type="percentage" office:value="0.2259436291848">
            <text:p>22,59%</text:p>
          </table:table-cell>
          <table:table-cell table:formula="of:=IF([.H615]=1;[.D614]-([.$J$2]*[.C614]);[.D614])" office:value-type="float" office:value="1102.60491042182">
            <text:p>1102,6049104218</text:p>
          </table:table-cell>
          <table:table-cell table:formula="of:=IF([.G615]=1;5000-[.D614];IF([.H615]=1;[.E614]-([.$J$2]*(1-[.C614]));[.E614]))" office:value-type="float" office:value="3777.39508957818">
            <text:p>3777,3950895782</text:p>
          </table:table-cell>
          <table:table-cell/>
          <table:table-cell table:formula="of:=IF(MOD([.A615]-1;50)=0;1;0)" office:value-type="float" office:value="0">
            <text:p>0</text:p>
          </table:table-cell>
          <table:table-cell table:formula="of:=IF(MOD([.A6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14">
            <text:p>614</text:p>
          </table:table-cell>
          <table:table-cell table:formula="of:=IF([.G616]=1;5000;IF([.H616]=1;[.B615]-[.$J$2];[.B615]))" office:value-type="float" office:value="4860">
            <text:p>4860</text:p>
          </table:table-cell>
          <table:table-cell table:formula="of:=[.D616]/[.B616]" office:value-type="percentage" office:value="0.2259436291848">
            <text:p>22,59%</text:p>
          </table:table-cell>
          <table:table-cell table:formula="of:=IF([.H616]=1;[.D615]-([.$J$2]*[.C615]);[.D615])" office:value-type="float" office:value="1098.08603783813">
            <text:p>1098,0860378381</text:p>
          </table:table-cell>
          <table:table-cell table:formula="of:=IF([.G616]=1;5000-[.D615];IF([.H616]=1;[.E615]-([.$J$2]*(1-[.C615]));[.E615]))" office:value-type="float" office:value="3761.91396216187">
            <text:p>3761,9139621619</text:p>
          </table:table-cell>
          <table:table-cell/>
          <table:table-cell table:formula="of:=IF(MOD([.A616]-1;50)=0;1;0)" office:value-type="float" office:value="0">
            <text:p>0</text:p>
          </table:table-cell>
          <table:table-cell table:formula="of:=IF(MOD([.A6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15">
            <text:p>615</text:p>
          </table:table-cell>
          <table:table-cell table:formula="of:=IF([.G617]=1;5000;IF([.H617]=1;[.B616]-[.$J$2];[.B616]))" office:value-type="float" office:value="4860">
            <text:p>4860</text:p>
          </table:table-cell>
          <table:table-cell table:formula="of:=[.D617]/[.B617]" office:value-type="percentage" office:value="0.2259436291848">
            <text:p>22,59%</text:p>
          </table:table-cell>
          <table:table-cell table:formula="of:=IF([.H617]=1;[.D616]-([.$J$2]*[.C616]);[.D616])" office:value-type="float" office:value="1098.08603783813">
            <text:p>1098,0860378381</text:p>
          </table:table-cell>
          <table:table-cell table:formula="of:=IF([.G617]=1;5000-[.D616];IF([.H617]=1;[.E616]-([.$J$2]*(1-[.C616]));[.E616]))" office:value-type="float" office:value="3761.91396216187">
            <text:p>3761,9139621619</text:p>
          </table:table-cell>
          <table:table-cell/>
          <table:table-cell table:formula="of:=IF(MOD([.A617]-1;50)=0;1;0)" office:value-type="float" office:value="0">
            <text:p>0</text:p>
          </table:table-cell>
          <table:table-cell table:formula="of:=IF(MOD([.A6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16">
            <text:p>616</text:p>
          </table:table-cell>
          <table:table-cell table:formula="of:=IF([.G618]=1;5000;IF([.H618]=1;[.B617]-[.$J$2];[.B617]))" office:value-type="float" office:value="4840">
            <text:p>4840</text:p>
          </table:table-cell>
          <table:table-cell table:formula="of:=[.D618]/[.B618]" office:value-type="percentage" office:value="0.2259436291848">
            <text:p>22,59%</text:p>
          </table:table-cell>
          <table:table-cell table:formula="of:=IF([.H618]=1;[.D617]-([.$J$2]*[.C617]);[.D617])" office:value-type="float" office:value="1093.56716525443">
            <text:p>1093,5671652544</text:p>
          </table:table-cell>
          <table:table-cell table:formula="of:=IF([.G618]=1;5000-[.D617];IF([.H618]=1;[.E617]-([.$J$2]*(1-[.C617]));[.E617]))" office:value-type="float" office:value="3746.43283474557">
            <text:p>3746,4328347456</text:p>
          </table:table-cell>
          <table:table-cell/>
          <table:table-cell table:formula="of:=IF(MOD([.A618]-1;50)=0;1;0)" office:value-type="float" office:value="0">
            <text:p>0</text:p>
          </table:table-cell>
          <table:table-cell table:formula="of:=IF(MOD([.A6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17">
            <text:p>617</text:p>
          </table:table-cell>
          <table:table-cell table:formula="of:=IF([.G619]=1;5000;IF([.H619]=1;[.B618]-[.$J$2];[.B618]))" office:value-type="float" office:value="4840">
            <text:p>4840</text:p>
          </table:table-cell>
          <table:table-cell table:formula="of:=[.D619]/[.B619]" office:value-type="percentage" office:value="0.2259436291848">
            <text:p>22,59%</text:p>
          </table:table-cell>
          <table:table-cell table:formula="of:=IF([.H619]=1;[.D618]-([.$J$2]*[.C618]);[.D618])" office:value-type="float" office:value="1093.56716525443">
            <text:p>1093,5671652544</text:p>
          </table:table-cell>
          <table:table-cell table:formula="of:=IF([.G619]=1;5000-[.D618];IF([.H619]=1;[.E618]-([.$J$2]*(1-[.C618]));[.E618]))" office:value-type="float" office:value="3746.43283474557">
            <text:p>3746,4328347456</text:p>
          </table:table-cell>
          <table:table-cell/>
          <table:table-cell table:formula="of:=IF(MOD([.A619]-1;50)=0;1;0)" office:value-type="float" office:value="0">
            <text:p>0</text:p>
          </table:table-cell>
          <table:table-cell table:formula="of:=IF(MOD([.A6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18">
            <text:p>618</text:p>
          </table:table-cell>
          <table:table-cell table:formula="of:=IF([.G620]=1;5000;IF([.H620]=1;[.B619]-[.$J$2];[.B619]))" office:value-type="float" office:value="4820">
            <text:p>4820</text:p>
          </table:table-cell>
          <table:table-cell table:formula="of:=[.D620]/[.B620]" office:value-type="percentage" office:value="0.2259436291848">
            <text:p>22,59%</text:p>
          </table:table-cell>
          <table:table-cell table:formula="of:=IF([.H620]=1;[.D619]-([.$J$2]*[.C619]);[.D619])" office:value-type="float" office:value="1089.04829267074">
            <text:p>1089,0482926707</text:p>
          </table:table-cell>
          <table:table-cell table:formula="of:=IF([.G620]=1;5000-[.D619];IF([.H620]=1;[.E619]-([.$J$2]*(1-[.C619]));[.E619]))" office:value-type="float" office:value="3730.95170732926">
            <text:p>3730,9517073293</text:p>
          </table:table-cell>
          <table:table-cell/>
          <table:table-cell table:formula="of:=IF(MOD([.A620]-1;50)=0;1;0)" office:value-type="float" office:value="0">
            <text:p>0</text:p>
          </table:table-cell>
          <table:table-cell table:formula="of:=IF(MOD([.A6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19">
            <text:p>619</text:p>
          </table:table-cell>
          <table:table-cell table:formula="of:=IF([.G621]=1;5000;IF([.H621]=1;[.B620]-[.$J$2];[.B620]))" office:value-type="float" office:value="4820">
            <text:p>4820</text:p>
          </table:table-cell>
          <table:table-cell table:formula="of:=[.D621]/[.B621]" office:value-type="percentage" office:value="0.2259436291848">
            <text:p>22,59%</text:p>
          </table:table-cell>
          <table:table-cell table:formula="of:=IF([.H621]=1;[.D620]-([.$J$2]*[.C620]);[.D620])" office:value-type="float" office:value="1089.04829267074">
            <text:p>1089,0482926707</text:p>
          </table:table-cell>
          <table:table-cell table:formula="of:=IF([.G621]=1;5000-[.D620];IF([.H621]=1;[.E620]-([.$J$2]*(1-[.C620]));[.E620]))" office:value-type="float" office:value="3730.95170732926">
            <text:p>3730,9517073293</text:p>
          </table:table-cell>
          <table:table-cell/>
          <table:table-cell table:formula="of:=IF(MOD([.A621]-1;50)=0;1;0)" office:value-type="float" office:value="0">
            <text:p>0</text:p>
          </table:table-cell>
          <table:table-cell table:formula="of:=IF(MOD([.A6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20">
            <text:p>620</text:p>
          </table:table-cell>
          <table:table-cell table:formula="of:=IF([.G622]=1;5000;IF([.H622]=1;[.B621]-[.$J$2];[.B621]))" office:value-type="float" office:value="4800">
            <text:p>4800</text:p>
          </table:table-cell>
          <table:table-cell table:formula="of:=[.D622]/[.B622]" office:value-type="percentage" office:value="0.2259436291848">
            <text:p>22,59%</text:p>
          </table:table-cell>
          <table:table-cell table:formula="of:=IF([.H622]=1;[.D621]-([.$J$2]*[.C621]);[.D621])" office:value-type="float" office:value="1084.52942008704">
            <text:p>1084,529420087</text:p>
          </table:table-cell>
          <table:table-cell table:formula="of:=IF([.G622]=1;5000-[.D621];IF([.H622]=1;[.E621]-([.$J$2]*(1-[.C621]));[.E621]))" office:value-type="float" office:value="3715.47057991296">
            <text:p>3715,470579913</text:p>
          </table:table-cell>
          <table:table-cell/>
          <table:table-cell table:formula="of:=IF(MOD([.A622]-1;50)=0;1;0)" office:value-type="float" office:value="0">
            <text:p>0</text:p>
          </table:table-cell>
          <table:table-cell table:formula="of:=IF(MOD([.A6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21">
            <text:p>621</text:p>
          </table:table-cell>
          <table:table-cell table:formula="of:=IF([.G623]=1;5000;IF([.H623]=1;[.B622]-[.$J$2];[.B622]))" office:value-type="float" office:value="4800">
            <text:p>4800</text:p>
          </table:table-cell>
          <table:table-cell table:formula="of:=[.D623]/[.B623]" office:value-type="percentage" office:value="0.2259436291848">
            <text:p>22,59%</text:p>
          </table:table-cell>
          <table:table-cell table:formula="of:=IF([.H623]=1;[.D622]-([.$J$2]*[.C622]);[.D622])" office:value-type="float" office:value="1084.52942008704">
            <text:p>1084,529420087</text:p>
          </table:table-cell>
          <table:table-cell table:formula="of:=IF([.G623]=1;5000-[.D622];IF([.H623]=1;[.E622]-([.$J$2]*(1-[.C622]));[.E622]))" office:value-type="float" office:value="3715.47057991296">
            <text:p>3715,470579913</text:p>
          </table:table-cell>
          <table:table-cell/>
          <table:table-cell table:formula="of:=IF(MOD([.A623]-1;50)=0;1;0)" office:value-type="float" office:value="0">
            <text:p>0</text:p>
          </table:table-cell>
          <table:table-cell table:formula="of:=IF(MOD([.A6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22">
            <text:p>622</text:p>
          </table:table-cell>
          <table:table-cell table:formula="of:=IF([.G624]=1;5000;IF([.H624]=1;[.B623]-[.$J$2];[.B623]))" office:value-type="float" office:value="4780">
            <text:p>4780</text:p>
          </table:table-cell>
          <table:table-cell table:formula="of:=[.D624]/[.B624]" office:value-type="percentage" office:value="0.2259436291848">
            <text:p>22,59%</text:p>
          </table:table-cell>
          <table:table-cell table:formula="of:=IF([.H624]=1;[.D623]-([.$J$2]*[.C623]);[.D623])" office:value-type="float" office:value="1080.01054750334">
            <text:p>1080,0105475034</text:p>
          </table:table-cell>
          <table:table-cell table:formula="of:=IF([.G624]=1;5000-[.D623];IF([.H624]=1;[.E623]-([.$J$2]*(1-[.C623]));[.E623]))" office:value-type="float" office:value="3699.98945249666">
            <text:p>3699,9894524967</text:p>
          </table:table-cell>
          <table:table-cell/>
          <table:table-cell table:formula="of:=IF(MOD([.A624]-1;50)=0;1;0)" office:value-type="float" office:value="0">
            <text:p>0</text:p>
          </table:table-cell>
          <table:table-cell table:formula="of:=IF(MOD([.A6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23">
            <text:p>623</text:p>
          </table:table-cell>
          <table:table-cell table:formula="of:=IF([.G625]=1;5000;IF([.H625]=1;[.B624]-[.$J$2];[.B624]))" office:value-type="float" office:value="4780">
            <text:p>4780</text:p>
          </table:table-cell>
          <table:table-cell table:formula="of:=[.D625]/[.B625]" office:value-type="percentage" office:value="0.2259436291848">
            <text:p>22,59%</text:p>
          </table:table-cell>
          <table:table-cell table:formula="of:=IF([.H625]=1;[.D624]-([.$J$2]*[.C624]);[.D624])" office:value-type="float" office:value="1080.01054750334">
            <text:p>1080,0105475034</text:p>
          </table:table-cell>
          <table:table-cell table:formula="of:=IF([.G625]=1;5000-[.D624];IF([.H625]=1;[.E624]-([.$J$2]*(1-[.C624]));[.E624]))" office:value-type="float" office:value="3699.98945249666">
            <text:p>3699,9894524967</text:p>
          </table:table-cell>
          <table:table-cell/>
          <table:table-cell table:formula="of:=IF(MOD([.A625]-1;50)=0;1;0)" office:value-type="float" office:value="0">
            <text:p>0</text:p>
          </table:table-cell>
          <table:table-cell table:formula="of:=IF(MOD([.A6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24">
            <text:p>624</text:p>
          </table:table-cell>
          <table:table-cell table:formula="of:=IF([.G626]=1;5000;IF([.H626]=1;[.B625]-[.$J$2];[.B625]))" office:value-type="float" office:value="4760">
            <text:p>4760</text:p>
          </table:table-cell>
          <table:table-cell table:formula="of:=[.D626]/[.B626]" office:value-type="percentage" office:value="0.2259436291848">
            <text:p>22,59%</text:p>
          </table:table-cell>
          <table:table-cell table:formula="of:=IF([.H626]=1;[.D625]-([.$J$2]*[.C625]);[.D625])" office:value-type="float" office:value="1075.49167491965">
            <text:p>1075,4916749197</text:p>
          </table:table-cell>
          <table:table-cell table:formula="of:=IF([.G626]=1;5000-[.D625];IF([.H626]=1;[.E625]-([.$J$2]*(1-[.C625]));[.E625]))" office:value-type="float" office:value="3684.50832508035">
            <text:p>3684,5083250804</text:p>
          </table:table-cell>
          <table:table-cell/>
          <table:table-cell table:formula="of:=IF(MOD([.A626]-1;50)=0;1;0)" office:value-type="float" office:value="0">
            <text:p>0</text:p>
          </table:table-cell>
          <table:table-cell table:formula="of:=IF(MOD([.A6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25">
            <text:p>625</text:p>
          </table:table-cell>
          <table:table-cell table:formula="of:=IF([.G627]=1;5000;IF([.H627]=1;[.B626]-[.$J$2];[.B626]))" office:value-type="float" office:value="4760">
            <text:p>4760</text:p>
          </table:table-cell>
          <table:table-cell table:formula="of:=[.D627]/[.B627]" office:value-type="percentage" office:value="0.2259436291848">
            <text:p>22,59%</text:p>
          </table:table-cell>
          <table:table-cell table:formula="of:=IF([.H627]=1;[.D626]-([.$J$2]*[.C626]);[.D626])" office:value-type="float" office:value="1075.49167491965">
            <text:p>1075,4916749197</text:p>
          </table:table-cell>
          <table:table-cell table:formula="of:=IF([.G627]=1;5000-[.D626];IF([.H627]=1;[.E626]-([.$J$2]*(1-[.C626]));[.E626]))" office:value-type="float" office:value="3684.50832508035">
            <text:p>3684,5083250804</text:p>
          </table:table-cell>
          <table:table-cell/>
          <table:table-cell table:formula="of:=IF(MOD([.A627]-1;50)=0;1;0)" office:value-type="float" office:value="0">
            <text:p>0</text:p>
          </table:table-cell>
          <table:table-cell table:formula="of:=IF(MOD([.A6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26">
            <text:p>626</text:p>
          </table:table-cell>
          <table:table-cell table:formula="of:=IF([.G628]=1;5000;IF([.H628]=1;[.B627]-[.$J$2];[.B627]))" office:value-type="float" office:value="4740">
            <text:p>4740</text:p>
          </table:table-cell>
          <table:table-cell table:formula="of:=[.D628]/[.B628]" office:value-type="percentage" office:value="0.2259436291848">
            <text:p>22,59%</text:p>
          </table:table-cell>
          <table:table-cell table:formula="of:=IF([.H628]=1;[.D627]-([.$J$2]*[.C627]);[.D627])" office:value-type="float" office:value="1070.97280233595">
            <text:p>1070,972802336</text:p>
          </table:table-cell>
          <table:table-cell table:formula="of:=IF([.G628]=1;5000-[.D627];IF([.H628]=1;[.E627]-([.$J$2]*(1-[.C627]));[.E627]))" office:value-type="float" office:value="3669.02719766405">
            <text:p>3669,0271976641</text:p>
          </table:table-cell>
          <table:table-cell/>
          <table:table-cell table:formula="of:=IF(MOD([.A628]-1;50)=0;1;0)" office:value-type="float" office:value="0">
            <text:p>0</text:p>
          </table:table-cell>
          <table:table-cell table:formula="of:=IF(MOD([.A6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27">
            <text:p>627</text:p>
          </table:table-cell>
          <table:table-cell table:formula="of:=IF([.G629]=1;5000;IF([.H629]=1;[.B628]-[.$J$2];[.B628]))" office:value-type="float" office:value="4740">
            <text:p>4740</text:p>
          </table:table-cell>
          <table:table-cell table:formula="of:=[.D629]/[.B629]" office:value-type="percentage" office:value="0.2259436291848">
            <text:p>22,59%</text:p>
          </table:table-cell>
          <table:table-cell table:formula="of:=IF([.H629]=1;[.D628]-([.$J$2]*[.C628]);[.D628])" office:value-type="float" office:value="1070.97280233595">
            <text:p>1070,972802336</text:p>
          </table:table-cell>
          <table:table-cell table:formula="of:=IF([.G629]=1;5000-[.D628];IF([.H629]=1;[.E628]-([.$J$2]*(1-[.C628]));[.E628]))" office:value-type="float" office:value="3669.02719766405">
            <text:p>3669,0271976641</text:p>
          </table:table-cell>
          <table:table-cell/>
          <table:table-cell table:formula="of:=IF(MOD([.A629]-1;50)=0;1;0)" office:value-type="float" office:value="0">
            <text:p>0</text:p>
          </table:table-cell>
          <table:table-cell table:formula="of:=IF(MOD([.A6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28">
            <text:p>628</text:p>
          </table:table-cell>
          <table:table-cell table:formula="of:=IF([.G630]=1;5000;IF([.H630]=1;[.B629]-[.$J$2];[.B629]))" office:value-type="float" office:value="4720">
            <text:p>4720</text:p>
          </table:table-cell>
          <table:table-cell table:formula="of:=[.D630]/[.B630]" office:value-type="percentage" office:value="0.2259436291848">
            <text:p>22,59%</text:p>
          </table:table-cell>
          <table:table-cell table:formula="of:=IF([.H630]=1;[.D629]-([.$J$2]*[.C629]);[.D629])" office:value-type="float" office:value="1066.45392975225">
            <text:p>1066,4539297523</text:p>
          </table:table-cell>
          <table:table-cell table:formula="of:=IF([.G630]=1;5000-[.D629];IF([.H630]=1;[.E629]-([.$J$2]*(1-[.C629]));[.E629]))" office:value-type="float" office:value="3653.54607024775">
            <text:p>3653,5460702478</text:p>
          </table:table-cell>
          <table:table-cell/>
          <table:table-cell table:formula="of:=IF(MOD([.A630]-1;50)=0;1;0)" office:value-type="float" office:value="0">
            <text:p>0</text:p>
          </table:table-cell>
          <table:table-cell table:formula="of:=IF(MOD([.A6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29">
            <text:p>629</text:p>
          </table:table-cell>
          <table:table-cell table:formula="of:=IF([.G631]=1;5000;IF([.H631]=1;[.B630]-[.$J$2];[.B630]))" office:value-type="float" office:value="4720">
            <text:p>4720</text:p>
          </table:table-cell>
          <table:table-cell table:formula="of:=[.D631]/[.B631]" office:value-type="percentage" office:value="0.2259436291848">
            <text:p>22,59%</text:p>
          </table:table-cell>
          <table:table-cell table:formula="of:=IF([.H631]=1;[.D630]-([.$J$2]*[.C630]);[.D630])" office:value-type="float" office:value="1066.45392975225">
            <text:p>1066,4539297523</text:p>
          </table:table-cell>
          <table:table-cell table:formula="of:=IF([.G631]=1;5000-[.D630];IF([.H631]=1;[.E630]-([.$J$2]*(1-[.C630]));[.E630]))" office:value-type="float" office:value="3653.54607024775">
            <text:p>3653,5460702478</text:p>
          </table:table-cell>
          <table:table-cell/>
          <table:table-cell table:formula="of:=IF(MOD([.A631]-1;50)=0;1;0)" office:value-type="float" office:value="0">
            <text:p>0</text:p>
          </table:table-cell>
          <table:table-cell table:formula="of:=IF(MOD([.A6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30">
            <text:p>630</text:p>
          </table:table-cell>
          <table:table-cell table:formula="of:=IF([.G632]=1;5000;IF([.H632]=1;[.B631]-[.$J$2];[.B631]))" office:value-type="float" office:value="4700">
            <text:p>4700</text:p>
          </table:table-cell>
          <table:table-cell table:formula="of:=[.D632]/[.B632]" office:value-type="percentage" office:value="0.2259436291848">
            <text:p>22,59%</text:p>
          </table:table-cell>
          <table:table-cell table:formula="of:=IF([.H632]=1;[.D631]-([.$J$2]*[.C631]);[.D631])" office:value-type="float" office:value="1061.93505716856">
            <text:p>1061,9350571686</text:p>
          </table:table-cell>
          <table:table-cell table:formula="of:=IF([.G632]=1;5000-[.D631];IF([.H632]=1;[.E631]-([.$J$2]*(1-[.C631]));[.E631]))" office:value-type="float" office:value="3638.06494283144">
            <text:p>3638,0649428315</text:p>
          </table:table-cell>
          <table:table-cell/>
          <table:table-cell table:formula="of:=IF(MOD([.A632]-1;50)=0;1;0)" office:value-type="float" office:value="0">
            <text:p>0</text:p>
          </table:table-cell>
          <table:table-cell table:formula="of:=IF(MOD([.A6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31">
            <text:p>631</text:p>
          </table:table-cell>
          <table:table-cell table:formula="of:=IF([.G633]=1;5000;IF([.H633]=1;[.B632]-[.$J$2];[.B632]))" office:value-type="float" office:value="4700">
            <text:p>4700</text:p>
          </table:table-cell>
          <table:table-cell table:formula="of:=[.D633]/[.B633]" office:value-type="percentage" office:value="0.2259436291848">
            <text:p>22,59%</text:p>
          </table:table-cell>
          <table:table-cell table:formula="of:=IF([.H633]=1;[.D632]-([.$J$2]*[.C632]);[.D632])" office:value-type="float" office:value="1061.93505716856">
            <text:p>1061,9350571686</text:p>
          </table:table-cell>
          <table:table-cell table:formula="of:=IF([.G633]=1;5000-[.D632];IF([.H633]=1;[.E632]-([.$J$2]*(1-[.C632]));[.E632]))" office:value-type="float" office:value="3638.06494283144">
            <text:p>3638,0649428315</text:p>
          </table:table-cell>
          <table:table-cell/>
          <table:table-cell table:formula="of:=IF(MOD([.A633]-1;50)=0;1;0)" office:value-type="float" office:value="0">
            <text:p>0</text:p>
          </table:table-cell>
          <table:table-cell table:formula="of:=IF(MOD([.A6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32">
            <text:p>632</text:p>
          </table:table-cell>
          <table:table-cell table:formula="of:=IF([.G634]=1;5000;IF([.H634]=1;[.B633]-[.$J$2];[.B633]))" office:value-type="float" office:value="4680">
            <text:p>4680</text:p>
          </table:table-cell>
          <table:table-cell table:formula="of:=[.D634]/[.B634]" office:value-type="percentage" office:value="0.2259436291848">
            <text:p>22,59%</text:p>
          </table:table-cell>
          <table:table-cell table:formula="of:=IF([.H634]=1;[.D633]-([.$J$2]*[.C633]);[.D633])" office:value-type="float" office:value="1057.41618458486">
            <text:p>1057,4161845849</text:p>
          </table:table-cell>
          <table:table-cell table:formula="of:=IF([.G634]=1;5000-[.D633];IF([.H634]=1;[.E633]-([.$J$2]*(1-[.C633]));[.E633]))" office:value-type="float" office:value="3622.58381541514">
            <text:p>3622,5838154151</text:p>
          </table:table-cell>
          <table:table-cell/>
          <table:table-cell table:formula="of:=IF(MOD([.A634]-1;50)=0;1;0)" office:value-type="float" office:value="0">
            <text:p>0</text:p>
          </table:table-cell>
          <table:table-cell table:formula="of:=IF(MOD([.A6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33">
            <text:p>633</text:p>
          </table:table-cell>
          <table:table-cell table:formula="of:=IF([.G635]=1;5000;IF([.H635]=1;[.B634]-[.$J$2];[.B634]))" office:value-type="float" office:value="4680">
            <text:p>4680</text:p>
          </table:table-cell>
          <table:table-cell table:formula="of:=[.D635]/[.B635]" office:value-type="percentage" office:value="0.2259436291848">
            <text:p>22,59%</text:p>
          </table:table-cell>
          <table:table-cell table:formula="of:=IF([.H635]=1;[.D634]-([.$J$2]*[.C634]);[.D634])" office:value-type="float" office:value="1057.41618458486">
            <text:p>1057,4161845849</text:p>
          </table:table-cell>
          <table:table-cell table:formula="of:=IF([.G635]=1;5000-[.D634];IF([.H635]=1;[.E634]-([.$J$2]*(1-[.C634]));[.E634]))" office:value-type="float" office:value="3622.58381541514">
            <text:p>3622,5838154151</text:p>
          </table:table-cell>
          <table:table-cell/>
          <table:table-cell table:formula="of:=IF(MOD([.A635]-1;50)=0;1;0)" office:value-type="float" office:value="0">
            <text:p>0</text:p>
          </table:table-cell>
          <table:table-cell table:formula="of:=IF(MOD([.A6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34">
            <text:p>634</text:p>
          </table:table-cell>
          <table:table-cell table:formula="of:=IF([.G636]=1;5000;IF([.H636]=1;[.B635]-[.$J$2];[.B635]))" office:value-type="float" office:value="4660">
            <text:p>4660</text:p>
          </table:table-cell>
          <table:table-cell table:formula="of:=[.D636]/[.B636]" office:value-type="percentage" office:value="0.2259436291848">
            <text:p>22,59%</text:p>
          </table:table-cell>
          <table:table-cell table:formula="of:=IF([.H636]=1;[.D635]-([.$J$2]*[.C635]);[.D635])" office:value-type="float" office:value="1052.89731200117">
            <text:p>1052,8973120012</text:p>
          </table:table-cell>
          <table:table-cell table:formula="of:=IF([.G636]=1;5000-[.D635];IF([.H636]=1;[.E635]-([.$J$2]*(1-[.C635]));[.E635]))" office:value-type="float" office:value="3607.10268799883">
            <text:p>3607,1026879988</text:p>
          </table:table-cell>
          <table:table-cell/>
          <table:table-cell table:formula="of:=IF(MOD([.A636]-1;50)=0;1;0)" office:value-type="float" office:value="0">
            <text:p>0</text:p>
          </table:table-cell>
          <table:table-cell table:formula="of:=IF(MOD([.A6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35">
            <text:p>635</text:p>
          </table:table-cell>
          <table:table-cell table:formula="of:=IF([.G637]=1;5000;IF([.H637]=1;[.B636]-[.$J$2];[.B636]))" office:value-type="float" office:value="4660">
            <text:p>4660</text:p>
          </table:table-cell>
          <table:table-cell table:formula="of:=[.D637]/[.B637]" office:value-type="percentage" office:value="0.2259436291848">
            <text:p>22,59%</text:p>
          </table:table-cell>
          <table:table-cell table:formula="of:=IF([.H637]=1;[.D636]-([.$J$2]*[.C636]);[.D636])" office:value-type="float" office:value="1052.89731200117">
            <text:p>1052,8973120012</text:p>
          </table:table-cell>
          <table:table-cell table:formula="of:=IF([.G637]=1;5000-[.D636];IF([.H637]=1;[.E636]-([.$J$2]*(1-[.C636]));[.E636]))" office:value-type="float" office:value="3607.10268799883">
            <text:p>3607,1026879988</text:p>
          </table:table-cell>
          <table:table-cell/>
          <table:table-cell table:formula="of:=IF(MOD([.A637]-1;50)=0;1;0)" office:value-type="float" office:value="0">
            <text:p>0</text:p>
          </table:table-cell>
          <table:table-cell table:formula="of:=IF(MOD([.A6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36">
            <text:p>636</text:p>
          </table:table-cell>
          <table:table-cell table:formula="of:=IF([.G638]=1;5000;IF([.H638]=1;[.B637]-[.$J$2];[.B637]))" office:value-type="float" office:value="4640">
            <text:p>4640</text:p>
          </table:table-cell>
          <table:table-cell table:formula="of:=[.D638]/[.B638]" office:value-type="percentage" office:value="0.2259436291848">
            <text:p>22,59%</text:p>
          </table:table-cell>
          <table:table-cell table:formula="of:=IF([.H638]=1;[.D637]-([.$J$2]*[.C637]);[.D637])" office:value-type="float" office:value="1048.37843941747">
            <text:p>1048,3784394175</text:p>
          </table:table-cell>
          <table:table-cell table:formula="of:=IF([.G638]=1;5000-[.D637];IF([.H638]=1;[.E637]-([.$J$2]*(1-[.C637]));[.E637]))" office:value-type="float" office:value="3591.62156058253">
            <text:p>3591,6215605825</text:p>
          </table:table-cell>
          <table:table-cell/>
          <table:table-cell table:formula="of:=IF(MOD([.A638]-1;50)=0;1;0)" office:value-type="float" office:value="0">
            <text:p>0</text:p>
          </table:table-cell>
          <table:table-cell table:formula="of:=IF(MOD([.A6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37">
            <text:p>637</text:p>
          </table:table-cell>
          <table:table-cell table:formula="of:=IF([.G639]=1;5000;IF([.H639]=1;[.B638]-[.$J$2];[.B638]))" office:value-type="float" office:value="4640">
            <text:p>4640</text:p>
          </table:table-cell>
          <table:table-cell table:formula="of:=[.D639]/[.B639]" office:value-type="percentage" office:value="0.2259436291848">
            <text:p>22,59%</text:p>
          </table:table-cell>
          <table:table-cell table:formula="of:=IF([.H639]=1;[.D638]-([.$J$2]*[.C638]);[.D638])" office:value-type="float" office:value="1048.37843941747">
            <text:p>1048,3784394175</text:p>
          </table:table-cell>
          <table:table-cell table:formula="of:=IF([.G639]=1;5000-[.D638];IF([.H639]=1;[.E638]-([.$J$2]*(1-[.C638]));[.E638]))" office:value-type="float" office:value="3591.62156058253">
            <text:p>3591,6215605825</text:p>
          </table:table-cell>
          <table:table-cell/>
          <table:table-cell table:formula="of:=IF(MOD([.A639]-1;50)=0;1;0)" office:value-type="float" office:value="0">
            <text:p>0</text:p>
          </table:table-cell>
          <table:table-cell table:formula="of:=IF(MOD([.A6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38">
            <text:p>638</text:p>
          </table:table-cell>
          <table:table-cell table:formula="of:=IF([.G640]=1;5000;IF([.H640]=1;[.B639]-[.$J$2];[.B639]))" office:value-type="float" office:value="4620">
            <text:p>4620</text:p>
          </table:table-cell>
          <table:table-cell table:formula="of:=[.D640]/[.B640]" office:value-type="percentage" office:value="0.2259436291848">
            <text:p>22,59%</text:p>
          </table:table-cell>
          <table:table-cell table:formula="of:=IF([.H640]=1;[.D639]-([.$J$2]*[.C639]);[.D639])" office:value-type="float" office:value="1043.85956683377">
            <text:p>1043,8595668338</text:p>
          </table:table-cell>
          <table:table-cell table:formula="of:=IF([.G640]=1;5000-[.D639];IF([.H640]=1;[.E639]-([.$J$2]*(1-[.C639]));[.E639]))" office:value-type="float" office:value="3576.14043316623">
            <text:p>3576,1404331662</text:p>
          </table:table-cell>
          <table:table-cell/>
          <table:table-cell table:formula="of:=IF(MOD([.A640]-1;50)=0;1;0)" office:value-type="float" office:value="0">
            <text:p>0</text:p>
          </table:table-cell>
          <table:table-cell table:formula="of:=IF(MOD([.A6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39">
            <text:p>639</text:p>
          </table:table-cell>
          <table:table-cell table:formula="of:=IF([.G641]=1;5000;IF([.H641]=1;[.B640]-[.$J$2];[.B640]))" office:value-type="float" office:value="4620">
            <text:p>4620</text:p>
          </table:table-cell>
          <table:table-cell table:formula="of:=[.D641]/[.B641]" office:value-type="percentage" office:value="0.2259436291848">
            <text:p>22,59%</text:p>
          </table:table-cell>
          <table:table-cell table:formula="of:=IF([.H641]=1;[.D640]-([.$J$2]*[.C640]);[.D640])" office:value-type="float" office:value="1043.85956683377">
            <text:p>1043,8595668338</text:p>
          </table:table-cell>
          <table:table-cell table:formula="of:=IF([.G641]=1;5000-[.D640];IF([.H641]=1;[.E640]-([.$J$2]*(1-[.C640]));[.E640]))" office:value-type="float" office:value="3576.14043316623">
            <text:p>3576,1404331662</text:p>
          </table:table-cell>
          <table:table-cell/>
          <table:table-cell table:formula="of:=IF(MOD([.A641]-1;50)=0;1;0)" office:value-type="float" office:value="0">
            <text:p>0</text:p>
          </table:table-cell>
          <table:table-cell table:formula="of:=IF(MOD([.A6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40">
            <text:p>640</text:p>
          </table:table-cell>
          <table:table-cell table:formula="of:=IF([.G642]=1;5000;IF([.H642]=1;[.B641]-[.$J$2];[.B641]))" office:value-type="float" office:value="4600">
            <text:p>4600</text:p>
          </table:table-cell>
          <table:table-cell table:formula="of:=[.D642]/[.B642]" office:value-type="percentage" office:value="0.2259436291848">
            <text:p>22,59%</text:p>
          </table:table-cell>
          <table:table-cell table:formula="of:=IF([.H642]=1;[.D641]-([.$J$2]*[.C641]);[.D641])" office:value-type="float" office:value="1039.34069425008">
            <text:p>1039,3406942501</text:p>
          </table:table-cell>
          <table:table-cell table:formula="of:=IF([.G642]=1;5000-[.D641];IF([.H642]=1;[.E641]-([.$J$2]*(1-[.C641]));[.E641]))" office:value-type="float" office:value="3560.65930574992">
            <text:p>3560,6593057499</text:p>
          </table:table-cell>
          <table:table-cell/>
          <table:table-cell table:formula="of:=IF(MOD([.A642]-1;50)=0;1;0)" office:value-type="float" office:value="0">
            <text:p>0</text:p>
          </table:table-cell>
          <table:table-cell table:formula="of:=IF(MOD([.A6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41">
            <text:p>641</text:p>
          </table:table-cell>
          <table:table-cell table:formula="of:=IF([.G643]=1;5000;IF([.H643]=1;[.B642]-[.$J$2];[.B642]))" office:value-type="float" office:value="4600">
            <text:p>4600</text:p>
          </table:table-cell>
          <table:table-cell table:formula="of:=[.D643]/[.B643]" office:value-type="percentage" office:value="0.2259436291848">
            <text:p>22,59%</text:p>
          </table:table-cell>
          <table:table-cell table:formula="of:=IF([.H643]=1;[.D642]-([.$J$2]*[.C642]);[.D642])" office:value-type="float" office:value="1039.34069425008">
            <text:p>1039,3406942501</text:p>
          </table:table-cell>
          <table:table-cell table:formula="of:=IF([.G643]=1;5000-[.D642];IF([.H643]=1;[.E642]-([.$J$2]*(1-[.C642]));[.E642]))" office:value-type="float" office:value="3560.65930574992">
            <text:p>3560,6593057499</text:p>
          </table:table-cell>
          <table:table-cell/>
          <table:table-cell table:formula="of:=IF(MOD([.A643]-1;50)=0;1;0)" office:value-type="float" office:value="0">
            <text:p>0</text:p>
          </table:table-cell>
          <table:table-cell table:formula="of:=IF(MOD([.A6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42">
            <text:p>642</text:p>
          </table:table-cell>
          <table:table-cell table:formula="of:=IF([.G644]=1;5000;IF([.H644]=1;[.B643]-[.$J$2];[.B643]))" office:value-type="float" office:value="4580">
            <text:p>4580</text:p>
          </table:table-cell>
          <table:table-cell table:formula="of:=[.D644]/[.B644]" office:value-type="percentage" office:value="0.2259436291848">
            <text:p>22,59%</text:p>
          </table:table-cell>
          <table:table-cell table:formula="of:=IF([.H644]=1;[.D643]-([.$J$2]*[.C643]);[.D643])" office:value-type="float" office:value="1034.82182166638">
            <text:p>1034,8218216664</text:p>
          </table:table-cell>
          <table:table-cell table:formula="of:=IF([.G644]=1;5000-[.D643];IF([.H644]=1;[.E643]-([.$J$2]*(1-[.C643]));[.E643]))" office:value-type="float" office:value="3545.17817833362">
            <text:p>3545,1781783336</text:p>
          </table:table-cell>
          <table:table-cell/>
          <table:table-cell table:formula="of:=IF(MOD([.A644]-1;50)=0;1;0)" office:value-type="float" office:value="0">
            <text:p>0</text:p>
          </table:table-cell>
          <table:table-cell table:formula="of:=IF(MOD([.A6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43">
            <text:p>643</text:p>
          </table:table-cell>
          <table:table-cell table:formula="of:=IF([.G645]=1;5000;IF([.H645]=1;[.B644]-[.$J$2];[.B644]))" office:value-type="float" office:value="4580">
            <text:p>4580</text:p>
          </table:table-cell>
          <table:table-cell table:formula="of:=[.D645]/[.B645]" office:value-type="percentage" office:value="0.2259436291848">
            <text:p>22,59%</text:p>
          </table:table-cell>
          <table:table-cell table:formula="of:=IF([.H645]=1;[.D644]-([.$J$2]*[.C644]);[.D644])" office:value-type="float" office:value="1034.82182166638">
            <text:p>1034,8218216664</text:p>
          </table:table-cell>
          <table:table-cell table:formula="of:=IF([.G645]=1;5000-[.D644];IF([.H645]=1;[.E644]-([.$J$2]*(1-[.C644]));[.E644]))" office:value-type="float" office:value="3545.17817833362">
            <text:p>3545,1781783336</text:p>
          </table:table-cell>
          <table:table-cell/>
          <table:table-cell table:formula="of:=IF(MOD([.A645]-1;50)=0;1;0)" office:value-type="float" office:value="0">
            <text:p>0</text:p>
          </table:table-cell>
          <table:table-cell table:formula="of:=IF(MOD([.A6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44">
            <text:p>644</text:p>
          </table:table-cell>
          <table:table-cell table:formula="of:=IF([.G646]=1;5000;IF([.H646]=1;[.B645]-[.$J$2];[.B645]))" office:value-type="float" office:value="4560">
            <text:p>4560</text:p>
          </table:table-cell>
          <table:table-cell table:formula="of:=[.D646]/[.B646]" office:value-type="percentage" office:value="0.2259436291848">
            <text:p>22,59%</text:p>
          </table:table-cell>
          <table:table-cell table:formula="of:=IF([.H646]=1;[.D645]-([.$J$2]*[.C645]);[.D645])" office:value-type="float" office:value="1030.30294908269">
            <text:p>1030,3029490827</text:p>
          </table:table-cell>
          <table:table-cell table:formula="of:=IF([.G646]=1;5000-[.D645];IF([.H646]=1;[.E645]-([.$J$2]*(1-[.C645]));[.E645]))" office:value-type="float" office:value="3529.69705091731">
            <text:p>3529,6970509173</text:p>
          </table:table-cell>
          <table:table-cell/>
          <table:table-cell table:formula="of:=IF(MOD([.A646]-1;50)=0;1;0)" office:value-type="float" office:value="0">
            <text:p>0</text:p>
          </table:table-cell>
          <table:table-cell table:formula="of:=IF(MOD([.A6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45">
            <text:p>645</text:p>
          </table:table-cell>
          <table:table-cell table:formula="of:=IF([.G647]=1;5000;IF([.H647]=1;[.B646]-[.$J$2];[.B646]))" office:value-type="float" office:value="4560">
            <text:p>4560</text:p>
          </table:table-cell>
          <table:table-cell table:formula="of:=[.D647]/[.B647]" office:value-type="percentage" office:value="0.2259436291848">
            <text:p>22,59%</text:p>
          </table:table-cell>
          <table:table-cell table:formula="of:=IF([.H647]=1;[.D646]-([.$J$2]*[.C646]);[.D646])" office:value-type="float" office:value="1030.30294908269">
            <text:p>1030,3029490827</text:p>
          </table:table-cell>
          <table:table-cell table:formula="of:=IF([.G647]=1;5000-[.D646];IF([.H647]=1;[.E646]-([.$J$2]*(1-[.C646]));[.E646]))" office:value-type="float" office:value="3529.69705091731">
            <text:p>3529,6970509173</text:p>
          </table:table-cell>
          <table:table-cell/>
          <table:table-cell table:formula="of:=IF(MOD([.A647]-1;50)=0;1;0)" office:value-type="float" office:value="0">
            <text:p>0</text:p>
          </table:table-cell>
          <table:table-cell table:formula="of:=IF(MOD([.A6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46">
            <text:p>646</text:p>
          </table:table-cell>
          <table:table-cell table:formula="of:=IF([.G648]=1;5000;IF([.H648]=1;[.B647]-[.$J$2];[.B647]))" office:value-type="float" office:value="4540">
            <text:p>4540</text:p>
          </table:table-cell>
          <table:table-cell table:formula="of:=[.D648]/[.B648]" office:value-type="percentage" office:value="0.2259436291848">
            <text:p>22,59%</text:p>
          </table:table-cell>
          <table:table-cell table:formula="of:=IF([.H648]=1;[.D647]-([.$J$2]*[.C647]);[.D647])" office:value-type="float" office:value="1025.78407649899">
            <text:p>1025,784076499</text:p>
          </table:table-cell>
          <table:table-cell table:formula="of:=IF([.G648]=1;5000-[.D647];IF([.H648]=1;[.E647]-([.$J$2]*(1-[.C647]));[.E647]))" office:value-type="float" office:value="3514.21592350101">
            <text:p>3514,215923501</text:p>
          </table:table-cell>
          <table:table-cell/>
          <table:table-cell table:formula="of:=IF(MOD([.A648]-1;50)=0;1;0)" office:value-type="float" office:value="0">
            <text:p>0</text:p>
          </table:table-cell>
          <table:table-cell table:formula="of:=IF(MOD([.A6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47">
            <text:p>647</text:p>
          </table:table-cell>
          <table:table-cell table:formula="of:=IF([.G649]=1;5000;IF([.H649]=1;[.B648]-[.$J$2];[.B648]))" office:value-type="float" office:value="4540">
            <text:p>4540</text:p>
          </table:table-cell>
          <table:table-cell table:formula="of:=[.D649]/[.B649]" office:value-type="percentage" office:value="0.2259436291848">
            <text:p>22,59%</text:p>
          </table:table-cell>
          <table:table-cell table:formula="of:=IF([.H649]=1;[.D648]-([.$J$2]*[.C648]);[.D648])" office:value-type="float" office:value="1025.78407649899">
            <text:p>1025,784076499</text:p>
          </table:table-cell>
          <table:table-cell table:formula="of:=IF([.G649]=1;5000-[.D648];IF([.H649]=1;[.E648]-([.$J$2]*(1-[.C648]));[.E648]))" office:value-type="float" office:value="3514.21592350101">
            <text:p>3514,215923501</text:p>
          </table:table-cell>
          <table:table-cell/>
          <table:table-cell table:formula="of:=IF(MOD([.A649]-1;50)=0;1;0)" office:value-type="float" office:value="0">
            <text:p>0</text:p>
          </table:table-cell>
          <table:table-cell table:formula="of:=IF(MOD([.A6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48">
            <text:p>648</text:p>
          </table:table-cell>
          <table:table-cell table:formula="of:=IF([.G650]=1;5000;IF([.H650]=1;[.B649]-[.$J$2];[.B649]))" office:value-type="float" office:value="4520">
            <text:p>4520</text:p>
          </table:table-cell>
          <table:table-cell table:formula="of:=[.D650]/[.B650]" office:value-type="percentage" office:value="0.2259436291848">
            <text:p>22,59%</text:p>
          </table:table-cell>
          <table:table-cell table:formula="of:=IF([.H650]=1;[.D649]-([.$J$2]*[.C649]);[.D649])" office:value-type="float" office:value="1021.26520391529">
            <text:p>1021,2652039153</text:p>
          </table:table-cell>
          <table:table-cell table:formula="of:=IF([.G650]=1;5000-[.D649];IF([.H650]=1;[.E649]-([.$J$2]*(1-[.C649]));[.E649]))" office:value-type="float" office:value="3498.73479608471">
            <text:p>3498,7347960847</text:p>
          </table:table-cell>
          <table:table-cell/>
          <table:table-cell table:formula="of:=IF(MOD([.A650]-1;50)=0;1;0)" office:value-type="float" office:value="0">
            <text:p>0</text:p>
          </table:table-cell>
          <table:table-cell table:formula="of:=IF(MOD([.A6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49">
            <text:p>649</text:p>
          </table:table-cell>
          <table:table-cell table:formula="of:=IF([.G651]=1;5000;IF([.H651]=1;[.B650]-[.$J$2];[.B650]))" office:value-type="float" office:value="4520">
            <text:p>4520</text:p>
          </table:table-cell>
          <table:table-cell table:formula="of:=[.D651]/[.B651]" office:value-type="percentage" office:value="0.2259436291848">
            <text:p>22,59%</text:p>
          </table:table-cell>
          <table:table-cell table:formula="of:=IF([.H651]=1;[.D650]-([.$J$2]*[.C650]);[.D650])" office:value-type="float" office:value="1021.26520391529">
            <text:p>1021,2652039153</text:p>
          </table:table-cell>
          <table:table-cell table:formula="of:=IF([.G651]=1;5000-[.D650];IF([.H651]=1;[.E650]-([.$J$2]*(1-[.C650]));[.E650]))" office:value-type="float" office:value="3498.73479608471">
            <text:p>3498,7347960847</text:p>
          </table:table-cell>
          <table:table-cell/>
          <table:table-cell table:formula="of:=IF(MOD([.A651]-1;50)=0;1;0)" office:value-type="float" office:value="0">
            <text:p>0</text:p>
          </table:table-cell>
          <table:table-cell table:formula="of:=IF(MOD([.A6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50">
            <text:p>650</text:p>
          </table:table-cell>
          <table:table-cell table:formula="of:=IF([.G652]=1;5000;IF([.H652]=1;[.B651]-[.$J$2];[.B651]))" office:value-type="float" office:value="4500">
            <text:p>4500</text:p>
          </table:table-cell>
          <table:table-cell table:formula="of:=[.D652]/[.B652]" office:value-type="percentage" office:value="0.2259436291848">
            <text:p>22,59%</text:p>
          </table:table-cell>
          <table:table-cell table:formula="of:=IF([.H652]=1;[.D651]-([.$J$2]*[.C651]);[.D651])" office:value-type="float" office:value="1016.7463313316">
            <text:p>1016,7463313316</text:p>
          </table:table-cell>
          <table:table-cell table:formula="of:=IF([.G652]=1;5000-[.D651];IF([.H652]=1;[.E651]-([.$J$2]*(1-[.C651]));[.E651]))" office:value-type="float" office:value="3483.2536686684">
            <text:p>3483,2536686684</text:p>
          </table:table-cell>
          <table:table-cell/>
          <table:table-cell table:formula="of:=IF(MOD([.A652]-1;50)=0;1;0)" office:value-type="float" office:value="0">
            <text:p>0</text:p>
          </table:table-cell>
          <table:table-cell table:formula="of:=IF(MOD([.A6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51">
            <text:p>651</text:p>
          </table:table-cell>
          <table:table-cell table:formula="of:=IF([.G653]=1;5000;IF([.H653]=1;[.B652]-[.$J$2];[.B652]))" office:value-type="float" office:value="5000">
            <text:p>5000</text:p>
          </table:table-cell>
          <table:table-cell table:formula="of:=[.D653]/[.B653]" office:value-type="percentage" office:value="0.20334926626632">
            <text:p>20,33%</text:p>
          </table:table-cell>
          <table:table-cell table:formula="of:=IF([.H653]=1;[.D652]-([.$J$2]*[.C652]);[.D652])" office:value-type="float" office:value="1016.7463313316">
            <text:p>1016,7463313316</text:p>
          </table:table-cell>
          <table:table-cell table:formula="of:=IF([.G653]=1;5000-[.D652];IF([.H653]=1;[.E652]-([.$J$2]*(1-[.C652]));[.E652]))" office:value-type="float" office:value="3983.2536686684">
            <text:p>3983,2536686684</text:p>
          </table:table-cell>
          <table:table-cell/>
          <table:table-cell table:formula="of:=IF(MOD([.A653]-1;50)=0;1;0)" office:value-type="float" office:value="1">
            <text:p>1</text:p>
          </table:table-cell>
          <table:table-cell table:formula="of:=IF(MOD([.A6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52">
            <text:p>652</text:p>
          </table:table-cell>
          <table:table-cell table:formula="of:=IF([.G654]=1;5000;IF([.H654]=1;[.B653]-[.$J$2];[.B653]))" office:value-type="float" office:value="4980">
            <text:p>4980</text:p>
          </table:table-cell>
          <table:table-cell table:formula="of:=[.D654]/[.B654]" office:value-type="percentage" office:value="0.20334926626632">
            <text:p>20,33%</text:p>
          </table:table-cell>
          <table:table-cell table:formula="of:=IF([.H654]=1;[.D653]-([.$J$2]*[.C653]);[.D653])" office:value-type="float" office:value="1012.67934600627">
            <text:p>1012,6793460063</text:p>
          </table:table-cell>
          <table:table-cell table:formula="of:=IF([.G654]=1;5000-[.D653];IF([.H654]=1;[.E653]-([.$J$2]*(1-[.C653]));[.E653]))" office:value-type="float" office:value="3967.32065399373">
            <text:p>3967,3206539937</text:p>
          </table:table-cell>
          <table:table-cell/>
          <table:table-cell table:formula="of:=IF(MOD([.A654]-1;50)=0;1;0)" office:value-type="float" office:value="0">
            <text:p>0</text:p>
          </table:table-cell>
          <table:table-cell table:formula="of:=IF(MOD([.A6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53">
            <text:p>653</text:p>
          </table:table-cell>
          <table:table-cell table:formula="of:=IF([.G655]=1;5000;IF([.H655]=1;[.B654]-[.$J$2];[.B654]))" office:value-type="float" office:value="4980">
            <text:p>4980</text:p>
          </table:table-cell>
          <table:table-cell table:formula="of:=[.D655]/[.B655]" office:value-type="percentage" office:value="0.20334926626632">
            <text:p>20,33%</text:p>
          </table:table-cell>
          <table:table-cell table:formula="of:=IF([.H655]=1;[.D654]-([.$J$2]*[.C654]);[.D654])" office:value-type="float" office:value="1012.67934600627">
            <text:p>1012,6793460063</text:p>
          </table:table-cell>
          <table:table-cell table:formula="of:=IF([.G655]=1;5000-[.D654];IF([.H655]=1;[.E654]-([.$J$2]*(1-[.C654]));[.E654]))" office:value-type="float" office:value="3967.32065399373">
            <text:p>3967,3206539937</text:p>
          </table:table-cell>
          <table:table-cell/>
          <table:table-cell table:formula="of:=IF(MOD([.A655]-1;50)=0;1;0)" office:value-type="float" office:value="0">
            <text:p>0</text:p>
          </table:table-cell>
          <table:table-cell table:formula="of:=IF(MOD([.A6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54">
            <text:p>654</text:p>
          </table:table-cell>
          <table:table-cell table:formula="of:=IF([.G656]=1;5000;IF([.H656]=1;[.B655]-[.$J$2];[.B655]))" office:value-type="float" office:value="4960">
            <text:p>4960</text:p>
          </table:table-cell>
          <table:table-cell table:formula="of:=[.D656]/[.B656]" office:value-type="percentage" office:value="0.20334926626632">
            <text:p>20,33%</text:p>
          </table:table-cell>
          <table:table-cell table:formula="of:=IF([.H656]=1;[.D655]-([.$J$2]*[.C655]);[.D655])" office:value-type="float" office:value="1008.61236068095">
            <text:p>1008,612360681</text:p>
          </table:table-cell>
          <table:table-cell table:formula="of:=IF([.G656]=1;5000-[.D655];IF([.H656]=1;[.E655]-([.$J$2]*(1-[.C655]));[.E655]))" office:value-type="float" office:value="3951.38763931905">
            <text:p>3951,3876393191</text:p>
          </table:table-cell>
          <table:table-cell/>
          <table:table-cell table:formula="of:=IF(MOD([.A656]-1;50)=0;1;0)" office:value-type="float" office:value="0">
            <text:p>0</text:p>
          </table:table-cell>
          <table:table-cell table:formula="of:=IF(MOD([.A6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55">
            <text:p>655</text:p>
          </table:table-cell>
          <table:table-cell table:formula="of:=IF([.G657]=1;5000;IF([.H657]=1;[.B656]-[.$J$2];[.B656]))" office:value-type="float" office:value="4960">
            <text:p>4960</text:p>
          </table:table-cell>
          <table:table-cell table:formula="of:=[.D657]/[.B657]" office:value-type="percentage" office:value="0.20334926626632">
            <text:p>20,33%</text:p>
          </table:table-cell>
          <table:table-cell table:formula="of:=IF([.H657]=1;[.D656]-([.$J$2]*[.C656]);[.D656])" office:value-type="float" office:value="1008.61236068095">
            <text:p>1008,612360681</text:p>
          </table:table-cell>
          <table:table-cell table:formula="of:=IF([.G657]=1;5000-[.D656];IF([.H657]=1;[.E656]-([.$J$2]*(1-[.C656]));[.E656]))" office:value-type="float" office:value="3951.38763931905">
            <text:p>3951,3876393191</text:p>
          </table:table-cell>
          <table:table-cell/>
          <table:table-cell table:formula="of:=IF(MOD([.A657]-1;50)=0;1;0)" office:value-type="float" office:value="0">
            <text:p>0</text:p>
          </table:table-cell>
          <table:table-cell table:formula="of:=IF(MOD([.A6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56">
            <text:p>656</text:p>
          </table:table-cell>
          <table:table-cell table:formula="of:=IF([.G658]=1;5000;IF([.H658]=1;[.B657]-[.$J$2];[.B657]))" office:value-type="float" office:value="4940">
            <text:p>4940</text:p>
          </table:table-cell>
          <table:table-cell table:formula="of:=[.D658]/[.B658]" office:value-type="percentage" office:value="0.20334926626632">
            <text:p>20,33%</text:p>
          </table:table-cell>
          <table:table-cell table:formula="of:=IF([.H658]=1;[.D657]-([.$J$2]*[.C657]);[.D657])" office:value-type="float" office:value="1004.54537535562">
            <text:p>1004,5453753556</text:p>
          </table:table-cell>
          <table:table-cell table:formula="of:=IF([.G658]=1;5000-[.D657];IF([.H658]=1;[.E657]-([.$J$2]*(1-[.C657]));[.E657]))" office:value-type="float" office:value="3935.45462464438">
            <text:p>3935,4546246444</text:p>
          </table:table-cell>
          <table:table-cell/>
          <table:table-cell table:formula="of:=IF(MOD([.A658]-1;50)=0;1;0)" office:value-type="float" office:value="0">
            <text:p>0</text:p>
          </table:table-cell>
          <table:table-cell table:formula="of:=IF(MOD([.A6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57">
            <text:p>657</text:p>
          </table:table-cell>
          <table:table-cell table:formula="of:=IF([.G659]=1;5000;IF([.H659]=1;[.B658]-[.$J$2];[.B658]))" office:value-type="float" office:value="4940">
            <text:p>4940</text:p>
          </table:table-cell>
          <table:table-cell table:formula="of:=[.D659]/[.B659]" office:value-type="percentage" office:value="0.20334926626632">
            <text:p>20,33%</text:p>
          </table:table-cell>
          <table:table-cell table:formula="of:=IF([.H659]=1;[.D658]-([.$J$2]*[.C658]);[.D658])" office:value-type="float" office:value="1004.54537535562">
            <text:p>1004,5453753556</text:p>
          </table:table-cell>
          <table:table-cell table:formula="of:=IF([.G659]=1;5000-[.D658];IF([.H659]=1;[.E658]-([.$J$2]*(1-[.C658]));[.E658]))" office:value-type="float" office:value="3935.45462464438">
            <text:p>3935,4546246444</text:p>
          </table:table-cell>
          <table:table-cell/>
          <table:table-cell table:formula="of:=IF(MOD([.A659]-1;50)=0;1;0)" office:value-type="float" office:value="0">
            <text:p>0</text:p>
          </table:table-cell>
          <table:table-cell table:formula="of:=IF(MOD([.A6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58">
            <text:p>658</text:p>
          </table:table-cell>
          <table:table-cell table:formula="of:=IF([.G660]=1;5000;IF([.H660]=1;[.B659]-[.$J$2];[.B659]))" office:value-type="float" office:value="4920">
            <text:p>4920</text:p>
          </table:table-cell>
          <table:table-cell table:formula="of:=[.D660]/[.B660]" office:value-type="percentage" office:value="0.20334926626632">
            <text:p>20,33%</text:p>
          </table:table-cell>
          <table:table-cell table:formula="of:=IF([.H660]=1;[.D659]-([.$J$2]*[.C659]);[.D659])" office:value-type="float" office:value="1000.47839003029">
            <text:p>1000,4783900303</text:p>
          </table:table-cell>
          <table:table-cell table:formula="of:=IF([.G660]=1;5000-[.D659];IF([.H660]=1;[.E659]-([.$J$2]*(1-[.C659]));[.E659]))" office:value-type="float" office:value="3919.52160996971">
            <text:p>3919,5216099697</text:p>
          </table:table-cell>
          <table:table-cell/>
          <table:table-cell table:formula="of:=IF(MOD([.A660]-1;50)=0;1;0)" office:value-type="float" office:value="0">
            <text:p>0</text:p>
          </table:table-cell>
          <table:table-cell table:formula="of:=IF(MOD([.A6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59">
            <text:p>659</text:p>
          </table:table-cell>
          <table:table-cell table:formula="of:=IF([.G661]=1;5000;IF([.H661]=1;[.B660]-[.$J$2];[.B660]))" office:value-type="float" office:value="4920">
            <text:p>4920</text:p>
          </table:table-cell>
          <table:table-cell table:formula="of:=[.D661]/[.B661]" office:value-type="percentage" office:value="0.20334926626632">
            <text:p>20,33%</text:p>
          </table:table-cell>
          <table:table-cell table:formula="of:=IF([.H661]=1;[.D660]-([.$J$2]*[.C660]);[.D660])" office:value-type="float" office:value="1000.47839003029">
            <text:p>1000,4783900303</text:p>
          </table:table-cell>
          <table:table-cell table:formula="of:=IF([.G661]=1;5000-[.D660];IF([.H661]=1;[.E660]-([.$J$2]*(1-[.C660]));[.E660]))" office:value-type="float" office:value="3919.52160996971">
            <text:p>3919,5216099697</text:p>
          </table:table-cell>
          <table:table-cell/>
          <table:table-cell table:formula="of:=IF(MOD([.A661]-1;50)=0;1;0)" office:value-type="float" office:value="0">
            <text:p>0</text:p>
          </table:table-cell>
          <table:table-cell table:formula="of:=IF(MOD([.A6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60">
            <text:p>660</text:p>
          </table:table-cell>
          <table:table-cell table:formula="of:=IF([.G662]=1;5000;IF([.H662]=1;[.B661]-[.$J$2];[.B661]))" office:value-type="float" office:value="4900">
            <text:p>4900</text:p>
          </table:table-cell>
          <table:table-cell table:formula="of:=[.D662]/[.B662]" office:value-type="percentage" office:value="0.20334926626632">
            <text:p>20,33%</text:p>
          </table:table-cell>
          <table:table-cell table:formula="of:=IF([.H662]=1;[.D661]-([.$J$2]*[.C661]);[.D661])" office:value-type="float" office:value="996.411404704966">
            <text:p>996,411404705</text:p>
          </table:table-cell>
          <table:table-cell table:formula="of:=IF([.G662]=1;5000-[.D661];IF([.H662]=1;[.E661]-([.$J$2]*(1-[.C661]));[.E661]))" office:value-type="float" office:value="3903.58859529503">
            <text:p>3903,588595295</text:p>
          </table:table-cell>
          <table:table-cell/>
          <table:table-cell table:formula="of:=IF(MOD([.A662]-1;50)=0;1;0)" office:value-type="float" office:value="0">
            <text:p>0</text:p>
          </table:table-cell>
          <table:table-cell table:formula="of:=IF(MOD([.A6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61">
            <text:p>661</text:p>
          </table:table-cell>
          <table:table-cell table:formula="of:=IF([.G663]=1;5000;IF([.H663]=1;[.B662]-[.$J$2];[.B662]))" office:value-type="float" office:value="4900">
            <text:p>4900</text:p>
          </table:table-cell>
          <table:table-cell table:formula="of:=[.D663]/[.B663]" office:value-type="percentage" office:value="0.20334926626632">
            <text:p>20,33%</text:p>
          </table:table-cell>
          <table:table-cell table:formula="of:=IF([.H663]=1;[.D662]-([.$J$2]*[.C662]);[.D662])" office:value-type="float" office:value="996.411404704966">
            <text:p>996,411404705</text:p>
          </table:table-cell>
          <table:table-cell table:formula="of:=IF([.G663]=1;5000-[.D662];IF([.H663]=1;[.E662]-([.$J$2]*(1-[.C662]));[.E662]))" office:value-type="float" office:value="3903.58859529503">
            <text:p>3903,588595295</text:p>
          </table:table-cell>
          <table:table-cell/>
          <table:table-cell table:formula="of:=IF(MOD([.A663]-1;50)=0;1;0)" office:value-type="float" office:value="0">
            <text:p>0</text:p>
          </table:table-cell>
          <table:table-cell table:formula="of:=IF(MOD([.A6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62">
            <text:p>662</text:p>
          </table:table-cell>
          <table:table-cell table:formula="of:=IF([.G664]=1;5000;IF([.H664]=1;[.B663]-[.$J$2];[.B663]))" office:value-type="float" office:value="4880">
            <text:p>4880</text:p>
          </table:table-cell>
          <table:table-cell table:formula="of:=[.D664]/[.B664]" office:value-type="percentage" office:value="0.20334926626632">
            <text:p>20,33%</text:p>
          </table:table-cell>
          <table:table-cell table:formula="of:=IF([.H664]=1;[.D663]-([.$J$2]*[.C663]);[.D663])" office:value-type="float" office:value="992.34441937964">
            <text:p>992,3444193796</text:p>
          </table:table-cell>
          <table:table-cell table:formula="of:=IF([.G664]=1;5000-[.D663];IF([.H664]=1;[.E663]-([.$J$2]*(1-[.C663]));[.E663]))" office:value-type="float" office:value="3887.65558062036">
            <text:p>3887,6555806204</text:p>
          </table:table-cell>
          <table:table-cell/>
          <table:table-cell table:formula="of:=IF(MOD([.A664]-1;50)=0;1;0)" office:value-type="float" office:value="0">
            <text:p>0</text:p>
          </table:table-cell>
          <table:table-cell table:formula="of:=IF(MOD([.A6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63">
            <text:p>663</text:p>
          </table:table-cell>
          <table:table-cell table:formula="of:=IF([.G665]=1;5000;IF([.H665]=1;[.B664]-[.$J$2];[.B664]))" office:value-type="float" office:value="4880">
            <text:p>4880</text:p>
          </table:table-cell>
          <table:table-cell table:formula="of:=[.D665]/[.B665]" office:value-type="percentage" office:value="0.20334926626632">
            <text:p>20,33%</text:p>
          </table:table-cell>
          <table:table-cell table:formula="of:=IF([.H665]=1;[.D664]-([.$J$2]*[.C664]);[.D664])" office:value-type="float" office:value="992.34441937964">
            <text:p>992,3444193796</text:p>
          </table:table-cell>
          <table:table-cell table:formula="of:=IF([.G665]=1;5000-[.D664];IF([.H665]=1;[.E664]-([.$J$2]*(1-[.C664]));[.E664]))" office:value-type="float" office:value="3887.65558062036">
            <text:p>3887,6555806204</text:p>
          </table:table-cell>
          <table:table-cell/>
          <table:table-cell table:formula="of:=IF(MOD([.A665]-1;50)=0;1;0)" office:value-type="float" office:value="0">
            <text:p>0</text:p>
          </table:table-cell>
          <table:table-cell table:formula="of:=IF(MOD([.A6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64">
            <text:p>664</text:p>
          </table:table-cell>
          <table:table-cell table:formula="of:=IF([.G666]=1;5000;IF([.H666]=1;[.B665]-[.$J$2];[.B665]))" office:value-type="float" office:value="4860">
            <text:p>4860</text:p>
          </table:table-cell>
          <table:table-cell table:formula="of:=[.D666]/[.B666]" office:value-type="percentage" office:value="0.20334926626632">
            <text:p>20,33%</text:p>
          </table:table-cell>
          <table:table-cell table:formula="of:=IF([.H666]=1;[.D665]-([.$J$2]*[.C665]);[.D665])" office:value-type="float" office:value="988.277434054313">
            <text:p>988,2774340543</text:p>
          </table:table-cell>
          <table:table-cell table:formula="of:=IF([.G666]=1;5000-[.D665];IF([.H666]=1;[.E665]-([.$J$2]*(1-[.C665]));[.E665]))" office:value-type="float" office:value="3871.72256594569">
            <text:p>3871,7225659457</text:p>
          </table:table-cell>
          <table:table-cell/>
          <table:table-cell table:formula="of:=IF(MOD([.A666]-1;50)=0;1;0)" office:value-type="float" office:value="0">
            <text:p>0</text:p>
          </table:table-cell>
          <table:table-cell table:formula="of:=IF(MOD([.A6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65">
            <text:p>665</text:p>
          </table:table-cell>
          <table:table-cell table:formula="of:=IF([.G667]=1;5000;IF([.H667]=1;[.B666]-[.$J$2];[.B666]))" office:value-type="float" office:value="4860">
            <text:p>4860</text:p>
          </table:table-cell>
          <table:table-cell table:formula="of:=[.D667]/[.B667]" office:value-type="percentage" office:value="0.20334926626632">
            <text:p>20,33%</text:p>
          </table:table-cell>
          <table:table-cell table:formula="of:=IF([.H667]=1;[.D666]-([.$J$2]*[.C666]);[.D666])" office:value-type="float" office:value="988.277434054313">
            <text:p>988,2774340543</text:p>
          </table:table-cell>
          <table:table-cell table:formula="of:=IF([.G667]=1;5000-[.D666];IF([.H667]=1;[.E666]-([.$J$2]*(1-[.C666]));[.E666]))" office:value-type="float" office:value="3871.72256594569">
            <text:p>3871,7225659457</text:p>
          </table:table-cell>
          <table:table-cell/>
          <table:table-cell table:formula="of:=IF(MOD([.A667]-1;50)=0;1;0)" office:value-type="float" office:value="0">
            <text:p>0</text:p>
          </table:table-cell>
          <table:table-cell table:formula="of:=IF(MOD([.A6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66">
            <text:p>666</text:p>
          </table:table-cell>
          <table:table-cell table:formula="of:=IF([.G668]=1;5000;IF([.H668]=1;[.B667]-[.$J$2];[.B667]))" office:value-type="float" office:value="4840">
            <text:p>4840</text:p>
          </table:table-cell>
          <table:table-cell table:formula="of:=[.D668]/[.B668]" office:value-type="percentage" office:value="0.20334926626632">
            <text:p>20,33%</text:p>
          </table:table-cell>
          <table:table-cell table:formula="of:=IF([.H668]=1;[.D667]-([.$J$2]*[.C667]);[.D667])" office:value-type="float" office:value="984.210448728987">
            <text:p>984,210448729</text:p>
          </table:table-cell>
          <table:table-cell table:formula="of:=IF([.G668]=1;5000-[.D667];IF([.H668]=1;[.E667]-([.$J$2]*(1-[.C667]));[.E667]))" office:value-type="float" office:value="3855.78955127101">
            <text:p>3855,789551271</text:p>
          </table:table-cell>
          <table:table-cell/>
          <table:table-cell table:formula="of:=IF(MOD([.A668]-1;50)=0;1;0)" office:value-type="float" office:value="0">
            <text:p>0</text:p>
          </table:table-cell>
          <table:table-cell table:formula="of:=IF(MOD([.A6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67">
            <text:p>667</text:p>
          </table:table-cell>
          <table:table-cell table:formula="of:=IF([.G669]=1;5000;IF([.H669]=1;[.B668]-[.$J$2];[.B668]))" office:value-type="float" office:value="4840">
            <text:p>4840</text:p>
          </table:table-cell>
          <table:table-cell table:formula="of:=[.D669]/[.B669]" office:value-type="percentage" office:value="0.20334926626632">
            <text:p>20,33%</text:p>
          </table:table-cell>
          <table:table-cell table:formula="of:=IF([.H669]=1;[.D668]-([.$J$2]*[.C668]);[.D668])" office:value-type="float" office:value="984.210448728987">
            <text:p>984,210448729</text:p>
          </table:table-cell>
          <table:table-cell table:formula="of:=IF([.G669]=1;5000-[.D668];IF([.H669]=1;[.E668]-([.$J$2]*(1-[.C668]));[.E668]))" office:value-type="float" office:value="3855.78955127101">
            <text:p>3855,789551271</text:p>
          </table:table-cell>
          <table:table-cell/>
          <table:table-cell table:formula="of:=IF(MOD([.A669]-1;50)=0;1;0)" office:value-type="float" office:value="0">
            <text:p>0</text:p>
          </table:table-cell>
          <table:table-cell table:formula="of:=IF(MOD([.A6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68">
            <text:p>668</text:p>
          </table:table-cell>
          <table:table-cell table:formula="of:=IF([.G670]=1;5000;IF([.H670]=1;[.B669]-[.$J$2];[.B669]))" office:value-type="float" office:value="4820">
            <text:p>4820</text:p>
          </table:table-cell>
          <table:table-cell table:formula="of:=[.D670]/[.B670]" office:value-type="percentage" office:value="0.20334926626632">
            <text:p>20,33%</text:p>
          </table:table-cell>
          <table:table-cell table:formula="of:=IF([.H670]=1;[.D669]-([.$J$2]*[.C669]);[.D669])" office:value-type="float" office:value="980.143463403661">
            <text:p>980,1434634037</text:p>
          </table:table-cell>
          <table:table-cell table:formula="of:=IF([.G670]=1;5000-[.D669];IF([.H670]=1;[.E669]-([.$J$2]*(1-[.C669]));[.E669]))" office:value-type="float" office:value="3839.85653659634">
            <text:p>3839,8565365963</text:p>
          </table:table-cell>
          <table:table-cell/>
          <table:table-cell table:formula="of:=IF(MOD([.A670]-1;50)=0;1;0)" office:value-type="float" office:value="0">
            <text:p>0</text:p>
          </table:table-cell>
          <table:table-cell table:formula="of:=IF(MOD([.A6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69">
            <text:p>669</text:p>
          </table:table-cell>
          <table:table-cell table:formula="of:=IF([.G671]=1;5000;IF([.H671]=1;[.B670]-[.$J$2];[.B670]))" office:value-type="float" office:value="4820">
            <text:p>4820</text:p>
          </table:table-cell>
          <table:table-cell table:formula="of:=[.D671]/[.B671]" office:value-type="percentage" office:value="0.20334926626632">
            <text:p>20,33%</text:p>
          </table:table-cell>
          <table:table-cell table:formula="of:=IF([.H671]=1;[.D670]-([.$J$2]*[.C670]);[.D670])" office:value-type="float" office:value="980.143463403661">
            <text:p>980,1434634037</text:p>
          </table:table-cell>
          <table:table-cell table:formula="of:=IF([.G671]=1;5000-[.D670];IF([.H671]=1;[.E670]-([.$J$2]*(1-[.C670]));[.E670]))" office:value-type="float" office:value="3839.85653659634">
            <text:p>3839,8565365963</text:p>
          </table:table-cell>
          <table:table-cell/>
          <table:table-cell table:formula="of:=IF(MOD([.A671]-1;50)=0;1;0)" office:value-type="float" office:value="0">
            <text:p>0</text:p>
          </table:table-cell>
          <table:table-cell table:formula="of:=IF(MOD([.A6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70">
            <text:p>670</text:p>
          </table:table-cell>
          <table:table-cell table:formula="of:=IF([.G672]=1;5000;IF([.H672]=1;[.B671]-[.$J$2];[.B671]))" office:value-type="float" office:value="4800">
            <text:p>4800</text:p>
          </table:table-cell>
          <table:table-cell table:formula="of:=[.D672]/[.B672]" office:value-type="percentage" office:value="0.20334926626632">
            <text:p>20,33%</text:p>
          </table:table-cell>
          <table:table-cell table:formula="of:=IF([.H672]=1;[.D671]-([.$J$2]*[.C671]);[.D671])" office:value-type="float" office:value="976.076478078334">
            <text:p>976,0764780783</text:p>
          </table:table-cell>
          <table:table-cell table:formula="of:=IF([.G672]=1;5000-[.D671];IF([.H672]=1;[.E671]-([.$J$2]*(1-[.C671]));[.E671]))" office:value-type="float" office:value="3823.92352192166">
            <text:p>3823,9235219217</text:p>
          </table:table-cell>
          <table:table-cell/>
          <table:table-cell table:formula="of:=IF(MOD([.A672]-1;50)=0;1;0)" office:value-type="float" office:value="0">
            <text:p>0</text:p>
          </table:table-cell>
          <table:table-cell table:formula="of:=IF(MOD([.A6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71">
            <text:p>671</text:p>
          </table:table-cell>
          <table:table-cell table:formula="of:=IF([.G673]=1;5000;IF([.H673]=1;[.B672]-[.$J$2];[.B672]))" office:value-type="float" office:value="4800">
            <text:p>4800</text:p>
          </table:table-cell>
          <table:table-cell table:formula="of:=[.D673]/[.B673]" office:value-type="percentage" office:value="0.20334926626632">
            <text:p>20,33%</text:p>
          </table:table-cell>
          <table:table-cell table:formula="of:=IF([.H673]=1;[.D672]-([.$J$2]*[.C672]);[.D672])" office:value-type="float" office:value="976.076478078334">
            <text:p>976,0764780783</text:p>
          </table:table-cell>
          <table:table-cell table:formula="of:=IF([.G673]=1;5000-[.D672];IF([.H673]=1;[.E672]-([.$J$2]*(1-[.C672]));[.E672]))" office:value-type="float" office:value="3823.92352192166">
            <text:p>3823,9235219217</text:p>
          </table:table-cell>
          <table:table-cell/>
          <table:table-cell table:formula="of:=IF(MOD([.A673]-1;50)=0;1;0)" office:value-type="float" office:value="0">
            <text:p>0</text:p>
          </table:table-cell>
          <table:table-cell table:formula="of:=IF(MOD([.A6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72">
            <text:p>672</text:p>
          </table:table-cell>
          <table:table-cell table:formula="of:=IF([.G674]=1;5000;IF([.H674]=1;[.B673]-[.$J$2];[.B673]))" office:value-type="float" office:value="4780">
            <text:p>4780</text:p>
          </table:table-cell>
          <table:table-cell table:formula="of:=[.D674]/[.B674]" office:value-type="percentage" office:value="0.20334926626632">
            <text:p>20,33%</text:p>
          </table:table-cell>
          <table:table-cell table:formula="of:=IF([.H674]=1;[.D673]-([.$J$2]*[.C673]);[.D673])" office:value-type="float" office:value="972.009492753008">
            <text:p>972,009492753</text:p>
          </table:table-cell>
          <table:table-cell table:formula="of:=IF([.G674]=1;5000-[.D673];IF([.H674]=1;[.E673]-([.$J$2]*(1-[.C673]));[.E673]))" office:value-type="float" office:value="3807.99050724699">
            <text:p>3807,990507247</text:p>
          </table:table-cell>
          <table:table-cell/>
          <table:table-cell table:formula="of:=IF(MOD([.A674]-1;50)=0;1;0)" office:value-type="float" office:value="0">
            <text:p>0</text:p>
          </table:table-cell>
          <table:table-cell table:formula="of:=IF(MOD([.A6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73">
            <text:p>673</text:p>
          </table:table-cell>
          <table:table-cell table:formula="of:=IF([.G675]=1;5000;IF([.H675]=1;[.B674]-[.$J$2];[.B674]))" office:value-type="float" office:value="4780">
            <text:p>4780</text:p>
          </table:table-cell>
          <table:table-cell table:formula="of:=[.D675]/[.B675]" office:value-type="percentage" office:value="0.20334926626632">
            <text:p>20,33%</text:p>
          </table:table-cell>
          <table:table-cell table:formula="of:=IF([.H675]=1;[.D674]-([.$J$2]*[.C674]);[.D674])" office:value-type="float" office:value="972.009492753008">
            <text:p>972,009492753</text:p>
          </table:table-cell>
          <table:table-cell table:formula="of:=IF([.G675]=1;5000-[.D674];IF([.H675]=1;[.E674]-([.$J$2]*(1-[.C674]));[.E674]))" office:value-type="float" office:value="3807.99050724699">
            <text:p>3807,990507247</text:p>
          </table:table-cell>
          <table:table-cell/>
          <table:table-cell table:formula="of:=IF(MOD([.A675]-1;50)=0;1;0)" office:value-type="float" office:value="0">
            <text:p>0</text:p>
          </table:table-cell>
          <table:table-cell table:formula="of:=IF(MOD([.A6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74">
            <text:p>674</text:p>
          </table:table-cell>
          <table:table-cell table:formula="of:=IF([.G676]=1;5000;IF([.H676]=1;[.B675]-[.$J$2];[.B675]))" office:value-type="float" office:value="4760">
            <text:p>4760</text:p>
          </table:table-cell>
          <table:table-cell table:formula="of:=[.D676]/[.B676]" office:value-type="percentage" office:value="0.20334926626632">
            <text:p>20,33%</text:p>
          </table:table-cell>
          <table:table-cell table:formula="of:=IF([.H676]=1;[.D675]-([.$J$2]*[.C675]);[.D675])" office:value-type="float" office:value="967.942507427681">
            <text:p>967,9425074277</text:p>
          </table:table-cell>
          <table:table-cell table:formula="of:=IF([.G676]=1;5000-[.D675];IF([.H676]=1;[.E675]-([.$J$2]*(1-[.C675]));[.E675]))" office:value-type="float" office:value="3792.05749257232">
            <text:p>3792,0574925723</text:p>
          </table:table-cell>
          <table:table-cell/>
          <table:table-cell table:formula="of:=IF(MOD([.A676]-1;50)=0;1;0)" office:value-type="float" office:value="0">
            <text:p>0</text:p>
          </table:table-cell>
          <table:table-cell table:formula="of:=IF(MOD([.A6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75">
            <text:p>675</text:p>
          </table:table-cell>
          <table:table-cell table:formula="of:=IF([.G677]=1;5000;IF([.H677]=1;[.B676]-[.$J$2];[.B676]))" office:value-type="float" office:value="4760">
            <text:p>4760</text:p>
          </table:table-cell>
          <table:table-cell table:formula="of:=[.D677]/[.B677]" office:value-type="percentage" office:value="0.20334926626632">
            <text:p>20,33%</text:p>
          </table:table-cell>
          <table:table-cell table:formula="of:=IF([.H677]=1;[.D676]-([.$J$2]*[.C676]);[.D676])" office:value-type="float" office:value="967.942507427681">
            <text:p>967,9425074277</text:p>
          </table:table-cell>
          <table:table-cell table:formula="of:=IF([.G677]=1;5000-[.D676];IF([.H677]=1;[.E676]-([.$J$2]*(1-[.C676]));[.E676]))" office:value-type="float" office:value="3792.05749257232">
            <text:p>3792,0574925723</text:p>
          </table:table-cell>
          <table:table-cell/>
          <table:table-cell table:formula="of:=IF(MOD([.A677]-1;50)=0;1;0)" office:value-type="float" office:value="0">
            <text:p>0</text:p>
          </table:table-cell>
          <table:table-cell table:formula="of:=IF(MOD([.A6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76">
            <text:p>676</text:p>
          </table:table-cell>
          <table:table-cell table:formula="of:=IF([.G678]=1;5000;IF([.H678]=1;[.B677]-[.$J$2];[.B677]))" office:value-type="float" office:value="4740">
            <text:p>4740</text:p>
          </table:table-cell>
          <table:table-cell table:formula="of:=[.D678]/[.B678]" office:value-type="percentage" office:value="0.20334926626632">
            <text:p>20,33%</text:p>
          </table:table-cell>
          <table:table-cell table:formula="of:=IF([.H678]=1;[.D677]-([.$J$2]*[.C677]);[.D677])" office:value-type="float" office:value="963.875522102355">
            <text:p>963,8755221024</text:p>
          </table:table-cell>
          <table:table-cell table:formula="of:=IF([.G678]=1;5000-[.D677];IF([.H678]=1;[.E677]-([.$J$2]*(1-[.C677]));[.E677]))" office:value-type="float" office:value="3776.12447789764">
            <text:p>3776,1244778977</text:p>
          </table:table-cell>
          <table:table-cell/>
          <table:table-cell table:formula="of:=IF(MOD([.A678]-1;50)=0;1;0)" office:value-type="float" office:value="0">
            <text:p>0</text:p>
          </table:table-cell>
          <table:table-cell table:formula="of:=IF(MOD([.A6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77">
            <text:p>677</text:p>
          </table:table-cell>
          <table:table-cell table:formula="of:=IF([.G679]=1;5000;IF([.H679]=1;[.B678]-[.$J$2];[.B678]))" office:value-type="float" office:value="4740">
            <text:p>4740</text:p>
          </table:table-cell>
          <table:table-cell table:formula="of:=[.D679]/[.B679]" office:value-type="percentage" office:value="0.20334926626632">
            <text:p>20,33%</text:p>
          </table:table-cell>
          <table:table-cell table:formula="of:=IF([.H679]=1;[.D678]-([.$J$2]*[.C678]);[.D678])" office:value-type="float" office:value="963.875522102355">
            <text:p>963,8755221024</text:p>
          </table:table-cell>
          <table:table-cell table:formula="of:=IF([.G679]=1;5000-[.D678];IF([.H679]=1;[.E678]-([.$J$2]*(1-[.C678]));[.E678]))" office:value-type="float" office:value="3776.12447789764">
            <text:p>3776,1244778977</text:p>
          </table:table-cell>
          <table:table-cell/>
          <table:table-cell table:formula="of:=IF(MOD([.A679]-1;50)=0;1;0)" office:value-type="float" office:value="0">
            <text:p>0</text:p>
          </table:table-cell>
          <table:table-cell table:formula="of:=IF(MOD([.A6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78">
            <text:p>678</text:p>
          </table:table-cell>
          <table:table-cell table:formula="of:=IF([.G680]=1;5000;IF([.H680]=1;[.B679]-[.$J$2];[.B679]))" office:value-type="float" office:value="4720">
            <text:p>4720</text:p>
          </table:table-cell>
          <table:table-cell table:formula="of:=[.D680]/[.B680]" office:value-type="percentage" office:value="0.20334926626632">
            <text:p>20,33%</text:p>
          </table:table-cell>
          <table:table-cell table:formula="of:=IF([.H680]=1;[.D679]-([.$J$2]*[.C679]);[.D679])" office:value-type="float" office:value="959.808536777028">
            <text:p>959,808536777</text:p>
          </table:table-cell>
          <table:table-cell table:formula="of:=IF([.G680]=1;5000-[.D679];IF([.H680]=1;[.E679]-([.$J$2]*(1-[.C679]));[.E679]))" office:value-type="float" office:value="3760.19146322297">
            <text:p>3760,191463223</text:p>
          </table:table-cell>
          <table:table-cell/>
          <table:table-cell table:formula="of:=IF(MOD([.A680]-1;50)=0;1;0)" office:value-type="float" office:value="0">
            <text:p>0</text:p>
          </table:table-cell>
          <table:table-cell table:formula="of:=IF(MOD([.A6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79">
            <text:p>679</text:p>
          </table:table-cell>
          <table:table-cell table:formula="of:=IF([.G681]=1;5000;IF([.H681]=1;[.B680]-[.$J$2];[.B680]))" office:value-type="float" office:value="4720">
            <text:p>4720</text:p>
          </table:table-cell>
          <table:table-cell table:formula="of:=[.D681]/[.B681]" office:value-type="percentage" office:value="0.20334926626632">
            <text:p>20,33%</text:p>
          </table:table-cell>
          <table:table-cell table:formula="of:=IF([.H681]=1;[.D680]-([.$J$2]*[.C680]);[.D680])" office:value-type="float" office:value="959.808536777028">
            <text:p>959,808536777</text:p>
          </table:table-cell>
          <table:table-cell table:formula="of:=IF([.G681]=1;5000-[.D680];IF([.H681]=1;[.E680]-([.$J$2]*(1-[.C680]));[.E680]))" office:value-type="float" office:value="3760.19146322297">
            <text:p>3760,191463223</text:p>
          </table:table-cell>
          <table:table-cell/>
          <table:table-cell table:formula="of:=IF(MOD([.A681]-1;50)=0;1;0)" office:value-type="float" office:value="0">
            <text:p>0</text:p>
          </table:table-cell>
          <table:table-cell table:formula="of:=IF(MOD([.A6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80">
            <text:p>680</text:p>
          </table:table-cell>
          <table:table-cell table:formula="of:=IF([.G682]=1;5000;IF([.H682]=1;[.B681]-[.$J$2];[.B681]))" office:value-type="float" office:value="4700">
            <text:p>4700</text:p>
          </table:table-cell>
          <table:table-cell table:formula="of:=[.D682]/[.B682]" office:value-type="percentage" office:value="0.20334926626632">
            <text:p>20,33%</text:p>
          </table:table-cell>
          <table:table-cell table:formula="of:=IF([.H682]=1;[.D681]-([.$J$2]*[.C681]);[.D681])" office:value-type="float" office:value="955.741551451702">
            <text:p>955,7415514517</text:p>
          </table:table-cell>
          <table:table-cell table:formula="of:=IF([.G682]=1;5000-[.D681];IF([.H682]=1;[.E681]-([.$J$2]*(1-[.C681]));[.E681]))" office:value-type="float" office:value="3744.25844854829">
            <text:p>3744,2584485483</text:p>
          </table:table-cell>
          <table:table-cell/>
          <table:table-cell table:formula="of:=IF(MOD([.A682]-1;50)=0;1;0)" office:value-type="float" office:value="0">
            <text:p>0</text:p>
          </table:table-cell>
          <table:table-cell table:formula="of:=IF(MOD([.A6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81">
            <text:p>681</text:p>
          </table:table-cell>
          <table:table-cell table:formula="of:=IF([.G683]=1;5000;IF([.H683]=1;[.B682]-[.$J$2];[.B682]))" office:value-type="float" office:value="4700">
            <text:p>4700</text:p>
          </table:table-cell>
          <table:table-cell table:formula="of:=[.D683]/[.B683]" office:value-type="percentage" office:value="0.20334926626632">
            <text:p>20,33%</text:p>
          </table:table-cell>
          <table:table-cell table:formula="of:=IF([.H683]=1;[.D682]-([.$J$2]*[.C682]);[.D682])" office:value-type="float" office:value="955.741551451702">
            <text:p>955,7415514517</text:p>
          </table:table-cell>
          <table:table-cell table:formula="of:=IF([.G683]=1;5000-[.D682];IF([.H683]=1;[.E682]-([.$J$2]*(1-[.C682]));[.E682]))" office:value-type="float" office:value="3744.25844854829">
            <text:p>3744,2584485483</text:p>
          </table:table-cell>
          <table:table-cell/>
          <table:table-cell table:formula="of:=IF(MOD([.A683]-1;50)=0;1;0)" office:value-type="float" office:value="0">
            <text:p>0</text:p>
          </table:table-cell>
          <table:table-cell table:formula="of:=IF(MOD([.A6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82">
            <text:p>682</text:p>
          </table:table-cell>
          <table:table-cell table:formula="of:=IF([.G684]=1;5000;IF([.H684]=1;[.B683]-[.$J$2];[.B683]))" office:value-type="float" office:value="4680">
            <text:p>4680</text:p>
          </table:table-cell>
          <table:table-cell table:formula="of:=[.D684]/[.B684]" office:value-type="percentage" office:value="0.20334926626632">
            <text:p>20,33%</text:p>
          </table:table-cell>
          <table:table-cell table:formula="of:=IF([.H684]=1;[.D683]-([.$J$2]*[.C683]);[.D683])" office:value-type="float" office:value="951.674566126376">
            <text:p>951,6745661264</text:p>
          </table:table-cell>
          <table:table-cell table:formula="of:=IF([.G684]=1;5000-[.D683];IF([.H684]=1;[.E683]-([.$J$2]*(1-[.C683]));[.E683]))" office:value-type="float" office:value="3728.32543387362">
            <text:p>3728,3254338736</text:p>
          </table:table-cell>
          <table:table-cell/>
          <table:table-cell table:formula="of:=IF(MOD([.A684]-1;50)=0;1;0)" office:value-type="float" office:value="0">
            <text:p>0</text:p>
          </table:table-cell>
          <table:table-cell table:formula="of:=IF(MOD([.A6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83">
            <text:p>683</text:p>
          </table:table-cell>
          <table:table-cell table:formula="of:=IF([.G685]=1;5000;IF([.H685]=1;[.B684]-[.$J$2];[.B684]))" office:value-type="float" office:value="4680">
            <text:p>4680</text:p>
          </table:table-cell>
          <table:table-cell table:formula="of:=[.D685]/[.B685]" office:value-type="percentage" office:value="0.20334926626632">
            <text:p>20,33%</text:p>
          </table:table-cell>
          <table:table-cell table:formula="of:=IF([.H685]=1;[.D684]-([.$J$2]*[.C684]);[.D684])" office:value-type="float" office:value="951.674566126376">
            <text:p>951,6745661264</text:p>
          </table:table-cell>
          <table:table-cell table:formula="of:=IF([.G685]=1;5000-[.D684];IF([.H685]=1;[.E684]-([.$J$2]*(1-[.C684]));[.E684]))" office:value-type="float" office:value="3728.32543387362">
            <text:p>3728,3254338736</text:p>
          </table:table-cell>
          <table:table-cell/>
          <table:table-cell table:formula="of:=IF(MOD([.A685]-1;50)=0;1;0)" office:value-type="float" office:value="0">
            <text:p>0</text:p>
          </table:table-cell>
          <table:table-cell table:formula="of:=IF(MOD([.A6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84">
            <text:p>684</text:p>
          </table:table-cell>
          <table:table-cell table:formula="of:=IF([.G686]=1;5000;IF([.H686]=1;[.B685]-[.$J$2];[.B685]))" office:value-type="float" office:value="4660">
            <text:p>4660</text:p>
          </table:table-cell>
          <table:table-cell table:formula="of:=[.D686]/[.B686]" office:value-type="percentage" office:value="0.20334926626632">
            <text:p>20,33%</text:p>
          </table:table-cell>
          <table:table-cell table:formula="of:=IF([.H686]=1;[.D685]-([.$J$2]*[.C685]);[.D685])" office:value-type="float" office:value="947.607580801049">
            <text:p>947,6075808011</text:p>
          </table:table-cell>
          <table:table-cell table:formula="of:=IF([.G686]=1;5000-[.D685];IF([.H686]=1;[.E685]-([.$J$2]*(1-[.C685]));[.E685]))" office:value-type="float" office:value="3712.39241919895">
            <text:p>3712,392419199</text:p>
          </table:table-cell>
          <table:table-cell/>
          <table:table-cell table:formula="of:=IF(MOD([.A686]-1;50)=0;1;0)" office:value-type="float" office:value="0">
            <text:p>0</text:p>
          </table:table-cell>
          <table:table-cell table:formula="of:=IF(MOD([.A6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85">
            <text:p>685</text:p>
          </table:table-cell>
          <table:table-cell table:formula="of:=IF([.G687]=1;5000;IF([.H687]=1;[.B686]-[.$J$2];[.B686]))" office:value-type="float" office:value="4660">
            <text:p>4660</text:p>
          </table:table-cell>
          <table:table-cell table:formula="of:=[.D687]/[.B687]" office:value-type="percentage" office:value="0.20334926626632">
            <text:p>20,33%</text:p>
          </table:table-cell>
          <table:table-cell table:formula="of:=IF([.H687]=1;[.D686]-([.$J$2]*[.C686]);[.D686])" office:value-type="float" office:value="947.607580801049">
            <text:p>947,6075808011</text:p>
          </table:table-cell>
          <table:table-cell table:formula="of:=IF([.G687]=1;5000-[.D686];IF([.H687]=1;[.E686]-([.$J$2]*(1-[.C686]));[.E686]))" office:value-type="float" office:value="3712.39241919895">
            <text:p>3712,392419199</text:p>
          </table:table-cell>
          <table:table-cell/>
          <table:table-cell table:formula="of:=IF(MOD([.A687]-1;50)=0;1;0)" office:value-type="float" office:value="0">
            <text:p>0</text:p>
          </table:table-cell>
          <table:table-cell table:formula="of:=IF(MOD([.A6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86">
            <text:p>686</text:p>
          </table:table-cell>
          <table:table-cell table:formula="of:=IF([.G688]=1;5000;IF([.H688]=1;[.B687]-[.$J$2];[.B687]))" office:value-type="float" office:value="4640">
            <text:p>4640</text:p>
          </table:table-cell>
          <table:table-cell table:formula="of:=[.D688]/[.B688]" office:value-type="percentage" office:value="0.20334926626632">
            <text:p>20,33%</text:p>
          </table:table-cell>
          <table:table-cell table:formula="of:=IF([.H688]=1;[.D687]-([.$J$2]*[.C687]);[.D687])" office:value-type="float" office:value="943.540595475723">
            <text:p>943,5405954757</text:p>
          </table:table-cell>
          <table:table-cell table:formula="of:=IF([.G688]=1;5000-[.D687];IF([.H688]=1;[.E687]-([.$J$2]*(1-[.C687]));[.E687]))" office:value-type="float" office:value="3696.45940452427">
            <text:p>3696,4594045243</text:p>
          </table:table-cell>
          <table:table-cell/>
          <table:table-cell table:formula="of:=IF(MOD([.A688]-1;50)=0;1;0)" office:value-type="float" office:value="0">
            <text:p>0</text:p>
          </table:table-cell>
          <table:table-cell table:formula="of:=IF(MOD([.A6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87">
            <text:p>687</text:p>
          </table:table-cell>
          <table:table-cell table:formula="of:=IF([.G689]=1;5000;IF([.H689]=1;[.B688]-[.$J$2];[.B688]))" office:value-type="float" office:value="4640">
            <text:p>4640</text:p>
          </table:table-cell>
          <table:table-cell table:formula="of:=[.D689]/[.B689]" office:value-type="percentage" office:value="0.20334926626632">
            <text:p>20,33%</text:p>
          </table:table-cell>
          <table:table-cell table:formula="of:=IF([.H689]=1;[.D688]-([.$J$2]*[.C688]);[.D688])" office:value-type="float" office:value="943.540595475723">
            <text:p>943,5405954757</text:p>
          </table:table-cell>
          <table:table-cell table:formula="of:=IF([.G689]=1;5000-[.D688];IF([.H689]=1;[.E688]-([.$J$2]*(1-[.C688]));[.E688]))" office:value-type="float" office:value="3696.45940452427">
            <text:p>3696,4594045243</text:p>
          </table:table-cell>
          <table:table-cell/>
          <table:table-cell table:formula="of:=IF(MOD([.A689]-1;50)=0;1;0)" office:value-type="float" office:value="0">
            <text:p>0</text:p>
          </table:table-cell>
          <table:table-cell table:formula="of:=IF(MOD([.A6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88">
            <text:p>688</text:p>
          </table:table-cell>
          <table:table-cell table:formula="of:=IF([.G690]=1;5000;IF([.H690]=1;[.B689]-[.$J$2];[.B689]))" office:value-type="float" office:value="4620">
            <text:p>4620</text:p>
          </table:table-cell>
          <table:table-cell table:formula="of:=[.D690]/[.B690]" office:value-type="percentage" office:value="0.20334926626632">
            <text:p>20,33%</text:p>
          </table:table-cell>
          <table:table-cell table:formula="of:=IF([.H690]=1;[.D689]-([.$J$2]*[.C689]);[.D689])" office:value-type="float" office:value="939.473610150396">
            <text:p>939,4736101504</text:p>
          </table:table-cell>
          <table:table-cell table:formula="of:=IF([.G690]=1;5000-[.D689];IF([.H690]=1;[.E689]-([.$J$2]*(1-[.C689]));[.E689]))" office:value-type="float" office:value="3680.5263898496">
            <text:p>3680,5263898496</text:p>
          </table:table-cell>
          <table:table-cell/>
          <table:table-cell table:formula="of:=IF(MOD([.A690]-1;50)=0;1;0)" office:value-type="float" office:value="0">
            <text:p>0</text:p>
          </table:table-cell>
          <table:table-cell table:formula="of:=IF(MOD([.A6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89">
            <text:p>689</text:p>
          </table:table-cell>
          <table:table-cell table:formula="of:=IF([.G691]=1;5000;IF([.H691]=1;[.B690]-[.$J$2];[.B690]))" office:value-type="float" office:value="4620">
            <text:p>4620</text:p>
          </table:table-cell>
          <table:table-cell table:formula="of:=[.D691]/[.B691]" office:value-type="percentage" office:value="0.20334926626632">
            <text:p>20,33%</text:p>
          </table:table-cell>
          <table:table-cell table:formula="of:=IF([.H691]=1;[.D690]-([.$J$2]*[.C690]);[.D690])" office:value-type="float" office:value="939.473610150396">
            <text:p>939,4736101504</text:p>
          </table:table-cell>
          <table:table-cell table:formula="of:=IF([.G691]=1;5000-[.D690];IF([.H691]=1;[.E690]-([.$J$2]*(1-[.C690]));[.E690]))" office:value-type="float" office:value="3680.5263898496">
            <text:p>3680,5263898496</text:p>
          </table:table-cell>
          <table:table-cell/>
          <table:table-cell table:formula="of:=IF(MOD([.A691]-1;50)=0;1;0)" office:value-type="float" office:value="0">
            <text:p>0</text:p>
          </table:table-cell>
          <table:table-cell table:formula="of:=IF(MOD([.A6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90">
            <text:p>690</text:p>
          </table:table-cell>
          <table:table-cell table:formula="of:=IF([.G692]=1;5000;IF([.H692]=1;[.B691]-[.$J$2];[.B691]))" office:value-type="float" office:value="4600">
            <text:p>4600</text:p>
          </table:table-cell>
          <table:table-cell table:formula="of:=[.D692]/[.B692]" office:value-type="percentage" office:value="0.20334926626632">
            <text:p>20,33%</text:p>
          </table:table-cell>
          <table:table-cell table:formula="of:=IF([.H692]=1;[.D691]-([.$J$2]*[.C691]);[.D691])" office:value-type="float" office:value="935.40662482507">
            <text:p>935,4066248251</text:p>
          </table:table-cell>
          <table:table-cell table:formula="of:=IF([.G692]=1;5000-[.D691];IF([.H692]=1;[.E691]-([.$J$2]*(1-[.C691]));[.E691]))" office:value-type="float" office:value="3664.59337517493">
            <text:p>3664,5933751749</text:p>
          </table:table-cell>
          <table:table-cell/>
          <table:table-cell table:formula="of:=IF(MOD([.A692]-1;50)=0;1;0)" office:value-type="float" office:value="0">
            <text:p>0</text:p>
          </table:table-cell>
          <table:table-cell table:formula="of:=IF(MOD([.A6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91">
            <text:p>691</text:p>
          </table:table-cell>
          <table:table-cell table:formula="of:=IF([.G693]=1;5000;IF([.H693]=1;[.B692]-[.$J$2];[.B692]))" office:value-type="float" office:value="4600">
            <text:p>4600</text:p>
          </table:table-cell>
          <table:table-cell table:formula="of:=[.D693]/[.B693]" office:value-type="percentage" office:value="0.20334926626632">
            <text:p>20,33%</text:p>
          </table:table-cell>
          <table:table-cell table:formula="of:=IF([.H693]=1;[.D692]-([.$J$2]*[.C692]);[.D692])" office:value-type="float" office:value="935.40662482507">
            <text:p>935,4066248251</text:p>
          </table:table-cell>
          <table:table-cell table:formula="of:=IF([.G693]=1;5000-[.D692];IF([.H693]=1;[.E692]-([.$J$2]*(1-[.C692]));[.E692]))" office:value-type="float" office:value="3664.59337517493">
            <text:p>3664,5933751749</text:p>
          </table:table-cell>
          <table:table-cell/>
          <table:table-cell table:formula="of:=IF(MOD([.A693]-1;50)=0;1;0)" office:value-type="float" office:value="0">
            <text:p>0</text:p>
          </table:table-cell>
          <table:table-cell table:formula="of:=IF(MOD([.A6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92">
            <text:p>692</text:p>
          </table:table-cell>
          <table:table-cell table:formula="of:=IF([.G694]=1;5000;IF([.H694]=1;[.B693]-[.$J$2];[.B693]))" office:value-type="float" office:value="4580">
            <text:p>4580</text:p>
          </table:table-cell>
          <table:table-cell table:formula="of:=[.D694]/[.B694]" office:value-type="percentage" office:value="0.20334926626632">
            <text:p>20,33%</text:p>
          </table:table-cell>
          <table:table-cell table:formula="of:=IF([.H694]=1;[.D693]-([.$J$2]*[.C693]);[.D693])" office:value-type="float" office:value="931.339639499744">
            <text:p>931,3396394997</text:p>
          </table:table-cell>
          <table:table-cell table:formula="of:=IF([.G694]=1;5000-[.D693];IF([.H694]=1;[.E693]-([.$J$2]*(1-[.C693]));[.E693]))" office:value-type="float" office:value="3648.66036050025">
            <text:p>3648,6603605003</text:p>
          </table:table-cell>
          <table:table-cell/>
          <table:table-cell table:formula="of:=IF(MOD([.A694]-1;50)=0;1;0)" office:value-type="float" office:value="0">
            <text:p>0</text:p>
          </table:table-cell>
          <table:table-cell table:formula="of:=IF(MOD([.A6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93">
            <text:p>693</text:p>
          </table:table-cell>
          <table:table-cell table:formula="of:=IF([.G695]=1;5000;IF([.H695]=1;[.B694]-[.$J$2];[.B694]))" office:value-type="float" office:value="4580">
            <text:p>4580</text:p>
          </table:table-cell>
          <table:table-cell table:formula="of:=[.D695]/[.B695]" office:value-type="percentage" office:value="0.20334926626632">
            <text:p>20,33%</text:p>
          </table:table-cell>
          <table:table-cell table:formula="of:=IF([.H695]=1;[.D694]-([.$J$2]*[.C694]);[.D694])" office:value-type="float" office:value="931.339639499744">
            <text:p>931,3396394997</text:p>
          </table:table-cell>
          <table:table-cell table:formula="of:=IF([.G695]=1;5000-[.D694];IF([.H695]=1;[.E694]-([.$J$2]*(1-[.C694]));[.E694]))" office:value-type="float" office:value="3648.66036050025">
            <text:p>3648,6603605003</text:p>
          </table:table-cell>
          <table:table-cell/>
          <table:table-cell table:formula="of:=IF(MOD([.A695]-1;50)=0;1;0)" office:value-type="float" office:value="0">
            <text:p>0</text:p>
          </table:table-cell>
          <table:table-cell table:formula="of:=IF(MOD([.A6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94">
            <text:p>694</text:p>
          </table:table-cell>
          <table:table-cell table:formula="of:=IF([.G696]=1;5000;IF([.H696]=1;[.B695]-[.$J$2];[.B695]))" office:value-type="float" office:value="4560">
            <text:p>4560</text:p>
          </table:table-cell>
          <table:table-cell table:formula="of:=[.D696]/[.B696]" office:value-type="percentage" office:value="0.20334926626632">
            <text:p>20,33%</text:p>
          </table:table-cell>
          <table:table-cell table:formula="of:=IF([.H696]=1;[.D695]-([.$J$2]*[.C695]);[.D695])" office:value-type="float" office:value="927.272654174417">
            <text:p>927,2726541744</text:p>
          </table:table-cell>
          <table:table-cell table:formula="of:=IF([.G696]=1;5000-[.D695];IF([.H696]=1;[.E695]-([.$J$2]*(1-[.C695]));[.E695]))" office:value-type="float" office:value="3632.72734582558">
            <text:p>3632,7273458256</text:p>
          </table:table-cell>
          <table:table-cell/>
          <table:table-cell table:formula="of:=IF(MOD([.A696]-1;50)=0;1;0)" office:value-type="float" office:value="0">
            <text:p>0</text:p>
          </table:table-cell>
          <table:table-cell table:formula="of:=IF(MOD([.A6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95">
            <text:p>695</text:p>
          </table:table-cell>
          <table:table-cell table:formula="of:=IF([.G697]=1;5000;IF([.H697]=1;[.B696]-[.$J$2];[.B696]))" office:value-type="float" office:value="4560">
            <text:p>4560</text:p>
          </table:table-cell>
          <table:table-cell table:formula="of:=[.D697]/[.B697]" office:value-type="percentage" office:value="0.20334926626632">
            <text:p>20,33%</text:p>
          </table:table-cell>
          <table:table-cell table:formula="of:=IF([.H697]=1;[.D696]-([.$J$2]*[.C696]);[.D696])" office:value-type="float" office:value="927.272654174417">
            <text:p>927,2726541744</text:p>
          </table:table-cell>
          <table:table-cell table:formula="of:=IF([.G697]=1;5000-[.D696];IF([.H697]=1;[.E696]-([.$J$2]*(1-[.C696]));[.E696]))" office:value-type="float" office:value="3632.72734582558">
            <text:p>3632,7273458256</text:p>
          </table:table-cell>
          <table:table-cell/>
          <table:table-cell table:formula="of:=IF(MOD([.A697]-1;50)=0;1;0)" office:value-type="float" office:value="0">
            <text:p>0</text:p>
          </table:table-cell>
          <table:table-cell table:formula="of:=IF(MOD([.A6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96">
            <text:p>696</text:p>
          </table:table-cell>
          <table:table-cell table:formula="of:=IF([.G698]=1;5000;IF([.H698]=1;[.B697]-[.$J$2];[.B697]))" office:value-type="float" office:value="4540">
            <text:p>4540</text:p>
          </table:table-cell>
          <table:table-cell table:formula="of:=[.D698]/[.B698]" office:value-type="percentage" office:value="0.20334926626632">
            <text:p>20,33%</text:p>
          </table:table-cell>
          <table:table-cell table:formula="of:=IF([.H698]=1;[.D697]-([.$J$2]*[.C697]);[.D697])" office:value-type="float" office:value="923.205668849091">
            <text:p>923,2056688491</text:p>
          </table:table-cell>
          <table:table-cell table:formula="of:=IF([.G698]=1;5000-[.D697];IF([.H698]=1;[.E697]-([.$J$2]*(1-[.C697]));[.E697]))" office:value-type="float" office:value="3616.7943311509">
            <text:p>3616,7943311509</text:p>
          </table:table-cell>
          <table:table-cell/>
          <table:table-cell table:formula="of:=IF(MOD([.A698]-1;50)=0;1;0)" office:value-type="float" office:value="0">
            <text:p>0</text:p>
          </table:table-cell>
          <table:table-cell table:formula="of:=IF(MOD([.A6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97">
            <text:p>697</text:p>
          </table:table-cell>
          <table:table-cell table:formula="of:=IF([.G699]=1;5000;IF([.H699]=1;[.B698]-[.$J$2];[.B698]))" office:value-type="float" office:value="4540">
            <text:p>4540</text:p>
          </table:table-cell>
          <table:table-cell table:formula="of:=[.D699]/[.B699]" office:value-type="percentage" office:value="0.20334926626632">
            <text:p>20,33%</text:p>
          </table:table-cell>
          <table:table-cell table:formula="of:=IF([.H699]=1;[.D698]-([.$J$2]*[.C698]);[.D698])" office:value-type="float" office:value="923.205668849091">
            <text:p>923,2056688491</text:p>
          </table:table-cell>
          <table:table-cell table:formula="of:=IF([.G699]=1;5000-[.D698];IF([.H699]=1;[.E698]-([.$J$2]*(1-[.C698]));[.E698]))" office:value-type="float" office:value="3616.7943311509">
            <text:p>3616,7943311509</text:p>
          </table:table-cell>
          <table:table-cell/>
          <table:table-cell table:formula="of:=IF(MOD([.A699]-1;50)=0;1;0)" office:value-type="float" office:value="0">
            <text:p>0</text:p>
          </table:table-cell>
          <table:table-cell table:formula="of:=IF(MOD([.A6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98">
            <text:p>698</text:p>
          </table:table-cell>
          <table:table-cell table:formula="of:=IF([.G700]=1;5000;IF([.H700]=1;[.B699]-[.$J$2];[.B699]))" office:value-type="float" office:value="4520">
            <text:p>4520</text:p>
          </table:table-cell>
          <table:table-cell table:formula="of:=[.D700]/[.B700]" office:value-type="percentage" office:value="0.20334926626632">
            <text:p>20,33%</text:p>
          </table:table-cell>
          <table:table-cell table:formula="of:=IF([.H700]=1;[.D699]-([.$J$2]*[.C699]);[.D699])" office:value-type="float" office:value="919.138683523764">
            <text:p>919,1386835238</text:p>
          </table:table-cell>
          <table:table-cell table:formula="of:=IF([.G700]=1;5000-[.D699];IF([.H700]=1;[.E699]-([.$J$2]*(1-[.C699]));[.E699]))" office:value-type="float" office:value="3600.86131647623">
            <text:p>3600,8613164762</text:p>
          </table:table-cell>
          <table:table-cell/>
          <table:table-cell table:formula="of:=IF(MOD([.A700]-1;50)=0;1;0)" office:value-type="float" office:value="0">
            <text:p>0</text:p>
          </table:table-cell>
          <table:table-cell table:formula="of:=IF(MOD([.A7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99">
            <text:p>699</text:p>
          </table:table-cell>
          <table:table-cell table:formula="of:=IF([.G701]=1;5000;IF([.H701]=1;[.B700]-[.$J$2];[.B700]))" office:value-type="float" office:value="4520">
            <text:p>4520</text:p>
          </table:table-cell>
          <table:table-cell table:formula="of:=[.D701]/[.B701]" office:value-type="percentage" office:value="0.20334926626632">
            <text:p>20,33%</text:p>
          </table:table-cell>
          <table:table-cell table:formula="of:=IF([.H701]=1;[.D700]-([.$J$2]*[.C700]);[.D700])" office:value-type="float" office:value="919.138683523764">
            <text:p>919,1386835238</text:p>
          </table:table-cell>
          <table:table-cell table:formula="of:=IF([.G701]=1;5000-[.D700];IF([.H701]=1;[.E700]-([.$J$2]*(1-[.C700]));[.E700]))" office:value-type="float" office:value="3600.86131647623">
            <text:p>3600,8613164762</text:p>
          </table:table-cell>
          <table:table-cell/>
          <table:table-cell table:formula="of:=IF(MOD([.A701]-1;50)=0;1;0)" office:value-type="float" office:value="0">
            <text:p>0</text:p>
          </table:table-cell>
          <table:table-cell table:formula="of:=IF(MOD([.A7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00">
            <text:p>700</text:p>
          </table:table-cell>
          <table:table-cell table:formula="of:=IF([.G702]=1;5000;IF([.H702]=1;[.B701]-[.$J$2];[.B701]))" office:value-type="float" office:value="4500">
            <text:p>4500</text:p>
          </table:table-cell>
          <table:table-cell table:formula="of:=[.D702]/[.B702]" office:value-type="percentage" office:value="0.20334926626632">
            <text:p>20,33%</text:p>
          </table:table-cell>
          <table:table-cell table:formula="of:=IF([.H702]=1;[.D701]-([.$J$2]*[.C701]);[.D701])" office:value-type="float" office:value="915.071698198438">
            <text:p>915,0716981984</text:p>
          </table:table-cell>
          <table:table-cell table:formula="of:=IF([.G702]=1;5000-[.D701];IF([.H702]=1;[.E701]-([.$J$2]*(1-[.C701]));[.E701]))" office:value-type="float" office:value="3584.92830180156">
            <text:p>3584,9283018016</text:p>
          </table:table-cell>
          <table:table-cell/>
          <table:table-cell table:formula="of:=IF(MOD([.A702]-1;50)=0;1;0)" office:value-type="float" office:value="0">
            <text:p>0</text:p>
          </table:table-cell>
          <table:table-cell table:formula="of:=IF(MOD([.A7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01">
            <text:p>701</text:p>
          </table:table-cell>
          <table:table-cell table:formula="of:=IF([.G703]=1;5000;IF([.H703]=1;[.B702]-[.$J$2];[.B702]))" office:value-type="float" office:value="5000">
            <text:p>5000</text:p>
          </table:table-cell>
          <table:table-cell table:formula="of:=[.D703]/[.B703]" office:value-type="percentage" office:value="0.183014339639688">
            <text:p>18,30%</text:p>
          </table:table-cell>
          <table:table-cell table:formula="of:=IF([.H703]=1;[.D702]-([.$J$2]*[.C702]);[.D702])" office:value-type="float" office:value="915.071698198438">
            <text:p>915,0716981984</text:p>
          </table:table-cell>
          <table:table-cell table:formula="of:=IF([.G703]=1;5000-[.D702];IF([.H703]=1;[.E702]-([.$J$2]*(1-[.C702]));[.E702]))" office:value-type="float" office:value="4084.92830180156">
            <text:p>4084,9283018016</text:p>
          </table:table-cell>
          <table:table-cell/>
          <table:table-cell table:formula="of:=IF(MOD([.A703]-1;50)=0;1;0)" office:value-type="float" office:value="1">
            <text:p>1</text:p>
          </table:table-cell>
          <table:table-cell table:formula="of:=IF(MOD([.A7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02">
            <text:p>702</text:p>
          </table:table-cell>
          <table:table-cell table:formula="of:=IF([.G704]=1;5000;IF([.H704]=1;[.B703]-[.$J$2];[.B703]))" office:value-type="float" office:value="4980">
            <text:p>4980</text:p>
          </table:table-cell>
          <table:table-cell table:formula="of:=[.D704]/[.B704]" office:value-type="percentage" office:value="0.183014339639688">
            <text:p>18,30%</text:p>
          </table:table-cell>
          <table:table-cell table:formula="of:=IF([.H704]=1;[.D703]-([.$J$2]*[.C703]);[.D703])" office:value-type="float" office:value="911.411411405644">
            <text:p>911,4114114056</text:p>
          </table:table-cell>
          <table:table-cell table:formula="of:=IF([.G704]=1;5000-[.D703];IF([.H704]=1;[.E703]-([.$J$2]*(1-[.C703]));[.E703]))" office:value-type="float" office:value="4068.58858859436">
            <text:p>4068,5885885944</text:p>
          </table:table-cell>
          <table:table-cell/>
          <table:table-cell table:formula="of:=IF(MOD([.A704]-1;50)=0;1;0)" office:value-type="float" office:value="0">
            <text:p>0</text:p>
          </table:table-cell>
          <table:table-cell table:formula="of:=IF(MOD([.A7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03">
            <text:p>703</text:p>
          </table:table-cell>
          <table:table-cell table:formula="of:=IF([.G705]=1;5000;IF([.H705]=1;[.B704]-[.$J$2];[.B704]))" office:value-type="float" office:value="4980">
            <text:p>4980</text:p>
          </table:table-cell>
          <table:table-cell table:formula="of:=[.D705]/[.B705]" office:value-type="percentage" office:value="0.183014339639688">
            <text:p>18,30%</text:p>
          </table:table-cell>
          <table:table-cell table:formula="of:=IF([.H705]=1;[.D704]-([.$J$2]*[.C704]);[.D704])" office:value-type="float" office:value="911.411411405644">
            <text:p>911,4114114056</text:p>
          </table:table-cell>
          <table:table-cell table:formula="of:=IF([.G705]=1;5000-[.D704];IF([.H705]=1;[.E704]-([.$J$2]*(1-[.C704]));[.E704]))" office:value-type="float" office:value="4068.58858859436">
            <text:p>4068,5885885944</text:p>
          </table:table-cell>
          <table:table-cell/>
          <table:table-cell table:formula="of:=IF(MOD([.A705]-1;50)=0;1;0)" office:value-type="float" office:value="0">
            <text:p>0</text:p>
          </table:table-cell>
          <table:table-cell table:formula="of:=IF(MOD([.A7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04">
            <text:p>704</text:p>
          </table:table-cell>
          <table:table-cell table:formula="of:=IF([.G706]=1;5000;IF([.H706]=1;[.B705]-[.$J$2];[.B705]))" office:value-type="float" office:value="4960">
            <text:p>4960</text:p>
          </table:table-cell>
          <table:table-cell table:formula="of:=[.D706]/[.B706]" office:value-type="percentage" office:value="0.183014339639688">
            <text:p>18,30%</text:p>
          </table:table-cell>
          <table:table-cell table:formula="of:=IF([.H706]=1;[.D705]-([.$J$2]*[.C705]);[.D705])" office:value-type="float" office:value="907.75112461285">
            <text:p>907,7511246129</text:p>
          </table:table-cell>
          <table:table-cell table:formula="of:=IF([.G706]=1;5000-[.D705];IF([.H706]=1;[.E705]-([.$J$2]*(1-[.C705]));[.E705]))" office:value-type="float" office:value="4052.24887538715">
            <text:p>4052,2488753872</text:p>
          </table:table-cell>
          <table:table-cell/>
          <table:table-cell table:formula="of:=IF(MOD([.A706]-1;50)=0;1;0)" office:value-type="float" office:value="0">
            <text:p>0</text:p>
          </table:table-cell>
          <table:table-cell table:formula="of:=IF(MOD([.A7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05">
            <text:p>705</text:p>
          </table:table-cell>
          <table:table-cell table:formula="of:=IF([.G707]=1;5000;IF([.H707]=1;[.B706]-[.$J$2];[.B706]))" office:value-type="float" office:value="4960">
            <text:p>4960</text:p>
          </table:table-cell>
          <table:table-cell table:formula="of:=[.D707]/[.B707]" office:value-type="percentage" office:value="0.183014339639688">
            <text:p>18,30%</text:p>
          </table:table-cell>
          <table:table-cell table:formula="of:=IF([.H707]=1;[.D706]-([.$J$2]*[.C706]);[.D706])" office:value-type="float" office:value="907.75112461285">
            <text:p>907,7511246129</text:p>
          </table:table-cell>
          <table:table-cell table:formula="of:=IF([.G707]=1;5000-[.D706];IF([.H707]=1;[.E706]-([.$J$2]*(1-[.C706]));[.E706]))" office:value-type="float" office:value="4052.24887538715">
            <text:p>4052,2488753872</text:p>
          </table:table-cell>
          <table:table-cell/>
          <table:table-cell table:formula="of:=IF(MOD([.A707]-1;50)=0;1;0)" office:value-type="float" office:value="0">
            <text:p>0</text:p>
          </table:table-cell>
          <table:table-cell table:formula="of:=IF(MOD([.A7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06">
            <text:p>706</text:p>
          </table:table-cell>
          <table:table-cell table:formula="of:=IF([.G708]=1;5000;IF([.H708]=1;[.B707]-[.$J$2];[.B707]))" office:value-type="float" office:value="4940">
            <text:p>4940</text:p>
          </table:table-cell>
          <table:table-cell table:formula="of:=[.D708]/[.B708]" office:value-type="percentage" office:value="0.183014339639688">
            <text:p>18,30%</text:p>
          </table:table-cell>
          <table:table-cell table:formula="of:=IF([.H708]=1;[.D707]-([.$J$2]*[.C707]);[.D707])" office:value-type="float" office:value="904.090837820057">
            <text:p>904,0908378201</text:p>
          </table:table-cell>
          <table:table-cell table:formula="of:=IF([.G708]=1;5000-[.D707];IF([.H708]=1;[.E707]-([.$J$2]*(1-[.C707]));[.E707]))" office:value-type="float" office:value="4035.90916217994">
            <text:p>4035,90916218</text:p>
          </table:table-cell>
          <table:table-cell/>
          <table:table-cell table:formula="of:=IF(MOD([.A708]-1;50)=0;1;0)" office:value-type="float" office:value="0">
            <text:p>0</text:p>
          </table:table-cell>
          <table:table-cell table:formula="of:=IF(MOD([.A7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07">
            <text:p>707</text:p>
          </table:table-cell>
          <table:table-cell table:formula="of:=IF([.G709]=1;5000;IF([.H709]=1;[.B708]-[.$J$2];[.B708]))" office:value-type="float" office:value="4940">
            <text:p>4940</text:p>
          </table:table-cell>
          <table:table-cell table:formula="of:=[.D709]/[.B709]" office:value-type="percentage" office:value="0.183014339639688">
            <text:p>18,30%</text:p>
          </table:table-cell>
          <table:table-cell table:formula="of:=IF([.H709]=1;[.D708]-([.$J$2]*[.C708]);[.D708])" office:value-type="float" office:value="904.090837820057">
            <text:p>904,0908378201</text:p>
          </table:table-cell>
          <table:table-cell table:formula="of:=IF([.G709]=1;5000-[.D708];IF([.H709]=1;[.E708]-([.$J$2]*(1-[.C708]));[.E708]))" office:value-type="float" office:value="4035.90916217994">
            <text:p>4035,90916218</text:p>
          </table:table-cell>
          <table:table-cell/>
          <table:table-cell table:formula="of:=IF(MOD([.A709]-1;50)=0;1;0)" office:value-type="float" office:value="0">
            <text:p>0</text:p>
          </table:table-cell>
          <table:table-cell table:formula="of:=IF(MOD([.A7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08">
            <text:p>708</text:p>
          </table:table-cell>
          <table:table-cell table:formula="of:=IF([.G710]=1;5000;IF([.H710]=1;[.B709]-[.$J$2];[.B709]))" office:value-type="float" office:value="4920">
            <text:p>4920</text:p>
          </table:table-cell>
          <table:table-cell table:formula="of:=[.D710]/[.B710]" office:value-type="percentage" office:value="0.183014339639688">
            <text:p>18,30%</text:p>
          </table:table-cell>
          <table:table-cell table:formula="of:=IF([.H710]=1;[.D709]-([.$J$2]*[.C709]);[.D709])" office:value-type="float" office:value="900.430551027263">
            <text:p>900,4305510273</text:p>
          </table:table-cell>
          <table:table-cell table:formula="of:=IF([.G710]=1;5000-[.D709];IF([.H710]=1;[.E709]-([.$J$2]*(1-[.C709]));[.E709]))" office:value-type="float" office:value="4019.56944897274">
            <text:p>4019,5694489727</text:p>
          </table:table-cell>
          <table:table-cell/>
          <table:table-cell table:formula="of:=IF(MOD([.A710]-1;50)=0;1;0)" office:value-type="float" office:value="0">
            <text:p>0</text:p>
          </table:table-cell>
          <table:table-cell table:formula="of:=IF(MOD([.A7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09">
            <text:p>709</text:p>
          </table:table-cell>
          <table:table-cell table:formula="of:=IF([.G711]=1;5000;IF([.H711]=1;[.B710]-[.$J$2];[.B710]))" office:value-type="float" office:value="4920">
            <text:p>4920</text:p>
          </table:table-cell>
          <table:table-cell table:formula="of:=[.D711]/[.B711]" office:value-type="percentage" office:value="0.183014339639688">
            <text:p>18,30%</text:p>
          </table:table-cell>
          <table:table-cell table:formula="of:=IF([.H711]=1;[.D710]-([.$J$2]*[.C710]);[.D710])" office:value-type="float" office:value="900.430551027263">
            <text:p>900,4305510273</text:p>
          </table:table-cell>
          <table:table-cell table:formula="of:=IF([.G711]=1;5000-[.D710];IF([.H711]=1;[.E710]-([.$J$2]*(1-[.C710]));[.E710]))" office:value-type="float" office:value="4019.56944897274">
            <text:p>4019,5694489727</text:p>
          </table:table-cell>
          <table:table-cell/>
          <table:table-cell table:formula="of:=IF(MOD([.A711]-1;50)=0;1;0)" office:value-type="float" office:value="0">
            <text:p>0</text:p>
          </table:table-cell>
          <table:table-cell table:formula="of:=IF(MOD([.A7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10">
            <text:p>710</text:p>
          </table:table-cell>
          <table:table-cell table:formula="of:=IF([.G712]=1;5000;IF([.H712]=1;[.B711]-[.$J$2];[.B711]))" office:value-type="float" office:value="4900">
            <text:p>4900</text:p>
          </table:table-cell>
          <table:table-cell table:formula="of:=[.D712]/[.B712]" office:value-type="percentage" office:value="0.183014339639688">
            <text:p>18,30%</text:p>
          </table:table-cell>
          <table:table-cell table:formula="of:=IF([.H712]=1;[.D711]-([.$J$2]*[.C711]);[.D711])" office:value-type="float" office:value="896.770264234469">
            <text:p>896,7702642345</text:p>
          </table:table-cell>
          <table:table-cell table:formula="of:=IF([.G712]=1;5000-[.D711];IF([.H712]=1;[.E711]-([.$J$2]*(1-[.C711]));[.E711]))" office:value-type="float" office:value="4003.22973576553">
            <text:p>4003,2297357655</text:p>
          </table:table-cell>
          <table:table-cell/>
          <table:table-cell table:formula="of:=IF(MOD([.A712]-1;50)=0;1;0)" office:value-type="float" office:value="0">
            <text:p>0</text:p>
          </table:table-cell>
          <table:table-cell table:formula="of:=IF(MOD([.A7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11">
            <text:p>711</text:p>
          </table:table-cell>
          <table:table-cell table:formula="of:=IF([.G713]=1;5000;IF([.H713]=1;[.B712]-[.$J$2];[.B712]))" office:value-type="float" office:value="4900">
            <text:p>4900</text:p>
          </table:table-cell>
          <table:table-cell table:formula="of:=[.D713]/[.B713]" office:value-type="percentage" office:value="0.183014339639688">
            <text:p>18,30%</text:p>
          </table:table-cell>
          <table:table-cell table:formula="of:=IF([.H713]=1;[.D712]-([.$J$2]*[.C712]);[.D712])" office:value-type="float" office:value="896.770264234469">
            <text:p>896,7702642345</text:p>
          </table:table-cell>
          <table:table-cell table:formula="of:=IF([.G713]=1;5000-[.D712];IF([.H713]=1;[.E712]-([.$J$2]*(1-[.C712]));[.E712]))" office:value-type="float" office:value="4003.22973576553">
            <text:p>4003,2297357655</text:p>
          </table:table-cell>
          <table:table-cell/>
          <table:table-cell table:formula="of:=IF(MOD([.A713]-1;50)=0;1;0)" office:value-type="float" office:value="0">
            <text:p>0</text:p>
          </table:table-cell>
          <table:table-cell table:formula="of:=IF(MOD([.A7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12">
            <text:p>712</text:p>
          </table:table-cell>
          <table:table-cell table:formula="of:=IF([.G714]=1;5000;IF([.H714]=1;[.B713]-[.$J$2];[.B713]))" office:value-type="float" office:value="4880">
            <text:p>4880</text:p>
          </table:table-cell>
          <table:table-cell table:formula="of:=[.D714]/[.B714]" office:value-type="percentage" office:value="0.183014339639688">
            <text:p>18,30%</text:p>
          </table:table-cell>
          <table:table-cell table:formula="of:=IF([.H714]=1;[.D713]-([.$J$2]*[.C713]);[.D713])" office:value-type="float" office:value="893.109977441675">
            <text:p>893,1099774417</text:p>
          </table:table-cell>
          <table:table-cell table:formula="of:=IF([.G714]=1;5000-[.D713];IF([.H714]=1;[.E713]-([.$J$2]*(1-[.C713]));[.E713]))" office:value-type="float" office:value="3986.89002255832">
            <text:p>3986,8900225583</text:p>
          </table:table-cell>
          <table:table-cell/>
          <table:table-cell table:formula="of:=IF(MOD([.A714]-1;50)=0;1;0)" office:value-type="float" office:value="0">
            <text:p>0</text:p>
          </table:table-cell>
          <table:table-cell table:formula="of:=IF(MOD([.A7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13">
            <text:p>713</text:p>
          </table:table-cell>
          <table:table-cell table:formula="of:=IF([.G715]=1;5000;IF([.H715]=1;[.B714]-[.$J$2];[.B714]))" office:value-type="float" office:value="4880">
            <text:p>4880</text:p>
          </table:table-cell>
          <table:table-cell table:formula="of:=[.D715]/[.B715]" office:value-type="percentage" office:value="0.183014339639688">
            <text:p>18,30%</text:p>
          </table:table-cell>
          <table:table-cell table:formula="of:=IF([.H715]=1;[.D714]-([.$J$2]*[.C714]);[.D714])" office:value-type="float" office:value="893.109977441675">
            <text:p>893,1099774417</text:p>
          </table:table-cell>
          <table:table-cell table:formula="of:=IF([.G715]=1;5000-[.D714];IF([.H715]=1;[.E714]-([.$J$2]*(1-[.C714]));[.E714]))" office:value-type="float" office:value="3986.89002255832">
            <text:p>3986,8900225583</text:p>
          </table:table-cell>
          <table:table-cell/>
          <table:table-cell table:formula="of:=IF(MOD([.A715]-1;50)=0;1;0)" office:value-type="float" office:value="0">
            <text:p>0</text:p>
          </table:table-cell>
          <table:table-cell table:formula="of:=IF(MOD([.A7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14">
            <text:p>714</text:p>
          </table:table-cell>
          <table:table-cell table:formula="of:=IF([.G716]=1;5000;IF([.H716]=1;[.B715]-[.$J$2];[.B715]))" office:value-type="float" office:value="4860">
            <text:p>4860</text:p>
          </table:table-cell>
          <table:table-cell table:formula="of:=[.D716]/[.B716]" office:value-type="percentage" office:value="0.183014339639688">
            <text:p>18,30%</text:p>
          </table:table-cell>
          <table:table-cell table:formula="of:=IF([.H716]=1;[.D715]-([.$J$2]*[.C715]);[.D715])" office:value-type="float" office:value="889.449690648882">
            <text:p>889,4496906489</text:p>
          </table:table-cell>
          <table:table-cell table:formula="of:=IF([.G716]=1;5000-[.D715];IF([.H716]=1;[.E715]-([.$J$2]*(1-[.C715]));[.E715]))" office:value-type="float" office:value="3970.55030935112">
            <text:p>3970,5503093511</text:p>
          </table:table-cell>
          <table:table-cell/>
          <table:table-cell table:formula="of:=IF(MOD([.A716]-1;50)=0;1;0)" office:value-type="float" office:value="0">
            <text:p>0</text:p>
          </table:table-cell>
          <table:table-cell table:formula="of:=IF(MOD([.A7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15">
            <text:p>715</text:p>
          </table:table-cell>
          <table:table-cell table:formula="of:=IF([.G717]=1;5000;IF([.H717]=1;[.B716]-[.$J$2];[.B716]))" office:value-type="float" office:value="4860">
            <text:p>4860</text:p>
          </table:table-cell>
          <table:table-cell table:formula="of:=[.D717]/[.B717]" office:value-type="percentage" office:value="0.183014339639688">
            <text:p>18,30%</text:p>
          </table:table-cell>
          <table:table-cell table:formula="of:=IF([.H717]=1;[.D716]-([.$J$2]*[.C716]);[.D716])" office:value-type="float" office:value="889.449690648882">
            <text:p>889,4496906489</text:p>
          </table:table-cell>
          <table:table-cell table:formula="of:=IF([.G717]=1;5000-[.D716];IF([.H717]=1;[.E716]-([.$J$2]*(1-[.C716]));[.E716]))" office:value-type="float" office:value="3970.55030935112">
            <text:p>3970,5503093511</text:p>
          </table:table-cell>
          <table:table-cell/>
          <table:table-cell table:formula="of:=IF(MOD([.A717]-1;50)=0;1;0)" office:value-type="float" office:value="0">
            <text:p>0</text:p>
          </table:table-cell>
          <table:table-cell table:formula="of:=IF(MOD([.A7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16">
            <text:p>716</text:p>
          </table:table-cell>
          <table:table-cell table:formula="of:=IF([.G718]=1;5000;IF([.H718]=1;[.B717]-[.$J$2];[.B717]))" office:value-type="float" office:value="4840">
            <text:p>4840</text:p>
          </table:table-cell>
          <table:table-cell table:formula="of:=[.D718]/[.B718]" office:value-type="percentage" office:value="0.183014339639688">
            <text:p>18,30%</text:p>
          </table:table-cell>
          <table:table-cell table:formula="of:=IF([.H718]=1;[.D717]-([.$J$2]*[.C717]);[.D717])" office:value-type="float" office:value="885.789403856088">
            <text:p>885,7894038561</text:p>
          </table:table-cell>
          <table:table-cell table:formula="of:=IF([.G718]=1;5000-[.D717];IF([.H718]=1;[.E717]-([.$J$2]*(1-[.C717]));[.E717]))" office:value-type="float" office:value="3954.21059614391">
            <text:p>3954,2105961439</text:p>
          </table:table-cell>
          <table:table-cell/>
          <table:table-cell table:formula="of:=IF(MOD([.A718]-1;50)=0;1;0)" office:value-type="float" office:value="0">
            <text:p>0</text:p>
          </table:table-cell>
          <table:table-cell table:formula="of:=IF(MOD([.A7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17">
            <text:p>717</text:p>
          </table:table-cell>
          <table:table-cell table:formula="of:=IF([.G719]=1;5000;IF([.H719]=1;[.B718]-[.$J$2];[.B718]))" office:value-type="float" office:value="4840">
            <text:p>4840</text:p>
          </table:table-cell>
          <table:table-cell table:formula="of:=[.D719]/[.B719]" office:value-type="percentage" office:value="0.183014339639688">
            <text:p>18,30%</text:p>
          </table:table-cell>
          <table:table-cell table:formula="of:=IF([.H719]=1;[.D718]-([.$J$2]*[.C718]);[.D718])" office:value-type="float" office:value="885.789403856088">
            <text:p>885,7894038561</text:p>
          </table:table-cell>
          <table:table-cell table:formula="of:=IF([.G719]=1;5000-[.D718];IF([.H719]=1;[.E718]-([.$J$2]*(1-[.C718]));[.E718]))" office:value-type="float" office:value="3954.21059614391">
            <text:p>3954,2105961439</text:p>
          </table:table-cell>
          <table:table-cell/>
          <table:table-cell table:formula="of:=IF(MOD([.A719]-1;50)=0;1;0)" office:value-type="float" office:value="0">
            <text:p>0</text:p>
          </table:table-cell>
          <table:table-cell table:formula="of:=IF(MOD([.A7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18">
            <text:p>718</text:p>
          </table:table-cell>
          <table:table-cell table:formula="of:=IF([.G720]=1;5000;IF([.H720]=1;[.B719]-[.$J$2];[.B719]))" office:value-type="float" office:value="4820">
            <text:p>4820</text:p>
          </table:table-cell>
          <table:table-cell table:formula="of:=[.D720]/[.B720]" office:value-type="percentage" office:value="0.183014339639688">
            <text:p>18,30%</text:p>
          </table:table-cell>
          <table:table-cell table:formula="of:=IF([.H720]=1;[.D719]-([.$J$2]*[.C719]);[.D719])" office:value-type="float" office:value="882.129117063294">
            <text:p>882,1291170633</text:p>
          </table:table-cell>
          <table:table-cell table:formula="of:=IF([.G720]=1;5000-[.D719];IF([.H720]=1;[.E719]-([.$J$2]*(1-[.C719]));[.E719]))" office:value-type="float" office:value="3937.8708829367">
            <text:p>3937,8708829367</text:p>
          </table:table-cell>
          <table:table-cell/>
          <table:table-cell table:formula="of:=IF(MOD([.A720]-1;50)=0;1;0)" office:value-type="float" office:value="0">
            <text:p>0</text:p>
          </table:table-cell>
          <table:table-cell table:formula="of:=IF(MOD([.A7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19">
            <text:p>719</text:p>
          </table:table-cell>
          <table:table-cell table:formula="of:=IF([.G721]=1;5000;IF([.H721]=1;[.B720]-[.$J$2];[.B720]))" office:value-type="float" office:value="4820">
            <text:p>4820</text:p>
          </table:table-cell>
          <table:table-cell table:formula="of:=[.D721]/[.B721]" office:value-type="percentage" office:value="0.183014339639688">
            <text:p>18,30%</text:p>
          </table:table-cell>
          <table:table-cell table:formula="of:=IF([.H721]=1;[.D720]-([.$J$2]*[.C720]);[.D720])" office:value-type="float" office:value="882.129117063294">
            <text:p>882,1291170633</text:p>
          </table:table-cell>
          <table:table-cell table:formula="of:=IF([.G721]=1;5000-[.D720];IF([.H721]=1;[.E720]-([.$J$2]*(1-[.C720]));[.E720]))" office:value-type="float" office:value="3937.8708829367">
            <text:p>3937,8708829367</text:p>
          </table:table-cell>
          <table:table-cell/>
          <table:table-cell table:formula="of:=IF(MOD([.A721]-1;50)=0;1;0)" office:value-type="float" office:value="0">
            <text:p>0</text:p>
          </table:table-cell>
          <table:table-cell table:formula="of:=IF(MOD([.A7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20">
            <text:p>720</text:p>
          </table:table-cell>
          <table:table-cell table:formula="of:=IF([.G722]=1;5000;IF([.H722]=1;[.B721]-[.$J$2];[.B721]))" office:value-type="float" office:value="4800">
            <text:p>4800</text:p>
          </table:table-cell>
          <table:table-cell table:formula="of:=[.D722]/[.B722]" office:value-type="percentage" office:value="0.183014339639688">
            <text:p>18,30%</text:p>
          </table:table-cell>
          <table:table-cell table:formula="of:=IF([.H722]=1;[.D721]-([.$J$2]*[.C721]);[.D721])" office:value-type="float" office:value="878.468830270501">
            <text:p>878,4688302705</text:p>
          </table:table-cell>
          <table:table-cell table:formula="of:=IF([.G722]=1;5000-[.D721];IF([.H722]=1;[.E721]-([.$J$2]*(1-[.C721]));[.E721]))" office:value-type="float" office:value="3921.5311697295">
            <text:p>3921,5311697295</text:p>
          </table:table-cell>
          <table:table-cell/>
          <table:table-cell table:formula="of:=IF(MOD([.A722]-1;50)=0;1;0)" office:value-type="float" office:value="0">
            <text:p>0</text:p>
          </table:table-cell>
          <table:table-cell table:formula="of:=IF(MOD([.A7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21">
            <text:p>721</text:p>
          </table:table-cell>
          <table:table-cell table:formula="of:=IF([.G723]=1;5000;IF([.H723]=1;[.B722]-[.$J$2];[.B722]))" office:value-type="float" office:value="4800">
            <text:p>4800</text:p>
          </table:table-cell>
          <table:table-cell table:formula="of:=[.D723]/[.B723]" office:value-type="percentage" office:value="0.183014339639688">
            <text:p>18,30%</text:p>
          </table:table-cell>
          <table:table-cell table:formula="of:=IF([.H723]=1;[.D722]-([.$J$2]*[.C722]);[.D722])" office:value-type="float" office:value="878.468830270501">
            <text:p>878,4688302705</text:p>
          </table:table-cell>
          <table:table-cell table:formula="of:=IF([.G723]=1;5000-[.D722];IF([.H723]=1;[.E722]-([.$J$2]*(1-[.C722]));[.E722]))" office:value-type="float" office:value="3921.5311697295">
            <text:p>3921,5311697295</text:p>
          </table:table-cell>
          <table:table-cell/>
          <table:table-cell table:formula="of:=IF(MOD([.A723]-1;50)=0;1;0)" office:value-type="float" office:value="0">
            <text:p>0</text:p>
          </table:table-cell>
          <table:table-cell table:formula="of:=IF(MOD([.A7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22">
            <text:p>722</text:p>
          </table:table-cell>
          <table:table-cell table:formula="of:=IF([.G724]=1;5000;IF([.H724]=1;[.B723]-[.$J$2];[.B723]))" office:value-type="float" office:value="4780">
            <text:p>4780</text:p>
          </table:table-cell>
          <table:table-cell table:formula="of:=[.D724]/[.B724]" office:value-type="percentage" office:value="0.183014339639688">
            <text:p>18,30%</text:p>
          </table:table-cell>
          <table:table-cell table:formula="of:=IF([.H724]=1;[.D723]-([.$J$2]*[.C723]);[.D723])" office:value-type="float" office:value="874.808543477707">
            <text:p>874,8085434777</text:p>
          </table:table-cell>
          <table:table-cell table:formula="of:=IF([.G724]=1;5000-[.D723];IF([.H724]=1;[.E723]-([.$J$2]*(1-[.C723]));[.E723]))" office:value-type="float" office:value="3905.19145652229">
            <text:p>3905,1914565223</text:p>
          </table:table-cell>
          <table:table-cell/>
          <table:table-cell table:formula="of:=IF(MOD([.A724]-1;50)=0;1;0)" office:value-type="float" office:value="0">
            <text:p>0</text:p>
          </table:table-cell>
          <table:table-cell table:formula="of:=IF(MOD([.A7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23">
            <text:p>723</text:p>
          </table:table-cell>
          <table:table-cell table:formula="of:=IF([.G725]=1;5000;IF([.H725]=1;[.B724]-[.$J$2];[.B724]))" office:value-type="float" office:value="4780">
            <text:p>4780</text:p>
          </table:table-cell>
          <table:table-cell table:formula="of:=[.D725]/[.B725]" office:value-type="percentage" office:value="0.183014339639688">
            <text:p>18,30%</text:p>
          </table:table-cell>
          <table:table-cell table:formula="of:=IF([.H725]=1;[.D724]-([.$J$2]*[.C724]);[.D724])" office:value-type="float" office:value="874.808543477707">
            <text:p>874,8085434777</text:p>
          </table:table-cell>
          <table:table-cell table:formula="of:=IF([.G725]=1;5000-[.D724];IF([.H725]=1;[.E724]-([.$J$2]*(1-[.C724]));[.E724]))" office:value-type="float" office:value="3905.19145652229">
            <text:p>3905,1914565223</text:p>
          </table:table-cell>
          <table:table-cell/>
          <table:table-cell table:formula="of:=IF(MOD([.A725]-1;50)=0;1;0)" office:value-type="float" office:value="0">
            <text:p>0</text:p>
          </table:table-cell>
          <table:table-cell table:formula="of:=IF(MOD([.A7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24">
            <text:p>724</text:p>
          </table:table-cell>
          <table:table-cell table:formula="of:=IF([.G726]=1;5000;IF([.H726]=1;[.B725]-[.$J$2];[.B725]))" office:value-type="float" office:value="4760">
            <text:p>4760</text:p>
          </table:table-cell>
          <table:table-cell table:formula="of:=[.D726]/[.B726]" office:value-type="percentage" office:value="0.183014339639688">
            <text:p>18,30%</text:p>
          </table:table-cell>
          <table:table-cell table:formula="of:=IF([.H726]=1;[.D725]-([.$J$2]*[.C725]);[.D725])" office:value-type="float" office:value="871.148256684913">
            <text:p>871,1482566849</text:p>
          </table:table-cell>
          <table:table-cell table:formula="of:=IF([.G726]=1;5000-[.D725];IF([.H726]=1;[.E725]-([.$J$2]*(1-[.C725]));[.E725]))" office:value-type="float" office:value="3888.85174331509">
            <text:p>3888,8517433151</text:p>
          </table:table-cell>
          <table:table-cell/>
          <table:table-cell table:formula="of:=IF(MOD([.A726]-1;50)=0;1;0)" office:value-type="float" office:value="0">
            <text:p>0</text:p>
          </table:table-cell>
          <table:table-cell table:formula="of:=IF(MOD([.A7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25">
            <text:p>725</text:p>
          </table:table-cell>
          <table:table-cell table:formula="of:=IF([.G727]=1;5000;IF([.H727]=1;[.B726]-[.$J$2];[.B726]))" office:value-type="float" office:value="4760">
            <text:p>4760</text:p>
          </table:table-cell>
          <table:table-cell table:formula="of:=[.D727]/[.B727]" office:value-type="percentage" office:value="0.183014339639688">
            <text:p>18,30%</text:p>
          </table:table-cell>
          <table:table-cell table:formula="of:=IF([.H727]=1;[.D726]-([.$J$2]*[.C726]);[.D726])" office:value-type="float" office:value="871.148256684913">
            <text:p>871,1482566849</text:p>
          </table:table-cell>
          <table:table-cell table:formula="of:=IF([.G727]=1;5000-[.D726];IF([.H727]=1;[.E726]-([.$J$2]*(1-[.C726]));[.E726]))" office:value-type="float" office:value="3888.85174331509">
            <text:p>3888,8517433151</text:p>
          </table:table-cell>
          <table:table-cell/>
          <table:table-cell table:formula="of:=IF(MOD([.A727]-1;50)=0;1;0)" office:value-type="float" office:value="0">
            <text:p>0</text:p>
          </table:table-cell>
          <table:table-cell table:formula="of:=IF(MOD([.A7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26">
            <text:p>726</text:p>
          </table:table-cell>
          <table:table-cell table:formula="of:=IF([.G728]=1;5000;IF([.H728]=1;[.B727]-[.$J$2];[.B727]))" office:value-type="float" office:value="4740">
            <text:p>4740</text:p>
          </table:table-cell>
          <table:table-cell table:formula="of:=[.D728]/[.B728]" office:value-type="percentage" office:value="0.183014339639688">
            <text:p>18,30%</text:p>
          </table:table-cell>
          <table:table-cell table:formula="of:=IF([.H728]=1;[.D727]-([.$J$2]*[.C727]);[.D727])" office:value-type="float" office:value="867.487969892119">
            <text:p>867,4879698921</text:p>
          </table:table-cell>
          <table:table-cell table:formula="of:=IF([.G728]=1;5000-[.D727];IF([.H728]=1;[.E727]-([.$J$2]*(1-[.C727]));[.E727]))" office:value-type="float" office:value="3872.51203010788">
            <text:p>3872,5120301079</text:p>
          </table:table-cell>
          <table:table-cell/>
          <table:table-cell table:formula="of:=IF(MOD([.A728]-1;50)=0;1;0)" office:value-type="float" office:value="0">
            <text:p>0</text:p>
          </table:table-cell>
          <table:table-cell table:formula="of:=IF(MOD([.A7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27">
            <text:p>727</text:p>
          </table:table-cell>
          <table:table-cell table:formula="of:=IF([.G729]=1;5000;IF([.H729]=1;[.B728]-[.$J$2];[.B728]))" office:value-type="float" office:value="4740">
            <text:p>4740</text:p>
          </table:table-cell>
          <table:table-cell table:formula="of:=[.D729]/[.B729]" office:value-type="percentage" office:value="0.183014339639688">
            <text:p>18,30%</text:p>
          </table:table-cell>
          <table:table-cell table:formula="of:=IF([.H729]=1;[.D728]-([.$J$2]*[.C728]);[.D728])" office:value-type="float" office:value="867.487969892119">
            <text:p>867,4879698921</text:p>
          </table:table-cell>
          <table:table-cell table:formula="of:=IF([.G729]=1;5000-[.D728];IF([.H729]=1;[.E728]-([.$J$2]*(1-[.C728]));[.E728]))" office:value-type="float" office:value="3872.51203010788">
            <text:p>3872,5120301079</text:p>
          </table:table-cell>
          <table:table-cell/>
          <table:table-cell table:formula="of:=IF(MOD([.A729]-1;50)=0;1;0)" office:value-type="float" office:value="0">
            <text:p>0</text:p>
          </table:table-cell>
          <table:table-cell table:formula="of:=IF(MOD([.A7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28">
            <text:p>728</text:p>
          </table:table-cell>
          <table:table-cell table:formula="of:=IF([.G730]=1;5000;IF([.H730]=1;[.B729]-[.$J$2];[.B729]))" office:value-type="float" office:value="4720">
            <text:p>4720</text:p>
          </table:table-cell>
          <table:table-cell table:formula="of:=[.D730]/[.B730]" office:value-type="percentage" office:value="0.183014339639688">
            <text:p>18,30%</text:p>
          </table:table-cell>
          <table:table-cell table:formula="of:=IF([.H730]=1;[.D729]-([.$J$2]*[.C729]);[.D729])" office:value-type="float" office:value="863.827683099326">
            <text:p>863,8276830993</text:p>
          </table:table-cell>
          <table:table-cell table:formula="of:=IF([.G730]=1;5000-[.D729];IF([.H730]=1;[.E729]-([.$J$2]*(1-[.C729]));[.E729]))" office:value-type="float" office:value="3856.17231690067">
            <text:p>3856,1723169007</text:p>
          </table:table-cell>
          <table:table-cell/>
          <table:table-cell table:formula="of:=IF(MOD([.A730]-1;50)=0;1;0)" office:value-type="float" office:value="0">
            <text:p>0</text:p>
          </table:table-cell>
          <table:table-cell table:formula="of:=IF(MOD([.A7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29">
            <text:p>729</text:p>
          </table:table-cell>
          <table:table-cell table:formula="of:=IF([.G731]=1;5000;IF([.H731]=1;[.B730]-[.$J$2];[.B730]))" office:value-type="float" office:value="4720">
            <text:p>4720</text:p>
          </table:table-cell>
          <table:table-cell table:formula="of:=[.D731]/[.B731]" office:value-type="percentage" office:value="0.183014339639688">
            <text:p>18,30%</text:p>
          </table:table-cell>
          <table:table-cell table:formula="of:=IF([.H731]=1;[.D730]-([.$J$2]*[.C730]);[.D730])" office:value-type="float" office:value="863.827683099326">
            <text:p>863,8276830993</text:p>
          </table:table-cell>
          <table:table-cell table:formula="of:=IF([.G731]=1;5000-[.D730];IF([.H731]=1;[.E730]-([.$J$2]*(1-[.C730]));[.E730]))" office:value-type="float" office:value="3856.17231690067">
            <text:p>3856,1723169007</text:p>
          </table:table-cell>
          <table:table-cell/>
          <table:table-cell table:formula="of:=IF(MOD([.A731]-1;50)=0;1;0)" office:value-type="float" office:value="0">
            <text:p>0</text:p>
          </table:table-cell>
          <table:table-cell table:formula="of:=IF(MOD([.A7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30">
            <text:p>730</text:p>
          </table:table-cell>
          <table:table-cell table:formula="of:=IF([.G732]=1;5000;IF([.H732]=1;[.B731]-[.$J$2];[.B731]))" office:value-type="float" office:value="4700">
            <text:p>4700</text:p>
          </table:table-cell>
          <table:table-cell table:formula="of:=[.D732]/[.B732]" office:value-type="percentage" office:value="0.183014339639688">
            <text:p>18,30%</text:p>
          </table:table-cell>
          <table:table-cell table:formula="of:=IF([.H732]=1;[.D731]-([.$J$2]*[.C731]);[.D731])" office:value-type="float" office:value="860.167396306532">
            <text:p>860,1673963065</text:p>
          </table:table-cell>
          <table:table-cell table:formula="of:=IF([.G732]=1;5000-[.D731];IF([.H732]=1;[.E731]-([.$J$2]*(1-[.C731]));[.E731]))" office:value-type="float" office:value="3839.83260369347">
            <text:p>3839,8326036935</text:p>
          </table:table-cell>
          <table:table-cell/>
          <table:table-cell table:formula="of:=IF(MOD([.A732]-1;50)=0;1;0)" office:value-type="float" office:value="0">
            <text:p>0</text:p>
          </table:table-cell>
          <table:table-cell table:formula="of:=IF(MOD([.A7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31">
            <text:p>731</text:p>
          </table:table-cell>
          <table:table-cell table:formula="of:=IF([.G733]=1;5000;IF([.H733]=1;[.B732]-[.$J$2];[.B732]))" office:value-type="float" office:value="4700">
            <text:p>4700</text:p>
          </table:table-cell>
          <table:table-cell table:formula="of:=[.D733]/[.B733]" office:value-type="percentage" office:value="0.183014339639688">
            <text:p>18,30%</text:p>
          </table:table-cell>
          <table:table-cell table:formula="of:=IF([.H733]=1;[.D732]-([.$J$2]*[.C732]);[.D732])" office:value-type="float" office:value="860.167396306532">
            <text:p>860,1673963065</text:p>
          </table:table-cell>
          <table:table-cell table:formula="of:=IF([.G733]=1;5000-[.D732];IF([.H733]=1;[.E732]-([.$J$2]*(1-[.C732]));[.E732]))" office:value-type="float" office:value="3839.83260369347">
            <text:p>3839,8326036935</text:p>
          </table:table-cell>
          <table:table-cell/>
          <table:table-cell table:formula="of:=IF(MOD([.A733]-1;50)=0;1;0)" office:value-type="float" office:value="0">
            <text:p>0</text:p>
          </table:table-cell>
          <table:table-cell table:formula="of:=IF(MOD([.A7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32">
            <text:p>732</text:p>
          </table:table-cell>
          <table:table-cell table:formula="of:=IF([.G734]=1;5000;IF([.H734]=1;[.B733]-[.$J$2];[.B733]))" office:value-type="float" office:value="4680">
            <text:p>4680</text:p>
          </table:table-cell>
          <table:table-cell table:formula="of:=[.D734]/[.B734]" office:value-type="percentage" office:value="0.183014339639688">
            <text:p>18,30%</text:p>
          </table:table-cell>
          <table:table-cell table:formula="of:=IF([.H734]=1;[.D733]-([.$J$2]*[.C733]);[.D733])" office:value-type="float" office:value="856.507109513738">
            <text:p>856,5071095137</text:p>
          </table:table-cell>
          <table:table-cell table:formula="of:=IF([.G734]=1;5000-[.D733];IF([.H734]=1;[.E733]-([.$J$2]*(1-[.C733]));[.E733]))" office:value-type="float" office:value="3823.49289048626">
            <text:p>3823,4928904863</text:p>
          </table:table-cell>
          <table:table-cell/>
          <table:table-cell table:formula="of:=IF(MOD([.A734]-1;50)=0;1;0)" office:value-type="float" office:value="0">
            <text:p>0</text:p>
          </table:table-cell>
          <table:table-cell table:formula="of:=IF(MOD([.A7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33">
            <text:p>733</text:p>
          </table:table-cell>
          <table:table-cell table:formula="of:=IF([.G735]=1;5000;IF([.H735]=1;[.B734]-[.$J$2];[.B734]))" office:value-type="float" office:value="4680">
            <text:p>4680</text:p>
          </table:table-cell>
          <table:table-cell table:formula="of:=[.D735]/[.B735]" office:value-type="percentage" office:value="0.183014339639688">
            <text:p>18,30%</text:p>
          </table:table-cell>
          <table:table-cell table:formula="of:=IF([.H735]=1;[.D734]-([.$J$2]*[.C734]);[.D734])" office:value-type="float" office:value="856.507109513738">
            <text:p>856,5071095137</text:p>
          </table:table-cell>
          <table:table-cell table:formula="of:=IF([.G735]=1;5000-[.D734];IF([.H735]=1;[.E734]-([.$J$2]*(1-[.C734]));[.E734]))" office:value-type="float" office:value="3823.49289048626">
            <text:p>3823,4928904863</text:p>
          </table:table-cell>
          <table:table-cell/>
          <table:table-cell table:formula="of:=IF(MOD([.A735]-1;50)=0;1;0)" office:value-type="float" office:value="0">
            <text:p>0</text:p>
          </table:table-cell>
          <table:table-cell table:formula="of:=IF(MOD([.A7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34">
            <text:p>734</text:p>
          </table:table-cell>
          <table:table-cell table:formula="of:=IF([.G736]=1;5000;IF([.H736]=1;[.B735]-[.$J$2];[.B735]))" office:value-type="float" office:value="4660">
            <text:p>4660</text:p>
          </table:table-cell>
          <table:table-cell table:formula="of:=[.D736]/[.B736]" office:value-type="percentage" office:value="0.183014339639688">
            <text:p>18,30%</text:p>
          </table:table-cell>
          <table:table-cell table:formula="of:=IF([.H736]=1;[.D735]-([.$J$2]*[.C735]);[.D735])" office:value-type="float" office:value="852.846822720944">
            <text:p>852,8468227209</text:p>
          </table:table-cell>
          <table:table-cell table:formula="of:=IF([.G736]=1;5000-[.D735];IF([.H736]=1;[.E735]-([.$J$2]*(1-[.C735]));[.E735]))" office:value-type="float" office:value="3807.15317727905">
            <text:p>3807,1531772791</text:p>
          </table:table-cell>
          <table:table-cell/>
          <table:table-cell table:formula="of:=IF(MOD([.A736]-1;50)=0;1;0)" office:value-type="float" office:value="0">
            <text:p>0</text:p>
          </table:table-cell>
          <table:table-cell table:formula="of:=IF(MOD([.A7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35">
            <text:p>735</text:p>
          </table:table-cell>
          <table:table-cell table:formula="of:=IF([.G737]=1;5000;IF([.H737]=1;[.B736]-[.$J$2];[.B736]))" office:value-type="float" office:value="4660">
            <text:p>4660</text:p>
          </table:table-cell>
          <table:table-cell table:formula="of:=[.D737]/[.B737]" office:value-type="percentage" office:value="0.183014339639688">
            <text:p>18,30%</text:p>
          </table:table-cell>
          <table:table-cell table:formula="of:=IF([.H737]=1;[.D736]-([.$J$2]*[.C736]);[.D736])" office:value-type="float" office:value="852.846822720944">
            <text:p>852,8468227209</text:p>
          </table:table-cell>
          <table:table-cell table:formula="of:=IF([.G737]=1;5000-[.D736];IF([.H737]=1;[.E736]-([.$J$2]*(1-[.C736]));[.E736]))" office:value-type="float" office:value="3807.15317727905">
            <text:p>3807,1531772791</text:p>
          </table:table-cell>
          <table:table-cell/>
          <table:table-cell table:formula="of:=IF(MOD([.A737]-1;50)=0;1;0)" office:value-type="float" office:value="0">
            <text:p>0</text:p>
          </table:table-cell>
          <table:table-cell table:formula="of:=IF(MOD([.A7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36">
            <text:p>736</text:p>
          </table:table-cell>
          <table:table-cell table:formula="of:=IF([.G738]=1;5000;IF([.H738]=1;[.B737]-[.$J$2];[.B737]))" office:value-type="float" office:value="4640">
            <text:p>4640</text:p>
          </table:table-cell>
          <table:table-cell table:formula="of:=[.D738]/[.B738]" office:value-type="percentage" office:value="0.183014339639688">
            <text:p>18,30%</text:p>
          </table:table-cell>
          <table:table-cell table:formula="of:=IF([.H738]=1;[.D737]-([.$J$2]*[.C737]);[.D737])" office:value-type="float" office:value="849.186535928151">
            <text:p>849,1865359282</text:p>
          </table:table-cell>
          <table:table-cell table:formula="of:=IF([.G738]=1;5000-[.D737];IF([.H738]=1;[.E737]-([.$J$2]*(1-[.C737]));[.E737]))" office:value-type="float" office:value="3790.81346407185">
            <text:p>3790,8134640719</text:p>
          </table:table-cell>
          <table:table-cell/>
          <table:table-cell table:formula="of:=IF(MOD([.A738]-1;50)=0;1;0)" office:value-type="float" office:value="0">
            <text:p>0</text:p>
          </table:table-cell>
          <table:table-cell table:formula="of:=IF(MOD([.A7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37">
            <text:p>737</text:p>
          </table:table-cell>
          <table:table-cell table:formula="of:=IF([.G739]=1;5000;IF([.H739]=1;[.B738]-[.$J$2];[.B738]))" office:value-type="float" office:value="4640">
            <text:p>4640</text:p>
          </table:table-cell>
          <table:table-cell table:formula="of:=[.D739]/[.B739]" office:value-type="percentage" office:value="0.183014339639688">
            <text:p>18,30%</text:p>
          </table:table-cell>
          <table:table-cell table:formula="of:=IF([.H739]=1;[.D738]-([.$J$2]*[.C738]);[.D738])" office:value-type="float" office:value="849.186535928151">
            <text:p>849,1865359282</text:p>
          </table:table-cell>
          <table:table-cell table:formula="of:=IF([.G739]=1;5000-[.D738];IF([.H739]=1;[.E738]-([.$J$2]*(1-[.C738]));[.E738]))" office:value-type="float" office:value="3790.81346407185">
            <text:p>3790,8134640719</text:p>
          </table:table-cell>
          <table:table-cell/>
          <table:table-cell table:formula="of:=IF(MOD([.A739]-1;50)=0;1;0)" office:value-type="float" office:value="0">
            <text:p>0</text:p>
          </table:table-cell>
          <table:table-cell table:formula="of:=IF(MOD([.A7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38">
            <text:p>738</text:p>
          </table:table-cell>
          <table:table-cell table:formula="of:=IF([.G740]=1;5000;IF([.H740]=1;[.B739]-[.$J$2];[.B739]))" office:value-type="float" office:value="4620">
            <text:p>4620</text:p>
          </table:table-cell>
          <table:table-cell table:formula="of:=[.D740]/[.B740]" office:value-type="percentage" office:value="0.183014339639688">
            <text:p>18,30%</text:p>
          </table:table-cell>
          <table:table-cell table:formula="of:=IF([.H740]=1;[.D739]-([.$J$2]*[.C739]);[.D739])" office:value-type="float" office:value="845.526249135357">
            <text:p>845,5262491354</text:p>
          </table:table-cell>
          <table:table-cell table:formula="of:=IF([.G740]=1;5000-[.D739];IF([.H740]=1;[.E739]-([.$J$2]*(1-[.C739]));[.E739]))" office:value-type="float" office:value="3774.47375086464">
            <text:p>3774,4737508646</text:p>
          </table:table-cell>
          <table:table-cell/>
          <table:table-cell table:formula="of:=IF(MOD([.A740]-1;50)=0;1;0)" office:value-type="float" office:value="0">
            <text:p>0</text:p>
          </table:table-cell>
          <table:table-cell table:formula="of:=IF(MOD([.A7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39">
            <text:p>739</text:p>
          </table:table-cell>
          <table:table-cell table:formula="of:=IF([.G741]=1;5000;IF([.H741]=1;[.B740]-[.$J$2];[.B740]))" office:value-type="float" office:value="4620">
            <text:p>4620</text:p>
          </table:table-cell>
          <table:table-cell table:formula="of:=[.D741]/[.B741]" office:value-type="percentage" office:value="0.183014339639688">
            <text:p>18,30%</text:p>
          </table:table-cell>
          <table:table-cell table:formula="of:=IF([.H741]=1;[.D740]-([.$J$2]*[.C740]);[.D740])" office:value-type="float" office:value="845.526249135357">
            <text:p>845,5262491354</text:p>
          </table:table-cell>
          <table:table-cell table:formula="of:=IF([.G741]=1;5000-[.D740];IF([.H741]=1;[.E740]-([.$J$2]*(1-[.C740]));[.E740]))" office:value-type="float" office:value="3774.47375086464">
            <text:p>3774,4737508646</text:p>
          </table:table-cell>
          <table:table-cell/>
          <table:table-cell table:formula="of:=IF(MOD([.A741]-1;50)=0;1;0)" office:value-type="float" office:value="0">
            <text:p>0</text:p>
          </table:table-cell>
          <table:table-cell table:formula="of:=IF(MOD([.A7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40">
            <text:p>740</text:p>
          </table:table-cell>
          <table:table-cell table:formula="of:=IF([.G742]=1;5000;IF([.H742]=1;[.B741]-[.$J$2];[.B741]))" office:value-type="float" office:value="4600">
            <text:p>4600</text:p>
          </table:table-cell>
          <table:table-cell table:formula="of:=[.D742]/[.B742]" office:value-type="percentage" office:value="0.183014339639688">
            <text:p>18,30%</text:p>
          </table:table-cell>
          <table:table-cell table:formula="of:=IF([.H742]=1;[.D741]-([.$J$2]*[.C741]);[.D741])" office:value-type="float" office:value="841.865962342563">
            <text:p>841,8659623426</text:p>
          </table:table-cell>
          <table:table-cell table:formula="of:=IF([.G742]=1;5000-[.D741];IF([.H742]=1;[.E741]-([.$J$2]*(1-[.C741]));[.E741]))" office:value-type="float" office:value="3758.13403765743">
            <text:p>3758,1340376574</text:p>
          </table:table-cell>
          <table:table-cell/>
          <table:table-cell table:formula="of:=IF(MOD([.A742]-1;50)=0;1;0)" office:value-type="float" office:value="0">
            <text:p>0</text:p>
          </table:table-cell>
          <table:table-cell table:formula="of:=IF(MOD([.A7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41">
            <text:p>741</text:p>
          </table:table-cell>
          <table:table-cell table:formula="of:=IF([.G743]=1;5000;IF([.H743]=1;[.B742]-[.$J$2];[.B742]))" office:value-type="float" office:value="4600">
            <text:p>4600</text:p>
          </table:table-cell>
          <table:table-cell table:formula="of:=[.D743]/[.B743]" office:value-type="percentage" office:value="0.183014339639688">
            <text:p>18,30%</text:p>
          </table:table-cell>
          <table:table-cell table:formula="of:=IF([.H743]=1;[.D742]-([.$J$2]*[.C742]);[.D742])" office:value-type="float" office:value="841.865962342563">
            <text:p>841,8659623426</text:p>
          </table:table-cell>
          <table:table-cell table:formula="of:=IF([.G743]=1;5000-[.D742];IF([.H743]=1;[.E742]-([.$J$2]*(1-[.C742]));[.E742]))" office:value-type="float" office:value="3758.13403765743">
            <text:p>3758,1340376574</text:p>
          </table:table-cell>
          <table:table-cell/>
          <table:table-cell table:formula="of:=IF(MOD([.A743]-1;50)=0;1;0)" office:value-type="float" office:value="0">
            <text:p>0</text:p>
          </table:table-cell>
          <table:table-cell table:formula="of:=IF(MOD([.A7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42">
            <text:p>742</text:p>
          </table:table-cell>
          <table:table-cell table:formula="of:=IF([.G744]=1;5000;IF([.H744]=1;[.B743]-[.$J$2];[.B743]))" office:value-type="float" office:value="4580">
            <text:p>4580</text:p>
          </table:table-cell>
          <table:table-cell table:formula="of:=[.D744]/[.B744]" office:value-type="percentage" office:value="0.183014339639688">
            <text:p>18,30%</text:p>
          </table:table-cell>
          <table:table-cell table:formula="of:=IF([.H744]=1;[.D743]-([.$J$2]*[.C743]);[.D743])" office:value-type="float" office:value="838.20567554977">
            <text:p>838,2056755498</text:p>
          </table:table-cell>
          <table:table-cell table:formula="of:=IF([.G744]=1;5000-[.D743];IF([.H744]=1;[.E743]-([.$J$2]*(1-[.C743]));[.E743]))" office:value-type="float" office:value="3741.79432445023">
            <text:p>3741,7943244502</text:p>
          </table:table-cell>
          <table:table-cell/>
          <table:table-cell table:formula="of:=IF(MOD([.A744]-1;50)=0;1;0)" office:value-type="float" office:value="0">
            <text:p>0</text:p>
          </table:table-cell>
          <table:table-cell table:formula="of:=IF(MOD([.A7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43">
            <text:p>743</text:p>
          </table:table-cell>
          <table:table-cell table:formula="of:=IF([.G745]=1;5000;IF([.H745]=1;[.B744]-[.$J$2];[.B744]))" office:value-type="float" office:value="4580">
            <text:p>4580</text:p>
          </table:table-cell>
          <table:table-cell table:formula="of:=[.D745]/[.B745]" office:value-type="percentage" office:value="0.183014339639688">
            <text:p>18,30%</text:p>
          </table:table-cell>
          <table:table-cell table:formula="of:=IF([.H745]=1;[.D744]-([.$J$2]*[.C744]);[.D744])" office:value-type="float" office:value="838.20567554977">
            <text:p>838,2056755498</text:p>
          </table:table-cell>
          <table:table-cell table:formula="of:=IF([.G745]=1;5000-[.D744];IF([.H745]=1;[.E744]-([.$J$2]*(1-[.C744]));[.E744]))" office:value-type="float" office:value="3741.79432445023">
            <text:p>3741,7943244502</text:p>
          </table:table-cell>
          <table:table-cell/>
          <table:table-cell table:formula="of:=IF(MOD([.A745]-1;50)=0;1;0)" office:value-type="float" office:value="0">
            <text:p>0</text:p>
          </table:table-cell>
          <table:table-cell table:formula="of:=IF(MOD([.A7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44">
            <text:p>744</text:p>
          </table:table-cell>
          <table:table-cell table:formula="of:=IF([.G746]=1;5000;IF([.H746]=1;[.B745]-[.$J$2];[.B745]))" office:value-type="float" office:value="4560">
            <text:p>4560</text:p>
          </table:table-cell>
          <table:table-cell table:formula="of:=[.D746]/[.B746]" office:value-type="percentage" office:value="0.183014339639688">
            <text:p>18,30%</text:p>
          </table:table-cell>
          <table:table-cell table:formula="of:=IF([.H746]=1;[.D745]-([.$J$2]*[.C745]);[.D745])" office:value-type="float" office:value="834.545388756976">
            <text:p>834,545388757</text:p>
          </table:table-cell>
          <table:table-cell table:formula="of:=IF([.G746]=1;5000-[.D745];IF([.H746]=1;[.E745]-([.$J$2]*(1-[.C745]));[.E745]))" office:value-type="float" office:value="3725.45461124302">
            <text:p>3725,454611243</text:p>
          </table:table-cell>
          <table:table-cell/>
          <table:table-cell table:formula="of:=IF(MOD([.A746]-1;50)=0;1;0)" office:value-type="float" office:value="0">
            <text:p>0</text:p>
          </table:table-cell>
          <table:table-cell table:formula="of:=IF(MOD([.A7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45">
            <text:p>745</text:p>
          </table:table-cell>
          <table:table-cell table:formula="of:=IF([.G747]=1;5000;IF([.H747]=1;[.B746]-[.$J$2];[.B746]))" office:value-type="float" office:value="4560">
            <text:p>4560</text:p>
          </table:table-cell>
          <table:table-cell table:formula="of:=[.D747]/[.B747]" office:value-type="percentage" office:value="0.183014339639688">
            <text:p>18,30%</text:p>
          </table:table-cell>
          <table:table-cell table:formula="of:=IF([.H747]=1;[.D746]-([.$J$2]*[.C746]);[.D746])" office:value-type="float" office:value="834.545388756976">
            <text:p>834,545388757</text:p>
          </table:table-cell>
          <table:table-cell table:formula="of:=IF([.G747]=1;5000-[.D746];IF([.H747]=1;[.E746]-([.$J$2]*(1-[.C746]));[.E746]))" office:value-type="float" office:value="3725.45461124302">
            <text:p>3725,454611243</text:p>
          </table:table-cell>
          <table:table-cell/>
          <table:table-cell table:formula="of:=IF(MOD([.A747]-1;50)=0;1;0)" office:value-type="float" office:value="0">
            <text:p>0</text:p>
          </table:table-cell>
          <table:table-cell table:formula="of:=IF(MOD([.A7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46">
            <text:p>746</text:p>
          </table:table-cell>
          <table:table-cell table:formula="of:=IF([.G748]=1;5000;IF([.H748]=1;[.B747]-[.$J$2];[.B747]))" office:value-type="float" office:value="4540">
            <text:p>4540</text:p>
          </table:table-cell>
          <table:table-cell table:formula="of:=[.D748]/[.B748]" office:value-type="percentage" office:value="0.183014339639688">
            <text:p>18,30%</text:p>
          </table:table-cell>
          <table:table-cell table:formula="of:=IF([.H748]=1;[.D747]-([.$J$2]*[.C747]);[.D747])" office:value-type="float" office:value="830.885101964182">
            <text:p>830,8851019642</text:p>
          </table:table-cell>
          <table:table-cell table:formula="of:=IF([.G748]=1;5000-[.D747];IF([.H748]=1;[.E747]-([.$J$2]*(1-[.C747]));[.E747]))" office:value-type="float" office:value="3709.11489803581">
            <text:p>3709,1148980358</text:p>
          </table:table-cell>
          <table:table-cell/>
          <table:table-cell table:formula="of:=IF(MOD([.A748]-1;50)=0;1;0)" office:value-type="float" office:value="0">
            <text:p>0</text:p>
          </table:table-cell>
          <table:table-cell table:formula="of:=IF(MOD([.A7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47">
            <text:p>747</text:p>
          </table:table-cell>
          <table:table-cell table:formula="of:=IF([.G749]=1;5000;IF([.H749]=1;[.B748]-[.$J$2];[.B748]))" office:value-type="float" office:value="4540">
            <text:p>4540</text:p>
          </table:table-cell>
          <table:table-cell table:formula="of:=[.D749]/[.B749]" office:value-type="percentage" office:value="0.183014339639688">
            <text:p>18,30%</text:p>
          </table:table-cell>
          <table:table-cell table:formula="of:=IF([.H749]=1;[.D748]-([.$J$2]*[.C748]);[.D748])" office:value-type="float" office:value="830.885101964182">
            <text:p>830,8851019642</text:p>
          </table:table-cell>
          <table:table-cell table:formula="of:=IF([.G749]=1;5000-[.D748];IF([.H749]=1;[.E748]-([.$J$2]*(1-[.C748]));[.E748]))" office:value-type="float" office:value="3709.11489803581">
            <text:p>3709,1148980358</text:p>
          </table:table-cell>
          <table:table-cell/>
          <table:table-cell table:formula="of:=IF(MOD([.A749]-1;50)=0;1;0)" office:value-type="float" office:value="0">
            <text:p>0</text:p>
          </table:table-cell>
          <table:table-cell table:formula="of:=IF(MOD([.A7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48">
            <text:p>748</text:p>
          </table:table-cell>
          <table:table-cell table:formula="of:=IF([.G750]=1;5000;IF([.H750]=1;[.B749]-[.$J$2];[.B749]))" office:value-type="float" office:value="4520">
            <text:p>4520</text:p>
          </table:table-cell>
          <table:table-cell table:formula="of:=[.D750]/[.B750]" office:value-type="percentage" office:value="0.183014339639688">
            <text:p>18,30%</text:p>
          </table:table-cell>
          <table:table-cell table:formula="of:=IF([.H750]=1;[.D749]-([.$J$2]*[.C749]);[.D749])" office:value-type="float" office:value="827.224815171388">
            <text:p>827,2248151714</text:p>
          </table:table-cell>
          <table:table-cell table:formula="of:=IF([.G750]=1;5000-[.D749];IF([.H750]=1;[.E749]-([.$J$2]*(1-[.C749]));[.E749]))" office:value-type="float" office:value="3692.77518482861">
            <text:p>3692,7751848286</text:p>
          </table:table-cell>
          <table:table-cell/>
          <table:table-cell table:formula="of:=IF(MOD([.A750]-1;50)=0;1;0)" office:value-type="float" office:value="0">
            <text:p>0</text:p>
          </table:table-cell>
          <table:table-cell table:formula="of:=IF(MOD([.A7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49">
            <text:p>749</text:p>
          </table:table-cell>
          <table:table-cell table:formula="of:=IF([.G751]=1;5000;IF([.H751]=1;[.B750]-[.$J$2];[.B750]))" office:value-type="float" office:value="4520">
            <text:p>4520</text:p>
          </table:table-cell>
          <table:table-cell table:formula="of:=[.D751]/[.B751]" office:value-type="percentage" office:value="0.183014339639688">
            <text:p>18,30%</text:p>
          </table:table-cell>
          <table:table-cell table:formula="of:=IF([.H751]=1;[.D750]-([.$J$2]*[.C750]);[.D750])" office:value-type="float" office:value="827.224815171388">
            <text:p>827,2248151714</text:p>
          </table:table-cell>
          <table:table-cell table:formula="of:=IF([.G751]=1;5000-[.D750];IF([.H751]=1;[.E750]-([.$J$2]*(1-[.C750]));[.E750]))" office:value-type="float" office:value="3692.77518482861">
            <text:p>3692,7751848286</text:p>
          </table:table-cell>
          <table:table-cell/>
          <table:table-cell table:formula="of:=IF(MOD([.A751]-1;50)=0;1;0)" office:value-type="float" office:value="0">
            <text:p>0</text:p>
          </table:table-cell>
          <table:table-cell table:formula="of:=IF(MOD([.A7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50">
            <text:p>750</text:p>
          </table:table-cell>
          <table:table-cell table:formula="of:=IF([.G752]=1;5000;IF([.H752]=1;[.B751]-[.$J$2];[.B751]))" office:value-type="float" office:value="4500">
            <text:p>4500</text:p>
          </table:table-cell>
          <table:table-cell table:formula="of:=[.D752]/[.B752]" office:value-type="percentage" office:value="0.183014339639688">
            <text:p>18,30%</text:p>
          </table:table-cell>
          <table:table-cell table:formula="of:=IF([.H752]=1;[.D751]-([.$J$2]*[.C751]);[.D751])" office:value-type="float" office:value="823.564528378595">
            <text:p>823,5645283786</text:p>
          </table:table-cell>
          <table:table-cell table:formula="of:=IF([.G752]=1;5000-[.D751];IF([.H752]=1;[.E751]-([.$J$2]*(1-[.C751]));[.E751]))" office:value-type="float" office:value="3676.4354716214">
            <text:p>3676,4354716214</text:p>
          </table:table-cell>
          <table:table-cell/>
          <table:table-cell table:formula="of:=IF(MOD([.A752]-1;50)=0;1;0)" office:value-type="float" office:value="0">
            <text:p>0</text:p>
          </table:table-cell>
          <table:table-cell table:formula="of:=IF(MOD([.A7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51">
            <text:p>751</text:p>
          </table:table-cell>
          <table:table-cell table:formula="of:=IF([.G753]=1;5000;IF([.H753]=1;[.B752]-[.$J$2];[.B752]))" office:value-type="float" office:value="5000">
            <text:p>5000</text:p>
          </table:table-cell>
          <table:table-cell table:formula="of:=[.D753]/[.B753]" office:value-type="percentage" office:value="0.164712905675719">
            <text:p>16,47%</text:p>
          </table:table-cell>
          <table:table-cell table:formula="of:=IF([.H753]=1;[.D752]-([.$J$2]*[.C752]);[.D752])" office:value-type="float" office:value="823.564528378595">
            <text:p>823,5645283786</text:p>
          </table:table-cell>
          <table:table-cell table:formula="of:=IF([.G753]=1;5000-[.D752];IF([.H753]=1;[.E752]-([.$J$2]*(1-[.C752]));[.E752]))" office:value-type="float" office:value="4176.43547162141">
            <text:p>4176,4354716214</text:p>
          </table:table-cell>
          <table:table-cell/>
          <table:table-cell table:formula="of:=IF(MOD([.A753]-1;50)=0;1;0)" office:value-type="float" office:value="1">
            <text:p>1</text:p>
          </table:table-cell>
          <table:table-cell table:formula="of:=IF(MOD([.A7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52">
            <text:p>752</text:p>
          </table:table-cell>
          <table:table-cell table:formula="of:=IF([.G754]=1;5000;IF([.H754]=1;[.B753]-[.$J$2];[.B753]))" office:value-type="float" office:value="4980">
            <text:p>4980</text:p>
          </table:table-cell>
          <table:table-cell table:formula="of:=[.D754]/[.B754]" office:value-type="percentage" office:value="0.164712905675719">
            <text:p>16,47%</text:p>
          </table:table-cell>
          <table:table-cell table:formula="of:=IF([.H754]=1;[.D753]-([.$J$2]*[.C753]);[.D753])" office:value-type="float" office:value="820.27027026508">
            <text:p>820,2702702651</text:p>
          </table:table-cell>
          <table:table-cell table:formula="of:=IF([.G754]=1;5000-[.D753];IF([.H754]=1;[.E753]-([.$J$2]*(1-[.C753]));[.E753]))" office:value-type="float" office:value="4159.72972973492">
            <text:p>4159,7297297349</text:p>
          </table:table-cell>
          <table:table-cell/>
          <table:table-cell table:formula="of:=IF(MOD([.A754]-1;50)=0;1;0)" office:value-type="float" office:value="0">
            <text:p>0</text:p>
          </table:table-cell>
          <table:table-cell table:formula="of:=IF(MOD([.A7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53">
            <text:p>753</text:p>
          </table:table-cell>
          <table:table-cell table:formula="of:=IF([.G755]=1;5000;IF([.H755]=1;[.B754]-[.$J$2];[.B754]))" office:value-type="float" office:value="4980">
            <text:p>4980</text:p>
          </table:table-cell>
          <table:table-cell table:formula="of:=[.D755]/[.B755]" office:value-type="percentage" office:value="0.164712905675719">
            <text:p>16,47%</text:p>
          </table:table-cell>
          <table:table-cell table:formula="of:=IF([.H755]=1;[.D754]-([.$J$2]*[.C754]);[.D754])" office:value-type="float" office:value="820.27027026508">
            <text:p>820,2702702651</text:p>
          </table:table-cell>
          <table:table-cell table:formula="of:=IF([.G755]=1;5000-[.D754];IF([.H755]=1;[.E754]-([.$J$2]*(1-[.C754]));[.E754]))" office:value-type="float" office:value="4159.72972973492">
            <text:p>4159,7297297349</text:p>
          </table:table-cell>
          <table:table-cell/>
          <table:table-cell table:formula="of:=IF(MOD([.A755]-1;50)=0;1;0)" office:value-type="float" office:value="0">
            <text:p>0</text:p>
          </table:table-cell>
          <table:table-cell table:formula="of:=IF(MOD([.A7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54">
            <text:p>754</text:p>
          </table:table-cell>
          <table:table-cell table:formula="of:=IF([.G756]=1;5000;IF([.H756]=1;[.B755]-[.$J$2];[.B755]))" office:value-type="float" office:value="4960">
            <text:p>4960</text:p>
          </table:table-cell>
          <table:table-cell table:formula="of:=[.D756]/[.B756]" office:value-type="percentage" office:value="0.164712905675719">
            <text:p>16,47%</text:p>
          </table:table-cell>
          <table:table-cell table:formula="of:=IF([.H756]=1;[.D755]-([.$J$2]*[.C755]);[.D755])" office:value-type="float" office:value="816.976012151566">
            <text:p>816,9760121516</text:p>
          </table:table-cell>
          <table:table-cell table:formula="of:=IF([.G756]=1;5000-[.D755];IF([.H756]=1;[.E755]-([.$J$2]*(1-[.C755]));[.E755]))" office:value-type="float" office:value="4143.02398784843">
            <text:p>4143,0239878484</text:p>
          </table:table-cell>
          <table:table-cell/>
          <table:table-cell table:formula="of:=IF(MOD([.A756]-1;50)=0;1;0)" office:value-type="float" office:value="0">
            <text:p>0</text:p>
          </table:table-cell>
          <table:table-cell table:formula="of:=IF(MOD([.A7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55">
            <text:p>755</text:p>
          </table:table-cell>
          <table:table-cell table:formula="of:=IF([.G757]=1;5000;IF([.H757]=1;[.B756]-[.$J$2];[.B756]))" office:value-type="float" office:value="4960">
            <text:p>4960</text:p>
          </table:table-cell>
          <table:table-cell table:formula="of:=[.D757]/[.B757]" office:value-type="percentage" office:value="0.164712905675719">
            <text:p>16,47%</text:p>
          </table:table-cell>
          <table:table-cell table:formula="of:=IF([.H757]=1;[.D756]-([.$J$2]*[.C756]);[.D756])" office:value-type="float" office:value="816.976012151566">
            <text:p>816,9760121516</text:p>
          </table:table-cell>
          <table:table-cell table:formula="of:=IF([.G757]=1;5000-[.D756];IF([.H757]=1;[.E756]-([.$J$2]*(1-[.C756]));[.E756]))" office:value-type="float" office:value="4143.02398784843">
            <text:p>4143,0239878484</text:p>
          </table:table-cell>
          <table:table-cell/>
          <table:table-cell table:formula="of:=IF(MOD([.A757]-1;50)=0;1;0)" office:value-type="float" office:value="0">
            <text:p>0</text:p>
          </table:table-cell>
          <table:table-cell table:formula="of:=IF(MOD([.A7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56">
            <text:p>756</text:p>
          </table:table-cell>
          <table:table-cell table:formula="of:=IF([.G758]=1;5000;IF([.H758]=1;[.B757]-[.$J$2];[.B757]))" office:value-type="float" office:value="4940">
            <text:p>4940</text:p>
          </table:table-cell>
          <table:table-cell table:formula="of:=[.D758]/[.B758]" office:value-type="percentage" office:value="0.164712905675719">
            <text:p>16,47%</text:p>
          </table:table-cell>
          <table:table-cell table:formula="of:=IF([.H758]=1;[.D757]-([.$J$2]*[.C757]);[.D757])" office:value-type="float" office:value="813.681754038051">
            <text:p>813,6817540381</text:p>
          </table:table-cell>
          <table:table-cell table:formula="of:=IF([.G758]=1;5000-[.D757];IF([.H758]=1;[.E757]-([.$J$2]*(1-[.C757]));[.E757]))" office:value-type="float" office:value="4126.31824596195">
            <text:p>4126,318245962</text:p>
          </table:table-cell>
          <table:table-cell/>
          <table:table-cell table:formula="of:=IF(MOD([.A758]-1;50)=0;1;0)" office:value-type="float" office:value="0">
            <text:p>0</text:p>
          </table:table-cell>
          <table:table-cell table:formula="of:=IF(MOD([.A7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57">
            <text:p>757</text:p>
          </table:table-cell>
          <table:table-cell table:formula="of:=IF([.G759]=1;5000;IF([.H759]=1;[.B758]-[.$J$2];[.B758]))" office:value-type="float" office:value="4940">
            <text:p>4940</text:p>
          </table:table-cell>
          <table:table-cell table:formula="of:=[.D759]/[.B759]" office:value-type="percentage" office:value="0.164712905675719">
            <text:p>16,47%</text:p>
          </table:table-cell>
          <table:table-cell table:formula="of:=IF([.H759]=1;[.D758]-([.$J$2]*[.C758]);[.D758])" office:value-type="float" office:value="813.681754038051">
            <text:p>813,6817540381</text:p>
          </table:table-cell>
          <table:table-cell table:formula="of:=IF([.G759]=1;5000-[.D758];IF([.H759]=1;[.E758]-([.$J$2]*(1-[.C758]));[.E758]))" office:value-type="float" office:value="4126.31824596195">
            <text:p>4126,318245962</text:p>
          </table:table-cell>
          <table:table-cell/>
          <table:table-cell table:formula="of:=IF(MOD([.A759]-1;50)=0;1;0)" office:value-type="float" office:value="0">
            <text:p>0</text:p>
          </table:table-cell>
          <table:table-cell table:formula="of:=IF(MOD([.A7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58">
            <text:p>758</text:p>
          </table:table-cell>
          <table:table-cell table:formula="of:=IF([.G760]=1;5000;IF([.H760]=1;[.B759]-[.$J$2];[.B759]))" office:value-type="float" office:value="4920">
            <text:p>4920</text:p>
          </table:table-cell>
          <table:table-cell table:formula="of:=[.D760]/[.B760]" office:value-type="percentage" office:value="0.164712905675719">
            <text:p>16,47%</text:p>
          </table:table-cell>
          <table:table-cell table:formula="of:=IF([.H760]=1;[.D759]-([.$J$2]*[.C759]);[.D759])" office:value-type="float" office:value="810.387495924537">
            <text:p>810,3874959245</text:p>
          </table:table-cell>
          <table:table-cell table:formula="of:=IF([.G760]=1;5000-[.D759];IF([.H760]=1;[.E759]-([.$J$2]*(1-[.C759]));[.E759]))" office:value-type="float" office:value="4109.61250407546">
            <text:p>4109,6125040755</text:p>
          </table:table-cell>
          <table:table-cell/>
          <table:table-cell table:formula="of:=IF(MOD([.A760]-1;50)=0;1;0)" office:value-type="float" office:value="0">
            <text:p>0</text:p>
          </table:table-cell>
          <table:table-cell table:formula="of:=IF(MOD([.A7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59">
            <text:p>759</text:p>
          </table:table-cell>
          <table:table-cell table:formula="of:=IF([.G761]=1;5000;IF([.H761]=1;[.B760]-[.$J$2];[.B760]))" office:value-type="float" office:value="4920">
            <text:p>4920</text:p>
          </table:table-cell>
          <table:table-cell table:formula="of:=[.D761]/[.B761]" office:value-type="percentage" office:value="0.164712905675719">
            <text:p>16,47%</text:p>
          </table:table-cell>
          <table:table-cell table:formula="of:=IF([.H761]=1;[.D760]-([.$J$2]*[.C760]);[.D760])" office:value-type="float" office:value="810.387495924537">
            <text:p>810,3874959245</text:p>
          </table:table-cell>
          <table:table-cell table:formula="of:=IF([.G761]=1;5000-[.D760];IF([.H761]=1;[.E760]-([.$J$2]*(1-[.C760]));[.E760]))" office:value-type="float" office:value="4109.61250407546">
            <text:p>4109,6125040755</text:p>
          </table:table-cell>
          <table:table-cell/>
          <table:table-cell table:formula="of:=IF(MOD([.A761]-1;50)=0;1;0)" office:value-type="float" office:value="0">
            <text:p>0</text:p>
          </table:table-cell>
          <table:table-cell table:formula="of:=IF(MOD([.A7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60">
            <text:p>760</text:p>
          </table:table-cell>
          <table:table-cell table:formula="of:=IF([.G762]=1;5000;IF([.H762]=1;[.B761]-[.$J$2];[.B761]))" office:value-type="float" office:value="4900">
            <text:p>4900</text:p>
          </table:table-cell>
          <table:table-cell table:formula="of:=[.D762]/[.B762]" office:value-type="percentage" office:value="0.164712905675719">
            <text:p>16,47%</text:p>
          </table:table-cell>
          <table:table-cell table:formula="of:=IF([.H762]=1;[.D761]-([.$J$2]*[.C761]);[.D761])" office:value-type="float" office:value="807.093237811023">
            <text:p>807,093237811</text:p>
          </table:table-cell>
          <table:table-cell table:formula="of:=IF([.G762]=1;5000-[.D761];IF([.H762]=1;[.E761]-([.$J$2]*(1-[.C761]));[.E761]))" office:value-type="float" office:value="4092.90676218898">
            <text:p>4092,906762189</text:p>
          </table:table-cell>
          <table:table-cell/>
          <table:table-cell table:formula="of:=IF(MOD([.A762]-1;50)=0;1;0)" office:value-type="float" office:value="0">
            <text:p>0</text:p>
          </table:table-cell>
          <table:table-cell table:formula="of:=IF(MOD([.A7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61">
            <text:p>761</text:p>
          </table:table-cell>
          <table:table-cell table:formula="of:=IF([.G763]=1;5000;IF([.H763]=1;[.B762]-[.$J$2];[.B762]))" office:value-type="float" office:value="4900">
            <text:p>4900</text:p>
          </table:table-cell>
          <table:table-cell table:formula="of:=[.D763]/[.B763]" office:value-type="percentage" office:value="0.164712905675719">
            <text:p>16,47%</text:p>
          </table:table-cell>
          <table:table-cell table:formula="of:=IF([.H763]=1;[.D762]-([.$J$2]*[.C762]);[.D762])" office:value-type="float" office:value="807.093237811023">
            <text:p>807,093237811</text:p>
          </table:table-cell>
          <table:table-cell table:formula="of:=IF([.G763]=1;5000-[.D762];IF([.H763]=1;[.E762]-([.$J$2]*(1-[.C762]));[.E762]))" office:value-type="float" office:value="4092.90676218898">
            <text:p>4092,906762189</text:p>
          </table:table-cell>
          <table:table-cell/>
          <table:table-cell table:formula="of:=IF(MOD([.A763]-1;50)=0;1;0)" office:value-type="float" office:value="0">
            <text:p>0</text:p>
          </table:table-cell>
          <table:table-cell table:formula="of:=IF(MOD([.A7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62">
            <text:p>762</text:p>
          </table:table-cell>
          <table:table-cell table:formula="of:=IF([.G764]=1;5000;IF([.H764]=1;[.B763]-[.$J$2];[.B763]))" office:value-type="float" office:value="4880">
            <text:p>4880</text:p>
          </table:table-cell>
          <table:table-cell table:formula="of:=[.D764]/[.B764]" office:value-type="percentage" office:value="0.164712905675719">
            <text:p>16,47%</text:p>
          </table:table-cell>
          <table:table-cell table:formula="of:=IF([.H764]=1;[.D763]-([.$J$2]*[.C763]);[.D763])" office:value-type="float" office:value="803.798979697508">
            <text:p>803,7989796975</text:p>
          </table:table-cell>
          <table:table-cell table:formula="of:=IF([.G764]=1;5000-[.D763];IF([.H764]=1;[.E763]-([.$J$2]*(1-[.C763]));[.E763]))" office:value-type="float" office:value="4076.20102030249">
            <text:p>4076,2010203025</text:p>
          </table:table-cell>
          <table:table-cell/>
          <table:table-cell table:formula="of:=IF(MOD([.A764]-1;50)=0;1;0)" office:value-type="float" office:value="0">
            <text:p>0</text:p>
          </table:table-cell>
          <table:table-cell table:formula="of:=IF(MOD([.A7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63">
            <text:p>763</text:p>
          </table:table-cell>
          <table:table-cell table:formula="of:=IF([.G765]=1;5000;IF([.H765]=1;[.B764]-[.$J$2];[.B764]))" office:value-type="float" office:value="4880">
            <text:p>4880</text:p>
          </table:table-cell>
          <table:table-cell table:formula="of:=[.D765]/[.B765]" office:value-type="percentage" office:value="0.164712905675719">
            <text:p>16,47%</text:p>
          </table:table-cell>
          <table:table-cell table:formula="of:=IF([.H765]=1;[.D764]-([.$J$2]*[.C764]);[.D764])" office:value-type="float" office:value="803.798979697508">
            <text:p>803,7989796975</text:p>
          </table:table-cell>
          <table:table-cell table:formula="of:=IF([.G765]=1;5000-[.D764];IF([.H765]=1;[.E764]-([.$J$2]*(1-[.C764]));[.E764]))" office:value-type="float" office:value="4076.20102030249">
            <text:p>4076,2010203025</text:p>
          </table:table-cell>
          <table:table-cell/>
          <table:table-cell table:formula="of:=IF(MOD([.A765]-1;50)=0;1;0)" office:value-type="float" office:value="0">
            <text:p>0</text:p>
          </table:table-cell>
          <table:table-cell table:formula="of:=IF(MOD([.A7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64">
            <text:p>764</text:p>
          </table:table-cell>
          <table:table-cell table:formula="of:=IF([.G766]=1;5000;IF([.H766]=1;[.B765]-[.$J$2];[.B765]))" office:value-type="float" office:value="4860">
            <text:p>4860</text:p>
          </table:table-cell>
          <table:table-cell table:formula="of:=[.D766]/[.B766]" office:value-type="percentage" office:value="0.164712905675719">
            <text:p>16,47%</text:p>
          </table:table-cell>
          <table:table-cell table:formula="of:=IF([.H766]=1;[.D765]-([.$J$2]*[.C765]);[.D765])" office:value-type="float" office:value="800.504721583994">
            <text:p>800,504721584</text:p>
          </table:table-cell>
          <table:table-cell table:formula="of:=IF([.G766]=1;5000-[.D765];IF([.H766]=1;[.E765]-([.$J$2]*(1-[.C765]));[.E765]))" office:value-type="float" office:value="4059.49527841601">
            <text:p>4059,495278416</text:p>
          </table:table-cell>
          <table:table-cell/>
          <table:table-cell table:formula="of:=IF(MOD([.A766]-1;50)=0;1;0)" office:value-type="float" office:value="0">
            <text:p>0</text:p>
          </table:table-cell>
          <table:table-cell table:formula="of:=IF(MOD([.A7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65">
            <text:p>765</text:p>
          </table:table-cell>
          <table:table-cell table:formula="of:=IF([.G767]=1;5000;IF([.H767]=1;[.B766]-[.$J$2];[.B766]))" office:value-type="float" office:value="4860">
            <text:p>4860</text:p>
          </table:table-cell>
          <table:table-cell table:formula="of:=[.D767]/[.B767]" office:value-type="percentage" office:value="0.164712905675719">
            <text:p>16,47%</text:p>
          </table:table-cell>
          <table:table-cell table:formula="of:=IF([.H767]=1;[.D766]-([.$J$2]*[.C766]);[.D766])" office:value-type="float" office:value="800.504721583994">
            <text:p>800,504721584</text:p>
          </table:table-cell>
          <table:table-cell table:formula="of:=IF([.G767]=1;5000-[.D766];IF([.H767]=1;[.E766]-([.$J$2]*(1-[.C766]));[.E766]))" office:value-type="float" office:value="4059.49527841601">
            <text:p>4059,495278416</text:p>
          </table:table-cell>
          <table:table-cell/>
          <table:table-cell table:formula="of:=IF(MOD([.A767]-1;50)=0;1;0)" office:value-type="float" office:value="0">
            <text:p>0</text:p>
          </table:table-cell>
          <table:table-cell table:formula="of:=IF(MOD([.A7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66">
            <text:p>766</text:p>
          </table:table-cell>
          <table:table-cell table:formula="of:=IF([.G768]=1;5000;IF([.H768]=1;[.B767]-[.$J$2];[.B767]))" office:value-type="float" office:value="4840">
            <text:p>4840</text:p>
          </table:table-cell>
          <table:table-cell table:formula="of:=[.D768]/[.B768]" office:value-type="percentage" office:value="0.164712905675719">
            <text:p>16,47%</text:p>
          </table:table-cell>
          <table:table-cell table:formula="of:=IF([.H768]=1;[.D767]-([.$J$2]*[.C767]);[.D767])" office:value-type="float" office:value="797.21046347048">
            <text:p>797,2104634705</text:p>
          </table:table-cell>
          <table:table-cell table:formula="of:=IF([.G768]=1;5000-[.D767];IF([.H768]=1;[.E767]-([.$J$2]*(1-[.C767]));[.E767]))" office:value-type="float" office:value="4042.78953652952">
            <text:p>4042,7895365295</text:p>
          </table:table-cell>
          <table:table-cell/>
          <table:table-cell table:formula="of:=IF(MOD([.A768]-1;50)=0;1;0)" office:value-type="float" office:value="0">
            <text:p>0</text:p>
          </table:table-cell>
          <table:table-cell table:formula="of:=IF(MOD([.A7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67">
            <text:p>767</text:p>
          </table:table-cell>
          <table:table-cell table:formula="of:=IF([.G769]=1;5000;IF([.H769]=1;[.B768]-[.$J$2];[.B768]))" office:value-type="float" office:value="4840">
            <text:p>4840</text:p>
          </table:table-cell>
          <table:table-cell table:formula="of:=[.D769]/[.B769]" office:value-type="percentage" office:value="0.164712905675719">
            <text:p>16,47%</text:p>
          </table:table-cell>
          <table:table-cell table:formula="of:=IF([.H769]=1;[.D768]-([.$J$2]*[.C768]);[.D768])" office:value-type="float" office:value="797.21046347048">
            <text:p>797,2104634705</text:p>
          </table:table-cell>
          <table:table-cell table:formula="of:=IF([.G769]=1;5000-[.D768];IF([.H769]=1;[.E768]-([.$J$2]*(1-[.C768]));[.E768]))" office:value-type="float" office:value="4042.78953652952">
            <text:p>4042,7895365295</text:p>
          </table:table-cell>
          <table:table-cell/>
          <table:table-cell table:formula="of:=IF(MOD([.A769]-1;50)=0;1;0)" office:value-type="float" office:value="0">
            <text:p>0</text:p>
          </table:table-cell>
          <table:table-cell table:formula="of:=IF(MOD([.A7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68">
            <text:p>768</text:p>
          </table:table-cell>
          <table:table-cell table:formula="of:=IF([.G770]=1;5000;IF([.H770]=1;[.B769]-[.$J$2];[.B769]))" office:value-type="float" office:value="4820">
            <text:p>4820</text:p>
          </table:table-cell>
          <table:table-cell table:formula="of:=[.D770]/[.B770]" office:value-type="percentage" office:value="0.164712905675719">
            <text:p>16,47%</text:p>
          </table:table-cell>
          <table:table-cell table:formula="of:=IF([.H770]=1;[.D769]-([.$J$2]*[.C769]);[.D769])" office:value-type="float" office:value="793.916205356965">
            <text:p>793,916205357</text:p>
          </table:table-cell>
          <table:table-cell table:formula="of:=IF([.G770]=1;5000-[.D769];IF([.H770]=1;[.E769]-([.$J$2]*(1-[.C769]));[.E769]))" office:value-type="float" office:value="4026.08379464303">
            <text:p>4026,083794643</text:p>
          </table:table-cell>
          <table:table-cell/>
          <table:table-cell table:formula="of:=IF(MOD([.A770]-1;50)=0;1;0)" office:value-type="float" office:value="0">
            <text:p>0</text:p>
          </table:table-cell>
          <table:table-cell table:formula="of:=IF(MOD([.A7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69">
            <text:p>769</text:p>
          </table:table-cell>
          <table:table-cell table:formula="of:=IF([.G771]=1;5000;IF([.H771]=1;[.B770]-[.$J$2];[.B770]))" office:value-type="float" office:value="4820">
            <text:p>4820</text:p>
          </table:table-cell>
          <table:table-cell table:formula="of:=[.D771]/[.B771]" office:value-type="percentage" office:value="0.164712905675719">
            <text:p>16,47%</text:p>
          </table:table-cell>
          <table:table-cell table:formula="of:=IF([.H771]=1;[.D770]-([.$J$2]*[.C770]);[.D770])" office:value-type="float" office:value="793.916205356965">
            <text:p>793,916205357</text:p>
          </table:table-cell>
          <table:table-cell table:formula="of:=IF([.G771]=1;5000-[.D770];IF([.H771]=1;[.E770]-([.$J$2]*(1-[.C770]));[.E770]))" office:value-type="float" office:value="4026.08379464303">
            <text:p>4026,083794643</text:p>
          </table:table-cell>
          <table:table-cell/>
          <table:table-cell table:formula="of:=IF(MOD([.A771]-1;50)=0;1;0)" office:value-type="float" office:value="0">
            <text:p>0</text:p>
          </table:table-cell>
          <table:table-cell table:formula="of:=IF(MOD([.A7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70">
            <text:p>770</text:p>
          </table:table-cell>
          <table:table-cell table:formula="of:=IF([.G772]=1;5000;IF([.H772]=1;[.B771]-[.$J$2];[.B771]))" office:value-type="float" office:value="4800">
            <text:p>4800</text:p>
          </table:table-cell>
          <table:table-cell table:formula="of:=[.D772]/[.B772]" office:value-type="percentage" office:value="0.164712905675719">
            <text:p>16,47%</text:p>
          </table:table-cell>
          <table:table-cell table:formula="of:=IF([.H772]=1;[.D771]-([.$J$2]*[.C771]);[.D771])" office:value-type="float" office:value="790.621947243451">
            <text:p>790,6219472435</text:p>
          </table:table-cell>
          <table:table-cell table:formula="of:=IF([.G772]=1;5000-[.D771];IF([.H772]=1;[.E771]-([.$J$2]*(1-[.C771]));[.E771]))" office:value-type="float" office:value="4009.37805275655">
            <text:p>4009,3780527566</text:p>
          </table:table-cell>
          <table:table-cell/>
          <table:table-cell table:formula="of:=IF(MOD([.A772]-1;50)=0;1;0)" office:value-type="float" office:value="0">
            <text:p>0</text:p>
          </table:table-cell>
          <table:table-cell table:formula="of:=IF(MOD([.A7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71">
            <text:p>771</text:p>
          </table:table-cell>
          <table:table-cell table:formula="of:=IF([.G773]=1;5000;IF([.H773]=1;[.B772]-[.$J$2];[.B772]))" office:value-type="float" office:value="4800">
            <text:p>4800</text:p>
          </table:table-cell>
          <table:table-cell table:formula="of:=[.D773]/[.B773]" office:value-type="percentage" office:value="0.164712905675719">
            <text:p>16,47%</text:p>
          </table:table-cell>
          <table:table-cell table:formula="of:=IF([.H773]=1;[.D772]-([.$J$2]*[.C772]);[.D772])" office:value-type="float" office:value="790.621947243451">
            <text:p>790,6219472435</text:p>
          </table:table-cell>
          <table:table-cell table:formula="of:=IF([.G773]=1;5000-[.D772];IF([.H773]=1;[.E772]-([.$J$2]*(1-[.C772]));[.E772]))" office:value-type="float" office:value="4009.37805275655">
            <text:p>4009,3780527566</text:p>
          </table:table-cell>
          <table:table-cell/>
          <table:table-cell table:formula="of:=IF(MOD([.A773]-1;50)=0;1;0)" office:value-type="float" office:value="0">
            <text:p>0</text:p>
          </table:table-cell>
          <table:table-cell table:formula="of:=IF(MOD([.A7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72">
            <text:p>772</text:p>
          </table:table-cell>
          <table:table-cell table:formula="of:=IF([.G774]=1;5000;IF([.H774]=1;[.B773]-[.$J$2];[.B773]))" office:value-type="float" office:value="4780">
            <text:p>4780</text:p>
          </table:table-cell>
          <table:table-cell table:formula="of:=[.D774]/[.B774]" office:value-type="percentage" office:value="0.164712905675719">
            <text:p>16,47%</text:p>
          </table:table-cell>
          <table:table-cell table:formula="of:=IF([.H774]=1;[.D773]-([.$J$2]*[.C773]);[.D773])" office:value-type="float" office:value="787.327689129936">
            <text:p>787,3276891299</text:p>
          </table:table-cell>
          <table:table-cell table:formula="of:=IF([.G774]=1;5000-[.D773];IF([.H774]=1;[.E773]-([.$J$2]*(1-[.C773]));[.E773]))" office:value-type="float" office:value="3992.67231087006">
            <text:p>3992,6723108701</text:p>
          </table:table-cell>
          <table:table-cell/>
          <table:table-cell table:formula="of:=IF(MOD([.A774]-1;50)=0;1;0)" office:value-type="float" office:value="0">
            <text:p>0</text:p>
          </table:table-cell>
          <table:table-cell table:formula="of:=IF(MOD([.A7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73">
            <text:p>773</text:p>
          </table:table-cell>
          <table:table-cell table:formula="of:=IF([.G775]=1;5000;IF([.H775]=1;[.B774]-[.$J$2];[.B774]))" office:value-type="float" office:value="4780">
            <text:p>4780</text:p>
          </table:table-cell>
          <table:table-cell table:formula="of:=[.D775]/[.B775]" office:value-type="percentage" office:value="0.164712905675719">
            <text:p>16,47%</text:p>
          </table:table-cell>
          <table:table-cell table:formula="of:=IF([.H775]=1;[.D774]-([.$J$2]*[.C774]);[.D774])" office:value-type="float" office:value="787.327689129936">
            <text:p>787,3276891299</text:p>
          </table:table-cell>
          <table:table-cell table:formula="of:=IF([.G775]=1;5000-[.D774];IF([.H775]=1;[.E774]-([.$J$2]*(1-[.C774]));[.E774]))" office:value-type="float" office:value="3992.67231087006">
            <text:p>3992,6723108701</text:p>
          </table:table-cell>
          <table:table-cell/>
          <table:table-cell table:formula="of:=IF(MOD([.A775]-1;50)=0;1;0)" office:value-type="float" office:value="0">
            <text:p>0</text:p>
          </table:table-cell>
          <table:table-cell table:formula="of:=IF(MOD([.A7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74">
            <text:p>774</text:p>
          </table:table-cell>
          <table:table-cell table:formula="of:=IF([.G776]=1;5000;IF([.H776]=1;[.B775]-[.$J$2];[.B775]))" office:value-type="float" office:value="4760">
            <text:p>4760</text:p>
          </table:table-cell>
          <table:table-cell table:formula="of:=[.D776]/[.B776]" office:value-type="percentage" office:value="0.164712905675719">
            <text:p>16,47%</text:p>
          </table:table-cell>
          <table:table-cell table:formula="of:=IF([.H776]=1;[.D775]-([.$J$2]*[.C775]);[.D775])" office:value-type="float" office:value="784.033431016422">
            <text:p>784,0334310164</text:p>
          </table:table-cell>
          <table:table-cell table:formula="of:=IF([.G776]=1;5000-[.D775];IF([.H776]=1;[.E775]-([.$J$2]*(1-[.C775]));[.E775]))" office:value-type="float" office:value="3975.96656898358">
            <text:p>3975,9665689836</text:p>
          </table:table-cell>
          <table:table-cell/>
          <table:table-cell table:formula="of:=IF(MOD([.A776]-1;50)=0;1;0)" office:value-type="float" office:value="0">
            <text:p>0</text:p>
          </table:table-cell>
          <table:table-cell table:formula="of:=IF(MOD([.A7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75">
            <text:p>775</text:p>
          </table:table-cell>
          <table:table-cell table:formula="of:=IF([.G777]=1;5000;IF([.H777]=1;[.B776]-[.$J$2];[.B776]))" office:value-type="float" office:value="4760">
            <text:p>4760</text:p>
          </table:table-cell>
          <table:table-cell table:formula="of:=[.D777]/[.B777]" office:value-type="percentage" office:value="0.164712905675719">
            <text:p>16,47%</text:p>
          </table:table-cell>
          <table:table-cell table:formula="of:=IF([.H777]=1;[.D776]-([.$J$2]*[.C776]);[.D776])" office:value-type="float" office:value="784.033431016422">
            <text:p>784,0334310164</text:p>
          </table:table-cell>
          <table:table-cell table:formula="of:=IF([.G777]=1;5000-[.D776];IF([.H777]=1;[.E776]-([.$J$2]*(1-[.C776]));[.E776]))" office:value-type="float" office:value="3975.96656898358">
            <text:p>3975,9665689836</text:p>
          </table:table-cell>
          <table:table-cell/>
          <table:table-cell table:formula="of:=IF(MOD([.A777]-1;50)=0;1;0)" office:value-type="float" office:value="0">
            <text:p>0</text:p>
          </table:table-cell>
          <table:table-cell table:formula="of:=IF(MOD([.A7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76">
            <text:p>776</text:p>
          </table:table-cell>
          <table:table-cell table:formula="of:=IF([.G778]=1;5000;IF([.H778]=1;[.B777]-[.$J$2];[.B777]))" office:value-type="float" office:value="4740">
            <text:p>4740</text:p>
          </table:table-cell>
          <table:table-cell table:formula="of:=[.D778]/[.B778]" office:value-type="percentage" office:value="0.164712905675719">
            <text:p>16,47%</text:p>
          </table:table-cell>
          <table:table-cell table:formula="of:=IF([.H778]=1;[.D777]-([.$J$2]*[.C777]);[.D777])" office:value-type="float" office:value="780.739172902908">
            <text:p>780,7391729029</text:p>
          </table:table-cell>
          <table:table-cell table:formula="of:=IF([.G778]=1;5000-[.D777];IF([.H778]=1;[.E777]-([.$J$2]*(1-[.C777]));[.E777]))" office:value-type="float" office:value="3959.26082709709">
            <text:p>3959,2608270971</text:p>
          </table:table-cell>
          <table:table-cell/>
          <table:table-cell table:formula="of:=IF(MOD([.A778]-1;50)=0;1;0)" office:value-type="float" office:value="0">
            <text:p>0</text:p>
          </table:table-cell>
          <table:table-cell table:formula="of:=IF(MOD([.A7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77">
            <text:p>777</text:p>
          </table:table-cell>
          <table:table-cell table:formula="of:=IF([.G779]=1;5000;IF([.H779]=1;[.B778]-[.$J$2];[.B778]))" office:value-type="float" office:value="4740">
            <text:p>4740</text:p>
          </table:table-cell>
          <table:table-cell table:formula="of:=[.D779]/[.B779]" office:value-type="percentage" office:value="0.164712905675719">
            <text:p>16,47%</text:p>
          </table:table-cell>
          <table:table-cell table:formula="of:=IF([.H779]=1;[.D778]-([.$J$2]*[.C778]);[.D778])" office:value-type="float" office:value="780.739172902908">
            <text:p>780,7391729029</text:p>
          </table:table-cell>
          <table:table-cell table:formula="of:=IF([.G779]=1;5000-[.D778];IF([.H779]=1;[.E778]-([.$J$2]*(1-[.C778]));[.E778]))" office:value-type="float" office:value="3959.26082709709">
            <text:p>3959,2608270971</text:p>
          </table:table-cell>
          <table:table-cell/>
          <table:table-cell table:formula="of:=IF(MOD([.A779]-1;50)=0;1;0)" office:value-type="float" office:value="0">
            <text:p>0</text:p>
          </table:table-cell>
          <table:table-cell table:formula="of:=IF(MOD([.A7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78">
            <text:p>778</text:p>
          </table:table-cell>
          <table:table-cell table:formula="of:=IF([.G780]=1;5000;IF([.H780]=1;[.B779]-[.$J$2];[.B779]))" office:value-type="float" office:value="4720">
            <text:p>4720</text:p>
          </table:table-cell>
          <table:table-cell table:formula="of:=[.D780]/[.B780]" office:value-type="percentage" office:value="0.164712905675719">
            <text:p>16,47%</text:p>
          </table:table-cell>
          <table:table-cell table:formula="of:=IF([.H780]=1;[.D779]-([.$J$2]*[.C779]);[.D779])" office:value-type="float" office:value="777.444914789393">
            <text:p>777,4449147894</text:p>
          </table:table-cell>
          <table:table-cell table:formula="of:=IF([.G780]=1;5000-[.D779];IF([.H780]=1;[.E779]-([.$J$2]*(1-[.C779]));[.E779]))" office:value-type="float" office:value="3942.55508521061">
            <text:p>3942,5550852106</text:p>
          </table:table-cell>
          <table:table-cell/>
          <table:table-cell table:formula="of:=IF(MOD([.A780]-1;50)=0;1;0)" office:value-type="float" office:value="0">
            <text:p>0</text:p>
          </table:table-cell>
          <table:table-cell table:formula="of:=IF(MOD([.A7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79">
            <text:p>779</text:p>
          </table:table-cell>
          <table:table-cell table:formula="of:=IF([.G781]=1;5000;IF([.H781]=1;[.B780]-[.$J$2];[.B780]))" office:value-type="float" office:value="4720">
            <text:p>4720</text:p>
          </table:table-cell>
          <table:table-cell table:formula="of:=[.D781]/[.B781]" office:value-type="percentage" office:value="0.164712905675719">
            <text:p>16,47%</text:p>
          </table:table-cell>
          <table:table-cell table:formula="of:=IF([.H781]=1;[.D780]-([.$J$2]*[.C780]);[.D780])" office:value-type="float" office:value="777.444914789393">
            <text:p>777,4449147894</text:p>
          </table:table-cell>
          <table:table-cell table:formula="of:=IF([.G781]=1;5000-[.D780];IF([.H781]=1;[.E780]-([.$J$2]*(1-[.C780]));[.E780]))" office:value-type="float" office:value="3942.55508521061">
            <text:p>3942,5550852106</text:p>
          </table:table-cell>
          <table:table-cell/>
          <table:table-cell table:formula="of:=IF(MOD([.A781]-1;50)=0;1;0)" office:value-type="float" office:value="0">
            <text:p>0</text:p>
          </table:table-cell>
          <table:table-cell table:formula="of:=IF(MOD([.A7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80">
            <text:p>780</text:p>
          </table:table-cell>
          <table:table-cell table:formula="of:=IF([.G782]=1;5000;IF([.H782]=1;[.B781]-[.$J$2];[.B781]))" office:value-type="float" office:value="4700">
            <text:p>4700</text:p>
          </table:table-cell>
          <table:table-cell table:formula="of:=[.D782]/[.B782]" office:value-type="percentage" office:value="0.164712905675719">
            <text:p>16,47%</text:p>
          </table:table-cell>
          <table:table-cell table:formula="of:=IF([.H782]=1;[.D781]-([.$J$2]*[.C781]);[.D781])" office:value-type="float" office:value="774.150656675879">
            <text:p>774,1506566759</text:p>
          </table:table-cell>
          <table:table-cell table:formula="of:=IF([.G782]=1;5000-[.D781];IF([.H782]=1;[.E781]-([.$J$2]*(1-[.C781]));[.E781]))" office:value-type="float" office:value="3925.84934332412">
            <text:p>3925,8493433241</text:p>
          </table:table-cell>
          <table:table-cell/>
          <table:table-cell table:formula="of:=IF(MOD([.A782]-1;50)=0;1;0)" office:value-type="float" office:value="0">
            <text:p>0</text:p>
          </table:table-cell>
          <table:table-cell table:formula="of:=IF(MOD([.A7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81">
            <text:p>781</text:p>
          </table:table-cell>
          <table:table-cell table:formula="of:=IF([.G783]=1;5000;IF([.H783]=1;[.B782]-[.$J$2];[.B782]))" office:value-type="float" office:value="4700">
            <text:p>4700</text:p>
          </table:table-cell>
          <table:table-cell table:formula="of:=[.D783]/[.B783]" office:value-type="percentage" office:value="0.164712905675719">
            <text:p>16,47%</text:p>
          </table:table-cell>
          <table:table-cell table:formula="of:=IF([.H783]=1;[.D782]-([.$J$2]*[.C782]);[.D782])" office:value-type="float" office:value="774.150656675879">
            <text:p>774,1506566759</text:p>
          </table:table-cell>
          <table:table-cell table:formula="of:=IF([.G783]=1;5000-[.D782];IF([.H783]=1;[.E782]-([.$J$2]*(1-[.C782]));[.E782]))" office:value-type="float" office:value="3925.84934332412">
            <text:p>3925,8493433241</text:p>
          </table:table-cell>
          <table:table-cell/>
          <table:table-cell table:formula="of:=IF(MOD([.A783]-1;50)=0;1;0)" office:value-type="float" office:value="0">
            <text:p>0</text:p>
          </table:table-cell>
          <table:table-cell table:formula="of:=IF(MOD([.A7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82">
            <text:p>782</text:p>
          </table:table-cell>
          <table:table-cell table:formula="of:=IF([.G784]=1;5000;IF([.H784]=1;[.B783]-[.$J$2];[.B783]))" office:value-type="float" office:value="4680">
            <text:p>4680</text:p>
          </table:table-cell>
          <table:table-cell table:formula="of:=[.D784]/[.B784]" office:value-type="percentage" office:value="0.164712905675719">
            <text:p>16,47%</text:p>
          </table:table-cell>
          <table:table-cell table:formula="of:=IF([.H784]=1;[.D783]-([.$J$2]*[.C783]);[.D783])" office:value-type="float" office:value="770.856398562365">
            <text:p>770,8563985624</text:p>
          </table:table-cell>
          <table:table-cell table:formula="of:=IF([.G784]=1;5000-[.D783];IF([.H784]=1;[.E783]-([.$J$2]*(1-[.C783]));[.E783]))" office:value-type="float" office:value="3909.14360143763">
            <text:p>3909,1436014376</text:p>
          </table:table-cell>
          <table:table-cell/>
          <table:table-cell table:formula="of:=IF(MOD([.A784]-1;50)=0;1;0)" office:value-type="float" office:value="0">
            <text:p>0</text:p>
          </table:table-cell>
          <table:table-cell table:formula="of:=IF(MOD([.A7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83">
            <text:p>783</text:p>
          </table:table-cell>
          <table:table-cell table:formula="of:=IF([.G785]=1;5000;IF([.H785]=1;[.B784]-[.$J$2];[.B784]))" office:value-type="float" office:value="4680">
            <text:p>4680</text:p>
          </table:table-cell>
          <table:table-cell table:formula="of:=[.D785]/[.B785]" office:value-type="percentage" office:value="0.164712905675719">
            <text:p>16,47%</text:p>
          </table:table-cell>
          <table:table-cell table:formula="of:=IF([.H785]=1;[.D784]-([.$J$2]*[.C784]);[.D784])" office:value-type="float" office:value="770.856398562365">
            <text:p>770,8563985624</text:p>
          </table:table-cell>
          <table:table-cell table:formula="of:=IF([.G785]=1;5000-[.D784];IF([.H785]=1;[.E784]-([.$J$2]*(1-[.C784]));[.E784]))" office:value-type="float" office:value="3909.14360143763">
            <text:p>3909,1436014376</text:p>
          </table:table-cell>
          <table:table-cell/>
          <table:table-cell table:formula="of:=IF(MOD([.A785]-1;50)=0;1;0)" office:value-type="float" office:value="0">
            <text:p>0</text:p>
          </table:table-cell>
          <table:table-cell table:formula="of:=IF(MOD([.A7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84">
            <text:p>784</text:p>
          </table:table-cell>
          <table:table-cell table:formula="of:=IF([.G786]=1;5000;IF([.H786]=1;[.B785]-[.$J$2];[.B785]))" office:value-type="float" office:value="4660">
            <text:p>4660</text:p>
          </table:table-cell>
          <table:table-cell table:formula="of:=[.D786]/[.B786]" office:value-type="percentage" office:value="0.164712905675719">
            <text:p>16,47%</text:p>
          </table:table-cell>
          <table:table-cell table:formula="of:=IF([.H786]=1;[.D785]-([.$J$2]*[.C785]);[.D785])" office:value-type="float" office:value="767.56214044885">
            <text:p>767,5621404489</text:p>
          </table:table-cell>
          <table:table-cell table:formula="of:=IF([.G786]=1;5000-[.D785];IF([.H786]=1;[.E785]-([.$J$2]*(1-[.C785]));[.E785]))" office:value-type="float" office:value="3892.43785955115">
            <text:p>3892,4378595512</text:p>
          </table:table-cell>
          <table:table-cell/>
          <table:table-cell table:formula="of:=IF(MOD([.A786]-1;50)=0;1;0)" office:value-type="float" office:value="0">
            <text:p>0</text:p>
          </table:table-cell>
          <table:table-cell table:formula="of:=IF(MOD([.A7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85">
            <text:p>785</text:p>
          </table:table-cell>
          <table:table-cell table:formula="of:=IF([.G787]=1;5000;IF([.H787]=1;[.B786]-[.$J$2];[.B786]))" office:value-type="float" office:value="4660">
            <text:p>4660</text:p>
          </table:table-cell>
          <table:table-cell table:formula="of:=[.D787]/[.B787]" office:value-type="percentage" office:value="0.164712905675719">
            <text:p>16,47%</text:p>
          </table:table-cell>
          <table:table-cell table:formula="of:=IF([.H787]=1;[.D786]-([.$J$2]*[.C786]);[.D786])" office:value-type="float" office:value="767.56214044885">
            <text:p>767,5621404489</text:p>
          </table:table-cell>
          <table:table-cell table:formula="of:=IF([.G787]=1;5000-[.D786];IF([.H787]=1;[.E786]-([.$J$2]*(1-[.C786]));[.E786]))" office:value-type="float" office:value="3892.43785955115">
            <text:p>3892,4378595512</text:p>
          </table:table-cell>
          <table:table-cell/>
          <table:table-cell table:formula="of:=IF(MOD([.A787]-1;50)=0;1;0)" office:value-type="float" office:value="0">
            <text:p>0</text:p>
          </table:table-cell>
          <table:table-cell table:formula="of:=IF(MOD([.A7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86">
            <text:p>786</text:p>
          </table:table-cell>
          <table:table-cell table:formula="of:=IF([.G788]=1;5000;IF([.H788]=1;[.B787]-[.$J$2];[.B787]))" office:value-type="float" office:value="4640">
            <text:p>4640</text:p>
          </table:table-cell>
          <table:table-cell table:formula="of:=[.D788]/[.B788]" office:value-type="percentage" office:value="0.164712905675719">
            <text:p>16,47%</text:p>
          </table:table-cell>
          <table:table-cell table:formula="of:=IF([.H788]=1;[.D787]-([.$J$2]*[.C787]);[.D787])" office:value-type="float" office:value="764.267882335336">
            <text:p>764,2678823353</text:p>
          </table:table-cell>
          <table:table-cell table:formula="of:=IF([.G788]=1;5000-[.D787];IF([.H788]=1;[.E787]-([.$J$2]*(1-[.C787]));[.E787]))" office:value-type="float" office:value="3875.73211766466">
            <text:p>3875,7321176647</text:p>
          </table:table-cell>
          <table:table-cell/>
          <table:table-cell table:formula="of:=IF(MOD([.A788]-1;50)=0;1;0)" office:value-type="float" office:value="0">
            <text:p>0</text:p>
          </table:table-cell>
          <table:table-cell table:formula="of:=IF(MOD([.A7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87">
            <text:p>787</text:p>
          </table:table-cell>
          <table:table-cell table:formula="of:=IF([.G789]=1;5000;IF([.H789]=1;[.B788]-[.$J$2];[.B788]))" office:value-type="float" office:value="4640">
            <text:p>4640</text:p>
          </table:table-cell>
          <table:table-cell table:formula="of:=[.D789]/[.B789]" office:value-type="percentage" office:value="0.164712905675719">
            <text:p>16,47%</text:p>
          </table:table-cell>
          <table:table-cell table:formula="of:=IF([.H789]=1;[.D788]-([.$J$2]*[.C788]);[.D788])" office:value-type="float" office:value="764.267882335336">
            <text:p>764,2678823353</text:p>
          </table:table-cell>
          <table:table-cell table:formula="of:=IF([.G789]=1;5000-[.D788];IF([.H789]=1;[.E788]-([.$J$2]*(1-[.C788]));[.E788]))" office:value-type="float" office:value="3875.73211766466">
            <text:p>3875,7321176647</text:p>
          </table:table-cell>
          <table:table-cell/>
          <table:table-cell table:formula="of:=IF(MOD([.A789]-1;50)=0;1;0)" office:value-type="float" office:value="0">
            <text:p>0</text:p>
          </table:table-cell>
          <table:table-cell table:formula="of:=IF(MOD([.A7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88">
            <text:p>788</text:p>
          </table:table-cell>
          <table:table-cell table:formula="of:=IF([.G790]=1;5000;IF([.H790]=1;[.B789]-[.$J$2];[.B789]))" office:value-type="float" office:value="4620">
            <text:p>4620</text:p>
          </table:table-cell>
          <table:table-cell table:formula="of:=[.D790]/[.B790]" office:value-type="percentage" office:value="0.164712905675719">
            <text:p>16,47%</text:p>
          </table:table-cell>
          <table:table-cell table:formula="of:=IF([.H790]=1;[.D789]-([.$J$2]*[.C789]);[.D789])" office:value-type="float" office:value="760.973624221821">
            <text:p>760,9736242218</text:p>
          </table:table-cell>
          <table:table-cell table:formula="of:=IF([.G790]=1;5000-[.D789];IF([.H790]=1;[.E789]-([.$J$2]*(1-[.C789]));[.E789]))" office:value-type="float" office:value="3859.02637577818">
            <text:p>3859,0263757782</text:p>
          </table:table-cell>
          <table:table-cell/>
          <table:table-cell table:formula="of:=IF(MOD([.A790]-1;50)=0;1;0)" office:value-type="float" office:value="0">
            <text:p>0</text:p>
          </table:table-cell>
          <table:table-cell table:formula="of:=IF(MOD([.A7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89">
            <text:p>789</text:p>
          </table:table-cell>
          <table:table-cell table:formula="of:=IF([.G791]=1;5000;IF([.H791]=1;[.B790]-[.$J$2];[.B790]))" office:value-type="float" office:value="4620">
            <text:p>4620</text:p>
          </table:table-cell>
          <table:table-cell table:formula="of:=[.D791]/[.B791]" office:value-type="percentage" office:value="0.164712905675719">
            <text:p>16,47%</text:p>
          </table:table-cell>
          <table:table-cell table:formula="of:=IF([.H791]=1;[.D790]-([.$J$2]*[.C790]);[.D790])" office:value-type="float" office:value="760.973624221821">
            <text:p>760,9736242218</text:p>
          </table:table-cell>
          <table:table-cell table:formula="of:=IF([.G791]=1;5000-[.D790];IF([.H791]=1;[.E790]-([.$J$2]*(1-[.C790]));[.E790]))" office:value-type="float" office:value="3859.02637577818">
            <text:p>3859,0263757782</text:p>
          </table:table-cell>
          <table:table-cell/>
          <table:table-cell table:formula="of:=IF(MOD([.A791]-1;50)=0;1;0)" office:value-type="float" office:value="0">
            <text:p>0</text:p>
          </table:table-cell>
          <table:table-cell table:formula="of:=IF(MOD([.A7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90">
            <text:p>790</text:p>
          </table:table-cell>
          <table:table-cell table:formula="of:=IF([.G792]=1;5000;IF([.H792]=1;[.B791]-[.$J$2];[.B791]))" office:value-type="float" office:value="4600">
            <text:p>4600</text:p>
          </table:table-cell>
          <table:table-cell table:formula="of:=[.D792]/[.B792]" office:value-type="percentage" office:value="0.164712905675719">
            <text:p>16,47%</text:p>
          </table:table-cell>
          <table:table-cell table:formula="of:=IF([.H792]=1;[.D791]-([.$J$2]*[.C791]);[.D791])" office:value-type="float" office:value="757.679366108307">
            <text:p>757,6793661083</text:p>
          </table:table-cell>
          <table:table-cell table:formula="of:=IF([.G792]=1;5000-[.D791];IF([.H792]=1;[.E791]-([.$J$2]*(1-[.C791]));[.E791]))" office:value-type="float" office:value="3842.32063389169">
            <text:p>3842,3206338917</text:p>
          </table:table-cell>
          <table:table-cell/>
          <table:table-cell table:formula="of:=IF(MOD([.A792]-1;50)=0;1;0)" office:value-type="float" office:value="0">
            <text:p>0</text:p>
          </table:table-cell>
          <table:table-cell table:formula="of:=IF(MOD([.A7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91">
            <text:p>791</text:p>
          </table:table-cell>
          <table:table-cell table:formula="of:=IF([.G793]=1;5000;IF([.H793]=1;[.B792]-[.$J$2];[.B792]))" office:value-type="float" office:value="4600">
            <text:p>4600</text:p>
          </table:table-cell>
          <table:table-cell table:formula="of:=[.D793]/[.B793]" office:value-type="percentage" office:value="0.164712905675719">
            <text:p>16,47%</text:p>
          </table:table-cell>
          <table:table-cell table:formula="of:=IF([.H793]=1;[.D792]-([.$J$2]*[.C792]);[.D792])" office:value-type="float" office:value="757.679366108307">
            <text:p>757,6793661083</text:p>
          </table:table-cell>
          <table:table-cell table:formula="of:=IF([.G793]=1;5000-[.D792];IF([.H793]=1;[.E792]-([.$J$2]*(1-[.C792]));[.E792]))" office:value-type="float" office:value="3842.32063389169">
            <text:p>3842,3206338917</text:p>
          </table:table-cell>
          <table:table-cell/>
          <table:table-cell table:formula="of:=IF(MOD([.A793]-1;50)=0;1;0)" office:value-type="float" office:value="0">
            <text:p>0</text:p>
          </table:table-cell>
          <table:table-cell table:formula="of:=IF(MOD([.A7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92">
            <text:p>792</text:p>
          </table:table-cell>
          <table:table-cell table:formula="of:=IF([.G794]=1;5000;IF([.H794]=1;[.B793]-[.$J$2];[.B793]))" office:value-type="float" office:value="4580">
            <text:p>4580</text:p>
          </table:table-cell>
          <table:table-cell table:formula="of:=[.D794]/[.B794]" office:value-type="percentage" office:value="0.164712905675719">
            <text:p>16,47%</text:p>
          </table:table-cell>
          <table:table-cell table:formula="of:=IF([.H794]=1;[.D793]-([.$J$2]*[.C793]);[.D793])" office:value-type="float" office:value="754.385107994793">
            <text:p>754,3851079948</text:p>
          </table:table-cell>
          <table:table-cell table:formula="of:=IF([.G794]=1;5000-[.D793];IF([.H794]=1;[.E793]-([.$J$2]*(1-[.C793]));[.E793]))" office:value-type="float" office:value="3825.61489200521">
            <text:p>3825,6148920052</text:p>
          </table:table-cell>
          <table:table-cell/>
          <table:table-cell table:formula="of:=IF(MOD([.A794]-1;50)=0;1;0)" office:value-type="float" office:value="0">
            <text:p>0</text:p>
          </table:table-cell>
          <table:table-cell table:formula="of:=IF(MOD([.A7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93">
            <text:p>793</text:p>
          </table:table-cell>
          <table:table-cell table:formula="of:=IF([.G795]=1;5000;IF([.H795]=1;[.B794]-[.$J$2];[.B794]))" office:value-type="float" office:value="4580">
            <text:p>4580</text:p>
          </table:table-cell>
          <table:table-cell table:formula="of:=[.D795]/[.B795]" office:value-type="percentage" office:value="0.164712905675719">
            <text:p>16,47%</text:p>
          </table:table-cell>
          <table:table-cell table:formula="of:=IF([.H795]=1;[.D794]-([.$J$2]*[.C794]);[.D794])" office:value-type="float" office:value="754.385107994793">
            <text:p>754,3851079948</text:p>
          </table:table-cell>
          <table:table-cell table:formula="of:=IF([.G795]=1;5000-[.D794];IF([.H795]=1;[.E794]-([.$J$2]*(1-[.C794]));[.E794]))" office:value-type="float" office:value="3825.61489200521">
            <text:p>3825,6148920052</text:p>
          </table:table-cell>
          <table:table-cell/>
          <table:table-cell table:formula="of:=IF(MOD([.A795]-1;50)=0;1;0)" office:value-type="float" office:value="0">
            <text:p>0</text:p>
          </table:table-cell>
          <table:table-cell table:formula="of:=IF(MOD([.A7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94">
            <text:p>794</text:p>
          </table:table-cell>
          <table:table-cell table:formula="of:=IF([.G796]=1;5000;IF([.H796]=1;[.B795]-[.$J$2];[.B795]))" office:value-type="float" office:value="4560">
            <text:p>4560</text:p>
          </table:table-cell>
          <table:table-cell table:formula="of:=[.D796]/[.B796]" office:value-type="percentage" office:value="0.164712905675719">
            <text:p>16,47%</text:p>
          </table:table-cell>
          <table:table-cell table:formula="of:=IF([.H796]=1;[.D795]-([.$J$2]*[.C795]);[.D795])" office:value-type="float" office:value="751.090849881278">
            <text:p>751,0908498813</text:p>
          </table:table-cell>
          <table:table-cell table:formula="of:=IF([.G796]=1;5000-[.D795];IF([.H796]=1;[.E795]-([.$J$2]*(1-[.C795]));[.E795]))" office:value-type="float" office:value="3808.90915011872">
            <text:p>3808,9091501187</text:p>
          </table:table-cell>
          <table:table-cell/>
          <table:table-cell table:formula="of:=IF(MOD([.A796]-1;50)=0;1;0)" office:value-type="float" office:value="0">
            <text:p>0</text:p>
          </table:table-cell>
          <table:table-cell table:formula="of:=IF(MOD([.A7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95">
            <text:p>795</text:p>
          </table:table-cell>
          <table:table-cell table:formula="of:=IF([.G797]=1;5000;IF([.H797]=1;[.B796]-[.$J$2];[.B796]))" office:value-type="float" office:value="4560">
            <text:p>4560</text:p>
          </table:table-cell>
          <table:table-cell table:formula="of:=[.D797]/[.B797]" office:value-type="percentage" office:value="0.164712905675719">
            <text:p>16,47%</text:p>
          </table:table-cell>
          <table:table-cell table:formula="of:=IF([.H797]=1;[.D796]-([.$J$2]*[.C796]);[.D796])" office:value-type="float" office:value="751.090849881278">
            <text:p>751,0908498813</text:p>
          </table:table-cell>
          <table:table-cell table:formula="of:=IF([.G797]=1;5000-[.D796];IF([.H797]=1;[.E796]-([.$J$2]*(1-[.C796]));[.E796]))" office:value-type="float" office:value="3808.90915011872">
            <text:p>3808,9091501187</text:p>
          </table:table-cell>
          <table:table-cell/>
          <table:table-cell table:formula="of:=IF(MOD([.A797]-1;50)=0;1;0)" office:value-type="float" office:value="0">
            <text:p>0</text:p>
          </table:table-cell>
          <table:table-cell table:formula="of:=IF(MOD([.A7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96">
            <text:p>796</text:p>
          </table:table-cell>
          <table:table-cell table:formula="of:=IF([.G798]=1;5000;IF([.H798]=1;[.B797]-[.$J$2];[.B797]))" office:value-type="float" office:value="4540">
            <text:p>4540</text:p>
          </table:table-cell>
          <table:table-cell table:formula="of:=[.D798]/[.B798]" office:value-type="percentage" office:value="0.164712905675719">
            <text:p>16,47%</text:p>
          </table:table-cell>
          <table:table-cell table:formula="of:=IF([.H798]=1;[.D797]-([.$J$2]*[.C797]);[.D797])" office:value-type="float" office:value="747.796591767764">
            <text:p>747,7965917678</text:p>
          </table:table-cell>
          <table:table-cell table:formula="of:=IF([.G798]=1;5000-[.D797];IF([.H798]=1;[.E797]-([.$J$2]*(1-[.C797]));[.E797]))" office:value-type="float" office:value="3792.20340823223">
            <text:p>3792,2034082322</text:p>
          </table:table-cell>
          <table:table-cell/>
          <table:table-cell table:formula="of:=IF(MOD([.A798]-1;50)=0;1;0)" office:value-type="float" office:value="0">
            <text:p>0</text:p>
          </table:table-cell>
          <table:table-cell table:formula="of:=IF(MOD([.A7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97">
            <text:p>797</text:p>
          </table:table-cell>
          <table:table-cell table:formula="of:=IF([.G799]=1;5000;IF([.H799]=1;[.B798]-[.$J$2];[.B798]))" office:value-type="float" office:value="4540">
            <text:p>4540</text:p>
          </table:table-cell>
          <table:table-cell table:formula="of:=[.D799]/[.B799]" office:value-type="percentage" office:value="0.164712905675719">
            <text:p>16,47%</text:p>
          </table:table-cell>
          <table:table-cell table:formula="of:=IF([.H799]=1;[.D798]-([.$J$2]*[.C798]);[.D798])" office:value-type="float" office:value="747.796591767764">
            <text:p>747,7965917678</text:p>
          </table:table-cell>
          <table:table-cell table:formula="of:=IF([.G799]=1;5000-[.D798];IF([.H799]=1;[.E798]-([.$J$2]*(1-[.C798]));[.E798]))" office:value-type="float" office:value="3792.20340823223">
            <text:p>3792,2034082322</text:p>
          </table:table-cell>
          <table:table-cell/>
          <table:table-cell table:formula="of:=IF(MOD([.A799]-1;50)=0;1;0)" office:value-type="float" office:value="0">
            <text:p>0</text:p>
          </table:table-cell>
          <table:table-cell table:formula="of:=IF(MOD([.A7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98">
            <text:p>798</text:p>
          </table:table-cell>
          <table:table-cell table:formula="of:=IF([.G800]=1;5000;IF([.H800]=1;[.B799]-[.$J$2];[.B799]))" office:value-type="float" office:value="4520">
            <text:p>4520</text:p>
          </table:table-cell>
          <table:table-cell table:formula="of:=[.D800]/[.B800]" office:value-type="percentage" office:value="0.164712905675719">
            <text:p>16,47%</text:p>
          </table:table-cell>
          <table:table-cell table:formula="of:=IF([.H800]=1;[.D799]-([.$J$2]*[.C799]);[.D799])" office:value-type="float" office:value="744.502333654249">
            <text:p>744,5023336543</text:p>
          </table:table-cell>
          <table:table-cell table:formula="of:=IF([.G800]=1;5000-[.D799];IF([.H800]=1;[.E799]-([.$J$2]*(1-[.C799]));[.E799]))" office:value-type="float" office:value="3775.49766634575">
            <text:p>3775,4976663458</text:p>
          </table:table-cell>
          <table:table-cell/>
          <table:table-cell table:formula="of:=IF(MOD([.A800]-1;50)=0;1;0)" office:value-type="float" office:value="0">
            <text:p>0</text:p>
          </table:table-cell>
          <table:table-cell table:formula="of:=IF(MOD([.A8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99">
            <text:p>799</text:p>
          </table:table-cell>
          <table:table-cell table:formula="of:=IF([.G801]=1;5000;IF([.H801]=1;[.B800]-[.$J$2];[.B800]))" office:value-type="float" office:value="4520">
            <text:p>4520</text:p>
          </table:table-cell>
          <table:table-cell table:formula="of:=[.D801]/[.B801]" office:value-type="percentage" office:value="0.164712905675719">
            <text:p>16,47%</text:p>
          </table:table-cell>
          <table:table-cell table:formula="of:=IF([.H801]=1;[.D800]-([.$J$2]*[.C800]);[.D800])" office:value-type="float" office:value="744.502333654249">
            <text:p>744,5023336543</text:p>
          </table:table-cell>
          <table:table-cell table:formula="of:=IF([.G801]=1;5000-[.D800];IF([.H801]=1;[.E800]-([.$J$2]*(1-[.C800]));[.E800]))" office:value-type="float" office:value="3775.49766634575">
            <text:p>3775,4976663458</text:p>
          </table:table-cell>
          <table:table-cell/>
          <table:table-cell table:formula="of:=IF(MOD([.A801]-1;50)=0;1;0)" office:value-type="float" office:value="0">
            <text:p>0</text:p>
          </table:table-cell>
          <table:table-cell table:formula="of:=IF(MOD([.A8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00">
            <text:p>800</text:p>
          </table:table-cell>
          <table:table-cell table:formula="of:=IF([.G802]=1;5000;IF([.H802]=1;[.B801]-[.$J$2];[.B801]))" office:value-type="float" office:value="4500">
            <text:p>4500</text:p>
          </table:table-cell>
          <table:table-cell table:formula="of:=[.D802]/[.B802]" office:value-type="percentage" office:value="0.164712905675719">
            <text:p>16,47%</text:p>
          </table:table-cell>
          <table:table-cell table:formula="of:=IF([.H802]=1;[.D801]-([.$J$2]*[.C801]);[.D801])" office:value-type="float" office:value="741.208075540735">
            <text:p>741,2080755407</text:p>
          </table:table-cell>
          <table:table-cell table:formula="of:=IF([.G802]=1;5000-[.D801];IF([.H802]=1;[.E801]-([.$J$2]*(1-[.C801]));[.E801]))" office:value-type="float" office:value="3758.79192445926">
            <text:p>3758,7919244593</text:p>
          </table:table-cell>
          <table:table-cell/>
          <table:table-cell table:formula="of:=IF(MOD([.A802]-1;50)=0;1;0)" office:value-type="float" office:value="0">
            <text:p>0</text:p>
          </table:table-cell>
          <table:table-cell table:formula="of:=IF(MOD([.A8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01">
            <text:p>801</text:p>
          </table:table-cell>
          <table:table-cell table:formula="of:=IF([.G803]=1;5000;IF([.H803]=1;[.B802]-[.$J$2];[.B802]))" office:value-type="float" office:value="5000">
            <text:p>5000</text:p>
          </table:table-cell>
          <table:table-cell table:formula="of:=[.D803]/[.B803]" office:value-type="percentage" office:value="0.148241615108147">
            <text:p>14,82%</text:p>
          </table:table-cell>
          <table:table-cell table:formula="of:=IF([.H803]=1;[.D802]-([.$J$2]*[.C802]);[.D802])" office:value-type="float" office:value="741.208075540735">
            <text:p>741,2080755407</text:p>
          </table:table-cell>
          <table:table-cell table:formula="of:=IF([.G803]=1;5000-[.D802];IF([.H803]=1;[.E802]-([.$J$2]*(1-[.C802]));[.E802]))" office:value-type="float" office:value="4258.79192445927">
            <text:p>4258,7919244593</text:p>
          </table:table-cell>
          <table:table-cell/>
          <table:table-cell table:formula="of:=IF(MOD([.A803]-1;50)=0;1;0)" office:value-type="float" office:value="1">
            <text:p>1</text:p>
          </table:table-cell>
          <table:table-cell table:formula="of:=IF(MOD([.A8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02">
            <text:p>802</text:p>
          </table:table-cell>
          <table:table-cell table:formula="of:=IF([.G804]=1;5000;IF([.H804]=1;[.B803]-[.$J$2];[.B803]))" office:value-type="float" office:value="4980">
            <text:p>4980</text:p>
          </table:table-cell>
          <table:table-cell table:formula="of:=[.D804]/[.B804]" office:value-type="percentage" office:value="0.148241615108147">
            <text:p>14,82%</text:p>
          </table:table-cell>
          <table:table-cell table:formula="of:=IF([.H804]=1;[.D803]-([.$J$2]*[.C803]);[.D803])" office:value-type="float" office:value="738.243243238572">
            <text:p>738,2432432386</text:p>
          </table:table-cell>
          <table:table-cell table:formula="of:=IF([.G804]=1;5000-[.D803];IF([.H804]=1;[.E803]-([.$J$2]*(1-[.C803]));[.E803]))" office:value-type="float" office:value="4241.75675676143">
            <text:p>4241,7567567614</text:p>
          </table:table-cell>
          <table:table-cell/>
          <table:table-cell table:formula="of:=IF(MOD([.A804]-1;50)=0;1;0)" office:value-type="float" office:value="0">
            <text:p>0</text:p>
          </table:table-cell>
          <table:table-cell table:formula="of:=IF(MOD([.A8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03">
            <text:p>803</text:p>
          </table:table-cell>
          <table:table-cell table:formula="of:=IF([.G805]=1;5000;IF([.H805]=1;[.B804]-[.$J$2];[.B804]))" office:value-type="float" office:value="4980">
            <text:p>4980</text:p>
          </table:table-cell>
          <table:table-cell table:formula="of:=[.D805]/[.B805]" office:value-type="percentage" office:value="0.148241615108147">
            <text:p>14,82%</text:p>
          </table:table-cell>
          <table:table-cell table:formula="of:=IF([.H805]=1;[.D804]-([.$J$2]*[.C804]);[.D804])" office:value-type="float" office:value="738.243243238572">
            <text:p>738,2432432386</text:p>
          </table:table-cell>
          <table:table-cell table:formula="of:=IF([.G805]=1;5000-[.D804];IF([.H805]=1;[.E804]-([.$J$2]*(1-[.C804]));[.E804]))" office:value-type="float" office:value="4241.75675676143">
            <text:p>4241,7567567614</text:p>
          </table:table-cell>
          <table:table-cell/>
          <table:table-cell table:formula="of:=IF(MOD([.A805]-1;50)=0;1;0)" office:value-type="float" office:value="0">
            <text:p>0</text:p>
          </table:table-cell>
          <table:table-cell table:formula="of:=IF(MOD([.A8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04">
            <text:p>804</text:p>
          </table:table-cell>
          <table:table-cell table:formula="of:=IF([.G806]=1;5000;IF([.H806]=1;[.B805]-[.$J$2];[.B805]))" office:value-type="float" office:value="4960">
            <text:p>4960</text:p>
          </table:table-cell>
          <table:table-cell table:formula="of:=[.D806]/[.B806]" office:value-type="percentage" office:value="0.148241615108147">
            <text:p>14,82%</text:p>
          </table:table-cell>
          <table:table-cell table:formula="of:=IF([.H806]=1;[.D805]-([.$J$2]*[.C805]);[.D805])" office:value-type="float" office:value="735.278410936409">
            <text:p>735,2784109364</text:p>
          </table:table-cell>
          <table:table-cell table:formula="of:=IF([.G806]=1;5000-[.D805];IF([.H806]=1;[.E805]-([.$J$2]*(1-[.C805]));[.E805]))" office:value-type="float" office:value="4224.72158906359">
            <text:p>4224,7215890636</text:p>
          </table:table-cell>
          <table:table-cell/>
          <table:table-cell table:formula="of:=IF(MOD([.A806]-1;50)=0;1;0)" office:value-type="float" office:value="0">
            <text:p>0</text:p>
          </table:table-cell>
          <table:table-cell table:formula="of:=IF(MOD([.A8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05">
            <text:p>805</text:p>
          </table:table-cell>
          <table:table-cell table:formula="of:=IF([.G807]=1;5000;IF([.H807]=1;[.B806]-[.$J$2];[.B806]))" office:value-type="float" office:value="4960">
            <text:p>4960</text:p>
          </table:table-cell>
          <table:table-cell table:formula="of:=[.D807]/[.B807]" office:value-type="percentage" office:value="0.148241615108147">
            <text:p>14,82%</text:p>
          </table:table-cell>
          <table:table-cell table:formula="of:=IF([.H807]=1;[.D806]-([.$J$2]*[.C806]);[.D806])" office:value-type="float" office:value="735.278410936409">
            <text:p>735,2784109364</text:p>
          </table:table-cell>
          <table:table-cell table:formula="of:=IF([.G807]=1;5000-[.D806];IF([.H807]=1;[.E806]-([.$J$2]*(1-[.C806]));[.E806]))" office:value-type="float" office:value="4224.72158906359">
            <text:p>4224,7215890636</text:p>
          </table:table-cell>
          <table:table-cell/>
          <table:table-cell table:formula="of:=IF(MOD([.A807]-1;50)=0;1;0)" office:value-type="float" office:value="0">
            <text:p>0</text:p>
          </table:table-cell>
          <table:table-cell table:formula="of:=IF(MOD([.A8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06">
            <text:p>806</text:p>
          </table:table-cell>
          <table:table-cell table:formula="of:=IF([.G808]=1;5000;IF([.H808]=1;[.B807]-[.$J$2];[.B807]))" office:value-type="float" office:value="4940">
            <text:p>4940</text:p>
          </table:table-cell>
          <table:table-cell table:formula="of:=[.D808]/[.B808]" office:value-type="percentage" office:value="0.148241615108147">
            <text:p>14,82%</text:p>
          </table:table-cell>
          <table:table-cell table:formula="of:=IF([.H808]=1;[.D807]-([.$J$2]*[.C807]);[.D807])" office:value-type="float" office:value="732.313578634246">
            <text:p>732,3135786342</text:p>
          </table:table-cell>
          <table:table-cell table:formula="of:=IF([.G808]=1;5000-[.D807];IF([.H808]=1;[.E807]-([.$J$2]*(1-[.C807]));[.E807]))" office:value-type="float" office:value="4207.68642136575">
            <text:p>4207,6864213658</text:p>
          </table:table-cell>
          <table:table-cell/>
          <table:table-cell table:formula="of:=IF(MOD([.A808]-1;50)=0;1;0)" office:value-type="float" office:value="0">
            <text:p>0</text:p>
          </table:table-cell>
          <table:table-cell table:formula="of:=IF(MOD([.A8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07">
            <text:p>807</text:p>
          </table:table-cell>
          <table:table-cell table:formula="of:=IF([.G809]=1;5000;IF([.H809]=1;[.B808]-[.$J$2];[.B808]))" office:value-type="float" office:value="4940">
            <text:p>4940</text:p>
          </table:table-cell>
          <table:table-cell table:formula="of:=[.D809]/[.B809]" office:value-type="percentage" office:value="0.148241615108147">
            <text:p>14,82%</text:p>
          </table:table-cell>
          <table:table-cell table:formula="of:=IF([.H809]=1;[.D808]-([.$J$2]*[.C808]);[.D808])" office:value-type="float" office:value="732.313578634246">
            <text:p>732,3135786342</text:p>
          </table:table-cell>
          <table:table-cell table:formula="of:=IF([.G809]=1;5000-[.D808];IF([.H809]=1;[.E808]-([.$J$2]*(1-[.C808]));[.E808]))" office:value-type="float" office:value="4207.68642136575">
            <text:p>4207,6864213658</text:p>
          </table:table-cell>
          <table:table-cell/>
          <table:table-cell table:formula="of:=IF(MOD([.A809]-1;50)=0;1;0)" office:value-type="float" office:value="0">
            <text:p>0</text:p>
          </table:table-cell>
          <table:table-cell table:formula="of:=IF(MOD([.A8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08">
            <text:p>808</text:p>
          </table:table-cell>
          <table:table-cell table:formula="of:=IF([.G810]=1;5000;IF([.H810]=1;[.B809]-[.$J$2];[.B809]))" office:value-type="float" office:value="4920">
            <text:p>4920</text:p>
          </table:table-cell>
          <table:table-cell table:formula="of:=[.D810]/[.B810]" office:value-type="percentage" office:value="0.148241615108147">
            <text:p>14,82%</text:p>
          </table:table-cell>
          <table:table-cell table:formula="of:=IF([.H810]=1;[.D809]-([.$J$2]*[.C809]);[.D809])" office:value-type="float" office:value="729.348746332083">
            <text:p>729,3487463321</text:p>
          </table:table-cell>
          <table:table-cell table:formula="of:=IF([.G810]=1;5000-[.D809];IF([.H810]=1;[.E809]-([.$J$2]*(1-[.C809]));[.E809]))" office:value-type="float" office:value="4190.65125366792">
            <text:p>4190,6512536679</text:p>
          </table:table-cell>
          <table:table-cell/>
          <table:table-cell table:formula="of:=IF(MOD([.A810]-1;50)=0;1;0)" office:value-type="float" office:value="0">
            <text:p>0</text:p>
          </table:table-cell>
          <table:table-cell table:formula="of:=IF(MOD([.A8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09">
            <text:p>809</text:p>
          </table:table-cell>
          <table:table-cell table:formula="of:=IF([.G811]=1;5000;IF([.H811]=1;[.B810]-[.$J$2];[.B810]))" office:value-type="float" office:value="4920">
            <text:p>4920</text:p>
          </table:table-cell>
          <table:table-cell table:formula="of:=[.D811]/[.B811]" office:value-type="percentage" office:value="0.148241615108147">
            <text:p>14,82%</text:p>
          </table:table-cell>
          <table:table-cell table:formula="of:=IF([.H811]=1;[.D810]-([.$J$2]*[.C810]);[.D810])" office:value-type="float" office:value="729.348746332083">
            <text:p>729,3487463321</text:p>
          </table:table-cell>
          <table:table-cell table:formula="of:=IF([.G811]=1;5000-[.D810];IF([.H811]=1;[.E810]-([.$J$2]*(1-[.C810]));[.E810]))" office:value-type="float" office:value="4190.65125366792">
            <text:p>4190,6512536679</text:p>
          </table:table-cell>
          <table:table-cell/>
          <table:table-cell table:formula="of:=IF(MOD([.A811]-1;50)=0;1;0)" office:value-type="float" office:value="0">
            <text:p>0</text:p>
          </table:table-cell>
          <table:table-cell table:formula="of:=IF(MOD([.A8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10">
            <text:p>810</text:p>
          </table:table-cell>
          <table:table-cell table:formula="of:=IF([.G812]=1;5000;IF([.H812]=1;[.B811]-[.$J$2];[.B811]))" office:value-type="float" office:value="4900">
            <text:p>4900</text:p>
          </table:table-cell>
          <table:table-cell table:formula="of:=[.D812]/[.B812]" office:value-type="percentage" office:value="0.148241615108147">
            <text:p>14,82%</text:p>
          </table:table-cell>
          <table:table-cell table:formula="of:=IF([.H812]=1;[.D811]-([.$J$2]*[.C811]);[.D811])" office:value-type="float" office:value="726.38391402992">
            <text:p>726,3839140299</text:p>
          </table:table-cell>
          <table:table-cell table:formula="of:=IF([.G812]=1;5000-[.D811];IF([.H812]=1;[.E811]-([.$J$2]*(1-[.C811]));[.E811]))" office:value-type="float" office:value="4173.61608597008">
            <text:p>4173,6160859701</text:p>
          </table:table-cell>
          <table:table-cell/>
          <table:table-cell table:formula="of:=IF(MOD([.A812]-1;50)=0;1;0)" office:value-type="float" office:value="0">
            <text:p>0</text:p>
          </table:table-cell>
          <table:table-cell table:formula="of:=IF(MOD([.A8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11">
            <text:p>811</text:p>
          </table:table-cell>
          <table:table-cell table:formula="of:=IF([.G813]=1;5000;IF([.H813]=1;[.B812]-[.$J$2];[.B812]))" office:value-type="float" office:value="4900">
            <text:p>4900</text:p>
          </table:table-cell>
          <table:table-cell table:formula="of:=[.D813]/[.B813]" office:value-type="percentage" office:value="0.148241615108147">
            <text:p>14,82%</text:p>
          </table:table-cell>
          <table:table-cell table:formula="of:=IF([.H813]=1;[.D812]-([.$J$2]*[.C812]);[.D812])" office:value-type="float" office:value="726.38391402992">
            <text:p>726,3839140299</text:p>
          </table:table-cell>
          <table:table-cell table:formula="of:=IF([.G813]=1;5000-[.D812];IF([.H813]=1;[.E812]-([.$J$2]*(1-[.C812]));[.E812]))" office:value-type="float" office:value="4173.61608597008">
            <text:p>4173,6160859701</text:p>
          </table:table-cell>
          <table:table-cell/>
          <table:table-cell table:formula="of:=IF(MOD([.A813]-1;50)=0;1;0)" office:value-type="float" office:value="0">
            <text:p>0</text:p>
          </table:table-cell>
          <table:table-cell table:formula="of:=IF(MOD([.A8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12">
            <text:p>812</text:p>
          </table:table-cell>
          <table:table-cell table:formula="of:=IF([.G814]=1;5000;IF([.H814]=1;[.B813]-[.$J$2];[.B813]))" office:value-type="float" office:value="4880">
            <text:p>4880</text:p>
          </table:table-cell>
          <table:table-cell table:formula="of:=[.D814]/[.B814]" office:value-type="percentage" office:value="0.148241615108147">
            <text:p>14,82%</text:p>
          </table:table-cell>
          <table:table-cell table:formula="of:=IF([.H814]=1;[.D813]-([.$J$2]*[.C813]);[.D813])" office:value-type="float" office:value="723.419081727758">
            <text:p>723,4190817278</text:p>
          </table:table-cell>
          <table:table-cell table:formula="of:=IF([.G814]=1;5000-[.D813];IF([.H814]=1;[.E813]-([.$J$2]*(1-[.C813]));[.E813]))" office:value-type="float" office:value="4156.58091827224">
            <text:p>4156,5809182723</text:p>
          </table:table-cell>
          <table:table-cell/>
          <table:table-cell table:formula="of:=IF(MOD([.A814]-1;50)=0;1;0)" office:value-type="float" office:value="0">
            <text:p>0</text:p>
          </table:table-cell>
          <table:table-cell table:formula="of:=IF(MOD([.A8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13">
            <text:p>813</text:p>
          </table:table-cell>
          <table:table-cell table:formula="of:=IF([.G815]=1;5000;IF([.H815]=1;[.B814]-[.$J$2];[.B814]))" office:value-type="float" office:value="4880">
            <text:p>4880</text:p>
          </table:table-cell>
          <table:table-cell table:formula="of:=[.D815]/[.B815]" office:value-type="percentage" office:value="0.148241615108147">
            <text:p>14,82%</text:p>
          </table:table-cell>
          <table:table-cell table:formula="of:=IF([.H815]=1;[.D814]-([.$J$2]*[.C814]);[.D814])" office:value-type="float" office:value="723.419081727758">
            <text:p>723,4190817278</text:p>
          </table:table-cell>
          <table:table-cell table:formula="of:=IF([.G815]=1;5000-[.D814];IF([.H815]=1;[.E814]-([.$J$2]*(1-[.C814]));[.E814]))" office:value-type="float" office:value="4156.58091827224">
            <text:p>4156,5809182723</text:p>
          </table:table-cell>
          <table:table-cell/>
          <table:table-cell table:formula="of:=IF(MOD([.A815]-1;50)=0;1;0)" office:value-type="float" office:value="0">
            <text:p>0</text:p>
          </table:table-cell>
          <table:table-cell table:formula="of:=IF(MOD([.A8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14">
            <text:p>814</text:p>
          </table:table-cell>
          <table:table-cell table:formula="of:=IF([.G816]=1;5000;IF([.H816]=1;[.B815]-[.$J$2];[.B815]))" office:value-type="float" office:value="4860">
            <text:p>4860</text:p>
          </table:table-cell>
          <table:table-cell table:formula="of:=[.D816]/[.B816]" office:value-type="percentage" office:value="0.148241615108147">
            <text:p>14,82%</text:p>
          </table:table-cell>
          <table:table-cell table:formula="of:=IF([.H816]=1;[.D815]-([.$J$2]*[.C815]);[.D815])" office:value-type="float" office:value="720.454249425595">
            <text:p>720,4542494256</text:p>
          </table:table-cell>
          <table:table-cell table:formula="of:=IF([.G816]=1;5000-[.D815];IF([.H816]=1;[.E815]-([.$J$2]*(1-[.C815]));[.E815]))" office:value-type="float" office:value="4139.54575057441">
            <text:p>4139,5457505744</text:p>
          </table:table-cell>
          <table:table-cell/>
          <table:table-cell table:formula="of:=IF(MOD([.A816]-1;50)=0;1;0)" office:value-type="float" office:value="0">
            <text:p>0</text:p>
          </table:table-cell>
          <table:table-cell table:formula="of:=IF(MOD([.A8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15">
            <text:p>815</text:p>
          </table:table-cell>
          <table:table-cell table:formula="of:=IF([.G817]=1;5000;IF([.H817]=1;[.B816]-[.$J$2];[.B816]))" office:value-type="float" office:value="4860">
            <text:p>4860</text:p>
          </table:table-cell>
          <table:table-cell table:formula="of:=[.D817]/[.B817]" office:value-type="percentage" office:value="0.148241615108147">
            <text:p>14,82%</text:p>
          </table:table-cell>
          <table:table-cell table:formula="of:=IF([.H817]=1;[.D816]-([.$J$2]*[.C816]);[.D816])" office:value-type="float" office:value="720.454249425595">
            <text:p>720,4542494256</text:p>
          </table:table-cell>
          <table:table-cell table:formula="of:=IF([.G817]=1;5000-[.D816];IF([.H817]=1;[.E816]-([.$J$2]*(1-[.C816]));[.E816]))" office:value-type="float" office:value="4139.54575057441">
            <text:p>4139,5457505744</text:p>
          </table:table-cell>
          <table:table-cell/>
          <table:table-cell table:formula="of:=IF(MOD([.A817]-1;50)=0;1;0)" office:value-type="float" office:value="0">
            <text:p>0</text:p>
          </table:table-cell>
          <table:table-cell table:formula="of:=IF(MOD([.A8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16">
            <text:p>816</text:p>
          </table:table-cell>
          <table:table-cell table:formula="of:=IF([.G818]=1;5000;IF([.H818]=1;[.B817]-[.$J$2];[.B817]))" office:value-type="float" office:value="4840">
            <text:p>4840</text:p>
          </table:table-cell>
          <table:table-cell table:formula="of:=[.D818]/[.B818]" office:value-type="percentage" office:value="0.148241615108147">
            <text:p>14,82%</text:p>
          </table:table-cell>
          <table:table-cell table:formula="of:=IF([.H818]=1;[.D817]-([.$J$2]*[.C817]);[.D817])" office:value-type="float" office:value="717.489417123432">
            <text:p>717,4894171234</text:p>
          </table:table-cell>
          <table:table-cell table:formula="of:=IF([.G818]=1;5000-[.D817];IF([.H818]=1;[.E817]-([.$J$2]*(1-[.C817]));[.E817]))" office:value-type="float" office:value="4122.51058287657">
            <text:p>4122,5105828766</text:p>
          </table:table-cell>
          <table:table-cell/>
          <table:table-cell table:formula="of:=IF(MOD([.A818]-1;50)=0;1;0)" office:value-type="float" office:value="0">
            <text:p>0</text:p>
          </table:table-cell>
          <table:table-cell table:formula="of:=IF(MOD([.A8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17">
            <text:p>817</text:p>
          </table:table-cell>
          <table:table-cell table:formula="of:=IF([.G819]=1;5000;IF([.H819]=1;[.B818]-[.$J$2];[.B818]))" office:value-type="float" office:value="4840">
            <text:p>4840</text:p>
          </table:table-cell>
          <table:table-cell table:formula="of:=[.D819]/[.B819]" office:value-type="percentage" office:value="0.148241615108147">
            <text:p>14,82%</text:p>
          </table:table-cell>
          <table:table-cell table:formula="of:=IF([.H819]=1;[.D818]-([.$J$2]*[.C818]);[.D818])" office:value-type="float" office:value="717.489417123432">
            <text:p>717,4894171234</text:p>
          </table:table-cell>
          <table:table-cell table:formula="of:=IF([.G819]=1;5000-[.D818];IF([.H819]=1;[.E818]-([.$J$2]*(1-[.C818]));[.E818]))" office:value-type="float" office:value="4122.51058287657">
            <text:p>4122,5105828766</text:p>
          </table:table-cell>
          <table:table-cell/>
          <table:table-cell table:formula="of:=IF(MOD([.A819]-1;50)=0;1;0)" office:value-type="float" office:value="0">
            <text:p>0</text:p>
          </table:table-cell>
          <table:table-cell table:formula="of:=IF(MOD([.A8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18">
            <text:p>818</text:p>
          </table:table-cell>
          <table:table-cell table:formula="of:=IF([.G820]=1;5000;IF([.H820]=1;[.B819]-[.$J$2];[.B819]))" office:value-type="float" office:value="4820">
            <text:p>4820</text:p>
          </table:table-cell>
          <table:table-cell table:formula="of:=[.D820]/[.B820]" office:value-type="percentage" office:value="0.148241615108147">
            <text:p>14,82%</text:p>
          </table:table-cell>
          <table:table-cell table:formula="of:=IF([.H820]=1;[.D819]-([.$J$2]*[.C819]);[.D819])" office:value-type="float" office:value="714.524584821269">
            <text:p>714,5245848213</text:p>
          </table:table-cell>
          <table:table-cell table:formula="of:=IF([.G820]=1;5000-[.D819];IF([.H820]=1;[.E819]-([.$J$2]*(1-[.C819]));[.E819]))" office:value-type="float" office:value="4105.47541517873">
            <text:p>4105,4754151787</text:p>
          </table:table-cell>
          <table:table-cell/>
          <table:table-cell table:formula="of:=IF(MOD([.A820]-1;50)=0;1;0)" office:value-type="float" office:value="0">
            <text:p>0</text:p>
          </table:table-cell>
          <table:table-cell table:formula="of:=IF(MOD([.A8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19">
            <text:p>819</text:p>
          </table:table-cell>
          <table:table-cell table:formula="of:=IF([.G821]=1;5000;IF([.H821]=1;[.B820]-[.$J$2];[.B820]))" office:value-type="float" office:value="4820">
            <text:p>4820</text:p>
          </table:table-cell>
          <table:table-cell table:formula="of:=[.D821]/[.B821]" office:value-type="percentage" office:value="0.148241615108147">
            <text:p>14,82%</text:p>
          </table:table-cell>
          <table:table-cell table:formula="of:=IF([.H821]=1;[.D820]-([.$J$2]*[.C820]);[.D820])" office:value-type="float" office:value="714.524584821269">
            <text:p>714,5245848213</text:p>
          </table:table-cell>
          <table:table-cell table:formula="of:=IF([.G821]=1;5000-[.D820];IF([.H821]=1;[.E820]-([.$J$2]*(1-[.C820]));[.E820]))" office:value-type="float" office:value="4105.47541517873">
            <text:p>4105,4754151787</text:p>
          </table:table-cell>
          <table:table-cell/>
          <table:table-cell table:formula="of:=IF(MOD([.A821]-1;50)=0;1;0)" office:value-type="float" office:value="0">
            <text:p>0</text:p>
          </table:table-cell>
          <table:table-cell table:formula="of:=IF(MOD([.A8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20">
            <text:p>820</text:p>
          </table:table-cell>
          <table:table-cell table:formula="of:=IF([.G822]=1;5000;IF([.H822]=1;[.B821]-[.$J$2];[.B821]))" office:value-type="float" office:value="4800">
            <text:p>4800</text:p>
          </table:table-cell>
          <table:table-cell table:formula="of:=[.D822]/[.B822]" office:value-type="percentage" office:value="0.148241615108147">
            <text:p>14,82%</text:p>
          </table:table-cell>
          <table:table-cell table:formula="of:=IF([.H822]=1;[.D821]-([.$J$2]*[.C821]);[.D821])" office:value-type="float" office:value="711.559752519106">
            <text:p>711,5597525191</text:p>
          </table:table-cell>
          <table:table-cell table:formula="of:=IF([.G822]=1;5000-[.D821];IF([.H822]=1;[.E821]-([.$J$2]*(1-[.C821]));[.E821]))" office:value-type="float" office:value="4088.44024748089">
            <text:p>4088,4402474809</text:p>
          </table:table-cell>
          <table:table-cell/>
          <table:table-cell table:formula="of:=IF(MOD([.A822]-1;50)=0;1;0)" office:value-type="float" office:value="0">
            <text:p>0</text:p>
          </table:table-cell>
          <table:table-cell table:formula="of:=IF(MOD([.A8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21">
            <text:p>821</text:p>
          </table:table-cell>
          <table:table-cell table:formula="of:=IF([.G823]=1;5000;IF([.H823]=1;[.B822]-[.$J$2];[.B822]))" office:value-type="float" office:value="4800">
            <text:p>4800</text:p>
          </table:table-cell>
          <table:table-cell table:formula="of:=[.D823]/[.B823]" office:value-type="percentage" office:value="0.148241615108147">
            <text:p>14,82%</text:p>
          </table:table-cell>
          <table:table-cell table:formula="of:=IF([.H823]=1;[.D822]-([.$J$2]*[.C822]);[.D822])" office:value-type="float" office:value="711.559752519106">
            <text:p>711,5597525191</text:p>
          </table:table-cell>
          <table:table-cell table:formula="of:=IF([.G823]=1;5000-[.D822];IF([.H823]=1;[.E822]-([.$J$2]*(1-[.C822]));[.E822]))" office:value-type="float" office:value="4088.44024748089">
            <text:p>4088,4402474809</text:p>
          </table:table-cell>
          <table:table-cell/>
          <table:table-cell table:formula="of:=IF(MOD([.A823]-1;50)=0;1;0)" office:value-type="float" office:value="0">
            <text:p>0</text:p>
          </table:table-cell>
          <table:table-cell table:formula="of:=IF(MOD([.A8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22">
            <text:p>822</text:p>
          </table:table-cell>
          <table:table-cell table:formula="of:=IF([.G824]=1;5000;IF([.H824]=1;[.B823]-[.$J$2];[.B823]))" office:value-type="float" office:value="4780">
            <text:p>4780</text:p>
          </table:table-cell>
          <table:table-cell table:formula="of:=[.D824]/[.B824]" office:value-type="percentage" office:value="0.148241615108147">
            <text:p>14,82%</text:p>
          </table:table-cell>
          <table:table-cell table:formula="of:=IF([.H824]=1;[.D823]-([.$J$2]*[.C823]);[.D823])" office:value-type="float" office:value="708.594920216943">
            <text:p>708,5949202169</text:p>
          </table:table-cell>
          <table:table-cell table:formula="of:=IF([.G824]=1;5000-[.D823];IF([.H824]=1;[.E823]-([.$J$2]*(1-[.C823]));[.E823]))" office:value-type="float" office:value="4071.40507978306">
            <text:p>4071,4050797831</text:p>
          </table:table-cell>
          <table:table-cell/>
          <table:table-cell table:formula="of:=IF(MOD([.A824]-1;50)=0;1;0)" office:value-type="float" office:value="0">
            <text:p>0</text:p>
          </table:table-cell>
          <table:table-cell table:formula="of:=IF(MOD([.A8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23">
            <text:p>823</text:p>
          </table:table-cell>
          <table:table-cell table:formula="of:=IF([.G825]=1;5000;IF([.H825]=1;[.B824]-[.$J$2];[.B824]))" office:value-type="float" office:value="4780">
            <text:p>4780</text:p>
          </table:table-cell>
          <table:table-cell table:formula="of:=[.D825]/[.B825]" office:value-type="percentage" office:value="0.148241615108147">
            <text:p>14,82%</text:p>
          </table:table-cell>
          <table:table-cell table:formula="of:=IF([.H825]=1;[.D824]-([.$J$2]*[.C824]);[.D824])" office:value-type="float" office:value="708.594920216943">
            <text:p>708,5949202169</text:p>
          </table:table-cell>
          <table:table-cell table:formula="of:=IF([.G825]=1;5000-[.D824];IF([.H825]=1;[.E824]-([.$J$2]*(1-[.C824]));[.E824]))" office:value-type="float" office:value="4071.40507978306">
            <text:p>4071,4050797831</text:p>
          </table:table-cell>
          <table:table-cell/>
          <table:table-cell table:formula="of:=IF(MOD([.A825]-1;50)=0;1;0)" office:value-type="float" office:value="0">
            <text:p>0</text:p>
          </table:table-cell>
          <table:table-cell table:formula="of:=IF(MOD([.A8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24">
            <text:p>824</text:p>
          </table:table-cell>
          <table:table-cell table:formula="of:=IF([.G826]=1;5000;IF([.H826]=1;[.B825]-[.$J$2];[.B825]))" office:value-type="float" office:value="4760">
            <text:p>4760</text:p>
          </table:table-cell>
          <table:table-cell table:formula="of:=[.D826]/[.B826]" office:value-type="percentage" office:value="0.148241615108147">
            <text:p>14,82%</text:p>
          </table:table-cell>
          <table:table-cell table:formula="of:=IF([.H826]=1;[.D825]-([.$J$2]*[.C825]);[.D825])" office:value-type="float" office:value="705.63008791478">
            <text:p>705,6300879148</text:p>
          </table:table-cell>
          <table:table-cell table:formula="of:=IF([.G826]=1;5000-[.D825];IF([.H826]=1;[.E825]-([.$J$2]*(1-[.C825]));[.E825]))" office:value-type="float" office:value="4054.36991208522">
            <text:p>4054,3699120852</text:p>
          </table:table-cell>
          <table:table-cell/>
          <table:table-cell table:formula="of:=IF(MOD([.A826]-1;50)=0;1;0)" office:value-type="float" office:value="0">
            <text:p>0</text:p>
          </table:table-cell>
          <table:table-cell table:formula="of:=IF(MOD([.A8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25">
            <text:p>825</text:p>
          </table:table-cell>
          <table:table-cell table:formula="of:=IF([.G827]=1;5000;IF([.H827]=1;[.B826]-[.$J$2];[.B826]))" office:value-type="float" office:value="4760">
            <text:p>4760</text:p>
          </table:table-cell>
          <table:table-cell table:formula="of:=[.D827]/[.B827]" office:value-type="percentage" office:value="0.148241615108147">
            <text:p>14,82%</text:p>
          </table:table-cell>
          <table:table-cell table:formula="of:=IF([.H827]=1;[.D826]-([.$J$2]*[.C826]);[.D826])" office:value-type="float" office:value="705.63008791478">
            <text:p>705,6300879148</text:p>
          </table:table-cell>
          <table:table-cell table:formula="of:=IF([.G827]=1;5000-[.D826];IF([.H827]=1;[.E826]-([.$J$2]*(1-[.C826]));[.E826]))" office:value-type="float" office:value="4054.36991208522">
            <text:p>4054,3699120852</text:p>
          </table:table-cell>
          <table:table-cell/>
          <table:table-cell table:formula="of:=IF(MOD([.A827]-1;50)=0;1;0)" office:value-type="float" office:value="0">
            <text:p>0</text:p>
          </table:table-cell>
          <table:table-cell table:formula="of:=IF(MOD([.A8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26">
            <text:p>826</text:p>
          </table:table-cell>
          <table:table-cell table:formula="of:=IF([.G828]=1;5000;IF([.H828]=1;[.B827]-[.$J$2];[.B827]))" office:value-type="float" office:value="4740">
            <text:p>4740</text:p>
          </table:table-cell>
          <table:table-cell table:formula="of:=[.D828]/[.B828]" office:value-type="percentage" office:value="0.148241615108147">
            <text:p>14,82%</text:p>
          </table:table-cell>
          <table:table-cell table:formula="of:=IF([.H828]=1;[.D827]-([.$J$2]*[.C827]);[.D827])" office:value-type="float" office:value="702.665255612617">
            <text:p>702,6652556126</text:p>
          </table:table-cell>
          <table:table-cell table:formula="of:=IF([.G828]=1;5000-[.D827];IF([.H828]=1;[.E827]-([.$J$2]*(1-[.C827]));[.E827]))" office:value-type="float" office:value="4037.33474438738">
            <text:p>4037,3347443874</text:p>
          </table:table-cell>
          <table:table-cell/>
          <table:table-cell table:formula="of:=IF(MOD([.A828]-1;50)=0;1;0)" office:value-type="float" office:value="0">
            <text:p>0</text:p>
          </table:table-cell>
          <table:table-cell table:formula="of:=IF(MOD([.A8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27">
            <text:p>827</text:p>
          </table:table-cell>
          <table:table-cell table:formula="of:=IF([.G829]=1;5000;IF([.H829]=1;[.B828]-[.$J$2];[.B828]))" office:value-type="float" office:value="4740">
            <text:p>4740</text:p>
          </table:table-cell>
          <table:table-cell table:formula="of:=[.D829]/[.B829]" office:value-type="percentage" office:value="0.148241615108147">
            <text:p>14,82%</text:p>
          </table:table-cell>
          <table:table-cell table:formula="of:=IF([.H829]=1;[.D828]-([.$J$2]*[.C828]);[.D828])" office:value-type="float" office:value="702.665255612617">
            <text:p>702,6652556126</text:p>
          </table:table-cell>
          <table:table-cell table:formula="of:=IF([.G829]=1;5000-[.D828];IF([.H829]=1;[.E828]-([.$J$2]*(1-[.C828]));[.E828]))" office:value-type="float" office:value="4037.33474438738">
            <text:p>4037,3347443874</text:p>
          </table:table-cell>
          <table:table-cell/>
          <table:table-cell table:formula="of:=IF(MOD([.A829]-1;50)=0;1;0)" office:value-type="float" office:value="0">
            <text:p>0</text:p>
          </table:table-cell>
          <table:table-cell table:formula="of:=IF(MOD([.A8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28">
            <text:p>828</text:p>
          </table:table-cell>
          <table:table-cell table:formula="of:=IF([.G830]=1;5000;IF([.H830]=1;[.B829]-[.$J$2];[.B829]))" office:value-type="float" office:value="4720">
            <text:p>4720</text:p>
          </table:table-cell>
          <table:table-cell table:formula="of:=[.D830]/[.B830]" office:value-type="percentage" office:value="0.148241615108147">
            <text:p>14,82%</text:p>
          </table:table-cell>
          <table:table-cell table:formula="of:=IF([.H830]=1;[.D829]-([.$J$2]*[.C829]);[.D829])" office:value-type="float" office:value="699.700423310454">
            <text:p>699,7004233105</text:p>
          </table:table-cell>
          <table:table-cell table:formula="of:=IF([.G830]=1;5000-[.D829];IF([.H830]=1;[.E829]-([.$J$2]*(1-[.C829]));[.E829]))" office:value-type="float" office:value="4020.29957668955">
            <text:p>4020,2995766896</text:p>
          </table:table-cell>
          <table:table-cell/>
          <table:table-cell table:formula="of:=IF(MOD([.A830]-1;50)=0;1;0)" office:value-type="float" office:value="0">
            <text:p>0</text:p>
          </table:table-cell>
          <table:table-cell table:formula="of:=IF(MOD([.A8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29">
            <text:p>829</text:p>
          </table:table-cell>
          <table:table-cell table:formula="of:=IF([.G831]=1;5000;IF([.H831]=1;[.B830]-[.$J$2];[.B830]))" office:value-type="float" office:value="4720">
            <text:p>4720</text:p>
          </table:table-cell>
          <table:table-cell table:formula="of:=[.D831]/[.B831]" office:value-type="percentage" office:value="0.148241615108147">
            <text:p>14,82%</text:p>
          </table:table-cell>
          <table:table-cell table:formula="of:=IF([.H831]=1;[.D830]-([.$J$2]*[.C830]);[.D830])" office:value-type="float" office:value="699.700423310454">
            <text:p>699,7004233105</text:p>
          </table:table-cell>
          <table:table-cell table:formula="of:=IF([.G831]=1;5000-[.D830];IF([.H831]=1;[.E830]-([.$J$2]*(1-[.C830]));[.E830]))" office:value-type="float" office:value="4020.29957668955">
            <text:p>4020,2995766896</text:p>
          </table:table-cell>
          <table:table-cell/>
          <table:table-cell table:formula="of:=IF(MOD([.A831]-1;50)=0;1;0)" office:value-type="float" office:value="0">
            <text:p>0</text:p>
          </table:table-cell>
          <table:table-cell table:formula="of:=IF(MOD([.A8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30">
            <text:p>830</text:p>
          </table:table-cell>
          <table:table-cell table:formula="of:=IF([.G832]=1;5000;IF([.H832]=1;[.B831]-[.$J$2];[.B831]))" office:value-type="float" office:value="4700">
            <text:p>4700</text:p>
          </table:table-cell>
          <table:table-cell table:formula="of:=[.D832]/[.B832]" office:value-type="percentage" office:value="0.148241615108147">
            <text:p>14,82%</text:p>
          </table:table-cell>
          <table:table-cell table:formula="of:=IF([.H832]=1;[.D831]-([.$J$2]*[.C831]);[.D831])" office:value-type="float" office:value="696.735591008291">
            <text:p>696,7355910083</text:p>
          </table:table-cell>
          <table:table-cell table:formula="of:=IF([.G832]=1;5000-[.D831];IF([.H832]=1;[.E831]-([.$J$2]*(1-[.C831]));[.E831]))" office:value-type="float" office:value="4003.26440899171">
            <text:p>4003,2644089917</text:p>
          </table:table-cell>
          <table:table-cell/>
          <table:table-cell table:formula="of:=IF(MOD([.A832]-1;50)=0;1;0)" office:value-type="float" office:value="0">
            <text:p>0</text:p>
          </table:table-cell>
          <table:table-cell table:formula="of:=IF(MOD([.A8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31">
            <text:p>831</text:p>
          </table:table-cell>
          <table:table-cell table:formula="of:=IF([.G833]=1;5000;IF([.H833]=1;[.B832]-[.$J$2];[.B832]))" office:value-type="float" office:value="4700">
            <text:p>4700</text:p>
          </table:table-cell>
          <table:table-cell table:formula="of:=[.D833]/[.B833]" office:value-type="percentage" office:value="0.148241615108147">
            <text:p>14,82%</text:p>
          </table:table-cell>
          <table:table-cell table:formula="of:=IF([.H833]=1;[.D832]-([.$J$2]*[.C832]);[.D832])" office:value-type="float" office:value="696.735591008291">
            <text:p>696,7355910083</text:p>
          </table:table-cell>
          <table:table-cell table:formula="of:=IF([.G833]=1;5000-[.D832];IF([.H833]=1;[.E832]-([.$J$2]*(1-[.C832]));[.E832]))" office:value-type="float" office:value="4003.26440899171">
            <text:p>4003,2644089917</text:p>
          </table:table-cell>
          <table:table-cell/>
          <table:table-cell table:formula="of:=IF(MOD([.A833]-1;50)=0;1;0)" office:value-type="float" office:value="0">
            <text:p>0</text:p>
          </table:table-cell>
          <table:table-cell table:formula="of:=IF(MOD([.A8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32">
            <text:p>832</text:p>
          </table:table-cell>
          <table:table-cell table:formula="of:=IF([.G834]=1;5000;IF([.H834]=1;[.B833]-[.$J$2];[.B833]))" office:value-type="float" office:value="4680">
            <text:p>4680</text:p>
          </table:table-cell>
          <table:table-cell table:formula="of:=[.D834]/[.B834]" office:value-type="percentage" office:value="0.148241615108147">
            <text:p>14,82%</text:p>
          </table:table-cell>
          <table:table-cell table:formula="of:=IF([.H834]=1;[.D833]-([.$J$2]*[.C833]);[.D833])" office:value-type="float" office:value="693.770758706129">
            <text:p>693,7707587061</text:p>
          </table:table-cell>
          <table:table-cell table:formula="of:=IF([.G834]=1;5000-[.D833];IF([.H834]=1;[.E833]-([.$J$2]*(1-[.C833]));[.E833]))" office:value-type="float" office:value="3986.22924129387">
            <text:p>3986,2292412939</text:p>
          </table:table-cell>
          <table:table-cell/>
          <table:table-cell table:formula="of:=IF(MOD([.A834]-1;50)=0;1;0)" office:value-type="float" office:value="0">
            <text:p>0</text:p>
          </table:table-cell>
          <table:table-cell table:formula="of:=IF(MOD([.A8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33">
            <text:p>833</text:p>
          </table:table-cell>
          <table:table-cell table:formula="of:=IF([.G835]=1;5000;IF([.H835]=1;[.B834]-[.$J$2];[.B834]))" office:value-type="float" office:value="4680">
            <text:p>4680</text:p>
          </table:table-cell>
          <table:table-cell table:formula="of:=[.D835]/[.B835]" office:value-type="percentage" office:value="0.148241615108147">
            <text:p>14,82%</text:p>
          </table:table-cell>
          <table:table-cell table:formula="of:=IF([.H835]=1;[.D834]-([.$J$2]*[.C834]);[.D834])" office:value-type="float" office:value="693.770758706129">
            <text:p>693,7707587061</text:p>
          </table:table-cell>
          <table:table-cell table:formula="of:=IF([.G835]=1;5000-[.D834];IF([.H835]=1;[.E834]-([.$J$2]*(1-[.C834]));[.E834]))" office:value-type="float" office:value="3986.22924129387">
            <text:p>3986,2292412939</text:p>
          </table:table-cell>
          <table:table-cell/>
          <table:table-cell table:formula="of:=IF(MOD([.A835]-1;50)=0;1;0)" office:value-type="float" office:value="0">
            <text:p>0</text:p>
          </table:table-cell>
          <table:table-cell table:formula="of:=IF(MOD([.A8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34">
            <text:p>834</text:p>
          </table:table-cell>
          <table:table-cell table:formula="of:=IF([.G836]=1;5000;IF([.H836]=1;[.B835]-[.$J$2];[.B835]))" office:value-type="float" office:value="4660">
            <text:p>4660</text:p>
          </table:table-cell>
          <table:table-cell table:formula="of:=[.D836]/[.B836]" office:value-type="percentage" office:value="0.148241615108147">
            <text:p>14,82%</text:p>
          </table:table-cell>
          <table:table-cell table:formula="of:=IF([.H836]=1;[.D835]-([.$J$2]*[.C835]);[.D835])" office:value-type="float" office:value="690.805926403966">
            <text:p>690,805926404</text:p>
          </table:table-cell>
          <table:table-cell table:formula="of:=IF([.G836]=1;5000-[.D835];IF([.H836]=1;[.E835]-([.$J$2]*(1-[.C835]));[.E835]))" office:value-type="float" office:value="3969.19407359603">
            <text:p>3969,194073596</text:p>
          </table:table-cell>
          <table:table-cell/>
          <table:table-cell table:formula="of:=IF(MOD([.A836]-1;50)=0;1;0)" office:value-type="float" office:value="0">
            <text:p>0</text:p>
          </table:table-cell>
          <table:table-cell table:formula="of:=IF(MOD([.A8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35">
            <text:p>835</text:p>
          </table:table-cell>
          <table:table-cell table:formula="of:=IF([.G837]=1;5000;IF([.H837]=1;[.B836]-[.$J$2];[.B836]))" office:value-type="float" office:value="4660">
            <text:p>4660</text:p>
          </table:table-cell>
          <table:table-cell table:formula="of:=[.D837]/[.B837]" office:value-type="percentage" office:value="0.148241615108147">
            <text:p>14,82%</text:p>
          </table:table-cell>
          <table:table-cell table:formula="of:=IF([.H837]=1;[.D836]-([.$J$2]*[.C836]);[.D836])" office:value-type="float" office:value="690.805926403966">
            <text:p>690,805926404</text:p>
          </table:table-cell>
          <table:table-cell table:formula="of:=IF([.G837]=1;5000-[.D836];IF([.H837]=1;[.E836]-([.$J$2]*(1-[.C836]));[.E836]))" office:value-type="float" office:value="3969.19407359603">
            <text:p>3969,194073596</text:p>
          </table:table-cell>
          <table:table-cell/>
          <table:table-cell table:formula="of:=IF(MOD([.A837]-1;50)=0;1;0)" office:value-type="float" office:value="0">
            <text:p>0</text:p>
          </table:table-cell>
          <table:table-cell table:formula="of:=IF(MOD([.A8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36">
            <text:p>836</text:p>
          </table:table-cell>
          <table:table-cell table:formula="of:=IF([.G838]=1;5000;IF([.H838]=1;[.B837]-[.$J$2];[.B837]))" office:value-type="float" office:value="4640">
            <text:p>4640</text:p>
          </table:table-cell>
          <table:table-cell table:formula="of:=[.D838]/[.B838]" office:value-type="percentage" office:value="0.148241615108147">
            <text:p>14,82%</text:p>
          </table:table-cell>
          <table:table-cell table:formula="of:=IF([.H838]=1;[.D837]-([.$J$2]*[.C837]);[.D837])" office:value-type="float" office:value="687.841094101803">
            <text:p>687,8410941018</text:p>
          </table:table-cell>
          <table:table-cell table:formula="of:=IF([.G838]=1;5000-[.D837];IF([.H838]=1;[.E837]-([.$J$2]*(1-[.C837]));[.E837]))" office:value-type="float" office:value="3952.1589058982">
            <text:p>3952,1589058982</text:p>
          </table:table-cell>
          <table:table-cell/>
          <table:table-cell table:formula="of:=IF(MOD([.A838]-1;50)=0;1;0)" office:value-type="float" office:value="0">
            <text:p>0</text:p>
          </table:table-cell>
          <table:table-cell table:formula="of:=IF(MOD([.A8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37">
            <text:p>837</text:p>
          </table:table-cell>
          <table:table-cell table:formula="of:=IF([.G839]=1;5000;IF([.H839]=1;[.B838]-[.$J$2];[.B838]))" office:value-type="float" office:value="4640">
            <text:p>4640</text:p>
          </table:table-cell>
          <table:table-cell table:formula="of:=[.D839]/[.B839]" office:value-type="percentage" office:value="0.148241615108147">
            <text:p>14,82%</text:p>
          </table:table-cell>
          <table:table-cell table:formula="of:=IF([.H839]=1;[.D838]-([.$J$2]*[.C838]);[.D838])" office:value-type="float" office:value="687.841094101803">
            <text:p>687,8410941018</text:p>
          </table:table-cell>
          <table:table-cell table:formula="of:=IF([.G839]=1;5000-[.D838];IF([.H839]=1;[.E838]-([.$J$2]*(1-[.C838]));[.E838]))" office:value-type="float" office:value="3952.1589058982">
            <text:p>3952,1589058982</text:p>
          </table:table-cell>
          <table:table-cell/>
          <table:table-cell table:formula="of:=IF(MOD([.A839]-1;50)=0;1;0)" office:value-type="float" office:value="0">
            <text:p>0</text:p>
          </table:table-cell>
          <table:table-cell table:formula="of:=IF(MOD([.A8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38">
            <text:p>838</text:p>
          </table:table-cell>
          <table:table-cell table:formula="of:=IF([.G840]=1;5000;IF([.H840]=1;[.B839]-[.$J$2];[.B839]))" office:value-type="float" office:value="4620">
            <text:p>4620</text:p>
          </table:table-cell>
          <table:table-cell table:formula="of:=[.D840]/[.B840]" office:value-type="percentage" office:value="0.148241615108147">
            <text:p>14,82%</text:p>
          </table:table-cell>
          <table:table-cell table:formula="of:=IF([.H840]=1;[.D839]-([.$J$2]*[.C839]);[.D839])" office:value-type="float" office:value="684.87626179964">
            <text:p>684,8762617996</text:p>
          </table:table-cell>
          <table:table-cell table:formula="of:=IF([.G840]=1;5000-[.D839];IF([.H840]=1;[.E839]-([.$J$2]*(1-[.C839]));[.E839]))" office:value-type="float" office:value="3935.12373820036">
            <text:p>3935,1237382004</text:p>
          </table:table-cell>
          <table:table-cell/>
          <table:table-cell table:formula="of:=IF(MOD([.A840]-1;50)=0;1;0)" office:value-type="float" office:value="0">
            <text:p>0</text:p>
          </table:table-cell>
          <table:table-cell table:formula="of:=IF(MOD([.A8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39">
            <text:p>839</text:p>
          </table:table-cell>
          <table:table-cell table:formula="of:=IF([.G841]=1;5000;IF([.H841]=1;[.B840]-[.$J$2];[.B840]))" office:value-type="float" office:value="4620">
            <text:p>4620</text:p>
          </table:table-cell>
          <table:table-cell table:formula="of:=[.D841]/[.B841]" office:value-type="percentage" office:value="0.148241615108147">
            <text:p>14,82%</text:p>
          </table:table-cell>
          <table:table-cell table:formula="of:=IF([.H841]=1;[.D840]-([.$J$2]*[.C840]);[.D840])" office:value-type="float" office:value="684.87626179964">
            <text:p>684,8762617996</text:p>
          </table:table-cell>
          <table:table-cell table:formula="of:=IF([.G841]=1;5000-[.D840];IF([.H841]=1;[.E840]-([.$J$2]*(1-[.C840]));[.E840]))" office:value-type="float" office:value="3935.12373820036">
            <text:p>3935,1237382004</text:p>
          </table:table-cell>
          <table:table-cell/>
          <table:table-cell table:formula="of:=IF(MOD([.A841]-1;50)=0;1;0)" office:value-type="float" office:value="0">
            <text:p>0</text:p>
          </table:table-cell>
          <table:table-cell table:formula="of:=IF(MOD([.A8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40">
            <text:p>840</text:p>
          </table:table-cell>
          <table:table-cell table:formula="of:=IF([.G842]=1;5000;IF([.H842]=1;[.B841]-[.$J$2];[.B841]))" office:value-type="float" office:value="4600">
            <text:p>4600</text:p>
          </table:table-cell>
          <table:table-cell table:formula="of:=[.D842]/[.B842]" office:value-type="percentage" office:value="0.148241615108147">
            <text:p>14,82%</text:p>
          </table:table-cell>
          <table:table-cell table:formula="of:=IF([.H842]=1;[.D841]-([.$J$2]*[.C841]);[.D841])" office:value-type="float" office:value="681.911429497477">
            <text:p>681,9114294975</text:p>
          </table:table-cell>
          <table:table-cell table:formula="of:=IF([.G842]=1;5000-[.D841];IF([.H842]=1;[.E841]-([.$J$2]*(1-[.C841]));[.E841]))" office:value-type="float" office:value="3918.08857050252">
            <text:p>3918,0885705025</text:p>
          </table:table-cell>
          <table:table-cell/>
          <table:table-cell table:formula="of:=IF(MOD([.A842]-1;50)=0;1;0)" office:value-type="float" office:value="0">
            <text:p>0</text:p>
          </table:table-cell>
          <table:table-cell table:formula="of:=IF(MOD([.A8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41">
            <text:p>841</text:p>
          </table:table-cell>
          <table:table-cell table:formula="of:=IF([.G843]=1;5000;IF([.H843]=1;[.B842]-[.$J$2];[.B842]))" office:value-type="float" office:value="4600">
            <text:p>4600</text:p>
          </table:table-cell>
          <table:table-cell table:formula="of:=[.D843]/[.B843]" office:value-type="percentage" office:value="0.148241615108147">
            <text:p>14,82%</text:p>
          </table:table-cell>
          <table:table-cell table:formula="of:=IF([.H843]=1;[.D842]-([.$J$2]*[.C842]);[.D842])" office:value-type="float" office:value="681.911429497477">
            <text:p>681,9114294975</text:p>
          </table:table-cell>
          <table:table-cell table:formula="of:=IF([.G843]=1;5000-[.D842];IF([.H843]=1;[.E842]-([.$J$2]*(1-[.C842]));[.E842]))" office:value-type="float" office:value="3918.08857050252">
            <text:p>3918,0885705025</text:p>
          </table:table-cell>
          <table:table-cell/>
          <table:table-cell table:formula="of:=IF(MOD([.A843]-1;50)=0;1;0)" office:value-type="float" office:value="0">
            <text:p>0</text:p>
          </table:table-cell>
          <table:table-cell table:formula="of:=IF(MOD([.A8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42">
            <text:p>842</text:p>
          </table:table-cell>
          <table:table-cell table:formula="of:=IF([.G844]=1;5000;IF([.H844]=1;[.B843]-[.$J$2];[.B843]))" office:value-type="float" office:value="4580">
            <text:p>4580</text:p>
          </table:table-cell>
          <table:table-cell table:formula="of:=[.D844]/[.B844]" office:value-type="percentage" office:value="0.148241615108147">
            <text:p>14,82%</text:p>
          </table:table-cell>
          <table:table-cell table:formula="of:=IF([.H844]=1;[.D843]-([.$J$2]*[.C843]);[.D843])" office:value-type="float" office:value="678.946597195314">
            <text:p>678,9465971953</text:p>
          </table:table-cell>
          <table:table-cell table:formula="of:=IF([.G844]=1;5000-[.D843];IF([.H844]=1;[.E843]-([.$J$2]*(1-[.C843]));[.E843]))" office:value-type="float" office:value="3901.05340280469">
            <text:p>3901,0534028047</text:p>
          </table:table-cell>
          <table:table-cell/>
          <table:table-cell table:formula="of:=IF(MOD([.A844]-1;50)=0;1;0)" office:value-type="float" office:value="0">
            <text:p>0</text:p>
          </table:table-cell>
          <table:table-cell table:formula="of:=IF(MOD([.A8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43">
            <text:p>843</text:p>
          </table:table-cell>
          <table:table-cell table:formula="of:=IF([.G845]=1;5000;IF([.H845]=1;[.B844]-[.$J$2];[.B844]))" office:value-type="float" office:value="4580">
            <text:p>4580</text:p>
          </table:table-cell>
          <table:table-cell table:formula="of:=[.D845]/[.B845]" office:value-type="percentage" office:value="0.148241615108147">
            <text:p>14,82%</text:p>
          </table:table-cell>
          <table:table-cell table:formula="of:=IF([.H845]=1;[.D844]-([.$J$2]*[.C844]);[.D844])" office:value-type="float" office:value="678.946597195314">
            <text:p>678,9465971953</text:p>
          </table:table-cell>
          <table:table-cell table:formula="of:=IF([.G845]=1;5000-[.D844];IF([.H845]=1;[.E844]-([.$J$2]*(1-[.C844]));[.E844]))" office:value-type="float" office:value="3901.05340280469">
            <text:p>3901,0534028047</text:p>
          </table:table-cell>
          <table:table-cell/>
          <table:table-cell table:formula="of:=IF(MOD([.A845]-1;50)=0;1;0)" office:value-type="float" office:value="0">
            <text:p>0</text:p>
          </table:table-cell>
          <table:table-cell table:formula="of:=IF(MOD([.A8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44">
            <text:p>844</text:p>
          </table:table-cell>
          <table:table-cell table:formula="of:=IF([.G846]=1;5000;IF([.H846]=1;[.B845]-[.$J$2];[.B845]))" office:value-type="float" office:value="4560">
            <text:p>4560</text:p>
          </table:table-cell>
          <table:table-cell table:formula="of:=[.D846]/[.B846]" office:value-type="percentage" office:value="0.148241615108147">
            <text:p>14,82%</text:p>
          </table:table-cell>
          <table:table-cell table:formula="of:=IF([.H846]=1;[.D845]-([.$J$2]*[.C845]);[.D845])" office:value-type="float" office:value="675.981764893151">
            <text:p>675,9817648932</text:p>
          </table:table-cell>
          <table:table-cell table:formula="of:=IF([.G846]=1;5000-[.D845];IF([.H846]=1;[.E845]-([.$J$2]*(1-[.C845]));[.E845]))" office:value-type="float" office:value="3884.01823510685">
            <text:p>3884,0182351069</text:p>
          </table:table-cell>
          <table:table-cell/>
          <table:table-cell table:formula="of:=IF(MOD([.A846]-1;50)=0;1;0)" office:value-type="float" office:value="0">
            <text:p>0</text:p>
          </table:table-cell>
          <table:table-cell table:formula="of:=IF(MOD([.A8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45">
            <text:p>845</text:p>
          </table:table-cell>
          <table:table-cell table:formula="of:=IF([.G847]=1;5000;IF([.H847]=1;[.B846]-[.$J$2];[.B846]))" office:value-type="float" office:value="4560">
            <text:p>4560</text:p>
          </table:table-cell>
          <table:table-cell table:formula="of:=[.D847]/[.B847]" office:value-type="percentage" office:value="0.148241615108147">
            <text:p>14,82%</text:p>
          </table:table-cell>
          <table:table-cell table:formula="of:=IF([.H847]=1;[.D846]-([.$J$2]*[.C846]);[.D846])" office:value-type="float" office:value="675.981764893151">
            <text:p>675,9817648932</text:p>
          </table:table-cell>
          <table:table-cell table:formula="of:=IF([.G847]=1;5000-[.D846];IF([.H847]=1;[.E846]-([.$J$2]*(1-[.C846]));[.E846]))" office:value-type="float" office:value="3884.01823510685">
            <text:p>3884,0182351069</text:p>
          </table:table-cell>
          <table:table-cell/>
          <table:table-cell table:formula="of:=IF(MOD([.A847]-1;50)=0;1;0)" office:value-type="float" office:value="0">
            <text:p>0</text:p>
          </table:table-cell>
          <table:table-cell table:formula="of:=IF(MOD([.A8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46">
            <text:p>846</text:p>
          </table:table-cell>
          <table:table-cell table:formula="of:=IF([.G848]=1;5000;IF([.H848]=1;[.B847]-[.$J$2];[.B847]))" office:value-type="float" office:value="4540">
            <text:p>4540</text:p>
          </table:table-cell>
          <table:table-cell table:formula="of:=[.D848]/[.B848]" office:value-type="percentage" office:value="0.148241615108147">
            <text:p>14,82%</text:p>
          </table:table-cell>
          <table:table-cell table:formula="of:=IF([.H848]=1;[.D847]-([.$J$2]*[.C847]);[.D847])" office:value-type="float" office:value="673.016932590988">
            <text:p>673,016932591</text:p>
          </table:table-cell>
          <table:table-cell table:formula="of:=IF([.G848]=1;5000-[.D847];IF([.H848]=1;[.E847]-([.$J$2]*(1-[.C847]));[.E847]))" office:value-type="float" office:value="3866.98306740901">
            <text:p>3866,983067409</text:p>
          </table:table-cell>
          <table:table-cell/>
          <table:table-cell table:formula="of:=IF(MOD([.A848]-1;50)=0;1;0)" office:value-type="float" office:value="0">
            <text:p>0</text:p>
          </table:table-cell>
          <table:table-cell table:formula="of:=IF(MOD([.A8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47">
            <text:p>847</text:p>
          </table:table-cell>
          <table:table-cell table:formula="of:=IF([.G849]=1;5000;IF([.H849]=1;[.B848]-[.$J$2];[.B848]))" office:value-type="float" office:value="4540">
            <text:p>4540</text:p>
          </table:table-cell>
          <table:table-cell table:formula="of:=[.D849]/[.B849]" office:value-type="percentage" office:value="0.148241615108147">
            <text:p>14,82%</text:p>
          </table:table-cell>
          <table:table-cell table:formula="of:=IF([.H849]=1;[.D848]-([.$J$2]*[.C848]);[.D848])" office:value-type="float" office:value="673.016932590988">
            <text:p>673,016932591</text:p>
          </table:table-cell>
          <table:table-cell table:formula="of:=IF([.G849]=1;5000-[.D848];IF([.H849]=1;[.E848]-([.$J$2]*(1-[.C848]));[.E848]))" office:value-type="float" office:value="3866.98306740901">
            <text:p>3866,983067409</text:p>
          </table:table-cell>
          <table:table-cell/>
          <table:table-cell table:formula="of:=IF(MOD([.A849]-1;50)=0;1;0)" office:value-type="float" office:value="0">
            <text:p>0</text:p>
          </table:table-cell>
          <table:table-cell table:formula="of:=IF(MOD([.A8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48">
            <text:p>848</text:p>
          </table:table-cell>
          <table:table-cell table:formula="of:=IF([.G850]=1;5000;IF([.H850]=1;[.B849]-[.$J$2];[.B849]))" office:value-type="float" office:value="4520">
            <text:p>4520</text:p>
          </table:table-cell>
          <table:table-cell table:formula="of:=[.D850]/[.B850]" office:value-type="percentage" office:value="0.148241615108147">
            <text:p>14,82%</text:p>
          </table:table-cell>
          <table:table-cell table:formula="of:=IF([.H850]=1;[.D849]-([.$J$2]*[.C849]);[.D849])" office:value-type="float" office:value="670.052100288825">
            <text:p>670,0521002888</text:p>
          </table:table-cell>
          <table:table-cell table:formula="of:=IF([.G850]=1;5000-[.D849];IF([.H850]=1;[.E849]-([.$J$2]*(1-[.C849]));[.E849]))" office:value-type="float" office:value="3849.94789971117">
            <text:p>3849,9478997112</text:p>
          </table:table-cell>
          <table:table-cell/>
          <table:table-cell table:formula="of:=IF(MOD([.A850]-1;50)=0;1;0)" office:value-type="float" office:value="0">
            <text:p>0</text:p>
          </table:table-cell>
          <table:table-cell table:formula="of:=IF(MOD([.A8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49">
            <text:p>849</text:p>
          </table:table-cell>
          <table:table-cell table:formula="of:=IF([.G851]=1;5000;IF([.H851]=1;[.B850]-[.$J$2];[.B850]))" office:value-type="float" office:value="4520">
            <text:p>4520</text:p>
          </table:table-cell>
          <table:table-cell table:formula="of:=[.D851]/[.B851]" office:value-type="percentage" office:value="0.148241615108147">
            <text:p>14,82%</text:p>
          </table:table-cell>
          <table:table-cell table:formula="of:=IF([.H851]=1;[.D850]-([.$J$2]*[.C850]);[.D850])" office:value-type="float" office:value="670.052100288825">
            <text:p>670,0521002888</text:p>
          </table:table-cell>
          <table:table-cell table:formula="of:=IF([.G851]=1;5000-[.D850];IF([.H851]=1;[.E850]-([.$J$2]*(1-[.C850]));[.E850]))" office:value-type="float" office:value="3849.94789971117">
            <text:p>3849,9478997112</text:p>
          </table:table-cell>
          <table:table-cell/>
          <table:table-cell table:formula="of:=IF(MOD([.A851]-1;50)=0;1;0)" office:value-type="float" office:value="0">
            <text:p>0</text:p>
          </table:table-cell>
          <table:table-cell table:formula="of:=IF(MOD([.A8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50">
            <text:p>850</text:p>
          </table:table-cell>
          <table:table-cell table:formula="of:=IF([.G852]=1;5000;IF([.H852]=1;[.B851]-[.$J$2];[.B851]))" office:value-type="float" office:value="4500">
            <text:p>4500</text:p>
          </table:table-cell>
          <table:table-cell table:formula="of:=[.D852]/[.B852]" office:value-type="percentage" office:value="0.148241615108147">
            <text:p>14,82%</text:p>
          </table:table-cell>
          <table:table-cell table:formula="of:=IF([.H852]=1;[.D851]-([.$J$2]*[.C851]);[.D851])" office:value-type="float" office:value="667.087267986662">
            <text:p>667,0872679867</text:p>
          </table:table-cell>
          <table:table-cell table:formula="of:=IF([.G852]=1;5000-[.D851];IF([.H852]=1;[.E851]-([.$J$2]*(1-[.C851]));[.E851]))" office:value-type="float" office:value="3832.91273201334">
            <text:p>3832,9127320133</text:p>
          </table:table-cell>
          <table:table-cell/>
          <table:table-cell table:formula="of:=IF(MOD([.A852]-1;50)=0;1;0)" office:value-type="float" office:value="0">
            <text:p>0</text:p>
          </table:table-cell>
          <table:table-cell table:formula="of:=IF(MOD([.A8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51">
            <text:p>851</text:p>
          </table:table-cell>
          <table:table-cell table:formula="of:=IF([.G853]=1;5000;IF([.H853]=1;[.B852]-[.$J$2];[.B852]))" office:value-type="float" office:value="5000">
            <text:p>5000</text:p>
          </table:table-cell>
          <table:table-cell table:formula="of:=[.D853]/[.B853]" office:value-type="percentage" office:value="0.133417453597332">
            <text:p>13,34%</text:p>
          </table:table-cell>
          <table:table-cell table:formula="of:=IF([.H853]=1;[.D852]-([.$J$2]*[.C852]);[.D852])" office:value-type="float" office:value="667.087267986662">
            <text:p>667,0872679867</text:p>
          </table:table-cell>
          <table:table-cell table:formula="of:=IF([.G853]=1;5000-[.D852];IF([.H853]=1;[.E852]-([.$J$2]*(1-[.C852]));[.E852]))" office:value-type="float" office:value="4332.91273201334">
            <text:p>4332,9127320133</text:p>
          </table:table-cell>
          <table:table-cell/>
          <table:table-cell table:formula="of:=IF(MOD([.A853]-1;50)=0;1;0)" office:value-type="float" office:value="1">
            <text:p>1</text:p>
          </table:table-cell>
          <table:table-cell table:formula="of:=IF(MOD([.A8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52">
            <text:p>852</text:p>
          </table:table-cell>
          <table:table-cell table:formula="of:=IF([.G854]=1;5000;IF([.H854]=1;[.B853]-[.$J$2];[.B853]))" office:value-type="float" office:value="4980">
            <text:p>4980</text:p>
          </table:table-cell>
          <table:table-cell table:formula="of:=[.D854]/[.B854]" office:value-type="percentage" office:value="0.133417453597332">
            <text:p>13,34%</text:p>
          </table:table-cell>
          <table:table-cell table:formula="of:=IF([.H854]=1;[.D853]-([.$J$2]*[.C853]);[.D853])" office:value-type="float" office:value="664.418918914716">
            <text:p>664,4189189147</text:p>
          </table:table-cell>
          <table:table-cell table:formula="of:=IF([.G854]=1;5000-[.D853];IF([.H854]=1;[.E853]-([.$J$2]*(1-[.C853]));[.E853]))" office:value-type="float" office:value="4315.58108108528">
            <text:p>4315,5810810853</text:p>
          </table:table-cell>
          <table:table-cell/>
          <table:table-cell table:formula="of:=IF(MOD([.A854]-1;50)=0;1;0)" office:value-type="float" office:value="0">
            <text:p>0</text:p>
          </table:table-cell>
          <table:table-cell table:formula="of:=IF(MOD([.A8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53">
            <text:p>853</text:p>
          </table:table-cell>
          <table:table-cell table:formula="of:=IF([.G855]=1;5000;IF([.H855]=1;[.B854]-[.$J$2];[.B854]))" office:value-type="float" office:value="4980">
            <text:p>4980</text:p>
          </table:table-cell>
          <table:table-cell table:formula="of:=[.D855]/[.B855]" office:value-type="percentage" office:value="0.133417453597332">
            <text:p>13,34%</text:p>
          </table:table-cell>
          <table:table-cell table:formula="of:=IF([.H855]=1;[.D854]-([.$J$2]*[.C854]);[.D854])" office:value-type="float" office:value="664.418918914716">
            <text:p>664,4189189147</text:p>
          </table:table-cell>
          <table:table-cell table:formula="of:=IF([.G855]=1;5000-[.D854];IF([.H855]=1;[.E854]-([.$J$2]*(1-[.C854]));[.E854]))" office:value-type="float" office:value="4315.58108108528">
            <text:p>4315,5810810853</text:p>
          </table:table-cell>
          <table:table-cell/>
          <table:table-cell table:formula="of:=IF(MOD([.A855]-1;50)=0;1;0)" office:value-type="float" office:value="0">
            <text:p>0</text:p>
          </table:table-cell>
          <table:table-cell table:formula="of:=IF(MOD([.A8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54">
            <text:p>854</text:p>
          </table:table-cell>
          <table:table-cell table:formula="of:=IF([.G856]=1;5000;IF([.H856]=1;[.B855]-[.$J$2];[.B855]))" office:value-type="float" office:value="4960">
            <text:p>4960</text:p>
          </table:table-cell>
          <table:table-cell table:formula="of:=[.D856]/[.B856]" office:value-type="percentage" office:value="0.133417453597332">
            <text:p>13,34%</text:p>
          </table:table-cell>
          <table:table-cell table:formula="of:=IF([.H856]=1;[.D855]-([.$J$2]*[.C855]);[.D855])" office:value-type="float" office:value="661.750569842769">
            <text:p>661,7505698428</text:p>
          </table:table-cell>
          <table:table-cell table:formula="of:=IF([.G856]=1;5000-[.D855];IF([.H856]=1;[.E855]-([.$J$2]*(1-[.C855]));[.E855]))" office:value-type="float" office:value="4298.24943015723">
            <text:p>4298,2494301572</text:p>
          </table:table-cell>
          <table:table-cell/>
          <table:table-cell table:formula="of:=IF(MOD([.A856]-1;50)=0;1;0)" office:value-type="float" office:value="0">
            <text:p>0</text:p>
          </table:table-cell>
          <table:table-cell table:formula="of:=IF(MOD([.A8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55">
            <text:p>855</text:p>
          </table:table-cell>
          <table:table-cell table:formula="of:=IF([.G857]=1;5000;IF([.H857]=1;[.B856]-[.$J$2];[.B856]))" office:value-type="float" office:value="4960">
            <text:p>4960</text:p>
          </table:table-cell>
          <table:table-cell table:formula="of:=[.D857]/[.B857]" office:value-type="percentage" office:value="0.133417453597332">
            <text:p>13,34%</text:p>
          </table:table-cell>
          <table:table-cell table:formula="of:=IF([.H857]=1;[.D856]-([.$J$2]*[.C856]);[.D856])" office:value-type="float" office:value="661.750569842769">
            <text:p>661,7505698428</text:p>
          </table:table-cell>
          <table:table-cell table:formula="of:=IF([.G857]=1;5000-[.D856];IF([.H857]=1;[.E856]-([.$J$2]*(1-[.C856]));[.E856]))" office:value-type="float" office:value="4298.24943015723">
            <text:p>4298,2494301572</text:p>
          </table:table-cell>
          <table:table-cell/>
          <table:table-cell table:formula="of:=IF(MOD([.A857]-1;50)=0;1;0)" office:value-type="float" office:value="0">
            <text:p>0</text:p>
          </table:table-cell>
          <table:table-cell table:formula="of:=IF(MOD([.A8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56">
            <text:p>856</text:p>
          </table:table-cell>
          <table:table-cell table:formula="of:=IF([.G858]=1;5000;IF([.H858]=1;[.B857]-[.$J$2];[.B857]))" office:value-type="float" office:value="4940">
            <text:p>4940</text:p>
          </table:table-cell>
          <table:table-cell table:formula="of:=[.D858]/[.B858]" office:value-type="percentage" office:value="0.133417453597332">
            <text:p>13,34%</text:p>
          </table:table-cell>
          <table:table-cell table:formula="of:=IF([.H858]=1;[.D857]-([.$J$2]*[.C857]);[.D857])" office:value-type="float" office:value="659.082220770823">
            <text:p>659,0822207708</text:p>
          </table:table-cell>
          <table:table-cell table:formula="of:=IF([.G858]=1;5000-[.D857];IF([.H858]=1;[.E857]-([.$J$2]*(1-[.C857]));[.E857]))" office:value-type="float" office:value="4280.91777922918">
            <text:p>4280,9177792292</text:p>
          </table:table-cell>
          <table:table-cell/>
          <table:table-cell table:formula="of:=IF(MOD([.A858]-1;50)=0;1;0)" office:value-type="float" office:value="0">
            <text:p>0</text:p>
          </table:table-cell>
          <table:table-cell table:formula="of:=IF(MOD([.A8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57">
            <text:p>857</text:p>
          </table:table-cell>
          <table:table-cell table:formula="of:=IF([.G859]=1;5000;IF([.H859]=1;[.B858]-[.$J$2];[.B858]))" office:value-type="float" office:value="4940">
            <text:p>4940</text:p>
          </table:table-cell>
          <table:table-cell table:formula="of:=[.D859]/[.B859]" office:value-type="percentage" office:value="0.133417453597332">
            <text:p>13,34%</text:p>
          </table:table-cell>
          <table:table-cell table:formula="of:=IF([.H859]=1;[.D858]-([.$J$2]*[.C858]);[.D858])" office:value-type="float" office:value="659.082220770823">
            <text:p>659,0822207708</text:p>
          </table:table-cell>
          <table:table-cell table:formula="of:=IF([.G859]=1;5000-[.D858];IF([.H859]=1;[.E858]-([.$J$2]*(1-[.C858]));[.E858]))" office:value-type="float" office:value="4280.91777922918">
            <text:p>4280,9177792292</text:p>
          </table:table-cell>
          <table:table-cell/>
          <table:table-cell table:formula="of:=IF(MOD([.A859]-1;50)=0;1;0)" office:value-type="float" office:value="0">
            <text:p>0</text:p>
          </table:table-cell>
          <table:table-cell table:formula="of:=IF(MOD([.A8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58">
            <text:p>858</text:p>
          </table:table-cell>
          <table:table-cell table:formula="of:=IF([.G860]=1;5000;IF([.H860]=1;[.B859]-[.$J$2];[.B859]))" office:value-type="float" office:value="4920">
            <text:p>4920</text:p>
          </table:table-cell>
          <table:table-cell table:formula="of:=[.D860]/[.B860]" office:value-type="percentage" office:value="0.133417453597332">
            <text:p>13,34%</text:p>
          </table:table-cell>
          <table:table-cell table:formula="of:=IF([.H860]=1;[.D859]-([.$J$2]*[.C859]);[.D859])" office:value-type="float" office:value="656.413871698876">
            <text:p>656,4138716989</text:p>
          </table:table-cell>
          <table:table-cell table:formula="of:=IF([.G860]=1;5000-[.D859];IF([.H860]=1;[.E859]-([.$J$2]*(1-[.C859]));[.E859]))" office:value-type="float" office:value="4263.58612830113">
            <text:p>4263,5861283011</text:p>
          </table:table-cell>
          <table:table-cell/>
          <table:table-cell table:formula="of:=IF(MOD([.A860]-1;50)=0;1;0)" office:value-type="float" office:value="0">
            <text:p>0</text:p>
          </table:table-cell>
          <table:table-cell table:formula="of:=IF(MOD([.A8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59">
            <text:p>859</text:p>
          </table:table-cell>
          <table:table-cell table:formula="of:=IF([.G861]=1;5000;IF([.H861]=1;[.B860]-[.$J$2];[.B860]))" office:value-type="float" office:value="4920">
            <text:p>4920</text:p>
          </table:table-cell>
          <table:table-cell table:formula="of:=[.D861]/[.B861]" office:value-type="percentage" office:value="0.133417453597332">
            <text:p>13,34%</text:p>
          </table:table-cell>
          <table:table-cell table:formula="of:=IF([.H861]=1;[.D860]-([.$J$2]*[.C860]);[.D860])" office:value-type="float" office:value="656.413871698876">
            <text:p>656,4138716989</text:p>
          </table:table-cell>
          <table:table-cell table:formula="of:=IF([.G861]=1;5000-[.D860];IF([.H861]=1;[.E860]-([.$J$2]*(1-[.C860]));[.E860]))" office:value-type="float" office:value="4263.58612830113">
            <text:p>4263,5861283011</text:p>
          </table:table-cell>
          <table:table-cell/>
          <table:table-cell table:formula="of:=IF(MOD([.A861]-1;50)=0;1;0)" office:value-type="float" office:value="0">
            <text:p>0</text:p>
          </table:table-cell>
          <table:table-cell table:formula="of:=IF(MOD([.A8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60">
            <text:p>860</text:p>
          </table:table-cell>
          <table:table-cell table:formula="of:=IF([.G862]=1;5000;IF([.H862]=1;[.B861]-[.$J$2];[.B861]))" office:value-type="float" office:value="4900">
            <text:p>4900</text:p>
          </table:table-cell>
          <table:table-cell table:formula="of:=[.D862]/[.B862]" office:value-type="percentage" office:value="0.133417453597332">
            <text:p>13,34%</text:p>
          </table:table-cell>
          <table:table-cell table:formula="of:=IF([.H862]=1;[.D861]-([.$J$2]*[.C861]);[.D861])" office:value-type="float" office:value="653.745522626929">
            <text:p>653,7455226269</text:p>
          </table:table-cell>
          <table:table-cell table:formula="of:=IF([.G862]=1;5000-[.D861];IF([.H862]=1;[.E861]-([.$J$2]*(1-[.C861]));[.E861]))" office:value-type="float" office:value="4246.25447737307">
            <text:p>4246,2544773731</text:p>
          </table:table-cell>
          <table:table-cell/>
          <table:table-cell table:formula="of:=IF(MOD([.A862]-1;50)=0;1;0)" office:value-type="float" office:value="0">
            <text:p>0</text:p>
          </table:table-cell>
          <table:table-cell table:formula="of:=IF(MOD([.A8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61">
            <text:p>861</text:p>
          </table:table-cell>
          <table:table-cell table:formula="of:=IF([.G863]=1;5000;IF([.H863]=1;[.B862]-[.$J$2];[.B862]))" office:value-type="float" office:value="4900">
            <text:p>4900</text:p>
          </table:table-cell>
          <table:table-cell table:formula="of:=[.D863]/[.B863]" office:value-type="percentage" office:value="0.133417453597332">
            <text:p>13,34%</text:p>
          </table:table-cell>
          <table:table-cell table:formula="of:=IF([.H863]=1;[.D862]-([.$J$2]*[.C862]);[.D862])" office:value-type="float" office:value="653.745522626929">
            <text:p>653,7455226269</text:p>
          </table:table-cell>
          <table:table-cell table:formula="of:=IF([.G863]=1;5000-[.D862];IF([.H863]=1;[.E862]-([.$J$2]*(1-[.C862]));[.E862]))" office:value-type="float" office:value="4246.25447737307">
            <text:p>4246,2544773731</text:p>
          </table:table-cell>
          <table:table-cell/>
          <table:table-cell table:formula="of:=IF(MOD([.A863]-1;50)=0;1;0)" office:value-type="float" office:value="0">
            <text:p>0</text:p>
          </table:table-cell>
          <table:table-cell table:formula="of:=IF(MOD([.A8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62">
            <text:p>862</text:p>
          </table:table-cell>
          <table:table-cell table:formula="of:=IF([.G864]=1;5000;IF([.H864]=1;[.B863]-[.$J$2];[.B863]))" office:value-type="float" office:value="4880">
            <text:p>4880</text:p>
          </table:table-cell>
          <table:table-cell table:formula="of:=[.D864]/[.B864]" office:value-type="percentage" office:value="0.133417453597332">
            <text:p>13,34%</text:p>
          </table:table-cell>
          <table:table-cell table:formula="of:=IF([.H864]=1;[.D863]-([.$J$2]*[.C863]);[.D863])" office:value-type="float" office:value="651.077173554983">
            <text:p>651,077173555</text:p>
          </table:table-cell>
          <table:table-cell table:formula="of:=IF([.G864]=1;5000-[.D863];IF([.H864]=1;[.E863]-([.$J$2]*(1-[.C863]));[.E863]))" office:value-type="float" office:value="4228.92282644502">
            <text:p>4228,922826445</text:p>
          </table:table-cell>
          <table:table-cell/>
          <table:table-cell table:formula="of:=IF(MOD([.A864]-1;50)=0;1;0)" office:value-type="float" office:value="0">
            <text:p>0</text:p>
          </table:table-cell>
          <table:table-cell table:formula="of:=IF(MOD([.A8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63">
            <text:p>863</text:p>
          </table:table-cell>
          <table:table-cell table:formula="of:=IF([.G865]=1;5000;IF([.H865]=1;[.B864]-[.$J$2];[.B864]))" office:value-type="float" office:value="4880">
            <text:p>4880</text:p>
          </table:table-cell>
          <table:table-cell table:formula="of:=[.D865]/[.B865]" office:value-type="percentage" office:value="0.133417453597332">
            <text:p>13,34%</text:p>
          </table:table-cell>
          <table:table-cell table:formula="of:=IF([.H865]=1;[.D864]-([.$J$2]*[.C864]);[.D864])" office:value-type="float" office:value="651.077173554983">
            <text:p>651,077173555</text:p>
          </table:table-cell>
          <table:table-cell table:formula="of:=IF([.G865]=1;5000-[.D864];IF([.H865]=1;[.E864]-([.$J$2]*(1-[.C864]));[.E864]))" office:value-type="float" office:value="4228.92282644502">
            <text:p>4228,922826445</text:p>
          </table:table-cell>
          <table:table-cell/>
          <table:table-cell table:formula="of:=IF(MOD([.A865]-1;50)=0;1;0)" office:value-type="float" office:value="0">
            <text:p>0</text:p>
          </table:table-cell>
          <table:table-cell table:formula="of:=IF(MOD([.A8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64">
            <text:p>864</text:p>
          </table:table-cell>
          <table:table-cell table:formula="of:=IF([.G866]=1;5000;IF([.H866]=1;[.B865]-[.$J$2];[.B865]))" office:value-type="float" office:value="4860">
            <text:p>4860</text:p>
          </table:table-cell>
          <table:table-cell table:formula="of:=[.D866]/[.B866]" office:value-type="percentage" office:value="0.133417453597332">
            <text:p>13,34%</text:p>
          </table:table-cell>
          <table:table-cell table:formula="of:=IF([.H866]=1;[.D865]-([.$J$2]*[.C865]);[.D865])" office:value-type="float" office:value="648.408824483036">
            <text:p>648,408824483</text:p>
          </table:table-cell>
          <table:table-cell table:formula="of:=IF([.G866]=1;5000-[.D865];IF([.H866]=1;[.E865]-([.$J$2]*(1-[.C865]));[.E865]))" office:value-type="float" office:value="4211.59117551697">
            <text:p>4211,591175517</text:p>
          </table:table-cell>
          <table:table-cell/>
          <table:table-cell table:formula="of:=IF(MOD([.A866]-1;50)=0;1;0)" office:value-type="float" office:value="0">
            <text:p>0</text:p>
          </table:table-cell>
          <table:table-cell table:formula="of:=IF(MOD([.A8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65">
            <text:p>865</text:p>
          </table:table-cell>
          <table:table-cell table:formula="of:=IF([.G867]=1;5000;IF([.H867]=1;[.B866]-[.$J$2];[.B866]))" office:value-type="float" office:value="4860">
            <text:p>4860</text:p>
          </table:table-cell>
          <table:table-cell table:formula="of:=[.D867]/[.B867]" office:value-type="percentage" office:value="0.133417453597332">
            <text:p>13,34%</text:p>
          </table:table-cell>
          <table:table-cell table:formula="of:=IF([.H867]=1;[.D866]-([.$J$2]*[.C866]);[.D866])" office:value-type="float" office:value="648.408824483036">
            <text:p>648,408824483</text:p>
          </table:table-cell>
          <table:table-cell table:formula="of:=IF([.G867]=1;5000-[.D866];IF([.H867]=1;[.E866]-([.$J$2]*(1-[.C866]));[.E866]))" office:value-type="float" office:value="4211.59117551697">
            <text:p>4211,591175517</text:p>
          </table:table-cell>
          <table:table-cell/>
          <table:table-cell table:formula="of:=IF(MOD([.A867]-1;50)=0;1;0)" office:value-type="float" office:value="0">
            <text:p>0</text:p>
          </table:table-cell>
          <table:table-cell table:formula="of:=IF(MOD([.A8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66">
            <text:p>866</text:p>
          </table:table-cell>
          <table:table-cell table:formula="of:=IF([.G868]=1;5000;IF([.H868]=1;[.B867]-[.$J$2];[.B867]))" office:value-type="float" office:value="4840">
            <text:p>4840</text:p>
          </table:table-cell>
          <table:table-cell table:formula="of:=[.D868]/[.B868]" office:value-type="percentage" office:value="0.133417453597333">
            <text:p>13,34%</text:p>
          </table:table-cell>
          <table:table-cell table:formula="of:=IF([.H868]=1;[.D867]-([.$J$2]*[.C867]);[.D867])" office:value-type="float" office:value="645.740475411089">
            <text:p>645,7404754111</text:p>
          </table:table-cell>
          <table:table-cell table:formula="of:=IF([.G868]=1;5000-[.D867];IF([.H868]=1;[.E867]-([.$J$2]*(1-[.C867]));[.E867]))" office:value-type="float" office:value="4194.25952458891">
            <text:p>4194,2595245889</text:p>
          </table:table-cell>
          <table:table-cell/>
          <table:table-cell table:formula="of:=IF(MOD([.A868]-1;50)=0;1;0)" office:value-type="float" office:value="0">
            <text:p>0</text:p>
          </table:table-cell>
          <table:table-cell table:formula="of:=IF(MOD([.A8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67">
            <text:p>867</text:p>
          </table:table-cell>
          <table:table-cell table:formula="of:=IF([.G869]=1;5000;IF([.H869]=1;[.B868]-[.$J$2];[.B868]))" office:value-type="float" office:value="4840">
            <text:p>4840</text:p>
          </table:table-cell>
          <table:table-cell table:formula="of:=[.D869]/[.B869]" office:value-type="percentage" office:value="0.133417453597333">
            <text:p>13,34%</text:p>
          </table:table-cell>
          <table:table-cell table:formula="of:=IF([.H869]=1;[.D868]-([.$J$2]*[.C868]);[.D868])" office:value-type="float" office:value="645.740475411089">
            <text:p>645,7404754111</text:p>
          </table:table-cell>
          <table:table-cell table:formula="of:=IF([.G869]=1;5000-[.D868];IF([.H869]=1;[.E868]-([.$J$2]*(1-[.C868]));[.E868]))" office:value-type="float" office:value="4194.25952458891">
            <text:p>4194,2595245889</text:p>
          </table:table-cell>
          <table:table-cell/>
          <table:table-cell table:formula="of:=IF(MOD([.A869]-1;50)=0;1;0)" office:value-type="float" office:value="0">
            <text:p>0</text:p>
          </table:table-cell>
          <table:table-cell table:formula="of:=IF(MOD([.A8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68">
            <text:p>868</text:p>
          </table:table-cell>
          <table:table-cell table:formula="of:=IF([.G870]=1;5000;IF([.H870]=1;[.B869]-[.$J$2];[.B869]))" office:value-type="float" office:value="4820">
            <text:p>4820</text:p>
          </table:table-cell>
          <table:table-cell table:formula="of:=[.D870]/[.B870]" office:value-type="percentage" office:value="0.133417453597333">
            <text:p>13,34%</text:p>
          </table:table-cell>
          <table:table-cell table:formula="of:=IF([.H870]=1;[.D869]-([.$J$2]*[.C869]);[.D869])" office:value-type="float" office:value="643.072126339143">
            <text:p>643,0721263391</text:p>
          </table:table-cell>
          <table:table-cell table:formula="of:=IF([.G870]=1;5000-[.D869];IF([.H870]=1;[.E869]-([.$J$2]*(1-[.C869]));[.E869]))" office:value-type="float" office:value="4176.92787366086">
            <text:p>4176,9278736609</text:p>
          </table:table-cell>
          <table:table-cell/>
          <table:table-cell table:formula="of:=IF(MOD([.A870]-1;50)=0;1;0)" office:value-type="float" office:value="0">
            <text:p>0</text:p>
          </table:table-cell>
          <table:table-cell table:formula="of:=IF(MOD([.A8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69">
            <text:p>869</text:p>
          </table:table-cell>
          <table:table-cell table:formula="of:=IF([.G871]=1;5000;IF([.H871]=1;[.B870]-[.$J$2];[.B870]))" office:value-type="float" office:value="4820">
            <text:p>4820</text:p>
          </table:table-cell>
          <table:table-cell table:formula="of:=[.D871]/[.B871]" office:value-type="percentage" office:value="0.133417453597333">
            <text:p>13,34%</text:p>
          </table:table-cell>
          <table:table-cell table:formula="of:=IF([.H871]=1;[.D870]-([.$J$2]*[.C870]);[.D870])" office:value-type="float" office:value="643.072126339143">
            <text:p>643,0721263391</text:p>
          </table:table-cell>
          <table:table-cell table:formula="of:=IF([.G871]=1;5000-[.D870];IF([.H871]=1;[.E870]-([.$J$2]*(1-[.C870]));[.E870]))" office:value-type="float" office:value="4176.92787366086">
            <text:p>4176,9278736609</text:p>
          </table:table-cell>
          <table:table-cell/>
          <table:table-cell table:formula="of:=IF(MOD([.A871]-1;50)=0;1;0)" office:value-type="float" office:value="0">
            <text:p>0</text:p>
          </table:table-cell>
          <table:table-cell table:formula="of:=IF(MOD([.A8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70">
            <text:p>870</text:p>
          </table:table-cell>
          <table:table-cell table:formula="of:=IF([.G872]=1;5000;IF([.H872]=1;[.B871]-[.$J$2];[.B871]))" office:value-type="float" office:value="4800">
            <text:p>4800</text:p>
          </table:table-cell>
          <table:table-cell table:formula="of:=[.D872]/[.B872]" office:value-type="percentage" office:value="0.133417453597333">
            <text:p>13,34%</text:p>
          </table:table-cell>
          <table:table-cell table:formula="of:=IF([.H872]=1;[.D871]-([.$J$2]*[.C871]);[.D871])" office:value-type="float" office:value="640.403777267196">
            <text:p>640,4037772672</text:p>
          </table:table-cell>
          <table:table-cell table:formula="of:=IF([.G872]=1;5000-[.D871];IF([.H872]=1;[.E871]-([.$J$2]*(1-[.C871]));[.E871]))" office:value-type="float" office:value="4159.59622273281">
            <text:p>4159,5962227328</text:p>
          </table:table-cell>
          <table:table-cell/>
          <table:table-cell table:formula="of:=IF(MOD([.A872]-1;50)=0;1;0)" office:value-type="float" office:value="0">
            <text:p>0</text:p>
          </table:table-cell>
          <table:table-cell table:formula="of:=IF(MOD([.A8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71">
            <text:p>871</text:p>
          </table:table-cell>
          <table:table-cell table:formula="of:=IF([.G873]=1;5000;IF([.H873]=1;[.B872]-[.$J$2];[.B872]))" office:value-type="float" office:value="4800">
            <text:p>4800</text:p>
          </table:table-cell>
          <table:table-cell table:formula="of:=[.D873]/[.B873]" office:value-type="percentage" office:value="0.133417453597333">
            <text:p>13,34%</text:p>
          </table:table-cell>
          <table:table-cell table:formula="of:=IF([.H873]=1;[.D872]-([.$J$2]*[.C872]);[.D872])" office:value-type="float" office:value="640.403777267196">
            <text:p>640,4037772672</text:p>
          </table:table-cell>
          <table:table-cell table:formula="of:=IF([.G873]=1;5000-[.D872];IF([.H873]=1;[.E872]-([.$J$2]*(1-[.C872]));[.E872]))" office:value-type="float" office:value="4159.59622273281">
            <text:p>4159,5962227328</text:p>
          </table:table-cell>
          <table:table-cell/>
          <table:table-cell table:formula="of:=IF(MOD([.A873]-1;50)=0;1;0)" office:value-type="float" office:value="0">
            <text:p>0</text:p>
          </table:table-cell>
          <table:table-cell table:formula="of:=IF(MOD([.A8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72">
            <text:p>872</text:p>
          </table:table-cell>
          <table:table-cell table:formula="of:=IF([.G874]=1;5000;IF([.H874]=1;[.B873]-[.$J$2];[.B873]))" office:value-type="float" office:value="4780">
            <text:p>4780</text:p>
          </table:table-cell>
          <table:table-cell table:formula="of:=[.D874]/[.B874]" office:value-type="percentage" office:value="0.133417453597333">
            <text:p>13,34%</text:p>
          </table:table-cell>
          <table:table-cell table:formula="of:=IF([.H874]=1;[.D873]-([.$J$2]*[.C873]);[.D873])" office:value-type="float" office:value="637.735428195249">
            <text:p>637,7354281953</text:p>
          </table:table-cell>
          <table:table-cell table:formula="of:=IF([.G874]=1;5000-[.D873];IF([.H874]=1;[.E873]-([.$J$2]*(1-[.C873]));[.E873]))" office:value-type="float" office:value="4142.26457180475">
            <text:p>4142,2645718048</text:p>
          </table:table-cell>
          <table:table-cell/>
          <table:table-cell table:formula="of:=IF(MOD([.A874]-1;50)=0;1;0)" office:value-type="float" office:value="0">
            <text:p>0</text:p>
          </table:table-cell>
          <table:table-cell table:formula="of:=IF(MOD([.A8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73">
            <text:p>873</text:p>
          </table:table-cell>
          <table:table-cell table:formula="of:=IF([.G875]=1;5000;IF([.H875]=1;[.B874]-[.$J$2];[.B874]))" office:value-type="float" office:value="4780">
            <text:p>4780</text:p>
          </table:table-cell>
          <table:table-cell table:formula="of:=[.D875]/[.B875]" office:value-type="percentage" office:value="0.133417453597333">
            <text:p>13,34%</text:p>
          </table:table-cell>
          <table:table-cell table:formula="of:=IF([.H875]=1;[.D874]-([.$J$2]*[.C874]);[.D874])" office:value-type="float" office:value="637.735428195249">
            <text:p>637,7354281953</text:p>
          </table:table-cell>
          <table:table-cell table:formula="of:=IF([.G875]=1;5000-[.D874];IF([.H875]=1;[.E874]-([.$J$2]*(1-[.C874]));[.E874]))" office:value-type="float" office:value="4142.26457180475">
            <text:p>4142,2645718048</text:p>
          </table:table-cell>
          <table:table-cell/>
          <table:table-cell table:formula="of:=IF(MOD([.A875]-1;50)=0;1;0)" office:value-type="float" office:value="0">
            <text:p>0</text:p>
          </table:table-cell>
          <table:table-cell table:formula="of:=IF(MOD([.A8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74">
            <text:p>874</text:p>
          </table:table-cell>
          <table:table-cell table:formula="of:=IF([.G876]=1;5000;IF([.H876]=1;[.B875]-[.$J$2];[.B875]))" office:value-type="float" office:value="4760">
            <text:p>4760</text:p>
          </table:table-cell>
          <table:table-cell table:formula="of:=[.D876]/[.B876]" office:value-type="percentage" office:value="0.133417453597333">
            <text:p>13,34%</text:p>
          </table:table-cell>
          <table:table-cell table:formula="of:=IF([.H876]=1;[.D875]-([.$J$2]*[.C875]);[.D875])" office:value-type="float" office:value="635.067079123303">
            <text:p>635,0670791233</text:p>
          </table:table-cell>
          <table:table-cell table:formula="of:=IF([.G876]=1;5000-[.D875];IF([.H876]=1;[.E875]-([.$J$2]*(1-[.C875]));[.E875]))" office:value-type="float" office:value="4124.9329208767">
            <text:p>4124,9329208767</text:p>
          </table:table-cell>
          <table:table-cell/>
          <table:table-cell table:formula="of:=IF(MOD([.A876]-1;50)=0;1;0)" office:value-type="float" office:value="0">
            <text:p>0</text:p>
          </table:table-cell>
          <table:table-cell table:formula="of:=IF(MOD([.A8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75">
            <text:p>875</text:p>
          </table:table-cell>
          <table:table-cell table:formula="of:=IF([.G877]=1;5000;IF([.H877]=1;[.B876]-[.$J$2];[.B876]))" office:value-type="float" office:value="4760">
            <text:p>4760</text:p>
          </table:table-cell>
          <table:table-cell table:formula="of:=[.D877]/[.B877]" office:value-type="percentage" office:value="0.133417453597333">
            <text:p>13,34%</text:p>
          </table:table-cell>
          <table:table-cell table:formula="of:=IF([.H877]=1;[.D876]-([.$J$2]*[.C876]);[.D876])" office:value-type="float" office:value="635.067079123303">
            <text:p>635,0670791233</text:p>
          </table:table-cell>
          <table:table-cell table:formula="of:=IF([.G877]=1;5000-[.D876];IF([.H877]=1;[.E876]-([.$J$2]*(1-[.C876]));[.E876]))" office:value-type="float" office:value="4124.9329208767">
            <text:p>4124,9329208767</text:p>
          </table:table-cell>
          <table:table-cell/>
          <table:table-cell table:formula="of:=IF(MOD([.A877]-1;50)=0;1;0)" office:value-type="float" office:value="0">
            <text:p>0</text:p>
          </table:table-cell>
          <table:table-cell table:formula="of:=IF(MOD([.A8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76">
            <text:p>876</text:p>
          </table:table-cell>
          <table:table-cell table:formula="of:=IF([.G878]=1;5000;IF([.H878]=1;[.B877]-[.$J$2];[.B877]))" office:value-type="float" office:value="4740">
            <text:p>4740</text:p>
          </table:table-cell>
          <table:table-cell table:formula="of:=[.D878]/[.B878]" office:value-type="percentage" office:value="0.133417453597333">
            <text:p>13,34%</text:p>
          </table:table-cell>
          <table:table-cell table:formula="of:=IF([.H878]=1;[.D877]-([.$J$2]*[.C877]);[.D877])" office:value-type="float" office:value="632.398730051356">
            <text:p>632,3987300514</text:p>
          </table:table-cell>
          <table:table-cell table:formula="of:=IF([.G878]=1;5000-[.D877];IF([.H878]=1;[.E877]-([.$J$2]*(1-[.C877]));[.E877]))" office:value-type="float" office:value="4107.60126994865">
            <text:p>4107,6012699487</text:p>
          </table:table-cell>
          <table:table-cell/>
          <table:table-cell table:formula="of:=IF(MOD([.A878]-1;50)=0;1;0)" office:value-type="float" office:value="0">
            <text:p>0</text:p>
          </table:table-cell>
          <table:table-cell table:formula="of:=IF(MOD([.A8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77">
            <text:p>877</text:p>
          </table:table-cell>
          <table:table-cell table:formula="of:=IF([.G879]=1;5000;IF([.H879]=1;[.B878]-[.$J$2];[.B878]))" office:value-type="float" office:value="4740">
            <text:p>4740</text:p>
          </table:table-cell>
          <table:table-cell table:formula="of:=[.D879]/[.B879]" office:value-type="percentage" office:value="0.133417453597333">
            <text:p>13,34%</text:p>
          </table:table-cell>
          <table:table-cell table:formula="of:=IF([.H879]=1;[.D878]-([.$J$2]*[.C878]);[.D878])" office:value-type="float" office:value="632.398730051356">
            <text:p>632,3987300514</text:p>
          </table:table-cell>
          <table:table-cell table:formula="of:=IF([.G879]=1;5000-[.D878];IF([.H879]=1;[.E878]-([.$J$2]*(1-[.C878]));[.E878]))" office:value-type="float" office:value="4107.60126994865">
            <text:p>4107,6012699487</text:p>
          </table:table-cell>
          <table:table-cell/>
          <table:table-cell table:formula="of:=IF(MOD([.A879]-1;50)=0;1;0)" office:value-type="float" office:value="0">
            <text:p>0</text:p>
          </table:table-cell>
          <table:table-cell table:formula="of:=IF(MOD([.A8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78">
            <text:p>878</text:p>
          </table:table-cell>
          <table:table-cell table:formula="of:=IF([.G880]=1;5000;IF([.H880]=1;[.B879]-[.$J$2];[.B879]))" office:value-type="float" office:value="4720">
            <text:p>4720</text:p>
          </table:table-cell>
          <table:table-cell table:formula="of:=[.D880]/[.B880]" office:value-type="percentage" office:value="0.133417453597333">
            <text:p>13,34%</text:p>
          </table:table-cell>
          <table:table-cell table:formula="of:=IF([.H880]=1;[.D879]-([.$J$2]*[.C879]);[.D879])" office:value-type="float" office:value="629.730380979409">
            <text:p>629,7303809794</text:p>
          </table:table-cell>
          <table:table-cell table:formula="of:=IF([.G880]=1;5000-[.D879];IF([.H880]=1;[.E879]-([.$J$2]*(1-[.C879]));[.E879]))" office:value-type="float" office:value="4090.2696190206">
            <text:p>4090,2696190206</text:p>
          </table:table-cell>
          <table:table-cell/>
          <table:table-cell table:formula="of:=IF(MOD([.A880]-1;50)=0;1;0)" office:value-type="float" office:value="0">
            <text:p>0</text:p>
          </table:table-cell>
          <table:table-cell table:formula="of:=IF(MOD([.A8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79">
            <text:p>879</text:p>
          </table:table-cell>
          <table:table-cell table:formula="of:=IF([.G881]=1;5000;IF([.H881]=1;[.B880]-[.$J$2];[.B880]))" office:value-type="float" office:value="4720">
            <text:p>4720</text:p>
          </table:table-cell>
          <table:table-cell table:formula="of:=[.D881]/[.B881]" office:value-type="percentage" office:value="0.133417453597333">
            <text:p>13,34%</text:p>
          </table:table-cell>
          <table:table-cell table:formula="of:=IF([.H881]=1;[.D880]-([.$J$2]*[.C880]);[.D880])" office:value-type="float" office:value="629.730380979409">
            <text:p>629,7303809794</text:p>
          </table:table-cell>
          <table:table-cell table:formula="of:=IF([.G881]=1;5000-[.D880];IF([.H881]=1;[.E880]-([.$J$2]*(1-[.C880]));[.E880]))" office:value-type="float" office:value="4090.2696190206">
            <text:p>4090,2696190206</text:p>
          </table:table-cell>
          <table:table-cell/>
          <table:table-cell table:formula="of:=IF(MOD([.A881]-1;50)=0;1;0)" office:value-type="float" office:value="0">
            <text:p>0</text:p>
          </table:table-cell>
          <table:table-cell table:formula="of:=IF(MOD([.A8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80">
            <text:p>880</text:p>
          </table:table-cell>
          <table:table-cell table:formula="of:=IF([.G882]=1;5000;IF([.H882]=1;[.B881]-[.$J$2];[.B881]))" office:value-type="float" office:value="4700">
            <text:p>4700</text:p>
          </table:table-cell>
          <table:table-cell table:formula="of:=[.D882]/[.B882]" office:value-type="percentage" office:value="0.133417453597333">
            <text:p>13,34%</text:p>
          </table:table-cell>
          <table:table-cell table:formula="of:=IF([.H882]=1;[.D881]-([.$J$2]*[.C881]);[.D881])" office:value-type="float" office:value="627.062031907463">
            <text:p>627,0620319075</text:p>
          </table:table-cell>
          <table:table-cell table:formula="of:=IF([.G882]=1;5000-[.D881];IF([.H882]=1;[.E881]-([.$J$2]*(1-[.C881]));[.E881]))" office:value-type="float" office:value="4072.93796809254">
            <text:p>4072,9379680925</text:p>
          </table:table-cell>
          <table:table-cell/>
          <table:table-cell table:formula="of:=IF(MOD([.A882]-1;50)=0;1;0)" office:value-type="float" office:value="0">
            <text:p>0</text:p>
          </table:table-cell>
          <table:table-cell table:formula="of:=IF(MOD([.A8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81">
            <text:p>881</text:p>
          </table:table-cell>
          <table:table-cell table:formula="of:=IF([.G883]=1;5000;IF([.H883]=1;[.B882]-[.$J$2];[.B882]))" office:value-type="float" office:value="4700">
            <text:p>4700</text:p>
          </table:table-cell>
          <table:table-cell table:formula="of:=[.D883]/[.B883]" office:value-type="percentage" office:value="0.133417453597333">
            <text:p>13,34%</text:p>
          </table:table-cell>
          <table:table-cell table:formula="of:=IF([.H883]=1;[.D882]-([.$J$2]*[.C882]);[.D882])" office:value-type="float" office:value="627.062031907463">
            <text:p>627,0620319075</text:p>
          </table:table-cell>
          <table:table-cell table:formula="of:=IF([.G883]=1;5000-[.D882];IF([.H883]=1;[.E882]-([.$J$2]*(1-[.C882]));[.E882]))" office:value-type="float" office:value="4072.93796809254">
            <text:p>4072,9379680925</text:p>
          </table:table-cell>
          <table:table-cell/>
          <table:table-cell table:formula="of:=IF(MOD([.A883]-1;50)=0;1;0)" office:value-type="float" office:value="0">
            <text:p>0</text:p>
          </table:table-cell>
          <table:table-cell table:formula="of:=IF(MOD([.A8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82">
            <text:p>882</text:p>
          </table:table-cell>
          <table:table-cell table:formula="of:=IF([.G884]=1;5000;IF([.H884]=1;[.B883]-[.$J$2];[.B883]))" office:value-type="float" office:value="4680">
            <text:p>4680</text:p>
          </table:table-cell>
          <table:table-cell table:formula="of:=[.D884]/[.B884]" office:value-type="percentage" office:value="0.133417453597333">
            <text:p>13,34%</text:p>
          </table:table-cell>
          <table:table-cell table:formula="of:=IF([.H884]=1;[.D883]-([.$J$2]*[.C883]);[.D883])" office:value-type="float" office:value="624.393682835516">
            <text:p>624,3936828355</text:p>
          </table:table-cell>
          <table:table-cell table:formula="of:=IF([.G884]=1;5000-[.D883];IF([.H884]=1;[.E883]-([.$J$2]*(1-[.C883]));[.E883]))" office:value-type="float" office:value="4055.60631716449">
            <text:p>4055,6063171645</text:p>
          </table:table-cell>
          <table:table-cell/>
          <table:table-cell table:formula="of:=IF(MOD([.A884]-1;50)=0;1;0)" office:value-type="float" office:value="0">
            <text:p>0</text:p>
          </table:table-cell>
          <table:table-cell table:formula="of:=IF(MOD([.A8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83">
            <text:p>883</text:p>
          </table:table-cell>
          <table:table-cell table:formula="of:=IF([.G885]=1;5000;IF([.H885]=1;[.B884]-[.$J$2];[.B884]))" office:value-type="float" office:value="4680">
            <text:p>4680</text:p>
          </table:table-cell>
          <table:table-cell table:formula="of:=[.D885]/[.B885]" office:value-type="percentage" office:value="0.133417453597333">
            <text:p>13,34%</text:p>
          </table:table-cell>
          <table:table-cell table:formula="of:=IF([.H885]=1;[.D884]-([.$J$2]*[.C884]);[.D884])" office:value-type="float" office:value="624.393682835516">
            <text:p>624,3936828355</text:p>
          </table:table-cell>
          <table:table-cell table:formula="of:=IF([.G885]=1;5000-[.D884];IF([.H885]=1;[.E884]-([.$J$2]*(1-[.C884]));[.E884]))" office:value-type="float" office:value="4055.60631716449">
            <text:p>4055,6063171645</text:p>
          </table:table-cell>
          <table:table-cell/>
          <table:table-cell table:formula="of:=IF(MOD([.A885]-1;50)=0;1;0)" office:value-type="float" office:value="0">
            <text:p>0</text:p>
          </table:table-cell>
          <table:table-cell table:formula="of:=IF(MOD([.A8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84">
            <text:p>884</text:p>
          </table:table-cell>
          <table:table-cell table:formula="of:=IF([.G886]=1;5000;IF([.H886]=1;[.B885]-[.$J$2];[.B885]))" office:value-type="float" office:value="4660">
            <text:p>4660</text:p>
          </table:table-cell>
          <table:table-cell table:formula="of:=[.D886]/[.B886]" office:value-type="percentage" office:value="0.133417453597333">
            <text:p>13,34%</text:p>
          </table:table-cell>
          <table:table-cell table:formula="of:=IF([.H886]=1;[.D885]-([.$J$2]*[.C885]);[.D885])" office:value-type="float" office:value="621.72533376357">
            <text:p>621,7253337636</text:p>
          </table:table-cell>
          <table:table-cell table:formula="of:=IF([.G886]=1;5000-[.D885];IF([.H886]=1;[.E885]-([.$J$2]*(1-[.C885]));[.E885]))" office:value-type="float" office:value="4038.27466623643">
            <text:p>4038,2746662364</text:p>
          </table:table-cell>
          <table:table-cell/>
          <table:table-cell table:formula="of:=IF(MOD([.A886]-1;50)=0;1;0)" office:value-type="float" office:value="0">
            <text:p>0</text:p>
          </table:table-cell>
          <table:table-cell table:formula="of:=IF(MOD([.A8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85">
            <text:p>885</text:p>
          </table:table-cell>
          <table:table-cell table:formula="of:=IF([.G887]=1;5000;IF([.H887]=1;[.B886]-[.$J$2];[.B886]))" office:value-type="float" office:value="4660">
            <text:p>4660</text:p>
          </table:table-cell>
          <table:table-cell table:formula="of:=[.D887]/[.B887]" office:value-type="percentage" office:value="0.133417453597333">
            <text:p>13,34%</text:p>
          </table:table-cell>
          <table:table-cell table:formula="of:=IF([.H887]=1;[.D886]-([.$J$2]*[.C886]);[.D886])" office:value-type="float" office:value="621.72533376357">
            <text:p>621,7253337636</text:p>
          </table:table-cell>
          <table:table-cell table:formula="of:=IF([.G887]=1;5000-[.D886];IF([.H887]=1;[.E886]-([.$J$2]*(1-[.C886]));[.E886]))" office:value-type="float" office:value="4038.27466623643">
            <text:p>4038,2746662364</text:p>
          </table:table-cell>
          <table:table-cell/>
          <table:table-cell table:formula="of:=IF(MOD([.A887]-1;50)=0;1;0)" office:value-type="float" office:value="0">
            <text:p>0</text:p>
          </table:table-cell>
          <table:table-cell table:formula="of:=IF(MOD([.A8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86">
            <text:p>886</text:p>
          </table:table-cell>
          <table:table-cell table:formula="of:=IF([.G888]=1;5000;IF([.H888]=1;[.B887]-[.$J$2];[.B887]))" office:value-type="float" office:value="4640">
            <text:p>4640</text:p>
          </table:table-cell>
          <table:table-cell table:formula="of:=[.D888]/[.B888]" office:value-type="percentage" office:value="0.133417453597333">
            <text:p>13,34%</text:p>
          </table:table-cell>
          <table:table-cell table:formula="of:=IF([.H888]=1;[.D887]-([.$J$2]*[.C887]);[.D887])" office:value-type="float" office:value="619.056984691623">
            <text:p>619,0569846916</text:p>
          </table:table-cell>
          <table:table-cell table:formula="of:=IF([.G888]=1;5000-[.D887];IF([.H888]=1;[.E887]-([.$J$2]*(1-[.C887]));[.E887]))" office:value-type="float" office:value="4020.94301530838">
            <text:p>4020,9430153084</text:p>
          </table:table-cell>
          <table:table-cell/>
          <table:table-cell table:formula="of:=IF(MOD([.A888]-1;50)=0;1;0)" office:value-type="float" office:value="0">
            <text:p>0</text:p>
          </table:table-cell>
          <table:table-cell table:formula="of:=IF(MOD([.A8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87">
            <text:p>887</text:p>
          </table:table-cell>
          <table:table-cell table:formula="of:=IF([.G889]=1;5000;IF([.H889]=1;[.B888]-[.$J$2];[.B888]))" office:value-type="float" office:value="4640">
            <text:p>4640</text:p>
          </table:table-cell>
          <table:table-cell table:formula="of:=[.D889]/[.B889]" office:value-type="percentage" office:value="0.133417453597333">
            <text:p>13,34%</text:p>
          </table:table-cell>
          <table:table-cell table:formula="of:=IF([.H889]=1;[.D888]-([.$J$2]*[.C888]);[.D888])" office:value-type="float" office:value="619.056984691623">
            <text:p>619,0569846916</text:p>
          </table:table-cell>
          <table:table-cell table:formula="of:=IF([.G889]=1;5000-[.D888];IF([.H889]=1;[.E888]-([.$J$2]*(1-[.C888]));[.E888]))" office:value-type="float" office:value="4020.94301530838">
            <text:p>4020,9430153084</text:p>
          </table:table-cell>
          <table:table-cell/>
          <table:table-cell table:formula="of:=IF(MOD([.A889]-1;50)=0;1;0)" office:value-type="float" office:value="0">
            <text:p>0</text:p>
          </table:table-cell>
          <table:table-cell table:formula="of:=IF(MOD([.A8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88">
            <text:p>888</text:p>
          </table:table-cell>
          <table:table-cell table:formula="of:=IF([.G890]=1;5000;IF([.H890]=1;[.B889]-[.$J$2];[.B889]))" office:value-type="float" office:value="4620">
            <text:p>4620</text:p>
          </table:table-cell>
          <table:table-cell table:formula="of:=[.D890]/[.B890]" office:value-type="percentage" office:value="0.133417453597333">
            <text:p>13,34%</text:p>
          </table:table-cell>
          <table:table-cell table:formula="of:=IF([.H890]=1;[.D889]-([.$J$2]*[.C889]);[.D889])" office:value-type="float" office:value="616.388635619676">
            <text:p>616,3886356197</text:p>
          </table:table-cell>
          <table:table-cell table:formula="of:=IF([.G890]=1;5000-[.D889];IF([.H890]=1;[.E889]-([.$J$2]*(1-[.C889]));[.E889]))" office:value-type="float" office:value="4003.61136438033">
            <text:p>4003,6113643803</text:p>
          </table:table-cell>
          <table:table-cell/>
          <table:table-cell table:formula="of:=IF(MOD([.A890]-1;50)=0;1;0)" office:value-type="float" office:value="0">
            <text:p>0</text:p>
          </table:table-cell>
          <table:table-cell table:formula="of:=IF(MOD([.A8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89">
            <text:p>889</text:p>
          </table:table-cell>
          <table:table-cell table:formula="of:=IF([.G891]=1;5000;IF([.H891]=1;[.B890]-[.$J$2];[.B890]))" office:value-type="float" office:value="4620">
            <text:p>4620</text:p>
          </table:table-cell>
          <table:table-cell table:formula="of:=[.D891]/[.B891]" office:value-type="percentage" office:value="0.133417453597333">
            <text:p>13,34%</text:p>
          </table:table-cell>
          <table:table-cell table:formula="of:=IF([.H891]=1;[.D890]-([.$J$2]*[.C890]);[.D890])" office:value-type="float" office:value="616.388635619676">
            <text:p>616,3886356197</text:p>
          </table:table-cell>
          <table:table-cell table:formula="of:=IF([.G891]=1;5000-[.D890];IF([.H891]=1;[.E890]-([.$J$2]*(1-[.C890]));[.E890]))" office:value-type="float" office:value="4003.61136438033">
            <text:p>4003,6113643803</text:p>
          </table:table-cell>
          <table:table-cell/>
          <table:table-cell table:formula="of:=IF(MOD([.A891]-1;50)=0;1;0)" office:value-type="float" office:value="0">
            <text:p>0</text:p>
          </table:table-cell>
          <table:table-cell table:formula="of:=IF(MOD([.A8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90">
            <text:p>890</text:p>
          </table:table-cell>
          <table:table-cell table:formula="of:=IF([.G892]=1;5000;IF([.H892]=1;[.B891]-[.$J$2];[.B891]))" office:value-type="float" office:value="4600">
            <text:p>4600</text:p>
          </table:table-cell>
          <table:table-cell table:formula="of:=[.D892]/[.B892]" office:value-type="percentage" office:value="0.133417453597333">
            <text:p>13,34%</text:p>
          </table:table-cell>
          <table:table-cell table:formula="of:=IF([.H892]=1;[.D891]-([.$J$2]*[.C891]);[.D891])" office:value-type="float" office:value="613.72028654773">
            <text:p>613,7202865477</text:p>
          </table:table-cell>
          <table:table-cell table:formula="of:=IF([.G892]=1;5000-[.D891];IF([.H892]=1;[.E891]-([.$J$2]*(1-[.C891]));[.E891]))" office:value-type="float" office:value="3986.27971345227">
            <text:p>3986,2797134523</text:p>
          </table:table-cell>
          <table:table-cell/>
          <table:table-cell table:formula="of:=IF(MOD([.A892]-1;50)=0;1;0)" office:value-type="float" office:value="0">
            <text:p>0</text:p>
          </table:table-cell>
          <table:table-cell table:formula="of:=IF(MOD([.A8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91">
            <text:p>891</text:p>
          </table:table-cell>
          <table:table-cell table:formula="of:=IF([.G893]=1;5000;IF([.H893]=1;[.B892]-[.$J$2];[.B892]))" office:value-type="float" office:value="4600">
            <text:p>4600</text:p>
          </table:table-cell>
          <table:table-cell table:formula="of:=[.D893]/[.B893]" office:value-type="percentage" office:value="0.133417453597333">
            <text:p>13,34%</text:p>
          </table:table-cell>
          <table:table-cell table:formula="of:=IF([.H893]=1;[.D892]-([.$J$2]*[.C892]);[.D892])" office:value-type="float" office:value="613.72028654773">
            <text:p>613,7202865477</text:p>
          </table:table-cell>
          <table:table-cell table:formula="of:=IF([.G893]=1;5000-[.D892];IF([.H893]=1;[.E892]-([.$J$2]*(1-[.C892]));[.E892]))" office:value-type="float" office:value="3986.27971345227">
            <text:p>3986,2797134523</text:p>
          </table:table-cell>
          <table:table-cell/>
          <table:table-cell table:formula="of:=IF(MOD([.A893]-1;50)=0;1;0)" office:value-type="float" office:value="0">
            <text:p>0</text:p>
          </table:table-cell>
          <table:table-cell table:formula="of:=IF(MOD([.A8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92">
            <text:p>892</text:p>
          </table:table-cell>
          <table:table-cell table:formula="of:=IF([.G894]=1;5000;IF([.H894]=1;[.B893]-[.$J$2];[.B893]))" office:value-type="float" office:value="4580">
            <text:p>4580</text:p>
          </table:table-cell>
          <table:table-cell table:formula="of:=[.D894]/[.B894]" office:value-type="percentage" office:value="0.133417453597333">
            <text:p>13,34%</text:p>
          </table:table-cell>
          <table:table-cell table:formula="of:=IF([.H894]=1;[.D893]-([.$J$2]*[.C893]);[.D893])" office:value-type="float" office:value="611.051937475783">
            <text:p>611,0519374758</text:p>
          </table:table-cell>
          <table:table-cell table:formula="of:=IF([.G894]=1;5000-[.D893];IF([.H894]=1;[.E893]-([.$J$2]*(1-[.C893]));[.E893]))" office:value-type="float" office:value="3968.94806252422">
            <text:p>3968,9480625242</text:p>
          </table:table-cell>
          <table:table-cell/>
          <table:table-cell table:formula="of:=IF(MOD([.A894]-1;50)=0;1;0)" office:value-type="float" office:value="0">
            <text:p>0</text:p>
          </table:table-cell>
          <table:table-cell table:formula="of:=IF(MOD([.A8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93">
            <text:p>893</text:p>
          </table:table-cell>
          <table:table-cell table:formula="of:=IF([.G895]=1;5000;IF([.H895]=1;[.B894]-[.$J$2];[.B894]))" office:value-type="float" office:value="4580">
            <text:p>4580</text:p>
          </table:table-cell>
          <table:table-cell table:formula="of:=[.D895]/[.B895]" office:value-type="percentage" office:value="0.133417453597333">
            <text:p>13,34%</text:p>
          </table:table-cell>
          <table:table-cell table:formula="of:=IF([.H895]=1;[.D894]-([.$J$2]*[.C894]);[.D894])" office:value-type="float" office:value="611.051937475783">
            <text:p>611,0519374758</text:p>
          </table:table-cell>
          <table:table-cell table:formula="of:=IF([.G895]=1;5000-[.D894];IF([.H895]=1;[.E894]-([.$J$2]*(1-[.C894]));[.E894]))" office:value-type="float" office:value="3968.94806252422">
            <text:p>3968,9480625242</text:p>
          </table:table-cell>
          <table:table-cell/>
          <table:table-cell table:formula="of:=IF(MOD([.A895]-1;50)=0;1;0)" office:value-type="float" office:value="0">
            <text:p>0</text:p>
          </table:table-cell>
          <table:table-cell table:formula="of:=IF(MOD([.A8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94">
            <text:p>894</text:p>
          </table:table-cell>
          <table:table-cell table:formula="of:=IF([.G896]=1;5000;IF([.H896]=1;[.B895]-[.$J$2];[.B895]))" office:value-type="float" office:value="4560">
            <text:p>4560</text:p>
          </table:table-cell>
          <table:table-cell table:formula="of:=[.D896]/[.B896]" office:value-type="percentage" office:value="0.133417453597333">
            <text:p>13,34%</text:p>
          </table:table-cell>
          <table:table-cell table:formula="of:=IF([.H896]=1;[.D895]-([.$J$2]*[.C895]);[.D895])" office:value-type="float" office:value="608.383588403836">
            <text:p>608,3835884038</text:p>
          </table:table-cell>
          <table:table-cell table:formula="of:=IF([.G896]=1;5000-[.D895];IF([.H896]=1;[.E895]-([.$J$2]*(1-[.C895]));[.E895]))" office:value-type="float" office:value="3951.61641159617">
            <text:p>3951,6164115962</text:p>
          </table:table-cell>
          <table:table-cell/>
          <table:table-cell table:formula="of:=IF(MOD([.A896]-1;50)=0;1;0)" office:value-type="float" office:value="0">
            <text:p>0</text:p>
          </table:table-cell>
          <table:table-cell table:formula="of:=IF(MOD([.A8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95">
            <text:p>895</text:p>
          </table:table-cell>
          <table:table-cell table:formula="of:=IF([.G897]=1;5000;IF([.H897]=1;[.B896]-[.$J$2];[.B896]))" office:value-type="float" office:value="4560">
            <text:p>4560</text:p>
          </table:table-cell>
          <table:table-cell table:formula="of:=[.D897]/[.B897]" office:value-type="percentage" office:value="0.133417453597333">
            <text:p>13,34%</text:p>
          </table:table-cell>
          <table:table-cell table:formula="of:=IF([.H897]=1;[.D896]-([.$J$2]*[.C896]);[.D896])" office:value-type="float" office:value="608.383588403836">
            <text:p>608,3835884038</text:p>
          </table:table-cell>
          <table:table-cell table:formula="of:=IF([.G897]=1;5000-[.D896];IF([.H897]=1;[.E896]-([.$J$2]*(1-[.C896]));[.E896]))" office:value-type="float" office:value="3951.61641159617">
            <text:p>3951,6164115962</text:p>
          </table:table-cell>
          <table:table-cell/>
          <table:table-cell table:formula="of:=IF(MOD([.A897]-1;50)=0;1;0)" office:value-type="float" office:value="0">
            <text:p>0</text:p>
          </table:table-cell>
          <table:table-cell table:formula="of:=IF(MOD([.A8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96">
            <text:p>896</text:p>
          </table:table-cell>
          <table:table-cell table:formula="of:=IF([.G898]=1;5000;IF([.H898]=1;[.B897]-[.$J$2];[.B897]))" office:value-type="float" office:value="4540">
            <text:p>4540</text:p>
          </table:table-cell>
          <table:table-cell table:formula="of:=[.D898]/[.B898]" office:value-type="percentage" office:value="0.133417453597333">
            <text:p>13,34%</text:p>
          </table:table-cell>
          <table:table-cell table:formula="of:=IF([.H898]=1;[.D897]-([.$J$2]*[.C897]);[.D897])" office:value-type="float" office:value="605.71523933189">
            <text:p>605,7152393319</text:p>
          </table:table-cell>
          <table:table-cell table:formula="of:=IF([.G898]=1;5000-[.D897];IF([.H898]=1;[.E897]-([.$J$2]*(1-[.C897]));[.E897]))" office:value-type="float" office:value="3934.28476066811">
            <text:p>3934,2847606681</text:p>
          </table:table-cell>
          <table:table-cell/>
          <table:table-cell table:formula="of:=IF(MOD([.A898]-1;50)=0;1;0)" office:value-type="float" office:value="0">
            <text:p>0</text:p>
          </table:table-cell>
          <table:table-cell table:formula="of:=IF(MOD([.A8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97">
            <text:p>897</text:p>
          </table:table-cell>
          <table:table-cell table:formula="of:=IF([.G899]=1;5000;IF([.H899]=1;[.B898]-[.$J$2];[.B898]))" office:value-type="float" office:value="4540">
            <text:p>4540</text:p>
          </table:table-cell>
          <table:table-cell table:formula="of:=[.D899]/[.B899]" office:value-type="percentage" office:value="0.133417453597333">
            <text:p>13,34%</text:p>
          </table:table-cell>
          <table:table-cell table:formula="of:=IF([.H899]=1;[.D898]-([.$J$2]*[.C898]);[.D898])" office:value-type="float" office:value="605.71523933189">
            <text:p>605,7152393319</text:p>
          </table:table-cell>
          <table:table-cell table:formula="of:=IF([.G899]=1;5000-[.D898];IF([.H899]=1;[.E898]-([.$J$2]*(1-[.C898]));[.E898]))" office:value-type="float" office:value="3934.28476066811">
            <text:p>3934,2847606681</text:p>
          </table:table-cell>
          <table:table-cell/>
          <table:table-cell table:formula="of:=IF(MOD([.A899]-1;50)=0;1;0)" office:value-type="float" office:value="0">
            <text:p>0</text:p>
          </table:table-cell>
          <table:table-cell table:formula="of:=IF(MOD([.A8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98">
            <text:p>898</text:p>
          </table:table-cell>
          <table:table-cell table:formula="of:=IF([.G900]=1;5000;IF([.H900]=1;[.B899]-[.$J$2];[.B899]))" office:value-type="float" office:value="4520">
            <text:p>4520</text:p>
          </table:table-cell>
          <table:table-cell table:formula="of:=[.D900]/[.B900]" office:value-type="percentage" office:value="0.133417453597333">
            <text:p>13,34%</text:p>
          </table:table-cell>
          <table:table-cell table:formula="of:=IF([.H900]=1;[.D899]-([.$J$2]*[.C899]);[.D899])" office:value-type="float" office:value="603.046890259943">
            <text:p>603,0468902599</text:p>
          </table:table-cell>
          <table:table-cell table:formula="of:=IF([.G900]=1;5000-[.D899];IF([.H900]=1;[.E899]-([.$J$2]*(1-[.C899]));[.E899]))" office:value-type="float" office:value="3916.95310974006">
            <text:p>3916,9531097401</text:p>
          </table:table-cell>
          <table:table-cell/>
          <table:table-cell table:formula="of:=IF(MOD([.A900]-1;50)=0;1;0)" office:value-type="float" office:value="0">
            <text:p>0</text:p>
          </table:table-cell>
          <table:table-cell table:formula="of:=IF(MOD([.A9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99">
            <text:p>899</text:p>
          </table:table-cell>
          <table:table-cell table:formula="of:=IF([.G901]=1;5000;IF([.H901]=1;[.B900]-[.$J$2];[.B900]))" office:value-type="float" office:value="4520">
            <text:p>4520</text:p>
          </table:table-cell>
          <table:table-cell table:formula="of:=[.D901]/[.B901]" office:value-type="percentage" office:value="0.133417453597333">
            <text:p>13,34%</text:p>
          </table:table-cell>
          <table:table-cell table:formula="of:=IF([.H901]=1;[.D900]-([.$J$2]*[.C900]);[.D900])" office:value-type="float" office:value="603.046890259943">
            <text:p>603,0468902599</text:p>
          </table:table-cell>
          <table:table-cell table:formula="of:=IF([.G901]=1;5000-[.D900];IF([.H901]=1;[.E900]-([.$J$2]*(1-[.C900]));[.E900]))" office:value-type="float" office:value="3916.95310974006">
            <text:p>3916,9531097401</text:p>
          </table:table-cell>
          <table:table-cell/>
          <table:table-cell table:formula="of:=IF(MOD([.A901]-1;50)=0;1;0)" office:value-type="float" office:value="0">
            <text:p>0</text:p>
          </table:table-cell>
          <table:table-cell table:formula="of:=IF(MOD([.A9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00">
            <text:p>900</text:p>
          </table:table-cell>
          <table:table-cell table:formula="of:=IF([.G902]=1;5000;IF([.H902]=1;[.B901]-[.$J$2];[.B901]))" office:value-type="float" office:value="4500">
            <text:p>4500</text:p>
          </table:table-cell>
          <table:table-cell table:formula="of:=[.D902]/[.B902]" office:value-type="percentage" office:value="0.133417453597333">
            <text:p>13,34%</text:p>
          </table:table-cell>
          <table:table-cell table:formula="of:=IF([.H902]=1;[.D901]-([.$J$2]*[.C901]);[.D901])" office:value-type="float" office:value="600.378541187996">
            <text:p>600,378541188</text:p>
          </table:table-cell>
          <table:table-cell table:formula="of:=IF([.G902]=1;5000-[.D901];IF([.H902]=1;[.E901]-([.$J$2]*(1-[.C901]));[.E901]))" office:value-type="float" office:value="3899.62145881201">
            <text:p>3899,621458812</text:p>
          </table:table-cell>
          <table:table-cell/>
          <table:table-cell table:formula="of:=IF(MOD([.A902]-1;50)=0;1;0)" office:value-type="float" office:value="0">
            <text:p>0</text:p>
          </table:table-cell>
          <table:table-cell table:formula="of:=IF(MOD([.A9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01">
            <text:p>901</text:p>
          </table:table-cell>
          <table:table-cell table:formula="of:=IF([.G903]=1;5000;IF([.H903]=1;[.B902]-[.$J$2];[.B902]))" office:value-type="float" office:value="5000">
            <text:p>5000</text:p>
          </table:table-cell>
          <table:table-cell table:formula="of:=[.D903]/[.B903]" office:value-type="percentage" office:value="0.120075708237599">
            <text:p>12,01%</text:p>
          </table:table-cell>
          <table:table-cell table:formula="of:=IF([.H903]=1;[.D902]-([.$J$2]*[.C902]);[.D902])" office:value-type="float" office:value="600.378541187996">
            <text:p>600,378541188</text:p>
          </table:table-cell>
          <table:table-cell table:formula="of:=IF([.G903]=1;5000-[.D902];IF([.H903]=1;[.E902]-([.$J$2]*(1-[.C902]));[.E902]))" office:value-type="float" office:value="4399.621458812">
            <text:p>4399,621458812</text:p>
          </table:table-cell>
          <table:table-cell/>
          <table:table-cell table:formula="of:=IF(MOD([.A903]-1;50)=0;1;0)" office:value-type="float" office:value="1">
            <text:p>1</text:p>
          </table:table-cell>
          <table:table-cell table:formula="of:=IF(MOD([.A9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02">
            <text:p>902</text:p>
          </table:table-cell>
          <table:table-cell table:formula="of:=IF([.G904]=1;5000;IF([.H904]=1;[.B903]-[.$J$2];[.B903]))" office:value-type="float" office:value="4980">
            <text:p>4980</text:p>
          </table:table-cell>
          <table:table-cell table:formula="of:=[.D904]/[.B904]" office:value-type="percentage" office:value="0.120075708237599">
            <text:p>12,01%</text:p>
          </table:table-cell>
          <table:table-cell table:formula="of:=IF([.H904]=1;[.D903]-([.$J$2]*[.C903]);[.D903])" office:value-type="float" office:value="597.977027023245">
            <text:p>597,9770270232</text:p>
          </table:table-cell>
          <table:table-cell table:formula="of:=IF([.G904]=1;5000-[.D903];IF([.H904]=1;[.E903]-([.$J$2]*(1-[.C903]));[.E903]))" office:value-type="float" office:value="4382.02297297676">
            <text:p>4382,0229729768</text:p>
          </table:table-cell>
          <table:table-cell/>
          <table:table-cell table:formula="of:=IF(MOD([.A904]-1;50)=0;1;0)" office:value-type="float" office:value="0">
            <text:p>0</text:p>
          </table:table-cell>
          <table:table-cell table:formula="of:=IF(MOD([.A9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03">
            <text:p>903</text:p>
          </table:table-cell>
          <table:table-cell table:formula="of:=IF([.G905]=1;5000;IF([.H905]=1;[.B904]-[.$J$2];[.B904]))" office:value-type="float" office:value="4980">
            <text:p>4980</text:p>
          </table:table-cell>
          <table:table-cell table:formula="of:=[.D905]/[.B905]" office:value-type="percentage" office:value="0.120075708237599">
            <text:p>12,01%</text:p>
          </table:table-cell>
          <table:table-cell table:formula="of:=IF([.H905]=1;[.D904]-([.$J$2]*[.C904]);[.D904])" office:value-type="float" office:value="597.977027023245">
            <text:p>597,9770270232</text:p>
          </table:table-cell>
          <table:table-cell table:formula="of:=IF([.G905]=1;5000-[.D904];IF([.H905]=1;[.E904]-([.$J$2]*(1-[.C904]));[.E904]))" office:value-type="float" office:value="4382.02297297676">
            <text:p>4382,0229729768</text:p>
          </table:table-cell>
          <table:table-cell/>
          <table:table-cell table:formula="of:=IF(MOD([.A905]-1;50)=0;1;0)" office:value-type="float" office:value="0">
            <text:p>0</text:p>
          </table:table-cell>
          <table:table-cell table:formula="of:=IF(MOD([.A9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04">
            <text:p>904</text:p>
          </table:table-cell>
          <table:table-cell table:formula="of:=IF([.G906]=1;5000;IF([.H906]=1;[.B905]-[.$J$2];[.B905]))" office:value-type="float" office:value="4960">
            <text:p>4960</text:p>
          </table:table-cell>
          <table:table-cell table:formula="of:=[.D906]/[.B906]" office:value-type="percentage" office:value="0.120075708237599">
            <text:p>12,01%</text:p>
          </table:table-cell>
          <table:table-cell table:formula="of:=IF([.H906]=1;[.D905]-([.$J$2]*[.C905]);[.D905])" office:value-type="float" office:value="595.575512858492">
            <text:p>595,5755128585</text:p>
          </table:table-cell>
          <table:table-cell table:formula="of:=IF([.G906]=1;5000-[.D905];IF([.H906]=1;[.E905]-([.$J$2]*(1-[.C905]));[.E905]))" office:value-type="float" office:value="4364.42448714151">
            <text:p>4364,4244871415</text:p>
          </table:table-cell>
          <table:table-cell/>
          <table:table-cell table:formula="of:=IF(MOD([.A906]-1;50)=0;1;0)" office:value-type="float" office:value="0">
            <text:p>0</text:p>
          </table:table-cell>
          <table:table-cell table:formula="of:=IF(MOD([.A9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05">
            <text:p>905</text:p>
          </table:table-cell>
          <table:table-cell table:formula="of:=IF([.G907]=1;5000;IF([.H907]=1;[.B906]-[.$J$2];[.B906]))" office:value-type="float" office:value="4960">
            <text:p>4960</text:p>
          </table:table-cell>
          <table:table-cell table:formula="of:=[.D907]/[.B907]" office:value-type="percentage" office:value="0.120075708237599">
            <text:p>12,01%</text:p>
          </table:table-cell>
          <table:table-cell table:formula="of:=IF([.H907]=1;[.D906]-([.$J$2]*[.C906]);[.D906])" office:value-type="float" office:value="595.575512858492">
            <text:p>595,5755128585</text:p>
          </table:table-cell>
          <table:table-cell table:formula="of:=IF([.G907]=1;5000-[.D906];IF([.H907]=1;[.E906]-([.$J$2]*(1-[.C906]));[.E906]))" office:value-type="float" office:value="4364.42448714151">
            <text:p>4364,4244871415</text:p>
          </table:table-cell>
          <table:table-cell/>
          <table:table-cell table:formula="of:=IF(MOD([.A907]-1;50)=0;1;0)" office:value-type="float" office:value="0">
            <text:p>0</text:p>
          </table:table-cell>
          <table:table-cell table:formula="of:=IF(MOD([.A9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06">
            <text:p>906</text:p>
          </table:table-cell>
          <table:table-cell table:formula="of:=IF([.G908]=1;5000;IF([.H908]=1;[.B907]-[.$J$2];[.B907]))" office:value-type="float" office:value="4940">
            <text:p>4940</text:p>
          </table:table-cell>
          <table:table-cell table:formula="of:=[.D908]/[.B908]" office:value-type="percentage" office:value="0.120075708237599">
            <text:p>12,01%</text:p>
          </table:table-cell>
          <table:table-cell table:formula="of:=IF([.H908]=1;[.D907]-([.$J$2]*[.C907]);[.D907])" office:value-type="float" office:value="593.17399869374">
            <text:p>593,1739986937</text:p>
          </table:table-cell>
          <table:table-cell table:formula="of:=IF([.G908]=1;5000-[.D907];IF([.H908]=1;[.E907]-([.$J$2]*(1-[.C907]));[.E907]))" office:value-type="float" office:value="4346.82600130626">
            <text:p>4346,8260013063</text:p>
          </table:table-cell>
          <table:table-cell/>
          <table:table-cell table:formula="of:=IF(MOD([.A908]-1;50)=0;1;0)" office:value-type="float" office:value="0">
            <text:p>0</text:p>
          </table:table-cell>
          <table:table-cell table:formula="of:=IF(MOD([.A9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07">
            <text:p>907</text:p>
          </table:table-cell>
          <table:table-cell table:formula="of:=IF([.G909]=1;5000;IF([.H909]=1;[.B908]-[.$J$2];[.B908]))" office:value-type="float" office:value="4940">
            <text:p>4940</text:p>
          </table:table-cell>
          <table:table-cell table:formula="of:=[.D909]/[.B909]" office:value-type="percentage" office:value="0.120075708237599">
            <text:p>12,01%</text:p>
          </table:table-cell>
          <table:table-cell table:formula="of:=IF([.H909]=1;[.D908]-([.$J$2]*[.C908]);[.D908])" office:value-type="float" office:value="593.17399869374">
            <text:p>593,1739986937</text:p>
          </table:table-cell>
          <table:table-cell table:formula="of:=IF([.G909]=1;5000-[.D908];IF([.H909]=1;[.E908]-([.$J$2]*(1-[.C908]));[.E908]))" office:value-type="float" office:value="4346.82600130626">
            <text:p>4346,8260013063</text:p>
          </table:table-cell>
          <table:table-cell/>
          <table:table-cell table:formula="of:=IF(MOD([.A909]-1;50)=0;1;0)" office:value-type="float" office:value="0">
            <text:p>0</text:p>
          </table:table-cell>
          <table:table-cell table:formula="of:=IF(MOD([.A9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08">
            <text:p>908</text:p>
          </table:table-cell>
          <table:table-cell table:formula="of:=IF([.G910]=1;5000;IF([.H910]=1;[.B909]-[.$J$2];[.B909]))" office:value-type="float" office:value="4920">
            <text:p>4920</text:p>
          </table:table-cell>
          <table:table-cell table:formula="of:=[.D910]/[.B910]" office:value-type="percentage" office:value="0.120075708237599">
            <text:p>12,01%</text:p>
          </table:table-cell>
          <table:table-cell table:formula="of:=IF([.H910]=1;[.D909]-([.$J$2]*[.C909]);[.D909])" office:value-type="float" office:value="590.772484528988">
            <text:p>590,772484529</text:p>
          </table:table-cell>
          <table:table-cell table:formula="of:=IF([.G910]=1;5000-[.D909];IF([.H910]=1;[.E909]-([.$J$2]*(1-[.C909]));[.E909]))" office:value-type="float" office:value="4329.22751547101">
            <text:p>4329,227515471</text:p>
          </table:table-cell>
          <table:table-cell/>
          <table:table-cell table:formula="of:=IF(MOD([.A910]-1;50)=0;1;0)" office:value-type="float" office:value="0">
            <text:p>0</text:p>
          </table:table-cell>
          <table:table-cell table:formula="of:=IF(MOD([.A9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09">
            <text:p>909</text:p>
          </table:table-cell>
          <table:table-cell table:formula="of:=IF([.G911]=1;5000;IF([.H911]=1;[.B910]-[.$J$2];[.B910]))" office:value-type="float" office:value="4920">
            <text:p>4920</text:p>
          </table:table-cell>
          <table:table-cell table:formula="of:=[.D911]/[.B911]" office:value-type="percentage" office:value="0.120075708237599">
            <text:p>12,01%</text:p>
          </table:table-cell>
          <table:table-cell table:formula="of:=IF([.H911]=1;[.D910]-([.$J$2]*[.C910]);[.D910])" office:value-type="float" office:value="590.772484528988">
            <text:p>590,772484529</text:p>
          </table:table-cell>
          <table:table-cell table:formula="of:=IF([.G911]=1;5000-[.D910];IF([.H911]=1;[.E910]-([.$J$2]*(1-[.C910]));[.E910]))" office:value-type="float" office:value="4329.22751547101">
            <text:p>4329,227515471</text:p>
          </table:table-cell>
          <table:table-cell/>
          <table:table-cell table:formula="of:=IF(MOD([.A911]-1;50)=0;1;0)" office:value-type="float" office:value="0">
            <text:p>0</text:p>
          </table:table-cell>
          <table:table-cell table:formula="of:=IF(MOD([.A9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10">
            <text:p>910</text:p>
          </table:table-cell>
          <table:table-cell table:formula="of:=IF([.G912]=1;5000;IF([.H912]=1;[.B911]-[.$J$2];[.B911]))" office:value-type="float" office:value="4900">
            <text:p>4900</text:p>
          </table:table-cell>
          <table:table-cell table:formula="of:=[.D912]/[.B912]" office:value-type="percentage" office:value="0.120075708237599">
            <text:p>12,01%</text:p>
          </table:table-cell>
          <table:table-cell table:formula="of:=IF([.H912]=1;[.D911]-([.$J$2]*[.C911]);[.D911])" office:value-type="float" office:value="588.370970364236">
            <text:p>588,3709703642</text:p>
          </table:table-cell>
          <table:table-cell table:formula="of:=IF([.G912]=1;5000-[.D911];IF([.H912]=1;[.E911]-([.$J$2]*(1-[.C911]));[.E911]))" office:value-type="float" office:value="4311.62902963577">
            <text:p>4311,6290296358</text:p>
          </table:table-cell>
          <table:table-cell/>
          <table:table-cell table:formula="of:=IF(MOD([.A912]-1;50)=0;1;0)" office:value-type="float" office:value="0">
            <text:p>0</text:p>
          </table:table-cell>
          <table:table-cell table:formula="of:=IF(MOD([.A9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11">
            <text:p>911</text:p>
          </table:table-cell>
          <table:table-cell table:formula="of:=IF([.G913]=1;5000;IF([.H913]=1;[.B912]-[.$J$2];[.B912]))" office:value-type="float" office:value="4900">
            <text:p>4900</text:p>
          </table:table-cell>
          <table:table-cell table:formula="of:=[.D913]/[.B913]" office:value-type="percentage" office:value="0.120075708237599">
            <text:p>12,01%</text:p>
          </table:table-cell>
          <table:table-cell table:formula="of:=IF([.H913]=1;[.D912]-([.$J$2]*[.C912]);[.D912])" office:value-type="float" office:value="588.370970364236">
            <text:p>588,3709703642</text:p>
          </table:table-cell>
          <table:table-cell table:formula="of:=IF([.G913]=1;5000-[.D912];IF([.H913]=1;[.E912]-([.$J$2]*(1-[.C912]));[.E912]))" office:value-type="float" office:value="4311.62902963577">
            <text:p>4311,6290296358</text:p>
          </table:table-cell>
          <table:table-cell/>
          <table:table-cell table:formula="of:=IF(MOD([.A913]-1;50)=0;1;0)" office:value-type="float" office:value="0">
            <text:p>0</text:p>
          </table:table-cell>
          <table:table-cell table:formula="of:=IF(MOD([.A9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12">
            <text:p>912</text:p>
          </table:table-cell>
          <table:table-cell table:formula="of:=IF([.G914]=1;5000;IF([.H914]=1;[.B913]-[.$J$2];[.B913]))" office:value-type="float" office:value="4880">
            <text:p>4880</text:p>
          </table:table-cell>
          <table:table-cell table:formula="of:=[.D914]/[.B914]" office:value-type="percentage" office:value="0.120075708237599">
            <text:p>12,01%</text:p>
          </table:table-cell>
          <table:table-cell table:formula="of:=IF([.H914]=1;[.D913]-([.$J$2]*[.C913]);[.D913])" office:value-type="float" office:value="585.969456199484">
            <text:p>585,9694561995</text:p>
          </table:table-cell>
          <table:table-cell table:formula="of:=IF([.G914]=1;5000-[.D913];IF([.H914]=1;[.E913]-([.$J$2]*(1-[.C913]));[.E913]))" office:value-type="float" office:value="4294.03054380052">
            <text:p>4294,0305438005</text:p>
          </table:table-cell>
          <table:table-cell/>
          <table:table-cell table:formula="of:=IF(MOD([.A914]-1;50)=0;1;0)" office:value-type="float" office:value="0">
            <text:p>0</text:p>
          </table:table-cell>
          <table:table-cell table:formula="of:=IF(MOD([.A9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13">
            <text:p>913</text:p>
          </table:table-cell>
          <table:table-cell table:formula="of:=IF([.G915]=1;5000;IF([.H915]=1;[.B914]-[.$J$2];[.B914]))" office:value-type="float" office:value="4880">
            <text:p>4880</text:p>
          </table:table-cell>
          <table:table-cell table:formula="of:=[.D915]/[.B915]" office:value-type="percentage" office:value="0.120075708237599">
            <text:p>12,01%</text:p>
          </table:table-cell>
          <table:table-cell table:formula="of:=IF([.H915]=1;[.D914]-([.$J$2]*[.C914]);[.D914])" office:value-type="float" office:value="585.969456199484">
            <text:p>585,9694561995</text:p>
          </table:table-cell>
          <table:table-cell table:formula="of:=IF([.G915]=1;5000-[.D914];IF([.H915]=1;[.E914]-([.$J$2]*(1-[.C914]));[.E914]))" office:value-type="float" office:value="4294.03054380052">
            <text:p>4294,0305438005</text:p>
          </table:table-cell>
          <table:table-cell/>
          <table:table-cell table:formula="of:=IF(MOD([.A915]-1;50)=0;1;0)" office:value-type="float" office:value="0">
            <text:p>0</text:p>
          </table:table-cell>
          <table:table-cell table:formula="of:=IF(MOD([.A9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14">
            <text:p>914</text:p>
          </table:table-cell>
          <table:table-cell table:formula="of:=IF([.G916]=1;5000;IF([.H916]=1;[.B915]-[.$J$2];[.B915]))" office:value-type="float" office:value="4860">
            <text:p>4860</text:p>
          </table:table-cell>
          <table:table-cell table:formula="of:=[.D916]/[.B916]" office:value-type="percentage" office:value="0.120075708237599">
            <text:p>12,01%</text:p>
          </table:table-cell>
          <table:table-cell table:formula="of:=IF([.H916]=1;[.D915]-([.$J$2]*[.C915]);[.D915])" office:value-type="float" office:value="583.567942034732">
            <text:p>583,5679420347</text:p>
          </table:table-cell>
          <table:table-cell table:formula="of:=IF([.G916]=1;5000-[.D915];IF([.H916]=1;[.E915]-([.$J$2]*(1-[.C915]));[.E915]))" office:value-type="float" office:value="4276.43205796527">
            <text:p>4276,4320579653</text:p>
          </table:table-cell>
          <table:table-cell/>
          <table:table-cell table:formula="of:=IF(MOD([.A916]-1;50)=0;1;0)" office:value-type="float" office:value="0">
            <text:p>0</text:p>
          </table:table-cell>
          <table:table-cell table:formula="of:=IF(MOD([.A9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15">
            <text:p>915</text:p>
          </table:table-cell>
          <table:table-cell table:formula="of:=IF([.G917]=1;5000;IF([.H917]=1;[.B916]-[.$J$2];[.B916]))" office:value-type="float" office:value="4860">
            <text:p>4860</text:p>
          </table:table-cell>
          <table:table-cell table:formula="of:=[.D917]/[.B917]" office:value-type="percentage" office:value="0.120075708237599">
            <text:p>12,01%</text:p>
          </table:table-cell>
          <table:table-cell table:formula="of:=IF([.H917]=1;[.D916]-([.$J$2]*[.C916]);[.D916])" office:value-type="float" office:value="583.567942034732">
            <text:p>583,5679420347</text:p>
          </table:table-cell>
          <table:table-cell table:formula="of:=IF([.G917]=1;5000-[.D916];IF([.H917]=1;[.E916]-([.$J$2]*(1-[.C916]));[.E916]))" office:value-type="float" office:value="4276.43205796527">
            <text:p>4276,4320579653</text:p>
          </table:table-cell>
          <table:table-cell/>
          <table:table-cell table:formula="of:=IF(MOD([.A917]-1;50)=0;1;0)" office:value-type="float" office:value="0">
            <text:p>0</text:p>
          </table:table-cell>
          <table:table-cell table:formula="of:=IF(MOD([.A9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16">
            <text:p>916</text:p>
          </table:table-cell>
          <table:table-cell table:formula="of:=IF([.G918]=1;5000;IF([.H918]=1;[.B917]-[.$J$2];[.B917]))" office:value-type="float" office:value="4840">
            <text:p>4840</text:p>
          </table:table-cell>
          <table:table-cell table:formula="of:=[.D918]/[.B918]" office:value-type="percentage" office:value="0.120075708237599">
            <text:p>12,01%</text:p>
          </table:table-cell>
          <table:table-cell table:formula="of:=IF([.H918]=1;[.D917]-([.$J$2]*[.C917]);[.D917])" office:value-type="float" office:value="581.16642786998">
            <text:p>581,16642787</text:p>
          </table:table-cell>
          <table:table-cell table:formula="of:=IF([.G918]=1;5000-[.D917];IF([.H918]=1;[.E917]-([.$J$2]*(1-[.C917]));[.E917]))" office:value-type="float" office:value="4258.83357213002">
            <text:p>4258,83357213</text:p>
          </table:table-cell>
          <table:table-cell/>
          <table:table-cell table:formula="of:=IF(MOD([.A918]-1;50)=0;1;0)" office:value-type="float" office:value="0">
            <text:p>0</text:p>
          </table:table-cell>
          <table:table-cell table:formula="of:=IF(MOD([.A9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17">
            <text:p>917</text:p>
          </table:table-cell>
          <table:table-cell table:formula="of:=IF([.G919]=1;5000;IF([.H919]=1;[.B918]-[.$J$2];[.B918]))" office:value-type="float" office:value="4840">
            <text:p>4840</text:p>
          </table:table-cell>
          <table:table-cell table:formula="of:=[.D919]/[.B919]" office:value-type="percentage" office:value="0.120075708237599">
            <text:p>12,01%</text:p>
          </table:table-cell>
          <table:table-cell table:formula="of:=IF([.H919]=1;[.D918]-([.$J$2]*[.C918]);[.D918])" office:value-type="float" office:value="581.16642786998">
            <text:p>581,16642787</text:p>
          </table:table-cell>
          <table:table-cell table:formula="of:=IF([.G919]=1;5000-[.D918];IF([.H919]=1;[.E918]-([.$J$2]*(1-[.C918]));[.E918]))" office:value-type="float" office:value="4258.83357213002">
            <text:p>4258,83357213</text:p>
          </table:table-cell>
          <table:table-cell/>
          <table:table-cell table:formula="of:=IF(MOD([.A919]-1;50)=0;1;0)" office:value-type="float" office:value="0">
            <text:p>0</text:p>
          </table:table-cell>
          <table:table-cell table:formula="of:=IF(MOD([.A9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18">
            <text:p>918</text:p>
          </table:table-cell>
          <table:table-cell table:formula="of:=IF([.G920]=1;5000;IF([.H920]=1;[.B919]-[.$J$2];[.B919]))" office:value-type="float" office:value="4820">
            <text:p>4820</text:p>
          </table:table-cell>
          <table:table-cell table:formula="of:=[.D920]/[.B920]" office:value-type="percentage" office:value="0.120075708237599">
            <text:p>12,01%</text:p>
          </table:table-cell>
          <table:table-cell table:formula="of:=IF([.H920]=1;[.D919]-([.$J$2]*[.C919]);[.D919])" office:value-type="float" office:value="578.764913705228">
            <text:p>578,7649137052</text:p>
          </table:table-cell>
          <table:table-cell table:formula="of:=IF([.G920]=1;5000-[.D919];IF([.H920]=1;[.E919]-([.$J$2]*(1-[.C919]));[.E919]))" office:value-type="float" office:value="4241.23508629478">
            <text:p>4241,2350862948</text:p>
          </table:table-cell>
          <table:table-cell/>
          <table:table-cell table:formula="of:=IF(MOD([.A920]-1;50)=0;1;0)" office:value-type="float" office:value="0">
            <text:p>0</text:p>
          </table:table-cell>
          <table:table-cell table:formula="of:=IF(MOD([.A9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19">
            <text:p>919</text:p>
          </table:table-cell>
          <table:table-cell table:formula="of:=IF([.G921]=1;5000;IF([.H921]=1;[.B920]-[.$J$2];[.B920]))" office:value-type="float" office:value="4820">
            <text:p>4820</text:p>
          </table:table-cell>
          <table:table-cell table:formula="of:=[.D921]/[.B921]" office:value-type="percentage" office:value="0.120075708237599">
            <text:p>12,01%</text:p>
          </table:table-cell>
          <table:table-cell table:formula="of:=IF([.H921]=1;[.D920]-([.$J$2]*[.C920]);[.D920])" office:value-type="float" office:value="578.764913705228">
            <text:p>578,7649137052</text:p>
          </table:table-cell>
          <table:table-cell table:formula="of:=IF([.G921]=1;5000-[.D920];IF([.H921]=1;[.E920]-([.$J$2]*(1-[.C920]));[.E920]))" office:value-type="float" office:value="4241.23508629478">
            <text:p>4241,2350862948</text:p>
          </table:table-cell>
          <table:table-cell/>
          <table:table-cell table:formula="of:=IF(MOD([.A921]-1;50)=0;1;0)" office:value-type="float" office:value="0">
            <text:p>0</text:p>
          </table:table-cell>
          <table:table-cell table:formula="of:=IF(MOD([.A9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20">
            <text:p>920</text:p>
          </table:table-cell>
          <table:table-cell table:formula="of:=IF([.G922]=1;5000;IF([.H922]=1;[.B921]-[.$J$2];[.B921]))" office:value-type="float" office:value="4800">
            <text:p>4800</text:p>
          </table:table-cell>
          <table:table-cell table:formula="of:=[.D922]/[.B922]" office:value-type="percentage" office:value="0.120075708237599">
            <text:p>12,01%</text:p>
          </table:table-cell>
          <table:table-cell table:formula="of:=IF([.H922]=1;[.D921]-([.$J$2]*[.C921]);[.D921])" office:value-type="float" office:value="576.363399540476">
            <text:p>576,3633995405</text:p>
          </table:table-cell>
          <table:table-cell table:formula="of:=IF([.G922]=1;5000-[.D921];IF([.H922]=1;[.E921]-([.$J$2]*(1-[.C921]));[.E921]))" office:value-type="float" office:value="4223.63660045953">
            <text:p>4223,6366004595</text:p>
          </table:table-cell>
          <table:table-cell/>
          <table:table-cell table:formula="of:=IF(MOD([.A922]-1;50)=0;1;0)" office:value-type="float" office:value="0">
            <text:p>0</text:p>
          </table:table-cell>
          <table:table-cell table:formula="of:=IF(MOD([.A9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21">
            <text:p>921</text:p>
          </table:table-cell>
          <table:table-cell table:formula="of:=IF([.G923]=1;5000;IF([.H923]=1;[.B922]-[.$J$2];[.B922]))" office:value-type="float" office:value="4800">
            <text:p>4800</text:p>
          </table:table-cell>
          <table:table-cell table:formula="of:=[.D923]/[.B923]" office:value-type="percentage" office:value="0.120075708237599">
            <text:p>12,01%</text:p>
          </table:table-cell>
          <table:table-cell table:formula="of:=IF([.H923]=1;[.D922]-([.$J$2]*[.C922]);[.D922])" office:value-type="float" office:value="576.363399540476">
            <text:p>576,3633995405</text:p>
          </table:table-cell>
          <table:table-cell table:formula="of:=IF([.G923]=1;5000-[.D922];IF([.H923]=1;[.E922]-([.$J$2]*(1-[.C922]));[.E922]))" office:value-type="float" office:value="4223.63660045953">
            <text:p>4223,6366004595</text:p>
          </table:table-cell>
          <table:table-cell/>
          <table:table-cell table:formula="of:=IF(MOD([.A923]-1;50)=0;1;0)" office:value-type="float" office:value="0">
            <text:p>0</text:p>
          </table:table-cell>
          <table:table-cell table:formula="of:=IF(MOD([.A9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22">
            <text:p>922</text:p>
          </table:table-cell>
          <table:table-cell table:formula="of:=IF([.G924]=1;5000;IF([.H924]=1;[.B923]-[.$J$2];[.B923]))" office:value-type="float" office:value="4780">
            <text:p>4780</text:p>
          </table:table-cell>
          <table:table-cell table:formula="of:=[.D924]/[.B924]" office:value-type="percentage" office:value="0.120075708237599">
            <text:p>12,01%</text:p>
          </table:table-cell>
          <table:table-cell table:formula="of:=IF([.H924]=1;[.D923]-([.$J$2]*[.C923]);[.D923])" office:value-type="float" office:value="573.961885375724">
            <text:p>573,9618853757</text:p>
          </table:table-cell>
          <table:table-cell table:formula="of:=IF([.G924]=1;5000-[.D923];IF([.H924]=1;[.E923]-([.$J$2]*(1-[.C923]));[.E923]))" office:value-type="float" office:value="4206.03811462428">
            <text:p>4206,0381146243</text:p>
          </table:table-cell>
          <table:table-cell/>
          <table:table-cell table:formula="of:=IF(MOD([.A924]-1;50)=0;1;0)" office:value-type="float" office:value="0">
            <text:p>0</text:p>
          </table:table-cell>
          <table:table-cell table:formula="of:=IF(MOD([.A9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23">
            <text:p>923</text:p>
          </table:table-cell>
          <table:table-cell table:formula="of:=IF([.G925]=1;5000;IF([.H925]=1;[.B924]-[.$J$2];[.B924]))" office:value-type="float" office:value="4780">
            <text:p>4780</text:p>
          </table:table-cell>
          <table:table-cell table:formula="of:=[.D925]/[.B925]" office:value-type="percentage" office:value="0.120075708237599">
            <text:p>12,01%</text:p>
          </table:table-cell>
          <table:table-cell table:formula="of:=IF([.H925]=1;[.D924]-([.$J$2]*[.C924]);[.D924])" office:value-type="float" office:value="573.961885375724">
            <text:p>573,9618853757</text:p>
          </table:table-cell>
          <table:table-cell table:formula="of:=IF([.G925]=1;5000-[.D924];IF([.H925]=1;[.E924]-([.$J$2]*(1-[.C924]));[.E924]))" office:value-type="float" office:value="4206.03811462428">
            <text:p>4206,0381146243</text:p>
          </table:table-cell>
          <table:table-cell/>
          <table:table-cell table:formula="of:=IF(MOD([.A925]-1;50)=0;1;0)" office:value-type="float" office:value="0">
            <text:p>0</text:p>
          </table:table-cell>
          <table:table-cell table:formula="of:=IF(MOD([.A9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24">
            <text:p>924</text:p>
          </table:table-cell>
          <table:table-cell table:formula="of:=IF([.G926]=1;5000;IF([.H926]=1;[.B925]-[.$J$2];[.B925]))" office:value-type="float" office:value="4760">
            <text:p>4760</text:p>
          </table:table-cell>
          <table:table-cell table:formula="of:=[.D926]/[.B926]" office:value-type="percentage" office:value="0.120075708237599">
            <text:p>12,01%</text:p>
          </table:table-cell>
          <table:table-cell table:formula="of:=IF([.H926]=1;[.D925]-([.$J$2]*[.C925]);[.D925])" office:value-type="float" office:value="571.560371210972">
            <text:p>571,560371211</text:p>
          </table:table-cell>
          <table:table-cell table:formula="of:=IF([.G926]=1;5000-[.D925];IF([.H926]=1;[.E925]-([.$J$2]*(1-[.C925]));[.E925]))" office:value-type="float" office:value="4188.43962878903">
            <text:p>4188,439628789</text:p>
          </table:table-cell>
          <table:table-cell/>
          <table:table-cell table:formula="of:=IF(MOD([.A926]-1;50)=0;1;0)" office:value-type="float" office:value="0">
            <text:p>0</text:p>
          </table:table-cell>
          <table:table-cell table:formula="of:=IF(MOD([.A9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25">
            <text:p>925</text:p>
          </table:table-cell>
          <table:table-cell table:formula="of:=IF([.G927]=1;5000;IF([.H927]=1;[.B926]-[.$J$2];[.B926]))" office:value-type="float" office:value="4760">
            <text:p>4760</text:p>
          </table:table-cell>
          <table:table-cell table:formula="of:=[.D927]/[.B927]" office:value-type="percentage" office:value="0.120075708237599">
            <text:p>12,01%</text:p>
          </table:table-cell>
          <table:table-cell table:formula="of:=IF([.H927]=1;[.D926]-([.$J$2]*[.C926]);[.D926])" office:value-type="float" office:value="571.560371210972">
            <text:p>571,560371211</text:p>
          </table:table-cell>
          <table:table-cell table:formula="of:=IF([.G927]=1;5000-[.D926];IF([.H927]=1;[.E926]-([.$J$2]*(1-[.C926]));[.E926]))" office:value-type="float" office:value="4188.43962878903">
            <text:p>4188,439628789</text:p>
          </table:table-cell>
          <table:table-cell/>
          <table:table-cell table:formula="of:=IF(MOD([.A927]-1;50)=0;1;0)" office:value-type="float" office:value="0">
            <text:p>0</text:p>
          </table:table-cell>
          <table:table-cell table:formula="of:=IF(MOD([.A9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26">
            <text:p>926</text:p>
          </table:table-cell>
          <table:table-cell table:formula="of:=IF([.G928]=1;5000;IF([.H928]=1;[.B927]-[.$J$2];[.B927]))" office:value-type="float" office:value="4740">
            <text:p>4740</text:p>
          </table:table-cell>
          <table:table-cell table:formula="of:=[.D928]/[.B928]" office:value-type="percentage" office:value="0.120075708237599">
            <text:p>12,01%</text:p>
          </table:table-cell>
          <table:table-cell table:formula="of:=IF([.H928]=1;[.D927]-([.$J$2]*[.C927]);[.D927])" office:value-type="float" office:value="569.15885704622">
            <text:p>569,1588570462</text:p>
          </table:table-cell>
          <table:table-cell table:formula="of:=IF([.G928]=1;5000-[.D927];IF([.H928]=1;[.E927]-([.$J$2]*(1-[.C927]));[.E927]))" office:value-type="float" office:value="4170.84114295378">
            <text:p>4170,8411429538</text:p>
          </table:table-cell>
          <table:table-cell/>
          <table:table-cell table:formula="of:=IF(MOD([.A928]-1;50)=0;1;0)" office:value-type="float" office:value="0">
            <text:p>0</text:p>
          </table:table-cell>
          <table:table-cell table:formula="of:=IF(MOD([.A9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27">
            <text:p>927</text:p>
          </table:table-cell>
          <table:table-cell table:formula="of:=IF([.G929]=1;5000;IF([.H929]=1;[.B928]-[.$J$2];[.B928]))" office:value-type="float" office:value="4740">
            <text:p>4740</text:p>
          </table:table-cell>
          <table:table-cell table:formula="of:=[.D929]/[.B929]" office:value-type="percentage" office:value="0.120075708237599">
            <text:p>12,01%</text:p>
          </table:table-cell>
          <table:table-cell table:formula="of:=IF([.H929]=1;[.D928]-([.$J$2]*[.C928]);[.D928])" office:value-type="float" office:value="569.15885704622">
            <text:p>569,1588570462</text:p>
          </table:table-cell>
          <table:table-cell table:formula="of:=IF([.G929]=1;5000-[.D928];IF([.H929]=1;[.E928]-([.$J$2]*(1-[.C928]));[.E928]))" office:value-type="float" office:value="4170.84114295378">
            <text:p>4170,8411429538</text:p>
          </table:table-cell>
          <table:table-cell/>
          <table:table-cell table:formula="of:=IF(MOD([.A929]-1;50)=0;1;0)" office:value-type="float" office:value="0">
            <text:p>0</text:p>
          </table:table-cell>
          <table:table-cell table:formula="of:=IF(MOD([.A9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28">
            <text:p>928</text:p>
          </table:table-cell>
          <table:table-cell table:formula="of:=IF([.G930]=1;5000;IF([.H930]=1;[.B929]-[.$J$2];[.B929]))" office:value-type="float" office:value="4720">
            <text:p>4720</text:p>
          </table:table-cell>
          <table:table-cell table:formula="of:=[.D930]/[.B930]" office:value-type="percentage" office:value="0.120075708237599">
            <text:p>12,01%</text:p>
          </table:table-cell>
          <table:table-cell table:formula="of:=IF([.H930]=1;[.D929]-([.$J$2]*[.C929]);[.D929])" office:value-type="float" office:value="566.757342881468">
            <text:p>566,7573428815</text:p>
          </table:table-cell>
          <table:table-cell table:formula="of:=IF([.G930]=1;5000-[.D929];IF([.H930]=1;[.E929]-([.$J$2]*(1-[.C929]));[.E929]))" office:value-type="float" office:value="4153.24265711854">
            <text:p>4153,2426571185</text:p>
          </table:table-cell>
          <table:table-cell/>
          <table:table-cell table:formula="of:=IF(MOD([.A930]-1;50)=0;1;0)" office:value-type="float" office:value="0">
            <text:p>0</text:p>
          </table:table-cell>
          <table:table-cell table:formula="of:=IF(MOD([.A9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29">
            <text:p>929</text:p>
          </table:table-cell>
          <table:table-cell table:formula="of:=IF([.G931]=1;5000;IF([.H931]=1;[.B930]-[.$J$2];[.B930]))" office:value-type="float" office:value="4720">
            <text:p>4720</text:p>
          </table:table-cell>
          <table:table-cell table:formula="of:=[.D931]/[.B931]" office:value-type="percentage" office:value="0.120075708237599">
            <text:p>12,01%</text:p>
          </table:table-cell>
          <table:table-cell table:formula="of:=IF([.H931]=1;[.D930]-([.$J$2]*[.C930]);[.D930])" office:value-type="float" office:value="566.757342881468">
            <text:p>566,7573428815</text:p>
          </table:table-cell>
          <table:table-cell table:formula="of:=IF([.G931]=1;5000-[.D930];IF([.H931]=1;[.E930]-([.$J$2]*(1-[.C930]));[.E930]))" office:value-type="float" office:value="4153.24265711854">
            <text:p>4153,2426571185</text:p>
          </table:table-cell>
          <table:table-cell/>
          <table:table-cell table:formula="of:=IF(MOD([.A931]-1;50)=0;1;0)" office:value-type="float" office:value="0">
            <text:p>0</text:p>
          </table:table-cell>
          <table:table-cell table:formula="of:=IF(MOD([.A9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30">
            <text:p>930</text:p>
          </table:table-cell>
          <table:table-cell table:formula="of:=IF([.G932]=1;5000;IF([.H932]=1;[.B931]-[.$J$2];[.B931]))" office:value-type="float" office:value="4700">
            <text:p>4700</text:p>
          </table:table-cell>
          <table:table-cell table:formula="of:=[.D932]/[.B932]" office:value-type="percentage" office:value="0.120075708237599">
            <text:p>12,01%</text:p>
          </table:table-cell>
          <table:table-cell table:formula="of:=IF([.H932]=1;[.D931]-([.$J$2]*[.C931]);[.D931])" office:value-type="float" office:value="564.355828716716">
            <text:p>564,3558287167</text:p>
          </table:table-cell>
          <table:table-cell table:formula="of:=IF([.G932]=1;5000-[.D931];IF([.H932]=1;[.E931]-([.$J$2]*(1-[.C931]));[.E931]))" office:value-type="float" office:value="4135.64417128329">
            <text:p>4135,6441712833</text:p>
          </table:table-cell>
          <table:table-cell/>
          <table:table-cell table:formula="of:=IF(MOD([.A932]-1;50)=0;1;0)" office:value-type="float" office:value="0">
            <text:p>0</text:p>
          </table:table-cell>
          <table:table-cell table:formula="of:=IF(MOD([.A9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31">
            <text:p>931</text:p>
          </table:table-cell>
          <table:table-cell table:formula="of:=IF([.G933]=1;5000;IF([.H933]=1;[.B932]-[.$J$2];[.B932]))" office:value-type="float" office:value="4700">
            <text:p>4700</text:p>
          </table:table-cell>
          <table:table-cell table:formula="of:=[.D933]/[.B933]" office:value-type="percentage" office:value="0.120075708237599">
            <text:p>12,01%</text:p>
          </table:table-cell>
          <table:table-cell table:formula="of:=IF([.H933]=1;[.D932]-([.$J$2]*[.C932]);[.D932])" office:value-type="float" office:value="564.355828716716">
            <text:p>564,3558287167</text:p>
          </table:table-cell>
          <table:table-cell table:formula="of:=IF([.G933]=1;5000-[.D932];IF([.H933]=1;[.E932]-([.$J$2]*(1-[.C932]));[.E932]))" office:value-type="float" office:value="4135.64417128329">
            <text:p>4135,6441712833</text:p>
          </table:table-cell>
          <table:table-cell/>
          <table:table-cell table:formula="of:=IF(MOD([.A933]-1;50)=0;1;0)" office:value-type="float" office:value="0">
            <text:p>0</text:p>
          </table:table-cell>
          <table:table-cell table:formula="of:=IF(MOD([.A9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32">
            <text:p>932</text:p>
          </table:table-cell>
          <table:table-cell table:formula="of:=IF([.G934]=1;5000;IF([.H934]=1;[.B933]-[.$J$2];[.B933]))" office:value-type="float" office:value="4680">
            <text:p>4680</text:p>
          </table:table-cell>
          <table:table-cell table:formula="of:=[.D934]/[.B934]" office:value-type="percentage" office:value="0.120075708237599">
            <text:p>12,01%</text:p>
          </table:table-cell>
          <table:table-cell table:formula="of:=IF([.H934]=1;[.D933]-([.$J$2]*[.C933]);[.D933])" office:value-type="float" office:value="561.954314551964">
            <text:p>561,954314552</text:p>
          </table:table-cell>
          <table:table-cell table:formula="of:=IF([.G934]=1;5000-[.D933];IF([.H934]=1;[.E933]-([.$J$2]*(1-[.C933]));[.E933]))" office:value-type="float" office:value="4118.04568544804">
            <text:p>4118,0456854481</text:p>
          </table:table-cell>
          <table:table-cell/>
          <table:table-cell table:formula="of:=IF(MOD([.A934]-1;50)=0;1;0)" office:value-type="float" office:value="0">
            <text:p>0</text:p>
          </table:table-cell>
          <table:table-cell table:formula="of:=IF(MOD([.A9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33">
            <text:p>933</text:p>
          </table:table-cell>
          <table:table-cell table:formula="of:=IF([.G935]=1;5000;IF([.H935]=1;[.B934]-[.$J$2];[.B934]))" office:value-type="float" office:value="4680">
            <text:p>4680</text:p>
          </table:table-cell>
          <table:table-cell table:formula="of:=[.D935]/[.B935]" office:value-type="percentage" office:value="0.120075708237599">
            <text:p>12,01%</text:p>
          </table:table-cell>
          <table:table-cell table:formula="of:=IF([.H935]=1;[.D934]-([.$J$2]*[.C934]);[.D934])" office:value-type="float" office:value="561.954314551964">
            <text:p>561,954314552</text:p>
          </table:table-cell>
          <table:table-cell table:formula="of:=IF([.G935]=1;5000-[.D934];IF([.H935]=1;[.E934]-([.$J$2]*(1-[.C934]));[.E934]))" office:value-type="float" office:value="4118.04568544804">
            <text:p>4118,0456854481</text:p>
          </table:table-cell>
          <table:table-cell/>
          <table:table-cell table:formula="of:=IF(MOD([.A935]-1;50)=0;1;0)" office:value-type="float" office:value="0">
            <text:p>0</text:p>
          </table:table-cell>
          <table:table-cell table:formula="of:=IF(MOD([.A9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34">
            <text:p>934</text:p>
          </table:table-cell>
          <table:table-cell table:formula="of:=IF([.G936]=1;5000;IF([.H936]=1;[.B935]-[.$J$2];[.B935]))" office:value-type="float" office:value="4660">
            <text:p>4660</text:p>
          </table:table-cell>
          <table:table-cell table:formula="of:=[.D936]/[.B936]" office:value-type="percentage" office:value="0.120075708237599">
            <text:p>12,01%</text:p>
          </table:table-cell>
          <table:table-cell table:formula="of:=IF([.H936]=1;[.D935]-([.$J$2]*[.C935]);[.D935])" office:value-type="float" office:value="559.552800387212">
            <text:p>559,5528003872</text:p>
          </table:table-cell>
          <table:table-cell table:formula="of:=IF([.G936]=1;5000-[.D935];IF([.H936]=1;[.E935]-([.$J$2]*(1-[.C935]));[.E935]))" office:value-type="float" office:value="4100.44719961279">
            <text:p>4100,4471996128</text:p>
          </table:table-cell>
          <table:table-cell/>
          <table:table-cell table:formula="of:=IF(MOD([.A936]-1;50)=0;1;0)" office:value-type="float" office:value="0">
            <text:p>0</text:p>
          </table:table-cell>
          <table:table-cell table:formula="of:=IF(MOD([.A9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35">
            <text:p>935</text:p>
          </table:table-cell>
          <table:table-cell table:formula="of:=IF([.G937]=1;5000;IF([.H937]=1;[.B936]-[.$J$2];[.B936]))" office:value-type="float" office:value="4660">
            <text:p>4660</text:p>
          </table:table-cell>
          <table:table-cell table:formula="of:=[.D937]/[.B937]" office:value-type="percentage" office:value="0.120075708237599">
            <text:p>12,01%</text:p>
          </table:table-cell>
          <table:table-cell table:formula="of:=IF([.H937]=1;[.D936]-([.$J$2]*[.C936]);[.D936])" office:value-type="float" office:value="559.552800387212">
            <text:p>559,5528003872</text:p>
          </table:table-cell>
          <table:table-cell table:formula="of:=IF([.G937]=1;5000-[.D936];IF([.H937]=1;[.E936]-([.$J$2]*(1-[.C936]));[.E936]))" office:value-type="float" office:value="4100.44719961279">
            <text:p>4100,4471996128</text:p>
          </table:table-cell>
          <table:table-cell/>
          <table:table-cell table:formula="of:=IF(MOD([.A937]-1;50)=0;1;0)" office:value-type="float" office:value="0">
            <text:p>0</text:p>
          </table:table-cell>
          <table:table-cell table:formula="of:=IF(MOD([.A9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36">
            <text:p>936</text:p>
          </table:table-cell>
          <table:table-cell table:formula="of:=IF([.G938]=1;5000;IF([.H938]=1;[.B937]-[.$J$2];[.B937]))" office:value-type="float" office:value="4640">
            <text:p>4640</text:p>
          </table:table-cell>
          <table:table-cell table:formula="of:=[.D938]/[.B938]" office:value-type="percentage" office:value="0.120075708237599">
            <text:p>12,01%</text:p>
          </table:table-cell>
          <table:table-cell table:formula="of:=IF([.H938]=1;[.D937]-([.$J$2]*[.C937]);[.D937])" office:value-type="float" office:value="557.15128622246">
            <text:p>557,1512862225</text:p>
          </table:table-cell>
          <table:table-cell table:formula="of:=IF([.G938]=1;5000-[.D937];IF([.H938]=1;[.E937]-([.$J$2]*(1-[.C937]));[.E937]))" office:value-type="float" office:value="4082.84871377755">
            <text:p>4082,8487137776</text:p>
          </table:table-cell>
          <table:table-cell/>
          <table:table-cell table:formula="of:=IF(MOD([.A938]-1;50)=0;1;0)" office:value-type="float" office:value="0">
            <text:p>0</text:p>
          </table:table-cell>
          <table:table-cell table:formula="of:=IF(MOD([.A9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37">
            <text:p>937</text:p>
          </table:table-cell>
          <table:table-cell table:formula="of:=IF([.G939]=1;5000;IF([.H939]=1;[.B938]-[.$J$2];[.B938]))" office:value-type="float" office:value="4640">
            <text:p>4640</text:p>
          </table:table-cell>
          <table:table-cell table:formula="of:=[.D939]/[.B939]" office:value-type="percentage" office:value="0.120075708237599">
            <text:p>12,01%</text:p>
          </table:table-cell>
          <table:table-cell table:formula="of:=IF([.H939]=1;[.D938]-([.$J$2]*[.C938]);[.D938])" office:value-type="float" office:value="557.15128622246">
            <text:p>557,1512862225</text:p>
          </table:table-cell>
          <table:table-cell table:formula="of:=IF([.G939]=1;5000-[.D938];IF([.H939]=1;[.E938]-([.$J$2]*(1-[.C938]));[.E938]))" office:value-type="float" office:value="4082.84871377755">
            <text:p>4082,8487137776</text:p>
          </table:table-cell>
          <table:table-cell/>
          <table:table-cell table:formula="of:=IF(MOD([.A939]-1;50)=0;1;0)" office:value-type="float" office:value="0">
            <text:p>0</text:p>
          </table:table-cell>
          <table:table-cell table:formula="of:=IF(MOD([.A9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38">
            <text:p>938</text:p>
          </table:table-cell>
          <table:table-cell table:formula="of:=IF([.G940]=1;5000;IF([.H940]=1;[.B939]-[.$J$2];[.B939]))" office:value-type="float" office:value="4620">
            <text:p>4620</text:p>
          </table:table-cell>
          <table:table-cell table:formula="of:=[.D940]/[.B940]" office:value-type="percentage" office:value="0.120075708237599">
            <text:p>12,01%</text:p>
          </table:table-cell>
          <table:table-cell table:formula="of:=IF([.H940]=1;[.D939]-([.$J$2]*[.C939]);[.D939])" office:value-type="float" office:value="554.749772057708">
            <text:p>554,7497720577</text:p>
          </table:table-cell>
          <table:table-cell table:formula="of:=IF([.G940]=1;5000-[.D939];IF([.H940]=1;[.E939]-([.$J$2]*(1-[.C939]));[.E939]))" office:value-type="float" office:value="4065.2502279423">
            <text:p>4065,2502279423</text:p>
          </table:table-cell>
          <table:table-cell/>
          <table:table-cell table:formula="of:=IF(MOD([.A940]-1;50)=0;1;0)" office:value-type="float" office:value="0">
            <text:p>0</text:p>
          </table:table-cell>
          <table:table-cell table:formula="of:=IF(MOD([.A9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39">
            <text:p>939</text:p>
          </table:table-cell>
          <table:table-cell table:formula="of:=IF([.G941]=1;5000;IF([.H941]=1;[.B940]-[.$J$2];[.B940]))" office:value-type="float" office:value="4620">
            <text:p>4620</text:p>
          </table:table-cell>
          <table:table-cell table:formula="of:=[.D941]/[.B941]" office:value-type="percentage" office:value="0.120075708237599">
            <text:p>12,01%</text:p>
          </table:table-cell>
          <table:table-cell table:formula="of:=IF([.H941]=1;[.D940]-([.$J$2]*[.C940]);[.D940])" office:value-type="float" office:value="554.749772057708">
            <text:p>554,7497720577</text:p>
          </table:table-cell>
          <table:table-cell table:formula="of:=IF([.G941]=1;5000-[.D940];IF([.H941]=1;[.E940]-([.$J$2]*(1-[.C940]));[.E940]))" office:value-type="float" office:value="4065.2502279423">
            <text:p>4065,2502279423</text:p>
          </table:table-cell>
          <table:table-cell/>
          <table:table-cell table:formula="of:=IF(MOD([.A941]-1;50)=0;1;0)" office:value-type="float" office:value="0">
            <text:p>0</text:p>
          </table:table-cell>
          <table:table-cell table:formula="of:=IF(MOD([.A9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40">
            <text:p>940</text:p>
          </table:table-cell>
          <table:table-cell table:formula="of:=IF([.G942]=1;5000;IF([.H942]=1;[.B941]-[.$J$2];[.B941]))" office:value-type="float" office:value="4600">
            <text:p>4600</text:p>
          </table:table-cell>
          <table:table-cell table:formula="of:=[.D942]/[.B942]" office:value-type="percentage" office:value="0.120075708237599">
            <text:p>12,01%</text:p>
          </table:table-cell>
          <table:table-cell table:formula="of:=IF([.H942]=1;[.D941]-([.$J$2]*[.C941]);[.D941])" office:value-type="float" office:value="552.348257892956">
            <text:p>552,348257893</text:p>
          </table:table-cell>
          <table:table-cell table:formula="of:=IF([.G942]=1;5000-[.D941];IF([.H942]=1;[.E941]-([.$J$2]*(1-[.C941]));[.E941]))" office:value-type="float" office:value="4047.65174210705">
            <text:p>4047,6517421071</text:p>
          </table:table-cell>
          <table:table-cell/>
          <table:table-cell table:formula="of:=IF(MOD([.A942]-1;50)=0;1;0)" office:value-type="float" office:value="0">
            <text:p>0</text:p>
          </table:table-cell>
          <table:table-cell table:formula="of:=IF(MOD([.A9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41">
            <text:p>941</text:p>
          </table:table-cell>
          <table:table-cell table:formula="of:=IF([.G943]=1;5000;IF([.H943]=1;[.B942]-[.$J$2];[.B942]))" office:value-type="float" office:value="4600">
            <text:p>4600</text:p>
          </table:table-cell>
          <table:table-cell table:formula="of:=[.D943]/[.B943]" office:value-type="percentage" office:value="0.120075708237599">
            <text:p>12,01%</text:p>
          </table:table-cell>
          <table:table-cell table:formula="of:=IF([.H943]=1;[.D942]-([.$J$2]*[.C942]);[.D942])" office:value-type="float" office:value="552.348257892956">
            <text:p>552,348257893</text:p>
          </table:table-cell>
          <table:table-cell table:formula="of:=IF([.G943]=1;5000-[.D942];IF([.H943]=1;[.E942]-([.$J$2]*(1-[.C942]));[.E942]))" office:value-type="float" office:value="4047.65174210705">
            <text:p>4047,6517421071</text:p>
          </table:table-cell>
          <table:table-cell/>
          <table:table-cell table:formula="of:=IF(MOD([.A943]-1;50)=0;1;0)" office:value-type="float" office:value="0">
            <text:p>0</text:p>
          </table:table-cell>
          <table:table-cell table:formula="of:=IF(MOD([.A9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42">
            <text:p>942</text:p>
          </table:table-cell>
          <table:table-cell table:formula="of:=IF([.G944]=1;5000;IF([.H944]=1;[.B943]-[.$J$2];[.B943]))" office:value-type="float" office:value="4580">
            <text:p>4580</text:p>
          </table:table-cell>
          <table:table-cell table:formula="of:=[.D944]/[.B944]" office:value-type="percentage" office:value="0.120075708237599">
            <text:p>12,01%</text:p>
          </table:table-cell>
          <table:table-cell table:formula="of:=IF([.H944]=1;[.D943]-([.$J$2]*[.C943]);[.D943])" office:value-type="float" office:value="549.946743728204">
            <text:p>549,9467437282</text:p>
          </table:table-cell>
          <table:table-cell table:formula="of:=IF([.G944]=1;5000-[.D943];IF([.H944]=1;[.E943]-([.$J$2]*(1-[.C943]));[.E943]))" office:value-type="float" office:value="4030.0532562718">
            <text:p>4030,0532562718</text:p>
          </table:table-cell>
          <table:table-cell/>
          <table:table-cell table:formula="of:=IF(MOD([.A944]-1;50)=0;1;0)" office:value-type="float" office:value="0">
            <text:p>0</text:p>
          </table:table-cell>
          <table:table-cell table:formula="of:=IF(MOD([.A9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43">
            <text:p>943</text:p>
          </table:table-cell>
          <table:table-cell table:formula="of:=IF([.G945]=1;5000;IF([.H945]=1;[.B944]-[.$J$2];[.B944]))" office:value-type="float" office:value="4580">
            <text:p>4580</text:p>
          </table:table-cell>
          <table:table-cell table:formula="of:=[.D945]/[.B945]" office:value-type="percentage" office:value="0.120075708237599">
            <text:p>12,01%</text:p>
          </table:table-cell>
          <table:table-cell table:formula="of:=IF([.H945]=1;[.D944]-([.$J$2]*[.C944]);[.D944])" office:value-type="float" office:value="549.946743728204">
            <text:p>549,9467437282</text:p>
          </table:table-cell>
          <table:table-cell table:formula="of:=IF([.G945]=1;5000-[.D944];IF([.H945]=1;[.E944]-([.$J$2]*(1-[.C944]));[.E944]))" office:value-type="float" office:value="4030.0532562718">
            <text:p>4030,0532562718</text:p>
          </table:table-cell>
          <table:table-cell/>
          <table:table-cell table:formula="of:=IF(MOD([.A945]-1;50)=0;1;0)" office:value-type="float" office:value="0">
            <text:p>0</text:p>
          </table:table-cell>
          <table:table-cell table:formula="of:=IF(MOD([.A9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44">
            <text:p>944</text:p>
          </table:table-cell>
          <table:table-cell table:formula="of:=IF([.G946]=1;5000;IF([.H946]=1;[.B945]-[.$J$2];[.B945]))" office:value-type="float" office:value="4560">
            <text:p>4560</text:p>
          </table:table-cell>
          <table:table-cell table:formula="of:=[.D946]/[.B946]" office:value-type="percentage" office:value="0.120075708237599">
            <text:p>12,01%</text:p>
          </table:table-cell>
          <table:table-cell table:formula="of:=IF([.H946]=1;[.D945]-([.$J$2]*[.C945]);[.D945])" office:value-type="float" office:value="547.545229563452">
            <text:p>547,5452295635</text:p>
          </table:table-cell>
          <table:table-cell table:formula="of:=IF([.G946]=1;5000-[.D945];IF([.H946]=1;[.E945]-([.$J$2]*(1-[.C945]));[.E945]))" office:value-type="float" office:value="4012.45477043655">
            <text:p>4012,4547704366</text:p>
          </table:table-cell>
          <table:table-cell/>
          <table:table-cell table:formula="of:=IF(MOD([.A946]-1;50)=0;1;0)" office:value-type="float" office:value="0">
            <text:p>0</text:p>
          </table:table-cell>
          <table:table-cell table:formula="of:=IF(MOD([.A9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45">
            <text:p>945</text:p>
          </table:table-cell>
          <table:table-cell table:formula="of:=IF([.G947]=1;5000;IF([.H947]=1;[.B946]-[.$J$2];[.B946]))" office:value-type="float" office:value="4560">
            <text:p>4560</text:p>
          </table:table-cell>
          <table:table-cell table:formula="of:=[.D947]/[.B947]" office:value-type="percentage" office:value="0.120075708237599">
            <text:p>12,01%</text:p>
          </table:table-cell>
          <table:table-cell table:formula="of:=IF([.H947]=1;[.D946]-([.$J$2]*[.C946]);[.D946])" office:value-type="float" office:value="547.545229563452">
            <text:p>547,5452295635</text:p>
          </table:table-cell>
          <table:table-cell table:formula="of:=IF([.G947]=1;5000-[.D946];IF([.H947]=1;[.E946]-([.$J$2]*(1-[.C946]));[.E946]))" office:value-type="float" office:value="4012.45477043655">
            <text:p>4012,4547704366</text:p>
          </table:table-cell>
          <table:table-cell/>
          <table:table-cell table:formula="of:=IF(MOD([.A947]-1;50)=0;1;0)" office:value-type="float" office:value="0">
            <text:p>0</text:p>
          </table:table-cell>
          <table:table-cell table:formula="of:=IF(MOD([.A9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46">
            <text:p>946</text:p>
          </table:table-cell>
          <table:table-cell table:formula="of:=IF([.G948]=1;5000;IF([.H948]=1;[.B947]-[.$J$2];[.B947]))" office:value-type="float" office:value="4540">
            <text:p>4540</text:p>
          </table:table-cell>
          <table:table-cell table:formula="of:=[.D948]/[.B948]" office:value-type="percentage" office:value="0.120075708237599">
            <text:p>12,01%</text:p>
          </table:table-cell>
          <table:table-cell table:formula="of:=IF([.H948]=1;[.D947]-([.$J$2]*[.C947]);[.D947])" office:value-type="float" office:value="545.1437153987">
            <text:p>545,1437153987</text:p>
          </table:table-cell>
          <table:table-cell table:formula="of:=IF([.G948]=1;5000-[.D947];IF([.H948]=1;[.E947]-([.$J$2]*(1-[.C947]));[.E947]))" office:value-type="float" office:value="3994.85628460131">
            <text:p>3994,8562846013</text:p>
          </table:table-cell>
          <table:table-cell/>
          <table:table-cell table:formula="of:=IF(MOD([.A948]-1;50)=0;1;0)" office:value-type="float" office:value="0">
            <text:p>0</text:p>
          </table:table-cell>
          <table:table-cell table:formula="of:=IF(MOD([.A9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47">
            <text:p>947</text:p>
          </table:table-cell>
          <table:table-cell table:formula="of:=IF([.G949]=1;5000;IF([.H949]=1;[.B948]-[.$J$2];[.B948]))" office:value-type="float" office:value="4540">
            <text:p>4540</text:p>
          </table:table-cell>
          <table:table-cell table:formula="of:=[.D949]/[.B949]" office:value-type="percentage" office:value="0.120075708237599">
            <text:p>12,01%</text:p>
          </table:table-cell>
          <table:table-cell table:formula="of:=IF([.H949]=1;[.D948]-([.$J$2]*[.C948]);[.D948])" office:value-type="float" office:value="545.1437153987">
            <text:p>545,1437153987</text:p>
          </table:table-cell>
          <table:table-cell table:formula="of:=IF([.G949]=1;5000-[.D948];IF([.H949]=1;[.E948]-([.$J$2]*(1-[.C948]));[.E948]))" office:value-type="float" office:value="3994.85628460131">
            <text:p>3994,8562846013</text:p>
          </table:table-cell>
          <table:table-cell/>
          <table:table-cell table:formula="of:=IF(MOD([.A949]-1;50)=0;1;0)" office:value-type="float" office:value="0">
            <text:p>0</text:p>
          </table:table-cell>
          <table:table-cell table:formula="of:=IF(MOD([.A9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48">
            <text:p>948</text:p>
          </table:table-cell>
          <table:table-cell table:formula="of:=IF([.G950]=1;5000;IF([.H950]=1;[.B949]-[.$J$2];[.B949]))" office:value-type="float" office:value="4520">
            <text:p>4520</text:p>
          </table:table-cell>
          <table:table-cell table:formula="of:=[.D950]/[.B950]" office:value-type="percentage" office:value="0.120075708237599">
            <text:p>12,01%</text:p>
          </table:table-cell>
          <table:table-cell table:formula="of:=IF([.H950]=1;[.D949]-([.$J$2]*[.C949]);[.D949])" office:value-type="float" office:value="542.742201233948">
            <text:p>542,7422012339</text:p>
          </table:table-cell>
          <table:table-cell table:formula="of:=IF([.G950]=1;5000-[.D949];IF([.H950]=1;[.E949]-([.$J$2]*(1-[.C949]));[.E949]))" office:value-type="float" office:value="3977.25779876606">
            <text:p>3977,2577987661</text:p>
          </table:table-cell>
          <table:table-cell/>
          <table:table-cell table:formula="of:=IF(MOD([.A950]-1;50)=0;1;0)" office:value-type="float" office:value="0">
            <text:p>0</text:p>
          </table:table-cell>
          <table:table-cell table:formula="of:=IF(MOD([.A9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49">
            <text:p>949</text:p>
          </table:table-cell>
          <table:table-cell table:formula="of:=IF([.G951]=1;5000;IF([.H951]=1;[.B950]-[.$J$2];[.B950]))" office:value-type="float" office:value="4520">
            <text:p>4520</text:p>
          </table:table-cell>
          <table:table-cell table:formula="of:=[.D951]/[.B951]" office:value-type="percentage" office:value="0.120075708237599">
            <text:p>12,01%</text:p>
          </table:table-cell>
          <table:table-cell table:formula="of:=IF([.H951]=1;[.D950]-([.$J$2]*[.C950]);[.D950])" office:value-type="float" office:value="542.742201233948">
            <text:p>542,7422012339</text:p>
          </table:table-cell>
          <table:table-cell table:formula="of:=IF([.G951]=1;5000-[.D950];IF([.H951]=1;[.E950]-([.$J$2]*(1-[.C950]));[.E950]))" office:value-type="float" office:value="3977.25779876606">
            <text:p>3977,2577987661</text:p>
          </table:table-cell>
          <table:table-cell/>
          <table:table-cell table:formula="of:=IF(MOD([.A951]-1;50)=0;1;0)" office:value-type="float" office:value="0">
            <text:p>0</text:p>
          </table:table-cell>
          <table:table-cell table:formula="of:=IF(MOD([.A9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50">
            <text:p>950</text:p>
          </table:table-cell>
          <table:table-cell table:formula="of:=IF([.G952]=1;5000;IF([.H952]=1;[.B951]-[.$J$2];[.B951]))" office:value-type="float" office:value="4500">
            <text:p>4500</text:p>
          </table:table-cell>
          <table:table-cell table:formula="of:=[.D952]/[.B952]" office:value-type="percentage" office:value="0.120075708237599">
            <text:p>12,01%</text:p>
          </table:table-cell>
          <table:table-cell table:formula="of:=IF([.H952]=1;[.D951]-([.$J$2]*[.C951]);[.D951])" office:value-type="float" office:value="540.340687069196">
            <text:p>540,3406870692</text:p>
          </table:table-cell>
          <table:table-cell table:formula="of:=IF([.G952]=1;5000-[.D951];IF([.H952]=1;[.E951]-([.$J$2]*(1-[.C951]));[.E951]))" office:value-type="float" office:value="3959.65931293081">
            <text:p>3959,6593129308</text:p>
          </table:table-cell>
          <table:table-cell/>
          <table:table-cell table:formula="of:=IF(MOD([.A952]-1;50)=0;1;0)" office:value-type="float" office:value="0">
            <text:p>0</text:p>
          </table:table-cell>
          <table:table-cell table:formula="of:=IF(MOD([.A9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51">
            <text:p>951</text:p>
          </table:table-cell>
          <table:table-cell table:formula="of:=IF([.G953]=1;5000;IF([.H953]=1;[.B952]-[.$J$2];[.B952]))" office:value-type="float" office:value="5000">
            <text:p>5000</text:p>
          </table:table-cell>
          <table:table-cell table:formula="of:=[.D953]/[.B953]" office:value-type="percentage" office:value="0.108068137413839">
            <text:p>10,81%</text:p>
          </table:table-cell>
          <table:table-cell table:formula="of:=IF([.H953]=1;[.D952]-([.$J$2]*[.C952]);[.D952])" office:value-type="float" office:value="540.340687069196">
            <text:p>540,3406870692</text:p>
          </table:table-cell>
          <table:table-cell table:formula="of:=IF([.G953]=1;5000-[.D952];IF([.H953]=1;[.E952]-([.$J$2]*(1-[.C952]));[.E952]))" office:value-type="float" office:value="4459.6593129308">
            <text:p>4459,6593129308</text:p>
          </table:table-cell>
          <table:table-cell/>
          <table:table-cell table:formula="of:=IF(MOD([.A953]-1;50)=0;1;0)" office:value-type="float" office:value="1">
            <text:p>1</text:p>
          </table:table-cell>
          <table:table-cell table:formula="of:=IF(MOD([.A9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52">
            <text:p>952</text:p>
          </table:table-cell>
          <table:table-cell table:formula="of:=IF([.G954]=1;5000;IF([.H954]=1;[.B953]-[.$J$2];[.B953]))" office:value-type="float" office:value="4980">
            <text:p>4980</text:p>
          </table:table-cell>
          <table:table-cell table:formula="of:=[.D954]/[.B954]" office:value-type="percentage" office:value="0.108068137413839">
            <text:p>10,81%</text:p>
          </table:table-cell>
          <table:table-cell table:formula="of:=IF([.H954]=1;[.D953]-([.$J$2]*[.C953]);[.D953])" office:value-type="float" office:value="538.179324320919">
            <text:p>538,1793243209</text:p>
          </table:table-cell>
          <table:table-cell table:formula="of:=IF([.G954]=1;5000-[.D953];IF([.H954]=1;[.E953]-([.$J$2]*(1-[.C953]));[.E953]))" office:value-type="float" office:value="4441.82067567908">
            <text:p>4441,8206756791</text:p>
          </table:table-cell>
          <table:table-cell/>
          <table:table-cell table:formula="of:=IF(MOD([.A954]-1;50)=0;1;0)" office:value-type="float" office:value="0">
            <text:p>0</text:p>
          </table:table-cell>
          <table:table-cell table:formula="of:=IF(MOD([.A9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53">
            <text:p>953</text:p>
          </table:table-cell>
          <table:table-cell table:formula="of:=IF([.G955]=1;5000;IF([.H955]=1;[.B954]-[.$J$2];[.B954]))" office:value-type="float" office:value="4980">
            <text:p>4980</text:p>
          </table:table-cell>
          <table:table-cell table:formula="of:=[.D955]/[.B955]" office:value-type="percentage" office:value="0.108068137413839">
            <text:p>10,81%</text:p>
          </table:table-cell>
          <table:table-cell table:formula="of:=IF([.H955]=1;[.D954]-([.$J$2]*[.C954]);[.D954])" office:value-type="float" office:value="538.179324320919">
            <text:p>538,1793243209</text:p>
          </table:table-cell>
          <table:table-cell table:formula="of:=IF([.G955]=1;5000-[.D954];IF([.H955]=1;[.E954]-([.$J$2]*(1-[.C954]));[.E954]))" office:value-type="float" office:value="4441.82067567908">
            <text:p>4441,8206756791</text:p>
          </table:table-cell>
          <table:table-cell/>
          <table:table-cell table:formula="of:=IF(MOD([.A955]-1;50)=0;1;0)" office:value-type="float" office:value="0">
            <text:p>0</text:p>
          </table:table-cell>
          <table:table-cell table:formula="of:=IF(MOD([.A9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54">
            <text:p>954</text:p>
          </table:table-cell>
          <table:table-cell table:formula="of:=IF([.G956]=1;5000;IF([.H956]=1;[.B955]-[.$J$2];[.B955]))" office:value-type="float" office:value="4960">
            <text:p>4960</text:p>
          </table:table-cell>
          <table:table-cell table:formula="of:=[.D956]/[.B956]" office:value-type="percentage" office:value="0.108068137413839">
            <text:p>10,81%</text:p>
          </table:table-cell>
          <table:table-cell table:formula="of:=IF([.H956]=1;[.D955]-([.$J$2]*[.C955]);[.D955])" office:value-type="float" office:value="536.017961572642">
            <text:p>536,0179615726</text:p>
          </table:table-cell>
          <table:table-cell table:formula="of:=IF([.G956]=1;5000-[.D955];IF([.H956]=1;[.E955]-([.$J$2]*(1-[.C955]));[.E955]))" office:value-type="float" office:value="4423.98203842736">
            <text:p>4423,9820384274</text:p>
          </table:table-cell>
          <table:table-cell/>
          <table:table-cell table:formula="of:=IF(MOD([.A956]-1;50)=0;1;0)" office:value-type="float" office:value="0">
            <text:p>0</text:p>
          </table:table-cell>
          <table:table-cell table:formula="of:=IF(MOD([.A9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55">
            <text:p>955</text:p>
          </table:table-cell>
          <table:table-cell table:formula="of:=IF([.G957]=1;5000;IF([.H957]=1;[.B956]-[.$J$2];[.B956]))" office:value-type="float" office:value="4960">
            <text:p>4960</text:p>
          </table:table-cell>
          <table:table-cell table:formula="of:=[.D957]/[.B957]" office:value-type="percentage" office:value="0.108068137413839">
            <text:p>10,81%</text:p>
          </table:table-cell>
          <table:table-cell table:formula="of:=IF([.H957]=1;[.D956]-([.$J$2]*[.C956]);[.D956])" office:value-type="float" office:value="536.017961572642">
            <text:p>536,0179615726</text:p>
          </table:table-cell>
          <table:table-cell table:formula="of:=IF([.G957]=1;5000-[.D956];IF([.H957]=1;[.E956]-([.$J$2]*(1-[.C956]));[.E956]))" office:value-type="float" office:value="4423.98203842736">
            <text:p>4423,9820384274</text:p>
          </table:table-cell>
          <table:table-cell/>
          <table:table-cell table:formula="of:=IF(MOD([.A957]-1;50)=0;1;0)" office:value-type="float" office:value="0">
            <text:p>0</text:p>
          </table:table-cell>
          <table:table-cell table:formula="of:=IF(MOD([.A9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56">
            <text:p>956</text:p>
          </table:table-cell>
          <table:table-cell table:formula="of:=IF([.G958]=1;5000;IF([.H958]=1;[.B957]-[.$J$2];[.B957]))" office:value-type="float" office:value="4940">
            <text:p>4940</text:p>
          </table:table-cell>
          <table:table-cell table:formula="of:=[.D958]/[.B958]" office:value-type="percentage" office:value="0.108068137413839">
            <text:p>10,81%</text:p>
          </table:table-cell>
          <table:table-cell table:formula="of:=IF([.H958]=1;[.D957]-([.$J$2]*[.C957]);[.D957])" office:value-type="float" office:value="533.856598824365">
            <text:p>533,8565988244</text:p>
          </table:table-cell>
          <table:table-cell table:formula="of:=IF([.G958]=1;5000-[.D957];IF([.H958]=1;[.E957]-([.$J$2]*(1-[.C957]));[.E957]))" office:value-type="float" office:value="4406.14340117563">
            <text:p>4406,1434011756</text:p>
          </table:table-cell>
          <table:table-cell/>
          <table:table-cell table:formula="of:=IF(MOD([.A958]-1;50)=0;1;0)" office:value-type="float" office:value="0">
            <text:p>0</text:p>
          </table:table-cell>
          <table:table-cell table:formula="of:=IF(MOD([.A9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57">
            <text:p>957</text:p>
          </table:table-cell>
          <table:table-cell table:formula="of:=IF([.G959]=1;5000;IF([.H959]=1;[.B958]-[.$J$2];[.B958]))" office:value-type="float" office:value="4940">
            <text:p>4940</text:p>
          </table:table-cell>
          <table:table-cell table:formula="of:=[.D959]/[.B959]" office:value-type="percentage" office:value="0.108068137413839">
            <text:p>10,81%</text:p>
          </table:table-cell>
          <table:table-cell table:formula="of:=IF([.H959]=1;[.D958]-([.$J$2]*[.C958]);[.D958])" office:value-type="float" office:value="533.856598824365">
            <text:p>533,8565988244</text:p>
          </table:table-cell>
          <table:table-cell table:formula="of:=IF([.G959]=1;5000-[.D958];IF([.H959]=1;[.E958]-([.$J$2]*(1-[.C958]));[.E958]))" office:value-type="float" office:value="4406.14340117563">
            <text:p>4406,1434011756</text:p>
          </table:table-cell>
          <table:table-cell/>
          <table:table-cell table:formula="of:=IF(MOD([.A959]-1;50)=0;1;0)" office:value-type="float" office:value="0">
            <text:p>0</text:p>
          </table:table-cell>
          <table:table-cell table:formula="of:=IF(MOD([.A9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58">
            <text:p>958</text:p>
          </table:table-cell>
          <table:table-cell table:formula="of:=IF([.G960]=1;5000;IF([.H960]=1;[.B959]-[.$J$2];[.B959]))" office:value-type="float" office:value="4920">
            <text:p>4920</text:p>
          </table:table-cell>
          <table:table-cell table:formula="of:=[.D960]/[.B960]" office:value-type="percentage" office:value="0.108068137413839">
            <text:p>10,81%</text:p>
          </table:table-cell>
          <table:table-cell table:formula="of:=IF([.H960]=1;[.D959]-([.$J$2]*[.C959]);[.D959])" office:value-type="float" office:value="531.695236076089">
            <text:p>531,6952360761</text:p>
          </table:table-cell>
          <table:table-cell table:formula="of:=IF([.G960]=1;5000-[.D959];IF([.H960]=1;[.E959]-([.$J$2]*(1-[.C959]));[.E959]))" office:value-type="float" office:value="4388.30476392391">
            <text:p>4388,3047639239</text:p>
          </table:table-cell>
          <table:table-cell/>
          <table:table-cell table:formula="of:=IF(MOD([.A960]-1;50)=0;1;0)" office:value-type="float" office:value="0">
            <text:p>0</text:p>
          </table:table-cell>
          <table:table-cell table:formula="of:=IF(MOD([.A9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59">
            <text:p>959</text:p>
          </table:table-cell>
          <table:table-cell table:formula="of:=IF([.G961]=1;5000;IF([.H961]=1;[.B960]-[.$J$2];[.B960]))" office:value-type="float" office:value="4920">
            <text:p>4920</text:p>
          </table:table-cell>
          <table:table-cell table:formula="of:=[.D961]/[.B961]" office:value-type="percentage" office:value="0.108068137413839">
            <text:p>10,81%</text:p>
          </table:table-cell>
          <table:table-cell table:formula="of:=IF([.H961]=1;[.D960]-([.$J$2]*[.C960]);[.D960])" office:value-type="float" office:value="531.695236076089">
            <text:p>531,6952360761</text:p>
          </table:table-cell>
          <table:table-cell table:formula="of:=IF([.G961]=1;5000-[.D960];IF([.H961]=1;[.E960]-([.$J$2]*(1-[.C960]));[.E960]))" office:value-type="float" office:value="4388.30476392391">
            <text:p>4388,3047639239</text:p>
          </table:table-cell>
          <table:table-cell/>
          <table:table-cell table:formula="of:=IF(MOD([.A961]-1;50)=0;1;0)" office:value-type="float" office:value="0">
            <text:p>0</text:p>
          </table:table-cell>
          <table:table-cell table:formula="of:=IF(MOD([.A9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60">
            <text:p>960</text:p>
          </table:table-cell>
          <table:table-cell table:formula="of:=IF([.G962]=1;5000;IF([.H962]=1;[.B961]-[.$J$2];[.B961]))" office:value-type="float" office:value="4900">
            <text:p>4900</text:p>
          </table:table-cell>
          <table:table-cell table:formula="of:=[.D962]/[.B962]" office:value-type="percentage" office:value="0.108068137413839">
            <text:p>10,81%</text:p>
          </table:table-cell>
          <table:table-cell table:formula="of:=IF([.H962]=1;[.D961]-([.$J$2]*[.C961]);[.D961])" office:value-type="float" office:value="529.533873327812">
            <text:p>529,5338733278</text:p>
          </table:table-cell>
          <table:table-cell table:formula="of:=IF([.G962]=1;5000-[.D961];IF([.H962]=1;[.E961]-([.$J$2]*(1-[.C961]));[.E961]))" office:value-type="float" office:value="4370.46612667219">
            <text:p>4370,4661266722</text:p>
          </table:table-cell>
          <table:table-cell/>
          <table:table-cell table:formula="of:=IF(MOD([.A962]-1;50)=0;1;0)" office:value-type="float" office:value="0">
            <text:p>0</text:p>
          </table:table-cell>
          <table:table-cell table:formula="of:=IF(MOD([.A9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61">
            <text:p>961</text:p>
          </table:table-cell>
          <table:table-cell table:formula="of:=IF([.G963]=1;5000;IF([.H963]=1;[.B962]-[.$J$2];[.B962]))" office:value-type="float" office:value="4900">
            <text:p>4900</text:p>
          </table:table-cell>
          <table:table-cell table:formula="of:=[.D963]/[.B963]" office:value-type="percentage" office:value="0.108068137413839">
            <text:p>10,81%</text:p>
          </table:table-cell>
          <table:table-cell table:formula="of:=IF([.H963]=1;[.D962]-([.$J$2]*[.C962]);[.D962])" office:value-type="float" office:value="529.533873327812">
            <text:p>529,5338733278</text:p>
          </table:table-cell>
          <table:table-cell table:formula="of:=IF([.G963]=1;5000-[.D962];IF([.H963]=1;[.E962]-([.$J$2]*(1-[.C962]));[.E962]))" office:value-type="float" office:value="4370.46612667219">
            <text:p>4370,4661266722</text:p>
          </table:table-cell>
          <table:table-cell/>
          <table:table-cell table:formula="of:=IF(MOD([.A963]-1;50)=0;1;0)" office:value-type="float" office:value="0">
            <text:p>0</text:p>
          </table:table-cell>
          <table:table-cell table:formula="of:=IF(MOD([.A9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62">
            <text:p>962</text:p>
          </table:table-cell>
          <table:table-cell table:formula="of:=IF([.G964]=1;5000;IF([.H964]=1;[.B963]-[.$J$2];[.B963]))" office:value-type="float" office:value="4880">
            <text:p>4880</text:p>
          </table:table-cell>
          <table:table-cell table:formula="of:=[.D964]/[.B964]" office:value-type="percentage" office:value="0.108068137413839">
            <text:p>10,81%</text:p>
          </table:table-cell>
          <table:table-cell table:formula="of:=IF([.H964]=1;[.D963]-([.$J$2]*[.C963]);[.D963])" office:value-type="float" office:value="527.372510579535">
            <text:p>527,3725105795</text:p>
          </table:table-cell>
          <table:table-cell table:formula="of:=IF([.G964]=1;5000-[.D963];IF([.H964]=1;[.E963]-([.$J$2]*(1-[.C963]));[.E963]))" office:value-type="float" office:value="4352.62748942046">
            <text:p>4352,6274894205</text:p>
          </table:table-cell>
          <table:table-cell/>
          <table:table-cell table:formula="of:=IF(MOD([.A964]-1;50)=0;1;0)" office:value-type="float" office:value="0">
            <text:p>0</text:p>
          </table:table-cell>
          <table:table-cell table:formula="of:=IF(MOD([.A9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63">
            <text:p>963</text:p>
          </table:table-cell>
          <table:table-cell table:formula="of:=IF([.G965]=1;5000;IF([.H965]=1;[.B964]-[.$J$2];[.B964]))" office:value-type="float" office:value="4880">
            <text:p>4880</text:p>
          </table:table-cell>
          <table:table-cell table:formula="of:=[.D965]/[.B965]" office:value-type="percentage" office:value="0.108068137413839">
            <text:p>10,81%</text:p>
          </table:table-cell>
          <table:table-cell table:formula="of:=IF([.H965]=1;[.D964]-([.$J$2]*[.C964]);[.D964])" office:value-type="float" office:value="527.372510579535">
            <text:p>527,3725105795</text:p>
          </table:table-cell>
          <table:table-cell table:formula="of:=IF([.G965]=1;5000-[.D964];IF([.H965]=1;[.E964]-([.$J$2]*(1-[.C964]));[.E964]))" office:value-type="float" office:value="4352.62748942046">
            <text:p>4352,6274894205</text:p>
          </table:table-cell>
          <table:table-cell/>
          <table:table-cell table:formula="of:=IF(MOD([.A965]-1;50)=0;1;0)" office:value-type="float" office:value="0">
            <text:p>0</text:p>
          </table:table-cell>
          <table:table-cell table:formula="of:=IF(MOD([.A9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64">
            <text:p>964</text:p>
          </table:table-cell>
          <table:table-cell table:formula="of:=IF([.G966]=1;5000;IF([.H966]=1;[.B965]-[.$J$2];[.B965]))" office:value-type="float" office:value="4860">
            <text:p>4860</text:p>
          </table:table-cell>
          <table:table-cell table:formula="of:=[.D966]/[.B966]" office:value-type="percentage" office:value="0.108068137413839">
            <text:p>10,81%</text:p>
          </table:table-cell>
          <table:table-cell table:formula="of:=IF([.H966]=1;[.D965]-([.$J$2]*[.C965]);[.D965])" office:value-type="float" office:value="525.211147831258">
            <text:p>525,2111478313</text:p>
          </table:table-cell>
          <table:table-cell table:formula="of:=IF([.G966]=1;5000-[.D965];IF([.H966]=1;[.E965]-([.$J$2]*(1-[.C965]));[.E965]))" office:value-type="float" office:value="4334.78885216874">
            <text:p>4334,7888521687</text:p>
          </table:table-cell>
          <table:table-cell/>
          <table:table-cell table:formula="of:=IF(MOD([.A966]-1;50)=0;1;0)" office:value-type="float" office:value="0">
            <text:p>0</text:p>
          </table:table-cell>
          <table:table-cell table:formula="of:=IF(MOD([.A9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65">
            <text:p>965</text:p>
          </table:table-cell>
          <table:table-cell table:formula="of:=IF([.G967]=1;5000;IF([.H967]=1;[.B966]-[.$J$2];[.B966]))" office:value-type="float" office:value="4860">
            <text:p>4860</text:p>
          </table:table-cell>
          <table:table-cell table:formula="of:=[.D967]/[.B967]" office:value-type="percentage" office:value="0.108068137413839">
            <text:p>10,81%</text:p>
          </table:table-cell>
          <table:table-cell table:formula="of:=IF([.H967]=1;[.D966]-([.$J$2]*[.C966]);[.D966])" office:value-type="float" office:value="525.211147831258">
            <text:p>525,2111478313</text:p>
          </table:table-cell>
          <table:table-cell table:formula="of:=IF([.G967]=1;5000-[.D966];IF([.H967]=1;[.E966]-([.$J$2]*(1-[.C966]));[.E966]))" office:value-type="float" office:value="4334.78885216874">
            <text:p>4334,7888521687</text:p>
          </table:table-cell>
          <table:table-cell/>
          <table:table-cell table:formula="of:=IF(MOD([.A967]-1;50)=0;1;0)" office:value-type="float" office:value="0">
            <text:p>0</text:p>
          </table:table-cell>
          <table:table-cell table:formula="of:=IF(MOD([.A9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66">
            <text:p>966</text:p>
          </table:table-cell>
          <table:table-cell table:formula="of:=IF([.G968]=1;5000;IF([.H968]=1;[.B967]-[.$J$2];[.B967]))" office:value-type="float" office:value="4840">
            <text:p>4840</text:p>
          </table:table-cell>
          <table:table-cell table:formula="of:=[.D968]/[.B968]" office:value-type="percentage" office:value="0.108068137413839">
            <text:p>10,81%</text:p>
          </table:table-cell>
          <table:table-cell table:formula="of:=IF([.H968]=1;[.D967]-([.$J$2]*[.C967]);[.D967])" office:value-type="float" office:value="523.049785082981">
            <text:p>523,049785083</text:p>
          </table:table-cell>
          <table:table-cell table:formula="of:=IF([.G968]=1;5000-[.D967];IF([.H968]=1;[.E967]-([.$J$2]*(1-[.C967]));[.E967]))" office:value-type="float" office:value="4316.95021491702">
            <text:p>4316,950214917</text:p>
          </table:table-cell>
          <table:table-cell/>
          <table:table-cell table:formula="of:=IF(MOD([.A968]-1;50)=0;1;0)" office:value-type="float" office:value="0">
            <text:p>0</text:p>
          </table:table-cell>
          <table:table-cell table:formula="of:=IF(MOD([.A9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67">
            <text:p>967</text:p>
          </table:table-cell>
          <table:table-cell table:formula="of:=IF([.G969]=1;5000;IF([.H969]=1;[.B968]-[.$J$2];[.B968]))" office:value-type="float" office:value="4840">
            <text:p>4840</text:p>
          </table:table-cell>
          <table:table-cell table:formula="of:=[.D969]/[.B969]" office:value-type="percentage" office:value="0.108068137413839">
            <text:p>10,81%</text:p>
          </table:table-cell>
          <table:table-cell table:formula="of:=IF([.H969]=1;[.D968]-([.$J$2]*[.C968]);[.D968])" office:value-type="float" office:value="523.049785082981">
            <text:p>523,049785083</text:p>
          </table:table-cell>
          <table:table-cell table:formula="of:=IF([.G969]=1;5000-[.D968];IF([.H969]=1;[.E968]-([.$J$2]*(1-[.C968]));[.E968]))" office:value-type="float" office:value="4316.95021491702">
            <text:p>4316,950214917</text:p>
          </table:table-cell>
          <table:table-cell/>
          <table:table-cell table:formula="of:=IF(MOD([.A969]-1;50)=0;1;0)" office:value-type="float" office:value="0">
            <text:p>0</text:p>
          </table:table-cell>
          <table:table-cell table:formula="of:=IF(MOD([.A9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68">
            <text:p>968</text:p>
          </table:table-cell>
          <table:table-cell table:formula="of:=IF([.G970]=1;5000;IF([.H970]=1;[.B969]-[.$J$2];[.B969]))" office:value-type="float" office:value="4820">
            <text:p>4820</text:p>
          </table:table-cell>
          <table:table-cell table:formula="of:=[.D970]/[.B970]" office:value-type="percentage" office:value="0.108068137413839">
            <text:p>10,81%</text:p>
          </table:table-cell>
          <table:table-cell table:formula="of:=IF([.H970]=1;[.D969]-([.$J$2]*[.C969]);[.D969])" office:value-type="float" office:value="520.888422334704">
            <text:p>520,8884223347</text:p>
          </table:table-cell>
          <table:table-cell table:formula="of:=IF([.G970]=1;5000-[.D969];IF([.H970]=1;[.E969]-([.$J$2]*(1-[.C969]));[.E969]))" office:value-type="float" office:value="4299.11157766529">
            <text:p>4299,1115776653</text:p>
          </table:table-cell>
          <table:table-cell/>
          <table:table-cell table:formula="of:=IF(MOD([.A970]-1;50)=0;1;0)" office:value-type="float" office:value="0">
            <text:p>0</text:p>
          </table:table-cell>
          <table:table-cell table:formula="of:=IF(MOD([.A9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69">
            <text:p>969</text:p>
          </table:table-cell>
          <table:table-cell table:formula="of:=IF([.G971]=1;5000;IF([.H971]=1;[.B970]-[.$J$2];[.B970]))" office:value-type="float" office:value="4820">
            <text:p>4820</text:p>
          </table:table-cell>
          <table:table-cell table:formula="of:=[.D971]/[.B971]" office:value-type="percentage" office:value="0.108068137413839">
            <text:p>10,81%</text:p>
          </table:table-cell>
          <table:table-cell table:formula="of:=IF([.H971]=1;[.D970]-([.$J$2]*[.C970]);[.D970])" office:value-type="float" office:value="520.888422334704">
            <text:p>520,8884223347</text:p>
          </table:table-cell>
          <table:table-cell table:formula="of:=IF([.G971]=1;5000-[.D970];IF([.H971]=1;[.E970]-([.$J$2]*(1-[.C970]));[.E970]))" office:value-type="float" office:value="4299.11157766529">
            <text:p>4299,1115776653</text:p>
          </table:table-cell>
          <table:table-cell/>
          <table:table-cell table:formula="of:=IF(MOD([.A971]-1;50)=0;1;0)" office:value-type="float" office:value="0">
            <text:p>0</text:p>
          </table:table-cell>
          <table:table-cell table:formula="of:=IF(MOD([.A9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70">
            <text:p>970</text:p>
          </table:table-cell>
          <table:table-cell table:formula="of:=IF([.G972]=1;5000;IF([.H972]=1;[.B971]-[.$J$2];[.B971]))" office:value-type="float" office:value="4800">
            <text:p>4800</text:p>
          </table:table-cell>
          <table:table-cell table:formula="of:=[.D972]/[.B972]" office:value-type="percentage" office:value="0.108068137413839">
            <text:p>10,81%</text:p>
          </table:table-cell>
          <table:table-cell table:formula="of:=IF([.H972]=1;[.D971]-([.$J$2]*[.C971]);[.D971])" office:value-type="float" office:value="518.727059586428">
            <text:p>518,7270595864</text:p>
          </table:table-cell>
          <table:table-cell table:formula="of:=IF([.G972]=1;5000-[.D971];IF([.H972]=1;[.E971]-([.$J$2]*(1-[.C971]));[.E971]))" office:value-type="float" office:value="4281.27294041357">
            <text:p>4281,2729404136</text:p>
          </table:table-cell>
          <table:table-cell/>
          <table:table-cell table:formula="of:=IF(MOD([.A972]-1;50)=0;1;0)" office:value-type="float" office:value="0">
            <text:p>0</text:p>
          </table:table-cell>
          <table:table-cell table:formula="of:=IF(MOD([.A9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71">
            <text:p>971</text:p>
          </table:table-cell>
          <table:table-cell table:formula="of:=IF([.G973]=1;5000;IF([.H973]=1;[.B972]-[.$J$2];[.B972]))" office:value-type="float" office:value="4800">
            <text:p>4800</text:p>
          </table:table-cell>
          <table:table-cell table:formula="of:=[.D973]/[.B973]" office:value-type="percentage" office:value="0.108068137413839">
            <text:p>10,81%</text:p>
          </table:table-cell>
          <table:table-cell table:formula="of:=IF([.H973]=1;[.D972]-([.$J$2]*[.C972]);[.D972])" office:value-type="float" office:value="518.727059586428">
            <text:p>518,7270595864</text:p>
          </table:table-cell>
          <table:table-cell table:formula="of:=IF([.G973]=1;5000-[.D972];IF([.H973]=1;[.E972]-([.$J$2]*(1-[.C972]));[.E972]))" office:value-type="float" office:value="4281.27294041357">
            <text:p>4281,2729404136</text:p>
          </table:table-cell>
          <table:table-cell/>
          <table:table-cell table:formula="of:=IF(MOD([.A973]-1;50)=0;1;0)" office:value-type="float" office:value="0">
            <text:p>0</text:p>
          </table:table-cell>
          <table:table-cell table:formula="of:=IF(MOD([.A9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72">
            <text:p>972</text:p>
          </table:table-cell>
          <table:table-cell table:formula="of:=IF([.G974]=1;5000;IF([.H974]=1;[.B973]-[.$J$2];[.B973]))" office:value-type="float" office:value="4780">
            <text:p>4780</text:p>
          </table:table-cell>
          <table:table-cell table:formula="of:=[.D974]/[.B974]" office:value-type="percentage" office:value="0.108068137413839">
            <text:p>10,81%</text:p>
          </table:table-cell>
          <table:table-cell table:formula="of:=IF([.H974]=1;[.D973]-([.$J$2]*[.C973]);[.D973])" office:value-type="float" office:value="516.565696838151">
            <text:p>516,5656968382</text:p>
          </table:table-cell>
          <table:table-cell table:formula="of:=IF([.G974]=1;5000-[.D973];IF([.H974]=1;[.E973]-([.$J$2]*(1-[.C973]));[.E973]))" office:value-type="float" office:value="4263.43430316185">
            <text:p>4263,4343031619</text:p>
          </table:table-cell>
          <table:table-cell/>
          <table:table-cell table:formula="of:=IF(MOD([.A974]-1;50)=0;1;0)" office:value-type="float" office:value="0">
            <text:p>0</text:p>
          </table:table-cell>
          <table:table-cell table:formula="of:=IF(MOD([.A9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73">
            <text:p>973</text:p>
          </table:table-cell>
          <table:table-cell table:formula="of:=IF([.G975]=1;5000;IF([.H975]=1;[.B974]-[.$J$2];[.B974]))" office:value-type="float" office:value="4780">
            <text:p>4780</text:p>
          </table:table-cell>
          <table:table-cell table:formula="of:=[.D975]/[.B975]" office:value-type="percentage" office:value="0.108068137413839">
            <text:p>10,81%</text:p>
          </table:table-cell>
          <table:table-cell table:formula="of:=IF([.H975]=1;[.D974]-([.$J$2]*[.C974]);[.D974])" office:value-type="float" office:value="516.565696838151">
            <text:p>516,5656968382</text:p>
          </table:table-cell>
          <table:table-cell table:formula="of:=IF([.G975]=1;5000-[.D974];IF([.H975]=1;[.E974]-([.$J$2]*(1-[.C974]));[.E974]))" office:value-type="float" office:value="4263.43430316185">
            <text:p>4263,4343031619</text:p>
          </table:table-cell>
          <table:table-cell/>
          <table:table-cell table:formula="of:=IF(MOD([.A975]-1;50)=0;1;0)" office:value-type="float" office:value="0">
            <text:p>0</text:p>
          </table:table-cell>
          <table:table-cell table:formula="of:=IF(MOD([.A9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74">
            <text:p>974</text:p>
          </table:table-cell>
          <table:table-cell table:formula="of:=IF([.G976]=1;5000;IF([.H976]=1;[.B975]-[.$J$2];[.B975]))" office:value-type="float" office:value="4760">
            <text:p>4760</text:p>
          </table:table-cell>
          <table:table-cell table:formula="of:=[.D976]/[.B976]" office:value-type="percentage" office:value="0.108068137413839">
            <text:p>10,81%</text:p>
          </table:table-cell>
          <table:table-cell table:formula="of:=IF([.H976]=1;[.D975]-([.$J$2]*[.C975]);[.D975])" office:value-type="float" office:value="514.404334089874">
            <text:p>514,4043340899</text:p>
          </table:table-cell>
          <table:table-cell table:formula="of:=IF([.G976]=1;5000-[.D975];IF([.H976]=1;[.E975]-([.$J$2]*(1-[.C975]));[.E975]))" office:value-type="float" office:value="4245.59566591012">
            <text:p>4245,5956659101</text:p>
          </table:table-cell>
          <table:table-cell/>
          <table:table-cell table:formula="of:=IF(MOD([.A976]-1;50)=0;1;0)" office:value-type="float" office:value="0">
            <text:p>0</text:p>
          </table:table-cell>
          <table:table-cell table:formula="of:=IF(MOD([.A9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75">
            <text:p>975</text:p>
          </table:table-cell>
          <table:table-cell table:formula="of:=IF([.G977]=1;5000;IF([.H977]=1;[.B976]-[.$J$2];[.B976]))" office:value-type="float" office:value="4760">
            <text:p>4760</text:p>
          </table:table-cell>
          <table:table-cell table:formula="of:=[.D977]/[.B977]" office:value-type="percentage" office:value="0.108068137413839">
            <text:p>10,81%</text:p>
          </table:table-cell>
          <table:table-cell table:formula="of:=IF([.H977]=1;[.D976]-([.$J$2]*[.C976]);[.D976])" office:value-type="float" office:value="514.404334089874">
            <text:p>514,4043340899</text:p>
          </table:table-cell>
          <table:table-cell table:formula="of:=IF([.G977]=1;5000-[.D976];IF([.H977]=1;[.E976]-([.$J$2]*(1-[.C976]));[.E976]))" office:value-type="float" office:value="4245.59566591012">
            <text:p>4245,5956659101</text:p>
          </table:table-cell>
          <table:table-cell/>
          <table:table-cell table:formula="of:=IF(MOD([.A977]-1;50)=0;1;0)" office:value-type="float" office:value="0">
            <text:p>0</text:p>
          </table:table-cell>
          <table:table-cell table:formula="of:=IF(MOD([.A9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76">
            <text:p>976</text:p>
          </table:table-cell>
          <table:table-cell table:formula="of:=IF([.G978]=1;5000;IF([.H978]=1;[.B977]-[.$J$2];[.B977]))" office:value-type="float" office:value="4740">
            <text:p>4740</text:p>
          </table:table-cell>
          <table:table-cell table:formula="of:=[.D978]/[.B978]" office:value-type="percentage" office:value="0.108068137413839">
            <text:p>10,81%</text:p>
          </table:table-cell>
          <table:table-cell table:formula="of:=IF([.H978]=1;[.D977]-([.$J$2]*[.C977]);[.D977])" office:value-type="float" office:value="512.242971341597">
            <text:p>512,2429713416</text:p>
          </table:table-cell>
          <table:table-cell table:formula="of:=IF([.G978]=1;5000-[.D977];IF([.H978]=1;[.E977]-([.$J$2]*(1-[.C977]));[.E977]))" office:value-type="float" office:value="4227.7570286584">
            <text:p>4227,7570286584</text:p>
          </table:table-cell>
          <table:table-cell/>
          <table:table-cell table:formula="of:=IF(MOD([.A978]-1;50)=0;1;0)" office:value-type="float" office:value="0">
            <text:p>0</text:p>
          </table:table-cell>
          <table:table-cell table:formula="of:=IF(MOD([.A9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77">
            <text:p>977</text:p>
          </table:table-cell>
          <table:table-cell table:formula="of:=IF([.G979]=1;5000;IF([.H979]=1;[.B978]-[.$J$2];[.B978]))" office:value-type="float" office:value="4740">
            <text:p>4740</text:p>
          </table:table-cell>
          <table:table-cell table:formula="of:=[.D979]/[.B979]" office:value-type="percentage" office:value="0.108068137413839">
            <text:p>10,81%</text:p>
          </table:table-cell>
          <table:table-cell table:formula="of:=IF([.H979]=1;[.D978]-([.$J$2]*[.C978]);[.D978])" office:value-type="float" office:value="512.242971341597">
            <text:p>512,2429713416</text:p>
          </table:table-cell>
          <table:table-cell table:formula="of:=IF([.G979]=1;5000-[.D978];IF([.H979]=1;[.E978]-([.$J$2]*(1-[.C978]));[.E978]))" office:value-type="float" office:value="4227.7570286584">
            <text:p>4227,7570286584</text:p>
          </table:table-cell>
          <table:table-cell/>
          <table:table-cell table:formula="of:=IF(MOD([.A979]-1;50)=0;1;0)" office:value-type="float" office:value="0">
            <text:p>0</text:p>
          </table:table-cell>
          <table:table-cell table:formula="of:=IF(MOD([.A9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78">
            <text:p>978</text:p>
          </table:table-cell>
          <table:table-cell table:formula="of:=IF([.G980]=1;5000;IF([.H980]=1;[.B979]-[.$J$2];[.B979]))" office:value-type="float" office:value="4720">
            <text:p>4720</text:p>
          </table:table-cell>
          <table:table-cell table:formula="of:=[.D980]/[.B980]" office:value-type="percentage" office:value="0.108068137413839">
            <text:p>10,81%</text:p>
          </table:table-cell>
          <table:table-cell table:formula="of:=IF([.H980]=1;[.D979]-([.$J$2]*[.C979]);[.D979])" office:value-type="float" office:value="510.08160859332">
            <text:p>510,0816085933</text:p>
          </table:table-cell>
          <table:table-cell table:formula="of:=IF([.G980]=1;5000-[.D979];IF([.H980]=1;[.E979]-([.$J$2]*(1-[.C979]));[.E979]))" office:value-type="float" office:value="4209.91839140668">
            <text:p>4209,9183914067</text:p>
          </table:table-cell>
          <table:table-cell/>
          <table:table-cell table:formula="of:=IF(MOD([.A980]-1;50)=0;1;0)" office:value-type="float" office:value="0">
            <text:p>0</text:p>
          </table:table-cell>
          <table:table-cell table:formula="of:=IF(MOD([.A9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79">
            <text:p>979</text:p>
          </table:table-cell>
          <table:table-cell table:formula="of:=IF([.G981]=1;5000;IF([.H981]=1;[.B980]-[.$J$2];[.B980]))" office:value-type="float" office:value="4720">
            <text:p>4720</text:p>
          </table:table-cell>
          <table:table-cell table:formula="of:=[.D981]/[.B981]" office:value-type="percentage" office:value="0.108068137413839">
            <text:p>10,81%</text:p>
          </table:table-cell>
          <table:table-cell table:formula="of:=IF([.H981]=1;[.D980]-([.$J$2]*[.C980]);[.D980])" office:value-type="float" office:value="510.08160859332">
            <text:p>510,0816085933</text:p>
          </table:table-cell>
          <table:table-cell table:formula="of:=IF([.G981]=1;5000-[.D980];IF([.H981]=1;[.E980]-([.$J$2]*(1-[.C980]));[.E980]))" office:value-type="float" office:value="4209.91839140668">
            <text:p>4209,9183914067</text:p>
          </table:table-cell>
          <table:table-cell/>
          <table:table-cell table:formula="of:=IF(MOD([.A981]-1;50)=0;1;0)" office:value-type="float" office:value="0">
            <text:p>0</text:p>
          </table:table-cell>
          <table:table-cell table:formula="of:=IF(MOD([.A9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80">
            <text:p>980</text:p>
          </table:table-cell>
          <table:table-cell table:formula="of:=IF([.G982]=1;5000;IF([.H982]=1;[.B981]-[.$J$2];[.B981]))" office:value-type="float" office:value="4700">
            <text:p>4700</text:p>
          </table:table-cell>
          <table:table-cell table:formula="of:=[.D982]/[.B982]" office:value-type="percentage" office:value="0.108068137413839">
            <text:p>10,81%</text:p>
          </table:table-cell>
          <table:table-cell table:formula="of:=IF([.H982]=1;[.D981]-([.$J$2]*[.C981]);[.D981])" office:value-type="float" office:value="507.920245845044">
            <text:p>507,920245845</text:p>
          </table:table-cell>
          <table:table-cell table:formula="of:=IF([.G982]=1;5000-[.D981];IF([.H982]=1;[.E981]-([.$J$2]*(1-[.C981]));[.E981]))" office:value-type="float" office:value="4192.07975415495">
            <text:p>4192,079754155</text:p>
          </table:table-cell>
          <table:table-cell/>
          <table:table-cell table:formula="of:=IF(MOD([.A982]-1;50)=0;1;0)" office:value-type="float" office:value="0">
            <text:p>0</text:p>
          </table:table-cell>
          <table:table-cell table:formula="of:=IF(MOD([.A9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81">
            <text:p>981</text:p>
          </table:table-cell>
          <table:table-cell table:formula="of:=IF([.G983]=1;5000;IF([.H983]=1;[.B982]-[.$J$2];[.B982]))" office:value-type="float" office:value="4700">
            <text:p>4700</text:p>
          </table:table-cell>
          <table:table-cell table:formula="of:=[.D983]/[.B983]" office:value-type="percentage" office:value="0.108068137413839">
            <text:p>10,81%</text:p>
          </table:table-cell>
          <table:table-cell table:formula="of:=IF([.H983]=1;[.D982]-([.$J$2]*[.C982]);[.D982])" office:value-type="float" office:value="507.920245845044">
            <text:p>507,920245845</text:p>
          </table:table-cell>
          <table:table-cell table:formula="of:=IF([.G983]=1;5000-[.D982];IF([.H983]=1;[.E982]-([.$J$2]*(1-[.C982]));[.E982]))" office:value-type="float" office:value="4192.07975415495">
            <text:p>4192,079754155</text:p>
          </table:table-cell>
          <table:table-cell/>
          <table:table-cell table:formula="of:=IF(MOD([.A983]-1;50)=0;1;0)" office:value-type="float" office:value="0">
            <text:p>0</text:p>
          </table:table-cell>
          <table:table-cell table:formula="of:=IF(MOD([.A9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82">
            <text:p>982</text:p>
          </table:table-cell>
          <table:table-cell table:formula="of:=IF([.G984]=1;5000;IF([.H984]=1;[.B983]-[.$J$2];[.B983]))" office:value-type="float" office:value="4680">
            <text:p>4680</text:p>
          </table:table-cell>
          <table:table-cell table:formula="of:=[.D984]/[.B984]" office:value-type="percentage" office:value="0.108068137413839">
            <text:p>10,81%</text:p>
          </table:table-cell>
          <table:table-cell table:formula="of:=IF([.H984]=1;[.D983]-([.$J$2]*[.C983]);[.D983])" office:value-type="float" office:value="505.758883096767">
            <text:p>505,7588830968</text:p>
          </table:table-cell>
          <table:table-cell table:formula="of:=IF([.G984]=1;5000-[.D983];IF([.H984]=1;[.E983]-([.$J$2]*(1-[.C983]));[.E983]))" office:value-type="float" office:value="4174.24111690323">
            <text:p>4174,2411169032</text:p>
          </table:table-cell>
          <table:table-cell/>
          <table:table-cell table:formula="of:=IF(MOD([.A984]-1;50)=0;1;0)" office:value-type="float" office:value="0">
            <text:p>0</text:p>
          </table:table-cell>
          <table:table-cell table:formula="of:=IF(MOD([.A9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83">
            <text:p>983</text:p>
          </table:table-cell>
          <table:table-cell table:formula="of:=IF([.G985]=1;5000;IF([.H985]=1;[.B984]-[.$J$2];[.B984]))" office:value-type="float" office:value="4680">
            <text:p>4680</text:p>
          </table:table-cell>
          <table:table-cell table:formula="of:=[.D985]/[.B985]" office:value-type="percentage" office:value="0.108068137413839">
            <text:p>10,81%</text:p>
          </table:table-cell>
          <table:table-cell table:formula="of:=IF([.H985]=1;[.D984]-([.$J$2]*[.C984]);[.D984])" office:value-type="float" office:value="505.758883096767">
            <text:p>505,7588830968</text:p>
          </table:table-cell>
          <table:table-cell table:formula="of:=IF([.G985]=1;5000-[.D984];IF([.H985]=1;[.E984]-([.$J$2]*(1-[.C984]));[.E984]))" office:value-type="float" office:value="4174.24111690323">
            <text:p>4174,2411169032</text:p>
          </table:table-cell>
          <table:table-cell/>
          <table:table-cell table:formula="of:=IF(MOD([.A985]-1;50)=0;1;0)" office:value-type="float" office:value="0">
            <text:p>0</text:p>
          </table:table-cell>
          <table:table-cell table:formula="of:=IF(MOD([.A9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84">
            <text:p>984</text:p>
          </table:table-cell>
          <table:table-cell table:formula="of:=IF([.G986]=1;5000;IF([.H986]=1;[.B985]-[.$J$2];[.B985]))" office:value-type="float" office:value="4660">
            <text:p>4660</text:p>
          </table:table-cell>
          <table:table-cell table:formula="of:=[.D986]/[.B986]" office:value-type="percentage" office:value="0.108068137413839">
            <text:p>10,81%</text:p>
          </table:table-cell>
          <table:table-cell table:formula="of:=IF([.H986]=1;[.D985]-([.$J$2]*[.C985]);[.D985])" office:value-type="float" office:value="503.59752034849">
            <text:p>503,5975203485</text:p>
          </table:table-cell>
          <table:table-cell table:formula="of:=IF([.G986]=1;5000-[.D985];IF([.H986]=1;[.E985]-([.$J$2]*(1-[.C985]));[.E985]))" office:value-type="float" office:value="4156.40247965151">
            <text:p>4156,4024796515</text:p>
          </table:table-cell>
          <table:table-cell/>
          <table:table-cell table:formula="of:=IF(MOD([.A986]-1;50)=0;1;0)" office:value-type="float" office:value="0">
            <text:p>0</text:p>
          </table:table-cell>
          <table:table-cell table:formula="of:=IF(MOD([.A9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85">
            <text:p>985</text:p>
          </table:table-cell>
          <table:table-cell table:formula="of:=IF([.G987]=1;5000;IF([.H987]=1;[.B986]-[.$J$2];[.B986]))" office:value-type="float" office:value="4660">
            <text:p>4660</text:p>
          </table:table-cell>
          <table:table-cell table:formula="of:=[.D987]/[.B987]" office:value-type="percentage" office:value="0.108068137413839">
            <text:p>10,81%</text:p>
          </table:table-cell>
          <table:table-cell table:formula="of:=IF([.H987]=1;[.D986]-([.$J$2]*[.C986]);[.D986])" office:value-type="float" office:value="503.59752034849">
            <text:p>503,5975203485</text:p>
          </table:table-cell>
          <table:table-cell table:formula="of:=IF([.G987]=1;5000-[.D986];IF([.H987]=1;[.E986]-([.$J$2]*(1-[.C986]));[.E986]))" office:value-type="float" office:value="4156.40247965151">
            <text:p>4156,4024796515</text:p>
          </table:table-cell>
          <table:table-cell/>
          <table:table-cell table:formula="of:=IF(MOD([.A987]-1;50)=0;1;0)" office:value-type="float" office:value="0">
            <text:p>0</text:p>
          </table:table-cell>
          <table:table-cell table:formula="of:=IF(MOD([.A9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86">
            <text:p>986</text:p>
          </table:table-cell>
          <table:table-cell table:formula="of:=IF([.G988]=1;5000;IF([.H988]=1;[.B987]-[.$J$2];[.B987]))" office:value-type="float" office:value="4640">
            <text:p>4640</text:p>
          </table:table-cell>
          <table:table-cell table:formula="of:=[.D988]/[.B988]" office:value-type="percentage" office:value="0.108068137413839">
            <text:p>10,81%</text:p>
          </table:table-cell>
          <table:table-cell table:formula="of:=IF([.H988]=1;[.D987]-([.$J$2]*[.C987]);[.D987])" office:value-type="float" office:value="501.436157600213">
            <text:p>501,4361576002</text:p>
          </table:table-cell>
          <table:table-cell table:formula="of:=IF([.G988]=1;5000-[.D987];IF([.H988]=1;[.E987]-([.$J$2]*(1-[.C987]));[.E987]))" office:value-type="float" office:value="4138.56384239978">
            <text:p>4138,5638423998</text:p>
          </table:table-cell>
          <table:table-cell/>
          <table:table-cell table:formula="of:=IF(MOD([.A988]-1;50)=0;1;0)" office:value-type="float" office:value="0">
            <text:p>0</text:p>
          </table:table-cell>
          <table:table-cell table:formula="of:=IF(MOD([.A9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87">
            <text:p>987</text:p>
          </table:table-cell>
          <table:table-cell table:formula="of:=IF([.G989]=1;5000;IF([.H989]=1;[.B988]-[.$J$2];[.B988]))" office:value-type="float" office:value="4640">
            <text:p>4640</text:p>
          </table:table-cell>
          <table:table-cell table:formula="of:=[.D989]/[.B989]" office:value-type="percentage" office:value="0.108068137413839">
            <text:p>10,81%</text:p>
          </table:table-cell>
          <table:table-cell table:formula="of:=IF([.H989]=1;[.D988]-([.$J$2]*[.C988]);[.D988])" office:value-type="float" office:value="501.436157600213">
            <text:p>501,4361576002</text:p>
          </table:table-cell>
          <table:table-cell table:formula="of:=IF([.G989]=1;5000-[.D988];IF([.H989]=1;[.E988]-([.$J$2]*(1-[.C988]));[.E988]))" office:value-type="float" office:value="4138.56384239978">
            <text:p>4138,5638423998</text:p>
          </table:table-cell>
          <table:table-cell/>
          <table:table-cell table:formula="of:=IF(MOD([.A989]-1;50)=0;1;0)" office:value-type="float" office:value="0">
            <text:p>0</text:p>
          </table:table-cell>
          <table:table-cell table:formula="of:=IF(MOD([.A9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88">
            <text:p>988</text:p>
          </table:table-cell>
          <table:table-cell table:formula="of:=IF([.G990]=1;5000;IF([.H990]=1;[.B989]-[.$J$2];[.B989]))" office:value-type="float" office:value="4620">
            <text:p>4620</text:p>
          </table:table-cell>
          <table:table-cell table:formula="of:=[.D990]/[.B990]" office:value-type="percentage" office:value="0.108068137413839">
            <text:p>10,81%</text:p>
          </table:table-cell>
          <table:table-cell table:formula="of:=IF([.H990]=1;[.D989]-([.$J$2]*[.C989]);[.D989])" office:value-type="float" office:value="499.274794851937">
            <text:p>499,2747948519</text:p>
          </table:table-cell>
          <table:table-cell table:formula="of:=IF([.G990]=1;5000-[.D989];IF([.H990]=1;[.E989]-([.$J$2]*(1-[.C989]));[.E989]))" office:value-type="float" office:value="4120.72520514806">
            <text:p>4120,7252051481</text:p>
          </table:table-cell>
          <table:table-cell/>
          <table:table-cell table:formula="of:=IF(MOD([.A990]-1;50)=0;1;0)" office:value-type="float" office:value="0">
            <text:p>0</text:p>
          </table:table-cell>
          <table:table-cell table:formula="of:=IF(MOD([.A9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89">
            <text:p>989</text:p>
          </table:table-cell>
          <table:table-cell table:formula="of:=IF([.G991]=1;5000;IF([.H991]=1;[.B990]-[.$J$2];[.B990]))" office:value-type="float" office:value="4620">
            <text:p>4620</text:p>
          </table:table-cell>
          <table:table-cell table:formula="of:=[.D991]/[.B991]" office:value-type="percentage" office:value="0.108068137413839">
            <text:p>10,81%</text:p>
          </table:table-cell>
          <table:table-cell table:formula="of:=IF([.H991]=1;[.D990]-([.$J$2]*[.C990]);[.D990])" office:value-type="float" office:value="499.274794851937">
            <text:p>499,2747948519</text:p>
          </table:table-cell>
          <table:table-cell table:formula="of:=IF([.G991]=1;5000-[.D990];IF([.H991]=1;[.E990]-([.$J$2]*(1-[.C990]));[.E990]))" office:value-type="float" office:value="4120.72520514806">
            <text:p>4120,7252051481</text:p>
          </table:table-cell>
          <table:table-cell/>
          <table:table-cell table:formula="of:=IF(MOD([.A991]-1;50)=0;1;0)" office:value-type="float" office:value="0">
            <text:p>0</text:p>
          </table:table-cell>
          <table:table-cell table:formula="of:=IF(MOD([.A9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90">
            <text:p>990</text:p>
          </table:table-cell>
          <table:table-cell table:formula="of:=IF([.G992]=1;5000;IF([.H992]=1;[.B991]-[.$J$2];[.B991]))" office:value-type="float" office:value="4600">
            <text:p>4600</text:p>
          </table:table-cell>
          <table:table-cell table:formula="of:=[.D992]/[.B992]" office:value-type="percentage" office:value="0.108068137413839">
            <text:p>10,81%</text:p>
          </table:table-cell>
          <table:table-cell table:formula="of:=IF([.H992]=1;[.D991]-([.$J$2]*[.C991]);[.D991])" office:value-type="float" office:value="497.11343210366">
            <text:p>497,1134321037</text:p>
          </table:table-cell>
          <table:table-cell table:formula="of:=IF([.G992]=1;5000-[.D991];IF([.H992]=1;[.E991]-([.$J$2]*(1-[.C991]));[.E991]))" office:value-type="float" office:value="4102.88656789634">
            <text:p>4102,8865678963</text:p>
          </table:table-cell>
          <table:table-cell/>
          <table:table-cell table:formula="of:=IF(MOD([.A992]-1;50)=0;1;0)" office:value-type="float" office:value="0">
            <text:p>0</text:p>
          </table:table-cell>
          <table:table-cell table:formula="of:=IF(MOD([.A9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91">
            <text:p>991</text:p>
          </table:table-cell>
          <table:table-cell table:formula="of:=IF([.G993]=1;5000;IF([.H993]=1;[.B992]-[.$J$2];[.B992]))" office:value-type="float" office:value="4600">
            <text:p>4600</text:p>
          </table:table-cell>
          <table:table-cell table:formula="of:=[.D993]/[.B993]" office:value-type="percentage" office:value="0.108068137413839">
            <text:p>10,81%</text:p>
          </table:table-cell>
          <table:table-cell table:formula="of:=IF([.H993]=1;[.D992]-([.$J$2]*[.C992]);[.D992])" office:value-type="float" office:value="497.11343210366">
            <text:p>497,1134321037</text:p>
          </table:table-cell>
          <table:table-cell table:formula="of:=IF([.G993]=1;5000-[.D992];IF([.H993]=1;[.E992]-([.$J$2]*(1-[.C992]));[.E992]))" office:value-type="float" office:value="4102.88656789634">
            <text:p>4102,8865678963</text:p>
          </table:table-cell>
          <table:table-cell/>
          <table:table-cell table:formula="of:=IF(MOD([.A993]-1;50)=0;1;0)" office:value-type="float" office:value="0">
            <text:p>0</text:p>
          </table:table-cell>
          <table:table-cell table:formula="of:=IF(MOD([.A9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92">
            <text:p>992</text:p>
          </table:table-cell>
          <table:table-cell table:formula="of:=IF([.G994]=1;5000;IF([.H994]=1;[.B993]-[.$J$2];[.B993]))" office:value-type="float" office:value="4580">
            <text:p>4580</text:p>
          </table:table-cell>
          <table:table-cell table:formula="of:=[.D994]/[.B994]" office:value-type="percentage" office:value="0.108068137413839">
            <text:p>10,81%</text:p>
          </table:table-cell>
          <table:table-cell table:formula="of:=IF([.H994]=1;[.D993]-([.$J$2]*[.C993]);[.D993])" office:value-type="float" office:value="494.952069355383">
            <text:p>494,9520693554</text:p>
          </table:table-cell>
          <table:table-cell table:formula="of:=IF([.G994]=1;5000-[.D993];IF([.H994]=1;[.E993]-([.$J$2]*(1-[.C993]));[.E993]))" office:value-type="float" office:value="4085.04793064461">
            <text:p>4085,0479306446</text:p>
          </table:table-cell>
          <table:table-cell/>
          <table:table-cell table:formula="of:=IF(MOD([.A994]-1;50)=0;1;0)" office:value-type="float" office:value="0">
            <text:p>0</text:p>
          </table:table-cell>
          <table:table-cell table:formula="of:=IF(MOD([.A9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93">
            <text:p>993</text:p>
          </table:table-cell>
          <table:table-cell table:formula="of:=IF([.G995]=1;5000;IF([.H995]=1;[.B994]-[.$J$2];[.B994]))" office:value-type="float" office:value="4580">
            <text:p>4580</text:p>
          </table:table-cell>
          <table:table-cell table:formula="of:=[.D995]/[.B995]" office:value-type="percentage" office:value="0.108068137413839">
            <text:p>10,81%</text:p>
          </table:table-cell>
          <table:table-cell table:formula="of:=IF([.H995]=1;[.D994]-([.$J$2]*[.C994]);[.D994])" office:value-type="float" office:value="494.952069355383">
            <text:p>494,9520693554</text:p>
          </table:table-cell>
          <table:table-cell table:formula="of:=IF([.G995]=1;5000-[.D994];IF([.H995]=1;[.E994]-([.$J$2]*(1-[.C994]));[.E994]))" office:value-type="float" office:value="4085.04793064461">
            <text:p>4085,0479306446</text:p>
          </table:table-cell>
          <table:table-cell/>
          <table:table-cell table:formula="of:=IF(MOD([.A995]-1;50)=0;1;0)" office:value-type="float" office:value="0">
            <text:p>0</text:p>
          </table:table-cell>
          <table:table-cell table:formula="of:=IF(MOD([.A9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94">
            <text:p>994</text:p>
          </table:table-cell>
          <table:table-cell table:formula="of:=IF([.G996]=1;5000;IF([.H996]=1;[.B995]-[.$J$2];[.B995]))" office:value-type="float" office:value="4560">
            <text:p>4560</text:p>
          </table:table-cell>
          <table:table-cell table:formula="of:=[.D996]/[.B996]" office:value-type="percentage" office:value="0.108068137413839">
            <text:p>10,81%</text:p>
          </table:table-cell>
          <table:table-cell table:formula="of:=IF([.H996]=1;[.D995]-([.$J$2]*[.C995]);[.D995])" office:value-type="float" office:value="492.790706607106">
            <text:p>492,7907066071</text:p>
          </table:table-cell>
          <table:table-cell table:formula="of:=IF([.G996]=1;5000-[.D995];IF([.H996]=1;[.E995]-([.$J$2]*(1-[.C995]));[.E995]))" office:value-type="float" office:value="4067.20929339289">
            <text:p>4067,2092933929</text:p>
          </table:table-cell>
          <table:table-cell/>
          <table:table-cell table:formula="of:=IF(MOD([.A996]-1;50)=0;1;0)" office:value-type="float" office:value="0">
            <text:p>0</text:p>
          </table:table-cell>
          <table:table-cell table:formula="of:=IF(MOD([.A9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95">
            <text:p>995</text:p>
          </table:table-cell>
          <table:table-cell table:formula="of:=IF([.G997]=1;5000;IF([.H997]=1;[.B996]-[.$J$2];[.B996]))" office:value-type="float" office:value="4560">
            <text:p>4560</text:p>
          </table:table-cell>
          <table:table-cell table:formula="of:=[.D997]/[.B997]" office:value-type="percentage" office:value="0.108068137413839">
            <text:p>10,81%</text:p>
          </table:table-cell>
          <table:table-cell table:formula="of:=IF([.H997]=1;[.D996]-([.$J$2]*[.C996]);[.D996])" office:value-type="float" office:value="492.790706607106">
            <text:p>492,7907066071</text:p>
          </table:table-cell>
          <table:table-cell table:formula="of:=IF([.G997]=1;5000-[.D996];IF([.H997]=1;[.E996]-([.$J$2]*(1-[.C996]));[.E996]))" office:value-type="float" office:value="4067.20929339289">
            <text:p>4067,2092933929</text:p>
          </table:table-cell>
          <table:table-cell/>
          <table:table-cell table:formula="of:=IF(MOD([.A997]-1;50)=0;1;0)" office:value-type="float" office:value="0">
            <text:p>0</text:p>
          </table:table-cell>
          <table:table-cell table:formula="of:=IF(MOD([.A9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96">
            <text:p>996</text:p>
          </table:table-cell>
          <table:table-cell table:formula="of:=IF([.G998]=1;5000;IF([.H998]=1;[.B997]-[.$J$2];[.B997]))" office:value-type="float" office:value="4540">
            <text:p>4540</text:p>
          </table:table-cell>
          <table:table-cell table:formula="of:=[.D998]/[.B998]" office:value-type="percentage" office:value="0.108068137413839">
            <text:p>10,81%</text:p>
          </table:table-cell>
          <table:table-cell table:formula="of:=IF([.H998]=1;[.D997]-([.$J$2]*[.C997]);[.D997])" office:value-type="float" office:value="490.62934385883">
            <text:p>490,6293438588</text:p>
          </table:table-cell>
          <table:table-cell table:formula="of:=IF([.G998]=1;5000-[.D997];IF([.H998]=1;[.E997]-([.$J$2]*(1-[.C997]));[.E997]))" office:value-type="float" office:value="4049.37065614117">
            <text:p>4049,3706561412</text:p>
          </table:table-cell>
          <table:table-cell/>
          <table:table-cell table:formula="of:=IF(MOD([.A998]-1;50)=0;1;0)" office:value-type="float" office:value="0">
            <text:p>0</text:p>
          </table:table-cell>
          <table:table-cell table:formula="of:=IF(MOD([.A9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97">
            <text:p>997</text:p>
          </table:table-cell>
          <table:table-cell table:formula="of:=IF([.G999]=1;5000;IF([.H999]=1;[.B998]-[.$J$2];[.B998]))" office:value-type="float" office:value="4540">
            <text:p>4540</text:p>
          </table:table-cell>
          <table:table-cell table:formula="of:=[.D999]/[.B999]" office:value-type="percentage" office:value="0.108068137413839">
            <text:p>10,81%</text:p>
          </table:table-cell>
          <table:table-cell table:formula="of:=IF([.H999]=1;[.D998]-([.$J$2]*[.C998]);[.D998])" office:value-type="float" office:value="490.62934385883">
            <text:p>490,6293438588</text:p>
          </table:table-cell>
          <table:table-cell table:formula="of:=IF([.G999]=1;5000-[.D998];IF([.H999]=1;[.E998]-([.$J$2]*(1-[.C998]));[.E998]))" office:value-type="float" office:value="4049.37065614117">
            <text:p>4049,3706561412</text:p>
          </table:table-cell>
          <table:table-cell/>
          <table:table-cell table:formula="of:=IF(MOD([.A999]-1;50)=0;1;0)" office:value-type="float" office:value="0">
            <text:p>0</text:p>
          </table:table-cell>
          <table:table-cell table:formula="of:=IF(MOD([.A9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98">
            <text:p>998</text:p>
          </table:table-cell>
          <table:table-cell table:formula="of:=IF([.G1000]=1;5000;IF([.H1000]=1;[.B999]-[.$J$2];[.B999]))" office:value-type="float" office:value="4520">
            <text:p>4520</text:p>
          </table:table-cell>
          <table:table-cell table:formula="of:=[.D1000]/[.B1000]" office:value-type="percentage" office:value="0.108068137413839">
            <text:p>10,81%</text:p>
          </table:table-cell>
          <table:table-cell table:formula="of:=IF([.H1000]=1;[.D999]-([.$J$2]*[.C999]);[.D999])" office:value-type="float" office:value="488.467981110553">
            <text:p>488,4679811106</text:p>
          </table:table-cell>
          <table:table-cell table:formula="of:=IF([.G1000]=1;5000-[.D999];IF([.H1000]=1;[.E999]-([.$J$2]*(1-[.C999]));[.E999]))" office:value-type="float" office:value="4031.53201888944">
            <text:p>4031,5320188895</text:p>
          </table:table-cell>
          <table:table-cell/>
          <table:table-cell table:formula="of:=IF(MOD([.A1000]-1;50)=0;1;0)" office:value-type="float" office:value="0">
            <text:p>0</text:p>
          </table:table-cell>
          <table:table-cell table:formula="of:=IF(MOD([.A10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99">
            <text:p>999</text:p>
          </table:table-cell>
          <table:table-cell table:formula="of:=IF([.G1001]=1;5000;IF([.H1001]=1;[.B1000]-[.$J$2];[.B1000]))" office:value-type="float" office:value="4520">
            <text:p>4520</text:p>
          </table:table-cell>
          <table:table-cell table:formula="of:=[.D1001]/[.B1001]" office:value-type="percentage" office:value="0.108068137413839">
            <text:p>10,81%</text:p>
          </table:table-cell>
          <table:table-cell table:formula="of:=IF([.H1001]=1;[.D1000]-([.$J$2]*[.C1000]);[.D1000])" office:value-type="float" office:value="488.467981110553">
            <text:p>488,4679811106</text:p>
          </table:table-cell>
          <table:table-cell table:formula="of:=IF([.G1001]=1;5000-[.D1000];IF([.H1001]=1;[.E1000]-([.$J$2]*(1-[.C1000]));[.E1000]))" office:value-type="float" office:value="4031.53201888944">
            <text:p>4031,5320188895</text:p>
          </table:table-cell>
          <table:table-cell/>
          <table:table-cell table:formula="of:=IF(MOD([.A1001]-1;50)=0;1;0)" office:value-type="float" office:value="0">
            <text:p>0</text:p>
          </table:table-cell>
          <table:table-cell table:formula="of:=IF(MOD([.A10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00">
            <text:p>1000</text:p>
          </table:table-cell>
          <table:table-cell table:formula="of:=IF([.G1002]=1;5000;IF([.H1002]=1;[.B1001]-[.$J$2];[.B1001]))" office:value-type="float" office:value="4500">
            <text:p>4500</text:p>
          </table:table-cell>
          <table:table-cell table:formula="of:=[.D1002]/[.B1002]" office:value-type="percentage" office:value="0.108068137413839">
            <text:p>10,81%</text:p>
          </table:table-cell>
          <table:table-cell table:formula="of:=IF([.H1002]=1;[.D1001]-([.$J$2]*[.C1001]);[.D1001])" office:value-type="float" office:value="486.306618362276">
            <text:p>486,3066183623</text:p>
          </table:table-cell>
          <table:table-cell table:formula="of:=IF([.G1002]=1;5000-[.D1001];IF([.H1002]=1;[.E1001]-([.$J$2]*(1-[.C1001]));[.E1001]))" office:value-type="float" office:value="4013.69338163772">
            <text:p>4013,6933816377</text:p>
          </table:table-cell>
          <table:table-cell/>
          <table:table-cell table:formula="of:=IF(MOD([.A1002]-1;50)=0;1;0)" office:value-type="float" office:value="0">
            <text:p>0</text:p>
          </table:table-cell>
          <table:table-cell table:formula="of:=IF(MOD([.A10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01">
            <text:p>1001</text:p>
          </table:table-cell>
          <table:table-cell table:formula="of:=IF([.G1003]=1;5000;IF([.H1003]=1;[.B1002]-[.$J$2];[.B1002]))" office:value-type="float" office:value="5000">
            <text:p>5000</text:p>
          </table:table-cell>
          <table:table-cell table:formula="of:=[.D1003]/[.B1003]" office:value-type="percentage" office:value="0.0972613236724552">
            <text:p>9,73%</text:p>
          </table:table-cell>
          <table:table-cell table:formula="of:=IF([.H1003]=1;[.D1002]-([.$J$2]*[.C1002]);[.D1002])" office:value-type="float" office:value="486.306618362276">
            <text:p>486,3066183623</text:p>
          </table:table-cell>
          <table:table-cell table:formula="of:=IF([.G1003]=1;5000-[.D1002];IF([.H1003]=1;[.E1002]-([.$J$2]*(1-[.C1002]));[.E1002]))" office:value-type="float" office:value="4513.69338163772">
            <text:p>4513,6933816377</text:p>
          </table:table-cell>
          <table:table-cell/>
          <table:table-cell table:formula="of:=IF(MOD([.A1003]-1;50)=0;1;0)" office:value-type="float" office:value="1">
            <text:p>1</text:p>
          </table:table-cell>
          <table:table-cell table:formula="of:=IF(MOD([.A10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02">
            <text:p>1002</text:p>
          </table:table-cell>
          <table:table-cell table:formula="of:=IF([.G1004]=1;5000;IF([.H1004]=1;[.B1003]-[.$J$2];[.B1003]))" office:value-type="float" office:value="4980">
            <text:p>4980</text:p>
          </table:table-cell>
          <table:table-cell table:formula="of:=[.D1004]/[.B1004]" office:value-type="percentage" office:value="0.0972613236724552">
            <text:p>9,73%</text:p>
          </table:table-cell>
          <table:table-cell table:formula="of:=IF([.H1004]=1;[.D1003]-([.$J$2]*[.C1003]);[.D1003])" office:value-type="float" office:value="484.361391888827">
            <text:p>484,3613918888</text:p>
          </table:table-cell>
          <table:table-cell table:formula="of:=IF([.G1004]=1;5000-[.D1003];IF([.H1004]=1;[.E1003]-([.$J$2]*(1-[.C1003]));[.E1003]))" office:value-type="float" office:value="4495.63860811117">
            <text:p>4495,6386081112</text:p>
          </table:table-cell>
          <table:table-cell/>
          <table:table-cell table:formula="of:=IF(MOD([.A1004]-1;50)=0;1;0)" office:value-type="float" office:value="0">
            <text:p>0</text:p>
          </table:table-cell>
          <table:table-cell table:formula="of:=IF(MOD([.A10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03">
            <text:p>1003</text:p>
          </table:table-cell>
          <table:table-cell table:formula="of:=IF([.G1005]=1;5000;IF([.H1005]=1;[.B1004]-[.$J$2];[.B1004]))" office:value-type="float" office:value="4980">
            <text:p>4980</text:p>
          </table:table-cell>
          <table:table-cell table:formula="of:=[.D1005]/[.B1005]" office:value-type="percentage" office:value="0.0972613236724552">
            <text:p>9,73%</text:p>
          </table:table-cell>
          <table:table-cell table:formula="of:=IF([.H1005]=1;[.D1004]-([.$J$2]*[.C1004]);[.D1004])" office:value-type="float" office:value="484.361391888827">
            <text:p>484,3613918888</text:p>
          </table:table-cell>
          <table:table-cell table:formula="of:=IF([.G1005]=1;5000-[.D1004];IF([.H1005]=1;[.E1004]-([.$J$2]*(1-[.C1004]));[.E1004]))" office:value-type="float" office:value="4495.63860811117">
            <text:p>4495,6386081112</text:p>
          </table:table-cell>
          <table:table-cell/>
          <table:table-cell table:formula="of:=IF(MOD([.A1005]-1;50)=0;1;0)" office:value-type="float" office:value="0">
            <text:p>0</text:p>
          </table:table-cell>
          <table:table-cell table:formula="of:=IF(MOD([.A10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04">
            <text:p>1004</text:p>
          </table:table-cell>
          <table:table-cell table:formula="of:=IF([.G1006]=1;5000;IF([.H1006]=1;[.B1005]-[.$J$2];[.B1005]))" office:value-type="float" office:value="4960">
            <text:p>4960</text:p>
          </table:table-cell>
          <table:table-cell table:formula="of:=[.D1006]/[.B1006]" office:value-type="percentage" office:value="0.0972613236724552">
            <text:p>9,73%</text:p>
          </table:table-cell>
          <table:table-cell table:formula="of:=IF([.H1006]=1;[.D1005]-([.$J$2]*[.C1005]);[.D1005])" office:value-type="float" office:value="482.416165415378">
            <text:p>482,4161654154</text:p>
          </table:table-cell>
          <table:table-cell table:formula="of:=IF([.G1006]=1;5000-[.D1005];IF([.H1006]=1;[.E1005]-([.$J$2]*(1-[.C1005]));[.E1005]))" office:value-type="float" office:value="4477.58383458462">
            <text:p>4477,5838345846</text:p>
          </table:table-cell>
          <table:table-cell/>
          <table:table-cell table:formula="of:=IF(MOD([.A1006]-1;50)=0;1;0)" office:value-type="float" office:value="0">
            <text:p>0</text:p>
          </table:table-cell>
          <table:table-cell table:formula="of:=IF(MOD([.A10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05">
            <text:p>1005</text:p>
          </table:table-cell>
          <table:table-cell table:formula="of:=IF([.G1007]=1;5000;IF([.H1007]=1;[.B1006]-[.$J$2];[.B1006]))" office:value-type="float" office:value="4960">
            <text:p>4960</text:p>
          </table:table-cell>
          <table:table-cell table:formula="of:=[.D1007]/[.B1007]" office:value-type="percentage" office:value="0.0972613236724552">
            <text:p>9,73%</text:p>
          </table:table-cell>
          <table:table-cell table:formula="of:=IF([.H1007]=1;[.D1006]-([.$J$2]*[.C1006]);[.D1006])" office:value-type="float" office:value="482.416165415378">
            <text:p>482,4161654154</text:p>
          </table:table-cell>
          <table:table-cell table:formula="of:=IF([.G1007]=1;5000-[.D1006];IF([.H1007]=1;[.E1006]-([.$J$2]*(1-[.C1006]));[.E1006]))" office:value-type="float" office:value="4477.58383458462">
            <text:p>4477,5838345846</text:p>
          </table:table-cell>
          <table:table-cell/>
          <table:table-cell table:formula="of:=IF(MOD([.A1007]-1;50)=0;1;0)" office:value-type="float" office:value="0">
            <text:p>0</text:p>
          </table:table-cell>
          <table:table-cell table:formula="of:=IF(MOD([.A10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06">
            <text:p>1006</text:p>
          </table:table-cell>
          <table:table-cell table:formula="of:=IF([.G1008]=1;5000;IF([.H1008]=1;[.B1007]-[.$J$2];[.B1007]))" office:value-type="float" office:value="4940">
            <text:p>4940</text:p>
          </table:table-cell>
          <table:table-cell table:formula="of:=[.D1008]/[.B1008]" office:value-type="percentage" office:value="0.0972613236724552">
            <text:p>9,73%</text:p>
          </table:table-cell>
          <table:table-cell table:formula="of:=IF([.H1008]=1;[.D1007]-([.$J$2]*[.C1007]);[.D1007])" office:value-type="float" office:value="480.470938941929">
            <text:p>480,4709389419</text:p>
          </table:table-cell>
          <table:table-cell table:formula="of:=IF([.G1008]=1;5000-[.D1007];IF([.H1008]=1;[.E1007]-([.$J$2]*(1-[.C1007]));[.E1007]))" office:value-type="float" office:value="4459.52906105807">
            <text:p>4459,5290610581</text:p>
          </table:table-cell>
          <table:table-cell/>
          <table:table-cell table:formula="of:=IF(MOD([.A1008]-1;50)=0;1;0)" office:value-type="float" office:value="0">
            <text:p>0</text:p>
          </table:table-cell>
          <table:table-cell table:formula="of:=IF(MOD([.A10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07">
            <text:p>1007</text:p>
          </table:table-cell>
          <table:table-cell table:formula="of:=IF([.G1009]=1;5000;IF([.H1009]=1;[.B1008]-[.$J$2];[.B1008]))" office:value-type="float" office:value="4940">
            <text:p>4940</text:p>
          </table:table-cell>
          <table:table-cell table:formula="of:=[.D1009]/[.B1009]" office:value-type="percentage" office:value="0.0972613236724552">
            <text:p>9,73%</text:p>
          </table:table-cell>
          <table:table-cell table:formula="of:=IF([.H1009]=1;[.D1008]-([.$J$2]*[.C1008]);[.D1008])" office:value-type="float" office:value="480.470938941929">
            <text:p>480,4709389419</text:p>
          </table:table-cell>
          <table:table-cell table:formula="of:=IF([.G1009]=1;5000-[.D1008];IF([.H1009]=1;[.E1008]-([.$J$2]*(1-[.C1008]));[.E1008]))" office:value-type="float" office:value="4459.52906105807">
            <text:p>4459,5290610581</text:p>
          </table:table-cell>
          <table:table-cell/>
          <table:table-cell table:formula="of:=IF(MOD([.A1009]-1;50)=0;1;0)" office:value-type="float" office:value="0">
            <text:p>0</text:p>
          </table:table-cell>
          <table:table-cell table:formula="of:=IF(MOD([.A10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08">
            <text:p>1008</text:p>
          </table:table-cell>
          <table:table-cell table:formula="of:=IF([.G1010]=1;5000;IF([.H1010]=1;[.B1009]-[.$J$2];[.B1009]))" office:value-type="float" office:value="4920">
            <text:p>4920</text:p>
          </table:table-cell>
          <table:table-cell table:formula="of:=[.D1010]/[.B1010]" office:value-type="percentage" office:value="0.0972613236724552">
            <text:p>9,73%</text:p>
          </table:table-cell>
          <table:table-cell table:formula="of:=IF([.H1010]=1;[.D1009]-([.$J$2]*[.C1009]);[.D1009])" office:value-type="float" office:value="478.52571246848">
            <text:p>478,5257124685</text:p>
          </table:table-cell>
          <table:table-cell table:formula="of:=IF([.G1010]=1;5000-[.D1009];IF([.H1010]=1;[.E1009]-([.$J$2]*(1-[.C1009]));[.E1009]))" office:value-type="float" office:value="4441.47428753152">
            <text:p>4441,4742875315</text:p>
          </table:table-cell>
          <table:table-cell/>
          <table:table-cell table:formula="of:=IF(MOD([.A1010]-1;50)=0;1;0)" office:value-type="float" office:value="0">
            <text:p>0</text:p>
          </table:table-cell>
          <table:table-cell table:formula="of:=IF(MOD([.A10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09">
            <text:p>1009</text:p>
          </table:table-cell>
          <table:table-cell table:formula="of:=IF([.G1011]=1;5000;IF([.H1011]=1;[.B1010]-[.$J$2];[.B1010]))" office:value-type="float" office:value="4920">
            <text:p>4920</text:p>
          </table:table-cell>
          <table:table-cell table:formula="of:=[.D1011]/[.B1011]" office:value-type="percentage" office:value="0.0972613236724552">
            <text:p>9,73%</text:p>
          </table:table-cell>
          <table:table-cell table:formula="of:=IF([.H1011]=1;[.D1010]-([.$J$2]*[.C1010]);[.D1010])" office:value-type="float" office:value="478.52571246848">
            <text:p>478,5257124685</text:p>
          </table:table-cell>
          <table:table-cell table:formula="of:=IF([.G1011]=1;5000-[.D1010];IF([.H1011]=1;[.E1010]-([.$J$2]*(1-[.C1010]));[.E1010]))" office:value-type="float" office:value="4441.47428753152">
            <text:p>4441,4742875315</text:p>
          </table:table-cell>
          <table:table-cell/>
          <table:table-cell table:formula="of:=IF(MOD([.A1011]-1;50)=0;1;0)" office:value-type="float" office:value="0">
            <text:p>0</text:p>
          </table:table-cell>
          <table:table-cell table:formula="of:=IF(MOD([.A10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10">
            <text:p>1010</text:p>
          </table:table-cell>
          <table:table-cell table:formula="of:=IF([.G1012]=1;5000;IF([.H1012]=1;[.B1011]-[.$J$2];[.B1011]))" office:value-type="float" office:value="4900">
            <text:p>4900</text:p>
          </table:table-cell>
          <table:table-cell table:formula="of:=[.D1012]/[.B1012]" office:value-type="percentage" office:value="0.0972613236724552">
            <text:p>9,73%</text:p>
          </table:table-cell>
          <table:table-cell table:formula="of:=IF([.H1012]=1;[.D1011]-([.$J$2]*[.C1011]);[.D1011])" office:value-type="float" office:value="476.580485995031">
            <text:p>476,580485995</text:p>
          </table:table-cell>
          <table:table-cell table:formula="of:=IF([.G1012]=1;5000-[.D1011];IF([.H1012]=1;[.E1011]-([.$J$2]*(1-[.C1011]));[.E1011]))" office:value-type="float" office:value="4423.41951400497">
            <text:p>4423,419514005</text:p>
          </table:table-cell>
          <table:table-cell/>
          <table:table-cell table:formula="of:=IF(MOD([.A1012]-1;50)=0;1;0)" office:value-type="float" office:value="0">
            <text:p>0</text:p>
          </table:table-cell>
          <table:table-cell table:formula="of:=IF(MOD([.A10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11">
            <text:p>1011</text:p>
          </table:table-cell>
          <table:table-cell table:formula="of:=IF([.G1013]=1;5000;IF([.H1013]=1;[.B1012]-[.$J$2];[.B1012]))" office:value-type="float" office:value="4900">
            <text:p>4900</text:p>
          </table:table-cell>
          <table:table-cell table:formula="of:=[.D1013]/[.B1013]" office:value-type="percentage" office:value="0.0972613236724552">
            <text:p>9,73%</text:p>
          </table:table-cell>
          <table:table-cell table:formula="of:=IF([.H1013]=1;[.D1012]-([.$J$2]*[.C1012]);[.D1012])" office:value-type="float" office:value="476.580485995031">
            <text:p>476,580485995</text:p>
          </table:table-cell>
          <table:table-cell table:formula="of:=IF([.G1013]=1;5000-[.D1012];IF([.H1013]=1;[.E1012]-([.$J$2]*(1-[.C1012]));[.E1012]))" office:value-type="float" office:value="4423.41951400497">
            <text:p>4423,419514005</text:p>
          </table:table-cell>
          <table:table-cell/>
          <table:table-cell table:formula="of:=IF(MOD([.A1013]-1;50)=0;1;0)" office:value-type="float" office:value="0">
            <text:p>0</text:p>
          </table:table-cell>
          <table:table-cell table:formula="of:=IF(MOD([.A10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12">
            <text:p>1012</text:p>
          </table:table-cell>
          <table:table-cell table:formula="of:=IF([.G1014]=1;5000;IF([.H1014]=1;[.B1013]-[.$J$2];[.B1013]))" office:value-type="float" office:value="4880">
            <text:p>4880</text:p>
          </table:table-cell>
          <table:table-cell table:formula="of:=[.D1014]/[.B1014]" office:value-type="percentage" office:value="0.0972613236724552">
            <text:p>9,73%</text:p>
          </table:table-cell>
          <table:table-cell table:formula="of:=IF([.H1014]=1;[.D1013]-([.$J$2]*[.C1013]);[.D1013])" office:value-type="float" office:value="474.635259521581">
            <text:p>474,6352595216</text:p>
          </table:table-cell>
          <table:table-cell table:formula="of:=IF([.G1014]=1;5000-[.D1013];IF([.H1014]=1;[.E1013]-([.$J$2]*(1-[.C1013]));[.E1013]))" office:value-type="float" office:value="4405.36474047842">
            <text:p>4405,3647404784</text:p>
          </table:table-cell>
          <table:table-cell/>
          <table:table-cell table:formula="of:=IF(MOD([.A1014]-1;50)=0;1;0)" office:value-type="float" office:value="0">
            <text:p>0</text:p>
          </table:table-cell>
          <table:table-cell table:formula="of:=IF(MOD([.A10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13">
            <text:p>1013</text:p>
          </table:table-cell>
          <table:table-cell table:formula="of:=IF([.G1015]=1;5000;IF([.H1015]=1;[.B1014]-[.$J$2];[.B1014]))" office:value-type="float" office:value="4880">
            <text:p>4880</text:p>
          </table:table-cell>
          <table:table-cell table:formula="of:=[.D1015]/[.B1015]" office:value-type="percentage" office:value="0.0972613236724552">
            <text:p>9,73%</text:p>
          </table:table-cell>
          <table:table-cell table:formula="of:=IF([.H1015]=1;[.D1014]-([.$J$2]*[.C1014]);[.D1014])" office:value-type="float" office:value="474.635259521581">
            <text:p>474,6352595216</text:p>
          </table:table-cell>
          <table:table-cell table:formula="of:=IF([.G1015]=1;5000-[.D1014];IF([.H1015]=1;[.E1014]-([.$J$2]*(1-[.C1014]));[.E1014]))" office:value-type="float" office:value="4405.36474047842">
            <text:p>4405,3647404784</text:p>
          </table:table-cell>
          <table:table-cell/>
          <table:table-cell table:formula="of:=IF(MOD([.A1015]-1;50)=0;1;0)" office:value-type="float" office:value="0">
            <text:p>0</text:p>
          </table:table-cell>
          <table:table-cell table:formula="of:=IF(MOD([.A10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14">
            <text:p>1014</text:p>
          </table:table-cell>
          <table:table-cell table:formula="of:=IF([.G1016]=1;5000;IF([.H1016]=1;[.B1015]-[.$J$2];[.B1015]))" office:value-type="float" office:value="4860">
            <text:p>4860</text:p>
          </table:table-cell>
          <table:table-cell table:formula="of:=[.D1016]/[.B1016]" office:value-type="percentage" office:value="0.0972613236724552">
            <text:p>9,73%</text:p>
          </table:table-cell>
          <table:table-cell table:formula="of:=IF([.H1016]=1;[.D1015]-([.$J$2]*[.C1015]);[.D1015])" office:value-type="float" office:value="472.690033048132">
            <text:p>472,6900330481</text:p>
          </table:table-cell>
          <table:table-cell table:formula="of:=IF([.G1016]=1;5000-[.D1015];IF([.H1016]=1;[.E1015]-([.$J$2]*(1-[.C1015]));[.E1015]))" office:value-type="float" office:value="4387.30996695187">
            <text:p>4387,3099669519</text:p>
          </table:table-cell>
          <table:table-cell/>
          <table:table-cell table:formula="of:=IF(MOD([.A1016]-1;50)=0;1;0)" office:value-type="float" office:value="0">
            <text:p>0</text:p>
          </table:table-cell>
          <table:table-cell table:formula="of:=IF(MOD([.A10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15">
            <text:p>1015</text:p>
          </table:table-cell>
          <table:table-cell table:formula="of:=IF([.G1017]=1;5000;IF([.H1017]=1;[.B1016]-[.$J$2];[.B1016]))" office:value-type="float" office:value="4860">
            <text:p>4860</text:p>
          </table:table-cell>
          <table:table-cell table:formula="of:=[.D1017]/[.B1017]" office:value-type="percentage" office:value="0.0972613236724552">
            <text:p>9,73%</text:p>
          </table:table-cell>
          <table:table-cell table:formula="of:=IF([.H1017]=1;[.D1016]-([.$J$2]*[.C1016]);[.D1016])" office:value-type="float" office:value="472.690033048132">
            <text:p>472,6900330481</text:p>
          </table:table-cell>
          <table:table-cell table:formula="of:=IF([.G1017]=1;5000-[.D1016];IF([.H1017]=1;[.E1016]-([.$J$2]*(1-[.C1016]));[.E1016]))" office:value-type="float" office:value="4387.30996695187">
            <text:p>4387,3099669519</text:p>
          </table:table-cell>
          <table:table-cell/>
          <table:table-cell table:formula="of:=IF(MOD([.A1017]-1;50)=0;1;0)" office:value-type="float" office:value="0">
            <text:p>0</text:p>
          </table:table-cell>
          <table:table-cell table:formula="of:=IF(MOD([.A10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16">
            <text:p>1016</text:p>
          </table:table-cell>
          <table:table-cell table:formula="of:=IF([.G1018]=1;5000;IF([.H1018]=1;[.B1017]-[.$J$2];[.B1017]))" office:value-type="float" office:value="4840">
            <text:p>4840</text:p>
          </table:table-cell>
          <table:table-cell table:formula="of:=[.D1018]/[.B1018]" office:value-type="percentage" office:value="0.0972613236724552">
            <text:p>9,73%</text:p>
          </table:table-cell>
          <table:table-cell table:formula="of:=IF([.H1018]=1;[.D1017]-([.$J$2]*[.C1017]);[.D1017])" office:value-type="float" office:value="470.744806574683">
            <text:p>470,7448065747</text:p>
          </table:table-cell>
          <table:table-cell table:formula="of:=IF([.G1018]=1;5000-[.D1017];IF([.H1018]=1;[.E1017]-([.$J$2]*(1-[.C1017]));[.E1017]))" office:value-type="float" office:value="4369.25519342532">
            <text:p>4369,2551934253</text:p>
          </table:table-cell>
          <table:table-cell/>
          <table:table-cell table:formula="of:=IF(MOD([.A1018]-1;50)=0;1;0)" office:value-type="float" office:value="0">
            <text:p>0</text:p>
          </table:table-cell>
          <table:table-cell table:formula="of:=IF(MOD([.A10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17">
            <text:p>1017</text:p>
          </table:table-cell>
          <table:table-cell table:formula="of:=IF([.G1019]=1;5000;IF([.H1019]=1;[.B1018]-[.$J$2];[.B1018]))" office:value-type="float" office:value="4840">
            <text:p>4840</text:p>
          </table:table-cell>
          <table:table-cell table:formula="of:=[.D1019]/[.B1019]" office:value-type="percentage" office:value="0.0972613236724552">
            <text:p>9,73%</text:p>
          </table:table-cell>
          <table:table-cell table:formula="of:=IF([.H1019]=1;[.D1018]-([.$J$2]*[.C1018]);[.D1018])" office:value-type="float" office:value="470.744806574683">
            <text:p>470,7448065747</text:p>
          </table:table-cell>
          <table:table-cell table:formula="of:=IF([.G1019]=1;5000-[.D1018];IF([.H1019]=1;[.E1018]-([.$J$2]*(1-[.C1018]));[.E1018]))" office:value-type="float" office:value="4369.25519342532">
            <text:p>4369,2551934253</text:p>
          </table:table-cell>
          <table:table-cell/>
          <table:table-cell table:formula="of:=IF(MOD([.A1019]-1;50)=0;1;0)" office:value-type="float" office:value="0">
            <text:p>0</text:p>
          </table:table-cell>
          <table:table-cell table:formula="of:=IF(MOD([.A10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18">
            <text:p>1018</text:p>
          </table:table-cell>
          <table:table-cell table:formula="of:=IF([.G1020]=1;5000;IF([.H1020]=1;[.B1019]-[.$J$2];[.B1019]))" office:value-type="float" office:value="4820">
            <text:p>4820</text:p>
          </table:table-cell>
          <table:table-cell table:formula="of:=[.D1020]/[.B1020]" office:value-type="percentage" office:value="0.0972613236724552">
            <text:p>9,73%</text:p>
          </table:table-cell>
          <table:table-cell table:formula="of:=IF([.H1020]=1;[.D1019]-([.$J$2]*[.C1019]);[.D1019])" office:value-type="float" office:value="468.799580101234">
            <text:p>468,7995801012</text:p>
          </table:table-cell>
          <table:table-cell table:formula="of:=IF([.G1020]=1;5000-[.D1019];IF([.H1020]=1;[.E1019]-([.$J$2]*(1-[.C1019]));[.E1019]))" office:value-type="float" office:value="4351.20041989877">
            <text:p>4351,2004198988</text:p>
          </table:table-cell>
          <table:table-cell/>
          <table:table-cell table:formula="of:=IF(MOD([.A1020]-1;50)=0;1;0)" office:value-type="float" office:value="0">
            <text:p>0</text:p>
          </table:table-cell>
          <table:table-cell table:formula="of:=IF(MOD([.A10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19">
            <text:p>1019</text:p>
          </table:table-cell>
          <table:table-cell table:formula="of:=IF([.G1021]=1;5000;IF([.H1021]=1;[.B1020]-[.$J$2];[.B1020]))" office:value-type="float" office:value="4820">
            <text:p>4820</text:p>
          </table:table-cell>
          <table:table-cell table:formula="of:=[.D1021]/[.B1021]" office:value-type="percentage" office:value="0.0972613236724552">
            <text:p>9,73%</text:p>
          </table:table-cell>
          <table:table-cell table:formula="of:=IF([.H1021]=1;[.D1020]-([.$J$2]*[.C1020]);[.D1020])" office:value-type="float" office:value="468.799580101234">
            <text:p>468,7995801012</text:p>
          </table:table-cell>
          <table:table-cell table:formula="of:=IF([.G1021]=1;5000-[.D1020];IF([.H1021]=1;[.E1020]-([.$J$2]*(1-[.C1020]));[.E1020]))" office:value-type="float" office:value="4351.20041989877">
            <text:p>4351,2004198988</text:p>
          </table:table-cell>
          <table:table-cell/>
          <table:table-cell table:formula="of:=IF(MOD([.A1021]-1;50)=0;1;0)" office:value-type="float" office:value="0">
            <text:p>0</text:p>
          </table:table-cell>
          <table:table-cell table:formula="of:=IF(MOD([.A10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20">
            <text:p>1020</text:p>
          </table:table-cell>
          <table:table-cell table:formula="of:=IF([.G1022]=1;5000;IF([.H1022]=1;[.B1021]-[.$J$2];[.B1021]))" office:value-type="float" office:value="4800">
            <text:p>4800</text:p>
          </table:table-cell>
          <table:table-cell table:formula="of:=[.D1022]/[.B1022]" office:value-type="percentage" office:value="0.0972613236724552">
            <text:p>9,73%</text:p>
          </table:table-cell>
          <table:table-cell table:formula="of:=IF([.H1022]=1;[.D1021]-([.$J$2]*[.C1021]);[.D1021])" office:value-type="float" office:value="466.854353627785">
            <text:p>466,8543536278</text:p>
          </table:table-cell>
          <table:table-cell table:formula="of:=IF([.G1022]=1;5000-[.D1021];IF([.H1022]=1;[.E1021]-([.$J$2]*(1-[.C1021]));[.E1021]))" office:value-type="float" office:value="4333.14564637222">
            <text:p>4333,1456463722</text:p>
          </table:table-cell>
          <table:table-cell/>
          <table:table-cell table:formula="of:=IF(MOD([.A1022]-1;50)=0;1;0)" office:value-type="float" office:value="0">
            <text:p>0</text:p>
          </table:table-cell>
          <table:table-cell table:formula="of:=IF(MOD([.A10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21">
            <text:p>1021</text:p>
          </table:table-cell>
          <table:table-cell table:formula="of:=IF([.G1023]=1;5000;IF([.H1023]=1;[.B1022]-[.$J$2];[.B1022]))" office:value-type="float" office:value="4800">
            <text:p>4800</text:p>
          </table:table-cell>
          <table:table-cell table:formula="of:=[.D1023]/[.B1023]" office:value-type="percentage" office:value="0.0972613236724552">
            <text:p>9,73%</text:p>
          </table:table-cell>
          <table:table-cell table:formula="of:=IF([.H1023]=1;[.D1022]-([.$J$2]*[.C1022]);[.D1022])" office:value-type="float" office:value="466.854353627785">
            <text:p>466,8543536278</text:p>
          </table:table-cell>
          <table:table-cell table:formula="of:=IF([.G1023]=1;5000-[.D1022];IF([.H1023]=1;[.E1022]-([.$J$2]*(1-[.C1022]));[.E1022]))" office:value-type="float" office:value="4333.14564637222">
            <text:p>4333,1456463722</text:p>
          </table:table-cell>
          <table:table-cell/>
          <table:table-cell table:formula="of:=IF(MOD([.A1023]-1;50)=0;1;0)" office:value-type="float" office:value="0">
            <text:p>0</text:p>
          </table:table-cell>
          <table:table-cell table:formula="of:=IF(MOD([.A10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22">
            <text:p>1022</text:p>
          </table:table-cell>
          <table:table-cell table:formula="of:=IF([.G1024]=1;5000;IF([.H1024]=1;[.B1023]-[.$J$2];[.B1023]))" office:value-type="float" office:value="4780">
            <text:p>4780</text:p>
          </table:table-cell>
          <table:table-cell table:formula="of:=[.D1024]/[.B1024]" office:value-type="percentage" office:value="0.0972613236724552">
            <text:p>9,73%</text:p>
          </table:table-cell>
          <table:table-cell table:formula="of:=IF([.H1024]=1;[.D1023]-([.$J$2]*[.C1023]);[.D1023])" office:value-type="float" office:value="464.909127154336">
            <text:p>464,9091271543</text:p>
          </table:table-cell>
          <table:table-cell table:formula="of:=IF([.G1024]=1;5000-[.D1023];IF([.H1024]=1;[.E1023]-([.$J$2]*(1-[.C1023]));[.E1023]))" office:value-type="float" office:value="4315.09087284567">
            <text:p>4315,0908728457</text:p>
          </table:table-cell>
          <table:table-cell/>
          <table:table-cell table:formula="of:=IF(MOD([.A1024]-1;50)=0;1;0)" office:value-type="float" office:value="0">
            <text:p>0</text:p>
          </table:table-cell>
          <table:table-cell table:formula="of:=IF(MOD([.A10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23">
            <text:p>1023</text:p>
          </table:table-cell>
          <table:table-cell table:formula="of:=IF([.G1025]=1;5000;IF([.H1025]=1;[.B1024]-[.$J$2];[.B1024]))" office:value-type="float" office:value="4780">
            <text:p>4780</text:p>
          </table:table-cell>
          <table:table-cell table:formula="of:=[.D1025]/[.B1025]" office:value-type="percentage" office:value="0.0972613236724552">
            <text:p>9,73%</text:p>
          </table:table-cell>
          <table:table-cell table:formula="of:=IF([.H1025]=1;[.D1024]-([.$J$2]*[.C1024]);[.D1024])" office:value-type="float" office:value="464.909127154336">
            <text:p>464,9091271543</text:p>
          </table:table-cell>
          <table:table-cell table:formula="of:=IF([.G1025]=1;5000-[.D1024];IF([.H1025]=1;[.E1024]-([.$J$2]*(1-[.C1024]));[.E1024]))" office:value-type="float" office:value="4315.09087284567">
            <text:p>4315,0908728457</text:p>
          </table:table-cell>
          <table:table-cell/>
          <table:table-cell table:formula="of:=IF(MOD([.A1025]-1;50)=0;1;0)" office:value-type="float" office:value="0">
            <text:p>0</text:p>
          </table:table-cell>
          <table:table-cell table:formula="of:=IF(MOD([.A10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24">
            <text:p>1024</text:p>
          </table:table-cell>
          <table:table-cell table:formula="of:=IF([.G1026]=1;5000;IF([.H1026]=1;[.B1025]-[.$J$2];[.B1025]))" office:value-type="float" office:value="4760">
            <text:p>4760</text:p>
          </table:table-cell>
          <table:table-cell table:formula="of:=[.D1026]/[.B1026]" office:value-type="percentage" office:value="0.0972613236724552">
            <text:p>9,73%</text:p>
          </table:table-cell>
          <table:table-cell table:formula="of:=IF([.H1026]=1;[.D1025]-([.$J$2]*[.C1025]);[.D1025])" office:value-type="float" office:value="462.963900680887">
            <text:p>462,9639006809</text:p>
          </table:table-cell>
          <table:table-cell table:formula="of:=IF([.G1026]=1;5000-[.D1025];IF([.H1026]=1;[.E1025]-([.$J$2]*(1-[.C1025]));[.E1025]))" office:value-type="float" office:value="4297.03609931911">
            <text:p>4297,0360993191</text:p>
          </table:table-cell>
          <table:table-cell/>
          <table:table-cell table:formula="of:=IF(MOD([.A1026]-1;50)=0;1;0)" office:value-type="float" office:value="0">
            <text:p>0</text:p>
          </table:table-cell>
          <table:table-cell table:formula="of:=IF(MOD([.A10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25">
            <text:p>1025</text:p>
          </table:table-cell>
          <table:table-cell table:formula="of:=IF([.G1027]=1;5000;IF([.H1027]=1;[.B1026]-[.$J$2];[.B1026]))" office:value-type="float" office:value="4760">
            <text:p>4760</text:p>
          </table:table-cell>
          <table:table-cell table:formula="of:=[.D1027]/[.B1027]" office:value-type="percentage" office:value="0.0972613236724552">
            <text:p>9,73%</text:p>
          </table:table-cell>
          <table:table-cell table:formula="of:=IF([.H1027]=1;[.D1026]-([.$J$2]*[.C1026]);[.D1026])" office:value-type="float" office:value="462.963900680887">
            <text:p>462,9639006809</text:p>
          </table:table-cell>
          <table:table-cell table:formula="of:=IF([.G1027]=1;5000-[.D1026];IF([.H1027]=1;[.E1026]-([.$J$2]*(1-[.C1026]));[.E1026]))" office:value-type="float" office:value="4297.03609931911">
            <text:p>4297,0360993191</text:p>
          </table:table-cell>
          <table:table-cell/>
          <table:table-cell table:formula="of:=IF(MOD([.A1027]-1;50)=0;1;0)" office:value-type="float" office:value="0">
            <text:p>0</text:p>
          </table:table-cell>
          <table:table-cell table:formula="of:=IF(MOD([.A10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26">
            <text:p>1026</text:p>
          </table:table-cell>
          <table:table-cell table:formula="of:=IF([.G1028]=1;5000;IF([.H1028]=1;[.B1027]-[.$J$2];[.B1027]))" office:value-type="float" office:value="4740">
            <text:p>4740</text:p>
          </table:table-cell>
          <table:table-cell table:formula="of:=[.D1028]/[.B1028]" office:value-type="percentage" office:value="0.0972613236724552">
            <text:p>9,73%</text:p>
          </table:table-cell>
          <table:table-cell table:formula="of:=IF([.H1028]=1;[.D1027]-([.$J$2]*[.C1027]);[.D1027])" office:value-type="float" office:value="461.018674207438">
            <text:p>461,0186742074</text:p>
          </table:table-cell>
          <table:table-cell table:formula="of:=IF([.G1028]=1;5000-[.D1027];IF([.H1028]=1;[.E1027]-([.$J$2]*(1-[.C1027]));[.E1027]))" office:value-type="float" office:value="4278.98132579256">
            <text:p>4278,9813257926</text:p>
          </table:table-cell>
          <table:table-cell/>
          <table:table-cell table:formula="of:=IF(MOD([.A1028]-1;50)=0;1;0)" office:value-type="float" office:value="0">
            <text:p>0</text:p>
          </table:table-cell>
          <table:table-cell table:formula="of:=IF(MOD([.A10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27">
            <text:p>1027</text:p>
          </table:table-cell>
          <table:table-cell table:formula="of:=IF([.G1029]=1;5000;IF([.H1029]=1;[.B1028]-[.$J$2];[.B1028]))" office:value-type="float" office:value="4740">
            <text:p>4740</text:p>
          </table:table-cell>
          <table:table-cell table:formula="of:=[.D1029]/[.B1029]" office:value-type="percentage" office:value="0.0972613236724552">
            <text:p>9,73%</text:p>
          </table:table-cell>
          <table:table-cell table:formula="of:=IF([.H1029]=1;[.D1028]-([.$J$2]*[.C1028]);[.D1028])" office:value-type="float" office:value="461.018674207438">
            <text:p>461,0186742074</text:p>
          </table:table-cell>
          <table:table-cell table:formula="of:=IF([.G1029]=1;5000-[.D1028];IF([.H1029]=1;[.E1028]-([.$J$2]*(1-[.C1028]));[.E1028]))" office:value-type="float" office:value="4278.98132579256">
            <text:p>4278,9813257926</text:p>
          </table:table-cell>
          <table:table-cell/>
          <table:table-cell table:formula="of:=IF(MOD([.A1029]-1;50)=0;1;0)" office:value-type="float" office:value="0">
            <text:p>0</text:p>
          </table:table-cell>
          <table:table-cell table:formula="of:=IF(MOD([.A10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28">
            <text:p>1028</text:p>
          </table:table-cell>
          <table:table-cell table:formula="of:=IF([.G1030]=1;5000;IF([.H1030]=1;[.B1029]-[.$J$2];[.B1029]))" office:value-type="float" office:value="4720">
            <text:p>4720</text:p>
          </table:table-cell>
          <table:table-cell table:formula="of:=[.D1030]/[.B1030]" office:value-type="percentage" office:value="0.0972613236724552">
            <text:p>9,73%</text:p>
          </table:table-cell>
          <table:table-cell table:formula="of:=IF([.H1030]=1;[.D1029]-([.$J$2]*[.C1029]);[.D1029])" office:value-type="float" office:value="459.073447733988">
            <text:p>459,073447734</text:p>
          </table:table-cell>
          <table:table-cell table:formula="of:=IF([.G1030]=1;5000-[.D1029];IF([.H1030]=1;[.E1029]-([.$J$2]*(1-[.C1029]));[.E1029]))" office:value-type="float" office:value="4260.92655226601">
            <text:p>4260,926552266</text:p>
          </table:table-cell>
          <table:table-cell/>
          <table:table-cell table:formula="of:=IF(MOD([.A1030]-1;50)=0;1;0)" office:value-type="float" office:value="0">
            <text:p>0</text:p>
          </table:table-cell>
          <table:table-cell table:formula="of:=IF(MOD([.A10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29">
            <text:p>1029</text:p>
          </table:table-cell>
          <table:table-cell table:formula="of:=IF([.G1031]=1;5000;IF([.H1031]=1;[.B1030]-[.$J$2];[.B1030]))" office:value-type="float" office:value="4720">
            <text:p>4720</text:p>
          </table:table-cell>
          <table:table-cell table:formula="of:=[.D1031]/[.B1031]" office:value-type="percentage" office:value="0.0972613236724552">
            <text:p>9,73%</text:p>
          </table:table-cell>
          <table:table-cell table:formula="of:=IF([.H1031]=1;[.D1030]-([.$J$2]*[.C1030]);[.D1030])" office:value-type="float" office:value="459.073447733988">
            <text:p>459,073447734</text:p>
          </table:table-cell>
          <table:table-cell table:formula="of:=IF([.G1031]=1;5000-[.D1030];IF([.H1031]=1;[.E1030]-([.$J$2]*(1-[.C1030]));[.E1030]))" office:value-type="float" office:value="4260.92655226601">
            <text:p>4260,926552266</text:p>
          </table:table-cell>
          <table:table-cell/>
          <table:table-cell table:formula="of:=IF(MOD([.A1031]-1;50)=0;1;0)" office:value-type="float" office:value="0">
            <text:p>0</text:p>
          </table:table-cell>
          <table:table-cell table:formula="of:=IF(MOD([.A10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30">
            <text:p>1030</text:p>
          </table:table-cell>
          <table:table-cell table:formula="of:=IF([.G1032]=1;5000;IF([.H1032]=1;[.B1031]-[.$J$2];[.B1031]))" office:value-type="float" office:value="4700">
            <text:p>4700</text:p>
          </table:table-cell>
          <table:table-cell table:formula="of:=[.D1032]/[.B1032]" office:value-type="percentage" office:value="0.0972613236724552">
            <text:p>9,73%</text:p>
          </table:table-cell>
          <table:table-cell table:formula="of:=IF([.H1032]=1;[.D1031]-([.$J$2]*[.C1031]);[.D1031])" office:value-type="float" office:value="457.128221260539">
            <text:p>457,1282212605</text:p>
          </table:table-cell>
          <table:table-cell table:formula="of:=IF([.G1032]=1;5000-[.D1031];IF([.H1032]=1;[.E1031]-([.$J$2]*(1-[.C1031]));[.E1031]))" office:value-type="float" office:value="4242.87177873946">
            <text:p>4242,8717787395</text:p>
          </table:table-cell>
          <table:table-cell/>
          <table:table-cell table:formula="of:=IF(MOD([.A1032]-1;50)=0;1;0)" office:value-type="float" office:value="0">
            <text:p>0</text:p>
          </table:table-cell>
          <table:table-cell table:formula="of:=IF(MOD([.A10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31">
            <text:p>1031</text:p>
          </table:table-cell>
          <table:table-cell table:formula="of:=IF([.G1033]=1;5000;IF([.H1033]=1;[.B1032]-[.$J$2];[.B1032]))" office:value-type="float" office:value="4700">
            <text:p>4700</text:p>
          </table:table-cell>
          <table:table-cell table:formula="of:=[.D1033]/[.B1033]" office:value-type="percentage" office:value="0.0972613236724552">
            <text:p>9,73%</text:p>
          </table:table-cell>
          <table:table-cell table:formula="of:=IF([.H1033]=1;[.D1032]-([.$J$2]*[.C1032]);[.D1032])" office:value-type="float" office:value="457.128221260539">
            <text:p>457,1282212605</text:p>
          </table:table-cell>
          <table:table-cell table:formula="of:=IF([.G1033]=1;5000-[.D1032];IF([.H1033]=1;[.E1032]-([.$J$2]*(1-[.C1032]));[.E1032]))" office:value-type="float" office:value="4242.87177873946">
            <text:p>4242,8717787395</text:p>
          </table:table-cell>
          <table:table-cell/>
          <table:table-cell table:formula="of:=IF(MOD([.A1033]-1;50)=0;1;0)" office:value-type="float" office:value="0">
            <text:p>0</text:p>
          </table:table-cell>
          <table:table-cell table:formula="of:=IF(MOD([.A10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32">
            <text:p>1032</text:p>
          </table:table-cell>
          <table:table-cell table:formula="of:=IF([.G1034]=1;5000;IF([.H1034]=1;[.B1033]-[.$J$2];[.B1033]))" office:value-type="float" office:value="4680">
            <text:p>4680</text:p>
          </table:table-cell>
          <table:table-cell table:formula="of:=[.D1034]/[.B1034]" office:value-type="percentage" office:value="0.0972613236724552">
            <text:p>9,73%</text:p>
          </table:table-cell>
          <table:table-cell table:formula="of:=IF([.H1034]=1;[.D1033]-([.$J$2]*[.C1033]);[.D1033])" office:value-type="float" office:value="455.18299478709">
            <text:p>455,1829947871</text:p>
          </table:table-cell>
          <table:table-cell table:formula="of:=IF([.G1034]=1;5000-[.D1033];IF([.H1034]=1;[.E1033]-([.$J$2]*(1-[.C1033]));[.E1033]))" office:value-type="float" office:value="4224.81700521291">
            <text:p>4224,8170052129</text:p>
          </table:table-cell>
          <table:table-cell/>
          <table:table-cell table:formula="of:=IF(MOD([.A1034]-1;50)=0;1;0)" office:value-type="float" office:value="0">
            <text:p>0</text:p>
          </table:table-cell>
          <table:table-cell table:formula="of:=IF(MOD([.A10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33">
            <text:p>1033</text:p>
          </table:table-cell>
          <table:table-cell table:formula="of:=IF([.G1035]=1;5000;IF([.H1035]=1;[.B1034]-[.$J$2];[.B1034]))" office:value-type="float" office:value="4680">
            <text:p>4680</text:p>
          </table:table-cell>
          <table:table-cell table:formula="of:=[.D1035]/[.B1035]" office:value-type="percentage" office:value="0.0972613236724552">
            <text:p>9,73%</text:p>
          </table:table-cell>
          <table:table-cell table:formula="of:=IF([.H1035]=1;[.D1034]-([.$J$2]*[.C1034]);[.D1034])" office:value-type="float" office:value="455.18299478709">
            <text:p>455,1829947871</text:p>
          </table:table-cell>
          <table:table-cell table:formula="of:=IF([.G1035]=1;5000-[.D1034];IF([.H1035]=1;[.E1034]-([.$J$2]*(1-[.C1034]));[.E1034]))" office:value-type="float" office:value="4224.81700521291">
            <text:p>4224,8170052129</text:p>
          </table:table-cell>
          <table:table-cell/>
          <table:table-cell table:formula="of:=IF(MOD([.A1035]-1;50)=0;1;0)" office:value-type="float" office:value="0">
            <text:p>0</text:p>
          </table:table-cell>
          <table:table-cell table:formula="of:=IF(MOD([.A10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34">
            <text:p>1034</text:p>
          </table:table-cell>
          <table:table-cell table:formula="of:=IF([.G1036]=1;5000;IF([.H1036]=1;[.B1035]-[.$J$2];[.B1035]))" office:value-type="float" office:value="4660">
            <text:p>4660</text:p>
          </table:table-cell>
          <table:table-cell table:formula="of:=[.D1036]/[.B1036]" office:value-type="percentage" office:value="0.0972613236724552">
            <text:p>9,73%</text:p>
          </table:table-cell>
          <table:table-cell table:formula="of:=IF([.H1036]=1;[.D1035]-([.$J$2]*[.C1035]);[.D1035])" office:value-type="float" office:value="453.237768313641">
            <text:p>453,2377683136</text:p>
          </table:table-cell>
          <table:table-cell table:formula="of:=IF([.G1036]=1;5000-[.D1035];IF([.H1036]=1;[.E1035]-([.$J$2]*(1-[.C1035]));[.E1035]))" office:value-type="float" office:value="4206.76223168636">
            <text:p>4206,7622316864</text:p>
          </table:table-cell>
          <table:table-cell/>
          <table:table-cell table:formula="of:=IF(MOD([.A1036]-1;50)=0;1;0)" office:value-type="float" office:value="0">
            <text:p>0</text:p>
          </table:table-cell>
          <table:table-cell table:formula="of:=IF(MOD([.A10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35">
            <text:p>1035</text:p>
          </table:table-cell>
          <table:table-cell table:formula="of:=IF([.G1037]=1;5000;IF([.H1037]=1;[.B1036]-[.$J$2];[.B1036]))" office:value-type="float" office:value="4660">
            <text:p>4660</text:p>
          </table:table-cell>
          <table:table-cell table:formula="of:=[.D1037]/[.B1037]" office:value-type="percentage" office:value="0.0972613236724552">
            <text:p>9,73%</text:p>
          </table:table-cell>
          <table:table-cell table:formula="of:=IF([.H1037]=1;[.D1036]-([.$J$2]*[.C1036]);[.D1036])" office:value-type="float" office:value="453.237768313641">
            <text:p>453,2377683136</text:p>
          </table:table-cell>
          <table:table-cell table:formula="of:=IF([.G1037]=1;5000-[.D1036];IF([.H1037]=1;[.E1036]-([.$J$2]*(1-[.C1036]));[.E1036]))" office:value-type="float" office:value="4206.76223168636">
            <text:p>4206,7622316864</text:p>
          </table:table-cell>
          <table:table-cell/>
          <table:table-cell table:formula="of:=IF(MOD([.A1037]-1;50)=0;1;0)" office:value-type="float" office:value="0">
            <text:p>0</text:p>
          </table:table-cell>
          <table:table-cell table:formula="of:=IF(MOD([.A10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36">
            <text:p>1036</text:p>
          </table:table-cell>
          <table:table-cell table:formula="of:=IF([.G1038]=1;5000;IF([.H1038]=1;[.B1037]-[.$J$2];[.B1037]))" office:value-type="float" office:value="4640">
            <text:p>4640</text:p>
          </table:table-cell>
          <table:table-cell table:formula="of:=[.D1038]/[.B1038]" office:value-type="percentage" office:value="0.0972613236724552">
            <text:p>9,73%</text:p>
          </table:table-cell>
          <table:table-cell table:formula="of:=IF([.H1038]=1;[.D1037]-([.$J$2]*[.C1037]);[.D1037])" office:value-type="float" office:value="451.292541840192">
            <text:p>451,2925418402</text:p>
          </table:table-cell>
          <table:table-cell table:formula="of:=IF([.G1038]=1;5000-[.D1037];IF([.H1038]=1;[.E1037]-([.$J$2]*(1-[.C1037]));[.E1037]))" office:value-type="float" office:value="4188.70745815981">
            <text:p>4188,7074581598</text:p>
          </table:table-cell>
          <table:table-cell/>
          <table:table-cell table:formula="of:=IF(MOD([.A1038]-1;50)=0;1;0)" office:value-type="float" office:value="0">
            <text:p>0</text:p>
          </table:table-cell>
          <table:table-cell table:formula="of:=IF(MOD([.A10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37">
            <text:p>1037</text:p>
          </table:table-cell>
          <table:table-cell table:formula="of:=IF([.G1039]=1;5000;IF([.H1039]=1;[.B1038]-[.$J$2];[.B1038]))" office:value-type="float" office:value="4640">
            <text:p>4640</text:p>
          </table:table-cell>
          <table:table-cell table:formula="of:=[.D1039]/[.B1039]" office:value-type="percentage" office:value="0.0972613236724552">
            <text:p>9,73%</text:p>
          </table:table-cell>
          <table:table-cell table:formula="of:=IF([.H1039]=1;[.D1038]-([.$J$2]*[.C1038]);[.D1038])" office:value-type="float" office:value="451.292541840192">
            <text:p>451,2925418402</text:p>
          </table:table-cell>
          <table:table-cell table:formula="of:=IF([.G1039]=1;5000-[.D1038];IF([.H1039]=1;[.E1038]-([.$J$2]*(1-[.C1038]));[.E1038]))" office:value-type="float" office:value="4188.70745815981">
            <text:p>4188,7074581598</text:p>
          </table:table-cell>
          <table:table-cell/>
          <table:table-cell table:formula="of:=IF(MOD([.A1039]-1;50)=0;1;0)" office:value-type="float" office:value="0">
            <text:p>0</text:p>
          </table:table-cell>
          <table:table-cell table:formula="of:=IF(MOD([.A10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38">
            <text:p>1038</text:p>
          </table:table-cell>
          <table:table-cell table:formula="of:=IF([.G1040]=1;5000;IF([.H1040]=1;[.B1039]-[.$J$2];[.B1039]))" office:value-type="float" office:value="4620">
            <text:p>4620</text:p>
          </table:table-cell>
          <table:table-cell table:formula="of:=[.D1040]/[.B1040]" office:value-type="percentage" office:value="0.0972613236724552">
            <text:p>9,73%</text:p>
          </table:table-cell>
          <table:table-cell table:formula="of:=IF([.H1040]=1;[.D1039]-([.$J$2]*[.C1039]);[.D1039])" office:value-type="float" office:value="449.347315366743">
            <text:p>449,3473153667</text:p>
          </table:table-cell>
          <table:table-cell table:formula="of:=IF([.G1040]=1;5000-[.D1039];IF([.H1040]=1;[.E1039]-([.$J$2]*(1-[.C1039]));[.E1039]))" office:value-type="float" office:value="4170.65268463326">
            <text:p>4170,6526846333</text:p>
          </table:table-cell>
          <table:table-cell/>
          <table:table-cell table:formula="of:=IF(MOD([.A1040]-1;50)=0;1;0)" office:value-type="float" office:value="0">
            <text:p>0</text:p>
          </table:table-cell>
          <table:table-cell table:formula="of:=IF(MOD([.A10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39">
            <text:p>1039</text:p>
          </table:table-cell>
          <table:table-cell table:formula="of:=IF([.G1041]=1;5000;IF([.H1041]=1;[.B1040]-[.$J$2];[.B1040]))" office:value-type="float" office:value="4620">
            <text:p>4620</text:p>
          </table:table-cell>
          <table:table-cell table:formula="of:=[.D1041]/[.B1041]" office:value-type="percentage" office:value="0.0972613236724552">
            <text:p>9,73%</text:p>
          </table:table-cell>
          <table:table-cell table:formula="of:=IF([.H1041]=1;[.D1040]-([.$J$2]*[.C1040]);[.D1040])" office:value-type="float" office:value="449.347315366743">
            <text:p>449,3473153667</text:p>
          </table:table-cell>
          <table:table-cell table:formula="of:=IF([.G1041]=1;5000-[.D1040];IF([.H1041]=1;[.E1040]-([.$J$2]*(1-[.C1040]));[.E1040]))" office:value-type="float" office:value="4170.65268463326">
            <text:p>4170,6526846333</text:p>
          </table:table-cell>
          <table:table-cell/>
          <table:table-cell table:formula="of:=IF(MOD([.A1041]-1;50)=0;1;0)" office:value-type="float" office:value="0">
            <text:p>0</text:p>
          </table:table-cell>
          <table:table-cell table:formula="of:=IF(MOD([.A10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40">
            <text:p>1040</text:p>
          </table:table-cell>
          <table:table-cell table:formula="of:=IF([.G1042]=1;5000;IF([.H1042]=1;[.B1041]-[.$J$2];[.B1041]))" office:value-type="float" office:value="4600">
            <text:p>4600</text:p>
          </table:table-cell>
          <table:table-cell table:formula="of:=[.D1042]/[.B1042]" office:value-type="percentage" office:value="0.0972613236724552">
            <text:p>9,73%</text:p>
          </table:table-cell>
          <table:table-cell table:formula="of:=IF([.H1042]=1;[.D1041]-([.$J$2]*[.C1041]);[.D1041])" office:value-type="float" office:value="447.402088893294">
            <text:p>447,4020888933</text:p>
          </table:table-cell>
          <table:table-cell table:formula="of:=IF([.G1042]=1;5000-[.D1041];IF([.H1042]=1;[.E1041]-([.$J$2]*(1-[.C1041]));[.E1041]))" office:value-type="float" office:value="4152.59791110671">
            <text:p>4152,5979111067</text:p>
          </table:table-cell>
          <table:table-cell/>
          <table:table-cell table:formula="of:=IF(MOD([.A1042]-1;50)=0;1;0)" office:value-type="float" office:value="0">
            <text:p>0</text:p>
          </table:table-cell>
          <table:table-cell table:formula="of:=IF(MOD([.A10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41">
            <text:p>1041</text:p>
          </table:table-cell>
          <table:table-cell table:formula="of:=IF([.G1043]=1;5000;IF([.H1043]=1;[.B1042]-[.$J$2];[.B1042]))" office:value-type="float" office:value="4600">
            <text:p>4600</text:p>
          </table:table-cell>
          <table:table-cell table:formula="of:=[.D1043]/[.B1043]" office:value-type="percentage" office:value="0.0972613236724552">
            <text:p>9,73%</text:p>
          </table:table-cell>
          <table:table-cell table:formula="of:=IF([.H1043]=1;[.D1042]-([.$J$2]*[.C1042]);[.D1042])" office:value-type="float" office:value="447.402088893294">
            <text:p>447,4020888933</text:p>
          </table:table-cell>
          <table:table-cell table:formula="of:=IF([.G1043]=1;5000-[.D1042];IF([.H1043]=1;[.E1042]-([.$J$2]*(1-[.C1042]));[.E1042]))" office:value-type="float" office:value="4152.59791110671">
            <text:p>4152,5979111067</text:p>
          </table:table-cell>
          <table:table-cell/>
          <table:table-cell table:formula="of:=IF(MOD([.A1043]-1;50)=0;1;0)" office:value-type="float" office:value="0">
            <text:p>0</text:p>
          </table:table-cell>
          <table:table-cell table:formula="of:=IF(MOD([.A10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42">
            <text:p>1042</text:p>
          </table:table-cell>
          <table:table-cell table:formula="of:=IF([.G1044]=1;5000;IF([.H1044]=1;[.B1043]-[.$J$2];[.B1043]))" office:value-type="float" office:value="4580">
            <text:p>4580</text:p>
          </table:table-cell>
          <table:table-cell table:formula="of:=[.D1044]/[.B1044]" office:value-type="percentage" office:value="0.0972613236724552">
            <text:p>9,73%</text:p>
          </table:table-cell>
          <table:table-cell table:formula="of:=IF([.H1044]=1;[.D1043]-([.$J$2]*[.C1043]);[.D1043])" office:value-type="float" office:value="445.456862419845">
            <text:p>445,4568624198</text:p>
          </table:table-cell>
          <table:table-cell table:formula="of:=IF([.G1044]=1;5000-[.D1043];IF([.H1044]=1;[.E1043]-([.$J$2]*(1-[.C1043]));[.E1043]))" office:value-type="float" office:value="4134.54313758016">
            <text:p>4134,5431375802</text:p>
          </table:table-cell>
          <table:table-cell/>
          <table:table-cell table:formula="of:=IF(MOD([.A1044]-1;50)=0;1;0)" office:value-type="float" office:value="0">
            <text:p>0</text:p>
          </table:table-cell>
          <table:table-cell table:formula="of:=IF(MOD([.A10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43">
            <text:p>1043</text:p>
          </table:table-cell>
          <table:table-cell table:formula="of:=IF([.G1045]=1;5000;IF([.H1045]=1;[.B1044]-[.$J$2];[.B1044]))" office:value-type="float" office:value="4580">
            <text:p>4580</text:p>
          </table:table-cell>
          <table:table-cell table:formula="of:=[.D1045]/[.B1045]" office:value-type="percentage" office:value="0.0972613236724552">
            <text:p>9,73%</text:p>
          </table:table-cell>
          <table:table-cell table:formula="of:=IF([.H1045]=1;[.D1044]-([.$J$2]*[.C1044]);[.D1044])" office:value-type="float" office:value="445.456862419845">
            <text:p>445,4568624198</text:p>
          </table:table-cell>
          <table:table-cell table:formula="of:=IF([.G1045]=1;5000-[.D1044];IF([.H1045]=1;[.E1044]-([.$J$2]*(1-[.C1044]));[.E1044]))" office:value-type="float" office:value="4134.54313758016">
            <text:p>4134,5431375802</text:p>
          </table:table-cell>
          <table:table-cell/>
          <table:table-cell table:formula="of:=IF(MOD([.A1045]-1;50)=0;1;0)" office:value-type="float" office:value="0">
            <text:p>0</text:p>
          </table:table-cell>
          <table:table-cell table:formula="of:=IF(MOD([.A10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44">
            <text:p>1044</text:p>
          </table:table-cell>
          <table:table-cell table:formula="of:=IF([.G1046]=1;5000;IF([.H1046]=1;[.B1045]-[.$J$2];[.B1045]))" office:value-type="float" office:value="4560">
            <text:p>4560</text:p>
          </table:table-cell>
          <table:table-cell table:formula="of:=[.D1046]/[.B1046]" office:value-type="percentage" office:value="0.0972613236724552">
            <text:p>9,73%</text:p>
          </table:table-cell>
          <table:table-cell table:formula="of:=IF([.H1046]=1;[.D1045]-([.$J$2]*[.C1045]);[.D1045])" office:value-type="float" office:value="443.511635946396">
            <text:p>443,5116359464</text:p>
          </table:table-cell>
          <table:table-cell table:formula="of:=IF([.G1046]=1;5000-[.D1045];IF([.H1046]=1;[.E1045]-([.$J$2]*(1-[.C1045]));[.E1045]))" office:value-type="float" office:value="4116.4883640536">
            <text:p>4116,4883640536</text:p>
          </table:table-cell>
          <table:table-cell/>
          <table:table-cell table:formula="of:=IF(MOD([.A1046]-1;50)=0;1;0)" office:value-type="float" office:value="0">
            <text:p>0</text:p>
          </table:table-cell>
          <table:table-cell table:formula="of:=IF(MOD([.A10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45">
            <text:p>1045</text:p>
          </table:table-cell>
          <table:table-cell table:formula="of:=IF([.G1047]=1;5000;IF([.H1047]=1;[.B1046]-[.$J$2];[.B1046]))" office:value-type="float" office:value="4560">
            <text:p>4560</text:p>
          </table:table-cell>
          <table:table-cell table:formula="of:=[.D1047]/[.B1047]" office:value-type="percentage" office:value="0.0972613236724552">
            <text:p>9,73%</text:p>
          </table:table-cell>
          <table:table-cell table:formula="of:=IF([.H1047]=1;[.D1046]-([.$J$2]*[.C1046]);[.D1046])" office:value-type="float" office:value="443.511635946396">
            <text:p>443,5116359464</text:p>
          </table:table-cell>
          <table:table-cell table:formula="of:=IF([.G1047]=1;5000-[.D1046];IF([.H1047]=1;[.E1046]-([.$J$2]*(1-[.C1046]));[.E1046]))" office:value-type="float" office:value="4116.4883640536">
            <text:p>4116,4883640536</text:p>
          </table:table-cell>
          <table:table-cell/>
          <table:table-cell table:formula="of:=IF(MOD([.A1047]-1;50)=0;1;0)" office:value-type="float" office:value="0">
            <text:p>0</text:p>
          </table:table-cell>
          <table:table-cell table:formula="of:=IF(MOD([.A10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46">
            <text:p>1046</text:p>
          </table:table-cell>
          <table:table-cell table:formula="of:=IF([.G1048]=1;5000;IF([.H1048]=1;[.B1047]-[.$J$2];[.B1047]))" office:value-type="float" office:value="4540">
            <text:p>4540</text:p>
          </table:table-cell>
          <table:table-cell table:formula="of:=[.D1048]/[.B1048]" office:value-type="percentage" office:value="0.0972613236724552">
            <text:p>9,73%</text:p>
          </table:table-cell>
          <table:table-cell table:formula="of:=IF([.H1048]=1;[.D1047]-([.$J$2]*[.C1047]);[.D1047])" office:value-type="float" office:value="441.566409472947">
            <text:p>441,5664094729</text:p>
          </table:table-cell>
          <table:table-cell table:formula="of:=IF([.G1048]=1;5000-[.D1047];IF([.H1048]=1;[.E1047]-([.$J$2]*(1-[.C1047]));[.E1047]))" office:value-type="float" office:value="4098.43359052705">
            <text:p>4098,4335905271</text:p>
          </table:table-cell>
          <table:table-cell/>
          <table:table-cell table:formula="of:=IF(MOD([.A1048]-1;50)=0;1;0)" office:value-type="float" office:value="0">
            <text:p>0</text:p>
          </table:table-cell>
          <table:table-cell table:formula="of:=IF(MOD([.A10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47">
            <text:p>1047</text:p>
          </table:table-cell>
          <table:table-cell table:formula="of:=IF([.G1049]=1;5000;IF([.H1049]=1;[.B1048]-[.$J$2];[.B1048]))" office:value-type="float" office:value="4540">
            <text:p>4540</text:p>
          </table:table-cell>
          <table:table-cell table:formula="of:=[.D1049]/[.B1049]" office:value-type="percentage" office:value="0.0972613236724552">
            <text:p>9,73%</text:p>
          </table:table-cell>
          <table:table-cell table:formula="of:=IF([.H1049]=1;[.D1048]-([.$J$2]*[.C1048]);[.D1048])" office:value-type="float" office:value="441.566409472947">
            <text:p>441,5664094729</text:p>
          </table:table-cell>
          <table:table-cell table:formula="of:=IF([.G1049]=1;5000-[.D1048];IF([.H1049]=1;[.E1048]-([.$J$2]*(1-[.C1048]));[.E1048]))" office:value-type="float" office:value="4098.43359052705">
            <text:p>4098,4335905271</text:p>
          </table:table-cell>
          <table:table-cell/>
          <table:table-cell table:formula="of:=IF(MOD([.A1049]-1;50)=0;1;0)" office:value-type="float" office:value="0">
            <text:p>0</text:p>
          </table:table-cell>
          <table:table-cell table:formula="of:=IF(MOD([.A10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48">
            <text:p>1048</text:p>
          </table:table-cell>
          <table:table-cell table:formula="of:=IF([.G1050]=1;5000;IF([.H1050]=1;[.B1049]-[.$J$2];[.B1049]))" office:value-type="float" office:value="4520">
            <text:p>4520</text:p>
          </table:table-cell>
          <table:table-cell table:formula="of:=[.D1050]/[.B1050]" office:value-type="percentage" office:value="0.0972613236724552">
            <text:p>9,73%</text:p>
          </table:table-cell>
          <table:table-cell table:formula="of:=IF([.H1050]=1;[.D1049]-([.$J$2]*[.C1049]);[.D1049])" office:value-type="float" office:value="439.621182999497">
            <text:p>439,6211829995</text:p>
          </table:table-cell>
          <table:table-cell table:formula="of:=IF([.G1050]=1;5000-[.D1049];IF([.H1050]=1;[.E1049]-([.$J$2]*(1-[.C1049]));[.E1049]))" office:value-type="float" office:value="4080.3788170005">
            <text:p>4080,3788170005</text:p>
          </table:table-cell>
          <table:table-cell/>
          <table:table-cell table:formula="of:=IF(MOD([.A1050]-1;50)=0;1;0)" office:value-type="float" office:value="0">
            <text:p>0</text:p>
          </table:table-cell>
          <table:table-cell table:formula="of:=IF(MOD([.A10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49">
            <text:p>1049</text:p>
          </table:table-cell>
          <table:table-cell table:formula="of:=IF([.G1051]=1;5000;IF([.H1051]=1;[.B1050]-[.$J$2];[.B1050]))" office:value-type="float" office:value="4520">
            <text:p>4520</text:p>
          </table:table-cell>
          <table:table-cell table:formula="of:=[.D1051]/[.B1051]" office:value-type="percentage" office:value="0.0972613236724552">
            <text:p>9,73%</text:p>
          </table:table-cell>
          <table:table-cell table:formula="of:=IF([.H1051]=1;[.D1050]-([.$J$2]*[.C1050]);[.D1050])" office:value-type="float" office:value="439.621182999497">
            <text:p>439,6211829995</text:p>
          </table:table-cell>
          <table:table-cell table:formula="of:=IF([.G1051]=1;5000-[.D1050];IF([.H1051]=1;[.E1050]-([.$J$2]*(1-[.C1050]));[.E1050]))" office:value-type="float" office:value="4080.3788170005">
            <text:p>4080,3788170005</text:p>
          </table:table-cell>
          <table:table-cell/>
          <table:table-cell table:formula="of:=IF(MOD([.A1051]-1;50)=0;1;0)" office:value-type="float" office:value="0">
            <text:p>0</text:p>
          </table:table-cell>
          <table:table-cell table:formula="of:=IF(MOD([.A10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50">
            <text:p>1050</text:p>
          </table:table-cell>
          <table:table-cell table:formula="of:=IF([.G1052]=1;5000;IF([.H1052]=1;[.B1051]-[.$J$2];[.B1051]))" office:value-type="float" office:value="4500">
            <text:p>4500</text:p>
          </table:table-cell>
          <table:table-cell table:formula="of:=[.D1052]/[.B1052]" office:value-type="percentage" office:value="0.0972613236724552">
            <text:p>9,73%</text:p>
          </table:table-cell>
          <table:table-cell table:formula="of:=IF([.H1052]=1;[.D1051]-([.$J$2]*[.C1051]);[.D1051])" office:value-type="float" office:value="437.675956526048">
            <text:p>437,675956526</text:p>
          </table:table-cell>
          <table:table-cell table:formula="of:=IF([.G1052]=1;5000-[.D1051];IF([.H1052]=1;[.E1051]-([.$J$2]*(1-[.C1051]));[.E1051]))" office:value-type="float" office:value="4062.32404347395">
            <text:p>4062,324043474</text:p>
          </table:table-cell>
          <table:table-cell/>
          <table:table-cell table:formula="of:=IF(MOD([.A1052]-1;50)=0;1;0)" office:value-type="float" office:value="0">
            <text:p>0</text:p>
          </table:table-cell>
          <table:table-cell table:formula="of:=IF(MOD([.A10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51">
            <text:p>1051</text:p>
          </table:table-cell>
          <table:table-cell table:formula="of:=IF([.G1053]=1;5000;IF([.H1053]=1;[.B1052]-[.$J$2];[.B1052]))" office:value-type="float" office:value="5000">
            <text:p>5000</text:p>
          </table:table-cell>
          <table:table-cell table:formula="of:=[.D1053]/[.B1053]" office:value-type="percentage" office:value="0.0875351913052097">
            <text:p>8,75%</text:p>
          </table:table-cell>
          <table:table-cell table:formula="of:=IF([.H1053]=1;[.D1052]-([.$J$2]*[.C1052]);[.D1052])" office:value-type="float" office:value="437.675956526048">
            <text:p>437,675956526</text:p>
          </table:table-cell>
          <table:table-cell table:formula="of:=IF([.G1053]=1;5000-[.D1052];IF([.H1053]=1;[.E1052]-([.$J$2]*(1-[.C1052]));[.E1052]))" office:value-type="float" office:value="4562.32404347395">
            <text:p>4562,324043474</text:p>
          </table:table-cell>
          <table:table-cell/>
          <table:table-cell table:formula="of:=IF(MOD([.A1053]-1;50)=0;1;0)" office:value-type="float" office:value="1">
            <text:p>1</text:p>
          </table:table-cell>
          <table:table-cell table:formula="of:=IF(MOD([.A10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52">
            <text:p>1052</text:p>
          </table:table-cell>
          <table:table-cell table:formula="of:=IF([.G1054]=1;5000;IF([.H1054]=1;[.B1053]-[.$J$2];[.B1053]))" office:value-type="float" office:value="4980">
            <text:p>4980</text:p>
          </table:table-cell>
          <table:table-cell table:formula="of:=[.D1054]/[.B1054]" office:value-type="percentage" office:value="0.0875351913052097">
            <text:p>8,75%</text:p>
          </table:table-cell>
          <table:table-cell table:formula="of:=IF([.H1054]=1;[.D1053]-([.$J$2]*[.C1053]);[.D1053])" office:value-type="float" office:value="435.925252699944">
            <text:p>435,9252526999</text:p>
          </table:table-cell>
          <table:table-cell table:formula="of:=IF([.G1054]=1;5000-[.D1053];IF([.H1054]=1;[.E1053]-([.$J$2]*(1-[.C1053]));[.E1053]))" office:value-type="float" office:value="4544.07474730006">
            <text:p>4544,0747473001</text:p>
          </table:table-cell>
          <table:table-cell/>
          <table:table-cell table:formula="of:=IF(MOD([.A1054]-1;50)=0;1;0)" office:value-type="float" office:value="0">
            <text:p>0</text:p>
          </table:table-cell>
          <table:table-cell table:formula="of:=IF(MOD([.A10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53">
            <text:p>1053</text:p>
          </table:table-cell>
          <table:table-cell table:formula="of:=IF([.G1055]=1;5000;IF([.H1055]=1;[.B1054]-[.$J$2];[.B1054]))" office:value-type="float" office:value="4980">
            <text:p>4980</text:p>
          </table:table-cell>
          <table:table-cell table:formula="of:=[.D1055]/[.B1055]" office:value-type="percentage" office:value="0.0875351913052097">
            <text:p>8,75%</text:p>
          </table:table-cell>
          <table:table-cell table:formula="of:=IF([.H1055]=1;[.D1054]-([.$J$2]*[.C1054]);[.D1054])" office:value-type="float" office:value="435.925252699944">
            <text:p>435,9252526999</text:p>
          </table:table-cell>
          <table:table-cell table:formula="of:=IF([.G1055]=1;5000-[.D1054];IF([.H1055]=1;[.E1054]-([.$J$2]*(1-[.C1054]));[.E1054]))" office:value-type="float" office:value="4544.07474730006">
            <text:p>4544,0747473001</text:p>
          </table:table-cell>
          <table:table-cell/>
          <table:table-cell table:formula="of:=IF(MOD([.A1055]-1;50)=0;1;0)" office:value-type="float" office:value="0">
            <text:p>0</text:p>
          </table:table-cell>
          <table:table-cell table:formula="of:=IF(MOD([.A10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54">
            <text:p>1054</text:p>
          </table:table-cell>
          <table:table-cell table:formula="of:=IF([.G1056]=1;5000;IF([.H1056]=1;[.B1055]-[.$J$2];[.B1055]))" office:value-type="float" office:value="4960">
            <text:p>4960</text:p>
          </table:table-cell>
          <table:table-cell table:formula="of:=[.D1056]/[.B1056]" office:value-type="percentage" office:value="0.0875351913052097">
            <text:p>8,75%</text:p>
          </table:table-cell>
          <table:table-cell table:formula="of:=IF([.H1056]=1;[.D1055]-([.$J$2]*[.C1055]);[.D1055])" office:value-type="float" office:value="434.17454887384">
            <text:p>434,1745488738</text:p>
          </table:table-cell>
          <table:table-cell table:formula="of:=IF([.G1056]=1;5000-[.D1055];IF([.H1056]=1;[.E1055]-([.$J$2]*(1-[.C1055]));[.E1055]))" office:value-type="float" office:value="4525.82545112616">
            <text:p>4525,8254511262</text:p>
          </table:table-cell>
          <table:table-cell/>
          <table:table-cell table:formula="of:=IF(MOD([.A1056]-1;50)=0;1;0)" office:value-type="float" office:value="0">
            <text:p>0</text:p>
          </table:table-cell>
          <table:table-cell table:formula="of:=IF(MOD([.A10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55">
            <text:p>1055</text:p>
          </table:table-cell>
          <table:table-cell table:formula="of:=IF([.G1057]=1;5000;IF([.H1057]=1;[.B1056]-[.$J$2];[.B1056]))" office:value-type="float" office:value="4960">
            <text:p>4960</text:p>
          </table:table-cell>
          <table:table-cell table:formula="of:=[.D1057]/[.B1057]" office:value-type="percentage" office:value="0.0875351913052097">
            <text:p>8,75%</text:p>
          </table:table-cell>
          <table:table-cell table:formula="of:=IF([.H1057]=1;[.D1056]-([.$J$2]*[.C1056]);[.D1056])" office:value-type="float" office:value="434.17454887384">
            <text:p>434,1745488738</text:p>
          </table:table-cell>
          <table:table-cell table:formula="of:=IF([.G1057]=1;5000-[.D1056];IF([.H1057]=1;[.E1056]-([.$J$2]*(1-[.C1056]));[.E1056]))" office:value-type="float" office:value="4525.82545112616">
            <text:p>4525,8254511262</text:p>
          </table:table-cell>
          <table:table-cell/>
          <table:table-cell table:formula="of:=IF(MOD([.A1057]-1;50)=0;1;0)" office:value-type="float" office:value="0">
            <text:p>0</text:p>
          </table:table-cell>
          <table:table-cell table:formula="of:=IF(MOD([.A10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56">
            <text:p>1056</text:p>
          </table:table-cell>
          <table:table-cell table:formula="of:=IF([.G1058]=1;5000;IF([.H1058]=1;[.B1057]-[.$J$2];[.B1057]))" office:value-type="float" office:value="4940">
            <text:p>4940</text:p>
          </table:table-cell>
          <table:table-cell table:formula="of:=[.D1058]/[.B1058]" office:value-type="percentage" office:value="0.0875351913052097">
            <text:p>8,75%</text:p>
          </table:table-cell>
          <table:table-cell table:formula="of:=IF([.H1058]=1;[.D1057]-([.$J$2]*[.C1057]);[.D1057])" office:value-type="float" office:value="432.423845047736">
            <text:p>432,4238450477</text:p>
          </table:table-cell>
          <table:table-cell table:formula="of:=IF([.G1058]=1;5000-[.D1057];IF([.H1058]=1;[.E1057]-([.$J$2]*(1-[.C1057]));[.E1057]))" office:value-type="float" office:value="4507.57615495226">
            <text:p>4507,5761549523</text:p>
          </table:table-cell>
          <table:table-cell/>
          <table:table-cell table:formula="of:=IF(MOD([.A1058]-1;50)=0;1;0)" office:value-type="float" office:value="0">
            <text:p>0</text:p>
          </table:table-cell>
          <table:table-cell table:formula="of:=IF(MOD([.A10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57">
            <text:p>1057</text:p>
          </table:table-cell>
          <table:table-cell table:formula="of:=IF([.G1059]=1;5000;IF([.H1059]=1;[.B1058]-[.$J$2];[.B1058]))" office:value-type="float" office:value="4940">
            <text:p>4940</text:p>
          </table:table-cell>
          <table:table-cell table:formula="of:=[.D1059]/[.B1059]" office:value-type="percentage" office:value="0.0875351913052097">
            <text:p>8,75%</text:p>
          </table:table-cell>
          <table:table-cell table:formula="of:=IF([.H1059]=1;[.D1058]-([.$J$2]*[.C1058]);[.D1058])" office:value-type="float" office:value="432.423845047736">
            <text:p>432,4238450477</text:p>
          </table:table-cell>
          <table:table-cell table:formula="of:=IF([.G1059]=1;5000-[.D1058];IF([.H1059]=1;[.E1058]-([.$J$2]*(1-[.C1058]));[.E1058]))" office:value-type="float" office:value="4507.57615495226">
            <text:p>4507,5761549523</text:p>
          </table:table-cell>
          <table:table-cell/>
          <table:table-cell table:formula="of:=IF(MOD([.A1059]-1;50)=0;1;0)" office:value-type="float" office:value="0">
            <text:p>0</text:p>
          </table:table-cell>
          <table:table-cell table:formula="of:=IF(MOD([.A10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58">
            <text:p>1058</text:p>
          </table:table-cell>
          <table:table-cell table:formula="of:=IF([.G1060]=1;5000;IF([.H1060]=1;[.B1059]-[.$J$2];[.B1059]))" office:value-type="float" office:value="4920">
            <text:p>4920</text:p>
          </table:table-cell>
          <table:table-cell table:formula="of:=[.D1060]/[.B1060]" office:value-type="percentage" office:value="0.0875351913052097">
            <text:p>8,75%</text:p>
          </table:table-cell>
          <table:table-cell table:formula="of:=IF([.H1060]=1;[.D1059]-([.$J$2]*[.C1059]);[.D1059])" office:value-type="float" office:value="430.673141221631">
            <text:p>430,6731412216</text:p>
          </table:table-cell>
          <table:table-cell table:formula="of:=IF([.G1060]=1;5000-[.D1059];IF([.H1060]=1;[.E1059]-([.$J$2]*(1-[.C1059]));[.E1059]))" office:value-type="float" office:value="4489.32685877837">
            <text:p>4489,3268587784</text:p>
          </table:table-cell>
          <table:table-cell/>
          <table:table-cell table:formula="of:=IF(MOD([.A1060]-1;50)=0;1;0)" office:value-type="float" office:value="0">
            <text:p>0</text:p>
          </table:table-cell>
          <table:table-cell table:formula="of:=IF(MOD([.A10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59">
            <text:p>1059</text:p>
          </table:table-cell>
          <table:table-cell table:formula="of:=IF([.G1061]=1;5000;IF([.H1061]=1;[.B1060]-[.$J$2];[.B1060]))" office:value-type="float" office:value="4920">
            <text:p>4920</text:p>
          </table:table-cell>
          <table:table-cell table:formula="of:=[.D1061]/[.B1061]" office:value-type="percentage" office:value="0.0875351913052097">
            <text:p>8,75%</text:p>
          </table:table-cell>
          <table:table-cell table:formula="of:=IF([.H1061]=1;[.D1060]-([.$J$2]*[.C1060]);[.D1060])" office:value-type="float" office:value="430.673141221631">
            <text:p>430,6731412216</text:p>
          </table:table-cell>
          <table:table-cell table:formula="of:=IF([.G1061]=1;5000-[.D1060];IF([.H1061]=1;[.E1060]-([.$J$2]*(1-[.C1060]));[.E1060]))" office:value-type="float" office:value="4489.32685877837">
            <text:p>4489,3268587784</text:p>
          </table:table-cell>
          <table:table-cell/>
          <table:table-cell table:formula="of:=IF(MOD([.A1061]-1;50)=0;1;0)" office:value-type="float" office:value="0">
            <text:p>0</text:p>
          </table:table-cell>
          <table:table-cell table:formula="of:=IF(MOD([.A10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60">
            <text:p>1060</text:p>
          </table:table-cell>
          <table:table-cell table:formula="of:=IF([.G1062]=1;5000;IF([.H1062]=1;[.B1061]-[.$J$2];[.B1061]))" office:value-type="float" office:value="4900">
            <text:p>4900</text:p>
          </table:table-cell>
          <table:table-cell table:formula="of:=[.D1062]/[.B1062]" office:value-type="percentage" office:value="0.0875351913052097">
            <text:p>8,75%</text:p>
          </table:table-cell>
          <table:table-cell table:formula="of:=IF([.H1062]=1;[.D1061]-([.$J$2]*[.C1061]);[.D1061])" office:value-type="float" office:value="428.922437395527">
            <text:p>428,9224373955</text:p>
          </table:table-cell>
          <table:table-cell table:formula="of:=IF([.G1062]=1;5000-[.D1061];IF([.H1062]=1;[.E1061]-([.$J$2]*(1-[.C1061]));[.E1061]))" office:value-type="float" office:value="4471.07756260447">
            <text:p>4471,0775626045</text:p>
          </table:table-cell>
          <table:table-cell/>
          <table:table-cell table:formula="of:=IF(MOD([.A1062]-1;50)=0;1;0)" office:value-type="float" office:value="0">
            <text:p>0</text:p>
          </table:table-cell>
          <table:table-cell table:formula="of:=IF(MOD([.A10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61">
            <text:p>1061</text:p>
          </table:table-cell>
          <table:table-cell table:formula="of:=IF([.G1063]=1;5000;IF([.H1063]=1;[.B1062]-[.$J$2];[.B1062]))" office:value-type="float" office:value="4900">
            <text:p>4900</text:p>
          </table:table-cell>
          <table:table-cell table:formula="of:=[.D1063]/[.B1063]" office:value-type="percentage" office:value="0.0875351913052097">
            <text:p>8,75%</text:p>
          </table:table-cell>
          <table:table-cell table:formula="of:=IF([.H1063]=1;[.D1062]-([.$J$2]*[.C1062]);[.D1062])" office:value-type="float" office:value="428.922437395527">
            <text:p>428,9224373955</text:p>
          </table:table-cell>
          <table:table-cell table:formula="of:=IF([.G1063]=1;5000-[.D1062];IF([.H1063]=1;[.E1062]-([.$J$2]*(1-[.C1062]));[.E1062]))" office:value-type="float" office:value="4471.07756260447">
            <text:p>4471,0775626045</text:p>
          </table:table-cell>
          <table:table-cell/>
          <table:table-cell table:formula="of:=IF(MOD([.A1063]-1;50)=0;1;0)" office:value-type="float" office:value="0">
            <text:p>0</text:p>
          </table:table-cell>
          <table:table-cell table:formula="of:=IF(MOD([.A10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62">
            <text:p>1062</text:p>
          </table:table-cell>
          <table:table-cell table:formula="of:=IF([.G1064]=1;5000;IF([.H1064]=1;[.B1063]-[.$J$2];[.B1063]))" office:value-type="float" office:value="4880">
            <text:p>4880</text:p>
          </table:table-cell>
          <table:table-cell table:formula="of:=[.D1064]/[.B1064]" office:value-type="percentage" office:value="0.0875351913052097">
            <text:p>8,75%</text:p>
          </table:table-cell>
          <table:table-cell table:formula="of:=IF([.H1064]=1;[.D1063]-([.$J$2]*[.C1063]);[.D1063])" office:value-type="float" office:value="427.171733569423">
            <text:p>427,1717335694</text:p>
          </table:table-cell>
          <table:table-cell table:formula="of:=IF([.G1064]=1;5000-[.D1063];IF([.H1064]=1;[.E1063]-([.$J$2]*(1-[.C1063]));[.E1063]))" office:value-type="float" office:value="4452.82826643058">
            <text:p>4452,8282664306</text:p>
          </table:table-cell>
          <table:table-cell/>
          <table:table-cell table:formula="of:=IF(MOD([.A1064]-1;50)=0;1;0)" office:value-type="float" office:value="0">
            <text:p>0</text:p>
          </table:table-cell>
          <table:table-cell table:formula="of:=IF(MOD([.A10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63">
            <text:p>1063</text:p>
          </table:table-cell>
          <table:table-cell table:formula="of:=IF([.G1065]=1;5000;IF([.H1065]=1;[.B1064]-[.$J$2];[.B1064]))" office:value-type="float" office:value="4880">
            <text:p>4880</text:p>
          </table:table-cell>
          <table:table-cell table:formula="of:=[.D1065]/[.B1065]" office:value-type="percentage" office:value="0.0875351913052097">
            <text:p>8,75%</text:p>
          </table:table-cell>
          <table:table-cell table:formula="of:=IF([.H1065]=1;[.D1064]-([.$J$2]*[.C1064]);[.D1064])" office:value-type="float" office:value="427.171733569423">
            <text:p>427,1717335694</text:p>
          </table:table-cell>
          <table:table-cell table:formula="of:=IF([.G1065]=1;5000-[.D1064];IF([.H1065]=1;[.E1064]-([.$J$2]*(1-[.C1064]));[.E1064]))" office:value-type="float" office:value="4452.82826643058">
            <text:p>4452,8282664306</text:p>
          </table:table-cell>
          <table:table-cell/>
          <table:table-cell table:formula="of:=IF(MOD([.A1065]-1;50)=0;1;0)" office:value-type="float" office:value="0">
            <text:p>0</text:p>
          </table:table-cell>
          <table:table-cell table:formula="of:=IF(MOD([.A10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64">
            <text:p>1064</text:p>
          </table:table-cell>
          <table:table-cell table:formula="of:=IF([.G1066]=1;5000;IF([.H1066]=1;[.B1065]-[.$J$2];[.B1065]))" office:value-type="float" office:value="4860">
            <text:p>4860</text:p>
          </table:table-cell>
          <table:table-cell table:formula="of:=[.D1066]/[.B1066]" office:value-type="percentage" office:value="0.0875351913052097">
            <text:p>8,75%</text:p>
          </table:table-cell>
          <table:table-cell table:formula="of:=IF([.H1066]=1;[.D1065]-([.$J$2]*[.C1065]);[.D1065])" office:value-type="float" office:value="425.421029743319">
            <text:p>425,4210297433</text:p>
          </table:table-cell>
          <table:table-cell table:formula="of:=IF([.G1066]=1;5000-[.D1065];IF([.H1066]=1;[.E1065]-([.$J$2]*(1-[.C1065]));[.E1065]))" office:value-type="float" office:value="4434.57897025668">
            <text:p>4434,5789702567</text:p>
          </table:table-cell>
          <table:table-cell/>
          <table:table-cell table:formula="of:=IF(MOD([.A1066]-1;50)=0;1;0)" office:value-type="float" office:value="0">
            <text:p>0</text:p>
          </table:table-cell>
          <table:table-cell table:formula="of:=IF(MOD([.A10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65">
            <text:p>1065</text:p>
          </table:table-cell>
          <table:table-cell table:formula="of:=IF([.G1067]=1;5000;IF([.H1067]=1;[.B1066]-[.$J$2];[.B1066]))" office:value-type="float" office:value="4860">
            <text:p>4860</text:p>
          </table:table-cell>
          <table:table-cell table:formula="of:=[.D1067]/[.B1067]" office:value-type="percentage" office:value="0.0875351913052097">
            <text:p>8,75%</text:p>
          </table:table-cell>
          <table:table-cell table:formula="of:=IF([.H1067]=1;[.D1066]-([.$J$2]*[.C1066]);[.D1066])" office:value-type="float" office:value="425.421029743319">
            <text:p>425,4210297433</text:p>
          </table:table-cell>
          <table:table-cell table:formula="of:=IF([.G1067]=1;5000-[.D1066];IF([.H1067]=1;[.E1066]-([.$J$2]*(1-[.C1066]));[.E1066]))" office:value-type="float" office:value="4434.57897025668">
            <text:p>4434,5789702567</text:p>
          </table:table-cell>
          <table:table-cell/>
          <table:table-cell table:formula="of:=IF(MOD([.A1067]-1;50)=0;1;0)" office:value-type="float" office:value="0">
            <text:p>0</text:p>
          </table:table-cell>
          <table:table-cell table:formula="of:=IF(MOD([.A10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66">
            <text:p>1066</text:p>
          </table:table-cell>
          <table:table-cell table:formula="of:=IF([.G1068]=1;5000;IF([.H1068]=1;[.B1067]-[.$J$2];[.B1067]))" office:value-type="float" office:value="4840">
            <text:p>4840</text:p>
          </table:table-cell>
          <table:table-cell table:formula="of:=[.D1068]/[.B1068]" office:value-type="percentage" office:value="0.0875351913052096">
            <text:p>8,75%</text:p>
          </table:table-cell>
          <table:table-cell table:formula="of:=IF([.H1068]=1;[.D1067]-([.$J$2]*[.C1067]);[.D1067])" office:value-type="float" office:value="423.670325917215">
            <text:p>423,6703259172</text:p>
          </table:table-cell>
          <table:table-cell table:formula="of:=IF([.G1068]=1;5000-[.D1067];IF([.H1068]=1;[.E1067]-([.$J$2]*(1-[.C1067]));[.E1067]))" office:value-type="float" office:value="4416.32967408278">
            <text:p>4416,3296740828</text:p>
          </table:table-cell>
          <table:table-cell/>
          <table:table-cell table:formula="of:=IF(MOD([.A1068]-1;50)=0;1;0)" office:value-type="float" office:value="0">
            <text:p>0</text:p>
          </table:table-cell>
          <table:table-cell table:formula="of:=IF(MOD([.A10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67">
            <text:p>1067</text:p>
          </table:table-cell>
          <table:table-cell table:formula="of:=IF([.G1069]=1;5000;IF([.H1069]=1;[.B1068]-[.$J$2];[.B1068]))" office:value-type="float" office:value="4840">
            <text:p>4840</text:p>
          </table:table-cell>
          <table:table-cell table:formula="of:=[.D1069]/[.B1069]" office:value-type="percentage" office:value="0.0875351913052096">
            <text:p>8,75%</text:p>
          </table:table-cell>
          <table:table-cell table:formula="of:=IF([.H1069]=1;[.D1068]-([.$J$2]*[.C1068]);[.D1068])" office:value-type="float" office:value="423.670325917215">
            <text:p>423,6703259172</text:p>
          </table:table-cell>
          <table:table-cell table:formula="of:=IF([.G1069]=1;5000-[.D1068];IF([.H1069]=1;[.E1068]-([.$J$2]*(1-[.C1068]));[.E1068]))" office:value-type="float" office:value="4416.32967408278">
            <text:p>4416,3296740828</text:p>
          </table:table-cell>
          <table:table-cell/>
          <table:table-cell table:formula="of:=IF(MOD([.A1069]-1;50)=0;1;0)" office:value-type="float" office:value="0">
            <text:p>0</text:p>
          </table:table-cell>
          <table:table-cell table:formula="of:=IF(MOD([.A10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68">
            <text:p>1068</text:p>
          </table:table-cell>
          <table:table-cell table:formula="of:=IF([.G1070]=1;5000;IF([.H1070]=1;[.B1069]-[.$J$2];[.B1069]))" office:value-type="float" office:value="4820">
            <text:p>4820</text:p>
          </table:table-cell>
          <table:table-cell table:formula="of:=[.D1070]/[.B1070]" office:value-type="percentage" office:value="0.0875351913052096">
            <text:p>8,75%</text:p>
          </table:table-cell>
          <table:table-cell table:formula="of:=IF([.H1070]=1;[.D1069]-([.$J$2]*[.C1069]);[.D1069])" office:value-type="float" office:value="421.919622091111">
            <text:p>421,9196220911</text:p>
          </table:table-cell>
          <table:table-cell table:formula="of:=IF([.G1070]=1;5000-[.D1069];IF([.H1070]=1;[.E1069]-([.$J$2]*(1-[.C1069]));[.E1069]))" office:value-type="float" office:value="4398.08037790889">
            <text:p>4398,0803779089</text:p>
          </table:table-cell>
          <table:table-cell/>
          <table:table-cell table:formula="of:=IF(MOD([.A1070]-1;50)=0;1;0)" office:value-type="float" office:value="0">
            <text:p>0</text:p>
          </table:table-cell>
          <table:table-cell table:formula="of:=IF(MOD([.A10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69">
            <text:p>1069</text:p>
          </table:table-cell>
          <table:table-cell table:formula="of:=IF([.G1071]=1;5000;IF([.H1071]=1;[.B1070]-[.$J$2];[.B1070]))" office:value-type="float" office:value="4820">
            <text:p>4820</text:p>
          </table:table-cell>
          <table:table-cell table:formula="of:=[.D1071]/[.B1071]" office:value-type="percentage" office:value="0.0875351913052096">
            <text:p>8,75%</text:p>
          </table:table-cell>
          <table:table-cell table:formula="of:=IF([.H1071]=1;[.D1070]-([.$J$2]*[.C1070]);[.D1070])" office:value-type="float" office:value="421.919622091111">
            <text:p>421,9196220911</text:p>
          </table:table-cell>
          <table:table-cell table:formula="of:=IF([.G1071]=1;5000-[.D1070];IF([.H1071]=1;[.E1070]-([.$J$2]*(1-[.C1070]));[.E1070]))" office:value-type="float" office:value="4398.08037790889">
            <text:p>4398,0803779089</text:p>
          </table:table-cell>
          <table:table-cell/>
          <table:table-cell table:formula="of:=IF(MOD([.A1071]-1;50)=0;1;0)" office:value-type="float" office:value="0">
            <text:p>0</text:p>
          </table:table-cell>
          <table:table-cell table:formula="of:=IF(MOD([.A10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70">
            <text:p>1070</text:p>
          </table:table-cell>
          <table:table-cell table:formula="of:=IF([.G1072]=1;5000;IF([.H1072]=1;[.B1071]-[.$J$2];[.B1071]))" office:value-type="float" office:value="4800">
            <text:p>4800</text:p>
          </table:table-cell>
          <table:table-cell table:formula="of:=[.D1072]/[.B1072]" office:value-type="percentage" office:value="0.0875351913052096">
            <text:p>8,75%</text:p>
          </table:table-cell>
          <table:table-cell table:formula="of:=IF([.H1072]=1;[.D1071]-([.$J$2]*[.C1071]);[.D1071])" office:value-type="float" office:value="420.168918265006">
            <text:p>420,168918265</text:p>
          </table:table-cell>
          <table:table-cell table:formula="of:=IF([.G1072]=1;5000-[.D1071];IF([.H1072]=1;[.E1071]-([.$J$2]*(1-[.C1071]));[.E1071]))" office:value-type="float" office:value="4379.83108173499">
            <text:p>4379,831081735</text:p>
          </table:table-cell>
          <table:table-cell/>
          <table:table-cell table:formula="of:=IF(MOD([.A1072]-1;50)=0;1;0)" office:value-type="float" office:value="0">
            <text:p>0</text:p>
          </table:table-cell>
          <table:table-cell table:formula="of:=IF(MOD([.A10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71">
            <text:p>1071</text:p>
          </table:table-cell>
          <table:table-cell table:formula="of:=IF([.G1073]=1;5000;IF([.H1073]=1;[.B1072]-[.$J$2];[.B1072]))" office:value-type="float" office:value="4800">
            <text:p>4800</text:p>
          </table:table-cell>
          <table:table-cell table:formula="of:=[.D1073]/[.B1073]" office:value-type="percentage" office:value="0.0875351913052096">
            <text:p>8,75%</text:p>
          </table:table-cell>
          <table:table-cell table:formula="of:=IF([.H1073]=1;[.D1072]-([.$J$2]*[.C1072]);[.D1072])" office:value-type="float" office:value="420.168918265006">
            <text:p>420,168918265</text:p>
          </table:table-cell>
          <table:table-cell table:formula="of:=IF([.G1073]=1;5000-[.D1072];IF([.H1073]=1;[.E1072]-([.$J$2]*(1-[.C1072]));[.E1072]))" office:value-type="float" office:value="4379.83108173499">
            <text:p>4379,831081735</text:p>
          </table:table-cell>
          <table:table-cell/>
          <table:table-cell table:formula="of:=IF(MOD([.A1073]-1;50)=0;1;0)" office:value-type="float" office:value="0">
            <text:p>0</text:p>
          </table:table-cell>
          <table:table-cell table:formula="of:=IF(MOD([.A10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72">
            <text:p>1072</text:p>
          </table:table-cell>
          <table:table-cell table:formula="of:=IF([.G1074]=1;5000;IF([.H1074]=1;[.B1073]-[.$J$2];[.B1073]))" office:value-type="float" office:value="4780">
            <text:p>4780</text:p>
          </table:table-cell>
          <table:table-cell table:formula="of:=[.D1074]/[.B1074]" office:value-type="percentage" office:value="0.0875351913052096">
            <text:p>8,75%</text:p>
          </table:table-cell>
          <table:table-cell table:formula="of:=IF([.H1074]=1;[.D1073]-([.$J$2]*[.C1073]);[.D1073])" office:value-type="float" office:value="418.418214438902">
            <text:p>418,4182144389</text:p>
          </table:table-cell>
          <table:table-cell table:formula="of:=IF([.G1074]=1;5000-[.D1073];IF([.H1074]=1;[.E1073]-([.$J$2]*(1-[.C1073]));[.E1073]))" office:value-type="float" office:value="4361.58178556109">
            <text:p>4361,5817855611</text:p>
          </table:table-cell>
          <table:table-cell/>
          <table:table-cell table:formula="of:=IF(MOD([.A1074]-1;50)=0;1;0)" office:value-type="float" office:value="0">
            <text:p>0</text:p>
          </table:table-cell>
          <table:table-cell table:formula="of:=IF(MOD([.A10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73">
            <text:p>1073</text:p>
          </table:table-cell>
          <table:table-cell table:formula="of:=IF([.G1075]=1;5000;IF([.H1075]=1;[.B1074]-[.$J$2];[.B1074]))" office:value-type="float" office:value="4780">
            <text:p>4780</text:p>
          </table:table-cell>
          <table:table-cell table:formula="of:=[.D1075]/[.B1075]" office:value-type="percentage" office:value="0.0875351913052096">
            <text:p>8,75%</text:p>
          </table:table-cell>
          <table:table-cell table:formula="of:=IF([.H1075]=1;[.D1074]-([.$J$2]*[.C1074]);[.D1074])" office:value-type="float" office:value="418.418214438902">
            <text:p>418,4182144389</text:p>
          </table:table-cell>
          <table:table-cell table:formula="of:=IF([.G1075]=1;5000-[.D1074];IF([.H1075]=1;[.E1074]-([.$J$2]*(1-[.C1074]));[.E1074]))" office:value-type="float" office:value="4361.58178556109">
            <text:p>4361,5817855611</text:p>
          </table:table-cell>
          <table:table-cell/>
          <table:table-cell table:formula="of:=IF(MOD([.A1075]-1;50)=0;1;0)" office:value-type="float" office:value="0">
            <text:p>0</text:p>
          </table:table-cell>
          <table:table-cell table:formula="of:=IF(MOD([.A10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74">
            <text:p>1074</text:p>
          </table:table-cell>
          <table:table-cell table:formula="of:=IF([.G1076]=1;5000;IF([.H1076]=1;[.B1075]-[.$J$2];[.B1075]))" office:value-type="float" office:value="4760">
            <text:p>4760</text:p>
          </table:table-cell>
          <table:table-cell table:formula="of:=[.D1076]/[.B1076]" office:value-type="percentage" office:value="0.0875351913052096">
            <text:p>8,75%</text:p>
          </table:table-cell>
          <table:table-cell table:formula="of:=IF([.H1076]=1;[.D1075]-([.$J$2]*[.C1075]);[.D1075])" office:value-type="float" office:value="416.667510612798">
            <text:p>416,6675106128</text:p>
          </table:table-cell>
          <table:table-cell table:formula="of:=IF([.G1076]=1;5000-[.D1075];IF([.H1076]=1;[.E1075]-([.$J$2]*(1-[.C1075]));[.E1075]))" office:value-type="float" office:value="4343.3324893872">
            <text:p>4343,3324893872</text:p>
          </table:table-cell>
          <table:table-cell/>
          <table:table-cell table:formula="of:=IF(MOD([.A1076]-1;50)=0;1;0)" office:value-type="float" office:value="0">
            <text:p>0</text:p>
          </table:table-cell>
          <table:table-cell table:formula="of:=IF(MOD([.A10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75">
            <text:p>1075</text:p>
          </table:table-cell>
          <table:table-cell table:formula="of:=IF([.G1077]=1;5000;IF([.H1077]=1;[.B1076]-[.$J$2];[.B1076]))" office:value-type="float" office:value="4760">
            <text:p>4760</text:p>
          </table:table-cell>
          <table:table-cell table:formula="of:=[.D1077]/[.B1077]" office:value-type="percentage" office:value="0.0875351913052096">
            <text:p>8,75%</text:p>
          </table:table-cell>
          <table:table-cell table:formula="of:=IF([.H1077]=1;[.D1076]-([.$J$2]*[.C1076]);[.D1076])" office:value-type="float" office:value="416.667510612798">
            <text:p>416,6675106128</text:p>
          </table:table-cell>
          <table:table-cell table:formula="of:=IF([.G1077]=1;5000-[.D1076];IF([.H1077]=1;[.E1076]-([.$J$2]*(1-[.C1076]));[.E1076]))" office:value-type="float" office:value="4343.3324893872">
            <text:p>4343,3324893872</text:p>
          </table:table-cell>
          <table:table-cell/>
          <table:table-cell table:formula="of:=IF(MOD([.A1077]-1;50)=0;1;0)" office:value-type="float" office:value="0">
            <text:p>0</text:p>
          </table:table-cell>
          <table:table-cell table:formula="of:=IF(MOD([.A10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76">
            <text:p>1076</text:p>
          </table:table-cell>
          <table:table-cell table:formula="of:=IF([.G1078]=1;5000;IF([.H1078]=1;[.B1077]-[.$J$2];[.B1077]))" office:value-type="float" office:value="4740">
            <text:p>4740</text:p>
          </table:table-cell>
          <table:table-cell table:formula="of:=[.D1078]/[.B1078]" office:value-type="percentage" office:value="0.0875351913052096">
            <text:p>8,75%</text:p>
          </table:table-cell>
          <table:table-cell table:formula="of:=IF([.H1078]=1;[.D1077]-([.$J$2]*[.C1077]);[.D1077])" office:value-type="float" office:value="414.916806786694">
            <text:p>414,9168067867</text:p>
          </table:table-cell>
          <table:table-cell table:formula="of:=IF([.G1078]=1;5000-[.D1077];IF([.H1078]=1;[.E1077]-([.$J$2]*(1-[.C1077]));[.E1077]))" office:value-type="float" office:value="4325.0831932133">
            <text:p>4325,0831932133</text:p>
          </table:table-cell>
          <table:table-cell/>
          <table:table-cell table:formula="of:=IF(MOD([.A1078]-1;50)=0;1;0)" office:value-type="float" office:value="0">
            <text:p>0</text:p>
          </table:table-cell>
          <table:table-cell table:formula="of:=IF(MOD([.A10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77">
            <text:p>1077</text:p>
          </table:table-cell>
          <table:table-cell table:formula="of:=IF([.G1079]=1;5000;IF([.H1079]=1;[.B1078]-[.$J$2];[.B1078]))" office:value-type="float" office:value="4740">
            <text:p>4740</text:p>
          </table:table-cell>
          <table:table-cell table:formula="of:=[.D1079]/[.B1079]" office:value-type="percentage" office:value="0.0875351913052096">
            <text:p>8,75%</text:p>
          </table:table-cell>
          <table:table-cell table:formula="of:=IF([.H1079]=1;[.D1078]-([.$J$2]*[.C1078]);[.D1078])" office:value-type="float" office:value="414.916806786694">
            <text:p>414,9168067867</text:p>
          </table:table-cell>
          <table:table-cell table:formula="of:=IF([.G1079]=1;5000-[.D1078];IF([.H1079]=1;[.E1078]-([.$J$2]*(1-[.C1078]));[.E1078]))" office:value-type="float" office:value="4325.0831932133">
            <text:p>4325,0831932133</text:p>
          </table:table-cell>
          <table:table-cell/>
          <table:table-cell table:formula="of:=IF(MOD([.A1079]-1;50)=0;1;0)" office:value-type="float" office:value="0">
            <text:p>0</text:p>
          </table:table-cell>
          <table:table-cell table:formula="of:=IF(MOD([.A10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78">
            <text:p>1078</text:p>
          </table:table-cell>
          <table:table-cell table:formula="of:=IF([.G1080]=1;5000;IF([.H1080]=1;[.B1079]-[.$J$2];[.B1079]))" office:value-type="float" office:value="4720">
            <text:p>4720</text:p>
          </table:table-cell>
          <table:table-cell table:formula="of:=[.D1080]/[.B1080]" office:value-type="percentage" office:value="0.0875351913052096">
            <text:p>8,75%</text:p>
          </table:table-cell>
          <table:table-cell table:formula="of:=IF([.H1080]=1;[.D1079]-([.$J$2]*[.C1079]);[.D1079])" office:value-type="float" office:value="413.16610296059">
            <text:p>413,1661029606</text:p>
          </table:table-cell>
          <table:table-cell table:formula="of:=IF([.G1080]=1;5000-[.D1079];IF([.H1080]=1;[.E1079]-([.$J$2]*(1-[.C1079]));[.E1079]))" office:value-type="float" office:value="4306.8338970394">
            <text:p>4306,8338970394</text:p>
          </table:table-cell>
          <table:table-cell/>
          <table:table-cell table:formula="of:=IF(MOD([.A1080]-1;50)=0;1;0)" office:value-type="float" office:value="0">
            <text:p>0</text:p>
          </table:table-cell>
          <table:table-cell table:formula="of:=IF(MOD([.A10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79">
            <text:p>1079</text:p>
          </table:table-cell>
          <table:table-cell table:formula="of:=IF([.G1081]=1;5000;IF([.H1081]=1;[.B1080]-[.$J$2];[.B1080]))" office:value-type="float" office:value="4720">
            <text:p>4720</text:p>
          </table:table-cell>
          <table:table-cell table:formula="of:=[.D1081]/[.B1081]" office:value-type="percentage" office:value="0.0875351913052096">
            <text:p>8,75%</text:p>
          </table:table-cell>
          <table:table-cell table:formula="of:=IF([.H1081]=1;[.D1080]-([.$J$2]*[.C1080]);[.D1080])" office:value-type="float" office:value="413.16610296059">
            <text:p>413,1661029606</text:p>
          </table:table-cell>
          <table:table-cell table:formula="of:=IF([.G1081]=1;5000-[.D1080];IF([.H1081]=1;[.E1080]-([.$J$2]*(1-[.C1080]));[.E1080]))" office:value-type="float" office:value="4306.8338970394">
            <text:p>4306,8338970394</text:p>
          </table:table-cell>
          <table:table-cell/>
          <table:table-cell table:formula="of:=IF(MOD([.A1081]-1;50)=0;1;0)" office:value-type="float" office:value="0">
            <text:p>0</text:p>
          </table:table-cell>
          <table:table-cell table:formula="of:=IF(MOD([.A10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80">
            <text:p>1080</text:p>
          </table:table-cell>
          <table:table-cell table:formula="of:=IF([.G1082]=1;5000;IF([.H1082]=1;[.B1081]-[.$J$2];[.B1081]))" office:value-type="float" office:value="4700">
            <text:p>4700</text:p>
          </table:table-cell>
          <table:table-cell table:formula="of:=[.D1082]/[.B1082]" office:value-type="percentage" office:value="0.0875351913052096">
            <text:p>8,75%</text:p>
          </table:table-cell>
          <table:table-cell table:formula="of:=IF([.H1082]=1;[.D1081]-([.$J$2]*[.C1081]);[.D1081])" office:value-type="float" office:value="411.415399134485">
            <text:p>411,4153991345</text:p>
          </table:table-cell>
          <table:table-cell table:formula="of:=IF([.G1082]=1;5000-[.D1081];IF([.H1082]=1;[.E1081]-([.$J$2]*(1-[.C1081]));[.E1081]))" office:value-type="float" office:value="4288.58460086551">
            <text:p>4288,5846008655</text:p>
          </table:table-cell>
          <table:table-cell/>
          <table:table-cell table:formula="of:=IF(MOD([.A1082]-1;50)=0;1;0)" office:value-type="float" office:value="0">
            <text:p>0</text:p>
          </table:table-cell>
          <table:table-cell table:formula="of:=IF(MOD([.A10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81">
            <text:p>1081</text:p>
          </table:table-cell>
          <table:table-cell table:formula="of:=IF([.G1083]=1;5000;IF([.H1083]=1;[.B1082]-[.$J$2];[.B1082]))" office:value-type="float" office:value="4700">
            <text:p>4700</text:p>
          </table:table-cell>
          <table:table-cell table:formula="of:=[.D1083]/[.B1083]" office:value-type="percentage" office:value="0.0875351913052096">
            <text:p>8,75%</text:p>
          </table:table-cell>
          <table:table-cell table:formula="of:=IF([.H1083]=1;[.D1082]-([.$J$2]*[.C1082]);[.D1082])" office:value-type="float" office:value="411.415399134485">
            <text:p>411,4153991345</text:p>
          </table:table-cell>
          <table:table-cell table:formula="of:=IF([.G1083]=1;5000-[.D1082];IF([.H1083]=1;[.E1082]-([.$J$2]*(1-[.C1082]));[.E1082]))" office:value-type="float" office:value="4288.58460086551">
            <text:p>4288,5846008655</text:p>
          </table:table-cell>
          <table:table-cell/>
          <table:table-cell table:formula="of:=IF(MOD([.A1083]-1;50)=0;1;0)" office:value-type="float" office:value="0">
            <text:p>0</text:p>
          </table:table-cell>
          <table:table-cell table:formula="of:=IF(MOD([.A10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82">
            <text:p>1082</text:p>
          </table:table-cell>
          <table:table-cell table:formula="of:=IF([.G1084]=1;5000;IF([.H1084]=1;[.B1083]-[.$J$2];[.B1083]))" office:value-type="float" office:value="4680">
            <text:p>4680</text:p>
          </table:table-cell>
          <table:table-cell table:formula="of:=[.D1084]/[.B1084]" office:value-type="percentage" office:value="0.0875351913052096">
            <text:p>8,75%</text:p>
          </table:table-cell>
          <table:table-cell table:formula="of:=IF([.H1084]=1;[.D1083]-([.$J$2]*[.C1083]);[.D1083])" office:value-type="float" office:value="409.664695308381">
            <text:p>409,6646953084</text:p>
          </table:table-cell>
          <table:table-cell table:formula="of:=IF([.G1084]=1;5000-[.D1083];IF([.H1084]=1;[.E1083]-([.$J$2]*(1-[.C1083]));[.E1083]))" office:value-type="float" office:value="4270.33530469161">
            <text:p>4270,3353046916</text:p>
          </table:table-cell>
          <table:table-cell/>
          <table:table-cell table:formula="of:=IF(MOD([.A1084]-1;50)=0;1;0)" office:value-type="float" office:value="0">
            <text:p>0</text:p>
          </table:table-cell>
          <table:table-cell table:formula="of:=IF(MOD([.A10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83">
            <text:p>1083</text:p>
          </table:table-cell>
          <table:table-cell table:formula="of:=IF([.G1085]=1;5000;IF([.H1085]=1;[.B1084]-[.$J$2];[.B1084]))" office:value-type="float" office:value="4680">
            <text:p>4680</text:p>
          </table:table-cell>
          <table:table-cell table:formula="of:=[.D1085]/[.B1085]" office:value-type="percentage" office:value="0.0875351913052096">
            <text:p>8,75%</text:p>
          </table:table-cell>
          <table:table-cell table:formula="of:=IF([.H1085]=1;[.D1084]-([.$J$2]*[.C1084]);[.D1084])" office:value-type="float" office:value="409.664695308381">
            <text:p>409,6646953084</text:p>
          </table:table-cell>
          <table:table-cell table:formula="of:=IF([.G1085]=1;5000-[.D1084];IF([.H1085]=1;[.E1084]-([.$J$2]*(1-[.C1084]));[.E1084]))" office:value-type="float" office:value="4270.33530469161">
            <text:p>4270,3353046916</text:p>
          </table:table-cell>
          <table:table-cell/>
          <table:table-cell table:formula="of:=IF(MOD([.A1085]-1;50)=0;1;0)" office:value-type="float" office:value="0">
            <text:p>0</text:p>
          </table:table-cell>
          <table:table-cell table:formula="of:=IF(MOD([.A10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84">
            <text:p>1084</text:p>
          </table:table-cell>
          <table:table-cell table:formula="of:=IF([.G1086]=1;5000;IF([.H1086]=1;[.B1085]-[.$J$2];[.B1085]))" office:value-type="float" office:value="4660">
            <text:p>4660</text:p>
          </table:table-cell>
          <table:table-cell table:formula="of:=[.D1086]/[.B1086]" office:value-type="percentage" office:value="0.0875351913052096">
            <text:p>8,75%</text:p>
          </table:table-cell>
          <table:table-cell table:formula="of:=IF([.H1086]=1;[.D1085]-([.$J$2]*[.C1085]);[.D1085])" office:value-type="float" office:value="407.913991482277">
            <text:p>407,9139914823</text:p>
          </table:table-cell>
          <table:table-cell table:formula="of:=IF([.G1086]=1;5000-[.D1085];IF([.H1086]=1;[.E1085]-([.$J$2]*(1-[.C1085]));[.E1085]))" office:value-type="float" office:value="4252.08600851772">
            <text:p>4252,0860085177</text:p>
          </table:table-cell>
          <table:table-cell/>
          <table:table-cell table:formula="of:=IF(MOD([.A1086]-1;50)=0;1;0)" office:value-type="float" office:value="0">
            <text:p>0</text:p>
          </table:table-cell>
          <table:table-cell table:formula="of:=IF(MOD([.A10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85">
            <text:p>1085</text:p>
          </table:table-cell>
          <table:table-cell table:formula="of:=IF([.G1087]=1;5000;IF([.H1087]=1;[.B1086]-[.$J$2];[.B1086]))" office:value-type="float" office:value="4660">
            <text:p>4660</text:p>
          </table:table-cell>
          <table:table-cell table:formula="of:=[.D1087]/[.B1087]" office:value-type="percentage" office:value="0.0875351913052096">
            <text:p>8,75%</text:p>
          </table:table-cell>
          <table:table-cell table:formula="of:=IF([.H1087]=1;[.D1086]-([.$J$2]*[.C1086]);[.D1086])" office:value-type="float" office:value="407.913991482277">
            <text:p>407,9139914823</text:p>
          </table:table-cell>
          <table:table-cell table:formula="of:=IF([.G1087]=1;5000-[.D1086];IF([.H1087]=1;[.E1086]-([.$J$2]*(1-[.C1086]));[.E1086]))" office:value-type="float" office:value="4252.08600851772">
            <text:p>4252,0860085177</text:p>
          </table:table-cell>
          <table:table-cell/>
          <table:table-cell table:formula="of:=IF(MOD([.A1087]-1;50)=0;1;0)" office:value-type="float" office:value="0">
            <text:p>0</text:p>
          </table:table-cell>
          <table:table-cell table:formula="of:=IF(MOD([.A10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86">
            <text:p>1086</text:p>
          </table:table-cell>
          <table:table-cell table:formula="of:=IF([.G1088]=1;5000;IF([.H1088]=1;[.B1087]-[.$J$2];[.B1087]))" office:value-type="float" office:value="4640">
            <text:p>4640</text:p>
          </table:table-cell>
          <table:table-cell table:formula="of:=[.D1088]/[.B1088]" office:value-type="percentage" office:value="0.0875351913052096">
            <text:p>8,75%</text:p>
          </table:table-cell>
          <table:table-cell table:formula="of:=IF([.H1088]=1;[.D1087]-([.$J$2]*[.C1087]);[.D1087])" office:value-type="float" office:value="406.163287656173">
            <text:p>406,1632876562</text:p>
          </table:table-cell>
          <table:table-cell table:formula="of:=IF([.G1088]=1;5000-[.D1087];IF([.H1088]=1;[.E1087]-([.$J$2]*(1-[.C1087]));[.E1087]))" office:value-type="float" office:value="4233.83671234382">
            <text:p>4233,8367123438</text:p>
          </table:table-cell>
          <table:table-cell/>
          <table:table-cell table:formula="of:=IF(MOD([.A1088]-1;50)=0;1;0)" office:value-type="float" office:value="0">
            <text:p>0</text:p>
          </table:table-cell>
          <table:table-cell table:formula="of:=IF(MOD([.A10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87">
            <text:p>1087</text:p>
          </table:table-cell>
          <table:table-cell table:formula="of:=IF([.G1089]=1;5000;IF([.H1089]=1;[.B1088]-[.$J$2];[.B1088]))" office:value-type="float" office:value="4640">
            <text:p>4640</text:p>
          </table:table-cell>
          <table:table-cell table:formula="of:=[.D1089]/[.B1089]" office:value-type="percentage" office:value="0.0875351913052096">
            <text:p>8,75%</text:p>
          </table:table-cell>
          <table:table-cell table:formula="of:=IF([.H1089]=1;[.D1088]-([.$J$2]*[.C1088]);[.D1088])" office:value-type="float" office:value="406.163287656173">
            <text:p>406,1632876562</text:p>
          </table:table-cell>
          <table:table-cell table:formula="of:=IF([.G1089]=1;5000-[.D1088];IF([.H1089]=1;[.E1088]-([.$J$2]*(1-[.C1088]));[.E1088]))" office:value-type="float" office:value="4233.83671234382">
            <text:p>4233,8367123438</text:p>
          </table:table-cell>
          <table:table-cell/>
          <table:table-cell table:formula="of:=IF(MOD([.A1089]-1;50)=0;1;0)" office:value-type="float" office:value="0">
            <text:p>0</text:p>
          </table:table-cell>
          <table:table-cell table:formula="of:=IF(MOD([.A10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88">
            <text:p>1088</text:p>
          </table:table-cell>
          <table:table-cell table:formula="of:=IF([.G1090]=1;5000;IF([.H1090]=1;[.B1089]-[.$J$2];[.B1089]))" office:value-type="float" office:value="4620">
            <text:p>4620</text:p>
          </table:table-cell>
          <table:table-cell table:formula="of:=[.D1090]/[.B1090]" office:value-type="percentage" office:value="0.0875351913052096">
            <text:p>8,75%</text:p>
          </table:table-cell>
          <table:table-cell table:formula="of:=IF([.H1090]=1;[.D1089]-([.$J$2]*[.C1089]);[.D1089])" office:value-type="float" office:value="404.412583830068">
            <text:p>404,4125838301</text:p>
          </table:table-cell>
          <table:table-cell table:formula="of:=IF([.G1090]=1;5000-[.D1089];IF([.H1090]=1;[.E1089]-([.$J$2]*(1-[.C1089]));[.E1089]))" office:value-type="float" office:value="4215.58741616992">
            <text:p>4215,5874161699</text:p>
          </table:table-cell>
          <table:table-cell/>
          <table:table-cell table:formula="of:=IF(MOD([.A1090]-1;50)=0;1;0)" office:value-type="float" office:value="0">
            <text:p>0</text:p>
          </table:table-cell>
          <table:table-cell table:formula="of:=IF(MOD([.A10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89">
            <text:p>1089</text:p>
          </table:table-cell>
          <table:table-cell table:formula="of:=IF([.G1091]=1;5000;IF([.H1091]=1;[.B1090]-[.$J$2];[.B1090]))" office:value-type="float" office:value="4620">
            <text:p>4620</text:p>
          </table:table-cell>
          <table:table-cell table:formula="of:=[.D1091]/[.B1091]" office:value-type="percentage" office:value="0.0875351913052096">
            <text:p>8,75%</text:p>
          </table:table-cell>
          <table:table-cell table:formula="of:=IF([.H1091]=1;[.D1090]-([.$J$2]*[.C1090]);[.D1090])" office:value-type="float" office:value="404.412583830068">
            <text:p>404,4125838301</text:p>
          </table:table-cell>
          <table:table-cell table:formula="of:=IF([.G1091]=1;5000-[.D1090];IF([.H1091]=1;[.E1090]-([.$J$2]*(1-[.C1090]));[.E1090]))" office:value-type="float" office:value="4215.58741616992">
            <text:p>4215,5874161699</text:p>
          </table:table-cell>
          <table:table-cell/>
          <table:table-cell table:formula="of:=IF(MOD([.A1091]-1;50)=0;1;0)" office:value-type="float" office:value="0">
            <text:p>0</text:p>
          </table:table-cell>
          <table:table-cell table:formula="of:=IF(MOD([.A10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90">
            <text:p>1090</text:p>
          </table:table-cell>
          <table:table-cell table:formula="of:=IF([.G1092]=1;5000;IF([.H1092]=1;[.B1091]-[.$J$2];[.B1091]))" office:value-type="float" office:value="4600">
            <text:p>4600</text:p>
          </table:table-cell>
          <table:table-cell table:formula="of:=[.D1092]/[.B1092]" office:value-type="percentage" office:value="0.0875351913052096">
            <text:p>8,75%</text:p>
          </table:table-cell>
          <table:table-cell table:formula="of:=IF([.H1092]=1;[.D1091]-([.$J$2]*[.C1091]);[.D1091])" office:value-type="float" office:value="402.661880003964">
            <text:p>402,661880004</text:p>
          </table:table-cell>
          <table:table-cell table:formula="of:=IF([.G1092]=1;5000-[.D1091];IF([.H1092]=1;[.E1091]-([.$J$2]*(1-[.C1091]));[.E1091]))" office:value-type="float" office:value="4197.33811999603">
            <text:p>4197,338119996</text:p>
          </table:table-cell>
          <table:table-cell/>
          <table:table-cell table:formula="of:=IF(MOD([.A1092]-1;50)=0;1;0)" office:value-type="float" office:value="0">
            <text:p>0</text:p>
          </table:table-cell>
          <table:table-cell table:formula="of:=IF(MOD([.A10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91">
            <text:p>1091</text:p>
          </table:table-cell>
          <table:table-cell table:formula="of:=IF([.G1093]=1;5000;IF([.H1093]=1;[.B1092]-[.$J$2];[.B1092]))" office:value-type="float" office:value="4600">
            <text:p>4600</text:p>
          </table:table-cell>
          <table:table-cell table:formula="of:=[.D1093]/[.B1093]" office:value-type="percentage" office:value="0.0875351913052096">
            <text:p>8,75%</text:p>
          </table:table-cell>
          <table:table-cell table:formula="of:=IF([.H1093]=1;[.D1092]-([.$J$2]*[.C1092]);[.D1092])" office:value-type="float" office:value="402.661880003964">
            <text:p>402,661880004</text:p>
          </table:table-cell>
          <table:table-cell table:formula="of:=IF([.G1093]=1;5000-[.D1092];IF([.H1093]=1;[.E1092]-([.$J$2]*(1-[.C1092]));[.E1092]))" office:value-type="float" office:value="4197.33811999603">
            <text:p>4197,338119996</text:p>
          </table:table-cell>
          <table:table-cell/>
          <table:table-cell table:formula="of:=IF(MOD([.A1093]-1;50)=0;1;0)" office:value-type="float" office:value="0">
            <text:p>0</text:p>
          </table:table-cell>
          <table:table-cell table:formula="of:=IF(MOD([.A10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92">
            <text:p>1092</text:p>
          </table:table-cell>
          <table:table-cell table:formula="of:=IF([.G1094]=1;5000;IF([.H1094]=1;[.B1093]-[.$J$2];[.B1093]))" office:value-type="float" office:value="4580">
            <text:p>4580</text:p>
          </table:table-cell>
          <table:table-cell table:formula="of:=[.D1094]/[.B1094]" office:value-type="percentage" office:value="0.0875351913052096">
            <text:p>8,75%</text:p>
          </table:table-cell>
          <table:table-cell table:formula="of:=IF([.H1094]=1;[.D1093]-([.$J$2]*[.C1093]);[.D1093])" office:value-type="float" office:value="400.91117617786">
            <text:p>400,9111761779</text:p>
          </table:table-cell>
          <table:table-cell table:formula="of:=IF([.G1094]=1;5000-[.D1093];IF([.H1094]=1;[.E1093]-([.$J$2]*(1-[.C1093]));[.E1093]))" office:value-type="float" office:value="4179.08882382213">
            <text:p>4179,0888238221</text:p>
          </table:table-cell>
          <table:table-cell/>
          <table:table-cell table:formula="of:=IF(MOD([.A1094]-1;50)=0;1;0)" office:value-type="float" office:value="0">
            <text:p>0</text:p>
          </table:table-cell>
          <table:table-cell table:formula="of:=IF(MOD([.A10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93">
            <text:p>1093</text:p>
          </table:table-cell>
          <table:table-cell table:formula="of:=IF([.G1095]=1;5000;IF([.H1095]=1;[.B1094]-[.$J$2];[.B1094]))" office:value-type="float" office:value="4580">
            <text:p>4580</text:p>
          </table:table-cell>
          <table:table-cell table:formula="of:=[.D1095]/[.B1095]" office:value-type="percentage" office:value="0.0875351913052096">
            <text:p>8,75%</text:p>
          </table:table-cell>
          <table:table-cell table:formula="of:=IF([.H1095]=1;[.D1094]-([.$J$2]*[.C1094]);[.D1094])" office:value-type="float" office:value="400.91117617786">
            <text:p>400,9111761779</text:p>
          </table:table-cell>
          <table:table-cell table:formula="of:=IF([.G1095]=1;5000-[.D1094];IF([.H1095]=1;[.E1094]-([.$J$2]*(1-[.C1094]));[.E1094]))" office:value-type="float" office:value="4179.08882382213">
            <text:p>4179,0888238221</text:p>
          </table:table-cell>
          <table:table-cell/>
          <table:table-cell table:formula="of:=IF(MOD([.A1095]-1;50)=0;1;0)" office:value-type="float" office:value="0">
            <text:p>0</text:p>
          </table:table-cell>
          <table:table-cell table:formula="of:=IF(MOD([.A10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94">
            <text:p>1094</text:p>
          </table:table-cell>
          <table:table-cell table:formula="of:=IF([.G1096]=1;5000;IF([.H1096]=1;[.B1095]-[.$J$2];[.B1095]))" office:value-type="float" office:value="4560">
            <text:p>4560</text:p>
          </table:table-cell>
          <table:table-cell table:formula="of:=[.D1096]/[.B1096]" office:value-type="percentage" office:value="0.0875351913052096">
            <text:p>8,75%</text:p>
          </table:table-cell>
          <table:table-cell table:formula="of:=IF([.H1096]=1;[.D1095]-([.$J$2]*[.C1095]);[.D1095])" office:value-type="float" office:value="399.160472351756">
            <text:p>399,1604723518</text:p>
          </table:table-cell>
          <table:table-cell table:formula="of:=IF([.G1096]=1;5000-[.D1095];IF([.H1096]=1;[.E1095]-([.$J$2]*(1-[.C1095]));[.E1095]))" office:value-type="float" office:value="4160.83952764823">
            <text:p>4160,8395276482</text:p>
          </table:table-cell>
          <table:table-cell/>
          <table:table-cell table:formula="of:=IF(MOD([.A1096]-1;50)=0;1;0)" office:value-type="float" office:value="0">
            <text:p>0</text:p>
          </table:table-cell>
          <table:table-cell table:formula="of:=IF(MOD([.A10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95">
            <text:p>1095</text:p>
          </table:table-cell>
          <table:table-cell table:formula="of:=IF([.G1097]=1;5000;IF([.H1097]=1;[.B1096]-[.$J$2];[.B1096]))" office:value-type="float" office:value="4560">
            <text:p>4560</text:p>
          </table:table-cell>
          <table:table-cell table:formula="of:=[.D1097]/[.B1097]" office:value-type="percentage" office:value="0.0875351913052096">
            <text:p>8,75%</text:p>
          </table:table-cell>
          <table:table-cell table:formula="of:=IF([.H1097]=1;[.D1096]-([.$J$2]*[.C1096]);[.D1096])" office:value-type="float" office:value="399.160472351756">
            <text:p>399,1604723518</text:p>
          </table:table-cell>
          <table:table-cell table:formula="of:=IF([.G1097]=1;5000-[.D1096];IF([.H1097]=1;[.E1096]-([.$J$2]*(1-[.C1096]));[.E1096]))" office:value-type="float" office:value="4160.83952764823">
            <text:p>4160,8395276482</text:p>
          </table:table-cell>
          <table:table-cell/>
          <table:table-cell table:formula="of:=IF(MOD([.A1097]-1;50)=0;1;0)" office:value-type="float" office:value="0">
            <text:p>0</text:p>
          </table:table-cell>
          <table:table-cell table:formula="of:=IF(MOD([.A10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96">
            <text:p>1096</text:p>
          </table:table-cell>
          <table:table-cell table:formula="of:=IF([.G1098]=1;5000;IF([.H1098]=1;[.B1097]-[.$J$2];[.B1097]))" office:value-type="float" office:value="4540">
            <text:p>4540</text:p>
          </table:table-cell>
          <table:table-cell table:formula="of:=[.D1098]/[.B1098]" office:value-type="percentage" office:value="0.0875351913052096">
            <text:p>8,75%</text:p>
          </table:table-cell>
          <table:table-cell table:formula="of:=IF([.H1098]=1;[.D1097]-([.$J$2]*[.C1097]);[.D1097])" office:value-type="float" office:value="397.409768525652">
            <text:p>397,4097685257</text:p>
          </table:table-cell>
          <table:table-cell table:formula="of:=IF([.G1098]=1;5000-[.D1097];IF([.H1098]=1;[.E1097]-([.$J$2]*(1-[.C1097]));[.E1097]))" office:value-type="float" office:value="4142.59023147434">
            <text:p>4142,5902314743</text:p>
          </table:table-cell>
          <table:table-cell/>
          <table:table-cell table:formula="of:=IF(MOD([.A1098]-1;50)=0;1;0)" office:value-type="float" office:value="0">
            <text:p>0</text:p>
          </table:table-cell>
          <table:table-cell table:formula="of:=IF(MOD([.A10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97">
            <text:p>1097</text:p>
          </table:table-cell>
          <table:table-cell table:formula="of:=IF([.G1099]=1;5000;IF([.H1099]=1;[.B1098]-[.$J$2];[.B1098]))" office:value-type="float" office:value="4540">
            <text:p>4540</text:p>
          </table:table-cell>
          <table:table-cell table:formula="of:=[.D1099]/[.B1099]" office:value-type="percentage" office:value="0.0875351913052096">
            <text:p>8,75%</text:p>
          </table:table-cell>
          <table:table-cell table:formula="of:=IF([.H1099]=1;[.D1098]-([.$J$2]*[.C1098]);[.D1098])" office:value-type="float" office:value="397.409768525652">
            <text:p>397,4097685257</text:p>
          </table:table-cell>
          <table:table-cell table:formula="of:=IF([.G1099]=1;5000-[.D1098];IF([.H1099]=1;[.E1098]-([.$J$2]*(1-[.C1098]));[.E1098]))" office:value-type="float" office:value="4142.59023147434">
            <text:p>4142,5902314743</text:p>
          </table:table-cell>
          <table:table-cell/>
          <table:table-cell table:formula="of:=IF(MOD([.A1099]-1;50)=0;1;0)" office:value-type="float" office:value="0">
            <text:p>0</text:p>
          </table:table-cell>
          <table:table-cell table:formula="of:=IF(MOD([.A10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98">
            <text:p>1098</text:p>
          </table:table-cell>
          <table:table-cell table:formula="of:=IF([.G1100]=1;5000;IF([.H1100]=1;[.B1099]-[.$J$2];[.B1099]))" office:value-type="float" office:value="4520">
            <text:p>4520</text:p>
          </table:table-cell>
          <table:table-cell table:formula="of:=[.D1100]/[.B1100]" office:value-type="percentage" office:value="0.0875351913052096">
            <text:p>8,75%</text:p>
          </table:table-cell>
          <table:table-cell table:formula="of:=IF([.H1100]=1;[.D1099]-([.$J$2]*[.C1099]);[.D1099])" office:value-type="float" office:value="395.659064699547">
            <text:p>395,6590646995</text:p>
          </table:table-cell>
          <table:table-cell table:formula="of:=IF([.G1100]=1;5000-[.D1099];IF([.H1100]=1;[.E1099]-([.$J$2]*(1-[.C1099]));[.E1099]))" office:value-type="float" office:value="4124.34093530044">
            <text:p>4124,3409353005</text:p>
          </table:table-cell>
          <table:table-cell/>
          <table:table-cell table:formula="of:=IF(MOD([.A1100]-1;50)=0;1;0)" office:value-type="float" office:value="0">
            <text:p>0</text:p>
          </table:table-cell>
          <table:table-cell table:formula="of:=IF(MOD([.A11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99">
            <text:p>1099</text:p>
          </table:table-cell>
          <table:table-cell table:formula="of:=IF([.G1101]=1;5000;IF([.H1101]=1;[.B1100]-[.$J$2];[.B1100]))" office:value-type="float" office:value="4520">
            <text:p>4520</text:p>
          </table:table-cell>
          <table:table-cell table:formula="of:=[.D1101]/[.B1101]" office:value-type="percentage" office:value="0.0875351913052096">
            <text:p>8,75%</text:p>
          </table:table-cell>
          <table:table-cell table:formula="of:=IF([.H1101]=1;[.D1100]-([.$J$2]*[.C1100]);[.D1100])" office:value-type="float" office:value="395.659064699547">
            <text:p>395,6590646995</text:p>
          </table:table-cell>
          <table:table-cell table:formula="of:=IF([.G1101]=1;5000-[.D1100];IF([.H1101]=1;[.E1100]-([.$J$2]*(1-[.C1100]));[.E1100]))" office:value-type="float" office:value="4124.34093530044">
            <text:p>4124,3409353005</text:p>
          </table:table-cell>
          <table:table-cell/>
          <table:table-cell table:formula="of:=IF(MOD([.A1101]-1;50)=0;1;0)" office:value-type="float" office:value="0">
            <text:p>0</text:p>
          </table:table-cell>
          <table:table-cell table:formula="of:=IF(MOD([.A11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00">
            <text:p>1100</text:p>
          </table:table-cell>
          <table:table-cell table:formula="of:=IF([.G1102]=1;5000;IF([.H1102]=1;[.B1101]-[.$J$2];[.B1101]))" office:value-type="float" office:value="4500">
            <text:p>4500</text:p>
          </table:table-cell>
          <table:table-cell table:formula="of:=[.D1102]/[.B1102]" office:value-type="percentage" office:value="0.0875351913052096">
            <text:p>8,75%</text:p>
          </table:table-cell>
          <table:table-cell table:formula="of:=IF([.H1102]=1;[.D1101]-([.$J$2]*[.C1101]);[.D1101])" office:value-type="float" office:value="393.908360873443">
            <text:p>393,9083608734</text:p>
          </table:table-cell>
          <table:table-cell table:formula="of:=IF([.G1102]=1;5000-[.D1101];IF([.H1102]=1;[.E1101]-([.$J$2]*(1-[.C1101]));[.E1101]))" office:value-type="float" office:value="4106.09163912655">
            <text:p>4106,0916391266</text:p>
          </table:table-cell>
          <table:table-cell/>
          <table:table-cell table:formula="of:=IF(MOD([.A1102]-1;50)=0;1;0)" office:value-type="float" office:value="0">
            <text:p>0</text:p>
          </table:table-cell>
          <table:table-cell table:formula="of:=IF(MOD([.A11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01">
            <text:p>1101</text:p>
          </table:table-cell>
          <table:table-cell table:formula="of:=IF([.G1103]=1;5000;IF([.H1103]=1;[.B1102]-[.$J$2];[.B1102]))" office:value-type="float" office:value="5000">
            <text:p>5000</text:p>
          </table:table-cell>
          <table:table-cell table:formula="of:=[.D1103]/[.B1103]" office:value-type="percentage" office:value="0.0787816721746886">
            <text:p>7,88%</text:p>
          </table:table-cell>
          <table:table-cell table:formula="of:=IF([.H1103]=1;[.D1102]-([.$J$2]*[.C1102]);[.D1102])" office:value-type="float" office:value="393.908360873443">
            <text:p>393,9083608734</text:p>
          </table:table-cell>
          <table:table-cell table:formula="of:=IF([.G1103]=1;5000-[.D1102];IF([.H1103]=1;[.E1102]-([.$J$2]*(1-[.C1102]));[.E1102]))" office:value-type="float" office:value="4606.09163912656">
            <text:p>4606,0916391266</text:p>
          </table:table-cell>
          <table:table-cell/>
          <table:table-cell table:formula="of:=IF(MOD([.A1103]-1;50)=0;1;0)" office:value-type="float" office:value="1">
            <text:p>1</text:p>
          </table:table-cell>
          <table:table-cell table:formula="of:=IF(MOD([.A11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02">
            <text:p>1102</text:p>
          </table:table-cell>
          <table:table-cell table:formula="of:=IF([.G1104]=1;5000;IF([.H1104]=1;[.B1103]-[.$J$2];[.B1103]))" office:value-type="float" office:value="4980">
            <text:p>4980</text:p>
          </table:table-cell>
          <table:table-cell table:formula="of:=[.D1104]/[.B1104]" office:value-type="percentage" office:value="0.0787816721746886">
            <text:p>7,88%</text:p>
          </table:table-cell>
          <table:table-cell table:formula="of:=IF([.H1104]=1;[.D1103]-([.$J$2]*[.C1103]);[.D1103])" office:value-type="float" office:value="392.33272742995">
            <text:p>392,33272743</text:p>
          </table:table-cell>
          <table:table-cell table:formula="of:=IF([.G1104]=1;5000-[.D1103];IF([.H1104]=1;[.E1103]-([.$J$2]*(1-[.C1103]));[.E1103]))" office:value-type="float" office:value="4587.66727257005">
            <text:p>4587,6672725701</text:p>
          </table:table-cell>
          <table:table-cell/>
          <table:table-cell table:formula="of:=IF(MOD([.A1104]-1;50)=0;1;0)" office:value-type="float" office:value="0">
            <text:p>0</text:p>
          </table:table-cell>
          <table:table-cell table:formula="of:=IF(MOD([.A11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03">
            <text:p>1103</text:p>
          </table:table-cell>
          <table:table-cell table:formula="of:=IF([.G1105]=1;5000;IF([.H1105]=1;[.B1104]-[.$J$2];[.B1104]))" office:value-type="float" office:value="4980">
            <text:p>4980</text:p>
          </table:table-cell>
          <table:table-cell table:formula="of:=[.D1105]/[.B1105]" office:value-type="percentage" office:value="0.0787816721746886">
            <text:p>7,88%</text:p>
          </table:table-cell>
          <table:table-cell table:formula="of:=IF([.H1105]=1;[.D1104]-([.$J$2]*[.C1104]);[.D1104])" office:value-type="float" office:value="392.33272742995">
            <text:p>392,33272743</text:p>
          </table:table-cell>
          <table:table-cell table:formula="of:=IF([.G1105]=1;5000-[.D1104];IF([.H1105]=1;[.E1104]-([.$J$2]*(1-[.C1104]));[.E1104]))" office:value-type="float" office:value="4587.66727257005">
            <text:p>4587,6672725701</text:p>
          </table:table-cell>
          <table:table-cell/>
          <table:table-cell table:formula="of:=IF(MOD([.A1105]-1;50)=0;1;0)" office:value-type="float" office:value="0">
            <text:p>0</text:p>
          </table:table-cell>
          <table:table-cell table:formula="of:=IF(MOD([.A11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04">
            <text:p>1104</text:p>
          </table:table-cell>
          <table:table-cell table:formula="of:=IF([.G1106]=1;5000;IF([.H1106]=1;[.B1105]-[.$J$2];[.B1105]))" office:value-type="float" office:value="4960">
            <text:p>4960</text:p>
          </table:table-cell>
          <table:table-cell table:formula="of:=[.D1106]/[.B1106]" office:value-type="percentage" office:value="0.0787816721746887">
            <text:p>7,88%</text:p>
          </table:table-cell>
          <table:table-cell table:formula="of:=IF([.H1106]=1;[.D1105]-([.$J$2]*[.C1105]);[.D1105])" office:value-type="float" office:value="390.757093986456">
            <text:p>390,7570939865</text:p>
          </table:table-cell>
          <table:table-cell table:formula="of:=IF([.G1106]=1;5000-[.D1105];IF([.H1106]=1;[.E1105]-([.$J$2]*(1-[.C1105]));[.E1105]))" office:value-type="float" office:value="4569.24290601354">
            <text:p>4569,2429060136</text:p>
          </table:table-cell>
          <table:table-cell/>
          <table:table-cell table:formula="of:=IF(MOD([.A1106]-1;50)=0;1;0)" office:value-type="float" office:value="0">
            <text:p>0</text:p>
          </table:table-cell>
          <table:table-cell table:formula="of:=IF(MOD([.A11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05">
            <text:p>1105</text:p>
          </table:table-cell>
          <table:table-cell table:formula="of:=IF([.G1107]=1;5000;IF([.H1107]=1;[.B1106]-[.$J$2];[.B1106]))" office:value-type="float" office:value="4960">
            <text:p>4960</text:p>
          </table:table-cell>
          <table:table-cell table:formula="of:=[.D1107]/[.B1107]" office:value-type="percentage" office:value="0.0787816721746887">
            <text:p>7,88%</text:p>
          </table:table-cell>
          <table:table-cell table:formula="of:=IF([.H1107]=1;[.D1106]-([.$J$2]*[.C1106]);[.D1106])" office:value-type="float" office:value="390.757093986456">
            <text:p>390,7570939865</text:p>
          </table:table-cell>
          <table:table-cell table:formula="of:=IF([.G1107]=1;5000-[.D1106];IF([.H1107]=1;[.E1106]-([.$J$2]*(1-[.C1106]));[.E1106]))" office:value-type="float" office:value="4569.24290601354">
            <text:p>4569,2429060136</text:p>
          </table:table-cell>
          <table:table-cell/>
          <table:table-cell table:formula="of:=IF(MOD([.A1107]-1;50)=0;1;0)" office:value-type="float" office:value="0">
            <text:p>0</text:p>
          </table:table-cell>
          <table:table-cell table:formula="of:=IF(MOD([.A11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06">
            <text:p>1106</text:p>
          </table:table-cell>
          <table:table-cell table:formula="of:=IF([.G1108]=1;5000;IF([.H1108]=1;[.B1107]-[.$J$2];[.B1107]))" office:value-type="float" office:value="4940">
            <text:p>4940</text:p>
          </table:table-cell>
          <table:table-cell table:formula="of:=[.D1108]/[.B1108]" office:value-type="percentage" office:value="0.0787816721746887">
            <text:p>7,88%</text:p>
          </table:table-cell>
          <table:table-cell table:formula="of:=IF([.H1108]=1;[.D1107]-([.$J$2]*[.C1107]);[.D1107])" office:value-type="float" office:value="389.181460542962">
            <text:p>389,181460543</text:p>
          </table:table-cell>
          <table:table-cell table:formula="of:=IF([.G1108]=1;5000-[.D1107];IF([.H1108]=1;[.E1107]-([.$J$2]*(1-[.C1107]));[.E1107]))" office:value-type="float" office:value="4550.81853945704">
            <text:p>4550,818539457</text:p>
          </table:table-cell>
          <table:table-cell/>
          <table:table-cell table:formula="of:=IF(MOD([.A1108]-1;50)=0;1;0)" office:value-type="float" office:value="0">
            <text:p>0</text:p>
          </table:table-cell>
          <table:table-cell table:formula="of:=IF(MOD([.A11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07">
            <text:p>1107</text:p>
          </table:table-cell>
          <table:table-cell table:formula="of:=IF([.G1109]=1;5000;IF([.H1109]=1;[.B1108]-[.$J$2];[.B1108]))" office:value-type="float" office:value="4940">
            <text:p>4940</text:p>
          </table:table-cell>
          <table:table-cell table:formula="of:=[.D1109]/[.B1109]" office:value-type="percentage" office:value="0.0787816721746887">
            <text:p>7,88%</text:p>
          </table:table-cell>
          <table:table-cell table:formula="of:=IF([.H1109]=1;[.D1108]-([.$J$2]*[.C1108]);[.D1108])" office:value-type="float" office:value="389.181460542962">
            <text:p>389,181460543</text:p>
          </table:table-cell>
          <table:table-cell table:formula="of:=IF([.G1109]=1;5000-[.D1108];IF([.H1109]=1;[.E1108]-([.$J$2]*(1-[.C1108]));[.E1108]))" office:value-type="float" office:value="4550.81853945704">
            <text:p>4550,818539457</text:p>
          </table:table-cell>
          <table:table-cell/>
          <table:table-cell table:formula="of:=IF(MOD([.A1109]-1;50)=0;1;0)" office:value-type="float" office:value="0">
            <text:p>0</text:p>
          </table:table-cell>
          <table:table-cell table:formula="of:=IF(MOD([.A11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08">
            <text:p>1108</text:p>
          </table:table-cell>
          <table:table-cell table:formula="of:=IF([.G1110]=1;5000;IF([.H1110]=1;[.B1109]-[.$J$2];[.B1109]))" office:value-type="float" office:value="4920">
            <text:p>4920</text:p>
          </table:table-cell>
          <table:table-cell table:formula="of:=[.D1110]/[.B1110]" office:value-type="percentage" office:value="0.0787816721746887">
            <text:p>7,88%</text:p>
          </table:table-cell>
          <table:table-cell table:formula="of:=IF([.H1110]=1;[.D1109]-([.$J$2]*[.C1109]);[.D1109])" office:value-type="float" office:value="387.605827099468">
            <text:p>387,6058270995</text:p>
          </table:table-cell>
          <table:table-cell table:formula="of:=IF([.G1110]=1;5000-[.D1109];IF([.H1110]=1;[.E1109]-([.$J$2]*(1-[.C1109]));[.E1109]))" office:value-type="float" office:value="4532.39417290053">
            <text:p>4532,3941729005</text:p>
          </table:table-cell>
          <table:table-cell/>
          <table:table-cell table:formula="of:=IF(MOD([.A1110]-1;50)=0;1;0)" office:value-type="float" office:value="0">
            <text:p>0</text:p>
          </table:table-cell>
          <table:table-cell table:formula="of:=IF(MOD([.A11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09">
            <text:p>1109</text:p>
          </table:table-cell>
          <table:table-cell table:formula="of:=IF([.G1111]=1;5000;IF([.H1111]=1;[.B1110]-[.$J$2];[.B1110]))" office:value-type="float" office:value="4920">
            <text:p>4920</text:p>
          </table:table-cell>
          <table:table-cell table:formula="of:=[.D1111]/[.B1111]" office:value-type="percentage" office:value="0.0787816721746887">
            <text:p>7,88%</text:p>
          </table:table-cell>
          <table:table-cell table:formula="of:=IF([.H1111]=1;[.D1110]-([.$J$2]*[.C1110]);[.D1110])" office:value-type="float" office:value="387.605827099468">
            <text:p>387,6058270995</text:p>
          </table:table-cell>
          <table:table-cell table:formula="of:=IF([.G1111]=1;5000-[.D1110];IF([.H1111]=1;[.E1110]-([.$J$2]*(1-[.C1110]));[.E1110]))" office:value-type="float" office:value="4532.39417290053">
            <text:p>4532,3941729005</text:p>
          </table:table-cell>
          <table:table-cell/>
          <table:table-cell table:formula="of:=IF(MOD([.A1111]-1;50)=0;1;0)" office:value-type="float" office:value="0">
            <text:p>0</text:p>
          </table:table-cell>
          <table:table-cell table:formula="of:=IF(MOD([.A11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10">
            <text:p>1110</text:p>
          </table:table-cell>
          <table:table-cell table:formula="of:=IF([.G1112]=1;5000;IF([.H1112]=1;[.B1111]-[.$J$2];[.B1111]))" office:value-type="float" office:value="4900">
            <text:p>4900</text:p>
          </table:table-cell>
          <table:table-cell table:formula="of:=[.D1112]/[.B1112]" office:value-type="percentage" office:value="0.0787816721746887">
            <text:p>7,88%</text:p>
          </table:table-cell>
          <table:table-cell table:formula="of:=IF([.H1112]=1;[.D1111]-([.$J$2]*[.C1111]);[.D1111])" office:value-type="float" office:value="386.030193655974">
            <text:p>386,030193656</text:p>
          </table:table-cell>
          <table:table-cell table:formula="of:=IF([.G1112]=1;5000-[.D1111];IF([.H1112]=1;[.E1111]-([.$J$2]*(1-[.C1111]));[.E1111]))" office:value-type="float" office:value="4513.96980634403">
            <text:p>4513,969806344</text:p>
          </table:table-cell>
          <table:table-cell/>
          <table:table-cell table:formula="of:=IF(MOD([.A1112]-1;50)=0;1;0)" office:value-type="float" office:value="0">
            <text:p>0</text:p>
          </table:table-cell>
          <table:table-cell table:formula="of:=IF(MOD([.A11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11">
            <text:p>1111</text:p>
          </table:table-cell>
          <table:table-cell table:formula="of:=IF([.G1113]=1;5000;IF([.H1113]=1;[.B1112]-[.$J$2];[.B1112]))" office:value-type="float" office:value="4900">
            <text:p>4900</text:p>
          </table:table-cell>
          <table:table-cell table:formula="of:=[.D1113]/[.B1113]" office:value-type="percentage" office:value="0.0787816721746887">
            <text:p>7,88%</text:p>
          </table:table-cell>
          <table:table-cell table:formula="of:=IF([.H1113]=1;[.D1112]-([.$J$2]*[.C1112]);[.D1112])" office:value-type="float" office:value="386.030193655974">
            <text:p>386,030193656</text:p>
          </table:table-cell>
          <table:table-cell table:formula="of:=IF([.G1113]=1;5000-[.D1112];IF([.H1113]=1;[.E1112]-([.$J$2]*(1-[.C1112]));[.E1112]))" office:value-type="float" office:value="4513.96980634403">
            <text:p>4513,969806344</text:p>
          </table:table-cell>
          <table:table-cell/>
          <table:table-cell table:formula="of:=IF(MOD([.A1113]-1;50)=0;1;0)" office:value-type="float" office:value="0">
            <text:p>0</text:p>
          </table:table-cell>
          <table:table-cell table:formula="of:=IF(MOD([.A11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12">
            <text:p>1112</text:p>
          </table:table-cell>
          <table:table-cell table:formula="of:=IF([.G1114]=1;5000;IF([.H1114]=1;[.B1113]-[.$J$2];[.B1113]))" office:value-type="float" office:value="4880">
            <text:p>4880</text:p>
          </table:table-cell>
          <table:table-cell table:formula="of:=[.D1114]/[.B1114]" office:value-type="percentage" office:value="0.0787816721746887">
            <text:p>7,88%</text:p>
          </table:table-cell>
          <table:table-cell table:formula="of:=IF([.H1114]=1;[.D1113]-([.$J$2]*[.C1113]);[.D1113])" office:value-type="float" office:value="384.454560212481">
            <text:p>384,4545602125</text:p>
          </table:table-cell>
          <table:table-cell table:formula="of:=IF([.G1114]=1;5000-[.D1113];IF([.H1114]=1;[.E1113]-([.$J$2]*(1-[.C1113]));[.E1113]))" office:value-type="float" office:value="4495.54543978752">
            <text:p>4495,5454397875</text:p>
          </table:table-cell>
          <table:table-cell/>
          <table:table-cell table:formula="of:=IF(MOD([.A1114]-1;50)=0;1;0)" office:value-type="float" office:value="0">
            <text:p>0</text:p>
          </table:table-cell>
          <table:table-cell table:formula="of:=IF(MOD([.A11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13">
            <text:p>1113</text:p>
          </table:table-cell>
          <table:table-cell table:formula="of:=IF([.G1115]=1;5000;IF([.H1115]=1;[.B1114]-[.$J$2];[.B1114]))" office:value-type="float" office:value="4880">
            <text:p>4880</text:p>
          </table:table-cell>
          <table:table-cell table:formula="of:=[.D1115]/[.B1115]" office:value-type="percentage" office:value="0.0787816721746887">
            <text:p>7,88%</text:p>
          </table:table-cell>
          <table:table-cell table:formula="of:=IF([.H1115]=1;[.D1114]-([.$J$2]*[.C1114]);[.D1114])" office:value-type="float" office:value="384.454560212481">
            <text:p>384,4545602125</text:p>
          </table:table-cell>
          <table:table-cell table:formula="of:=IF([.G1115]=1;5000-[.D1114];IF([.H1115]=1;[.E1114]-([.$J$2]*(1-[.C1114]));[.E1114]))" office:value-type="float" office:value="4495.54543978752">
            <text:p>4495,5454397875</text:p>
          </table:table-cell>
          <table:table-cell/>
          <table:table-cell table:formula="of:=IF(MOD([.A1115]-1;50)=0;1;0)" office:value-type="float" office:value="0">
            <text:p>0</text:p>
          </table:table-cell>
          <table:table-cell table:formula="of:=IF(MOD([.A11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14">
            <text:p>1114</text:p>
          </table:table-cell>
          <table:table-cell table:formula="of:=IF([.G1116]=1;5000;IF([.H1116]=1;[.B1115]-[.$J$2];[.B1115]))" office:value-type="float" office:value="4860">
            <text:p>4860</text:p>
          </table:table-cell>
          <table:table-cell table:formula="of:=[.D1116]/[.B1116]" office:value-type="percentage" office:value="0.0787816721746887">
            <text:p>7,88%</text:p>
          </table:table-cell>
          <table:table-cell table:formula="of:=IF([.H1116]=1;[.D1115]-([.$J$2]*[.C1115]);[.D1115])" office:value-type="float" office:value="382.878926768987">
            <text:p>382,878926769</text:p>
          </table:table-cell>
          <table:table-cell table:formula="of:=IF([.G1116]=1;5000-[.D1115];IF([.H1116]=1;[.E1115]-([.$J$2]*(1-[.C1115]));[.E1115]))" office:value-type="float" office:value="4477.12107323101">
            <text:p>4477,121073231</text:p>
          </table:table-cell>
          <table:table-cell/>
          <table:table-cell table:formula="of:=IF(MOD([.A1116]-1;50)=0;1;0)" office:value-type="float" office:value="0">
            <text:p>0</text:p>
          </table:table-cell>
          <table:table-cell table:formula="of:=IF(MOD([.A11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15">
            <text:p>1115</text:p>
          </table:table-cell>
          <table:table-cell table:formula="of:=IF([.G1117]=1;5000;IF([.H1117]=1;[.B1116]-[.$J$2];[.B1116]))" office:value-type="float" office:value="4860">
            <text:p>4860</text:p>
          </table:table-cell>
          <table:table-cell table:formula="of:=[.D1117]/[.B1117]" office:value-type="percentage" office:value="0.0787816721746887">
            <text:p>7,88%</text:p>
          </table:table-cell>
          <table:table-cell table:formula="of:=IF([.H1117]=1;[.D1116]-([.$J$2]*[.C1116]);[.D1116])" office:value-type="float" office:value="382.878926768987">
            <text:p>382,878926769</text:p>
          </table:table-cell>
          <table:table-cell table:formula="of:=IF([.G1117]=1;5000-[.D1116];IF([.H1117]=1;[.E1116]-([.$J$2]*(1-[.C1116]));[.E1116]))" office:value-type="float" office:value="4477.12107323101">
            <text:p>4477,121073231</text:p>
          </table:table-cell>
          <table:table-cell/>
          <table:table-cell table:formula="of:=IF(MOD([.A1117]-1;50)=0;1;0)" office:value-type="float" office:value="0">
            <text:p>0</text:p>
          </table:table-cell>
          <table:table-cell table:formula="of:=IF(MOD([.A11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16">
            <text:p>1116</text:p>
          </table:table-cell>
          <table:table-cell table:formula="of:=IF([.G1118]=1;5000;IF([.H1118]=1;[.B1117]-[.$J$2];[.B1117]))" office:value-type="float" office:value="4840">
            <text:p>4840</text:p>
          </table:table-cell>
          <table:table-cell table:formula="of:=[.D1118]/[.B1118]" office:value-type="percentage" office:value="0.0787816721746887">
            <text:p>7,88%</text:p>
          </table:table-cell>
          <table:table-cell table:formula="of:=IF([.H1118]=1;[.D1117]-([.$J$2]*[.C1117]);[.D1117])" office:value-type="float" office:value="381.303293325493">
            <text:p>381,3032933255</text:p>
          </table:table-cell>
          <table:table-cell table:formula="of:=IF([.G1118]=1;5000-[.D1117];IF([.H1118]=1;[.E1117]-([.$J$2]*(1-[.C1117]));[.E1117]))" office:value-type="float" office:value="4458.69670667451">
            <text:p>4458,6967066745</text:p>
          </table:table-cell>
          <table:table-cell/>
          <table:table-cell table:formula="of:=IF(MOD([.A1118]-1;50)=0;1;0)" office:value-type="float" office:value="0">
            <text:p>0</text:p>
          </table:table-cell>
          <table:table-cell table:formula="of:=IF(MOD([.A11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17">
            <text:p>1117</text:p>
          </table:table-cell>
          <table:table-cell table:formula="of:=IF([.G1119]=1;5000;IF([.H1119]=1;[.B1118]-[.$J$2];[.B1118]))" office:value-type="float" office:value="4840">
            <text:p>4840</text:p>
          </table:table-cell>
          <table:table-cell table:formula="of:=[.D1119]/[.B1119]" office:value-type="percentage" office:value="0.0787816721746887">
            <text:p>7,88%</text:p>
          </table:table-cell>
          <table:table-cell table:formula="of:=IF([.H1119]=1;[.D1118]-([.$J$2]*[.C1118]);[.D1118])" office:value-type="float" office:value="381.303293325493">
            <text:p>381,3032933255</text:p>
          </table:table-cell>
          <table:table-cell table:formula="of:=IF([.G1119]=1;5000-[.D1118];IF([.H1119]=1;[.E1118]-([.$J$2]*(1-[.C1118]));[.E1118]))" office:value-type="float" office:value="4458.69670667451">
            <text:p>4458,6967066745</text:p>
          </table:table-cell>
          <table:table-cell/>
          <table:table-cell table:formula="of:=IF(MOD([.A1119]-1;50)=0;1;0)" office:value-type="float" office:value="0">
            <text:p>0</text:p>
          </table:table-cell>
          <table:table-cell table:formula="of:=IF(MOD([.A11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18">
            <text:p>1118</text:p>
          </table:table-cell>
          <table:table-cell table:formula="of:=IF([.G1120]=1;5000;IF([.H1120]=1;[.B1119]-[.$J$2];[.B1119]))" office:value-type="float" office:value="4820">
            <text:p>4820</text:p>
          </table:table-cell>
          <table:table-cell table:formula="of:=[.D1120]/[.B1120]" office:value-type="percentage" office:value="0.0787816721746887">
            <text:p>7,88%</text:p>
          </table:table-cell>
          <table:table-cell table:formula="of:=IF([.H1120]=1;[.D1119]-([.$J$2]*[.C1119]);[.D1119])" office:value-type="float" office:value="379.727659881999">
            <text:p>379,727659882</text:p>
          </table:table-cell>
          <table:table-cell table:formula="of:=IF([.G1120]=1;5000-[.D1119];IF([.H1120]=1;[.E1119]-([.$J$2]*(1-[.C1119]));[.E1119]))" office:value-type="float" office:value="4440.272340118">
            <text:p>4440,272340118</text:p>
          </table:table-cell>
          <table:table-cell/>
          <table:table-cell table:formula="of:=IF(MOD([.A1120]-1;50)=0;1;0)" office:value-type="float" office:value="0">
            <text:p>0</text:p>
          </table:table-cell>
          <table:table-cell table:formula="of:=IF(MOD([.A11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19">
            <text:p>1119</text:p>
          </table:table-cell>
          <table:table-cell table:formula="of:=IF([.G1121]=1;5000;IF([.H1121]=1;[.B1120]-[.$J$2];[.B1120]))" office:value-type="float" office:value="4820">
            <text:p>4820</text:p>
          </table:table-cell>
          <table:table-cell table:formula="of:=[.D1121]/[.B1121]" office:value-type="percentage" office:value="0.0787816721746887">
            <text:p>7,88%</text:p>
          </table:table-cell>
          <table:table-cell table:formula="of:=IF([.H1121]=1;[.D1120]-([.$J$2]*[.C1120]);[.D1120])" office:value-type="float" office:value="379.727659881999">
            <text:p>379,727659882</text:p>
          </table:table-cell>
          <table:table-cell table:formula="of:=IF([.G1121]=1;5000-[.D1120];IF([.H1121]=1;[.E1120]-([.$J$2]*(1-[.C1120]));[.E1120]))" office:value-type="float" office:value="4440.272340118">
            <text:p>4440,272340118</text:p>
          </table:table-cell>
          <table:table-cell/>
          <table:table-cell table:formula="of:=IF(MOD([.A1121]-1;50)=0;1;0)" office:value-type="float" office:value="0">
            <text:p>0</text:p>
          </table:table-cell>
          <table:table-cell table:formula="of:=IF(MOD([.A11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20">
            <text:p>1120</text:p>
          </table:table-cell>
          <table:table-cell table:formula="of:=IF([.G1122]=1;5000;IF([.H1122]=1;[.B1121]-[.$J$2];[.B1121]))" office:value-type="float" office:value="4800">
            <text:p>4800</text:p>
          </table:table-cell>
          <table:table-cell table:formula="of:=[.D1122]/[.B1122]" office:value-type="percentage" office:value="0.0787816721746887">
            <text:p>7,88%</text:p>
          </table:table-cell>
          <table:table-cell table:formula="of:=IF([.H1122]=1;[.D1121]-([.$J$2]*[.C1121]);[.D1121])" office:value-type="float" office:value="378.152026438506">
            <text:p>378,1520264385</text:p>
          </table:table-cell>
          <table:table-cell table:formula="of:=IF([.G1122]=1;5000-[.D1121];IF([.H1122]=1;[.E1121]-([.$J$2]*(1-[.C1121]));[.E1121]))" office:value-type="float" office:value="4421.84797356149">
            <text:p>4421,8479735615</text:p>
          </table:table-cell>
          <table:table-cell/>
          <table:table-cell table:formula="of:=IF(MOD([.A1122]-1;50)=0;1;0)" office:value-type="float" office:value="0">
            <text:p>0</text:p>
          </table:table-cell>
          <table:table-cell table:formula="of:=IF(MOD([.A11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21">
            <text:p>1121</text:p>
          </table:table-cell>
          <table:table-cell table:formula="of:=IF([.G1123]=1;5000;IF([.H1123]=1;[.B1122]-[.$J$2];[.B1122]))" office:value-type="float" office:value="4800">
            <text:p>4800</text:p>
          </table:table-cell>
          <table:table-cell table:formula="of:=[.D1123]/[.B1123]" office:value-type="percentage" office:value="0.0787816721746887">
            <text:p>7,88%</text:p>
          </table:table-cell>
          <table:table-cell table:formula="of:=IF([.H1123]=1;[.D1122]-([.$J$2]*[.C1122]);[.D1122])" office:value-type="float" office:value="378.152026438506">
            <text:p>378,1520264385</text:p>
          </table:table-cell>
          <table:table-cell table:formula="of:=IF([.G1123]=1;5000-[.D1122];IF([.H1123]=1;[.E1122]-([.$J$2]*(1-[.C1122]));[.E1122]))" office:value-type="float" office:value="4421.84797356149">
            <text:p>4421,8479735615</text:p>
          </table:table-cell>
          <table:table-cell/>
          <table:table-cell table:formula="of:=IF(MOD([.A1123]-1;50)=0;1;0)" office:value-type="float" office:value="0">
            <text:p>0</text:p>
          </table:table-cell>
          <table:table-cell table:formula="of:=IF(MOD([.A11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22">
            <text:p>1122</text:p>
          </table:table-cell>
          <table:table-cell table:formula="of:=IF([.G1124]=1;5000;IF([.H1124]=1;[.B1123]-[.$J$2];[.B1123]))" office:value-type="float" office:value="4780">
            <text:p>4780</text:p>
          </table:table-cell>
          <table:table-cell table:formula="of:=[.D1124]/[.B1124]" office:value-type="percentage" office:value="0.0787816721746887">
            <text:p>7,88%</text:p>
          </table:table-cell>
          <table:table-cell table:formula="of:=IF([.H1124]=1;[.D1123]-([.$J$2]*[.C1123]);[.D1123])" office:value-type="float" office:value="376.576392995012">
            <text:p>376,576392995</text:p>
          </table:table-cell>
          <table:table-cell table:formula="of:=IF([.G1124]=1;5000-[.D1123];IF([.H1124]=1;[.E1123]-([.$J$2]*(1-[.C1123]));[.E1123]))" office:value-type="float" office:value="4403.42360700499">
            <text:p>4403,423607005</text:p>
          </table:table-cell>
          <table:table-cell/>
          <table:table-cell table:formula="of:=IF(MOD([.A1124]-1;50)=0;1;0)" office:value-type="float" office:value="0">
            <text:p>0</text:p>
          </table:table-cell>
          <table:table-cell table:formula="of:=IF(MOD([.A11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23">
            <text:p>1123</text:p>
          </table:table-cell>
          <table:table-cell table:formula="of:=IF([.G1125]=1;5000;IF([.H1125]=1;[.B1124]-[.$J$2];[.B1124]))" office:value-type="float" office:value="4780">
            <text:p>4780</text:p>
          </table:table-cell>
          <table:table-cell table:formula="of:=[.D1125]/[.B1125]" office:value-type="percentage" office:value="0.0787816721746887">
            <text:p>7,88%</text:p>
          </table:table-cell>
          <table:table-cell table:formula="of:=IF([.H1125]=1;[.D1124]-([.$J$2]*[.C1124]);[.D1124])" office:value-type="float" office:value="376.576392995012">
            <text:p>376,576392995</text:p>
          </table:table-cell>
          <table:table-cell table:formula="of:=IF([.G1125]=1;5000-[.D1124];IF([.H1125]=1;[.E1124]-([.$J$2]*(1-[.C1124]));[.E1124]))" office:value-type="float" office:value="4403.42360700499">
            <text:p>4403,423607005</text:p>
          </table:table-cell>
          <table:table-cell/>
          <table:table-cell table:formula="of:=IF(MOD([.A1125]-1;50)=0;1;0)" office:value-type="float" office:value="0">
            <text:p>0</text:p>
          </table:table-cell>
          <table:table-cell table:formula="of:=IF(MOD([.A11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24">
            <text:p>1124</text:p>
          </table:table-cell>
          <table:table-cell table:formula="of:=IF([.G1126]=1;5000;IF([.H1126]=1;[.B1125]-[.$J$2];[.B1125]))" office:value-type="float" office:value="4760">
            <text:p>4760</text:p>
          </table:table-cell>
          <table:table-cell table:formula="of:=[.D1126]/[.B1126]" office:value-type="percentage" office:value="0.0787816721746887">
            <text:p>7,88%</text:p>
          </table:table-cell>
          <table:table-cell table:formula="of:=IF([.H1126]=1;[.D1125]-([.$J$2]*[.C1125]);[.D1125])" office:value-type="float" office:value="375.000759551518">
            <text:p>375,0007595515</text:p>
          </table:table-cell>
          <table:table-cell table:formula="of:=IF([.G1126]=1;5000-[.D1125];IF([.H1126]=1;[.E1125]-([.$J$2]*(1-[.C1125]));[.E1125]))" office:value-type="float" office:value="4384.99924044848">
            <text:p>4384,9992404485</text:p>
          </table:table-cell>
          <table:table-cell/>
          <table:table-cell table:formula="of:=IF(MOD([.A1126]-1;50)=0;1;0)" office:value-type="float" office:value="0">
            <text:p>0</text:p>
          </table:table-cell>
          <table:table-cell table:formula="of:=IF(MOD([.A11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25">
            <text:p>1125</text:p>
          </table:table-cell>
          <table:table-cell table:formula="of:=IF([.G1127]=1;5000;IF([.H1127]=1;[.B1126]-[.$J$2];[.B1126]))" office:value-type="float" office:value="4760">
            <text:p>4760</text:p>
          </table:table-cell>
          <table:table-cell table:formula="of:=[.D1127]/[.B1127]" office:value-type="percentage" office:value="0.0787816721746887">
            <text:p>7,88%</text:p>
          </table:table-cell>
          <table:table-cell table:formula="of:=IF([.H1127]=1;[.D1126]-([.$J$2]*[.C1126]);[.D1126])" office:value-type="float" office:value="375.000759551518">
            <text:p>375,0007595515</text:p>
          </table:table-cell>
          <table:table-cell table:formula="of:=IF([.G1127]=1;5000-[.D1126];IF([.H1127]=1;[.E1126]-([.$J$2]*(1-[.C1126]));[.E1126]))" office:value-type="float" office:value="4384.99924044848">
            <text:p>4384,9992404485</text:p>
          </table:table-cell>
          <table:table-cell/>
          <table:table-cell table:formula="of:=IF(MOD([.A1127]-1;50)=0;1;0)" office:value-type="float" office:value="0">
            <text:p>0</text:p>
          </table:table-cell>
          <table:table-cell table:formula="of:=IF(MOD([.A11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26">
            <text:p>1126</text:p>
          </table:table-cell>
          <table:table-cell table:formula="of:=IF([.G1128]=1;5000;IF([.H1128]=1;[.B1127]-[.$J$2];[.B1127]))" office:value-type="float" office:value="4740">
            <text:p>4740</text:p>
          </table:table-cell>
          <table:table-cell table:formula="of:=[.D1128]/[.B1128]" office:value-type="percentage" office:value="0.0787816721746887">
            <text:p>7,88%</text:p>
          </table:table-cell>
          <table:table-cell table:formula="of:=IF([.H1128]=1;[.D1127]-([.$J$2]*[.C1127]);[.D1127])" office:value-type="float" office:value="373.425126108024">
            <text:p>373,425126108</text:p>
          </table:table-cell>
          <table:table-cell table:formula="of:=IF([.G1128]=1;5000-[.D1127];IF([.H1128]=1;[.E1127]-([.$J$2]*(1-[.C1127]));[.E1127]))" office:value-type="float" office:value="4366.57487389197">
            <text:p>4366,574873892</text:p>
          </table:table-cell>
          <table:table-cell/>
          <table:table-cell table:formula="of:=IF(MOD([.A1128]-1;50)=0;1;0)" office:value-type="float" office:value="0">
            <text:p>0</text:p>
          </table:table-cell>
          <table:table-cell table:formula="of:=IF(MOD([.A11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27">
            <text:p>1127</text:p>
          </table:table-cell>
          <table:table-cell table:formula="of:=IF([.G1129]=1;5000;IF([.H1129]=1;[.B1128]-[.$J$2];[.B1128]))" office:value-type="float" office:value="4740">
            <text:p>4740</text:p>
          </table:table-cell>
          <table:table-cell table:formula="of:=[.D1129]/[.B1129]" office:value-type="percentage" office:value="0.0787816721746887">
            <text:p>7,88%</text:p>
          </table:table-cell>
          <table:table-cell table:formula="of:=IF([.H1129]=1;[.D1128]-([.$J$2]*[.C1128]);[.D1128])" office:value-type="float" office:value="373.425126108024">
            <text:p>373,425126108</text:p>
          </table:table-cell>
          <table:table-cell table:formula="of:=IF([.G1129]=1;5000-[.D1128];IF([.H1129]=1;[.E1128]-([.$J$2]*(1-[.C1128]));[.E1128]))" office:value-type="float" office:value="4366.57487389197">
            <text:p>4366,574873892</text:p>
          </table:table-cell>
          <table:table-cell/>
          <table:table-cell table:formula="of:=IF(MOD([.A1129]-1;50)=0;1;0)" office:value-type="float" office:value="0">
            <text:p>0</text:p>
          </table:table-cell>
          <table:table-cell table:formula="of:=IF(MOD([.A11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28">
            <text:p>1128</text:p>
          </table:table-cell>
          <table:table-cell table:formula="of:=IF([.G1130]=1;5000;IF([.H1130]=1;[.B1129]-[.$J$2];[.B1129]))" office:value-type="float" office:value="4720">
            <text:p>4720</text:p>
          </table:table-cell>
          <table:table-cell table:formula="of:=[.D1130]/[.B1130]" office:value-type="percentage" office:value="0.0787816721746887">
            <text:p>7,88%</text:p>
          </table:table-cell>
          <table:table-cell table:formula="of:=IF([.H1130]=1;[.D1129]-([.$J$2]*[.C1129]);[.D1129])" office:value-type="float" office:value="371.849492664531">
            <text:p>371,8494926645</text:p>
          </table:table-cell>
          <table:table-cell table:formula="of:=IF([.G1130]=1;5000-[.D1129];IF([.H1130]=1;[.E1129]-([.$J$2]*(1-[.C1129]));[.E1129]))" office:value-type="float" office:value="4348.15050733547">
            <text:p>4348,1505073355</text:p>
          </table:table-cell>
          <table:table-cell/>
          <table:table-cell table:formula="of:=IF(MOD([.A1130]-1;50)=0;1;0)" office:value-type="float" office:value="0">
            <text:p>0</text:p>
          </table:table-cell>
          <table:table-cell table:formula="of:=IF(MOD([.A11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29">
            <text:p>1129</text:p>
          </table:table-cell>
          <table:table-cell table:formula="of:=IF([.G1131]=1;5000;IF([.H1131]=1;[.B1130]-[.$J$2];[.B1130]))" office:value-type="float" office:value="4720">
            <text:p>4720</text:p>
          </table:table-cell>
          <table:table-cell table:formula="of:=[.D1131]/[.B1131]" office:value-type="percentage" office:value="0.0787816721746887">
            <text:p>7,88%</text:p>
          </table:table-cell>
          <table:table-cell table:formula="of:=IF([.H1131]=1;[.D1130]-([.$J$2]*[.C1130]);[.D1130])" office:value-type="float" office:value="371.849492664531">
            <text:p>371,8494926645</text:p>
          </table:table-cell>
          <table:table-cell table:formula="of:=IF([.G1131]=1;5000-[.D1130];IF([.H1131]=1;[.E1130]-([.$J$2]*(1-[.C1130]));[.E1130]))" office:value-type="float" office:value="4348.15050733547">
            <text:p>4348,1505073355</text:p>
          </table:table-cell>
          <table:table-cell/>
          <table:table-cell table:formula="of:=IF(MOD([.A1131]-1;50)=0;1;0)" office:value-type="float" office:value="0">
            <text:p>0</text:p>
          </table:table-cell>
          <table:table-cell table:formula="of:=IF(MOD([.A11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30">
            <text:p>1130</text:p>
          </table:table-cell>
          <table:table-cell table:formula="of:=IF([.G1132]=1;5000;IF([.H1132]=1;[.B1131]-[.$J$2];[.B1131]))" office:value-type="float" office:value="4700">
            <text:p>4700</text:p>
          </table:table-cell>
          <table:table-cell table:formula="of:=[.D1132]/[.B1132]" office:value-type="percentage" office:value="0.0787816721746887">
            <text:p>7,88%</text:p>
          </table:table-cell>
          <table:table-cell table:formula="of:=IF([.H1132]=1;[.D1131]-([.$J$2]*[.C1131]);[.D1131])" office:value-type="float" office:value="370.273859221037">
            <text:p>370,273859221</text:p>
          </table:table-cell>
          <table:table-cell table:formula="of:=IF([.G1132]=1;5000-[.D1131];IF([.H1132]=1;[.E1131]-([.$J$2]*(1-[.C1131]));[.E1131]))" office:value-type="float" office:value="4329.72614077896">
            <text:p>4329,726140779</text:p>
          </table:table-cell>
          <table:table-cell/>
          <table:table-cell table:formula="of:=IF(MOD([.A1132]-1;50)=0;1;0)" office:value-type="float" office:value="0">
            <text:p>0</text:p>
          </table:table-cell>
          <table:table-cell table:formula="of:=IF(MOD([.A11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31">
            <text:p>1131</text:p>
          </table:table-cell>
          <table:table-cell table:formula="of:=IF([.G1133]=1;5000;IF([.H1133]=1;[.B1132]-[.$J$2];[.B1132]))" office:value-type="float" office:value="4700">
            <text:p>4700</text:p>
          </table:table-cell>
          <table:table-cell table:formula="of:=[.D1133]/[.B1133]" office:value-type="percentage" office:value="0.0787816721746887">
            <text:p>7,88%</text:p>
          </table:table-cell>
          <table:table-cell table:formula="of:=IF([.H1133]=1;[.D1132]-([.$J$2]*[.C1132]);[.D1132])" office:value-type="float" office:value="370.273859221037">
            <text:p>370,273859221</text:p>
          </table:table-cell>
          <table:table-cell table:formula="of:=IF([.G1133]=1;5000-[.D1132];IF([.H1133]=1;[.E1132]-([.$J$2]*(1-[.C1132]));[.E1132]))" office:value-type="float" office:value="4329.72614077896">
            <text:p>4329,726140779</text:p>
          </table:table-cell>
          <table:table-cell/>
          <table:table-cell table:formula="of:=IF(MOD([.A1133]-1;50)=0;1;0)" office:value-type="float" office:value="0">
            <text:p>0</text:p>
          </table:table-cell>
          <table:table-cell table:formula="of:=IF(MOD([.A11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32">
            <text:p>1132</text:p>
          </table:table-cell>
          <table:table-cell table:formula="of:=IF([.G1134]=1;5000;IF([.H1134]=1;[.B1133]-[.$J$2];[.B1133]))" office:value-type="float" office:value="4680">
            <text:p>4680</text:p>
          </table:table-cell>
          <table:table-cell table:formula="of:=[.D1134]/[.B1134]" office:value-type="percentage" office:value="0.0787816721746887">
            <text:p>7,88%</text:p>
          </table:table-cell>
          <table:table-cell table:formula="of:=IF([.H1134]=1;[.D1133]-([.$J$2]*[.C1133]);[.D1133])" office:value-type="float" office:value="368.698225777543">
            <text:p>368,6982257775</text:p>
          </table:table-cell>
          <table:table-cell table:formula="of:=IF([.G1134]=1;5000-[.D1133];IF([.H1134]=1;[.E1133]-([.$J$2]*(1-[.C1133]));[.E1133]))" office:value-type="float" office:value="4311.30177422245">
            <text:p>4311,3017742225</text:p>
          </table:table-cell>
          <table:table-cell/>
          <table:table-cell table:formula="of:=IF(MOD([.A1134]-1;50)=0;1;0)" office:value-type="float" office:value="0">
            <text:p>0</text:p>
          </table:table-cell>
          <table:table-cell table:formula="of:=IF(MOD([.A11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33">
            <text:p>1133</text:p>
          </table:table-cell>
          <table:table-cell table:formula="of:=IF([.G1135]=1;5000;IF([.H1135]=1;[.B1134]-[.$J$2];[.B1134]))" office:value-type="float" office:value="4680">
            <text:p>4680</text:p>
          </table:table-cell>
          <table:table-cell table:formula="of:=[.D1135]/[.B1135]" office:value-type="percentage" office:value="0.0787816721746887">
            <text:p>7,88%</text:p>
          </table:table-cell>
          <table:table-cell table:formula="of:=IF([.H1135]=1;[.D1134]-([.$J$2]*[.C1134]);[.D1134])" office:value-type="float" office:value="368.698225777543">
            <text:p>368,6982257775</text:p>
          </table:table-cell>
          <table:table-cell table:formula="of:=IF([.G1135]=1;5000-[.D1134];IF([.H1135]=1;[.E1134]-([.$J$2]*(1-[.C1134]));[.E1134]))" office:value-type="float" office:value="4311.30177422245">
            <text:p>4311,3017742225</text:p>
          </table:table-cell>
          <table:table-cell/>
          <table:table-cell table:formula="of:=IF(MOD([.A1135]-1;50)=0;1;0)" office:value-type="float" office:value="0">
            <text:p>0</text:p>
          </table:table-cell>
          <table:table-cell table:formula="of:=IF(MOD([.A11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34">
            <text:p>1134</text:p>
          </table:table-cell>
          <table:table-cell table:formula="of:=IF([.G1136]=1;5000;IF([.H1136]=1;[.B1135]-[.$J$2];[.B1135]))" office:value-type="float" office:value="4660">
            <text:p>4660</text:p>
          </table:table-cell>
          <table:table-cell table:formula="of:=[.D1136]/[.B1136]" office:value-type="percentage" office:value="0.0787816721746887">
            <text:p>7,88%</text:p>
          </table:table-cell>
          <table:table-cell table:formula="of:=IF([.H1136]=1;[.D1135]-([.$J$2]*[.C1135]);[.D1135])" office:value-type="float" office:value="367.122592334049">
            <text:p>367,1225923341</text:p>
          </table:table-cell>
          <table:table-cell table:formula="of:=IF([.G1136]=1;5000-[.D1135];IF([.H1136]=1;[.E1135]-([.$J$2]*(1-[.C1135]));[.E1135]))" office:value-type="float" office:value="4292.87740766595">
            <text:p>4292,877407666</text:p>
          </table:table-cell>
          <table:table-cell/>
          <table:table-cell table:formula="of:=IF(MOD([.A1136]-1;50)=0;1;0)" office:value-type="float" office:value="0">
            <text:p>0</text:p>
          </table:table-cell>
          <table:table-cell table:formula="of:=IF(MOD([.A11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35">
            <text:p>1135</text:p>
          </table:table-cell>
          <table:table-cell table:formula="of:=IF([.G1137]=1;5000;IF([.H1137]=1;[.B1136]-[.$J$2];[.B1136]))" office:value-type="float" office:value="4660">
            <text:p>4660</text:p>
          </table:table-cell>
          <table:table-cell table:formula="of:=[.D1137]/[.B1137]" office:value-type="percentage" office:value="0.0787816721746887">
            <text:p>7,88%</text:p>
          </table:table-cell>
          <table:table-cell table:formula="of:=IF([.H1137]=1;[.D1136]-([.$J$2]*[.C1136]);[.D1136])" office:value-type="float" office:value="367.122592334049">
            <text:p>367,1225923341</text:p>
          </table:table-cell>
          <table:table-cell table:formula="of:=IF([.G1137]=1;5000-[.D1136];IF([.H1137]=1;[.E1136]-([.$J$2]*(1-[.C1136]));[.E1136]))" office:value-type="float" office:value="4292.87740766595">
            <text:p>4292,877407666</text:p>
          </table:table-cell>
          <table:table-cell/>
          <table:table-cell table:formula="of:=IF(MOD([.A1137]-1;50)=0;1;0)" office:value-type="float" office:value="0">
            <text:p>0</text:p>
          </table:table-cell>
          <table:table-cell table:formula="of:=IF(MOD([.A11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36">
            <text:p>1136</text:p>
          </table:table-cell>
          <table:table-cell table:formula="of:=IF([.G1138]=1;5000;IF([.H1138]=1;[.B1137]-[.$J$2];[.B1137]))" office:value-type="float" office:value="4640">
            <text:p>4640</text:p>
          </table:table-cell>
          <table:table-cell table:formula="of:=[.D1138]/[.B1138]" office:value-type="percentage" office:value="0.0787816721746887">
            <text:p>7,88%</text:p>
          </table:table-cell>
          <table:table-cell table:formula="of:=IF([.H1138]=1;[.D1137]-([.$J$2]*[.C1137]);[.D1137])" office:value-type="float" office:value="365.546958890556">
            <text:p>365,5469588906</text:p>
          </table:table-cell>
          <table:table-cell table:formula="of:=IF([.G1138]=1;5000-[.D1137];IF([.H1138]=1;[.E1137]-([.$J$2]*(1-[.C1137]));[.E1137]))" office:value-type="float" office:value="4274.45304110944">
            <text:p>4274,4530411095</text:p>
          </table:table-cell>
          <table:table-cell/>
          <table:table-cell table:formula="of:=IF(MOD([.A1138]-1;50)=0;1;0)" office:value-type="float" office:value="0">
            <text:p>0</text:p>
          </table:table-cell>
          <table:table-cell table:formula="of:=IF(MOD([.A11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37">
            <text:p>1137</text:p>
          </table:table-cell>
          <table:table-cell table:formula="of:=IF([.G1139]=1;5000;IF([.H1139]=1;[.B1138]-[.$J$2];[.B1138]))" office:value-type="float" office:value="4640">
            <text:p>4640</text:p>
          </table:table-cell>
          <table:table-cell table:formula="of:=[.D1139]/[.B1139]" office:value-type="percentage" office:value="0.0787816721746887">
            <text:p>7,88%</text:p>
          </table:table-cell>
          <table:table-cell table:formula="of:=IF([.H1139]=1;[.D1138]-([.$J$2]*[.C1138]);[.D1138])" office:value-type="float" office:value="365.546958890556">
            <text:p>365,5469588906</text:p>
          </table:table-cell>
          <table:table-cell table:formula="of:=IF([.G1139]=1;5000-[.D1138];IF([.H1139]=1;[.E1138]-([.$J$2]*(1-[.C1138]));[.E1138]))" office:value-type="float" office:value="4274.45304110944">
            <text:p>4274,4530411095</text:p>
          </table:table-cell>
          <table:table-cell/>
          <table:table-cell table:formula="of:=IF(MOD([.A1139]-1;50)=0;1;0)" office:value-type="float" office:value="0">
            <text:p>0</text:p>
          </table:table-cell>
          <table:table-cell table:formula="of:=IF(MOD([.A11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38">
            <text:p>1138</text:p>
          </table:table-cell>
          <table:table-cell table:formula="of:=IF([.G1140]=1;5000;IF([.H1140]=1;[.B1139]-[.$J$2];[.B1139]))" office:value-type="float" office:value="4620">
            <text:p>4620</text:p>
          </table:table-cell>
          <table:table-cell table:formula="of:=[.D1140]/[.B1140]" office:value-type="percentage" office:value="0.0787816721746887">
            <text:p>7,88%</text:p>
          </table:table-cell>
          <table:table-cell table:formula="of:=IF([.H1140]=1;[.D1139]-([.$J$2]*[.C1139]);[.D1139])" office:value-type="float" office:value="363.971325447062">
            <text:p>363,9713254471</text:p>
          </table:table-cell>
          <table:table-cell table:formula="of:=IF([.G1140]=1;5000-[.D1139];IF([.H1140]=1;[.E1139]-([.$J$2]*(1-[.C1139]));[.E1139]))" office:value-type="float" office:value="4256.02867455294">
            <text:p>4256,0286745529</text:p>
          </table:table-cell>
          <table:table-cell/>
          <table:table-cell table:formula="of:=IF(MOD([.A1140]-1;50)=0;1;0)" office:value-type="float" office:value="0">
            <text:p>0</text:p>
          </table:table-cell>
          <table:table-cell table:formula="of:=IF(MOD([.A11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39">
            <text:p>1139</text:p>
          </table:table-cell>
          <table:table-cell table:formula="of:=IF([.G1141]=1;5000;IF([.H1141]=1;[.B1140]-[.$J$2];[.B1140]))" office:value-type="float" office:value="4620">
            <text:p>4620</text:p>
          </table:table-cell>
          <table:table-cell table:formula="of:=[.D1141]/[.B1141]" office:value-type="percentage" office:value="0.0787816721746887">
            <text:p>7,88%</text:p>
          </table:table-cell>
          <table:table-cell table:formula="of:=IF([.H1141]=1;[.D1140]-([.$J$2]*[.C1140]);[.D1140])" office:value-type="float" office:value="363.971325447062">
            <text:p>363,9713254471</text:p>
          </table:table-cell>
          <table:table-cell table:formula="of:=IF([.G1141]=1;5000-[.D1140];IF([.H1141]=1;[.E1140]-([.$J$2]*(1-[.C1140]));[.E1140]))" office:value-type="float" office:value="4256.02867455294">
            <text:p>4256,0286745529</text:p>
          </table:table-cell>
          <table:table-cell/>
          <table:table-cell table:formula="of:=IF(MOD([.A1141]-1;50)=0;1;0)" office:value-type="float" office:value="0">
            <text:p>0</text:p>
          </table:table-cell>
          <table:table-cell table:formula="of:=IF(MOD([.A11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40">
            <text:p>1140</text:p>
          </table:table-cell>
          <table:table-cell table:formula="of:=IF([.G1142]=1;5000;IF([.H1142]=1;[.B1141]-[.$J$2];[.B1141]))" office:value-type="float" office:value="4600">
            <text:p>4600</text:p>
          </table:table-cell>
          <table:table-cell table:formula="of:=[.D1142]/[.B1142]" office:value-type="percentage" office:value="0.0787816721746887">
            <text:p>7,88%</text:p>
          </table:table-cell>
          <table:table-cell table:formula="of:=IF([.H1142]=1;[.D1141]-([.$J$2]*[.C1141]);[.D1141])" office:value-type="float" office:value="362.395692003568">
            <text:p>362,3956920036</text:p>
          </table:table-cell>
          <table:table-cell table:formula="of:=IF([.G1142]=1;5000-[.D1141];IF([.H1142]=1;[.E1141]-([.$J$2]*(1-[.C1141]));[.E1141]))" office:value-type="float" office:value="4237.60430799643">
            <text:p>4237,6043079964</text:p>
          </table:table-cell>
          <table:table-cell/>
          <table:table-cell table:formula="of:=IF(MOD([.A1142]-1;50)=0;1;0)" office:value-type="float" office:value="0">
            <text:p>0</text:p>
          </table:table-cell>
          <table:table-cell table:formula="of:=IF(MOD([.A11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41">
            <text:p>1141</text:p>
          </table:table-cell>
          <table:table-cell table:formula="of:=IF([.G1143]=1;5000;IF([.H1143]=1;[.B1142]-[.$J$2];[.B1142]))" office:value-type="float" office:value="4600">
            <text:p>4600</text:p>
          </table:table-cell>
          <table:table-cell table:formula="of:=[.D1143]/[.B1143]" office:value-type="percentage" office:value="0.0787816721746887">
            <text:p>7,88%</text:p>
          </table:table-cell>
          <table:table-cell table:formula="of:=IF([.H1143]=1;[.D1142]-([.$J$2]*[.C1142]);[.D1142])" office:value-type="float" office:value="362.395692003568">
            <text:p>362,3956920036</text:p>
          </table:table-cell>
          <table:table-cell table:formula="of:=IF([.G1143]=1;5000-[.D1142];IF([.H1143]=1;[.E1142]-([.$J$2]*(1-[.C1142]));[.E1142]))" office:value-type="float" office:value="4237.60430799643">
            <text:p>4237,6043079964</text:p>
          </table:table-cell>
          <table:table-cell/>
          <table:table-cell table:formula="of:=IF(MOD([.A1143]-1;50)=0;1;0)" office:value-type="float" office:value="0">
            <text:p>0</text:p>
          </table:table-cell>
          <table:table-cell table:formula="of:=IF(MOD([.A11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42">
            <text:p>1142</text:p>
          </table:table-cell>
          <table:table-cell table:formula="of:=IF([.G1144]=1;5000;IF([.H1144]=1;[.B1143]-[.$J$2];[.B1143]))" office:value-type="float" office:value="4580">
            <text:p>4580</text:p>
          </table:table-cell>
          <table:table-cell table:formula="of:=[.D1144]/[.B1144]" office:value-type="percentage" office:value="0.0787816721746887">
            <text:p>7,88%</text:p>
          </table:table-cell>
          <table:table-cell table:formula="of:=IF([.H1144]=1;[.D1143]-([.$J$2]*[.C1143]);[.D1143])" office:value-type="float" office:value="360.820058560074">
            <text:p>360,8200585601</text:p>
          </table:table-cell>
          <table:table-cell table:formula="of:=IF([.G1144]=1;5000-[.D1143];IF([.H1144]=1;[.E1143]-([.$J$2]*(1-[.C1143]));[.E1143]))" office:value-type="float" office:value="4219.17994143992">
            <text:p>4219,1799414399</text:p>
          </table:table-cell>
          <table:table-cell/>
          <table:table-cell table:formula="of:=IF(MOD([.A1144]-1;50)=0;1;0)" office:value-type="float" office:value="0">
            <text:p>0</text:p>
          </table:table-cell>
          <table:table-cell table:formula="of:=IF(MOD([.A11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43">
            <text:p>1143</text:p>
          </table:table-cell>
          <table:table-cell table:formula="of:=IF([.G1145]=1;5000;IF([.H1145]=1;[.B1144]-[.$J$2];[.B1144]))" office:value-type="float" office:value="4580">
            <text:p>4580</text:p>
          </table:table-cell>
          <table:table-cell table:formula="of:=[.D1145]/[.B1145]" office:value-type="percentage" office:value="0.0787816721746887">
            <text:p>7,88%</text:p>
          </table:table-cell>
          <table:table-cell table:formula="of:=IF([.H1145]=1;[.D1144]-([.$J$2]*[.C1144]);[.D1144])" office:value-type="float" office:value="360.820058560074">
            <text:p>360,8200585601</text:p>
          </table:table-cell>
          <table:table-cell table:formula="of:=IF([.G1145]=1;5000-[.D1144];IF([.H1145]=1;[.E1144]-([.$J$2]*(1-[.C1144]));[.E1144]))" office:value-type="float" office:value="4219.17994143992">
            <text:p>4219,1799414399</text:p>
          </table:table-cell>
          <table:table-cell/>
          <table:table-cell table:formula="of:=IF(MOD([.A1145]-1;50)=0;1;0)" office:value-type="float" office:value="0">
            <text:p>0</text:p>
          </table:table-cell>
          <table:table-cell table:formula="of:=IF(MOD([.A11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44">
            <text:p>1144</text:p>
          </table:table-cell>
          <table:table-cell table:formula="of:=IF([.G1146]=1;5000;IF([.H1146]=1;[.B1145]-[.$J$2];[.B1145]))" office:value-type="float" office:value="4560">
            <text:p>4560</text:p>
          </table:table-cell>
          <table:table-cell table:formula="of:=[.D1146]/[.B1146]" office:value-type="percentage" office:value="0.0787816721746887">
            <text:p>7,88%</text:p>
          </table:table-cell>
          <table:table-cell table:formula="of:=IF([.H1146]=1;[.D1145]-([.$J$2]*[.C1145]);[.D1145])" office:value-type="float" office:value="359.244425116581">
            <text:p>359,2444251166</text:p>
          </table:table-cell>
          <table:table-cell table:formula="of:=IF([.G1146]=1;5000-[.D1145];IF([.H1146]=1;[.E1145]-([.$J$2]*(1-[.C1145]));[.E1145]))" office:value-type="float" office:value="4200.75557488342">
            <text:p>4200,7555748834</text:p>
          </table:table-cell>
          <table:table-cell/>
          <table:table-cell table:formula="of:=IF(MOD([.A1146]-1;50)=0;1;0)" office:value-type="float" office:value="0">
            <text:p>0</text:p>
          </table:table-cell>
          <table:table-cell table:formula="of:=IF(MOD([.A11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45">
            <text:p>1145</text:p>
          </table:table-cell>
          <table:table-cell table:formula="of:=IF([.G1147]=1;5000;IF([.H1147]=1;[.B1146]-[.$J$2];[.B1146]))" office:value-type="float" office:value="4560">
            <text:p>4560</text:p>
          </table:table-cell>
          <table:table-cell table:formula="of:=[.D1147]/[.B1147]" office:value-type="percentage" office:value="0.0787816721746887">
            <text:p>7,88%</text:p>
          </table:table-cell>
          <table:table-cell table:formula="of:=IF([.H1147]=1;[.D1146]-([.$J$2]*[.C1146]);[.D1146])" office:value-type="float" office:value="359.244425116581">
            <text:p>359,2444251166</text:p>
          </table:table-cell>
          <table:table-cell table:formula="of:=IF([.G1147]=1;5000-[.D1146];IF([.H1147]=1;[.E1146]-([.$J$2]*(1-[.C1146]));[.E1146]))" office:value-type="float" office:value="4200.75557488342">
            <text:p>4200,7555748834</text:p>
          </table:table-cell>
          <table:table-cell/>
          <table:table-cell table:formula="of:=IF(MOD([.A1147]-1;50)=0;1;0)" office:value-type="float" office:value="0">
            <text:p>0</text:p>
          </table:table-cell>
          <table:table-cell table:formula="of:=IF(MOD([.A11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46">
            <text:p>1146</text:p>
          </table:table-cell>
          <table:table-cell table:formula="of:=IF([.G1148]=1;5000;IF([.H1148]=1;[.B1147]-[.$J$2];[.B1147]))" office:value-type="float" office:value="4540">
            <text:p>4540</text:p>
          </table:table-cell>
          <table:table-cell table:formula="of:=[.D1148]/[.B1148]" office:value-type="percentage" office:value="0.0787816721746887">
            <text:p>7,88%</text:p>
          </table:table-cell>
          <table:table-cell table:formula="of:=IF([.H1148]=1;[.D1147]-([.$J$2]*[.C1147]);[.D1147])" office:value-type="float" office:value="357.668791673087">
            <text:p>357,6687916731</text:p>
          </table:table-cell>
          <table:table-cell table:formula="of:=IF([.G1148]=1;5000-[.D1147];IF([.H1148]=1;[.E1147]-([.$J$2]*(1-[.C1147]));[.E1147]))" office:value-type="float" office:value="4182.33120832691">
            <text:p>4182,3312083269</text:p>
          </table:table-cell>
          <table:table-cell/>
          <table:table-cell table:formula="of:=IF(MOD([.A1148]-1;50)=0;1;0)" office:value-type="float" office:value="0">
            <text:p>0</text:p>
          </table:table-cell>
          <table:table-cell table:formula="of:=IF(MOD([.A11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47">
            <text:p>1147</text:p>
          </table:table-cell>
          <table:table-cell table:formula="of:=IF([.G1149]=1;5000;IF([.H1149]=1;[.B1148]-[.$J$2];[.B1148]))" office:value-type="float" office:value="4540">
            <text:p>4540</text:p>
          </table:table-cell>
          <table:table-cell table:formula="of:=[.D1149]/[.B1149]" office:value-type="percentage" office:value="0.0787816721746887">
            <text:p>7,88%</text:p>
          </table:table-cell>
          <table:table-cell table:formula="of:=IF([.H1149]=1;[.D1148]-([.$J$2]*[.C1148]);[.D1148])" office:value-type="float" office:value="357.668791673087">
            <text:p>357,6687916731</text:p>
          </table:table-cell>
          <table:table-cell table:formula="of:=IF([.G1149]=1;5000-[.D1148];IF([.H1149]=1;[.E1148]-([.$J$2]*(1-[.C1148]));[.E1148]))" office:value-type="float" office:value="4182.33120832691">
            <text:p>4182,3312083269</text:p>
          </table:table-cell>
          <table:table-cell/>
          <table:table-cell table:formula="of:=IF(MOD([.A1149]-1;50)=0;1;0)" office:value-type="float" office:value="0">
            <text:p>0</text:p>
          </table:table-cell>
          <table:table-cell table:formula="of:=IF(MOD([.A11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48">
            <text:p>1148</text:p>
          </table:table-cell>
          <table:table-cell table:formula="of:=IF([.G1150]=1;5000;IF([.H1150]=1;[.B1149]-[.$J$2];[.B1149]))" office:value-type="float" office:value="4520">
            <text:p>4520</text:p>
          </table:table-cell>
          <table:table-cell table:formula="of:=[.D1150]/[.B1150]" office:value-type="percentage" office:value="0.0787816721746887">
            <text:p>7,88%</text:p>
          </table:table-cell>
          <table:table-cell table:formula="of:=IF([.H1150]=1;[.D1149]-([.$J$2]*[.C1149]);[.D1149])" office:value-type="float" office:value="356.093158229593">
            <text:p>356,0931582296</text:p>
          </table:table-cell>
          <table:table-cell table:formula="of:=IF([.G1150]=1;5000-[.D1149];IF([.H1150]=1;[.E1149]-([.$J$2]*(1-[.C1149]));[.E1149]))" office:value-type="float" office:value="4163.9068417704">
            <text:p>4163,9068417704</text:p>
          </table:table-cell>
          <table:table-cell/>
          <table:table-cell table:formula="of:=IF(MOD([.A1150]-1;50)=0;1;0)" office:value-type="float" office:value="0">
            <text:p>0</text:p>
          </table:table-cell>
          <table:table-cell table:formula="of:=IF(MOD([.A11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49">
            <text:p>1149</text:p>
          </table:table-cell>
          <table:table-cell table:formula="of:=IF([.G1151]=1;5000;IF([.H1151]=1;[.B1150]-[.$J$2];[.B1150]))" office:value-type="float" office:value="4520">
            <text:p>4520</text:p>
          </table:table-cell>
          <table:table-cell table:formula="of:=[.D1151]/[.B1151]" office:value-type="percentage" office:value="0.0787816721746887">
            <text:p>7,88%</text:p>
          </table:table-cell>
          <table:table-cell table:formula="of:=IF([.H1151]=1;[.D1150]-([.$J$2]*[.C1150]);[.D1150])" office:value-type="float" office:value="356.093158229593">
            <text:p>356,0931582296</text:p>
          </table:table-cell>
          <table:table-cell table:formula="of:=IF([.G1151]=1;5000-[.D1150];IF([.H1151]=1;[.E1150]-([.$J$2]*(1-[.C1150]));[.E1150]))" office:value-type="float" office:value="4163.9068417704">
            <text:p>4163,9068417704</text:p>
          </table:table-cell>
          <table:table-cell/>
          <table:table-cell table:formula="of:=IF(MOD([.A1151]-1;50)=0;1;0)" office:value-type="float" office:value="0">
            <text:p>0</text:p>
          </table:table-cell>
          <table:table-cell table:formula="of:=IF(MOD([.A11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50">
            <text:p>1150</text:p>
          </table:table-cell>
          <table:table-cell table:formula="of:=IF([.G1152]=1;5000;IF([.H1152]=1;[.B1151]-[.$J$2];[.B1151]))" office:value-type="float" office:value="4500">
            <text:p>4500</text:p>
          </table:table-cell>
          <table:table-cell table:formula="of:=[.D1152]/[.B1152]" office:value-type="percentage" office:value="0.0787816721746887">
            <text:p>7,88%</text:p>
          </table:table-cell>
          <table:table-cell table:formula="of:=IF([.H1152]=1;[.D1151]-([.$J$2]*[.C1151]);[.D1151])" office:value-type="float" office:value="354.517524786099">
            <text:p>354,5175247861</text:p>
          </table:table-cell>
          <table:table-cell table:formula="of:=IF([.G1152]=1;5000-[.D1151];IF([.H1152]=1;[.E1151]-([.$J$2]*(1-[.C1151]));[.E1151]))" office:value-type="float" office:value="4145.4824752139">
            <text:p>4145,4824752139</text:p>
          </table:table-cell>
          <table:table-cell/>
          <table:table-cell table:formula="of:=IF(MOD([.A1152]-1;50)=0;1;0)" office:value-type="float" office:value="0">
            <text:p>0</text:p>
          </table:table-cell>
          <table:table-cell table:formula="of:=IF(MOD([.A11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51">
            <text:p>1151</text:p>
          </table:table-cell>
          <table:table-cell table:formula="of:=IF([.G1153]=1;5000;IF([.H1153]=1;[.B1152]-[.$J$2];[.B1152]))" office:value-type="float" office:value="5000">
            <text:p>5000</text:p>
          </table:table-cell>
          <table:table-cell table:formula="of:=[.D1153]/[.B1153]" office:value-type="percentage" office:value="0.0709035049572199">
            <text:p>7,09%</text:p>
          </table:table-cell>
          <table:table-cell table:formula="of:=IF([.H1153]=1;[.D1152]-([.$J$2]*[.C1152]);[.D1152])" office:value-type="float" office:value="354.517524786099">
            <text:p>354,5175247861</text:p>
          </table:table-cell>
          <table:table-cell table:formula="of:=IF([.G1153]=1;5000-[.D1152];IF([.H1153]=1;[.E1152]-([.$J$2]*(1-[.C1152]));[.E1152]))" office:value-type="float" office:value="4645.4824752139">
            <text:p>4645,4824752139</text:p>
          </table:table-cell>
          <table:table-cell/>
          <table:table-cell table:formula="of:=IF(MOD([.A1153]-1;50)=0;1;0)" office:value-type="float" office:value="1">
            <text:p>1</text:p>
          </table:table-cell>
          <table:table-cell table:formula="of:=IF(MOD([.A11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52">
            <text:p>1152</text:p>
          </table:table-cell>
          <table:table-cell table:formula="of:=IF([.G1154]=1;5000;IF([.H1154]=1;[.B1153]-[.$J$2];[.B1153]))" office:value-type="float" office:value="4980">
            <text:p>4980</text:p>
          </table:table-cell>
          <table:table-cell table:formula="of:=[.D1154]/[.B1154]" office:value-type="percentage" office:value="0.0709035049572199">
            <text:p>7,09%</text:p>
          </table:table-cell>
          <table:table-cell table:formula="of:=IF([.H1154]=1;[.D1153]-([.$J$2]*[.C1153]);[.D1153])" office:value-type="float" office:value="353.099454686955">
            <text:p>353,099454687</text:p>
          </table:table-cell>
          <table:table-cell table:formula="of:=IF([.G1154]=1;5000-[.D1153];IF([.H1154]=1;[.E1153]-([.$J$2]*(1-[.C1153]));[.E1153]))" office:value-type="float" office:value="4626.90054531305">
            <text:p>4626,9005453131</text:p>
          </table:table-cell>
          <table:table-cell/>
          <table:table-cell table:formula="of:=IF(MOD([.A1154]-1;50)=0;1;0)" office:value-type="float" office:value="0">
            <text:p>0</text:p>
          </table:table-cell>
          <table:table-cell table:formula="of:=IF(MOD([.A11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53">
            <text:p>1153</text:p>
          </table:table-cell>
          <table:table-cell table:formula="of:=IF([.G1155]=1;5000;IF([.H1155]=1;[.B1154]-[.$J$2];[.B1154]))" office:value-type="float" office:value="4980">
            <text:p>4980</text:p>
          </table:table-cell>
          <table:table-cell table:formula="of:=[.D1155]/[.B1155]" office:value-type="percentage" office:value="0.0709035049572199">
            <text:p>7,09%</text:p>
          </table:table-cell>
          <table:table-cell table:formula="of:=IF([.H1155]=1;[.D1154]-([.$J$2]*[.C1154]);[.D1154])" office:value-type="float" office:value="353.099454686955">
            <text:p>353,099454687</text:p>
          </table:table-cell>
          <table:table-cell table:formula="of:=IF([.G1155]=1;5000-[.D1154];IF([.H1155]=1;[.E1154]-([.$J$2]*(1-[.C1154]));[.E1154]))" office:value-type="float" office:value="4626.90054531305">
            <text:p>4626,9005453131</text:p>
          </table:table-cell>
          <table:table-cell/>
          <table:table-cell table:formula="of:=IF(MOD([.A1155]-1;50)=0;1;0)" office:value-type="float" office:value="0">
            <text:p>0</text:p>
          </table:table-cell>
          <table:table-cell table:formula="of:=IF(MOD([.A11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54">
            <text:p>1154</text:p>
          </table:table-cell>
          <table:table-cell table:formula="of:=IF([.G1156]=1;5000;IF([.H1156]=1;[.B1155]-[.$J$2];[.B1155]))" office:value-type="float" office:value="4960">
            <text:p>4960</text:p>
          </table:table-cell>
          <table:table-cell table:formula="of:=[.D1156]/[.B1156]" office:value-type="percentage" office:value="0.0709035049572199">
            <text:p>7,09%</text:p>
          </table:table-cell>
          <table:table-cell table:formula="of:=IF([.H1156]=1;[.D1155]-([.$J$2]*[.C1155]);[.D1155])" office:value-type="float" office:value="351.68138458781">
            <text:p>351,6813845878</text:p>
          </table:table-cell>
          <table:table-cell table:formula="of:=IF([.G1156]=1;5000-[.D1155];IF([.H1156]=1;[.E1155]-([.$J$2]*(1-[.C1155]));[.E1155]))" office:value-type="float" office:value="4608.31861541219">
            <text:p>4608,3186154122</text:p>
          </table:table-cell>
          <table:table-cell/>
          <table:table-cell table:formula="of:=IF(MOD([.A1156]-1;50)=0;1;0)" office:value-type="float" office:value="0">
            <text:p>0</text:p>
          </table:table-cell>
          <table:table-cell table:formula="of:=IF(MOD([.A11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55">
            <text:p>1155</text:p>
          </table:table-cell>
          <table:table-cell table:formula="of:=IF([.G1157]=1;5000;IF([.H1157]=1;[.B1156]-[.$J$2];[.B1156]))" office:value-type="float" office:value="4960">
            <text:p>4960</text:p>
          </table:table-cell>
          <table:table-cell table:formula="of:=[.D1157]/[.B1157]" office:value-type="percentage" office:value="0.0709035049572199">
            <text:p>7,09%</text:p>
          </table:table-cell>
          <table:table-cell table:formula="of:=IF([.H1157]=1;[.D1156]-([.$J$2]*[.C1156]);[.D1156])" office:value-type="float" office:value="351.68138458781">
            <text:p>351,6813845878</text:p>
          </table:table-cell>
          <table:table-cell table:formula="of:=IF([.G1157]=1;5000-[.D1156];IF([.H1157]=1;[.E1156]-([.$J$2]*(1-[.C1156]));[.E1156]))" office:value-type="float" office:value="4608.31861541219">
            <text:p>4608,3186154122</text:p>
          </table:table-cell>
          <table:table-cell/>
          <table:table-cell table:formula="of:=IF(MOD([.A1157]-1;50)=0;1;0)" office:value-type="float" office:value="0">
            <text:p>0</text:p>
          </table:table-cell>
          <table:table-cell table:formula="of:=IF(MOD([.A11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56">
            <text:p>1156</text:p>
          </table:table-cell>
          <table:table-cell table:formula="of:=IF([.G1158]=1;5000;IF([.H1158]=1;[.B1157]-[.$J$2];[.B1157]))" office:value-type="float" office:value="4940">
            <text:p>4940</text:p>
          </table:table-cell>
          <table:table-cell table:formula="of:=[.D1158]/[.B1158]" office:value-type="percentage" office:value="0.0709035049572199">
            <text:p>7,09%</text:p>
          </table:table-cell>
          <table:table-cell table:formula="of:=IF([.H1158]=1;[.D1157]-([.$J$2]*[.C1157]);[.D1157])" office:value-type="float" office:value="350.263314488666">
            <text:p>350,2633144887</text:p>
          </table:table-cell>
          <table:table-cell table:formula="of:=IF([.G1158]=1;5000-[.D1157];IF([.H1158]=1;[.E1157]-([.$J$2]*(1-[.C1157]));[.E1157]))" office:value-type="float" office:value="4589.73668551134">
            <text:p>4589,7366855113</text:p>
          </table:table-cell>
          <table:table-cell/>
          <table:table-cell table:formula="of:=IF(MOD([.A1158]-1;50)=0;1;0)" office:value-type="float" office:value="0">
            <text:p>0</text:p>
          </table:table-cell>
          <table:table-cell table:formula="of:=IF(MOD([.A11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57">
            <text:p>1157</text:p>
          </table:table-cell>
          <table:table-cell table:formula="of:=IF([.G1159]=1;5000;IF([.H1159]=1;[.B1158]-[.$J$2];[.B1158]))" office:value-type="float" office:value="4940">
            <text:p>4940</text:p>
          </table:table-cell>
          <table:table-cell table:formula="of:=[.D1159]/[.B1159]" office:value-type="percentage" office:value="0.0709035049572199">
            <text:p>7,09%</text:p>
          </table:table-cell>
          <table:table-cell table:formula="of:=IF([.H1159]=1;[.D1158]-([.$J$2]*[.C1158]);[.D1158])" office:value-type="float" office:value="350.263314488666">
            <text:p>350,2633144887</text:p>
          </table:table-cell>
          <table:table-cell table:formula="of:=IF([.G1159]=1;5000-[.D1158];IF([.H1159]=1;[.E1158]-([.$J$2]*(1-[.C1158]));[.E1158]))" office:value-type="float" office:value="4589.73668551134">
            <text:p>4589,7366855113</text:p>
          </table:table-cell>
          <table:table-cell/>
          <table:table-cell table:formula="of:=IF(MOD([.A1159]-1;50)=0;1;0)" office:value-type="float" office:value="0">
            <text:p>0</text:p>
          </table:table-cell>
          <table:table-cell table:formula="of:=IF(MOD([.A11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58">
            <text:p>1158</text:p>
          </table:table-cell>
          <table:table-cell table:formula="of:=IF([.G1160]=1;5000;IF([.H1160]=1;[.B1159]-[.$J$2];[.B1159]))" office:value-type="float" office:value="4920">
            <text:p>4920</text:p>
          </table:table-cell>
          <table:table-cell table:formula="of:=[.D1160]/[.B1160]" office:value-type="percentage" office:value="0.0709035049572199">
            <text:p>7,09%</text:p>
          </table:table-cell>
          <table:table-cell table:formula="of:=IF([.H1160]=1;[.D1159]-([.$J$2]*[.C1159]);[.D1159])" office:value-type="float" office:value="348.845244389522">
            <text:p>348,8452443895</text:p>
          </table:table-cell>
          <table:table-cell table:formula="of:=IF([.G1160]=1;5000-[.D1159];IF([.H1160]=1;[.E1159]-([.$J$2]*(1-[.C1159]));[.E1159]))" office:value-type="float" office:value="4571.15475561048">
            <text:p>4571,1547556105</text:p>
          </table:table-cell>
          <table:table-cell/>
          <table:table-cell table:formula="of:=IF(MOD([.A1160]-1;50)=0;1;0)" office:value-type="float" office:value="0">
            <text:p>0</text:p>
          </table:table-cell>
          <table:table-cell table:formula="of:=IF(MOD([.A11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59">
            <text:p>1159</text:p>
          </table:table-cell>
          <table:table-cell table:formula="of:=IF([.G1161]=1;5000;IF([.H1161]=1;[.B1160]-[.$J$2];[.B1160]))" office:value-type="float" office:value="4920">
            <text:p>4920</text:p>
          </table:table-cell>
          <table:table-cell table:formula="of:=[.D1161]/[.B1161]" office:value-type="percentage" office:value="0.0709035049572199">
            <text:p>7,09%</text:p>
          </table:table-cell>
          <table:table-cell table:formula="of:=IF([.H1161]=1;[.D1160]-([.$J$2]*[.C1160]);[.D1160])" office:value-type="float" office:value="348.845244389522">
            <text:p>348,8452443895</text:p>
          </table:table-cell>
          <table:table-cell table:formula="of:=IF([.G1161]=1;5000-[.D1160];IF([.H1161]=1;[.E1160]-([.$J$2]*(1-[.C1160]));[.E1160]))" office:value-type="float" office:value="4571.15475561048">
            <text:p>4571,1547556105</text:p>
          </table:table-cell>
          <table:table-cell/>
          <table:table-cell table:formula="of:=IF(MOD([.A1161]-1;50)=0;1;0)" office:value-type="float" office:value="0">
            <text:p>0</text:p>
          </table:table-cell>
          <table:table-cell table:formula="of:=IF(MOD([.A11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60">
            <text:p>1160</text:p>
          </table:table-cell>
          <table:table-cell table:formula="of:=IF([.G1162]=1;5000;IF([.H1162]=1;[.B1161]-[.$J$2];[.B1161]))" office:value-type="float" office:value="4900">
            <text:p>4900</text:p>
          </table:table-cell>
          <table:table-cell table:formula="of:=[.D1162]/[.B1162]" office:value-type="percentage" office:value="0.0709035049572199">
            <text:p>7,09%</text:p>
          </table:table-cell>
          <table:table-cell table:formula="of:=IF([.H1162]=1;[.D1161]-([.$J$2]*[.C1161]);[.D1161])" office:value-type="float" office:value="347.427174290377">
            <text:p>347,4271742904</text:p>
          </table:table-cell>
          <table:table-cell table:formula="of:=IF([.G1162]=1;5000-[.D1161];IF([.H1162]=1;[.E1161]-([.$J$2]*(1-[.C1161]));[.E1161]))" office:value-type="float" office:value="4552.57282570963">
            <text:p>4552,5728257096</text:p>
          </table:table-cell>
          <table:table-cell/>
          <table:table-cell table:formula="of:=IF(MOD([.A1162]-1;50)=0;1;0)" office:value-type="float" office:value="0">
            <text:p>0</text:p>
          </table:table-cell>
          <table:table-cell table:formula="of:=IF(MOD([.A11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61">
            <text:p>1161</text:p>
          </table:table-cell>
          <table:table-cell table:formula="of:=IF([.G1163]=1;5000;IF([.H1163]=1;[.B1162]-[.$J$2];[.B1162]))" office:value-type="float" office:value="4900">
            <text:p>4900</text:p>
          </table:table-cell>
          <table:table-cell table:formula="of:=[.D1163]/[.B1163]" office:value-type="percentage" office:value="0.0709035049572199">
            <text:p>7,09%</text:p>
          </table:table-cell>
          <table:table-cell table:formula="of:=IF([.H1163]=1;[.D1162]-([.$J$2]*[.C1162]);[.D1162])" office:value-type="float" office:value="347.427174290377">
            <text:p>347,4271742904</text:p>
          </table:table-cell>
          <table:table-cell table:formula="of:=IF([.G1163]=1;5000-[.D1162];IF([.H1163]=1;[.E1162]-([.$J$2]*(1-[.C1162]));[.E1162]))" office:value-type="float" office:value="4552.57282570963">
            <text:p>4552,5728257096</text:p>
          </table:table-cell>
          <table:table-cell/>
          <table:table-cell table:formula="of:=IF(MOD([.A1163]-1;50)=0;1;0)" office:value-type="float" office:value="0">
            <text:p>0</text:p>
          </table:table-cell>
          <table:table-cell table:formula="of:=IF(MOD([.A11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62">
            <text:p>1162</text:p>
          </table:table-cell>
          <table:table-cell table:formula="of:=IF([.G1164]=1;5000;IF([.H1164]=1;[.B1163]-[.$J$2];[.B1163]))" office:value-type="float" office:value="4880">
            <text:p>4880</text:p>
          </table:table-cell>
          <table:table-cell table:formula="of:=[.D1164]/[.B1164]" office:value-type="percentage" office:value="0.0709035049572198">
            <text:p>7,09%</text:p>
          </table:table-cell>
          <table:table-cell table:formula="of:=IF([.H1164]=1;[.D1163]-([.$J$2]*[.C1163]);[.D1163])" office:value-type="float" office:value="346.009104191233">
            <text:p>346,0091041912</text:p>
          </table:table-cell>
          <table:table-cell table:formula="of:=IF([.G1164]=1;5000-[.D1163];IF([.H1164]=1;[.E1163]-([.$J$2]*(1-[.C1163]));[.E1163]))" office:value-type="float" office:value="4533.99089580877">
            <text:p>4533,9908958088</text:p>
          </table:table-cell>
          <table:table-cell/>
          <table:table-cell table:formula="of:=IF(MOD([.A1164]-1;50)=0;1;0)" office:value-type="float" office:value="0">
            <text:p>0</text:p>
          </table:table-cell>
          <table:table-cell table:formula="of:=IF(MOD([.A11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63">
            <text:p>1163</text:p>
          </table:table-cell>
          <table:table-cell table:formula="of:=IF([.G1165]=1;5000;IF([.H1165]=1;[.B1164]-[.$J$2];[.B1164]))" office:value-type="float" office:value="4880">
            <text:p>4880</text:p>
          </table:table-cell>
          <table:table-cell table:formula="of:=[.D1165]/[.B1165]" office:value-type="percentage" office:value="0.0709035049572198">
            <text:p>7,09%</text:p>
          </table:table-cell>
          <table:table-cell table:formula="of:=IF([.H1165]=1;[.D1164]-([.$J$2]*[.C1164]);[.D1164])" office:value-type="float" office:value="346.009104191233">
            <text:p>346,0091041912</text:p>
          </table:table-cell>
          <table:table-cell table:formula="of:=IF([.G1165]=1;5000-[.D1164];IF([.H1165]=1;[.E1164]-([.$J$2]*(1-[.C1164]));[.E1164]))" office:value-type="float" office:value="4533.99089580877">
            <text:p>4533,9908958088</text:p>
          </table:table-cell>
          <table:table-cell/>
          <table:table-cell table:formula="of:=IF(MOD([.A1165]-1;50)=0;1;0)" office:value-type="float" office:value="0">
            <text:p>0</text:p>
          </table:table-cell>
          <table:table-cell table:formula="of:=IF(MOD([.A11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64">
            <text:p>1164</text:p>
          </table:table-cell>
          <table:table-cell table:formula="of:=IF([.G1166]=1;5000;IF([.H1166]=1;[.B1165]-[.$J$2];[.B1165]))" office:value-type="float" office:value="4860">
            <text:p>4860</text:p>
          </table:table-cell>
          <table:table-cell table:formula="of:=[.D1166]/[.B1166]" office:value-type="percentage" office:value="0.0709035049572198">
            <text:p>7,09%</text:p>
          </table:table-cell>
          <table:table-cell table:formula="of:=IF([.H1166]=1;[.D1165]-([.$J$2]*[.C1165]);[.D1165])" office:value-type="float" office:value="344.591034092088">
            <text:p>344,5910340921</text:p>
          </table:table-cell>
          <table:table-cell table:formula="of:=IF([.G1166]=1;5000-[.D1165];IF([.H1166]=1;[.E1165]-([.$J$2]*(1-[.C1165]));[.E1165]))" office:value-type="float" office:value="4515.40896590791">
            <text:p>4515,4089659079</text:p>
          </table:table-cell>
          <table:table-cell/>
          <table:table-cell table:formula="of:=IF(MOD([.A1166]-1;50)=0;1;0)" office:value-type="float" office:value="0">
            <text:p>0</text:p>
          </table:table-cell>
          <table:table-cell table:formula="of:=IF(MOD([.A11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65">
            <text:p>1165</text:p>
          </table:table-cell>
          <table:table-cell table:formula="of:=IF([.G1167]=1;5000;IF([.H1167]=1;[.B1166]-[.$J$2];[.B1166]))" office:value-type="float" office:value="4860">
            <text:p>4860</text:p>
          </table:table-cell>
          <table:table-cell table:formula="of:=[.D1167]/[.B1167]" office:value-type="percentage" office:value="0.0709035049572198">
            <text:p>7,09%</text:p>
          </table:table-cell>
          <table:table-cell table:formula="of:=IF([.H1167]=1;[.D1166]-([.$J$2]*[.C1166]);[.D1166])" office:value-type="float" office:value="344.591034092088">
            <text:p>344,5910340921</text:p>
          </table:table-cell>
          <table:table-cell table:formula="of:=IF([.G1167]=1;5000-[.D1166];IF([.H1167]=1;[.E1166]-([.$J$2]*(1-[.C1166]));[.E1166]))" office:value-type="float" office:value="4515.40896590791">
            <text:p>4515,4089659079</text:p>
          </table:table-cell>
          <table:table-cell/>
          <table:table-cell table:formula="of:=IF(MOD([.A1167]-1;50)=0;1;0)" office:value-type="float" office:value="0">
            <text:p>0</text:p>
          </table:table-cell>
          <table:table-cell table:formula="of:=IF(MOD([.A11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66">
            <text:p>1166</text:p>
          </table:table-cell>
          <table:table-cell table:formula="of:=IF([.G1168]=1;5000;IF([.H1168]=1;[.B1167]-[.$J$2];[.B1167]))" office:value-type="float" office:value="4840">
            <text:p>4840</text:p>
          </table:table-cell>
          <table:table-cell table:formula="of:=[.D1168]/[.B1168]" office:value-type="percentage" office:value="0.0709035049572198">
            <text:p>7,09%</text:p>
          </table:table-cell>
          <table:table-cell table:formula="of:=IF([.H1168]=1;[.D1167]-([.$J$2]*[.C1167]);[.D1167])" office:value-type="float" office:value="343.172963992944">
            <text:p>343,1729639929</text:p>
          </table:table-cell>
          <table:table-cell table:formula="of:=IF([.G1168]=1;5000-[.D1167];IF([.H1168]=1;[.E1167]-([.$J$2]*(1-[.C1167]));[.E1167]))" office:value-type="float" office:value="4496.82703600706">
            <text:p>4496,8270360071</text:p>
          </table:table-cell>
          <table:table-cell/>
          <table:table-cell table:formula="of:=IF(MOD([.A1168]-1;50)=0;1;0)" office:value-type="float" office:value="0">
            <text:p>0</text:p>
          </table:table-cell>
          <table:table-cell table:formula="of:=IF(MOD([.A11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67">
            <text:p>1167</text:p>
          </table:table-cell>
          <table:table-cell table:formula="of:=IF([.G1169]=1;5000;IF([.H1169]=1;[.B1168]-[.$J$2];[.B1168]))" office:value-type="float" office:value="4840">
            <text:p>4840</text:p>
          </table:table-cell>
          <table:table-cell table:formula="of:=[.D1169]/[.B1169]" office:value-type="percentage" office:value="0.0709035049572198">
            <text:p>7,09%</text:p>
          </table:table-cell>
          <table:table-cell table:formula="of:=IF([.H1169]=1;[.D1168]-([.$J$2]*[.C1168]);[.D1168])" office:value-type="float" office:value="343.172963992944">
            <text:p>343,1729639929</text:p>
          </table:table-cell>
          <table:table-cell table:formula="of:=IF([.G1169]=1;5000-[.D1168];IF([.H1169]=1;[.E1168]-([.$J$2]*(1-[.C1168]));[.E1168]))" office:value-type="float" office:value="4496.82703600706">
            <text:p>4496,8270360071</text:p>
          </table:table-cell>
          <table:table-cell/>
          <table:table-cell table:formula="of:=IF(MOD([.A1169]-1;50)=0;1;0)" office:value-type="float" office:value="0">
            <text:p>0</text:p>
          </table:table-cell>
          <table:table-cell table:formula="of:=IF(MOD([.A11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68">
            <text:p>1168</text:p>
          </table:table-cell>
          <table:table-cell table:formula="of:=IF([.G1170]=1;5000;IF([.H1170]=1;[.B1169]-[.$J$2];[.B1169]))" office:value-type="float" office:value="4820">
            <text:p>4820</text:p>
          </table:table-cell>
          <table:table-cell table:formula="of:=[.D1170]/[.B1170]" office:value-type="percentage" office:value="0.0709035049572198">
            <text:p>7,09%</text:p>
          </table:table-cell>
          <table:table-cell table:formula="of:=IF([.H1170]=1;[.D1169]-([.$J$2]*[.C1169]);[.D1169])" office:value-type="float" office:value="341.7548938938">
            <text:p>341,7548938938</text:p>
          </table:table-cell>
          <table:table-cell table:formula="of:=IF([.G1170]=1;5000-[.D1169];IF([.H1170]=1;[.E1169]-([.$J$2]*(1-[.C1169]));[.E1169]))" office:value-type="float" office:value="4478.2451061062">
            <text:p>4478,2451061062</text:p>
          </table:table-cell>
          <table:table-cell/>
          <table:table-cell table:formula="of:=IF(MOD([.A1170]-1;50)=0;1;0)" office:value-type="float" office:value="0">
            <text:p>0</text:p>
          </table:table-cell>
          <table:table-cell table:formula="of:=IF(MOD([.A11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69">
            <text:p>1169</text:p>
          </table:table-cell>
          <table:table-cell table:formula="of:=IF([.G1171]=1;5000;IF([.H1171]=1;[.B1170]-[.$J$2];[.B1170]))" office:value-type="float" office:value="4820">
            <text:p>4820</text:p>
          </table:table-cell>
          <table:table-cell table:formula="of:=[.D1171]/[.B1171]" office:value-type="percentage" office:value="0.0709035049572198">
            <text:p>7,09%</text:p>
          </table:table-cell>
          <table:table-cell table:formula="of:=IF([.H1171]=1;[.D1170]-([.$J$2]*[.C1170]);[.D1170])" office:value-type="float" office:value="341.7548938938">
            <text:p>341,7548938938</text:p>
          </table:table-cell>
          <table:table-cell table:formula="of:=IF([.G1171]=1;5000-[.D1170];IF([.H1171]=1;[.E1170]-([.$J$2]*(1-[.C1170]));[.E1170]))" office:value-type="float" office:value="4478.2451061062">
            <text:p>4478,2451061062</text:p>
          </table:table-cell>
          <table:table-cell/>
          <table:table-cell table:formula="of:=IF(MOD([.A1171]-1;50)=0;1;0)" office:value-type="float" office:value="0">
            <text:p>0</text:p>
          </table:table-cell>
          <table:table-cell table:formula="of:=IF(MOD([.A11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70">
            <text:p>1170</text:p>
          </table:table-cell>
          <table:table-cell table:formula="of:=IF([.G1172]=1;5000;IF([.H1172]=1;[.B1171]-[.$J$2];[.B1171]))" office:value-type="float" office:value="4800">
            <text:p>4800</text:p>
          </table:table-cell>
          <table:table-cell table:formula="of:=[.D1172]/[.B1172]" office:value-type="percentage" office:value="0.0709035049572198">
            <text:p>7,09%</text:p>
          </table:table-cell>
          <table:table-cell table:formula="of:=IF([.H1172]=1;[.D1171]-([.$J$2]*[.C1171]);[.D1171])" office:value-type="float" office:value="340.336823794655">
            <text:p>340,3368237947</text:p>
          </table:table-cell>
          <table:table-cell table:formula="of:=IF([.G1172]=1;5000-[.D1171];IF([.H1172]=1;[.E1171]-([.$J$2]*(1-[.C1171]));[.E1171]))" office:value-type="float" office:value="4459.66317620535">
            <text:p>4459,6631762054</text:p>
          </table:table-cell>
          <table:table-cell/>
          <table:table-cell table:formula="of:=IF(MOD([.A1172]-1;50)=0;1;0)" office:value-type="float" office:value="0">
            <text:p>0</text:p>
          </table:table-cell>
          <table:table-cell table:formula="of:=IF(MOD([.A11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71">
            <text:p>1171</text:p>
          </table:table-cell>
          <table:table-cell table:formula="of:=IF([.G1173]=1;5000;IF([.H1173]=1;[.B1172]-[.$J$2];[.B1172]))" office:value-type="float" office:value="4800">
            <text:p>4800</text:p>
          </table:table-cell>
          <table:table-cell table:formula="of:=[.D1173]/[.B1173]" office:value-type="percentage" office:value="0.0709035049572198">
            <text:p>7,09%</text:p>
          </table:table-cell>
          <table:table-cell table:formula="of:=IF([.H1173]=1;[.D1172]-([.$J$2]*[.C1172]);[.D1172])" office:value-type="float" office:value="340.336823794655">
            <text:p>340,3368237947</text:p>
          </table:table-cell>
          <table:table-cell table:formula="of:=IF([.G1173]=1;5000-[.D1172];IF([.H1173]=1;[.E1172]-([.$J$2]*(1-[.C1172]));[.E1172]))" office:value-type="float" office:value="4459.66317620535">
            <text:p>4459,6631762054</text:p>
          </table:table-cell>
          <table:table-cell/>
          <table:table-cell table:formula="of:=IF(MOD([.A1173]-1;50)=0;1;0)" office:value-type="float" office:value="0">
            <text:p>0</text:p>
          </table:table-cell>
          <table:table-cell table:formula="of:=IF(MOD([.A11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72">
            <text:p>1172</text:p>
          </table:table-cell>
          <table:table-cell table:formula="of:=IF([.G1174]=1;5000;IF([.H1174]=1;[.B1173]-[.$J$2];[.B1173]))" office:value-type="float" office:value="4780">
            <text:p>4780</text:p>
          </table:table-cell>
          <table:table-cell table:formula="of:=[.D1174]/[.B1174]" office:value-type="percentage" office:value="0.0709035049572198">
            <text:p>7,09%</text:p>
          </table:table-cell>
          <table:table-cell table:formula="of:=IF([.H1174]=1;[.D1173]-([.$J$2]*[.C1173]);[.D1173])" office:value-type="float" office:value="338.918753695511">
            <text:p>338,9187536955</text:p>
          </table:table-cell>
          <table:table-cell table:formula="of:=IF([.G1174]=1;5000-[.D1173];IF([.H1174]=1;[.E1173]-([.$J$2]*(1-[.C1173]));[.E1173]))" office:value-type="float" office:value="4441.08124630449">
            <text:p>4441,0812463045</text:p>
          </table:table-cell>
          <table:table-cell/>
          <table:table-cell table:formula="of:=IF(MOD([.A1174]-1;50)=0;1;0)" office:value-type="float" office:value="0">
            <text:p>0</text:p>
          </table:table-cell>
          <table:table-cell table:formula="of:=IF(MOD([.A11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73">
            <text:p>1173</text:p>
          </table:table-cell>
          <table:table-cell table:formula="of:=IF([.G1175]=1;5000;IF([.H1175]=1;[.B1174]-[.$J$2];[.B1174]))" office:value-type="float" office:value="4780">
            <text:p>4780</text:p>
          </table:table-cell>
          <table:table-cell table:formula="of:=[.D1175]/[.B1175]" office:value-type="percentage" office:value="0.0709035049572198">
            <text:p>7,09%</text:p>
          </table:table-cell>
          <table:table-cell table:formula="of:=IF([.H1175]=1;[.D1174]-([.$J$2]*[.C1174]);[.D1174])" office:value-type="float" office:value="338.918753695511">
            <text:p>338,9187536955</text:p>
          </table:table-cell>
          <table:table-cell table:formula="of:=IF([.G1175]=1;5000-[.D1174];IF([.H1175]=1;[.E1174]-([.$J$2]*(1-[.C1174]));[.E1174]))" office:value-type="float" office:value="4441.08124630449">
            <text:p>4441,0812463045</text:p>
          </table:table-cell>
          <table:table-cell/>
          <table:table-cell table:formula="of:=IF(MOD([.A1175]-1;50)=0;1;0)" office:value-type="float" office:value="0">
            <text:p>0</text:p>
          </table:table-cell>
          <table:table-cell table:formula="of:=IF(MOD([.A11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74">
            <text:p>1174</text:p>
          </table:table-cell>
          <table:table-cell table:formula="of:=IF([.G1176]=1;5000;IF([.H1176]=1;[.B1175]-[.$J$2];[.B1175]))" office:value-type="float" office:value="4760">
            <text:p>4760</text:p>
          </table:table-cell>
          <table:table-cell table:formula="of:=[.D1176]/[.B1176]" office:value-type="percentage" office:value="0.0709035049572198">
            <text:p>7,09%</text:p>
          </table:table-cell>
          <table:table-cell table:formula="of:=IF([.H1176]=1;[.D1175]-([.$J$2]*[.C1175]);[.D1175])" office:value-type="float" office:value="337.500683596366">
            <text:p>337,5006835964</text:p>
          </table:table-cell>
          <table:table-cell table:formula="of:=IF([.G1176]=1;5000-[.D1175];IF([.H1176]=1;[.E1175]-([.$J$2]*(1-[.C1175]));[.E1175]))" office:value-type="float" office:value="4422.49931640364">
            <text:p>4422,4993164036</text:p>
          </table:table-cell>
          <table:table-cell/>
          <table:table-cell table:formula="of:=IF(MOD([.A1176]-1;50)=0;1;0)" office:value-type="float" office:value="0">
            <text:p>0</text:p>
          </table:table-cell>
          <table:table-cell table:formula="of:=IF(MOD([.A11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75">
            <text:p>1175</text:p>
          </table:table-cell>
          <table:table-cell table:formula="of:=IF([.G1177]=1;5000;IF([.H1177]=1;[.B1176]-[.$J$2];[.B1176]))" office:value-type="float" office:value="4760">
            <text:p>4760</text:p>
          </table:table-cell>
          <table:table-cell table:formula="of:=[.D1177]/[.B1177]" office:value-type="percentage" office:value="0.0709035049572198">
            <text:p>7,09%</text:p>
          </table:table-cell>
          <table:table-cell table:formula="of:=IF([.H1177]=1;[.D1176]-([.$J$2]*[.C1176]);[.D1176])" office:value-type="float" office:value="337.500683596366">
            <text:p>337,5006835964</text:p>
          </table:table-cell>
          <table:table-cell table:formula="of:=IF([.G1177]=1;5000-[.D1176];IF([.H1177]=1;[.E1176]-([.$J$2]*(1-[.C1176]));[.E1176]))" office:value-type="float" office:value="4422.49931640364">
            <text:p>4422,4993164036</text:p>
          </table:table-cell>
          <table:table-cell/>
          <table:table-cell table:formula="of:=IF(MOD([.A1177]-1;50)=0;1;0)" office:value-type="float" office:value="0">
            <text:p>0</text:p>
          </table:table-cell>
          <table:table-cell table:formula="of:=IF(MOD([.A11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76">
            <text:p>1176</text:p>
          </table:table-cell>
          <table:table-cell table:formula="of:=IF([.G1178]=1;5000;IF([.H1178]=1;[.B1177]-[.$J$2];[.B1177]))" office:value-type="float" office:value="4740">
            <text:p>4740</text:p>
          </table:table-cell>
          <table:table-cell table:formula="of:=[.D1178]/[.B1178]" office:value-type="percentage" office:value="0.0709035049572198">
            <text:p>7,09%</text:p>
          </table:table-cell>
          <table:table-cell table:formula="of:=IF([.H1178]=1;[.D1177]-([.$J$2]*[.C1177]);[.D1177])" office:value-type="float" office:value="336.082613497222">
            <text:p>336,0826134972</text:p>
          </table:table-cell>
          <table:table-cell table:formula="of:=IF([.G1178]=1;5000-[.D1177];IF([.H1178]=1;[.E1177]-([.$J$2]*(1-[.C1177]));[.E1177]))" office:value-type="float" office:value="4403.91738650278">
            <text:p>4403,9173865028</text:p>
          </table:table-cell>
          <table:table-cell/>
          <table:table-cell table:formula="of:=IF(MOD([.A1178]-1;50)=0;1;0)" office:value-type="float" office:value="0">
            <text:p>0</text:p>
          </table:table-cell>
          <table:table-cell table:formula="of:=IF(MOD([.A11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77">
            <text:p>1177</text:p>
          </table:table-cell>
          <table:table-cell table:formula="of:=IF([.G1179]=1;5000;IF([.H1179]=1;[.B1178]-[.$J$2];[.B1178]))" office:value-type="float" office:value="4740">
            <text:p>4740</text:p>
          </table:table-cell>
          <table:table-cell table:formula="of:=[.D1179]/[.B1179]" office:value-type="percentage" office:value="0.0709035049572198">
            <text:p>7,09%</text:p>
          </table:table-cell>
          <table:table-cell table:formula="of:=IF([.H1179]=1;[.D1178]-([.$J$2]*[.C1178]);[.D1178])" office:value-type="float" office:value="336.082613497222">
            <text:p>336,0826134972</text:p>
          </table:table-cell>
          <table:table-cell table:formula="of:=IF([.G1179]=1;5000-[.D1178];IF([.H1179]=1;[.E1178]-([.$J$2]*(1-[.C1178]));[.E1178]))" office:value-type="float" office:value="4403.91738650278">
            <text:p>4403,9173865028</text:p>
          </table:table-cell>
          <table:table-cell/>
          <table:table-cell table:formula="of:=IF(MOD([.A1179]-1;50)=0;1;0)" office:value-type="float" office:value="0">
            <text:p>0</text:p>
          </table:table-cell>
          <table:table-cell table:formula="of:=IF(MOD([.A11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78">
            <text:p>1178</text:p>
          </table:table-cell>
          <table:table-cell table:formula="of:=IF([.G1180]=1;5000;IF([.H1180]=1;[.B1179]-[.$J$2];[.B1179]))" office:value-type="float" office:value="4720">
            <text:p>4720</text:p>
          </table:table-cell>
          <table:table-cell table:formula="of:=[.D1180]/[.B1180]" office:value-type="percentage" office:value="0.0709035049572198">
            <text:p>7,09%</text:p>
          </table:table-cell>
          <table:table-cell table:formula="of:=IF([.H1180]=1;[.D1179]-([.$J$2]*[.C1179]);[.D1179])" office:value-type="float" office:value="334.664543398077">
            <text:p>334,6645433981</text:p>
          </table:table-cell>
          <table:table-cell table:formula="of:=IF([.G1180]=1;5000-[.D1179];IF([.H1180]=1;[.E1179]-([.$J$2]*(1-[.C1179]));[.E1179]))" office:value-type="float" office:value="4385.33545660193">
            <text:p>4385,3354566019</text:p>
          </table:table-cell>
          <table:table-cell/>
          <table:table-cell table:formula="of:=IF(MOD([.A1180]-1;50)=0;1;0)" office:value-type="float" office:value="0">
            <text:p>0</text:p>
          </table:table-cell>
          <table:table-cell table:formula="of:=IF(MOD([.A11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79">
            <text:p>1179</text:p>
          </table:table-cell>
          <table:table-cell table:formula="of:=IF([.G1181]=1;5000;IF([.H1181]=1;[.B1180]-[.$J$2];[.B1180]))" office:value-type="float" office:value="4720">
            <text:p>4720</text:p>
          </table:table-cell>
          <table:table-cell table:formula="of:=[.D1181]/[.B1181]" office:value-type="percentage" office:value="0.0709035049572198">
            <text:p>7,09%</text:p>
          </table:table-cell>
          <table:table-cell table:formula="of:=IF([.H1181]=1;[.D1180]-([.$J$2]*[.C1180]);[.D1180])" office:value-type="float" office:value="334.664543398077">
            <text:p>334,6645433981</text:p>
          </table:table-cell>
          <table:table-cell table:formula="of:=IF([.G1181]=1;5000-[.D1180];IF([.H1181]=1;[.E1180]-([.$J$2]*(1-[.C1180]));[.E1180]))" office:value-type="float" office:value="4385.33545660193">
            <text:p>4385,3354566019</text:p>
          </table:table-cell>
          <table:table-cell/>
          <table:table-cell table:formula="of:=IF(MOD([.A1181]-1;50)=0;1;0)" office:value-type="float" office:value="0">
            <text:p>0</text:p>
          </table:table-cell>
          <table:table-cell table:formula="of:=IF(MOD([.A11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80">
            <text:p>1180</text:p>
          </table:table-cell>
          <table:table-cell table:formula="of:=IF([.G1182]=1;5000;IF([.H1182]=1;[.B1181]-[.$J$2];[.B1181]))" office:value-type="float" office:value="4700">
            <text:p>4700</text:p>
          </table:table-cell>
          <table:table-cell table:formula="of:=[.D1182]/[.B1182]" office:value-type="percentage" office:value="0.0709035049572198">
            <text:p>7,09%</text:p>
          </table:table-cell>
          <table:table-cell table:formula="of:=IF([.H1182]=1;[.D1181]-([.$J$2]*[.C1181]);[.D1181])" office:value-type="float" office:value="333.246473298933">
            <text:p>333,2464732989</text:p>
          </table:table-cell>
          <table:table-cell table:formula="of:=IF([.G1182]=1;5000-[.D1181];IF([.H1182]=1;[.E1181]-([.$J$2]*(1-[.C1181]));[.E1181]))" office:value-type="float" office:value="4366.75352670107">
            <text:p>4366,7535267011</text:p>
          </table:table-cell>
          <table:table-cell/>
          <table:table-cell table:formula="of:=IF(MOD([.A1182]-1;50)=0;1;0)" office:value-type="float" office:value="0">
            <text:p>0</text:p>
          </table:table-cell>
          <table:table-cell table:formula="of:=IF(MOD([.A11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81">
            <text:p>1181</text:p>
          </table:table-cell>
          <table:table-cell table:formula="of:=IF([.G1183]=1;5000;IF([.H1183]=1;[.B1182]-[.$J$2];[.B1182]))" office:value-type="float" office:value="4700">
            <text:p>4700</text:p>
          </table:table-cell>
          <table:table-cell table:formula="of:=[.D1183]/[.B1183]" office:value-type="percentage" office:value="0.0709035049572198">
            <text:p>7,09%</text:p>
          </table:table-cell>
          <table:table-cell table:formula="of:=IF([.H1183]=1;[.D1182]-([.$J$2]*[.C1182]);[.D1182])" office:value-type="float" office:value="333.246473298933">
            <text:p>333,2464732989</text:p>
          </table:table-cell>
          <table:table-cell table:formula="of:=IF([.G1183]=1;5000-[.D1182];IF([.H1183]=1;[.E1182]-([.$J$2]*(1-[.C1182]));[.E1182]))" office:value-type="float" office:value="4366.75352670107">
            <text:p>4366,7535267011</text:p>
          </table:table-cell>
          <table:table-cell/>
          <table:table-cell table:formula="of:=IF(MOD([.A1183]-1;50)=0;1;0)" office:value-type="float" office:value="0">
            <text:p>0</text:p>
          </table:table-cell>
          <table:table-cell table:formula="of:=IF(MOD([.A11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82">
            <text:p>1182</text:p>
          </table:table-cell>
          <table:table-cell table:formula="of:=IF([.G1184]=1;5000;IF([.H1184]=1;[.B1183]-[.$J$2];[.B1183]))" office:value-type="float" office:value="4680">
            <text:p>4680</text:p>
          </table:table-cell>
          <table:table-cell table:formula="of:=[.D1184]/[.B1184]" office:value-type="percentage" office:value="0.0709035049572198">
            <text:p>7,09%</text:p>
          </table:table-cell>
          <table:table-cell table:formula="of:=IF([.H1184]=1;[.D1183]-([.$J$2]*[.C1183]);[.D1183])" office:value-type="float" office:value="331.828403199789">
            <text:p>331,8284031998</text:p>
          </table:table-cell>
          <table:table-cell table:formula="of:=IF([.G1184]=1;5000-[.D1183];IF([.H1184]=1;[.E1183]-([.$J$2]*(1-[.C1183]));[.E1183]))" office:value-type="float" office:value="4348.17159680022">
            <text:p>4348,1715968002</text:p>
          </table:table-cell>
          <table:table-cell/>
          <table:table-cell table:formula="of:=IF(MOD([.A1184]-1;50)=0;1;0)" office:value-type="float" office:value="0">
            <text:p>0</text:p>
          </table:table-cell>
          <table:table-cell table:formula="of:=IF(MOD([.A11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83">
            <text:p>1183</text:p>
          </table:table-cell>
          <table:table-cell table:formula="of:=IF([.G1185]=1;5000;IF([.H1185]=1;[.B1184]-[.$J$2];[.B1184]))" office:value-type="float" office:value="4680">
            <text:p>4680</text:p>
          </table:table-cell>
          <table:table-cell table:formula="of:=[.D1185]/[.B1185]" office:value-type="percentage" office:value="0.0709035049572198">
            <text:p>7,09%</text:p>
          </table:table-cell>
          <table:table-cell table:formula="of:=IF([.H1185]=1;[.D1184]-([.$J$2]*[.C1184]);[.D1184])" office:value-type="float" office:value="331.828403199789">
            <text:p>331,8284031998</text:p>
          </table:table-cell>
          <table:table-cell table:formula="of:=IF([.G1185]=1;5000-[.D1184];IF([.H1185]=1;[.E1184]-([.$J$2]*(1-[.C1184]));[.E1184]))" office:value-type="float" office:value="4348.17159680022">
            <text:p>4348,1715968002</text:p>
          </table:table-cell>
          <table:table-cell/>
          <table:table-cell table:formula="of:=IF(MOD([.A1185]-1;50)=0;1;0)" office:value-type="float" office:value="0">
            <text:p>0</text:p>
          </table:table-cell>
          <table:table-cell table:formula="of:=IF(MOD([.A11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84">
            <text:p>1184</text:p>
          </table:table-cell>
          <table:table-cell table:formula="of:=IF([.G1186]=1;5000;IF([.H1186]=1;[.B1185]-[.$J$2];[.B1185]))" office:value-type="float" office:value="4660">
            <text:p>4660</text:p>
          </table:table-cell>
          <table:table-cell table:formula="of:=[.D1186]/[.B1186]" office:value-type="percentage" office:value="0.0709035049572198">
            <text:p>7,09%</text:p>
          </table:table-cell>
          <table:table-cell table:formula="of:=IF([.H1186]=1;[.D1185]-([.$J$2]*[.C1185]);[.D1185])" office:value-type="float" office:value="330.410333100644">
            <text:p>330,4103331006</text:p>
          </table:table-cell>
          <table:table-cell table:formula="of:=IF([.G1186]=1;5000-[.D1185];IF([.H1186]=1;[.E1185]-([.$J$2]*(1-[.C1185]));[.E1185]))" office:value-type="float" office:value="4329.58966689936">
            <text:p>4329,5896668994</text:p>
          </table:table-cell>
          <table:table-cell/>
          <table:table-cell table:formula="of:=IF(MOD([.A1186]-1;50)=0;1;0)" office:value-type="float" office:value="0">
            <text:p>0</text:p>
          </table:table-cell>
          <table:table-cell table:formula="of:=IF(MOD([.A11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85">
            <text:p>1185</text:p>
          </table:table-cell>
          <table:table-cell table:formula="of:=IF([.G1187]=1;5000;IF([.H1187]=1;[.B1186]-[.$J$2];[.B1186]))" office:value-type="float" office:value="4660">
            <text:p>4660</text:p>
          </table:table-cell>
          <table:table-cell table:formula="of:=[.D1187]/[.B1187]" office:value-type="percentage" office:value="0.0709035049572198">
            <text:p>7,09%</text:p>
          </table:table-cell>
          <table:table-cell table:formula="of:=IF([.H1187]=1;[.D1186]-([.$J$2]*[.C1186]);[.D1186])" office:value-type="float" office:value="330.410333100644">
            <text:p>330,4103331006</text:p>
          </table:table-cell>
          <table:table-cell table:formula="of:=IF([.G1187]=1;5000-[.D1186];IF([.H1187]=1;[.E1186]-([.$J$2]*(1-[.C1186]));[.E1186]))" office:value-type="float" office:value="4329.58966689936">
            <text:p>4329,5896668994</text:p>
          </table:table-cell>
          <table:table-cell/>
          <table:table-cell table:formula="of:=IF(MOD([.A1187]-1;50)=0;1;0)" office:value-type="float" office:value="0">
            <text:p>0</text:p>
          </table:table-cell>
          <table:table-cell table:formula="of:=IF(MOD([.A11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86">
            <text:p>1186</text:p>
          </table:table-cell>
          <table:table-cell table:formula="of:=IF([.G1188]=1;5000;IF([.H1188]=1;[.B1187]-[.$J$2];[.B1187]))" office:value-type="float" office:value="4640">
            <text:p>4640</text:p>
          </table:table-cell>
          <table:table-cell table:formula="of:=[.D1188]/[.B1188]" office:value-type="percentage" office:value="0.0709035049572198">
            <text:p>7,09%</text:p>
          </table:table-cell>
          <table:table-cell table:formula="of:=IF([.H1188]=1;[.D1187]-([.$J$2]*[.C1187]);[.D1187])" office:value-type="float" office:value="328.9922630015">
            <text:p>328,9922630015</text:p>
          </table:table-cell>
          <table:table-cell table:formula="of:=IF([.G1188]=1;5000-[.D1187];IF([.H1188]=1;[.E1187]-([.$J$2]*(1-[.C1187]));[.E1187]))" office:value-type="float" office:value="4311.00773699851">
            <text:p>4311,0077369985</text:p>
          </table:table-cell>
          <table:table-cell/>
          <table:table-cell table:formula="of:=IF(MOD([.A1188]-1;50)=0;1;0)" office:value-type="float" office:value="0">
            <text:p>0</text:p>
          </table:table-cell>
          <table:table-cell table:formula="of:=IF(MOD([.A11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87">
            <text:p>1187</text:p>
          </table:table-cell>
          <table:table-cell table:formula="of:=IF([.G1189]=1;5000;IF([.H1189]=1;[.B1188]-[.$J$2];[.B1188]))" office:value-type="float" office:value="4640">
            <text:p>4640</text:p>
          </table:table-cell>
          <table:table-cell table:formula="of:=[.D1189]/[.B1189]" office:value-type="percentage" office:value="0.0709035049572198">
            <text:p>7,09%</text:p>
          </table:table-cell>
          <table:table-cell table:formula="of:=IF([.H1189]=1;[.D1188]-([.$J$2]*[.C1188]);[.D1188])" office:value-type="float" office:value="328.9922630015">
            <text:p>328,9922630015</text:p>
          </table:table-cell>
          <table:table-cell table:formula="of:=IF([.G1189]=1;5000-[.D1188];IF([.H1189]=1;[.E1188]-([.$J$2]*(1-[.C1188]));[.E1188]))" office:value-type="float" office:value="4311.00773699851">
            <text:p>4311,0077369985</text:p>
          </table:table-cell>
          <table:table-cell/>
          <table:table-cell table:formula="of:=IF(MOD([.A1189]-1;50)=0;1;0)" office:value-type="float" office:value="0">
            <text:p>0</text:p>
          </table:table-cell>
          <table:table-cell table:formula="of:=IF(MOD([.A11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88">
            <text:p>1188</text:p>
          </table:table-cell>
          <table:table-cell table:formula="of:=IF([.G1190]=1;5000;IF([.H1190]=1;[.B1189]-[.$J$2];[.B1189]))" office:value-type="float" office:value="4620">
            <text:p>4620</text:p>
          </table:table-cell>
          <table:table-cell table:formula="of:=[.D1190]/[.B1190]" office:value-type="percentage" office:value="0.0709035049572198">
            <text:p>7,09%</text:p>
          </table:table-cell>
          <table:table-cell table:formula="of:=IF([.H1190]=1;[.D1189]-([.$J$2]*[.C1189]);[.D1189])" office:value-type="float" office:value="327.574192902355">
            <text:p>327,5741929024</text:p>
          </table:table-cell>
          <table:table-cell table:formula="of:=IF([.G1190]=1;5000-[.D1189];IF([.H1190]=1;[.E1189]-([.$J$2]*(1-[.C1189]));[.E1189]))" office:value-type="float" office:value="4292.42580709765">
            <text:p>4292,4258070977</text:p>
          </table:table-cell>
          <table:table-cell/>
          <table:table-cell table:formula="of:=IF(MOD([.A1190]-1;50)=0;1;0)" office:value-type="float" office:value="0">
            <text:p>0</text:p>
          </table:table-cell>
          <table:table-cell table:formula="of:=IF(MOD([.A11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89">
            <text:p>1189</text:p>
          </table:table-cell>
          <table:table-cell table:formula="of:=IF([.G1191]=1;5000;IF([.H1191]=1;[.B1190]-[.$J$2];[.B1190]))" office:value-type="float" office:value="4620">
            <text:p>4620</text:p>
          </table:table-cell>
          <table:table-cell table:formula="of:=[.D1191]/[.B1191]" office:value-type="percentage" office:value="0.0709035049572198">
            <text:p>7,09%</text:p>
          </table:table-cell>
          <table:table-cell table:formula="of:=IF([.H1191]=1;[.D1190]-([.$J$2]*[.C1190]);[.D1190])" office:value-type="float" office:value="327.574192902355">
            <text:p>327,5741929024</text:p>
          </table:table-cell>
          <table:table-cell table:formula="of:=IF([.G1191]=1;5000-[.D1190];IF([.H1191]=1;[.E1190]-([.$J$2]*(1-[.C1190]));[.E1190]))" office:value-type="float" office:value="4292.42580709765">
            <text:p>4292,4258070977</text:p>
          </table:table-cell>
          <table:table-cell/>
          <table:table-cell table:formula="of:=IF(MOD([.A1191]-1;50)=0;1;0)" office:value-type="float" office:value="0">
            <text:p>0</text:p>
          </table:table-cell>
          <table:table-cell table:formula="of:=IF(MOD([.A11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90">
            <text:p>1190</text:p>
          </table:table-cell>
          <table:table-cell table:formula="of:=IF([.G1192]=1;5000;IF([.H1192]=1;[.B1191]-[.$J$2];[.B1191]))" office:value-type="float" office:value="4600">
            <text:p>4600</text:p>
          </table:table-cell>
          <table:table-cell table:formula="of:=[.D1192]/[.B1192]" office:value-type="percentage" office:value="0.0709035049572198">
            <text:p>7,09%</text:p>
          </table:table-cell>
          <table:table-cell table:formula="of:=IF([.H1192]=1;[.D1191]-([.$J$2]*[.C1191]);[.D1191])" office:value-type="float" office:value="326.156122803211">
            <text:p>326,1561228032</text:p>
          </table:table-cell>
          <table:table-cell table:formula="of:=IF([.G1192]=1;5000-[.D1191];IF([.H1192]=1;[.E1191]-([.$J$2]*(1-[.C1191]));[.E1191]))" office:value-type="float" office:value="4273.84387719679">
            <text:p>4273,8438771968</text:p>
          </table:table-cell>
          <table:table-cell/>
          <table:table-cell table:formula="of:=IF(MOD([.A1192]-1;50)=0;1;0)" office:value-type="float" office:value="0">
            <text:p>0</text:p>
          </table:table-cell>
          <table:table-cell table:formula="of:=IF(MOD([.A11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91">
            <text:p>1191</text:p>
          </table:table-cell>
          <table:table-cell table:formula="of:=IF([.G1193]=1;5000;IF([.H1193]=1;[.B1192]-[.$J$2];[.B1192]))" office:value-type="float" office:value="4600">
            <text:p>4600</text:p>
          </table:table-cell>
          <table:table-cell table:formula="of:=[.D1193]/[.B1193]" office:value-type="percentage" office:value="0.0709035049572198">
            <text:p>7,09%</text:p>
          </table:table-cell>
          <table:table-cell table:formula="of:=IF([.H1193]=1;[.D1192]-([.$J$2]*[.C1192]);[.D1192])" office:value-type="float" office:value="326.156122803211">
            <text:p>326,1561228032</text:p>
          </table:table-cell>
          <table:table-cell table:formula="of:=IF([.G1193]=1;5000-[.D1192];IF([.H1193]=1;[.E1192]-([.$J$2]*(1-[.C1192]));[.E1192]))" office:value-type="float" office:value="4273.84387719679">
            <text:p>4273,8438771968</text:p>
          </table:table-cell>
          <table:table-cell/>
          <table:table-cell table:formula="of:=IF(MOD([.A1193]-1;50)=0;1;0)" office:value-type="float" office:value="0">
            <text:p>0</text:p>
          </table:table-cell>
          <table:table-cell table:formula="of:=IF(MOD([.A11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92">
            <text:p>1192</text:p>
          </table:table-cell>
          <table:table-cell table:formula="of:=IF([.G1194]=1;5000;IF([.H1194]=1;[.B1193]-[.$J$2];[.B1193]))" office:value-type="float" office:value="4580">
            <text:p>4580</text:p>
          </table:table-cell>
          <table:table-cell table:formula="of:=[.D1194]/[.B1194]" office:value-type="percentage" office:value="0.0709035049572198">
            <text:p>7,09%</text:p>
          </table:table-cell>
          <table:table-cell table:formula="of:=IF([.H1194]=1;[.D1193]-([.$J$2]*[.C1193]);[.D1193])" office:value-type="float" office:value="324.738052704067">
            <text:p>324,7380527041</text:p>
          </table:table-cell>
          <table:table-cell table:formula="of:=IF([.G1194]=1;5000-[.D1193];IF([.H1194]=1;[.E1193]-([.$J$2]*(1-[.C1193]));[.E1193]))" office:value-type="float" office:value="4255.26194729594">
            <text:p>4255,2619472959</text:p>
          </table:table-cell>
          <table:table-cell/>
          <table:table-cell table:formula="of:=IF(MOD([.A1194]-1;50)=0;1;0)" office:value-type="float" office:value="0">
            <text:p>0</text:p>
          </table:table-cell>
          <table:table-cell table:formula="of:=IF(MOD([.A11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93">
            <text:p>1193</text:p>
          </table:table-cell>
          <table:table-cell table:formula="of:=IF([.G1195]=1;5000;IF([.H1195]=1;[.B1194]-[.$J$2];[.B1194]))" office:value-type="float" office:value="4580">
            <text:p>4580</text:p>
          </table:table-cell>
          <table:table-cell table:formula="of:=[.D1195]/[.B1195]" office:value-type="percentage" office:value="0.0709035049572198">
            <text:p>7,09%</text:p>
          </table:table-cell>
          <table:table-cell table:formula="of:=IF([.H1195]=1;[.D1194]-([.$J$2]*[.C1194]);[.D1194])" office:value-type="float" office:value="324.738052704067">
            <text:p>324,7380527041</text:p>
          </table:table-cell>
          <table:table-cell table:formula="of:=IF([.G1195]=1;5000-[.D1194];IF([.H1195]=1;[.E1194]-([.$J$2]*(1-[.C1194]));[.E1194]))" office:value-type="float" office:value="4255.26194729594">
            <text:p>4255,2619472959</text:p>
          </table:table-cell>
          <table:table-cell/>
          <table:table-cell table:formula="of:=IF(MOD([.A1195]-1;50)=0;1;0)" office:value-type="float" office:value="0">
            <text:p>0</text:p>
          </table:table-cell>
          <table:table-cell table:formula="of:=IF(MOD([.A11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94">
            <text:p>1194</text:p>
          </table:table-cell>
          <table:table-cell table:formula="of:=IF([.G1196]=1;5000;IF([.H1196]=1;[.B1195]-[.$J$2];[.B1195]))" office:value-type="float" office:value="4560">
            <text:p>4560</text:p>
          </table:table-cell>
          <table:table-cell table:formula="of:=[.D1196]/[.B1196]" office:value-type="percentage" office:value="0.0709035049572198">
            <text:p>7,09%</text:p>
          </table:table-cell>
          <table:table-cell table:formula="of:=IF([.H1196]=1;[.D1195]-([.$J$2]*[.C1195]);[.D1195])" office:value-type="float" office:value="323.319982604922">
            <text:p>323,3199826049</text:p>
          </table:table-cell>
          <table:table-cell table:formula="of:=IF([.G1196]=1;5000-[.D1195];IF([.H1196]=1;[.E1195]-([.$J$2]*(1-[.C1195]));[.E1195]))" office:value-type="float" office:value="4236.68001739508">
            <text:p>4236,6800173951</text:p>
          </table:table-cell>
          <table:table-cell/>
          <table:table-cell table:formula="of:=IF(MOD([.A1196]-1;50)=0;1;0)" office:value-type="float" office:value="0">
            <text:p>0</text:p>
          </table:table-cell>
          <table:table-cell table:formula="of:=IF(MOD([.A11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95">
            <text:p>1195</text:p>
          </table:table-cell>
          <table:table-cell table:formula="of:=IF([.G1197]=1;5000;IF([.H1197]=1;[.B1196]-[.$J$2];[.B1196]))" office:value-type="float" office:value="4560">
            <text:p>4560</text:p>
          </table:table-cell>
          <table:table-cell table:formula="of:=[.D1197]/[.B1197]" office:value-type="percentage" office:value="0.0709035049572198">
            <text:p>7,09%</text:p>
          </table:table-cell>
          <table:table-cell table:formula="of:=IF([.H1197]=1;[.D1196]-([.$J$2]*[.C1196]);[.D1196])" office:value-type="float" office:value="323.319982604922">
            <text:p>323,3199826049</text:p>
          </table:table-cell>
          <table:table-cell table:formula="of:=IF([.G1197]=1;5000-[.D1196];IF([.H1197]=1;[.E1196]-([.$J$2]*(1-[.C1196]));[.E1196]))" office:value-type="float" office:value="4236.68001739508">
            <text:p>4236,6800173951</text:p>
          </table:table-cell>
          <table:table-cell/>
          <table:table-cell table:formula="of:=IF(MOD([.A1197]-1;50)=0;1;0)" office:value-type="float" office:value="0">
            <text:p>0</text:p>
          </table:table-cell>
          <table:table-cell table:formula="of:=IF(MOD([.A11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96">
            <text:p>1196</text:p>
          </table:table-cell>
          <table:table-cell table:formula="of:=IF([.G1198]=1;5000;IF([.H1198]=1;[.B1197]-[.$J$2];[.B1197]))" office:value-type="float" office:value="4540">
            <text:p>4540</text:p>
          </table:table-cell>
          <table:table-cell table:formula="of:=[.D1198]/[.B1198]" office:value-type="percentage" office:value="0.0709035049572198">
            <text:p>7,09%</text:p>
          </table:table-cell>
          <table:table-cell table:formula="of:=IF([.H1198]=1;[.D1197]-([.$J$2]*[.C1197]);[.D1197])" office:value-type="float" office:value="321.901912505778">
            <text:p>321,9019125058</text:p>
          </table:table-cell>
          <table:table-cell table:formula="of:=IF([.G1198]=1;5000-[.D1197];IF([.H1198]=1;[.E1197]-([.$J$2]*(1-[.C1197]));[.E1197]))" office:value-type="float" office:value="4218.09808749423">
            <text:p>4218,0980874942</text:p>
          </table:table-cell>
          <table:table-cell/>
          <table:table-cell table:formula="of:=IF(MOD([.A1198]-1;50)=0;1;0)" office:value-type="float" office:value="0">
            <text:p>0</text:p>
          </table:table-cell>
          <table:table-cell table:formula="of:=IF(MOD([.A11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97">
            <text:p>1197</text:p>
          </table:table-cell>
          <table:table-cell table:formula="of:=IF([.G1199]=1;5000;IF([.H1199]=1;[.B1198]-[.$J$2];[.B1198]))" office:value-type="float" office:value="4540">
            <text:p>4540</text:p>
          </table:table-cell>
          <table:table-cell table:formula="of:=[.D1199]/[.B1199]" office:value-type="percentage" office:value="0.0709035049572198">
            <text:p>7,09%</text:p>
          </table:table-cell>
          <table:table-cell table:formula="of:=IF([.H1199]=1;[.D1198]-([.$J$2]*[.C1198]);[.D1198])" office:value-type="float" office:value="321.901912505778">
            <text:p>321,9019125058</text:p>
          </table:table-cell>
          <table:table-cell table:formula="of:=IF([.G1199]=1;5000-[.D1198];IF([.H1199]=1;[.E1198]-([.$J$2]*(1-[.C1198]));[.E1198]))" office:value-type="float" office:value="4218.09808749423">
            <text:p>4218,0980874942</text:p>
          </table:table-cell>
          <table:table-cell/>
          <table:table-cell table:formula="of:=IF(MOD([.A1199]-1;50)=0;1;0)" office:value-type="float" office:value="0">
            <text:p>0</text:p>
          </table:table-cell>
          <table:table-cell table:formula="of:=IF(MOD([.A11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98">
            <text:p>1198</text:p>
          </table:table-cell>
          <table:table-cell table:formula="of:=IF([.G1200]=1;5000;IF([.H1200]=1;[.B1199]-[.$J$2];[.B1199]))" office:value-type="float" office:value="4520">
            <text:p>4520</text:p>
          </table:table-cell>
          <table:table-cell table:formula="of:=[.D1200]/[.B1200]" office:value-type="percentage" office:value="0.0709035049572198">
            <text:p>7,09%</text:p>
          </table:table-cell>
          <table:table-cell table:formula="of:=IF([.H1200]=1;[.D1199]-([.$J$2]*[.C1199]);[.D1199])" office:value-type="float" office:value="320.483842406633">
            <text:p>320,4838424066</text:p>
          </table:table-cell>
          <table:table-cell table:formula="of:=IF([.G1200]=1;5000-[.D1199];IF([.H1200]=1;[.E1199]-([.$J$2]*(1-[.C1199]));[.E1199]))" office:value-type="float" office:value="4199.51615759337">
            <text:p>4199,5161575934</text:p>
          </table:table-cell>
          <table:table-cell/>
          <table:table-cell table:formula="of:=IF(MOD([.A1200]-1;50)=0;1;0)" office:value-type="float" office:value="0">
            <text:p>0</text:p>
          </table:table-cell>
          <table:table-cell table:formula="of:=IF(MOD([.A12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99">
            <text:p>1199</text:p>
          </table:table-cell>
          <table:table-cell table:formula="of:=IF([.G1201]=1;5000;IF([.H1201]=1;[.B1200]-[.$J$2];[.B1200]))" office:value-type="float" office:value="4520">
            <text:p>4520</text:p>
          </table:table-cell>
          <table:table-cell table:formula="of:=[.D1201]/[.B1201]" office:value-type="percentage" office:value="0.0709035049572198">
            <text:p>7,09%</text:p>
          </table:table-cell>
          <table:table-cell table:formula="of:=IF([.H1201]=1;[.D1200]-([.$J$2]*[.C1200]);[.D1200])" office:value-type="float" office:value="320.483842406633">
            <text:p>320,4838424066</text:p>
          </table:table-cell>
          <table:table-cell table:formula="of:=IF([.G1201]=1;5000-[.D1200];IF([.H1201]=1;[.E1200]-([.$J$2]*(1-[.C1200]));[.E1200]))" office:value-type="float" office:value="4199.51615759337">
            <text:p>4199,5161575934</text:p>
          </table:table-cell>
          <table:table-cell/>
          <table:table-cell table:formula="of:=IF(MOD([.A1201]-1;50)=0;1;0)" office:value-type="float" office:value="0">
            <text:p>0</text:p>
          </table:table-cell>
          <table:table-cell table:formula="of:=IF(MOD([.A12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00">
            <text:p>1200</text:p>
          </table:table-cell>
          <table:table-cell table:formula="of:=IF([.G1202]=1;5000;IF([.H1202]=1;[.B1201]-[.$J$2];[.B1201]))" office:value-type="float" office:value="4500">
            <text:p>4500</text:p>
          </table:table-cell>
          <table:table-cell table:formula="of:=[.D1202]/[.B1202]" office:value-type="percentage" office:value="0.0709035049572198">
            <text:p>7,09%</text:p>
          </table:table-cell>
          <table:table-cell table:formula="of:=IF([.H1202]=1;[.D1201]-([.$J$2]*[.C1201]);[.D1201])" office:value-type="float" office:value="319.065772307489">
            <text:p>319,0657723075</text:p>
          </table:table-cell>
          <table:table-cell table:formula="of:=IF([.G1202]=1;5000-[.D1201];IF([.H1202]=1;[.E1201]-([.$J$2]*(1-[.C1201]));[.E1201]))" office:value-type="float" office:value="4180.93422769252">
            <text:p>4180,9342276925</text:p>
          </table:table-cell>
          <table:table-cell/>
          <table:table-cell table:formula="of:=IF(MOD([.A1202]-1;50)=0;1;0)" office:value-type="float" office:value="0">
            <text:p>0</text:p>
          </table:table-cell>
          <table:table-cell table:formula="of:=IF(MOD([.A12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01">
            <text:p>1201</text:p>
          </table:table-cell>
          <table:table-cell table:formula="of:=IF([.G1203]=1;5000;IF([.H1203]=1;[.B1202]-[.$J$2];[.B1202]))" office:value-type="float" office:value="5000">
            <text:p>5000</text:p>
          </table:table-cell>
          <table:table-cell table:formula="of:=[.D1203]/[.B1203]" office:value-type="percentage" office:value="0.0638131544614978">
            <text:p>6,38%</text:p>
          </table:table-cell>
          <table:table-cell table:formula="of:=IF([.H1203]=1;[.D1202]-([.$J$2]*[.C1202]);[.D1202])" office:value-type="float" office:value="319.065772307489">
            <text:p>319,0657723075</text:p>
          </table:table-cell>
          <table:table-cell table:formula="of:=IF([.G1203]=1;5000-[.D1202];IF([.H1203]=1;[.E1202]-([.$J$2]*(1-[.C1202]));[.E1202]))" office:value-type="float" office:value="4680.93422769251">
            <text:p>4680,9342276925</text:p>
          </table:table-cell>
          <table:table-cell/>
          <table:table-cell table:formula="of:=IF(MOD([.A1203]-1;50)=0;1;0)" office:value-type="float" office:value="1">
            <text:p>1</text:p>
          </table:table-cell>
          <table:table-cell table:formula="of:=IF(MOD([.A12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02">
            <text:p>1202</text:p>
          </table:table-cell>
          <table:table-cell table:formula="of:=IF([.G1204]=1;5000;IF([.H1204]=1;[.B1203]-[.$J$2];[.B1203]))" office:value-type="float" office:value="4980">
            <text:p>4980</text:p>
          </table:table-cell>
          <table:table-cell table:formula="of:=[.D1204]/[.B1204]" office:value-type="percentage" office:value="0.0638131544614978">
            <text:p>6,38%</text:p>
          </table:table-cell>
          <table:table-cell table:formula="of:=IF([.H1204]=1;[.D1203]-([.$J$2]*[.C1203]);[.D1203])" office:value-type="float" office:value="317.789509218259">
            <text:p>317,7895092183</text:p>
          </table:table-cell>
          <table:table-cell table:formula="of:=IF([.G1204]=1;5000-[.D1203];IF([.H1204]=1;[.E1203]-([.$J$2]*(1-[.C1203]));[.E1203]))" office:value-type="float" office:value="4662.21049078174">
            <text:p>4662,2104907818</text:p>
          </table:table-cell>
          <table:table-cell/>
          <table:table-cell table:formula="of:=IF(MOD([.A1204]-1;50)=0;1;0)" office:value-type="float" office:value="0">
            <text:p>0</text:p>
          </table:table-cell>
          <table:table-cell table:formula="of:=IF(MOD([.A12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03">
            <text:p>1203</text:p>
          </table:table-cell>
          <table:table-cell table:formula="of:=IF([.G1205]=1;5000;IF([.H1205]=1;[.B1204]-[.$J$2];[.B1204]))" office:value-type="float" office:value="4980">
            <text:p>4980</text:p>
          </table:table-cell>
          <table:table-cell table:formula="of:=[.D1205]/[.B1205]" office:value-type="percentage" office:value="0.0638131544614978">
            <text:p>6,38%</text:p>
          </table:table-cell>
          <table:table-cell table:formula="of:=IF([.H1205]=1;[.D1204]-([.$J$2]*[.C1204]);[.D1204])" office:value-type="float" office:value="317.789509218259">
            <text:p>317,7895092183</text:p>
          </table:table-cell>
          <table:table-cell table:formula="of:=IF([.G1205]=1;5000-[.D1204];IF([.H1205]=1;[.E1204]-([.$J$2]*(1-[.C1204]));[.E1204]))" office:value-type="float" office:value="4662.21049078174">
            <text:p>4662,2104907818</text:p>
          </table:table-cell>
          <table:table-cell/>
          <table:table-cell table:formula="of:=IF(MOD([.A1205]-1;50)=0;1;0)" office:value-type="float" office:value="0">
            <text:p>0</text:p>
          </table:table-cell>
          <table:table-cell table:formula="of:=IF(MOD([.A12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04">
            <text:p>1204</text:p>
          </table:table-cell>
          <table:table-cell table:formula="of:=IF([.G1206]=1;5000;IF([.H1206]=1;[.B1205]-[.$J$2];[.B1205]))" office:value-type="float" office:value="4960">
            <text:p>4960</text:p>
          </table:table-cell>
          <table:table-cell table:formula="of:=[.D1206]/[.B1206]" office:value-type="percentage" office:value="0.0638131544614978">
            <text:p>6,38%</text:p>
          </table:table-cell>
          <table:table-cell table:formula="of:=IF([.H1206]=1;[.D1205]-([.$J$2]*[.C1205]);[.D1205])" office:value-type="float" office:value="316.513246129029">
            <text:p>316,513246129</text:p>
          </table:table-cell>
          <table:table-cell table:formula="of:=IF([.G1206]=1;5000-[.D1205];IF([.H1206]=1;[.E1205]-([.$J$2]*(1-[.C1205]));[.E1205]))" office:value-type="float" office:value="4643.48675387097">
            <text:p>4643,486753871</text:p>
          </table:table-cell>
          <table:table-cell/>
          <table:table-cell table:formula="of:=IF(MOD([.A1206]-1;50)=0;1;0)" office:value-type="float" office:value="0">
            <text:p>0</text:p>
          </table:table-cell>
          <table:table-cell table:formula="of:=IF(MOD([.A12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05">
            <text:p>1205</text:p>
          </table:table-cell>
          <table:table-cell table:formula="of:=IF([.G1207]=1;5000;IF([.H1207]=1;[.B1206]-[.$J$2];[.B1206]))" office:value-type="float" office:value="4960">
            <text:p>4960</text:p>
          </table:table-cell>
          <table:table-cell table:formula="of:=[.D1207]/[.B1207]" office:value-type="percentage" office:value="0.0638131544614978">
            <text:p>6,38%</text:p>
          </table:table-cell>
          <table:table-cell table:formula="of:=IF([.H1207]=1;[.D1206]-([.$J$2]*[.C1206]);[.D1206])" office:value-type="float" office:value="316.513246129029">
            <text:p>316,513246129</text:p>
          </table:table-cell>
          <table:table-cell table:formula="of:=IF([.G1207]=1;5000-[.D1206];IF([.H1207]=1;[.E1206]-([.$J$2]*(1-[.C1206]));[.E1206]))" office:value-type="float" office:value="4643.48675387097">
            <text:p>4643,486753871</text:p>
          </table:table-cell>
          <table:table-cell/>
          <table:table-cell table:formula="of:=IF(MOD([.A1207]-1;50)=0;1;0)" office:value-type="float" office:value="0">
            <text:p>0</text:p>
          </table:table-cell>
          <table:table-cell table:formula="of:=IF(MOD([.A12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06">
            <text:p>1206</text:p>
          </table:table-cell>
          <table:table-cell table:formula="of:=IF([.G1208]=1;5000;IF([.H1208]=1;[.B1207]-[.$J$2];[.B1207]))" office:value-type="float" office:value="4940">
            <text:p>4940</text:p>
          </table:table-cell>
          <table:table-cell table:formula="of:=[.D1208]/[.B1208]" office:value-type="percentage" office:value="0.0638131544614978">
            <text:p>6,38%</text:p>
          </table:table-cell>
          <table:table-cell table:formula="of:=IF([.H1208]=1;[.D1207]-([.$J$2]*[.C1207]);[.D1207])" office:value-type="float" office:value="315.236983039799">
            <text:p>315,2369830398</text:p>
          </table:table-cell>
          <table:table-cell table:formula="of:=IF([.G1208]=1;5000-[.D1207];IF([.H1208]=1;[.E1207]-([.$J$2]*(1-[.C1207]));[.E1207]))" office:value-type="float" office:value="4624.7630169602">
            <text:p>4624,7630169602</text:p>
          </table:table-cell>
          <table:table-cell/>
          <table:table-cell table:formula="of:=IF(MOD([.A1208]-1;50)=0;1;0)" office:value-type="float" office:value="0">
            <text:p>0</text:p>
          </table:table-cell>
          <table:table-cell table:formula="of:=IF(MOD([.A12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07">
            <text:p>1207</text:p>
          </table:table-cell>
          <table:table-cell table:formula="of:=IF([.G1209]=1;5000;IF([.H1209]=1;[.B1208]-[.$J$2];[.B1208]))" office:value-type="float" office:value="4940">
            <text:p>4940</text:p>
          </table:table-cell>
          <table:table-cell table:formula="of:=[.D1209]/[.B1209]" office:value-type="percentage" office:value="0.0638131544614978">
            <text:p>6,38%</text:p>
          </table:table-cell>
          <table:table-cell table:formula="of:=IF([.H1209]=1;[.D1208]-([.$J$2]*[.C1208]);[.D1208])" office:value-type="float" office:value="315.236983039799">
            <text:p>315,2369830398</text:p>
          </table:table-cell>
          <table:table-cell table:formula="of:=IF([.G1209]=1;5000-[.D1208];IF([.H1209]=1;[.E1208]-([.$J$2]*(1-[.C1208]));[.E1208]))" office:value-type="float" office:value="4624.7630169602">
            <text:p>4624,7630169602</text:p>
          </table:table-cell>
          <table:table-cell/>
          <table:table-cell table:formula="of:=IF(MOD([.A1209]-1;50)=0;1;0)" office:value-type="float" office:value="0">
            <text:p>0</text:p>
          </table:table-cell>
          <table:table-cell table:formula="of:=IF(MOD([.A12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08">
            <text:p>1208</text:p>
          </table:table-cell>
          <table:table-cell table:formula="of:=IF([.G1210]=1;5000;IF([.H1210]=1;[.B1209]-[.$J$2];[.B1209]))" office:value-type="float" office:value="4920">
            <text:p>4920</text:p>
          </table:table-cell>
          <table:table-cell table:formula="of:=[.D1210]/[.B1210]" office:value-type="percentage" office:value="0.0638131544614978">
            <text:p>6,38%</text:p>
          </table:table-cell>
          <table:table-cell table:formula="of:=IF([.H1210]=1;[.D1209]-([.$J$2]*[.C1209]);[.D1209])" office:value-type="float" office:value="313.960719950569">
            <text:p>313,9607199506</text:p>
          </table:table-cell>
          <table:table-cell table:formula="of:=IF([.G1210]=1;5000-[.D1209];IF([.H1210]=1;[.E1209]-([.$J$2]*(1-[.C1209]));[.E1209]))" office:value-type="float" office:value="4606.03928004943">
            <text:p>4606,0392800494</text:p>
          </table:table-cell>
          <table:table-cell/>
          <table:table-cell table:formula="of:=IF(MOD([.A1210]-1;50)=0;1;0)" office:value-type="float" office:value="0">
            <text:p>0</text:p>
          </table:table-cell>
          <table:table-cell table:formula="of:=IF(MOD([.A12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09">
            <text:p>1209</text:p>
          </table:table-cell>
          <table:table-cell table:formula="of:=IF([.G1211]=1;5000;IF([.H1211]=1;[.B1210]-[.$J$2];[.B1210]))" office:value-type="float" office:value="4920">
            <text:p>4920</text:p>
          </table:table-cell>
          <table:table-cell table:formula="of:=[.D1211]/[.B1211]" office:value-type="percentage" office:value="0.0638131544614978">
            <text:p>6,38%</text:p>
          </table:table-cell>
          <table:table-cell table:formula="of:=IF([.H1211]=1;[.D1210]-([.$J$2]*[.C1210]);[.D1210])" office:value-type="float" office:value="313.960719950569">
            <text:p>313,9607199506</text:p>
          </table:table-cell>
          <table:table-cell table:formula="of:=IF([.G1211]=1;5000-[.D1210];IF([.H1211]=1;[.E1210]-([.$J$2]*(1-[.C1210]));[.E1210]))" office:value-type="float" office:value="4606.03928004943">
            <text:p>4606,0392800494</text:p>
          </table:table-cell>
          <table:table-cell/>
          <table:table-cell table:formula="of:=IF(MOD([.A1211]-1;50)=0;1;0)" office:value-type="float" office:value="0">
            <text:p>0</text:p>
          </table:table-cell>
          <table:table-cell table:formula="of:=IF(MOD([.A12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10">
            <text:p>1210</text:p>
          </table:table-cell>
          <table:table-cell table:formula="of:=IF([.G1212]=1;5000;IF([.H1212]=1;[.B1211]-[.$J$2];[.B1211]))" office:value-type="float" office:value="4900">
            <text:p>4900</text:p>
          </table:table-cell>
          <table:table-cell table:formula="of:=[.D1212]/[.B1212]" office:value-type="percentage" office:value="0.0638131544614978">
            <text:p>6,38%</text:p>
          </table:table-cell>
          <table:table-cell table:formula="of:=IF([.H1212]=1;[.D1211]-([.$J$2]*[.C1211]);[.D1211])" office:value-type="float" office:value="312.684456861339">
            <text:p>312,6844568613</text:p>
          </table:table-cell>
          <table:table-cell table:formula="of:=IF([.G1212]=1;5000-[.D1211];IF([.H1212]=1;[.E1211]-([.$J$2]*(1-[.C1211]));[.E1211]))" office:value-type="float" office:value="4587.31554313866">
            <text:p>4587,3155431387</text:p>
          </table:table-cell>
          <table:table-cell/>
          <table:table-cell table:formula="of:=IF(MOD([.A1212]-1;50)=0;1;0)" office:value-type="float" office:value="0">
            <text:p>0</text:p>
          </table:table-cell>
          <table:table-cell table:formula="of:=IF(MOD([.A12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11">
            <text:p>1211</text:p>
          </table:table-cell>
          <table:table-cell table:formula="of:=IF([.G1213]=1;5000;IF([.H1213]=1;[.B1212]-[.$J$2];[.B1212]))" office:value-type="float" office:value="4900">
            <text:p>4900</text:p>
          </table:table-cell>
          <table:table-cell table:formula="of:=[.D1213]/[.B1213]" office:value-type="percentage" office:value="0.0638131544614978">
            <text:p>6,38%</text:p>
          </table:table-cell>
          <table:table-cell table:formula="of:=IF([.H1213]=1;[.D1212]-([.$J$2]*[.C1212]);[.D1212])" office:value-type="float" office:value="312.684456861339">
            <text:p>312,6844568613</text:p>
          </table:table-cell>
          <table:table-cell table:formula="of:=IF([.G1213]=1;5000-[.D1212];IF([.H1213]=1;[.E1212]-([.$J$2]*(1-[.C1212]));[.E1212]))" office:value-type="float" office:value="4587.31554313866">
            <text:p>4587,3155431387</text:p>
          </table:table-cell>
          <table:table-cell/>
          <table:table-cell table:formula="of:=IF(MOD([.A1213]-1;50)=0;1;0)" office:value-type="float" office:value="0">
            <text:p>0</text:p>
          </table:table-cell>
          <table:table-cell table:formula="of:=IF(MOD([.A12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12">
            <text:p>1212</text:p>
          </table:table-cell>
          <table:table-cell table:formula="of:=IF([.G1214]=1;5000;IF([.H1214]=1;[.B1213]-[.$J$2];[.B1213]))" office:value-type="float" office:value="4880">
            <text:p>4880</text:p>
          </table:table-cell>
          <table:table-cell table:formula="of:=[.D1214]/[.B1214]" office:value-type="percentage" office:value="0.0638131544614978">
            <text:p>6,38%</text:p>
          </table:table-cell>
          <table:table-cell table:formula="of:=IF([.H1214]=1;[.D1213]-([.$J$2]*[.C1213]);[.D1213])" office:value-type="float" office:value="311.408193772109">
            <text:p>311,4081937721</text:p>
          </table:table-cell>
          <table:table-cell table:formula="of:=IF([.G1214]=1;5000-[.D1213];IF([.H1214]=1;[.E1213]-([.$J$2]*(1-[.C1213]));[.E1213]))" office:value-type="float" office:value="4568.59180622789">
            <text:p>4568,5918062279</text:p>
          </table:table-cell>
          <table:table-cell/>
          <table:table-cell table:formula="of:=IF(MOD([.A1214]-1;50)=0;1;0)" office:value-type="float" office:value="0">
            <text:p>0</text:p>
          </table:table-cell>
          <table:table-cell table:formula="of:=IF(MOD([.A12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13">
            <text:p>1213</text:p>
          </table:table-cell>
          <table:table-cell table:formula="of:=IF([.G1215]=1;5000;IF([.H1215]=1;[.B1214]-[.$J$2];[.B1214]))" office:value-type="float" office:value="4880">
            <text:p>4880</text:p>
          </table:table-cell>
          <table:table-cell table:formula="of:=[.D1215]/[.B1215]" office:value-type="percentage" office:value="0.0638131544614978">
            <text:p>6,38%</text:p>
          </table:table-cell>
          <table:table-cell table:formula="of:=IF([.H1215]=1;[.D1214]-([.$J$2]*[.C1214]);[.D1214])" office:value-type="float" office:value="311.408193772109">
            <text:p>311,4081937721</text:p>
          </table:table-cell>
          <table:table-cell table:formula="of:=IF([.G1215]=1;5000-[.D1214];IF([.H1215]=1;[.E1214]-([.$J$2]*(1-[.C1214]));[.E1214]))" office:value-type="float" office:value="4568.59180622789">
            <text:p>4568,5918062279</text:p>
          </table:table-cell>
          <table:table-cell/>
          <table:table-cell table:formula="of:=IF(MOD([.A1215]-1;50)=0;1;0)" office:value-type="float" office:value="0">
            <text:p>0</text:p>
          </table:table-cell>
          <table:table-cell table:formula="of:=IF(MOD([.A12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14">
            <text:p>1214</text:p>
          </table:table-cell>
          <table:table-cell table:formula="of:=IF([.G1216]=1;5000;IF([.H1216]=1;[.B1215]-[.$J$2];[.B1215]))" office:value-type="float" office:value="4860">
            <text:p>4860</text:p>
          </table:table-cell>
          <table:table-cell table:formula="of:=[.D1216]/[.B1216]" office:value-type="percentage" office:value="0.0638131544614978">
            <text:p>6,38%</text:p>
          </table:table-cell>
          <table:table-cell table:formula="of:=IF([.H1216]=1;[.D1215]-([.$J$2]*[.C1215]);[.D1215])" office:value-type="float" office:value="310.131930682879">
            <text:p>310,1319306829</text:p>
          </table:table-cell>
          <table:table-cell table:formula="of:=IF([.G1216]=1;5000-[.D1215];IF([.H1216]=1;[.E1215]-([.$J$2]*(1-[.C1215]));[.E1215]))" office:value-type="float" office:value="4549.86806931712">
            <text:p>4549,8680693171</text:p>
          </table:table-cell>
          <table:table-cell/>
          <table:table-cell table:formula="of:=IF(MOD([.A1216]-1;50)=0;1;0)" office:value-type="float" office:value="0">
            <text:p>0</text:p>
          </table:table-cell>
          <table:table-cell table:formula="of:=IF(MOD([.A12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15">
            <text:p>1215</text:p>
          </table:table-cell>
          <table:table-cell table:formula="of:=IF([.G1217]=1;5000;IF([.H1217]=1;[.B1216]-[.$J$2];[.B1216]))" office:value-type="float" office:value="4860">
            <text:p>4860</text:p>
          </table:table-cell>
          <table:table-cell table:formula="of:=[.D1217]/[.B1217]" office:value-type="percentage" office:value="0.0638131544614978">
            <text:p>6,38%</text:p>
          </table:table-cell>
          <table:table-cell table:formula="of:=IF([.H1217]=1;[.D1216]-([.$J$2]*[.C1216]);[.D1216])" office:value-type="float" office:value="310.131930682879">
            <text:p>310,1319306829</text:p>
          </table:table-cell>
          <table:table-cell table:formula="of:=IF([.G1217]=1;5000-[.D1216];IF([.H1217]=1;[.E1216]-([.$J$2]*(1-[.C1216]));[.E1216]))" office:value-type="float" office:value="4549.86806931712">
            <text:p>4549,8680693171</text:p>
          </table:table-cell>
          <table:table-cell/>
          <table:table-cell table:formula="of:=IF(MOD([.A1217]-1;50)=0;1;0)" office:value-type="float" office:value="0">
            <text:p>0</text:p>
          </table:table-cell>
          <table:table-cell table:formula="of:=IF(MOD([.A12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16">
            <text:p>1216</text:p>
          </table:table-cell>
          <table:table-cell table:formula="of:=IF([.G1218]=1;5000;IF([.H1218]=1;[.B1217]-[.$J$2];[.B1217]))" office:value-type="float" office:value="4840">
            <text:p>4840</text:p>
          </table:table-cell>
          <table:table-cell table:formula="of:=[.D1218]/[.B1218]" office:value-type="percentage" office:value="0.0638131544614978">
            <text:p>6,38%</text:p>
          </table:table-cell>
          <table:table-cell table:formula="of:=IF([.H1218]=1;[.D1217]-([.$J$2]*[.C1217]);[.D1217])" office:value-type="float" office:value="308.85566759365">
            <text:p>308,8556675937</text:p>
          </table:table-cell>
          <table:table-cell table:formula="of:=IF([.G1218]=1;5000-[.D1217];IF([.H1218]=1;[.E1217]-([.$J$2]*(1-[.C1217]));[.E1217]))" office:value-type="float" office:value="4531.14433240635">
            <text:p>4531,1443324064</text:p>
          </table:table-cell>
          <table:table-cell/>
          <table:table-cell table:formula="of:=IF(MOD([.A1218]-1;50)=0;1;0)" office:value-type="float" office:value="0">
            <text:p>0</text:p>
          </table:table-cell>
          <table:table-cell table:formula="of:=IF(MOD([.A12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17">
            <text:p>1217</text:p>
          </table:table-cell>
          <table:table-cell table:formula="of:=IF([.G1219]=1;5000;IF([.H1219]=1;[.B1218]-[.$J$2];[.B1218]))" office:value-type="float" office:value="4840">
            <text:p>4840</text:p>
          </table:table-cell>
          <table:table-cell table:formula="of:=[.D1219]/[.B1219]" office:value-type="percentage" office:value="0.0638131544614978">
            <text:p>6,38%</text:p>
          </table:table-cell>
          <table:table-cell table:formula="of:=IF([.H1219]=1;[.D1218]-([.$J$2]*[.C1218]);[.D1218])" office:value-type="float" office:value="308.85566759365">
            <text:p>308,8556675937</text:p>
          </table:table-cell>
          <table:table-cell table:formula="of:=IF([.G1219]=1;5000-[.D1218];IF([.H1219]=1;[.E1218]-([.$J$2]*(1-[.C1218]));[.E1218]))" office:value-type="float" office:value="4531.14433240635">
            <text:p>4531,1443324064</text:p>
          </table:table-cell>
          <table:table-cell/>
          <table:table-cell table:formula="of:=IF(MOD([.A1219]-1;50)=0;1;0)" office:value-type="float" office:value="0">
            <text:p>0</text:p>
          </table:table-cell>
          <table:table-cell table:formula="of:=IF(MOD([.A12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18">
            <text:p>1218</text:p>
          </table:table-cell>
          <table:table-cell table:formula="of:=IF([.G1220]=1;5000;IF([.H1220]=1;[.B1219]-[.$J$2];[.B1219]))" office:value-type="float" office:value="4820">
            <text:p>4820</text:p>
          </table:table-cell>
          <table:table-cell table:formula="of:=[.D1220]/[.B1220]" office:value-type="percentage" office:value="0.0638131544614978">
            <text:p>6,38%</text:p>
          </table:table-cell>
          <table:table-cell table:formula="of:=IF([.H1220]=1;[.D1219]-([.$J$2]*[.C1219]);[.D1219])" office:value-type="float" office:value="307.57940450442">
            <text:p>307,5794045044</text:p>
          </table:table-cell>
          <table:table-cell table:formula="of:=IF([.G1220]=1;5000-[.D1219];IF([.H1220]=1;[.E1219]-([.$J$2]*(1-[.C1219]));[.E1219]))" office:value-type="float" office:value="4512.42059549558">
            <text:p>4512,4205954956</text:p>
          </table:table-cell>
          <table:table-cell/>
          <table:table-cell table:formula="of:=IF(MOD([.A1220]-1;50)=0;1;0)" office:value-type="float" office:value="0">
            <text:p>0</text:p>
          </table:table-cell>
          <table:table-cell table:formula="of:=IF(MOD([.A12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19">
            <text:p>1219</text:p>
          </table:table-cell>
          <table:table-cell table:formula="of:=IF([.G1221]=1;5000;IF([.H1221]=1;[.B1220]-[.$J$2];[.B1220]))" office:value-type="float" office:value="4820">
            <text:p>4820</text:p>
          </table:table-cell>
          <table:table-cell table:formula="of:=[.D1221]/[.B1221]" office:value-type="percentage" office:value="0.0638131544614978">
            <text:p>6,38%</text:p>
          </table:table-cell>
          <table:table-cell table:formula="of:=IF([.H1221]=1;[.D1220]-([.$J$2]*[.C1220]);[.D1220])" office:value-type="float" office:value="307.57940450442">
            <text:p>307,5794045044</text:p>
          </table:table-cell>
          <table:table-cell table:formula="of:=IF([.G1221]=1;5000-[.D1220];IF([.H1221]=1;[.E1220]-([.$J$2]*(1-[.C1220]));[.E1220]))" office:value-type="float" office:value="4512.42059549558">
            <text:p>4512,4205954956</text:p>
          </table:table-cell>
          <table:table-cell/>
          <table:table-cell table:formula="of:=IF(MOD([.A1221]-1;50)=0;1;0)" office:value-type="float" office:value="0">
            <text:p>0</text:p>
          </table:table-cell>
          <table:table-cell table:formula="of:=IF(MOD([.A12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20">
            <text:p>1220</text:p>
          </table:table-cell>
          <table:table-cell table:formula="of:=IF([.G1222]=1;5000;IF([.H1222]=1;[.B1221]-[.$J$2];[.B1221]))" office:value-type="float" office:value="4800">
            <text:p>4800</text:p>
          </table:table-cell>
          <table:table-cell table:formula="of:=[.D1222]/[.B1222]" office:value-type="percentage" office:value="0.0638131544614978">
            <text:p>6,38%</text:p>
          </table:table-cell>
          <table:table-cell table:formula="of:=IF([.H1222]=1;[.D1221]-([.$J$2]*[.C1221]);[.D1221])" office:value-type="float" office:value="306.30314141519">
            <text:p>306,3031414152</text:p>
          </table:table-cell>
          <table:table-cell table:formula="of:=IF([.G1222]=1;5000-[.D1221];IF([.H1222]=1;[.E1221]-([.$J$2]*(1-[.C1221]));[.E1221]))" office:value-type="float" office:value="4493.69685858481">
            <text:p>4493,6968585848</text:p>
          </table:table-cell>
          <table:table-cell/>
          <table:table-cell table:formula="of:=IF(MOD([.A1222]-1;50)=0;1;0)" office:value-type="float" office:value="0">
            <text:p>0</text:p>
          </table:table-cell>
          <table:table-cell table:formula="of:=IF(MOD([.A12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21">
            <text:p>1221</text:p>
          </table:table-cell>
          <table:table-cell table:formula="of:=IF([.G1223]=1;5000;IF([.H1223]=1;[.B1222]-[.$J$2];[.B1222]))" office:value-type="float" office:value="4800">
            <text:p>4800</text:p>
          </table:table-cell>
          <table:table-cell table:formula="of:=[.D1223]/[.B1223]" office:value-type="percentage" office:value="0.0638131544614978">
            <text:p>6,38%</text:p>
          </table:table-cell>
          <table:table-cell table:formula="of:=IF([.H1223]=1;[.D1222]-([.$J$2]*[.C1222]);[.D1222])" office:value-type="float" office:value="306.30314141519">
            <text:p>306,3031414152</text:p>
          </table:table-cell>
          <table:table-cell table:formula="of:=IF([.G1223]=1;5000-[.D1222];IF([.H1223]=1;[.E1222]-([.$J$2]*(1-[.C1222]));[.E1222]))" office:value-type="float" office:value="4493.69685858481">
            <text:p>4493,6968585848</text:p>
          </table:table-cell>
          <table:table-cell/>
          <table:table-cell table:formula="of:=IF(MOD([.A1223]-1;50)=0;1;0)" office:value-type="float" office:value="0">
            <text:p>0</text:p>
          </table:table-cell>
          <table:table-cell table:formula="of:=IF(MOD([.A12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22">
            <text:p>1222</text:p>
          </table:table-cell>
          <table:table-cell table:formula="of:=IF([.G1224]=1;5000;IF([.H1224]=1;[.B1223]-[.$J$2];[.B1223]))" office:value-type="float" office:value="4780">
            <text:p>4780</text:p>
          </table:table-cell>
          <table:table-cell table:formula="of:=[.D1224]/[.B1224]" office:value-type="percentage" office:value="0.0638131544614978">
            <text:p>6,38%</text:p>
          </table:table-cell>
          <table:table-cell table:formula="of:=IF([.H1224]=1;[.D1223]-([.$J$2]*[.C1223]);[.D1223])" office:value-type="float" office:value="305.02687832596">
            <text:p>305,026878326</text:p>
          </table:table-cell>
          <table:table-cell table:formula="of:=IF([.G1224]=1;5000-[.D1223];IF([.H1224]=1;[.E1223]-([.$J$2]*(1-[.C1223]));[.E1223]))" office:value-type="float" office:value="4474.97312167404">
            <text:p>4474,9731216741</text:p>
          </table:table-cell>
          <table:table-cell/>
          <table:table-cell table:formula="of:=IF(MOD([.A1224]-1;50)=0;1;0)" office:value-type="float" office:value="0">
            <text:p>0</text:p>
          </table:table-cell>
          <table:table-cell table:formula="of:=IF(MOD([.A12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23">
            <text:p>1223</text:p>
          </table:table-cell>
          <table:table-cell table:formula="of:=IF([.G1225]=1;5000;IF([.H1225]=1;[.B1224]-[.$J$2];[.B1224]))" office:value-type="float" office:value="4780">
            <text:p>4780</text:p>
          </table:table-cell>
          <table:table-cell table:formula="of:=[.D1225]/[.B1225]" office:value-type="percentage" office:value="0.0638131544614978">
            <text:p>6,38%</text:p>
          </table:table-cell>
          <table:table-cell table:formula="of:=IF([.H1225]=1;[.D1224]-([.$J$2]*[.C1224]);[.D1224])" office:value-type="float" office:value="305.02687832596">
            <text:p>305,026878326</text:p>
          </table:table-cell>
          <table:table-cell table:formula="of:=IF([.G1225]=1;5000-[.D1224];IF([.H1225]=1;[.E1224]-([.$J$2]*(1-[.C1224]));[.E1224]))" office:value-type="float" office:value="4474.97312167404">
            <text:p>4474,9731216741</text:p>
          </table:table-cell>
          <table:table-cell/>
          <table:table-cell table:formula="of:=IF(MOD([.A1225]-1;50)=0;1;0)" office:value-type="float" office:value="0">
            <text:p>0</text:p>
          </table:table-cell>
          <table:table-cell table:formula="of:=IF(MOD([.A12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24">
            <text:p>1224</text:p>
          </table:table-cell>
          <table:table-cell table:formula="of:=IF([.G1226]=1;5000;IF([.H1226]=1;[.B1225]-[.$J$2];[.B1225]))" office:value-type="float" office:value="4760">
            <text:p>4760</text:p>
          </table:table-cell>
          <table:table-cell table:formula="of:=[.D1226]/[.B1226]" office:value-type="percentage" office:value="0.0638131544614978">
            <text:p>6,38%</text:p>
          </table:table-cell>
          <table:table-cell table:formula="of:=IF([.H1226]=1;[.D1225]-([.$J$2]*[.C1225]);[.D1225])" office:value-type="float" office:value="303.75061523673">
            <text:p>303,7506152367</text:p>
          </table:table-cell>
          <table:table-cell table:formula="of:=IF([.G1226]=1;5000-[.D1225];IF([.H1226]=1;[.E1225]-([.$J$2]*(1-[.C1225]));[.E1225]))" office:value-type="float" office:value="4456.24938476327">
            <text:p>4456,2493847633</text:p>
          </table:table-cell>
          <table:table-cell/>
          <table:table-cell table:formula="of:=IF(MOD([.A1226]-1;50)=0;1;0)" office:value-type="float" office:value="0">
            <text:p>0</text:p>
          </table:table-cell>
          <table:table-cell table:formula="of:=IF(MOD([.A12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25">
            <text:p>1225</text:p>
          </table:table-cell>
          <table:table-cell table:formula="of:=IF([.G1227]=1;5000;IF([.H1227]=1;[.B1226]-[.$J$2];[.B1226]))" office:value-type="float" office:value="4760">
            <text:p>4760</text:p>
          </table:table-cell>
          <table:table-cell table:formula="of:=[.D1227]/[.B1227]" office:value-type="percentage" office:value="0.0638131544614978">
            <text:p>6,38%</text:p>
          </table:table-cell>
          <table:table-cell table:formula="of:=IF([.H1227]=1;[.D1226]-([.$J$2]*[.C1226]);[.D1226])" office:value-type="float" office:value="303.75061523673">
            <text:p>303,7506152367</text:p>
          </table:table-cell>
          <table:table-cell table:formula="of:=IF([.G1227]=1;5000-[.D1226];IF([.H1227]=1;[.E1226]-([.$J$2]*(1-[.C1226]));[.E1226]))" office:value-type="float" office:value="4456.24938476327">
            <text:p>4456,2493847633</text:p>
          </table:table-cell>
          <table:table-cell/>
          <table:table-cell table:formula="of:=IF(MOD([.A1227]-1;50)=0;1;0)" office:value-type="float" office:value="0">
            <text:p>0</text:p>
          </table:table-cell>
          <table:table-cell table:formula="of:=IF(MOD([.A12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26">
            <text:p>1226</text:p>
          </table:table-cell>
          <table:table-cell table:formula="of:=IF([.G1228]=1;5000;IF([.H1228]=1;[.B1227]-[.$J$2];[.B1227]))" office:value-type="float" office:value="4740">
            <text:p>4740</text:p>
          </table:table-cell>
          <table:table-cell table:formula="of:=[.D1228]/[.B1228]" office:value-type="percentage" office:value="0.0638131544614979">
            <text:p>6,38%</text:p>
          </table:table-cell>
          <table:table-cell table:formula="of:=IF([.H1228]=1;[.D1227]-([.$J$2]*[.C1227]);[.D1227])" office:value-type="float" office:value="302.4743521475">
            <text:p>302,4743521475</text:p>
          </table:table-cell>
          <table:table-cell table:formula="of:=IF([.G1228]=1;5000-[.D1227];IF([.H1228]=1;[.E1227]-([.$J$2]*(1-[.C1227]));[.E1227]))" office:value-type="float" office:value="4437.5256478525">
            <text:p>4437,5256478525</text:p>
          </table:table-cell>
          <table:table-cell/>
          <table:table-cell table:formula="of:=IF(MOD([.A1228]-1;50)=0;1;0)" office:value-type="float" office:value="0">
            <text:p>0</text:p>
          </table:table-cell>
          <table:table-cell table:formula="of:=IF(MOD([.A12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27">
            <text:p>1227</text:p>
          </table:table-cell>
          <table:table-cell table:formula="of:=IF([.G1229]=1;5000;IF([.H1229]=1;[.B1228]-[.$J$2];[.B1228]))" office:value-type="float" office:value="4740">
            <text:p>4740</text:p>
          </table:table-cell>
          <table:table-cell table:formula="of:=[.D1229]/[.B1229]" office:value-type="percentage" office:value="0.0638131544614979">
            <text:p>6,38%</text:p>
          </table:table-cell>
          <table:table-cell table:formula="of:=IF([.H1229]=1;[.D1228]-([.$J$2]*[.C1228]);[.D1228])" office:value-type="float" office:value="302.4743521475">
            <text:p>302,4743521475</text:p>
          </table:table-cell>
          <table:table-cell table:formula="of:=IF([.G1229]=1;5000-[.D1228];IF([.H1229]=1;[.E1228]-([.$J$2]*(1-[.C1228]));[.E1228]))" office:value-type="float" office:value="4437.5256478525">
            <text:p>4437,5256478525</text:p>
          </table:table-cell>
          <table:table-cell/>
          <table:table-cell table:formula="of:=IF(MOD([.A1229]-1;50)=0;1;0)" office:value-type="float" office:value="0">
            <text:p>0</text:p>
          </table:table-cell>
          <table:table-cell table:formula="of:=IF(MOD([.A12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28">
            <text:p>1228</text:p>
          </table:table-cell>
          <table:table-cell table:formula="of:=IF([.G1230]=1;5000;IF([.H1230]=1;[.B1229]-[.$J$2];[.B1229]))" office:value-type="float" office:value="4720">
            <text:p>4720</text:p>
          </table:table-cell>
          <table:table-cell table:formula="of:=[.D1230]/[.B1230]" office:value-type="percentage" office:value="0.0638131544614978">
            <text:p>6,38%</text:p>
          </table:table-cell>
          <table:table-cell table:formula="of:=IF([.H1230]=1;[.D1229]-([.$J$2]*[.C1229]);[.D1229])" office:value-type="float" office:value="301.19808905827">
            <text:p>301,1980890583</text:p>
          </table:table-cell>
          <table:table-cell table:formula="of:=IF([.G1230]=1;5000-[.D1229];IF([.H1230]=1;[.E1229]-([.$J$2]*(1-[.C1229]));[.E1229]))" office:value-type="float" office:value="4418.80191094174">
            <text:p>4418,8019109417</text:p>
          </table:table-cell>
          <table:table-cell/>
          <table:table-cell table:formula="of:=IF(MOD([.A1230]-1;50)=0;1;0)" office:value-type="float" office:value="0">
            <text:p>0</text:p>
          </table:table-cell>
          <table:table-cell table:formula="of:=IF(MOD([.A12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29">
            <text:p>1229</text:p>
          </table:table-cell>
          <table:table-cell table:formula="of:=IF([.G1231]=1;5000;IF([.H1231]=1;[.B1230]-[.$J$2];[.B1230]))" office:value-type="float" office:value="4720">
            <text:p>4720</text:p>
          </table:table-cell>
          <table:table-cell table:formula="of:=[.D1231]/[.B1231]" office:value-type="percentage" office:value="0.0638131544614978">
            <text:p>6,38%</text:p>
          </table:table-cell>
          <table:table-cell table:formula="of:=IF([.H1231]=1;[.D1230]-([.$J$2]*[.C1230]);[.D1230])" office:value-type="float" office:value="301.19808905827">
            <text:p>301,1980890583</text:p>
          </table:table-cell>
          <table:table-cell table:formula="of:=IF([.G1231]=1;5000-[.D1230];IF([.H1231]=1;[.E1230]-([.$J$2]*(1-[.C1230]));[.E1230]))" office:value-type="float" office:value="4418.80191094174">
            <text:p>4418,8019109417</text:p>
          </table:table-cell>
          <table:table-cell/>
          <table:table-cell table:formula="of:=IF(MOD([.A1231]-1;50)=0;1;0)" office:value-type="float" office:value="0">
            <text:p>0</text:p>
          </table:table-cell>
          <table:table-cell table:formula="of:=IF(MOD([.A12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30">
            <text:p>1230</text:p>
          </table:table-cell>
          <table:table-cell table:formula="of:=IF([.G1232]=1;5000;IF([.H1232]=1;[.B1231]-[.$J$2];[.B1231]))" office:value-type="float" office:value="4700">
            <text:p>4700</text:p>
          </table:table-cell>
          <table:table-cell table:formula="of:=[.D1232]/[.B1232]" office:value-type="percentage" office:value="0.0638131544614978">
            <text:p>6,38%</text:p>
          </table:table-cell>
          <table:table-cell table:formula="of:=IF([.H1232]=1;[.D1231]-([.$J$2]*[.C1231]);[.D1231])" office:value-type="float" office:value="299.92182596904">
            <text:p>299,921825969</text:p>
          </table:table-cell>
          <table:table-cell table:formula="of:=IF([.G1232]=1;5000-[.D1231];IF([.H1232]=1;[.E1231]-([.$J$2]*(1-[.C1231]));[.E1231]))" office:value-type="float" office:value="4400.07817403096">
            <text:p>4400,078174031</text:p>
          </table:table-cell>
          <table:table-cell/>
          <table:table-cell table:formula="of:=IF(MOD([.A1232]-1;50)=0;1;0)" office:value-type="float" office:value="0">
            <text:p>0</text:p>
          </table:table-cell>
          <table:table-cell table:formula="of:=IF(MOD([.A12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31">
            <text:p>1231</text:p>
          </table:table-cell>
          <table:table-cell table:formula="of:=IF([.G1233]=1;5000;IF([.H1233]=1;[.B1232]-[.$J$2];[.B1232]))" office:value-type="float" office:value="4700">
            <text:p>4700</text:p>
          </table:table-cell>
          <table:table-cell table:formula="of:=[.D1233]/[.B1233]" office:value-type="percentage" office:value="0.0638131544614978">
            <text:p>6,38%</text:p>
          </table:table-cell>
          <table:table-cell table:formula="of:=IF([.H1233]=1;[.D1232]-([.$J$2]*[.C1232]);[.D1232])" office:value-type="float" office:value="299.92182596904">
            <text:p>299,921825969</text:p>
          </table:table-cell>
          <table:table-cell table:formula="of:=IF([.G1233]=1;5000-[.D1232];IF([.H1233]=1;[.E1232]-([.$J$2]*(1-[.C1232]));[.E1232]))" office:value-type="float" office:value="4400.07817403096">
            <text:p>4400,078174031</text:p>
          </table:table-cell>
          <table:table-cell/>
          <table:table-cell table:formula="of:=IF(MOD([.A1233]-1;50)=0;1;0)" office:value-type="float" office:value="0">
            <text:p>0</text:p>
          </table:table-cell>
          <table:table-cell table:formula="of:=IF(MOD([.A12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32">
            <text:p>1232</text:p>
          </table:table-cell>
          <table:table-cell table:formula="of:=IF([.G1234]=1;5000;IF([.H1234]=1;[.B1233]-[.$J$2];[.B1233]))" office:value-type="float" office:value="4680">
            <text:p>4680</text:p>
          </table:table-cell>
          <table:table-cell table:formula="of:=[.D1234]/[.B1234]" office:value-type="percentage" office:value="0.0638131544614978">
            <text:p>6,38%</text:p>
          </table:table-cell>
          <table:table-cell table:formula="of:=IF([.H1234]=1;[.D1233]-([.$J$2]*[.C1233]);[.D1233])" office:value-type="float" office:value="298.64556287981">
            <text:p>298,6455628798</text:p>
          </table:table-cell>
          <table:table-cell table:formula="of:=IF([.G1234]=1;5000-[.D1233];IF([.H1234]=1;[.E1233]-([.$J$2]*(1-[.C1233]));[.E1233]))" office:value-type="float" office:value="4381.3544371202">
            <text:p>4381,3544371202</text:p>
          </table:table-cell>
          <table:table-cell/>
          <table:table-cell table:formula="of:=IF(MOD([.A1234]-1;50)=0;1;0)" office:value-type="float" office:value="0">
            <text:p>0</text:p>
          </table:table-cell>
          <table:table-cell table:formula="of:=IF(MOD([.A12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33">
            <text:p>1233</text:p>
          </table:table-cell>
          <table:table-cell table:formula="of:=IF([.G1235]=1;5000;IF([.H1235]=1;[.B1234]-[.$J$2];[.B1234]))" office:value-type="float" office:value="4680">
            <text:p>4680</text:p>
          </table:table-cell>
          <table:table-cell table:formula="of:=[.D1235]/[.B1235]" office:value-type="percentage" office:value="0.0638131544614978">
            <text:p>6,38%</text:p>
          </table:table-cell>
          <table:table-cell table:formula="of:=IF([.H1235]=1;[.D1234]-([.$J$2]*[.C1234]);[.D1234])" office:value-type="float" office:value="298.64556287981">
            <text:p>298,6455628798</text:p>
          </table:table-cell>
          <table:table-cell table:formula="of:=IF([.G1235]=1;5000-[.D1234];IF([.H1235]=1;[.E1234]-([.$J$2]*(1-[.C1234]));[.E1234]))" office:value-type="float" office:value="4381.3544371202">
            <text:p>4381,3544371202</text:p>
          </table:table-cell>
          <table:table-cell/>
          <table:table-cell table:formula="of:=IF(MOD([.A1235]-1;50)=0;1;0)" office:value-type="float" office:value="0">
            <text:p>0</text:p>
          </table:table-cell>
          <table:table-cell table:formula="of:=IF(MOD([.A12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34">
            <text:p>1234</text:p>
          </table:table-cell>
          <table:table-cell table:formula="of:=IF([.G1236]=1;5000;IF([.H1236]=1;[.B1235]-[.$J$2];[.B1235]))" office:value-type="float" office:value="4660">
            <text:p>4660</text:p>
          </table:table-cell>
          <table:table-cell table:formula="of:=[.D1236]/[.B1236]" office:value-type="percentage" office:value="0.0638131544614979">
            <text:p>6,38%</text:p>
          </table:table-cell>
          <table:table-cell table:formula="of:=IF([.H1236]=1;[.D1235]-([.$J$2]*[.C1235]);[.D1235])" office:value-type="float" office:value="297.36929979058">
            <text:p>297,3692997906</text:p>
          </table:table-cell>
          <table:table-cell table:formula="of:=IF([.G1236]=1;5000-[.D1235];IF([.H1236]=1;[.E1235]-([.$J$2]*(1-[.C1235]));[.E1235]))" office:value-type="float" office:value="4362.63070020943">
            <text:p>4362,6307002094</text:p>
          </table:table-cell>
          <table:table-cell/>
          <table:table-cell table:formula="of:=IF(MOD([.A1236]-1;50)=0;1;0)" office:value-type="float" office:value="0">
            <text:p>0</text:p>
          </table:table-cell>
          <table:table-cell table:formula="of:=IF(MOD([.A12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35">
            <text:p>1235</text:p>
          </table:table-cell>
          <table:table-cell table:formula="of:=IF([.G1237]=1;5000;IF([.H1237]=1;[.B1236]-[.$J$2];[.B1236]))" office:value-type="float" office:value="4660">
            <text:p>4660</text:p>
          </table:table-cell>
          <table:table-cell table:formula="of:=[.D1237]/[.B1237]" office:value-type="percentage" office:value="0.0638131544614979">
            <text:p>6,38%</text:p>
          </table:table-cell>
          <table:table-cell table:formula="of:=IF([.H1237]=1;[.D1236]-([.$J$2]*[.C1236]);[.D1236])" office:value-type="float" office:value="297.36929979058">
            <text:p>297,3692997906</text:p>
          </table:table-cell>
          <table:table-cell table:formula="of:=IF([.G1237]=1;5000-[.D1236];IF([.H1237]=1;[.E1236]-([.$J$2]*(1-[.C1236]));[.E1236]))" office:value-type="float" office:value="4362.63070020943">
            <text:p>4362,6307002094</text:p>
          </table:table-cell>
          <table:table-cell/>
          <table:table-cell table:formula="of:=IF(MOD([.A1237]-1;50)=0;1;0)" office:value-type="float" office:value="0">
            <text:p>0</text:p>
          </table:table-cell>
          <table:table-cell table:formula="of:=IF(MOD([.A12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36">
            <text:p>1236</text:p>
          </table:table-cell>
          <table:table-cell table:formula="of:=IF([.G1238]=1;5000;IF([.H1238]=1;[.B1237]-[.$J$2];[.B1237]))" office:value-type="float" office:value="4640">
            <text:p>4640</text:p>
          </table:table-cell>
          <table:table-cell table:formula="of:=[.D1238]/[.B1238]" office:value-type="percentage" office:value="0.0638131544614978">
            <text:p>6,38%</text:p>
          </table:table-cell>
          <table:table-cell table:formula="of:=IF([.H1238]=1;[.D1237]-([.$J$2]*[.C1237]);[.D1237])" office:value-type="float" office:value="296.09303670135">
            <text:p>296,0930367014</text:p>
          </table:table-cell>
          <table:table-cell table:formula="of:=IF([.G1238]=1;5000-[.D1237];IF([.H1238]=1;[.E1237]-([.$J$2]*(1-[.C1237]));[.E1237]))" office:value-type="float" office:value="4343.90696329866">
            <text:p>4343,9069632987</text:p>
          </table:table-cell>
          <table:table-cell/>
          <table:table-cell table:formula="of:=IF(MOD([.A1238]-1;50)=0;1;0)" office:value-type="float" office:value="0">
            <text:p>0</text:p>
          </table:table-cell>
          <table:table-cell table:formula="of:=IF(MOD([.A12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37">
            <text:p>1237</text:p>
          </table:table-cell>
          <table:table-cell table:formula="of:=IF([.G1239]=1;5000;IF([.H1239]=1;[.B1238]-[.$J$2];[.B1238]))" office:value-type="float" office:value="4640">
            <text:p>4640</text:p>
          </table:table-cell>
          <table:table-cell table:formula="of:=[.D1239]/[.B1239]" office:value-type="percentage" office:value="0.0638131544614978">
            <text:p>6,38%</text:p>
          </table:table-cell>
          <table:table-cell table:formula="of:=IF([.H1239]=1;[.D1238]-([.$J$2]*[.C1238]);[.D1238])" office:value-type="float" office:value="296.09303670135">
            <text:p>296,0930367014</text:p>
          </table:table-cell>
          <table:table-cell table:formula="of:=IF([.G1239]=1;5000-[.D1238];IF([.H1239]=1;[.E1238]-([.$J$2]*(1-[.C1238]));[.E1238]))" office:value-type="float" office:value="4343.90696329866">
            <text:p>4343,9069632987</text:p>
          </table:table-cell>
          <table:table-cell/>
          <table:table-cell table:formula="of:=IF(MOD([.A1239]-1;50)=0;1;0)" office:value-type="float" office:value="0">
            <text:p>0</text:p>
          </table:table-cell>
          <table:table-cell table:formula="of:=IF(MOD([.A12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38">
            <text:p>1238</text:p>
          </table:table-cell>
          <table:table-cell table:formula="of:=IF([.G1240]=1;5000;IF([.H1240]=1;[.B1239]-[.$J$2];[.B1239]))" office:value-type="float" office:value="4620">
            <text:p>4620</text:p>
          </table:table-cell>
          <table:table-cell table:formula="of:=[.D1240]/[.B1240]" office:value-type="percentage" office:value="0.0638131544614978">
            <text:p>6,38%</text:p>
          </table:table-cell>
          <table:table-cell table:formula="of:=IF([.H1240]=1;[.D1239]-([.$J$2]*[.C1239]);[.D1239])" office:value-type="float" office:value="294.81677361212">
            <text:p>294,8167736121</text:p>
          </table:table-cell>
          <table:table-cell table:formula="of:=IF([.G1240]=1;5000-[.D1239];IF([.H1240]=1;[.E1239]-([.$J$2]*(1-[.C1239]));[.E1239]))" office:value-type="float" office:value="4325.18322638789">
            <text:p>4325,1832263879</text:p>
          </table:table-cell>
          <table:table-cell/>
          <table:table-cell table:formula="of:=IF(MOD([.A1240]-1;50)=0;1;0)" office:value-type="float" office:value="0">
            <text:p>0</text:p>
          </table:table-cell>
          <table:table-cell table:formula="of:=IF(MOD([.A12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39">
            <text:p>1239</text:p>
          </table:table-cell>
          <table:table-cell table:formula="of:=IF([.G1241]=1;5000;IF([.H1241]=1;[.B1240]-[.$J$2];[.B1240]))" office:value-type="float" office:value="4620">
            <text:p>4620</text:p>
          </table:table-cell>
          <table:table-cell table:formula="of:=[.D1241]/[.B1241]" office:value-type="percentage" office:value="0.0638131544614978">
            <text:p>6,38%</text:p>
          </table:table-cell>
          <table:table-cell table:formula="of:=IF([.H1241]=1;[.D1240]-([.$J$2]*[.C1240]);[.D1240])" office:value-type="float" office:value="294.81677361212">
            <text:p>294,8167736121</text:p>
          </table:table-cell>
          <table:table-cell table:formula="of:=IF([.G1241]=1;5000-[.D1240];IF([.H1241]=1;[.E1240]-([.$J$2]*(1-[.C1240]));[.E1240]))" office:value-type="float" office:value="4325.18322638789">
            <text:p>4325,1832263879</text:p>
          </table:table-cell>
          <table:table-cell/>
          <table:table-cell table:formula="of:=IF(MOD([.A1241]-1;50)=0;1;0)" office:value-type="float" office:value="0">
            <text:p>0</text:p>
          </table:table-cell>
          <table:table-cell table:formula="of:=IF(MOD([.A12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40">
            <text:p>1240</text:p>
          </table:table-cell>
          <table:table-cell table:formula="of:=IF([.G1242]=1;5000;IF([.H1242]=1;[.B1241]-[.$J$2];[.B1241]))" office:value-type="float" office:value="4600">
            <text:p>4600</text:p>
          </table:table-cell>
          <table:table-cell table:formula="of:=[.D1242]/[.B1242]" office:value-type="percentage" office:value="0.0638131544614978">
            <text:p>6,38%</text:p>
          </table:table-cell>
          <table:table-cell table:formula="of:=IF([.H1242]=1;[.D1241]-([.$J$2]*[.C1241]);[.D1241])" office:value-type="float" office:value="293.54051052289">
            <text:p>293,5405105229</text:p>
          </table:table-cell>
          <table:table-cell table:formula="of:=IF([.G1242]=1;5000-[.D1241];IF([.H1242]=1;[.E1241]-([.$J$2]*(1-[.C1241]));[.E1241]))" office:value-type="float" office:value="4306.45948947712">
            <text:p>4306,4594894771</text:p>
          </table:table-cell>
          <table:table-cell/>
          <table:table-cell table:formula="of:=IF(MOD([.A1242]-1;50)=0;1;0)" office:value-type="float" office:value="0">
            <text:p>0</text:p>
          </table:table-cell>
          <table:table-cell table:formula="of:=IF(MOD([.A12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41">
            <text:p>1241</text:p>
          </table:table-cell>
          <table:table-cell table:formula="of:=IF([.G1243]=1;5000;IF([.H1243]=1;[.B1242]-[.$J$2];[.B1242]))" office:value-type="float" office:value="4600">
            <text:p>4600</text:p>
          </table:table-cell>
          <table:table-cell table:formula="of:=[.D1243]/[.B1243]" office:value-type="percentage" office:value="0.0638131544614978">
            <text:p>6,38%</text:p>
          </table:table-cell>
          <table:table-cell table:formula="of:=IF([.H1243]=1;[.D1242]-([.$J$2]*[.C1242]);[.D1242])" office:value-type="float" office:value="293.54051052289">
            <text:p>293,5405105229</text:p>
          </table:table-cell>
          <table:table-cell table:formula="of:=IF([.G1243]=1;5000-[.D1242];IF([.H1243]=1;[.E1242]-([.$J$2]*(1-[.C1242]));[.E1242]))" office:value-type="float" office:value="4306.45948947712">
            <text:p>4306,4594894771</text:p>
          </table:table-cell>
          <table:table-cell/>
          <table:table-cell table:formula="of:=IF(MOD([.A1243]-1;50)=0;1;0)" office:value-type="float" office:value="0">
            <text:p>0</text:p>
          </table:table-cell>
          <table:table-cell table:formula="of:=IF(MOD([.A12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42">
            <text:p>1242</text:p>
          </table:table-cell>
          <table:table-cell table:formula="of:=IF([.G1244]=1;5000;IF([.H1244]=1;[.B1243]-[.$J$2];[.B1243]))" office:value-type="float" office:value="4580">
            <text:p>4580</text:p>
          </table:table-cell>
          <table:table-cell table:formula="of:=[.D1244]/[.B1244]" office:value-type="percentage" office:value="0.0638131544614979">
            <text:p>6,38%</text:p>
          </table:table-cell>
          <table:table-cell table:formula="of:=IF([.H1244]=1;[.D1243]-([.$J$2]*[.C1243]);[.D1243])" office:value-type="float" office:value="292.26424743366">
            <text:p>292,2642474337</text:p>
          </table:table-cell>
          <table:table-cell table:formula="of:=IF([.G1244]=1;5000-[.D1243];IF([.H1244]=1;[.E1243]-([.$J$2]*(1-[.C1243]));[.E1243]))" office:value-type="float" office:value="4287.73575256635">
            <text:p>4287,7357525664</text:p>
          </table:table-cell>
          <table:table-cell/>
          <table:table-cell table:formula="of:=IF(MOD([.A1244]-1;50)=0;1;0)" office:value-type="float" office:value="0">
            <text:p>0</text:p>
          </table:table-cell>
          <table:table-cell table:formula="of:=IF(MOD([.A12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43">
            <text:p>1243</text:p>
          </table:table-cell>
          <table:table-cell table:formula="of:=IF([.G1245]=1;5000;IF([.H1245]=1;[.B1244]-[.$J$2];[.B1244]))" office:value-type="float" office:value="4580">
            <text:p>4580</text:p>
          </table:table-cell>
          <table:table-cell table:formula="of:=[.D1245]/[.B1245]" office:value-type="percentage" office:value="0.0638131544614979">
            <text:p>6,38%</text:p>
          </table:table-cell>
          <table:table-cell table:formula="of:=IF([.H1245]=1;[.D1244]-([.$J$2]*[.C1244]);[.D1244])" office:value-type="float" office:value="292.26424743366">
            <text:p>292,2642474337</text:p>
          </table:table-cell>
          <table:table-cell table:formula="of:=IF([.G1245]=1;5000-[.D1244];IF([.H1245]=1;[.E1244]-([.$J$2]*(1-[.C1244]));[.E1244]))" office:value-type="float" office:value="4287.73575256635">
            <text:p>4287,7357525664</text:p>
          </table:table-cell>
          <table:table-cell/>
          <table:table-cell table:formula="of:=IF(MOD([.A1245]-1;50)=0;1;0)" office:value-type="float" office:value="0">
            <text:p>0</text:p>
          </table:table-cell>
          <table:table-cell table:formula="of:=IF(MOD([.A12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44">
            <text:p>1244</text:p>
          </table:table-cell>
          <table:table-cell table:formula="of:=IF([.G1246]=1;5000;IF([.H1246]=1;[.B1245]-[.$J$2];[.B1245]))" office:value-type="float" office:value="4560">
            <text:p>4560</text:p>
          </table:table-cell>
          <table:table-cell table:formula="of:=[.D1246]/[.B1246]" office:value-type="percentage" office:value="0.0638131544614978">
            <text:p>6,38%</text:p>
          </table:table-cell>
          <table:table-cell table:formula="of:=IF([.H1246]=1;[.D1245]-([.$J$2]*[.C1245]);[.D1245])" office:value-type="float" office:value="290.98798434443">
            <text:p>290,9879843444</text:p>
          </table:table-cell>
          <table:table-cell table:formula="of:=IF([.G1246]=1;5000-[.D1245];IF([.H1246]=1;[.E1245]-([.$J$2]*(1-[.C1245]));[.E1245]))" office:value-type="float" office:value="4269.01201565558">
            <text:p>4269,0120156556</text:p>
          </table:table-cell>
          <table:table-cell/>
          <table:table-cell table:formula="of:=IF(MOD([.A1246]-1;50)=0;1;0)" office:value-type="float" office:value="0">
            <text:p>0</text:p>
          </table:table-cell>
          <table:table-cell table:formula="of:=IF(MOD([.A12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45">
            <text:p>1245</text:p>
          </table:table-cell>
          <table:table-cell table:formula="of:=IF([.G1247]=1;5000;IF([.H1247]=1;[.B1246]-[.$J$2];[.B1246]))" office:value-type="float" office:value="4560">
            <text:p>4560</text:p>
          </table:table-cell>
          <table:table-cell table:formula="of:=[.D1247]/[.B1247]" office:value-type="percentage" office:value="0.0638131544614978">
            <text:p>6,38%</text:p>
          </table:table-cell>
          <table:table-cell table:formula="of:=IF([.H1247]=1;[.D1246]-([.$J$2]*[.C1246]);[.D1246])" office:value-type="float" office:value="290.98798434443">
            <text:p>290,9879843444</text:p>
          </table:table-cell>
          <table:table-cell table:formula="of:=IF([.G1247]=1;5000-[.D1246];IF([.H1247]=1;[.E1246]-([.$J$2]*(1-[.C1246]));[.E1246]))" office:value-type="float" office:value="4269.01201565558">
            <text:p>4269,0120156556</text:p>
          </table:table-cell>
          <table:table-cell/>
          <table:table-cell table:formula="of:=IF(MOD([.A1247]-1;50)=0;1;0)" office:value-type="float" office:value="0">
            <text:p>0</text:p>
          </table:table-cell>
          <table:table-cell table:formula="of:=IF(MOD([.A12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46">
            <text:p>1246</text:p>
          </table:table-cell>
          <table:table-cell table:formula="of:=IF([.G1248]=1;5000;IF([.H1248]=1;[.B1247]-[.$J$2];[.B1247]))" office:value-type="float" office:value="4540">
            <text:p>4540</text:p>
          </table:table-cell>
          <table:table-cell table:formula="of:=[.D1248]/[.B1248]" office:value-type="percentage" office:value="0.0638131544614978">
            <text:p>6,38%</text:p>
          </table:table-cell>
          <table:table-cell table:formula="of:=IF([.H1248]=1;[.D1247]-([.$J$2]*[.C1247]);[.D1247])" office:value-type="float" office:value="289.7117212552">
            <text:p>289,7117212552</text:p>
          </table:table-cell>
          <table:table-cell table:formula="of:=IF([.G1248]=1;5000-[.D1247];IF([.H1248]=1;[.E1247]-([.$J$2]*(1-[.C1247]));[.E1247]))" office:value-type="float" office:value="4250.28827874481">
            <text:p>4250,2882787448</text:p>
          </table:table-cell>
          <table:table-cell/>
          <table:table-cell table:formula="of:=IF(MOD([.A1248]-1;50)=0;1;0)" office:value-type="float" office:value="0">
            <text:p>0</text:p>
          </table:table-cell>
          <table:table-cell table:formula="of:=IF(MOD([.A12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47">
            <text:p>1247</text:p>
          </table:table-cell>
          <table:table-cell table:formula="of:=IF([.G1249]=1;5000;IF([.H1249]=1;[.B1248]-[.$J$2];[.B1248]))" office:value-type="float" office:value="4540">
            <text:p>4540</text:p>
          </table:table-cell>
          <table:table-cell table:formula="of:=[.D1249]/[.B1249]" office:value-type="percentage" office:value="0.0638131544614978">
            <text:p>6,38%</text:p>
          </table:table-cell>
          <table:table-cell table:formula="of:=IF([.H1249]=1;[.D1248]-([.$J$2]*[.C1248]);[.D1248])" office:value-type="float" office:value="289.7117212552">
            <text:p>289,7117212552</text:p>
          </table:table-cell>
          <table:table-cell table:formula="of:=IF([.G1249]=1;5000-[.D1248];IF([.H1249]=1;[.E1248]-([.$J$2]*(1-[.C1248]));[.E1248]))" office:value-type="float" office:value="4250.28827874481">
            <text:p>4250,2882787448</text:p>
          </table:table-cell>
          <table:table-cell/>
          <table:table-cell table:formula="of:=IF(MOD([.A1249]-1;50)=0;1;0)" office:value-type="float" office:value="0">
            <text:p>0</text:p>
          </table:table-cell>
          <table:table-cell table:formula="of:=IF(MOD([.A12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48">
            <text:p>1248</text:p>
          </table:table-cell>
          <table:table-cell table:formula="of:=IF([.G1250]=1;5000;IF([.H1250]=1;[.B1249]-[.$J$2];[.B1249]))" office:value-type="float" office:value="4520">
            <text:p>4520</text:p>
          </table:table-cell>
          <table:table-cell table:formula="of:=[.D1250]/[.B1250]" office:value-type="percentage" office:value="0.0638131544614979">
            <text:p>6,38%</text:p>
          </table:table-cell>
          <table:table-cell table:formula="of:=IF([.H1250]=1;[.D1249]-([.$J$2]*[.C1249]);[.D1249])" office:value-type="float" office:value="288.43545816597">
            <text:p>288,435458166</text:p>
          </table:table-cell>
          <table:table-cell table:formula="of:=IF([.G1250]=1;5000-[.D1249];IF([.H1250]=1;[.E1249]-([.$J$2]*(1-[.C1249]));[.E1249]))" office:value-type="float" office:value="4231.56454183404">
            <text:p>4231,564541834</text:p>
          </table:table-cell>
          <table:table-cell/>
          <table:table-cell table:formula="of:=IF(MOD([.A1250]-1;50)=0;1;0)" office:value-type="float" office:value="0">
            <text:p>0</text:p>
          </table:table-cell>
          <table:table-cell table:formula="of:=IF(MOD([.A12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49">
            <text:p>1249</text:p>
          </table:table-cell>
          <table:table-cell table:formula="of:=IF([.G1251]=1;5000;IF([.H1251]=1;[.B1250]-[.$J$2];[.B1250]))" office:value-type="float" office:value="4520">
            <text:p>4520</text:p>
          </table:table-cell>
          <table:table-cell table:formula="of:=[.D1251]/[.B1251]" office:value-type="percentage" office:value="0.0638131544614979">
            <text:p>6,38%</text:p>
          </table:table-cell>
          <table:table-cell table:formula="of:=IF([.H1251]=1;[.D1250]-([.$J$2]*[.C1250]);[.D1250])" office:value-type="float" office:value="288.43545816597">
            <text:p>288,435458166</text:p>
          </table:table-cell>
          <table:table-cell table:formula="of:=IF([.G1251]=1;5000-[.D1250];IF([.H1251]=1;[.E1250]-([.$J$2]*(1-[.C1250]));[.E1250]))" office:value-type="float" office:value="4231.56454183404">
            <text:p>4231,564541834</text:p>
          </table:table-cell>
          <table:table-cell/>
          <table:table-cell table:formula="of:=IF(MOD([.A1251]-1;50)=0;1;0)" office:value-type="float" office:value="0">
            <text:p>0</text:p>
          </table:table-cell>
          <table:table-cell table:formula="of:=IF(MOD([.A12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50">
            <text:p>1250</text:p>
          </table:table-cell>
          <table:table-cell table:formula="of:=IF([.G1252]=1;5000;IF([.H1252]=1;[.B1251]-[.$J$2];[.B1251]))" office:value-type="float" office:value="4500">
            <text:p>4500</text:p>
          </table:table-cell>
          <table:table-cell table:formula="of:=[.D1252]/[.B1252]" office:value-type="percentage" office:value="0.0638131544614978">
            <text:p>6,38%</text:p>
          </table:table-cell>
          <table:table-cell table:formula="of:=IF([.H1252]=1;[.D1251]-([.$J$2]*[.C1251]);[.D1251])" office:value-type="float" office:value="287.15919507674">
            <text:p>287,1591950767</text:p>
          </table:table-cell>
          <table:table-cell table:formula="of:=IF([.G1252]=1;5000-[.D1251];IF([.H1252]=1;[.E1251]-([.$J$2]*(1-[.C1251]));[.E1251]))" office:value-type="float" office:value="4212.84080492327">
            <text:p>4212,8408049233</text:p>
          </table:table-cell>
          <table:table-cell/>
          <table:table-cell table:formula="of:=IF(MOD([.A1252]-1;50)=0;1;0)" office:value-type="float" office:value="0">
            <text:p>0</text:p>
          </table:table-cell>
          <table:table-cell table:formula="of:=IF(MOD([.A12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51">
            <text:p>1251</text:p>
          </table:table-cell>
          <table:table-cell table:formula="of:=IF([.G1253]=1;5000;IF([.H1253]=1;[.B1252]-[.$J$2];[.B1252]))" office:value-type="float" office:value="5000">
            <text:p>5000</text:p>
          </table:table-cell>
          <table:table-cell table:formula="of:=[.D1253]/[.B1253]" office:value-type="percentage" office:value="0.0574318390153481">
            <text:p>5,74%</text:p>
          </table:table-cell>
          <table:table-cell table:formula="of:=IF([.H1253]=1;[.D1252]-([.$J$2]*[.C1252]);[.D1252])" office:value-type="float" office:value="287.15919507674">
            <text:p>287,1591950767</text:p>
          </table:table-cell>
          <table:table-cell table:formula="of:=IF([.G1253]=1;5000-[.D1252];IF([.H1253]=1;[.E1252]-([.$J$2]*(1-[.C1252]));[.E1252]))" office:value-type="float" office:value="4712.84080492326">
            <text:p>4712,8408049233</text:p>
          </table:table-cell>
          <table:table-cell/>
          <table:table-cell table:formula="of:=IF(MOD([.A1253]-1;50)=0;1;0)" office:value-type="float" office:value="1">
            <text:p>1</text:p>
          </table:table-cell>
          <table:table-cell table:formula="of:=IF(MOD([.A12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52">
            <text:p>1252</text:p>
          </table:table-cell>
          <table:table-cell table:formula="of:=IF([.G1254]=1;5000;IF([.H1254]=1;[.B1253]-[.$J$2];[.B1253]))" office:value-type="float" office:value="4980">
            <text:p>4980</text:p>
          </table:table-cell>
          <table:table-cell table:formula="of:=[.D1254]/[.B1254]" office:value-type="percentage" office:value="0.0574318390153481">
            <text:p>5,74%</text:p>
          </table:table-cell>
          <table:table-cell table:formula="of:=IF([.H1254]=1;[.D1253]-([.$J$2]*[.C1253]);[.D1253])" office:value-type="float" office:value="286.010558296433">
            <text:p>286,0105582964</text:p>
          </table:table-cell>
          <table:table-cell table:formula="of:=IF([.G1254]=1;5000-[.D1253];IF([.H1254]=1;[.E1253]-([.$J$2]*(1-[.C1253]));[.E1253]))" office:value-type="float" office:value="4693.98944170357">
            <text:p>4693,9894417036</text:p>
          </table:table-cell>
          <table:table-cell/>
          <table:table-cell table:formula="of:=IF(MOD([.A1254]-1;50)=0;1;0)" office:value-type="float" office:value="0">
            <text:p>0</text:p>
          </table:table-cell>
          <table:table-cell table:formula="of:=IF(MOD([.A12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53">
            <text:p>1253</text:p>
          </table:table-cell>
          <table:table-cell table:formula="of:=IF([.G1255]=1;5000;IF([.H1255]=1;[.B1254]-[.$J$2];[.B1254]))" office:value-type="float" office:value="4980">
            <text:p>4980</text:p>
          </table:table-cell>
          <table:table-cell table:formula="of:=[.D1255]/[.B1255]" office:value-type="percentage" office:value="0.0574318390153481">
            <text:p>5,74%</text:p>
          </table:table-cell>
          <table:table-cell table:formula="of:=IF([.H1255]=1;[.D1254]-([.$J$2]*[.C1254]);[.D1254])" office:value-type="float" office:value="286.010558296433">
            <text:p>286,0105582964</text:p>
          </table:table-cell>
          <table:table-cell table:formula="of:=IF([.G1255]=1;5000-[.D1254];IF([.H1255]=1;[.E1254]-([.$J$2]*(1-[.C1254]));[.E1254]))" office:value-type="float" office:value="4693.98944170357">
            <text:p>4693,9894417036</text:p>
          </table:table-cell>
          <table:table-cell/>
          <table:table-cell table:formula="of:=IF(MOD([.A1255]-1;50)=0;1;0)" office:value-type="float" office:value="0">
            <text:p>0</text:p>
          </table:table-cell>
          <table:table-cell table:formula="of:=IF(MOD([.A12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54">
            <text:p>1254</text:p>
          </table:table-cell>
          <table:table-cell table:formula="of:=IF([.G1256]=1;5000;IF([.H1256]=1;[.B1255]-[.$J$2];[.B1255]))" office:value-type="float" office:value="4960">
            <text:p>4960</text:p>
          </table:table-cell>
          <table:table-cell table:formula="of:=[.D1256]/[.B1256]" office:value-type="percentage" office:value="0.0574318390153481">
            <text:p>5,74%</text:p>
          </table:table-cell>
          <table:table-cell table:formula="of:=IF([.H1256]=1;[.D1255]-([.$J$2]*[.C1255]);[.D1255])" office:value-type="float" office:value="284.861921516126">
            <text:p>284,8619215161</text:p>
          </table:table-cell>
          <table:table-cell table:formula="of:=IF([.G1256]=1;5000-[.D1255];IF([.H1256]=1;[.E1255]-([.$J$2]*(1-[.C1255]));[.E1255]))" office:value-type="float" office:value="4675.13807848387">
            <text:p>4675,1380784839</text:p>
          </table:table-cell>
          <table:table-cell/>
          <table:table-cell table:formula="of:=IF(MOD([.A1256]-1;50)=0;1;0)" office:value-type="float" office:value="0">
            <text:p>0</text:p>
          </table:table-cell>
          <table:table-cell table:formula="of:=IF(MOD([.A12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55">
            <text:p>1255</text:p>
          </table:table-cell>
          <table:table-cell table:formula="of:=IF([.G1257]=1;5000;IF([.H1257]=1;[.B1256]-[.$J$2];[.B1256]))" office:value-type="float" office:value="4960">
            <text:p>4960</text:p>
          </table:table-cell>
          <table:table-cell table:formula="of:=[.D1257]/[.B1257]" office:value-type="percentage" office:value="0.0574318390153481">
            <text:p>5,74%</text:p>
          </table:table-cell>
          <table:table-cell table:formula="of:=IF([.H1257]=1;[.D1256]-([.$J$2]*[.C1256]);[.D1256])" office:value-type="float" office:value="284.861921516126">
            <text:p>284,8619215161</text:p>
          </table:table-cell>
          <table:table-cell table:formula="of:=IF([.G1257]=1;5000-[.D1256];IF([.H1257]=1;[.E1256]-([.$J$2]*(1-[.C1256]));[.E1256]))" office:value-type="float" office:value="4675.13807848387">
            <text:p>4675,1380784839</text:p>
          </table:table-cell>
          <table:table-cell/>
          <table:table-cell table:formula="of:=IF(MOD([.A1257]-1;50)=0;1;0)" office:value-type="float" office:value="0">
            <text:p>0</text:p>
          </table:table-cell>
          <table:table-cell table:formula="of:=IF(MOD([.A12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56">
            <text:p>1256</text:p>
          </table:table-cell>
          <table:table-cell table:formula="of:=IF([.G1258]=1;5000;IF([.H1258]=1;[.B1257]-[.$J$2];[.B1257]))" office:value-type="float" office:value="4940">
            <text:p>4940</text:p>
          </table:table-cell>
          <table:table-cell table:formula="of:=[.D1258]/[.B1258]" office:value-type="percentage" office:value="0.0574318390153481">
            <text:p>5,74%</text:p>
          </table:table-cell>
          <table:table-cell table:formula="of:=IF([.H1258]=1;[.D1257]-([.$J$2]*[.C1257]);[.D1257])" office:value-type="float" office:value="283.713284735819">
            <text:p>283,7132847358</text:p>
          </table:table-cell>
          <table:table-cell table:formula="of:=IF([.G1258]=1;5000-[.D1257];IF([.H1258]=1;[.E1257]-([.$J$2]*(1-[.C1257]));[.E1257]))" office:value-type="float" office:value="4656.28671526418">
            <text:p>4656,2867152642</text:p>
          </table:table-cell>
          <table:table-cell/>
          <table:table-cell table:formula="of:=IF(MOD([.A1258]-1;50)=0;1;0)" office:value-type="float" office:value="0">
            <text:p>0</text:p>
          </table:table-cell>
          <table:table-cell table:formula="of:=IF(MOD([.A12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57">
            <text:p>1257</text:p>
          </table:table-cell>
          <table:table-cell table:formula="of:=IF([.G1259]=1;5000;IF([.H1259]=1;[.B1258]-[.$J$2];[.B1258]))" office:value-type="float" office:value="4940">
            <text:p>4940</text:p>
          </table:table-cell>
          <table:table-cell table:formula="of:=[.D1259]/[.B1259]" office:value-type="percentage" office:value="0.0574318390153481">
            <text:p>5,74%</text:p>
          </table:table-cell>
          <table:table-cell table:formula="of:=IF([.H1259]=1;[.D1258]-([.$J$2]*[.C1258]);[.D1258])" office:value-type="float" office:value="283.713284735819">
            <text:p>283,7132847358</text:p>
          </table:table-cell>
          <table:table-cell table:formula="of:=IF([.G1259]=1;5000-[.D1258];IF([.H1259]=1;[.E1258]-([.$J$2]*(1-[.C1258]));[.E1258]))" office:value-type="float" office:value="4656.28671526418">
            <text:p>4656,2867152642</text:p>
          </table:table-cell>
          <table:table-cell/>
          <table:table-cell table:formula="of:=IF(MOD([.A1259]-1;50)=0;1;0)" office:value-type="float" office:value="0">
            <text:p>0</text:p>
          </table:table-cell>
          <table:table-cell table:formula="of:=IF(MOD([.A12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58">
            <text:p>1258</text:p>
          </table:table-cell>
          <table:table-cell table:formula="of:=IF([.G1260]=1;5000;IF([.H1260]=1;[.B1259]-[.$J$2];[.B1259]))" office:value-type="float" office:value="4920">
            <text:p>4920</text:p>
          </table:table-cell>
          <table:table-cell table:formula="of:=[.D1260]/[.B1260]" office:value-type="percentage" office:value="0.0574318390153481">
            <text:p>5,74%</text:p>
          </table:table-cell>
          <table:table-cell table:formula="of:=IF([.H1260]=1;[.D1259]-([.$J$2]*[.C1259]);[.D1259])" office:value-type="float" office:value="282.564647955512">
            <text:p>282,5646479555</text:p>
          </table:table-cell>
          <table:table-cell table:formula="of:=IF([.G1260]=1;5000-[.D1259];IF([.H1260]=1;[.E1259]-([.$J$2]*(1-[.C1259]));[.E1259]))" office:value-type="float" office:value="4637.43535204449">
            <text:p>4637,4353520445</text:p>
          </table:table-cell>
          <table:table-cell/>
          <table:table-cell table:formula="of:=IF(MOD([.A1260]-1;50)=0;1;0)" office:value-type="float" office:value="0">
            <text:p>0</text:p>
          </table:table-cell>
          <table:table-cell table:formula="of:=IF(MOD([.A12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59">
            <text:p>1259</text:p>
          </table:table-cell>
          <table:table-cell table:formula="of:=IF([.G1261]=1;5000;IF([.H1261]=1;[.B1260]-[.$J$2];[.B1260]))" office:value-type="float" office:value="4920">
            <text:p>4920</text:p>
          </table:table-cell>
          <table:table-cell table:formula="of:=[.D1261]/[.B1261]" office:value-type="percentage" office:value="0.0574318390153481">
            <text:p>5,74%</text:p>
          </table:table-cell>
          <table:table-cell table:formula="of:=IF([.H1261]=1;[.D1260]-([.$J$2]*[.C1260]);[.D1260])" office:value-type="float" office:value="282.564647955512">
            <text:p>282,5646479555</text:p>
          </table:table-cell>
          <table:table-cell table:formula="of:=IF([.G1261]=1;5000-[.D1260];IF([.H1261]=1;[.E1260]-([.$J$2]*(1-[.C1260]));[.E1260]))" office:value-type="float" office:value="4637.43535204449">
            <text:p>4637,4353520445</text:p>
          </table:table-cell>
          <table:table-cell/>
          <table:table-cell table:formula="of:=IF(MOD([.A1261]-1;50)=0;1;0)" office:value-type="float" office:value="0">
            <text:p>0</text:p>
          </table:table-cell>
          <table:table-cell table:formula="of:=IF(MOD([.A12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60">
            <text:p>1260</text:p>
          </table:table-cell>
          <table:table-cell table:formula="of:=IF([.G1262]=1;5000;IF([.H1262]=1;[.B1261]-[.$J$2];[.B1261]))" office:value-type="float" office:value="4900">
            <text:p>4900</text:p>
          </table:table-cell>
          <table:table-cell table:formula="of:=[.D1262]/[.B1262]" office:value-type="percentage" office:value="0.0574318390153481">
            <text:p>5,74%</text:p>
          </table:table-cell>
          <table:table-cell table:formula="of:=IF([.H1262]=1;[.D1261]-([.$J$2]*[.C1261]);[.D1261])" office:value-type="float" office:value="281.416011175206">
            <text:p>281,4160111752</text:p>
          </table:table-cell>
          <table:table-cell table:formula="of:=IF([.G1262]=1;5000-[.D1261];IF([.H1262]=1;[.E1261]-([.$J$2]*(1-[.C1261]));[.E1261]))" office:value-type="float" office:value="4618.5839888248">
            <text:p>4618,5839888248</text:p>
          </table:table-cell>
          <table:table-cell/>
          <table:table-cell table:formula="of:=IF(MOD([.A1262]-1;50)=0;1;0)" office:value-type="float" office:value="0">
            <text:p>0</text:p>
          </table:table-cell>
          <table:table-cell table:formula="of:=IF(MOD([.A12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61">
            <text:p>1261</text:p>
          </table:table-cell>
          <table:table-cell table:formula="of:=IF([.G1263]=1;5000;IF([.H1263]=1;[.B1262]-[.$J$2];[.B1262]))" office:value-type="float" office:value="4900">
            <text:p>4900</text:p>
          </table:table-cell>
          <table:table-cell table:formula="of:=[.D1263]/[.B1263]" office:value-type="percentage" office:value="0.0574318390153481">
            <text:p>5,74%</text:p>
          </table:table-cell>
          <table:table-cell table:formula="of:=IF([.H1263]=1;[.D1262]-([.$J$2]*[.C1262]);[.D1262])" office:value-type="float" office:value="281.416011175206">
            <text:p>281,4160111752</text:p>
          </table:table-cell>
          <table:table-cell table:formula="of:=IF([.G1263]=1;5000-[.D1262];IF([.H1263]=1;[.E1262]-([.$J$2]*(1-[.C1262]));[.E1262]))" office:value-type="float" office:value="4618.5839888248">
            <text:p>4618,5839888248</text:p>
          </table:table-cell>
          <table:table-cell/>
          <table:table-cell table:formula="of:=IF(MOD([.A1263]-1;50)=0;1;0)" office:value-type="float" office:value="0">
            <text:p>0</text:p>
          </table:table-cell>
          <table:table-cell table:formula="of:=IF(MOD([.A12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62">
            <text:p>1262</text:p>
          </table:table-cell>
          <table:table-cell table:formula="of:=IF([.G1264]=1;5000;IF([.H1264]=1;[.B1263]-[.$J$2];[.B1263]))" office:value-type="float" office:value="4880">
            <text:p>4880</text:p>
          </table:table-cell>
          <table:table-cell table:formula="of:=[.D1264]/[.B1264]" office:value-type="percentage" office:value="0.0574318390153481">
            <text:p>5,74%</text:p>
          </table:table-cell>
          <table:table-cell table:formula="of:=IF([.H1264]=1;[.D1263]-([.$J$2]*[.C1263]);[.D1263])" office:value-type="float" office:value="280.267374394899">
            <text:p>280,2673743949</text:p>
          </table:table-cell>
          <table:table-cell table:formula="of:=IF([.G1264]=1;5000-[.D1263];IF([.H1264]=1;[.E1263]-([.$J$2]*(1-[.C1263]));[.E1263]))" office:value-type="float" office:value="4599.7326256051">
            <text:p>4599,7326256051</text:p>
          </table:table-cell>
          <table:table-cell/>
          <table:table-cell table:formula="of:=IF(MOD([.A1264]-1;50)=0;1;0)" office:value-type="float" office:value="0">
            <text:p>0</text:p>
          </table:table-cell>
          <table:table-cell table:formula="of:=IF(MOD([.A12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63">
            <text:p>1263</text:p>
          </table:table-cell>
          <table:table-cell table:formula="of:=IF([.G1265]=1;5000;IF([.H1265]=1;[.B1264]-[.$J$2];[.B1264]))" office:value-type="float" office:value="4880">
            <text:p>4880</text:p>
          </table:table-cell>
          <table:table-cell table:formula="of:=[.D1265]/[.B1265]" office:value-type="percentage" office:value="0.0574318390153481">
            <text:p>5,74%</text:p>
          </table:table-cell>
          <table:table-cell table:formula="of:=IF([.H1265]=1;[.D1264]-([.$J$2]*[.C1264]);[.D1264])" office:value-type="float" office:value="280.267374394899">
            <text:p>280,2673743949</text:p>
          </table:table-cell>
          <table:table-cell table:formula="of:=IF([.G1265]=1;5000-[.D1264];IF([.H1265]=1;[.E1264]-([.$J$2]*(1-[.C1264]));[.E1264]))" office:value-type="float" office:value="4599.7326256051">
            <text:p>4599,7326256051</text:p>
          </table:table-cell>
          <table:table-cell/>
          <table:table-cell table:formula="of:=IF(MOD([.A1265]-1;50)=0;1;0)" office:value-type="float" office:value="0">
            <text:p>0</text:p>
          </table:table-cell>
          <table:table-cell table:formula="of:=IF(MOD([.A12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64">
            <text:p>1264</text:p>
          </table:table-cell>
          <table:table-cell table:formula="of:=IF([.G1266]=1;5000;IF([.H1266]=1;[.B1265]-[.$J$2];[.B1265]))" office:value-type="float" office:value="4860">
            <text:p>4860</text:p>
          </table:table-cell>
          <table:table-cell table:formula="of:=[.D1266]/[.B1266]" office:value-type="percentage" office:value="0.0574318390153481">
            <text:p>5,74%</text:p>
          </table:table-cell>
          <table:table-cell table:formula="of:=IF([.H1266]=1;[.D1265]-([.$J$2]*[.C1265]);[.D1265])" office:value-type="float" office:value="279.118737614592">
            <text:p>279,1187376146</text:p>
          </table:table-cell>
          <table:table-cell table:formula="of:=IF([.G1266]=1;5000-[.D1265];IF([.H1266]=1;[.E1265]-([.$J$2]*(1-[.C1265]));[.E1265]))" office:value-type="float" office:value="4580.88126238541">
            <text:p>4580,8812623854</text:p>
          </table:table-cell>
          <table:table-cell/>
          <table:table-cell table:formula="of:=IF(MOD([.A1266]-1;50)=0;1;0)" office:value-type="float" office:value="0">
            <text:p>0</text:p>
          </table:table-cell>
          <table:table-cell table:formula="of:=IF(MOD([.A12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65">
            <text:p>1265</text:p>
          </table:table-cell>
          <table:table-cell table:formula="of:=IF([.G1267]=1;5000;IF([.H1267]=1;[.B1266]-[.$J$2];[.B1266]))" office:value-type="float" office:value="4860">
            <text:p>4860</text:p>
          </table:table-cell>
          <table:table-cell table:formula="of:=[.D1267]/[.B1267]" office:value-type="percentage" office:value="0.0574318390153481">
            <text:p>5,74%</text:p>
          </table:table-cell>
          <table:table-cell table:formula="of:=IF([.H1267]=1;[.D1266]-([.$J$2]*[.C1266]);[.D1266])" office:value-type="float" office:value="279.118737614592">
            <text:p>279,1187376146</text:p>
          </table:table-cell>
          <table:table-cell table:formula="of:=IF([.G1267]=1;5000-[.D1266];IF([.H1267]=1;[.E1266]-([.$J$2]*(1-[.C1266]));[.E1266]))" office:value-type="float" office:value="4580.88126238541">
            <text:p>4580,8812623854</text:p>
          </table:table-cell>
          <table:table-cell/>
          <table:table-cell table:formula="of:=IF(MOD([.A1267]-1;50)=0;1;0)" office:value-type="float" office:value="0">
            <text:p>0</text:p>
          </table:table-cell>
          <table:table-cell table:formula="of:=IF(MOD([.A12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66">
            <text:p>1266</text:p>
          </table:table-cell>
          <table:table-cell table:formula="of:=IF([.G1268]=1;5000;IF([.H1268]=1;[.B1267]-[.$J$2];[.B1267]))" office:value-type="float" office:value="4840">
            <text:p>4840</text:p>
          </table:table-cell>
          <table:table-cell table:formula="of:=[.D1268]/[.B1268]" office:value-type="percentage" office:value="0.0574318390153481">
            <text:p>5,74%</text:p>
          </table:table-cell>
          <table:table-cell table:formula="of:=IF([.H1268]=1;[.D1267]-([.$J$2]*[.C1267]);[.D1267])" office:value-type="float" office:value="277.970100834285">
            <text:p>277,9701008343</text:p>
          </table:table-cell>
          <table:table-cell table:formula="of:=IF([.G1268]=1;5000-[.D1267];IF([.H1268]=1;[.E1267]-([.$J$2]*(1-[.C1267]));[.E1267]))" office:value-type="float" office:value="4562.02989916572">
            <text:p>4562,0298991657</text:p>
          </table:table-cell>
          <table:table-cell/>
          <table:table-cell table:formula="of:=IF(MOD([.A1268]-1;50)=0;1;0)" office:value-type="float" office:value="0">
            <text:p>0</text:p>
          </table:table-cell>
          <table:table-cell table:formula="of:=IF(MOD([.A12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67">
            <text:p>1267</text:p>
          </table:table-cell>
          <table:table-cell table:formula="of:=IF([.G1269]=1;5000;IF([.H1269]=1;[.B1268]-[.$J$2];[.B1268]))" office:value-type="float" office:value="4840">
            <text:p>4840</text:p>
          </table:table-cell>
          <table:table-cell table:formula="of:=[.D1269]/[.B1269]" office:value-type="percentage" office:value="0.0574318390153481">
            <text:p>5,74%</text:p>
          </table:table-cell>
          <table:table-cell table:formula="of:=IF([.H1269]=1;[.D1268]-([.$J$2]*[.C1268]);[.D1268])" office:value-type="float" office:value="277.970100834285">
            <text:p>277,9701008343</text:p>
          </table:table-cell>
          <table:table-cell table:formula="of:=IF([.G1269]=1;5000-[.D1268];IF([.H1269]=1;[.E1268]-([.$J$2]*(1-[.C1268]));[.E1268]))" office:value-type="float" office:value="4562.02989916572">
            <text:p>4562,0298991657</text:p>
          </table:table-cell>
          <table:table-cell/>
          <table:table-cell table:formula="of:=IF(MOD([.A1269]-1;50)=0;1;0)" office:value-type="float" office:value="0">
            <text:p>0</text:p>
          </table:table-cell>
          <table:table-cell table:formula="of:=IF(MOD([.A12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68">
            <text:p>1268</text:p>
          </table:table-cell>
          <table:table-cell table:formula="of:=IF([.G1270]=1;5000;IF([.H1270]=1;[.B1269]-[.$J$2];[.B1269]))" office:value-type="float" office:value="4820">
            <text:p>4820</text:p>
          </table:table-cell>
          <table:table-cell table:formula="of:=[.D1270]/[.B1270]" office:value-type="percentage" office:value="0.0574318390153481">
            <text:p>5,74%</text:p>
          </table:table-cell>
          <table:table-cell table:formula="of:=IF([.H1270]=1;[.D1269]-([.$J$2]*[.C1269]);[.D1269])" office:value-type="float" office:value="276.821464053978">
            <text:p>276,821464054</text:p>
          </table:table-cell>
          <table:table-cell table:formula="of:=IF([.G1270]=1;5000-[.D1269];IF([.H1270]=1;[.E1269]-([.$J$2]*(1-[.C1269]));[.E1269]))" office:value-type="float" office:value="4543.17853594602">
            <text:p>4543,178535946</text:p>
          </table:table-cell>
          <table:table-cell/>
          <table:table-cell table:formula="of:=IF(MOD([.A1270]-1;50)=0;1;0)" office:value-type="float" office:value="0">
            <text:p>0</text:p>
          </table:table-cell>
          <table:table-cell table:formula="of:=IF(MOD([.A12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69">
            <text:p>1269</text:p>
          </table:table-cell>
          <table:table-cell table:formula="of:=IF([.G1271]=1;5000;IF([.H1271]=1;[.B1270]-[.$J$2];[.B1270]))" office:value-type="float" office:value="4820">
            <text:p>4820</text:p>
          </table:table-cell>
          <table:table-cell table:formula="of:=[.D1271]/[.B1271]" office:value-type="percentage" office:value="0.0574318390153481">
            <text:p>5,74%</text:p>
          </table:table-cell>
          <table:table-cell table:formula="of:=IF([.H1271]=1;[.D1270]-([.$J$2]*[.C1270]);[.D1270])" office:value-type="float" office:value="276.821464053978">
            <text:p>276,821464054</text:p>
          </table:table-cell>
          <table:table-cell table:formula="of:=IF([.G1271]=1;5000-[.D1270];IF([.H1271]=1;[.E1270]-([.$J$2]*(1-[.C1270]));[.E1270]))" office:value-type="float" office:value="4543.17853594602">
            <text:p>4543,178535946</text:p>
          </table:table-cell>
          <table:table-cell/>
          <table:table-cell table:formula="of:=IF(MOD([.A1271]-1;50)=0;1;0)" office:value-type="float" office:value="0">
            <text:p>0</text:p>
          </table:table-cell>
          <table:table-cell table:formula="of:=IF(MOD([.A12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70">
            <text:p>1270</text:p>
          </table:table-cell>
          <table:table-cell table:formula="of:=IF([.G1272]=1;5000;IF([.H1272]=1;[.B1271]-[.$J$2];[.B1271]))" office:value-type="float" office:value="4800">
            <text:p>4800</text:p>
          </table:table-cell>
          <table:table-cell table:formula="of:=[.D1272]/[.B1272]" office:value-type="percentage" office:value="0.0574318390153481">
            <text:p>5,74%</text:p>
          </table:table-cell>
          <table:table-cell table:formula="of:=IF([.H1272]=1;[.D1271]-([.$J$2]*[.C1271]);[.D1271])" office:value-type="float" office:value="275.672827273671">
            <text:p>275,6728272737</text:p>
          </table:table-cell>
          <table:table-cell table:formula="of:=IF([.G1272]=1;5000-[.D1271];IF([.H1272]=1;[.E1271]-([.$J$2]*(1-[.C1271]));[.E1271]))" office:value-type="float" office:value="4524.32717272633">
            <text:p>4524,3271727263</text:p>
          </table:table-cell>
          <table:table-cell/>
          <table:table-cell table:formula="of:=IF(MOD([.A1272]-1;50)=0;1;0)" office:value-type="float" office:value="0">
            <text:p>0</text:p>
          </table:table-cell>
          <table:table-cell table:formula="of:=IF(MOD([.A12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71">
            <text:p>1271</text:p>
          </table:table-cell>
          <table:table-cell table:formula="of:=IF([.G1273]=1;5000;IF([.H1273]=1;[.B1272]-[.$J$2];[.B1272]))" office:value-type="float" office:value="4800">
            <text:p>4800</text:p>
          </table:table-cell>
          <table:table-cell table:formula="of:=[.D1273]/[.B1273]" office:value-type="percentage" office:value="0.0574318390153481">
            <text:p>5,74%</text:p>
          </table:table-cell>
          <table:table-cell table:formula="of:=IF([.H1273]=1;[.D1272]-([.$J$2]*[.C1272]);[.D1272])" office:value-type="float" office:value="275.672827273671">
            <text:p>275,6728272737</text:p>
          </table:table-cell>
          <table:table-cell table:formula="of:=IF([.G1273]=1;5000-[.D1272];IF([.H1273]=1;[.E1272]-([.$J$2]*(1-[.C1272]));[.E1272]))" office:value-type="float" office:value="4524.32717272633">
            <text:p>4524,3271727263</text:p>
          </table:table-cell>
          <table:table-cell/>
          <table:table-cell table:formula="of:=IF(MOD([.A1273]-1;50)=0;1;0)" office:value-type="float" office:value="0">
            <text:p>0</text:p>
          </table:table-cell>
          <table:table-cell table:formula="of:=IF(MOD([.A12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72">
            <text:p>1272</text:p>
          </table:table-cell>
          <table:table-cell table:formula="of:=IF([.G1274]=1;5000;IF([.H1274]=1;[.B1273]-[.$J$2];[.B1273]))" office:value-type="float" office:value="4780">
            <text:p>4780</text:p>
          </table:table-cell>
          <table:table-cell table:formula="of:=[.D1274]/[.B1274]" office:value-type="percentage" office:value="0.0574318390153481">
            <text:p>5,74%</text:p>
          </table:table-cell>
          <table:table-cell table:formula="of:=IF([.H1274]=1;[.D1273]-([.$J$2]*[.C1273]);[.D1273])" office:value-type="float" office:value="274.524190493364">
            <text:p>274,5241904934</text:p>
          </table:table-cell>
          <table:table-cell table:formula="of:=IF([.G1274]=1;5000-[.D1273];IF([.H1274]=1;[.E1273]-([.$J$2]*(1-[.C1273]));[.E1273]))" office:value-type="float" office:value="4505.47580950664">
            <text:p>4505,4758095066</text:p>
          </table:table-cell>
          <table:table-cell/>
          <table:table-cell table:formula="of:=IF(MOD([.A1274]-1;50)=0;1;0)" office:value-type="float" office:value="0">
            <text:p>0</text:p>
          </table:table-cell>
          <table:table-cell table:formula="of:=IF(MOD([.A12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73">
            <text:p>1273</text:p>
          </table:table-cell>
          <table:table-cell table:formula="of:=IF([.G1275]=1;5000;IF([.H1275]=1;[.B1274]-[.$J$2];[.B1274]))" office:value-type="float" office:value="4780">
            <text:p>4780</text:p>
          </table:table-cell>
          <table:table-cell table:formula="of:=[.D1275]/[.B1275]" office:value-type="percentage" office:value="0.0574318390153481">
            <text:p>5,74%</text:p>
          </table:table-cell>
          <table:table-cell table:formula="of:=IF([.H1275]=1;[.D1274]-([.$J$2]*[.C1274]);[.D1274])" office:value-type="float" office:value="274.524190493364">
            <text:p>274,5241904934</text:p>
          </table:table-cell>
          <table:table-cell table:formula="of:=IF([.G1275]=1;5000-[.D1274];IF([.H1275]=1;[.E1274]-([.$J$2]*(1-[.C1274]));[.E1274]))" office:value-type="float" office:value="4505.47580950664">
            <text:p>4505,4758095066</text:p>
          </table:table-cell>
          <table:table-cell/>
          <table:table-cell table:formula="of:=IF(MOD([.A1275]-1;50)=0;1;0)" office:value-type="float" office:value="0">
            <text:p>0</text:p>
          </table:table-cell>
          <table:table-cell table:formula="of:=IF(MOD([.A12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74">
            <text:p>1274</text:p>
          </table:table-cell>
          <table:table-cell table:formula="of:=IF([.G1276]=1;5000;IF([.H1276]=1;[.B1275]-[.$J$2];[.B1275]))" office:value-type="float" office:value="4760">
            <text:p>4760</text:p>
          </table:table-cell>
          <table:table-cell table:formula="of:=[.D1276]/[.B1276]" office:value-type="percentage" office:value="0.0574318390153481">
            <text:p>5,74%</text:p>
          </table:table-cell>
          <table:table-cell table:formula="of:=IF([.H1276]=1;[.D1275]-([.$J$2]*[.C1275]);[.D1275])" office:value-type="float" office:value="273.375553713057">
            <text:p>273,3755537131</text:p>
          </table:table-cell>
          <table:table-cell table:formula="of:=IF([.G1276]=1;5000-[.D1275];IF([.H1276]=1;[.E1275]-([.$J$2]*(1-[.C1275]));[.E1275]))" office:value-type="float" office:value="4486.62444628695">
            <text:p>4486,624446287</text:p>
          </table:table-cell>
          <table:table-cell/>
          <table:table-cell table:formula="of:=IF(MOD([.A1276]-1;50)=0;1;0)" office:value-type="float" office:value="0">
            <text:p>0</text:p>
          </table:table-cell>
          <table:table-cell table:formula="of:=IF(MOD([.A12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75">
            <text:p>1275</text:p>
          </table:table-cell>
          <table:table-cell table:formula="of:=IF([.G1277]=1;5000;IF([.H1277]=1;[.B1276]-[.$J$2];[.B1276]))" office:value-type="float" office:value="4760">
            <text:p>4760</text:p>
          </table:table-cell>
          <table:table-cell table:formula="of:=[.D1277]/[.B1277]" office:value-type="percentage" office:value="0.0574318390153481">
            <text:p>5,74%</text:p>
          </table:table-cell>
          <table:table-cell table:formula="of:=IF([.H1277]=1;[.D1276]-([.$J$2]*[.C1276]);[.D1276])" office:value-type="float" office:value="273.375553713057">
            <text:p>273,3755537131</text:p>
          </table:table-cell>
          <table:table-cell table:formula="of:=IF([.G1277]=1;5000-[.D1276];IF([.H1277]=1;[.E1276]-([.$J$2]*(1-[.C1276]));[.E1276]))" office:value-type="float" office:value="4486.62444628695">
            <text:p>4486,624446287</text:p>
          </table:table-cell>
          <table:table-cell/>
          <table:table-cell table:formula="of:=IF(MOD([.A1277]-1;50)=0;1;0)" office:value-type="float" office:value="0">
            <text:p>0</text:p>
          </table:table-cell>
          <table:table-cell table:formula="of:=IF(MOD([.A12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76">
            <text:p>1276</text:p>
          </table:table-cell>
          <table:table-cell table:formula="of:=IF([.G1278]=1;5000;IF([.H1278]=1;[.B1277]-[.$J$2];[.B1277]))" office:value-type="float" office:value="4740">
            <text:p>4740</text:p>
          </table:table-cell>
          <table:table-cell table:formula="of:=[.D1278]/[.B1278]" office:value-type="percentage" office:value="0.0574318390153481">
            <text:p>5,74%</text:p>
          </table:table-cell>
          <table:table-cell table:formula="of:=IF([.H1278]=1;[.D1277]-([.$J$2]*[.C1277]);[.D1277])" office:value-type="float" office:value="272.22691693275">
            <text:p>272,2269169328</text:p>
          </table:table-cell>
          <table:table-cell table:formula="of:=IF([.G1278]=1;5000-[.D1277];IF([.H1278]=1;[.E1277]-([.$J$2]*(1-[.C1277]));[.E1277]))" office:value-type="float" office:value="4467.77308306725">
            <text:p>4467,7730830673</text:p>
          </table:table-cell>
          <table:table-cell/>
          <table:table-cell table:formula="of:=IF(MOD([.A1278]-1;50)=0;1;0)" office:value-type="float" office:value="0">
            <text:p>0</text:p>
          </table:table-cell>
          <table:table-cell table:formula="of:=IF(MOD([.A12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77">
            <text:p>1277</text:p>
          </table:table-cell>
          <table:table-cell table:formula="of:=IF([.G1279]=1;5000;IF([.H1279]=1;[.B1278]-[.$J$2];[.B1278]))" office:value-type="float" office:value="4740">
            <text:p>4740</text:p>
          </table:table-cell>
          <table:table-cell table:formula="of:=[.D1279]/[.B1279]" office:value-type="percentage" office:value="0.0574318390153481">
            <text:p>5,74%</text:p>
          </table:table-cell>
          <table:table-cell table:formula="of:=IF([.H1279]=1;[.D1278]-([.$J$2]*[.C1278]);[.D1278])" office:value-type="float" office:value="272.22691693275">
            <text:p>272,2269169328</text:p>
          </table:table-cell>
          <table:table-cell table:formula="of:=IF([.G1279]=1;5000-[.D1278];IF([.H1279]=1;[.E1278]-([.$J$2]*(1-[.C1278]));[.E1278]))" office:value-type="float" office:value="4467.77308306725">
            <text:p>4467,7730830673</text:p>
          </table:table-cell>
          <table:table-cell/>
          <table:table-cell table:formula="of:=IF(MOD([.A1279]-1;50)=0;1;0)" office:value-type="float" office:value="0">
            <text:p>0</text:p>
          </table:table-cell>
          <table:table-cell table:formula="of:=IF(MOD([.A12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78">
            <text:p>1278</text:p>
          </table:table-cell>
          <table:table-cell table:formula="of:=IF([.G1280]=1;5000;IF([.H1280]=1;[.B1279]-[.$J$2];[.B1279]))" office:value-type="float" office:value="4720">
            <text:p>4720</text:p>
          </table:table-cell>
          <table:table-cell table:formula="of:=[.D1280]/[.B1280]" office:value-type="percentage" office:value="0.0574318390153481">
            <text:p>5,74%</text:p>
          </table:table-cell>
          <table:table-cell table:formula="of:=IF([.H1280]=1;[.D1279]-([.$J$2]*[.C1279]);[.D1279])" office:value-type="float" office:value="271.078280152443">
            <text:p>271,0782801524</text:p>
          </table:table-cell>
          <table:table-cell table:formula="of:=IF([.G1280]=1;5000-[.D1279];IF([.H1280]=1;[.E1279]-([.$J$2]*(1-[.C1279]));[.E1279]))" office:value-type="float" office:value="4448.92171984756">
            <text:p>4448,9217198476</text:p>
          </table:table-cell>
          <table:table-cell/>
          <table:table-cell table:formula="of:=IF(MOD([.A1280]-1;50)=0;1;0)" office:value-type="float" office:value="0">
            <text:p>0</text:p>
          </table:table-cell>
          <table:table-cell table:formula="of:=IF(MOD([.A12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79">
            <text:p>1279</text:p>
          </table:table-cell>
          <table:table-cell table:formula="of:=IF([.G1281]=1;5000;IF([.H1281]=1;[.B1280]-[.$J$2];[.B1280]))" office:value-type="float" office:value="4720">
            <text:p>4720</text:p>
          </table:table-cell>
          <table:table-cell table:formula="of:=[.D1281]/[.B1281]" office:value-type="percentage" office:value="0.0574318390153481">
            <text:p>5,74%</text:p>
          </table:table-cell>
          <table:table-cell table:formula="of:=IF([.H1281]=1;[.D1280]-([.$J$2]*[.C1280]);[.D1280])" office:value-type="float" office:value="271.078280152443">
            <text:p>271,0782801524</text:p>
          </table:table-cell>
          <table:table-cell table:formula="of:=IF([.G1281]=1;5000-[.D1280];IF([.H1281]=1;[.E1280]-([.$J$2]*(1-[.C1280]));[.E1280]))" office:value-type="float" office:value="4448.92171984756">
            <text:p>4448,9217198476</text:p>
          </table:table-cell>
          <table:table-cell/>
          <table:table-cell table:formula="of:=IF(MOD([.A1281]-1;50)=0;1;0)" office:value-type="float" office:value="0">
            <text:p>0</text:p>
          </table:table-cell>
          <table:table-cell table:formula="of:=IF(MOD([.A12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80">
            <text:p>1280</text:p>
          </table:table-cell>
          <table:table-cell table:formula="of:=IF([.G1282]=1;5000;IF([.H1282]=1;[.B1281]-[.$J$2];[.B1281]))" office:value-type="float" office:value="4700">
            <text:p>4700</text:p>
          </table:table-cell>
          <table:table-cell table:formula="of:=[.D1282]/[.B1282]" office:value-type="percentage" office:value="0.0574318390153481">
            <text:p>5,74%</text:p>
          </table:table-cell>
          <table:table-cell table:formula="of:=IF([.H1282]=1;[.D1281]-([.$J$2]*[.C1281]);[.D1281])" office:value-type="float" office:value="269.929643372136">
            <text:p>269,9296433721</text:p>
          </table:table-cell>
          <table:table-cell table:formula="of:=IF([.G1282]=1;5000-[.D1281];IF([.H1282]=1;[.E1281]-([.$J$2]*(1-[.C1281]));[.E1281]))" office:value-type="float" office:value="4430.07035662787">
            <text:p>4430,0703566279</text:p>
          </table:table-cell>
          <table:table-cell/>
          <table:table-cell table:formula="of:=IF(MOD([.A1282]-1;50)=0;1;0)" office:value-type="float" office:value="0">
            <text:p>0</text:p>
          </table:table-cell>
          <table:table-cell table:formula="of:=IF(MOD([.A12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81">
            <text:p>1281</text:p>
          </table:table-cell>
          <table:table-cell table:formula="of:=IF([.G1283]=1;5000;IF([.H1283]=1;[.B1282]-[.$J$2];[.B1282]))" office:value-type="float" office:value="4700">
            <text:p>4700</text:p>
          </table:table-cell>
          <table:table-cell table:formula="of:=[.D1283]/[.B1283]" office:value-type="percentage" office:value="0.0574318390153481">
            <text:p>5,74%</text:p>
          </table:table-cell>
          <table:table-cell table:formula="of:=IF([.H1283]=1;[.D1282]-([.$J$2]*[.C1282]);[.D1282])" office:value-type="float" office:value="269.929643372136">
            <text:p>269,9296433721</text:p>
          </table:table-cell>
          <table:table-cell table:formula="of:=IF([.G1283]=1;5000-[.D1282];IF([.H1283]=1;[.E1282]-([.$J$2]*(1-[.C1282]));[.E1282]))" office:value-type="float" office:value="4430.07035662787">
            <text:p>4430,0703566279</text:p>
          </table:table-cell>
          <table:table-cell/>
          <table:table-cell table:formula="of:=IF(MOD([.A1283]-1;50)=0;1;0)" office:value-type="float" office:value="0">
            <text:p>0</text:p>
          </table:table-cell>
          <table:table-cell table:formula="of:=IF(MOD([.A12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82">
            <text:p>1282</text:p>
          </table:table-cell>
          <table:table-cell table:formula="of:=IF([.G1284]=1;5000;IF([.H1284]=1;[.B1283]-[.$J$2];[.B1283]))" office:value-type="float" office:value="4680">
            <text:p>4680</text:p>
          </table:table-cell>
          <table:table-cell table:formula="of:=[.D1284]/[.B1284]" office:value-type="percentage" office:value="0.0574318390153481">
            <text:p>5,74%</text:p>
          </table:table-cell>
          <table:table-cell table:formula="of:=IF([.H1284]=1;[.D1283]-([.$J$2]*[.C1283]);[.D1283])" office:value-type="float" office:value="268.781006591829">
            <text:p>268,7810065918</text:p>
          </table:table-cell>
          <table:table-cell table:formula="of:=IF([.G1284]=1;5000-[.D1283];IF([.H1284]=1;[.E1283]-([.$J$2]*(1-[.C1283]));[.E1283]))" office:value-type="float" office:value="4411.21899340818">
            <text:p>4411,2189934082</text:p>
          </table:table-cell>
          <table:table-cell/>
          <table:table-cell table:formula="of:=IF(MOD([.A1284]-1;50)=0;1;0)" office:value-type="float" office:value="0">
            <text:p>0</text:p>
          </table:table-cell>
          <table:table-cell table:formula="of:=IF(MOD([.A12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83">
            <text:p>1283</text:p>
          </table:table-cell>
          <table:table-cell table:formula="of:=IF([.G1285]=1;5000;IF([.H1285]=1;[.B1284]-[.$J$2];[.B1284]))" office:value-type="float" office:value="4680">
            <text:p>4680</text:p>
          </table:table-cell>
          <table:table-cell table:formula="of:=[.D1285]/[.B1285]" office:value-type="percentage" office:value="0.0574318390153481">
            <text:p>5,74%</text:p>
          </table:table-cell>
          <table:table-cell table:formula="of:=IF([.H1285]=1;[.D1284]-([.$J$2]*[.C1284]);[.D1284])" office:value-type="float" office:value="268.781006591829">
            <text:p>268,7810065918</text:p>
          </table:table-cell>
          <table:table-cell table:formula="of:=IF([.G1285]=1;5000-[.D1284];IF([.H1285]=1;[.E1284]-([.$J$2]*(1-[.C1284]));[.E1284]))" office:value-type="float" office:value="4411.21899340818">
            <text:p>4411,2189934082</text:p>
          </table:table-cell>
          <table:table-cell/>
          <table:table-cell table:formula="of:=IF(MOD([.A1285]-1;50)=0;1;0)" office:value-type="float" office:value="0">
            <text:p>0</text:p>
          </table:table-cell>
          <table:table-cell table:formula="of:=IF(MOD([.A12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84">
            <text:p>1284</text:p>
          </table:table-cell>
          <table:table-cell table:formula="of:=IF([.G1286]=1;5000;IF([.H1286]=1;[.B1285]-[.$J$2];[.B1285]))" office:value-type="float" office:value="4660">
            <text:p>4660</text:p>
          </table:table-cell>
          <table:table-cell table:formula="of:=[.D1286]/[.B1286]" office:value-type="percentage" office:value="0.0574318390153481">
            <text:p>5,74%</text:p>
          </table:table-cell>
          <table:table-cell table:formula="of:=IF([.H1286]=1;[.D1285]-([.$J$2]*[.C1285]);[.D1285])" office:value-type="float" office:value="267.632369811522">
            <text:p>267,6323698115</text:p>
          </table:table-cell>
          <table:table-cell table:formula="of:=IF([.G1286]=1;5000-[.D1285];IF([.H1286]=1;[.E1285]-([.$J$2]*(1-[.C1285]));[.E1285]))" office:value-type="float" office:value="4392.36763018848">
            <text:p>4392,3676301885</text:p>
          </table:table-cell>
          <table:table-cell/>
          <table:table-cell table:formula="of:=IF(MOD([.A1286]-1;50)=0;1;0)" office:value-type="float" office:value="0">
            <text:p>0</text:p>
          </table:table-cell>
          <table:table-cell table:formula="of:=IF(MOD([.A12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85">
            <text:p>1285</text:p>
          </table:table-cell>
          <table:table-cell table:formula="of:=IF([.G1287]=1;5000;IF([.H1287]=1;[.B1286]-[.$J$2];[.B1286]))" office:value-type="float" office:value="4660">
            <text:p>4660</text:p>
          </table:table-cell>
          <table:table-cell table:formula="of:=[.D1287]/[.B1287]" office:value-type="percentage" office:value="0.0574318390153481">
            <text:p>5,74%</text:p>
          </table:table-cell>
          <table:table-cell table:formula="of:=IF([.H1287]=1;[.D1286]-([.$J$2]*[.C1286]);[.D1286])" office:value-type="float" office:value="267.632369811522">
            <text:p>267,6323698115</text:p>
          </table:table-cell>
          <table:table-cell table:formula="of:=IF([.G1287]=1;5000-[.D1286];IF([.H1287]=1;[.E1286]-([.$J$2]*(1-[.C1286]));[.E1286]))" office:value-type="float" office:value="4392.36763018848">
            <text:p>4392,3676301885</text:p>
          </table:table-cell>
          <table:table-cell/>
          <table:table-cell table:formula="of:=IF(MOD([.A1287]-1;50)=0;1;0)" office:value-type="float" office:value="0">
            <text:p>0</text:p>
          </table:table-cell>
          <table:table-cell table:formula="of:=IF(MOD([.A12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86">
            <text:p>1286</text:p>
          </table:table-cell>
          <table:table-cell table:formula="of:=IF([.G1288]=1;5000;IF([.H1288]=1;[.B1287]-[.$J$2];[.B1287]))" office:value-type="float" office:value="4640">
            <text:p>4640</text:p>
          </table:table-cell>
          <table:table-cell table:formula="of:=[.D1288]/[.B1288]" office:value-type="percentage" office:value="0.0574318390153481">
            <text:p>5,74%</text:p>
          </table:table-cell>
          <table:table-cell table:formula="of:=IF([.H1288]=1;[.D1287]-([.$J$2]*[.C1287]);[.D1287])" office:value-type="float" office:value="266.483733031215">
            <text:p>266,4837330312</text:p>
          </table:table-cell>
          <table:table-cell table:formula="of:=IF([.G1288]=1;5000-[.D1287];IF([.H1288]=1;[.E1287]-([.$J$2]*(1-[.C1287]));[.E1287]))" office:value-type="float" office:value="4373.51626696879">
            <text:p>4373,5162669688</text:p>
          </table:table-cell>
          <table:table-cell/>
          <table:table-cell table:formula="of:=IF(MOD([.A1288]-1;50)=0;1;0)" office:value-type="float" office:value="0">
            <text:p>0</text:p>
          </table:table-cell>
          <table:table-cell table:formula="of:=IF(MOD([.A12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87">
            <text:p>1287</text:p>
          </table:table-cell>
          <table:table-cell table:formula="of:=IF([.G1289]=1;5000;IF([.H1289]=1;[.B1288]-[.$J$2];[.B1288]))" office:value-type="float" office:value="4640">
            <text:p>4640</text:p>
          </table:table-cell>
          <table:table-cell table:formula="of:=[.D1289]/[.B1289]" office:value-type="percentage" office:value="0.0574318390153481">
            <text:p>5,74%</text:p>
          </table:table-cell>
          <table:table-cell table:formula="of:=IF([.H1289]=1;[.D1288]-([.$J$2]*[.C1288]);[.D1288])" office:value-type="float" office:value="266.483733031215">
            <text:p>266,4837330312</text:p>
          </table:table-cell>
          <table:table-cell table:formula="of:=IF([.G1289]=1;5000-[.D1288];IF([.H1289]=1;[.E1288]-([.$J$2]*(1-[.C1288]));[.E1288]))" office:value-type="float" office:value="4373.51626696879">
            <text:p>4373,5162669688</text:p>
          </table:table-cell>
          <table:table-cell/>
          <table:table-cell table:formula="of:=IF(MOD([.A1289]-1;50)=0;1;0)" office:value-type="float" office:value="0">
            <text:p>0</text:p>
          </table:table-cell>
          <table:table-cell table:formula="of:=IF(MOD([.A12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88">
            <text:p>1288</text:p>
          </table:table-cell>
          <table:table-cell table:formula="of:=IF([.G1290]=1;5000;IF([.H1290]=1;[.B1289]-[.$J$2];[.B1289]))" office:value-type="float" office:value="4620">
            <text:p>4620</text:p>
          </table:table-cell>
          <table:table-cell table:formula="of:=[.D1290]/[.B1290]" office:value-type="percentage" office:value="0.0574318390153481">
            <text:p>5,74%</text:p>
          </table:table-cell>
          <table:table-cell table:formula="of:=IF([.H1290]=1;[.D1289]-([.$J$2]*[.C1289]);[.D1289])" office:value-type="float" office:value="265.335096250908">
            <text:p>265,3350962509</text:p>
          </table:table-cell>
          <table:table-cell table:formula="of:=IF([.G1290]=1;5000-[.D1289];IF([.H1290]=1;[.E1289]-([.$J$2]*(1-[.C1289]));[.E1289]))" office:value-type="float" office:value="4354.6649037491">
            <text:p>4354,6649037491</text:p>
          </table:table-cell>
          <table:table-cell/>
          <table:table-cell table:formula="of:=IF(MOD([.A1290]-1;50)=0;1;0)" office:value-type="float" office:value="0">
            <text:p>0</text:p>
          </table:table-cell>
          <table:table-cell table:formula="of:=IF(MOD([.A12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89">
            <text:p>1289</text:p>
          </table:table-cell>
          <table:table-cell table:formula="of:=IF([.G1291]=1;5000;IF([.H1291]=1;[.B1290]-[.$J$2];[.B1290]))" office:value-type="float" office:value="4620">
            <text:p>4620</text:p>
          </table:table-cell>
          <table:table-cell table:formula="of:=[.D1291]/[.B1291]" office:value-type="percentage" office:value="0.0574318390153481">
            <text:p>5,74%</text:p>
          </table:table-cell>
          <table:table-cell table:formula="of:=IF([.H1291]=1;[.D1290]-([.$J$2]*[.C1290]);[.D1290])" office:value-type="float" office:value="265.335096250908">
            <text:p>265,3350962509</text:p>
          </table:table-cell>
          <table:table-cell table:formula="of:=IF([.G1291]=1;5000-[.D1290];IF([.H1291]=1;[.E1290]-([.$J$2]*(1-[.C1290]));[.E1290]))" office:value-type="float" office:value="4354.6649037491">
            <text:p>4354,6649037491</text:p>
          </table:table-cell>
          <table:table-cell/>
          <table:table-cell table:formula="of:=IF(MOD([.A1291]-1;50)=0;1;0)" office:value-type="float" office:value="0">
            <text:p>0</text:p>
          </table:table-cell>
          <table:table-cell table:formula="of:=IF(MOD([.A12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90">
            <text:p>1290</text:p>
          </table:table-cell>
          <table:table-cell table:formula="of:=IF([.G1292]=1;5000;IF([.H1292]=1;[.B1291]-[.$J$2];[.B1291]))" office:value-type="float" office:value="4600">
            <text:p>4600</text:p>
          </table:table-cell>
          <table:table-cell table:formula="of:=[.D1292]/[.B1292]" office:value-type="percentage" office:value="0.0574318390153481">
            <text:p>5,74%</text:p>
          </table:table-cell>
          <table:table-cell table:formula="of:=IF([.H1292]=1;[.D1291]-([.$J$2]*[.C1291]);[.D1291])" office:value-type="float" office:value="264.186459470601">
            <text:p>264,1864594706</text:p>
          </table:table-cell>
          <table:table-cell table:formula="of:=IF([.G1292]=1;5000-[.D1291];IF([.H1292]=1;[.E1291]-([.$J$2]*(1-[.C1291]));[.E1291]))" office:value-type="float" office:value="4335.8135405294">
            <text:p>4335,8135405294</text:p>
          </table:table-cell>
          <table:table-cell/>
          <table:table-cell table:formula="of:=IF(MOD([.A1292]-1;50)=0;1;0)" office:value-type="float" office:value="0">
            <text:p>0</text:p>
          </table:table-cell>
          <table:table-cell table:formula="of:=IF(MOD([.A12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91">
            <text:p>1291</text:p>
          </table:table-cell>
          <table:table-cell table:formula="of:=IF([.G1293]=1;5000;IF([.H1293]=1;[.B1292]-[.$J$2];[.B1292]))" office:value-type="float" office:value="4600">
            <text:p>4600</text:p>
          </table:table-cell>
          <table:table-cell table:formula="of:=[.D1293]/[.B1293]" office:value-type="percentage" office:value="0.0574318390153481">
            <text:p>5,74%</text:p>
          </table:table-cell>
          <table:table-cell table:formula="of:=IF([.H1293]=1;[.D1292]-([.$J$2]*[.C1292]);[.D1292])" office:value-type="float" office:value="264.186459470601">
            <text:p>264,1864594706</text:p>
          </table:table-cell>
          <table:table-cell table:formula="of:=IF([.G1293]=1;5000-[.D1292];IF([.H1293]=1;[.E1292]-([.$J$2]*(1-[.C1292]));[.E1292]))" office:value-type="float" office:value="4335.8135405294">
            <text:p>4335,8135405294</text:p>
          </table:table-cell>
          <table:table-cell/>
          <table:table-cell table:formula="of:=IF(MOD([.A1293]-1;50)=0;1;0)" office:value-type="float" office:value="0">
            <text:p>0</text:p>
          </table:table-cell>
          <table:table-cell table:formula="of:=IF(MOD([.A12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92">
            <text:p>1292</text:p>
          </table:table-cell>
          <table:table-cell table:formula="of:=IF([.G1294]=1;5000;IF([.H1294]=1;[.B1293]-[.$J$2];[.B1293]))" office:value-type="float" office:value="4580">
            <text:p>4580</text:p>
          </table:table-cell>
          <table:table-cell table:formula="of:=[.D1294]/[.B1294]" office:value-type="percentage" office:value="0.0574318390153481">
            <text:p>5,74%</text:p>
          </table:table-cell>
          <table:table-cell table:formula="of:=IF([.H1294]=1;[.D1293]-([.$J$2]*[.C1293]);[.D1293])" office:value-type="float" office:value="263.037822690294">
            <text:p>263,0378226903</text:p>
          </table:table-cell>
          <table:table-cell table:formula="of:=IF([.G1294]=1;5000-[.D1293];IF([.H1294]=1;[.E1293]-([.$J$2]*(1-[.C1293]));[.E1293]))" office:value-type="float" office:value="4316.96217730971">
            <text:p>4316,9621773097</text:p>
          </table:table-cell>
          <table:table-cell/>
          <table:table-cell table:formula="of:=IF(MOD([.A1294]-1;50)=0;1;0)" office:value-type="float" office:value="0">
            <text:p>0</text:p>
          </table:table-cell>
          <table:table-cell table:formula="of:=IF(MOD([.A12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93">
            <text:p>1293</text:p>
          </table:table-cell>
          <table:table-cell table:formula="of:=IF([.G1295]=1;5000;IF([.H1295]=1;[.B1294]-[.$J$2];[.B1294]))" office:value-type="float" office:value="4580">
            <text:p>4580</text:p>
          </table:table-cell>
          <table:table-cell table:formula="of:=[.D1295]/[.B1295]" office:value-type="percentage" office:value="0.0574318390153481">
            <text:p>5,74%</text:p>
          </table:table-cell>
          <table:table-cell table:formula="of:=IF([.H1295]=1;[.D1294]-([.$J$2]*[.C1294]);[.D1294])" office:value-type="float" office:value="263.037822690294">
            <text:p>263,0378226903</text:p>
          </table:table-cell>
          <table:table-cell table:formula="of:=IF([.G1295]=1;5000-[.D1294];IF([.H1295]=1;[.E1294]-([.$J$2]*(1-[.C1294]));[.E1294]))" office:value-type="float" office:value="4316.96217730971">
            <text:p>4316,9621773097</text:p>
          </table:table-cell>
          <table:table-cell/>
          <table:table-cell table:formula="of:=IF(MOD([.A1295]-1;50)=0;1;0)" office:value-type="float" office:value="0">
            <text:p>0</text:p>
          </table:table-cell>
          <table:table-cell table:formula="of:=IF(MOD([.A12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94">
            <text:p>1294</text:p>
          </table:table-cell>
          <table:table-cell table:formula="of:=IF([.G1296]=1;5000;IF([.H1296]=1;[.B1295]-[.$J$2];[.B1295]))" office:value-type="float" office:value="4560">
            <text:p>4560</text:p>
          </table:table-cell>
          <table:table-cell table:formula="of:=[.D1296]/[.B1296]" office:value-type="percentage" office:value="0.0574318390153481">
            <text:p>5,74%</text:p>
          </table:table-cell>
          <table:table-cell table:formula="of:=IF([.H1296]=1;[.D1295]-([.$J$2]*[.C1295]);[.D1295])" office:value-type="float" office:value="261.889185909987">
            <text:p>261,88918591</text:p>
          </table:table-cell>
          <table:table-cell table:formula="of:=IF([.G1296]=1;5000-[.D1295];IF([.H1296]=1;[.E1295]-([.$J$2]*(1-[.C1295]));[.E1295]))" office:value-type="float" office:value="4298.11081409002">
            <text:p>4298,11081409</text:p>
          </table:table-cell>
          <table:table-cell/>
          <table:table-cell table:formula="of:=IF(MOD([.A1296]-1;50)=0;1;0)" office:value-type="float" office:value="0">
            <text:p>0</text:p>
          </table:table-cell>
          <table:table-cell table:formula="of:=IF(MOD([.A12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95">
            <text:p>1295</text:p>
          </table:table-cell>
          <table:table-cell table:formula="of:=IF([.G1297]=1;5000;IF([.H1297]=1;[.B1296]-[.$J$2];[.B1296]))" office:value-type="float" office:value="4560">
            <text:p>4560</text:p>
          </table:table-cell>
          <table:table-cell table:formula="of:=[.D1297]/[.B1297]" office:value-type="percentage" office:value="0.0574318390153481">
            <text:p>5,74%</text:p>
          </table:table-cell>
          <table:table-cell table:formula="of:=IF([.H1297]=1;[.D1296]-([.$J$2]*[.C1296]);[.D1296])" office:value-type="float" office:value="261.889185909987">
            <text:p>261,88918591</text:p>
          </table:table-cell>
          <table:table-cell table:formula="of:=IF([.G1297]=1;5000-[.D1296];IF([.H1297]=1;[.E1296]-([.$J$2]*(1-[.C1296]));[.E1296]))" office:value-type="float" office:value="4298.11081409002">
            <text:p>4298,11081409</text:p>
          </table:table-cell>
          <table:table-cell/>
          <table:table-cell table:formula="of:=IF(MOD([.A1297]-1;50)=0;1;0)" office:value-type="float" office:value="0">
            <text:p>0</text:p>
          </table:table-cell>
          <table:table-cell table:formula="of:=IF(MOD([.A12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96">
            <text:p>1296</text:p>
          </table:table-cell>
          <table:table-cell table:formula="of:=IF([.G1298]=1;5000;IF([.H1298]=1;[.B1297]-[.$J$2];[.B1297]))" office:value-type="float" office:value="4540">
            <text:p>4540</text:p>
          </table:table-cell>
          <table:table-cell table:formula="of:=[.D1298]/[.B1298]" office:value-type="percentage" office:value="0.0574318390153481">
            <text:p>5,74%</text:p>
          </table:table-cell>
          <table:table-cell table:formula="of:=IF([.H1298]=1;[.D1297]-([.$J$2]*[.C1297]);[.D1297])" office:value-type="float" office:value="260.74054912968">
            <text:p>260,7405491297</text:p>
          </table:table-cell>
          <table:table-cell table:formula="of:=IF([.G1298]=1;5000-[.D1297];IF([.H1298]=1;[.E1297]-([.$J$2]*(1-[.C1297]));[.E1297]))" office:value-type="float" office:value="4279.25945087033">
            <text:p>4279,2594508703</text:p>
          </table:table-cell>
          <table:table-cell/>
          <table:table-cell table:formula="of:=IF(MOD([.A1298]-1;50)=0;1;0)" office:value-type="float" office:value="0">
            <text:p>0</text:p>
          </table:table-cell>
          <table:table-cell table:formula="of:=IF(MOD([.A12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97">
            <text:p>1297</text:p>
          </table:table-cell>
          <table:table-cell table:formula="of:=IF([.G1299]=1;5000;IF([.H1299]=1;[.B1298]-[.$J$2];[.B1298]))" office:value-type="float" office:value="4540">
            <text:p>4540</text:p>
          </table:table-cell>
          <table:table-cell table:formula="of:=[.D1299]/[.B1299]" office:value-type="percentage" office:value="0.0574318390153481">
            <text:p>5,74%</text:p>
          </table:table-cell>
          <table:table-cell table:formula="of:=IF([.H1299]=1;[.D1298]-([.$J$2]*[.C1298]);[.D1298])" office:value-type="float" office:value="260.74054912968">
            <text:p>260,7405491297</text:p>
          </table:table-cell>
          <table:table-cell table:formula="of:=IF([.G1299]=1;5000-[.D1298];IF([.H1299]=1;[.E1298]-([.$J$2]*(1-[.C1298]));[.E1298]))" office:value-type="float" office:value="4279.25945087033">
            <text:p>4279,2594508703</text:p>
          </table:table-cell>
          <table:table-cell/>
          <table:table-cell table:formula="of:=IF(MOD([.A1299]-1;50)=0;1;0)" office:value-type="float" office:value="0">
            <text:p>0</text:p>
          </table:table-cell>
          <table:table-cell table:formula="of:=IF(MOD([.A12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298">
            <text:p>1298</text:p>
          </table:table-cell>
          <table:table-cell table:formula="of:=IF([.G1300]=1;5000;IF([.H1300]=1;[.B1299]-[.$J$2];[.B1299]))" office:value-type="float" office:value="4520">
            <text:p>4520</text:p>
          </table:table-cell>
          <table:table-cell table:formula="of:=[.D1300]/[.B1300]" office:value-type="percentage" office:value="0.0574318390153481">
            <text:p>5,74%</text:p>
          </table:table-cell>
          <table:table-cell table:formula="of:=IF([.H1300]=1;[.D1299]-([.$J$2]*[.C1299]);[.D1299])" office:value-type="float" office:value="259.591912349373">
            <text:p>259,5919123494</text:p>
          </table:table-cell>
          <table:table-cell table:formula="of:=IF([.G1300]=1;5000-[.D1299];IF([.H1300]=1;[.E1299]-([.$J$2]*(1-[.C1299]));[.E1299]))" office:value-type="float" office:value="4260.40808765063">
            <text:p>4260,4080876506</text:p>
          </table:table-cell>
          <table:table-cell/>
          <table:table-cell table:formula="of:=IF(MOD([.A1300]-1;50)=0;1;0)" office:value-type="float" office:value="0">
            <text:p>0</text:p>
          </table:table-cell>
          <table:table-cell table:formula="of:=IF(MOD([.A13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99">
            <text:p>1299</text:p>
          </table:table-cell>
          <table:table-cell table:formula="of:=IF([.G1301]=1;5000;IF([.H1301]=1;[.B1300]-[.$J$2];[.B1300]))" office:value-type="float" office:value="4520">
            <text:p>4520</text:p>
          </table:table-cell>
          <table:table-cell table:formula="of:=[.D1301]/[.B1301]" office:value-type="percentage" office:value="0.0574318390153481">
            <text:p>5,74%</text:p>
          </table:table-cell>
          <table:table-cell table:formula="of:=IF([.H1301]=1;[.D1300]-([.$J$2]*[.C1300]);[.D1300])" office:value-type="float" office:value="259.591912349373">
            <text:p>259,5919123494</text:p>
          </table:table-cell>
          <table:table-cell table:formula="of:=IF([.G1301]=1;5000-[.D1300];IF([.H1301]=1;[.E1300]-([.$J$2]*(1-[.C1300]));[.E1300]))" office:value-type="float" office:value="4260.40808765063">
            <text:p>4260,4080876506</text:p>
          </table:table-cell>
          <table:table-cell/>
          <table:table-cell table:formula="of:=IF(MOD([.A1301]-1;50)=0;1;0)" office:value-type="float" office:value="0">
            <text:p>0</text:p>
          </table:table-cell>
          <table:table-cell table:formula="of:=IF(MOD([.A13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00">
            <text:p>1300</text:p>
          </table:table-cell>
          <table:table-cell table:formula="of:=IF([.G1302]=1;5000;IF([.H1302]=1;[.B1301]-[.$J$2];[.B1301]))" office:value-type="float" office:value="4500">
            <text:p>4500</text:p>
          </table:table-cell>
          <table:table-cell table:formula="of:=[.D1302]/[.B1302]" office:value-type="percentage" office:value="0.0574318390153481">
            <text:p>5,74%</text:p>
          </table:table-cell>
          <table:table-cell table:formula="of:=IF([.H1302]=1;[.D1301]-([.$J$2]*[.C1301]);[.D1301])" office:value-type="float" office:value="258.443275569066">
            <text:p>258,4432755691</text:p>
          </table:table-cell>
          <table:table-cell table:formula="of:=IF([.G1302]=1;5000-[.D1301];IF([.H1302]=1;[.E1301]-([.$J$2]*(1-[.C1301]));[.E1301]))" office:value-type="float" office:value="4241.55672443094">
            <text:p>4241,5567244309</text:p>
          </table:table-cell>
          <table:table-cell/>
          <table:table-cell table:formula="of:=IF(MOD([.A1302]-1;50)=0;1;0)" office:value-type="float" office:value="0">
            <text:p>0</text:p>
          </table:table-cell>
          <table:table-cell table:formula="of:=IF(MOD([.A13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01">
            <text:p>1301</text:p>
          </table:table-cell>
          <table:table-cell table:formula="of:=IF([.G1303]=1;5000;IF([.H1303]=1;[.B1302]-[.$J$2];[.B1302]))" office:value-type="float" office:value="5000">
            <text:p>5000</text:p>
          </table:table-cell>
          <table:table-cell table:formula="of:=[.D1303]/[.B1303]" office:value-type="percentage" office:value="0.0516886551138133">
            <text:p>5,17%</text:p>
          </table:table-cell>
          <table:table-cell table:formula="of:=IF([.H1303]=1;[.D1302]-([.$J$2]*[.C1302]);[.D1302])" office:value-type="float" office:value="258.443275569066">
            <text:p>258,4432755691</text:p>
          </table:table-cell>
          <table:table-cell table:formula="of:=IF([.G1303]=1;5000-[.D1302];IF([.H1303]=1;[.E1302]-([.$J$2]*(1-[.C1302]));[.E1302]))" office:value-type="float" office:value="4741.55672443093">
            <text:p>4741,5567244309</text:p>
          </table:table-cell>
          <table:table-cell/>
          <table:table-cell table:formula="of:=IF(MOD([.A1303]-1;50)=0;1;0)" office:value-type="float" office:value="1">
            <text:p>1</text:p>
          </table:table-cell>
          <table:table-cell table:formula="of:=IF(MOD([.A13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02">
            <text:p>1302</text:p>
          </table:table-cell>
          <table:table-cell table:formula="of:=IF([.G1304]=1;5000;IF([.H1304]=1;[.B1303]-[.$J$2];[.B1303]))" office:value-type="float" office:value="4980">
            <text:p>4980</text:p>
          </table:table-cell>
          <table:table-cell table:formula="of:=[.D1304]/[.B1304]" office:value-type="percentage" office:value="0.0516886551138133">
            <text:p>5,17%</text:p>
          </table:table-cell>
          <table:table-cell table:formula="of:=IF([.H1304]=1;[.D1303]-([.$J$2]*[.C1303]);[.D1303])" office:value-type="float" office:value="257.40950246679">
            <text:p>257,4095024668</text:p>
          </table:table-cell>
          <table:table-cell table:formula="of:=IF([.G1304]=1;5000-[.D1303];IF([.H1304]=1;[.E1303]-([.$J$2]*(1-[.C1303]));[.E1303]))" office:value-type="float" office:value="4722.59049753321">
            <text:p>4722,5904975332</text:p>
          </table:table-cell>
          <table:table-cell/>
          <table:table-cell table:formula="of:=IF(MOD([.A1304]-1;50)=0;1;0)" office:value-type="float" office:value="0">
            <text:p>0</text:p>
          </table:table-cell>
          <table:table-cell table:formula="of:=IF(MOD([.A13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03">
            <text:p>1303</text:p>
          </table:table-cell>
          <table:table-cell table:formula="of:=IF([.G1305]=1;5000;IF([.H1305]=1;[.B1304]-[.$J$2];[.B1304]))" office:value-type="float" office:value="4980">
            <text:p>4980</text:p>
          </table:table-cell>
          <table:table-cell table:formula="of:=[.D1305]/[.B1305]" office:value-type="percentage" office:value="0.0516886551138133">
            <text:p>5,17%</text:p>
          </table:table-cell>
          <table:table-cell table:formula="of:=IF([.H1305]=1;[.D1304]-([.$J$2]*[.C1304]);[.D1304])" office:value-type="float" office:value="257.40950246679">
            <text:p>257,4095024668</text:p>
          </table:table-cell>
          <table:table-cell table:formula="of:=IF([.G1305]=1;5000-[.D1304];IF([.H1305]=1;[.E1304]-([.$J$2]*(1-[.C1304]));[.E1304]))" office:value-type="float" office:value="4722.59049753321">
            <text:p>4722,5904975332</text:p>
          </table:table-cell>
          <table:table-cell/>
          <table:table-cell table:formula="of:=IF(MOD([.A1305]-1;50)=0;1;0)" office:value-type="float" office:value="0">
            <text:p>0</text:p>
          </table:table-cell>
          <table:table-cell table:formula="of:=IF(MOD([.A13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04">
            <text:p>1304</text:p>
          </table:table-cell>
          <table:table-cell table:formula="of:=IF([.G1306]=1;5000;IF([.H1306]=1;[.B1305]-[.$J$2];[.B1305]))" office:value-type="float" office:value="4960">
            <text:p>4960</text:p>
          </table:table-cell>
          <table:table-cell table:formula="of:=[.D1306]/[.B1306]" office:value-type="percentage" office:value="0.0516886551138133">
            <text:p>5,17%</text:p>
          </table:table-cell>
          <table:table-cell table:formula="of:=IF([.H1306]=1;[.D1305]-([.$J$2]*[.C1305]);[.D1305])" office:value-type="float" office:value="256.375729364514">
            <text:p>256,3757293645</text:p>
          </table:table-cell>
          <table:table-cell table:formula="of:=IF([.G1306]=1;5000-[.D1305];IF([.H1306]=1;[.E1305]-([.$J$2]*(1-[.C1305]));[.E1305]))" office:value-type="float" office:value="4703.62427063549">
            <text:p>4703,6242706355</text:p>
          </table:table-cell>
          <table:table-cell/>
          <table:table-cell table:formula="of:=IF(MOD([.A1306]-1;50)=0;1;0)" office:value-type="float" office:value="0">
            <text:p>0</text:p>
          </table:table-cell>
          <table:table-cell table:formula="of:=IF(MOD([.A13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05">
            <text:p>1305</text:p>
          </table:table-cell>
          <table:table-cell table:formula="of:=IF([.G1307]=1;5000;IF([.H1307]=1;[.B1306]-[.$J$2];[.B1306]))" office:value-type="float" office:value="4960">
            <text:p>4960</text:p>
          </table:table-cell>
          <table:table-cell table:formula="of:=[.D1307]/[.B1307]" office:value-type="percentage" office:value="0.0516886551138133">
            <text:p>5,17%</text:p>
          </table:table-cell>
          <table:table-cell table:formula="of:=IF([.H1307]=1;[.D1306]-([.$J$2]*[.C1306]);[.D1306])" office:value-type="float" office:value="256.375729364514">
            <text:p>256,3757293645</text:p>
          </table:table-cell>
          <table:table-cell table:formula="of:=IF([.G1307]=1;5000-[.D1306];IF([.H1307]=1;[.E1306]-([.$J$2]*(1-[.C1306]));[.E1306]))" office:value-type="float" office:value="4703.62427063549">
            <text:p>4703,6242706355</text:p>
          </table:table-cell>
          <table:table-cell/>
          <table:table-cell table:formula="of:=IF(MOD([.A1307]-1;50)=0;1;0)" office:value-type="float" office:value="0">
            <text:p>0</text:p>
          </table:table-cell>
          <table:table-cell table:formula="of:=IF(MOD([.A13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06">
            <text:p>1306</text:p>
          </table:table-cell>
          <table:table-cell table:formula="of:=IF([.G1308]=1;5000;IF([.H1308]=1;[.B1307]-[.$J$2];[.B1307]))" office:value-type="float" office:value="4940">
            <text:p>4940</text:p>
          </table:table-cell>
          <table:table-cell table:formula="of:=[.D1308]/[.B1308]" office:value-type="percentage" office:value="0.0516886551138133">
            <text:p>5,17%</text:p>
          </table:table-cell>
          <table:table-cell table:formula="of:=IF([.H1308]=1;[.D1307]-([.$J$2]*[.C1307]);[.D1307])" office:value-type="float" office:value="255.341956262238">
            <text:p>255,3419562622</text:p>
          </table:table-cell>
          <table:table-cell table:formula="of:=IF([.G1308]=1;5000-[.D1307];IF([.H1308]=1;[.E1307]-([.$J$2]*(1-[.C1307]));[.E1307]))" office:value-type="float" office:value="4684.65804373776">
            <text:p>4684,6580437378</text:p>
          </table:table-cell>
          <table:table-cell/>
          <table:table-cell table:formula="of:=IF(MOD([.A1308]-1;50)=0;1;0)" office:value-type="float" office:value="0">
            <text:p>0</text:p>
          </table:table-cell>
          <table:table-cell table:formula="of:=IF(MOD([.A13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07">
            <text:p>1307</text:p>
          </table:table-cell>
          <table:table-cell table:formula="of:=IF([.G1309]=1;5000;IF([.H1309]=1;[.B1308]-[.$J$2];[.B1308]))" office:value-type="float" office:value="4940">
            <text:p>4940</text:p>
          </table:table-cell>
          <table:table-cell table:formula="of:=[.D1309]/[.B1309]" office:value-type="percentage" office:value="0.0516886551138133">
            <text:p>5,17%</text:p>
          </table:table-cell>
          <table:table-cell table:formula="of:=IF([.H1309]=1;[.D1308]-([.$J$2]*[.C1308]);[.D1308])" office:value-type="float" office:value="255.341956262238">
            <text:p>255,3419562622</text:p>
          </table:table-cell>
          <table:table-cell table:formula="of:=IF([.G1309]=1;5000-[.D1308];IF([.H1309]=1;[.E1308]-([.$J$2]*(1-[.C1308]));[.E1308]))" office:value-type="float" office:value="4684.65804373776">
            <text:p>4684,6580437378</text:p>
          </table:table-cell>
          <table:table-cell/>
          <table:table-cell table:formula="of:=IF(MOD([.A1309]-1;50)=0;1;0)" office:value-type="float" office:value="0">
            <text:p>0</text:p>
          </table:table-cell>
          <table:table-cell table:formula="of:=IF(MOD([.A13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08">
            <text:p>1308</text:p>
          </table:table-cell>
          <table:table-cell table:formula="of:=IF([.G1310]=1;5000;IF([.H1310]=1;[.B1309]-[.$J$2];[.B1309]))" office:value-type="float" office:value="4920">
            <text:p>4920</text:p>
          </table:table-cell>
          <table:table-cell table:formula="of:=[.D1310]/[.B1310]" office:value-type="percentage" office:value="0.0516886551138133">
            <text:p>5,17%</text:p>
          </table:table-cell>
          <table:table-cell table:formula="of:=IF([.H1310]=1;[.D1309]-([.$J$2]*[.C1309]);[.D1309])" office:value-type="float" office:value="254.308183159961">
            <text:p>254,30818316</text:p>
          </table:table-cell>
          <table:table-cell table:formula="of:=IF([.G1310]=1;5000-[.D1309];IF([.H1310]=1;[.E1309]-([.$J$2]*(1-[.C1309]));[.E1309]))" office:value-type="float" office:value="4665.69181684004">
            <text:p>4665,69181684</text:p>
          </table:table-cell>
          <table:table-cell/>
          <table:table-cell table:formula="of:=IF(MOD([.A1310]-1;50)=0;1;0)" office:value-type="float" office:value="0">
            <text:p>0</text:p>
          </table:table-cell>
          <table:table-cell table:formula="of:=IF(MOD([.A13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09">
            <text:p>1309</text:p>
          </table:table-cell>
          <table:table-cell table:formula="of:=IF([.G1311]=1;5000;IF([.H1311]=1;[.B1310]-[.$J$2];[.B1310]))" office:value-type="float" office:value="4920">
            <text:p>4920</text:p>
          </table:table-cell>
          <table:table-cell table:formula="of:=[.D1311]/[.B1311]" office:value-type="percentage" office:value="0.0516886551138133">
            <text:p>5,17%</text:p>
          </table:table-cell>
          <table:table-cell table:formula="of:=IF([.H1311]=1;[.D1310]-([.$J$2]*[.C1310]);[.D1310])" office:value-type="float" office:value="254.308183159961">
            <text:p>254,30818316</text:p>
          </table:table-cell>
          <table:table-cell table:formula="of:=IF([.G1311]=1;5000-[.D1310];IF([.H1311]=1;[.E1310]-([.$J$2]*(1-[.C1310]));[.E1310]))" office:value-type="float" office:value="4665.69181684004">
            <text:p>4665,69181684</text:p>
          </table:table-cell>
          <table:table-cell/>
          <table:table-cell table:formula="of:=IF(MOD([.A1311]-1;50)=0;1;0)" office:value-type="float" office:value="0">
            <text:p>0</text:p>
          </table:table-cell>
          <table:table-cell table:formula="of:=IF(MOD([.A13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10">
            <text:p>1310</text:p>
          </table:table-cell>
          <table:table-cell table:formula="of:=IF([.G1312]=1;5000;IF([.H1312]=1;[.B1311]-[.$J$2];[.B1311]))" office:value-type="float" office:value="4900">
            <text:p>4900</text:p>
          </table:table-cell>
          <table:table-cell table:formula="of:=[.D1312]/[.B1312]" office:value-type="percentage" office:value="0.0516886551138133">
            <text:p>5,17%</text:p>
          </table:table-cell>
          <table:table-cell table:formula="of:=IF([.H1312]=1;[.D1311]-([.$J$2]*[.C1311]);[.D1311])" office:value-type="float" office:value="253.274410057685">
            <text:p>253,2744100577</text:p>
          </table:table-cell>
          <table:table-cell table:formula="of:=IF([.G1312]=1;5000-[.D1311];IF([.H1312]=1;[.E1311]-([.$J$2]*(1-[.C1311]));[.E1311]))" office:value-type="float" office:value="4646.72558994232">
            <text:p>4646,7255899423</text:p>
          </table:table-cell>
          <table:table-cell/>
          <table:table-cell table:formula="of:=IF(MOD([.A1312]-1;50)=0;1;0)" office:value-type="float" office:value="0">
            <text:p>0</text:p>
          </table:table-cell>
          <table:table-cell table:formula="of:=IF(MOD([.A13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11">
            <text:p>1311</text:p>
          </table:table-cell>
          <table:table-cell table:formula="of:=IF([.G1313]=1;5000;IF([.H1313]=1;[.B1312]-[.$J$2];[.B1312]))" office:value-type="float" office:value="4900">
            <text:p>4900</text:p>
          </table:table-cell>
          <table:table-cell table:formula="of:=[.D1313]/[.B1313]" office:value-type="percentage" office:value="0.0516886551138133">
            <text:p>5,17%</text:p>
          </table:table-cell>
          <table:table-cell table:formula="of:=IF([.H1313]=1;[.D1312]-([.$J$2]*[.C1312]);[.D1312])" office:value-type="float" office:value="253.274410057685">
            <text:p>253,2744100577</text:p>
          </table:table-cell>
          <table:table-cell table:formula="of:=IF([.G1313]=1;5000-[.D1312];IF([.H1313]=1;[.E1312]-([.$J$2]*(1-[.C1312]));[.E1312]))" office:value-type="float" office:value="4646.72558994232">
            <text:p>4646,7255899423</text:p>
          </table:table-cell>
          <table:table-cell/>
          <table:table-cell table:formula="of:=IF(MOD([.A1313]-1;50)=0;1;0)" office:value-type="float" office:value="0">
            <text:p>0</text:p>
          </table:table-cell>
          <table:table-cell table:formula="of:=IF(MOD([.A13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12">
            <text:p>1312</text:p>
          </table:table-cell>
          <table:table-cell table:formula="of:=IF([.G1314]=1;5000;IF([.H1314]=1;[.B1313]-[.$J$2];[.B1313]))" office:value-type="float" office:value="4880">
            <text:p>4880</text:p>
          </table:table-cell>
          <table:table-cell table:formula="of:=[.D1314]/[.B1314]" office:value-type="percentage" office:value="0.0516886551138133">
            <text:p>5,17%</text:p>
          </table:table-cell>
          <table:table-cell table:formula="of:=IF([.H1314]=1;[.D1313]-([.$J$2]*[.C1313]);[.D1313])" office:value-type="float" office:value="252.240636955409">
            <text:p>252,2406369554</text:p>
          </table:table-cell>
          <table:table-cell table:formula="of:=IF([.G1314]=1;5000-[.D1313];IF([.H1314]=1;[.E1313]-([.$J$2]*(1-[.C1313]));[.E1313]))" office:value-type="float" office:value="4627.75936304459">
            <text:p>4627,7593630446</text:p>
          </table:table-cell>
          <table:table-cell/>
          <table:table-cell table:formula="of:=IF(MOD([.A1314]-1;50)=0;1;0)" office:value-type="float" office:value="0">
            <text:p>0</text:p>
          </table:table-cell>
          <table:table-cell table:formula="of:=IF(MOD([.A13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13">
            <text:p>1313</text:p>
          </table:table-cell>
          <table:table-cell table:formula="of:=IF([.G1315]=1;5000;IF([.H1315]=1;[.B1314]-[.$J$2];[.B1314]))" office:value-type="float" office:value="4880">
            <text:p>4880</text:p>
          </table:table-cell>
          <table:table-cell table:formula="of:=[.D1315]/[.B1315]" office:value-type="percentage" office:value="0.0516886551138133">
            <text:p>5,17%</text:p>
          </table:table-cell>
          <table:table-cell table:formula="of:=IF([.H1315]=1;[.D1314]-([.$J$2]*[.C1314]);[.D1314])" office:value-type="float" office:value="252.240636955409">
            <text:p>252,2406369554</text:p>
          </table:table-cell>
          <table:table-cell table:formula="of:=IF([.G1315]=1;5000-[.D1314];IF([.H1315]=1;[.E1314]-([.$J$2]*(1-[.C1314]));[.E1314]))" office:value-type="float" office:value="4627.75936304459">
            <text:p>4627,7593630446</text:p>
          </table:table-cell>
          <table:table-cell/>
          <table:table-cell table:formula="of:=IF(MOD([.A1315]-1;50)=0;1;0)" office:value-type="float" office:value="0">
            <text:p>0</text:p>
          </table:table-cell>
          <table:table-cell table:formula="of:=IF(MOD([.A13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14">
            <text:p>1314</text:p>
          </table:table-cell>
          <table:table-cell table:formula="of:=IF([.G1316]=1;5000;IF([.H1316]=1;[.B1315]-[.$J$2];[.B1315]))" office:value-type="float" office:value="4860">
            <text:p>4860</text:p>
          </table:table-cell>
          <table:table-cell table:formula="of:=[.D1316]/[.B1316]" office:value-type="percentage" office:value="0.0516886551138133">
            <text:p>5,17%</text:p>
          </table:table-cell>
          <table:table-cell table:formula="of:=IF([.H1316]=1;[.D1315]-([.$J$2]*[.C1315]);[.D1315])" office:value-type="float" office:value="251.206863853133">
            <text:p>251,2068638531</text:p>
          </table:table-cell>
          <table:table-cell table:formula="of:=IF([.G1316]=1;5000-[.D1315];IF([.H1316]=1;[.E1315]-([.$J$2]*(1-[.C1315]));[.E1315]))" office:value-type="float" office:value="4608.79313614687">
            <text:p>4608,7931361469</text:p>
          </table:table-cell>
          <table:table-cell/>
          <table:table-cell table:formula="of:=IF(MOD([.A1316]-1;50)=0;1;0)" office:value-type="float" office:value="0">
            <text:p>0</text:p>
          </table:table-cell>
          <table:table-cell table:formula="of:=IF(MOD([.A13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15">
            <text:p>1315</text:p>
          </table:table-cell>
          <table:table-cell table:formula="of:=IF([.G1317]=1;5000;IF([.H1317]=1;[.B1316]-[.$J$2];[.B1316]))" office:value-type="float" office:value="4860">
            <text:p>4860</text:p>
          </table:table-cell>
          <table:table-cell table:formula="of:=[.D1317]/[.B1317]" office:value-type="percentage" office:value="0.0516886551138133">
            <text:p>5,17%</text:p>
          </table:table-cell>
          <table:table-cell table:formula="of:=IF([.H1317]=1;[.D1316]-([.$J$2]*[.C1316]);[.D1316])" office:value-type="float" office:value="251.206863853133">
            <text:p>251,2068638531</text:p>
          </table:table-cell>
          <table:table-cell table:formula="of:=IF([.G1317]=1;5000-[.D1316];IF([.H1317]=1;[.E1316]-([.$J$2]*(1-[.C1316]));[.E1316]))" office:value-type="float" office:value="4608.79313614687">
            <text:p>4608,7931361469</text:p>
          </table:table-cell>
          <table:table-cell/>
          <table:table-cell table:formula="of:=IF(MOD([.A1317]-1;50)=0;1;0)" office:value-type="float" office:value="0">
            <text:p>0</text:p>
          </table:table-cell>
          <table:table-cell table:formula="of:=IF(MOD([.A13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16">
            <text:p>1316</text:p>
          </table:table-cell>
          <table:table-cell table:formula="of:=IF([.G1318]=1;5000;IF([.H1318]=1;[.B1317]-[.$J$2];[.B1317]))" office:value-type="float" office:value="4840">
            <text:p>4840</text:p>
          </table:table-cell>
          <table:table-cell table:formula="of:=[.D1318]/[.B1318]" office:value-type="percentage" office:value="0.0516886551138133">
            <text:p>5,17%</text:p>
          </table:table-cell>
          <table:table-cell table:formula="of:=IF([.H1318]=1;[.D1317]-([.$J$2]*[.C1317]);[.D1317])" office:value-type="float" office:value="250.173090750856">
            <text:p>250,1730907509</text:p>
          </table:table-cell>
          <table:table-cell table:formula="of:=IF([.G1318]=1;5000-[.D1317];IF([.H1318]=1;[.E1317]-([.$J$2]*(1-[.C1317]));[.E1317]))" office:value-type="float" office:value="4589.82690924915">
            <text:p>4589,8269092492</text:p>
          </table:table-cell>
          <table:table-cell/>
          <table:table-cell table:formula="of:=IF(MOD([.A1318]-1;50)=0;1;0)" office:value-type="float" office:value="0">
            <text:p>0</text:p>
          </table:table-cell>
          <table:table-cell table:formula="of:=IF(MOD([.A13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17">
            <text:p>1317</text:p>
          </table:table-cell>
          <table:table-cell table:formula="of:=IF([.G1319]=1;5000;IF([.H1319]=1;[.B1318]-[.$J$2];[.B1318]))" office:value-type="float" office:value="4840">
            <text:p>4840</text:p>
          </table:table-cell>
          <table:table-cell table:formula="of:=[.D1319]/[.B1319]" office:value-type="percentage" office:value="0.0516886551138133">
            <text:p>5,17%</text:p>
          </table:table-cell>
          <table:table-cell table:formula="of:=IF([.H1319]=1;[.D1318]-([.$J$2]*[.C1318]);[.D1318])" office:value-type="float" office:value="250.173090750856">
            <text:p>250,1730907509</text:p>
          </table:table-cell>
          <table:table-cell table:formula="of:=IF([.G1319]=1;5000-[.D1318];IF([.H1319]=1;[.E1318]-([.$J$2]*(1-[.C1318]));[.E1318]))" office:value-type="float" office:value="4589.82690924915">
            <text:p>4589,8269092492</text:p>
          </table:table-cell>
          <table:table-cell/>
          <table:table-cell table:formula="of:=IF(MOD([.A1319]-1;50)=0;1;0)" office:value-type="float" office:value="0">
            <text:p>0</text:p>
          </table:table-cell>
          <table:table-cell table:formula="of:=IF(MOD([.A13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18">
            <text:p>1318</text:p>
          </table:table-cell>
          <table:table-cell table:formula="of:=IF([.G1320]=1;5000;IF([.H1320]=1;[.B1319]-[.$J$2];[.B1319]))" office:value-type="float" office:value="4820">
            <text:p>4820</text:p>
          </table:table-cell>
          <table:table-cell table:formula="of:=[.D1320]/[.B1320]" office:value-type="percentage" office:value="0.0516886551138133">
            <text:p>5,17%</text:p>
          </table:table-cell>
          <table:table-cell table:formula="of:=IF([.H1320]=1;[.D1319]-([.$J$2]*[.C1319]);[.D1319])" office:value-type="float" office:value="249.13931764858">
            <text:p>249,1393176486</text:p>
          </table:table-cell>
          <table:table-cell table:formula="of:=IF([.G1320]=1;5000-[.D1319];IF([.H1320]=1;[.E1319]-([.$J$2]*(1-[.C1319]));[.E1319]))" office:value-type="float" office:value="4570.86068235142">
            <text:p>4570,8606823514</text:p>
          </table:table-cell>
          <table:table-cell/>
          <table:table-cell table:formula="of:=IF(MOD([.A1320]-1;50)=0;1;0)" office:value-type="float" office:value="0">
            <text:p>0</text:p>
          </table:table-cell>
          <table:table-cell table:formula="of:=IF(MOD([.A13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19">
            <text:p>1319</text:p>
          </table:table-cell>
          <table:table-cell table:formula="of:=IF([.G1321]=1;5000;IF([.H1321]=1;[.B1320]-[.$J$2];[.B1320]))" office:value-type="float" office:value="4820">
            <text:p>4820</text:p>
          </table:table-cell>
          <table:table-cell table:formula="of:=[.D1321]/[.B1321]" office:value-type="percentage" office:value="0.0516886551138133">
            <text:p>5,17%</text:p>
          </table:table-cell>
          <table:table-cell table:formula="of:=IF([.H1321]=1;[.D1320]-([.$J$2]*[.C1320]);[.D1320])" office:value-type="float" office:value="249.13931764858">
            <text:p>249,1393176486</text:p>
          </table:table-cell>
          <table:table-cell table:formula="of:=IF([.G1321]=1;5000-[.D1320];IF([.H1321]=1;[.E1320]-([.$J$2]*(1-[.C1320]));[.E1320]))" office:value-type="float" office:value="4570.86068235142">
            <text:p>4570,8606823514</text:p>
          </table:table-cell>
          <table:table-cell/>
          <table:table-cell table:formula="of:=IF(MOD([.A1321]-1;50)=0;1;0)" office:value-type="float" office:value="0">
            <text:p>0</text:p>
          </table:table-cell>
          <table:table-cell table:formula="of:=IF(MOD([.A13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20">
            <text:p>1320</text:p>
          </table:table-cell>
          <table:table-cell table:formula="of:=IF([.G1322]=1;5000;IF([.H1322]=1;[.B1321]-[.$J$2];[.B1321]))" office:value-type="float" office:value="4800">
            <text:p>4800</text:p>
          </table:table-cell>
          <table:table-cell table:formula="of:=[.D1322]/[.B1322]" office:value-type="percentage" office:value="0.0516886551138133">
            <text:p>5,17%</text:p>
          </table:table-cell>
          <table:table-cell table:formula="of:=IF([.H1322]=1;[.D1321]-([.$J$2]*[.C1321]);[.D1321])" office:value-type="float" office:value="248.105544546304">
            <text:p>248,1055445463</text:p>
          </table:table-cell>
          <table:table-cell table:formula="of:=IF([.G1322]=1;5000-[.D1321];IF([.H1322]=1;[.E1321]-([.$J$2]*(1-[.C1321]));[.E1321]))" office:value-type="float" office:value="4551.8944554537">
            <text:p>4551,8944554537</text:p>
          </table:table-cell>
          <table:table-cell/>
          <table:table-cell table:formula="of:=IF(MOD([.A1322]-1;50)=0;1;0)" office:value-type="float" office:value="0">
            <text:p>0</text:p>
          </table:table-cell>
          <table:table-cell table:formula="of:=IF(MOD([.A13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21">
            <text:p>1321</text:p>
          </table:table-cell>
          <table:table-cell table:formula="of:=IF([.G1323]=1;5000;IF([.H1323]=1;[.B1322]-[.$J$2];[.B1322]))" office:value-type="float" office:value="4800">
            <text:p>4800</text:p>
          </table:table-cell>
          <table:table-cell table:formula="of:=[.D1323]/[.B1323]" office:value-type="percentage" office:value="0.0516886551138133">
            <text:p>5,17%</text:p>
          </table:table-cell>
          <table:table-cell table:formula="of:=IF([.H1323]=1;[.D1322]-([.$J$2]*[.C1322]);[.D1322])" office:value-type="float" office:value="248.105544546304">
            <text:p>248,1055445463</text:p>
          </table:table-cell>
          <table:table-cell table:formula="of:=IF([.G1323]=1;5000-[.D1322];IF([.H1323]=1;[.E1322]-([.$J$2]*(1-[.C1322]));[.E1322]))" office:value-type="float" office:value="4551.8944554537">
            <text:p>4551,8944554537</text:p>
          </table:table-cell>
          <table:table-cell/>
          <table:table-cell table:formula="of:=IF(MOD([.A1323]-1;50)=0;1;0)" office:value-type="float" office:value="0">
            <text:p>0</text:p>
          </table:table-cell>
          <table:table-cell table:formula="of:=IF(MOD([.A13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22">
            <text:p>1322</text:p>
          </table:table-cell>
          <table:table-cell table:formula="of:=IF([.G1324]=1;5000;IF([.H1324]=1;[.B1323]-[.$J$2];[.B1323]))" office:value-type="float" office:value="4780">
            <text:p>4780</text:p>
          </table:table-cell>
          <table:table-cell table:formula="of:=[.D1324]/[.B1324]" office:value-type="percentage" office:value="0.0516886551138133">
            <text:p>5,17%</text:p>
          </table:table-cell>
          <table:table-cell table:formula="of:=IF([.H1324]=1;[.D1323]-([.$J$2]*[.C1323]);[.D1323])" office:value-type="float" office:value="247.071771444028">
            <text:p>247,071771444</text:p>
          </table:table-cell>
          <table:table-cell table:formula="of:=IF([.G1324]=1;5000-[.D1323];IF([.H1324]=1;[.E1323]-([.$J$2]*(1-[.C1323]));[.E1323]))" office:value-type="float" office:value="4532.92822855597">
            <text:p>4532,928228556</text:p>
          </table:table-cell>
          <table:table-cell/>
          <table:table-cell table:formula="of:=IF(MOD([.A1324]-1;50)=0;1;0)" office:value-type="float" office:value="0">
            <text:p>0</text:p>
          </table:table-cell>
          <table:table-cell table:formula="of:=IF(MOD([.A13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23">
            <text:p>1323</text:p>
          </table:table-cell>
          <table:table-cell table:formula="of:=IF([.G1325]=1;5000;IF([.H1325]=1;[.B1324]-[.$J$2];[.B1324]))" office:value-type="float" office:value="4780">
            <text:p>4780</text:p>
          </table:table-cell>
          <table:table-cell table:formula="of:=[.D1325]/[.B1325]" office:value-type="percentage" office:value="0.0516886551138133">
            <text:p>5,17%</text:p>
          </table:table-cell>
          <table:table-cell table:formula="of:=IF([.H1325]=1;[.D1324]-([.$J$2]*[.C1324]);[.D1324])" office:value-type="float" office:value="247.071771444028">
            <text:p>247,071771444</text:p>
          </table:table-cell>
          <table:table-cell table:formula="of:=IF([.G1325]=1;5000-[.D1324];IF([.H1325]=1;[.E1324]-([.$J$2]*(1-[.C1324]));[.E1324]))" office:value-type="float" office:value="4532.92822855597">
            <text:p>4532,928228556</text:p>
          </table:table-cell>
          <table:table-cell/>
          <table:table-cell table:formula="of:=IF(MOD([.A1325]-1;50)=0;1;0)" office:value-type="float" office:value="0">
            <text:p>0</text:p>
          </table:table-cell>
          <table:table-cell table:formula="of:=IF(MOD([.A13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24">
            <text:p>1324</text:p>
          </table:table-cell>
          <table:table-cell table:formula="of:=IF([.G1326]=1;5000;IF([.H1326]=1;[.B1325]-[.$J$2];[.B1325]))" office:value-type="float" office:value="4760">
            <text:p>4760</text:p>
          </table:table-cell>
          <table:table-cell table:formula="of:=[.D1326]/[.B1326]" office:value-type="percentage" office:value="0.0516886551138133">
            <text:p>5,17%</text:p>
          </table:table-cell>
          <table:table-cell table:formula="of:=IF([.H1326]=1;[.D1325]-([.$J$2]*[.C1325]);[.D1325])" office:value-type="float" office:value="246.037998341751">
            <text:p>246,0379983418</text:p>
          </table:table-cell>
          <table:table-cell table:formula="of:=IF([.G1326]=1;5000-[.D1325];IF([.H1326]=1;[.E1325]-([.$J$2]*(1-[.C1325]));[.E1325]))" office:value-type="float" office:value="4513.96200165825">
            <text:p>4513,9620016583</text:p>
          </table:table-cell>
          <table:table-cell/>
          <table:table-cell table:formula="of:=IF(MOD([.A1326]-1;50)=0;1;0)" office:value-type="float" office:value="0">
            <text:p>0</text:p>
          </table:table-cell>
          <table:table-cell table:formula="of:=IF(MOD([.A13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25">
            <text:p>1325</text:p>
          </table:table-cell>
          <table:table-cell table:formula="of:=IF([.G1327]=1;5000;IF([.H1327]=1;[.B1326]-[.$J$2];[.B1326]))" office:value-type="float" office:value="4760">
            <text:p>4760</text:p>
          </table:table-cell>
          <table:table-cell table:formula="of:=[.D1327]/[.B1327]" office:value-type="percentage" office:value="0.0516886551138133">
            <text:p>5,17%</text:p>
          </table:table-cell>
          <table:table-cell table:formula="of:=IF([.H1327]=1;[.D1326]-([.$J$2]*[.C1326]);[.D1326])" office:value-type="float" office:value="246.037998341751">
            <text:p>246,0379983418</text:p>
          </table:table-cell>
          <table:table-cell table:formula="of:=IF([.G1327]=1;5000-[.D1326];IF([.H1327]=1;[.E1326]-([.$J$2]*(1-[.C1326]));[.E1326]))" office:value-type="float" office:value="4513.96200165825">
            <text:p>4513,9620016583</text:p>
          </table:table-cell>
          <table:table-cell/>
          <table:table-cell table:formula="of:=IF(MOD([.A1327]-1;50)=0;1;0)" office:value-type="float" office:value="0">
            <text:p>0</text:p>
          </table:table-cell>
          <table:table-cell table:formula="of:=IF(MOD([.A13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26">
            <text:p>1326</text:p>
          </table:table-cell>
          <table:table-cell table:formula="of:=IF([.G1328]=1;5000;IF([.H1328]=1;[.B1327]-[.$J$2];[.B1327]))" office:value-type="float" office:value="4740">
            <text:p>4740</text:p>
          </table:table-cell>
          <table:table-cell table:formula="of:=[.D1328]/[.B1328]" office:value-type="percentage" office:value="0.0516886551138133">
            <text:p>5,17%</text:p>
          </table:table-cell>
          <table:table-cell table:formula="of:=IF([.H1328]=1;[.D1327]-([.$J$2]*[.C1327]);[.D1327])" office:value-type="float" office:value="245.004225239475">
            <text:p>245,0042252395</text:p>
          </table:table-cell>
          <table:table-cell table:formula="of:=IF([.G1328]=1;5000-[.D1327];IF([.H1328]=1;[.E1327]-([.$J$2]*(1-[.C1327]));[.E1327]))" office:value-type="float" office:value="4494.99577476053">
            <text:p>4494,9957747605</text:p>
          </table:table-cell>
          <table:table-cell/>
          <table:table-cell table:formula="of:=IF(MOD([.A1328]-1;50)=0;1;0)" office:value-type="float" office:value="0">
            <text:p>0</text:p>
          </table:table-cell>
          <table:table-cell table:formula="of:=IF(MOD([.A13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27">
            <text:p>1327</text:p>
          </table:table-cell>
          <table:table-cell table:formula="of:=IF([.G1329]=1;5000;IF([.H1329]=1;[.B1328]-[.$J$2];[.B1328]))" office:value-type="float" office:value="4740">
            <text:p>4740</text:p>
          </table:table-cell>
          <table:table-cell table:formula="of:=[.D1329]/[.B1329]" office:value-type="percentage" office:value="0.0516886551138133">
            <text:p>5,17%</text:p>
          </table:table-cell>
          <table:table-cell table:formula="of:=IF([.H1329]=1;[.D1328]-([.$J$2]*[.C1328]);[.D1328])" office:value-type="float" office:value="245.004225239475">
            <text:p>245,0042252395</text:p>
          </table:table-cell>
          <table:table-cell table:formula="of:=IF([.G1329]=1;5000-[.D1328];IF([.H1329]=1;[.E1328]-([.$J$2]*(1-[.C1328]));[.E1328]))" office:value-type="float" office:value="4494.99577476053">
            <text:p>4494,9957747605</text:p>
          </table:table-cell>
          <table:table-cell/>
          <table:table-cell table:formula="of:=IF(MOD([.A1329]-1;50)=0;1;0)" office:value-type="float" office:value="0">
            <text:p>0</text:p>
          </table:table-cell>
          <table:table-cell table:formula="of:=IF(MOD([.A13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28">
            <text:p>1328</text:p>
          </table:table-cell>
          <table:table-cell table:formula="of:=IF([.G1330]=1;5000;IF([.H1330]=1;[.B1329]-[.$J$2];[.B1329]))" office:value-type="float" office:value="4720">
            <text:p>4720</text:p>
          </table:table-cell>
          <table:table-cell table:formula="of:=[.D1330]/[.B1330]" office:value-type="percentage" office:value="0.0516886551138133">
            <text:p>5,17%</text:p>
          </table:table-cell>
          <table:table-cell table:formula="of:=IF([.H1330]=1;[.D1329]-([.$J$2]*[.C1329]);[.D1329])" office:value-type="float" office:value="243.970452137199">
            <text:p>243,9704521372</text:p>
          </table:table-cell>
          <table:table-cell table:formula="of:=IF([.G1330]=1;5000-[.D1329];IF([.H1330]=1;[.E1329]-([.$J$2]*(1-[.C1329]));[.E1329]))" office:value-type="float" office:value="4476.0295478628">
            <text:p>4476,0295478628</text:p>
          </table:table-cell>
          <table:table-cell/>
          <table:table-cell table:formula="of:=IF(MOD([.A1330]-1;50)=0;1;0)" office:value-type="float" office:value="0">
            <text:p>0</text:p>
          </table:table-cell>
          <table:table-cell table:formula="of:=IF(MOD([.A13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29">
            <text:p>1329</text:p>
          </table:table-cell>
          <table:table-cell table:formula="of:=IF([.G1331]=1;5000;IF([.H1331]=1;[.B1330]-[.$J$2];[.B1330]))" office:value-type="float" office:value="4720">
            <text:p>4720</text:p>
          </table:table-cell>
          <table:table-cell table:formula="of:=[.D1331]/[.B1331]" office:value-type="percentage" office:value="0.0516886551138133">
            <text:p>5,17%</text:p>
          </table:table-cell>
          <table:table-cell table:formula="of:=IF([.H1331]=1;[.D1330]-([.$J$2]*[.C1330]);[.D1330])" office:value-type="float" office:value="243.970452137199">
            <text:p>243,9704521372</text:p>
          </table:table-cell>
          <table:table-cell table:formula="of:=IF([.G1331]=1;5000-[.D1330];IF([.H1331]=1;[.E1330]-([.$J$2]*(1-[.C1330]));[.E1330]))" office:value-type="float" office:value="4476.0295478628">
            <text:p>4476,0295478628</text:p>
          </table:table-cell>
          <table:table-cell/>
          <table:table-cell table:formula="of:=IF(MOD([.A1331]-1;50)=0;1;0)" office:value-type="float" office:value="0">
            <text:p>0</text:p>
          </table:table-cell>
          <table:table-cell table:formula="of:=IF(MOD([.A13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30">
            <text:p>1330</text:p>
          </table:table-cell>
          <table:table-cell table:formula="of:=IF([.G1332]=1;5000;IF([.H1332]=1;[.B1331]-[.$J$2];[.B1331]))" office:value-type="float" office:value="4700">
            <text:p>4700</text:p>
          </table:table-cell>
          <table:table-cell table:formula="of:=[.D1332]/[.B1332]" office:value-type="percentage" office:value="0.0516886551138133">
            <text:p>5,17%</text:p>
          </table:table-cell>
          <table:table-cell table:formula="of:=IF([.H1332]=1;[.D1331]-([.$J$2]*[.C1331]);[.D1331])" office:value-type="float" office:value="242.936679034922">
            <text:p>242,9366790349</text:p>
          </table:table-cell>
          <table:table-cell table:formula="of:=IF([.G1332]=1;5000-[.D1331];IF([.H1332]=1;[.E1331]-([.$J$2]*(1-[.C1331]));[.E1331]))" office:value-type="float" office:value="4457.06332096508">
            <text:p>4457,0633209651</text:p>
          </table:table-cell>
          <table:table-cell/>
          <table:table-cell table:formula="of:=IF(MOD([.A1332]-1;50)=0;1;0)" office:value-type="float" office:value="0">
            <text:p>0</text:p>
          </table:table-cell>
          <table:table-cell table:formula="of:=IF(MOD([.A13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31">
            <text:p>1331</text:p>
          </table:table-cell>
          <table:table-cell table:formula="of:=IF([.G1333]=1;5000;IF([.H1333]=1;[.B1332]-[.$J$2];[.B1332]))" office:value-type="float" office:value="4700">
            <text:p>4700</text:p>
          </table:table-cell>
          <table:table-cell table:formula="of:=[.D1333]/[.B1333]" office:value-type="percentage" office:value="0.0516886551138133">
            <text:p>5,17%</text:p>
          </table:table-cell>
          <table:table-cell table:formula="of:=IF([.H1333]=1;[.D1332]-([.$J$2]*[.C1332]);[.D1332])" office:value-type="float" office:value="242.936679034922">
            <text:p>242,9366790349</text:p>
          </table:table-cell>
          <table:table-cell table:formula="of:=IF([.G1333]=1;5000-[.D1332];IF([.H1333]=1;[.E1332]-([.$J$2]*(1-[.C1332]));[.E1332]))" office:value-type="float" office:value="4457.06332096508">
            <text:p>4457,0633209651</text:p>
          </table:table-cell>
          <table:table-cell/>
          <table:table-cell table:formula="of:=IF(MOD([.A1333]-1;50)=0;1;0)" office:value-type="float" office:value="0">
            <text:p>0</text:p>
          </table:table-cell>
          <table:table-cell table:formula="of:=IF(MOD([.A13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32">
            <text:p>1332</text:p>
          </table:table-cell>
          <table:table-cell table:formula="of:=IF([.G1334]=1;5000;IF([.H1334]=1;[.B1333]-[.$J$2];[.B1333]))" office:value-type="float" office:value="4680">
            <text:p>4680</text:p>
          </table:table-cell>
          <table:table-cell table:formula="of:=[.D1334]/[.B1334]" office:value-type="percentage" office:value="0.0516886551138133">
            <text:p>5,17%</text:p>
          </table:table-cell>
          <table:table-cell table:formula="of:=IF([.H1334]=1;[.D1333]-([.$J$2]*[.C1333]);[.D1333])" office:value-type="float" office:value="241.902905932646">
            <text:p>241,9029059326</text:p>
          </table:table-cell>
          <table:table-cell table:formula="of:=IF([.G1334]=1;5000-[.D1333];IF([.H1334]=1;[.E1333]-([.$J$2]*(1-[.C1333]));[.E1333]))" office:value-type="float" office:value="4438.09709406736">
            <text:p>4438,0970940674</text:p>
          </table:table-cell>
          <table:table-cell/>
          <table:table-cell table:formula="of:=IF(MOD([.A1334]-1;50)=0;1;0)" office:value-type="float" office:value="0">
            <text:p>0</text:p>
          </table:table-cell>
          <table:table-cell table:formula="of:=IF(MOD([.A13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33">
            <text:p>1333</text:p>
          </table:table-cell>
          <table:table-cell table:formula="of:=IF([.G1335]=1;5000;IF([.H1335]=1;[.B1334]-[.$J$2];[.B1334]))" office:value-type="float" office:value="4680">
            <text:p>4680</text:p>
          </table:table-cell>
          <table:table-cell table:formula="of:=[.D1335]/[.B1335]" office:value-type="percentage" office:value="0.0516886551138133">
            <text:p>5,17%</text:p>
          </table:table-cell>
          <table:table-cell table:formula="of:=IF([.H1335]=1;[.D1334]-([.$J$2]*[.C1334]);[.D1334])" office:value-type="float" office:value="241.902905932646">
            <text:p>241,9029059326</text:p>
          </table:table-cell>
          <table:table-cell table:formula="of:=IF([.G1335]=1;5000-[.D1334];IF([.H1335]=1;[.E1334]-([.$J$2]*(1-[.C1334]));[.E1334]))" office:value-type="float" office:value="4438.09709406736">
            <text:p>4438,0970940674</text:p>
          </table:table-cell>
          <table:table-cell/>
          <table:table-cell table:formula="of:=IF(MOD([.A1335]-1;50)=0;1;0)" office:value-type="float" office:value="0">
            <text:p>0</text:p>
          </table:table-cell>
          <table:table-cell table:formula="of:=IF(MOD([.A13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34">
            <text:p>1334</text:p>
          </table:table-cell>
          <table:table-cell table:formula="of:=IF([.G1336]=1;5000;IF([.H1336]=1;[.B1335]-[.$J$2];[.B1335]))" office:value-type="float" office:value="4660">
            <text:p>4660</text:p>
          </table:table-cell>
          <table:table-cell table:formula="of:=[.D1336]/[.B1336]" office:value-type="percentage" office:value="0.0516886551138133">
            <text:p>5,17%</text:p>
          </table:table-cell>
          <table:table-cell table:formula="of:=IF([.H1336]=1;[.D1335]-([.$J$2]*[.C1335]);[.D1335])" office:value-type="float" office:value="240.86913283037">
            <text:p>240,8691328304</text:p>
          </table:table-cell>
          <table:table-cell table:formula="of:=IF([.G1336]=1;5000-[.D1335];IF([.H1336]=1;[.E1335]-([.$J$2]*(1-[.C1335]));[.E1335]))" office:value-type="float" office:value="4419.13086716963">
            <text:p>4419,1308671696</text:p>
          </table:table-cell>
          <table:table-cell/>
          <table:table-cell table:formula="of:=IF(MOD([.A1336]-1;50)=0;1;0)" office:value-type="float" office:value="0">
            <text:p>0</text:p>
          </table:table-cell>
          <table:table-cell table:formula="of:=IF(MOD([.A13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35">
            <text:p>1335</text:p>
          </table:table-cell>
          <table:table-cell table:formula="of:=IF([.G1337]=1;5000;IF([.H1337]=1;[.B1336]-[.$J$2];[.B1336]))" office:value-type="float" office:value="4660">
            <text:p>4660</text:p>
          </table:table-cell>
          <table:table-cell table:formula="of:=[.D1337]/[.B1337]" office:value-type="percentage" office:value="0.0516886551138133">
            <text:p>5,17%</text:p>
          </table:table-cell>
          <table:table-cell table:formula="of:=IF([.H1337]=1;[.D1336]-([.$J$2]*[.C1336]);[.D1336])" office:value-type="float" office:value="240.86913283037">
            <text:p>240,8691328304</text:p>
          </table:table-cell>
          <table:table-cell table:formula="of:=IF([.G1337]=1;5000-[.D1336];IF([.H1337]=1;[.E1336]-([.$J$2]*(1-[.C1336]));[.E1336]))" office:value-type="float" office:value="4419.13086716963">
            <text:p>4419,1308671696</text:p>
          </table:table-cell>
          <table:table-cell/>
          <table:table-cell table:formula="of:=IF(MOD([.A1337]-1;50)=0;1;0)" office:value-type="float" office:value="0">
            <text:p>0</text:p>
          </table:table-cell>
          <table:table-cell table:formula="of:=IF(MOD([.A13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36">
            <text:p>1336</text:p>
          </table:table-cell>
          <table:table-cell table:formula="of:=IF([.G1338]=1;5000;IF([.H1338]=1;[.B1337]-[.$J$2];[.B1337]))" office:value-type="float" office:value="4640">
            <text:p>4640</text:p>
          </table:table-cell>
          <table:table-cell table:formula="of:=[.D1338]/[.B1338]" office:value-type="percentage" office:value="0.0516886551138133">
            <text:p>5,17%</text:p>
          </table:table-cell>
          <table:table-cell table:formula="of:=IF([.H1338]=1;[.D1337]-([.$J$2]*[.C1337]);[.D1337])" office:value-type="float" office:value="239.835359728094">
            <text:p>239,8353597281</text:p>
          </table:table-cell>
          <table:table-cell table:formula="of:=IF([.G1338]=1;5000-[.D1337];IF([.H1338]=1;[.E1337]-([.$J$2]*(1-[.C1337]));[.E1337]))" office:value-type="float" office:value="4400.16464027191">
            <text:p>4400,1646402719</text:p>
          </table:table-cell>
          <table:table-cell/>
          <table:table-cell table:formula="of:=IF(MOD([.A1338]-1;50)=0;1;0)" office:value-type="float" office:value="0">
            <text:p>0</text:p>
          </table:table-cell>
          <table:table-cell table:formula="of:=IF(MOD([.A13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37">
            <text:p>1337</text:p>
          </table:table-cell>
          <table:table-cell table:formula="of:=IF([.G1339]=1;5000;IF([.H1339]=1;[.B1338]-[.$J$2];[.B1338]))" office:value-type="float" office:value="4640">
            <text:p>4640</text:p>
          </table:table-cell>
          <table:table-cell table:formula="of:=[.D1339]/[.B1339]" office:value-type="percentage" office:value="0.0516886551138133">
            <text:p>5,17%</text:p>
          </table:table-cell>
          <table:table-cell table:formula="of:=IF([.H1339]=1;[.D1338]-([.$J$2]*[.C1338]);[.D1338])" office:value-type="float" office:value="239.835359728094">
            <text:p>239,8353597281</text:p>
          </table:table-cell>
          <table:table-cell table:formula="of:=IF([.G1339]=1;5000-[.D1338];IF([.H1339]=1;[.E1338]-([.$J$2]*(1-[.C1338]));[.E1338]))" office:value-type="float" office:value="4400.16464027191">
            <text:p>4400,1646402719</text:p>
          </table:table-cell>
          <table:table-cell/>
          <table:table-cell table:formula="of:=IF(MOD([.A1339]-1;50)=0;1;0)" office:value-type="float" office:value="0">
            <text:p>0</text:p>
          </table:table-cell>
          <table:table-cell table:formula="of:=IF(MOD([.A13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38">
            <text:p>1338</text:p>
          </table:table-cell>
          <table:table-cell table:formula="of:=IF([.G1340]=1;5000;IF([.H1340]=1;[.B1339]-[.$J$2];[.B1339]))" office:value-type="float" office:value="4620">
            <text:p>4620</text:p>
          </table:table-cell>
          <table:table-cell table:formula="of:=[.D1340]/[.B1340]" office:value-type="percentage" office:value="0.0516886551138133">
            <text:p>5,17%</text:p>
          </table:table-cell>
          <table:table-cell table:formula="of:=IF([.H1340]=1;[.D1339]-([.$J$2]*[.C1339]);[.D1339])" office:value-type="float" office:value="238.801586625817">
            <text:p>238,8015866258</text:p>
          </table:table-cell>
          <table:table-cell table:formula="of:=IF([.G1340]=1;5000-[.D1339];IF([.H1340]=1;[.E1339]-([.$J$2]*(1-[.C1339]));[.E1339]))" office:value-type="float" office:value="4381.19841337419">
            <text:p>4381,1984133742</text:p>
          </table:table-cell>
          <table:table-cell/>
          <table:table-cell table:formula="of:=IF(MOD([.A1340]-1;50)=0;1;0)" office:value-type="float" office:value="0">
            <text:p>0</text:p>
          </table:table-cell>
          <table:table-cell table:formula="of:=IF(MOD([.A13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39">
            <text:p>1339</text:p>
          </table:table-cell>
          <table:table-cell table:formula="of:=IF([.G1341]=1;5000;IF([.H1341]=1;[.B1340]-[.$J$2];[.B1340]))" office:value-type="float" office:value="4620">
            <text:p>4620</text:p>
          </table:table-cell>
          <table:table-cell table:formula="of:=[.D1341]/[.B1341]" office:value-type="percentage" office:value="0.0516886551138133">
            <text:p>5,17%</text:p>
          </table:table-cell>
          <table:table-cell table:formula="of:=IF([.H1341]=1;[.D1340]-([.$J$2]*[.C1340]);[.D1340])" office:value-type="float" office:value="238.801586625817">
            <text:p>238,8015866258</text:p>
          </table:table-cell>
          <table:table-cell table:formula="of:=IF([.G1341]=1;5000-[.D1340];IF([.H1341]=1;[.E1340]-([.$J$2]*(1-[.C1340]));[.E1340]))" office:value-type="float" office:value="4381.19841337419">
            <text:p>4381,1984133742</text:p>
          </table:table-cell>
          <table:table-cell/>
          <table:table-cell table:formula="of:=IF(MOD([.A1341]-1;50)=0;1;0)" office:value-type="float" office:value="0">
            <text:p>0</text:p>
          </table:table-cell>
          <table:table-cell table:formula="of:=IF(MOD([.A13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40">
            <text:p>1340</text:p>
          </table:table-cell>
          <table:table-cell table:formula="of:=IF([.G1342]=1;5000;IF([.H1342]=1;[.B1341]-[.$J$2];[.B1341]))" office:value-type="float" office:value="4600">
            <text:p>4600</text:p>
          </table:table-cell>
          <table:table-cell table:formula="of:=[.D1342]/[.B1342]" office:value-type="percentage" office:value="0.0516886551138133">
            <text:p>5,17%</text:p>
          </table:table-cell>
          <table:table-cell table:formula="of:=IF([.H1342]=1;[.D1341]-([.$J$2]*[.C1341]);[.D1341])" office:value-type="float" office:value="237.767813523541">
            <text:p>237,7678135235</text:p>
          </table:table-cell>
          <table:table-cell table:formula="of:=IF([.G1342]=1;5000-[.D1341];IF([.H1342]=1;[.E1341]-([.$J$2]*(1-[.C1341]));[.E1341]))" office:value-type="float" office:value="4362.23218647646">
            <text:p>4362,2321864765</text:p>
          </table:table-cell>
          <table:table-cell/>
          <table:table-cell table:formula="of:=IF(MOD([.A1342]-1;50)=0;1;0)" office:value-type="float" office:value="0">
            <text:p>0</text:p>
          </table:table-cell>
          <table:table-cell table:formula="of:=IF(MOD([.A13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41">
            <text:p>1341</text:p>
          </table:table-cell>
          <table:table-cell table:formula="of:=IF([.G1343]=1;5000;IF([.H1343]=1;[.B1342]-[.$J$2];[.B1342]))" office:value-type="float" office:value="4600">
            <text:p>4600</text:p>
          </table:table-cell>
          <table:table-cell table:formula="of:=[.D1343]/[.B1343]" office:value-type="percentage" office:value="0.0516886551138133">
            <text:p>5,17%</text:p>
          </table:table-cell>
          <table:table-cell table:formula="of:=IF([.H1343]=1;[.D1342]-([.$J$2]*[.C1342]);[.D1342])" office:value-type="float" office:value="237.767813523541">
            <text:p>237,7678135235</text:p>
          </table:table-cell>
          <table:table-cell table:formula="of:=IF([.G1343]=1;5000-[.D1342];IF([.H1343]=1;[.E1342]-([.$J$2]*(1-[.C1342]));[.E1342]))" office:value-type="float" office:value="4362.23218647646">
            <text:p>4362,2321864765</text:p>
          </table:table-cell>
          <table:table-cell/>
          <table:table-cell table:formula="of:=IF(MOD([.A1343]-1;50)=0;1;0)" office:value-type="float" office:value="0">
            <text:p>0</text:p>
          </table:table-cell>
          <table:table-cell table:formula="of:=IF(MOD([.A13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42">
            <text:p>1342</text:p>
          </table:table-cell>
          <table:table-cell table:formula="of:=IF([.G1344]=1;5000;IF([.H1344]=1;[.B1343]-[.$J$2];[.B1343]))" office:value-type="float" office:value="4580">
            <text:p>4580</text:p>
          </table:table-cell>
          <table:table-cell table:formula="of:=[.D1344]/[.B1344]" office:value-type="percentage" office:value="0.0516886551138133">
            <text:p>5,17%</text:p>
          </table:table-cell>
          <table:table-cell table:formula="of:=IF([.H1344]=1;[.D1343]-([.$J$2]*[.C1343]);[.D1343])" office:value-type="float" office:value="236.734040421265">
            <text:p>236,7340404213</text:p>
          </table:table-cell>
          <table:table-cell table:formula="of:=IF([.G1344]=1;5000-[.D1343];IF([.H1344]=1;[.E1343]-([.$J$2]*(1-[.C1343]));[.E1343]))" office:value-type="float" office:value="4343.26595957874">
            <text:p>4343,2659595787</text:p>
          </table:table-cell>
          <table:table-cell/>
          <table:table-cell table:formula="of:=IF(MOD([.A1344]-1;50)=0;1;0)" office:value-type="float" office:value="0">
            <text:p>0</text:p>
          </table:table-cell>
          <table:table-cell table:formula="of:=IF(MOD([.A13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43">
            <text:p>1343</text:p>
          </table:table-cell>
          <table:table-cell table:formula="of:=IF([.G1345]=1;5000;IF([.H1345]=1;[.B1344]-[.$J$2];[.B1344]))" office:value-type="float" office:value="4580">
            <text:p>4580</text:p>
          </table:table-cell>
          <table:table-cell table:formula="of:=[.D1345]/[.B1345]" office:value-type="percentage" office:value="0.0516886551138133">
            <text:p>5,17%</text:p>
          </table:table-cell>
          <table:table-cell table:formula="of:=IF([.H1345]=1;[.D1344]-([.$J$2]*[.C1344]);[.D1344])" office:value-type="float" office:value="236.734040421265">
            <text:p>236,7340404213</text:p>
          </table:table-cell>
          <table:table-cell table:formula="of:=IF([.G1345]=1;5000-[.D1344];IF([.H1345]=1;[.E1344]-([.$J$2]*(1-[.C1344]));[.E1344]))" office:value-type="float" office:value="4343.26595957874">
            <text:p>4343,2659595787</text:p>
          </table:table-cell>
          <table:table-cell/>
          <table:table-cell table:formula="of:=IF(MOD([.A1345]-1;50)=0;1;0)" office:value-type="float" office:value="0">
            <text:p>0</text:p>
          </table:table-cell>
          <table:table-cell table:formula="of:=IF(MOD([.A13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44">
            <text:p>1344</text:p>
          </table:table-cell>
          <table:table-cell table:formula="of:=IF([.G1346]=1;5000;IF([.H1346]=1;[.B1345]-[.$J$2];[.B1345]))" office:value-type="float" office:value="4560">
            <text:p>4560</text:p>
          </table:table-cell>
          <table:table-cell table:formula="of:=[.D1346]/[.B1346]" office:value-type="percentage" office:value="0.0516886551138133">
            <text:p>5,17%</text:p>
          </table:table-cell>
          <table:table-cell table:formula="of:=IF([.H1346]=1;[.D1345]-([.$J$2]*[.C1345]);[.D1345])" office:value-type="float" office:value="235.700267318989">
            <text:p>235,700267319</text:p>
          </table:table-cell>
          <table:table-cell table:formula="of:=IF([.G1346]=1;5000-[.D1345];IF([.H1346]=1;[.E1345]-([.$J$2]*(1-[.C1345]));[.E1345]))" office:value-type="float" office:value="4324.29973268101">
            <text:p>4324,299732681</text:p>
          </table:table-cell>
          <table:table-cell/>
          <table:table-cell table:formula="of:=IF(MOD([.A1346]-1;50)=0;1;0)" office:value-type="float" office:value="0">
            <text:p>0</text:p>
          </table:table-cell>
          <table:table-cell table:formula="of:=IF(MOD([.A13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45">
            <text:p>1345</text:p>
          </table:table-cell>
          <table:table-cell table:formula="of:=IF([.G1347]=1;5000;IF([.H1347]=1;[.B1346]-[.$J$2];[.B1346]))" office:value-type="float" office:value="4560">
            <text:p>4560</text:p>
          </table:table-cell>
          <table:table-cell table:formula="of:=[.D1347]/[.B1347]" office:value-type="percentage" office:value="0.0516886551138133">
            <text:p>5,17%</text:p>
          </table:table-cell>
          <table:table-cell table:formula="of:=IF([.H1347]=1;[.D1346]-([.$J$2]*[.C1346]);[.D1346])" office:value-type="float" office:value="235.700267318989">
            <text:p>235,700267319</text:p>
          </table:table-cell>
          <table:table-cell table:formula="of:=IF([.G1347]=1;5000-[.D1346];IF([.H1347]=1;[.E1346]-([.$J$2]*(1-[.C1346]));[.E1346]))" office:value-type="float" office:value="4324.29973268101">
            <text:p>4324,299732681</text:p>
          </table:table-cell>
          <table:table-cell/>
          <table:table-cell table:formula="of:=IF(MOD([.A1347]-1;50)=0;1;0)" office:value-type="float" office:value="0">
            <text:p>0</text:p>
          </table:table-cell>
          <table:table-cell table:formula="of:=IF(MOD([.A13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46">
            <text:p>1346</text:p>
          </table:table-cell>
          <table:table-cell table:formula="of:=IF([.G1348]=1;5000;IF([.H1348]=1;[.B1347]-[.$J$2];[.B1347]))" office:value-type="float" office:value="4540">
            <text:p>4540</text:p>
          </table:table-cell>
          <table:table-cell table:formula="of:=[.D1348]/[.B1348]" office:value-type="percentage" office:value="0.0516886551138133">
            <text:p>5,17%</text:p>
          </table:table-cell>
          <table:table-cell table:formula="of:=IF([.H1348]=1;[.D1347]-([.$J$2]*[.C1347]);[.D1347])" office:value-type="float" office:value="234.666494216712">
            <text:p>234,6664942167</text:p>
          </table:table-cell>
          <table:table-cell table:formula="of:=IF([.G1348]=1;5000-[.D1347];IF([.H1348]=1;[.E1347]-([.$J$2]*(1-[.C1347]));[.E1347]))" office:value-type="float" office:value="4305.33350578329">
            <text:p>4305,3335057833</text:p>
          </table:table-cell>
          <table:table-cell/>
          <table:table-cell table:formula="of:=IF(MOD([.A1348]-1;50)=0;1;0)" office:value-type="float" office:value="0">
            <text:p>0</text:p>
          </table:table-cell>
          <table:table-cell table:formula="of:=IF(MOD([.A13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47">
            <text:p>1347</text:p>
          </table:table-cell>
          <table:table-cell table:formula="of:=IF([.G1349]=1;5000;IF([.H1349]=1;[.B1348]-[.$J$2];[.B1348]))" office:value-type="float" office:value="4540">
            <text:p>4540</text:p>
          </table:table-cell>
          <table:table-cell table:formula="of:=[.D1349]/[.B1349]" office:value-type="percentage" office:value="0.0516886551138133">
            <text:p>5,17%</text:p>
          </table:table-cell>
          <table:table-cell table:formula="of:=IF([.H1349]=1;[.D1348]-([.$J$2]*[.C1348]);[.D1348])" office:value-type="float" office:value="234.666494216712">
            <text:p>234,6664942167</text:p>
          </table:table-cell>
          <table:table-cell table:formula="of:=IF([.G1349]=1;5000-[.D1348];IF([.H1349]=1;[.E1348]-([.$J$2]*(1-[.C1348]));[.E1348]))" office:value-type="float" office:value="4305.33350578329">
            <text:p>4305,3335057833</text:p>
          </table:table-cell>
          <table:table-cell/>
          <table:table-cell table:formula="of:=IF(MOD([.A1349]-1;50)=0;1;0)" office:value-type="float" office:value="0">
            <text:p>0</text:p>
          </table:table-cell>
          <table:table-cell table:formula="of:=IF(MOD([.A13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48">
            <text:p>1348</text:p>
          </table:table-cell>
          <table:table-cell table:formula="of:=IF([.G1350]=1;5000;IF([.H1350]=1;[.B1349]-[.$J$2];[.B1349]))" office:value-type="float" office:value="4520">
            <text:p>4520</text:p>
          </table:table-cell>
          <table:table-cell table:formula="of:=[.D1350]/[.B1350]" office:value-type="percentage" office:value="0.0516886551138133">
            <text:p>5,17%</text:p>
          </table:table-cell>
          <table:table-cell table:formula="of:=IF([.H1350]=1;[.D1349]-([.$J$2]*[.C1349]);[.D1349])" office:value-type="float" office:value="233.632721114436">
            <text:p>233,6327211144</text:p>
          </table:table-cell>
          <table:table-cell table:formula="of:=IF([.G1350]=1;5000-[.D1349];IF([.H1350]=1;[.E1349]-([.$J$2]*(1-[.C1349]));[.E1349]))" office:value-type="float" office:value="4286.36727888557">
            <text:p>4286,3672788856</text:p>
          </table:table-cell>
          <table:table-cell/>
          <table:table-cell table:formula="of:=IF(MOD([.A1350]-1;50)=0;1;0)" office:value-type="float" office:value="0">
            <text:p>0</text:p>
          </table:table-cell>
          <table:table-cell table:formula="of:=IF(MOD([.A13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49">
            <text:p>1349</text:p>
          </table:table-cell>
          <table:table-cell table:formula="of:=IF([.G1351]=1;5000;IF([.H1351]=1;[.B1350]-[.$J$2];[.B1350]))" office:value-type="float" office:value="4520">
            <text:p>4520</text:p>
          </table:table-cell>
          <table:table-cell table:formula="of:=[.D1351]/[.B1351]" office:value-type="percentage" office:value="0.0516886551138133">
            <text:p>5,17%</text:p>
          </table:table-cell>
          <table:table-cell table:formula="of:=IF([.H1351]=1;[.D1350]-([.$J$2]*[.C1350]);[.D1350])" office:value-type="float" office:value="233.632721114436">
            <text:p>233,6327211144</text:p>
          </table:table-cell>
          <table:table-cell table:formula="of:=IF([.G1351]=1;5000-[.D1350];IF([.H1351]=1;[.E1350]-([.$J$2]*(1-[.C1350]));[.E1350]))" office:value-type="float" office:value="4286.36727888557">
            <text:p>4286,3672788856</text:p>
          </table:table-cell>
          <table:table-cell/>
          <table:table-cell table:formula="of:=IF(MOD([.A1351]-1;50)=0;1;0)" office:value-type="float" office:value="0">
            <text:p>0</text:p>
          </table:table-cell>
          <table:table-cell table:formula="of:=IF(MOD([.A13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50">
            <text:p>1350</text:p>
          </table:table-cell>
          <table:table-cell table:formula="of:=IF([.G1352]=1;5000;IF([.H1352]=1;[.B1351]-[.$J$2];[.B1351]))" office:value-type="float" office:value="4500">
            <text:p>4500</text:p>
          </table:table-cell>
          <table:table-cell table:formula="of:=[.D1352]/[.B1352]" office:value-type="percentage" office:value="0.0516886551138133">
            <text:p>5,17%</text:p>
          </table:table-cell>
          <table:table-cell table:formula="of:=IF([.H1352]=1;[.D1351]-([.$J$2]*[.C1351]);[.D1351])" office:value-type="float" office:value="232.59894801216">
            <text:p>232,5989480122</text:p>
          </table:table-cell>
          <table:table-cell table:formula="of:=IF([.G1352]=1;5000-[.D1351];IF([.H1352]=1;[.E1351]-([.$J$2]*(1-[.C1351]));[.E1351]))" office:value-type="float" office:value="4267.40105198784">
            <text:p>4267,4010519879</text:p>
          </table:table-cell>
          <table:table-cell/>
          <table:table-cell table:formula="of:=IF(MOD([.A1352]-1;50)=0;1;0)" office:value-type="float" office:value="0">
            <text:p>0</text:p>
          </table:table-cell>
          <table:table-cell table:formula="of:=IF(MOD([.A13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51">
            <text:p>1351</text:p>
          </table:table-cell>
          <table:table-cell table:formula="of:=IF([.G1353]=1;5000;IF([.H1353]=1;[.B1352]-[.$J$2];[.B1352]))" office:value-type="float" office:value="5000">
            <text:p>5000</text:p>
          </table:table-cell>
          <table:table-cell table:formula="of:=[.D1353]/[.B1353]" office:value-type="percentage" office:value="0.046519789602432">
            <text:p>4,65%</text:p>
          </table:table-cell>
          <table:table-cell table:formula="of:=IF([.H1353]=1;[.D1352]-([.$J$2]*[.C1352]);[.D1352])" office:value-type="float" office:value="232.59894801216">
            <text:p>232,5989480122</text:p>
          </table:table-cell>
          <table:table-cell table:formula="of:=IF([.G1353]=1;5000-[.D1352];IF([.H1353]=1;[.E1352]-([.$J$2]*(1-[.C1352]));[.E1352]))" office:value-type="float" office:value="4767.40105198784">
            <text:p>4767,4010519878</text:p>
          </table:table-cell>
          <table:table-cell/>
          <table:table-cell table:formula="of:=IF(MOD([.A1353]-1;50)=0;1;0)" office:value-type="float" office:value="1">
            <text:p>1</text:p>
          </table:table-cell>
          <table:table-cell table:formula="of:=IF(MOD([.A13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52">
            <text:p>1352</text:p>
          </table:table-cell>
          <table:table-cell table:formula="of:=IF([.G1354]=1;5000;IF([.H1354]=1;[.B1353]-[.$J$2];[.B1353]))" office:value-type="float" office:value="4980">
            <text:p>4980</text:p>
          </table:table-cell>
          <table:table-cell table:formula="of:=[.D1354]/[.B1354]" office:value-type="percentage" office:value="0.046519789602432">
            <text:p>4,65%</text:p>
          </table:table-cell>
          <table:table-cell table:formula="of:=IF([.H1354]=1;[.D1353]-([.$J$2]*[.C1353]);[.D1353])" office:value-type="float" office:value="231.668552220111">
            <text:p>231,6685522201</text:p>
          </table:table-cell>
          <table:table-cell table:formula="of:=IF([.G1354]=1;5000-[.D1353];IF([.H1354]=1;[.E1353]-([.$J$2]*(1-[.C1353]));[.E1353]))" office:value-type="float" office:value="4748.33144777989">
            <text:p>4748,3314477799</text:p>
          </table:table-cell>
          <table:table-cell/>
          <table:table-cell table:formula="of:=IF(MOD([.A1354]-1;50)=0;1;0)" office:value-type="float" office:value="0">
            <text:p>0</text:p>
          </table:table-cell>
          <table:table-cell table:formula="of:=IF(MOD([.A13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53">
            <text:p>1353</text:p>
          </table:table-cell>
          <table:table-cell table:formula="of:=IF([.G1355]=1;5000;IF([.H1355]=1;[.B1354]-[.$J$2];[.B1354]))" office:value-type="float" office:value="4980">
            <text:p>4980</text:p>
          </table:table-cell>
          <table:table-cell table:formula="of:=[.D1355]/[.B1355]" office:value-type="percentage" office:value="0.046519789602432">
            <text:p>4,65%</text:p>
          </table:table-cell>
          <table:table-cell table:formula="of:=IF([.H1355]=1;[.D1354]-([.$J$2]*[.C1354]);[.D1354])" office:value-type="float" office:value="231.668552220111">
            <text:p>231,6685522201</text:p>
          </table:table-cell>
          <table:table-cell table:formula="of:=IF([.G1355]=1;5000-[.D1354];IF([.H1355]=1;[.E1354]-([.$J$2]*(1-[.C1354]));[.E1354]))" office:value-type="float" office:value="4748.33144777989">
            <text:p>4748,3314477799</text:p>
          </table:table-cell>
          <table:table-cell/>
          <table:table-cell table:formula="of:=IF(MOD([.A1355]-1;50)=0;1;0)" office:value-type="float" office:value="0">
            <text:p>0</text:p>
          </table:table-cell>
          <table:table-cell table:formula="of:=IF(MOD([.A13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54">
            <text:p>1354</text:p>
          </table:table-cell>
          <table:table-cell table:formula="of:=IF([.G1356]=1;5000;IF([.H1356]=1;[.B1355]-[.$J$2];[.B1355]))" office:value-type="float" office:value="4960">
            <text:p>4960</text:p>
          </table:table-cell>
          <table:table-cell table:formula="of:=[.D1356]/[.B1356]" office:value-type="percentage" office:value="0.046519789602432">
            <text:p>4,65%</text:p>
          </table:table-cell>
          <table:table-cell table:formula="of:=IF([.H1356]=1;[.D1355]-([.$J$2]*[.C1355]);[.D1355])" office:value-type="float" office:value="230.738156428063">
            <text:p>230,7381564281</text:p>
          </table:table-cell>
          <table:table-cell table:formula="of:=IF([.G1356]=1;5000-[.D1355];IF([.H1356]=1;[.E1355]-([.$J$2]*(1-[.C1355]));[.E1355]))" office:value-type="float" office:value="4729.26184357194">
            <text:p>4729,2618435719</text:p>
          </table:table-cell>
          <table:table-cell/>
          <table:table-cell table:formula="of:=IF(MOD([.A1356]-1;50)=0;1;0)" office:value-type="float" office:value="0">
            <text:p>0</text:p>
          </table:table-cell>
          <table:table-cell table:formula="of:=IF(MOD([.A13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55">
            <text:p>1355</text:p>
          </table:table-cell>
          <table:table-cell table:formula="of:=IF([.G1357]=1;5000;IF([.H1357]=1;[.B1356]-[.$J$2];[.B1356]))" office:value-type="float" office:value="4960">
            <text:p>4960</text:p>
          </table:table-cell>
          <table:table-cell table:formula="of:=[.D1357]/[.B1357]" office:value-type="percentage" office:value="0.046519789602432">
            <text:p>4,65%</text:p>
          </table:table-cell>
          <table:table-cell table:formula="of:=IF([.H1357]=1;[.D1356]-([.$J$2]*[.C1356]);[.D1356])" office:value-type="float" office:value="230.738156428063">
            <text:p>230,7381564281</text:p>
          </table:table-cell>
          <table:table-cell table:formula="of:=IF([.G1357]=1;5000-[.D1356];IF([.H1357]=1;[.E1356]-([.$J$2]*(1-[.C1356]));[.E1356]))" office:value-type="float" office:value="4729.26184357194">
            <text:p>4729,2618435719</text:p>
          </table:table-cell>
          <table:table-cell/>
          <table:table-cell table:formula="of:=IF(MOD([.A1357]-1;50)=0;1;0)" office:value-type="float" office:value="0">
            <text:p>0</text:p>
          </table:table-cell>
          <table:table-cell table:formula="of:=IF(MOD([.A13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56">
            <text:p>1356</text:p>
          </table:table-cell>
          <table:table-cell table:formula="of:=IF([.G1358]=1;5000;IF([.H1358]=1;[.B1357]-[.$J$2];[.B1357]))" office:value-type="float" office:value="4940">
            <text:p>4940</text:p>
          </table:table-cell>
          <table:table-cell table:formula="of:=[.D1358]/[.B1358]" office:value-type="percentage" office:value="0.046519789602432">
            <text:p>4,65%</text:p>
          </table:table-cell>
          <table:table-cell table:formula="of:=IF([.H1358]=1;[.D1357]-([.$J$2]*[.C1357]);[.D1357])" office:value-type="float" office:value="229.807760636014">
            <text:p>229,807760636</text:p>
          </table:table-cell>
          <table:table-cell table:formula="of:=IF([.G1358]=1;5000-[.D1357];IF([.H1358]=1;[.E1357]-([.$J$2]*(1-[.C1357]));[.E1357]))" office:value-type="float" office:value="4710.19223936399">
            <text:p>4710,192239364</text:p>
          </table:table-cell>
          <table:table-cell/>
          <table:table-cell table:formula="of:=IF(MOD([.A1358]-1;50)=0;1;0)" office:value-type="float" office:value="0">
            <text:p>0</text:p>
          </table:table-cell>
          <table:table-cell table:formula="of:=IF(MOD([.A13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57">
            <text:p>1357</text:p>
          </table:table-cell>
          <table:table-cell table:formula="of:=IF([.G1359]=1;5000;IF([.H1359]=1;[.B1358]-[.$J$2];[.B1358]))" office:value-type="float" office:value="4940">
            <text:p>4940</text:p>
          </table:table-cell>
          <table:table-cell table:formula="of:=[.D1359]/[.B1359]" office:value-type="percentage" office:value="0.046519789602432">
            <text:p>4,65%</text:p>
          </table:table-cell>
          <table:table-cell table:formula="of:=IF([.H1359]=1;[.D1358]-([.$J$2]*[.C1358]);[.D1358])" office:value-type="float" office:value="229.807760636014">
            <text:p>229,807760636</text:p>
          </table:table-cell>
          <table:table-cell table:formula="of:=IF([.G1359]=1;5000-[.D1358];IF([.H1359]=1;[.E1358]-([.$J$2]*(1-[.C1358]));[.E1358]))" office:value-type="float" office:value="4710.19223936399">
            <text:p>4710,192239364</text:p>
          </table:table-cell>
          <table:table-cell/>
          <table:table-cell table:formula="of:=IF(MOD([.A1359]-1;50)=0;1;0)" office:value-type="float" office:value="0">
            <text:p>0</text:p>
          </table:table-cell>
          <table:table-cell table:formula="of:=IF(MOD([.A13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58">
            <text:p>1358</text:p>
          </table:table-cell>
          <table:table-cell table:formula="of:=IF([.G1360]=1;5000;IF([.H1360]=1;[.B1359]-[.$J$2];[.B1359]))" office:value-type="float" office:value="4920">
            <text:p>4920</text:p>
          </table:table-cell>
          <table:table-cell table:formula="of:=[.D1360]/[.B1360]" office:value-type="percentage" office:value="0.046519789602432">
            <text:p>4,65%</text:p>
          </table:table-cell>
          <table:table-cell table:formula="of:=IF([.H1360]=1;[.D1359]-([.$J$2]*[.C1359]);[.D1359])" office:value-type="float" office:value="228.877364843965">
            <text:p>228,877364844</text:p>
          </table:table-cell>
          <table:table-cell table:formula="of:=IF([.G1360]=1;5000-[.D1359];IF([.H1360]=1;[.E1359]-([.$J$2]*(1-[.C1359]));[.E1359]))" office:value-type="float" office:value="4691.12263515603">
            <text:p>4691,122635156</text:p>
          </table:table-cell>
          <table:table-cell/>
          <table:table-cell table:formula="of:=IF(MOD([.A1360]-1;50)=0;1;0)" office:value-type="float" office:value="0">
            <text:p>0</text:p>
          </table:table-cell>
          <table:table-cell table:formula="of:=IF(MOD([.A13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59">
            <text:p>1359</text:p>
          </table:table-cell>
          <table:table-cell table:formula="of:=IF([.G1361]=1;5000;IF([.H1361]=1;[.B1360]-[.$J$2];[.B1360]))" office:value-type="float" office:value="4920">
            <text:p>4920</text:p>
          </table:table-cell>
          <table:table-cell table:formula="of:=[.D1361]/[.B1361]" office:value-type="percentage" office:value="0.046519789602432">
            <text:p>4,65%</text:p>
          </table:table-cell>
          <table:table-cell table:formula="of:=IF([.H1361]=1;[.D1360]-([.$J$2]*[.C1360]);[.D1360])" office:value-type="float" office:value="228.877364843965">
            <text:p>228,877364844</text:p>
          </table:table-cell>
          <table:table-cell table:formula="of:=IF([.G1361]=1;5000-[.D1360];IF([.H1361]=1;[.E1360]-([.$J$2]*(1-[.C1360]));[.E1360]))" office:value-type="float" office:value="4691.12263515603">
            <text:p>4691,122635156</text:p>
          </table:table-cell>
          <table:table-cell/>
          <table:table-cell table:formula="of:=IF(MOD([.A1361]-1;50)=0;1;0)" office:value-type="float" office:value="0">
            <text:p>0</text:p>
          </table:table-cell>
          <table:table-cell table:formula="of:=IF(MOD([.A13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60">
            <text:p>1360</text:p>
          </table:table-cell>
          <table:table-cell table:formula="of:=IF([.G1362]=1;5000;IF([.H1362]=1;[.B1361]-[.$J$2];[.B1361]))" office:value-type="float" office:value="4900">
            <text:p>4900</text:p>
          </table:table-cell>
          <table:table-cell table:formula="of:=[.D1362]/[.B1362]" office:value-type="percentage" office:value="0.046519789602432">
            <text:p>4,65%</text:p>
          </table:table-cell>
          <table:table-cell table:formula="of:=IF([.H1362]=1;[.D1361]-([.$J$2]*[.C1361]);[.D1361])" office:value-type="float" office:value="227.946969051917">
            <text:p>227,9469690519</text:p>
          </table:table-cell>
          <table:table-cell table:formula="of:=IF([.G1362]=1;5000-[.D1361];IF([.H1362]=1;[.E1361]-([.$J$2]*(1-[.C1361]));[.E1361]))" office:value-type="float" office:value="4672.05303094808">
            <text:p>4672,0530309481</text:p>
          </table:table-cell>
          <table:table-cell/>
          <table:table-cell table:formula="of:=IF(MOD([.A1362]-1;50)=0;1;0)" office:value-type="float" office:value="0">
            <text:p>0</text:p>
          </table:table-cell>
          <table:table-cell table:formula="of:=IF(MOD([.A13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61">
            <text:p>1361</text:p>
          </table:table-cell>
          <table:table-cell table:formula="of:=IF([.G1363]=1;5000;IF([.H1363]=1;[.B1362]-[.$J$2];[.B1362]))" office:value-type="float" office:value="4900">
            <text:p>4900</text:p>
          </table:table-cell>
          <table:table-cell table:formula="of:=[.D1363]/[.B1363]" office:value-type="percentage" office:value="0.046519789602432">
            <text:p>4,65%</text:p>
          </table:table-cell>
          <table:table-cell table:formula="of:=IF([.H1363]=1;[.D1362]-([.$J$2]*[.C1362]);[.D1362])" office:value-type="float" office:value="227.946969051917">
            <text:p>227,9469690519</text:p>
          </table:table-cell>
          <table:table-cell table:formula="of:=IF([.G1363]=1;5000-[.D1362];IF([.H1363]=1;[.E1362]-([.$J$2]*(1-[.C1362]));[.E1362]))" office:value-type="float" office:value="4672.05303094808">
            <text:p>4672,0530309481</text:p>
          </table:table-cell>
          <table:table-cell/>
          <table:table-cell table:formula="of:=IF(MOD([.A1363]-1;50)=0;1;0)" office:value-type="float" office:value="0">
            <text:p>0</text:p>
          </table:table-cell>
          <table:table-cell table:formula="of:=IF(MOD([.A13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62">
            <text:p>1362</text:p>
          </table:table-cell>
          <table:table-cell table:formula="of:=IF([.G1364]=1;5000;IF([.H1364]=1;[.B1363]-[.$J$2];[.B1363]))" office:value-type="float" office:value="4880">
            <text:p>4880</text:p>
          </table:table-cell>
          <table:table-cell table:formula="of:=[.D1364]/[.B1364]" office:value-type="percentage" office:value="0.046519789602432">
            <text:p>4,65%</text:p>
          </table:table-cell>
          <table:table-cell table:formula="of:=IF([.H1364]=1;[.D1363]-([.$J$2]*[.C1363]);[.D1363])" office:value-type="float" office:value="227.016573259868">
            <text:p>227,0165732599</text:p>
          </table:table-cell>
          <table:table-cell table:formula="of:=IF([.G1364]=1;5000-[.D1363];IF([.H1364]=1;[.E1363]-([.$J$2]*(1-[.C1363]));[.E1363]))" office:value-type="float" office:value="4652.98342674013">
            <text:p>4652,9834267401</text:p>
          </table:table-cell>
          <table:table-cell/>
          <table:table-cell table:formula="of:=IF(MOD([.A1364]-1;50)=0;1;0)" office:value-type="float" office:value="0">
            <text:p>0</text:p>
          </table:table-cell>
          <table:table-cell table:formula="of:=IF(MOD([.A13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63">
            <text:p>1363</text:p>
          </table:table-cell>
          <table:table-cell table:formula="of:=IF([.G1365]=1;5000;IF([.H1365]=1;[.B1364]-[.$J$2];[.B1364]))" office:value-type="float" office:value="4880">
            <text:p>4880</text:p>
          </table:table-cell>
          <table:table-cell table:formula="of:=[.D1365]/[.B1365]" office:value-type="percentage" office:value="0.046519789602432">
            <text:p>4,65%</text:p>
          </table:table-cell>
          <table:table-cell table:formula="of:=IF([.H1365]=1;[.D1364]-([.$J$2]*[.C1364]);[.D1364])" office:value-type="float" office:value="227.016573259868">
            <text:p>227,0165732599</text:p>
          </table:table-cell>
          <table:table-cell table:formula="of:=IF([.G1365]=1;5000-[.D1364];IF([.H1365]=1;[.E1364]-([.$J$2]*(1-[.C1364]));[.E1364]))" office:value-type="float" office:value="4652.98342674013">
            <text:p>4652,9834267401</text:p>
          </table:table-cell>
          <table:table-cell/>
          <table:table-cell table:formula="of:=IF(MOD([.A1365]-1;50)=0;1;0)" office:value-type="float" office:value="0">
            <text:p>0</text:p>
          </table:table-cell>
          <table:table-cell table:formula="of:=IF(MOD([.A13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64">
            <text:p>1364</text:p>
          </table:table-cell>
          <table:table-cell table:formula="of:=IF([.G1366]=1;5000;IF([.H1366]=1;[.B1365]-[.$J$2];[.B1365]))" office:value-type="float" office:value="4860">
            <text:p>4860</text:p>
          </table:table-cell>
          <table:table-cell table:formula="of:=[.D1366]/[.B1366]" office:value-type="percentage" office:value="0.046519789602432">
            <text:p>4,65%</text:p>
          </table:table-cell>
          <table:table-cell table:formula="of:=IF([.H1366]=1;[.D1365]-([.$J$2]*[.C1365]);[.D1365])" office:value-type="float" office:value="226.086177467819">
            <text:p>226,0861774678</text:p>
          </table:table-cell>
          <table:table-cell table:formula="of:=IF([.G1366]=1;5000-[.D1365];IF([.H1366]=1;[.E1365]-([.$J$2]*(1-[.C1365]));[.E1365]))" office:value-type="float" office:value="4633.91382253218">
            <text:p>4633,9138225322</text:p>
          </table:table-cell>
          <table:table-cell/>
          <table:table-cell table:formula="of:=IF(MOD([.A1366]-1;50)=0;1;0)" office:value-type="float" office:value="0">
            <text:p>0</text:p>
          </table:table-cell>
          <table:table-cell table:formula="of:=IF(MOD([.A13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65">
            <text:p>1365</text:p>
          </table:table-cell>
          <table:table-cell table:formula="of:=IF([.G1367]=1;5000;IF([.H1367]=1;[.B1366]-[.$J$2];[.B1366]))" office:value-type="float" office:value="4860">
            <text:p>4860</text:p>
          </table:table-cell>
          <table:table-cell table:formula="of:=[.D1367]/[.B1367]" office:value-type="percentage" office:value="0.046519789602432">
            <text:p>4,65%</text:p>
          </table:table-cell>
          <table:table-cell table:formula="of:=IF([.H1367]=1;[.D1366]-([.$J$2]*[.C1366]);[.D1366])" office:value-type="float" office:value="226.086177467819">
            <text:p>226,0861774678</text:p>
          </table:table-cell>
          <table:table-cell table:formula="of:=IF([.G1367]=1;5000-[.D1366];IF([.H1367]=1;[.E1366]-([.$J$2]*(1-[.C1366]));[.E1366]))" office:value-type="float" office:value="4633.91382253218">
            <text:p>4633,9138225322</text:p>
          </table:table-cell>
          <table:table-cell/>
          <table:table-cell table:formula="of:=IF(MOD([.A1367]-1;50)=0;1;0)" office:value-type="float" office:value="0">
            <text:p>0</text:p>
          </table:table-cell>
          <table:table-cell table:formula="of:=IF(MOD([.A13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66">
            <text:p>1366</text:p>
          </table:table-cell>
          <table:table-cell table:formula="of:=IF([.G1368]=1;5000;IF([.H1368]=1;[.B1367]-[.$J$2];[.B1367]))" office:value-type="float" office:value="4840">
            <text:p>4840</text:p>
          </table:table-cell>
          <table:table-cell table:formula="of:=[.D1368]/[.B1368]" office:value-type="percentage" office:value="0.046519789602432">
            <text:p>4,65%</text:p>
          </table:table-cell>
          <table:table-cell table:formula="of:=IF([.H1368]=1;[.D1367]-([.$J$2]*[.C1367]);[.D1367])" office:value-type="float" office:value="225.155781675771">
            <text:p>225,1557816758</text:p>
          </table:table-cell>
          <table:table-cell table:formula="of:=IF([.G1368]=1;5000-[.D1367];IF([.H1368]=1;[.E1367]-([.$J$2]*(1-[.C1367]));[.E1367]))" office:value-type="float" office:value="4614.84421832423">
            <text:p>4614,8442183242</text:p>
          </table:table-cell>
          <table:table-cell/>
          <table:table-cell table:formula="of:=IF(MOD([.A1368]-1;50)=0;1;0)" office:value-type="float" office:value="0">
            <text:p>0</text:p>
          </table:table-cell>
          <table:table-cell table:formula="of:=IF(MOD([.A13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67">
            <text:p>1367</text:p>
          </table:table-cell>
          <table:table-cell table:formula="of:=IF([.G1369]=1;5000;IF([.H1369]=1;[.B1368]-[.$J$2];[.B1368]))" office:value-type="float" office:value="4840">
            <text:p>4840</text:p>
          </table:table-cell>
          <table:table-cell table:formula="of:=[.D1369]/[.B1369]" office:value-type="percentage" office:value="0.046519789602432">
            <text:p>4,65%</text:p>
          </table:table-cell>
          <table:table-cell table:formula="of:=IF([.H1369]=1;[.D1368]-([.$J$2]*[.C1368]);[.D1368])" office:value-type="float" office:value="225.155781675771">
            <text:p>225,1557816758</text:p>
          </table:table-cell>
          <table:table-cell table:formula="of:=IF([.G1369]=1;5000-[.D1368];IF([.H1369]=1;[.E1368]-([.$J$2]*(1-[.C1368]));[.E1368]))" office:value-type="float" office:value="4614.84421832423">
            <text:p>4614,8442183242</text:p>
          </table:table-cell>
          <table:table-cell/>
          <table:table-cell table:formula="of:=IF(MOD([.A1369]-1;50)=0;1;0)" office:value-type="float" office:value="0">
            <text:p>0</text:p>
          </table:table-cell>
          <table:table-cell table:formula="of:=IF(MOD([.A13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68">
            <text:p>1368</text:p>
          </table:table-cell>
          <table:table-cell table:formula="of:=IF([.G1370]=1;5000;IF([.H1370]=1;[.B1369]-[.$J$2];[.B1369]))" office:value-type="float" office:value="4820">
            <text:p>4820</text:p>
          </table:table-cell>
          <table:table-cell table:formula="of:=[.D1370]/[.B1370]" office:value-type="percentage" office:value="0.046519789602432">
            <text:p>4,65%</text:p>
          </table:table-cell>
          <table:table-cell table:formula="of:=IF([.H1370]=1;[.D1369]-([.$J$2]*[.C1369]);[.D1369])" office:value-type="float" office:value="224.225385883722">
            <text:p>224,2253858837</text:p>
          </table:table-cell>
          <table:table-cell table:formula="of:=IF([.G1370]=1;5000-[.D1369];IF([.H1370]=1;[.E1369]-([.$J$2]*(1-[.C1369]));[.E1369]))" office:value-type="float" office:value="4595.77461411628">
            <text:p>4595,7746141163</text:p>
          </table:table-cell>
          <table:table-cell/>
          <table:table-cell table:formula="of:=IF(MOD([.A1370]-1;50)=0;1;0)" office:value-type="float" office:value="0">
            <text:p>0</text:p>
          </table:table-cell>
          <table:table-cell table:formula="of:=IF(MOD([.A13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69">
            <text:p>1369</text:p>
          </table:table-cell>
          <table:table-cell table:formula="of:=IF([.G1371]=1;5000;IF([.H1371]=1;[.B1370]-[.$J$2];[.B1370]))" office:value-type="float" office:value="4820">
            <text:p>4820</text:p>
          </table:table-cell>
          <table:table-cell table:formula="of:=[.D1371]/[.B1371]" office:value-type="percentage" office:value="0.046519789602432">
            <text:p>4,65%</text:p>
          </table:table-cell>
          <table:table-cell table:formula="of:=IF([.H1371]=1;[.D1370]-([.$J$2]*[.C1370]);[.D1370])" office:value-type="float" office:value="224.225385883722">
            <text:p>224,2253858837</text:p>
          </table:table-cell>
          <table:table-cell table:formula="of:=IF([.G1371]=1;5000-[.D1370];IF([.H1371]=1;[.E1370]-([.$J$2]*(1-[.C1370]));[.E1370]))" office:value-type="float" office:value="4595.77461411628">
            <text:p>4595,7746141163</text:p>
          </table:table-cell>
          <table:table-cell/>
          <table:table-cell table:formula="of:=IF(MOD([.A1371]-1;50)=0;1;0)" office:value-type="float" office:value="0">
            <text:p>0</text:p>
          </table:table-cell>
          <table:table-cell table:formula="of:=IF(MOD([.A13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70">
            <text:p>1370</text:p>
          </table:table-cell>
          <table:table-cell table:formula="of:=IF([.G1372]=1;5000;IF([.H1372]=1;[.B1371]-[.$J$2];[.B1371]))" office:value-type="float" office:value="4800">
            <text:p>4800</text:p>
          </table:table-cell>
          <table:table-cell table:formula="of:=[.D1372]/[.B1372]" office:value-type="percentage" office:value="0.046519789602432">
            <text:p>4,65%</text:p>
          </table:table-cell>
          <table:table-cell table:formula="of:=IF([.H1372]=1;[.D1371]-([.$J$2]*[.C1371]);[.D1371])" office:value-type="float" office:value="223.294990091673">
            <text:p>223,2949900917</text:p>
          </table:table-cell>
          <table:table-cell table:formula="of:=IF([.G1372]=1;5000-[.D1371];IF([.H1372]=1;[.E1371]-([.$J$2]*(1-[.C1371]));[.E1371]))" office:value-type="float" office:value="4576.70500990832">
            <text:p>4576,7050099083</text:p>
          </table:table-cell>
          <table:table-cell/>
          <table:table-cell table:formula="of:=IF(MOD([.A1372]-1;50)=0;1;0)" office:value-type="float" office:value="0">
            <text:p>0</text:p>
          </table:table-cell>
          <table:table-cell table:formula="of:=IF(MOD([.A13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71">
            <text:p>1371</text:p>
          </table:table-cell>
          <table:table-cell table:formula="of:=IF([.G1373]=1;5000;IF([.H1373]=1;[.B1372]-[.$J$2];[.B1372]))" office:value-type="float" office:value="4800">
            <text:p>4800</text:p>
          </table:table-cell>
          <table:table-cell table:formula="of:=[.D1373]/[.B1373]" office:value-type="percentage" office:value="0.046519789602432">
            <text:p>4,65%</text:p>
          </table:table-cell>
          <table:table-cell table:formula="of:=IF([.H1373]=1;[.D1372]-([.$J$2]*[.C1372]);[.D1372])" office:value-type="float" office:value="223.294990091673">
            <text:p>223,2949900917</text:p>
          </table:table-cell>
          <table:table-cell table:formula="of:=IF([.G1373]=1;5000-[.D1372];IF([.H1373]=1;[.E1372]-([.$J$2]*(1-[.C1372]));[.E1372]))" office:value-type="float" office:value="4576.70500990832">
            <text:p>4576,7050099083</text:p>
          </table:table-cell>
          <table:table-cell/>
          <table:table-cell table:formula="of:=IF(MOD([.A1373]-1;50)=0;1;0)" office:value-type="float" office:value="0">
            <text:p>0</text:p>
          </table:table-cell>
          <table:table-cell table:formula="of:=IF(MOD([.A13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72">
            <text:p>1372</text:p>
          </table:table-cell>
          <table:table-cell table:formula="of:=IF([.G1374]=1;5000;IF([.H1374]=1;[.B1373]-[.$J$2];[.B1373]))" office:value-type="float" office:value="4780">
            <text:p>4780</text:p>
          </table:table-cell>
          <table:table-cell table:formula="of:=[.D1374]/[.B1374]" office:value-type="percentage" office:value="0.046519789602432">
            <text:p>4,65%</text:p>
          </table:table-cell>
          <table:table-cell table:formula="of:=IF([.H1374]=1;[.D1373]-([.$J$2]*[.C1373]);[.D1373])" office:value-type="float" office:value="222.364594299625">
            <text:p>222,3645942996</text:p>
          </table:table-cell>
          <table:table-cell table:formula="of:=IF([.G1374]=1;5000-[.D1373];IF([.H1374]=1;[.E1373]-([.$J$2]*(1-[.C1373]));[.E1373]))" office:value-type="float" office:value="4557.63540570037">
            <text:p>4557,6354057004</text:p>
          </table:table-cell>
          <table:table-cell/>
          <table:table-cell table:formula="of:=IF(MOD([.A1374]-1;50)=0;1;0)" office:value-type="float" office:value="0">
            <text:p>0</text:p>
          </table:table-cell>
          <table:table-cell table:formula="of:=IF(MOD([.A13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73">
            <text:p>1373</text:p>
          </table:table-cell>
          <table:table-cell table:formula="of:=IF([.G1375]=1;5000;IF([.H1375]=1;[.B1374]-[.$J$2];[.B1374]))" office:value-type="float" office:value="4780">
            <text:p>4780</text:p>
          </table:table-cell>
          <table:table-cell table:formula="of:=[.D1375]/[.B1375]" office:value-type="percentage" office:value="0.046519789602432">
            <text:p>4,65%</text:p>
          </table:table-cell>
          <table:table-cell table:formula="of:=IF([.H1375]=1;[.D1374]-([.$J$2]*[.C1374]);[.D1374])" office:value-type="float" office:value="222.364594299625">
            <text:p>222,3645942996</text:p>
          </table:table-cell>
          <table:table-cell table:formula="of:=IF([.G1375]=1;5000-[.D1374];IF([.H1375]=1;[.E1374]-([.$J$2]*(1-[.C1374]));[.E1374]))" office:value-type="float" office:value="4557.63540570037">
            <text:p>4557,6354057004</text:p>
          </table:table-cell>
          <table:table-cell/>
          <table:table-cell table:formula="of:=IF(MOD([.A1375]-1;50)=0;1;0)" office:value-type="float" office:value="0">
            <text:p>0</text:p>
          </table:table-cell>
          <table:table-cell table:formula="of:=IF(MOD([.A13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74">
            <text:p>1374</text:p>
          </table:table-cell>
          <table:table-cell table:formula="of:=IF([.G1376]=1;5000;IF([.H1376]=1;[.B1375]-[.$J$2];[.B1375]))" office:value-type="float" office:value="4760">
            <text:p>4760</text:p>
          </table:table-cell>
          <table:table-cell table:formula="of:=[.D1376]/[.B1376]" office:value-type="percentage" office:value="0.046519789602432">
            <text:p>4,65%</text:p>
          </table:table-cell>
          <table:table-cell table:formula="of:=IF([.H1376]=1;[.D1375]-([.$J$2]*[.C1375]);[.D1375])" office:value-type="float" office:value="221.434198507576">
            <text:p>221,4341985076</text:p>
          </table:table-cell>
          <table:table-cell table:formula="of:=IF([.G1376]=1;5000-[.D1375];IF([.H1376]=1;[.E1375]-([.$J$2]*(1-[.C1375]));[.E1375]))" office:value-type="float" office:value="4538.56580149242">
            <text:p>4538,5658014924</text:p>
          </table:table-cell>
          <table:table-cell/>
          <table:table-cell table:formula="of:=IF(MOD([.A1376]-1;50)=0;1;0)" office:value-type="float" office:value="0">
            <text:p>0</text:p>
          </table:table-cell>
          <table:table-cell table:formula="of:=IF(MOD([.A13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75">
            <text:p>1375</text:p>
          </table:table-cell>
          <table:table-cell table:formula="of:=IF([.G1377]=1;5000;IF([.H1377]=1;[.B1376]-[.$J$2];[.B1376]))" office:value-type="float" office:value="4760">
            <text:p>4760</text:p>
          </table:table-cell>
          <table:table-cell table:formula="of:=[.D1377]/[.B1377]" office:value-type="percentage" office:value="0.046519789602432">
            <text:p>4,65%</text:p>
          </table:table-cell>
          <table:table-cell table:formula="of:=IF([.H1377]=1;[.D1376]-([.$J$2]*[.C1376]);[.D1376])" office:value-type="float" office:value="221.434198507576">
            <text:p>221,4341985076</text:p>
          </table:table-cell>
          <table:table-cell table:formula="of:=IF([.G1377]=1;5000-[.D1376];IF([.H1377]=1;[.E1376]-([.$J$2]*(1-[.C1376]));[.E1376]))" office:value-type="float" office:value="4538.56580149242">
            <text:p>4538,5658014924</text:p>
          </table:table-cell>
          <table:table-cell/>
          <table:table-cell table:formula="of:=IF(MOD([.A1377]-1;50)=0;1;0)" office:value-type="float" office:value="0">
            <text:p>0</text:p>
          </table:table-cell>
          <table:table-cell table:formula="of:=IF(MOD([.A13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76">
            <text:p>1376</text:p>
          </table:table-cell>
          <table:table-cell table:formula="of:=IF([.G1378]=1;5000;IF([.H1378]=1;[.B1377]-[.$J$2];[.B1377]))" office:value-type="float" office:value="4740">
            <text:p>4740</text:p>
          </table:table-cell>
          <table:table-cell table:formula="of:=[.D1378]/[.B1378]" office:value-type="percentage" office:value="0.046519789602432">
            <text:p>4,65%</text:p>
          </table:table-cell>
          <table:table-cell table:formula="of:=IF([.H1378]=1;[.D1377]-([.$J$2]*[.C1377]);[.D1377])" office:value-type="float" office:value="220.503802715528">
            <text:p>220,5038027155</text:p>
          </table:table-cell>
          <table:table-cell table:formula="of:=IF([.G1378]=1;5000-[.D1377];IF([.H1378]=1;[.E1377]-([.$J$2]*(1-[.C1377]));[.E1377]))" office:value-type="float" office:value="4519.49619728447">
            <text:p>4519,4961972845</text:p>
          </table:table-cell>
          <table:table-cell/>
          <table:table-cell table:formula="of:=IF(MOD([.A1378]-1;50)=0;1;0)" office:value-type="float" office:value="0">
            <text:p>0</text:p>
          </table:table-cell>
          <table:table-cell table:formula="of:=IF(MOD([.A13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77">
            <text:p>1377</text:p>
          </table:table-cell>
          <table:table-cell table:formula="of:=IF([.G1379]=1;5000;IF([.H1379]=1;[.B1378]-[.$J$2];[.B1378]))" office:value-type="float" office:value="4740">
            <text:p>4740</text:p>
          </table:table-cell>
          <table:table-cell table:formula="of:=[.D1379]/[.B1379]" office:value-type="percentage" office:value="0.046519789602432">
            <text:p>4,65%</text:p>
          </table:table-cell>
          <table:table-cell table:formula="of:=IF([.H1379]=1;[.D1378]-([.$J$2]*[.C1378]);[.D1378])" office:value-type="float" office:value="220.503802715528">
            <text:p>220,5038027155</text:p>
          </table:table-cell>
          <table:table-cell table:formula="of:=IF([.G1379]=1;5000-[.D1378];IF([.H1379]=1;[.E1378]-([.$J$2]*(1-[.C1378]));[.E1378]))" office:value-type="float" office:value="4519.49619728447">
            <text:p>4519,4961972845</text:p>
          </table:table-cell>
          <table:table-cell/>
          <table:table-cell table:formula="of:=IF(MOD([.A1379]-1;50)=0;1;0)" office:value-type="float" office:value="0">
            <text:p>0</text:p>
          </table:table-cell>
          <table:table-cell table:formula="of:=IF(MOD([.A13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78">
            <text:p>1378</text:p>
          </table:table-cell>
          <table:table-cell table:formula="of:=IF([.G1380]=1;5000;IF([.H1380]=1;[.B1379]-[.$J$2];[.B1379]))" office:value-type="float" office:value="4720">
            <text:p>4720</text:p>
          </table:table-cell>
          <table:table-cell table:formula="of:=[.D1380]/[.B1380]" office:value-type="percentage" office:value="0.046519789602432">
            <text:p>4,65%</text:p>
          </table:table-cell>
          <table:table-cell table:formula="of:=IF([.H1380]=1;[.D1379]-([.$J$2]*[.C1379]);[.D1379])" office:value-type="float" office:value="219.573406923479">
            <text:p>219,5734069235</text:p>
          </table:table-cell>
          <table:table-cell table:formula="of:=IF([.G1380]=1;5000-[.D1379];IF([.H1380]=1;[.E1379]-([.$J$2]*(1-[.C1379]));[.E1379]))" office:value-type="float" office:value="4500.42659307652">
            <text:p>4500,4265930765</text:p>
          </table:table-cell>
          <table:table-cell/>
          <table:table-cell table:formula="of:=IF(MOD([.A1380]-1;50)=0;1;0)" office:value-type="float" office:value="0">
            <text:p>0</text:p>
          </table:table-cell>
          <table:table-cell table:formula="of:=IF(MOD([.A13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79">
            <text:p>1379</text:p>
          </table:table-cell>
          <table:table-cell table:formula="of:=IF([.G1381]=1;5000;IF([.H1381]=1;[.B1380]-[.$J$2];[.B1380]))" office:value-type="float" office:value="4720">
            <text:p>4720</text:p>
          </table:table-cell>
          <table:table-cell table:formula="of:=[.D1381]/[.B1381]" office:value-type="percentage" office:value="0.046519789602432">
            <text:p>4,65%</text:p>
          </table:table-cell>
          <table:table-cell table:formula="of:=IF([.H1381]=1;[.D1380]-([.$J$2]*[.C1380]);[.D1380])" office:value-type="float" office:value="219.573406923479">
            <text:p>219,5734069235</text:p>
          </table:table-cell>
          <table:table-cell table:formula="of:=IF([.G1381]=1;5000-[.D1380];IF([.H1381]=1;[.E1380]-([.$J$2]*(1-[.C1380]));[.E1380]))" office:value-type="float" office:value="4500.42659307652">
            <text:p>4500,4265930765</text:p>
          </table:table-cell>
          <table:table-cell/>
          <table:table-cell table:formula="of:=IF(MOD([.A1381]-1;50)=0;1;0)" office:value-type="float" office:value="0">
            <text:p>0</text:p>
          </table:table-cell>
          <table:table-cell table:formula="of:=IF(MOD([.A13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80">
            <text:p>1380</text:p>
          </table:table-cell>
          <table:table-cell table:formula="of:=IF([.G1382]=1;5000;IF([.H1382]=1;[.B1381]-[.$J$2];[.B1381]))" office:value-type="float" office:value="4700">
            <text:p>4700</text:p>
          </table:table-cell>
          <table:table-cell table:formula="of:=[.D1382]/[.B1382]" office:value-type="percentage" office:value="0.046519789602432">
            <text:p>4,65%</text:p>
          </table:table-cell>
          <table:table-cell table:formula="of:=IF([.H1382]=1;[.D1381]-([.$J$2]*[.C1381]);[.D1381])" office:value-type="float" office:value="218.64301113143">
            <text:p>218,6430111314</text:p>
          </table:table-cell>
          <table:table-cell table:formula="of:=IF([.G1382]=1;5000-[.D1381];IF([.H1382]=1;[.E1381]-([.$J$2]*(1-[.C1381]));[.E1381]))" office:value-type="float" office:value="4481.35698886857">
            <text:p>4481,3569888686</text:p>
          </table:table-cell>
          <table:table-cell/>
          <table:table-cell table:formula="of:=IF(MOD([.A1382]-1;50)=0;1;0)" office:value-type="float" office:value="0">
            <text:p>0</text:p>
          </table:table-cell>
          <table:table-cell table:formula="of:=IF(MOD([.A13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81">
            <text:p>1381</text:p>
          </table:table-cell>
          <table:table-cell table:formula="of:=IF([.G1383]=1;5000;IF([.H1383]=1;[.B1382]-[.$J$2];[.B1382]))" office:value-type="float" office:value="4700">
            <text:p>4700</text:p>
          </table:table-cell>
          <table:table-cell table:formula="of:=[.D1383]/[.B1383]" office:value-type="percentage" office:value="0.046519789602432">
            <text:p>4,65%</text:p>
          </table:table-cell>
          <table:table-cell table:formula="of:=IF([.H1383]=1;[.D1382]-([.$J$2]*[.C1382]);[.D1382])" office:value-type="float" office:value="218.64301113143">
            <text:p>218,6430111314</text:p>
          </table:table-cell>
          <table:table-cell table:formula="of:=IF([.G1383]=1;5000-[.D1382];IF([.H1383]=1;[.E1382]-([.$J$2]*(1-[.C1382]));[.E1382]))" office:value-type="float" office:value="4481.35698886857">
            <text:p>4481,3569888686</text:p>
          </table:table-cell>
          <table:table-cell/>
          <table:table-cell table:formula="of:=IF(MOD([.A1383]-1;50)=0;1;0)" office:value-type="float" office:value="0">
            <text:p>0</text:p>
          </table:table-cell>
          <table:table-cell table:formula="of:=IF(MOD([.A13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82">
            <text:p>1382</text:p>
          </table:table-cell>
          <table:table-cell table:formula="of:=IF([.G1384]=1;5000;IF([.H1384]=1;[.B1383]-[.$J$2];[.B1383]))" office:value-type="float" office:value="4680">
            <text:p>4680</text:p>
          </table:table-cell>
          <table:table-cell table:formula="of:=[.D1384]/[.B1384]" office:value-type="percentage" office:value="0.046519789602432">
            <text:p>4,65%</text:p>
          </table:table-cell>
          <table:table-cell table:formula="of:=IF([.H1384]=1;[.D1383]-([.$J$2]*[.C1383]);[.D1383])" office:value-type="float" office:value="217.712615339382">
            <text:p>217,7126153394</text:p>
          </table:table-cell>
          <table:table-cell table:formula="of:=IF([.G1384]=1;5000-[.D1383];IF([.H1384]=1;[.E1383]-([.$J$2]*(1-[.C1383]));[.E1383]))" office:value-type="float" office:value="4462.28738466061">
            <text:p>4462,2873846606</text:p>
          </table:table-cell>
          <table:table-cell/>
          <table:table-cell table:formula="of:=IF(MOD([.A1384]-1;50)=0;1;0)" office:value-type="float" office:value="0">
            <text:p>0</text:p>
          </table:table-cell>
          <table:table-cell table:formula="of:=IF(MOD([.A13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83">
            <text:p>1383</text:p>
          </table:table-cell>
          <table:table-cell table:formula="of:=IF([.G1385]=1;5000;IF([.H1385]=1;[.B1384]-[.$J$2];[.B1384]))" office:value-type="float" office:value="4680">
            <text:p>4680</text:p>
          </table:table-cell>
          <table:table-cell table:formula="of:=[.D1385]/[.B1385]" office:value-type="percentage" office:value="0.046519789602432">
            <text:p>4,65%</text:p>
          </table:table-cell>
          <table:table-cell table:formula="of:=IF([.H1385]=1;[.D1384]-([.$J$2]*[.C1384]);[.D1384])" office:value-type="float" office:value="217.712615339382">
            <text:p>217,7126153394</text:p>
          </table:table-cell>
          <table:table-cell table:formula="of:=IF([.G1385]=1;5000-[.D1384];IF([.H1385]=1;[.E1384]-([.$J$2]*(1-[.C1384]));[.E1384]))" office:value-type="float" office:value="4462.28738466061">
            <text:p>4462,2873846606</text:p>
          </table:table-cell>
          <table:table-cell/>
          <table:table-cell table:formula="of:=IF(MOD([.A1385]-1;50)=0;1;0)" office:value-type="float" office:value="0">
            <text:p>0</text:p>
          </table:table-cell>
          <table:table-cell table:formula="of:=IF(MOD([.A13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84">
            <text:p>1384</text:p>
          </table:table-cell>
          <table:table-cell table:formula="of:=IF([.G1386]=1;5000;IF([.H1386]=1;[.B1385]-[.$J$2];[.B1385]))" office:value-type="float" office:value="4660">
            <text:p>4660</text:p>
          </table:table-cell>
          <table:table-cell table:formula="of:=[.D1386]/[.B1386]" office:value-type="percentage" office:value="0.046519789602432">
            <text:p>4,65%</text:p>
          </table:table-cell>
          <table:table-cell table:formula="of:=IF([.H1386]=1;[.D1385]-([.$J$2]*[.C1385]);[.D1385])" office:value-type="float" office:value="216.782219547333">
            <text:p>216,7822195473</text:p>
          </table:table-cell>
          <table:table-cell table:formula="of:=IF([.G1386]=1;5000-[.D1385];IF([.H1386]=1;[.E1385]-([.$J$2]*(1-[.C1385]));[.E1385]))" office:value-type="float" office:value="4443.21778045266">
            <text:p>4443,2177804527</text:p>
          </table:table-cell>
          <table:table-cell/>
          <table:table-cell table:formula="of:=IF(MOD([.A1386]-1;50)=0;1;0)" office:value-type="float" office:value="0">
            <text:p>0</text:p>
          </table:table-cell>
          <table:table-cell table:formula="of:=IF(MOD([.A13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85">
            <text:p>1385</text:p>
          </table:table-cell>
          <table:table-cell table:formula="of:=IF([.G1387]=1;5000;IF([.H1387]=1;[.B1386]-[.$J$2];[.B1386]))" office:value-type="float" office:value="4660">
            <text:p>4660</text:p>
          </table:table-cell>
          <table:table-cell table:formula="of:=[.D1387]/[.B1387]" office:value-type="percentage" office:value="0.046519789602432">
            <text:p>4,65%</text:p>
          </table:table-cell>
          <table:table-cell table:formula="of:=IF([.H1387]=1;[.D1386]-([.$J$2]*[.C1386]);[.D1386])" office:value-type="float" office:value="216.782219547333">
            <text:p>216,7822195473</text:p>
          </table:table-cell>
          <table:table-cell table:formula="of:=IF([.G1387]=1;5000-[.D1386];IF([.H1387]=1;[.E1386]-([.$J$2]*(1-[.C1386]));[.E1386]))" office:value-type="float" office:value="4443.21778045266">
            <text:p>4443,2177804527</text:p>
          </table:table-cell>
          <table:table-cell/>
          <table:table-cell table:formula="of:=IF(MOD([.A1387]-1;50)=0;1;0)" office:value-type="float" office:value="0">
            <text:p>0</text:p>
          </table:table-cell>
          <table:table-cell table:formula="of:=IF(MOD([.A13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86">
            <text:p>1386</text:p>
          </table:table-cell>
          <table:table-cell table:formula="of:=IF([.G1388]=1;5000;IF([.H1388]=1;[.B1387]-[.$J$2];[.B1387]))" office:value-type="float" office:value="4640">
            <text:p>4640</text:p>
          </table:table-cell>
          <table:table-cell table:formula="of:=[.D1388]/[.B1388]" office:value-type="percentage" office:value="0.046519789602432">
            <text:p>4,65%</text:p>
          </table:table-cell>
          <table:table-cell table:formula="of:=IF([.H1388]=1;[.D1387]-([.$J$2]*[.C1387]);[.D1387])" office:value-type="float" office:value="215.851823755284">
            <text:p>215,8518237553</text:p>
          </table:table-cell>
          <table:table-cell table:formula="of:=IF([.G1388]=1;5000-[.D1387];IF([.H1388]=1;[.E1387]-([.$J$2]*(1-[.C1387]));[.E1387]))" office:value-type="float" office:value="4424.14817624471">
            <text:p>4424,1481762447</text:p>
          </table:table-cell>
          <table:table-cell/>
          <table:table-cell table:formula="of:=IF(MOD([.A1388]-1;50)=0;1;0)" office:value-type="float" office:value="0">
            <text:p>0</text:p>
          </table:table-cell>
          <table:table-cell table:formula="of:=IF(MOD([.A13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87">
            <text:p>1387</text:p>
          </table:table-cell>
          <table:table-cell table:formula="of:=IF([.G1389]=1;5000;IF([.H1389]=1;[.B1388]-[.$J$2];[.B1388]))" office:value-type="float" office:value="4640">
            <text:p>4640</text:p>
          </table:table-cell>
          <table:table-cell table:formula="of:=[.D1389]/[.B1389]" office:value-type="percentage" office:value="0.046519789602432">
            <text:p>4,65%</text:p>
          </table:table-cell>
          <table:table-cell table:formula="of:=IF([.H1389]=1;[.D1388]-([.$J$2]*[.C1388]);[.D1388])" office:value-type="float" office:value="215.851823755284">
            <text:p>215,8518237553</text:p>
          </table:table-cell>
          <table:table-cell table:formula="of:=IF([.G1389]=1;5000-[.D1388];IF([.H1389]=1;[.E1388]-([.$J$2]*(1-[.C1388]));[.E1388]))" office:value-type="float" office:value="4424.14817624471">
            <text:p>4424,1481762447</text:p>
          </table:table-cell>
          <table:table-cell/>
          <table:table-cell table:formula="of:=IF(MOD([.A1389]-1;50)=0;1;0)" office:value-type="float" office:value="0">
            <text:p>0</text:p>
          </table:table-cell>
          <table:table-cell table:formula="of:=IF(MOD([.A13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88">
            <text:p>1388</text:p>
          </table:table-cell>
          <table:table-cell table:formula="of:=IF([.G1390]=1;5000;IF([.H1390]=1;[.B1389]-[.$J$2];[.B1389]))" office:value-type="float" office:value="4620">
            <text:p>4620</text:p>
          </table:table-cell>
          <table:table-cell table:formula="of:=[.D1390]/[.B1390]" office:value-type="percentage" office:value="0.046519789602432">
            <text:p>4,65%</text:p>
          </table:table-cell>
          <table:table-cell table:formula="of:=IF([.H1390]=1;[.D1389]-([.$J$2]*[.C1389]);[.D1389])" office:value-type="float" office:value="214.921427963236">
            <text:p>214,9214279632</text:p>
          </table:table-cell>
          <table:table-cell table:formula="of:=IF([.G1390]=1;5000-[.D1389];IF([.H1390]=1;[.E1389]-([.$J$2]*(1-[.C1389]));[.E1389]))" office:value-type="float" office:value="4405.07857203676">
            <text:p>4405,0785720368</text:p>
          </table:table-cell>
          <table:table-cell/>
          <table:table-cell table:formula="of:=IF(MOD([.A1390]-1;50)=0;1;0)" office:value-type="float" office:value="0">
            <text:p>0</text:p>
          </table:table-cell>
          <table:table-cell table:formula="of:=IF(MOD([.A13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89">
            <text:p>1389</text:p>
          </table:table-cell>
          <table:table-cell table:formula="of:=IF([.G1391]=1;5000;IF([.H1391]=1;[.B1390]-[.$J$2];[.B1390]))" office:value-type="float" office:value="4620">
            <text:p>4620</text:p>
          </table:table-cell>
          <table:table-cell table:formula="of:=[.D1391]/[.B1391]" office:value-type="percentage" office:value="0.046519789602432">
            <text:p>4,65%</text:p>
          </table:table-cell>
          <table:table-cell table:formula="of:=IF([.H1391]=1;[.D1390]-([.$J$2]*[.C1390]);[.D1390])" office:value-type="float" office:value="214.921427963236">
            <text:p>214,9214279632</text:p>
          </table:table-cell>
          <table:table-cell table:formula="of:=IF([.G1391]=1;5000-[.D1390];IF([.H1391]=1;[.E1390]-([.$J$2]*(1-[.C1390]));[.E1390]))" office:value-type="float" office:value="4405.07857203676">
            <text:p>4405,0785720368</text:p>
          </table:table-cell>
          <table:table-cell/>
          <table:table-cell table:formula="of:=IF(MOD([.A1391]-1;50)=0;1;0)" office:value-type="float" office:value="0">
            <text:p>0</text:p>
          </table:table-cell>
          <table:table-cell table:formula="of:=IF(MOD([.A13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90">
            <text:p>1390</text:p>
          </table:table-cell>
          <table:table-cell table:formula="of:=IF([.G1392]=1;5000;IF([.H1392]=1;[.B1391]-[.$J$2];[.B1391]))" office:value-type="float" office:value="4600">
            <text:p>4600</text:p>
          </table:table-cell>
          <table:table-cell table:formula="of:=[.D1392]/[.B1392]" office:value-type="percentage" office:value="0.046519789602432">
            <text:p>4,65%</text:p>
          </table:table-cell>
          <table:table-cell table:formula="of:=IF([.H1392]=1;[.D1391]-([.$J$2]*[.C1391]);[.D1391])" office:value-type="float" office:value="213.991032171187">
            <text:p>213,9910321712</text:p>
          </table:table-cell>
          <table:table-cell table:formula="of:=IF([.G1392]=1;5000-[.D1391];IF([.H1392]=1;[.E1391]-([.$J$2]*(1-[.C1391]));[.E1391]))" office:value-type="float" office:value="4386.00896782881">
            <text:p>4386,0089678288</text:p>
          </table:table-cell>
          <table:table-cell/>
          <table:table-cell table:formula="of:=IF(MOD([.A1392]-1;50)=0;1;0)" office:value-type="float" office:value="0">
            <text:p>0</text:p>
          </table:table-cell>
          <table:table-cell table:formula="of:=IF(MOD([.A13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91">
            <text:p>1391</text:p>
          </table:table-cell>
          <table:table-cell table:formula="of:=IF([.G1393]=1;5000;IF([.H1393]=1;[.B1392]-[.$J$2];[.B1392]))" office:value-type="float" office:value="4600">
            <text:p>4600</text:p>
          </table:table-cell>
          <table:table-cell table:formula="of:=[.D1393]/[.B1393]" office:value-type="percentage" office:value="0.046519789602432">
            <text:p>4,65%</text:p>
          </table:table-cell>
          <table:table-cell table:formula="of:=IF([.H1393]=1;[.D1392]-([.$J$2]*[.C1392]);[.D1392])" office:value-type="float" office:value="213.991032171187">
            <text:p>213,9910321712</text:p>
          </table:table-cell>
          <table:table-cell table:formula="of:=IF([.G1393]=1;5000-[.D1392];IF([.H1393]=1;[.E1392]-([.$J$2]*(1-[.C1392]));[.E1392]))" office:value-type="float" office:value="4386.00896782881">
            <text:p>4386,0089678288</text:p>
          </table:table-cell>
          <table:table-cell/>
          <table:table-cell table:formula="of:=IF(MOD([.A1393]-1;50)=0;1;0)" office:value-type="float" office:value="0">
            <text:p>0</text:p>
          </table:table-cell>
          <table:table-cell table:formula="of:=IF(MOD([.A13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92">
            <text:p>1392</text:p>
          </table:table-cell>
          <table:table-cell table:formula="of:=IF([.G1394]=1;5000;IF([.H1394]=1;[.B1393]-[.$J$2];[.B1393]))" office:value-type="float" office:value="4580">
            <text:p>4580</text:p>
          </table:table-cell>
          <table:table-cell table:formula="of:=[.D1394]/[.B1394]" office:value-type="percentage" office:value="0.046519789602432">
            <text:p>4,65%</text:p>
          </table:table-cell>
          <table:table-cell table:formula="of:=IF([.H1394]=1;[.D1393]-([.$J$2]*[.C1393]);[.D1393])" office:value-type="float" office:value="213.060636379138">
            <text:p>213,0606363791</text:p>
          </table:table-cell>
          <table:table-cell table:formula="of:=IF([.G1394]=1;5000-[.D1393];IF([.H1394]=1;[.E1393]-([.$J$2]*(1-[.C1393]));[.E1393]))" office:value-type="float" office:value="4366.93936362086">
            <text:p>4366,9393636209</text:p>
          </table:table-cell>
          <table:table-cell/>
          <table:table-cell table:formula="of:=IF(MOD([.A1394]-1;50)=0;1;0)" office:value-type="float" office:value="0">
            <text:p>0</text:p>
          </table:table-cell>
          <table:table-cell table:formula="of:=IF(MOD([.A13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93">
            <text:p>1393</text:p>
          </table:table-cell>
          <table:table-cell table:formula="of:=IF([.G1395]=1;5000;IF([.H1395]=1;[.B1394]-[.$J$2];[.B1394]))" office:value-type="float" office:value="4580">
            <text:p>4580</text:p>
          </table:table-cell>
          <table:table-cell table:formula="of:=[.D1395]/[.B1395]" office:value-type="percentage" office:value="0.046519789602432">
            <text:p>4,65%</text:p>
          </table:table-cell>
          <table:table-cell table:formula="of:=IF([.H1395]=1;[.D1394]-([.$J$2]*[.C1394]);[.D1394])" office:value-type="float" office:value="213.060636379138">
            <text:p>213,0606363791</text:p>
          </table:table-cell>
          <table:table-cell table:formula="of:=IF([.G1395]=1;5000-[.D1394];IF([.H1395]=1;[.E1394]-([.$J$2]*(1-[.C1394]));[.E1394]))" office:value-type="float" office:value="4366.93936362086">
            <text:p>4366,9393636209</text:p>
          </table:table-cell>
          <table:table-cell/>
          <table:table-cell table:formula="of:=IF(MOD([.A1395]-1;50)=0;1;0)" office:value-type="float" office:value="0">
            <text:p>0</text:p>
          </table:table-cell>
          <table:table-cell table:formula="of:=IF(MOD([.A13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94">
            <text:p>1394</text:p>
          </table:table-cell>
          <table:table-cell table:formula="of:=IF([.G1396]=1;5000;IF([.H1396]=1;[.B1395]-[.$J$2];[.B1395]))" office:value-type="float" office:value="4560">
            <text:p>4560</text:p>
          </table:table-cell>
          <table:table-cell table:formula="of:=[.D1396]/[.B1396]" office:value-type="percentage" office:value="0.046519789602432">
            <text:p>4,65%</text:p>
          </table:table-cell>
          <table:table-cell table:formula="of:=IF([.H1396]=1;[.D1395]-([.$J$2]*[.C1395]);[.D1395])" office:value-type="float" office:value="212.13024058709">
            <text:p>212,1302405871</text:p>
          </table:table-cell>
          <table:table-cell table:formula="of:=IF([.G1396]=1;5000-[.D1395];IF([.H1396]=1;[.E1395]-([.$J$2]*(1-[.C1395]));[.E1395]))" office:value-type="float" office:value="4347.8697594129">
            <text:p>4347,8697594129</text:p>
          </table:table-cell>
          <table:table-cell/>
          <table:table-cell table:formula="of:=IF(MOD([.A1396]-1;50)=0;1;0)" office:value-type="float" office:value="0">
            <text:p>0</text:p>
          </table:table-cell>
          <table:table-cell table:formula="of:=IF(MOD([.A13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95">
            <text:p>1395</text:p>
          </table:table-cell>
          <table:table-cell table:formula="of:=IF([.G1397]=1;5000;IF([.H1397]=1;[.B1396]-[.$J$2];[.B1396]))" office:value-type="float" office:value="4560">
            <text:p>4560</text:p>
          </table:table-cell>
          <table:table-cell table:formula="of:=[.D1397]/[.B1397]" office:value-type="percentage" office:value="0.046519789602432">
            <text:p>4,65%</text:p>
          </table:table-cell>
          <table:table-cell table:formula="of:=IF([.H1397]=1;[.D1396]-([.$J$2]*[.C1396]);[.D1396])" office:value-type="float" office:value="212.13024058709">
            <text:p>212,1302405871</text:p>
          </table:table-cell>
          <table:table-cell table:formula="of:=IF([.G1397]=1;5000-[.D1396];IF([.H1397]=1;[.E1396]-([.$J$2]*(1-[.C1396]));[.E1396]))" office:value-type="float" office:value="4347.8697594129">
            <text:p>4347,8697594129</text:p>
          </table:table-cell>
          <table:table-cell/>
          <table:table-cell table:formula="of:=IF(MOD([.A1397]-1;50)=0;1;0)" office:value-type="float" office:value="0">
            <text:p>0</text:p>
          </table:table-cell>
          <table:table-cell table:formula="of:=IF(MOD([.A13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96">
            <text:p>1396</text:p>
          </table:table-cell>
          <table:table-cell table:formula="of:=IF([.G1398]=1;5000;IF([.H1398]=1;[.B1397]-[.$J$2];[.B1397]))" office:value-type="float" office:value="4540">
            <text:p>4540</text:p>
          </table:table-cell>
          <table:table-cell table:formula="of:=[.D1398]/[.B1398]" office:value-type="percentage" office:value="0.046519789602432">
            <text:p>4,65%</text:p>
          </table:table-cell>
          <table:table-cell table:formula="of:=IF([.H1398]=1;[.D1397]-([.$J$2]*[.C1397]);[.D1397])" office:value-type="float" office:value="211.199844795041">
            <text:p>211,199844795</text:p>
          </table:table-cell>
          <table:table-cell table:formula="of:=IF([.G1398]=1;5000-[.D1397];IF([.H1398]=1;[.E1397]-([.$J$2]*(1-[.C1397]));[.E1397]))" office:value-type="float" office:value="4328.80015520495">
            <text:p>4328,800155205</text:p>
          </table:table-cell>
          <table:table-cell/>
          <table:table-cell table:formula="of:=IF(MOD([.A1398]-1;50)=0;1;0)" office:value-type="float" office:value="0">
            <text:p>0</text:p>
          </table:table-cell>
          <table:table-cell table:formula="of:=IF(MOD([.A13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97">
            <text:p>1397</text:p>
          </table:table-cell>
          <table:table-cell table:formula="of:=IF([.G1399]=1;5000;IF([.H1399]=1;[.B1398]-[.$J$2];[.B1398]))" office:value-type="float" office:value="4540">
            <text:p>4540</text:p>
          </table:table-cell>
          <table:table-cell table:formula="of:=[.D1399]/[.B1399]" office:value-type="percentage" office:value="0.046519789602432">
            <text:p>4,65%</text:p>
          </table:table-cell>
          <table:table-cell table:formula="of:=IF([.H1399]=1;[.D1398]-([.$J$2]*[.C1398]);[.D1398])" office:value-type="float" office:value="211.199844795041">
            <text:p>211,199844795</text:p>
          </table:table-cell>
          <table:table-cell table:formula="of:=IF([.G1399]=1;5000-[.D1398];IF([.H1399]=1;[.E1398]-([.$J$2]*(1-[.C1398]));[.E1398]))" office:value-type="float" office:value="4328.80015520495">
            <text:p>4328,800155205</text:p>
          </table:table-cell>
          <table:table-cell/>
          <table:table-cell table:formula="of:=IF(MOD([.A1399]-1;50)=0;1;0)" office:value-type="float" office:value="0">
            <text:p>0</text:p>
          </table:table-cell>
          <table:table-cell table:formula="of:=IF(MOD([.A13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398">
            <text:p>1398</text:p>
          </table:table-cell>
          <table:table-cell table:formula="of:=IF([.G1400]=1;5000;IF([.H1400]=1;[.B1399]-[.$J$2];[.B1399]))" office:value-type="float" office:value="4520">
            <text:p>4520</text:p>
          </table:table-cell>
          <table:table-cell table:formula="of:=[.D1400]/[.B1400]" office:value-type="percentage" office:value="0.046519789602432">
            <text:p>4,65%</text:p>
          </table:table-cell>
          <table:table-cell table:formula="of:=IF([.H1400]=1;[.D1399]-([.$J$2]*[.C1399]);[.D1399])" office:value-type="float" office:value="210.269449002993">
            <text:p>210,269449003</text:p>
          </table:table-cell>
          <table:table-cell table:formula="of:=IF([.G1400]=1;5000-[.D1399];IF([.H1400]=1;[.E1399]-([.$J$2]*(1-[.C1399]));[.E1399]))" office:value-type="float" office:value="4309.730550997">
            <text:p>4309,730550997</text:p>
          </table:table-cell>
          <table:table-cell/>
          <table:table-cell table:formula="of:=IF(MOD([.A1400]-1;50)=0;1;0)" office:value-type="float" office:value="0">
            <text:p>0</text:p>
          </table:table-cell>
          <table:table-cell table:formula="of:=IF(MOD([.A14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99">
            <text:p>1399</text:p>
          </table:table-cell>
          <table:table-cell table:formula="of:=IF([.G1401]=1;5000;IF([.H1401]=1;[.B1400]-[.$J$2];[.B1400]))" office:value-type="float" office:value="4520">
            <text:p>4520</text:p>
          </table:table-cell>
          <table:table-cell table:formula="of:=[.D1401]/[.B1401]" office:value-type="percentage" office:value="0.046519789602432">
            <text:p>4,65%</text:p>
          </table:table-cell>
          <table:table-cell table:formula="of:=IF([.H1401]=1;[.D1400]-([.$J$2]*[.C1400]);[.D1400])" office:value-type="float" office:value="210.269449002993">
            <text:p>210,269449003</text:p>
          </table:table-cell>
          <table:table-cell table:formula="of:=IF([.G1401]=1;5000-[.D1400];IF([.H1401]=1;[.E1400]-([.$J$2]*(1-[.C1400]));[.E1400]))" office:value-type="float" office:value="4309.730550997">
            <text:p>4309,730550997</text:p>
          </table:table-cell>
          <table:table-cell/>
          <table:table-cell table:formula="of:=IF(MOD([.A1401]-1;50)=0;1;0)" office:value-type="float" office:value="0">
            <text:p>0</text:p>
          </table:table-cell>
          <table:table-cell table:formula="of:=IF(MOD([.A14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00">
            <text:p>1400</text:p>
          </table:table-cell>
          <table:table-cell table:formula="of:=IF([.G1402]=1;5000;IF([.H1402]=1;[.B1401]-[.$J$2];[.B1401]))" office:value-type="float" office:value="4500">
            <text:p>4500</text:p>
          </table:table-cell>
          <table:table-cell table:formula="of:=[.D1402]/[.B1402]" office:value-type="percentage" office:value="0.046519789602432">
            <text:p>4,65%</text:p>
          </table:table-cell>
          <table:table-cell table:formula="of:=IF([.H1402]=1;[.D1401]-([.$J$2]*[.C1401]);[.D1401])" office:value-type="float" office:value="209.339053210944">
            <text:p>209,3390532109</text:p>
          </table:table-cell>
          <table:table-cell table:formula="of:=IF([.G1402]=1;5000-[.D1401];IF([.H1402]=1;[.E1401]-([.$J$2]*(1-[.C1401]));[.E1401]))" office:value-type="float" office:value="4290.66094678905">
            <text:p>4290,6609467891</text:p>
          </table:table-cell>
          <table:table-cell/>
          <table:table-cell table:formula="of:=IF(MOD([.A1402]-1;50)=0;1;0)" office:value-type="float" office:value="0">
            <text:p>0</text:p>
          </table:table-cell>
          <table:table-cell table:formula="of:=IF(MOD([.A14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01">
            <text:p>1401</text:p>
          </table:table-cell>
          <table:table-cell table:formula="of:=IF([.G1403]=1;5000;IF([.H1403]=1;[.B1402]-[.$J$2];[.B1402]))" office:value-type="float" office:value="5000">
            <text:p>5000</text:p>
          </table:table-cell>
          <table:table-cell table:formula="of:=[.D1403]/[.B1403]" office:value-type="percentage" office:value="0.0418678106421888">
            <text:p>4,19%</text:p>
          </table:table-cell>
          <table:table-cell table:formula="of:=IF([.H1403]=1;[.D1402]-([.$J$2]*[.C1402]);[.D1402])" office:value-type="float" office:value="209.339053210944">
            <text:p>209,3390532109</text:p>
          </table:table-cell>
          <table:table-cell table:formula="of:=IF([.G1403]=1;5000-[.D1402];IF([.H1403]=1;[.E1402]-([.$J$2]*(1-[.C1402]));[.E1402]))" office:value-type="float" office:value="4790.66094678906">
            <text:p>4790,6609467891</text:p>
          </table:table-cell>
          <table:table-cell/>
          <table:table-cell table:formula="of:=IF(MOD([.A1403]-1;50)=0;1;0)" office:value-type="float" office:value="1">
            <text:p>1</text:p>
          </table:table-cell>
          <table:table-cell table:formula="of:=IF(MOD([.A140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02">
            <text:p>1402</text:p>
          </table:table-cell>
          <table:table-cell table:formula="of:=IF([.G1404]=1;5000;IF([.H1404]=1;[.B1403]-[.$J$2];[.B1403]))" office:value-type="float" office:value="4980">
            <text:p>4980</text:p>
          </table:table-cell>
          <table:table-cell table:formula="of:=[.D1404]/[.B1404]" office:value-type="percentage" office:value="0.0418678106421888">
            <text:p>4,19%</text:p>
          </table:table-cell>
          <table:table-cell table:formula="of:=IF([.H1404]=1;[.D1403]-([.$J$2]*[.C1403]);[.D1403])" office:value-type="float" office:value="208.5016969981">
            <text:p>208,5016969981</text:p>
          </table:table-cell>
          <table:table-cell table:formula="of:=IF([.G1404]=1;5000-[.D1403];IF([.H1404]=1;[.E1403]-([.$J$2]*(1-[.C1403]));[.E1403]))" office:value-type="float" office:value="4771.4983030019">
            <text:p>4771,4983030019</text:p>
          </table:table-cell>
          <table:table-cell/>
          <table:table-cell table:formula="of:=IF(MOD([.A1404]-1;50)=0;1;0)" office:value-type="float" office:value="0">
            <text:p>0</text:p>
          </table:table-cell>
          <table:table-cell table:formula="of:=IF(MOD([.A140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03">
            <text:p>1403</text:p>
          </table:table-cell>
          <table:table-cell table:formula="of:=IF([.G1405]=1;5000;IF([.H1405]=1;[.B1404]-[.$J$2];[.B1404]))" office:value-type="float" office:value="4980">
            <text:p>4980</text:p>
          </table:table-cell>
          <table:table-cell table:formula="of:=[.D1405]/[.B1405]" office:value-type="percentage" office:value="0.0418678106421888">
            <text:p>4,19%</text:p>
          </table:table-cell>
          <table:table-cell table:formula="of:=IF([.H1405]=1;[.D1404]-([.$J$2]*[.C1404]);[.D1404])" office:value-type="float" office:value="208.5016969981">
            <text:p>208,5016969981</text:p>
          </table:table-cell>
          <table:table-cell table:formula="of:=IF([.G1405]=1;5000-[.D1404];IF([.H1405]=1;[.E1404]-([.$J$2]*(1-[.C1404]));[.E1404]))" office:value-type="float" office:value="4771.4983030019">
            <text:p>4771,4983030019</text:p>
          </table:table-cell>
          <table:table-cell/>
          <table:table-cell table:formula="of:=IF(MOD([.A1405]-1;50)=0;1;0)" office:value-type="float" office:value="0">
            <text:p>0</text:p>
          </table:table-cell>
          <table:table-cell table:formula="of:=IF(MOD([.A140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04">
            <text:p>1404</text:p>
          </table:table-cell>
          <table:table-cell table:formula="of:=IF([.G1406]=1;5000;IF([.H1406]=1;[.B1405]-[.$J$2];[.B1405]))" office:value-type="float" office:value="4960">
            <text:p>4960</text:p>
          </table:table-cell>
          <table:table-cell table:formula="of:=[.D1406]/[.B1406]" office:value-type="percentage" office:value="0.0418678106421888">
            <text:p>4,19%</text:p>
          </table:table-cell>
          <table:table-cell table:formula="of:=IF([.H1406]=1;[.D1405]-([.$J$2]*[.C1405]);[.D1405])" office:value-type="float" office:value="207.664340785256">
            <text:p>207,6643407853</text:p>
          </table:table-cell>
          <table:table-cell table:formula="of:=IF([.G1406]=1;5000-[.D1405];IF([.H1406]=1;[.E1405]-([.$J$2]*(1-[.C1405]));[.E1405]))" office:value-type="float" office:value="4752.33565921474">
            <text:p>4752,3356592148</text:p>
          </table:table-cell>
          <table:table-cell/>
          <table:table-cell table:formula="of:=IF(MOD([.A1406]-1;50)=0;1;0)" office:value-type="float" office:value="0">
            <text:p>0</text:p>
          </table:table-cell>
          <table:table-cell table:formula="of:=IF(MOD([.A140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05">
            <text:p>1405</text:p>
          </table:table-cell>
          <table:table-cell table:formula="of:=IF([.G1407]=1;5000;IF([.H1407]=1;[.B1406]-[.$J$2];[.B1406]))" office:value-type="float" office:value="4960">
            <text:p>4960</text:p>
          </table:table-cell>
          <table:table-cell table:formula="of:=[.D1407]/[.B1407]" office:value-type="percentage" office:value="0.0418678106421888">
            <text:p>4,19%</text:p>
          </table:table-cell>
          <table:table-cell table:formula="of:=IF([.H1407]=1;[.D1406]-([.$J$2]*[.C1406]);[.D1406])" office:value-type="float" office:value="207.664340785256">
            <text:p>207,6643407853</text:p>
          </table:table-cell>
          <table:table-cell table:formula="of:=IF([.G1407]=1;5000-[.D1406];IF([.H1407]=1;[.E1406]-([.$J$2]*(1-[.C1406]));[.E1406]))" office:value-type="float" office:value="4752.33565921474">
            <text:p>4752,3356592148</text:p>
          </table:table-cell>
          <table:table-cell/>
          <table:table-cell table:formula="of:=IF(MOD([.A1407]-1;50)=0;1;0)" office:value-type="float" office:value="0">
            <text:p>0</text:p>
          </table:table-cell>
          <table:table-cell table:formula="of:=IF(MOD([.A140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06">
            <text:p>1406</text:p>
          </table:table-cell>
          <table:table-cell table:formula="of:=IF([.G1408]=1;5000;IF([.H1408]=1;[.B1407]-[.$J$2];[.B1407]))" office:value-type="float" office:value="4940">
            <text:p>4940</text:p>
          </table:table-cell>
          <table:table-cell table:formula="of:=[.D1408]/[.B1408]" office:value-type="percentage" office:value="0.0418678106421888">
            <text:p>4,19%</text:p>
          </table:table-cell>
          <table:table-cell table:formula="of:=IF([.H1408]=1;[.D1407]-([.$J$2]*[.C1407]);[.D1407])" office:value-type="float" office:value="206.826984572413">
            <text:p>206,8269845724</text:p>
          </table:table-cell>
          <table:table-cell table:formula="of:=IF([.G1408]=1;5000-[.D1407];IF([.H1408]=1;[.E1407]-([.$J$2]*(1-[.C1407]));[.E1407]))" office:value-type="float" office:value="4733.17301542759">
            <text:p>4733,1730154276</text:p>
          </table:table-cell>
          <table:table-cell/>
          <table:table-cell table:formula="of:=IF(MOD([.A1408]-1;50)=0;1;0)" office:value-type="float" office:value="0">
            <text:p>0</text:p>
          </table:table-cell>
          <table:table-cell table:formula="of:=IF(MOD([.A140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07">
            <text:p>1407</text:p>
          </table:table-cell>
          <table:table-cell table:formula="of:=IF([.G1409]=1;5000;IF([.H1409]=1;[.B1408]-[.$J$2];[.B1408]))" office:value-type="float" office:value="4940">
            <text:p>4940</text:p>
          </table:table-cell>
          <table:table-cell table:formula="of:=[.D1409]/[.B1409]" office:value-type="percentage" office:value="0.0418678106421888">
            <text:p>4,19%</text:p>
          </table:table-cell>
          <table:table-cell table:formula="of:=IF([.H1409]=1;[.D1408]-([.$J$2]*[.C1408]);[.D1408])" office:value-type="float" office:value="206.826984572413">
            <text:p>206,8269845724</text:p>
          </table:table-cell>
          <table:table-cell table:formula="of:=IF([.G1409]=1;5000-[.D1408];IF([.H1409]=1;[.E1408]-([.$J$2]*(1-[.C1408]));[.E1408]))" office:value-type="float" office:value="4733.17301542759">
            <text:p>4733,1730154276</text:p>
          </table:table-cell>
          <table:table-cell/>
          <table:table-cell table:formula="of:=IF(MOD([.A1409]-1;50)=0;1;0)" office:value-type="float" office:value="0">
            <text:p>0</text:p>
          </table:table-cell>
          <table:table-cell table:formula="of:=IF(MOD([.A140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08">
            <text:p>1408</text:p>
          </table:table-cell>
          <table:table-cell table:formula="of:=IF([.G1410]=1;5000;IF([.H1410]=1;[.B1409]-[.$J$2];[.B1409]))" office:value-type="float" office:value="4920">
            <text:p>4920</text:p>
          </table:table-cell>
          <table:table-cell table:formula="of:=[.D1410]/[.B1410]" office:value-type="percentage" office:value="0.0418678106421888">
            <text:p>4,19%</text:p>
          </table:table-cell>
          <table:table-cell table:formula="of:=IF([.H1410]=1;[.D1409]-([.$J$2]*[.C1409]);[.D1409])" office:value-type="float" office:value="205.989628359569">
            <text:p>205,9896283596</text:p>
          </table:table-cell>
          <table:table-cell table:formula="of:=IF([.G1410]=1;5000-[.D1409];IF([.H1410]=1;[.E1409]-([.$J$2]*(1-[.C1409]));[.E1409]))" office:value-type="float" office:value="4714.01037164043">
            <text:p>4714,0103716404</text:p>
          </table:table-cell>
          <table:table-cell/>
          <table:table-cell table:formula="of:=IF(MOD([.A1410]-1;50)=0;1;0)" office:value-type="float" office:value="0">
            <text:p>0</text:p>
          </table:table-cell>
          <table:table-cell table:formula="of:=IF(MOD([.A141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09">
            <text:p>1409</text:p>
          </table:table-cell>
          <table:table-cell table:formula="of:=IF([.G1411]=1;5000;IF([.H1411]=1;[.B1410]-[.$J$2];[.B1410]))" office:value-type="float" office:value="4920">
            <text:p>4920</text:p>
          </table:table-cell>
          <table:table-cell table:formula="of:=[.D1411]/[.B1411]" office:value-type="percentage" office:value="0.0418678106421888">
            <text:p>4,19%</text:p>
          </table:table-cell>
          <table:table-cell table:formula="of:=IF([.H1411]=1;[.D1410]-([.$J$2]*[.C1410]);[.D1410])" office:value-type="float" office:value="205.989628359569">
            <text:p>205,9896283596</text:p>
          </table:table-cell>
          <table:table-cell table:formula="of:=IF([.G1411]=1;5000-[.D1410];IF([.H1411]=1;[.E1410]-([.$J$2]*(1-[.C1410]));[.E1410]))" office:value-type="float" office:value="4714.01037164043">
            <text:p>4714,0103716404</text:p>
          </table:table-cell>
          <table:table-cell/>
          <table:table-cell table:formula="of:=IF(MOD([.A1411]-1;50)=0;1;0)" office:value-type="float" office:value="0">
            <text:p>0</text:p>
          </table:table-cell>
          <table:table-cell table:formula="of:=IF(MOD([.A141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10">
            <text:p>1410</text:p>
          </table:table-cell>
          <table:table-cell table:formula="of:=IF([.G1412]=1;5000;IF([.H1412]=1;[.B1411]-[.$J$2];[.B1411]))" office:value-type="float" office:value="4900">
            <text:p>4900</text:p>
          </table:table-cell>
          <table:table-cell table:formula="of:=[.D1412]/[.B1412]" office:value-type="percentage" office:value="0.0418678106421888">
            <text:p>4,19%</text:p>
          </table:table-cell>
          <table:table-cell table:formula="of:=IF([.H1412]=1;[.D1411]-([.$J$2]*[.C1411]);[.D1411])" office:value-type="float" office:value="205.152272146725">
            <text:p>205,1522721467</text:p>
          </table:table-cell>
          <table:table-cell table:formula="of:=IF([.G1412]=1;5000-[.D1411];IF([.H1412]=1;[.E1411]-([.$J$2]*(1-[.C1411]));[.E1411]))" office:value-type="float" office:value="4694.84772785327">
            <text:p>4694,8477278533</text:p>
          </table:table-cell>
          <table:table-cell/>
          <table:table-cell table:formula="of:=IF(MOD([.A1412]-1;50)=0;1;0)" office:value-type="float" office:value="0">
            <text:p>0</text:p>
          </table:table-cell>
          <table:table-cell table:formula="of:=IF(MOD([.A141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11">
            <text:p>1411</text:p>
          </table:table-cell>
          <table:table-cell table:formula="of:=IF([.G1413]=1;5000;IF([.H1413]=1;[.B1412]-[.$J$2];[.B1412]))" office:value-type="float" office:value="4900">
            <text:p>4900</text:p>
          </table:table-cell>
          <table:table-cell table:formula="of:=[.D1413]/[.B1413]" office:value-type="percentage" office:value="0.0418678106421888">
            <text:p>4,19%</text:p>
          </table:table-cell>
          <table:table-cell table:formula="of:=IF([.H1413]=1;[.D1412]-([.$J$2]*[.C1412]);[.D1412])" office:value-type="float" office:value="205.152272146725">
            <text:p>205,1522721467</text:p>
          </table:table-cell>
          <table:table-cell table:formula="of:=IF([.G1413]=1;5000-[.D1412];IF([.H1413]=1;[.E1412]-([.$J$2]*(1-[.C1412]));[.E1412]))" office:value-type="float" office:value="4694.84772785327">
            <text:p>4694,8477278533</text:p>
          </table:table-cell>
          <table:table-cell/>
          <table:table-cell table:formula="of:=IF(MOD([.A1413]-1;50)=0;1;0)" office:value-type="float" office:value="0">
            <text:p>0</text:p>
          </table:table-cell>
          <table:table-cell table:formula="of:=IF(MOD([.A141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12">
            <text:p>1412</text:p>
          </table:table-cell>
          <table:table-cell table:formula="of:=IF([.G1414]=1;5000;IF([.H1414]=1;[.B1413]-[.$J$2];[.B1413]))" office:value-type="float" office:value="4880">
            <text:p>4880</text:p>
          </table:table-cell>
          <table:table-cell table:formula="of:=[.D1414]/[.B1414]" office:value-type="percentage" office:value="0.0418678106421888">
            <text:p>4,19%</text:p>
          </table:table-cell>
          <table:table-cell table:formula="of:=IF([.H1414]=1;[.D1413]-([.$J$2]*[.C1413]);[.D1413])" office:value-type="float" office:value="204.314915933881">
            <text:p>204,3149159339</text:p>
          </table:table-cell>
          <table:table-cell table:formula="of:=IF([.G1414]=1;5000-[.D1413];IF([.H1414]=1;[.E1413]-([.$J$2]*(1-[.C1413]));[.E1413]))" office:value-type="float" office:value="4675.68508406612">
            <text:p>4675,6850840661</text:p>
          </table:table-cell>
          <table:table-cell/>
          <table:table-cell table:formula="of:=IF(MOD([.A1414]-1;50)=0;1;0)" office:value-type="float" office:value="0">
            <text:p>0</text:p>
          </table:table-cell>
          <table:table-cell table:formula="of:=IF(MOD([.A141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13">
            <text:p>1413</text:p>
          </table:table-cell>
          <table:table-cell table:formula="of:=IF([.G1415]=1;5000;IF([.H1415]=1;[.B1414]-[.$J$2];[.B1414]))" office:value-type="float" office:value="4880">
            <text:p>4880</text:p>
          </table:table-cell>
          <table:table-cell table:formula="of:=[.D1415]/[.B1415]" office:value-type="percentage" office:value="0.0418678106421888">
            <text:p>4,19%</text:p>
          </table:table-cell>
          <table:table-cell table:formula="of:=IF([.H1415]=1;[.D1414]-([.$J$2]*[.C1414]);[.D1414])" office:value-type="float" office:value="204.314915933881">
            <text:p>204,3149159339</text:p>
          </table:table-cell>
          <table:table-cell table:formula="of:=IF([.G1415]=1;5000-[.D1414];IF([.H1415]=1;[.E1414]-([.$J$2]*(1-[.C1414]));[.E1414]))" office:value-type="float" office:value="4675.68508406612">
            <text:p>4675,6850840661</text:p>
          </table:table-cell>
          <table:table-cell/>
          <table:table-cell table:formula="of:=IF(MOD([.A1415]-1;50)=0;1;0)" office:value-type="float" office:value="0">
            <text:p>0</text:p>
          </table:table-cell>
          <table:table-cell table:formula="of:=IF(MOD([.A141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14">
            <text:p>1414</text:p>
          </table:table-cell>
          <table:table-cell table:formula="of:=IF([.G1416]=1;5000;IF([.H1416]=1;[.B1415]-[.$J$2];[.B1415]))" office:value-type="float" office:value="4860">
            <text:p>4860</text:p>
          </table:table-cell>
          <table:table-cell table:formula="of:=[.D1416]/[.B1416]" office:value-type="percentage" office:value="0.0418678106421888">
            <text:p>4,19%</text:p>
          </table:table-cell>
          <table:table-cell table:formula="of:=IF([.H1416]=1;[.D1415]-([.$J$2]*[.C1415]);[.D1415])" office:value-type="float" office:value="203.477559721037">
            <text:p>203,477559721</text:p>
          </table:table-cell>
          <table:table-cell table:formula="of:=IF([.G1416]=1;5000-[.D1415];IF([.H1416]=1;[.E1415]-([.$J$2]*(1-[.C1415]));[.E1415]))" office:value-type="float" office:value="4656.52244027896">
            <text:p>4656,522440279</text:p>
          </table:table-cell>
          <table:table-cell/>
          <table:table-cell table:formula="of:=IF(MOD([.A1416]-1;50)=0;1;0)" office:value-type="float" office:value="0">
            <text:p>0</text:p>
          </table:table-cell>
          <table:table-cell table:formula="of:=IF(MOD([.A141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15">
            <text:p>1415</text:p>
          </table:table-cell>
          <table:table-cell table:formula="of:=IF([.G1417]=1;5000;IF([.H1417]=1;[.B1416]-[.$J$2];[.B1416]))" office:value-type="float" office:value="4860">
            <text:p>4860</text:p>
          </table:table-cell>
          <table:table-cell table:formula="of:=[.D1417]/[.B1417]" office:value-type="percentage" office:value="0.0418678106421888">
            <text:p>4,19%</text:p>
          </table:table-cell>
          <table:table-cell table:formula="of:=IF([.H1417]=1;[.D1416]-([.$J$2]*[.C1416]);[.D1416])" office:value-type="float" office:value="203.477559721037">
            <text:p>203,477559721</text:p>
          </table:table-cell>
          <table:table-cell table:formula="of:=IF([.G1417]=1;5000-[.D1416];IF([.H1417]=1;[.E1416]-([.$J$2]*(1-[.C1416]));[.E1416]))" office:value-type="float" office:value="4656.52244027896">
            <text:p>4656,522440279</text:p>
          </table:table-cell>
          <table:table-cell/>
          <table:table-cell table:formula="of:=IF(MOD([.A1417]-1;50)=0;1;0)" office:value-type="float" office:value="0">
            <text:p>0</text:p>
          </table:table-cell>
          <table:table-cell table:formula="of:=IF(MOD([.A141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16">
            <text:p>1416</text:p>
          </table:table-cell>
          <table:table-cell table:formula="of:=IF([.G1418]=1;5000;IF([.H1418]=1;[.B1417]-[.$J$2];[.B1417]))" office:value-type="float" office:value="4840">
            <text:p>4840</text:p>
          </table:table-cell>
          <table:table-cell table:formula="of:=[.D1418]/[.B1418]" office:value-type="percentage" office:value="0.0418678106421888">
            <text:p>4,19%</text:p>
          </table:table-cell>
          <table:table-cell table:formula="of:=IF([.H1418]=1;[.D1417]-([.$J$2]*[.C1417]);[.D1417])" office:value-type="float" office:value="202.640203508194">
            <text:p>202,6402035082</text:p>
          </table:table-cell>
          <table:table-cell table:formula="of:=IF([.G1418]=1;5000-[.D1417];IF([.H1418]=1;[.E1417]-([.$J$2]*(1-[.C1417]));[.E1417]))" office:value-type="float" office:value="4637.3597964918">
            <text:p>4637,3597964918</text:p>
          </table:table-cell>
          <table:table-cell/>
          <table:table-cell table:formula="of:=IF(MOD([.A1418]-1;50)=0;1;0)" office:value-type="float" office:value="0">
            <text:p>0</text:p>
          </table:table-cell>
          <table:table-cell table:formula="of:=IF(MOD([.A141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17">
            <text:p>1417</text:p>
          </table:table-cell>
          <table:table-cell table:formula="of:=IF([.G1419]=1;5000;IF([.H1419]=1;[.B1418]-[.$J$2];[.B1418]))" office:value-type="float" office:value="4840">
            <text:p>4840</text:p>
          </table:table-cell>
          <table:table-cell table:formula="of:=[.D1419]/[.B1419]" office:value-type="percentage" office:value="0.0418678106421888">
            <text:p>4,19%</text:p>
          </table:table-cell>
          <table:table-cell table:formula="of:=IF([.H1419]=1;[.D1418]-([.$J$2]*[.C1418]);[.D1418])" office:value-type="float" office:value="202.640203508194">
            <text:p>202,6402035082</text:p>
          </table:table-cell>
          <table:table-cell table:formula="of:=IF([.G1419]=1;5000-[.D1418];IF([.H1419]=1;[.E1418]-([.$J$2]*(1-[.C1418]));[.E1418]))" office:value-type="float" office:value="4637.3597964918">
            <text:p>4637,3597964918</text:p>
          </table:table-cell>
          <table:table-cell/>
          <table:table-cell table:formula="of:=IF(MOD([.A1419]-1;50)=0;1;0)" office:value-type="float" office:value="0">
            <text:p>0</text:p>
          </table:table-cell>
          <table:table-cell table:formula="of:=IF(MOD([.A141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18">
            <text:p>1418</text:p>
          </table:table-cell>
          <table:table-cell table:formula="of:=IF([.G1420]=1;5000;IF([.H1420]=1;[.B1419]-[.$J$2];[.B1419]))" office:value-type="float" office:value="4820">
            <text:p>4820</text:p>
          </table:table-cell>
          <table:table-cell table:formula="of:=[.D1420]/[.B1420]" office:value-type="percentage" office:value="0.0418678106421888">
            <text:p>4,19%</text:p>
          </table:table-cell>
          <table:table-cell table:formula="of:=IF([.H1420]=1;[.D1419]-([.$J$2]*[.C1419]);[.D1419])" office:value-type="float" office:value="201.80284729535">
            <text:p>201,8028472954</text:p>
          </table:table-cell>
          <table:table-cell table:formula="of:=IF([.G1420]=1;5000-[.D1419];IF([.H1420]=1;[.E1419]-([.$J$2]*(1-[.C1419]));[.E1419]))" office:value-type="float" office:value="4618.19715270465">
            <text:p>4618,1971527047</text:p>
          </table:table-cell>
          <table:table-cell/>
          <table:table-cell table:formula="of:=IF(MOD([.A1420]-1;50)=0;1;0)" office:value-type="float" office:value="0">
            <text:p>0</text:p>
          </table:table-cell>
          <table:table-cell table:formula="of:=IF(MOD([.A142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19">
            <text:p>1419</text:p>
          </table:table-cell>
          <table:table-cell table:formula="of:=IF([.G1421]=1;5000;IF([.H1421]=1;[.B1420]-[.$J$2];[.B1420]))" office:value-type="float" office:value="4820">
            <text:p>4820</text:p>
          </table:table-cell>
          <table:table-cell table:formula="of:=[.D1421]/[.B1421]" office:value-type="percentage" office:value="0.0418678106421888">
            <text:p>4,19%</text:p>
          </table:table-cell>
          <table:table-cell table:formula="of:=IF([.H1421]=1;[.D1420]-([.$J$2]*[.C1420]);[.D1420])" office:value-type="float" office:value="201.80284729535">
            <text:p>201,8028472954</text:p>
          </table:table-cell>
          <table:table-cell table:formula="of:=IF([.G1421]=1;5000-[.D1420];IF([.H1421]=1;[.E1420]-([.$J$2]*(1-[.C1420]));[.E1420]))" office:value-type="float" office:value="4618.19715270465">
            <text:p>4618,1971527047</text:p>
          </table:table-cell>
          <table:table-cell/>
          <table:table-cell table:formula="of:=IF(MOD([.A1421]-1;50)=0;1;0)" office:value-type="float" office:value="0">
            <text:p>0</text:p>
          </table:table-cell>
          <table:table-cell table:formula="of:=IF(MOD([.A142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20">
            <text:p>1420</text:p>
          </table:table-cell>
          <table:table-cell table:formula="of:=IF([.G1422]=1;5000;IF([.H1422]=1;[.B1421]-[.$J$2];[.B1421]))" office:value-type="float" office:value="4800">
            <text:p>4800</text:p>
          </table:table-cell>
          <table:table-cell table:formula="of:=[.D1422]/[.B1422]" office:value-type="percentage" office:value="0.0418678106421888">
            <text:p>4,19%</text:p>
          </table:table-cell>
          <table:table-cell table:formula="of:=IF([.H1422]=1;[.D1421]-([.$J$2]*[.C1421]);[.D1421])" office:value-type="float" office:value="200.965491082506">
            <text:p>200,9654910825</text:p>
          </table:table-cell>
          <table:table-cell table:formula="of:=IF([.G1422]=1;5000-[.D1421];IF([.H1422]=1;[.E1421]-([.$J$2]*(1-[.C1421]));[.E1421]))" office:value-type="float" office:value="4599.03450891749">
            <text:p>4599,0345089175</text:p>
          </table:table-cell>
          <table:table-cell/>
          <table:table-cell table:formula="of:=IF(MOD([.A1422]-1;50)=0;1;0)" office:value-type="float" office:value="0">
            <text:p>0</text:p>
          </table:table-cell>
          <table:table-cell table:formula="of:=IF(MOD([.A142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21">
            <text:p>1421</text:p>
          </table:table-cell>
          <table:table-cell table:formula="of:=IF([.G1423]=1;5000;IF([.H1423]=1;[.B1422]-[.$J$2];[.B1422]))" office:value-type="float" office:value="4800">
            <text:p>4800</text:p>
          </table:table-cell>
          <table:table-cell table:formula="of:=[.D1423]/[.B1423]" office:value-type="percentage" office:value="0.0418678106421888">
            <text:p>4,19%</text:p>
          </table:table-cell>
          <table:table-cell table:formula="of:=IF([.H1423]=1;[.D1422]-([.$J$2]*[.C1422]);[.D1422])" office:value-type="float" office:value="200.965491082506">
            <text:p>200,9654910825</text:p>
          </table:table-cell>
          <table:table-cell table:formula="of:=IF([.G1423]=1;5000-[.D1422];IF([.H1423]=1;[.E1422]-([.$J$2]*(1-[.C1422]));[.E1422]))" office:value-type="float" office:value="4599.03450891749">
            <text:p>4599,0345089175</text:p>
          </table:table-cell>
          <table:table-cell/>
          <table:table-cell table:formula="of:=IF(MOD([.A1423]-1;50)=0;1;0)" office:value-type="float" office:value="0">
            <text:p>0</text:p>
          </table:table-cell>
          <table:table-cell table:formula="of:=IF(MOD([.A142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22">
            <text:p>1422</text:p>
          </table:table-cell>
          <table:table-cell table:formula="of:=IF([.G1424]=1;5000;IF([.H1424]=1;[.B1423]-[.$J$2];[.B1423]))" office:value-type="float" office:value="4780">
            <text:p>4780</text:p>
          </table:table-cell>
          <table:table-cell table:formula="of:=[.D1424]/[.B1424]" office:value-type="percentage" office:value="0.0418678106421888">
            <text:p>4,19%</text:p>
          </table:table-cell>
          <table:table-cell table:formula="of:=IF([.H1424]=1;[.D1423]-([.$J$2]*[.C1423]);[.D1423])" office:value-type="float" office:value="200.128134869662">
            <text:p>200,1281348697</text:p>
          </table:table-cell>
          <table:table-cell table:formula="of:=IF([.G1424]=1;5000-[.D1423];IF([.H1424]=1;[.E1423]-([.$J$2]*(1-[.C1423]));[.E1423]))" office:value-type="float" office:value="4579.87186513034">
            <text:p>4579,8718651303</text:p>
          </table:table-cell>
          <table:table-cell/>
          <table:table-cell table:formula="of:=IF(MOD([.A1424]-1;50)=0;1;0)" office:value-type="float" office:value="0">
            <text:p>0</text:p>
          </table:table-cell>
          <table:table-cell table:formula="of:=IF(MOD([.A142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23">
            <text:p>1423</text:p>
          </table:table-cell>
          <table:table-cell table:formula="of:=IF([.G1425]=1;5000;IF([.H1425]=1;[.B1424]-[.$J$2];[.B1424]))" office:value-type="float" office:value="4780">
            <text:p>4780</text:p>
          </table:table-cell>
          <table:table-cell table:formula="of:=[.D1425]/[.B1425]" office:value-type="percentage" office:value="0.0418678106421888">
            <text:p>4,19%</text:p>
          </table:table-cell>
          <table:table-cell table:formula="of:=IF([.H1425]=1;[.D1424]-([.$J$2]*[.C1424]);[.D1424])" office:value-type="float" office:value="200.128134869662">
            <text:p>200,1281348697</text:p>
          </table:table-cell>
          <table:table-cell table:formula="of:=IF([.G1425]=1;5000-[.D1424];IF([.H1425]=1;[.E1424]-([.$J$2]*(1-[.C1424]));[.E1424]))" office:value-type="float" office:value="4579.87186513034">
            <text:p>4579,8718651303</text:p>
          </table:table-cell>
          <table:table-cell/>
          <table:table-cell table:formula="of:=IF(MOD([.A1425]-1;50)=0;1;0)" office:value-type="float" office:value="0">
            <text:p>0</text:p>
          </table:table-cell>
          <table:table-cell table:formula="of:=IF(MOD([.A142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24">
            <text:p>1424</text:p>
          </table:table-cell>
          <table:table-cell table:formula="of:=IF([.G1426]=1;5000;IF([.H1426]=1;[.B1425]-[.$J$2];[.B1425]))" office:value-type="float" office:value="4760">
            <text:p>4760</text:p>
          </table:table-cell>
          <table:table-cell table:formula="of:=[.D1426]/[.B1426]" office:value-type="percentage" office:value="0.0418678106421888">
            <text:p>4,19%</text:p>
          </table:table-cell>
          <table:table-cell table:formula="of:=IF([.H1426]=1;[.D1425]-([.$J$2]*[.C1425]);[.D1425])" office:value-type="float" office:value="199.290778656818">
            <text:p>199,2907786568</text:p>
          </table:table-cell>
          <table:table-cell table:formula="of:=IF([.G1426]=1;5000-[.D1425];IF([.H1426]=1;[.E1425]-([.$J$2]*(1-[.C1425]));[.E1425]))" office:value-type="float" office:value="4560.70922134318">
            <text:p>4560,7092213432</text:p>
          </table:table-cell>
          <table:table-cell/>
          <table:table-cell table:formula="of:=IF(MOD([.A1426]-1;50)=0;1;0)" office:value-type="float" office:value="0">
            <text:p>0</text:p>
          </table:table-cell>
          <table:table-cell table:formula="of:=IF(MOD([.A142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25">
            <text:p>1425</text:p>
          </table:table-cell>
          <table:table-cell table:formula="of:=IF([.G1427]=1;5000;IF([.H1427]=1;[.B1426]-[.$J$2];[.B1426]))" office:value-type="float" office:value="4760">
            <text:p>4760</text:p>
          </table:table-cell>
          <table:table-cell table:formula="of:=[.D1427]/[.B1427]" office:value-type="percentage" office:value="0.0418678106421888">
            <text:p>4,19%</text:p>
          </table:table-cell>
          <table:table-cell table:formula="of:=IF([.H1427]=1;[.D1426]-([.$J$2]*[.C1426]);[.D1426])" office:value-type="float" office:value="199.290778656818">
            <text:p>199,2907786568</text:p>
          </table:table-cell>
          <table:table-cell table:formula="of:=IF([.G1427]=1;5000-[.D1426];IF([.H1427]=1;[.E1426]-([.$J$2]*(1-[.C1426]));[.E1426]))" office:value-type="float" office:value="4560.70922134318">
            <text:p>4560,7092213432</text:p>
          </table:table-cell>
          <table:table-cell/>
          <table:table-cell table:formula="of:=IF(MOD([.A1427]-1;50)=0;1;0)" office:value-type="float" office:value="0">
            <text:p>0</text:p>
          </table:table-cell>
          <table:table-cell table:formula="of:=IF(MOD([.A142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26">
            <text:p>1426</text:p>
          </table:table-cell>
          <table:table-cell table:formula="of:=IF([.G1428]=1;5000;IF([.H1428]=1;[.B1427]-[.$J$2];[.B1427]))" office:value-type="float" office:value="4740">
            <text:p>4740</text:p>
          </table:table-cell>
          <table:table-cell table:formula="of:=[.D1428]/[.B1428]" office:value-type="percentage" office:value="0.0418678106421887">
            <text:p>4,19%</text:p>
          </table:table-cell>
          <table:table-cell table:formula="of:=IF([.H1428]=1;[.D1427]-([.$J$2]*[.C1427]);[.D1427])" office:value-type="float" office:value="198.453422443975">
            <text:p>198,453422444</text:p>
          </table:table-cell>
          <table:table-cell table:formula="of:=IF([.G1428]=1;5000-[.D1427];IF([.H1428]=1;[.E1427]-([.$J$2]*(1-[.C1427]));[.E1427]))" office:value-type="float" office:value="4541.54657755602">
            <text:p>4541,546577556</text:p>
          </table:table-cell>
          <table:table-cell/>
          <table:table-cell table:formula="of:=IF(MOD([.A1428]-1;50)=0;1;0)" office:value-type="float" office:value="0">
            <text:p>0</text:p>
          </table:table-cell>
          <table:table-cell table:formula="of:=IF(MOD([.A142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27">
            <text:p>1427</text:p>
          </table:table-cell>
          <table:table-cell table:formula="of:=IF([.G1429]=1;5000;IF([.H1429]=1;[.B1428]-[.$J$2];[.B1428]))" office:value-type="float" office:value="4740">
            <text:p>4740</text:p>
          </table:table-cell>
          <table:table-cell table:formula="of:=[.D1429]/[.B1429]" office:value-type="percentage" office:value="0.0418678106421887">
            <text:p>4,19%</text:p>
          </table:table-cell>
          <table:table-cell table:formula="of:=IF([.H1429]=1;[.D1428]-([.$J$2]*[.C1428]);[.D1428])" office:value-type="float" office:value="198.453422443975">
            <text:p>198,453422444</text:p>
          </table:table-cell>
          <table:table-cell table:formula="of:=IF([.G1429]=1;5000-[.D1428];IF([.H1429]=1;[.E1428]-([.$J$2]*(1-[.C1428]));[.E1428]))" office:value-type="float" office:value="4541.54657755602">
            <text:p>4541,546577556</text:p>
          </table:table-cell>
          <table:table-cell/>
          <table:table-cell table:formula="of:=IF(MOD([.A1429]-1;50)=0;1;0)" office:value-type="float" office:value="0">
            <text:p>0</text:p>
          </table:table-cell>
          <table:table-cell table:formula="of:=IF(MOD([.A142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28">
            <text:p>1428</text:p>
          </table:table-cell>
          <table:table-cell table:formula="of:=IF([.G1430]=1;5000;IF([.H1430]=1;[.B1429]-[.$J$2];[.B1429]))" office:value-type="float" office:value="4720">
            <text:p>4720</text:p>
          </table:table-cell>
          <table:table-cell table:formula="of:=[.D1430]/[.B1430]" office:value-type="percentage" office:value="0.0418678106421887">
            <text:p>4,19%</text:p>
          </table:table-cell>
          <table:table-cell table:formula="of:=IF([.H1430]=1;[.D1429]-([.$J$2]*[.C1429]);[.D1429])" office:value-type="float" office:value="197.616066231131">
            <text:p>197,6160662311</text:p>
          </table:table-cell>
          <table:table-cell table:formula="of:=IF([.G1430]=1;5000-[.D1429];IF([.H1430]=1;[.E1429]-([.$J$2]*(1-[.C1429]));[.E1429]))" office:value-type="float" office:value="4522.38393376887">
            <text:p>4522,3839337689</text:p>
          </table:table-cell>
          <table:table-cell/>
          <table:table-cell table:formula="of:=IF(MOD([.A1430]-1;50)=0;1;0)" office:value-type="float" office:value="0">
            <text:p>0</text:p>
          </table:table-cell>
          <table:table-cell table:formula="of:=IF(MOD([.A143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29">
            <text:p>1429</text:p>
          </table:table-cell>
          <table:table-cell table:formula="of:=IF([.G1431]=1;5000;IF([.H1431]=1;[.B1430]-[.$J$2];[.B1430]))" office:value-type="float" office:value="4720">
            <text:p>4720</text:p>
          </table:table-cell>
          <table:table-cell table:formula="of:=[.D1431]/[.B1431]" office:value-type="percentage" office:value="0.0418678106421887">
            <text:p>4,19%</text:p>
          </table:table-cell>
          <table:table-cell table:formula="of:=IF([.H1431]=1;[.D1430]-([.$J$2]*[.C1430]);[.D1430])" office:value-type="float" office:value="197.616066231131">
            <text:p>197,6160662311</text:p>
          </table:table-cell>
          <table:table-cell table:formula="of:=IF([.G1431]=1;5000-[.D1430];IF([.H1431]=1;[.E1430]-([.$J$2]*(1-[.C1430]));[.E1430]))" office:value-type="float" office:value="4522.38393376887">
            <text:p>4522,3839337689</text:p>
          </table:table-cell>
          <table:table-cell/>
          <table:table-cell table:formula="of:=IF(MOD([.A1431]-1;50)=0;1;0)" office:value-type="float" office:value="0">
            <text:p>0</text:p>
          </table:table-cell>
          <table:table-cell table:formula="of:=IF(MOD([.A143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30">
            <text:p>1430</text:p>
          </table:table-cell>
          <table:table-cell table:formula="of:=IF([.G1432]=1;5000;IF([.H1432]=1;[.B1431]-[.$J$2];[.B1431]))" office:value-type="float" office:value="4700">
            <text:p>4700</text:p>
          </table:table-cell>
          <table:table-cell table:formula="of:=[.D1432]/[.B1432]" office:value-type="percentage" office:value="0.0418678106421887">
            <text:p>4,19%</text:p>
          </table:table-cell>
          <table:table-cell table:formula="of:=IF([.H1432]=1;[.D1431]-([.$J$2]*[.C1431]);[.D1431])" office:value-type="float" office:value="196.778710018287">
            <text:p>196,7787100183</text:p>
          </table:table-cell>
          <table:table-cell table:formula="of:=IF([.G1432]=1;5000-[.D1431];IF([.H1432]=1;[.E1431]-([.$J$2]*(1-[.C1431]));[.E1431]))" office:value-type="float" office:value="4503.22128998171">
            <text:p>4503,2212899817</text:p>
          </table:table-cell>
          <table:table-cell/>
          <table:table-cell table:formula="of:=IF(MOD([.A1432]-1;50)=0;1;0)" office:value-type="float" office:value="0">
            <text:p>0</text:p>
          </table:table-cell>
          <table:table-cell table:formula="of:=IF(MOD([.A143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31">
            <text:p>1431</text:p>
          </table:table-cell>
          <table:table-cell table:formula="of:=IF([.G1433]=1;5000;IF([.H1433]=1;[.B1432]-[.$J$2];[.B1432]))" office:value-type="float" office:value="4700">
            <text:p>4700</text:p>
          </table:table-cell>
          <table:table-cell table:formula="of:=[.D1433]/[.B1433]" office:value-type="percentage" office:value="0.0418678106421887">
            <text:p>4,19%</text:p>
          </table:table-cell>
          <table:table-cell table:formula="of:=IF([.H1433]=1;[.D1432]-([.$J$2]*[.C1432]);[.D1432])" office:value-type="float" office:value="196.778710018287">
            <text:p>196,7787100183</text:p>
          </table:table-cell>
          <table:table-cell table:formula="of:=IF([.G1433]=1;5000-[.D1432];IF([.H1433]=1;[.E1432]-([.$J$2]*(1-[.C1432]));[.E1432]))" office:value-type="float" office:value="4503.22128998171">
            <text:p>4503,2212899817</text:p>
          </table:table-cell>
          <table:table-cell/>
          <table:table-cell table:formula="of:=IF(MOD([.A1433]-1;50)=0;1;0)" office:value-type="float" office:value="0">
            <text:p>0</text:p>
          </table:table-cell>
          <table:table-cell table:formula="of:=IF(MOD([.A143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32">
            <text:p>1432</text:p>
          </table:table-cell>
          <table:table-cell table:formula="of:=IF([.G1434]=1;5000;IF([.H1434]=1;[.B1433]-[.$J$2];[.B1433]))" office:value-type="float" office:value="4680">
            <text:p>4680</text:p>
          </table:table-cell>
          <table:table-cell table:formula="of:=[.D1434]/[.B1434]" office:value-type="percentage" office:value="0.0418678106421887">
            <text:p>4,19%</text:p>
          </table:table-cell>
          <table:table-cell table:formula="of:=IF([.H1434]=1;[.D1433]-([.$J$2]*[.C1433]);[.D1433])" office:value-type="float" office:value="195.941353805443">
            <text:p>195,9413538054</text:p>
          </table:table-cell>
          <table:table-cell table:formula="of:=IF([.G1434]=1;5000-[.D1433];IF([.H1434]=1;[.E1433]-([.$J$2]*(1-[.C1433]));[.E1433]))" office:value-type="float" office:value="4484.05864619455">
            <text:p>4484,0586461946</text:p>
          </table:table-cell>
          <table:table-cell/>
          <table:table-cell table:formula="of:=IF(MOD([.A1434]-1;50)=0;1;0)" office:value-type="float" office:value="0">
            <text:p>0</text:p>
          </table:table-cell>
          <table:table-cell table:formula="of:=IF(MOD([.A143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33">
            <text:p>1433</text:p>
          </table:table-cell>
          <table:table-cell table:formula="of:=IF([.G1435]=1;5000;IF([.H1435]=1;[.B1434]-[.$J$2];[.B1434]))" office:value-type="float" office:value="4680">
            <text:p>4680</text:p>
          </table:table-cell>
          <table:table-cell table:formula="of:=[.D1435]/[.B1435]" office:value-type="percentage" office:value="0.0418678106421887">
            <text:p>4,19%</text:p>
          </table:table-cell>
          <table:table-cell table:formula="of:=IF([.H1435]=1;[.D1434]-([.$J$2]*[.C1434]);[.D1434])" office:value-type="float" office:value="195.941353805443">
            <text:p>195,9413538054</text:p>
          </table:table-cell>
          <table:table-cell table:formula="of:=IF([.G1435]=1;5000-[.D1434];IF([.H1435]=1;[.E1434]-([.$J$2]*(1-[.C1434]));[.E1434]))" office:value-type="float" office:value="4484.05864619455">
            <text:p>4484,0586461946</text:p>
          </table:table-cell>
          <table:table-cell/>
          <table:table-cell table:formula="of:=IF(MOD([.A1435]-1;50)=0;1;0)" office:value-type="float" office:value="0">
            <text:p>0</text:p>
          </table:table-cell>
          <table:table-cell table:formula="of:=IF(MOD([.A143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34">
            <text:p>1434</text:p>
          </table:table-cell>
          <table:table-cell table:formula="of:=IF([.G1436]=1;5000;IF([.H1436]=1;[.B1435]-[.$J$2];[.B1435]))" office:value-type="float" office:value="4660">
            <text:p>4660</text:p>
          </table:table-cell>
          <table:table-cell table:formula="of:=[.D1436]/[.B1436]" office:value-type="percentage" office:value="0.0418678106421887">
            <text:p>4,19%</text:p>
          </table:table-cell>
          <table:table-cell table:formula="of:=IF([.H1436]=1;[.D1435]-([.$J$2]*[.C1435]);[.D1435])" office:value-type="float" office:value="195.1039975926">
            <text:p>195,1039975926</text:p>
          </table:table-cell>
          <table:table-cell table:formula="of:=IF([.G1436]=1;5000-[.D1435];IF([.H1436]=1;[.E1435]-([.$J$2]*(1-[.C1435]));[.E1435]))" office:value-type="float" office:value="4464.8960024074">
            <text:p>4464,8960024074</text:p>
          </table:table-cell>
          <table:table-cell/>
          <table:table-cell table:formula="of:=IF(MOD([.A1436]-1;50)=0;1;0)" office:value-type="float" office:value="0">
            <text:p>0</text:p>
          </table:table-cell>
          <table:table-cell table:formula="of:=IF(MOD([.A143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35">
            <text:p>1435</text:p>
          </table:table-cell>
          <table:table-cell table:formula="of:=IF([.G1437]=1;5000;IF([.H1437]=1;[.B1436]-[.$J$2];[.B1436]))" office:value-type="float" office:value="4660">
            <text:p>4660</text:p>
          </table:table-cell>
          <table:table-cell table:formula="of:=[.D1437]/[.B1437]" office:value-type="percentage" office:value="0.0418678106421887">
            <text:p>4,19%</text:p>
          </table:table-cell>
          <table:table-cell table:formula="of:=IF([.H1437]=1;[.D1436]-([.$J$2]*[.C1436]);[.D1436])" office:value-type="float" office:value="195.1039975926">
            <text:p>195,1039975926</text:p>
          </table:table-cell>
          <table:table-cell table:formula="of:=IF([.G1437]=1;5000-[.D1436];IF([.H1437]=1;[.E1436]-([.$J$2]*(1-[.C1436]));[.E1436]))" office:value-type="float" office:value="4464.8960024074">
            <text:p>4464,8960024074</text:p>
          </table:table-cell>
          <table:table-cell/>
          <table:table-cell table:formula="of:=IF(MOD([.A1437]-1;50)=0;1;0)" office:value-type="float" office:value="0">
            <text:p>0</text:p>
          </table:table-cell>
          <table:table-cell table:formula="of:=IF(MOD([.A143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36">
            <text:p>1436</text:p>
          </table:table-cell>
          <table:table-cell table:formula="of:=IF([.G1438]=1;5000;IF([.H1438]=1;[.B1437]-[.$J$2];[.B1437]))" office:value-type="float" office:value="4640">
            <text:p>4640</text:p>
          </table:table-cell>
          <table:table-cell table:formula="of:=[.D1438]/[.B1438]" office:value-type="percentage" office:value="0.0418678106421887">
            <text:p>4,19%</text:p>
          </table:table-cell>
          <table:table-cell table:formula="of:=IF([.H1438]=1;[.D1437]-([.$J$2]*[.C1437]);[.D1437])" office:value-type="float" office:value="194.266641379756">
            <text:p>194,2666413798</text:p>
          </table:table-cell>
          <table:table-cell table:formula="of:=IF([.G1438]=1;5000-[.D1437];IF([.H1438]=1;[.E1437]-([.$J$2]*(1-[.C1437]));[.E1437]))" office:value-type="float" office:value="4445.73335862024">
            <text:p>4445,7333586202</text:p>
          </table:table-cell>
          <table:table-cell/>
          <table:table-cell table:formula="of:=IF(MOD([.A1438]-1;50)=0;1;0)" office:value-type="float" office:value="0">
            <text:p>0</text:p>
          </table:table-cell>
          <table:table-cell table:formula="of:=IF(MOD([.A143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37">
            <text:p>1437</text:p>
          </table:table-cell>
          <table:table-cell table:formula="of:=IF([.G1439]=1;5000;IF([.H1439]=1;[.B1438]-[.$J$2];[.B1438]))" office:value-type="float" office:value="4640">
            <text:p>4640</text:p>
          </table:table-cell>
          <table:table-cell table:formula="of:=[.D1439]/[.B1439]" office:value-type="percentage" office:value="0.0418678106421887">
            <text:p>4,19%</text:p>
          </table:table-cell>
          <table:table-cell table:formula="of:=IF([.H1439]=1;[.D1438]-([.$J$2]*[.C1438]);[.D1438])" office:value-type="float" office:value="194.266641379756">
            <text:p>194,2666413798</text:p>
          </table:table-cell>
          <table:table-cell table:formula="of:=IF([.G1439]=1;5000-[.D1438];IF([.H1439]=1;[.E1438]-([.$J$2]*(1-[.C1438]));[.E1438]))" office:value-type="float" office:value="4445.73335862024">
            <text:p>4445,7333586202</text:p>
          </table:table-cell>
          <table:table-cell/>
          <table:table-cell table:formula="of:=IF(MOD([.A1439]-1;50)=0;1;0)" office:value-type="float" office:value="0">
            <text:p>0</text:p>
          </table:table-cell>
          <table:table-cell table:formula="of:=IF(MOD([.A143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38">
            <text:p>1438</text:p>
          </table:table-cell>
          <table:table-cell table:formula="of:=IF([.G1440]=1;5000;IF([.H1440]=1;[.B1439]-[.$J$2];[.B1439]))" office:value-type="float" office:value="4620">
            <text:p>4620</text:p>
          </table:table-cell>
          <table:table-cell table:formula="of:=[.D1440]/[.B1440]" office:value-type="percentage" office:value="0.0418678106421887">
            <text:p>4,19%</text:p>
          </table:table-cell>
          <table:table-cell table:formula="of:=IF([.H1440]=1;[.D1439]-([.$J$2]*[.C1439]);[.D1439])" office:value-type="float" office:value="193.429285166912">
            <text:p>193,4292851669</text:p>
          </table:table-cell>
          <table:table-cell table:formula="of:=IF([.G1440]=1;5000-[.D1439];IF([.H1440]=1;[.E1439]-([.$J$2]*(1-[.C1439]));[.E1439]))" office:value-type="float" office:value="4426.57071483308">
            <text:p>4426,5707148331</text:p>
          </table:table-cell>
          <table:table-cell/>
          <table:table-cell table:formula="of:=IF(MOD([.A1440]-1;50)=0;1;0)" office:value-type="float" office:value="0">
            <text:p>0</text:p>
          </table:table-cell>
          <table:table-cell table:formula="of:=IF(MOD([.A144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39">
            <text:p>1439</text:p>
          </table:table-cell>
          <table:table-cell table:formula="of:=IF([.G1441]=1;5000;IF([.H1441]=1;[.B1440]-[.$J$2];[.B1440]))" office:value-type="float" office:value="4620">
            <text:p>4620</text:p>
          </table:table-cell>
          <table:table-cell table:formula="of:=[.D1441]/[.B1441]" office:value-type="percentage" office:value="0.0418678106421887">
            <text:p>4,19%</text:p>
          </table:table-cell>
          <table:table-cell table:formula="of:=IF([.H1441]=1;[.D1440]-([.$J$2]*[.C1440]);[.D1440])" office:value-type="float" office:value="193.429285166912">
            <text:p>193,4292851669</text:p>
          </table:table-cell>
          <table:table-cell table:formula="of:=IF([.G1441]=1;5000-[.D1440];IF([.H1441]=1;[.E1440]-([.$J$2]*(1-[.C1440]));[.E1440]))" office:value-type="float" office:value="4426.57071483308">
            <text:p>4426,5707148331</text:p>
          </table:table-cell>
          <table:table-cell/>
          <table:table-cell table:formula="of:=IF(MOD([.A1441]-1;50)=0;1;0)" office:value-type="float" office:value="0">
            <text:p>0</text:p>
          </table:table-cell>
          <table:table-cell table:formula="of:=IF(MOD([.A144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40">
            <text:p>1440</text:p>
          </table:table-cell>
          <table:table-cell table:formula="of:=IF([.G1442]=1;5000;IF([.H1442]=1;[.B1441]-[.$J$2];[.B1441]))" office:value-type="float" office:value="4600">
            <text:p>4600</text:p>
          </table:table-cell>
          <table:table-cell table:formula="of:=[.D1442]/[.B1442]" office:value-type="percentage" office:value="0.0418678106421887">
            <text:p>4,19%</text:p>
          </table:table-cell>
          <table:table-cell table:formula="of:=IF([.H1442]=1;[.D1441]-([.$J$2]*[.C1441]);[.D1441])" office:value-type="float" office:value="192.591928954068">
            <text:p>192,5919289541</text:p>
          </table:table-cell>
          <table:table-cell table:formula="of:=IF([.G1442]=1;5000-[.D1441];IF([.H1442]=1;[.E1441]-([.$J$2]*(1-[.C1441]));[.E1441]))" office:value-type="float" office:value="4407.40807104593">
            <text:p>4407,4080710459</text:p>
          </table:table-cell>
          <table:table-cell/>
          <table:table-cell table:formula="of:=IF(MOD([.A1442]-1;50)=0;1;0)" office:value-type="float" office:value="0">
            <text:p>0</text:p>
          </table:table-cell>
          <table:table-cell table:formula="of:=IF(MOD([.A144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41">
            <text:p>1441</text:p>
          </table:table-cell>
          <table:table-cell table:formula="of:=IF([.G1443]=1;5000;IF([.H1443]=1;[.B1442]-[.$J$2];[.B1442]))" office:value-type="float" office:value="4600">
            <text:p>4600</text:p>
          </table:table-cell>
          <table:table-cell table:formula="of:=[.D1443]/[.B1443]" office:value-type="percentage" office:value="0.0418678106421887">
            <text:p>4,19%</text:p>
          </table:table-cell>
          <table:table-cell table:formula="of:=IF([.H1443]=1;[.D1442]-([.$J$2]*[.C1442]);[.D1442])" office:value-type="float" office:value="192.591928954068">
            <text:p>192,5919289541</text:p>
          </table:table-cell>
          <table:table-cell table:formula="of:=IF([.G1443]=1;5000-[.D1442];IF([.H1443]=1;[.E1442]-([.$J$2]*(1-[.C1442]));[.E1442]))" office:value-type="float" office:value="4407.40807104593">
            <text:p>4407,4080710459</text:p>
          </table:table-cell>
          <table:table-cell/>
          <table:table-cell table:formula="of:=IF(MOD([.A1443]-1;50)=0;1;0)" office:value-type="float" office:value="0">
            <text:p>0</text:p>
          </table:table-cell>
          <table:table-cell table:formula="of:=IF(MOD([.A144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42">
            <text:p>1442</text:p>
          </table:table-cell>
          <table:table-cell table:formula="of:=IF([.G1444]=1;5000;IF([.H1444]=1;[.B1443]-[.$J$2];[.B1443]))" office:value-type="float" office:value="4580">
            <text:p>4580</text:p>
          </table:table-cell>
          <table:table-cell table:formula="of:=[.D1444]/[.B1444]" office:value-type="percentage" office:value="0.0418678106421887">
            <text:p>4,19%</text:p>
          </table:table-cell>
          <table:table-cell table:formula="of:=IF([.H1444]=1;[.D1443]-([.$J$2]*[.C1443]);[.D1443])" office:value-type="float" office:value="191.754572741224">
            <text:p>191,7545727412</text:p>
          </table:table-cell>
          <table:table-cell table:formula="of:=IF([.G1444]=1;5000-[.D1443];IF([.H1444]=1;[.E1443]-([.$J$2]*(1-[.C1443]));[.E1443]))" office:value-type="float" office:value="4388.24542725877">
            <text:p>4388,2454272588</text:p>
          </table:table-cell>
          <table:table-cell/>
          <table:table-cell table:formula="of:=IF(MOD([.A1444]-1;50)=0;1;0)" office:value-type="float" office:value="0">
            <text:p>0</text:p>
          </table:table-cell>
          <table:table-cell table:formula="of:=IF(MOD([.A144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43">
            <text:p>1443</text:p>
          </table:table-cell>
          <table:table-cell table:formula="of:=IF([.G1445]=1;5000;IF([.H1445]=1;[.B1444]-[.$J$2];[.B1444]))" office:value-type="float" office:value="4580">
            <text:p>4580</text:p>
          </table:table-cell>
          <table:table-cell table:formula="of:=[.D1445]/[.B1445]" office:value-type="percentage" office:value="0.0418678106421887">
            <text:p>4,19%</text:p>
          </table:table-cell>
          <table:table-cell table:formula="of:=IF([.H1445]=1;[.D1444]-([.$J$2]*[.C1444]);[.D1444])" office:value-type="float" office:value="191.754572741224">
            <text:p>191,7545727412</text:p>
          </table:table-cell>
          <table:table-cell table:formula="of:=IF([.G1445]=1;5000-[.D1444];IF([.H1445]=1;[.E1444]-([.$J$2]*(1-[.C1444]));[.E1444]))" office:value-type="float" office:value="4388.24542725877">
            <text:p>4388,2454272588</text:p>
          </table:table-cell>
          <table:table-cell/>
          <table:table-cell table:formula="of:=IF(MOD([.A1445]-1;50)=0;1;0)" office:value-type="float" office:value="0">
            <text:p>0</text:p>
          </table:table-cell>
          <table:table-cell table:formula="of:=IF(MOD([.A144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44">
            <text:p>1444</text:p>
          </table:table-cell>
          <table:table-cell table:formula="of:=IF([.G1446]=1;5000;IF([.H1446]=1;[.B1445]-[.$J$2];[.B1445]))" office:value-type="float" office:value="4560">
            <text:p>4560</text:p>
          </table:table-cell>
          <table:table-cell table:formula="of:=[.D1446]/[.B1446]" office:value-type="percentage" office:value="0.0418678106421887">
            <text:p>4,19%</text:p>
          </table:table-cell>
          <table:table-cell table:formula="of:=IF([.H1446]=1;[.D1445]-([.$J$2]*[.C1445]);[.D1445])" office:value-type="float" office:value="190.917216528381">
            <text:p>190,9172165284</text:p>
          </table:table-cell>
          <table:table-cell table:formula="of:=IF([.G1446]=1;5000-[.D1445];IF([.H1446]=1;[.E1445]-([.$J$2]*(1-[.C1445]));[.E1445]))" office:value-type="float" office:value="4369.08278347161">
            <text:p>4369,0827834716</text:p>
          </table:table-cell>
          <table:table-cell/>
          <table:table-cell table:formula="of:=IF(MOD([.A1446]-1;50)=0;1;0)" office:value-type="float" office:value="0">
            <text:p>0</text:p>
          </table:table-cell>
          <table:table-cell table:formula="of:=IF(MOD([.A144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45">
            <text:p>1445</text:p>
          </table:table-cell>
          <table:table-cell table:formula="of:=IF([.G1447]=1;5000;IF([.H1447]=1;[.B1446]-[.$J$2];[.B1446]))" office:value-type="float" office:value="4560">
            <text:p>4560</text:p>
          </table:table-cell>
          <table:table-cell table:formula="of:=[.D1447]/[.B1447]" office:value-type="percentage" office:value="0.0418678106421887">
            <text:p>4,19%</text:p>
          </table:table-cell>
          <table:table-cell table:formula="of:=IF([.H1447]=1;[.D1446]-([.$J$2]*[.C1446]);[.D1446])" office:value-type="float" office:value="190.917216528381">
            <text:p>190,9172165284</text:p>
          </table:table-cell>
          <table:table-cell table:formula="of:=IF([.G1447]=1;5000-[.D1446];IF([.H1447]=1;[.E1446]-([.$J$2]*(1-[.C1446]));[.E1446]))" office:value-type="float" office:value="4369.08278347161">
            <text:p>4369,0827834716</text:p>
          </table:table-cell>
          <table:table-cell/>
          <table:table-cell table:formula="of:=IF(MOD([.A1447]-1;50)=0;1;0)" office:value-type="float" office:value="0">
            <text:p>0</text:p>
          </table:table-cell>
          <table:table-cell table:formula="of:=IF(MOD([.A144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46">
            <text:p>1446</text:p>
          </table:table-cell>
          <table:table-cell table:formula="of:=IF([.G1448]=1;5000;IF([.H1448]=1;[.B1447]-[.$J$2];[.B1447]))" office:value-type="float" office:value="4540">
            <text:p>4540</text:p>
          </table:table-cell>
          <table:table-cell table:formula="of:=[.D1448]/[.B1448]" office:value-type="percentage" office:value="0.0418678106421887">
            <text:p>4,19%</text:p>
          </table:table-cell>
          <table:table-cell table:formula="of:=IF([.H1448]=1;[.D1447]-([.$J$2]*[.C1447]);[.D1447])" office:value-type="float" office:value="190.079860315537">
            <text:p>190,0798603155</text:p>
          </table:table-cell>
          <table:table-cell table:formula="of:=IF([.G1448]=1;5000-[.D1447];IF([.H1448]=1;[.E1447]-([.$J$2]*(1-[.C1447]));[.E1447]))" office:value-type="float" office:value="4349.92013968446">
            <text:p>4349,9201396845</text:p>
          </table:table-cell>
          <table:table-cell/>
          <table:table-cell table:formula="of:=IF(MOD([.A1448]-1;50)=0;1;0)" office:value-type="float" office:value="0">
            <text:p>0</text:p>
          </table:table-cell>
          <table:table-cell table:formula="of:=IF(MOD([.A144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47">
            <text:p>1447</text:p>
          </table:table-cell>
          <table:table-cell table:formula="of:=IF([.G1449]=1;5000;IF([.H1449]=1;[.B1448]-[.$J$2];[.B1448]))" office:value-type="float" office:value="4540">
            <text:p>4540</text:p>
          </table:table-cell>
          <table:table-cell table:formula="of:=[.D1449]/[.B1449]" office:value-type="percentage" office:value="0.0418678106421887">
            <text:p>4,19%</text:p>
          </table:table-cell>
          <table:table-cell table:formula="of:=IF([.H1449]=1;[.D1448]-([.$J$2]*[.C1448]);[.D1448])" office:value-type="float" office:value="190.079860315537">
            <text:p>190,0798603155</text:p>
          </table:table-cell>
          <table:table-cell table:formula="of:=IF([.G1449]=1;5000-[.D1448];IF([.H1449]=1;[.E1448]-([.$J$2]*(1-[.C1448]));[.E1448]))" office:value-type="float" office:value="4349.92013968446">
            <text:p>4349,9201396845</text:p>
          </table:table-cell>
          <table:table-cell/>
          <table:table-cell table:formula="of:=IF(MOD([.A1449]-1;50)=0;1;0)" office:value-type="float" office:value="0">
            <text:p>0</text:p>
          </table:table-cell>
          <table:table-cell table:formula="of:=IF(MOD([.A144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48">
            <text:p>1448</text:p>
          </table:table-cell>
          <table:table-cell table:formula="of:=IF([.G1450]=1;5000;IF([.H1450]=1;[.B1449]-[.$J$2];[.B1449]))" office:value-type="float" office:value="4520">
            <text:p>4520</text:p>
          </table:table-cell>
          <table:table-cell table:formula="of:=[.D1450]/[.B1450]" office:value-type="percentage" office:value="0.0418678106421887">
            <text:p>4,19%</text:p>
          </table:table-cell>
          <table:table-cell table:formula="of:=IF([.H1450]=1;[.D1449]-([.$J$2]*[.C1449]);[.D1449])" office:value-type="float" office:value="189.242504102693">
            <text:p>189,2425041027</text:p>
          </table:table-cell>
          <table:table-cell table:formula="of:=IF([.G1450]=1;5000-[.D1449];IF([.H1450]=1;[.E1449]-([.$J$2]*(1-[.C1449]));[.E1449]))" office:value-type="float" office:value="4330.7574958973">
            <text:p>4330,7574958973</text:p>
          </table:table-cell>
          <table:table-cell/>
          <table:table-cell table:formula="of:=IF(MOD([.A1450]-1;50)=0;1;0)" office:value-type="float" office:value="0">
            <text:p>0</text:p>
          </table:table-cell>
          <table:table-cell table:formula="of:=IF(MOD([.A145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49">
            <text:p>1449</text:p>
          </table:table-cell>
          <table:table-cell table:formula="of:=IF([.G1451]=1;5000;IF([.H1451]=1;[.B1450]-[.$J$2];[.B1450]))" office:value-type="float" office:value="4520">
            <text:p>4520</text:p>
          </table:table-cell>
          <table:table-cell table:formula="of:=[.D1451]/[.B1451]" office:value-type="percentage" office:value="0.0418678106421887">
            <text:p>4,19%</text:p>
          </table:table-cell>
          <table:table-cell table:formula="of:=IF([.H1451]=1;[.D1450]-([.$J$2]*[.C1450]);[.D1450])" office:value-type="float" office:value="189.242504102693">
            <text:p>189,2425041027</text:p>
          </table:table-cell>
          <table:table-cell table:formula="of:=IF([.G1451]=1;5000-[.D1450];IF([.H1451]=1;[.E1450]-([.$J$2]*(1-[.C1450]));[.E1450]))" office:value-type="float" office:value="4330.7574958973">
            <text:p>4330,7574958973</text:p>
          </table:table-cell>
          <table:table-cell/>
          <table:table-cell table:formula="of:=IF(MOD([.A1451]-1;50)=0;1;0)" office:value-type="float" office:value="0">
            <text:p>0</text:p>
          </table:table-cell>
          <table:table-cell table:formula="of:=IF(MOD([.A145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50">
            <text:p>1450</text:p>
          </table:table-cell>
          <table:table-cell table:formula="of:=IF([.G1452]=1;5000;IF([.H1452]=1;[.B1451]-[.$J$2];[.B1451]))" office:value-type="float" office:value="4500">
            <text:p>4500</text:p>
          </table:table-cell>
          <table:table-cell table:formula="of:=[.D1452]/[.B1452]" office:value-type="percentage" office:value="0.0418678106421887">
            <text:p>4,19%</text:p>
          </table:table-cell>
          <table:table-cell table:formula="of:=IF([.H1452]=1;[.D1451]-([.$J$2]*[.C1451]);[.D1451])" office:value-type="float" office:value="188.405147889849">
            <text:p>188,4051478899</text:p>
          </table:table-cell>
          <table:table-cell table:formula="of:=IF([.G1452]=1;5000-[.D1451];IF([.H1452]=1;[.E1451]-([.$J$2]*(1-[.C1451]));[.E1451]))" office:value-type="float" office:value="4311.59485211015">
            <text:p>4311,5948521102</text:p>
          </table:table-cell>
          <table:table-cell/>
          <table:table-cell table:formula="of:=IF(MOD([.A1452]-1;50)=0;1;0)" office:value-type="float" office:value="0">
            <text:p>0</text:p>
          </table:table-cell>
          <table:table-cell table:formula="of:=IF(MOD([.A145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51">
            <text:p>1451</text:p>
          </table:table-cell>
          <table:table-cell table:formula="of:=IF([.G1453]=1;5000;IF([.H1453]=1;[.B1452]-[.$J$2];[.B1452]))" office:value-type="float" office:value="5000">
            <text:p>5000</text:p>
          </table:table-cell>
          <table:table-cell table:formula="of:=[.D1453]/[.B1453]" office:value-type="percentage" office:value="0.0376810295779698">
            <text:p>3,77%</text:p>
          </table:table-cell>
          <table:table-cell table:formula="of:=IF([.H1453]=1;[.D1452]-([.$J$2]*[.C1452]);[.D1452])" office:value-type="float" office:value="188.405147889849">
            <text:p>188,4051478899</text:p>
          </table:table-cell>
          <table:table-cell table:formula="of:=IF([.G1453]=1;5000-[.D1452];IF([.H1453]=1;[.E1452]-([.$J$2]*(1-[.C1452]));[.E1452]))" office:value-type="float" office:value="4811.59485211015">
            <text:p>4811,5948521102</text:p>
          </table:table-cell>
          <table:table-cell/>
          <table:table-cell table:formula="of:=IF(MOD([.A1453]-1;50)=0;1;0)" office:value-type="float" office:value="1">
            <text:p>1</text:p>
          </table:table-cell>
          <table:table-cell table:formula="of:=IF(MOD([.A145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52">
            <text:p>1452</text:p>
          </table:table-cell>
          <table:table-cell table:formula="of:=IF([.G1454]=1;5000;IF([.H1454]=1;[.B1453]-[.$J$2];[.B1453]))" office:value-type="float" office:value="4980">
            <text:p>4980</text:p>
          </table:table-cell>
          <table:table-cell table:formula="of:=[.D1454]/[.B1454]" office:value-type="percentage" office:value="0.0376810295779698">
            <text:p>3,77%</text:p>
          </table:table-cell>
          <table:table-cell table:formula="of:=IF([.H1454]=1;[.D1453]-([.$J$2]*[.C1453]);[.D1453])" office:value-type="float" office:value="187.65152729829">
            <text:p>187,6515272983</text:p>
          </table:table-cell>
          <table:table-cell table:formula="of:=IF([.G1454]=1;5000-[.D1453];IF([.H1454]=1;[.E1453]-([.$J$2]*(1-[.C1453]));[.E1453]))" office:value-type="float" office:value="4792.34847270171">
            <text:p>4792,3484727017</text:p>
          </table:table-cell>
          <table:table-cell/>
          <table:table-cell table:formula="of:=IF(MOD([.A1454]-1;50)=0;1;0)" office:value-type="float" office:value="0">
            <text:p>0</text:p>
          </table:table-cell>
          <table:table-cell table:formula="of:=IF(MOD([.A145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53">
            <text:p>1453</text:p>
          </table:table-cell>
          <table:table-cell table:formula="of:=IF([.G1455]=1;5000;IF([.H1455]=1;[.B1454]-[.$J$2];[.B1454]))" office:value-type="float" office:value="4980">
            <text:p>4980</text:p>
          </table:table-cell>
          <table:table-cell table:formula="of:=[.D1455]/[.B1455]" office:value-type="percentage" office:value="0.0376810295779698">
            <text:p>3,77%</text:p>
          </table:table-cell>
          <table:table-cell table:formula="of:=IF([.H1455]=1;[.D1454]-([.$J$2]*[.C1454]);[.D1454])" office:value-type="float" office:value="187.65152729829">
            <text:p>187,6515272983</text:p>
          </table:table-cell>
          <table:table-cell table:formula="of:=IF([.G1455]=1;5000-[.D1454];IF([.H1455]=1;[.E1454]-([.$J$2]*(1-[.C1454]));[.E1454]))" office:value-type="float" office:value="4792.34847270171">
            <text:p>4792,3484727017</text:p>
          </table:table-cell>
          <table:table-cell/>
          <table:table-cell table:formula="of:=IF(MOD([.A1455]-1;50)=0;1;0)" office:value-type="float" office:value="0">
            <text:p>0</text:p>
          </table:table-cell>
          <table:table-cell table:formula="of:=IF(MOD([.A145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54">
            <text:p>1454</text:p>
          </table:table-cell>
          <table:table-cell table:formula="of:=IF([.G1456]=1;5000;IF([.H1456]=1;[.B1455]-[.$J$2];[.B1455]))" office:value-type="float" office:value="4960">
            <text:p>4960</text:p>
          </table:table-cell>
          <table:table-cell table:formula="of:=[.D1456]/[.B1456]" office:value-type="percentage" office:value="0.0376810295779698">
            <text:p>3,77%</text:p>
          </table:table-cell>
          <table:table-cell table:formula="of:=IF([.H1456]=1;[.D1455]-([.$J$2]*[.C1455]);[.D1455])" office:value-type="float" office:value="186.89790670673">
            <text:p>186,8979067067</text:p>
          </table:table-cell>
          <table:table-cell table:formula="of:=IF([.G1456]=1;5000-[.D1455];IF([.H1456]=1;[.E1455]-([.$J$2]*(1-[.C1455]));[.E1455]))" office:value-type="float" office:value="4773.10209329327">
            <text:p>4773,1020932933</text:p>
          </table:table-cell>
          <table:table-cell/>
          <table:table-cell table:formula="of:=IF(MOD([.A1456]-1;50)=0;1;0)" office:value-type="float" office:value="0">
            <text:p>0</text:p>
          </table:table-cell>
          <table:table-cell table:formula="of:=IF(MOD([.A145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55">
            <text:p>1455</text:p>
          </table:table-cell>
          <table:table-cell table:formula="of:=IF([.G1457]=1;5000;IF([.H1457]=1;[.B1456]-[.$J$2];[.B1456]))" office:value-type="float" office:value="4960">
            <text:p>4960</text:p>
          </table:table-cell>
          <table:table-cell table:formula="of:=[.D1457]/[.B1457]" office:value-type="percentage" office:value="0.0376810295779698">
            <text:p>3,77%</text:p>
          </table:table-cell>
          <table:table-cell table:formula="of:=IF([.H1457]=1;[.D1456]-([.$J$2]*[.C1456]);[.D1456])" office:value-type="float" office:value="186.89790670673">
            <text:p>186,8979067067</text:p>
          </table:table-cell>
          <table:table-cell table:formula="of:=IF([.G1457]=1;5000-[.D1456];IF([.H1457]=1;[.E1456]-([.$J$2]*(1-[.C1456]));[.E1456]))" office:value-type="float" office:value="4773.10209329327">
            <text:p>4773,1020932933</text:p>
          </table:table-cell>
          <table:table-cell/>
          <table:table-cell table:formula="of:=IF(MOD([.A1457]-1;50)=0;1;0)" office:value-type="float" office:value="0">
            <text:p>0</text:p>
          </table:table-cell>
          <table:table-cell table:formula="of:=IF(MOD([.A145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56">
            <text:p>1456</text:p>
          </table:table-cell>
          <table:table-cell table:formula="of:=IF([.G1458]=1;5000;IF([.H1458]=1;[.B1457]-[.$J$2];[.B1457]))" office:value-type="float" office:value="4940">
            <text:p>4940</text:p>
          </table:table-cell>
          <table:table-cell table:formula="of:=[.D1458]/[.B1458]" office:value-type="percentage" office:value="0.0376810295779698">
            <text:p>3,77%</text:p>
          </table:table-cell>
          <table:table-cell table:formula="of:=IF([.H1458]=1;[.D1457]-([.$J$2]*[.C1457]);[.D1457])" office:value-type="float" office:value="186.144286115171">
            <text:p>186,1442861152</text:p>
          </table:table-cell>
          <table:table-cell table:formula="of:=IF([.G1458]=1;5000-[.D1457];IF([.H1458]=1;[.E1457]-([.$J$2]*(1-[.C1457]));[.E1457]))" office:value-type="float" office:value="4753.85571388483">
            <text:p>4753,8557138848</text:p>
          </table:table-cell>
          <table:table-cell/>
          <table:table-cell table:formula="of:=IF(MOD([.A1458]-1;50)=0;1;0)" office:value-type="float" office:value="0">
            <text:p>0</text:p>
          </table:table-cell>
          <table:table-cell table:formula="of:=IF(MOD([.A145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57">
            <text:p>1457</text:p>
          </table:table-cell>
          <table:table-cell table:formula="of:=IF([.G1459]=1;5000;IF([.H1459]=1;[.B1458]-[.$J$2];[.B1458]))" office:value-type="float" office:value="4940">
            <text:p>4940</text:p>
          </table:table-cell>
          <table:table-cell table:formula="of:=[.D1459]/[.B1459]" office:value-type="percentage" office:value="0.0376810295779698">
            <text:p>3,77%</text:p>
          </table:table-cell>
          <table:table-cell table:formula="of:=IF([.H1459]=1;[.D1458]-([.$J$2]*[.C1458]);[.D1458])" office:value-type="float" office:value="186.144286115171">
            <text:p>186,1442861152</text:p>
          </table:table-cell>
          <table:table-cell table:formula="of:=IF([.G1459]=1;5000-[.D1458];IF([.H1459]=1;[.E1458]-([.$J$2]*(1-[.C1458]));[.E1458]))" office:value-type="float" office:value="4753.85571388483">
            <text:p>4753,8557138848</text:p>
          </table:table-cell>
          <table:table-cell/>
          <table:table-cell table:formula="of:=IF(MOD([.A1459]-1;50)=0;1;0)" office:value-type="float" office:value="0">
            <text:p>0</text:p>
          </table:table-cell>
          <table:table-cell table:formula="of:=IF(MOD([.A145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58">
            <text:p>1458</text:p>
          </table:table-cell>
          <table:table-cell table:formula="of:=IF([.G1460]=1;5000;IF([.H1460]=1;[.B1459]-[.$J$2];[.B1459]))" office:value-type="float" office:value="4920">
            <text:p>4920</text:p>
          </table:table-cell>
          <table:table-cell table:formula="of:=[.D1460]/[.B1460]" office:value-type="percentage" office:value="0.0376810295779698">
            <text:p>3,77%</text:p>
          </table:table-cell>
          <table:table-cell table:formula="of:=IF([.H1460]=1;[.D1459]-([.$J$2]*[.C1459]);[.D1459])" office:value-type="float" office:value="185.390665523612">
            <text:p>185,3906655236</text:p>
          </table:table-cell>
          <table:table-cell table:formula="of:=IF([.G1460]=1;5000-[.D1459];IF([.H1460]=1;[.E1459]-([.$J$2]*(1-[.C1459]));[.E1459]))" office:value-type="float" office:value="4734.60933447639">
            <text:p>4734,6093344764</text:p>
          </table:table-cell>
          <table:table-cell/>
          <table:table-cell table:formula="of:=IF(MOD([.A1460]-1;50)=0;1;0)" office:value-type="float" office:value="0">
            <text:p>0</text:p>
          </table:table-cell>
          <table:table-cell table:formula="of:=IF(MOD([.A146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59">
            <text:p>1459</text:p>
          </table:table-cell>
          <table:table-cell table:formula="of:=IF([.G1461]=1;5000;IF([.H1461]=1;[.B1460]-[.$J$2];[.B1460]))" office:value-type="float" office:value="4920">
            <text:p>4920</text:p>
          </table:table-cell>
          <table:table-cell table:formula="of:=[.D1461]/[.B1461]" office:value-type="percentage" office:value="0.0376810295779698">
            <text:p>3,77%</text:p>
          </table:table-cell>
          <table:table-cell table:formula="of:=IF([.H1461]=1;[.D1460]-([.$J$2]*[.C1460]);[.D1460])" office:value-type="float" office:value="185.390665523612">
            <text:p>185,3906655236</text:p>
          </table:table-cell>
          <table:table-cell table:formula="of:=IF([.G1461]=1;5000-[.D1460];IF([.H1461]=1;[.E1460]-([.$J$2]*(1-[.C1460]));[.E1460]))" office:value-type="float" office:value="4734.60933447639">
            <text:p>4734,6093344764</text:p>
          </table:table-cell>
          <table:table-cell/>
          <table:table-cell table:formula="of:=IF(MOD([.A1461]-1;50)=0;1;0)" office:value-type="float" office:value="0">
            <text:p>0</text:p>
          </table:table-cell>
          <table:table-cell table:formula="of:=IF(MOD([.A146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60">
            <text:p>1460</text:p>
          </table:table-cell>
          <table:table-cell table:formula="of:=IF([.G1462]=1;5000;IF([.H1462]=1;[.B1461]-[.$J$2];[.B1461]))" office:value-type="float" office:value="4900">
            <text:p>4900</text:p>
          </table:table-cell>
          <table:table-cell table:formula="of:=[.D1462]/[.B1462]" office:value-type="percentage" office:value="0.0376810295779698">
            <text:p>3,77%</text:p>
          </table:table-cell>
          <table:table-cell table:formula="of:=IF([.H1462]=1;[.D1461]-([.$J$2]*[.C1461]);[.D1461])" office:value-type="float" office:value="184.637044932052">
            <text:p>184,6370449321</text:p>
          </table:table-cell>
          <table:table-cell table:formula="of:=IF([.G1462]=1;5000-[.D1461];IF([.H1462]=1;[.E1461]-([.$J$2]*(1-[.C1461]));[.E1461]))" office:value-type="float" office:value="4715.36295506795">
            <text:p>4715,362955068</text:p>
          </table:table-cell>
          <table:table-cell/>
          <table:table-cell table:formula="of:=IF(MOD([.A1462]-1;50)=0;1;0)" office:value-type="float" office:value="0">
            <text:p>0</text:p>
          </table:table-cell>
          <table:table-cell table:formula="of:=IF(MOD([.A146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61">
            <text:p>1461</text:p>
          </table:table-cell>
          <table:table-cell table:formula="of:=IF([.G1463]=1;5000;IF([.H1463]=1;[.B1462]-[.$J$2];[.B1462]))" office:value-type="float" office:value="4900">
            <text:p>4900</text:p>
          </table:table-cell>
          <table:table-cell table:formula="of:=[.D1463]/[.B1463]" office:value-type="percentage" office:value="0.0376810295779698">
            <text:p>3,77%</text:p>
          </table:table-cell>
          <table:table-cell table:formula="of:=IF([.H1463]=1;[.D1462]-([.$J$2]*[.C1462]);[.D1462])" office:value-type="float" office:value="184.637044932052">
            <text:p>184,6370449321</text:p>
          </table:table-cell>
          <table:table-cell table:formula="of:=IF([.G1463]=1;5000-[.D1462];IF([.H1463]=1;[.E1462]-([.$J$2]*(1-[.C1462]));[.E1462]))" office:value-type="float" office:value="4715.36295506795">
            <text:p>4715,362955068</text:p>
          </table:table-cell>
          <table:table-cell/>
          <table:table-cell table:formula="of:=IF(MOD([.A1463]-1;50)=0;1;0)" office:value-type="float" office:value="0">
            <text:p>0</text:p>
          </table:table-cell>
          <table:table-cell table:formula="of:=IF(MOD([.A146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62">
            <text:p>1462</text:p>
          </table:table-cell>
          <table:table-cell table:formula="of:=IF([.G1464]=1;5000;IF([.H1464]=1;[.B1463]-[.$J$2];[.B1463]))" office:value-type="float" office:value="4880">
            <text:p>4880</text:p>
          </table:table-cell>
          <table:table-cell table:formula="of:=[.D1464]/[.B1464]" office:value-type="percentage" office:value="0.0376810295779698">
            <text:p>3,77%</text:p>
          </table:table-cell>
          <table:table-cell table:formula="of:=IF([.H1464]=1;[.D1463]-([.$J$2]*[.C1463]);[.D1463])" office:value-type="float" office:value="183.883424340493">
            <text:p>183,8834243405</text:p>
          </table:table-cell>
          <table:table-cell table:formula="of:=IF([.G1464]=1;5000-[.D1463];IF([.H1464]=1;[.E1463]-([.$J$2]*(1-[.C1463]));[.E1463]))" office:value-type="float" office:value="4696.11657565951">
            <text:p>4696,1165756595</text:p>
          </table:table-cell>
          <table:table-cell/>
          <table:table-cell table:formula="of:=IF(MOD([.A1464]-1;50)=0;1;0)" office:value-type="float" office:value="0">
            <text:p>0</text:p>
          </table:table-cell>
          <table:table-cell table:formula="of:=IF(MOD([.A146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63">
            <text:p>1463</text:p>
          </table:table-cell>
          <table:table-cell table:formula="of:=IF([.G1465]=1;5000;IF([.H1465]=1;[.B1464]-[.$J$2];[.B1464]))" office:value-type="float" office:value="4880">
            <text:p>4880</text:p>
          </table:table-cell>
          <table:table-cell table:formula="of:=[.D1465]/[.B1465]" office:value-type="percentage" office:value="0.0376810295779698">
            <text:p>3,77%</text:p>
          </table:table-cell>
          <table:table-cell table:formula="of:=IF([.H1465]=1;[.D1464]-([.$J$2]*[.C1464]);[.D1464])" office:value-type="float" office:value="183.883424340493">
            <text:p>183,8834243405</text:p>
          </table:table-cell>
          <table:table-cell table:formula="of:=IF([.G1465]=1;5000-[.D1464];IF([.H1465]=1;[.E1464]-([.$J$2]*(1-[.C1464]));[.E1464]))" office:value-type="float" office:value="4696.11657565951">
            <text:p>4696,1165756595</text:p>
          </table:table-cell>
          <table:table-cell/>
          <table:table-cell table:formula="of:=IF(MOD([.A1465]-1;50)=0;1;0)" office:value-type="float" office:value="0">
            <text:p>0</text:p>
          </table:table-cell>
          <table:table-cell table:formula="of:=IF(MOD([.A146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64">
            <text:p>1464</text:p>
          </table:table-cell>
          <table:table-cell table:formula="of:=IF([.G1466]=1;5000;IF([.H1466]=1;[.B1465]-[.$J$2];[.B1465]))" office:value-type="float" office:value="4860">
            <text:p>4860</text:p>
          </table:table-cell>
          <table:table-cell table:formula="of:=[.D1466]/[.B1466]" office:value-type="percentage" office:value="0.0376810295779698">
            <text:p>3,77%</text:p>
          </table:table-cell>
          <table:table-cell table:formula="of:=IF([.H1466]=1;[.D1465]-([.$J$2]*[.C1465]);[.D1465])" office:value-type="float" office:value="183.129803748933">
            <text:p>183,1298037489</text:p>
          </table:table-cell>
          <table:table-cell table:formula="of:=IF([.G1466]=1;5000-[.D1465];IF([.H1466]=1;[.E1465]-([.$J$2]*(1-[.C1465]));[.E1465]))" office:value-type="float" office:value="4676.87019625107">
            <text:p>4676,8701962511</text:p>
          </table:table-cell>
          <table:table-cell/>
          <table:table-cell table:formula="of:=IF(MOD([.A1466]-1;50)=0;1;0)" office:value-type="float" office:value="0">
            <text:p>0</text:p>
          </table:table-cell>
          <table:table-cell table:formula="of:=IF(MOD([.A146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65">
            <text:p>1465</text:p>
          </table:table-cell>
          <table:table-cell table:formula="of:=IF([.G1467]=1;5000;IF([.H1467]=1;[.B1466]-[.$J$2];[.B1466]))" office:value-type="float" office:value="4860">
            <text:p>4860</text:p>
          </table:table-cell>
          <table:table-cell table:formula="of:=[.D1467]/[.B1467]" office:value-type="percentage" office:value="0.0376810295779698">
            <text:p>3,77%</text:p>
          </table:table-cell>
          <table:table-cell table:formula="of:=IF([.H1467]=1;[.D1466]-([.$J$2]*[.C1466]);[.D1466])" office:value-type="float" office:value="183.129803748933">
            <text:p>183,1298037489</text:p>
          </table:table-cell>
          <table:table-cell table:formula="of:=IF([.G1467]=1;5000-[.D1466];IF([.H1467]=1;[.E1466]-([.$J$2]*(1-[.C1466]));[.E1466]))" office:value-type="float" office:value="4676.87019625107">
            <text:p>4676,8701962511</text:p>
          </table:table-cell>
          <table:table-cell/>
          <table:table-cell table:formula="of:=IF(MOD([.A1467]-1;50)=0;1;0)" office:value-type="float" office:value="0">
            <text:p>0</text:p>
          </table:table-cell>
          <table:table-cell table:formula="of:=IF(MOD([.A146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66">
            <text:p>1466</text:p>
          </table:table-cell>
          <table:table-cell table:formula="of:=IF([.G1468]=1;5000;IF([.H1468]=1;[.B1467]-[.$J$2];[.B1467]))" office:value-type="float" office:value="4840">
            <text:p>4840</text:p>
          </table:table-cell>
          <table:table-cell table:formula="of:=[.D1468]/[.B1468]" office:value-type="percentage" office:value="0.0376810295779698">
            <text:p>3,77%</text:p>
          </table:table-cell>
          <table:table-cell table:formula="of:=IF([.H1468]=1;[.D1467]-([.$J$2]*[.C1467]);[.D1467])" office:value-type="float" office:value="182.376183157374">
            <text:p>182,3761831574</text:p>
          </table:table-cell>
          <table:table-cell table:formula="of:=IF([.G1468]=1;5000-[.D1467];IF([.H1468]=1;[.E1467]-([.$J$2]*(1-[.C1467]));[.E1467]))" office:value-type="float" office:value="4657.62381684263">
            <text:p>4657,6238168426</text:p>
          </table:table-cell>
          <table:table-cell/>
          <table:table-cell table:formula="of:=IF(MOD([.A1468]-1;50)=0;1;0)" office:value-type="float" office:value="0">
            <text:p>0</text:p>
          </table:table-cell>
          <table:table-cell table:formula="of:=IF(MOD([.A146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67">
            <text:p>1467</text:p>
          </table:table-cell>
          <table:table-cell table:formula="of:=IF([.G1469]=1;5000;IF([.H1469]=1;[.B1468]-[.$J$2];[.B1468]))" office:value-type="float" office:value="4840">
            <text:p>4840</text:p>
          </table:table-cell>
          <table:table-cell table:formula="of:=[.D1469]/[.B1469]" office:value-type="percentage" office:value="0.0376810295779698">
            <text:p>3,77%</text:p>
          </table:table-cell>
          <table:table-cell table:formula="of:=IF([.H1469]=1;[.D1468]-([.$J$2]*[.C1468]);[.D1468])" office:value-type="float" office:value="182.376183157374">
            <text:p>182,3761831574</text:p>
          </table:table-cell>
          <table:table-cell table:formula="of:=IF([.G1469]=1;5000-[.D1468];IF([.H1469]=1;[.E1468]-([.$J$2]*(1-[.C1468]));[.E1468]))" office:value-type="float" office:value="4657.62381684263">
            <text:p>4657,6238168426</text:p>
          </table:table-cell>
          <table:table-cell/>
          <table:table-cell table:formula="of:=IF(MOD([.A1469]-1;50)=0;1;0)" office:value-type="float" office:value="0">
            <text:p>0</text:p>
          </table:table-cell>
          <table:table-cell table:formula="of:=IF(MOD([.A146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68">
            <text:p>1468</text:p>
          </table:table-cell>
          <table:table-cell table:formula="of:=IF([.G1470]=1;5000;IF([.H1470]=1;[.B1469]-[.$J$2];[.B1469]))" office:value-type="float" office:value="4820">
            <text:p>4820</text:p>
          </table:table-cell>
          <table:table-cell table:formula="of:=[.D1470]/[.B1470]" office:value-type="percentage" office:value="0.0376810295779698">
            <text:p>3,77%</text:p>
          </table:table-cell>
          <table:table-cell table:formula="of:=IF([.H1470]=1;[.D1469]-([.$J$2]*[.C1469]);[.D1469])" office:value-type="float" office:value="181.622562565815">
            <text:p>181,6225625658</text:p>
          </table:table-cell>
          <table:table-cell table:formula="of:=IF([.G1470]=1;5000-[.D1469];IF([.H1470]=1;[.E1469]-([.$J$2]*(1-[.C1469]));[.E1469]))" office:value-type="float" office:value="4638.37743743419">
            <text:p>4638,3774374342</text:p>
          </table:table-cell>
          <table:table-cell/>
          <table:table-cell table:formula="of:=IF(MOD([.A1470]-1;50)=0;1;0)" office:value-type="float" office:value="0">
            <text:p>0</text:p>
          </table:table-cell>
          <table:table-cell table:formula="of:=IF(MOD([.A147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69">
            <text:p>1469</text:p>
          </table:table-cell>
          <table:table-cell table:formula="of:=IF([.G1471]=1;5000;IF([.H1471]=1;[.B1470]-[.$J$2];[.B1470]))" office:value-type="float" office:value="4820">
            <text:p>4820</text:p>
          </table:table-cell>
          <table:table-cell table:formula="of:=[.D1471]/[.B1471]" office:value-type="percentage" office:value="0.0376810295779698">
            <text:p>3,77%</text:p>
          </table:table-cell>
          <table:table-cell table:formula="of:=IF([.H1471]=1;[.D1470]-([.$J$2]*[.C1470]);[.D1470])" office:value-type="float" office:value="181.622562565815">
            <text:p>181,6225625658</text:p>
          </table:table-cell>
          <table:table-cell table:formula="of:=IF([.G1471]=1;5000-[.D1470];IF([.H1471]=1;[.E1470]-([.$J$2]*(1-[.C1470]));[.E1470]))" office:value-type="float" office:value="4638.37743743419">
            <text:p>4638,3774374342</text:p>
          </table:table-cell>
          <table:table-cell/>
          <table:table-cell table:formula="of:=IF(MOD([.A1471]-1;50)=0;1;0)" office:value-type="float" office:value="0">
            <text:p>0</text:p>
          </table:table-cell>
          <table:table-cell table:formula="of:=IF(MOD([.A147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70">
            <text:p>1470</text:p>
          </table:table-cell>
          <table:table-cell table:formula="of:=IF([.G1472]=1;5000;IF([.H1472]=1;[.B1471]-[.$J$2];[.B1471]))" office:value-type="float" office:value="4800">
            <text:p>4800</text:p>
          </table:table-cell>
          <table:table-cell table:formula="of:=[.D1472]/[.B1472]" office:value-type="percentage" office:value="0.0376810295779698">
            <text:p>3,77%</text:p>
          </table:table-cell>
          <table:table-cell table:formula="of:=IF([.H1472]=1;[.D1471]-([.$J$2]*[.C1471]);[.D1471])" office:value-type="float" office:value="180.868941974255">
            <text:p>180,8689419743</text:p>
          </table:table-cell>
          <table:table-cell table:formula="of:=IF([.G1472]=1;5000-[.D1471];IF([.H1472]=1;[.E1471]-([.$J$2]*(1-[.C1471]));[.E1471]))" office:value-type="float" office:value="4619.13105802575">
            <text:p>4619,1310580258</text:p>
          </table:table-cell>
          <table:table-cell/>
          <table:table-cell table:formula="of:=IF(MOD([.A1472]-1;50)=0;1;0)" office:value-type="float" office:value="0">
            <text:p>0</text:p>
          </table:table-cell>
          <table:table-cell table:formula="of:=IF(MOD([.A147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71">
            <text:p>1471</text:p>
          </table:table-cell>
          <table:table-cell table:formula="of:=IF([.G1473]=1;5000;IF([.H1473]=1;[.B1472]-[.$J$2];[.B1472]))" office:value-type="float" office:value="4800">
            <text:p>4800</text:p>
          </table:table-cell>
          <table:table-cell table:formula="of:=[.D1473]/[.B1473]" office:value-type="percentage" office:value="0.0376810295779698">
            <text:p>3,77%</text:p>
          </table:table-cell>
          <table:table-cell table:formula="of:=IF([.H1473]=1;[.D1472]-([.$J$2]*[.C1472]);[.D1472])" office:value-type="float" office:value="180.868941974255">
            <text:p>180,8689419743</text:p>
          </table:table-cell>
          <table:table-cell table:formula="of:=IF([.G1473]=1;5000-[.D1472];IF([.H1473]=1;[.E1472]-([.$J$2]*(1-[.C1472]));[.E1472]))" office:value-type="float" office:value="4619.13105802575">
            <text:p>4619,1310580258</text:p>
          </table:table-cell>
          <table:table-cell/>
          <table:table-cell table:formula="of:=IF(MOD([.A1473]-1;50)=0;1;0)" office:value-type="float" office:value="0">
            <text:p>0</text:p>
          </table:table-cell>
          <table:table-cell table:formula="of:=IF(MOD([.A147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72">
            <text:p>1472</text:p>
          </table:table-cell>
          <table:table-cell table:formula="of:=IF([.G1474]=1;5000;IF([.H1474]=1;[.B1473]-[.$J$2];[.B1473]))" office:value-type="float" office:value="4780">
            <text:p>4780</text:p>
          </table:table-cell>
          <table:table-cell table:formula="of:=[.D1474]/[.B1474]" office:value-type="percentage" office:value="0.0376810295779698">
            <text:p>3,77%</text:p>
          </table:table-cell>
          <table:table-cell table:formula="of:=IF([.H1474]=1;[.D1473]-([.$J$2]*[.C1473]);[.D1473])" office:value-type="float" office:value="180.115321382696">
            <text:p>180,1153213827</text:p>
          </table:table-cell>
          <table:table-cell table:formula="of:=IF([.G1474]=1;5000-[.D1473];IF([.H1474]=1;[.E1473]-([.$J$2]*(1-[.C1473]));[.E1473]))" office:value-type="float" office:value="4599.8846786173">
            <text:p>4599,8846786173</text:p>
          </table:table-cell>
          <table:table-cell/>
          <table:table-cell table:formula="of:=IF(MOD([.A1474]-1;50)=0;1;0)" office:value-type="float" office:value="0">
            <text:p>0</text:p>
          </table:table-cell>
          <table:table-cell table:formula="of:=IF(MOD([.A147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73">
            <text:p>1473</text:p>
          </table:table-cell>
          <table:table-cell table:formula="of:=IF([.G1475]=1;5000;IF([.H1475]=1;[.B1474]-[.$J$2];[.B1474]))" office:value-type="float" office:value="4780">
            <text:p>4780</text:p>
          </table:table-cell>
          <table:table-cell table:formula="of:=[.D1475]/[.B1475]" office:value-type="percentage" office:value="0.0376810295779698">
            <text:p>3,77%</text:p>
          </table:table-cell>
          <table:table-cell table:formula="of:=IF([.H1475]=1;[.D1474]-([.$J$2]*[.C1474]);[.D1474])" office:value-type="float" office:value="180.115321382696">
            <text:p>180,1153213827</text:p>
          </table:table-cell>
          <table:table-cell table:formula="of:=IF([.G1475]=1;5000-[.D1474];IF([.H1475]=1;[.E1474]-([.$J$2]*(1-[.C1474]));[.E1474]))" office:value-type="float" office:value="4599.8846786173">
            <text:p>4599,8846786173</text:p>
          </table:table-cell>
          <table:table-cell/>
          <table:table-cell table:formula="of:=IF(MOD([.A1475]-1;50)=0;1;0)" office:value-type="float" office:value="0">
            <text:p>0</text:p>
          </table:table-cell>
          <table:table-cell table:formula="of:=IF(MOD([.A147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74">
            <text:p>1474</text:p>
          </table:table-cell>
          <table:table-cell table:formula="of:=IF([.G1476]=1;5000;IF([.H1476]=1;[.B1475]-[.$J$2];[.B1475]))" office:value-type="float" office:value="4760">
            <text:p>4760</text:p>
          </table:table-cell>
          <table:table-cell table:formula="of:=[.D1476]/[.B1476]" office:value-type="percentage" office:value="0.0376810295779698">
            <text:p>3,77%</text:p>
          </table:table-cell>
          <table:table-cell table:formula="of:=IF([.H1476]=1;[.D1475]-([.$J$2]*[.C1475]);[.D1475])" office:value-type="float" office:value="179.361700791136">
            <text:p>179,3617007911</text:p>
          </table:table-cell>
          <table:table-cell table:formula="of:=IF([.G1476]=1;5000-[.D1475];IF([.H1476]=1;[.E1475]-([.$J$2]*(1-[.C1475]));[.E1475]))" office:value-type="float" office:value="4580.63829920886">
            <text:p>4580,6382992089</text:p>
          </table:table-cell>
          <table:table-cell/>
          <table:table-cell table:formula="of:=IF(MOD([.A1476]-1;50)=0;1;0)" office:value-type="float" office:value="0">
            <text:p>0</text:p>
          </table:table-cell>
          <table:table-cell table:formula="of:=IF(MOD([.A147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75">
            <text:p>1475</text:p>
          </table:table-cell>
          <table:table-cell table:formula="of:=IF([.G1477]=1;5000;IF([.H1477]=1;[.B1476]-[.$J$2];[.B1476]))" office:value-type="float" office:value="4760">
            <text:p>4760</text:p>
          </table:table-cell>
          <table:table-cell table:formula="of:=[.D1477]/[.B1477]" office:value-type="percentage" office:value="0.0376810295779698">
            <text:p>3,77%</text:p>
          </table:table-cell>
          <table:table-cell table:formula="of:=IF([.H1477]=1;[.D1476]-([.$J$2]*[.C1476]);[.D1476])" office:value-type="float" office:value="179.361700791136">
            <text:p>179,3617007911</text:p>
          </table:table-cell>
          <table:table-cell table:formula="of:=IF([.G1477]=1;5000-[.D1476];IF([.H1477]=1;[.E1476]-([.$J$2]*(1-[.C1476]));[.E1476]))" office:value-type="float" office:value="4580.63829920886">
            <text:p>4580,6382992089</text:p>
          </table:table-cell>
          <table:table-cell/>
          <table:table-cell table:formula="of:=IF(MOD([.A1477]-1;50)=0;1;0)" office:value-type="float" office:value="0">
            <text:p>0</text:p>
          </table:table-cell>
          <table:table-cell table:formula="of:=IF(MOD([.A147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76">
            <text:p>1476</text:p>
          </table:table-cell>
          <table:table-cell table:formula="of:=IF([.G1478]=1;5000;IF([.H1478]=1;[.B1477]-[.$J$2];[.B1477]))" office:value-type="float" office:value="4740">
            <text:p>4740</text:p>
          </table:table-cell>
          <table:table-cell table:formula="of:=[.D1478]/[.B1478]" office:value-type="percentage" office:value="0.0376810295779698">
            <text:p>3,77%</text:p>
          </table:table-cell>
          <table:table-cell table:formula="of:=IF([.H1478]=1;[.D1477]-([.$J$2]*[.C1477]);[.D1477])" office:value-type="float" office:value="178.608080199577">
            <text:p>178,6080801996</text:p>
          </table:table-cell>
          <table:table-cell table:formula="of:=IF([.G1478]=1;5000-[.D1477];IF([.H1478]=1;[.E1477]-([.$J$2]*(1-[.C1477]));[.E1477]))" office:value-type="float" office:value="4561.39191980042">
            <text:p>4561,3919198004</text:p>
          </table:table-cell>
          <table:table-cell/>
          <table:table-cell table:formula="of:=IF(MOD([.A1478]-1;50)=0;1;0)" office:value-type="float" office:value="0">
            <text:p>0</text:p>
          </table:table-cell>
          <table:table-cell table:formula="of:=IF(MOD([.A147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77">
            <text:p>1477</text:p>
          </table:table-cell>
          <table:table-cell table:formula="of:=IF([.G1479]=1;5000;IF([.H1479]=1;[.B1478]-[.$J$2];[.B1478]))" office:value-type="float" office:value="4740">
            <text:p>4740</text:p>
          </table:table-cell>
          <table:table-cell table:formula="of:=[.D1479]/[.B1479]" office:value-type="percentage" office:value="0.0376810295779698">
            <text:p>3,77%</text:p>
          </table:table-cell>
          <table:table-cell table:formula="of:=IF([.H1479]=1;[.D1478]-([.$J$2]*[.C1478]);[.D1478])" office:value-type="float" office:value="178.608080199577">
            <text:p>178,6080801996</text:p>
          </table:table-cell>
          <table:table-cell table:formula="of:=IF([.G1479]=1;5000-[.D1478];IF([.H1479]=1;[.E1478]-([.$J$2]*(1-[.C1478]));[.E1478]))" office:value-type="float" office:value="4561.39191980042">
            <text:p>4561,3919198004</text:p>
          </table:table-cell>
          <table:table-cell/>
          <table:table-cell table:formula="of:=IF(MOD([.A1479]-1;50)=0;1;0)" office:value-type="float" office:value="0">
            <text:p>0</text:p>
          </table:table-cell>
          <table:table-cell table:formula="of:=IF(MOD([.A147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78">
            <text:p>1478</text:p>
          </table:table-cell>
          <table:table-cell table:formula="of:=IF([.G1480]=1;5000;IF([.H1480]=1;[.B1479]-[.$J$2];[.B1479]))" office:value-type="float" office:value="4720">
            <text:p>4720</text:p>
          </table:table-cell>
          <table:table-cell table:formula="of:=[.D1480]/[.B1480]" office:value-type="percentage" office:value="0.0376810295779698">
            <text:p>3,77%</text:p>
          </table:table-cell>
          <table:table-cell table:formula="of:=IF([.H1480]=1;[.D1479]-([.$J$2]*[.C1479]);[.D1479])" office:value-type="float" office:value="177.854459608018">
            <text:p>177,854459608</text:p>
          </table:table-cell>
          <table:table-cell table:formula="of:=IF([.G1480]=1;5000-[.D1479];IF([.H1480]=1;[.E1479]-([.$J$2]*(1-[.C1479]));[.E1479]))" office:value-type="float" office:value="4542.14554039198">
            <text:p>4542,145540392</text:p>
          </table:table-cell>
          <table:table-cell/>
          <table:table-cell table:formula="of:=IF(MOD([.A1480]-1;50)=0;1;0)" office:value-type="float" office:value="0">
            <text:p>0</text:p>
          </table:table-cell>
          <table:table-cell table:formula="of:=IF(MOD([.A148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79">
            <text:p>1479</text:p>
          </table:table-cell>
          <table:table-cell table:formula="of:=IF([.G1481]=1;5000;IF([.H1481]=1;[.B1480]-[.$J$2];[.B1480]))" office:value-type="float" office:value="4720">
            <text:p>4720</text:p>
          </table:table-cell>
          <table:table-cell table:formula="of:=[.D1481]/[.B1481]" office:value-type="percentage" office:value="0.0376810295779698">
            <text:p>3,77%</text:p>
          </table:table-cell>
          <table:table-cell table:formula="of:=IF([.H1481]=1;[.D1480]-([.$J$2]*[.C1480]);[.D1480])" office:value-type="float" office:value="177.854459608018">
            <text:p>177,854459608</text:p>
          </table:table-cell>
          <table:table-cell table:formula="of:=IF([.G1481]=1;5000-[.D1480];IF([.H1481]=1;[.E1480]-([.$J$2]*(1-[.C1480]));[.E1480]))" office:value-type="float" office:value="4542.14554039198">
            <text:p>4542,145540392</text:p>
          </table:table-cell>
          <table:table-cell/>
          <table:table-cell table:formula="of:=IF(MOD([.A1481]-1;50)=0;1;0)" office:value-type="float" office:value="0">
            <text:p>0</text:p>
          </table:table-cell>
          <table:table-cell table:formula="of:=IF(MOD([.A148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80">
            <text:p>1480</text:p>
          </table:table-cell>
          <table:table-cell table:formula="of:=IF([.G1482]=1;5000;IF([.H1482]=1;[.B1481]-[.$J$2];[.B1481]))" office:value-type="float" office:value="4700">
            <text:p>4700</text:p>
          </table:table-cell>
          <table:table-cell table:formula="of:=[.D1482]/[.B1482]" office:value-type="percentage" office:value="0.0376810295779698">
            <text:p>3,77%</text:p>
          </table:table-cell>
          <table:table-cell table:formula="of:=IF([.H1482]=1;[.D1481]-([.$J$2]*[.C1481]);[.D1481])" office:value-type="float" office:value="177.100839016458">
            <text:p>177,1008390165</text:p>
          </table:table-cell>
          <table:table-cell table:formula="of:=IF([.G1482]=1;5000-[.D1481];IF([.H1482]=1;[.E1481]-([.$J$2]*(1-[.C1481]));[.E1481]))" office:value-type="float" office:value="4522.89916098354">
            <text:p>4522,8991609836</text:p>
          </table:table-cell>
          <table:table-cell/>
          <table:table-cell table:formula="of:=IF(MOD([.A1482]-1;50)=0;1;0)" office:value-type="float" office:value="0">
            <text:p>0</text:p>
          </table:table-cell>
          <table:table-cell table:formula="of:=IF(MOD([.A148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81">
            <text:p>1481</text:p>
          </table:table-cell>
          <table:table-cell table:formula="of:=IF([.G1483]=1;5000;IF([.H1483]=1;[.B1482]-[.$J$2];[.B1482]))" office:value-type="float" office:value="4700">
            <text:p>4700</text:p>
          </table:table-cell>
          <table:table-cell table:formula="of:=[.D1483]/[.B1483]" office:value-type="percentage" office:value="0.0376810295779698">
            <text:p>3,77%</text:p>
          </table:table-cell>
          <table:table-cell table:formula="of:=IF([.H1483]=1;[.D1482]-([.$J$2]*[.C1482]);[.D1482])" office:value-type="float" office:value="177.100839016458">
            <text:p>177,1008390165</text:p>
          </table:table-cell>
          <table:table-cell table:formula="of:=IF([.G1483]=1;5000-[.D1482];IF([.H1483]=1;[.E1482]-([.$J$2]*(1-[.C1482]));[.E1482]))" office:value-type="float" office:value="4522.89916098354">
            <text:p>4522,8991609836</text:p>
          </table:table-cell>
          <table:table-cell/>
          <table:table-cell table:formula="of:=IF(MOD([.A1483]-1;50)=0;1;0)" office:value-type="float" office:value="0">
            <text:p>0</text:p>
          </table:table-cell>
          <table:table-cell table:formula="of:=IF(MOD([.A148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82">
            <text:p>1482</text:p>
          </table:table-cell>
          <table:table-cell table:formula="of:=IF([.G1484]=1;5000;IF([.H1484]=1;[.B1483]-[.$J$2];[.B1483]))" office:value-type="float" office:value="4680">
            <text:p>4680</text:p>
          </table:table-cell>
          <table:table-cell table:formula="of:=[.D1484]/[.B1484]" office:value-type="percentage" office:value="0.0376810295779698">
            <text:p>3,77%</text:p>
          </table:table-cell>
          <table:table-cell table:formula="of:=IF([.H1484]=1;[.D1483]-([.$J$2]*[.C1483]);[.D1483])" office:value-type="float" office:value="176.347218424899">
            <text:p>176,3472184249</text:p>
          </table:table-cell>
          <table:table-cell table:formula="of:=IF([.G1484]=1;5000-[.D1483];IF([.H1484]=1;[.E1483]-([.$J$2]*(1-[.C1483]));[.E1483]))" office:value-type="float" office:value="4503.6527815751">
            <text:p>4503,6527815751</text:p>
          </table:table-cell>
          <table:table-cell/>
          <table:table-cell table:formula="of:=IF(MOD([.A1484]-1;50)=0;1;0)" office:value-type="float" office:value="0">
            <text:p>0</text:p>
          </table:table-cell>
          <table:table-cell table:formula="of:=IF(MOD([.A148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83">
            <text:p>1483</text:p>
          </table:table-cell>
          <table:table-cell table:formula="of:=IF([.G1485]=1;5000;IF([.H1485]=1;[.B1484]-[.$J$2];[.B1484]))" office:value-type="float" office:value="4680">
            <text:p>4680</text:p>
          </table:table-cell>
          <table:table-cell table:formula="of:=[.D1485]/[.B1485]" office:value-type="percentage" office:value="0.0376810295779698">
            <text:p>3,77%</text:p>
          </table:table-cell>
          <table:table-cell table:formula="of:=IF([.H1485]=1;[.D1484]-([.$J$2]*[.C1484]);[.D1484])" office:value-type="float" office:value="176.347218424899">
            <text:p>176,3472184249</text:p>
          </table:table-cell>
          <table:table-cell table:formula="of:=IF([.G1485]=1;5000-[.D1484];IF([.H1485]=1;[.E1484]-([.$J$2]*(1-[.C1484]));[.E1484]))" office:value-type="float" office:value="4503.6527815751">
            <text:p>4503,6527815751</text:p>
          </table:table-cell>
          <table:table-cell/>
          <table:table-cell table:formula="of:=IF(MOD([.A1485]-1;50)=0;1;0)" office:value-type="float" office:value="0">
            <text:p>0</text:p>
          </table:table-cell>
          <table:table-cell table:formula="of:=IF(MOD([.A148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84">
            <text:p>1484</text:p>
          </table:table-cell>
          <table:table-cell table:formula="of:=IF([.G1486]=1;5000;IF([.H1486]=1;[.B1485]-[.$J$2];[.B1485]))" office:value-type="float" office:value="4660">
            <text:p>4660</text:p>
          </table:table-cell>
          <table:table-cell table:formula="of:=[.D1486]/[.B1486]" office:value-type="percentage" office:value="0.0376810295779698">
            <text:p>3,77%</text:p>
          </table:table-cell>
          <table:table-cell table:formula="of:=IF([.H1486]=1;[.D1485]-([.$J$2]*[.C1485]);[.D1485])" office:value-type="float" office:value="175.593597833339">
            <text:p>175,5935978333</text:p>
          </table:table-cell>
          <table:table-cell table:formula="of:=IF([.G1486]=1;5000-[.D1485];IF([.H1486]=1;[.E1485]-([.$J$2]*(1-[.C1485]));[.E1485]))" office:value-type="float" office:value="4484.40640216666">
            <text:p>4484,4064021667</text:p>
          </table:table-cell>
          <table:table-cell/>
          <table:table-cell table:formula="of:=IF(MOD([.A1486]-1;50)=0;1;0)" office:value-type="float" office:value="0">
            <text:p>0</text:p>
          </table:table-cell>
          <table:table-cell table:formula="of:=IF(MOD([.A148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85">
            <text:p>1485</text:p>
          </table:table-cell>
          <table:table-cell table:formula="of:=IF([.G1487]=1;5000;IF([.H1487]=1;[.B1486]-[.$J$2];[.B1486]))" office:value-type="float" office:value="4660">
            <text:p>4660</text:p>
          </table:table-cell>
          <table:table-cell table:formula="of:=[.D1487]/[.B1487]" office:value-type="percentage" office:value="0.0376810295779698">
            <text:p>3,77%</text:p>
          </table:table-cell>
          <table:table-cell table:formula="of:=IF([.H1487]=1;[.D1486]-([.$J$2]*[.C1486]);[.D1486])" office:value-type="float" office:value="175.593597833339">
            <text:p>175,5935978333</text:p>
          </table:table-cell>
          <table:table-cell table:formula="of:=IF([.G1487]=1;5000-[.D1486];IF([.H1487]=1;[.E1486]-([.$J$2]*(1-[.C1486]));[.E1486]))" office:value-type="float" office:value="4484.40640216666">
            <text:p>4484,4064021667</text:p>
          </table:table-cell>
          <table:table-cell/>
          <table:table-cell table:formula="of:=IF(MOD([.A1487]-1;50)=0;1;0)" office:value-type="float" office:value="0">
            <text:p>0</text:p>
          </table:table-cell>
          <table:table-cell table:formula="of:=IF(MOD([.A148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86">
            <text:p>1486</text:p>
          </table:table-cell>
          <table:table-cell table:formula="of:=IF([.G1488]=1;5000;IF([.H1488]=1;[.B1487]-[.$J$2];[.B1487]))" office:value-type="float" office:value="4640">
            <text:p>4640</text:p>
          </table:table-cell>
          <table:table-cell table:formula="of:=[.D1488]/[.B1488]" office:value-type="percentage" office:value="0.0376810295779698">
            <text:p>3,77%</text:p>
          </table:table-cell>
          <table:table-cell table:formula="of:=IF([.H1488]=1;[.D1487]-([.$J$2]*[.C1487]);[.D1487])" office:value-type="float" office:value="174.83997724178">
            <text:p>174,8399772418</text:p>
          </table:table-cell>
          <table:table-cell table:formula="of:=IF([.G1488]=1;5000-[.D1487];IF([.H1488]=1;[.E1487]-([.$J$2]*(1-[.C1487]));[.E1487]))" office:value-type="float" office:value="4465.16002275822">
            <text:p>4465,1600227582</text:p>
          </table:table-cell>
          <table:table-cell/>
          <table:table-cell table:formula="of:=IF(MOD([.A1488]-1;50)=0;1;0)" office:value-type="float" office:value="0">
            <text:p>0</text:p>
          </table:table-cell>
          <table:table-cell table:formula="of:=IF(MOD([.A148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87">
            <text:p>1487</text:p>
          </table:table-cell>
          <table:table-cell table:formula="of:=IF([.G1489]=1;5000;IF([.H1489]=1;[.B1488]-[.$J$2];[.B1488]))" office:value-type="float" office:value="4640">
            <text:p>4640</text:p>
          </table:table-cell>
          <table:table-cell table:formula="of:=[.D1489]/[.B1489]" office:value-type="percentage" office:value="0.0376810295779698">
            <text:p>3,77%</text:p>
          </table:table-cell>
          <table:table-cell table:formula="of:=IF([.H1489]=1;[.D1488]-([.$J$2]*[.C1488]);[.D1488])" office:value-type="float" office:value="174.83997724178">
            <text:p>174,8399772418</text:p>
          </table:table-cell>
          <table:table-cell table:formula="of:=IF([.G1489]=1;5000-[.D1488];IF([.H1489]=1;[.E1488]-([.$J$2]*(1-[.C1488]));[.E1488]))" office:value-type="float" office:value="4465.16002275822">
            <text:p>4465,1600227582</text:p>
          </table:table-cell>
          <table:table-cell/>
          <table:table-cell table:formula="of:=IF(MOD([.A1489]-1;50)=0;1;0)" office:value-type="float" office:value="0">
            <text:p>0</text:p>
          </table:table-cell>
          <table:table-cell table:formula="of:=IF(MOD([.A148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88">
            <text:p>1488</text:p>
          </table:table-cell>
          <table:table-cell table:formula="of:=IF([.G1490]=1;5000;IF([.H1490]=1;[.B1489]-[.$J$2];[.B1489]))" office:value-type="float" office:value="4620">
            <text:p>4620</text:p>
          </table:table-cell>
          <table:table-cell table:formula="of:=[.D1490]/[.B1490]" office:value-type="percentage" office:value="0.0376810295779698">
            <text:p>3,77%</text:p>
          </table:table-cell>
          <table:table-cell table:formula="of:=IF([.H1490]=1;[.D1489]-([.$J$2]*[.C1489]);[.D1489])" office:value-type="float" office:value="174.086356650221">
            <text:p>174,0863566502</text:p>
          </table:table-cell>
          <table:table-cell table:formula="of:=IF([.G1490]=1;5000-[.D1489];IF([.H1490]=1;[.E1489]-([.$J$2]*(1-[.C1489]));[.E1489]))" office:value-type="float" office:value="4445.91364334978">
            <text:p>4445,9136433498</text:p>
          </table:table-cell>
          <table:table-cell/>
          <table:table-cell table:formula="of:=IF(MOD([.A1490]-1;50)=0;1;0)" office:value-type="float" office:value="0">
            <text:p>0</text:p>
          </table:table-cell>
          <table:table-cell table:formula="of:=IF(MOD([.A149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89">
            <text:p>1489</text:p>
          </table:table-cell>
          <table:table-cell table:formula="of:=IF([.G1491]=1;5000;IF([.H1491]=1;[.B1490]-[.$J$2];[.B1490]))" office:value-type="float" office:value="4620">
            <text:p>4620</text:p>
          </table:table-cell>
          <table:table-cell table:formula="of:=[.D1491]/[.B1491]" office:value-type="percentage" office:value="0.0376810295779698">
            <text:p>3,77%</text:p>
          </table:table-cell>
          <table:table-cell table:formula="of:=IF([.H1491]=1;[.D1490]-([.$J$2]*[.C1490]);[.D1490])" office:value-type="float" office:value="174.086356650221">
            <text:p>174,0863566502</text:p>
          </table:table-cell>
          <table:table-cell table:formula="of:=IF([.G1491]=1;5000-[.D1490];IF([.H1491]=1;[.E1490]-([.$J$2]*(1-[.C1490]));[.E1490]))" office:value-type="float" office:value="4445.91364334978">
            <text:p>4445,9136433498</text:p>
          </table:table-cell>
          <table:table-cell/>
          <table:table-cell table:formula="of:=IF(MOD([.A1491]-1;50)=0;1;0)" office:value-type="float" office:value="0">
            <text:p>0</text:p>
          </table:table-cell>
          <table:table-cell table:formula="of:=IF(MOD([.A149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90">
            <text:p>1490</text:p>
          </table:table-cell>
          <table:table-cell table:formula="of:=IF([.G1492]=1;5000;IF([.H1492]=1;[.B1491]-[.$J$2];[.B1491]))" office:value-type="float" office:value="4600">
            <text:p>4600</text:p>
          </table:table-cell>
          <table:table-cell table:formula="of:=[.D1492]/[.B1492]" office:value-type="percentage" office:value="0.0376810295779698">
            <text:p>3,77%</text:p>
          </table:table-cell>
          <table:table-cell table:formula="of:=IF([.H1492]=1;[.D1491]-([.$J$2]*[.C1491]);[.D1491])" office:value-type="float" office:value="173.332736058661">
            <text:p>173,3327360587</text:p>
          </table:table-cell>
          <table:table-cell table:formula="of:=IF([.G1492]=1;5000-[.D1491];IF([.H1492]=1;[.E1491]-([.$J$2]*(1-[.C1491]));[.E1491]))" office:value-type="float" office:value="4426.66726394134">
            <text:p>4426,6672639413</text:p>
          </table:table-cell>
          <table:table-cell/>
          <table:table-cell table:formula="of:=IF(MOD([.A1492]-1;50)=0;1;0)" office:value-type="float" office:value="0">
            <text:p>0</text:p>
          </table:table-cell>
          <table:table-cell table:formula="of:=IF(MOD([.A149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91">
            <text:p>1491</text:p>
          </table:table-cell>
          <table:table-cell table:formula="of:=IF([.G1493]=1;5000;IF([.H1493]=1;[.B1492]-[.$J$2];[.B1492]))" office:value-type="float" office:value="4600">
            <text:p>4600</text:p>
          </table:table-cell>
          <table:table-cell table:formula="of:=[.D1493]/[.B1493]" office:value-type="percentage" office:value="0.0376810295779698">
            <text:p>3,77%</text:p>
          </table:table-cell>
          <table:table-cell table:formula="of:=IF([.H1493]=1;[.D1492]-([.$J$2]*[.C1492]);[.D1492])" office:value-type="float" office:value="173.332736058661">
            <text:p>173,3327360587</text:p>
          </table:table-cell>
          <table:table-cell table:formula="of:=IF([.G1493]=1;5000-[.D1492];IF([.H1493]=1;[.E1492]-([.$J$2]*(1-[.C1492]));[.E1492]))" office:value-type="float" office:value="4426.66726394134">
            <text:p>4426,6672639413</text:p>
          </table:table-cell>
          <table:table-cell/>
          <table:table-cell table:formula="of:=IF(MOD([.A1493]-1;50)=0;1;0)" office:value-type="float" office:value="0">
            <text:p>0</text:p>
          </table:table-cell>
          <table:table-cell table:formula="of:=IF(MOD([.A1493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92">
            <text:p>1492</text:p>
          </table:table-cell>
          <table:table-cell table:formula="of:=IF([.G1494]=1;5000;IF([.H1494]=1;[.B1493]-[.$J$2];[.B1493]))" office:value-type="float" office:value="4580">
            <text:p>4580</text:p>
          </table:table-cell>
          <table:table-cell table:formula="of:=[.D1494]/[.B1494]" office:value-type="percentage" office:value="0.0376810295779698">
            <text:p>3,77%</text:p>
          </table:table-cell>
          <table:table-cell table:formula="of:=IF([.H1494]=1;[.D1493]-([.$J$2]*[.C1493]);[.D1493])" office:value-type="float" office:value="172.579115467102">
            <text:p>172,5791154671</text:p>
          </table:table-cell>
          <table:table-cell table:formula="of:=IF([.G1494]=1;5000-[.D1493];IF([.H1494]=1;[.E1493]-([.$J$2]*(1-[.C1493]));[.E1493]))" office:value-type="float" office:value="4407.4208845329">
            <text:p>4407,4208845329</text:p>
          </table:table-cell>
          <table:table-cell/>
          <table:table-cell table:formula="of:=IF(MOD([.A1494]-1;50)=0;1;0)" office:value-type="float" office:value="0">
            <text:p>0</text:p>
          </table:table-cell>
          <table:table-cell table:formula="of:=IF(MOD([.A1494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93">
            <text:p>1493</text:p>
          </table:table-cell>
          <table:table-cell table:formula="of:=IF([.G1495]=1;5000;IF([.H1495]=1;[.B1494]-[.$J$2];[.B1494]))" office:value-type="float" office:value="4580">
            <text:p>4580</text:p>
          </table:table-cell>
          <table:table-cell table:formula="of:=[.D1495]/[.B1495]" office:value-type="percentage" office:value="0.0376810295779698">
            <text:p>3,77%</text:p>
          </table:table-cell>
          <table:table-cell table:formula="of:=IF([.H1495]=1;[.D1494]-([.$J$2]*[.C1494]);[.D1494])" office:value-type="float" office:value="172.579115467102">
            <text:p>172,5791154671</text:p>
          </table:table-cell>
          <table:table-cell table:formula="of:=IF([.G1495]=1;5000-[.D1494];IF([.H1495]=1;[.E1494]-([.$J$2]*(1-[.C1494]));[.E1494]))" office:value-type="float" office:value="4407.4208845329">
            <text:p>4407,4208845329</text:p>
          </table:table-cell>
          <table:table-cell/>
          <table:table-cell table:formula="of:=IF(MOD([.A1495]-1;50)=0;1;0)" office:value-type="float" office:value="0">
            <text:p>0</text:p>
          </table:table-cell>
          <table:table-cell table:formula="of:=IF(MOD([.A1495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94">
            <text:p>1494</text:p>
          </table:table-cell>
          <table:table-cell table:formula="of:=IF([.G1496]=1;5000;IF([.H1496]=1;[.B1495]-[.$J$2];[.B1495]))" office:value-type="float" office:value="4560">
            <text:p>4560</text:p>
          </table:table-cell>
          <table:table-cell table:formula="of:=[.D1496]/[.B1496]" office:value-type="percentage" office:value="0.0376810295779698">
            <text:p>3,77%</text:p>
          </table:table-cell>
          <table:table-cell table:formula="of:=IF([.H1496]=1;[.D1495]-([.$J$2]*[.C1495]);[.D1495])" office:value-type="float" office:value="171.825494875542">
            <text:p>171,8254948755</text:p>
          </table:table-cell>
          <table:table-cell table:formula="of:=IF([.G1496]=1;5000-[.D1495];IF([.H1496]=1;[.E1495]-([.$J$2]*(1-[.C1495]));[.E1495]))" office:value-type="float" office:value="4388.17450512446">
            <text:p>4388,1745051245</text:p>
          </table:table-cell>
          <table:table-cell/>
          <table:table-cell table:formula="of:=IF(MOD([.A1496]-1;50)=0;1;0)" office:value-type="float" office:value="0">
            <text:p>0</text:p>
          </table:table-cell>
          <table:table-cell table:formula="of:=IF(MOD([.A1496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95">
            <text:p>1495</text:p>
          </table:table-cell>
          <table:table-cell table:formula="of:=IF([.G1497]=1;5000;IF([.H1497]=1;[.B1496]-[.$J$2];[.B1496]))" office:value-type="float" office:value="4560">
            <text:p>4560</text:p>
          </table:table-cell>
          <table:table-cell table:formula="of:=[.D1497]/[.B1497]" office:value-type="percentage" office:value="0.0376810295779698">
            <text:p>3,77%</text:p>
          </table:table-cell>
          <table:table-cell table:formula="of:=IF([.H1497]=1;[.D1496]-([.$J$2]*[.C1496]);[.D1496])" office:value-type="float" office:value="171.825494875542">
            <text:p>171,8254948755</text:p>
          </table:table-cell>
          <table:table-cell table:formula="of:=IF([.G1497]=1;5000-[.D1496];IF([.H1497]=1;[.E1496]-([.$J$2]*(1-[.C1496]));[.E1496]))" office:value-type="float" office:value="4388.17450512446">
            <text:p>4388,1745051245</text:p>
          </table:table-cell>
          <table:table-cell/>
          <table:table-cell table:formula="of:=IF(MOD([.A1497]-1;50)=0;1;0)" office:value-type="float" office:value="0">
            <text:p>0</text:p>
          </table:table-cell>
          <table:table-cell table:formula="of:=IF(MOD([.A1497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96">
            <text:p>1496</text:p>
          </table:table-cell>
          <table:table-cell table:formula="of:=IF([.G1498]=1;5000;IF([.H1498]=1;[.B1497]-[.$J$2];[.B1497]))" office:value-type="float" office:value="4540">
            <text:p>4540</text:p>
          </table:table-cell>
          <table:table-cell table:formula="of:=[.D1498]/[.B1498]" office:value-type="percentage" office:value="0.0376810295779698">
            <text:p>3,77%</text:p>
          </table:table-cell>
          <table:table-cell table:formula="of:=IF([.H1498]=1;[.D1497]-([.$J$2]*[.C1497]);[.D1497])" office:value-type="float" office:value="171.071874283983">
            <text:p>171,071874284</text:p>
          </table:table-cell>
          <table:table-cell table:formula="of:=IF([.G1498]=1;5000-[.D1497];IF([.H1498]=1;[.E1497]-([.$J$2]*(1-[.C1497]));[.E1497]))" office:value-type="float" office:value="4368.92812571602">
            <text:p>4368,928125716</text:p>
          </table:table-cell>
          <table:table-cell/>
          <table:table-cell table:formula="of:=IF(MOD([.A1498]-1;50)=0;1;0)" office:value-type="float" office:value="0">
            <text:p>0</text:p>
          </table:table-cell>
          <table:table-cell table:formula="of:=IF(MOD([.A1498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97">
            <text:p>1497</text:p>
          </table:table-cell>
          <table:table-cell table:formula="of:=IF([.G1499]=1;5000;IF([.H1499]=1;[.B1498]-[.$J$2];[.B1498]))" office:value-type="float" office:value="4540">
            <text:p>4540</text:p>
          </table:table-cell>
          <table:table-cell table:formula="of:=[.D1499]/[.B1499]" office:value-type="percentage" office:value="0.0376810295779698">
            <text:p>3,77%</text:p>
          </table:table-cell>
          <table:table-cell table:formula="of:=IF([.H1499]=1;[.D1498]-([.$J$2]*[.C1498]);[.D1498])" office:value-type="float" office:value="171.071874283983">
            <text:p>171,071874284</text:p>
          </table:table-cell>
          <table:table-cell table:formula="of:=IF([.G1499]=1;5000-[.D1498];IF([.H1499]=1;[.E1498]-([.$J$2]*(1-[.C1498]));[.E1498]))" office:value-type="float" office:value="4368.92812571602">
            <text:p>4368,928125716</text:p>
          </table:table-cell>
          <table:table-cell/>
          <table:table-cell table:formula="of:=IF(MOD([.A1499]-1;50)=0;1;0)" office:value-type="float" office:value="0">
            <text:p>0</text:p>
          </table:table-cell>
          <table:table-cell table:formula="of:=IF(MOD([.A1499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498">
            <text:p>1498</text:p>
          </table:table-cell>
          <table:table-cell table:formula="of:=IF([.G1500]=1;5000;IF([.H1500]=1;[.B1499]-[.$J$2];[.B1499]))" office:value-type="float" office:value="4520">
            <text:p>4520</text:p>
          </table:table-cell>
          <table:table-cell table:formula="of:=[.D1500]/[.B1500]" office:value-type="percentage" office:value="0.0376810295779698">
            <text:p>3,77%</text:p>
          </table:table-cell>
          <table:table-cell table:formula="of:=IF([.H1500]=1;[.D1499]-([.$J$2]*[.C1499]);[.D1499])" office:value-type="float" office:value="170.318253692424">
            <text:p>170,3182536924</text:p>
          </table:table-cell>
          <table:table-cell table:formula="of:=IF([.G1500]=1;5000-[.D1499];IF([.H1500]=1;[.E1499]-([.$J$2]*(1-[.C1499]));[.E1499]))" office:value-type="float" office:value="4349.68174630758">
            <text:p>4349,6817463076</text:p>
          </table:table-cell>
          <table:table-cell/>
          <table:table-cell table:formula="of:=IF(MOD([.A1500]-1;50)=0;1;0)" office:value-type="float" office:value="0">
            <text:p>0</text:p>
          </table:table-cell>
          <table:table-cell table:formula="of:=IF(MOD([.A1500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99">
            <text:p>1499</text:p>
          </table:table-cell>
          <table:table-cell table:formula="of:=IF([.G1501]=1;5000;IF([.H1501]=1;[.B1500]-[.$J$2];[.B1500]))" office:value-type="float" office:value="4520">
            <text:p>4520</text:p>
          </table:table-cell>
          <table:table-cell table:formula="of:=[.D1501]/[.B1501]" office:value-type="percentage" office:value="0.0376810295779698">
            <text:p>3,77%</text:p>
          </table:table-cell>
          <table:table-cell table:formula="of:=IF([.H1501]=1;[.D1500]-([.$J$2]*[.C1500]);[.D1500])" office:value-type="float" office:value="170.318253692424">
            <text:p>170,3182536924</text:p>
          </table:table-cell>
          <table:table-cell table:formula="of:=IF([.G1501]=1;5000-[.D1500];IF([.H1501]=1;[.E1500]-([.$J$2]*(1-[.C1500]));[.E1500]))" office:value-type="float" office:value="4349.68174630758">
            <text:p>4349,6817463076</text:p>
          </table:table-cell>
          <table:table-cell/>
          <table:table-cell table:formula="of:=IF(MOD([.A1501]-1;50)=0;1;0)" office:value-type="float" office:value="0">
            <text:p>0</text:p>
          </table:table-cell>
          <table:table-cell table:formula="of:=IF(MOD([.A1501];2)=0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500">
            <text:p>1500</text:p>
          </table:table-cell>
          <table:table-cell table:formula="of:=IF([.G1502]=1;5000;IF([.H1502]=1;[.B1501]-[.$J$2];[.B1501]))" office:value-type="float" office:value="4500">
            <text:p>4500</text:p>
          </table:table-cell>
          <table:table-cell table:style-name="ce3" table:formula="of:=[.D1502]/[.B1502]" office:value-type="percentage" office:value="0.0376810295779698">
            <text:p>3,76810295779698000000%</text:p>
          </table:table-cell>
          <table:table-cell table:formula="of:=IF([.H1502]=1;[.D1501]-([.$J$2]*[.C1501]);[.D1501])" office:value-type="float" office:value="169.564633100864">
            <text:p>169,5646331009</text:p>
          </table:table-cell>
          <table:table-cell table:formula="of:=IF([.G1502]=1;5000-[.D1501];IF([.H1502]=1;[.E1501]-([.$J$2]*(1-[.C1501]));[.E1501]))" office:value-type="float" office:value="4330.43536689914">
            <text:p>4330,4353668991</text:p>
          </table:table-cell>
          <table:table-cell/>
          <table:table-cell table:formula="of:=IF(MOD([.A1502]-1;50)=0;1;0)" office:value-type="float" office:value="0">
            <text:p>0</text:p>
          </table:table-cell>
          <table:table-cell table:formula="of:=IF(MOD([.A1502];2)=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12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percentage-style style:name="N107">
      <number:number number:decimal-places="20" number:min-integer-digits="1"/>
      <number:text>%</number:text>
    </number:percentage-style>
    <number:percentage-style style:name="N108">
      <number:number number:decimal-places="15" number:min-integer-digits="1"/>
      <number:text>%</number:text>
    </number:percentage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13.04.2019</text:date>, <text:time>17:33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moteusz Dolega</meta:initial-creator>
    <meta:creation-date>2019-04-13T15:28:37</meta:creation-date>
    <meta:generator>OpenOffice/4.1.6$Unix OpenOffice.org_project/416m1$Build-9790</meta:generator>
    <dc:date>2019-04-13T17:33:01</dc:date>
    <dc:creator>Tymoteusz Dolega</dc:creator>
    <meta:editing-duration>PT2H4M24S</meta:editing-duration>
    <meta:editing-cycles>16</meta:editing-cycles>
    <meta:document-statistic meta:table-count="3" meta:cell-count="10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9cm" svg:height="17.475cm" xlink:href=".." xlink:type="simple" chart:class="chart:line" chart:column-mapping="0" chart:style-name="ch1">
        <chart:legend chart:legend-position="end" svg:x="28.137cm" svg:y="8.189cm" style:legend-expansion="high" chart:style-name="ch2"/>
        <chart:plot-area chart:style-name="ch3" table:cell-range-address="Arkusz1.A2:Arkusz1.A1502 Arkusz1.D1:Arkusz1.E1502" chart:data-source-has-labels="both" svg:x="1.639cm" svg:y="1.531cm" svg:width="25.242cm" svg:height="14.614cm">
          <chartooo:coordinate-region svg:x="2.631cm" svg:y="1.73cm" svg:width="24.25cm" svg:height="13.424cm"/>
          <chart:axis chart:dimension="x" chart:name="primary-x" chart:style-name="ch4" chartooo:axis-type="auto">
            <chartooo:date-scale/>
            <chart:title svg:x="13.449cm" svg:y="16.494cm" chart:style-name="ch5">
              <text:p>Czas [min]</text:p>
            </chart:title>
            <chart:categories table:cell-range-address="Arkusz1.A2:Arkusz1.A1502"/>
          </chart:axis>
          <chart:axis chart:dimension="y" chart:name="primary-y" chart:style-name="ch6">
            <chart:title svg:x="0.451cm" svg:y="10.615cm" chart:style-name="ch7">
              <text:p>Zawartość naczynia [ml]</text:p>
            </chart:title>
            <chart:grid chart:style-name="ch8" chart:class="major"/>
          </chart:axis>
          <chart:series chart:style-name="ch9" chart:values-cell-range-address="Arkusz1.D2:Arkusz1.D1502" chart:label-cell-address="Arkusz1.D1:Arkusz1.D1" chart:class="chart:line">
            <chart:data-point chart:repeated="1501"/>
          </chart:series>
          <chart:series chart:style-name="ch10" chart:values-cell-range-address="Arkusz1.E2:Arkusz1.E1502" chart:label-cell-address="Arkusz1.E1:Arkusz1.E1" chart:class="chart:line">
            <chart:data-point chart:repeated="15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stancja x</text:p>
                <draw:g>
                  <svg:desc>Arkusz1.D1:Arkusz1.D1</svg:desc>
                </draw:g>
              </table:table-cell>
              <table:table-cell office:value-type="string">
                <text:p>woda</text:p>
                <draw:g>
                  <svg:desc>Arkusz1.E1:Arkusz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2:Arkusz1.A1502</svg:desc>
                </draw:g>
              </table:table-cell>
              <table:table-cell office:value-type="float" office:value="4000">
                <text:p>4000</text:p>
                <draw:g>
                  <svg:desc>Arkusz1.D2:Arkusz1.D1502</svg:desc>
                </draw:g>
              </table:table-cell>
              <table:table-cell office:value-type="float" office:value="1000">
                <text:p>1000</text:p>
                <draw:g>
                  <svg:desc>Arkusz1.E2:Arkusz1.E150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00">
                <text:p>4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984">
                <text:p>398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984">
                <text:p>398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968">
                <text:p>396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68">
                <text:p>396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952">
                <text:p>395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952">
                <text:p>395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936">
                <text:p>393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936">
                <text:p>393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20">
                <text:p>392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920">
                <text:p>392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904">
                <text:p>390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04">
                <text:p>390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888">
                <text:p>388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888">
                <text:p>388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72">
                <text:p>3872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872">
                <text:p>3872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56">
                <text:p>385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56">
                <text:p>385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40">
                <text:p>384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840">
                <text:p>384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824">
                <text:p>382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824">
                <text:p>382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808">
                <text:p>380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808">
                <text:p>380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792">
                <text:p>3792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792">
                <text:p>3792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776">
                <text:p>3776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76">
                <text:p>3776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60">
                <text:p>376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760">
                <text:p>376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744">
                <text:p>3744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744">
                <text:p>3744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728">
                <text:p>3728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728">
                <text:p>3728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712">
                <text:p>3712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12">
                <text:p>3712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696">
                <text:p>369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696">
                <text:p>369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680">
                <text:p>368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680">
                <text:p>368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664">
                <text:p>3664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664">
                <text:p>3664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648">
                <text:p>3648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648">
                <text:p>3648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632">
                <text:p>3632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632">
                <text:p>3632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616">
                <text:p>3616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616">
                <text:p>3616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00">
                <text:p>36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600">
                <text:p>36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585.6">
                <text:p>3585.6</text:p>
              </table:table-cell>
              <table:table-cell office:value-type="float" office:value="1394.4">
                <text:p>1394.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585.6">
                <text:p>3585.6</text:p>
              </table:table-cell>
              <table:table-cell office:value-type="float" office:value="1394.4">
                <text:p>1394.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571.2">
                <text:p>3571.2</text:p>
              </table:table-cell>
              <table:table-cell office:value-type="float" office:value="1388.8">
                <text:p>1388.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571.2">
                <text:p>3571.2</text:p>
              </table:table-cell>
              <table:table-cell office:value-type="float" office:value="1388.8">
                <text:p>1388.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556.8">
                <text:p>3556.8</text:p>
              </table:table-cell>
              <table:table-cell office:value-type="float" office:value="1383.2">
                <text:p>1383.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556.8">
                <text:p>3556.8</text:p>
              </table:table-cell>
              <table:table-cell office:value-type="float" office:value="1383.2">
                <text:p>1383.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542.4">
                <text:p>3542.4</text:p>
              </table:table-cell>
              <table:table-cell office:value-type="float" office:value="1377.6">
                <text:p>1377.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542.4">
                <text:p>3542.4</text:p>
              </table:table-cell>
              <table:table-cell office:value-type="float" office:value="1377.6">
                <text:p>1377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28">
                <text:p>3528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528">
                <text:p>3528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513.6">
                <text:p>3513.6</text:p>
              </table:table-cell>
              <table:table-cell office:value-type="float" office:value="1366.4">
                <text:p>1366.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513.6">
                <text:p>3513.6</text:p>
              </table:table-cell>
              <table:table-cell office:value-type="float" office:value="1366.4">
                <text:p>1366.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499.2">
                <text:p>3499.2</text:p>
              </table:table-cell>
              <table:table-cell office:value-type="float" office:value="1360.8">
                <text:p>1360.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499.2">
                <text:p>3499.2</text:p>
              </table:table-cell>
              <table:table-cell office:value-type="float" office:value="1360.8">
                <text:p>1360.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484.8">
                <text:p>3484.8</text:p>
              </table:table-cell>
              <table:table-cell office:value-type="float" office:value="1355.2">
                <text:p>1355.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484.8">
                <text:p>3484.8</text:p>
              </table:table-cell>
              <table:table-cell office:value-type="float" office:value="1355.2">
                <text:p>1355.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470.4">
                <text:p>3470.4</text:p>
              </table:table-cell>
              <table:table-cell office:value-type="float" office:value="1349.6">
                <text:p>1349.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470.4">
                <text:p>3470.4</text:p>
              </table:table-cell>
              <table:table-cell office:value-type="float" office:value="1349.6">
                <text:p>1349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456">
                <text:p>3456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456">
                <text:p>3456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441.6">
                <text:p>3441.6</text:p>
              </table:table-cell>
              <table:table-cell office:value-type="float" office:value="1338.4">
                <text:p>1338.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441.6">
                <text:p>3441.6</text:p>
              </table:table-cell>
              <table:table-cell office:value-type="float" office:value="1338.4">
                <text:p>1338.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427.2">
                <text:p>3427.2</text:p>
              </table:table-cell>
              <table:table-cell office:value-type="float" office:value="1332.8">
                <text:p>1332.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427.2">
                <text:p>3427.2</text:p>
              </table:table-cell>
              <table:table-cell office:value-type="float" office:value="1332.8">
                <text:p>1332.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412.8">
                <text:p>3412.8</text:p>
              </table:table-cell>
              <table:table-cell office:value-type="float" office:value="1327.2">
                <text:p>1327.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412.8">
                <text:p>3412.8</text:p>
              </table:table-cell>
              <table:table-cell office:value-type="float" office:value="1327.2">
                <text:p>1327.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398.4">
                <text:p>3398.4</text:p>
              </table:table-cell>
              <table:table-cell office:value-type="float" office:value="1321.6">
                <text:p>1321.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398.4">
                <text:p>3398.4</text:p>
              </table:table-cell>
              <table:table-cell office:value-type="float" office:value="1321.6">
                <text:p>1321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384">
                <text:p>3384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384">
                <text:p>3384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369.6">
                <text:p>3369.6</text:p>
              </table:table-cell>
              <table:table-cell office:value-type="float" office:value="1310.4">
                <text:p>1310.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369.6">
                <text:p>3369.6</text:p>
              </table:table-cell>
              <table:table-cell office:value-type="float" office:value="1310.4">
                <text:p>1310.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355.2">
                <text:p>3355.2</text:p>
              </table:table-cell>
              <table:table-cell office:value-type="float" office:value="1304.8">
                <text:p>1304.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355.2">
                <text:p>3355.2</text:p>
              </table:table-cell>
              <table:table-cell office:value-type="float" office:value="1304.8">
                <text:p>1304.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340.8">
                <text:p>3340.8</text:p>
              </table:table-cell>
              <table:table-cell office:value-type="float" office:value="1299.2">
                <text:p>1299.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340.8">
                <text:p>3340.8</text:p>
              </table:table-cell>
              <table:table-cell office:value-type="float" office:value="1299.2">
                <text:p>1299.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326.4">
                <text:p>3326.4</text:p>
              </table:table-cell>
              <table:table-cell office:value-type="float" office:value="1293.6">
                <text:p>1293.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326.4">
                <text:p>3326.4</text:p>
              </table:table-cell>
              <table:table-cell office:value-type="float" office:value="1293.6">
                <text:p>1293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312">
                <text:p>3312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312">
                <text:p>3312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297.6">
                <text:p>3297.6</text:p>
              </table:table-cell>
              <table:table-cell office:value-type="float" office:value="1282.4">
                <text:p>1282.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297.6">
                <text:p>3297.6</text:p>
              </table:table-cell>
              <table:table-cell office:value-type="float" office:value="1282.4">
                <text:p>1282.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283.2">
                <text:p>3283.2</text:p>
              </table:table-cell>
              <table:table-cell office:value-type="float" office:value="1276.8">
                <text:p>1276.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283.2">
                <text:p>3283.2</text:p>
              </table:table-cell>
              <table:table-cell office:value-type="float" office:value="1276.8">
                <text:p>1276.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268.8">
                <text:p>3268.8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268.8">
                <text:p>3268.8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254.4">
                <text:p>3254.4</text:p>
              </table:table-cell>
              <table:table-cell office:value-type="float" office:value="1265.6">
                <text:p>1265.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254.4">
                <text:p>3254.4</text:p>
              </table:table-cell>
              <table:table-cell office:value-type="float" office:value="1265.6">
                <text:p>1265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40">
                <text:p>324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240">
                <text:p>324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227.04">
                <text:p>3227.04</text:p>
              </table:table-cell>
              <table:table-cell office:value-type="float" office:value="1752.96">
                <text:p>1752.9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227.04">
                <text:p>3227.04</text:p>
              </table:table-cell>
              <table:table-cell office:value-type="float" office:value="1752.96">
                <text:p>1752.9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214.08">
                <text:p>3214.08</text:p>
              </table:table-cell>
              <table:table-cell office:value-type="float" office:value="1745.92">
                <text:p>1745.9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214.08">
                <text:p>3214.08</text:p>
              </table:table-cell>
              <table:table-cell office:value-type="float" office:value="1745.92">
                <text:p>1745.9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201.12">
                <text:p>3201.12</text:p>
              </table:table-cell>
              <table:table-cell office:value-type="float" office:value="1738.88">
                <text:p>1738.8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201.12">
                <text:p>3201.12</text:p>
              </table:table-cell>
              <table:table-cell office:value-type="float" office:value="1738.88">
                <text:p>1738.8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188.16">
                <text:p>3188.16</text:p>
              </table:table-cell>
              <table:table-cell office:value-type="float" office:value="1731.84">
                <text:p>1731.8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188.16">
                <text:p>3188.16</text:p>
              </table:table-cell>
              <table:table-cell office:value-type="float" office:value="1731.84">
                <text:p>1731.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175.2">
                <text:p>3175.2</text:p>
              </table:table-cell>
              <table:table-cell office:value-type="float" office:value="1724.8">
                <text:p>1724.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175.2">
                <text:p>3175.2</text:p>
              </table:table-cell>
              <table:table-cell office:value-type="float" office:value="1724.8">
                <text:p>1724.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162.24">
                <text:p>3162.24</text:p>
              </table:table-cell>
              <table:table-cell office:value-type="float" office:value="1717.76">
                <text:p>1717.7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162.24">
                <text:p>3162.24</text:p>
              </table:table-cell>
              <table:table-cell office:value-type="float" office:value="1717.76">
                <text:p>1717.7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149.28">
                <text:p>3149.28</text:p>
              </table:table-cell>
              <table:table-cell office:value-type="float" office:value="1710.72">
                <text:p>1710.7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149.28">
                <text:p>3149.28</text:p>
              </table:table-cell>
              <table:table-cell office:value-type="float" office:value="1710.72">
                <text:p>1710.7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136.32">
                <text:p>3136.32</text:p>
              </table:table-cell>
              <table:table-cell office:value-type="float" office:value="1703.68">
                <text:p>1703.6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136.32">
                <text:p>3136.32</text:p>
              </table:table-cell>
              <table:table-cell office:value-type="float" office:value="1703.68">
                <text:p>1703.6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123.36">
                <text:p>3123.36</text:p>
              </table:table-cell>
              <table:table-cell office:value-type="float" office:value="1696.64">
                <text:p>1696.6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123.36">
                <text:p>3123.36</text:p>
              </table:table-cell>
              <table:table-cell office:value-type="float" office:value="1696.64">
                <text:p>1696.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110.4">
                <text:p>3110.4</text:p>
              </table:table-cell>
              <table:table-cell office:value-type="float" office:value="1689.6">
                <text:p>1689.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110.4">
                <text:p>3110.4</text:p>
              </table:table-cell>
              <table:table-cell office:value-type="float" office:value="1689.6">
                <text:p>1689.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097.44">
                <text:p>3097.44</text:p>
              </table:table-cell>
              <table:table-cell office:value-type="float" office:value="1682.56">
                <text:p>1682.5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097.44">
                <text:p>3097.44</text:p>
              </table:table-cell>
              <table:table-cell office:value-type="float" office:value="1682.56">
                <text:p>1682.5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084.48">
                <text:p>3084.48</text:p>
              </table:table-cell>
              <table:table-cell office:value-type="float" office:value="1675.52">
                <text:p>1675.5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084.48">
                <text:p>3084.48</text:p>
              </table:table-cell>
              <table:table-cell office:value-type="float" office:value="1675.52">
                <text:p>1675.5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071.52">
                <text:p>3071.52</text:p>
              </table:table-cell>
              <table:table-cell office:value-type="float" office:value="1668.48">
                <text:p>1668.4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071.52">
                <text:p>3071.52</text:p>
              </table:table-cell>
              <table:table-cell office:value-type="float" office:value="1668.48">
                <text:p>1668.4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058.56">
                <text:p>3058.56</text:p>
              </table:table-cell>
              <table:table-cell office:value-type="float" office:value="1661.44">
                <text:p>1661.4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058.56">
                <text:p>3058.56</text:p>
              </table:table-cell>
              <table:table-cell office:value-type="float" office:value="1661.44">
                <text:p>1661.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45.6">
                <text:p>3045.6</text:p>
              </table:table-cell>
              <table:table-cell office:value-type="float" office:value="1654.4">
                <text:p>1654.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045.6">
                <text:p>3045.6</text:p>
              </table:table-cell>
              <table:table-cell office:value-type="float" office:value="1654.4">
                <text:p>1654.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032.64">
                <text:p>3032.64</text:p>
              </table:table-cell>
              <table:table-cell office:value-type="float" office:value="1647.36">
                <text:p>1647.3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032.64">
                <text:p>3032.64</text:p>
              </table:table-cell>
              <table:table-cell office:value-type="float" office:value="1647.36">
                <text:p>1647.3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019.68">
                <text:p>3019.68</text:p>
              </table:table-cell>
              <table:table-cell office:value-type="float" office:value="1640.32">
                <text:p>1640.3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019.68">
                <text:p>3019.68</text:p>
              </table:table-cell>
              <table:table-cell office:value-type="float" office:value="1640.32">
                <text:p>1640.3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006.72">
                <text:p>3006.72</text:p>
              </table:table-cell>
              <table:table-cell office:value-type="float" office:value="1633.28">
                <text:p>1633.2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006.72">
                <text:p>3006.72</text:p>
              </table:table-cell>
              <table:table-cell office:value-type="float" office:value="1633.28">
                <text:p>1633.2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993.76">
                <text:p>2993.76</text:p>
              </table:table-cell>
              <table:table-cell office:value-type="float" office:value="1626.24">
                <text:p>1626.2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993.76">
                <text:p>2993.76</text:p>
              </table:table-cell>
              <table:table-cell office:value-type="float" office:value="1626.24">
                <text:p>1626.2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980.8">
                <text:p>2980.8</text:p>
              </table:table-cell>
              <table:table-cell office:value-type="float" office:value="1619.2">
                <text:p>1619.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980.8">
                <text:p>2980.8</text:p>
              </table:table-cell>
              <table:table-cell office:value-type="float" office:value="1619.2">
                <text:p>1619.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967.84">
                <text:p>2967.84</text:p>
              </table:table-cell>
              <table:table-cell office:value-type="float" office:value="1612.16">
                <text:p>1612.1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967.84">
                <text:p>2967.84</text:p>
              </table:table-cell>
              <table:table-cell office:value-type="float" office:value="1612.16">
                <text:p>1612.1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954.88">
                <text:p>2954.88</text:p>
              </table:table-cell>
              <table:table-cell office:value-type="float" office:value="1605.12">
                <text:p>1605.1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954.88">
                <text:p>2954.88</text:p>
              </table:table-cell>
              <table:table-cell office:value-type="float" office:value="1605.12">
                <text:p>1605.1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941.92">
                <text:p>2941.92</text:p>
              </table:table-cell>
              <table:table-cell office:value-type="float" office:value="1598.08">
                <text:p>1598.0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941.92">
                <text:p>2941.92</text:p>
              </table:table-cell>
              <table:table-cell office:value-type="float" office:value="1598.08">
                <text:p>1598.0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928.96">
                <text:p>2928.96</text:p>
              </table:table-cell>
              <table:table-cell office:value-type="float" office:value="1591.04">
                <text:p>1591.0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928.96">
                <text:p>2928.96</text:p>
              </table:table-cell>
              <table:table-cell office:value-type="float" office:value="1591.04">
                <text:p>1591.0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16">
                <text:p>291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916">
                <text:p>2916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904.336">
                <text:p>2904.336</text:p>
              </table:table-cell>
              <table:table-cell office:value-type="float" office:value="2075.664">
                <text:p>2075.66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904.336">
                <text:p>2904.336</text:p>
              </table:table-cell>
              <table:table-cell office:value-type="float" office:value="2075.664">
                <text:p>2075.66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892.672">
                <text:p>2892.672</text:p>
              </table:table-cell>
              <table:table-cell office:value-type="float" office:value="2067.328">
                <text:p>2067.32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892.672">
                <text:p>2892.672</text:p>
              </table:table-cell>
              <table:table-cell office:value-type="float" office:value="2067.328">
                <text:p>2067.32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881.008">
                <text:p>2881.008</text:p>
              </table:table-cell>
              <table:table-cell office:value-type="float" office:value="2058.992">
                <text:p>2058.99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881.008">
                <text:p>2881.008</text:p>
              </table:table-cell>
              <table:table-cell office:value-type="float" office:value="2058.992">
                <text:p>2058.992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869.344">
                <text:p>2869.344</text:p>
              </table:table-cell>
              <table:table-cell office:value-type="float" office:value="2050.656">
                <text:p>2050.656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869.344">
                <text:p>2869.344</text:p>
              </table:table-cell>
              <table:table-cell office:value-type="float" office:value="2050.656">
                <text:p>2050.65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857.68">
                <text:p>2857.68</text:p>
              </table:table-cell>
              <table:table-cell office:value-type="float" office:value="2042.32">
                <text:p>2042.3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857.68">
                <text:p>2857.68</text:p>
              </table:table-cell>
              <table:table-cell office:value-type="float" office:value="2042.32">
                <text:p>2042.3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846.016">
                <text:p>2846.016</text:p>
              </table:table-cell>
              <table:table-cell office:value-type="float" office:value="2033.984">
                <text:p>2033.98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846.016">
                <text:p>2846.016</text:p>
              </table:table-cell>
              <table:table-cell office:value-type="float" office:value="2033.984">
                <text:p>2033.98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834.352">
                <text:p>2834.352</text:p>
              </table:table-cell>
              <table:table-cell office:value-type="float" office:value="2025.648">
                <text:p>2025.648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834.352">
                <text:p>2834.352</text:p>
              </table:table-cell>
              <table:table-cell office:value-type="float" office:value="2025.648">
                <text:p>2025.64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822.688">
                <text:p>2822.688</text:p>
              </table:table-cell>
              <table:table-cell office:value-type="float" office:value="2017.312">
                <text:p>2017.31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822.688">
                <text:p>2822.688</text:p>
              </table:table-cell>
              <table:table-cell office:value-type="float" office:value="2017.312">
                <text:p>2017.31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811.024">
                <text:p>2811.024</text:p>
              </table:table-cell>
              <table:table-cell office:value-type="float" office:value="2008.976">
                <text:p>2008.97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811.024">
                <text:p>2811.024</text:p>
              </table:table-cell>
              <table:table-cell office:value-type="float" office:value="2008.976">
                <text:p>2008.9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799.36">
                <text:p>2799.36</text:p>
              </table:table-cell>
              <table:table-cell office:value-type="float" office:value="2000.64">
                <text:p>2000.6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799.36">
                <text:p>2799.36</text:p>
              </table:table-cell>
              <table:table-cell office:value-type="float" office:value="2000.64">
                <text:p>2000.6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787.696">
                <text:p>2787.696</text:p>
              </table:table-cell>
              <table:table-cell office:value-type="float" office:value="1992.304">
                <text:p>1992.30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787.696">
                <text:p>2787.696</text:p>
              </table:table-cell>
              <table:table-cell office:value-type="float" office:value="1992.304">
                <text:p>1992.30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776.032">
                <text:p>2776.032</text:p>
              </table:table-cell>
              <table:table-cell office:value-type="float" office:value="1983.968">
                <text:p>1983.96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776.032">
                <text:p>2776.032</text:p>
              </table:table-cell>
              <table:table-cell office:value-type="float" office:value="1983.968">
                <text:p>1983.96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764.368">
                <text:p>2764.368</text:p>
              </table:table-cell>
              <table:table-cell office:value-type="float" office:value="1975.632">
                <text:p>1975.63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764.368">
                <text:p>2764.368</text:p>
              </table:table-cell>
              <table:table-cell office:value-type="float" office:value="1975.632">
                <text:p>1975.63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752.704">
                <text:p>2752.704</text:p>
              </table:table-cell>
              <table:table-cell office:value-type="float" office:value="1967.296">
                <text:p>1967.29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752.704">
                <text:p>2752.704</text:p>
              </table:table-cell>
              <table:table-cell office:value-type="float" office:value="1967.296">
                <text:p>1967.29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741.04">
                <text:p>2741.04</text:p>
              </table:table-cell>
              <table:table-cell office:value-type="float" office:value="1958.96">
                <text:p>1958.9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741.04">
                <text:p>2741.04</text:p>
              </table:table-cell>
              <table:table-cell office:value-type="float" office:value="1958.96">
                <text:p>1958.9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729.376">
                <text:p>2729.376</text:p>
              </table:table-cell>
              <table:table-cell office:value-type="float" office:value="1950.624">
                <text:p>1950.624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729.376">
                <text:p>2729.376</text:p>
              </table:table-cell>
              <table:table-cell office:value-type="float" office:value="1950.624">
                <text:p>1950.62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717.712">
                <text:p>2717.712</text:p>
              </table:table-cell>
              <table:table-cell office:value-type="float" office:value="1942.288">
                <text:p>1942.28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717.712">
                <text:p>2717.712</text:p>
              </table:table-cell>
              <table:table-cell office:value-type="float" office:value="1942.288">
                <text:p>1942.28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706.048">
                <text:p>2706.048</text:p>
              </table:table-cell>
              <table:table-cell office:value-type="float" office:value="1933.952">
                <text:p>1933.95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706.048">
                <text:p>2706.048</text:p>
              </table:table-cell>
              <table:table-cell office:value-type="float" office:value="1933.952">
                <text:p>1933.952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694.384">
                <text:p>2694.384</text:p>
              </table:table-cell>
              <table:table-cell office:value-type="float" office:value="1925.616">
                <text:p>1925.61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694.384">
                <text:p>2694.384</text:p>
              </table:table-cell>
              <table:table-cell office:value-type="float" office:value="1925.616">
                <text:p>1925.61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682.72">
                <text:p>2682.72</text:p>
              </table:table-cell>
              <table:table-cell office:value-type="float" office:value="1917.28">
                <text:p>1917.28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682.72">
                <text:p>2682.72</text:p>
              </table:table-cell>
              <table:table-cell office:value-type="float" office:value="1917.28">
                <text:p>1917.2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71.056">
                <text:p>2671.056</text:p>
              </table:table-cell>
              <table:table-cell office:value-type="float" office:value="1908.944">
                <text:p>1908.94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671.056">
                <text:p>2671.056</text:p>
              </table:table-cell>
              <table:table-cell office:value-type="float" office:value="1908.944">
                <text:p>1908.94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659.392">
                <text:p>2659.392</text:p>
              </table:table-cell>
              <table:table-cell office:value-type="float" office:value="1900.608">
                <text:p>1900.608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659.392">
                <text:p>2659.392</text:p>
              </table:table-cell>
              <table:table-cell office:value-type="float" office:value="1900.608">
                <text:p>1900.608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647.728">
                <text:p>2647.728</text:p>
              </table:table-cell>
              <table:table-cell office:value-type="float" office:value="1892.272">
                <text:p>1892.27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647.728">
                <text:p>2647.728</text:p>
              </table:table-cell>
              <table:table-cell office:value-type="float" office:value="1892.272">
                <text:p>1892.27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636.064">
                <text:p>2636.064</text:p>
              </table:table-cell>
              <table:table-cell office:value-type="float" office:value="1883.936">
                <text:p>1883.936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636.064">
                <text:p>2636.064</text:p>
              </table:table-cell>
              <table:table-cell office:value-type="float" office:value="1883.936">
                <text:p>1883.93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24.4">
                <text:p>2624.4</text:p>
              </table:table-cell>
              <table:table-cell office:value-type="float" office:value="1875.6">
                <text:p>1875.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624.4">
                <text:p>2624.4</text:p>
              </table:table-cell>
              <table:table-cell office:value-type="float" office:value="2375.6">
                <text:p>2375.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613.9024">
                <text:p>2613.9024</text:p>
              </table:table-cell>
              <table:table-cell office:value-type="float" office:value="2366.0976">
                <text:p>2366.097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613.9024">
                <text:p>2613.9024</text:p>
              </table:table-cell>
              <table:table-cell office:value-type="float" office:value="2366.0976">
                <text:p>2366.097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603.4048">
                <text:p>2603.4048</text:p>
              </table:table-cell>
              <table:table-cell office:value-type="float" office:value="2356.5952">
                <text:p>2356.595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603.4048">
                <text:p>2603.4048</text:p>
              </table:table-cell>
              <table:table-cell office:value-type="float" office:value="2356.5952">
                <text:p>2356.595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592.9072">
                <text:p>2592.9072</text:p>
              </table:table-cell>
              <table:table-cell office:value-type="float" office:value="2347.0928">
                <text:p>2347.092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592.9072">
                <text:p>2592.9072</text:p>
              </table:table-cell>
              <table:table-cell office:value-type="float" office:value="2347.0928">
                <text:p>2347.092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582.4096">
                <text:p>2582.4096</text:p>
              </table:table-cell>
              <table:table-cell office:value-type="float" office:value="2337.5904">
                <text:p>2337.590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582.4096">
                <text:p>2582.4096</text:p>
              </table:table-cell>
              <table:table-cell office:value-type="float" office:value="2337.5904">
                <text:p>2337.59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571.912">
                <text:p>2571.912</text:p>
              </table:table-cell>
              <table:table-cell office:value-type="float" office:value="2328.088">
                <text:p>2328.088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571.912">
                <text:p>2571.912</text:p>
              </table:table-cell>
              <table:table-cell office:value-type="float" office:value="2328.088">
                <text:p>2328.088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561.4144">
                <text:p>2561.4144</text:p>
              </table:table-cell>
              <table:table-cell office:value-type="float" office:value="2318.5856">
                <text:p>2318.585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561.4144">
                <text:p>2561.4144</text:p>
              </table:table-cell>
              <table:table-cell office:value-type="float" office:value="2318.5856">
                <text:p>2318.585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550.9168">
                <text:p>2550.9168</text:p>
              </table:table-cell>
              <table:table-cell office:value-type="float" office:value="2309.0832">
                <text:p>2309.083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550.9168">
                <text:p>2550.9168</text:p>
              </table:table-cell>
              <table:table-cell office:value-type="float" office:value="2309.0832">
                <text:p>2309.083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540.4192">
                <text:p>2540.4192</text:p>
              </table:table-cell>
              <table:table-cell office:value-type="float" office:value="2299.5808">
                <text:p>2299.580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540.4192">
                <text:p>2540.4192</text:p>
              </table:table-cell>
              <table:table-cell office:value-type="float" office:value="2299.5808">
                <text:p>2299.580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529.9216">
                <text:p>2529.9216</text:p>
              </table:table-cell>
              <table:table-cell office:value-type="float" office:value="2290.0784">
                <text:p>2290.078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529.9216">
                <text:p>2529.9216</text:p>
              </table:table-cell>
              <table:table-cell office:value-type="float" office:value="2290.0784">
                <text:p>2290.078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519.424">
                <text:p>2519.424</text:p>
              </table:table-cell>
              <table:table-cell office:value-type="float" office:value="2280.576">
                <text:p>2280.57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519.424">
                <text:p>2519.424</text:p>
              </table:table-cell>
              <table:table-cell office:value-type="float" office:value="2280.576">
                <text:p>2280.57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508.9264">
                <text:p>2508.9264</text:p>
              </table:table-cell>
              <table:table-cell office:value-type="float" office:value="2271.0736">
                <text:p>2271.0736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508.9264">
                <text:p>2508.9264</text:p>
              </table:table-cell>
              <table:table-cell office:value-type="float" office:value="2271.0736">
                <text:p>2271.073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498.4288">
                <text:p>2498.4288</text:p>
              </table:table-cell>
              <table:table-cell office:value-type="float" office:value="2261.5712">
                <text:p>2261.571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498.4288">
                <text:p>2498.4288</text:p>
              </table:table-cell>
              <table:table-cell office:value-type="float" office:value="2261.5712">
                <text:p>2261.571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487.9312">
                <text:p>2487.9312</text:p>
              </table:table-cell>
              <table:table-cell office:value-type="float" office:value="2252.0688">
                <text:p>2252.0688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487.9312">
                <text:p>2487.9312</text:p>
              </table:table-cell>
              <table:table-cell office:value-type="float" office:value="2252.0688">
                <text:p>2252.068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477.4336">
                <text:p>2477.4336</text:p>
              </table:table-cell>
              <table:table-cell office:value-type="float" office:value="2242.5664">
                <text:p>2242.566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477.4336">
                <text:p>2477.4336</text:p>
              </table:table-cell>
              <table:table-cell office:value-type="float" office:value="2242.5664">
                <text:p>2242.566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466.936">
                <text:p>2466.936</text:p>
              </table:table-cell>
              <table:table-cell office:value-type="float" office:value="2233.064">
                <text:p>2233.06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466.936">
                <text:p>2466.936</text:p>
              </table:table-cell>
              <table:table-cell office:value-type="float" office:value="2233.064">
                <text:p>2233.06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456.43839999999">
                <text:p>2456.43839999999</text:p>
              </table:table-cell>
              <table:table-cell office:value-type="float" office:value="2223.5616">
                <text:p>2223.561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456.43839999999">
                <text:p>2456.43839999999</text:p>
              </table:table-cell>
              <table:table-cell office:value-type="float" office:value="2223.5616">
                <text:p>2223.561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445.94079999999">
                <text:p>2445.94079999999</text:p>
              </table:table-cell>
              <table:table-cell office:value-type="float" office:value="2214.05920000001">
                <text:p>2214.05920000001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445.94079999999">
                <text:p>2445.94079999999</text:p>
              </table:table-cell>
              <table:table-cell office:value-type="float" office:value="2214.05920000001">
                <text:p>2214.05920000001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435.44319999999">
                <text:p>2435.44319999999</text:p>
              </table:table-cell>
              <table:table-cell office:value-type="float" office:value="2204.5568">
                <text:p>2204.556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435.44319999999">
                <text:p>2435.44319999999</text:p>
              </table:table-cell>
              <table:table-cell office:value-type="float" office:value="2204.5568">
                <text:p>2204.556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424.94559999999">
                <text:p>2424.94559999999</text:p>
              </table:table-cell>
              <table:table-cell office:value-type="float" office:value="2195.05440000001">
                <text:p>2195.0544000000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424.94559999999">
                <text:p>2424.94559999999</text:p>
              </table:table-cell>
              <table:table-cell office:value-type="float" office:value="2195.05440000001">
                <text:p>2195.0544000000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14.44799999999">
                <text:p>2414.44799999999</text:p>
              </table:table-cell>
              <table:table-cell office:value-type="float" office:value="2185.55200000001">
                <text:p>2185.5520000000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4.44799999999">
                <text:p>2414.44799999999</text:p>
              </table:table-cell>
              <table:table-cell office:value-type="float" office:value="2185.55200000001">
                <text:p>2185.5520000000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03.95039999999">
                <text:p>2403.95039999999</text:p>
              </table:table-cell>
              <table:table-cell office:value-type="float" office:value="2176.04960000001">
                <text:p>2176.0496000000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03.95039999999">
                <text:p>2403.95039999999</text:p>
              </table:table-cell>
              <table:table-cell office:value-type="float" office:value="2176.04960000001">
                <text:p>2176.04960000001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393.45279999999">
                <text:p>2393.45279999999</text:p>
              </table:table-cell>
              <table:table-cell office:value-type="float" office:value="2166.54720000001">
                <text:p>2166.5472000000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393.45279999999">
                <text:p>2393.45279999999</text:p>
              </table:table-cell>
              <table:table-cell office:value-type="float" office:value="2166.54720000001">
                <text:p>2166.5472000000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382.95519999999">
                <text:p>2382.95519999999</text:p>
              </table:table-cell>
              <table:table-cell office:value-type="float" office:value="2157.04480000001">
                <text:p>2157.0448000000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382.95519999999">
                <text:p>2382.95519999999</text:p>
              </table:table-cell>
              <table:table-cell office:value-type="float" office:value="2157.04480000001">
                <text:p>2157.0448000000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372.45759999999">
                <text:p>2372.45759999999</text:p>
              </table:table-cell>
              <table:table-cell office:value-type="float" office:value="2147.54240000001">
                <text:p>2147.54240000001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372.45759999999">
                <text:p>2372.45759999999</text:p>
              </table:table-cell>
              <table:table-cell office:value-type="float" office:value="2147.54240000001">
                <text:p>2147.5424000000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61.95999999999">
                <text:p>2361.95999999999</text:p>
              </table:table-cell>
              <table:table-cell office:value-type="float" office:value="2138.04000000001">
                <text:p>2138.04000000001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361.95999999999">
                <text:p>2361.95999999999</text:p>
              </table:table-cell>
              <table:table-cell office:value-type="float" office:value="2638.04000000001">
                <text:p>2638.04000000001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352.51215999999">
                <text:p>2352.51215999999</text:p>
              </table:table-cell>
              <table:table-cell office:value-type="float" office:value="2627.48784000001">
                <text:p>2627.4878400000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352.51215999999">
                <text:p>2352.51215999999</text:p>
              </table:table-cell>
              <table:table-cell office:value-type="float" office:value="2627.48784000001">
                <text:p>2627.4878400000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343.06431999999">
                <text:p>2343.06431999999</text:p>
              </table:table-cell>
              <table:table-cell office:value-type="float" office:value="2616.93568000001">
                <text:p>2616.93568000001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343.06431999999">
                <text:p>2343.06431999999</text:p>
              </table:table-cell>
              <table:table-cell office:value-type="float" office:value="2616.93568000001">
                <text:p>2616.9356800000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333.61647999999">
                <text:p>2333.61647999999</text:p>
              </table:table-cell>
              <table:table-cell office:value-type="float" office:value="2606.38352000001">
                <text:p>2606.38352000001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333.61647999999">
                <text:p>2333.61647999999</text:p>
              </table:table-cell>
              <table:table-cell office:value-type="float" office:value="2606.38352000001">
                <text:p>2606.38352000001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324.16863999999">
                <text:p>2324.16863999999</text:p>
              </table:table-cell>
              <table:table-cell office:value-type="float" office:value="2595.83136000001">
                <text:p>2595.8313600000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324.16863999999">
                <text:p>2324.16863999999</text:p>
              </table:table-cell>
              <table:table-cell office:value-type="float" office:value="2595.83136000001">
                <text:p>2595.8313600000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314.72079999999">
                <text:p>2314.72079999999</text:p>
              </table:table-cell>
              <table:table-cell office:value-type="float" office:value="2585.27920000001">
                <text:p>2585.27920000001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314.72079999999">
                <text:p>2314.72079999999</text:p>
              </table:table-cell>
              <table:table-cell office:value-type="float" office:value="2585.27920000001">
                <text:p>2585.27920000001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305.27295999999">
                <text:p>2305.27295999999</text:p>
              </table:table-cell>
              <table:table-cell office:value-type="float" office:value="2574.72704000001">
                <text:p>2574.72704000001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305.27295999999">
                <text:p>2305.27295999999</text:p>
              </table:table-cell>
              <table:table-cell office:value-type="float" office:value="2574.72704000001">
                <text:p>2574.7270400000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295.82511999999">
                <text:p>2295.82511999999</text:p>
              </table:table-cell>
              <table:table-cell office:value-type="float" office:value="2564.17488">
                <text:p>2564.1748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295.82511999999">
                <text:p>2295.82511999999</text:p>
              </table:table-cell>
              <table:table-cell office:value-type="float" office:value="2564.17488">
                <text:p>2564.1748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286.37727999999">
                <text:p>2286.37727999999</text:p>
              </table:table-cell>
              <table:table-cell office:value-type="float" office:value="2553.62272">
                <text:p>2553.6227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286.37727999999">
                <text:p>2286.37727999999</text:p>
              </table:table-cell>
              <table:table-cell office:value-type="float" office:value="2553.62272">
                <text:p>2553.62272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276.92944">
                <text:p>2276.92944</text:p>
              </table:table-cell>
              <table:table-cell office:value-type="float" office:value="2543.07056">
                <text:p>2543.0705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276.92944">
                <text:p>2276.92944</text:p>
              </table:table-cell>
              <table:table-cell office:value-type="float" office:value="2543.07056">
                <text:p>2543.0705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67.4816">
                <text:p>2267.4816</text:p>
              </table:table-cell>
              <table:table-cell office:value-type="float" office:value="2532.5184">
                <text:p>2532.5184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267.4816">
                <text:p>2267.4816</text:p>
              </table:table-cell>
              <table:table-cell office:value-type="float" office:value="2532.5184">
                <text:p>2532.518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258.03376">
                <text:p>2258.03376</text:p>
              </table:table-cell>
              <table:table-cell office:value-type="float" office:value="2521.96624">
                <text:p>2521.9662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258.03376">
                <text:p>2258.03376</text:p>
              </table:table-cell>
              <table:table-cell office:value-type="float" office:value="2521.96624">
                <text:p>2521.9662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248.58592">
                <text:p>2248.58592</text:p>
              </table:table-cell>
              <table:table-cell office:value-type="float" office:value="2511.41408">
                <text:p>2511.41408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248.58592">
                <text:p>2248.58592</text:p>
              </table:table-cell>
              <table:table-cell office:value-type="float" office:value="2511.41408">
                <text:p>2511.4140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239.13808">
                <text:p>2239.13808</text:p>
              </table:table-cell>
              <table:table-cell office:value-type="float" office:value="2500.86192">
                <text:p>2500.8619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239.13808">
                <text:p>2239.13808</text:p>
              </table:table-cell>
              <table:table-cell office:value-type="float" office:value="2500.86192">
                <text:p>2500.8619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229.69024">
                <text:p>2229.69024</text:p>
              </table:table-cell>
              <table:table-cell office:value-type="float" office:value="2490.30976">
                <text:p>2490.30976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229.69024">
                <text:p>2229.69024</text:p>
              </table:table-cell>
              <table:table-cell office:value-type="float" office:value="2490.30976">
                <text:p>2490.3097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20.2424">
                <text:p>2220.2424</text:p>
              </table:table-cell>
              <table:table-cell office:value-type="float" office:value="2479.7576">
                <text:p>2479.757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220.2424">
                <text:p>2220.2424</text:p>
              </table:table-cell>
              <table:table-cell office:value-type="float" office:value="2479.7576">
                <text:p>2479.7576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210.79456">
                <text:p>2210.79456</text:p>
              </table:table-cell>
              <table:table-cell office:value-type="float" office:value="2469.20544">
                <text:p>2469.2054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210.79456">
                <text:p>2210.79456</text:p>
              </table:table-cell>
              <table:table-cell office:value-type="float" office:value="2469.20544">
                <text:p>2469.2054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201.34672">
                <text:p>2201.34672</text:p>
              </table:table-cell>
              <table:table-cell office:value-type="float" office:value="2458.65328">
                <text:p>2458.6532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201.34672">
                <text:p>2201.34672</text:p>
              </table:table-cell>
              <table:table-cell office:value-type="float" office:value="2458.65328">
                <text:p>2458.65328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191.89888">
                <text:p>2191.89888</text:p>
              </table:table-cell>
              <table:table-cell office:value-type="float" office:value="2448.10112">
                <text:p>2448.1011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191.89888">
                <text:p>2191.89888</text:p>
              </table:table-cell>
              <table:table-cell office:value-type="float" office:value="2448.10112">
                <text:p>2448.1011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182.45104">
                <text:p>2182.45104</text:p>
              </table:table-cell>
              <table:table-cell office:value-type="float" office:value="2437.54896">
                <text:p>2437.54896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182.45104">
                <text:p>2182.45104</text:p>
              </table:table-cell>
              <table:table-cell office:value-type="float" office:value="2437.54896">
                <text:p>2437.5489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173.0032">
                <text:p>2173.0032</text:p>
              </table:table-cell>
              <table:table-cell office:value-type="float" office:value="2426.9968">
                <text:p>2426.9968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173.0032">
                <text:p>2173.0032</text:p>
              </table:table-cell>
              <table:table-cell office:value-type="float" office:value="2426.9968">
                <text:p>2426.9968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163.55536">
                <text:p>2163.55536</text:p>
              </table:table-cell>
              <table:table-cell office:value-type="float" office:value="2416.44464">
                <text:p>2416.44464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163.55536">
                <text:p>2163.55536</text:p>
              </table:table-cell>
              <table:table-cell office:value-type="float" office:value="2416.44464">
                <text:p>2416.4446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154.10752">
                <text:p>2154.10752</text:p>
              </table:table-cell>
              <table:table-cell office:value-type="float" office:value="2405.89248">
                <text:p>2405.89248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154.10752">
                <text:p>2154.10752</text:p>
              </table:table-cell>
              <table:table-cell office:value-type="float" office:value="2405.89248">
                <text:p>2405.89248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144.65968">
                <text:p>2144.65968</text:p>
              </table:table-cell>
              <table:table-cell office:value-type="float" office:value="2395.34032">
                <text:p>2395.34032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144.65968">
                <text:p>2144.65968</text:p>
              </table:table-cell>
              <table:table-cell office:value-type="float" office:value="2395.34032">
                <text:p>2395.3403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135.21184">
                <text:p>2135.21184</text:p>
              </table:table-cell>
              <table:table-cell office:value-type="float" office:value="2384.78816">
                <text:p>2384.78816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135.21184">
                <text:p>2135.21184</text:p>
              </table:table-cell>
              <table:table-cell office:value-type="float" office:value="2384.78816">
                <text:p>2384.788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25.764">
                <text:p>2125.764</text:p>
              </table:table-cell>
              <table:table-cell office:value-type="float" office:value="2374.236">
                <text:p>2374.23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125.764">
                <text:p>2125.764</text:p>
              </table:table-cell>
              <table:table-cell office:value-type="float" office:value="2874.236">
                <text:p>2874.23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117.260944">
                <text:p>2117.260944</text:p>
              </table:table-cell>
              <table:table-cell office:value-type="float" office:value="2862.739056">
                <text:p>2862.73905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117.260944">
                <text:p>2117.260944</text:p>
              </table:table-cell>
              <table:table-cell office:value-type="float" office:value="2862.739056">
                <text:p>2862.739056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108.757888">
                <text:p>2108.757888</text:p>
              </table:table-cell>
              <table:table-cell office:value-type="float" office:value="2851.242112">
                <text:p>2851.24211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108.757888">
                <text:p>2108.757888</text:p>
              </table:table-cell>
              <table:table-cell office:value-type="float" office:value="2851.242112">
                <text:p>2851.242112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100.254832">
                <text:p>2100.254832</text:p>
              </table:table-cell>
              <table:table-cell office:value-type="float" office:value="2839.745168">
                <text:p>2839.74516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100.254832">
                <text:p>2100.254832</text:p>
              </table:table-cell>
              <table:table-cell office:value-type="float" office:value="2839.745168">
                <text:p>2839.745168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091.751776">
                <text:p>2091.751776</text:p>
              </table:table-cell>
              <table:table-cell office:value-type="float" office:value="2828.248224">
                <text:p>2828.248224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2091.751776">
                <text:p>2091.751776</text:p>
              </table:table-cell>
              <table:table-cell office:value-type="float" office:value="2828.248224">
                <text:p>2828.24822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083.24872">
                <text:p>2083.24872</text:p>
              </table:table-cell>
              <table:table-cell office:value-type="float" office:value="2816.75128">
                <text:p>2816.7512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2083.24872">
                <text:p>2083.24872</text:p>
              </table:table-cell>
              <table:table-cell office:value-type="float" office:value="2816.75128">
                <text:p>2816.7512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074.745664">
                <text:p>2074.745664</text:p>
              </table:table-cell>
              <table:table-cell office:value-type="float" office:value="2805.254336">
                <text:p>2805.254336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2074.745664">
                <text:p>2074.745664</text:p>
              </table:table-cell>
              <table:table-cell office:value-type="float" office:value="2805.254336">
                <text:p>2805.254336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066.242608">
                <text:p>2066.242608</text:p>
              </table:table-cell>
              <table:table-cell office:value-type="float" office:value="2793.757392">
                <text:p>2793.75739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066.242608">
                <text:p>2066.242608</text:p>
              </table:table-cell>
              <table:table-cell office:value-type="float" office:value="2793.757392">
                <text:p>2793.75739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057.739552">
                <text:p>2057.739552</text:p>
              </table:table-cell>
              <table:table-cell office:value-type="float" office:value="2782.260448">
                <text:p>2782.26044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057.739552">
                <text:p>2057.739552</text:p>
              </table:table-cell>
              <table:table-cell office:value-type="float" office:value="2782.260448">
                <text:p>2782.260448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049.236496">
                <text:p>2049.236496</text:p>
              </table:table-cell>
              <table:table-cell office:value-type="float" office:value="2770.763504">
                <text:p>2770.763504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049.236496">
                <text:p>2049.236496</text:p>
              </table:table-cell>
              <table:table-cell office:value-type="float" office:value="2770.763504">
                <text:p>2770.76350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040.73344">
                <text:p>2040.73344</text:p>
              </table:table-cell>
              <table:table-cell office:value-type="float" office:value="2759.26656">
                <text:p>2759.2665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040.73344">
                <text:p>2040.73344</text:p>
              </table:table-cell>
              <table:table-cell office:value-type="float" office:value="2759.26656">
                <text:p>2759.26656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032.230384">
                <text:p>2032.230384</text:p>
              </table:table-cell>
              <table:table-cell office:value-type="float" office:value="2747.769616">
                <text:p>2747.76961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2032.230384">
                <text:p>2032.230384</text:p>
              </table:table-cell>
              <table:table-cell office:value-type="float" office:value="2747.769616">
                <text:p>2747.76961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023.727328">
                <text:p>2023.727328</text:p>
              </table:table-cell>
              <table:table-cell office:value-type="float" office:value="2736.272672">
                <text:p>2736.272672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023.727328">
                <text:p>2023.727328</text:p>
              </table:table-cell>
              <table:table-cell office:value-type="float" office:value="2736.272672">
                <text:p>2736.27267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015.224272">
                <text:p>2015.224272</text:p>
              </table:table-cell>
              <table:table-cell office:value-type="float" office:value="2724.775728">
                <text:p>2724.775728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2015.224272">
                <text:p>2015.224272</text:p>
              </table:table-cell>
              <table:table-cell office:value-type="float" office:value="2724.775728">
                <text:p>2724.77572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006.721216">
                <text:p>2006.721216</text:p>
              </table:table-cell>
              <table:table-cell office:value-type="float" office:value="2713.278784">
                <text:p>2713.278784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006.721216">
                <text:p>2006.721216</text:p>
              </table:table-cell>
              <table:table-cell office:value-type="float" office:value="2713.278784">
                <text:p>2713.2787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998.21816">
                <text:p>1998.21816</text:p>
              </table:table-cell>
              <table:table-cell office:value-type="float" office:value="2701.78184">
                <text:p>2701.78184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998.21816">
                <text:p>1998.21816</text:p>
              </table:table-cell>
              <table:table-cell office:value-type="float" office:value="2701.78184">
                <text:p>2701.78184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989.715104">
                <text:p>1989.715104</text:p>
              </table:table-cell>
              <table:table-cell office:value-type="float" office:value="2690.284896">
                <text:p>2690.28489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989.715104">
                <text:p>1989.715104</text:p>
              </table:table-cell>
              <table:table-cell office:value-type="float" office:value="2690.284896">
                <text:p>2690.284896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981.212048">
                <text:p>1981.212048</text:p>
              </table:table-cell>
              <table:table-cell office:value-type="float" office:value="2678.787952">
                <text:p>2678.78795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981.212048">
                <text:p>1981.212048</text:p>
              </table:table-cell>
              <table:table-cell office:value-type="float" office:value="2678.787952">
                <text:p>2678.787952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972.708992">
                <text:p>1972.708992</text:p>
              </table:table-cell>
              <table:table-cell office:value-type="float" office:value="2667.291008">
                <text:p>2667.29100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972.708992">
                <text:p>1972.708992</text:p>
              </table:table-cell>
              <table:table-cell office:value-type="float" office:value="2667.291008">
                <text:p>2667.291008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964.205936">
                <text:p>1964.205936</text:p>
              </table:table-cell>
              <table:table-cell office:value-type="float" office:value="2655.794064">
                <text:p>2655.794064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964.205936">
                <text:p>1964.205936</text:p>
              </table:table-cell>
              <table:table-cell office:value-type="float" office:value="2655.794064">
                <text:p>2655.7940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955.70288">
                <text:p>1955.70288</text:p>
              </table:table-cell>
              <table:table-cell office:value-type="float" office:value="2644.29712">
                <text:p>2644.29712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955.70288">
                <text:p>1955.70288</text:p>
              </table:table-cell>
              <table:table-cell office:value-type="float" office:value="2644.29712">
                <text:p>2644.29712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947.199824">
                <text:p>1947.199824</text:p>
              </table:table-cell>
              <table:table-cell office:value-type="float" office:value="2632.800176">
                <text:p>2632.800176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947.199824">
                <text:p>1947.199824</text:p>
              </table:table-cell>
              <table:table-cell office:value-type="float" office:value="2632.800176">
                <text:p>2632.800176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938.696768">
                <text:p>1938.696768</text:p>
              </table:table-cell>
              <table:table-cell office:value-type="float" office:value="2621.303232">
                <text:p>2621.30323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938.696768">
                <text:p>1938.696768</text:p>
              </table:table-cell>
              <table:table-cell office:value-type="float" office:value="2621.303232">
                <text:p>2621.30323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930.193712">
                <text:p>1930.193712</text:p>
              </table:table-cell>
              <table:table-cell office:value-type="float" office:value="2609.806288">
                <text:p>2609.806288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930.193712">
                <text:p>1930.193712</text:p>
              </table:table-cell>
              <table:table-cell office:value-type="float" office:value="2609.806288">
                <text:p>2609.806288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921.690656">
                <text:p>1921.690656</text:p>
              </table:table-cell>
              <table:table-cell office:value-type="float" office:value="2598.309344">
                <text:p>2598.30934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921.690656">
                <text:p>1921.690656</text:p>
              </table:table-cell>
              <table:table-cell office:value-type="float" office:value="2598.309344">
                <text:p>2598.30934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913.1876">
                <text:p>1913.1876</text:p>
              </table:table-cell>
              <table:table-cell office:value-type="float" office:value="2586.8124">
                <text:p>2586.8124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913.1876">
                <text:p>1913.1876</text:p>
              </table:table-cell>
              <table:table-cell office:value-type="float" office:value="3086.8124">
                <text:p>3086.8124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905.5348496">
                <text:p>1905.5348496</text:p>
              </table:table-cell>
              <table:table-cell office:value-type="float" office:value="3074.4651504">
                <text:p>3074.4651504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905.5348496">
                <text:p>1905.5348496</text:p>
              </table:table-cell>
              <table:table-cell office:value-type="float" office:value="3074.4651504">
                <text:p>3074.4651504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897.8820992">
                <text:p>1897.8820992</text:p>
              </table:table-cell>
              <table:table-cell office:value-type="float" office:value="3062.1179008">
                <text:p>3062.1179008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897.8820992">
                <text:p>1897.8820992</text:p>
              </table:table-cell>
              <table:table-cell office:value-type="float" office:value="3062.1179008">
                <text:p>3062.1179008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890.2293488">
                <text:p>1890.2293488</text:p>
              </table:table-cell>
              <table:table-cell office:value-type="float" office:value="3049.7706512">
                <text:p>3049.770651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890.2293488">
                <text:p>1890.2293488</text:p>
              </table:table-cell>
              <table:table-cell office:value-type="float" office:value="3049.7706512">
                <text:p>3049.770651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882.5765984">
                <text:p>1882.5765984</text:p>
              </table:table-cell>
              <table:table-cell office:value-type="float" office:value="3037.4234016">
                <text:p>3037.4234016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882.5765984">
                <text:p>1882.5765984</text:p>
              </table:table-cell>
              <table:table-cell office:value-type="float" office:value="3037.4234016">
                <text:p>3037.423401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874.923848">
                <text:p>1874.923848</text:p>
              </table:table-cell>
              <table:table-cell office:value-type="float" office:value="3025.076152">
                <text:p>3025.07615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874.923848">
                <text:p>1874.923848</text:p>
              </table:table-cell>
              <table:table-cell office:value-type="float" office:value="3025.076152">
                <text:p>3025.076152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867.2710976">
                <text:p>1867.2710976</text:p>
              </table:table-cell>
              <table:table-cell office:value-type="float" office:value="3012.7289024">
                <text:p>3012.728902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867.2710976">
                <text:p>1867.2710976</text:p>
              </table:table-cell>
              <table:table-cell office:value-type="float" office:value="3012.7289024">
                <text:p>3012.728902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859.6183472">
                <text:p>1859.6183472</text:p>
              </table:table-cell>
              <table:table-cell office:value-type="float" office:value="3000.3816528">
                <text:p>3000.3816528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859.6183472">
                <text:p>1859.6183472</text:p>
              </table:table-cell>
              <table:table-cell office:value-type="float" office:value="3000.3816528">
                <text:p>3000.3816528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851.9655968">
                <text:p>1851.9655968</text:p>
              </table:table-cell>
              <table:table-cell office:value-type="float" office:value="2988.0344032">
                <text:p>2988.0344032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851.9655968">
                <text:p>1851.9655968</text:p>
              </table:table-cell>
              <table:table-cell office:value-type="float" office:value="2988.0344032">
                <text:p>2988.0344032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844.3128464">
                <text:p>1844.3128464</text:p>
              </table:table-cell>
              <table:table-cell office:value-type="float" office:value="2975.6871536">
                <text:p>2975.6871536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844.3128464">
                <text:p>1844.3128464</text:p>
              </table:table-cell>
              <table:table-cell office:value-type="float" office:value="2975.6871536">
                <text:p>2975.687153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836.660096">
                <text:p>1836.660096</text:p>
              </table:table-cell>
              <table:table-cell office:value-type="float" office:value="2963.339904">
                <text:p>2963.339904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836.660096">
                <text:p>1836.660096</text:p>
              </table:table-cell>
              <table:table-cell office:value-type="float" office:value="2963.339904">
                <text:p>2963.339904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829.0073456">
                <text:p>1829.0073456</text:p>
              </table:table-cell>
              <table:table-cell office:value-type="float" office:value="2950.9926544">
                <text:p>2950.9926544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829.0073456">
                <text:p>1829.0073456</text:p>
              </table:table-cell>
              <table:table-cell office:value-type="float" office:value="2950.9926544">
                <text:p>2950.992654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821.3545952">
                <text:p>1821.3545952</text:p>
              </table:table-cell>
              <table:table-cell office:value-type="float" office:value="2938.6454048">
                <text:p>2938.6454048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821.3545952">
                <text:p>1821.3545952</text:p>
              </table:table-cell>
              <table:table-cell office:value-type="float" office:value="2938.6454048">
                <text:p>2938.6454048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813.7018448">
                <text:p>1813.7018448</text:p>
              </table:table-cell>
              <table:table-cell office:value-type="float" office:value="2926.2981552">
                <text:p>2926.298155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813.7018448">
                <text:p>1813.7018448</text:p>
              </table:table-cell>
              <table:table-cell office:value-type="float" office:value="2926.2981552">
                <text:p>2926.298155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806.0490944">
                <text:p>1806.0490944</text:p>
              </table:table-cell>
              <table:table-cell office:value-type="float" office:value="2913.9509056">
                <text:p>2913.9509056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806.0490944">
                <text:p>1806.0490944</text:p>
              </table:table-cell>
              <table:table-cell office:value-type="float" office:value="2913.9509056">
                <text:p>2913.950905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798.396344">
                <text:p>1798.396344</text:p>
              </table:table-cell>
              <table:table-cell office:value-type="float" office:value="2901.603656">
                <text:p>2901.603656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798.396344">
                <text:p>1798.396344</text:p>
              </table:table-cell>
              <table:table-cell office:value-type="float" office:value="2901.603656">
                <text:p>2901.60365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790.7435936">
                <text:p>1790.7435936</text:p>
              </table:table-cell>
              <table:table-cell office:value-type="float" office:value="2889.2564064">
                <text:p>2889.2564064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790.7435936">
                <text:p>1790.7435936</text:p>
              </table:table-cell>
              <table:table-cell office:value-type="float" office:value="2889.2564064">
                <text:p>2889.256406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783.0908432">
                <text:p>1783.0908432</text:p>
              </table:table-cell>
              <table:table-cell office:value-type="float" office:value="2876.9091568">
                <text:p>2876.909156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783.0908432">
                <text:p>1783.0908432</text:p>
              </table:table-cell>
              <table:table-cell office:value-type="float" office:value="2876.9091568">
                <text:p>2876.9091568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775.4380928">
                <text:p>1775.4380928</text:p>
              </table:table-cell>
              <table:table-cell office:value-type="float" office:value="2864.5619072">
                <text:p>2864.5619072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775.4380928">
                <text:p>1775.4380928</text:p>
              </table:table-cell>
              <table:table-cell office:value-type="float" office:value="2864.5619072">
                <text:p>2864.5619072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767.7853424">
                <text:p>1767.7853424</text:p>
              </table:table-cell>
              <table:table-cell office:value-type="float" office:value="2852.2146576">
                <text:p>2852.2146576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767.7853424">
                <text:p>1767.7853424</text:p>
              </table:table-cell>
              <table:table-cell office:value-type="float" office:value="2852.2146576">
                <text:p>2852.21465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760.132592">
                <text:p>1760.132592</text:p>
              </table:table-cell>
              <table:table-cell office:value-type="float" office:value="2839.867408">
                <text:p>2839.867408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760.132592">
                <text:p>1760.132592</text:p>
              </table:table-cell>
              <table:table-cell office:value-type="float" office:value="2839.867408">
                <text:p>2839.867408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752.4798416">
                <text:p>1752.4798416</text:p>
              </table:table-cell>
              <table:table-cell office:value-type="float" office:value="2827.5201584">
                <text:p>2827.5201584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752.4798416">
                <text:p>1752.4798416</text:p>
              </table:table-cell>
              <table:table-cell office:value-type="float" office:value="2827.5201584">
                <text:p>2827.5201584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744.8270912">
                <text:p>1744.8270912</text:p>
              </table:table-cell>
              <table:table-cell office:value-type="float" office:value="2815.1729088">
                <text:p>2815.1729088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744.8270912">
                <text:p>1744.8270912</text:p>
              </table:table-cell>
              <table:table-cell office:value-type="float" office:value="2815.1729088">
                <text:p>2815.1729088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737.1743408">
                <text:p>1737.1743408</text:p>
              </table:table-cell>
              <table:table-cell office:value-type="float" office:value="2802.8256592">
                <text:p>2802.825659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737.1743408">
                <text:p>1737.1743408</text:p>
              </table:table-cell>
              <table:table-cell office:value-type="float" office:value="2802.8256592">
                <text:p>2802.825659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729.5215904">
                <text:p>1729.5215904</text:p>
              </table:table-cell>
              <table:table-cell office:value-type="float" office:value="2790.4784096">
                <text:p>2790.4784096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729.5215904">
                <text:p>1729.5215904</text:p>
              </table:table-cell>
              <table:table-cell office:value-type="float" office:value="2790.4784096">
                <text:p>2790.478409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21.86884">
                <text:p>1721.86884</text:p>
              </table:table-cell>
              <table:table-cell office:value-type="float" office:value="2778.13116">
                <text:p>2778.13116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721.86884">
                <text:p>1721.86884</text:p>
              </table:table-cell>
              <table:table-cell office:value-type="float" office:value="3278.13116">
                <text:p>3278.13116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714.98136464">
                <text:p>1714.98136464</text:p>
              </table:table-cell>
              <table:table-cell office:value-type="float" office:value="3265.01863536">
                <text:p>3265.01863536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714.98136464">
                <text:p>1714.98136464</text:p>
              </table:table-cell>
              <table:table-cell office:value-type="float" office:value="3265.01863536">
                <text:p>3265.0186353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708.09388928">
                <text:p>1708.09388928</text:p>
              </table:table-cell>
              <table:table-cell office:value-type="float" office:value="3251.90611072">
                <text:p>3251.90611072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708.09388928">
                <text:p>1708.09388928</text:p>
              </table:table-cell>
              <table:table-cell office:value-type="float" office:value="3251.90611072">
                <text:p>3251.90611072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701.20641392">
                <text:p>1701.20641392</text:p>
              </table:table-cell>
              <table:table-cell office:value-type="float" office:value="3238.79358608">
                <text:p>3238.7935860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701.20641392">
                <text:p>1701.20641392</text:p>
              </table:table-cell>
              <table:table-cell office:value-type="float" office:value="3238.79358608">
                <text:p>3238.79358608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694.31893856">
                <text:p>1694.31893856</text:p>
              </table:table-cell>
              <table:table-cell office:value-type="float" office:value="3225.68106144">
                <text:p>3225.68106144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694.31893856">
                <text:p>1694.31893856</text:p>
              </table:table-cell>
              <table:table-cell office:value-type="float" office:value="3225.68106144">
                <text:p>3225.6810614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687.4314632">
                <text:p>1687.4314632</text:p>
              </table:table-cell>
              <table:table-cell office:value-type="float" office:value="3212.5685368">
                <text:p>3212.568536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687.4314632">
                <text:p>1687.4314632</text:p>
              </table:table-cell>
              <table:table-cell office:value-type="float" office:value="3212.5685368">
                <text:p>3212.5685368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680.54398784">
                <text:p>1680.54398784</text:p>
              </table:table-cell>
              <table:table-cell office:value-type="float" office:value="3199.45601216">
                <text:p>3199.45601216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680.54398784">
                <text:p>1680.54398784</text:p>
              </table:table-cell>
              <table:table-cell office:value-type="float" office:value="3199.45601216">
                <text:p>3199.4560121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673.65651248">
                <text:p>1673.65651248</text:p>
              </table:table-cell>
              <table:table-cell office:value-type="float" office:value="3186.34348752">
                <text:p>3186.34348752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673.65651248">
                <text:p>1673.65651248</text:p>
              </table:table-cell>
              <table:table-cell office:value-type="float" office:value="3186.34348752">
                <text:p>3186.3434875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666.76903712">
                <text:p>1666.76903712</text:p>
              </table:table-cell>
              <table:table-cell office:value-type="float" office:value="3173.23096288">
                <text:p>3173.2309628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666.76903712">
                <text:p>1666.76903712</text:p>
              </table:table-cell>
              <table:table-cell office:value-type="float" office:value="3173.23096288">
                <text:p>3173.23096288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659.88156176">
                <text:p>1659.88156176</text:p>
              </table:table-cell>
              <table:table-cell office:value-type="float" office:value="3160.11843824">
                <text:p>3160.11843824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659.88156176">
                <text:p>1659.88156176</text:p>
              </table:table-cell>
              <table:table-cell office:value-type="float" office:value="3160.11843824">
                <text:p>3160.1184382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652.9940864">
                <text:p>1652.9940864</text:p>
              </table:table-cell>
              <table:table-cell office:value-type="float" office:value="3147.0059136">
                <text:p>3147.0059136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652.9940864">
                <text:p>1652.9940864</text:p>
              </table:table-cell>
              <table:table-cell office:value-type="float" office:value="3147.0059136">
                <text:p>3147.0059136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646.10661104">
                <text:p>1646.10661104</text:p>
              </table:table-cell>
              <table:table-cell office:value-type="float" office:value="3133.89338896">
                <text:p>3133.8933889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646.10661104">
                <text:p>1646.10661104</text:p>
              </table:table-cell>
              <table:table-cell office:value-type="float" office:value="3133.89338896">
                <text:p>3133.89338896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639.21913568">
                <text:p>1639.21913568</text:p>
              </table:table-cell>
              <table:table-cell office:value-type="float" office:value="3120.78086432">
                <text:p>3120.78086432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639.21913568">
                <text:p>1639.21913568</text:p>
              </table:table-cell>
              <table:table-cell office:value-type="float" office:value="3120.78086432">
                <text:p>3120.78086432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632.33166032">
                <text:p>1632.33166032</text:p>
              </table:table-cell>
              <table:table-cell office:value-type="float" office:value="3107.66833968">
                <text:p>3107.6683396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632.33166032">
                <text:p>1632.33166032</text:p>
              </table:table-cell>
              <table:table-cell office:value-type="float" office:value="3107.66833968">
                <text:p>3107.6683396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625.44418496">
                <text:p>1625.44418496</text:p>
              </table:table-cell>
              <table:table-cell office:value-type="float" office:value="3094.55581504">
                <text:p>3094.5558150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625.44418496">
                <text:p>1625.44418496</text:p>
              </table:table-cell>
              <table:table-cell office:value-type="float" office:value="3094.55581504">
                <text:p>3094.5558150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618.5567096">
                <text:p>1618.5567096</text:p>
              </table:table-cell>
              <table:table-cell office:value-type="float" office:value="3081.4432904">
                <text:p>3081.443290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618.5567096">
                <text:p>1618.5567096</text:p>
              </table:table-cell>
              <table:table-cell office:value-type="float" office:value="3081.4432904">
                <text:p>3081.4432904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611.66923424">
                <text:p>1611.66923424</text:p>
              </table:table-cell>
              <table:table-cell office:value-type="float" office:value="3068.33076576">
                <text:p>3068.3307657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611.66923424">
                <text:p>1611.66923424</text:p>
              </table:table-cell>
              <table:table-cell office:value-type="float" office:value="3068.33076576">
                <text:p>3068.33076576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604.78175888">
                <text:p>1604.78175888</text:p>
              </table:table-cell>
              <table:table-cell office:value-type="float" office:value="3055.21824112">
                <text:p>3055.2182411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604.78175888">
                <text:p>1604.78175888</text:p>
              </table:table-cell>
              <table:table-cell office:value-type="float" office:value="3055.21824112">
                <text:p>3055.21824112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597.89428352">
                <text:p>1597.89428352</text:p>
              </table:table-cell>
              <table:table-cell office:value-type="float" office:value="3042.10571648">
                <text:p>3042.1057164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597.89428352">
                <text:p>1597.89428352</text:p>
              </table:table-cell>
              <table:table-cell office:value-type="float" office:value="3042.10571648">
                <text:p>3042.10571648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591.00680816">
                <text:p>1591.00680816</text:p>
              </table:table-cell>
              <table:table-cell office:value-type="float" office:value="3028.99319184">
                <text:p>3028.9931918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591.00680816">
                <text:p>1591.00680816</text:p>
              </table:table-cell>
              <table:table-cell office:value-type="float" office:value="3028.99319184">
                <text:p>3028.9931918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584.1193328">
                <text:p>1584.1193328</text:p>
              </table:table-cell>
              <table:table-cell office:value-type="float" office:value="3015.8806672">
                <text:p>3015.880667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584.1193328">
                <text:p>1584.1193328</text:p>
              </table:table-cell>
              <table:table-cell office:value-type="float" office:value="3015.8806672">
                <text:p>3015.880667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577.23185744">
                <text:p>1577.23185744</text:p>
              </table:table-cell>
              <table:table-cell office:value-type="float" office:value="3002.76814256">
                <text:p>3002.76814256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577.23185744">
                <text:p>1577.23185744</text:p>
              </table:table-cell>
              <table:table-cell office:value-type="float" office:value="3002.76814256">
                <text:p>3002.76814256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570.34438208">
                <text:p>1570.34438208</text:p>
              </table:table-cell>
              <table:table-cell office:value-type="float" office:value="2989.65561792">
                <text:p>2989.6556179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570.34438208">
                <text:p>1570.34438208</text:p>
              </table:table-cell>
              <table:table-cell office:value-type="float" office:value="2989.65561792">
                <text:p>2989.6556179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563.45690672">
                <text:p>1563.45690672</text:p>
              </table:table-cell>
              <table:table-cell office:value-type="float" office:value="2976.54309328">
                <text:p>2976.5430932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563.45690672">
                <text:p>1563.45690672</text:p>
              </table:table-cell>
              <table:table-cell office:value-type="float" office:value="2976.54309328">
                <text:p>2976.54309328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556.56943136">
                <text:p>1556.56943136</text:p>
              </table:table-cell>
              <table:table-cell office:value-type="float" office:value="2963.43056864">
                <text:p>2963.4305686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556.56943136">
                <text:p>1556.56943136</text:p>
              </table:table-cell>
              <table:table-cell office:value-type="float" office:value="2963.43056864">
                <text:p>2963.4305686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549.681956">
                <text:p>1549.681956</text:p>
              </table:table-cell>
              <table:table-cell office:value-type="float" office:value="2950.318044">
                <text:p>2950.318044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549.681956">
                <text:p>1549.681956</text:p>
              </table:table-cell>
              <table:table-cell office:value-type="float" office:value="3450.31804400001">
                <text:p>3450.3180440000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543.483228176">
                <text:p>1543.483228176</text:p>
              </table:table-cell>
              <table:table-cell office:value-type="float" office:value="3436.516771824">
                <text:p>3436.51677182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543.483228176">
                <text:p>1543.483228176</text:p>
              </table:table-cell>
              <table:table-cell office:value-type="float" office:value="3436.516771824">
                <text:p>3436.51677182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537.284500352">
                <text:p>1537.284500352</text:p>
              </table:table-cell>
              <table:table-cell office:value-type="float" office:value="3422.715499648">
                <text:p>3422.715499648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537.284500352">
                <text:p>1537.284500352</text:p>
              </table:table-cell>
              <table:table-cell office:value-type="float" office:value="3422.715499648">
                <text:p>3422.715499648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531.085772528">
                <text:p>1531.085772528</text:p>
              </table:table-cell>
              <table:table-cell office:value-type="float" office:value="3408.914227472">
                <text:p>3408.91422747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531.085772528">
                <text:p>1531.085772528</text:p>
              </table:table-cell>
              <table:table-cell office:value-type="float" office:value="3408.914227472">
                <text:p>3408.91422747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524.887044704">
                <text:p>1524.887044704</text:p>
              </table:table-cell>
              <table:table-cell office:value-type="float" office:value="3395.112955296">
                <text:p>3395.112955296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524.887044704">
                <text:p>1524.887044704</text:p>
              </table:table-cell>
              <table:table-cell office:value-type="float" office:value="3395.112955296">
                <text:p>3395.11295529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518.68831688">
                <text:p>1518.68831688</text:p>
              </table:table-cell>
              <table:table-cell office:value-type="float" office:value="3381.31168312">
                <text:p>3381.31168312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518.68831688">
                <text:p>1518.68831688</text:p>
              </table:table-cell>
              <table:table-cell office:value-type="float" office:value="3381.31168312">
                <text:p>3381.3116831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512.489589056">
                <text:p>1512.489589056</text:p>
              </table:table-cell>
              <table:table-cell office:value-type="float" office:value="3367.510410944">
                <text:p>3367.51041094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512.489589056">
                <text:p>1512.489589056</text:p>
              </table:table-cell>
              <table:table-cell office:value-type="float" office:value="3367.510410944">
                <text:p>3367.51041094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506.290861232">
                <text:p>1506.290861232</text:p>
              </table:table-cell>
              <table:table-cell office:value-type="float" office:value="3353.709138768">
                <text:p>3353.709138768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506.290861232">
                <text:p>1506.290861232</text:p>
              </table:table-cell>
              <table:table-cell office:value-type="float" office:value="3353.709138768">
                <text:p>3353.709138768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500.092133408">
                <text:p>1500.092133408</text:p>
              </table:table-cell>
              <table:table-cell office:value-type="float" office:value="3339.907866592">
                <text:p>3339.90786659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1500.092133408">
                <text:p>1500.092133408</text:p>
              </table:table-cell>
              <table:table-cell office:value-type="float" office:value="3339.907866592">
                <text:p>3339.90786659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493.893405584">
                <text:p>1493.893405584</text:p>
              </table:table-cell>
              <table:table-cell office:value-type="float" office:value="3326.106594416">
                <text:p>3326.106594416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493.893405584">
                <text:p>1493.893405584</text:p>
              </table:table-cell>
              <table:table-cell office:value-type="float" office:value="3326.106594416">
                <text:p>3326.10659441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487.69467776">
                <text:p>1487.69467776</text:p>
              </table:table-cell>
              <table:table-cell office:value-type="float" office:value="3312.30532224">
                <text:p>3312.3053222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487.69467776">
                <text:p>1487.69467776</text:p>
              </table:table-cell>
              <table:table-cell office:value-type="float" office:value="3312.30532224">
                <text:p>3312.30532224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481.495949936">
                <text:p>1481.495949936</text:p>
              </table:table-cell>
              <table:table-cell office:value-type="float" office:value="3298.504050064">
                <text:p>3298.50405006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1481.495949936">
                <text:p>1481.495949936</text:p>
              </table:table-cell>
              <table:table-cell office:value-type="float" office:value="3298.504050064">
                <text:p>3298.50405006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1475.297222112">
                <text:p>1475.297222112</text:p>
              </table:table-cell>
              <table:table-cell office:value-type="float" office:value="3284.702777888">
                <text:p>3284.70277788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1475.297222112">
                <text:p>1475.297222112</text:p>
              </table:table-cell>
              <table:table-cell office:value-type="float" office:value="3284.702777888">
                <text:p>3284.70277788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1469.098494288">
                <text:p>1469.098494288</text:p>
              </table:table-cell>
              <table:table-cell office:value-type="float" office:value="3270.901505712">
                <text:p>3270.901505712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1469.098494288">
                <text:p>1469.098494288</text:p>
              </table:table-cell>
              <table:table-cell office:value-type="float" office:value="3270.901505712">
                <text:p>3270.901505712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462.899766464">
                <text:p>1462.899766464</text:p>
              </table:table-cell>
              <table:table-cell office:value-type="float" office:value="3257.100233536">
                <text:p>3257.100233536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462.899766464">
                <text:p>1462.899766464</text:p>
              </table:table-cell>
              <table:table-cell office:value-type="float" office:value="3257.100233536">
                <text:p>3257.10023353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456.70103864">
                <text:p>1456.70103864</text:p>
              </table:table-cell>
              <table:table-cell office:value-type="float" office:value="3243.29896136">
                <text:p>3243.29896136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456.70103864">
                <text:p>1456.70103864</text:p>
              </table:table-cell>
              <table:table-cell office:value-type="float" office:value="3243.29896136">
                <text:p>3243.29896136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450.502310816">
                <text:p>1450.502310816</text:p>
              </table:table-cell>
              <table:table-cell office:value-type="float" office:value="3229.497689184">
                <text:p>3229.497689184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1450.502310816">
                <text:p>1450.502310816</text:p>
              </table:table-cell>
              <table:table-cell office:value-type="float" office:value="3229.497689184">
                <text:p>3229.49768918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1444.303582992">
                <text:p>1444.303582992</text:p>
              </table:table-cell>
              <table:table-cell office:value-type="float" office:value="3215.696417008">
                <text:p>3215.696417008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1444.303582992">
                <text:p>1444.303582992</text:p>
              </table:table-cell>
              <table:table-cell office:value-type="float" office:value="3215.696417008">
                <text:p>3215.696417008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438.104855168">
                <text:p>1438.104855168</text:p>
              </table:table-cell>
              <table:table-cell office:value-type="float" office:value="3201.895144832">
                <text:p>3201.89514483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1438.104855168">
                <text:p>1438.104855168</text:p>
              </table:table-cell>
              <table:table-cell office:value-type="float" office:value="3201.895144832">
                <text:p>3201.89514483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431.906127344">
                <text:p>1431.906127344</text:p>
              </table:table-cell>
              <table:table-cell office:value-type="float" office:value="3188.093872656">
                <text:p>3188.093872656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1431.906127344">
                <text:p>1431.906127344</text:p>
              </table:table-cell>
              <table:table-cell office:value-type="float" office:value="3188.093872656">
                <text:p>3188.09387265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425.70739952">
                <text:p>1425.70739952</text:p>
              </table:table-cell>
              <table:table-cell office:value-type="float" office:value="3174.29260048">
                <text:p>3174.29260048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1425.70739952">
                <text:p>1425.70739952</text:p>
              </table:table-cell>
              <table:table-cell office:value-type="float" office:value="3174.29260048">
                <text:p>3174.29260048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1419.508671696">
                <text:p>1419.508671696</text:p>
              </table:table-cell>
              <table:table-cell office:value-type="float" office:value="3160.491328304">
                <text:p>3160.491328304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1419.508671696">
                <text:p>1419.508671696</text:p>
              </table:table-cell>
              <table:table-cell office:value-type="float" office:value="3160.491328304">
                <text:p>3160.491328304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1413.309943872">
                <text:p>1413.309943872</text:p>
              </table:table-cell>
              <table:table-cell office:value-type="float" office:value="3146.690056128">
                <text:p>3146.690056128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413.309943872">
                <text:p>1413.309943872</text:p>
              </table:table-cell>
              <table:table-cell office:value-type="float" office:value="3146.690056128">
                <text:p>3146.690056128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407.111216048">
                <text:p>1407.111216048</text:p>
              </table:table-cell>
              <table:table-cell office:value-type="float" office:value="3132.888783952">
                <text:p>3132.88878395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407.111216048">
                <text:p>1407.111216048</text:p>
              </table:table-cell>
              <table:table-cell office:value-type="float" office:value="3132.888783952">
                <text:p>3132.888783952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400.912488224">
                <text:p>1400.912488224</text:p>
              </table:table-cell>
              <table:table-cell office:value-type="float" office:value="3119.087511776">
                <text:p>3119.087511776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400.912488224">
                <text:p>1400.912488224</text:p>
              </table:table-cell>
              <table:table-cell office:value-type="float" office:value="3119.087511776">
                <text:p>3119.0875117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94.7137604">
                <text:p>1394.7137604</text:p>
              </table:table-cell>
              <table:table-cell office:value-type="float" office:value="3105.2862396">
                <text:p>3105.2862396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394.7137604">
                <text:p>1394.7137604</text:p>
              </table:table-cell>
              <table:table-cell office:value-type="float" office:value="3605.2862396">
                <text:p>3605.2862396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1389.1349053584">
                <text:p>1389.1349053584</text:p>
              </table:table-cell>
              <table:table-cell office:value-type="float" office:value="3590.8650946416">
                <text:p>3590.8650946416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1389.1349053584">
                <text:p>1389.1349053584</text:p>
              </table:table-cell>
              <table:table-cell office:value-type="float" office:value="3590.8650946416">
                <text:p>3590.8650946416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383.5560503168">
                <text:p>1383.5560503168</text:p>
              </table:table-cell>
              <table:table-cell office:value-type="float" office:value="3576.4439496832">
                <text:p>3576.4439496832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1383.5560503168">
                <text:p>1383.5560503168</text:p>
              </table:table-cell>
              <table:table-cell office:value-type="float" office:value="3576.4439496832">
                <text:p>3576.4439496832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1377.9771952752">
                <text:p>1377.9771952752</text:p>
              </table:table-cell>
              <table:table-cell office:value-type="float" office:value="3562.0228047248">
                <text:p>3562.0228047248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377.9771952752">
                <text:p>1377.9771952752</text:p>
              </table:table-cell>
              <table:table-cell office:value-type="float" office:value="3562.0228047248">
                <text:p>3562.022804724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1372.3983402336">
                <text:p>1372.3983402336</text:p>
              </table:table-cell>
              <table:table-cell office:value-type="float" office:value="3547.6016597664">
                <text:p>3547.6016597664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372.3983402336">
                <text:p>1372.3983402336</text:p>
              </table:table-cell>
              <table:table-cell office:value-type="float" office:value="3547.6016597664">
                <text:p>3547.601659766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366.819485192">
                <text:p>1366.819485192</text:p>
              </table:table-cell>
              <table:table-cell office:value-type="float" office:value="3533.180514808">
                <text:p>3533.180514808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1366.819485192">
                <text:p>1366.819485192</text:p>
              </table:table-cell>
              <table:table-cell office:value-type="float" office:value="3533.180514808">
                <text:p>3533.18051480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361.2406301504">
                <text:p>1361.2406301504</text:p>
              </table:table-cell>
              <table:table-cell office:value-type="float" office:value="3518.7593698496">
                <text:p>3518.7593698496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361.2406301504">
                <text:p>1361.2406301504</text:p>
              </table:table-cell>
              <table:table-cell office:value-type="float" office:value="3518.7593698496">
                <text:p>3518.7593698496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1355.6617751088">
                <text:p>1355.6617751088</text:p>
              </table:table-cell>
              <table:table-cell office:value-type="float" office:value="3504.3382248912">
                <text:p>3504.3382248912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355.6617751088">
                <text:p>1355.6617751088</text:p>
              </table:table-cell>
              <table:table-cell office:value-type="float" office:value="3504.3382248912">
                <text:p>3504.3382248912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1350.0829200672">
                <text:p>1350.0829200672</text:p>
              </table:table-cell>
              <table:table-cell office:value-type="float" office:value="3489.9170799328">
                <text:p>3489.9170799328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1350.0829200672">
                <text:p>1350.0829200672</text:p>
              </table:table-cell>
              <table:table-cell office:value-type="float" office:value="3489.9170799328">
                <text:p>3489.9170799328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1344.5040650256">
                <text:p>1344.5040650256</text:p>
              </table:table-cell>
              <table:table-cell office:value-type="float" office:value="3475.4959349744">
                <text:p>3475.4959349744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1344.5040650256">
                <text:p>1344.5040650256</text:p>
              </table:table-cell>
              <table:table-cell office:value-type="float" office:value="3475.4959349744">
                <text:p>3475.495934974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338.925209984">
                <text:p>1338.925209984</text:p>
              </table:table-cell>
              <table:table-cell office:value-type="float" office:value="3461.074790016">
                <text:p>3461.074790016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1338.925209984">
                <text:p>1338.925209984</text:p>
              </table:table-cell>
              <table:table-cell office:value-type="float" office:value="3461.074790016">
                <text:p>3461.074790016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1333.3463549424">
                <text:p>1333.3463549424</text:p>
              </table:table-cell>
              <table:table-cell office:value-type="float" office:value="3446.6536450576">
                <text:p>3446.6536450576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1333.3463549424">
                <text:p>1333.3463549424</text:p>
              </table:table-cell>
              <table:table-cell office:value-type="float" office:value="3446.6536450576">
                <text:p>3446.6536450576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1327.7674999008">
                <text:p>1327.7674999008</text:p>
              </table:table-cell>
              <table:table-cell office:value-type="float" office:value="3432.2325000992">
                <text:p>3432.232500099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1327.7674999008">
                <text:p>1327.7674999008</text:p>
              </table:table-cell>
              <table:table-cell office:value-type="float" office:value="3432.2325000992">
                <text:p>3432.2325000992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1322.1886448592">
                <text:p>1322.1886448592</text:p>
              </table:table-cell>
              <table:table-cell office:value-type="float" office:value="3417.8113551408">
                <text:p>3417.8113551408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322.1886448592">
                <text:p>1322.1886448592</text:p>
              </table:table-cell>
              <table:table-cell office:value-type="float" office:value="3417.8113551408">
                <text:p>3417.8113551408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316.6097898176">
                <text:p>1316.6097898176</text:p>
              </table:table-cell>
              <table:table-cell office:value-type="float" office:value="3403.3902101824">
                <text:p>3403.3902101824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1316.6097898176">
                <text:p>1316.6097898176</text:p>
              </table:table-cell>
              <table:table-cell office:value-type="float" office:value="3403.3902101824">
                <text:p>3403.390210182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311.030934776">
                <text:p>1311.030934776</text:p>
              </table:table-cell>
              <table:table-cell office:value-type="float" office:value="3388.969065224">
                <text:p>3388.969065224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311.030934776">
                <text:p>1311.030934776</text:p>
              </table:table-cell>
              <table:table-cell office:value-type="float" office:value="3388.969065224">
                <text:p>3388.969065224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305.4520797344">
                <text:p>1305.4520797344</text:p>
              </table:table-cell>
              <table:table-cell office:value-type="float" office:value="3374.5479202656">
                <text:p>3374.5479202656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305.4520797344">
                <text:p>1305.4520797344</text:p>
              </table:table-cell>
              <table:table-cell office:value-type="float" office:value="3374.5479202656">
                <text:p>3374.5479202656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299.8732246928">
                <text:p>1299.8732246928</text:p>
              </table:table-cell>
              <table:table-cell office:value-type="float" office:value="3360.1267753072">
                <text:p>3360.1267753072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299.8732246928">
                <text:p>1299.8732246928</text:p>
              </table:table-cell>
              <table:table-cell office:value-type="float" office:value="3360.1267753072">
                <text:p>3360.1267753072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1294.2943696512">
                <text:p>1294.2943696512</text:p>
              </table:table-cell>
              <table:table-cell office:value-type="float" office:value="3345.7056303488">
                <text:p>3345.7056303488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294.2943696512">
                <text:p>1294.2943696512</text:p>
              </table:table-cell>
              <table:table-cell office:value-type="float" office:value="3345.7056303488">
                <text:p>3345.7056303488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288.7155146096">
                <text:p>1288.7155146096</text:p>
              </table:table-cell>
              <table:table-cell office:value-type="float" office:value="3331.2844853904">
                <text:p>3331.2844853904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1288.7155146096">
                <text:p>1288.7155146096</text:p>
              </table:table-cell>
              <table:table-cell office:value-type="float" office:value="3331.2844853904">
                <text:p>3331.284485390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283.136659568">
                <text:p>1283.136659568</text:p>
              </table:table-cell>
              <table:table-cell office:value-type="float" office:value="3316.863340432">
                <text:p>3316.863340432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283.136659568">
                <text:p>1283.136659568</text:p>
              </table:table-cell>
              <table:table-cell office:value-type="float" office:value="3316.863340432">
                <text:p>3316.863340432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1277.5578045264">
                <text:p>1277.5578045264</text:p>
              </table:table-cell>
              <table:table-cell office:value-type="float" office:value="3302.4421954736">
                <text:p>3302.4421954736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1277.5578045264">
                <text:p>1277.5578045264</text:p>
              </table:table-cell>
              <table:table-cell office:value-type="float" office:value="3302.4421954736">
                <text:p>3302.4421954736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271.9789494848">
                <text:p>1271.9789494848</text:p>
              </table:table-cell>
              <table:table-cell office:value-type="float" office:value="3288.0210505152">
                <text:p>3288.0210505152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271.9789494848">
                <text:p>1271.9789494848</text:p>
              </table:table-cell>
              <table:table-cell office:value-type="float" office:value="3288.0210505152">
                <text:p>3288.0210505152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1266.4000944432">
                <text:p>1266.4000944432</text:p>
              </table:table-cell>
              <table:table-cell office:value-type="float" office:value="3273.5999055568">
                <text:p>3273.5999055568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266.4000944432">
                <text:p>1266.4000944432</text:p>
              </table:table-cell>
              <table:table-cell office:value-type="float" office:value="3273.5999055568">
                <text:p>3273.5999055568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1260.8212394016">
                <text:p>1260.8212394016</text:p>
              </table:table-cell>
              <table:table-cell office:value-type="float" office:value="3259.1787605984">
                <text:p>3259.1787605984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1260.8212394016">
                <text:p>1260.8212394016</text:p>
              </table:table-cell>
              <table:table-cell office:value-type="float" office:value="3259.1787605984">
                <text:p>3259.178760598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255.24238436">
                <text:p>1255.24238436</text:p>
              </table:table-cell>
              <table:table-cell office:value-type="float" office:value="3244.75761564">
                <text:p>3244.75761564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255.24238436">
                <text:p>1255.24238436</text:p>
              </table:table-cell>
              <table:table-cell office:value-type="float" office:value="3744.75761564">
                <text:p>3744.75761564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250.22141482256">
                <text:p>1250.22141482256</text:p>
              </table:table-cell>
              <table:table-cell office:value-type="float" office:value="3729.77858517744">
                <text:p>3729.77858517744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250.22141482256">
                <text:p>1250.22141482256</text:p>
              </table:table-cell>
              <table:table-cell office:value-type="float" office:value="3729.77858517744">
                <text:p>3729.77858517744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245.20044528512">
                <text:p>1245.20044528512</text:p>
              </table:table-cell>
              <table:table-cell office:value-type="float" office:value="3714.79955471488">
                <text:p>3714.79955471488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245.20044528512">
                <text:p>1245.20044528512</text:p>
              </table:table-cell>
              <table:table-cell office:value-type="float" office:value="3714.79955471488">
                <text:p>3714.79955471488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240.17947574768">
                <text:p>1240.17947574768</text:p>
              </table:table-cell>
              <table:table-cell office:value-type="float" office:value="3699.82052425232">
                <text:p>3699.8205242523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1240.17947574768">
                <text:p>1240.17947574768</text:p>
              </table:table-cell>
              <table:table-cell office:value-type="float" office:value="3699.82052425232">
                <text:p>3699.82052425232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235.15850621024">
                <text:p>1235.15850621024</text:p>
              </table:table-cell>
              <table:table-cell office:value-type="float" office:value="3684.84149378976">
                <text:p>3684.84149378976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235.15850621024">
                <text:p>1235.15850621024</text:p>
              </table:table-cell>
              <table:table-cell office:value-type="float" office:value="3684.84149378976">
                <text:p>3684.8414937897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230.1375366728">
                <text:p>1230.1375366728</text:p>
              </table:table-cell>
              <table:table-cell office:value-type="float" office:value="3669.8624633272">
                <text:p>3669.8624633272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230.1375366728">
                <text:p>1230.1375366728</text:p>
              </table:table-cell>
              <table:table-cell office:value-type="float" office:value="3669.8624633272">
                <text:p>3669.8624633272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1225.11656713536">
                <text:p>1225.11656713536</text:p>
              </table:table-cell>
              <table:table-cell office:value-type="float" office:value="3654.88343286464">
                <text:p>3654.88343286464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225.11656713536">
                <text:p>1225.11656713536</text:p>
              </table:table-cell>
              <table:table-cell office:value-type="float" office:value="3654.88343286464">
                <text:p>3654.88343286464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220.09559759792">
                <text:p>1220.09559759792</text:p>
              </table:table-cell>
              <table:table-cell office:value-type="float" office:value="3639.90440240208">
                <text:p>3639.90440240208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220.09559759792">
                <text:p>1220.09559759792</text:p>
              </table:table-cell>
              <table:table-cell office:value-type="float" office:value="3639.90440240208">
                <text:p>3639.90440240208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215.07462806048">
                <text:p>1215.07462806048</text:p>
              </table:table-cell>
              <table:table-cell office:value-type="float" office:value="3624.92537193952">
                <text:p>3624.92537193952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215.07462806048">
                <text:p>1215.07462806048</text:p>
              </table:table-cell>
              <table:table-cell office:value-type="float" office:value="3624.92537193952">
                <text:p>3624.92537193952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210.05365852304">
                <text:p>1210.05365852304</text:p>
              </table:table-cell>
              <table:table-cell office:value-type="float" office:value="3609.94634147696">
                <text:p>3609.94634147696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210.05365852304">
                <text:p>1210.05365852304</text:p>
              </table:table-cell>
              <table:table-cell office:value-type="float" office:value="3609.94634147696">
                <text:p>3609.9463414769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205.0326889856">
                <text:p>1205.0326889856</text:p>
              </table:table-cell>
              <table:table-cell office:value-type="float" office:value="3594.9673110144">
                <text:p>3594.9673110144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205.0326889856">
                <text:p>1205.0326889856</text:p>
              </table:table-cell>
              <table:table-cell office:value-type="float" office:value="3594.9673110144">
                <text:p>3594.9673110144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200.01171944816">
                <text:p>1200.01171944816</text:p>
              </table:table-cell>
              <table:table-cell office:value-type="float" office:value="3579.98828055184">
                <text:p>3579.98828055184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200.01171944816">
                <text:p>1200.01171944816</text:p>
              </table:table-cell>
              <table:table-cell office:value-type="float" office:value="3579.98828055184">
                <text:p>3579.98828055184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194.99074991072">
                <text:p>1194.99074991072</text:p>
              </table:table-cell>
              <table:table-cell office:value-type="float" office:value="3565.00925008928">
                <text:p>3565.00925008928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1194.99074991072">
                <text:p>1194.99074991072</text:p>
              </table:table-cell>
              <table:table-cell office:value-type="float" office:value="3565.00925008928">
                <text:p>3565.00925008928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189.96978037328">
                <text:p>1189.96978037328</text:p>
              </table:table-cell>
              <table:table-cell office:value-type="float" office:value="3550.03021962672">
                <text:p>3550.03021962672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189.96978037328">
                <text:p>1189.96978037328</text:p>
              </table:table-cell>
              <table:table-cell office:value-type="float" office:value="3550.03021962672">
                <text:p>3550.03021962672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1184.94881083584">
                <text:p>1184.94881083584</text:p>
              </table:table-cell>
              <table:table-cell office:value-type="float" office:value="3535.05118916416">
                <text:p>3535.05118916416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1184.94881083584">
                <text:p>1184.94881083584</text:p>
              </table:table-cell>
              <table:table-cell office:value-type="float" office:value="3535.05118916416">
                <text:p>3535.0511891641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179.9278412984">
                <text:p>1179.9278412984</text:p>
              </table:table-cell>
              <table:table-cell office:value-type="float" office:value="3520.0721587016">
                <text:p>3520.0721587016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1179.9278412984">
                <text:p>1179.9278412984</text:p>
              </table:table-cell>
              <table:table-cell office:value-type="float" office:value="3520.0721587016">
                <text:p>3520.0721587016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174.90687176096">
                <text:p>1174.90687176096</text:p>
              </table:table-cell>
              <table:table-cell office:value-type="float" office:value="3505.09312823904">
                <text:p>3505.0931282390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174.90687176096">
                <text:p>1174.90687176096</text:p>
              </table:table-cell>
              <table:table-cell office:value-type="float" office:value="3505.09312823904">
                <text:p>3505.09312823904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169.88590222352">
                <text:p>1169.88590222352</text:p>
              </table:table-cell>
              <table:table-cell office:value-type="float" office:value="3490.11409777648">
                <text:p>3490.11409777648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169.88590222352">
                <text:p>1169.88590222352</text:p>
              </table:table-cell>
              <table:table-cell office:value-type="float" office:value="3490.11409777648">
                <text:p>3490.11409777648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164.86493268608">
                <text:p>1164.86493268608</text:p>
              </table:table-cell>
              <table:table-cell office:value-type="float" office:value="3475.13506731392">
                <text:p>3475.13506731392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164.86493268608">
                <text:p>1164.86493268608</text:p>
              </table:table-cell>
              <table:table-cell office:value-type="float" office:value="3475.13506731392">
                <text:p>3475.13506731392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159.84396314864">
                <text:p>1159.84396314864</text:p>
              </table:table-cell>
              <table:table-cell office:value-type="float" office:value="3460.15603685136">
                <text:p>3460.15603685136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159.84396314864">
                <text:p>1159.84396314864</text:p>
              </table:table-cell>
              <table:table-cell office:value-type="float" office:value="3460.15603685136">
                <text:p>3460.1560368513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154.8229936112">
                <text:p>1154.8229936112</text:p>
              </table:table-cell>
              <table:table-cell office:value-type="float" office:value="3445.17700638881">
                <text:p>3445.17700638881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154.8229936112">
                <text:p>1154.8229936112</text:p>
              </table:table-cell>
              <table:table-cell office:value-type="float" office:value="3445.17700638881">
                <text:p>3445.17700638881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149.80202407376">
                <text:p>1149.80202407376</text:p>
              </table:table-cell>
              <table:table-cell office:value-type="float" office:value="3430.19797592625">
                <text:p>3430.19797592625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149.80202407376">
                <text:p>1149.80202407376</text:p>
              </table:table-cell>
              <table:table-cell office:value-type="float" office:value="3430.19797592625">
                <text:p>3430.19797592625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144.78105453632">
                <text:p>1144.78105453632</text:p>
              </table:table-cell>
              <table:table-cell office:value-type="float" office:value="3415.21894546369">
                <text:p>3415.21894546369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144.78105453632">
                <text:p>1144.78105453632</text:p>
              </table:table-cell>
              <table:table-cell office:value-type="float" office:value="3415.21894546369">
                <text:p>3415.21894546369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139.76008499888">
                <text:p>1139.76008499888</text:p>
              </table:table-cell>
              <table:table-cell office:value-type="float" office:value="3400.23991500113">
                <text:p>3400.23991500113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139.76008499888">
                <text:p>1139.76008499888</text:p>
              </table:table-cell>
              <table:table-cell office:value-type="float" office:value="3400.23991500113">
                <text:p>3400.23991500113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134.73911546144">
                <text:p>1134.73911546144</text:p>
              </table:table-cell>
              <table:table-cell office:value-type="float" office:value="3385.26088453857">
                <text:p>3385.26088453857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134.73911546144">
                <text:p>1134.73911546144</text:p>
              </table:table-cell>
              <table:table-cell office:value-type="float" office:value="3385.26088453857">
                <text:p>3385.2608845385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29.718145924">
                <text:p>1129.718145924</text:p>
              </table:table-cell>
              <table:table-cell office:value-type="float" office:value="3370.28185407601">
                <text:p>3370.28185407601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129.718145924">
                <text:p>1129.718145924</text:p>
              </table:table-cell>
              <table:table-cell office:value-type="float" office:value="3870.281854076">
                <text:p>3870.281854076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125.1992733403">
                <text:p>1125.1992733403</text:p>
              </table:table-cell>
              <table:table-cell office:value-type="float" office:value="3854.8007266597">
                <text:p>3854.8007266597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125.1992733403">
                <text:p>1125.1992733403</text:p>
              </table:table-cell>
              <table:table-cell office:value-type="float" office:value="3854.8007266597">
                <text:p>3854.8007266597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120.68040075661">
                <text:p>1120.68040075661</text:p>
              </table:table-cell>
              <table:table-cell office:value-type="float" office:value="3839.31959924339">
                <text:p>3839.31959924339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120.68040075661">
                <text:p>1120.68040075661</text:p>
              </table:table-cell>
              <table:table-cell office:value-type="float" office:value="3839.31959924339">
                <text:p>3839.31959924339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116.16152817291">
                <text:p>1116.16152817291</text:p>
              </table:table-cell>
              <table:table-cell office:value-type="float" office:value="3823.83847182709">
                <text:p>3823.83847182709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116.16152817291">
                <text:p>1116.16152817291</text:p>
              </table:table-cell>
              <table:table-cell office:value-type="float" office:value="3823.83847182709">
                <text:p>3823.83847182709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111.64265558922">
                <text:p>1111.64265558922</text:p>
              </table:table-cell>
              <table:table-cell office:value-type="float" office:value="3808.35734441078">
                <text:p>3808.35734441078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111.64265558922">
                <text:p>1111.64265558922</text:p>
              </table:table-cell>
              <table:table-cell office:value-type="float" office:value="3808.35734441078">
                <text:p>3808.3573444107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107.12378300552">
                <text:p>1107.12378300552</text:p>
              </table:table-cell>
              <table:table-cell office:value-type="float" office:value="3792.87621699448">
                <text:p>3792.87621699448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107.12378300552">
                <text:p>1107.12378300552</text:p>
              </table:table-cell>
              <table:table-cell office:value-type="float" office:value="3792.87621699448">
                <text:p>3792.87621699448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102.60491042182">
                <text:p>1102.60491042182</text:p>
              </table:table-cell>
              <table:table-cell office:value-type="float" office:value="3777.39508957818">
                <text:p>3777.39508957818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102.60491042182">
                <text:p>1102.60491042182</text:p>
              </table:table-cell>
              <table:table-cell office:value-type="float" office:value="3777.39508957818">
                <text:p>3777.39508957818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098.08603783813">
                <text:p>1098.08603783813</text:p>
              </table:table-cell>
              <table:table-cell office:value-type="float" office:value="3761.91396216187">
                <text:p>3761.91396216187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098.08603783813">
                <text:p>1098.08603783813</text:p>
              </table:table-cell>
              <table:table-cell office:value-type="float" office:value="3761.91396216187">
                <text:p>3761.91396216187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093.56716525443">
                <text:p>1093.56716525443</text:p>
              </table:table-cell>
              <table:table-cell office:value-type="float" office:value="3746.43283474557">
                <text:p>3746.43283474557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093.56716525443">
                <text:p>1093.56716525443</text:p>
              </table:table-cell>
              <table:table-cell office:value-type="float" office:value="3746.43283474557">
                <text:p>3746.43283474557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089.04829267074">
                <text:p>1089.04829267074</text:p>
              </table:table-cell>
              <table:table-cell office:value-type="float" office:value="3730.95170732926">
                <text:p>3730.95170732926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089.04829267074">
                <text:p>1089.04829267074</text:p>
              </table:table-cell>
              <table:table-cell office:value-type="float" office:value="3730.95170732926">
                <text:p>3730.9517073292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084.52942008704">
                <text:p>1084.52942008704</text:p>
              </table:table-cell>
              <table:table-cell office:value-type="float" office:value="3715.47057991296">
                <text:p>3715.47057991296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084.52942008704">
                <text:p>1084.52942008704</text:p>
              </table:table-cell>
              <table:table-cell office:value-type="float" office:value="3715.47057991296">
                <text:p>3715.47057991296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080.01054750334">
                <text:p>1080.01054750334</text:p>
              </table:table-cell>
              <table:table-cell office:value-type="float" office:value="3699.98945249666">
                <text:p>3699.98945249666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080.01054750334">
                <text:p>1080.01054750334</text:p>
              </table:table-cell>
              <table:table-cell office:value-type="float" office:value="3699.98945249666">
                <text:p>3699.98945249666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075.49167491965">
                <text:p>1075.49167491965</text:p>
              </table:table-cell>
              <table:table-cell office:value-type="float" office:value="3684.50832508035">
                <text:p>3684.50832508035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075.49167491965">
                <text:p>1075.49167491965</text:p>
              </table:table-cell>
              <table:table-cell office:value-type="float" office:value="3684.50832508035">
                <text:p>3684.50832508035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070.97280233595">
                <text:p>1070.97280233595</text:p>
              </table:table-cell>
              <table:table-cell office:value-type="float" office:value="3669.02719766405">
                <text:p>3669.02719766405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070.97280233595">
                <text:p>1070.97280233595</text:p>
              </table:table-cell>
              <table:table-cell office:value-type="float" office:value="3669.02719766405">
                <text:p>3669.02719766405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066.45392975225">
                <text:p>1066.45392975225</text:p>
              </table:table-cell>
              <table:table-cell office:value-type="float" office:value="3653.54607024775">
                <text:p>3653.54607024775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066.45392975225">
                <text:p>1066.45392975225</text:p>
              </table:table-cell>
              <table:table-cell office:value-type="float" office:value="3653.54607024775">
                <text:p>3653.5460702477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061.93505716856">
                <text:p>1061.93505716856</text:p>
              </table:table-cell>
              <table:table-cell office:value-type="float" office:value="3638.06494283144">
                <text:p>3638.06494283144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061.93505716856">
                <text:p>1061.93505716856</text:p>
              </table:table-cell>
              <table:table-cell office:value-type="float" office:value="3638.06494283144">
                <text:p>3638.06494283144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057.41618458486">
                <text:p>1057.41618458486</text:p>
              </table:table-cell>
              <table:table-cell office:value-type="float" office:value="3622.58381541514">
                <text:p>3622.58381541514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057.41618458486">
                <text:p>1057.41618458486</text:p>
              </table:table-cell>
              <table:table-cell office:value-type="float" office:value="3622.58381541514">
                <text:p>3622.58381541514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052.89731200117">
                <text:p>1052.89731200117</text:p>
              </table:table-cell>
              <table:table-cell office:value-type="float" office:value="3607.10268799883">
                <text:p>3607.10268799883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052.89731200117">
                <text:p>1052.89731200117</text:p>
              </table:table-cell>
              <table:table-cell office:value-type="float" office:value="3607.10268799883">
                <text:p>3607.10268799883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048.37843941747">
                <text:p>1048.37843941747</text:p>
              </table:table-cell>
              <table:table-cell office:value-type="float" office:value="3591.62156058253">
                <text:p>3591.62156058253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048.37843941747">
                <text:p>1048.37843941747</text:p>
              </table:table-cell>
              <table:table-cell office:value-type="float" office:value="3591.62156058253">
                <text:p>3591.62156058253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1043.85956683377">
                <text:p>1043.85956683377</text:p>
              </table:table-cell>
              <table:table-cell office:value-type="float" office:value="3576.14043316623">
                <text:p>3576.14043316623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043.85956683377">
                <text:p>1043.85956683377</text:p>
              </table:table-cell>
              <table:table-cell office:value-type="float" office:value="3576.14043316623">
                <text:p>3576.1404331662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039.34069425008">
                <text:p>1039.34069425008</text:p>
              </table:table-cell>
              <table:table-cell office:value-type="float" office:value="3560.65930574992">
                <text:p>3560.65930574992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039.34069425008">
                <text:p>1039.34069425008</text:p>
              </table:table-cell>
              <table:table-cell office:value-type="float" office:value="3560.65930574992">
                <text:p>3560.6593057499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034.82182166638">
                <text:p>1034.82182166638</text:p>
              </table:table-cell>
              <table:table-cell office:value-type="float" office:value="3545.17817833362">
                <text:p>3545.17817833362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034.82182166638">
                <text:p>1034.82182166638</text:p>
              </table:table-cell>
              <table:table-cell office:value-type="float" office:value="3545.17817833362">
                <text:p>3545.17817833362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030.30294908269">
                <text:p>1030.30294908269</text:p>
              </table:table-cell>
              <table:table-cell office:value-type="float" office:value="3529.69705091731">
                <text:p>3529.69705091731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030.30294908269">
                <text:p>1030.30294908269</text:p>
              </table:table-cell>
              <table:table-cell office:value-type="float" office:value="3529.69705091731">
                <text:p>3529.69705091731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025.78407649899">
                <text:p>1025.78407649899</text:p>
              </table:table-cell>
              <table:table-cell office:value-type="float" office:value="3514.21592350101">
                <text:p>3514.21592350101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025.78407649899">
                <text:p>1025.78407649899</text:p>
              </table:table-cell>
              <table:table-cell office:value-type="float" office:value="3514.21592350101">
                <text:p>3514.21592350101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021.26520391529">
                <text:p>1021.26520391529</text:p>
              </table:table-cell>
              <table:table-cell office:value-type="float" office:value="3498.73479608471">
                <text:p>3498.73479608471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021.26520391529">
                <text:p>1021.26520391529</text:p>
              </table:table-cell>
              <table:table-cell office:value-type="float" office:value="3498.73479608471">
                <text:p>3498.7347960847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16.7463313316">
                <text:p>1016.7463313316</text:p>
              </table:table-cell>
              <table:table-cell office:value-type="float" office:value="3483.2536686684">
                <text:p>3483.2536686684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016.7463313316">
                <text:p>1016.7463313316</text:p>
              </table:table-cell>
              <table:table-cell office:value-type="float" office:value="3983.2536686684">
                <text:p>3983.2536686684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012.67934600627">
                <text:p>1012.67934600627</text:p>
              </table:table-cell>
              <table:table-cell office:value-type="float" office:value="3967.32065399373">
                <text:p>3967.32065399373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1012.67934600627">
                <text:p>1012.67934600627</text:p>
              </table:table-cell>
              <table:table-cell office:value-type="float" office:value="3967.32065399373">
                <text:p>3967.32065399373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008.61236068095">
                <text:p>1008.61236068095</text:p>
              </table:table-cell>
              <table:table-cell office:value-type="float" office:value="3951.38763931905">
                <text:p>3951.38763931905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008.61236068095">
                <text:p>1008.61236068095</text:p>
              </table:table-cell>
              <table:table-cell office:value-type="float" office:value="3951.38763931905">
                <text:p>3951.38763931905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004.54537535562">
                <text:p>1004.54537535562</text:p>
              </table:table-cell>
              <table:table-cell office:value-type="float" office:value="3935.45462464438">
                <text:p>3935.45462464438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1004.54537535562">
                <text:p>1004.54537535562</text:p>
              </table:table-cell>
              <table:table-cell office:value-type="float" office:value="3935.45462464438">
                <text:p>3935.45462464438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000.47839003029">
                <text:p>1000.47839003029</text:p>
              </table:table-cell>
              <table:table-cell office:value-type="float" office:value="3919.52160996971">
                <text:p>3919.52160996971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1000.47839003029">
                <text:p>1000.47839003029</text:p>
              </table:table-cell>
              <table:table-cell office:value-type="float" office:value="3919.52160996971">
                <text:p>3919.5216099697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996.411404704966">
                <text:p>996.411404704966</text:p>
              </table:table-cell>
              <table:table-cell office:value-type="float" office:value="3903.58859529503">
                <text:p>3903.58859529503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996.411404704966">
                <text:p>996.411404704966</text:p>
              </table:table-cell>
              <table:table-cell office:value-type="float" office:value="3903.58859529503">
                <text:p>3903.58859529503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992.34441937964">
                <text:p>992.34441937964</text:p>
              </table:table-cell>
              <table:table-cell office:value-type="float" office:value="3887.65558062036">
                <text:p>3887.65558062036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992.34441937964">
                <text:p>992.34441937964</text:p>
              </table:table-cell>
              <table:table-cell office:value-type="float" office:value="3887.65558062036">
                <text:p>3887.65558062036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988.277434054313">
                <text:p>988.277434054313</text:p>
              </table:table-cell>
              <table:table-cell office:value-type="float" office:value="3871.72256594569">
                <text:p>3871.72256594569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988.277434054313">
                <text:p>988.277434054313</text:p>
              </table:table-cell>
              <table:table-cell office:value-type="float" office:value="3871.72256594569">
                <text:p>3871.72256594569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984.210448728987">
                <text:p>984.210448728987</text:p>
              </table:table-cell>
              <table:table-cell office:value-type="float" office:value="3855.78955127101">
                <text:p>3855.78955127101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984.210448728987">
                <text:p>984.210448728987</text:p>
              </table:table-cell>
              <table:table-cell office:value-type="float" office:value="3855.78955127101">
                <text:p>3855.78955127101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980.143463403661">
                <text:p>980.143463403661</text:p>
              </table:table-cell>
              <table:table-cell office:value-type="float" office:value="3839.85653659634">
                <text:p>3839.85653659634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980.143463403661">
                <text:p>980.143463403661</text:p>
              </table:table-cell>
              <table:table-cell office:value-type="float" office:value="3839.85653659634">
                <text:p>3839.8565365963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976.076478078334">
                <text:p>976.076478078334</text:p>
              </table:table-cell>
              <table:table-cell office:value-type="float" office:value="3823.92352192166">
                <text:p>3823.92352192166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976.076478078334">
                <text:p>976.076478078334</text:p>
              </table:table-cell>
              <table:table-cell office:value-type="float" office:value="3823.92352192166">
                <text:p>3823.92352192166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972.009492753008">
                <text:p>972.009492753008</text:p>
              </table:table-cell>
              <table:table-cell office:value-type="float" office:value="3807.99050724699">
                <text:p>3807.99050724699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972.009492753008">
                <text:p>972.009492753008</text:p>
              </table:table-cell>
              <table:table-cell office:value-type="float" office:value="3807.99050724699">
                <text:p>3807.99050724699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967.942507427681">
                <text:p>967.942507427681</text:p>
              </table:table-cell>
              <table:table-cell office:value-type="float" office:value="3792.05749257232">
                <text:p>3792.05749257232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967.942507427681">
                <text:p>967.942507427681</text:p>
              </table:table-cell>
              <table:table-cell office:value-type="float" office:value="3792.05749257232">
                <text:p>3792.05749257232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963.875522102355">
                <text:p>963.875522102355</text:p>
              </table:table-cell>
              <table:table-cell office:value-type="float" office:value="3776.12447789764">
                <text:p>3776.12447789764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963.875522102355">
                <text:p>963.875522102355</text:p>
              </table:table-cell>
              <table:table-cell office:value-type="float" office:value="3776.12447789764">
                <text:p>3776.12447789764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959.808536777028">
                <text:p>959.808536777028</text:p>
              </table:table-cell>
              <table:table-cell office:value-type="float" office:value="3760.19146322297">
                <text:p>3760.19146322297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959.808536777028">
                <text:p>959.808536777028</text:p>
              </table:table-cell>
              <table:table-cell office:value-type="float" office:value="3760.19146322297">
                <text:p>3760.1914632229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955.741551451702">
                <text:p>955.741551451702</text:p>
              </table:table-cell>
              <table:table-cell office:value-type="float" office:value="3744.25844854829">
                <text:p>3744.25844854829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955.741551451702">
                <text:p>955.741551451702</text:p>
              </table:table-cell>
              <table:table-cell office:value-type="float" office:value="3744.25844854829">
                <text:p>3744.2584485482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951.674566126376">
                <text:p>951.674566126376</text:p>
              </table:table-cell>
              <table:table-cell office:value-type="float" office:value="3728.32543387362">
                <text:p>3728.32543387362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951.674566126376">
                <text:p>951.674566126376</text:p>
              </table:table-cell>
              <table:table-cell office:value-type="float" office:value="3728.32543387362">
                <text:p>3728.32543387362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947.607580801049">
                <text:p>947.607580801049</text:p>
              </table:table-cell>
              <table:table-cell office:value-type="float" office:value="3712.39241919895">
                <text:p>3712.39241919895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947.607580801049">
                <text:p>947.607580801049</text:p>
              </table:table-cell>
              <table:table-cell office:value-type="float" office:value="3712.39241919895">
                <text:p>3712.39241919895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943.540595475723">
                <text:p>943.540595475723</text:p>
              </table:table-cell>
              <table:table-cell office:value-type="float" office:value="3696.45940452427">
                <text:p>3696.45940452427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943.540595475723">
                <text:p>943.540595475723</text:p>
              </table:table-cell>
              <table:table-cell office:value-type="float" office:value="3696.45940452427">
                <text:p>3696.45940452427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939.473610150396">
                <text:p>939.473610150396</text:p>
              </table:table-cell>
              <table:table-cell office:value-type="float" office:value="3680.5263898496">
                <text:p>3680.5263898496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939.473610150396">
                <text:p>939.473610150396</text:p>
              </table:table-cell>
              <table:table-cell office:value-type="float" office:value="3680.5263898496">
                <text:p>3680.526389849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935.40662482507">
                <text:p>935.40662482507</text:p>
              </table:table-cell>
              <table:table-cell office:value-type="float" office:value="3664.59337517493">
                <text:p>3664.59337517493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935.40662482507">
                <text:p>935.40662482507</text:p>
              </table:table-cell>
              <table:table-cell office:value-type="float" office:value="3664.59337517493">
                <text:p>3664.59337517493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931.339639499744">
                <text:p>931.339639499744</text:p>
              </table:table-cell>
              <table:table-cell office:value-type="float" office:value="3648.66036050025">
                <text:p>3648.66036050025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931.339639499744">
                <text:p>931.339639499744</text:p>
              </table:table-cell>
              <table:table-cell office:value-type="float" office:value="3648.66036050025">
                <text:p>3648.66036050025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927.272654174417">
                <text:p>927.272654174417</text:p>
              </table:table-cell>
              <table:table-cell office:value-type="float" office:value="3632.72734582558">
                <text:p>3632.72734582558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927.272654174417">
                <text:p>927.272654174417</text:p>
              </table:table-cell>
              <table:table-cell office:value-type="float" office:value="3632.72734582558">
                <text:p>3632.72734582558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923.205668849091">
                <text:p>923.205668849091</text:p>
              </table:table-cell>
              <table:table-cell office:value-type="float" office:value="3616.7943311509">
                <text:p>3616.7943311509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923.205668849091">
                <text:p>923.205668849091</text:p>
              </table:table-cell>
              <table:table-cell office:value-type="float" office:value="3616.7943311509">
                <text:p>3616.7943311509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919.138683523764">
                <text:p>919.138683523764</text:p>
              </table:table-cell>
              <table:table-cell office:value-type="float" office:value="3600.86131647623">
                <text:p>3600.86131647623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919.138683523764">
                <text:p>919.138683523764</text:p>
              </table:table-cell>
              <table:table-cell office:value-type="float" office:value="3600.86131647623">
                <text:p>3600.8613164762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15.071698198438">
                <text:p>915.071698198438</text:p>
              </table:table-cell>
              <table:table-cell office:value-type="float" office:value="3584.92830180156">
                <text:p>3584.92830180156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915.071698198438">
                <text:p>915.071698198438</text:p>
              </table:table-cell>
              <table:table-cell office:value-type="float" office:value="4084.92830180156">
                <text:p>4084.92830180156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911.411411405644">
                <text:p>911.411411405644</text:p>
              </table:table-cell>
              <table:table-cell office:value-type="float" office:value="4068.58858859436">
                <text:p>4068.58858859436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911.411411405644">
                <text:p>911.411411405644</text:p>
              </table:table-cell>
              <table:table-cell office:value-type="float" office:value="4068.58858859436">
                <text:p>4068.58858859436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907.75112461285">
                <text:p>907.75112461285</text:p>
              </table:table-cell>
              <table:table-cell office:value-type="float" office:value="4052.24887538715">
                <text:p>4052.24887538715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907.75112461285">
                <text:p>907.75112461285</text:p>
              </table:table-cell>
              <table:table-cell office:value-type="float" office:value="4052.24887538715">
                <text:p>4052.24887538715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904.090837820057">
                <text:p>904.090837820057</text:p>
              </table:table-cell>
              <table:table-cell office:value-type="float" office:value="4035.90916217994">
                <text:p>4035.90916217994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904.090837820057">
                <text:p>904.090837820057</text:p>
              </table:table-cell>
              <table:table-cell office:value-type="float" office:value="4035.90916217994">
                <text:p>4035.90916217994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900.430551027263">
                <text:p>900.430551027263</text:p>
              </table:table-cell>
              <table:table-cell office:value-type="float" office:value="4019.56944897274">
                <text:p>4019.5694489727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900.430551027263">
                <text:p>900.430551027263</text:p>
              </table:table-cell>
              <table:table-cell office:value-type="float" office:value="4019.56944897274">
                <text:p>4019.5694489727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896.770264234469">
                <text:p>896.770264234469</text:p>
              </table:table-cell>
              <table:table-cell office:value-type="float" office:value="4003.22973576553">
                <text:p>4003.22973576553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896.770264234469">
                <text:p>896.770264234469</text:p>
              </table:table-cell>
              <table:table-cell office:value-type="float" office:value="4003.22973576553">
                <text:p>4003.22973576553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893.109977441675">
                <text:p>893.109977441675</text:p>
              </table:table-cell>
              <table:table-cell office:value-type="float" office:value="3986.89002255832">
                <text:p>3986.89002255832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893.109977441675">
                <text:p>893.109977441675</text:p>
              </table:table-cell>
              <table:table-cell office:value-type="float" office:value="3986.89002255832">
                <text:p>3986.89002255832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889.449690648882">
                <text:p>889.449690648882</text:p>
              </table:table-cell>
              <table:table-cell office:value-type="float" office:value="3970.55030935112">
                <text:p>3970.55030935112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889.449690648882">
                <text:p>889.449690648882</text:p>
              </table:table-cell>
              <table:table-cell office:value-type="float" office:value="3970.55030935112">
                <text:p>3970.55030935112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885.789403856088">
                <text:p>885.789403856088</text:p>
              </table:table-cell>
              <table:table-cell office:value-type="float" office:value="3954.21059614391">
                <text:p>3954.21059614391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885.789403856088">
                <text:p>885.789403856088</text:p>
              </table:table-cell>
              <table:table-cell office:value-type="float" office:value="3954.21059614391">
                <text:p>3954.21059614391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882.129117063294">
                <text:p>882.129117063294</text:p>
              </table:table-cell>
              <table:table-cell office:value-type="float" office:value="3937.8708829367">
                <text:p>3937.8708829367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882.129117063294">
                <text:p>882.129117063294</text:p>
              </table:table-cell>
              <table:table-cell office:value-type="float" office:value="3937.8708829367">
                <text:p>3937.870882936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878.468830270501">
                <text:p>878.468830270501</text:p>
              </table:table-cell>
              <table:table-cell office:value-type="float" office:value="3921.5311697295">
                <text:p>3921.5311697295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878.468830270501">
                <text:p>878.468830270501</text:p>
              </table:table-cell>
              <table:table-cell office:value-type="float" office:value="3921.5311697295">
                <text:p>3921.5311697295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874.808543477707">
                <text:p>874.808543477707</text:p>
              </table:table-cell>
              <table:table-cell office:value-type="float" office:value="3905.19145652229">
                <text:p>3905.19145652229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874.808543477707">
                <text:p>874.808543477707</text:p>
              </table:table-cell>
              <table:table-cell office:value-type="float" office:value="3905.19145652229">
                <text:p>3905.1914565222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871.148256684913">
                <text:p>871.148256684913</text:p>
              </table:table-cell>
              <table:table-cell office:value-type="float" office:value="3888.85174331509">
                <text:p>3888.85174331509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871.148256684913">
                <text:p>871.148256684913</text:p>
              </table:table-cell>
              <table:table-cell office:value-type="float" office:value="3888.85174331509">
                <text:p>3888.85174331509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867.487969892119">
                <text:p>867.487969892119</text:p>
              </table:table-cell>
              <table:table-cell office:value-type="float" office:value="3872.51203010788">
                <text:p>3872.51203010788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867.487969892119">
                <text:p>867.487969892119</text:p>
              </table:table-cell>
              <table:table-cell office:value-type="float" office:value="3872.51203010788">
                <text:p>3872.51203010788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863.827683099326">
                <text:p>863.827683099326</text:p>
              </table:table-cell>
              <table:table-cell office:value-type="float" office:value="3856.17231690067">
                <text:p>3856.17231690067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863.827683099326">
                <text:p>863.827683099326</text:p>
              </table:table-cell>
              <table:table-cell office:value-type="float" office:value="3856.17231690067">
                <text:p>3856.1723169006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860.167396306532">
                <text:p>860.167396306532</text:p>
              </table:table-cell>
              <table:table-cell office:value-type="float" office:value="3839.83260369347">
                <text:p>3839.83260369347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860.167396306532">
                <text:p>860.167396306532</text:p>
              </table:table-cell>
              <table:table-cell office:value-type="float" office:value="3839.83260369347">
                <text:p>3839.83260369347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856.507109513738">
                <text:p>856.507109513738</text:p>
              </table:table-cell>
              <table:table-cell office:value-type="float" office:value="3823.49289048626">
                <text:p>3823.49289048626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856.507109513738">
                <text:p>856.507109513738</text:p>
              </table:table-cell>
              <table:table-cell office:value-type="float" office:value="3823.49289048626">
                <text:p>3823.49289048626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852.846822720944">
                <text:p>852.846822720944</text:p>
              </table:table-cell>
              <table:table-cell office:value-type="float" office:value="3807.15317727905">
                <text:p>3807.15317727905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852.846822720944">
                <text:p>852.846822720944</text:p>
              </table:table-cell>
              <table:table-cell office:value-type="float" office:value="3807.15317727905">
                <text:p>3807.15317727905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849.186535928151">
                <text:p>849.186535928151</text:p>
              </table:table-cell>
              <table:table-cell office:value-type="float" office:value="3790.81346407185">
                <text:p>3790.81346407185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849.186535928151">
                <text:p>849.186535928151</text:p>
              </table:table-cell>
              <table:table-cell office:value-type="float" office:value="3790.81346407185">
                <text:p>3790.81346407185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845.526249135357">
                <text:p>845.526249135357</text:p>
              </table:table-cell>
              <table:table-cell office:value-type="float" office:value="3774.47375086464">
                <text:p>3774.47375086464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845.526249135357">
                <text:p>845.526249135357</text:p>
              </table:table-cell>
              <table:table-cell office:value-type="float" office:value="3774.47375086464">
                <text:p>3774.4737508646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841.865962342563">
                <text:p>841.865962342563</text:p>
              </table:table-cell>
              <table:table-cell office:value-type="float" office:value="3758.13403765743">
                <text:p>3758.13403765743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841.865962342563">
                <text:p>841.865962342563</text:p>
              </table:table-cell>
              <table:table-cell office:value-type="float" office:value="3758.13403765743">
                <text:p>3758.13403765743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838.20567554977">
                <text:p>838.20567554977</text:p>
              </table:table-cell>
              <table:table-cell office:value-type="float" office:value="3741.79432445023">
                <text:p>3741.79432445023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838.20567554977">
                <text:p>838.20567554977</text:p>
              </table:table-cell>
              <table:table-cell office:value-type="float" office:value="3741.79432445023">
                <text:p>3741.79432445023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834.545388756976">
                <text:p>834.545388756976</text:p>
              </table:table-cell>
              <table:table-cell office:value-type="float" office:value="3725.45461124302">
                <text:p>3725.45461124302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834.545388756976">
                <text:p>834.545388756976</text:p>
              </table:table-cell>
              <table:table-cell office:value-type="float" office:value="3725.45461124302">
                <text:p>3725.45461124302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830.885101964182">
                <text:p>830.885101964182</text:p>
              </table:table-cell>
              <table:table-cell office:value-type="float" office:value="3709.11489803581">
                <text:p>3709.11489803581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830.885101964182">
                <text:p>830.885101964182</text:p>
              </table:table-cell>
              <table:table-cell office:value-type="float" office:value="3709.11489803581">
                <text:p>3709.11489803581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827.224815171388">
                <text:p>827.224815171388</text:p>
              </table:table-cell>
              <table:table-cell office:value-type="float" office:value="3692.77518482861">
                <text:p>3692.77518482861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827.224815171388">
                <text:p>827.224815171388</text:p>
              </table:table-cell>
              <table:table-cell office:value-type="float" office:value="3692.77518482861">
                <text:p>3692.7751848286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23.564528378595">
                <text:p>823.564528378595</text:p>
              </table:table-cell>
              <table:table-cell office:value-type="float" office:value="3676.4354716214">
                <text:p>3676.4354716214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823.564528378595">
                <text:p>823.564528378595</text:p>
              </table:table-cell>
              <table:table-cell office:value-type="float" office:value="4176.43547162141">
                <text:p>4176.43547162141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820.27027026508">
                <text:p>820.27027026508</text:p>
              </table:table-cell>
              <table:table-cell office:value-type="float" office:value="4159.72972973492">
                <text:p>4159.72972973492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820.27027026508">
                <text:p>820.27027026508</text:p>
              </table:table-cell>
              <table:table-cell office:value-type="float" office:value="4159.72972973492">
                <text:p>4159.72972973492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816.976012151566">
                <text:p>816.976012151566</text:p>
              </table:table-cell>
              <table:table-cell office:value-type="float" office:value="4143.02398784843">
                <text:p>4143.02398784843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816.976012151566">
                <text:p>816.976012151566</text:p>
              </table:table-cell>
              <table:table-cell office:value-type="float" office:value="4143.02398784843">
                <text:p>4143.02398784843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813.681754038051">
                <text:p>813.681754038051</text:p>
              </table:table-cell>
              <table:table-cell office:value-type="float" office:value="4126.31824596195">
                <text:p>4126.31824596195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813.681754038051">
                <text:p>813.681754038051</text:p>
              </table:table-cell>
              <table:table-cell office:value-type="float" office:value="4126.31824596195">
                <text:p>4126.31824596195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810.387495924537">
                <text:p>810.387495924537</text:p>
              </table:table-cell>
              <table:table-cell office:value-type="float" office:value="4109.61250407546">
                <text:p>4109.61250407546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810.387495924537">
                <text:p>810.387495924537</text:p>
              </table:table-cell>
              <table:table-cell office:value-type="float" office:value="4109.61250407546">
                <text:p>4109.6125040754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807.093237811023">
                <text:p>807.093237811023</text:p>
              </table:table-cell>
              <table:table-cell office:value-type="float" office:value="4092.90676218898">
                <text:p>4092.90676218898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807.093237811023">
                <text:p>807.093237811023</text:p>
              </table:table-cell>
              <table:table-cell office:value-type="float" office:value="4092.90676218898">
                <text:p>4092.90676218898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803.798979697508">
                <text:p>803.798979697508</text:p>
              </table:table-cell>
              <table:table-cell office:value-type="float" office:value="4076.20102030249">
                <text:p>4076.20102030249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803.798979697508">
                <text:p>803.798979697508</text:p>
              </table:table-cell>
              <table:table-cell office:value-type="float" office:value="4076.20102030249">
                <text:p>4076.20102030249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800.504721583994">
                <text:p>800.504721583994</text:p>
              </table:table-cell>
              <table:table-cell office:value-type="float" office:value="4059.49527841601">
                <text:p>4059.49527841601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800.504721583994">
                <text:p>800.504721583994</text:p>
              </table:table-cell>
              <table:table-cell office:value-type="float" office:value="4059.49527841601">
                <text:p>4059.49527841601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797.21046347048">
                <text:p>797.21046347048</text:p>
              </table:table-cell>
              <table:table-cell office:value-type="float" office:value="4042.78953652952">
                <text:p>4042.78953652952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797.21046347048">
                <text:p>797.21046347048</text:p>
              </table:table-cell>
              <table:table-cell office:value-type="float" office:value="4042.78953652952">
                <text:p>4042.7895365295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793.916205356965">
                <text:p>793.916205356965</text:p>
              </table:table-cell>
              <table:table-cell office:value-type="float" office:value="4026.08379464303">
                <text:p>4026.08379464303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793.916205356965">
                <text:p>793.916205356965</text:p>
              </table:table-cell>
              <table:table-cell office:value-type="float" office:value="4026.08379464303">
                <text:p>4026.0837946430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790.621947243451">
                <text:p>790.621947243451</text:p>
              </table:table-cell>
              <table:table-cell office:value-type="float" office:value="4009.37805275655">
                <text:p>4009.37805275655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790.621947243451">
                <text:p>790.621947243451</text:p>
              </table:table-cell>
              <table:table-cell office:value-type="float" office:value="4009.37805275655">
                <text:p>4009.37805275655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787.327689129936">
                <text:p>787.327689129936</text:p>
              </table:table-cell>
              <table:table-cell office:value-type="float" office:value="3992.67231087006">
                <text:p>3992.67231087006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787.327689129936">
                <text:p>787.327689129936</text:p>
              </table:table-cell>
              <table:table-cell office:value-type="float" office:value="3992.67231087006">
                <text:p>3992.67231087006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784.033431016422">
                <text:p>784.033431016422</text:p>
              </table:table-cell>
              <table:table-cell office:value-type="float" office:value="3975.96656898358">
                <text:p>3975.96656898358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784.033431016422">
                <text:p>784.033431016422</text:p>
              </table:table-cell>
              <table:table-cell office:value-type="float" office:value="3975.96656898358">
                <text:p>3975.96656898358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780.739172902908">
                <text:p>780.739172902908</text:p>
              </table:table-cell>
              <table:table-cell office:value-type="float" office:value="3959.26082709709">
                <text:p>3959.26082709709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780.739172902908">
                <text:p>780.739172902908</text:p>
              </table:table-cell>
              <table:table-cell office:value-type="float" office:value="3959.26082709709">
                <text:p>3959.26082709709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777.444914789393">
                <text:p>777.444914789393</text:p>
              </table:table-cell>
              <table:table-cell office:value-type="float" office:value="3942.55508521061">
                <text:p>3942.55508521061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777.444914789393">
                <text:p>777.444914789393</text:p>
              </table:table-cell>
              <table:table-cell office:value-type="float" office:value="3942.55508521061">
                <text:p>3942.55508521061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74.150656675879">
                <text:p>774.150656675879</text:p>
              </table:table-cell>
              <table:table-cell office:value-type="float" office:value="3925.84934332412">
                <text:p>3925.84934332412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774.150656675879">
                <text:p>774.150656675879</text:p>
              </table:table-cell>
              <table:table-cell office:value-type="float" office:value="3925.84934332412">
                <text:p>3925.84934332412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770.856398562365">
                <text:p>770.856398562365</text:p>
              </table:table-cell>
              <table:table-cell office:value-type="float" office:value="3909.14360143763">
                <text:p>3909.14360143763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770.856398562365">
                <text:p>770.856398562365</text:p>
              </table:table-cell>
              <table:table-cell office:value-type="float" office:value="3909.14360143763">
                <text:p>3909.14360143763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767.56214044885">
                <text:p>767.56214044885</text:p>
              </table:table-cell>
              <table:table-cell office:value-type="float" office:value="3892.43785955115">
                <text:p>3892.43785955115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767.56214044885">
                <text:p>767.56214044885</text:p>
              </table:table-cell>
              <table:table-cell office:value-type="float" office:value="3892.43785955115">
                <text:p>3892.43785955115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764.267882335336">
                <text:p>764.267882335336</text:p>
              </table:table-cell>
              <table:table-cell office:value-type="float" office:value="3875.73211766466">
                <text:p>3875.73211766466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764.267882335336">
                <text:p>764.267882335336</text:p>
              </table:table-cell>
              <table:table-cell office:value-type="float" office:value="3875.73211766466">
                <text:p>3875.73211766466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760.973624221821">
                <text:p>760.973624221821</text:p>
              </table:table-cell>
              <table:table-cell office:value-type="float" office:value="3859.02637577818">
                <text:p>3859.02637577818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760.973624221821">
                <text:p>760.973624221821</text:p>
              </table:table-cell>
              <table:table-cell office:value-type="float" office:value="3859.02637577818">
                <text:p>3859.0263757781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757.679366108307">
                <text:p>757.679366108307</text:p>
              </table:table-cell>
              <table:table-cell office:value-type="float" office:value="3842.32063389169">
                <text:p>3842.32063389169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757.679366108307">
                <text:p>757.679366108307</text:p>
              </table:table-cell>
              <table:table-cell office:value-type="float" office:value="3842.32063389169">
                <text:p>3842.32063389169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754.385107994793">
                <text:p>754.385107994793</text:p>
              </table:table-cell>
              <table:table-cell office:value-type="float" office:value="3825.61489200521">
                <text:p>3825.61489200521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754.385107994793">
                <text:p>754.385107994793</text:p>
              </table:table-cell>
              <table:table-cell office:value-type="float" office:value="3825.61489200521">
                <text:p>3825.61489200521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751.090849881278">
                <text:p>751.090849881278</text:p>
              </table:table-cell>
              <table:table-cell office:value-type="float" office:value="3808.90915011872">
                <text:p>3808.90915011872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751.090849881278">
                <text:p>751.090849881278</text:p>
              </table:table-cell>
              <table:table-cell office:value-type="float" office:value="3808.90915011872">
                <text:p>3808.90915011872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747.796591767764">
                <text:p>747.796591767764</text:p>
              </table:table-cell>
              <table:table-cell office:value-type="float" office:value="3792.20340823223">
                <text:p>3792.20340823223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747.796591767764">
                <text:p>747.796591767764</text:p>
              </table:table-cell>
              <table:table-cell office:value-type="float" office:value="3792.20340823223">
                <text:p>3792.20340823223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744.502333654249">
                <text:p>744.502333654249</text:p>
              </table:table-cell>
              <table:table-cell office:value-type="float" office:value="3775.49766634575">
                <text:p>3775.49766634575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744.502333654249">
                <text:p>744.502333654249</text:p>
              </table:table-cell>
              <table:table-cell office:value-type="float" office:value="3775.49766634575">
                <text:p>3775.4976663457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41.208075540735">
                <text:p>741.208075540735</text:p>
              </table:table-cell>
              <table:table-cell office:value-type="float" office:value="3758.79192445926">
                <text:p>3758.79192445926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741.208075540735">
                <text:p>741.208075540735</text:p>
              </table:table-cell>
              <table:table-cell office:value-type="float" office:value="4258.79192445927">
                <text:p>4258.79192445927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738.243243238572">
                <text:p>738.243243238572</text:p>
              </table:table-cell>
              <table:table-cell office:value-type="float" office:value="4241.75675676143">
                <text:p>4241.75675676143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738.243243238572">
                <text:p>738.243243238572</text:p>
              </table:table-cell>
              <table:table-cell office:value-type="float" office:value="4241.75675676143">
                <text:p>4241.75675676143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735.278410936409">
                <text:p>735.278410936409</text:p>
              </table:table-cell>
              <table:table-cell office:value-type="float" office:value="4224.72158906359">
                <text:p>4224.72158906359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735.278410936409">
                <text:p>735.278410936409</text:p>
              </table:table-cell>
              <table:table-cell office:value-type="float" office:value="4224.72158906359">
                <text:p>4224.72158906359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732.313578634246">
                <text:p>732.313578634246</text:p>
              </table:table-cell>
              <table:table-cell office:value-type="float" office:value="4207.68642136575">
                <text:p>4207.68642136575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732.313578634246">
                <text:p>732.313578634246</text:p>
              </table:table-cell>
              <table:table-cell office:value-type="float" office:value="4207.68642136575">
                <text:p>4207.68642136575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729.348746332083">
                <text:p>729.348746332083</text:p>
              </table:table-cell>
              <table:table-cell office:value-type="float" office:value="4190.65125366792">
                <text:p>4190.65125366792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729.348746332083">
                <text:p>729.348746332083</text:p>
              </table:table-cell>
              <table:table-cell office:value-type="float" office:value="4190.65125366792">
                <text:p>4190.6512536679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726.38391402992">
                <text:p>726.38391402992</text:p>
              </table:table-cell>
              <table:table-cell office:value-type="float" office:value="4173.61608597008">
                <text:p>4173.61608597008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726.38391402992">
                <text:p>726.38391402992</text:p>
              </table:table-cell>
              <table:table-cell office:value-type="float" office:value="4173.61608597008">
                <text:p>4173.61608597008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723.419081727758">
                <text:p>723.419081727758</text:p>
              </table:table-cell>
              <table:table-cell office:value-type="float" office:value="4156.58091827224">
                <text:p>4156.58091827224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723.419081727758">
                <text:p>723.419081727758</text:p>
              </table:table-cell>
              <table:table-cell office:value-type="float" office:value="4156.58091827224">
                <text:p>4156.58091827224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720.454249425595">
                <text:p>720.454249425595</text:p>
              </table:table-cell>
              <table:table-cell office:value-type="float" office:value="4139.54575057441">
                <text:p>4139.54575057441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720.454249425595">
                <text:p>720.454249425595</text:p>
              </table:table-cell>
              <table:table-cell office:value-type="float" office:value="4139.54575057441">
                <text:p>4139.54575057441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717.489417123432">
                <text:p>717.489417123432</text:p>
              </table:table-cell>
              <table:table-cell office:value-type="float" office:value="4122.51058287657">
                <text:p>4122.51058287657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717.489417123432">
                <text:p>717.489417123432</text:p>
              </table:table-cell>
              <table:table-cell office:value-type="float" office:value="4122.51058287657">
                <text:p>4122.51058287657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714.524584821269">
                <text:p>714.524584821269</text:p>
              </table:table-cell>
              <table:table-cell office:value-type="float" office:value="4105.47541517873">
                <text:p>4105.47541517873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714.524584821269">
                <text:p>714.524584821269</text:p>
              </table:table-cell>
              <table:table-cell office:value-type="float" office:value="4105.47541517873">
                <text:p>4105.4754151787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711.559752519106">
                <text:p>711.559752519106</text:p>
              </table:table-cell>
              <table:table-cell office:value-type="float" office:value="4088.44024748089">
                <text:p>4088.44024748089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711.559752519106">
                <text:p>711.559752519106</text:p>
              </table:table-cell>
              <table:table-cell office:value-type="float" office:value="4088.44024748089">
                <text:p>4088.44024748089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708.594920216943">
                <text:p>708.594920216943</text:p>
              </table:table-cell>
              <table:table-cell office:value-type="float" office:value="4071.40507978306">
                <text:p>4071.40507978306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708.594920216943">
                <text:p>708.594920216943</text:p>
              </table:table-cell>
              <table:table-cell office:value-type="float" office:value="4071.40507978306">
                <text:p>4071.40507978306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705.63008791478">
                <text:p>705.63008791478</text:p>
              </table:table-cell>
              <table:table-cell office:value-type="float" office:value="4054.36991208522">
                <text:p>4054.36991208522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705.63008791478">
                <text:p>705.63008791478</text:p>
              </table:table-cell>
              <table:table-cell office:value-type="float" office:value="4054.36991208522">
                <text:p>4054.36991208522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702.665255612617">
                <text:p>702.665255612617</text:p>
              </table:table-cell>
              <table:table-cell office:value-type="float" office:value="4037.33474438738">
                <text:p>4037.33474438738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702.665255612617">
                <text:p>702.665255612617</text:p>
              </table:table-cell>
              <table:table-cell office:value-type="float" office:value="4037.33474438738">
                <text:p>4037.33474438738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699.700423310454">
                <text:p>699.700423310454</text:p>
              </table:table-cell>
              <table:table-cell office:value-type="float" office:value="4020.29957668955">
                <text:p>4020.29957668955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699.700423310454">
                <text:p>699.700423310454</text:p>
              </table:table-cell>
              <table:table-cell office:value-type="float" office:value="4020.29957668955">
                <text:p>4020.29957668955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96.735591008291">
                <text:p>696.735591008291</text:p>
              </table:table-cell>
              <table:table-cell office:value-type="float" office:value="4003.26440899171">
                <text:p>4003.26440899171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696.735591008291">
                <text:p>696.735591008291</text:p>
              </table:table-cell>
              <table:table-cell office:value-type="float" office:value="4003.26440899171">
                <text:p>4003.26440899171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693.770758706129">
                <text:p>693.770758706129</text:p>
              </table:table-cell>
              <table:table-cell office:value-type="float" office:value="3986.22924129387">
                <text:p>3986.22924129387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693.770758706129">
                <text:p>693.770758706129</text:p>
              </table:table-cell>
              <table:table-cell office:value-type="float" office:value="3986.22924129387">
                <text:p>3986.22924129387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690.805926403966">
                <text:p>690.805926403966</text:p>
              </table:table-cell>
              <table:table-cell office:value-type="float" office:value="3969.19407359603">
                <text:p>3969.19407359603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690.805926403966">
                <text:p>690.805926403966</text:p>
              </table:table-cell>
              <table:table-cell office:value-type="float" office:value="3969.19407359603">
                <text:p>3969.19407359603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687.841094101803">
                <text:p>687.841094101803</text:p>
              </table:table-cell>
              <table:table-cell office:value-type="float" office:value="3952.1589058982">
                <text:p>3952.1589058982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687.841094101803">
                <text:p>687.841094101803</text:p>
              </table:table-cell>
              <table:table-cell office:value-type="float" office:value="3952.1589058982">
                <text:p>3952.1589058982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684.87626179964">
                <text:p>684.87626179964</text:p>
              </table:table-cell>
              <table:table-cell office:value-type="float" office:value="3935.12373820036">
                <text:p>3935.12373820036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684.87626179964">
                <text:p>684.87626179964</text:p>
              </table:table-cell>
              <table:table-cell office:value-type="float" office:value="3935.12373820036">
                <text:p>3935.1237382003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81.911429497477">
                <text:p>681.911429497477</text:p>
              </table:table-cell>
              <table:table-cell office:value-type="float" office:value="3918.08857050252">
                <text:p>3918.08857050252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681.911429497477">
                <text:p>681.911429497477</text:p>
              </table:table-cell>
              <table:table-cell office:value-type="float" office:value="3918.08857050252">
                <text:p>3918.08857050252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678.946597195314">
                <text:p>678.946597195314</text:p>
              </table:table-cell>
              <table:table-cell office:value-type="float" office:value="3901.05340280469">
                <text:p>3901.05340280469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678.946597195314">
                <text:p>678.946597195314</text:p>
              </table:table-cell>
              <table:table-cell office:value-type="float" office:value="3901.05340280469">
                <text:p>3901.05340280469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675.981764893151">
                <text:p>675.981764893151</text:p>
              </table:table-cell>
              <table:table-cell office:value-type="float" office:value="3884.01823510685">
                <text:p>3884.01823510685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675.981764893151">
                <text:p>675.981764893151</text:p>
              </table:table-cell>
              <table:table-cell office:value-type="float" office:value="3884.01823510685">
                <text:p>3884.01823510685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673.016932590988">
                <text:p>673.016932590988</text:p>
              </table:table-cell>
              <table:table-cell office:value-type="float" office:value="3866.98306740901">
                <text:p>3866.98306740901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673.016932590988">
                <text:p>673.016932590988</text:p>
              </table:table-cell>
              <table:table-cell office:value-type="float" office:value="3866.98306740901">
                <text:p>3866.98306740901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670.052100288825">
                <text:p>670.052100288825</text:p>
              </table:table-cell>
              <table:table-cell office:value-type="float" office:value="3849.94789971117">
                <text:p>3849.94789971117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670.052100288825">
                <text:p>670.052100288825</text:p>
              </table:table-cell>
              <table:table-cell office:value-type="float" office:value="3849.94789971117">
                <text:p>3849.9478997111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667.087267986662">
                <text:p>667.087267986662</text:p>
              </table:table-cell>
              <table:table-cell office:value-type="float" office:value="3832.91273201334">
                <text:p>3832.91273201334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667.087267986662">
                <text:p>667.087267986662</text:p>
              </table:table-cell>
              <table:table-cell office:value-type="float" office:value="4332.91273201334">
                <text:p>4332.91273201334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664.418918914716">
                <text:p>664.418918914716</text:p>
              </table:table-cell>
              <table:table-cell office:value-type="float" office:value="4315.58108108528">
                <text:p>4315.58108108528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664.418918914716">
                <text:p>664.418918914716</text:p>
              </table:table-cell>
              <table:table-cell office:value-type="float" office:value="4315.58108108528">
                <text:p>4315.58108108528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661.750569842769">
                <text:p>661.750569842769</text:p>
              </table:table-cell>
              <table:table-cell office:value-type="float" office:value="4298.24943015723">
                <text:p>4298.24943015723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661.750569842769">
                <text:p>661.750569842769</text:p>
              </table:table-cell>
              <table:table-cell office:value-type="float" office:value="4298.24943015723">
                <text:p>4298.24943015723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659.082220770823">
                <text:p>659.082220770823</text:p>
              </table:table-cell>
              <table:table-cell office:value-type="float" office:value="4280.91777922918">
                <text:p>4280.91777922918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659.082220770823">
                <text:p>659.082220770823</text:p>
              </table:table-cell>
              <table:table-cell office:value-type="float" office:value="4280.91777922918">
                <text:p>4280.91777922918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656.413871698876">
                <text:p>656.413871698876</text:p>
              </table:table-cell>
              <table:table-cell office:value-type="float" office:value="4263.58612830113">
                <text:p>4263.58612830113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656.413871698876">
                <text:p>656.413871698876</text:p>
              </table:table-cell>
              <table:table-cell office:value-type="float" office:value="4263.58612830113">
                <text:p>4263.5861283011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53.745522626929">
                <text:p>653.745522626929</text:p>
              </table:table-cell>
              <table:table-cell office:value-type="float" office:value="4246.25447737307">
                <text:p>4246.25447737307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653.745522626929">
                <text:p>653.745522626929</text:p>
              </table:table-cell>
              <table:table-cell office:value-type="float" office:value="4246.25447737307">
                <text:p>4246.25447737307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651.077173554983">
                <text:p>651.077173554983</text:p>
              </table:table-cell>
              <table:table-cell office:value-type="float" office:value="4228.92282644502">
                <text:p>4228.92282644502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651.077173554983">
                <text:p>651.077173554983</text:p>
              </table:table-cell>
              <table:table-cell office:value-type="float" office:value="4228.92282644502">
                <text:p>4228.92282644502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648.408824483036">
                <text:p>648.408824483036</text:p>
              </table:table-cell>
              <table:table-cell office:value-type="float" office:value="4211.59117551697">
                <text:p>4211.59117551697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648.408824483036">
                <text:p>648.408824483036</text:p>
              </table:table-cell>
              <table:table-cell office:value-type="float" office:value="4211.59117551697">
                <text:p>4211.59117551697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645.740475411089">
                <text:p>645.740475411089</text:p>
              </table:table-cell>
              <table:table-cell office:value-type="float" office:value="4194.25952458891">
                <text:p>4194.25952458891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645.740475411089">
                <text:p>645.740475411089</text:p>
              </table:table-cell>
              <table:table-cell office:value-type="float" office:value="4194.25952458891">
                <text:p>4194.25952458891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643.072126339143">
                <text:p>643.072126339143</text:p>
              </table:table-cell>
              <table:table-cell office:value-type="float" office:value="4176.92787366086">
                <text:p>4176.92787366086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643.072126339143">
                <text:p>643.072126339143</text:p>
              </table:table-cell>
              <table:table-cell office:value-type="float" office:value="4176.92787366086">
                <text:p>4176.9278736608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40.403777267196">
                <text:p>640.403777267196</text:p>
              </table:table-cell>
              <table:table-cell office:value-type="float" office:value="4159.59622273281">
                <text:p>4159.59622273281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640.403777267196">
                <text:p>640.403777267196</text:p>
              </table:table-cell>
              <table:table-cell office:value-type="float" office:value="4159.59622273281">
                <text:p>4159.59622273281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637.735428195249">
                <text:p>637.735428195249</text:p>
              </table:table-cell>
              <table:table-cell office:value-type="float" office:value="4142.26457180475">
                <text:p>4142.26457180475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637.735428195249">
                <text:p>637.735428195249</text:p>
              </table:table-cell>
              <table:table-cell office:value-type="float" office:value="4142.26457180475">
                <text:p>4142.26457180475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635.067079123303">
                <text:p>635.067079123303</text:p>
              </table:table-cell>
              <table:table-cell office:value-type="float" office:value="4124.9329208767">
                <text:p>4124.9329208767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635.067079123303">
                <text:p>635.067079123303</text:p>
              </table:table-cell>
              <table:table-cell office:value-type="float" office:value="4124.9329208767">
                <text:p>4124.9329208767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632.398730051356">
                <text:p>632.398730051356</text:p>
              </table:table-cell>
              <table:table-cell office:value-type="float" office:value="4107.60126994865">
                <text:p>4107.60126994865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632.398730051356">
                <text:p>632.398730051356</text:p>
              </table:table-cell>
              <table:table-cell office:value-type="float" office:value="4107.60126994865">
                <text:p>4107.60126994865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629.730380979409">
                <text:p>629.730380979409</text:p>
              </table:table-cell>
              <table:table-cell office:value-type="float" office:value="4090.2696190206">
                <text:p>4090.2696190206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629.730380979409">
                <text:p>629.730380979409</text:p>
              </table:table-cell>
              <table:table-cell office:value-type="float" office:value="4090.2696190206">
                <text:p>4090.269619020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627.062031907463">
                <text:p>627.062031907463</text:p>
              </table:table-cell>
              <table:table-cell office:value-type="float" office:value="4072.93796809254">
                <text:p>4072.93796809254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627.062031907463">
                <text:p>627.062031907463</text:p>
              </table:table-cell>
              <table:table-cell office:value-type="float" office:value="4072.93796809254">
                <text:p>4072.93796809254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624.393682835516">
                <text:p>624.393682835516</text:p>
              </table:table-cell>
              <table:table-cell office:value-type="float" office:value="4055.60631716449">
                <text:p>4055.60631716449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624.393682835516">
                <text:p>624.393682835516</text:p>
              </table:table-cell>
              <table:table-cell office:value-type="float" office:value="4055.60631716449">
                <text:p>4055.60631716449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621.72533376357">
                <text:p>621.72533376357</text:p>
              </table:table-cell>
              <table:table-cell office:value-type="float" office:value="4038.27466623643">
                <text:p>4038.27466623643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621.72533376357">
                <text:p>621.72533376357</text:p>
              </table:table-cell>
              <table:table-cell office:value-type="float" office:value="4038.27466623643">
                <text:p>4038.27466623643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619.056984691623">
                <text:p>619.056984691623</text:p>
              </table:table-cell>
              <table:table-cell office:value-type="float" office:value="4020.94301530838">
                <text:p>4020.94301530838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619.056984691623">
                <text:p>619.056984691623</text:p>
              </table:table-cell>
              <table:table-cell office:value-type="float" office:value="4020.94301530838">
                <text:p>4020.94301530838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616.388635619676">
                <text:p>616.388635619676</text:p>
              </table:table-cell>
              <table:table-cell office:value-type="float" office:value="4003.61136438033">
                <text:p>4003.61136438033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616.388635619676">
                <text:p>616.388635619676</text:p>
              </table:table-cell>
              <table:table-cell office:value-type="float" office:value="4003.61136438033">
                <text:p>4003.61136438033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613.72028654773">
                <text:p>613.72028654773</text:p>
              </table:table-cell>
              <table:table-cell office:value-type="float" office:value="3986.27971345227">
                <text:p>3986.27971345227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613.72028654773">
                <text:p>613.72028654773</text:p>
              </table:table-cell>
              <table:table-cell office:value-type="float" office:value="3986.27971345227">
                <text:p>3986.27971345227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611.051937475783">
                <text:p>611.051937475783</text:p>
              </table:table-cell>
              <table:table-cell office:value-type="float" office:value="3968.94806252422">
                <text:p>3968.94806252422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611.051937475783">
                <text:p>611.051937475783</text:p>
              </table:table-cell>
              <table:table-cell office:value-type="float" office:value="3968.94806252422">
                <text:p>3968.94806252422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608.383588403836">
                <text:p>608.383588403836</text:p>
              </table:table-cell>
              <table:table-cell office:value-type="float" office:value="3951.61641159617">
                <text:p>3951.61641159617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608.383588403836">
                <text:p>608.383588403836</text:p>
              </table:table-cell>
              <table:table-cell office:value-type="float" office:value="3951.61641159617">
                <text:p>3951.61641159617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605.71523933189">
                <text:p>605.71523933189</text:p>
              </table:table-cell>
              <table:table-cell office:value-type="float" office:value="3934.28476066811">
                <text:p>3934.28476066811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605.71523933189">
                <text:p>605.71523933189</text:p>
              </table:table-cell>
              <table:table-cell office:value-type="float" office:value="3934.28476066811">
                <text:p>3934.28476066811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603.046890259943">
                <text:p>603.046890259943</text:p>
              </table:table-cell>
              <table:table-cell office:value-type="float" office:value="3916.95310974006">
                <text:p>3916.95310974006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603.046890259943">
                <text:p>603.046890259943</text:p>
              </table:table-cell>
              <table:table-cell office:value-type="float" office:value="3916.95310974006">
                <text:p>3916.9531097400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00.378541187996">
                <text:p>600.378541187996</text:p>
              </table:table-cell>
              <table:table-cell office:value-type="float" office:value="3899.62145881201">
                <text:p>3899.62145881201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600.378541187996">
                <text:p>600.378541187996</text:p>
              </table:table-cell>
              <table:table-cell office:value-type="float" office:value="4399.621458812">
                <text:p>4399.621458812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597.977027023245">
                <text:p>597.977027023245</text:p>
              </table:table-cell>
              <table:table-cell office:value-type="float" office:value="4382.02297297676">
                <text:p>4382.02297297676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597.977027023245">
                <text:p>597.977027023245</text:p>
              </table:table-cell>
              <table:table-cell office:value-type="float" office:value="4382.02297297676">
                <text:p>4382.02297297676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595.575512858492">
                <text:p>595.575512858492</text:p>
              </table:table-cell>
              <table:table-cell office:value-type="float" office:value="4364.42448714151">
                <text:p>4364.42448714151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595.575512858492">
                <text:p>595.575512858492</text:p>
              </table:table-cell>
              <table:table-cell office:value-type="float" office:value="4364.42448714151">
                <text:p>4364.42448714151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593.17399869374">
                <text:p>593.17399869374</text:p>
              </table:table-cell>
              <table:table-cell office:value-type="float" office:value="4346.82600130626">
                <text:p>4346.82600130626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593.17399869374">
                <text:p>593.17399869374</text:p>
              </table:table-cell>
              <table:table-cell office:value-type="float" office:value="4346.82600130626">
                <text:p>4346.82600130626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590.772484528988">
                <text:p>590.772484528988</text:p>
              </table:table-cell>
              <table:table-cell office:value-type="float" office:value="4329.22751547101">
                <text:p>4329.22751547101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590.772484528988">
                <text:p>590.772484528988</text:p>
              </table:table-cell>
              <table:table-cell office:value-type="float" office:value="4329.22751547101">
                <text:p>4329.2275154710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588.370970364236">
                <text:p>588.370970364236</text:p>
              </table:table-cell>
              <table:table-cell office:value-type="float" office:value="4311.62902963577">
                <text:p>4311.62902963577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588.370970364236">
                <text:p>588.370970364236</text:p>
              </table:table-cell>
              <table:table-cell office:value-type="float" office:value="4311.62902963577">
                <text:p>4311.62902963577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585.969456199484">
                <text:p>585.969456199484</text:p>
              </table:table-cell>
              <table:table-cell office:value-type="float" office:value="4294.03054380052">
                <text:p>4294.03054380052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585.969456199484">
                <text:p>585.969456199484</text:p>
              </table:table-cell>
              <table:table-cell office:value-type="float" office:value="4294.03054380052">
                <text:p>4294.03054380052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583.567942034732">
                <text:p>583.567942034732</text:p>
              </table:table-cell>
              <table:table-cell office:value-type="float" office:value="4276.43205796527">
                <text:p>4276.43205796527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583.567942034732">
                <text:p>583.567942034732</text:p>
              </table:table-cell>
              <table:table-cell office:value-type="float" office:value="4276.43205796527">
                <text:p>4276.43205796527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581.16642786998">
                <text:p>581.16642786998</text:p>
              </table:table-cell>
              <table:table-cell office:value-type="float" office:value="4258.83357213002">
                <text:p>4258.83357213002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581.16642786998">
                <text:p>581.16642786998</text:p>
              </table:table-cell>
              <table:table-cell office:value-type="float" office:value="4258.83357213002">
                <text:p>4258.83357213002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578.764913705228">
                <text:p>578.764913705228</text:p>
              </table:table-cell>
              <table:table-cell office:value-type="float" office:value="4241.23508629478">
                <text:p>4241.23508629478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578.764913705228">
                <text:p>578.764913705228</text:p>
              </table:table-cell>
              <table:table-cell office:value-type="float" office:value="4241.23508629478">
                <text:p>4241.2350862947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576.363399540476">
                <text:p>576.363399540476</text:p>
              </table:table-cell>
              <table:table-cell office:value-type="float" office:value="4223.63660045953">
                <text:p>4223.63660045953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576.363399540476">
                <text:p>576.363399540476</text:p>
              </table:table-cell>
              <table:table-cell office:value-type="float" office:value="4223.63660045953">
                <text:p>4223.63660045953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573.961885375724">
                <text:p>573.961885375724</text:p>
              </table:table-cell>
              <table:table-cell office:value-type="float" office:value="4206.03811462428">
                <text:p>4206.03811462428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573.961885375724">
                <text:p>573.961885375724</text:p>
              </table:table-cell>
              <table:table-cell office:value-type="float" office:value="4206.03811462428">
                <text:p>4206.03811462428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571.560371210972">
                <text:p>571.560371210972</text:p>
              </table:table-cell>
              <table:table-cell office:value-type="float" office:value="4188.43962878903">
                <text:p>4188.43962878903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571.560371210972">
                <text:p>571.560371210972</text:p>
              </table:table-cell>
              <table:table-cell office:value-type="float" office:value="4188.43962878903">
                <text:p>4188.43962878903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569.15885704622">
                <text:p>569.15885704622</text:p>
              </table:table-cell>
              <table:table-cell office:value-type="float" office:value="4170.84114295378">
                <text:p>4170.84114295378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569.15885704622">
                <text:p>569.15885704622</text:p>
              </table:table-cell>
              <table:table-cell office:value-type="float" office:value="4170.84114295378">
                <text:p>4170.84114295378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566.757342881468">
                <text:p>566.757342881468</text:p>
              </table:table-cell>
              <table:table-cell office:value-type="float" office:value="4153.24265711854">
                <text:p>4153.24265711854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566.757342881468">
                <text:p>566.757342881468</text:p>
              </table:table-cell>
              <table:table-cell office:value-type="float" office:value="4153.24265711854">
                <text:p>4153.2426571185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564.355828716716">
                <text:p>564.355828716716</text:p>
              </table:table-cell>
              <table:table-cell office:value-type="float" office:value="4135.64417128329">
                <text:p>4135.64417128329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564.355828716716">
                <text:p>564.355828716716</text:p>
              </table:table-cell>
              <table:table-cell office:value-type="float" office:value="4135.64417128329">
                <text:p>4135.64417128329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561.954314551964">
                <text:p>561.954314551964</text:p>
              </table:table-cell>
              <table:table-cell office:value-type="float" office:value="4118.04568544804">
                <text:p>4118.04568544804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561.954314551964">
                <text:p>561.954314551964</text:p>
              </table:table-cell>
              <table:table-cell office:value-type="float" office:value="4118.04568544804">
                <text:p>4118.04568544804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559.552800387212">
                <text:p>559.552800387212</text:p>
              </table:table-cell>
              <table:table-cell office:value-type="float" office:value="4100.44719961279">
                <text:p>4100.44719961279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559.552800387212">
                <text:p>559.552800387212</text:p>
              </table:table-cell>
              <table:table-cell office:value-type="float" office:value="4100.44719961279">
                <text:p>4100.44719961279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557.15128622246">
                <text:p>557.15128622246</text:p>
              </table:table-cell>
              <table:table-cell office:value-type="float" office:value="4082.84871377755">
                <text:p>4082.84871377755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557.15128622246">
                <text:p>557.15128622246</text:p>
              </table:table-cell>
              <table:table-cell office:value-type="float" office:value="4082.84871377755">
                <text:p>4082.84871377755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554.749772057708">
                <text:p>554.749772057708</text:p>
              </table:table-cell>
              <table:table-cell office:value-type="float" office:value="4065.2502279423">
                <text:p>4065.2502279423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554.749772057708">
                <text:p>554.749772057708</text:p>
              </table:table-cell>
              <table:table-cell office:value-type="float" office:value="4065.2502279423">
                <text:p>4065.2502279423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552.348257892956">
                <text:p>552.348257892956</text:p>
              </table:table-cell>
              <table:table-cell office:value-type="float" office:value="4047.65174210705">
                <text:p>4047.65174210705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552.348257892956">
                <text:p>552.348257892956</text:p>
              </table:table-cell>
              <table:table-cell office:value-type="float" office:value="4047.65174210705">
                <text:p>4047.65174210705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549.946743728204">
                <text:p>549.946743728204</text:p>
              </table:table-cell>
              <table:table-cell office:value-type="float" office:value="4030.0532562718">
                <text:p>4030.0532562718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549.946743728204">
                <text:p>549.946743728204</text:p>
              </table:table-cell>
              <table:table-cell office:value-type="float" office:value="4030.0532562718">
                <text:p>4030.0532562718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547.545229563452">
                <text:p>547.545229563452</text:p>
              </table:table-cell>
              <table:table-cell office:value-type="float" office:value="4012.45477043655">
                <text:p>4012.45477043655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547.545229563452">
                <text:p>547.545229563452</text:p>
              </table:table-cell>
              <table:table-cell office:value-type="float" office:value="4012.45477043655">
                <text:p>4012.45477043655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545.1437153987">
                <text:p>545.1437153987</text:p>
              </table:table-cell>
              <table:table-cell office:value-type="float" office:value="3994.85628460131">
                <text:p>3994.85628460131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545.1437153987">
                <text:p>545.1437153987</text:p>
              </table:table-cell>
              <table:table-cell office:value-type="float" office:value="3994.85628460131">
                <text:p>3994.85628460131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542.742201233948">
                <text:p>542.742201233948</text:p>
              </table:table-cell>
              <table:table-cell office:value-type="float" office:value="3977.25779876606">
                <text:p>3977.25779876606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542.742201233948">
                <text:p>542.742201233948</text:p>
              </table:table-cell>
              <table:table-cell office:value-type="float" office:value="3977.25779876606">
                <text:p>3977.2577987660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540.340687069196">
                <text:p>540.340687069196</text:p>
              </table:table-cell>
              <table:table-cell office:value-type="float" office:value="3959.65931293081">
                <text:p>3959.65931293081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540.340687069196">
                <text:p>540.340687069196</text:p>
              </table:table-cell>
              <table:table-cell office:value-type="float" office:value="4459.6593129308">
                <text:p>4459.6593129308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538.179324320919">
                <text:p>538.179324320919</text:p>
              </table:table-cell>
              <table:table-cell office:value-type="float" office:value="4441.82067567908">
                <text:p>4441.82067567908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538.179324320919">
                <text:p>538.179324320919</text:p>
              </table:table-cell>
              <table:table-cell office:value-type="float" office:value="4441.82067567908">
                <text:p>4441.82067567908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536.017961572642">
                <text:p>536.017961572642</text:p>
              </table:table-cell>
              <table:table-cell office:value-type="float" office:value="4423.98203842736">
                <text:p>4423.98203842736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536.017961572642">
                <text:p>536.017961572642</text:p>
              </table:table-cell>
              <table:table-cell office:value-type="float" office:value="4423.98203842736">
                <text:p>4423.98203842736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533.856598824365">
                <text:p>533.856598824365</text:p>
              </table:table-cell>
              <table:table-cell office:value-type="float" office:value="4406.14340117563">
                <text:p>4406.14340117563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533.856598824365">
                <text:p>533.856598824365</text:p>
              </table:table-cell>
              <table:table-cell office:value-type="float" office:value="4406.14340117563">
                <text:p>4406.14340117563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531.695236076089">
                <text:p>531.695236076089</text:p>
              </table:table-cell>
              <table:table-cell office:value-type="float" office:value="4388.30476392391">
                <text:p>4388.30476392391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531.695236076089">
                <text:p>531.695236076089</text:p>
              </table:table-cell>
              <table:table-cell office:value-type="float" office:value="4388.30476392391">
                <text:p>4388.3047639239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29.533873327812">
                <text:p>529.533873327812</text:p>
              </table:table-cell>
              <table:table-cell office:value-type="float" office:value="4370.46612667219">
                <text:p>4370.46612667219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529.533873327812">
                <text:p>529.533873327812</text:p>
              </table:table-cell>
              <table:table-cell office:value-type="float" office:value="4370.46612667219">
                <text:p>4370.46612667219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527.372510579535">
                <text:p>527.372510579535</text:p>
              </table:table-cell>
              <table:table-cell office:value-type="float" office:value="4352.62748942046">
                <text:p>4352.62748942046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527.372510579535">
                <text:p>527.372510579535</text:p>
              </table:table-cell>
              <table:table-cell office:value-type="float" office:value="4352.62748942046">
                <text:p>4352.62748942046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525.211147831258">
                <text:p>525.211147831258</text:p>
              </table:table-cell>
              <table:table-cell office:value-type="float" office:value="4334.78885216874">
                <text:p>4334.78885216874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525.211147831258">
                <text:p>525.211147831258</text:p>
              </table:table-cell>
              <table:table-cell office:value-type="float" office:value="4334.78885216874">
                <text:p>4334.78885216874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523.049785082981">
                <text:p>523.049785082981</text:p>
              </table:table-cell>
              <table:table-cell office:value-type="float" office:value="4316.95021491702">
                <text:p>4316.95021491702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523.049785082981">
                <text:p>523.049785082981</text:p>
              </table:table-cell>
              <table:table-cell office:value-type="float" office:value="4316.95021491702">
                <text:p>4316.95021491702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520.888422334704">
                <text:p>520.888422334704</text:p>
              </table:table-cell>
              <table:table-cell office:value-type="float" office:value="4299.11157766529">
                <text:p>4299.11157766529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520.888422334704">
                <text:p>520.888422334704</text:p>
              </table:table-cell>
              <table:table-cell office:value-type="float" office:value="4299.11157766529">
                <text:p>4299.1115776652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518.727059586428">
                <text:p>518.727059586428</text:p>
              </table:table-cell>
              <table:table-cell office:value-type="float" office:value="4281.27294041357">
                <text:p>4281.27294041357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518.727059586428">
                <text:p>518.727059586428</text:p>
              </table:table-cell>
              <table:table-cell office:value-type="float" office:value="4281.27294041357">
                <text:p>4281.27294041357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516.565696838151">
                <text:p>516.565696838151</text:p>
              </table:table-cell>
              <table:table-cell office:value-type="float" office:value="4263.43430316185">
                <text:p>4263.43430316185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516.565696838151">
                <text:p>516.565696838151</text:p>
              </table:table-cell>
              <table:table-cell office:value-type="float" office:value="4263.43430316185">
                <text:p>4263.43430316185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514.404334089874">
                <text:p>514.404334089874</text:p>
              </table:table-cell>
              <table:table-cell office:value-type="float" office:value="4245.59566591012">
                <text:p>4245.59566591012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514.404334089874">
                <text:p>514.404334089874</text:p>
              </table:table-cell>
              <table:table-cell office:value-type="float" office:value="4245.59566591012">
                <text:p>4245.59566591012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512.242971341597">
                <text:p>512.242971341597</text:p>
              </table:table-cell>
              <table:table-cell office:value-type="float" office:value="4227.7570286584">
                <text:p>4227.7570286584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512.242971341597">
                <text:p>512.242971341597</text:p>
              </table:table-cell>
              <table:table-cell office:value-type="float" office:value="4227.7570286584">
                <text:p>4227.7570286584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510.08160859332">
                <text:p>510.08160859332</text:p>
              </table:table-cell>
              <table:table-cell office:value-type="float" office:value="4209.91839140668">
                <text:p>4209.91839140668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510.08160859332">
                <text:p>510.08160859332</text:p>
              </table:table-cell>
              <table:table-cell office:value-type="float" office:value="4209.91839140668">
                <text:p>4209.9183914066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507.920245845044">
                <text:p>507.920245845044</text:p>
              </table:table-cell>
              <table:table-cell office:value-type="float" office:value="4192.07975415495">
                <text:p>4192.07975415495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507.920245845044">
                <text:p>507.920245845044</text:p>
              </table:table-cell>
              <table:table-cell office:value-type="float" office:value="4192.07975415495">
                <text:p>4192.07975415495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505.758883096767">
                <text:p>505.758883096767</text:p>
              </table:table-cell>
              <table:table-cell office:value-type="float" office:value="4174.24111690323">
                <text:p>4174.24111690323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505.758883096767">
                <text:p>505.758883096767</text:p>
              </table:table-cell>
              <table:table-cell office:value-type="float" office:value="4174.24111690323">
                <text:p>4174.24111690323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503.59752034849">
                <text:p>503.59752034849</text:p>
              </table:table-cell>
              <table:table-cell office:value-type="float" office:value="4156.40247965151">
                <text:p>4156.40247965151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503.59752034849">
                <text:p>503.59752034849</text:p>
              </table:table-cell>
              <table:table-cell office:value-type="float" office:value="4156.40247965151">
                <text:p>4156.40247965151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501.436157600213">
                <text:p>501.436157600213</text:p>
              </table:table-cell>
              <table:table-cell office:value-type="float" office:value="4138.56384239978">
                <text:p>4138.56384239978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501.436157600213">
                <text:p>501.436157600213</text:p>
              </table:table-cell>
              <table:table-cell office:value-type="float" office:value="4138.56384239978">
                <text:p>4138.56384239978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499.274794851937">
                <text:p>499.274794851937</text:p>
              </table:table-cell>
              <table:table-cell office:value-type="float" office:value="4120.72520514806">
                <text:p>4120.72520514806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499.274794851937">
                <text:p>499.274794851937</text:p>
              </table:table-cell>
              <table:table-cell office:value-type="float" office:value="4120.72520514806">
                <text:p>4120.7252051480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497.11343210366">
                <text:p>497.11343210366</text:p>
              </table:table-cell>
              <table:table-cell office:value-type="float" office:value="4102.88656789634">
                <text:p>4102.88656789634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497.11343210366">
                <text:p>497.11343210366</text:p>
              </table:table-cell>
              <table:table-cell office:value-type="float" office:value="4102.88656789634">
                <text:p>4102.88656789634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494.952069355383">
                <text:p>494.952069355383</text:p>
              </table:table-cell>
              <table:table-cell office:value-type="float" office:value="4085.04793064461">
                <text:p>4085.04793064461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494.952069355383">
                <text:p>494.952069355383</text:p>
              </table:table-cell>
              <table:table-cell office:value-type="float" office:value="4085.04793064461">
                <text:p>4085.04793064461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492.790706607106">
                <text:p>492.790706607106</text:p>
              </table:table-cell>
              <table:table-cell office:value-type="float" office:value="4067.20929339289">
                <text:p>4067.20929339289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492.790706607106">
                <text:p>492.790706607106</text:p>
              </table:table-cell>
              <table:table-cell office:value-type="float" office:value="4067.20929339289">
                <text:p>4067.20929339289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490.62934385883">
                <text:p>490.62934385883</text:p>
              </table:table-cell>
              <table:table-cell office:value-type="float" office:value="4049.37065614117">
                <text:p>4049.37065614117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490.62934385883">
                <text:p>490.62934385883</text:p>
              </table:table-cell>
              <table:table-cell office:value-type="float" office:value="4049.37065614117">
                <text:p>4049.37065614117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488.467981110553">
                <text:p>488.467981110553</text:p>
              </table:table-cell>
              <table:table-cell office:value-type="float" office:value="4031.53201888944">
                <text:p>4031.53201888944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488.467981110553">
                <text:p>488.467981110553</text:p>
              </table:table-cell>
              <table:table-cell office:value-type="float" office:value="4031.53201888944">
                <text:p>4031.532018889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86.306618362276">
                <text:p>486.306618362276</text:p>
              </table:table-cell>
              <table:table-cell office:value-type="float" office:value="4013.69338163772">
                <text:p>4013.69338163772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486.306618362276">
                <text:p>486.306618362276</text:p>
              </table:table-cell>
              <table:table-cell office:value-type="float" office:value="4513.69338163772">
                <text:p>4513.69338163772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484.361391888827">
                <text:p>484.361391888827</text:p>
              </table:table-cell>
              <table:table-cell office:value-type="float" office:value="4495.63860811117">
                <text:p>4495.63860811117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484.361391888827">
                <text:p>484.361391888827</text:p>
              </table:table-cell>
              <table:table-cell office:value-type="float" office:value="4495.63860811117">
                <text:p>4495.63860811117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482.416165415378">
                <text:p>482.416165415378</text:p>
              </table:table-cell>
              <table:table-cell office:value-type="float" office:value="4477.58383458462">
                <text:p>4477.58383458462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482.416165415378">
                <text:p>482.416165415378</text:p>
              </table:table-cell>
              <table:table-cell office:value-type="float" office:value="4477.58383458462">
                <text:p>4477.58383458462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480.470938941929">
                <text:p>480.470938941929</text:p>
              </table:table-cell>
              <table:table-cell office:value-type="float" office:value="4459.52906105807">
                <text:p>4459.52906105807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480.470938941929">
                <text:p>480.470938941929</text:p>
              </table:table-cell>
              <table:table-cell office:value-type="float" office:value="4459.52906105807">
                <text:p>4459.52906105807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478.52571246848">
                <text:p>478.52571246848</text:p>
              </table:table-cell>
              <table:table-cell office:value-type="float" office:value="4441.47428753152">
                <text:p>4441.47428753152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478.52571246848">
                <text:p>478.52571246848</text:p>
              </table:table-cell>
              <table:table-cell office:value-type="float" office:value="4441.47428753152">
                <text:p>4441.47428753152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476.580485995031">
                <text:p>476.580485995031</text:p>
              </table:table-cell>
              <table:table-cell office:value-type="float" office:value="4423.41951400497">
                <text:p>4423.41951400497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476.580485995031">
                <text:p>476.580485995031</text:p>
              </table:table-cell>
              <table:table-cell office:value-type="float" office:value="4423.41951400497">
                <text:p>4423.41951400497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474.635259521581">
                <text:p>474.635259521581</text:p>
              </table:table-cell>
              <table:table-cell office:value-type="float" office:value="4405.36474047842">
                <text:p>4405.36474047842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474.635259521581">
                <text:p>474.635259521581</text:p>
              </table:table-cell>
              <table:table-cell office:value-type="float" office:value="4405.36474047842">
                <text:p>4405.36474047842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472.690033048132">
                <text:p>472.690033048132</text:p>
              </table:table-cell>
              <table:table-cell office:value-type="float" office:value="4387.30996695187">
                <text:p>4387.30996695187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472.690033048132">
                <text:p>472.690033048132</text:p>
              </table:table-cell>
              <table:table-cell office:value-type="float" office:value="4387.30996695187">
                <text:p>4387.30996695187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470.744806574683">
                <text:p>470.744806574683</text:p>
              </table:table-cell>
              <table:table-cell office:value-type="float" office:value="4369.25519342532">
                <text:p>4369.25519342532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470.744806574683">
                <text:p>470.744806574683</text:p>
              </table:table-cell>
              <table:table-cell office:value-type="float" office:value="4369.25519342532">
                <text:p>4369.25519342532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468.799580101234">
                <text:p>468.799580101234</text:p>
              </table:table-cell>
              <table:table-cell office:value-type="float" office:value="4351.20041989877">
                <text:p>4351.20041989877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468.799580101234">
                <text:p>468.799580101234</text:p>
              </table:table-cell>
              <table:table-cell office:value-type="float" office:value="4351.20041989877">
                <text:p>4351.20041989877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466.854353627785">
                <text:p>466.854353627785</text:p>
              </table:table-cell>
              <table:table-cell office:value-type="float" office:value="4333.14564637222">
                <text:p>4333.14564637222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466.854353627785">
                <text:p>466.854353627785</text:p>
              </table:table-cell>
              <table:table-cell office:value-type="float" office:value="4333.14564637222">
                <text:p>4333.14564637222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464.909127154336">
                <text:p>464.909127154336</text:p>
              </table:table-cell>
              <table:table-cell office:value-type="float" office:value="4315.09087284567">
                <text:p>4315.09087284567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464.909127154336">
                <text:p>464.909127154336</text:p>
              </table:table-cell>
              <table:table-cell office:value-type="float" office:value="4315.09087284567">
                <text:p>4315.0908728456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62.963900680887">
                <text:p>462.963900680887</text:p>
              </table:table-cell>
              <table:table-cell office:value-type="float" office:value="4297.03609931911">
                <text:p>4297.03609931911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462.963900680887">
                <text:p>462.963900680887</text:p>
              </table:table-cell>
              <table:table-cell office:value-type="float" office:value="4297.03609931911">
                <text:p>4297.03609931911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461.018674207438">
                <text:p>461.018674207438</text:p>
              </table:table-cell>
              <table:table-cell office:value-type="float" office:value="4278.98132579256">
                <text:p>4278.98132579256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461.018674207438">
                <text:p>461.018674207438</text:p>
              </table:table-cell>
              <table:table-cell office:value-type="float" office:value="4278.98132579256">
                <text:p>4278.98132579256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459.073447733988">
                <text:p>459.073447733988</text:p>
              </table:table-cell>
              <table:table-cell office:value-type="float" office:value="4260.92655226601">
                <text:p>4260.92655226601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459.073447733988">
                <text:p>459.073447733988</text:p>
              </table:table-cell>
              <table:table-cell office:value-type="float" office:value="4260.92655226601">
                <text:p>4260.9265522660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457.128221260539">
                <text:p>457.128221260539</text:p>
              </table:table-cell>
              <table:table-cell office:value-type="float" office:value="4242.87177873946">
                <text:p>4242.87177873946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457.128221260539">
                <text:p>457.128221260539</text:p>
              </table:table-cell>
              <table:table-cell office:value-type="float" office:value="4242.87177873946">
                <text:p>4242.87177873946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455.18299478709">
                <text:p>455.18299478709</text:p>
              </table:table-cell>
              <table:table-cell office:value-type="float" office:value="4224.81700521291">
                <text:p>4224.81700521291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455.18299478709">
                <text:p>455.18299478709</text:p>
              </table:table-cell>
              <table:table-cell office:value-type="float" office:value="4224.81700521291">
                <text:p>4224.81700521291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453.237768313641">
                <text:p>453.237768313641</text:p>
              </table:table-cell>
              <table:table-cell office:value-type="float" office:value="4206.76223168636">
                <text:p>4206.76223168636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453.237768313641">
                <text:p>453.237768313641</text:p>
              </table:table-cell>
              <table:table-cell office:value-type="float" office:value="4206.76223168636">
                <text:p>4206.76223168636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451.292541840192">
                <text:p>451.292541840192</text:p>
              </table:table-cell>
              <table:table-cell office:value-type="float" office:value="4188.70745815981">
                <text:p>4188.70745815981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451.292541840192">
                <text:p>451.292541840192</text:p>
              </table:table-cell>
              <table:table-cell office:value-type="float" office:value="4188.70745815981">
                <text:p>4188.70745815981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449.347315366743">
                <text:p>449.347315366743</text:p>
              </table:table-cell>
              <table:table-cell office:value-type="float" office:value="4170.65268463326">
                <text:p>4170.65268463326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449.347315366743">
                <text:p>449.347315366743</text:p>
              </table:table-cell>
              <table:table-cell office:value-type="float" office:value="4170.65268463326">
                <text:p>4170.65268463326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447.402088893294">
                <text:p>447.402088893294</text:p>
              </table:table-cell>
              <table:table-cell office:value-type="float" office:value="4152.59791110671">
                <text:p>4152.59791110671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447.402088893294">
                <text:p>447.402088893294</text:p>
              </table:table-cell>
              <table:table-cell office:value-type="float" office:value="4152.59791110671">
                <text:p>4152.59791110671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445.456862419845">
                <text:p>445.456862419845</text:p>
              </table:table-cell>
              <table:table-cell office:value-type="float" office:value="4134.54313758016">
                <text:p>4134.54313758016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445.456862419845">
                <text:p>445.456862419845</text:p>
              </table:table-cell>
              <table:table-cell office:value-type="float" office:value="4134.54313758016">
                <text:p>4134.54313758016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443.511635946396">
                <text:p>443.511635946396</text:p>
              </table:table-cell>
              <table:table-cell office:value-type="float" office:value="4116.4883640536">
                <text:p>4116.4883640536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443.511635946396">
                <text:p>443.511635946396</text:p>
              </table:table-cell>
              <table:table-cell office:value-type="float" office:value="4116.4883640536">
                <text:p>4116.4883640536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441.566409472947">
                <text:p>441.566409472947</text:p>
              </table:table-cell>
              <table:table-cell office:value-type="float" office:value="4098.43359052705">
                <text:p>4098.43359052705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441.566409472947">
                <text:p>441.566409472947</text:p>
              </table:table-cell>
              <table:table-cell office:value-type="float" office:value="4098.43359052705">
                <text:p>4098.43359052705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439.621182999497">
                <text:p>439.621182999497</text:p>
              </table:table-cell>
              <table:table-cell office:value-type="float" office:value="4080.3788170005">
                <text:p>4080.3788170005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439.621182999497">
                <text:p>439.621182999497</text:p>
              </table:table-cell>
              <table:table-cell office:value-type="float" office:value="4080.3788170005">
                <text:p>4080.378817000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37.675956526048">
                <text:p>437.675956526048</text:p>
              </table:table-cell>
              <table:table-cell office:value-type="float" office:value="4062.32404347395">
                <text:p>4062.32404347395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437.675956526048">
                <text:p>437.675956526048</text:p>
              </table:table-cell>
              <table:table-cell office:value-type="float" office:value="4562.32404347395">
                <text:p>4562.32404347395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435.925252699944">
                <text:p>435.925252699944</text:p>
              </table:table-cell>
              <table:table-cell office:value-type="float" office:value="4544.07474730006">
                <text:p>4544.07474730006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435.925252699944">
                <text:p>435.925252699944</text:p>
              </table:table-cell>
              <table:table-cell office:value-type="float" office:value="4544.07474730006">
                <text:p>4544.07474730006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434.17454887384">
                <text:p>434.17454887384</text:p>
              </table:table-cell>
              <table:table-cell office:value-type="float" office:value="4525.82545112616">
                <text:p>4525.82545112616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434.17454887384">
                <text:p>434.17454887384</text:p>
              </table:table-cell>
              <table:table-cell office:value-type="float" office:value="4525.82545112616">
                <text:p>4525.82545112616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432.423845047736">
                <text:p>432.423845047736</text:p>
              </table:table-cell>
              <table:table-cell office:value-type="float" office:value="4507.57615495226">
                <text:p>4507.57615495226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432.423845047736">
                <text:p>432.423845047736</text:p>
              </table:table-cell>
              <table:table-cell office:value-type="float" office:value="4507.57615495226">
                <text:p>4507.57615495226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430.673141221631">
                <text:p>430.673141221631</text:p>
              </table:table-cell>
              <table:table-cell office:value-type="float" office:value="4489.32685877837">
                <text:p>4489.32685877837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430.673141221631">
                <text:p>430.673141221631</text:p>
              </table:table-cell>
              <table:table-cell office:value-type="float" office:value="4489.32685877837">
                <text:p>4489.32685877837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428.922437395527">
                <text:p>428.922437395527</text:p>
              </table:table-cell>
              <table:table-cell office:value-type="float" office:value="4471.07756260447">
                <text:p>4471.07756260447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428.922437395527">
                <text:p>428.922437395527</text:p>
              </table:table-cell>
              <table:table-cell office:value-type="float" office:value="4471.07756260447">
                <text:p>4471.07756260447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427.171733569423">
                <text:p>427.171733569423</text:p>
              </table:table-cell>
              <table:table-cell office:value-type="float" office:value="4452.82826643058">
                <text:p>4452.82826643058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427.171733569423">
                <text:p>427.171733569423</text:p>
              </table:table-cell>
              <table:table-cell office:value-type="float" office:value="4452.82826643058">
                <text:p>4452.82826643058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425.421029743319">
                <text:p>425.421029743319</text:p>
              </table:table-cell>
              <table:table-cell office:value-type="float" office:value="4434.57897025668">
                <text:p>4434.57897025668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425.421029743319">
                <text:p>425.421029743319</text:p>
              </table:table-cell>
              <table:table-cell office:value-type="float" office:value="4434.57897025668">
                <text:p>4434.57897025668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423.670325917215">
                <text:p>423.670325917215</text:p>
              </table:table-cell>
              <table:table-cell office:value-type="float" office:value="4416.32967408278">
                <text:p>4416.32967408278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423.670325917215">
                <text:p>423.670325917215</text:p>
              </table:table-cell>
              <table:table-cell office:value-type="float" office:value="4416.32967408278">
                <text:p>4416.32967408278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421.919622091111">
                <text:p>421.919622091111</text:p>
              </table:table-cell>
              <table:table-cell office:value-type="float" office:value="4398.08037790889">
                <text:p>4398.08037790889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421.919622091111">
                <text:p>421.919622091111</text:p>
              </table:table-cell>
              <table:table-cell office:value-type="float" office:value="4398.08037790889">
                <text:p>4398.08037790889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420.168918265006">
                <text:p>420.168918265006</text:p>
              </table:table-cell>
              <table:table-cell office:value-type="float" office:value="4379.83108173499">
                <text:p>4379.83108173499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420.168918265006">
                <text:p>420.168918265006</text:p>
              </table:table-cell>
              <table:table-cell office:value-type="float" office:value="4379.83108173499">
                <text:p>4379.83108173499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418.418214438902">
                <text:p>418.418214438902</text:p>
              </table:table-cell>
              <table:table-cell office:value-type="float" office:value="4361.58178556109">
                <text:p>4361.58178556109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418.418214438902">
                <text:p>418.418214438902</text:p>
              </table:table-cell>
              <table:table-cell office:value-type="float" office:value="4361.58178556109">
                <text:p>4361.58178556109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416.667510612798">
                <text:p>416.667510612798</text:p>
              </table:table-cell>
              <table:table-cell office:value-type="float" office:value="4343.3324893872">
                <text:p>4343.3324893872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416.667510612798">
                <text:p>416.667510612798</text:p>
              </table:table-cell>
              <table:table-cell office:value-type="float" office:value="4343.3324893872">
                <text:p>4343.3324893872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414.916806786694">
                <text:p>414.916806786694</text:p>
              </table:table-cell>
              <table:table-cell office:value-type="float" office:value="4325.0831932133">
                <text:p>4325.0831932133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414.916806786694">
                <text:p>414.916806786694</text:p>
              </table:table-cell>
              <table:table-cell office:value-type="float" office:value="4325.0831932133">
                <text:p>4325.0831932133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413.16610296059">
                <text:p>413.16610296059</text:p>
              </table:table-cell>
              <table:table-cell office:value-type="float" office:value="4306.8338970394">
                <text:p>4306.8338970394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413.16610296059">
                <text:p>413.16610296059</text:p>
              </table:table-cell>
              <table:table-cell office:value-type="float" office:value="4306.8338970394">
                <text:p>4306.833897039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11.415399134485">
                <text:p>411.415399134485</text:p>
              </table:table-cell>
              <table:table-cell office:value-type="float" office:value="4288.58460086551">
                <text:p>4288.58460086551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411.415399134485">
                <text:p>411.415399134485</text:p>
              </table:table-cell>
              <table:table-cell office:value-type="float" office:value="4288.58460086551">
                <text:p>4288.58460086551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409.664695308381">
                <text:p>409.664695308381</text:p>
              </table:table-cell>
              <table:table-cell office:value-type="float" office:value="4270.33530469161">
                <text:p>4270.33530469161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409.664695308381">
                <text:p>409.664695308381</text:p>
              </table:table-cell>
              <table:table-cell office:value-type="float" office:value="4270.33530469161">
                <text:p>4270.33530469161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407.913991482277">
                <text:p>407.913991482277</text:p>
              </table:table-cell>
              <table:table-cell office:value-type="float" office:value="4252.08600851772">
                <text:p>4252.08600851772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407.913991482277">
                <text:p>407.913991482277</text:p>
              </table:table-cell>
              <table:table-cell office:value-type="float" office:value="4252.08600851772">
                <text:p>4252.08600851772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406.163287656173">
                <text:p>406.163287656173</text:p>
              </table:table-cell>
              <table:table-cell office:value-type="float" office:value="4233.83671234382">
                <text:p>4233.83671234382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406.163287656173">
                <text:p>406.163287656173</text:p>
              </table:table-cell>
              <table:table-cell office:value-type="float" office:value="4233.83671234382">
                <text:p>4233.83671234382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404.412583830068">
                <text:p>404.412583830068</text:p>
              </table:table-cell>
              <table:table-cell office:value-type="float" office:value="4215.58741616992">
                <text:p>4215.58741616992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404.412583830068">
                <text:p>404.412583830068</text:p>
              </table:table-cell>
              <table:table-cell office:value-type="float" office:value="4215.58741616992">
                <text:p>4215.58741616992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402.661880003964">
                <text:p>402.661880003964</text:p>
              </table:table-cell>
              <table:table-cell office:value-type="float" office:value="4197.33811999603">
                <text:p>4197.33811999603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402.661880003964">
                <text:p>402.661880003964</text:p>
              </table:table-cell>
              <table:table-cell office:value-type="float" office:value="4197.33811999603">
                <text:p>4197.33811999603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400.91117617786">
                <text:p>400.91117617786</text:p>
              </table:table-cell>
              <table:table-cell office:value-type="float" office:value="4179.08882382213">
                <text:p>4179.08882382213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400.91117617786">
                <text:p>400.91117617786</text:p>
              </table:table-cell>
              <table:table-cell office:value-type="float" office:value="4179.08882382213">
                <text:p>4179.08882382213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399.160472351756">
                <text:p>399.160472351756</text:p>
              </table:table-cell>
              <table:table-cell office:value-type="float" office:value="4160.83952764823">
                <text:p>4160.83952764823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399.160472351756">
                <text:p>399.160472351756</text:p>
              </table:table-cell>
              <table:table-cell office:value-type="float" office:value="4160.83952764823">
                <text:p>4160.83952764823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397.409768525652">
                <text:p>397.409768525652</text:p>
              </table:table-cell>
              <table:table-cell office:value-type="float" office:value="4142.59023147434">
                <text:p>4142.59023147434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397.409768525652">
                <text:p>397.409768525652</text:p>
              </table:table-cell>
              <table:table-cell office:value-type="float" office:value="4142.59023147434">
                <text:p>4142.59023147434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395.659064699547">
                <text:p>395.659064699547</text:p>
              </table:table-cell>
              <table:table-cell office:value-type="float" office:value="4124.34093530044">
                <text:p>4124.34093530044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395.659064699547">
                <text:p>395.659064699547</text:p>
              </table:table-cell>
              <table:table-cell office:value-type="float" office:value="4124.34093530044">
                <text:p>4124.3409353004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93.908360873443">
                <text:p>393.908360873443</text:p>
              </table:table-cell>
              <table:table-cell office:value-type="float" office:value="4106.09163912655">
                <text:p>4106.09163912655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393.908360873443">
                <text:p>393.908360873443</text:p>
              </table:table-cell>
              <table:table-cell office:value-type="float" office:value="4606.09163912656">
                <text:p>4606.09163912656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392.33272742995">
                <text:p>392.33272742995</text:p>
              </table:table-cell>
              <table:table-cell office:value-type="float" office:value="4587.66727257005">
                <text:p>4587.66727257005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392.33272742995">
                <text:p>392.33272742995</text:p>
              </table:table-cell>
              <table:table-cell office:value-type="float" office:value="4587.66727257005">
                <text:p>4587.66727257005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390.757093986456">
                <text:p>390.757093986456</text:p>
              </table:table-cell>
              <table:table-cell office:value-type="float" office:value="4569.24290601354">
                <text:p>4569.24290601354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390.757093986456">
                <text:p>390.757093986456</text:p>
              </table:table-cell>
              <table:table-cell office:value-type="float" office:value="4569.24290601354">
                <text:p>4569.24290601354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389.181460542962">
                <text:p>389.181460542962</text:p>
              </table:table-cell>
              <table:table-cell office:value-type="float" office:value="4550.81853945704">
                <text:p>4550.81853945704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389.181460542962">
                <text:p>389.181460542962</text:p>
              </table:table-cell>
              <table:table-cell office:value-type="float" office:value="4550.81853945704">
                <text:p>4550.81853945704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387.605827099468">
                <text:p>387.605827099468</text:p>
              </table:table-cell>
              <table:table-cell office:value-type="float" office:value="4532.39417290053">
                <text:p>4532.39417290053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387.605827099468">
                <text:p>387.605827099468</text:p>
              </table:table-cell>
              <table:table-cell office:value-type="float" office:value="4532.39417290053">
                <text:p>4532.39417290053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386.030193655974">
                <text:p>386.030193655974</text:p>
              </table:table-cell>
              <table:table-cell office:value-type="float" office:value="4513.96980634403">
                <text:p>4513.96980634403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386.030193655974">
                <text:p>386.030193655974</text:p>
              </table:table-cell>
              <table:table-cell office:value-type="float" office:value="4513.96980634403">
                <text:p>4513.96980634403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384.454560212481">
                <text:p>384.454560212481</text:p>
              </table:table-cell>
              <table:table-cell office:value-type="float" office:value="4495.54543978752">
                <text:p>4495.54543978752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384.454560212481">
                <text:p>384.454560212481</text:p>
              </table:table-cell>
              <table:table-cell office:value-type="float" office:value="4495.54543978752">
                <text:p>4495.54543978752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382.878926768987">
                <text:p>382.878926768987</text:p>
              </table:table-cell>
              <table:table-cell office:value-type="float" office:value="4477.12107323101">
                <text:p>4477.12107323101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382.878926768987">
                <text:p>382.878926768987</text:p>
              </table:table-cell>
              <table:table-cell office:value-type="float" office:value="4477.12107323101">
                <text:p>4477.12107323101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381.303293325493">
                <text:p>381.303293325493</text:p>
              </table:table-cell>
              <table:table-cell office:value-type="float" office:value="4458.69670667451">
                <text:p>4458.69670667451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381.303293325493">
                <text:p>381.303293325493</text:p>
              </table:table-cell>
              <table:table-cell office:value-type="float" office:value="4458.69670667451">
                <text:p>4458.69670667451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379.727659881999">
                <text:p>379.727659881999</text:p>
              </table:table-cell>
              <table:table-cell office:value-type="float" office:value="4440.272340118">
                <text:p>4440.272340118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379.727659881999">
                <text:p>379.727659881999</text:p>
              </table:table-cell>
              <table:table-cell office:value-type="float" office:value="4440.272340118">
                <text:p>4440.272340118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378.152026438506">
                <text:p>378.152026438506</text:p>
              </table:table-cell>
              <table:table-cell office:value-type="float" office:value="4421.84797356149">
                <text:p>4421.84797356149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378.152026438506">
                <text:p>378.152026438506</text:p>
              </table:table-cell>
              <table:table-cell office:value-type="float" office:value="4421.84797356149">
                <text:p>4421.84797356149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376.576392995012">
                <text:p>376.576392995012</text:p>
              </table:table-cell>
              <table:table-cell office:value-type="float" office:value="4403.42360700499">
                <text:p>4403.42360700499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376.576392995012">
                <text:p>376.576392995012</text:p>
              </table:table-cell>
              <table:table-cell office:value-type="float" office:value="4403.42360700499">
                <text:p>4403.42360700499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375.000759551518">
                <text:p>375.000759551518</text:p>
              </table:table-cell>
              <table:table-cell office:value-type="float" office:value="4384.99924044848">
                <text:p>4384.99924044848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375.000759551518">
                <text:p>375.000759551518</text:p>
              </table:table-cell>
              <table:table-cell office:value-type="float" office:value="4384.99924044848">
                <text:p>4384.99924044848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373.425126108024">
                <text:p>373.425126108024</text:p>
              </table:table-cell>
              <table:table-cell office:value-type="float" office:value="4366.57487389197">
                <text:p>4366.57487389197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373.425126108024">
                <text:p>373.425126108024</text:p>
              </table:table-cell>
              <table:table-cell office:value-type="float" office:value="4366.57487389197">
                <text:p>4366.57487389197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371.849492664531">
                <text:p>371.849492664531</text:p>
              </table:table-cell>
              <table:table-cell office:value-type="float" office:value="4348.15050733547">
                <text:p>4348.15050733547</text:p>
              </table:table-cell>
            </table:table-row>
            <table:table-row>
              <table:table-cell office:value-type="float" office:value="1129">
                <text:p>1130</text:p>
              </table:table-cell>
              <table:table-cell office:value-type="float" office:value="371.849492664531">
                <text:p>371.849492664531</text:p>
              </table:table-cell>
              <table:table-cell office:value-type="float" office:value="4348.15050733547">
                <text:p>4348.15050733547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370.273859221037">
                <text:p>370.273859221037</text:p>
              </table:table-cell>
              <table:table-cell office:value-type="float" office:value="4329.72614077896">
                <text:p>4329.72614077896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370.273859221037">
                <text:p>370.273859221037</text:p>
              </table:table-cell>
              <table:table-cell office:value-type="float" office:value="4329.72614077896">
                <text:p>4329.72614077896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368.698225777543">
                <text:p>368.698225777543</text:p>
              </table:table-cell>
              <table:table-cell office:value-type="float" office:value="4311.30177422245">
                <text:p>4311.30177422245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368.698225777543">
                <text:p>368.698225777543</text:p>
              </table:table-cell>
              <table:table-cell office:value-type="float" office:value="4311.30177422245">
                <text:p>4311.30177422245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367.122592334049">
                <text:p>367.122592334049</text:p>
              </table:table-cell>
              <table:table-cell office:value-type="float" office:value="4292.87740766595">
                <text:p>4292.87740766595</text:p>
              </table:table-cell>
            </table:table-row>
            <table:table-row>
              <table:table-cell office:value-type="float" office:value="1135">
                <text:p>1140</text:p>
              </table:table-cell>
              <table:table-cell office:value-type="float" office:value="367.122592334049">
                <text:p>367.122592334049</text:p>
              </table:table-cell>
              <table:table-cell office:value-type="float" office:value="4292.87740766595">
                <text:p>4292.87740766595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365.546958890556">
                <text:p>365.546958890556</text:p>
              </table:table-cell>
              <table:table-cell office:value-type="float" office:value="4274.45304110944">
                <text:p>4274.45304110944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365.546958890556">
                <text:p>365.546958890556</text:p>
              </table:table-cell>
              <table:table-cell office:value-type="float" office:value="4274.45304110944">
                <text:p>4274.45304110944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363.971325447062">
                <text:p>363.971325447062</text:p>
              </table:table-cell>
              <table:table-cell office:value-type="float" office:value="4256.02867455294">
                <text:p>4256.02867455294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363.971325447062">
                <text:p>363.971325447062</text:p>
              </table:table-cell>
              <table:table-cell office:value-type="float" office:value="4256.02867455294">
                <text:p>4256.02867455294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362.395692003568">
                <text:p>362.395692003568</text:p>
              </table:table-cell>
              <table:table-cell office:value-type="float" office:value="4237.60430799643">
                <text:p>4237.60430799643</text:p>
              </table:table-cell>
            </table:table-row>
            <table:table-row>
              <table:table-cell office:value-type="float" office:value="1141">
                <text:p>1140</text:p>
              </table:table-cell>
              <table:table-cell office:value-type="float" office:value="362.395692003568">
                <text:p>362.395692003568</text:p>
              </table:table-cell>
              <table:table-cell office:value-type="float" office:value="4237.60430799643">
                <text:p>4237.60430799643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360.820058560074">
                <text:p>360.820058560074</text:p>
              </table:table-cell>
              <table:table-cell office:value-type="float" office:value="4219.17994143992">
                <text:p>4219.17994143992</text:p>
              </table:table-cell>
            </table:table-row>
            <table:table-row>
              <table:table-cell office:value-type="float" office:value="1143">
                <text:p>1140</text:p>
              </table:table-cell>
              <table:table-cell office:value-type="float" office:value="360.820058560074">
                <text:p>360.820058560074</text:p>
              </table:table-cell>
              <table:table-cell office:value-type="float" office:value="4219.17994143992">
                <text:p>4219.17994143992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359.244425116581">
                <text:p>359.244425116581</text:p>
              </table:table-cell>
              <table:table-cell office:value-type="float" office:value="4200.75557488342">
                <text:p>4200.75557488342</text:p>
              </table:table-cell>
            </table:table-row>
            <table:table-row>
              <table:table-cell office:value-type="float" office:value="1145">
                <text:p>1150</text:p>
              </table:table-cell>
              <table:table-cell office:value-type="float" office:value="359.244425116581">
                <text:p>359.244425116581</text:p>
              </table:table-cell>
              <table:table-cell office:value-type="float" office:value="4200.75557488342">
                <text:p>4200.75557488342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357.668791673087">
                <text:p>357.668791673087</text:p>
              </table:table-cell>
              <table:table-cell office:value-type="float" office:value="4182.33120832691">
                <text:p>4182.33120832691</text:p>
              </table:table-cell>
            </table:table-row>
            <table:table-row>
              <table:table-cell office:value-type="float" office:value="1147">
                <text:p>1150</text:p>
              </table:table-cell>
              <table:table-cell office:value-type="float" office:value="357.668791673087">
                <text:p>357.668791673087</text:p>
              </table:table-cell>
              <table:table-cell office:value-type="float" office:value="4182.33120832691">
                <text:p>4182.33120832691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356.093158229593">
                <text:p>356.093158229593</text:p>
              </table:table-cell>
              <table:table-cell office:value-type="float" office:value="4163.9068417704">
                <text:p>4163.9068417704</text:p>
              </table:table-cell>
            </table:table-row>
            <table:table-row>
              <table:table-cell office:value-type="float" office:value="1149">
                <text:p>1150</text:p>
              </table:table-cell>
              <table:table-cell office:value-type="float" office:value="356.093158229593">
                <text:p>356.093158229593</text:p>
              </table:table-cell>
              <table:table-cell office:value-type="float" office:value="4163.9068417704">
                <text:p>4163.906841770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354.517524786099">
                <text:p>354.517524786099</text:p>
              </table:table-cell>
              <table:table-cell office:value-type="float" office:value="4145.4824752139">
                <text:p>4145.4824752139</text:p>
              </table:table-cell>
            </table:table-row>
            <table:table-row>
              <table:table-cell office:value-type="float" office:value="1151">
                <text:p>1150</text:p>
              </table:table-cell>
              <table:table-cell office:value-type="float" office:value="354.517524786099">
                <text:p>354.517524786099</text:p>
              </table:table-cell>
              <table:table-cell office:value-type="float" office:value="4645.4824752139">
                <text:p>4645.4824752139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353.099454686955">
                <text:p>353.099454686955</text:p>
              </table:table-cell>
              <table:table-cell office:value-type="float" office:value="4626.90054531305">
                <text:p>4626.90054531305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353.099454686955">
                <text:p>353.099454686955</text:p>
              </table:table-cell>
              <table:table-cell office:value-type="float" office:value="4626.90054531305">
                <text:p>4626.90054531305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351.68138458781">
                <text:p>351.68138458781</text:p>
              </table:table-cell>
              <table:table-cell office:value-type="float" office:value="4608.31861541219">
                <text:p>4608.31861541219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351.68138458781">
                <text:p>351.68138458781</text:p>
              </table:table-cell>
              <table:table-cell office:value-type="float" office:value="4608.31861541219">
                <text:p>4608.31861541219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350.263314488666">
                <text:p>350.263314488666</text:p>
              </table:table-cell>
              <table:table-cell office:value-type="float" office:value="4589.73668551134">
                <text:p>4589.73668551134</text:p>
              </table:table-cell>
            </table:table-row>
            <table:table-row>
              <table:table-cell office:value-type="float" office:value="1157">
                <text:p>1160</text:p>
              </table:table-cell>
              <table:table-cell office:value-type="float" office:value="350.263314488666">
                <text:p>350.263314488666</text:p>
              </table:table-cell>
              <table:table-cell office:value-type="float" office:value="4589.73668551134">
                <text:p>4589.73668551134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348.845244389522">
                <text:p>348.845244389522</text:p>
              </table:table-cell>
              <table:table-cell office:value-type="float" office:value="4571.15475561048">
                <text:p>4571.15475561048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348.845244389522">
                <text:p>348.845244389522</text:p>
              </table:table-cell>
              <table:table-cell office:value-type="float" office:value="4571.15475561048">
                <text:p>4571.15475561048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347.427174290377">
                <text:p>347.427174290377</text:p>
              </table:table-cell>
              <table:table-cell office:value-type="float" office:value="4552.57282570963">
                <text:p>4552.57282570963</text:p>
              </table:table-cell>
            </table:table-row>
            <table:table-row>
              <table:table-cell office:value-type="float" office:value="1161">
                <text:p>1160</text:p>
              </table:table-cell>
              <table:table-cell office:value-type="float" office:value="347.427174290377">
                <text:p>347.427174290377</text:p>
              </table:table-cell>
              <table:table-cell office:value-type="float" office:value="4552.57282570963">
                <text:p>4552.57282570963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346.009104191233">
                <text:p>346.009104191233</text:p>
              </table:table-cell>
              <table:table-cell office:value-type="float" office:value="4533.99089580877">
                <text:p>4533.99089580877</text:p>
              </table:table-cell>
            </table:table-row>
            <table:table-row>
              <table:table-cell office:value-type="float" office:value="1163">
                <text:p>1160</text:p>
              </table:table-cell>
              <table:table-cell office:value-type="float" office:value="346.009104191233">
                <text:p>346.009104191233</text:p>
              </table:table-cell>
              <table:table-cell office:value-type="float" office:value="4533.99089580877">
                <text:p>4533.99089580877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344.591034092088">
                <text:p>344.591034092088</text:p>
              </table:table-cell>
              <table:table-cell office:value-type="float" office:value="4515.40896590791">
                <text:p>4515.40896590791</text:p>
              </table:table-cell>
            </table:table-row>
            <table:table-row>
              <table:table-cell office:value-type="float" office:value="1165">
                <text:p>1170</text:p>
              </table:table-cell>
              <table:table-cell office:value-type="float" office:value="344.591034092088">
                <text:p>344.591034092088</text:p>
              </table:table-cell>
              <table:table-cell office:value-type="float" office:value="4515.40896590791">
                <text:p>4515.40896590791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343.172963992944">
                <text:p>343.172963992944</text:p>
              </table:table-cell>
              <table:table-cell office:value-type="float" office:value="4496.82703600706">
                <text:p>4496.82703600706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343.172963992944">
                <text:p>343.172963992944</text:p>
              </table:table-cell>
              <table:table-cell office:value-type="float" office:value="4496.82703600706">
                <text:p>4496.82703600706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341.7548938938">
                <text:p>341.7548938938</text:p>
              </table:table-cell>
              <table:table-cell office:value-type="float" office:value="4478.2451061062">
                <text:p>4478.2451061062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341.7548938938">
                <text:p>341.7548938938</text:p>
              </table:table-cell>
              <table:table-cell office:value-type="float" office:value="4478.2451061062">
                <text:p>4478.2451061062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340.336823794655">
                <text:p>340.336823794655</text:p>
              </table:table-cell>
              <table:table-cell office:value-type="float" office:value="4459.66317620535">
                <text:p>4459.66317620535</text:p>
              </table:table-cell>
            </table:table-row>
            <table:table-row>
              <table:table-cell office:value-type="float" office:value="1171">
                <text:p>1170</text:p>
              </table:table-cell>
              <table:table-cell office:value-type="float" office:value="340.336823794655">
                <text:p>340.336823794655</text:p>
              </table:table-cell>
              <table:table-cell office:value-type="float" office:value="4459.66317620535">
                <text:p>4459.66317620535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338.918753695511">
                <text:p>338.918753695511</text:p>
              </table:table-cell>
              <table:table-cell office:value-type="float" office:value="4441.08124630449">
                <text:p>4441.08124630449</text:p>
              </table:table-cell>
            </table:table-row>
            <table:table-row>
              <table:table-cell office:value-type="float" office:value="1173">
                <text:p>1170</text:p>
              </table:table-cell>
              <table:table-cell office:value-type="float" office:value="338.918753695511">
                <text:p>338.918753695511</text:p>
              </table:table-cell>
              <table:table-cell office:value-type="float" office:value="4441.08124630449">
                <text:p>4441.08124630449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337.500683596366">
                <text:p>337.500683596366</text:p>
              </table:table-cell>
              <table:table-cell office:value-type="float" office:value="4422.49931640364">
                <text:p>4422.49931640364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337.500683596366">
                <text:p>337.500683596366</text:p>
              </table:table-cell>
              <table:table-cell office:value-type="float" office:value="4422.49931640364">
                <text:p>4422.49931640364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336.082613497222">
                <text:p>336.082613497222</text:p>
              </table:table-cell>
              <table:table-cell office:value-type="float" office:value="4403.91738650278">
                <text:p>4403.91738650278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336.082613497222">
                <text:p>336.082613497222</text:p>
              </table:table-cell>
              <table:table-cell office:value-type="float" office:value="4403.91738650278">
                <text:p>4403.91738650278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334.664543398077">
                <text:p>334.664543398077</text:p>
              </table:table-cell>
              <table:table-cell office:value-type="float" office:value="4385.33545660193">
                <text:p>4385.33545660193</text:p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334.664543398077">
                <text:p>334.664543398077</text:p>
              </table:table-cell>
              <table:table-cell office:value-type="float" office:value="4385.33545660193">
                <text:p>4385.33545660193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333.246473298933">
                <text:p>333.246473298933</text:p>
              </table:table-cell>
              <table:table-cell office:value-type="float" office:value="4366.75352670107">
                <text:p>4366.75352670107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333.246473298933">
                <text:p>333.246473298933</text:p>
              </table:table-cell>
              <table:table-cell office:value-type="float" office:value="4366.75352670107">
                <text:p>4366.75352670107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331.828403199789">
                <text:p>331.828403199789</text:p>
              </table:table-cell>
              <table:table-cell office:value-type="float" office:value="4348.17159680022">
                <text:p>4348.17159680022</text:p>
              </table:table-cell>
            </table:table-row>
            <table:table-row>
              <table:table-cell office:value-type="float" office:value="1183">
                <text:p>1180</text:p>
              </table:table-cell>
              <table:table-cell office:value-type="float" office:value="331.828403199789">
                <text:p>331.828403199789</text:p>
              </table:table-cell>
              <table:table-cell office:value-type="float" office:value="4348.17159680022">
                <text:p>4348.17159680022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330.410333100644">
                <text:p>330.410333100644</text:p>
              </table:table-cell>
              <table:table-cell office:value-type="float" office:value="4329.58966689936">
                <text:p>4329.58966689936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330.410333100644">
                <text:p>330.410333100644</text:p>
              </table:table-cell>
              <table:table-cell office:value-type="float" office:value="4329.58966689936">
                <text:p>4329.58966689936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328.9922630015">
                <text:p>328.9922630015</text:p>
              </table:table-cell>
              <table:table-cell office:value-type="float" office:value="4311.00773699851">
                <text:p>4311.00773699851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328.9922630015">
                <text:p>328.9922630015</text:p>
              </table:table-cell>
              <table:table-cell office:value-type="float" office:value="4311.00773699851">
                <text:p>4311.00773699851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327.574192902355">
                <text:p>327.574192902355</text:p>
              </table:table-cell>
              <table:table-cell office:value-type="float" office:value="4292.42580709765">
                <text:p>4292.42580709765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327.574192902355">
                <text:p>327.574192902355</text:p>
              </table:table-cell>
              <table:table-cell office:value-type="float" office:value="4292.42580709765">
                <text:p>4292.42580709765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326.156122803211">
                <text:p>326.156122803211</text:p>
              </table:table-cell>
              <table:table-cell office:value-type="float" office:value="4273.84387719679">
                <text:p>4273.84387719679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326.156122803211">
                <text:p>326.156122803211</text:p>
              </table:table-cell>
              <table:table-cell office:value-type="float" office:value="4273.84387719679">
                <text:p>4273.84387719679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324.738052704067">
                <text:p>324.738052704067</text:p>
              </table:table-cell>
              <table:table-cell office:value-type="float" office:value="4255.26194729594">
                <text:p>4255.26194729594</text:p>
              </table:table-cell>
            </table:table-row>
            <table:table-row>
              <table:table-cell office:value-type="float" office:value="1193">
                <text:p>1190</text:p>
              </table:table-cell>
              <table:table-cell office:value-type="float" office:value="324.738052704067">
                <text:p>324.738052704067</text:p>
              </table:table-cell>
              <table:table-cell office:value-type="float" office:value="4255.26194729594">
                <text:p>4255.26194729594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323.319982604922">
                <text:p>323.319982604922</text:p>
              </table:table-cell>
              <table:table-cell office:value-type="float" office:value="4236.68001739508">
                <text:p>4236.68001739508</text:p>
              </table:table-cell>
            </table:table-row>
            <table:table-row>
              <table:table-cell office:value-type="float" office:value="1195">
                <text:p>1200</text:p>
              </table:table-cell>
              <table:table-cell office:value-type="float" office:value="323.319982604922">
                <text:p>323.319982604922</text:p>
              </table:table-cell>
              <table:table-cell office:value-type="float" office:value="4236.68001739508">
                <text:p>4236.68001739508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321.901912505778">
                <text:p>321.901912505778</text:p>
              </table:table-cell>
              <table:table-cell office:value-type="float" office:value="4218.09808749423">
                <text:p>4218.09808749423</text:p>
              </table:table-cell>
            </table:table-row>
            <table:table-row>
              <table:table-cell office:value-type="float" office:value="1197">
                <text:p>1200</text:p>
              </table:table-cell>
              <table:table-cell office:value-type="float" office:value="321.901912505778">
                <text:p>321.901912505778</text:p>
              </table:table-cell>
              <table:table-cell office:value-type="float" office:value="4218.09808749423">
                <text:p>4218.09808749423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320.483842406633">
                <text:p>320.483842406633</text:p>
              </table:table-cell>
              <table:table-cell office:value-type="float" office:value="4199.51615759337">
                <text:p>4199.51615759337</text:p>
              </table:table-cell>
            </table:table-row>
            <table:table-row>
              <table:table-cell office:value-type="float" office:value="1199">
                <text:p>1200</text:p>
              </table:table-cell>
              <table:table-cell office:value-type="float" office:value="320.483842406633">
                <text:p>320.483842406633</text:p>
              </table:table-cell>
              <table:table-cell office:value-type="float" office:value="4199.51615759337">
                <text:p>4199.5161575933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19.065772307489">
                <text:p>319.065772307489</text:p>
              </table:table-cell>
              <table:table-cell office:value-type="float" office:value="4180.93422769252">
                <text:p>4180.93422769252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319.065772307489">
                <text:p>319.065772307489</text:p>
              </table:table-cell>
              <table:table-cell office:value-type="float" office:value="4680.93422769251">
                <text:p>4680.93422769251</text:p>
              </table:table-cell>
            </table:table-row>
            <table:table-row>
              <table:table-cell office:value-type="float" office:value="1202">
                <text:p>1200</text:p>
              </table:table-cell>
              <table:table-cell office:value-type="float" office:value="317.789509218259">
                <text:p>317.789509218259</text:p>
              </table:table-cell>
              <table:table-cell office:value-type="float" office:value="4662.21049078174">
                <text:p>4662.21049078174</text:p>
              </table:table-cell>
            </table:table-row>
            <table:table-row>
              <table:table-cell office:value-type="float" office:value="1203">
                <text:p>1200</text:p>
              </table:table-cell>
              <table:table-cell office:value-type="float" office:value="317.789509218259">
                <text:p>317.789509218259</text:p>
              </table:table-cell>
              <table:table-cell office:value-type="float" office:value="4662.21049078174">
                <text:p>4662.21049078174</text:p>
              </table:table-cell>
            </table:table-row>
            <table:table-row>
              <table:table-cell office:value-type="float" office:value="1204">
                <text:p>1200</text:p>
              </table:table-cell>
              <table:table-cell office:value-type="float" office:value="316.513246129029">
                <text:p>316.513246129029</text:p>
              </table:table-cell>
              <table:table-cell office:value-type="float" office:value="4643.48675387097">
                <text:p>4643.48675387097</text:p>
              </table:table-cell>
            </table:table-row>
            <table:table-row>
              <table:table-cell office:value-type="float" office:value="1205">
                <text:p>1210</text:p>
              </table:table-cell>
              <table:table-cell office:value-type="float" office:value="316.513246129029">
                <text:p>316.513246129029</text:p>
              </table:table-cell>
              <table:table-cell office:value-type="float" office:value="4643.48675387097">
                <text:p>4643.48675387097</text:p>
              </table:table-cell>
            </table:table-row>
            <table:table-row>
              <table:table-cell office:value-type="float" office:value="1206">
                <text:p>1210</text:p>
              </table:table-cell>
              <table:table-cell office:value-type="float" office:value="315.236983039799">
                <text:p>315.236983039799</text:p>
              </table:table-cell>
              <table:table-cell office:value-type="float" office:value="4624.7630169602">
                <text:p>4624.7630169602</text:p>
              </table:table-cell>
            </table:table-row>
            <table:table-row>
              <table:table-cell office:value-type="float" office:value="1207">
                <text:p>1210</text:p>
              </table:table-cell>
              <table:table-cell office:value-type="float" office:value="315.236983039799">
                <text:p>315.236983039799</text:p>
              </table:table-cell>
              <table:table-cell office:value-type="float" office:value="4624.7630169602">
                <text:p>4624.7630169602</text:p>
              </table:table-cell>
            </table:table-row>
            <table:table-row>
              <table:table-cell office:value-type="float" office:value="1208">
                <text:p>1210</text:p>
              </table:table-cell>
              <table:table-cell office:value-type="float" office:value="313.960719950569">
                <text:p>313.960719950569</text:p>
              </table:table-cell>
              <table:table-cell office:value-type="float" office:value="4606.03928004943">
                <text:p>4606.03928004943</text:p>
              </table:table-cell>
            </table:table-row>
            <table:table-row>
              <table:table-cell office:value-type="float" office:value="1209">
                <text:p>1210</text:p>
              </table:table-cell>
              <table:table-cell office:value-type="float" office:value="313.960719950569">
                <text:p>313.960719950569</text:p>
              </table:table-cell>
              <table:table-cell office:value-type="float" office:value="4606.03928004943">
                <text:p>4606.03928004943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312.684456861339">
                <text:p>312.684456861339</text:p>
              </table:table-cell>
              <table:table-cell office:value-type="float" office:value="4587.31554313866">
                <text:p>4587.31554313866</text:p>
              </table:table-cell>
            </table:table-row>
            <table:table-row>
              <table:table-cell office:value-type="float" office:value="1211">
                <text:p>1210</text:p>
              </table:table-cell>
              <table:table-cell office:value-type="float" office:value="312.684456861339">
                <text:p>312.684456861339</text:p>
              </table:table-cell>
              <table:table-cell office:value-type="float" office:value="4587.31554313866">
                <text:p>4587.31554313866</text:p>
              </table:table-cell>
            </table:table-row>
            <table:table-row>
              <table:table-cell office:value-type="float" office:value="1212">
                <text:p>1210</text:p>
              </table:table-cell>
              <table:table-cell office:value-type="float" office:value="311.408193772109">
                <text:p>311.408193772109</text:p>
              </table:table-cell>
              <table:table-cell office:value-type="float" office:value="4568.59180622789">
                <text:p>4568.59180622789</text:p>
              </table:table-cell>
            </table:table-row>
            <table:table-row>
              <table:table-cell office:value-type="float" office:value="1213">
                <text:p>1210</text:p>
              </table:table-cell>
              <table:table-cell office:value-type="float" office:value="311.408193772109">
                <text:p>311.408193772109</text:p>
              </table:table-cell>
              <table:table-cell office:value-type="float" office:value="4568.59180622789">
                <text:p>4568.59180622789</text:p>
              </table:table-cell>
            </table:table-row>
            <table:table-row>
              <table:table-cell office:value-type="float" office:value="1214">
                <text:p>1210</text:p>
              </table:table-cell>
              <table:table-cell office:value-type="float" office:value="310.131930682879">
                <text:p>310.131930682879</text:p>
              </table:table-cell>
              <table:table-cell office:value-type="float" office:value="4549.86806931712">
                <text:p>4549.86806931712</text:p>
              </table:table-cell>
            </table:table-row>
            <table:table-row>
              <table:table-cell office:value-type="float" office:value="1215">
                <text:p>1220</text:p>
              </table:table-cell>
              <table:table-cell office:value-type="float" office:value="310.131930682879">
                <text:p>310.131930682879</text:p>
              </table:table-cell>
              <table:table-cell office:value-type="float" office:value="4549.86806931712">
                <text:p>4549.86806931712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308.85566759365">
                <text:p>308.85566759365</text:p>
              </table:table-cell>
              <table:table-cell office:value-type="float" office:value="4531.14433240635">
                <text:p>4531.14433240635</text:p>
              </table:table-cell>
            </table:table-row>
            <table:table-row>
              <table:table-cell office:value-type="float" office:value="1217">
                <text:p>1220</text:p>
              </table:table-cell>
              <table:table-cell office:value-type="float" office:value="308.85566759365">
                <text:p>308.85566759365</text:p>
              </table:table-cell>
              <table:table-cell office:value-type="float" office:value="4531.14433240635">
                <text:p>4531.14433240635</text:p>
              </table:table-cell>
            </table:table-row>
            <table:table-row>
              <table:table-cell office:value-type="float" office:value="1218">
                <text:p>1220</text:p>
              </table:table-cell>
              <table:table-cell office:value-type="float" office:value="307.57940450442">
                <text:p>307.57940450442</text:p>
              </table:table-cell>
              <table:table-cell office:value-type="float" office:value="4512.42059549558">
                <text:p>4512.42059549558</text:p>
              </table:table-cell>
            </table:table-row>
            <table:table-row>
              <table:table-cell office:value-type="float" office:value="1219">
                <text:p>1220</text:p>
              </table:table-cell>
              <table:table-cell office:value-type="float" office:value="307.57940450442">
                <text:p>307.57940450442</text:p>
              </table:table-cell>
              <table:table-cell office:value-type="float" office:value="4512.42059549558">
                <text:p>4512.42059549558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306.30314141519">
                <text:p>306.30314141519</text:p>
              </table:table-cell>
              <table:table-cell office:value-type="float" office:value="4493.69685858481">
                <text:p>4493.69685858481</text:p>
              </table:table-cell>
            </table:table-row>
            <table:table-row>
              <table:table-cell office:value-type="float" office:value="1221">
                <text:p>1220</text:p>
              </table:table-cell>
              <table:table-cell office:value-type="float" office:value="306.30314141519">
                <text:p>306.30314141519</text:p>
              </table:table-cell>
              <table:table-cell office:value-type="float" office:value="4493.69685858481">
                <text:p>4493.69685858481</text:p>
              </table:table-cell>
            </table:table-row>
            <table:table-row>
              <table:table-cell office:value-type="float" office:value="1222">
                <text:p>1220</text:p>
              </table:table-cell>
              <table:table-cell office:value-type="float" office:value="305.02687832596">
                <text:p>305.02687832596</text:p>
              </table:table-cell>
              <table:table-cell office:value-type="float" office:value="4474.97312167404">
                <text:p>4474.97312167404</text:p>
              </table:table-cell>
            </table:table-row>
            <table:table-row>
              <table:table-cell office:value-type="float" office:value="1223">
                <text:p>1220</text:p>
              </table:table-cell>
              <table:table-cell office:value-type="float" office:value="305.02687832596">
                <text:p>305.02687832596</text:p>
              </table:table-cell>
              <table:table-cell office:value-type="float" office:value="4474.97312167404">
                <text:p>4474.97312167404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303.75061523673">
                <text:p>303.75061523673</text:p>
              </table:table-cell>
              <table:table-cell office:value-type="float" office:value="4456.24938476327">
                <text:p>4456.24938476327</text:p>
              </table:table-cell>
            </table:table-row>
            <table:table-row>
              <table:table-cell office:value-type="float" office:value="1225">
                <text:p>1230</text:p>
              </table:table-cell>
              <table:table-cell office:value-type="float" office:value="303.75061523673">
                <text:p>303.75061523673</text:p>
              </table:table-cell>
              <table:table-cell office:value-type="float" office:value="4456.24938476327">
                <text:p>4456.24938476327</text:p>
              </table:table-cell>
            </table:table-row>
            <table:table-row>
              <table:table-cell office:value-type="float" office:value="1226">
                <text:p>1230</text:p>
              </table:table-cell>
              <table:table-cell office:value-type="float" office:value="302.4743521475">
                <text:p>302.4743521475</text:p>
              </table:table-cell>
              <table:table-cell office:value-type="float" office:value="4437.5256478525">
                <text:p>4437.5256478525</text:p>
              </table:table-cell>
            </table:table-row>
            <table:table-row>
              <table:table-cell office:value-type="float" office:value="1227">
                <text:p>1230</text:p>
              </table:table-cell>
              <table:table-cell office:value-type="float" office:value="302.4743521475">
                <text:p>302.4743521475</text:p>
              </table:table-cell>
              <table:table-cell office:value-type="float" office:value="4437.5256478525">
                <text:p>4437.5256478525</text:p>
              </table:table-cell>
            </table:table-row>
            <table:table-row>
              <table:table-cell office:value-type="float" office:value="1228">
                <text:p>1230</text:p>
              </table:table-cell>
              <table:table-cell office:value-type="float" office:value="301.19808905827">
                <text:p>301.19808905827</text:p>
              </table:table-cell>
              <table:table-cell office:value-type="float" office:value="4418.80191094174">
                <text:p>4418.80191094174</text:p>
              </table:table-cell>
            </table:table-row>
            <table:table-row>
              <table:table-cell office:value-type="float" office:value="1229">
                <text:p>1230</text:p>
              </table:table-cell>
              <table:table-cell office:value-type="float" office:value="301.19808905827">
                <text:p>301.19808905827</text:p>
              </table:table-cell>
              <table:table-cell office:value-type="float" office:value="4418.80191094174">
                <text:p>4418.80191094174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299.92182596904">
                <text:p>299.92182596904</text:p>
              </table:table-cell>
              <table:table-cell office:value-type="float" office:value="4400.07817403096">
                <text:p>4400.07817403096</text:p>
              </table:table-cell>
            </table:table-row>
            <table:table-row>
              <table:table-cell office:value-type="float" office:value="1231">
                <text:p>1230</text:p>
              </table:table-cell>
              <table:table-cell office:value-type="float" office:value="299.92182596904">
                <text:p>299.92182596904</text:p>
              </table:table-cell>
              <table:table-cell office:value-type="float" office:value="4400.07817403096">
                <text:p>4400.07817403096</text:p>
              </table:table-cell>
            </table:table-row>
            <table:table-row>
              <table:table-cell office:value-type="float" office:value="1232">
                <text:p>1230</text:p>
              </table:table-cell>
              <table:table-cell office:value-type="float" office:value="298.64556287981">
                <text:p>298.64556287981</text:p>
              </table:table-cell>
              <table:table-cell office:value-type="float" office:value="4381.3544371202">
                <text:p>4381.3544371202</text:p>
              </table:table-cell>
            </table:table-row>
            <table:table-row>
              <table:table-cell office:value-type="float" office:value="1233">
                <text:p>1230</text:p>
              </table:table-cell>
              <table:table-cell office:value-type="float" office:value="298.64556287981">
                <text:p>298.64556287981</text:p>
              </table:table-cell>
              <table:table-cell office:value-type="float" office:value="4381.3544371202">
                <text:p>4381.3544371202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297.36929979058">
                <text:p>297.36929979058</text:p>
              </table:table-cell>
              <table:table-cell office:value-type="float" office:value="4362.63070020943">
                <text:p>4362.63070020943</text:p>
              </table:table-cell>
            </table:table-row>
            <table:table-row>
              <table:table-cell office:value-type="float" office:value="1235">
                <text:p>1240</text:p>
              </table:table-cell>
              <table:table-cell office:value-type="float" office:value="297.36929979058">
                <text:p>297.36929979058</text:p>
              </table:table-cell>
              <table:table-cell office:value-type="float" office:value="4362.63070020943">
                <text:p>4362.63070020943</text:p>
              </table:table-cell>
            </table:table-row>
            <table:table-row>
              <table:table-cell office:value-type="float" office:value="1236">
                <text:p>1240</text:p>
              </table:table-cell>
              <table:table-cell office:value-type="float" office:value="296.09303670135">
                <text:p>296.09303670135</text:p>
              </table:table-cell>
              <table:table-cell office:value-type="float" office:value="4343.90696329866">
                <text:p>4343.90696329866</text:p>
              </table:table-cell>
            </table:table-row>
            <table:table-row>
              <table:table-cell office:value-type="float" office:value="1237">
                <text:p>1240</text:p>
              </table:table-cell>
              <table:table-cell office:value-type="float" office:value="296.09303670135">
                <text:p>296.09303670135</text:p>
              </table:table-cell>
              <table:table-cell office:value-type="float" office:value="4343.90696329866">
                <text:p>4343.90696329866</text:p>
              </table:table-cell>
            </table:table-row>
            <table:table-row>
              <table:table-cell office:value-type="float" office:value="1238">
                <text:p>1240</text:p>
              </table:table-cell>
              <table:table-cell office:value-type="float" office:value="294.81677361212">
                <text:p>294.81677361212</text:p>
              </table:table-cell>
              <table:table-cell office:value-type="float" office:value="4325.18322638789">
                <text:p>4325.18322638789</text:p>
              </table:table-cell>
            </table:table-row>
            <table:table-row>
              <table:table-cell office:value-type="float" office:value="1239">
                <text:p>1240</text:p>
              </table:table-cell>
              <table:table-cell office:value-type="float" office:value="294.81677361212">
                <text:p>294.81677361212</text:p>
              </table:table-cell>
              <table:table-cell office:value-type="float" office:value="4325.18322638789">
                <text:p>4325.18322638789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293.54051052289">
                <text:p>293.54051052289</text:p>
              </table:table-cell>
              <table:table-cell office:value-type="float" office:value="4306.45948947712">
                <text:p>4306.45948947712</text:p>
              </table:table-cell>
            </table:table-row>
            <table:table-row>
              <table:table-cell office:value-type="float" office:value="1241">
                <text:p>1240</text:p>
              </table:table-cell>
              <table:table-cell office:value-type="float" office:value="293.54051052289">
                <text:p>293.54051052289</text:p>
              </table:table-cell>
              <table:table-cell office:value-type="float" office:value="4306.45948947712">
                <text:p>4306.45948947712</text:p>
              </table:table-cell>
            </table:table-row>
            <table:table-row>
              <table:table-cell office:value-type="float" office:value="1242">
                <text:p>1240</text:p>
              </table:table-cell>
              <table:table-cell office:value-type="float" office:value="292.26424743366">
                <text:p>292.26424743366</text:p>
              </table:table-cell>
              <table:table-cell office:value-type="float" office:value="4287.73575256635">
                <text:p>4287.73575256635</text:p>
              </table:table-cell>
            </table:table-row>
            <table:table-row>
              <table:table-cell office:value-type="float" office:value="1243">
                <text:p>1240</text:p>
              </table:table-cell>
              <table:table-cell office:value-type="float" office:value="292.26424743366">
                <text:p>292.26424743366</text:p>
              </table:table-cell>
              <table:table-cell office:value-type="float" office:value="4287.73575256635">
                <text:p>4287.73575256635</text:p>
              </table:table-cell>
            </table:table-row>
            <table:table-row>
              <table:table-cell office:value-type="float" office:value="1244">
                <text:p>1240</text:p>
              </table:table-cell>
              <table:table-cell office:value-type="float" office:value="290.98798434443">
                <text:p>290.98798434443</text:p>
              </table:table-cell>
              <table:table-cell office:value-type="float" office:value="4269.01201565558">
                <text:p>4269.01201565558</text:p>
              </table:table-cell>
            </table:table-row>
            <table:table-row>
              <table:table-cell office:value-type="float" office:value="1245">
                <text:p>1250</text:p>
              </table:table-cell>
              <table:table-cell office:value-type="float" office:value="290.98798434443">
                <text:p>290.98798434443</text:p>
              </table:table-cell>
              <table:table-cell office:value-type="float" office:value="4269.01201565558">
                <text:p>4269.01201565558</text:p>
              </table:table-cell>
            </table:table-row>
            <table:table-row>
              <table:table-cell office:value-type="float" office:value="1246">
                <text:p>1250</text:p>
              </table:table-cell>
              <table:table-cell office:value-type="float" office:value="289.7117212552">
                <text:p>289.7117212552</text:p>
              </table:table-cell>
              <table:table-cell office:value-type="float" office:value="4250.28827874481">
                <text:p>4250.28827874481</text:p>
              </table:table-cell>
            </table:table-row>
            <table:table-row>
              <table:table-cell office:value-type="float" office:value="1247">
                <text:p>1250</text:p>
              </table:table-cell>
              <table:table-cell office:value-type="float" office:value="289.7117212552">
                <text:p>289.7117212552</text:p>
              </table:table-cell>
              <table:table-cell office:value-type="float" office:value="4250.28827874481">
                <text:p>4250.28827874481</text:p>
              </table:table-cell>
            </table:table-row>
            <table:table-row>
              <table:table-cell office:value-type="float" office:value="1248">
                <text:p>1250</text:p>
              </table:table-cell>
              <table:table-cell office:value-type="float" office:value="288.43545816597">
                <text:p>288.43545816597</text:p>
              </table:table-cell>
              <table:table-cell office:value-type="float" office:value="4231.56454183404">
                <text:p>4231.56454183404</text:p>
              </table:table-cell>
            </table:table-row>
            <table:table-row>
              <table:table-cell office:value-type="float" office:value="1249">
                <text:p>1250</text:p>
              </table:table-cell>
              <table:table-cell office:value-type="float" office:value="288.43545816597">
                <text:p>288.43545816597</text:p>
              </table:table-cell>
              <table:table-cell office:value-type="float" office:value="4231.56454183404">
                <text:p>4231.5645418340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87.15919507674">
                <text:p>287.15919507674</text:p>
              </table:table-cell>
              <table:table-cell office:value-type="float" office:value="4212.84080492327">
                <text:p>4212.84080492327</text:p>
              </table:table-cell>
            </table:table-row>
            <table:table-row>
              <table:table-cell office:value-type="float" office:value="1251">
                <text:p>1250</text:p>
              </table:table-cell>
              <table:table-cell office:value-type="float" office:value="287.15919507674">
                <text:p>287.15919507674</text:p>
              </table:table-cell>
              <table:table-cell office:value-type="float" office:value="4712.84080492326">
                <text:p>4712.84080492326</text:p>
              </table:table-cell>
            </table:table-row>
            <table:table-row>
              <table:table-cell office:value-type="float" office:value="1252">
                <text:p>1250</text:p>
              </table:table-cell>
              <table:table-cell office:value-type="float" office:value="286.010558296433">
                <text:p>286.010558296433</text:p>
              </table:table-cell>
              <table:table-cell office:value-type="float" office:value="4693.98944170357">
                <text:p>4693.98944170357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286.010558296433">
                <text:p>286.010558296433</text:p>
              </table:table-cell>
              <table:table-cell office:value-type="float" office:value="4693.98944170357">
                <text:p>4693.98944170357</text:p>
              </table:table-cell>
            </table:table-row>
            <table:table-row>
              <table:table-cell office:value-type="float" office:value="1254">
                <text:p>1250</text:p>
              </table:table-cell>
              <table:table-cell office:value-type="float" office:value="284.861921516126">
                <text:p>284.861921516126</text:p>
              </table:table-cell>
              <table:table-cell office:value-type="float" office:value="4675.13807848387">
                <text:p>4675.13807848387</text:p>
              </table:table-cell>
            </table:table-row>
            <table:table-row>
              <table:table-cell office:value-type="float" office:value="1255">
                <text:p>1260</text:p>
              </table:table-cell>
              <table:table-cell office:value-type="float" office:value="284.861921516126">
                <text:p>284.861921516126</text:p>
              </table:table-cell>
              <table:table-cell office:value-type="float" office:value="4675.13807848387">
                <text:p>4675.13807848387</text:p>
              </table:table-cell>
            </table:table-row>
            <table:table-row>
              <table:table-cell office:value-type="float" office:value="1256">
                <text:p>1260</text:p>
              </table:table-cell>
              <table:table-cell office:value-type="float" office:value="283.713284735819">
                <text:p>283.713284735819</text:p>
              </table:table-cell>
              <table:table-cell office:value-type="float" office:value="4656.28671526418">
                <text:p>4656.28671526418</text:p>
              </table:table-cell>
            </table:table-row>
            <table:table-row>
              <table:table-cell office:value-type="float" office:value="1257">
                <text:p>1260</text:p>
              </table:table-cell>
              <table:table-cell office:value-type="float" office:value="283.713284735819">
                <text:p>283.713284735819</text:p>
              </table:table-cell>
              <table:table-cell office:value-type="float" office:value="4656.28671526418">
                <text:p>4656.28671526418</text:p>
              </table:table-cell>
            </table:table-row>
            <table:table-row>
              <table:table-cell office:value-type="float" office:value="1258">
                <text:p>1260</text:p>
              </table:table-cell>
              <table:table-cell office:value-type="float" office:value="282.564647955512">
                <text:p>282.564647955512</text:p>
              </table:table-cell>
              <table:table-cell office:value-type="float" office:value="4637.43535204449">
                <text:p>4637.43535204449</text:p>
              </table:table-cell>
            </table:table-row>
            <table:table-row>
              <table:table-cell office:value-type="float" office:value="1259">
                <text:p>1260</text:p>
              </table:table-cell>
              <table:table-cell office:value-type="float" office:value="282.564647955512">
                <text:p>282.564647955512</text:p>
              </table:table-cell>
              <table:table-cell office:value-type="float" office:value="4637.43535204449">
                <text:p>4637.43535204449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281.416011175206">
                <text:p>281.416011175206</text:p>
              </table:table-cell>
              <table:table-cell office:value-type="float" office:value="4618.5839888248">
                <text:p>4618.5839888248</text:p>
              </table:table-cell>
            </table:table-row>
            <table:table-row>
              <table:table-cell office:value-type="float" office:value="1261">
                <text:p>1260</text:p>
              </table:table-cell>
              <table:table-cell office:value-type="float" office:value="281.416011175206">
                <text:p>281.416011175206</text:p>
              </table:table-cell>
              <table:table-cell office:value-type="float" office:value="4618.5839888248">
                <text:p>4618.5839888248</text:p>
              </table:table-cell>
            </table:table-row>
            <table:table-row>
              <table:table-cell office:value-type="float" office:value="1262">
                <text:p>1260</text:p>
              </table:table-cell>
              <table:table-cell office:value-type="float" office:value="280.267374394899">
                <text:p>280.267374394899</text:p>
              </table:table-cell>
              <table:table-cell office:value-type="float" office:value="4599.7326256051">
                <text:p>4599.7326256051</text:p>
              </table:table-cell>
            </table:table-row>
            <table:table-row>
              <table:table-cell office:value-type="float" office:value="1263">
                <text:p>1260</text:p>
              </table:table-cell>
              <table:table-cell office:value-type="float" office:value="280.267374394899">
                <text:p>280.267374394899</text:p>
              </table:table-cell>
              <table:table-cell office:value-type="float" office:value="4599.7326256051">
                <text:p>4599.7326256051</text:p>
              </table:table-cell>
            </table:table-row>
            <table:table-row>
              <table:table-cell office:value-type="float" office:value="1264">
                <text:p>1260</text:p>
              </table:table-cell>
              <table:table-cell office:value-type="float" office:value="279.118737614592">
                <text:p>279.118737614592</text:p>
              </table:table-cell>
              <table:table-cell office:value-type="float" office:value="4580.88126238541">
                <text:p>4580.88126238541</text:p>
              </table:table-cell>
            </table:table-row>
            <table:table-row>
              <table:table-cell office:value-type="float" office:value="1265">
                <text:p>1270</text:p>
              </table:table-cell>
              <table:table-cell office:value-type="float" office:value="279.118737614592">
                <text:p>279.118737614592</text:p>
              </table:table-cell>
              <table:table-cell office:value-type="float" office:value="4580.88126238541">
                <text:p>4580.88126238541</text:p>
              </table:table-cell>
            </table:table-row>
            <table:table-row>
              <table:table-cell office:value-type="float" office:value="1266">
                <text:p>1270</text:p>
              </table:table-cell>
              <table:table-cell office:value-type="float" office:value="277.970100834285">
                <text:p>277.970100834285</text:p>
              </table:table-cell>
              <table:table-cell office:value-type="float" office:value="4562.02989916572">
                <text:p>4562.02989916572</text:p>
              </table:table-cell>
            </table:table-row>
            <table:table-row>
              <table:table-cell office:value-type="float" office:value="1267">
                <text:p>1270</text:p>
              </table:table-cell>
              <table:table-cell office:value-type="float" office:value="277.970100834285">
                <text:p>277.970100834285</text:p>
              </table:table-cell>
              <table:table-cell office:value-type="float" office:value="4562.02989916572">
                <text:p>4562.02989916572</text:p>
              </table:table-cell>
            </table:table-row>
            <table:table-row>
              <table:table-cell office:value-type="float" office:value="1268">
                <text:p>1270</text:p>
              </table:table-cell>
              <table:table-cell office:value-type="float" office:value="276.821464053978">
                <text:p>276.821464053978</text:p>
              </table:table-cell>
              <table:table-cell office:value-type="float" office:value="4543.17853594602">
                <text:p>4543.17853594602</text:p>
              </table:table-cell>
            </table:table-row>
            <table:table-row>
              <table:table-cell office:value-type="float" office:value="1269">
                <text:p>1270</text:p>
              </table:table-cell>
              <table:table-cell office:value-type="float" office:value="276.821464053978">
                <text:p>276.821464053978</text:p>
              </table:table-cell>
              <table:table-cell office:value-type="float" office:value="4543.17853594602">
                <text:p>4543.17853594602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275.672827273671">
                <text:p>275.672827273671</text:p>
              </table:table-cell>
              <table:table-cell office:value-type="float" office:value="4524.32717272633">
                <text:p>4524.32717272633</text:p>
              </table:table-cell>
            </table:table-row>
            <table:table-row>
              <table:table-cell office:value-type="float" office:value="1271">
                <text:p>1270</text:p>
              </table:table-cell>
              <table:table-cell office:value-type="float" office:value="275.672827273671">
                <text:p>275.672827273671</text:p>
              </table:table-cell>
              <table:table-cell office:value-type="float" office:value="4524.32717272633">
                <text:p>4524.32717272633</text:p>
              </table:table-cell>
            </table:table-row>
            <table:table-row>
              <table:table-cell office:value-type="float" office:value="1272">
                <text:p>1270</text:p>
              </table:table-cell>
              <table:table-cell office:value-type="float" office:value="274.524190493364">
                <text:p>274.524190493364</text:p>
              </table:table-cell>
              <table:table-cell office:value-type="float" office:value="4505.47580950664">
                <text:p>4505.47580950664</text:p>
              </table:table-cell>
            </table:table-row>
            <table:table-row>
              <table:table-cell office:value-type="float" office:value="1273">
                <text:p>1270</text:p>
              </table:table-cell>
              <table:table-cell office:value-type="float" office:value="274.524190493364">
                <text:p>274.524190493364</text:p>
              </table:table-cell>
              <table:table-cell office:value-type="float" office:value="4505.47580950664">
                <text:p>4505.47580950664</text:p>
              </table:table-cell>
            </table:table-row>
            <table:table-row>
              <table:table-cell office:value-type="float" office:value="1274">
                <text:p>1270</text:p>
              </table:table-cell>
              <table:table-cell office:value-type="float" office:value="273.375553713057">
                <text:p>273.375553713057</text:p>
              </table:table-cell>
              <table:table-cell office:value-type="float" office:value="4486.62444628695">
                <text:p>4486.62444628695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273.375553713057">
                <text:p>273.375553713057</text:p>
              </table:table-cell>
              <table:table-cell office:value-type="float" office:value="4486.62444628695">
                <text:p>4486.62444628695</text:p>
              </table:table-cell>
            </table:table-row>
            <table:table-row>
              <table:table-cell office:value-type="float" office:value="1276">
                <text:p>1280</text:p>
              </table:table-cell>
              <table:table-cell office:value-type="float" office:value="272.22691693275">
                <text:p>272.22691693275</text:p>
              </table:table-cell>
              <table:table-cell office:value-type="float" office:value="4467.77308306725">
                <text:p>4467.77308306725</text:p>
              </table:table-cell>
            </table:table-row>
            <table:table-row>
              <table:table-cell office:value-type="float" office:value="1277">
                <text:p>1280</text:p>
              </table:table-cell>
              <table:table-cell office:value-type="float" office:value="272.22691693275">
                <text:p>272.22691693275</text:p>
              </table:table-cell>
              <table:table-cell office:value-type="float" office:value="4467.77308306725">
                <text:p>4467.77308306725</text:p>
              </table:table-cell>
            </table:table-row>
            <table:table-row>
              <table:table-cell office:value-type="float" office:value="1278">
                <text:p>1280</text:p>
              </table:table-cell>
              <table:table-cell office:value-type="float" office:value="271.078280152443">
                <text:p>271.078280152443</text:p>
              </table:table-cell>
              <table:table-cell office:value-type="float" office:value="4448.92171984756">
                <text:p>4448.92171984756</text:p>
              </table:table-cell>
            </table:table-row>
            <table:table-row>
              <table:table-cell office:value-type="float" office:value="1279">
                <text:p>1280</text:p>
              </table:table-cell>
              <table:table-cell office:value-type="float" office:value="271.078280152443">
                <text:p>271.078280152443</text:p>
              </table:table-cell>
              <table:table-cell office:value-type="float" office:value="4448.92171984756">
                <text:p>4448.9217198475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69.929643372136">
                <text:p>269.929643372136</text:p>
              </table:table-cell>
              <table:table-cell office:value-type="float" office:value="4430.07035662787">
                <text:p>4430.07035662787</text:p>
              </table:table-cell>
            </table:table-row>
            <table:table-row>
              <table:table-cell office:value-type="float" office:value="1281">
                <text:p>1280</text:p>
              </table:table-cell>
              <table:table-cell office:value-type="float" office:value="269.929643372136">
                <text:p>269.929643372136</text:p>
              </table:table-cell>
              <table:table-cell office:value-type="float" office:value="4430.07035662787">
                <text:p>4430.07035662787</text:p>
              </table:table-cell>
            </table:table-row>
            <table:table-row>
              <table:table-cell office:value-type="float" office:value="1282">
                <text:p>1280</text:p>
              </table:table-cell>
              <table:table-cell office:value-type="float" office:value="268.781006591829">
                <text:p>268.781006591829</text:p>
              </table:table-cell>
              <table:table-cell office:value-type="float" office:value="4411.21899340818">
                <text:p>4411.21899340818</text:p>
              </table:table-cell>
            </table:table-row>
            <table:table-row>
              <table:table-cell office:value-type="float" office:value="1283">
                <text:p>1280</text:p>
              </table:table-cell>
              <table:table-cell office:value-type="float" office:value="268.781006591829">
                <text:p>268.781006591829</text:p>
              </table:table-cell>
              <table:table-cell office:value-type="float" office:value="4411.21899340818">
                <text:p>4411.21899340818</text:p>
              </table:table-cell>
            </table:table-row>
            <table:table-row>
              <table:table-cell office:value-type="float" office:value="1284">
                <text:p>1280</text:p>
              </table:table-cell>
              <table:table-cell office:value-type="float" office:value="267.632369811522">
                <text:p>267.632369811522</text:p>
              </table:table-cell>
              <table:table-cell office:value-type="float" office:value="4392.36763018848">
                <text:p>4392.36763018848</text:p>
              </table:table-cell>
            </table:table-row>
            <table:table-row>
              <table:table-cell office:value-type="float" office:value="1285">
                <text:p>1290</text:p>
              </table:table-cell>
              <table:table-cell office:value-type="float" office:value="267.632369811522">
                <text:p>267.632369811522</text:p>
              </table:table-cell>
              <table:table-cell office:value-type="float" office:value="4392.36763018848">
                <text:p>4392.36763018848</text:p>
              </table:table-cell>
            </table:table-row>
            <table:table-row>
              <table:table-cell office:value-type="float" office:value="1286">
                <text:p>1290</text:p>
              </table:table-cell>
              <table:table-cell office:value-type="float" office:value="266.483733031215">
                <text:p>266.483733031215</text:p>
              </table:table-cell>
              <table:table-cell office:value-type="float" office:value="4373.51626696879">
                <text:p>4373.51626696879</text:p>
              </table:table-cell>
            </table:table-row>
            <table:table-row>
              <table:table-cell office:value-type="float" office:value="1287">
                <text:p>1290</text:p>
              </table:table-cell>
              <table:table-cell office:value-type="float" office:value="266.483733031215">
                <text:p>266.483733031215</text:p>
              </table:table-cell>
              <table:table-cell office:value-type="float" office:value="4373.51626696879">
                <text:p>4373.51626696879</text:p>
              </table:table-cell>
            </table:table-row>
            <table:table-row>
              <table:table-cell office:value-type="float" office:value="1288">
                <text:p>1290</text:p>
              </table:table-cell>
              <table:table-cell office:value-type="float" office:value="265.335096250908">
                <text:p>265.335096250908</text:p>
              </table:table-cell>
              <table:table-cell office:value-type="float" office:value="4354.6649037491">
                <text:p>4354.6649037491</text:p>
              </table:table-cell>
            </table:table-row>
            <table:table-row>
              <table:table-cell office:value-type="float" office:value="1289">
                <text:p>1290</text:p>
              </table:table-cell>
              <table:table-cell office:value-type="float" office:value="265.335096250908">
                <text:p>265.335096250908</text:p>
              </table:table-cell>
              <table:table-cell office:value-type="float" office:value="4354.6649037491">
                <text:p>4354.6649037491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264.186459470601">
                <text:p>264.186459470601</text:p>
              </table:table-cell>
              <table:table-cell office:value-type="float" office:value="4335.8135405294">
                <text:p>4335.8135405294</text:p>
              </table:table-cell>
            </table:table-row>
            <table:table-row>
              <table:table-cell office:value-type="float" office:value="1291">
                <text:p>1290</text:p>
              </table:table-cell>
              <table:table-cell office:value-type="float" office:value="264.186459470601">
                <text:p>264.186459470601</text:p>
              </table:table-cell>
              <table:table-cell office:value-type="float" office:value="4335.8135405294">
                <text:p>4335.8135405294</text:p>
              </table:table-cell>
            </table:table-row>
            <table:table-row>
              <table:table-cell office:value-type="float" office:value="1292">
                <text:p>1290</text:p>
              </table:table-cell>
              <table:table-cell office:value-type="float" office:value="263.037822690294">
                <text:p>263.037822690294</text:p>
              </table:table-cell>
              <table:table-cell office:value-type="float" office:value="4316.96217730971">
                <text:p>4316.96217730971</text:p>
              </table:table-cell>
            </table:table-row>
            <table:table-row>
              <table:table-cell office:value-type="float" office:value="1293">
                <text:p>1290</text:p>
              </table:table-cell>
              <table:table-cell office:value-type="float" office:value="263.037822690294">
                <text:p>263.037822690294</text:p>
              </table:table-cell>
              <table:table-cell office:value-type="float" office:value="4316.96217730971">
                <text:p>4316.96217730971</text:p>
              </table:table-cell>
            </table:table-row>
            <table:table-row>
              <table:table-cell office:value-type="float" office:value="1294">
                <text:p>1290</text:p>
              </table:table-cell>
              <table:table-cell office:value-type="float" office:value="261.889185909987">
                <text:p>261.889185909987</text:p>
              </table:table-cell>
              <table:table-cell office:value-type="float" office:value="4298.11081409002">
                <text:p>4298.11081409002</text:p>
              </table:table-cell>
            </table:table-row>
            <table:table-row>
              <table:table-cell office:value-type="float" office:value="1295">
                <text:p>1300</text:p>
              </table:table-cell>
              <table:table-cell office:value-type="float" office:value="261.889185909987">
                <text:p>261.889185909987</text:p>
              </table:table-cell>
              <table:table-cell office:value-type="float" office:value="4298.11081409002">
                <text:p>4298.11081409002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260.74054912968">
                <text:p>260.74054912968</text:p>
              </table:table-cell>
              <table:table-cell office:value-type="float" office:value="4279.25945087033">
                <text:p>4279.25945087033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260.74054912968">
                <text:p>260.74054912968</text:p>
              </table:table-cell>
              <table:table-cell office:value-type="float" office:value="4279.25945087033">
                <text:p>4279.25945087033</text:p>
              </table:table-cell>
            </table:table-row>
            <table:table-row>
              <table:table-cell office:value-type="float" office:value="1298">
                <text:p>1300</text:p>
              </table:table-cell>
              <table:table-cell office:value-type="float" office:value="259.591912349373">
                <text:p>259.591912349373</text:p>
              </table:table-cell>
              <table:table-cell office:value-type="float" office:value="4260.40808765063">
                <text:p>4260.40808765063</text:p>
              </table:table-cell>
            </table:table-row>
            <table:table-row>
              <table:table-cell office:value-type="float" office:value="1299">
                <text:p>1300</text:p>
              </table:table-cell>
              <table:table-cell office:value-type="float" office:value="259.591912349373">
                <text:p>259.591912349373</text:p>
              </table:table-cell>
              <table:table-cell office:value-type="float" office:value="4260.40808765063">
                <text:p>4260.4080876506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58.443275569066">
                <text:p>258.443275569066</text:p>
              </table:table-cell>
              <table:table-cell office:value-type="float" office:value="4241.55672443094">
                <text:p>4241.55672443094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258.443275569066">
                <text:p>258.443275569066</text:p>
              </table:table-cell>
              <table:table-cell office:value-type="float" office:value="4741.55672443093">
                <text:p>4741.55672443093</text:p>
              </table:table-cell>
            </table:table-row>
            <table:table-row>
              <table:table-cell office:value-type="float" office:value="1302">
                <text:p>1300</text:p>
              </table:table-cell>
              <table:table-cell office:value-type="float" office:value="257.40950246679">
                <text:p>257.40950246679</text:p>
              </table:table-cell>
              <table:table-cell office:value-type="float" office:value="4722.59049753321">
                <text:p>4722.59049753321</text:p>
              </table:table-cell>
            </table:table-row>
            <table:table-row>
              <table:table-cell office:value-type="float" office:value="1303">
                <text:p>1300</text:p>
              </table:table-cell>
              <table:table-cell office:value-type="float" office:value="257.40950246679">
                <text:p>257.40950246679</text:p>
              </table:table-cell>
              <table:table-cell office:value-type="float" office:value="4722.59049753321">
                <text:p>4722.59049753321</text:p>
              </table:table-cell>
            </table:table-row>
            <table:table-row>
              <table:table-cell office:value-type="float" office:value="1304">
                <text:p>1300</text:p>
              </table:table-cell>
              <table:table-cell office:value-type="float" office:value="256.375729364514">
                <text:p>256.375729364514</text:p>
              </table:table-cell>
              <table:table-cell office:value-type="float" office:value="4703.62427063549">
                <text:p>4703.62427063549</text:p>
              </table:table-cell>
            </table:table-row>
            <table:table-row>
              <table:table-cell office:value-type="float" office:value="1305">
                <text:p>1310</text:p>
              </table:table-cell>
              <table:table-cell office:value-type="float" office:value="256.375729364514">
                <text:p>256.375729364514</text:p>
              </table:table-cell>
              <table:table-cell office:value-type="float" office:value="4703.62427063549">
                <text:p>4703.62427063549</text:p>
              </table:table-cell>
            </table:table-row>
            <table:table-row>
              <table:table-cell office:value-type="float" office:value="1306">
                <text:p>1310</text:p>
              </table:table-cell>
              <table:table-cell office:value-type="float" office:value="255.341956262238">
                <text:p>255.341956262238</text:p>
              </table:table-cell>
              <table:table-cell office:value-type="float" office:value="4684.65804373776">
                <text:p>4684.65804373776</text:p>
              </table:table-cell>
            </table:table-row>
            <table:table-row>
              <table:table-cell office:value-type="float" office:value="1307">
                <text:p>1310</text:p>
              </table:table-cell>
              <table:table-cell office:value-type="float" office:value="255.341956262238">
                <text:p>255.341956262238</text:p>
              </table:table-cell>
              <table:table-cell office:value-type="float" office:value="4684.65804373776">
                <text:p>4684.65804373776</text:p>
              </table:table-cell>
            </table:table-row>
            <table:table-row>
              <table:table-cell office:value-type="float" office:value="1308">
                <text:p>1310</text:p>
              </table:table-cell>
              <table:table-cell office:value-type="float" office:value="254.308183159961">
                <text:p>254.308183159961</text:p>
              </table:table-cell>
              <table:table-cell office:value-type="float" office:value="4665.69181684004">
                <text:p>4665.69181684004</text:p>
              </table:table-cell>
            </table:table-row>
            <table:table-row>
              <table:table-cell office:value-type="float" office:value="1309">
                <text:p>1310</text:p>
              </table:table-cell>
              <table:table-cell office:value-type="float" office:value="254.308183159961">
                <text:p>254.308183159961</text:p>
              </table:table-cell>
              <table:table-cell office:value-type="float" office:value="4665.69181684004">
                <text:p>4665.69181684004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253.274410057685">
                <text:p>253.274410057685</text:p>
              </table:table-cell>
              <table:table-cell office:value-type="float" office:value="4646.72558994232">
                <text:p>4646.72558994232</text:p>
              </table:table-cell>
            </table:table-row>
            <table:table-row>
              <table:table-cell office:value-type="float" office:value="1311">
                <text:p>1310</text:p>
              </table:table-cell>
              <table:table-cell office:value-type="float" office:value="253.274410057685">
                <text:p>253.274410057685</text:p>
              </table:table-cell>
              <table:table-cell office:value-type="float" office:value="4646.72558994232">
                <text:p>4646.72558994232</text:p>
              </table:table-cell>
            </table:table-row>
            <table:table-row>
              <table:table-cell office:value-type="float" office:value="1312">
                <text:p>1310</text:p>
              </table:table-cell>
              <table:table-cell office:value-type="float" office:value="252.240636955409">
                <text:p>252.240636955409</text:p>
              </table:table-cell>
              <table:table-cell office:value-type="float" office:value="4627.75936304459">
                <text:p>4627.75936304459</text:p>
              </table:table-cell>
            </table:table-row>
            <table:table-row>
              <table:table-cell office:value-type="float" office:value="1313">
                <text:p>1310</text:p>
              </table:table-cell>
              <table:table-cell office:value-type="float" office:value="252.240636955409">
                <text:p>252.240636955409</text:p>
              </table:table-cell>
              <table:table-cell office:value-type="float" office:value="4627.75936304459">
                <text:p>4627.75936304459</text:p>
              </table:table-cell>
            </table:table-row>
            <table:table-row>
              <table:table-cell office:value-type="float" office:value="1314">
                <text:p>1310</text:p>
              </table:table-cell>
              <table:table-cell office:value-type="float" office:value="251.206863853133">
                <text:p>251.206863853133</text:p>
              </table:table-cell>
              <table:table-cell office:value-type="float" office:value="4608.79313614687">
                <text:p>4608.79313614687</text:p>
              </table:table-cell>
            </table:table-row>
            <table:table-row>
              <table:table-cell office:value-type="float" office:value="1315">
                <text:p>1320</text:p>
              </table:table-cell>
              <table:table-cell office:value-type="float" office:value="251.206863853133">
                <text:p>251.206863853133</text:p>
              </table:table-cell>
              <table:table-cell office:value-type="float" office:value="4608.79313614687">
                <text:p>4608.79313614687</text:p>
              </table:table-cell>
            </table:table-row>
            <table:table-row>
              <table:table-cell office:value-type="float" office:value="1316">
                <text:p>1320</text:p>
              </table:table-cell>
              <table:table-cell office:value-type="float" office:value="250.173090750856">
                <text:p>250.173090750856</text:p>
              </table:table-cell>
              <table:table-cell office:value-type="float" office:value="4589.82690924915">
                <text:p>4589.82690924915</text:p>
              </table:table-cell>
            </table:table-row>
            <table:table-row>
              <table:table-cell office:value-type="float" office:value="1317">
                <text:p>1320</text:p>
              </table:table-cell>
              <table:table-cell office:value-type="float" office:value="250.173090750856">
                <text:p>250.173090750856</text:p>
              </table:table-cell>
              <table:table-cell office:value-type="float" office:value="4589.82690924915">
                <text:p>4589.82690924915</text:p>
              </table:table-cell>
            </table:table-row>
            <table:table-row>
              <table:table-cell office:value-type="float" office:value="1318">
                <text:p>1320</text:p>
              </table:table-cell>
              <table:table-cell office:value-type="float" office:value="249.13931764858">
                <text:p>249.13931764858</text:p>
              </table:table-cell>
              <table:table-cell office:value-type="float" office:value="4570.86068235142">
                <text:p>4570.86068235142</text:p>
              </table:table-cell>
            </table:table-row>
            <table:table-row>
              <table:table-cell office:value-type="float" office:value="1319">
                <text:p>1320</text:p>
              </table:table-cell>
              <table:table-cell office:value-type="float" office:value="249.13931764858">
                <text:p>249.13931764858</text:p>
              </table:table-cell>
              <table:table-cell office:value-type="float" office:value="4570.86068235142">
                <text:p>4570.86068235142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248.105544546304">
                <text:p>248.105544546304</text:p>
              </table:table-cell>
              <table:table-cell office:value-type="float" office:value="4551.8944554537">
                <text:p>4551.8944554537</text:p>
              </table:table-cell>
            </table:table-row>
            <table:table-row>
              <table:table-cell office:value-type="float" office:value="1321">
                <text:p>1320</text:p>
              </table:table-cell>
              <table:table-cell office:value-type="float" office:value="248.105544546304">
                <text:p>248.105544546304</text:p>
              </table:table-cell>
              <table:table-cell office:value-type="float" office:value="4551.8944554537">
                <text:p>4551.8944554537</text:p>
              </table:table-cell>
            </table:table-row>
            <table:table-row>
              <table:table-cell office:value-type="float" office:value="1322">
                <text:p>1320</text:p>
              </table:table-cell>
              <table:table-cell office:value-type="float" office:value="247.071771444028">
                <text:p>247.071771444028</text:p>
              </table:table-cell>
              <table:table-cell office:value-type="float" office:value="4532.92822855597">
                <text:p>4532.92822855597</text:p>
              </table:table-cell>
            </table:table-row>
            <table:table-row>
              <table:table-cell office:value-type="float" office:value="1323">
                <text:p>1320</text:p>
              </table:table-cell>
              <table:table-cell office:value-type="float" office:value="247.071771444028">
                <text:p>247.071771444028</text:p>
              </table:table-cell>
              <table:table-cell office:value-type="float" office:value="4532.92822855597">
                <text:p>4532.92822855597</text:p>
              </table:table-cell>
            </table:table-row>
            <table:table-row>
              <table:table-cell office:value-type="float" office:value="1324">
                <text:p>1320</text:p>
              </table:table-cell>
              <table:table-cell office:value-type="float" office:value="246.037998341751">
                <text:p>246.037998341751</text:p>
              </table:table-cell>
              <table:table-cell office:value-type="float" office:value="4513.96200165825">
                <text:p>4513.96200165825</text:p>
              </table:table-cell>
            </table:table-row>
            <table:table-row>
              <table:table-cell office:value-type="float" office:value="1325">
                <text:p>1330</text:p>
              </table:table-cell>
              <table:table-cell office:value-type="float" office:value="246.037998341751">
                <text:p>246.037998341751</text:p>
              </table:table-cell>
              <table:table-cell office:value-type="float" office:value="4513.96200165825">
                <text:p>4513.96200165825</text:p>
              </table:table-cell>
            </table:table-row>
            <table:table-row>
              <table:table-cell office:value-type="float" office:value="1326">
                <text:p>1330</text:p>
              </table:table-cell>
              <table:table-cell office:value-type="float" office:value="245.004225239475">
                <text:p>245.004225239475</text:p>
              </table:table-cell>
              <table:table-cell office:value-type="float" office:value="4494.99577476053">
                <text:p>4494.99577476053</text:p>
              </table:table-cell>
            </table:table-row>
            <table:table-row>
              <table:table-cell office:value-type="float" office:value="1327">
                <text:p>1330</text:p>
              </table:table-cell>
              <table:table-cell office:value-type="float" office:value="245.004225239475">
                <text:p>245.004225239475</text:p>
              </table:table-cell>
              <table:table-cell office:value-type="float" office:value="4494.99577476053">
                <text:p>4494.99577476053</text:p>
              </table:table-cell>
            </table:table-row>
            <table:table-row>
              <table:table-cell office:value-type="float" office:value="1328">
                <text:p>1330</text:p>
              </table:table-cell>
              <table:table-cell office:value-type="float" office:value="243.970452137199">
                <text:p>243.970452137199</text:p>
              </table:table-cell>
              <table:table-cell office:value-type="float" office:value="4476.0295478628">
                <text:p>4476.0295478628</text:p>
              </table:table-cell>
            </table:table-row>
            <table:table-row>
              <table:table-cell office:value-type="float" office:value="1329">
                <text:p>1330</text:p>
              </table:table-cell>
              <table:table-cell office:value-type="float" office:value="243.970452137199">
                <text:p>243.970452137199</text:p>
              </table:table-cell>
              <table:table-cell office:value-type="float" office:value="4476.0295478628">
                <text:p>4476.0295478628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242.936679034922">
                <text:p>242.936679034922</text:p>
              </table:table-cell>
              <table:table-cell office:value-type="float" office:value="4457.06332096508">
                <text:p>4457.06332096508</text:p>
              </table:table-cell>
            </table:table-row>
            <table:table-row>
              <table:table-cell office:value-type="float" office:value="1331">
                <text:p>1330</text:p>
              </table:table-cell>
              <table:table-cell office:value-type="float" office:value="242.936679034922">
                <text:p>242.936679034922</text:p>
              </table:table-cell>
              <table:table-cell office:value-type="float" office:value="4457.06332096508">
                <text:p>4457.06332096508</text:p>
              </table:table-cell>
            </table:table-row>
            <table:table-row>
              <table:table-cell office:value-type="float" office:value="1332">
                <text:p>1330</text:p>
              </table:table-cell>
              <table:table-cell office:value-type="float" office:value="241.902905932646">
                <text:p>241.902905932646</text:p>
              </table:table-cell>
              <table:table-cell office:value-type="float" office:value="4438.09709406736">
                <text:p>4438.09709406736</text:p>
              </table:table-cell>
            </table:table-row>
            <table:table-row>
              <table:table-cell office:value-type="float" office:value="1333">
                <text:p>1330</text:p>
              </table:table-cell>
              <table:table-cell office:value-type="float" office:value="241.902905932646">
                <text:p>241.902905932646</text:p>
              </table:table-cell>
              <table:table-cell office:value-type="float" office:value="4438.09709406736">
                <text:p>4438.09709406736</text:p>
              </table:table-cell>
            </table:table-row>
            <table:table-row>
              <table:table-cell office:value-type="float" office:value="1334">
                <text:p>1330</text:p>
              </table:table-cell>
              <table:table-cell office:value-type="float" office:value="240.86913283037">
                <text:p>240.86913283037</text:p>
              </table:table-cell>
              <table:table-cell office:value-type="float" office:value="4419.13086716963">
                <text:p>4419.13086716963</text:p>
              </table:table-cell>
            </table:table-row>
            <table:table-row>
              <table:table-cell office:value-type="float" office:value="1335">
                <text:p>1340</text:p>
              </table:table-cell>
              <table:table-cell office:value-type="float" office:value="240.86913283037">
                <text:p>240.86913283037</text:p>
              </table:table-cell>
              <table:table-cell office:value-type="float" office:value="4419.13086716963">
                <text:p>4419.13086716963</text:p>
              </table:table-cell>
            </table:table-row>
            <table:table-row>
              <table:table-cell office:value-type="float" office:value="1336">
                <text:p>1340</text:p>
              </table:table-cell>
              <table:table-cell office:value-type="float" office:value="239.835359728094">
                <text:p>239.835359728094</text:p>
              </table:table-cell>
              <table:table-cell office:value-type="float" office:value="4400.16464027191">
                <text:p>4400.16464027191</text:p>
              </table:table-cell>
            </table:table-row>
            <table:table-row>
              <table:table-cell office:value-type="float" office:value="1337">
                <text:p>1340</text:p>
              </table:table-cell>
              <table:table-cell office:value-type="float" office:value="239.835359728094">
                <text:p>239.835359728094</text:p>
              </table:table-cell>
              <table:table-cell office:value-type="float" office:value="4400.16464027191">
                <text:p>4400.16464027191</text:p>
              </table:table-cell>
            </table:table-row>
            <table:table-row>
              <table:table-cell office:value-type="float" office:value="1338">
                <text:p>1340</text:p>
              </table:table-cell>
              <table:table-cell office:value-type="float" office:value="238.801586625817">
                <text:p>238.801586625817</text:p>
              </table:table-cell>
              <table:table-cell office:value-type="float" office:value="4381.19841337419">
                <text:p>4381.19841337419</text:p>
              </table:table-cell>
            </table:table-row>
            <table:table-row>
              <table:table-cell office:value-type="float" office:value="1339">
                <text:p>1340</text:p>
              </table:table-cell>
              <table:table-cell office:value-type="float" office:value="238.801586625817">
                <text:p>238.801586625817</text:p>
              </table:table-cell>
              <table:table-cell office:value-type="float" office:value="4381.19841337419">
                <text:p>4381.19841337419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237.767813523541">
                <text:p>237.767813523541</text:p>
              </table:table-cell>
              <table:table-cell office:value-type="float" office:value="4362.23218647646">
                <text:p>4362.23218647646</text:p>
              </table:table-cell>
            </table:table-row>
            <table:table-row>
              <table:table-cell office:value-type="float" office:value="1341">
                <text:p>1340</text:p>
              </table:table-cell>
              <table:table-cell office:value-type="float" office:value="237.767813523541">
                <text:p>237.767813523541</text:p>
              </table:table-cell>
              <table:table-cell office:value-type="float" office:value="4362.23218647646">
                <text:p>4362.23218647646</text:p>
              </table:table-cell>
            </table:table-row>
            <table:table-row>
              <table:table-cell office:value-type="float" office:value="1342">
                <text:p>1340</text:p>
              </table:table-cell>
              <table:table-cell office:value-type="float" office:value="236.734040421265">
                <text:p>236.734040421265</text:p>
              </table:table-cell>
              <table:table-cell office:value-type="float" office:value="4343.26595957874">
                <text:p>4343.26595957874</text:p>
              </table:table-cell>
            </table:table-row>
            <table:table-row>
              <table:table-cell office:value-type="float" office:value="1343">
                <text:p>1340</text:p>
              </table:table-cell>
              <table:table-cell office:value-type="float" office:value="236.734040421265">
                <text:p>236.734040421265</text:p>
              </table:table-cell>
              <table:table-cell office:value-type="float" office:value="4343.26595957874">
                <text:p>4343.26595957874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235.700267318989">
                <text:p>235.700267318989</text:p>
              </table:table-cell>
              <table:table-cell office:value-type="float" office:value="4324.29973268101">
                <text:p>4324.29973268101</text:p>
              </table:table-cell>
            </table:table-row>
            <table:table-row>
              <table:table-cell office:value-type="float" office:value="1345">
                <text:p>1350</text:p>
              </table:table-cell>
              <table:table-cell office:value-type="float" office:value="235.700267318989">
                <text:p>235.700267318989</text:p>
              </table:table-cell>
              <table:table-cell office:value-type="float" office:value="4324.29973268101">
                <text:p>4324.29973268101</text:p>
              </table:table-cell>
            </table:table-row>
            <table:table-row>
              <table:table-cell office:value-type="float" office:value="1346">
                <text:p>1350</text:p>
              </table:table-cell>
              <table:table-cell office:value-type="float" office:value="234.666494216712">
                <text:p>234.666494216712</text:p>
              </table:table-cell>
              <table:table-cell office:value-type="float" office:value="4305.33350578329">
                <text:p>4305.33350578329</text:p>
              </table:table-cell>
            </table:table-row>
            <table:table-row>
              <table:table-cell office:value-type="float" office:value="1347">
                <text:p>1350</text:p>
              </table:table-cell>
              <table:table-cell office:value-type="float" office:value="234.666494216712">
                <text:p>234.666494216712</text:p>
              </table:table-cell>
              <table:table-cell office:value-type="float" office:value="4305.33350578329">
                <text:p>4305.33350578329</text:p>
              </table:table-cell>
            </table:table-row>
            <table:table-row>
              <table:table-cell office:value-type="float" office:value="1348">
                <text:p>1350</text:p>
              </table:table-cell>
              <table:table-cell office:value-type="float" office:value="233.632721114436">
                <text:p>233.632721114436</text:p>
              </table:table-cell>
              <table:table-cell office:value-type="float" office:value="4286.36727888557">
                <text:p>4286.36727888557</text:p>
              </table:table-cell>
            </table:table-row>
            <table:table-row>
              <table:table-cell office:value-type="float" office:value="1349">
                <text:p>1350</text:p>
              </table:table-cell>
              <table:table-cell office:value-type="float" office:value="233.632721114436">
                <text:p>233.632721114436</text:p>
              </table:table-cell>
              <table:table-cell office:value-type="float" office:value="4286.36727888557">
                <text:p>4286.3672788855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232.59894801216">
                <text:p>232.59894801216</text:p>
              </table:table-cell>
              <table:table-cell office:value-type="float" office:value="4267.40105198784">
                <text:p>4267.40105198784</text:p>
              </table:table-cell>
            </table:table-row>
            <table:table-row>
              <table:table-cell office:value-type="float" office:value="1351">
                <text:p>1350</text:p>
              </table:table-cell>
              <table:table-cell office:value-type="float" office:value="232.59894801216">
                <text:p>232.59894801216</text:p>
              </table:table-cell>
              <table:table-cell office:value-type="float" office:value="4767.40105198784">
                <text:p>4767.40105198784</text:p>
              </table:table-cell>
            </table:table-row>
            <table:table-row>
              <table:table-cell office:value-type="float" office:value="1352">
                <text:p>1350</text:p>
              </table:table-cell>
              <table:table-cell office:value-type="float" office:value="231.668552220111">
                <text:p>231.668552220111</text:p>
              </table:table-cell>
              <table:table-cell office:value-type="float" office:value="4748.33144777989">
                <text:p>4748.33144777989</text:p>
              </table:table-cell>
            </table:table-row>
            <table:table-row>
              <table:table-cell office:value-type="float" office:value="1353">
                <text:p>1350</text:p>
              </table:table-cell>
              <table:table-cell office:value-type="float" office:value="231.668552220111">
                <text:p>231.668552220111</text:p>
              </table:table-cell>
              <table:table-cell office:value-type="float" office:value="4748.33144777989">
                <text:p>4748.33144777989</text:p>
              </table:table-cell>
            </table:table-row>
            <table:table-row>
              <table:table-cell office:value-type="float" office:value="1354">
                <text:p>1350</text:p>
              </table:table-cell>
              <table:table-cell office:value-type="float" office:value="230.738156428063">
                <text:p>230.738156428063</text:p>
              </table:table-cell>
              <table:table-cell office:value-type="float" office:value="4729.26184357194">
                <text:p>4729.26184357194</text:p>
              </table:table-cell>
            </table:table-row>
            <table:table-row>
              <table:table-cell office:value-type="float" office:value="1355">
                <text:p>1360</text:p>
              </table:table-cell>
              <table:table-cell office:value-type="float" office:value="230.738156428063">
                <text:p>230.738156428063</text:p>
              </table:table-cell>
              <table:table-cell office:value-type="float" office:value="4729.26184357194">
                <text:p>4729.26184357194</text:p>
              </table:table-cell>
            </table:table-row>
            <table:table-row>
              <table:table-cell office:value-type="float" office:value="1356">
                <text:p>1360</text:p>
              </table:table-cell>
              <table:table-cell office:value-type="float" office:value="229.807760636014">
                <text:p>229.807760636014</text:p>
              </table:table-cell>
              <table:table-cell office:value-type="float" office:value="4710.19223936399">
                <text:p>4710.19223936399</text:p>
              </table:table-cell>
            </table:table-row>
            <table:table-row>
              <table:table-cell office:value-type="float" office:value="1357">
                <text:p>1360</text:p>
              </table:table-cell>
              <table:table-cell office:value-type="float" office:value="229.807760636014">
                <text:p>229.807760636014</text:p>
              </table:table-cell>
              <table:table-cell office:value-type="float" office:value="4710.19223936399">
                <text:p>4710.19223936399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228.877364843965">
                <text:p>228.877364843965</text:p>
              </table:table-cell>
              <table:table-cell office:value-type="float" office:value="4691.12263515603">
                <text:p>4691.12263515603</text:p>
              </table:table-cell>
            </table:table-row>
            <table:table-row>
              <table:table-cell office:value-type="float" office:value="1359">
                <text:p>1360</text:p>
              </table:table-cell>
              <table:table-cell office:value-type="float" office:value="228.877364843965">
                <text:p>228.877364843965</text:p>
              </table:table-cell>
              <table:table-cell office:value-type="float" office:value="4691.12263515603">
                <text:p>4691.12263515603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227.946969051917">
                <text:p>227.946969051917</text:p>
              </table:table-cell>
              <table:table-cell office:value-type="float" office:value="4672.05303094808">
                <text:p>4672.05303094808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227.946969051917">
                <text:p>227.946969051917</text:p>
              </table:table-cell>
              <table:table-cell office:value-type="float" office:value="4672.05303094808">
                <text:p>4672.05303094808</text:p>
              </table:table-cell>
            </table:table-row>
            <table:table-row>
              <table:table-cell office:value-type="float" office:value="1362">
                <text:p>1360</text:p>
              </table:table-cell>
              <table:table-cell office:value-type="float" office:value="227.016573259868">
                <text:p>227.016573259868</text:p>
              </table:table-cell>
              <table:table-cell office:value-type="float" office:value="4652.98342674013">
                <text:p>4652.98342674013</text:p>
              </table:table-cell>
            </table:table-row>
            <table:table-row>
              <table:table-cell office:value-type="float" office:value="1363">
                <text:p>1360</text:p>
              </table:table-cell>
              <table:table-cell office:value-type="float" office:value="227.016573259868">
                <text:p>227.016573259868</text:p>
              </table:table-cell>
              <table:table-cell office:value-type="float" office:value="4652.98342674013">
                <text:p>4652.98342674013</text:p>
              </table:table-cell>
            </table:table-row>
            <table:table-row>
              <table:table-cell office:value-type="float" office:value="1364">
                <text:p>1360</text:p>
              </table:table-cell>
              <table:table-cell office:value-type="float" office:value="226.086177467819">
                <text:p>226.086177467819</text:p>
              </table:table-cell>
              <table:table-cell office:value-type="float" office:value="4633.91382253218">
                <text:p>4633.91382253218</text:p>
              </table:table-cell>
            </table:table-row>
            <table:table-row>
              <table:table-cell office:value-type="float" office:value="1365">
                <text:p>1370</text:p>
              </table:table-cell>
              <table:table-cell office:value-type="float" office:value="226.086177467819">
                <text:p>226.086177467819</text:p>
              </table:table-cell>
              <table:table-cell office:value-type="float" office:value="4633.91382253218">
                <text:p>4633.91382253218</text:p>
              </table:table-cell>
            </table:table-row>
            <table:table-row>
              <table:table-cell office:value-type="float" office:value="1366">
                <text:p>1370</text:p>
              </table:table-cell>
              <table:table-cell office:value-type="float" office:value="225.155781675771">
                <text:p>225.155781675771</text:p>
              </table:table-cell>
              <table:table-cell office:value-type="float" office:value="4614.84421832423">
                <text:p>4614.84421832423</text:p>
              </table:table-cell>
            </table:table-row>
            <table:table-row>
              <table:table-cell office:value-type="float" office:value="1367">
                <text:p>1370</text:p>
              </table:table-cell>
              <table:table-cell office:value-type="float" office:value="225.155781675771">
                <text:p>225.155781675771</text:p>
              </table:table-cell>
              <table:table-cell office:value-type="float" office:value="4614.84421832423">
                <text:p>4614.84421832423</text:p>
              </table:table-cell>
            </table:table-row>
            <table:table-row>
              <table:table-cell office:value-type="float" office:value="1368">
                <text:p>1370</text:p>
              </table:table-cell>
              <table:table-cell office:value-type="float" office:value="224.225385883722">
                <text:p>224.225385883722</text:p>
              </table:table-cell>
              <table:table-cell office:value-type="float" office:value="4595.77461411628">
                <text:p>4595.77461411628</text:p>
              </table:table-cell>
            </table:table-row>
            <table:table-row>
              <table:table-cell office:value-type="float" office:value="1369">
                <text:p>1370</text:p>
              </table:table-cell>
              <table:table-cell office:value-type="float" office:value="224.225385883722">
                <text:p>224.225385883722</text:p>
              </table:table-cell>
              <table:table-cell office:value-type="float" office:value="4595.77461411628">
                <text:p>4595.77461411628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223.294990091673">
                <text:p>223.294990091673</text:p>
              </table:table-cell>
              <table:table-cell office:value-type="float" office:value="4576.70500990832">
                <text:p>4576.70500990832</text:p>
              </table:table-cell>
            </table:table-row>
            <table:table-row>
              <table:table-cell office:value-type="float" office:value="1371">
                <text:p>1370</text:p>
              </table:table-cell>
              <table:table-cell office:value-type="float" office:value="223.294990091673">
                <text:p>223.294990091673</text:p>
              </table:table-cell>
              <table:table-cell office:value-type="float" office:value="4576.70500990832">
                <text:p>4576.70500990832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222.364594299625">
                <text:p>222.364594299625</text:p>
              </table:table-cell>
              <table:table-cell office:value-type="float" office:value="4557.63540570037">
                <text:p>4557.63540570037</text:p>
              </table:table-cell>
            </table:table-row>
            <table:table-row>
              <table:table-cell office:value-type="float" office:value="1373">
                <text:p>1370</text:p>
              </table:table-cell>
              <table:table-cell office:value-type="float" office:value="222.364594299625">
                <text:p>222.364594299625</text:p>
              </table:table-cell>
              <table:table-cell office:value-type="float" office:value="4557.63540570037">
                <text:p>4557.63540570037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221.434198507576">
                <text:p>221.434198507576</text:p>
              </table:table-cell>
              <table:table-cell office:value-type="float" office:value="4538.56580149242">
                <text:p>4538.56580149242</text:p>
              </table:table-cell>
            </table:table-row>
            <table:table-row>
              <table:table-cell office:value-type="float" office:value="1375">
                <text:p>1380</text:p>
              </table:table-cell>
              <table:table-cell office:value-type="float" office:value="221.434198507576">
                <text:p>221.434198507576</text:p>
              </table:table-cell>
              <table:table-cell office:value-type="float" office:value="4538.56580149242">
                <text:p>4538.56580149242</text:p>
              </table:table-cell>
            </table:table-row>
            <table:table-row>
              <table:table-cell office:value-type="float" office:value="1376">
                <text:p>1380</text:p>
              </table:table-cell>
              <table:table-cell office:value-type="float" office:value="220.503802715528">
                <text:p>220.503802715528</text:p>
              </table:table-cell>
              <table:table-cell office:value-type="float" office:value="4519.49619728447">
                <text:p>4519.49619728447</text:p>
              </table:table-cell>
            </table:table-row>
            <table:table-row>
              <table:table-cell office:value-type="float" office:value="1377">
                <text:p>1380</text:p>
              </table:table-cell>
              <table:table-cell office:value-type="float" office:value="220.503802715528">
                <text:p>220.503802715528</text:p>
              </table:table-cell>
              <table:table-cell office:value-type="float" office:value="4519.49619728447">
                <text:p>4519.49619728447</text:p>
              </table:table-cell>
            </table:table-row>
            <table:table-row>
              <table:table-cell office:value-type="float" office:value="1378">
                <text:p>1380</text:p>
              </table:table-cell>
              <table:table-cell office:value-type="float" office:value="219.573406923479">
                <text:p>219.573406923479</text:p>
              </table:table-cell>
              <table:table-cell office:value-type="float" office:value="4500.42659307652">
                <text:p>4500.42659307652</text:p>
              </table:table-cell>
            </table:table-row>
            <table:table-row>
              <table:table-cell office:value-type="float" office:value="1379">
                <text:p>1380</text:p>
              </table:table-cell>
              <table:table-cell office:value-type="float" office:value="219.573406923479">
                <text:p>219.573406923479</text:p>
              </table:table-cell>
              <table:table-cell office:value-type="float" office:value="4500.42659307652">
                <text:p>4500.42659307652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218.64301113143">
                <text:p>218.64301113143</text:p>
              </table:table-cell>
              <table:table-cell office:value-type="float" office:value="4481.35698886857">
                <text:p>4481.35698886857</text:p>
              </table:table-cell>
            </table:table-row>
            <table:table-row>
              <table:table-cell office:value-type="float" office:value="1381">
                <text:p>1380</text:p>
              </table:table-cell>
              <table:table-cell office:value-type="float" office:value="218.64301113143">
                <text:p>218.64301113143</text:p>
              </table:table-cell>
              <table:table-cell office:value-type="float" office:value="4481.35698886857">
                <text:p>4481.35698886857</text:p>
              </table:table-cell>
            </table:table-row>
            <table:table-row>
              <table:table-cell office:value-type="float" office:value="1382">
                <text:p>1380</text:p>
              </table:table-cell>
              <table:table-cell office:value-type="float" office:value="217.712615339382">
                <text:p>217.712615339382</text:p>
              </table:table-cell>
              <table:table-cell office:value-type="float" office:value="4462.28738466061">
                <text:p>4462.28738466061</text:p>
              </table:table-cell>
            </table:table-row>
            <table:table-row>
              <table:table-cell office:value-type="float" office:value="1383">
                <text:p>1380</text:p>
              </table:table-cell>
              <table:table-cell office:value-type="float" office:value="217.712615339382">
                <text:p>217.712615339382</text:p>
              </table:table-cell>
              <table:table-cell office:value-type="float" office:value="4462.28738466061">
                <text:p>4462.28738466061</text:p>
              </table:table-cell>
            </table:table-row>
            <table:table-row>
              <table:table-cell office:value-type="float" office:value="1384">
                <text:p>1380</text:p>
              </table:table-cell>
              <table:table-cell office:value-type="float" office:value="216.782219547333">
                <text:p>216.782219547333</text:p>
              </table:table-cell>
              <table:table-cell office:value-type="float" office:value="4443.21778045266">
                <text:p>4443.21778045266</text:p>
              </table:table-cell>
            </table:table-row>
            <table:table-row>
              <table:table-cell office:value-type="float" office:value="1385">
                <text:p>1390</text:p>
              </table:table-cell>
              <table:table-cell office:value-type="float" office:value="216.782219547333">
                <text:p>216.782219547333</text:p>
              </table:table-cell>
              <table:table-cell office:value-type="float" office:value="4443.21778045266">
                <text:p>4443.21778045266</text:p>
              </table:table-cell>
            </table:table-row>
            <table:table-row>
              <table:table-cell office:value-type="float" office:value="1386">
                <text:p>1390</text:p>
              </table:table-cell>
              <table:table-cell office:value-type="float" office:value="215.851823755284">
                <text:p>215.851823755284</text:p>
              </table:table-cell>
              <table:table-cell office:value-type="float" office:value="4424.14817624471">
                <text:p>4424.14817624471</text:p>
              </table:table-cell>
            </table:table-row>
            <table:table-row>
              <table:table-cell office:value-type="float" office:value="1387">
                <text:p>1390</text:p>
              </table:table-cell>
              <table:table-cell office:value-type="float" office:value="215.851823755284">
                <text:p>215.851823755284</text:p>
              </table:table-cell>
              <table:table-cell office:value-type="float" office:value="4424.14817624471">
                <text:p>4424.14817624471</text:p>
              </table:table-cell>
            </table:table-row>
            <table:table-row>
              <table:table-cell office:value-type="float" office:value="1388">
                <text:p>1390</text:p>
              </table:table-cell>
              <table:table-cell office:value-type="float" office:value="214.921427963236">
                <text:p>214.921427963236</text:p>
              </table:table-cell>
              <table:table-cell office:value-type="float" office:value="4405.07857203676">
                <text:p>4405.07857203676</text:p>
              </table:table-cell>
            </table:table-row>
            <table:table-row>
              <table:table-cell office:value-type="float" office:value="1389">
                <text:p>1390</text:p>
              </table:table-cell>
              <table:table-cell office:value-type="float" office:value="214.921427963236">
                <text:p>214.921427963236</text:p>
              </table:table-cell>
              <table:table-cell office:value-type="float" office:value="4405.07857203676">
                <text:p>4405.07857203676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213.991032171187">
                <text:p>213.991032171187</text:p>
              </table:table-cell>
              <table:table-cell office:value-type="float" office:value="4386.00896782881">
                <text:p>4386.00896782881</text:p>
              </table:table-cell>
            </table:table-row>
            <table:table-row>
              <table:table-cell office:value-type="float" office:value="1391">
                <text:p>1390</text:p>
              </table:table-cell>
              <table:table-cell office:value-type="float" office:value="213.991032171187">
                <text:p>213.991032171187</text:p>
              </table:table-cell>
              <table:table-cell office:value-type="float" office:value="4386.00896782881">
                <text:p>4386.00896782881</text:p>
              </table:table-cell>
            </table:table-row>
            <table:table-row>
              <table:table-cell office:value-type="float" office:value="1392">
                <text:p>1390</text:p>
              </table:table-cell>
              <table:table-cell office:value-type="float" office:value="213.060636379138">
                <text:p>213.060636379138</text:p>
              </table:table-cell>
              <table:table-cell office:value-type="float" office:value="4366.93936362086">
                <text:p>4366.93936362086</text:p>
              </table:table-cell>
            </table:table-row>
            <table:table-row>
              <table:table-cell office:value-type="float" office:value="1393">
                <text:p>1390</text:p>
              </table:table-cell>
              <table:table-cell office:value-type="float" office:value="213.060636379138">
                <text:p>213.060636379138</text:p>
              </table:table-cell>
              <table:table-cell office:value-type="float" office:value="4366.93936362086">
                <text:p>4366.93936362086</text:p>
              </table:table-cell>
            </table:table-row>
            <table:table-row>
              <table:table-cell office:value-type="float" office:value="1394">
                <text:p>1390</text:p>
              </table:table-cell>
              <table:table-cell office:value-type="float" office:value="212.13024058709">
                <text:p>212.13024058709</text:p>
              </table:table-cell>
              <table:table-cell office:value-type="float" office:value="4347.8697594129">
                <text:p>4347.8697594129</text:p>
              </table:table-cell>
            </table:table-row>
            <table:table-row>
              <table:table-cell office:value-type="float" office:value="1395">
                <text:p>1400</text:p>
              </table:table-cell>
              <table:table-cell office:value-type="float" office:value="212.13024058709">
                <text:p>212.13024058709</text:p>
              </table:table-cell>
              <table:table-cell office:value-type="float" office:value="4347.8697594129">
                <text:p>4347.8697594129</text:p>
              </table:table-cell>
            </table:table-row>
            <table:table-row>
              <table:table-cell office:value-type="float" office:value="1396">
                <text:p>1400</text:p>
              </table:table-cell>
              <table:table-cell office:value-type="float" office:value="211.199844795041">
                <text:p>211.199844795041</text:p>
              </table:table-cell>
              <table:table-cell office:value-type="float" office:value="4328.80015520495">
                <text:p>4328.80015520495</text:p>
              </table:table-cell>
            </table:table-row>
            <table:table-row>
              <table:table-cell office:value-type="float" office:value="1397">
                <text:p>1400</text:p>
              </table:table-cell>
              <table:table-cell office:value-type="float" office:value="211.199844795041">
                <text:p>211.199844795041</text:p>
              </table:table-cell>
              <table:table-cell office:value-type="float" office:value="4328.80015520495">
                <text:p>4328.80015520495</text:p>
              </table:table-cell>
            </table:table-row>
            <table:table-row>
              <table:table-cell office:value-type="float" office:value="1398">
                <text:p>1400</text:p>
              </table:table-cell>
              <table:table-cell office:value-type="float" office:value="210.269449002993">
                <text:p>210.269449002993</text:p>
              </table:table-cell>
              <table:table-cell office:value-type="float" office:value="4309.730550997">
                <text:p>4309.730550997</text:p>
              </table:table-cell>
            </table:table-row>
            <table:table-row>
              <table:table-cell office:value-type="float" office:value="1399">
                <text:p>1400</text:p>
              </table:table-cell>
              <table:table-cell office:value-type="float" office:value="210.269449002993">
                <text:p>210.269449002993</text:p>
              </table:table-cell>
              <table:table-cell office:value-type="float" office:value="4309.730550997">
                <text:p>4309.73055099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09.339053210944">
                <text:p>209.339053210944</text:p>
              </table:table-cell>
              <table:table-cell office:value-type="float" office:value="4290.66094678905">
                <text:p>4290.66094678905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209.339053210944">
                <text:p>209.339053210944</text:p>
              </table:table-cell>
              <table:table-cell office:value-type="float" office:value="4790.66094678906">
                <text:p>4790.66094678906</text:p>
              </table:table-cell>
            </table:table-row>
            <table:table-row>
              <table:table-cell office:value-type="float" office:value="1402">
                <text:p>1400</text:p>
              </table:table-cell>
              <table:table-cell office:value-type="float" office:value="208.5016969981">
                <text:p>208.5016969981</text:p>
              </table:table-cell>
              <table:table-cell office:value-type="float" office:value="4771.4983030019">
                <text:p>4771.4983030019</text:p>
              </table:table-cell>
            </table:table-row>
            <table:table-row>
              <table:table-cell office:value-type="float" office:value="1403">
                <text:p>1400</text:p>
              </table:table-cell>
              <table:table-cell office:value-type="float" office:value="208.5016969981">
                <text:p>208.5016969981</text:p>
              </table:table-cell>
              <table:table-cell office:value-type="float" office:value="4771.4983030019">
                <text:p>4771.4983030019</text:p>
              </table:table-cell>
            </table:table-row>
            <table:table-row>
              <table:table-cell office:value-type="float" office:value="1404">
                <text:p>1400</text:p>
              </table:table-cell>
              <table:table-cell office:value-type="float" office:value="207.664340785256">
                <text:p>207.664340785256</text:p>
              </table:table-cell>
              <table:table-cell office:value-type="float" office:value="4752.33565921474">
                <text:p>4752.33565921474</text:p>
              </table:table-cell>
            </table:table-row>
            <table:table-row>
              <table:table-cell office:value-type="float" office:value="1405">
                <text:p>1410</text:p>
              </table:table-cell>
              <table:table-cell office:value-type="float" office:value="207.664340785256">
                <text:p>207.664340785256</text:p>
              </table:table-cell>
              <table:table-cell office:value-type="float" office:value="4752.33565921474">
                <text:p>4752.33565921474</text:p>
              </table:table-cell>
            </table:table-row>
            <table:table-row>
              <table:table-cell office:value-type="float" office:value="1406">
                <text:p>1410</text:p>
              </table:table-cell>
              <table:table-cell office:value-type="float" office:value="206.826984572413">
                <text:p>206.826984572413</text:p>
              </table:table-cell>
              <table:table-cell office:value-type="float" office:value="4733.17301542759">
                <text:p>4733.17301542759</text:p>
              </table:table-cell>
            </table:table-row>
            <table:table-row>
              <table:table-cell office:value-type="float" office:value="1407">
                <text:p>1410</text:p>
              </table:table-cell>
              <table:table-cell office:value-type="float" office:value="206.826984572413">
                <text:p>206.826984572413</text:p>
              </table:table-cell>
              <table:table-cell office:value-type="float" office:value="4733.17301542759">
                <text:p>4733.17301542759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205.989628359569">
                <text:p>205.989628359569</text:p>
              </table:table-cell>
              <table:table-cell office:value-type="float" office:value="4714.01037164043">
                <text:p>4714.01037164043</text:p>
              </table:table-cell>
            </table:table-row>
            <table:table-row>
              <table:table-cell office:value-type="float" office:value="1409">
                <text:p>1410</text:p>
              </table:table-cell>
              <table:table-cell office:value-type="float" office:value="205.989628359569">
                <text:p>205.989628359569</text:p>
              </table:table-cell>
              <table:table-cell office:value-type="float" office:value="4714.01037164043">
                <text:p>4714.01037164043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205.152272146725">
                <text:p>205.152272146725</text:p>
              </table:table-cell>
              <table:table-cell office:value-type="float" office:value="4694.84772785327">
                <text:p>4694.84772785327</text:p>
              </table:table-cell>
            </table:table-row>
            <table:table-row>
              <table:table-cell office:value-type="float" office:value="1411">
                <text:p>1410</text:p>
              </table:table-cell>
              <table:table-cell office:value-type="float" office:value="205.152272146725">
                <text:p>205.152272146725</text:p>
              </table:table-cell>
              <table:table-cell office:value-type="float" office:value="4694.84772785327">
                <text:p>4694.84772785327</text:p>
              </table:table-cell>
            </table:table-row>
            <table:table-row>
              <table:table-cell office:value-type="float" office:value="1412">
                <text:p>1410</text:p>
              </table:table-cell>
              <table:table-cell office:value-type="float" office:value="204.314915933881">
                <text:p>204.314915933881</text:p>
              </table:table-cell>
              <table:table-cell office:value-type="float" office:value="4675.68508406612">
                <text:p>4675.68508406612</text:p>
              </table:table-cell>
            </table:table-row>
            <table:table-row>
              <table:table-cell office:value-type="float" office:value="1413">
                <text:p>1410</text:p>
              </table:table-cell>
              <table:table-cell office:value-type="float" office:value="204.314915933881">
                <text:p>204.314915933881</text:p>
              </table:table-cell>
              <table:table-cell office:value-type="float" office:value="4675.68508406612">
                <text:p>4675.68508406612</text:p>
              </table:table-cell>
            </table:table-row>
            <table:table-row>
              <table:table-cell office:value-type="float" office:value="1414">
                <text:p>1410</text:p>
              </table:table-cell>
              <table:table-cell office:value-type="float" office:value="203.477559721037">
                <text:p>203.477559721037</text:p>
              </table:table-cell>
              <table:table-cell office:value-type="float" office:value="4656.52244027896">
                <text:p>4656.52244027896</text:p>
              </table:table-cell>
            </table:table-row>
            <table:table-row>
              <table:table-cell office:value-type="float" office:value="1415">
                <text:p>1420</text:p>
              </table:table-cell>
              <table:table-cell office:value-type="float" office:value="203.477559721037">
                <text:p>203.477559721037</text:p>
              </table:table-cell>
              <table:table-cell office:value-type="float" office:value="4656.52244027896">
                <text:p>4656.52244027896</text:p>
              </table:table-cell>
            </table:table-row>
            <table:table-row>
              <table:table-cell office:value-type="float" office:value="1416">
                <text:p>1420</text:p>
              </table:table-cell>
              <table:table-cell office:value-type="float" office:value="202.640203508194">
                <text:p>202.640203508194</text:p>
              </table:table-cell>
              <table:table-cell office:value-type="float" office:value="4637.3597964918">
                <text:p>4637.3597964918</text:p>
              </table:table-cell>
            </table:table-row>
            <table:table-row>
              <table:table-cell office:value-type="float" office:value="1417">
                <text:p>1420</text:p>
              </table:table-cell>
              <table:table-cell office:value-type="float" office:value="202.640203508194">
                <text:p>202.640203508194</text:p>
              </table:table-cell>
              <table:table-cell office:value-type="float" office:value="4637.3597964918">
                <text:p>4637.3597964918</text:p>
              </table:table-cell>
            </table:table-row>
            <table:table-row>
              <table:table-cell office:value-type="float" office:value="1418">
                <text:p>1420</text:p>
              </table:table-cell>
              <table:table-cell office:value-type="float" office:value="201.80284729535">
                <text:p>201.80284729535</text:p>
              </table:table-cell>
              <table:table-cell office:value-type="float" office:value="4618.19715270465">
                <text:p>4618.19715270465</text:p>
              </table:table-cell>
            </table:table-row>
            <table:table-row>
              <table:table-cell office:value-type="float" office:value="1419">
                <text:p>1420</text:p>
              </table:table-cell>
              <table:table-cell office:value-type="float" office:value="201.80284729535">
                <text:p>201.80284729535</text:p>
              </table:table-cell>
              <table:table-cell office:value-type="float" office:value="4618.19715270465">
                <text:p>4618.19715270465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200.965491082506">
                <text:p>200.965491082506</text:p>
              </table:table-cell>
              <table:table-cell office:value-type="float" office:value="4599.03450891749">
                <text:p>4599.03450891749</text:p>
              </table:table-cell>
            </table:table-row>
            <table:table-row>
              <table:table-cell office:value-type="float" office:value="1421">
                <text:p>1420</text:p>
              </table:table-cell>
              <table:table-cell office:value-type="float" office:value="200.965491082506">
                <text:p>200.965491082506</text:p>
              </table:table-cell>
              <table:table-cell office:value-type="float" office:value="4599.03450891749">
                <text:p>4599.03450891749</text:p>
              </table:table-cell>
            </table:table-row>
            <table:table-row>
              <table:table-cell office:value-type="float" office:value="1422">
                <text:p>1420</text:p>
              </table:table-cell>
              <table:table-cell office:value-type="float" office:value="200.128134869662">
                <text:p>200.128134869662</text:p>
              </table:table-cell>
              <table:table-cell office:value-type="float" office:value="4579.87186513034">
                <text:p>4579.87186513034</text:p>
              </table:table-cell>
            </table:table-row>
            <table:table-row>
              <table:table-cell office:value-type="float" office:value="1423">
                <text:p>1420</text:p>
              </table:table-cell>
              <table:table-cell office:value-type="float" office:value="200.128134869662">
                <text:p>200.128134869662</text:p>
              </table:table-cell>
              <table:table-cell office:value-type="float" office:value="4579.87186513034">
                <text:p>4579.87186513034</text:p>
              </table:table-cell>
            </table:table-row>
            <table:table-row>
              <table:table-cell office:value-type="float" office:value="1424">
                <text:p>1420</text:p>
              </table:table-cell>
              <table:table-cell office:value-type="float" office:value="199.290778656818">
                <text:p>199.290778656818</text:p>
              </table:table-cell>
              <table:table-cell office:value-type="float" office:value="4560.70922134318">
                <text:p>4560.70922134318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199.290778656818">
                <text:p>199.290778656818</text:p>
              </table:table-cell>
              <table:table-cell office:value-type="float" office:value="4560.70922134318">
                <text:p>4560.70922134318</text:p>
              </table:table-cell>
            </table:table-row>
            <table:table-row>
              <table:table-cell office:value-type="float" office:value="1426">
                <text:p>1430</text:p>
              </table:table-cell>
              <table:table-cell office:value-type="float" office:value="198.453422443975">
                <text:p>198.453422443975</text:p>
              </table:table-cell>
              <table:table-cell office:value-type="float" office:value="4541.54657755602">
                <text:p>4541.54657755602</text:p>
              </table:table-cell>
            </table:table-row>
            <table:table-row>
              <table:table-cell office:value-type="float" office:value="1427">
                <text:p>1430</text:p>
              </table:table-cell>
              <table:table-cell office:value-type="float" office:value="198.453422443975">
                <text:p>198.453422443975</text:p>
              </table:table-cell>
              <table:table-cell office:value-type="float" office:value="4541.54657755602">
                <text:p>4541.54657755602</text:p>
              </table:table-cell>
            </table:table-row>
            <table:table-row>
              <table:table-cell office:value-type="float" office:value="1428">
                <text:p>1430</text:p>
              </table:table-cell>
              <table:table-cell office:value-type="float" office:value="197.616066231131">
                <text:p>197.616066231131</text:p>
              </table:table-cell>
              <table:table-cell office:value-type="float" office:value="4522.38393376887">
                <text:p>4522.38393376887</text:p>
              </table:table-cell>
            </table:table-row>
            <table:table-row>
              <table:table-cell office:value-type="float" office:value="1429">
                <text:p>1430</text:p>
              </table:table-cell>
              <table:table-cell office:value-type="float" office:value="197.616066231131">
                <text:p>197.616066231131</text:p>
              </table:table-cell>
              <table:table-cell office:value-type="float" office:value="4522.38393376887">
                <text:p>4522.38393376887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96.778710018287">
                <text:p>196.778710018287</text:p>
              </table:table-cell>
              <table:table-cell office:value-type="float" office:value="4503.22128998171">
                <text:p>4503.22128998171</text:p>
              </table:table-cell>
            </table:table-row>
            <table:table-row>
              <table:table-cell office:value-type="float" office:value="1431">
                <text:p>1430</text:p>
              </table:table-cell>
              <table:table-cell office:value-type="float" office:value="196.778710018287">
                <text:p>196.778710018287</text:p>
              </table:table-cell>
              <table:table-cell office:value-type="float" office:value="4503.22128998171">
                <text:p>4503.22128998171</text:p>
              </table:table-cell>
            </table:table-row>
            <table:table-row>
              <table:table-cell office:value-type="float" office:value="1432">
                <text:p>1430</text:p>
              </table:table-cell>
              <table:table-cell office:value-type="float" office:value="195.941353805443">
                <text:p>195.941353805443</text:p>
              </table:table-cell>
              <table:table-cell office:value-type="float" office:value="4484.05864619455">
                <text:p>4484.05864619455</text:p>
              </table:table-cell>
            </table:table-row>
            <table:table-row>
              <table:table-cell office:value-type="float" office:value="1433">
                <text:p>1430</text:p>
              </table:table-cell>
              <table:table-cell office:value-type="float" office:value="195.941353805443">
                <text:p>195.941353805443</text:p>
              </table:table-cell>
              <table:table-cell office:value-type="float" office:value="4484.05864619455">
                <text:p>4484.05864619455</text:p>
              </table:table-cell>
            </table:table-row>
            <table:table-row>
              <table:table-cell office:value-type="float" office:value="1434">
                <text:p>1430</text:p>
              </table:table-cell>
              <table:table-cell office:value-type="float" office:value="195.1039975926">
                <text:p>195.1039975926</text:p>
              </table:table-cell>
              <table:table-cell office:value-type="float" office:value="4464.8960024074">
                <text:p>4464.8960024074</text:p>
              </table:table-cell>
            </table:table-row>
            <table:table-row>
              <table:table-cell office:value-type="float" office:value="1435">
                <text:p>1440</text:p>
              </table:table-cell>
              <table:table-cell office:value-type="float" office:value="195.1039975926">
                <text:p>195.1039975926</text:p>
              </table:table-cell>
              <table:table-cell office:value-type="float" office:value="4464.8960024074">
                <text:p>4464.8960024074</text:p>
              </table:table-cell>
            </table:table-row>
            <table:table-row>
              <table:table-cell office:value-type="float" office:value="1436">
                <text:p>1440</text:p>
              </table:table-cell>
              <table:table-cell office:value-type="float" office:value="194.266641379756">
                <text:p>194.266641379756</text:p>
              </table:table-cell>
              <table:table-cell office:value-type="float" office:value="4445.73335862024">
                <text:p>4445.73335862024</text:p>
              </table:table-cell>
            </table:table-row>
            <table:table-row>
              <table:table-cell office:value-type="float" office:value="1437">
                <text:p>1440</text:p>
              </table:table-cell>
              <table:table-cell office:value-type="float" office:value="194.266641379756">
                <text:p>194.266641379756</text:p>
              </table:table-cell>
              <table:table-cell office:value-type="float" office:value="4445.73335862024">
                <text:p>4445.73335862024</text:p>
              </table:table-cell>
            </table:table-row>
            <table:table-row>
              <table:table-cell office:value-type="float" office:value="1438">
                <text:p>1440</text:p>
              </table:table-cell>
              <table:table-cell office:value-type="float" office:value="193.429285166912">
                <text:p>193.429285166912</text:p>
              </table:table-cell>
              <table:table-cell office:value-type="float" office:value="4426.57071483308">
                <text:p>4426.57071483308</text:p>
              </table:table-cell>
            </table:table-row>
            <table:table-row>
              <table:table-cell office:value-type="float" office:value="1439">
                <text:p>1440</text:p>
              </table:table-cell>
              <table:table-cell office:value-type="float" office:value="193.429285166912">
                <text:p>193.429285166912</text:p>
              </table:table-cell>
              <table:table-cell office:value-type="float" office:value="4426.57071483308">
                <text:p>4426.57071483308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92.591928954068">
                <text:p>192.591928954068</text:p>
              </table:table-cell>
              <table:table-cell office:value-type="float" office:value="4407.40807104593">
                <text:p>4407.40807104593</text:p>
              </table:table-cell>
            </table:table-row>
            <table:table-row>
              <table:table-cell office:value-type="float" office:value="1441">
                <text:p>1440</text:p>
              </table:table-cell>
              <table:table-cell office:value-type="float" office:value="192.591928954068">
                <text:p>192.591928954068</text:p>
              </table:table-cell>
              <table:table-cell office:value-type="float" office:value="4407.40807104593">
                <text:p>4407.40807104593</text:p>
              </table:table-cell>
            </table:table-row>
            <table:table-row>
              <table:table-cell office:value-type="float" office:value="1442">
                <text:p>1440</text:p>
              </table:table-cell>
              <table:table-cell office:value-type="float" office:value="191.754572741224">
                <text:p>191.754572741224</text:p>
              </table:table-cell>
              <table:table-cell office:value-type="float" office:value="4388.24542725877">
                <text:p>4388.24542725877</text:p>
              </table:table-cell>
            </table:table-row>
            <table:table-row>
              <table:table-cell office:value-type="float" office:value="1443">
                <text:p>1440</text:p>
              </table:table-cell>
              <table:table-cell office:value-type="float" office:value="191.754572741224">
                <text:p>191.754572741224</text:p>
              </table:table-cell>
              <table:table-cell office:value-type="float" office:value="4388.24542725877">
                <text:p>4388.24542725877</text:p>
              </table:table-cell>
            </table:table-row>
            <table:table-row>
              <table:table-cell office:value-type="float" office:value="1444">
                <text:p>1440</text:p>
              </table:table-cell>
              <table:table-cell office:value-type="float" office:value="190.917216528381">
                <text:p>190.917216528381</text:p>
              </table:table-cell>
              <table:table-cell office:value-type="float" office:value="4369.08278347161">
                <text:p>4369.08278347161</text:p>
              </table:table-cell>
            </table:table-row>
            <table:table-row>
              <table:table-cell office:value-type="float" office:value="1445">
                <text:p>1450</text:p>
              </table:table-cell>
              <table:table-cell office:value-type="float" office:value="190.917216528381">
                <text:p>190.917216528381</text:p>
              </table:table-cell>
              <table:table-cell office:value-type="float" office:value="4369.08278347161">
                <text:p>4369.08278347161</text:p>
              </table:table-cell>
            </table:table-row>
            <table:table-row>
              <table:table-cell office:value-type="float" office:value="1446">
                <text:p>1450</text:p>
              </table:table-cell>
              <table:table-cell office:value-type="float" office:value="190.079860315537">
                <text:p>190.079860315537</text:p>
              </table:table-cell>
              <table:table-cell office:value-type="float" office:value="4349.92013968446">
                <text:p>4349.92013968446</text:p>
              </table:table-cell>
            </table:table-row>
            <table:table-row>
              <table:table-cell office:value-type="float" office:value="1447">
                <text:p>1450</text:p>
              </table:table-cell>
              <table:table-cell office:value-type="float" office:value="190.079860315537">
                <text:p>190.079860315537</text:p>
              </table:table-cell>
              <table:table-cell office:value-type="float" office:value="4349.92013968446">
                <text:p>4349.92013968446</text:p>
              </table:table-cell>
            </table:table-row>
            <table:table-row>
              <table:table-cell office:value-type="float" office:value="1448">
                <text:p>1450</text:p>
              </table:table-cell>
              <table:table-cell office:value-type="float" office:value="189.242504102693">
                <text:p>189.242504102693</text:p>
              </table:table-cell>
              <table:table-cell office:value-type="float" office:value="4330.7574958973">
                <text:p>4330.7574958973</text:p>
              </table:table-cell>
            </table:table-row>
            <table:table-row>
              <table:table-cell office:value-type="float" office:value="1449">
                <text:p>1450</text:p>
              </table:table-cell>
              <table:table-cell office:value-type="float" office:value="189.242504102693">
                <text:p>189.242504102693</text:p>
              </table:table-cell>
              <table:table-cell office:value-type="float" office:value="4330.7574958973">
                <text:p>4330.757495897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88.405147889849">
                <text:p>188.405147889849</text:p>
              </table:table-cell>
              <table:table-cell office:value-type="float" office:value="4311.59485211015">
                <text:p>4311.59485211015</text:p>
              </table:table-cell>
            </table:table-row>
            <table:table-row>
              <table:table-cell office:value-type="float" office:value="1451">
                <text:p>1450</text:p>
              </table:table-cell>
              <table:table-cell office:value-type="float" office:value="188.405147889849">
                <text:p>188.405147889849</text:p>
              </table:table-cell>
              <table:table-cell office:value-type="float" office:value="4811.59485211015">
                <text:p>4811.59485211015</text:p>
              </table:table-cell>
            </table:table-row>
            <table:table-row>
              <table:table-cell office:value-type="float" office:value="1452">
                <text:p>1450</text:p>
              </table:table-cell>
              <table:table-cell office:value-type="float" office:value="187.65152729829">
                <text:p>187.65152729829</text:p>
              </table:table-cell>
              <table:table-cell office:value-type="float" office:value="4792.34847270171">
                <text:p>4792.34847270171</text:p>
              </table:table-cell>
            </table:table-row>
            <table:table-row>
              <table:table-cell office:value-type="float" office:value="1453">
                <text:p>1450</text:p>
              </table:table-cell>
              <table:table-cell office:value-type="float" office:value="187.65152729829">
                <text:p>187.65152729829</text:p>
              </table:table-cell>
              <table:table-cell office:value-type="float" office:value="4792.34847270171">
                <text:p>4792.34847270171</text:p>
              </table:table-cell>
            </table:table-row>
            <table:table-row>
              <table:table-cell office:value-type="float" office:value="1454">
                <text:p>1450</text:p>
              </table:table-cell>
              <table:table-cell office:value-type="float" office:value="186.89790670673">
                <text:p>186.89790670673</text:p>
              </table:table-cell>
              <table:table-cell office:value-type="float" office:value="4773.10209329327">
                <text:p>4773.10209329327</text:p>
              </table:table-cell>
            </table:table-row>
            <table:table-row>
              <table:table-cell office:value-type="float" office:value="1455">
                <text:p>1460</text:p>
              </table:table-cell>
              <table:table-cell office:value-type="float" office:value="186.89790670673">
                <text:p>186.89790670673</text:p>
              </table:table-cell>
              <table:table-cell office:value-type="float" office:value="4773.10209329327">
                <text:p>4773.10209329327</text:p>
              </table:table-cell>
            </table:table-row>
            <table:table-row>
              <table:table-cell office:value-type="float" office:value="1456">
                <text:p>1460</text:p>
              </table:table-cell>
              <table:table-cell office:value-type="float" office:value="186.144286115171">
                <text:p>186.144286115171</text:p>
              </table:table-cell>
              <table:table-cell office:value-type="float" office:value="4753.85571388483">
                <text:p>4753.85571388483</text:p>
              </table:table-cell>
            </table:table-row>
            <table:table-row>
              <table:table-cell office:value-type="float" office:value="1457">
                <text:p>1460</text:p>
              </table:table-cell>
              <table:table-cell office:value-type="float" office:value="186.144286115171">
                <text:p>186.144286115171</text:p>
              </table:table-cell>
              <table:table-cell office:value-type="float" office:value="4753.85571388483">
                <text:p>4753.85571388483</text:p>
              </table:table-cell>
            </table:table-row>
            <table:table-row>
              <table:table-cell office:value-type="float" office:value="1458">
                <text:p>1460</text:p>
              </table:table-cell>
              <table:table-cell office:value-type="float" office:value="185.390665523612">
                <text:p>185.390665523612</text:p>
              </table:table-cell>
              <table:table-cell office:value-type="float" office:value="4734.60933447639">
                <text:p>4734.60933447639</text:p>
              </table:table-cell>
            </table:table-row>
            <table:table-row>
              <table:table-cell office:value-type="float" office:value="1459">
                <text:p>1460</text:p>
              </table:table-cell>
              <table:table-cell office:value-type="float" office:value="185.390665523612">
                <text:p>185.390665523612</text:p>
              </table:table-cell>
              <table:table-cell office:value-type="float" office:value="4734.60933447639">
                <text:p>4734.60933447639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84.637044932052">
                <text:p>184.637044932052</text:p>
              </table:table-cell>
              <table:table-cell office:value-type="float" office:value="4715.36295506795">
                <text:p>4715.36295506795</text:p>
              </table:table-cell>
            </table:table-row>
            <table:table-row>
              <table:table-cell office:value-type="float" office:value="1461">
                <text:p>1460</text:p>
              </table:table-cell>
              <table:table-cell office:value-type="float" office:value="184.637044932052">
                <text:p>184.637044932052</text:p>
              </table:table-cell>
              <table:table-cell office:value-type="float" office:value="4715.36295506795">
                <text:p>4715.36295506795</text:p>
              </table:table-cell>
            </table:table-row>
            <table:table-row>
              <table:table-cell office:value-type="float" office:value="1462">
                <text:p>1460</text:p>
              </table:table-cell>
              <table:table-cell office:value-type="float" office:value="183.883424340493">
                <text:p>183.883424340493</text:p>
              </table:table-cell>
              <table:table-cell office:value-type="float" office:value="4696.11657565951">
                <text:p>4696.11657565951</text:p>
              </table:table-cell>
            </table:table-row>
            <table:table-row>
              <table:table-cell office:value-type="float" office:value="1463">
                <text:p>1460</text:p>
              </table:table-cell>
              <table:table-cell office:value-type="float" office:value="183.883424340493">
                <text:p>183.883424340493</text:p>
              </table:table-cell>
              <table:table-cell office:value-type="float" office:value="4696.11657565951">
                <text:p>4696.11657565951</text:p>
              </table:table-cell>
            </table:table-row>
            <table:table-row>
              <table:table-cell office:value-type="float" office:value="1464">
                <text:p>1460</text:p>
              </table:table-cell>
              <table:table-cell office:value-type="float" office:value="183.129803748933">
                <text:p>183.129803748933</text:p>
              </table:table-cell>
              <table:table-cell office:value-type="float" office:value="4676.87019625107">
                <text:p>4676.87019625107</text:p>
              </table:table-cell>
            </table:table-row>
            <table:table-row>
              <table:table-cell office:value-type="float" office:value="1465">
                <text:p>1470</text:p>
              </table:table-cell>
              <table:table-cell office:value-type="float" office:value="183.129803748933">
                <text:p>183.129803748933</text:p>
              </table:table-cell>
              <table:table-cell office:value-type="float" office:value="4676.87019625107">
                <text:p>4676.87019625107</text:p>
              </table:table-cell>
            </table:table-row>
            <table:table-row>
              <table:table-cell office:value-type="float" office:value="1466">
                <text:p>1470</text:p>
              </table:table-cell>
              <table:table-cell office:value-type="float" office:value="182.376183157374">
                <text:p>182.376183157374</text:p>
              </table:table-cell>
              <table:table-cell office:value-type="float" office:value="4657.62381684263">
                <text:p>4657.62381684263</text:p>
              </table:table-cell>
            </table:table-row>
            <table:table-row>
              <table:table-cell office:value-type="float" office:value="1467">
                <text:p>1470</text:p>
              </table:table-cell>
              <table:table-cell office:value-type="float" office:value="182.376183157374">
                <text:p>182.376183157374</text:p>
              </table:table-cell>
              <table:table-cell office:value-type="float" office:value="4657.62381684263">
                <text:p>4657.62381684263</text:p>
              </table:table-cell>
            </table:table-row>
            <table:table-row>
              <table:table-cell office:value-type="float" office:value="1468">
                <text:p>1470</text:p>
              </table:table-cell>
              <table:table-cell office:value-type="float" office:value="181.622562565815">
                <text:p>181.622562565815</text:p>
              </table:table-cell>
              <table:table-cell office:value-type="float" office:value="4638.37743743419">
                <text:p>4638.37743743419</text:p>
              </table:table-cell>
            </table:table-row>
            <table:table-row>
              <table:table-cell office:value-type="float" office:value="1469">
                <text:p>1470</text:p>
              </table:table-cell>
              <table:table-cell office:value-type="float" office:value="181.622562565815">
                <text:p>181.622562565815</text:p>
              </table:table-cell>
              <table:table-cell office:value-type="float" office:value="4638.37743743419">
                <text:p>4638.37743743419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180.868941974255">
                <text:p>180.868941974255</text:p>
              </table:table-cell>
              <table:table-cell office:value-type="float" office:value="4619.13105802575">
                <text:p>4619.13105802575</text:p>
              </table:table-cell>
            </table:table-row>
            <table:table-row>
              <table:table-cell office:value-type="float" office:value="1471">
                <text:p>1470</text:p>
              </table:table-cell>
              <table:table-cell office:value-type="float" office:value="180.868941974255">
                <text:p>180.868941974255</text:p>
              </table:table-cell>
              <table:table-cell office:value-type="float" office:value="4619.13105802575">
                <text:p>4619.13105802575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80.115321382696">
                <text:p>180.115321382696</text:p>
              </table:table-cell>
              <table:table-cell office:value-type="float" office:value="4599.8846786173">
                <text:p>4599.8846786173</text:p>
              </table:table-cell>
            </table:table-row>
            <table:table-row>
              <table:table-cell office:value-type="float" office:value="1473">
                <text:p>1470</text:p>
              </table:table-cell>
              <table:table-cell office:value-type="float" office:value="180.115321382696">
                <text:p>180.115321382696</text:p>
              </table:table-cell>
              <table:table-cell office:value-type="float" office:value="4599.8846786173">
                <text:p>4599.8846786173</text:p>
              </table:table-cell>
            </table:table-row>
            <table:table-row>
              <table:table-cell office:value-type="float" office:value="1474">
                <text:p>1470</text:p>
              </table:table-cell>
              <table:table-cell office:value-type="float" office:value="179.361700791136">
                <text:p>179.361700791136</text:p>
              </table:table-cell>
              <table:table-cell office:value-type="float" office:value="4580.63829920886">
                <text:p>4580.63829920886</text:p>
              </table:table-cell>
            </table:table-row>
            <table:table-row>
              <table:table-cell office:value-type="float" office:value="1475">
                <text:p>1480</text:p>
              </table:table-cell>
              <table:table-cell office:value-type="float" office:value="179.361700791136">
                <text:p>179.361700791136</text:p>
              </table:table-cell>
              <table:table-cell office:value-type="float" office:value="4580.63829920886">
                <text:p>4580.63829920886</text:p>
              </table:table-cell>
            </table:table-row>
            <table:table-row>
              <table:table-cell office:value-type="float" office:value="1476">
                <text:p>1480</text:p>
              </table:table-cell>
              <table:table-cell office:value-type="float" office:value="178.608080199577">
                <text:p>178.608080199577</text:p>
              </table:table-cell>
              <table:table-cell office:value-type="float" office:value="4561.39191980042">
                <text:p>4561.39191980042</text:p>
              </table:table-cell>
            </table:table-row>
            <table:table-row>
              <table:table-cell office:value-type="float" office:value="1477">
                <text:p>1480</text:p>
              </table:table-cell>
              <table:table-cell office:value-type="float" office:value="178.608080199577">
                <text:p>178.608080199577</text:p>
              </table:table-cell>
              <table:table-cell office:value-type="float" office:value="4561.39191980042">
                <text:p>4561.39191980042</text:p>
              </table:table-cell>
            </table:table-row>
            <table:table-row>
              <table:table-cell office:value-type="float" office:value="1478">
                <text:p>1480</text:p>
              </table:table-cell>
              <table:table-cell office:value-type="float" office:value="177.854459608018">
                <text:p>177.854459608018</text:p>
              </table:table-cell>
              <table:table-cell office:value-type="float" office:value="4542.14554039198">
                <text:p>4542.14554039198</text:p>
              </table:table-cell>
            </table:table-row>
            <table:table-row>
              <table:table-cell office:value-type="float" office:value="1479">
                <text:p>1480</text:p>
              </table:table-cell>
              <table:table-cell office:value-type="float" office:value="177.854459608018">
                <text:p>177.854459608018</text:p>
              </table:table-cell>
              <table:table-cell office:value-type="float" office:value="4542.14554039198">
                <text:p>4542.14554039198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77.100839016458">
                <text:p>177.100839016458</text:p>
              </table:table-cell>
              <table:table-cell office:value-type="float" office:value="4522.89916098354">
                <text:p>4522.89916098354</text:p>
              </table:table-cell>
            </table:table-row>
            <table:table-row>
              <table:table-cell office:value-type="float" office:value="1481">
                <text:p>1480</text:p>
              </table:table-cell>
              <table:table-cell office:value-type="float" office:value="177.100839016458">
                <text:p>177.100839016458</text:p>
              </table:table-cell>
              <table:table-cell office:value-type="float" office:value="4522.89916098354">
                <text:p>4522.89916098354</text:p>
              </table:table-cell>
            </table:table-row>
            <table:table-row>
              <table:table-cell office:value-type="float" office:value="1482">
                <text:p>1480</text:p>
              </table:table-cell>
              <table:table-cell office:value-type="float" office:value="176.347218424899">
                <text:p>176.347218424899</text:p>
              </table:table-cell>
              <table:table-cell office:value-type="float" office:value="4503.6527815751">
                <text:p>4503.6527815751</text:p>
              </table:table-cell>
            </table:table-row>
            <table:table-row>
              <table:table-cell office:value-type="float" office:value="1483">
                <text:p>1480</text:p>
              </table:table-cell>
              <table:table-cell office:value-type="float" office:value="176.347218424899">
                <text:p>176.347218424899</text:p>
              </table:table-cell>
              <table:table-cell office:value-type="float" office:value="4503.6527815751">
                <text:p>4503.6527815751</text:p>
              </table:table-cell>
            </table:table-row>
            <table:table-row>
              <table:table-cell office:value-type="float" office:value="1484">
                <text:p>1480</text:p>
              </table:table-cell>
              <table:table-cell office:value-type="float" office:value="175.593597833339">
                <text:p>175.593597833339</text:p>
              </table:table-cell>
              <table:table-cell office:value-type="float" office:value="4484.40640216666">
                <text:p>4484.40640216666</text:p>
              </table:table-cell>
            </table:table-row>
            <table:table-row>
              <table:table-cell office:value-type="float" office:value="1485">
                <text:p>1490</text:p>
              </table:table-cell>
              <table:table-cell office:value-type="float" office:value="175.593597833339">
                <text:p>175.593597833339</text:p>
              </table:table-cell>
              <table:table-cell office:value-type="float" office:value="4484.40640216666">
                <text:p>4484.40640216666</text:p>
              </table:table-cell>
            </table:table-row>
            <table:table-row>
              <table:table-cell office:value-type="float" office:value="1486">
                <text:p>1490</text:p>
              </table:table-cell>
              <table:table-cell office:value-type="float" office:value="174.83997724178">
                <text:p>174.83997724178</text:p>
              </table:table-cell>
              <table:table-cell office:value-type="float" office:value="4465.16002275822">
                <text:p>4465.16002275822</text:p>
              </table:table-cell>
            </table:table-row>
            <table:table-row>
              <table:table-cell office:value-type="float" office:value="1487">
                <text:p>1490</text:p>
              </table:table-cell>
              <table:table-cell office:value-type="float" office:value="174.83997724178">
                <text:p>174.83997724178</text:p>
              </table:table-cell>
              <table:table-cell office:value-type="float" office:value="4465.16002275822">
                <text:p>4465.16002275822</text:p>
              </table:table-cell>
            </table:table-row>
            <table:table-row>
              <table:table-cell office:value-type="float" office:value="1488">
                <text:p>1490</text:p>
              </table:table-cell>
              <table:table-cell office:value-type="float" office:value="174.086356650221">
                <text:p>174.086356650221</text:p>
              </table:table-cell>
              <table:table-cell office:value-type="float" office:value="4445.91364334978">
                <text:p>4445.91364334978</text:p>
              </table:table-cell>
            </table:table-row>
            <table:table-row>
              <table:table-cell office:value-type="float" office:value="1489">
                <text:p>1490</text:p>
              </table:table-cell>
              <table:table-cell office:value-type="float" office:value="174.086356650221">
                <text:p>174.086356650221</text:p>
              </table:table-cell>
              <table:table-cell office:value-type="float" office:value="4445.91364334978">
                <text:p>4445.91364334978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73.332736058661">
                <text:p>173.332736058661</text:p>
              </table:table-cell>
              <table:table-cell office:value-type="float" office:value="4426.66726394134">
                <text:p>4426.66726394134</text:p>
              </table:table-cell>
            </table:table-row>
            <table:table-row>
              <table:table-cell office:value-type="float" office:value="1491">
                <text:p>1490</text:p>
              </table:table-cell>
              <table:table-cell office:value-type="float" office:value="173.332736058661">
                <text:p>173.332736058661</text:p>
              </table:table-cell>
              <table:table-cell office:value-type="float" office:value="4426.66726394134">
                <text:p>4426.66726394134</text:p>
              </table:table-cell>
            </table:table-row>
            <table:table-row>
              <table:table-cell office:value-type="float" office:value="1492">
                <text:p>1490</text:p>
              </table:table-cell>
              <table:table-cell office:value-type="float" office:value="172.579115467102">
                <text:p>172.579115467102</text:p>
              </table:table-cell>
              <table:table-cell office:value-type="float" office:value="4407.4208845329">
                <text:p>4407.4208845329</text:p>
              </table:table-cell>
            </table:table-row>
            <table:table-row>
              <table:table-cell office:value-type="float" office:value="1493">
                <text:p>1490</text:p>
              </table:table-cell>
              <table:table-cell office:value-type="float" office:value="172.579115467102">
                <text:p>172.579115467102</text:p>
              </table:table-cell>
              <table:table-cell office:value-type="float" office:value="4407.4208845329">
                <text:p>4407.4208845329</text:p>
              </table:table-cell>
            </table:table-row>
            <table:table-row>
              <table:table-cell office:value-type="float" office:value="1494">
                <text:p>1490</text:p>
              </table:table-cell>
              <table:table-cell office:value-type="float" office:value="171.825494875542">
                <text:p>171.825494875542</text:p>
              </table:table-cell>
              <table:table-cell office:value-type="float" office:value="4388.17450512446">
                <text:p>4388.17450512446</text:p>
              </table:table-cell>
            </table:table-row>
            <table:table-row>
              <table:table-cell office:value-type="float" office:value="1495">
                <text:p>1500</text:p>
              </table:table-cell>
              <table:table-cell office:value-type="float" office:value="171.825494875542">
                <text:p>171.825494875542</text:p>
              </table:table-cell>
              <table:table-cell office:value-type="float" office:value="4388.17450512446">
                <text:p>4388.17450512446</text:p>
              </table:table-cell>
            </table:table-row>
            <table:table-row>
              <table:table-cell office:value-type="float" office:value="1496">
                <text:p>1500</text:p>
              </table:table-cell>
              <table:table-cell office:value-type="float" office:value="171.071874283983">
                <text:p>171.071874283983</text:p>
              </table:table-cell>
              <table:table-cell office:value-type="float" office:value="4368.92812571602">
                <text:p>4368.92812571602</text:p>
              </table:table-cell>
            </table:table-row>
            <table:table-row>
              <table:table-cell office:value-type="float" office:value="1497">
                <text:p>1500</text:p>
              </table:table-cell>
              <table:table-cell office:value-type="float" office:value="171.071874283983">
                <text:p>171.071874283983</text:p>
              </table:table-cell>
              <table:table-cell office:value-type="float" office:value="4368.92812571602">
                <text:p>4368.92812571602</text:p>
              </table:table-cell>
            </table:table-row>
            <table:table-row>
              <table:table-cell office:value-type="float" office:value="1498">
                <text:p>1500</text:p>
              </table:table-cell>
              <table:table-cell office:value-type="float" office:value="170.318253692424">
                <text:p>170.318253692424</text:p>
              </table:table-cell>
              <table:table-cell office:value-type="float" office:value="4349.68174630758">
                <text:p>4349.68174630758</text:p>
              </table:table-cell>
            </table:table-row>
            <table:table-row>
              <table:table-cell office:value-type="float" office:value="1499">
                <text:p>1500</text:p>
              </table:table-cell>
              <table:table-cell office:value-type="float" office:value="170.318253692424">
                <text:p>170.318253692424</text:p>
              </table:table-cell>
              <table:table-cell office:value-type="float" office:value="4349.68174630758">
                <text:p>4349.6817463075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69.564633100864">
                <text:p>169.564633100864</text:p>
              </table:table-cell>
              <table:table-cell office:value-type="float" office:value="4330.43536689914">
                <text:p>4330.43536689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